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3.909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3.32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2.489cm" svg:height="11.026cm" svg:x="7.483cm" svg:y="0.546cm">
            <draw:object draw:notify-on-update-of-ranges="Tabelle1.A1:Tabelle1.A1 Tabelle1.A2:Tabelle1.A2020 Tabelle1.B1:Tabelle1.B1 Tabelle1.B2:Tabelle1.B20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 (s)</text:p>
          </table:table-cell>
          <table:table-cell office:value-type="string" calcext:value-type="string">
            <text:p>S(t)</text:p>
          </table:table-cell>
          <table:table-cell office:value-type="string" calcext:value-type="string">
            <text:p>F (Kraft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(t)</text:p>
          </table:table-cell>
          <table:table-cell table:number-columns-repeated="2"/>
          <table:table-cell office:value-type="string" calcext:value-type="string">
            <text:p>Masse [kg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[.$H$4]*[.B2]" office:value-type="float" office:value="-0.5" calcext:value-type="float">
            <text:p>-0,5</text:p>
          </table:table-cell>
          <table:table-cell table:formula="of:=[.C2]/[.$H$2]" office:value-type="float" office:value="-1" calcext:value-type="float">
            <text:p>-1</text:p>
          </table:table-cell>
          <table:table-cell table:formula="of:=[.D2]*[.A2]" office:value-type="float" office:value="-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</text:p>
          </table:table-cell>
        </table:table-row>
        <table:table-row table:style-name="ro1">
          <table:table-cell table:formula="of:=[.A2]+0.01" office:value-type="float" office:value="0.01" calcext:value-type="float">
            <text:p>0,01</text:p>
          </table:table-cell>
          <table:table-cell table:formula="of:=[.B2]+([.E2]*([.A3]-[.A2]))" office:value-type="float" office:value="1" calcext:value-type="float">
            <text:p>1</text:p>
          </table:table-cell>
          <table:table-cell table:formula="of:=-[.$H$4]*[.B3]" office:value-type="float" office:value="-0.5" calcext:value-type="float">
            <text:p>-0,5</text:p>
          </table:table-cell>
          <table:table-cell table:formula="of:=[.C3]/[.$H$2]" office:value-type="float" office:value="-1" calcext:value-type="float">
            <text:p>-1</text:p>
          </table:table-cell>
          <table:table-cell table:formula="of:=[.E2]+([.D2]*([.A3]-[.A2]))" office:value-type="float" office:value="-0.01" calcext:value-type="float">
            <text:p>-0,01</text:p>
          </table:table-cell>
          <table:table-cell table:number-columns-repeated="2"/>
          <table:table-cell office:value-type="string" calcext:value-type="string">
            <text:p>Federkonstante (d)</text:p>
          </table:table-cell>
        </table:table-row>
        <table:table-row table:style-name="ro1">
          <table:table-cell table:formula="of:=[.A3]+0.01" office:value-type="float" office:value="0.02" calcext:value-type="float">
            <text:p>0,02</text:p>
          </table:table-cell>
          <table:table-cell table:formula="of:=[.B3]+([.E3]*([.A4]-[.A3]))" office:value-type="float" office:value="0.9999" calcext:value-type="float">
            <text:p>0,9999</text:p>
          </table:table-cell>
          <table:table-cell table:formula="of:=-[.$H$4]*[.B4]" office:value-type="float" office:value="-0.49995" calcext:value-type="float">
            <text:p>-0,49995</text:p>
          </table:table-cell>
          <table:table-cell table:formula="of:=[.C4]/[.$H$2]" office:value-type="float" office:value="-0.9999" calcext:value-type="float">
            <text:p>-0,9999</text:p>
          </table:table-cell>
          <table:table-cell table:formula="of:=[.E3]+([.D3]*([.A4]-[.A3]))" office:value-type="float" office:value="-0.02" calcext:value-type="float">
            <text:p>-0,02</text:p>
          </table:table-cell>
          <table:table-cell table:number-columns-repeated="2"/>
          <table:table-cell office:value-type="float" office:value="0.5" calcext:value-type="float">
            <text:p>0,5</text:p>
          </table:table-cell>
        </table:table-row>
        <table:table-row table:style-name="ro1">
          <table:table-cell table:formula="of:=[.A4]+0.01" office:value-type="float" office:value="0.03" calcext:value-type="float">
            <text:p>0,03</text:p>
          </table:table-cell>
          <table:table-cell table:formula="of:=[.B4]+([.E4]*([.A5]-[.A4]))" office:value-type="float" office:value="0.9997" calcext:value-type="float">
            <text:p>0,9997</text:p>
          </table:table-cell>
          <table:table-cell table:formula="of:=-[.$H$4]*[.B5]" office:value-type="float" office:value="-0.49985" calcext:value-type="float">
            <text:p>-0,49985</text:p>
          </table:table-cell>
          <table:table-cell table:formula="of:=[.C5]/[.$H$2]" office:value-type="float" office:value="-0.9997" calcext:value-type="float">
            <text:p>-0,9997</text:p>
          </table:table-cell>
          <table:table-cell table:formula="of:=[.E4]+([.D4]*([.A5]-[.A4]))" office:value-type="float" office:value="-0.029999" calcext:value-type="float">
            <text:p>-0,029999</text:p>
          </table:table-cell>
          <table:table-cell table:number-columns-repeated="3"/>
        </table:table-row>
        <table:table-row table:style-name="ro1">
          <table:table-cell table:formula="of:=[.A5]+0.01" office:value-type="float" office:value="0.04" calcext:value-type="float">
            <text:p>0,04</text:p>
          </table:table-cell>
          <table:table-cell table:formula="of:=[.B5]+([.E5]*([.A6]-[.A5]))" office:value-type="float" office:value="0.99940001" calcext:value-type="float">
            <text:p>0,99940001</text:p>
          </table:table-cell>
          <table:table-cell table:formula="of:=-[.$H$4]*[.B6]" office:value-type="float" office:value="-0.499700005" calcext:value-type="float">
            <text:p>-0,499700005</text:p>
          </table:table-cell>
          <table:table-cell table:formula="of:=[.C6]/[.$H$2]" office:value-type="float" office:value="-0.99940001" calcext:value-type="float">
            <text:p>-0,99940001</text:p>
          </table:table-cell>
          <table:table-cell table:formula="of:=[.E5]+([.D5]*([.A6]-[.A5]))" office:value-type="float" office:value="-0.039996" calcext:value-type="float">
            <text:p>-0,039996</text:p>
          </table:table-cell>
          <table:table-cell table:number-columns-repeated="3"/>
        </table:table-row>
        <table:table-row table:style-name="ro1">
          <table:table-cell table:formula="of:=[.A6]+0.01" office:value-type="float" office:value="0.05" calcext:value-type="float">
            <text:p>0,05</text:p>
          </table:table-cell>
          <table:table-cell table:formula="of:=[.B6]+([.E6]*([.A7]-[.A6]))" office:value-type="float" office:value="0.99900005" calcext:value-type="float">
            <text:p>0,99900005</text:p>
          </table:table-cell>
          <table:table-cell table:formula="of:=-[.$H$4]*[.B7]" office:value-type="float" office:value="-0.499500025" calcext:value-type="float">
            <text:p>-0,499500025</text:p>
          </table:table-cell>
          <table:table-cell table:formula="of:=[.C7]/[.$H$2]" office:value-type="float" office:value="-0.99900005" calcext:value-type="float">
            <text:p>-0,99900005</text:p>
          </table:table-cell>
          <table:table-cell table:formula="of:=[.E6]+([.D6]*([.A7]-[.A6]))" office:value-type="float" office:value="-0.0499900001" calcext:value-type="float">
            <text:p>-0,0499900001</text:p>
          </table:table-cell>
          <table:table-cell table:number-columns-repeated="3"/>
        </table:table-row>
        <table:table-row table:style-name="ro1">
          <table:table-cell table:formula="of:=[.A7]+0.01" office:value-type="float" office:value="0.06" calcext:value-type="float">
            <text:p>0,06</text:p>
          </table:table-cell>
          <table:table-cell table:formula="of:=[.B7]+([.E7]*([.A8]-[.A7]))" office:value-type="float" office:value="0.998500149999" calcext:value-type="float">
            <text:p>0,998500149999</text:p>
          </table:table-cell>
          <table:table-cell table:formula="of:=-[.$H$4]*[.B8]" office:value-type="float" office:value="-0.4992500749995" calcext:value-type="float">
            <text:p>-0,4992500749995</text:p>
          </table:table-cell>
          <table:table-cell table:formula="of:=[.C8]/[.$H$2]" office:value-type="float" office:value="-0.998500149999" calcext:value-type="float">
            <text:p>-0,998500149999</text:p>
          </table:table-cell>
          <table:table-cell table:formula="of:=[.E7]+([.D7]*([.A8]-[.A7]))" office:value-type="float" office:value="-0.0599800006" calcext:value-type="float">
            <text:p>-0,0599800006</text:p>
          </table:table-cell>
          <table:table-cell table:number-columns-repeated="3"/>
        </table:table-row>
        <table:table-row table:style-name="ro1">
          <table:table-cell table:formula="of:=[.A8]+0.01" office:value-type="float" office:value="0.07" calcext:value-type="float">
            <text:p>0,07</text:p>
          </table:table-cell>
          <table:table-cell table:formula="of:=[.B8]+([.E8]*([.A9]-[.A8]))" office:value-type="float" office:value="0.997900349993" calcext:value-type="float">
            <text:p>0,997900349993</text:p>
          </table:table-cell>
          <table:table-cell table:formula="of:=-[.$H$4]*[.B9]" office:value-type="float" office:value="-0.4989501749965" calcext:value-type="float">
            <text:p>-0,4989501749965</text:p>
          </table:table-cell>
          <table:table-cell table:formula="of:=[.C9]/[.$H$2]" office:value-type="float" office:value="-0.997900349993" calcext:value-type="float">
            <text:p>-0,997900349993</text:p>
          </table:table-cell>
          <table:table-cell table:formula="of:=[.E8]+([.D8]*([.A9]-[.A8]))" office:value-type="float" office:value="-0.06996500209999" calcext:value-type="float">
            <text:p>-0,06996500209999</text:p>
          </table:table-cell>
          <table:table-cell table:number-columns-repeated="3"/>
        </table:table-row>
        <table:table-row table:style-name="ro1">
          <table:table-cell table:formula="of:=[.A9]+0.01" office:value-type="float" office:value="0.08" calcext:value-type="float">
            <text:p>0,08</text:p>
          </table:table-cell>
          <table:table-cell table:formula="of:=[.B9]+([.E9]*([.A10]-[.A9]))" office:value-type="float" office:value="0.997200699972" calcext:value-type="float">
            <text:p>0,997200699972</text:p>
          </table:table-cell>
          <table:table-cell table:formula="of:=-[.$H$4]*[.B10]" office:value-type="float" office:value="-0.498600349986" calcext:value-type="float">
            <text:p>-0,498600349986</text:p>
          </table:table-cell>
          <table:table-cell table:formula="of:=[.C10]/[.$H$2]" office:value-type="float" office:value="-0.997200699972" calcext:value-type="float">
            <text:p>-0,997200699972</text:p>
          </table:table-cell>
          <table:table-cell table:formula="of:=[.E9]+([.D9]*([.A10]-[.A9]))" office:value-type="float" office:value="-0.07994400559992" calcext:value-type="float">
            <text:p>-0,07994400559992</text:p>
          </table:table-cell>
          <table:table-cell table:number-columns-repeated="3"/>
        </table:table-row>
        <table:table-row table:style-name="ro1">
          <table:table-cell table:formula="of:=[.A10]+0.01" office:value-type="float" office:value="0.09" calcext:value-type="float">
            <text:p>0,09</text:p>
          </table:table-cell>
          <table:table-cell table:formula="of:=[.B10]+([.E10]*([.A11]-[.A10]))" office:value-type="float" office:value="0.996401259916001" calcext:value-type="float">
            <text:p>0,996401259916001</text:p>
          </table:table-cell>
          <table:table-cell table:formula="of:=-[.$H$4]*[.B11]" office:value-type="float" office:value="-0.498200629958" calcext:value-type="float">
            <text:p>-0,498200629958</text:p>
          </table:table-cell>
          <table:table-cell table:formula="of:=[.C11]/[.$H$2]" office:value-type="float" office:value="-0.996401259916001" calcext:value-type="float">
            <text:p>-0,996401259916001</text:p>
          </table:table-cell>
          <table:table-cell table:formula="of:=[.E10]+([.D10]*([.A11]-[.A10]))" office:value-type="float" office:value="-0.08991601259964" calcext:value-type="float">
            <text:p>-0,08991601259964</text:p>
          </table:table-cell>
          <table:table-cell table:number-columns-repeated="3"/>
        </table:table-row>
        <table:table-row table:style-name="ro1">
          <table:table-cell table:formula="of:=[.A11]+0.01" office:value-type="float" office:value="0.1" calcext:value-type="float">
            <text:p>0,1</text:p>
          </table:table-cell>
          <table:table-cell table:formula="of:=[.B11]+([.E11]*([.A12]-[.A11]))" office:value-type="float" office:value="0.995502099790004" calcext:value-type="float">
            <text:p>0,995502099790004</text:p>
          </table:table-cell>
          <table:table-cell table:formula="of:=-[.$H$4]*[.B12]" office:value-type="float" office:value="-0.497751049895002" calcext:value-type="float">
            <text:p>-0,497751049895002</text:p>
          </table:table-cell>
          <table:table-cell table:formula="of:=[.C12]/[.$H$2]" office:value-type="float" office:value="-0.995502099790004" calcext:value-type="float">
            <text:p>-0,995502099790004</text:p>
          </table:table-cell>
          <table:table-cell table:formula="of:=[.E11]+([.D11]*([.A12]-[.A11]))" office:value-type="float" office:value="-0.0998800251988" calcext:value-type="float">
            <text:p>-0,0998800251988</text:p>
          </table:table-cell>
          <table:table-cell table:number-columns-repeated="3"/>
        </table:table-row>
        <table:table-row table:style-name="ro1">
          <table:table-cell table:formula="of:=[.A12]+0.01" office:value-type="float" office:value="0.11" calcext:value-type="float">
            <text:p>0,11</text:p>
          </table:table-cell>
          <table:table-cell table:formula="of:=[.B12]+([.E12]*([.A13]-[.A12]))" office:value-type="float" office:value="0.994503299538017" calcext:value-type="float">
            <text:p>0,994503299538017</text:p>
          </table:table-cell>
          <table:table-cell table:formula="of:=-[.$H$4]*[.B13]" office:value-type="float" office:value="-0.497251649769008" calcext:value-type="float">
            <text:p>-0,497251649769008</text:p>
          </table:table-cell>
          <table:table-cell table:formula="of:=[.C13]/[.$H$2]" office:value-type="float" office:value="-0.994503299538017" calcext:value-type="float">
            <text:p>-0,994503299538017</text:p>
          </table:table-cell>
          <table:table-cell table:formula="of:=[.E12]+([.D12]*([.A13]-[.A12]))" office:value-type="float" office:value="-0.1098350461967" calcext:value-type="float">
            <text:p>-0,1098350461967</text:p>
          </table:table-cell>
          <table:table-cell table:number-columns-repeated="3"/>
        </table:table-row>
        <table:table-row table:style-name="ro1">
          <table:table-cell table:formula="of:=[.A13]+0.01" office:value-type="float" office:value="0.12" calcext:value-type="float">
            <text:p>0,12</text:p>
          </table:table-cell>
          <table:table-cell table:formula="of:=[.B13]+([.E13]*([.A14]-[.A13]))" office:value-type="float" office:value="0.993404949076049" calcext:value-type="float">
            <text:p>0,993404949076049</text:p>
          </table:table-cell>
          <table:table-cell table:formula="of:=-[.$H$4]*[.B14]" office:value-type="float" office:value="-0.496702474538025" calcext:value-type="float">
            <text:p>-0,496702474538025</text:p>
          </table:table-cell>
          <table:table-cell table:formula="of:=[.C14]/[.$H$2]" office:value-type="float" office:value="-0.993404949076049" calcext:value-type="float">
            <text:p>-0,993404949076049</text:p>
          </table:table-cell>
          <table:table-cell table:formula="of:=[.E13]+([.D13]*([.A14]-[.A13]))" office:value-type="float" office:value="-0.11978007919208" calcext:value-type="float">
            <text:p>-0,11978007919208</text:p>
          </table:table-cell>
          <table:table-cell table:number-columns-repeated="3"/>
        </table:table-row>
        <table:table-row table:style-name="ro1">
          <table:table-cell table:formula="of:=[.A14]+0.01" office:value-type="float" office:value="0.13" calcext:value-type="float">
            <text:p>0,13</text:p>
          </table:table-cell>
          <table:table-cell table:formula="of:=[.B14]+([.E14]*([.A15]-[.A14]))" office:value-type="float" office:value="0.992207148284129" calcext:value-type="float">
            <text:p>0,992207148284129</text:p>
          </table:table-cell>
          <table:table-cell table:formula="of:=-[.$H$4]*[.B15]" office:value-type="float" office:value="-0.496103574142064" calcext:value-type="float">
            <text:p>-0,496103574142064</text:p>
          </table:table-cell>
          <table:table-cell table:formula="of:=[.C15]/[.$H$2]" office:value-type="float" office:value="-0.992207148284129" calcext:value-type="float">
            <text:p>-0,992207148284129</text:p>
          </table:table-cell>
          <table:table-cell table:formula="of:=[.E14]+([.D14]*([.A15]-[.A14]))" office:value-type="float" office:value="-0.129714128682841" calcext:value-type="float">
            <text:p>-0,129714128682841</text:p>
          </table:table-cell>
          <table:table-cell table:number-columns-repeated="3"/>
        </table:table-row>
        <table:table-row table:style-name="ro1">
          <table:table-cell table:formula="of:=[.A15]+0.01" office:value-type="float" office:value="0.14" calcext:value-type="float">
            <text:p>0,14</text:p>
          </table:table-cell>
          <table:table-cell table:formula="of:=[.B15]+([.E15]*([.A16]-[.A15]))" office:value-type="float" office:value="0.9909100069973" calcext:value-type="float">
            <text:p>0,9909100069973</text:p>
          </table:table-cell>
          <table:table-cell table:formula="of:=-[.$H$4]*[.B16]" office:value-type="float" office:value="-0.49545500349865" calcext:value-type="float">
            <text:p>-0,49545500349865</text:p>
          </table:table-cell>
          <table:table-cell table:formula="of:=[.C16]/[.$H$2]" office:value-type="float" office:value="-0.9909100069973" calcext:value-type="float">
            <text:p>-0,9909100069973</text:p>
          </table:table-cell>
          <table:table-cell table:formula="of:=[.E15]+([.D15]*([.A16]-[.A15]))" office:value-type="float" office:value="-0.139636200165682" calcext:value-type="float">
            <text:p>-0,139636200165682</text:p>
          </table:table-cell>
          <table:table-cell table:number-columns-repeated="3"/>
        </table:table-row>
        <table:table-row table:style-name="ro1">
          <table:table-cell table:formula="of:=[.A16]+0.01" office:value-type="float" office:value="0.15" calcext:value-type="float">
            <text:p>0,15</text:p>
          </table:table-cell>
          <table:table-cell table:formula="of:=[.B16]+([.E16]*([.A17]-[.A16]))" office:value-type="float" office:value="0.989513644995643" calcext:value-type="float">
            <text:p>0,989513644995643</text:p>
          </table:table-cell>
          <table:table-cell table:formula="of:=-[.$H$4]*[.B17]" office:value-type="float" office:value="-0.494756822497822" calcext:value-type="float">
            <text:p>-0,494756822497822</text:p>
          </table:table-cell>
          <table:table-cell table:formula="of:=[.C17]/[.$H$2]" office:value-type="float" office:value="-0.989513644995643" calcext:value-type="float">
            <text:p>-0,989513644995643</text:p>
          </table:table-cell>
          <table:table-cell table:formula="of:=[.E16]+([.D16]*([.A17]-[.A16]))" office:value-type="float" office:value="-0.149545300235655" calcext:value-type="float">
            <text:p>-0,149545300235655</text:p>
          </table:table-cell>
          <table:table-cell table:number-columns-repeated="3"/>
        </table:table-row>
        <table:table-row table:style-name="ro1">
          <table:table-cell table:formula="of:=[.A17]+0.01" office:value-type="float" office:value="0.16" calcext:value-type="float">
            <text:p>0,16</text:p>
          </table:table-cell>
          <table:table-cell table:formula="of:=[.B17]+([.E17]*([.A18]-[.A17]))" office:value-type="float" office:value="0.988018191993287" calcext:value-type="float">
            <text:p>0,988018191993287</text:p>
          </table:table-cell>
          <table:table-cell table:formula="of:=-[.$H$4]*[.B18]" office:value-type="float" office:value="-0.494009095996643" calcext:value-type="float">
            <text:p>-0,494009095996643</text:p>
          </table:table-cell>
          <table:table-cell table:formula="of:=[.C18]/[.$H$2]" office:value-type="float" office:value="-0.988018191993287" calcext:value-type="float">
            <text:p>-0,988018191993287</text:p>
          </table:table-cell>
          <table:table-cell table:formula="of:=[.E17]+([.D17]*([.A18]-[.A17]))" office:value-type="float" office:value="-0.159440436685611" calcext:value-type="float">
            <text:p>-0,159440436685611</text:p>
          </table:table-cell>
          <table:table-cell table:number-columns-repeated="3"/>
        </table:table-row>
        <table:table-row table:style-name="ro1">
          <table:table-cell table:formula="of:=[.A18]+0.01" office:value-type="float" office:value="0.17" calcext:value-type="float">
            <text:p>0,17</text:p>
          </table:table-cell>
          <table:table-cell table:formula="of:=[.B18]+([.E18]*([.A19]-[.A18]))" office:value-type="float" office:value="0.986423787626431" calcext:value-type="float">
            <text:p>0,986423787626431</text:p>
          </table:table-cell>
          <table:table-cell table:formula="of:=-[.$H$4]*[.B19]" office:value-type="float" office:value="-0.493211893813215" calcext:value-type="float">
            <text:p>-0,493211893813215</text:p>
          </table:table-cell>
          <table:table-cell table:formula="of:=[.C19]/[.$H$2]" office:value-type="float" office:value="-0.986423787626431" calcext:value-type="float">
            <text:p>-0,986423787626431</text:p>
          </table:table-cell>
          <table:table-cell table:formula="of:=[.E18]+([.D18]*([.A19]-[.A18]))" office:value-type="float" office:value="-0.169320618605544" calcext:value-type="float">
            <text:p>-0,169320618605544</text:p>
          </table:table-cell>
          <table:table-cell table:number-columns-repeated="3"/>
        </table:table-row>
        <table:table-row table:style-name="ro1">
          <table:table-cell table:formula="of:=[.A19]+0.01" office:value-type="float" office:value="0.18" calcext:value-type="float">
            <text:p>0,18</text:p>
          </table:table-cell>
          <table:table-cell table:formula="of:=[.B19]+([.E19]*([.A20]-[.A19]))" office:value-type="float" office:value="0.984730581440375" calcext:value-type="float">
            <text:p>0,984730581440375</text:p>
          </table:table-cell>
          <table:table-cell table:formula="of:=-[.$H$4]*[.B20]" office:value-type="float" office:value="-0.492365290720188" calcext:value-type="float">
            <text:p>-0,492365290720188</text:p>
          </table:table-cell>
          <table:table-cell table:formula="of:=[.C20]/[.$H$2]" office:value-type="float" office:value="-0.984730581440375" calcext:value-type="float">
            <text:p>-0,984730581440375</text:p>
          </table:table-cell>
          <table:table-cell table:formula="of:=[.E19]+([.D19]*([.A20]-[.A19]))" office:value-type="float" office:value="-0.179184856481809" calcext:value-type="float">
            <text:p>-0,179184856481809</text:p>
          </table:table-cell>
          <table:table-cell table:number-columns-repeated="3"/>
        </table:table-row>
        <table:table-row table:style-name="ro1">
          <table:table-cell table:formula="of:=[.A20]+0.01" office:value-type="float" office:value="0.19" calcext:value-type="float">
            <text:p>0,19</text:p>
          </table:table-cell>
          <table:table-cell table:formula="of:=[.B20]+([.E20]*([.A21]-[.A20]))" office:value-type="float" office:value="0.982938732875557" calcext:value-type="float">
            <text:p>0,982938732875557</text:p>
          </table:table-cell>
          <table:table-cell table:formula="of:=-[.$H$4]*[.B21]" office:value-type="float" office:value="-0.491469366437779" calcext:value-type="float">
            <text:p>-0,491469366437779</text:p>
          </table:table-cell>
          <table:table-cell table:formula="of:=[.C21]/[.$H$2]" office:value-type="float" office:value="-0.982938732875557" calcext:value-type="float">
            <text:p>-0,982938732875557</text:p>
          </table:table-cell>
          <table:table-cell table:formula="of:=[.E20]+([.D20]*([.A21]-[.A20]))" office:value-type="float" office:value="-0.189032162296212" calcext:value-type="float">
            <text:p>-0,189032162296212</text:p>
          </table:table-cell>
          <table:table-cell table:number-columns-repeated="3"/>
        </table:table-row>
        <table:table-row table:style-name="ro1">
          <table:table-cell table:formula="of:=[.A21]+0.01" office:value-type="float" office:value="0.2" calcext:value-type="float">
            <text:p>0,2</text:p>
          </table:table-cell>
          <table:table-cell table:formula="of:=[.B21]+([.E21]*([.A22]-[.A21]))" office:value-type="float" office:value="0.981048411252595" calcext:value-type="float">
            <text:p>0,981048411252595</text:p>
          </table:table-cell>
          <table:table-cell table:formula="of:=-[.$H$4]*[.B22]" office:value-type="float" office:value="-0.490524205626298" calcext:value-type="float">
            <text:p>-0,490524205626298</text:p>
          </table:table-cell>
          <table:table-cell table:formula="of:=[.C22]/[.$H$2]" office:value-type="float" office:value="-0.981048411252595" calcext:value-type="float">
            <text:p>-0,981048411252595</text:p>
          </table:table-cell>
          <table:table-cell table:formula="of:=[.E21]+([.D21]*([.A22]-[.A21]))" office:value-type="float" office:value="-0.198861549624968" calcext:value-type="float">
            <text:p>-0,198861549624968</text:p>
          </table:table-cell>
          <table:table-cell table:number-columns-repeated="3"/>
        </table:table-row>
        <table:table-row table:style-name="ro1">
          <table:table-cell table:formula="of:=[.A22]+0.01" office:value-type="float" office:value="0.21" calcext:value-type="float">
            <text:p>0,21</text:p>
          </table:table-cell>
          <table:table-cell table:formula="of:=[.B22]+([.E22]*([.A23]-[.A22]))" office:value-type="float" office:value="0.979059795756345" calcext:value-type="float">
            <text:p>0,979059795756345</text:p>
          </table:table-cell>
          <table:table-cell table:formula="of:=-[.$H$4]*[.B23]" office:value-type="float" office:value="-0.489529897878173" calcext:value-type="float">
            <text:p>-0,489529897878173</text:p>
          </table:table-cell>
          <table:table-cell table:formula="of:=[.C23]/[.$H$2]" office:value-type="float" office:value="-0.979059795756345" calcext:value-type="float">
            <text:p>-0,979059795756345</text:p>
          </table:table-cell>
          <table:table-cell table:formula="of:=[.E22]+([.D22]*([.A23]-[.A22]))" office:value-type="float" office:value="-0.208672033737494" calcext:value-type="float">
            <text:p>-0,208672033737494</text:p>
          </table:table-cell>
          <table:table-cell table:number-columns-repeated="3"/>
        </table:table-row>
        <table:table-row table:style-name="ro1">
          <table:table-cell table:formula="of:=[.A23]+0.01" office:value-type="float" office:value="0.22" calcext:value-type="float">
            <text:p>0,22</text:p>
          </table:table-cell>
          <table:table-cell table:formula="of:=[.B23]+([.E23]*([.A24]-[.A23]))" office:value-type="float" office:value="0.976973075418971" calcext:value-type="float">
            <text:p>0,976973075418971</text:p>
          </table:table-cell>
          <table:table-cell table:formula="of:=-[.$H$4]*[.B24]" office:value-type="float" office:value="-0.488486537709485" calcext:value-type="float">
            <text:p>-0,488486537709485</text:p>
          </table:table-cell>
          <table:table-cell table:formula="of:=[.C24]/[.$H$2]" office:value-type="float" office:value="-0.976973075418971" calcext:value-type="float">
            <text:p>-0,976973075418971</text:p>
          </table:table-cell>
          <table:table-cell table:formula="of:=[.E23]+([.D23]*([.A24]-[.A23]))" office:value-type="float" office:value="-0.218462631695057" calcext:value-type="float">
            <text:p>-0,218462631695057</text:p>
          </table:table-cell>
          <table:table-cell table:number-columns-repeated="3"/>
        </table:table-row>
        <table:table-row table:style-name="ro1">
          <table:table-cell table:formula="of:=[.A24]+0.01" office:value-type="float" office:value="0.23" calcext:value-type="float">
            <text:p>0,23</text:p>
          </table:table-cell>
          <table:table-cell table:formula="of:=[.B24]+([.E24]*([.A25]-[.A24]))" office:value-type="float" office:value="0.97478844910202" calcext:value-type="float">
            <text:p>0,97478844910202</text:p>
          </table:table-cell>
          <table:table-cell table:formula="of:=-[.$H$4]*[.B25]" office:value-type="float" office:value="-0.48739422455101" calcext:value-type="float">
            <text:p>-0,48739422455101</text:p>
          </table:table-cell>
          <table:table-cell table:formula="of:=[.C25]/[.$H$2]" office:value-type="float" office:value="-0.97478844910202" calcext:value-type="float">
            <text:p>-0,97478844910202</text:p>
          </table:table-cell>
          <table:table-cell table:formula="of:=[.E24]+([.D24]*([.A25]-[.A24]))" office:value-type="float" office:value="-0.228232362449247" calcext:value-type="float">
            <text:p>-0,228232362449247</text:p>
          </table:table-cell>
          <table:table-cell table:number-columns-repeated="3"/>
        </table:table-row>
        <table:table-row table:style-name="ro1">
          <table:table-cell table:formula="of:=[.A25]+0.01" office:value-type="float" office:value="0.24" calcext:value-type="float">
            <text:p>0,24</text:p>
          </table:table-cell>
          <table:table-cell table:formula="of:=[.B25]+([.E25]*([.A26]-[.A25]))" office:value-type="float" office:value="0.972506125477528" calcext:value-type="float">
            <text:p>0,972506125477528</text:p>
          </table:table-cell>
          <table:table-cell table:formula="of:=-[.$H$4]*[.B26]" office:value-type="float" office:value="-0.486253062738764" calcext:value-type="float">
            <text:p>-0,486253062738764</text:p>
          </table:table-cell>
          <table:table-cell table:formula="of:=[.C26]/[.$H$2]" office:value-type="float" office:value="-0.972506125477528" calcext:value-type="float">
            <text:p>-0,972506125477528</text:p>
          </table:table-cell>
          <table:table-cell table:formula="of:=[.E25]+([.D25]*([.A26]-[.A25]))" office:value-type="float" office:value="-0.237980246940267" calcext:value-type="float">
            <text:p>-0,237980246940267</text:p>
          </table:table-cell>
          <table:table-cell table:number-columns-repeated="3"/>
        </table:table-row>
        <table:table-row table:style-name="ro1">
          <table:table-cell table:formula="of:=[.A26]+0.01" office:value-type="float" office:value="0.25" calcext:value-type="float">
            <text:p>0,25</text:p>
          </table:table-cell>
          <table:table-cell table:formula="of:=[.B26]+([.E26]*([.A27]-[.A26]))" office:value-type="float" office:value="0.970126323008125" calcext:value-type="float">
            <text:p>0,970126323008125</text:p>
          </table:table-cell>
          <table:table-cell table:formula="of:=-[.$H$4]*[.B27]" office:value-type="float" office:value="-0.485063161504062" calcext:value-type="float">
            <text:p>-0,485063161504062</text:p>
          </table:table-cell>
          <table:table-cell table:formula="of:=[.C27]/[.$H$2]" office:value-type="float" office:value="-0.970126323008125" calcext:value-type="float">
            <text:p>-0,970126323008125</text:p>
          </table:table-cell>
          <table:table-cell table:formula="of:=[.E26]+([.D26]*([.A27]-[.A26]))" office:value-type="float" office:value="-0.247705308195043" calcext:value-type="float">
            <text:p>-0,247705308195043</text:p>
          </table:table-cell>
          <table:table-cell table:number-columns-repeated="3"/>
        </table:table-row>
        <table:table-row table:style-name="ro1">
          <table:table-cell table:formula="of:=[.A27]+0.01" office:value-type="float" office:value="0.26" calcext:value-type="float">
            <text:p>0,26</text:p>
          </table:table-cell>
          <table:table-cell table:formula="of:=[.B27]+([.E27]*([.A28]-[.A27]))" office:value-type="float" office:value="0.967649269926175" calcext:value-type="float">
            <text:p>0,967649269926175</text:p>
          </table:table-cell>
          <table:table-cell table:formula="of:=-[.$H$4]*[.B28]" office:value-type="float" office:value="-0.483824634963087" calcext:value-type="float">
            <text:p>-0,483824634963087</text:p>
          </table:table-cell>
          <table:table-cell table:formula="of:=[.C28]/[.$H$2]" office:value-type="float" office:value="-0.967649269926175" calcext:value-type="float">
            <text:p>-0,967649269926175</text:p>
          </table:table-cell>
          <table:table-cell table:formula="of:=[.E27]+([.D27]*([.A28]-[.A27]))" office:value-type="float" office:value="-0.257406571425124" calcext:value-type="float">
            <text:p>-0,257406571425124</text:p>
          </table:table-cell>
          <table:table-cell table:number-columns-repeated="3"/>
        </table:table-row>
        <table:table-row table:style-name="ro1">
          <table:table-cell table:formula="of:=[.A28]+0.01" office:value-type="float" office:value="0.27" calcext:value-type="float">
            <text:p>0,27</text:p>
          </table:table-cell>
          <table:table-cell table:formula="of:=[.B28]+([.E28]*([.A29]-[.A28]))" office:value-type="float" office:value="0.965075204211923" calcext:value-type="float">
            <text:p>0,965075204211923</text:p>
          </table:table-cell>
          <table:table-cell table:formula="of:=-[.$H$4]*[.B29]" office:value-type="float" office:value="-0.482537602105962" calcext:value-type="float">
            <text:p>-0,482537602105962</text:p>
          </table:table-cell>
          <table:table-cell table:formula="of:=[.C29]/[.$H$2]" office:value-type="float" office:value="-0.965075204211923" calcext:value-type="float">
            <text:p>-0,965075204211923</text:p>
          </table:table-cell>
          <table:table-cell table:formula="of:=[.E28]+([.D28]*([.A29]-[.A28]))" office:value-type="float" office:value="-0.267083064124386" calcext:value-type="float">
            <text:p>-0,267083064124386</text:p>
          </table:table-cell>
          <table:table-cell table:number-columns-repeated="3"/>
        </table:table-row>
        <table:table-row table:style-name="ro1">
          <table:table-cell table:formula="of:=[.A29]+0.01" office:value-type="float" office:value="0.28" calcext:value-type="float">
            <text:p>0,28</text:p>
          </table:table-cell>
          <table:table-cell table:formula="of:=[.B29]+([.E29]*([.A30]-[.A29]))" office:value-type="float" office:value="0.962404373570679" calcext:value-type="float">
            <text:p>0,962404373570679</text:p>
          </table:table-cell>
          <table:table-cell table:formula="of:=-[.$H$4]*[.B30]" office:value-type="float" office:value="-0.48120218678534" calcext:value-type="float">
            <text:p>-0,48120218678534</text:p>
          </table:table-cell>
          <table:table-cell table:formula="of:=[.C30]/[.$H$2]" office:value-type="float" office:value="-0.962404373570679" calcext:value-type="float">
            <text:p>-0,962404373570679</text:p>
          </table:table-cell>
          <table:table-cell table:formula="of:=[.E29]+([.D29]*([.A30]-[.A29]))" office:value-type="float" office:value="-0.276733816166505" calcext:value-type="float">
            <text:p>-0,276733816166505</text:p>
          </table:table-cell>
          <table:table-cell table:number-columns-repeated="3"/>
        </table:table-row>
        <table:table-row table:style-name="ro1">
          <table:table-cell table:formula="of:=[.A30]+0.01" office:value-type="float" office:value="0.29" calcext:value-type="float">
            <text:p>0,29</text:p>
          </table:table-cell>
          <table:table-cell table:formula="of:=[.B30]+([.E30]*([.A31]-[.A30]))" office:value-type="float" office:value="0.959637035409014" calcext:value-type="float">
            <text:p>0,959637035409014</text:p>
          </table:table-cell>
          <table:table-cell table:formula="of:=-[.$H$4]*[.B31]" office:value-type="float" office:value="-0.479818517704507" calcext:value-type="float">
            <text:p>-0,479818517704507</text:p>
          </table:table-cell>
          <table:table-cell table:formula="of:=[.C31]/[.$H$2]" office:value-type="float" office:value="-0.959637035409014" calcext:value-type="float">
            <text:p>-0,959637035409014</text:p>
          </table:table-cell>
          <table:table-cell table:formula="of:=[.E30]+([.D30]*([.A31]-[.A30]))" office:value-type="float" office:value="-0.286357859902212" calcext:value-type="float">
            <text:p>-0,286357859902212</text:p>
          </table:table-cell>
          <table:table-cell table:number-columns-repeated="3"/>
        </table:table-row>
        <table:table-row table:style-name="ro1">
          <table:table-cell table:formula="of:=[.A31]+0.01" office:value-type="float" office:value="0.3" calcext:value-type="float">
            <text:p>0,3</text:p>
          </table:table-cell>
          <table:table-cell table:formula="of:=[.B31]+([.E31]*([.A32]-[.A31]))" office:value-type="float" office:value="0.956773456809992" calcext:value-type="float">
            <text:p>0,956773456809992</text:p>
          </table:table-cell>
          <table:table-cell table:formula="of:=-[.$H$4]*[.B32]" office:value-type="float" office:value="-0.478386728404996" calcext:value-type="float">
            <text:p>-0,478386728404996</text:p>
          </table:table-cell>
          <table:table-cell table:formula="of:=[.C32]/[.$H$2]" office:value-type="float" office:value="-0.956773456809992" calcext:value-type="float">
            <text:p>-0,956773456809992</text:p>
          </table:table-cell>
          <table:table-cell table:formula="of:=[.E31]+([.D31]*([.A32]-[.A31]))" office:value-type="float" office:value="-0.295954230256302" calcext:value-type="float">
            <text:p>-0,295954230256302</text:p>
          </table:table-cell>
          <table:table-cell table:number-columns-repeated="3"/>
        </table:table-row>
        <table:table-row table:style-name="ro1">
          <table:table-cell table:formula="of:=[.A32]+0.01" office:value-type="float" office:value="0.31" calcext:value-type="float">
            <text:p>0,31</text:p>
          </table:table-cell>
          <table:table-cell table:formula="of:=[.B32]+([.E32]*([.A33]-[.A32]))" office:value-type="float" office:value="0.953813914507429" calcext:value-type="float">
            <text:p>0,953813914507429</text:p>
          </table:table-cell>
          <table:table-cell table:formula="of:=-[.$H$4]*[.B33]" office:value-type="float" office:value="-0.476906957253715" calcext:value-type="float">
            <text:p>-0,476906957253715</text:p>
          </table:table-cell>
          <table:table-cell table:formula="of:=[.C33]/[.$H$2]" office:value-type="float" office:value="-0.953813914507429" calcext:value-type="float">
            <text:p>-0,953813914507429</text:p>
          </table:table-cell>
          <table:table-cell table:formula="of:=[.E32]+([.D32]*([.A33]-[.A32]))" office:value-type="float" office:value="-0.305521964824402" calcext:value-type="float">
            <text:p>-0,305521964824402</text:p>
          </table:table-cell>
          <table:table-cell table:number-columns-repeated="3"/>
        </table:table-row>
        <table:table-row table:style-name="ro1">
          <table:table-cell table:formula="of:=[.A33]+0.01" office:value-type="float" office:value="0.32" calcext:value-type="float">
            <text:p>0,32</text:p>
          </table:table-cell>
          <table:table-cell table:formula="of:=[.B33]+([.E33]*([.A34]-[.A33]))" office:value-type="float" office:value="0.950758694859185" calcext:value-type="float">
            <text:p>0,950758694859185</text:p>
          </table:table-cell>
          <table:table-cell table:formula="of:=-[.$H$4]*[.B34]" office:value-type="float" office:value="-0.475379347429593" calcext:value-type="float">
            <text:p>-0,475379347429593</text:p>
          </table:table-cell>
          <table:table-cell table:formula="of:=[.C34]/[.$H$2]" office:value-type="float" office:value="-0.950758694859185" calcext:value-type="float">
            <text:p>-0,950758694859185</text:p>
          </table:table-cell>
          <table:table-cell table:formula="of:=[.E33]+([.D33]*([.A34]-[.A33]))" office:value-type="float" office:value="-0.315060103969476" calcext:value-type="float">
            <text:p>-0,315060103969476</text:p>
          </table:table-cell>
          <table:table-cell table:number-columns-repeated="3"/>
        </table:table-row>
        <table:table-row table:style-name="ro1">
          <table:table-cell table:formula="of:=[.A34]+0.01" office:value-type="float" office:value="0.33" calcext:value-type="float">
            <text:p>0,33</text:p>
          </table:table-cell>
          <table:table-cell table:formula="of:=[.B34]+([.E34]*([.A35]-[.A34]))" office:value-type="float" office:value="0.94760809381949" calcext:value-type="float">
            <text:p>0,94760809381949</text:p>
          </table:table-cell>
          <table:table-cell table:formula="of:=-[.$H$4]*[.B35]" office:value-type="float" office:value="-0.473804046909745" calcext:value-type="float">
            <text:p>-0,473804046909745</text:p>
          </table:table-cell>
          <table:table-cell table:formula="of:=[.C35]/[.$H$2]" office:value-type="float" office:value="-0.94760809381949" calcext:value-type="float">
            <text:p>-0,94760809381949</text:p>
          </table:table-cell>
          <table:table-cell table:formula="of:=[.E34]+([.D34]*([.A35]-[.A34]))" office:value-type="float" office:value="-0.324567690918068" calcext:value-type="float">
            <text:p>-0,324567690918068</text:p>
          </table:table-cell>
          <table:table-cell table:number-columns-repeated="3"/>
        </table:table-row>
        <table:table-row table:style-name="ro1">
          <table:table-cell table:formula="of:=[.A35]+0.01" office:value-type="float" office:value="0.34" calcext:value-type="float">
            <text:p>0,34</text:p>
          </table:table-cell>
          <table:table-cell table:formula="of:=[.B35]+([.E35]*([.A36]-[.A35]))" office:value-type="float" office:value="0.94436241691031" calcext:value-type="float">
            <text:p>0,94436241691031</text:p>
          </table:table-cell>
          <table:table-cell table:formula="of:=-[.$H$4]*[.B36]" office:value-type="float" office:value="-0.472181208455155" calcext:value-type="float">
            <text:p>-0,472181208455155</text:p>
          </table:table-cell>
          <table:table-cell table:formula="of:=[.C36]/[.$H$2]" office:value-type="float" office:value="-0.94436241691031" calcext:value-type="float">
            <text:p>-0,94436241691031</text:p>
          </table:table-cell>
          <table:table-cell table:formula="of:=[.E35]+([.D35]*([.A36]-[.A35]))" office:value-type="float" office:value="-0.334043771856263" calcext:value-type="float">
            <text:p>-0,334043771856263</text:p>
          </table:table-cell>
          <table:table-cell table:number-columns-repeated="3"/>
        </table:table-row>
        <table:table-row table:style-name="ro1">
          <table:table-cell table:formula="of:=[.A36]+0.01" office:value-type="float" office:value="0.35" calcext:value-type="float">
            <text:p>0,35</text:p>
          </table:table-cell>
          <table:table-cell table:formula="of:=[.B36]+([.E36]*([.A37]-[.A36]))" office:value-type="float" office:value="0.941021979191747" calcext:value-type="float">
            <text:p>0,941021979191747</text:p>
          </table:table-cell>
          <table:table-cell table:formula="of:=-[.$H$4]*[.B37]" office:value-type="float" office:value="-0.470510989595874" calcext:value-type="float">
            <text:p>-0,470510989595874</text:p>
          </table:table-cell>
          <table:table-cell table:formula="of:=[.C37]/[.$H$2]" office:value-type="float" office:value="-0.941021979191747" calcext:value-type="float">
            <text:p>-0,941021979191747</text:p>
          </table:table-cell>
          <table:table-cell table:formula="of:=[.E36]+([.D36]*([.A37]-[.A36]))" office:value-type="float" office:value="-0.343487396025366" calcext:value-type="float">
            <text:p>-0,343487396025366</text:p>
          </table:table-cell>
          <table:table-cell table:number-columns-repeated="3"/>
        </table:table-row>
        <table:table-row table:style-name="ro1">
          <table:table-cell table:formula="of:=[.A37]+0.01" office:value-type="float" office:value="0.36" calcext:value-type="float">
            <text:p>0,36</text:p>
          </table:table-cell>
          <table:table-cell table:formula="of:=[.B37]+([.E37]*([.A38]-[.A37]))" office:value-type="float" office:value="0.937587105231494" calcext:value-type="float">
            <text:p>0,937587105231494</text:p>
          </table:table-cell>
          <table:table-cell table:formula="of:=-[.$H$4]*[.B38]" office:value-type="float" office:value="-0.468793552615747" calcext:value-type="float">
            <text:p>-0,468793552615747</text:p>
          </table:table-cell>
          <table:table-cell table:formula="of:=[.C38]/[.$H$2]" office:value-type="float" office:value="-0.937587105231494" calcext:value-type="float">
            <text:p>-0,937587105231494</text:p>
          </table:table-cell>
          <table:table-cell table:formula="of:=[.E37]+([.D37]*([.A38]-[.A37]))" office:value-type="float" office:value="-0.352897615817283" calcext:value-type="float">
            <text:p>-0,352897615817283</text:p>
          </table:table-cell>
          <table:table-cell table:number-columns-repeated="3"/>
        </table:table-row>
        <table:table-row table:style-name="ro1">
          <table:table-cell table:formula="of:=[.A38]+0.01" office:value-type="float" office:value="0.37" calcext:value-type="float">
            <text:p>0,37</text:p>
          </table:table-cell>
          <table:table-cell table:formula="of:=[.B38]+([.E38]*([.A39]-[.A38]))" office:value-type="float" office:value="0.934058129073321" calcext:value-type="float">
            <text:p>0,934058129073321</text:p>
          </table:table-cell>
          <table:table-cell table:formula="of:=-[.$H$4]*[.B39]" office:value-type="float" office:value="-0.46702906453666" calcext:value-type="float">
            <text:p>-0,46702906453666</text:p>
          </table:table-cell>
          <table:table-cell table:formula="of:=[.C39]/[.$H$2]" office:value-type="float" office:value="-0.934058129073321" calcext:value-type="float">
            <text:p>-0,934058129073321</text:p>
          </table:table-cell>
          <table:table-cell table:formula="of:=[.E38]+([.D38]*([.A39]-[.A38]))" office:value-type="float" office:value="-0.362273486869598" calcext:value-type="float">
            <text:p>-0,362273486869598</text:p>
          </table:table-cell>
          <table:table-cell table:number-columns-repeated="3"/>
        </table:table-row>
        <table:table-row table:style-name="ro1">
          <table:table-cell table:formula="of:=[.A39]+0.01" office:value-type="float" office:value="0.38" calcext:value-type="float">
            <text:p>0,38</text:p>
          </table:table-cell>
          <table:table-cell table:formula="of:=[.B39]+([.E39]*([.A40]-[.A39]))" office:value-type="float" office:value="0.930435394204625" calcext:value-type="float">
            <text:p>0,930435394204625</text:p>
          </table:table-cell>
          <table:table-cell table:formula="of:=-[.$H$4]*[.B40]" office:value-type="float" office:value="-0.465217697102312" calcext:value-type="float">
            <text:p>-0,465217697102312</text:p>
          </table:table-cell>
          <table:table-cell table:formula="of:=[.C40]/[.$H$2]" office:value-type="float" office:value="-0.930435394204625" calcext:value-type="float">
            <text:p>-0,930435394204625</text:p>
          </table:table-cell>
          <table:table-cell table:formula="of:=[.E39]+([.D39]*([.A40]-[.A39]))" office:value-type="float" office:value="-0.371614068160332" calcext:value-type="float">
            <text:p>-0,371614068160332</text:p>
          </table:table-cell>
          <table:table-cell table:number-columns-repeated="3"/>
        </table:table-row>
        <table:table-row table:style-name="ro1">
          <table:table-cell table:formula="of:=[.A40]+0.01" office:value-type="float" office:value="0.39" calcext:value-type="float">
            <text:p>0,39</text:p>
          </table:table-cell>
          <table:table-cell table:formula="of:=[.B40]+([.E40]*([.A41]-[.A40]))" office:value-type="float" office:value="0.926719253523021" calcext:value-type="float">
            <text:p>0,926719253523021</text:p>
          </table:table-cell>
          <table:table-cell table:formula="of:=-[.$H$4]*[.B41]" office:value-type="float" office:value="-0.463359626761511" calcext:value-type="float">
            <text:p>-0,463359626761511</text:p>
          </table:table-cell>
          <table:table-cell table:formula="of:=[.C41]/[.$H$2]" office:value-type="float" office:value="-0.926719253523021" calcext:value-type="float">
            <text:p>-0,926719253523021</text:p>
          </table:table-cell>
          <table:table-cell table:formula="of:=[.E40]+([.D40]*([.A41]-[.A40]))" office:value-type="float" office:value="-0.380918422102378" calcext:value-type="float">
            <text:p>-0,380918422102378</text:p>
          </table:table-cell>
          <table:table-cell table:number-columns-repeated="3"/>
        </table:table-row>
        <table:table-row table:style-name="ro1">
          <table:table-cell table:formula="of:=[.A41]+0.01" office:value-type="float" office:value="0.4" calcext:value-type="float">
            <text:p>0,4</text:p>
          </table:table-cell>
          <table:table-cell table:formula="of:=[.B41]+([.E41]*([.A42]-[.A41]))" office:value-type="float" office:value="0.922910069301997" calcext:value-type="float">
            <text:p>0,922910069301997</text:p>
          </table:table-cell>
          <table:table-cell table:formula="of:=-[.$H$4]*[.B42]" office:value-type="float" office:value="-0.461455034650999" calcext:value-type="float">
            <text:p>-0,461455034650999</text:p>
          </table:table-cell>
          <table:table-cell table:formula="of:=[.C42]/[.$H$2]" office:value-type="float" office:value="-0.922910069301997" calcext:value-type="float">
            <text:p>-0,922910069301997</text:p>
          </table:table-cell>
          <table:table-cell table:formula="of:=[.E41]+([.D41]*([.A42]-[.A41]))" office:value-type="float" office:value="-0.390185614637608" calcext:value-type="float">
            <text:p>-0,390185614637608</text:p>
          </table:table-cell>
          <table:table-cell table:number-columns-repeated="3"/>
        </table:table-row>
        <table:table-row table:style-name="ro1">
          <table:table-cell table:formula="of:=[.A42]+0.01" office:value-type="float" office:value="0.41" calcext:value-type="float">
            <text:p>0,41</text:p>
          </table:table-cell>
          <table:table-cell table:formula="of:=[.B42]+([.E42]*([.A43]-[.A42]))" office:value-type="float" office:value="0.919008213155621" calcext:value-type="float">
            <text:p>0,919008213155621</text:p>
          </table:table-cell>
          <table:table-cell table:formula="of:=-[.$H$4]*[.B43]" office:value-type="float" office:value="-0.459504106577811" calcext:value-type="float">
            <text:p>-0,459504106577811</text:p>
          </table:table-cell>
          <table:table-cell table:formula="of:=[.C43]/[.$H$2]" office:value-type="float" office:value="-0.919008213155621" calcext:value-type="float">
            <text:p>-0,919008213155621</text:p>
          </table:table-cell>
          <table:table-cell table:formula="of:=[.E42]+([.D42]*([.A43]-[.A42]))" office:value-type="float" office:value="-0.399414715330628" calcext:value-type="float">
            <text:p>-0,399414715330628</text:p>
          </table:table-cell>
          <table:table-cell table:number-columns-repeated="3"/>
        </table:table-row>
        <table:table-row table:style-name="ro1">
          <table:table-cell table:formula="of:=[.A43]+0.01" office:value-type="float" office:value="0.42" calcext:value-type="float">
            <text:p>0,42</text:p>
          </table:table-cell>
          <table:table-cell table:formula="of:=[.B43]+([.E43]*([.A44]-[.A43]))" office:value-type="float" office:value="0.915014066002315" calcext:value-type="float">
            <text:p>0,915014066002315</text:p>
          </table:table-cell>
          <table:table-cell table:formula="of:=-[.$H$4]*[.B44]" office:value-type="float" office:value="-0.457507033001158" calcext:value-type="float">
            <text:p>-0,457507033001158</text:p>
          </table:table-cell>
          <table:table-cell table:formula="of:=[.C44]/[.$H$2]" office:value-type="float" office:value="-0.915014066002315" calcext:value-type="float">
            <text:p>-0,915014066002315</text:p>
          </table:table-cell>
          <table:table-cell table:formula="of:=[.E43]+([.D43]*([.A44]-[.A43]))" office:value-type="float" office:value="-0.408604797462184" calcext:value-type="float">
            <text:p>-0,408604797462184</text:p>
          </table:table-cell>
          <table:table-cell table:number-columns-repeated="3"/>
        </table:table-row>
        <table:table-row table:style-name="ro1">
          <table:table-cell table:formula="of:=[.A44]+0.01" office:value-type="float" office:value="0.43" calcext:value-type="float">
            <text:p>0,43</text:p>
          </table:table-cell>
          <table:table-cell table:formula="of:=[.B44]+([.E44]*([.A45]-[.A44]))" office:value-type="float" office:value="0.910928018027693" calcext:value-type="float">
            <text:p>0,910928018027693</text:p>
          </table:table-cell>
          <table:table-cell table:formula="of:=-[.$H$4]*[.B45]" office:value-type="float" office:value="-0.455464009013847" calcext:value-type="float">
            <text:p>-0,455464009013847</text:p>
          </table:table-cell>
          <table:table-cell table:formula="of:=[.C45]/[.$H$2]" office:value-type="float" office:value="-0.910928018027693" calcext:value-type="float">
            <text:p>-0,910928018027693</text:p>
          </table:table-cell>
          <table:table-cell table:formula="of:=[.E44]+([.D44]*([.A45]-[.A44]))" office:value-type="float" office:value="-0.417754938122207" calcext:value-type="float">
            <text:p>-0,417754938122207</text:p>
          </table:table-cell>
          <table:table-cell table:number-columns-repeated="3"/>
        </table:table-row>
        <table:table-row table:style-name="ro1">
          <table:table-cell table:formula="of:=[.A45]+0.01" office:value-type="float" office:value="0.44" calcext:value-type="float">
            <text:p>0,44</text:p>
          </table:table-cell>
          <table:table-cell table:formula="of:=[.B45]+([.E45]*([.A46]-[.A45]))" office:value-type="float" office:value="0.906750468646471" calcext:value-type="float">
            <text:p>0,906750468646471</text:p>
          </table:table-cell>
          <table:table-cell table:formula="of:=-[.$H$4]*[.B46]" office:value-type="float" office:value="-0.453375234323236" calcext:value-type="float">
            <text:p>-0,453375234323236</text:p>
          </table:table-cell>
          <table:table-cell table:formula="of:=[.C46]/[.$H$2]" office:value-type="float" office:value="-0.906750468646471" calcext:value-type="float">
            <text:p>-0,906750468646471</text:p>
          </table:table-cell>
          <table:table-cell table:formula="of:=[.E45]+([.D45]*([.A46]-[.A45]))" office:value-type="float" office:value="-0.426864218302484" calcext:value-type="float">
            <text:p>-0,426864218302484</text:p>
          </table:table-cell>
          <table:table-cell table:number-columns-repeated="3"/>
        </table:table-row>
        <table:table-row table:style-name="ro1">
          <table:table-cell table:formula="of:=[.A46]+0.01" office:value-type="float" office:value="0.45" calcext:value-type="float">
            <text:p>0,45</text:p>
          </table:table-cell>
          <table:table-cell table:formula="of:=[.B46]+([.E46]*([.A47]-[.A46]))" office:value-type="float" office:value="0.902481826463446" calcext:value-type="float">
            <text:p>0,902481826463446</text:p>
          </table:table-cell>
          <table:table-cell table:formula="of:=-[.$H$4]*[.B47]" office:value-type="float" office:value="-0.451240913231723" calcext:value-type="float">
            <text:p>-0,451240913231723</text:p>
          </table:table-cell>
          <table:table-cell table:formula="of:=[.C47]/[.$H$2]" office:value-type="float" office:value="-0.902481826463446" calcext:value-type="float">
            <text:p>-0,902481826463446</text:p>
          </table:table-cell>
          <table:table-cell table:formula="of:=[.E46]+([.D46]*([.A47]-[.A46]))" office:value-type="float" office:value="-0.435931722988949" calcext:value-type="float">
            <text:p>-0,435931722988949</text:p>
          </table:table-cell>
          <table:table-cell table:number-columns-repeated="3"/>
        </table:table-row>
        <table:table-row table:style-name="ro1">
          <table:table-cell table:formula="of:=[.A47]+0.01" office:value-type="float" office:value="0.46" calcext:value-type="float">
            <text:p>0,46</text:p>
          </table:table-cell>
          <table:table-cell table:formula="of:=[.B47]+([.E47]*([.A48]-[.A47]))" office:value-type="float" office:value="0.898122509233557" calcext:value-type="float">
            <text:p>0,898122509233557</text:p>
          </table:table-cell>
          <table:table-cell table:formula="of:=-[.$H$4]*[.B48]" office:value-type="float" office:value="-0.449061254616778" calcext:value-type="float">
            <text:p>-0,449061254616778</text:p>
          </table:table-cell>
          <table:table-cell table:formula="of:=[.C48]/[.$H$2]" office:value-type="float" office:value="-0.898122509233557" calcext:value-type="float">
            <text:p>-0,898122509233557</text:p>
          </table:table-cell>
          <table:table-cell table:formula="of:=[.E47]+([.D47]*([.A48]-[.A47]))" office:value-type="float" office:value="-0.444956541253584" calcext:value-type="float">
            <text:p>-0,444956541253584</text:p>
          </table:table-cell>
          <table:table-cell table:number-columns-repeated="3"/>
        </table:table-row>
        <table:table-row table:style-name="ro1">
          <table:table-cell table:formula="of:=[.A48]+0.01" office:value-type="float" office:value="0.47" calcext:value-type="float">
            <text:p>0,47</text:p>
          </table:table-cell>
          <table:table-cell table:formula="of:=[.B48]+([.E48]*([.A49]-[.A48]))" office:value-type="float" office:value="0.893672943821021" calcext:value-type="float">
            <text:p>0,893672943821021</text:p>
          </table:table-cell>
          <table:table-cell table:formula="of:=-[.$H$4]*[.B49]" office:value-type="float" office:value="-0.446836471910511" calcext:value-type="float">
            <text:p>-0,446836471910511</text:p>
          </table:table-cell>
          <table:table-cell table:formula="of:=[.C49]/[.$H$2]" office:value-type="float" office:value="-0.893672943821021" calcext:value-type="float">
            <text:p>-0,893672943821021</text:p>
          </table:table-cell>
          <table:table-cell table:formula="of:=[.E48]+([.D48]*([.A49]-[.A48]))" office:value-type="float" office:value="-0.453937766345919" calcext:value-type="float">
            <text:p>-0,453937766345919</text:p>
          </table:table-cell>
          <table:table-cell table:number-columns-repeated="3"/>
        </table:table-row>
        <table:table-row table:style-name="ro1">
          <table:table-cell table:formula="of:=[.A49]+0.01" office:value-type="float" office:value="0.48" calcext:value-type="float">
            <text:p>0,48</text:p>
          </table:table-cell>
          <table:table-cell table:formula="of:=[.B49]+([.E49]*([.A50]-[.A49]))" office:value-type="float" office:value="0.889133566157562" calcext:value-type="float">
            <text:p>0,889133566157562</text:p>
          </table:table-cell>
          <table:table-cell table:formula="of:=-[.$H$4]*[.B50]" office:value-type="float" office:value="-0.444566783078781" calcext:value-type="float">
            <text:p>-0,444566783078781</text:p>
          </table:table-cell>
          <table:table-cell table:formula="of:=[.C50]/[.$H$2]" office:value-type="float" office:value="-0.889133566157562" calcext:value-type="float">
            <text:p>-0,889133566157562</text:p>
          </table:table-cell>
          <table:table-cell table:formula="of:=[.E49]+([.D49]*([.A50]-[.A49]))" office:value-type="float" office:value="-0.462874495784129" calcext:value-type="float">
            <text:p>-0,462874495784129</text:p>
          </table:table-cell>
          <table:table-cell table:number-columns-repeated="3"/>
        </table:table-row>
        <table:table-row table:style-name="ro1">
          <table:table-cell table:formula="of:=[.A50]+0.01" office:value-type="float" office:value="0.49" calcext:value-type="float">
            <text:p>0,49</text:p>
          </table:table-cell>
          <table:table-cell table:formula="of:=[.B50]+([.E50]*([.A51]-[.A50]))" office:value-type="float" office:value="0.884504821199721" calcext:value-type="float">
            <text:p>0,884504821199721</text:p>
          </table:table-cell>
          <table:table-cell table:formula="of:=-[.$H$4]*[.B51]" office:value-type="float" office:value="-0.44225241059986" calcext:value-type="float">
            <text:p>-0,44225241059986</text:p>
          </table:table-cell>
          <table:table-cell table:formula="of:=[.C51]/[.$H$2]" office:value-type="float" office:value="-0.884504821199721" calcext:value-type="float">
            <text:p>-0,884504821199721</text:p>
          </table:table-cell>
          <table:table-cell table:formula="of:=[.E50]+([.D50]*([.A51]-[.A50]))" office:value-type="float" office:value="-0.471765831445705" calcext:value-type="float">
            <text:p>-0,471765831445705</text:p>
          </table:table-cell>
          <table:table-cell table:number-columns-repeated="3"/>
        </table:table-row>
        <table:table-row table:style-name="ro1">
          <table:table-cell table:formula="of:=[.A51]+0.01" office:value-type="float" office:value="0.5" calcext:value-type="float">
            <text:p>0,5</text:p>
          </table:table-cell>
          <table:table-cell table:formula="of:=[.B51]+([.E51]*([.A52]-[.A51]))" office:value-type="float" office:value="0.879787162885263" calcext:value-type="float">
            <text:p>0,879787162885263</text:p>
          </table:table-cell>
          <table:table-cell table:formula="of:=-[.$H$4]*[.B52]" office:value-type="float" office:value="-0.439893581442632" calcext:value-type="float">
            <text:p>-0,439893581442632</text:p>
          </table:table-cell>
          <table:table-cell table:formula="of:=[.C52]/[.$H$2]" office:value-type="float" office:value="-0.879787162885263" calcext:value-type="float">
            <text:p>-0,879787162885263</text:p>
          </table:table-cell>
          <table:table-cell table:formula="of:=[.E51]+([.D51]*([.A52]-[.A51]))" office:value-type="float" office:value="-0.480610879657702" calcext:value-type="float">
            <text:p>-0,480610879657702</text:p>
          </table:table-cell>
          <table:table-cell table:number-columns-repeated="3"/>
        </table:table-row>
        <table:table-row table:style-name="ro1">
          <table:table-cell table:formula="of:=[.A52]+0.01" office:value-type="float" office:value="0.51" calcext:value-type="float">
            <text:p>0,51</text:p>
          </table:table-cell>
          <table:table-cell table:formula="of:=[.B52]+([.E52]*([.A53]-[.A52]))" office:value-type="float" office:value="0.874981054088686" calcext:value-type="float">
            <text:p>0,874981054088686</text:p>
          </table:table-cell>
          <table:table-cell table:formula="of:=-[.$H$4]*[.B53]" office:value-type="float" office:value="-0.437490527044343" calcext:value-type="float">
            <text:p>-0,437490527044343</text:p>
          </table:table-cell>
          <table:table-cell table:formula="of:=[.C53]/[.$H$2]" office:value-type="float" office:value="-0.874981054088686" calcext:value-type="float">
            <text:p>-0,874981054088686</text:p>
          </table:table-cell>
          <table:table-cell table:formula="of:=[.E52]+([.D52]*([.A53]-[.A52]))" office:value-type="float" office:value="-0.489408751286555" calcext:value-type="float">
            <text:p>-0,489408751286555</text:p>
          </table:table-cell>
          <table:table-cell table:number-columns-repeated="3"/>
        </table:table-row>
        <table:table-row table:style-name="ro1">
          <table:table-cell table:formula="of:=[.A53]+0.01" office:value-type="float" office:value="0.52" calcext:value-type="float">
            <text:p>0,52</text:p>
          </table:table-cell>
          <table:table-cell table:formula="of:=[.B53]+([.E53]*([.A54]-[.A53]))" office:value-type="float" office:value="0.870086966575821" calcext:value-type="float">
            <text:p>0,870086966575821</text:p>
          </table:table-cell>
          <table:table-cell table:formula="of:=-[.$H$4]*[.B54]" office:value-type="float" office:value="-0.43504348328791" calcext:value-type="float">
            <text:p>-0,43504348328791</text:p>
          </table:table-cell>
          <table:table-cell table:formula="of:=[.C54]/[.$H$2]" office:value-type="float" office:value="-0.870086966575821" calcext:value-type="float">
            <text:p>-0,870086966575821</text:p>
          </table:table-cell>
          <table:table-cell table:formula="of:=[.E53]+([.D53]*([.A54]-[.A53]))" office:value-type="float" office:value="-0.498158561827442" calcext:value-type="float">
            <text:p>-0,498158561827442</text:p>
          </table:table-cell>
          <table:table-cell table:number-columns-repeated="3"/>
        </table:table-row>
        <table:table-row table:style-name="ro1">
          <table:table-cell table:formula="of:=[.A54]+0.01" office:value-type="float" office:value="0.53" calcext:value-type="float">
            <text:p>0,53</text:p>
          </table:table-cell>
          <table:table-cell table:formula="of:=[.B54]+([.E54]*([.A55]-[.A54]))" office:value-type="float" office:value="0.865105380957547" calcext:value-type="float">
            <text:p>0,865105380957547</text:p>
          </table:table-cell>
          <table:table-cell table:formula="of:=-[.$H$4]*[.B55]" office:value-type="float" office:value="-0.432552690478773" calcext:value-type="float">
            <text:p>-0,432552690478773</text:p>
          </table:table-cell>
          <table:table-cell table:formula="of:=[.C55]/[.$H$2]" office:value-type="float" office:value="-0.865105380957547" calcext:value-type="float">
            <text:p>-0,865105380957547</text:p>
          </table:table-cell>
          <table:table-cell table:formula="of:=[.E54]+([.D54]*([.A55]-[.A54]))" office:value-type="float" office:value="-0.5068594314932" calcext:value-type="float">
            <text:p>-0,5068594314932</text:p>
          </table:table-cell>
          <table:table-cell table:number-columns-repeated="3"/>
        </table:table-row>
        <table:table-row table:style-name="ro1">
          <table:table-cell table:formula="of:=[.A55]+0.01" office:value-type="float" office:value="0.54" calcext:value-type="float">
            <text:p>0,54</text:p>
          </table:table-cell>
          <table:table-cell table:formula="of:=[.B55]+([.E55]*([.A56]-[.A55]))" office:value-type="float" office:value="0.860036786642615" calcext:value-type="float">
            <text:p>0,860036786642615</text:p>
          </table:table-cell>
          <table:table-cell table:formula="of:=-[.$H$4]*[.B56]" office:value-type="float" office:value="-0.430018393321307" calcext:value-type="float">
            <text:p>-0,430018393321307</text:p>
          </table:table-cell>
          <table:table-cell table:formula="of:=[.C56]/[.$H$2]" office:value-type="float" office:value="-0.860036786642615" calcext:value-type="float">
            <text:p>-0,860036786642615</text:p>
          </table:table-cell>
          <table:table-cell table:formula="of:=[.E55]+([.D55]*([.A56]-[.A55]))" office:value-type="float" office:value="-0.515510485302775" calcext:value-type="float">
            <text:p>-0,515510485302775</text:p>
          </table:table-cell>
          <table:table-cell table:number-columns-repeated="3"/>
        </table:table-row>
        <table:table-row table:style-name="ro1">
          <table:table-cell table:formula="of:=[.A56]+0.01" office:value-type="float" office:value="0.55" calcext:value-type="float">
            <text:p>0,55</text:p>
          </table:table-cell>
          <table:table-cell table:formula="of:=[.B56]+([.E56]*([.A57]-[.A56]))" office:value-type="float" office:value="0.854881681789587" calcext:value-type="float">
            <text:p>0,854881681789587</text:p>
          </table:table-cell>
          <table:table-cell table:formula="of:=-[.$H$4]*[.B57]" office:value-type="float" office:value="-0.427440840894793" calcext:value-type="float">
            <text:p>-0,427440840894793</text:p>
          </table:table-cell>
          <table:table-cell table:formula="of:=[.C57]/[.$H$2]" office:value-type="float" office:value="-0.854881681789587" calcext:value-type="float">
            <text:p>-0,854881681789587</text:p>
          </table:table-cell>
          <table:table-cell table:formula="of:=[.E56]+([.D56]*([.A57]-[.A56]))" office:value-type="float" office:value="-0.524110853169201" calcext:value-type="float">
            <text:p>-0,524110853169201</text:p>
          </table:table-cell>
          <table:table-cell table:number-columns-repeated="3"/>
        </table:table-row>
        <table:table-row table:style-name="ro1">
          <table:table-cell table:formula="of:=[.A57]+0.01" office:value-type="float" office:value="0.56" calcext:value-type="float">
            <text:p>0,56</text:p>
          </table:table-cell>
          <table:table-cell table:formula="of:=[.B57]+([.E57]*([.A58]-[.A57]))" office:value-type="float" office:value="0.849640573257895" calcext:value-type="float">
            <text:p>0,849640573257895</text:p>
          </table:table-cell>
          <table:table-cell table:formula="of:=-[.$H$4]*[.B58]" office:value-type="float" office:value="-0.424820286628947" calcext:value-type="float">
            <text:p>-0,424820286628947</text:p>
          </table:table-cell>
          <table:table-cell table:formula="of:=[.C58]/[.$H$2]" office:value-type="float" office:value="-0.849640573257895" calcext:value-type="float">
            <text:p>-0,849640573257895</text:p>
          </table:table-cell>
          <table:table-cell table:formula="of:=[.E57]+([.D57]*([.A58]-[.A57]))" office:value-type="float" office:value="-0.532659669987097" calcext:value-type="float">
            <text:p>-0,532659669987097</text:p>
          </table:table-cell>
          <table:table-cell table:number-columns-repeated="3"/>
        </table:table-row>
        <table:table-row table:style-name="ro1">
          <table:table-cell table:formula="of:=[.A58]+0.01" office:value-type="float" office:value="0.57" calcext:value-type="float">
            <text:p>0,57</text:p>
          </table:table-cell>
          <table:table-cell table:formula="of:=[.B58]+([.E58]*([.A59]-[.A58]))" office:value-type="float" office:value="0.844313976558024" calcext:value-type="float">
            <text:p>0,844313976558024</text:p>
          </table:table-cell>
          <table:table-cell table:formula="of:=-[.$H$4]*[.B59]" office:value-type="float" office:value="-0.422156988279012" calcext:value-type="float">
            <text:p>-0,422156988279012</text:p>
          </table:table-cell>
          <table:table-cell table:formula="of:=[.C59]/[.$H$2]" office:value-type="float" office:value="-0.844313976558024" calcext:value-type="float">
            <text:p>-0,844313976558024</text:p>
          </table:table-cell>
          <table:table-cell table:formula="of:=[.E58]+([.D58]*([.A59]-[.A58]))" office:value-type="float" office:value="-0.541156075719676" calcext:value-type="float">
            <text:p>-0,541156075719676</text:p>
          </table:table-cell>
          <table:table-cell table:number-columns-repeated="3"/>
        </table:table-row>
        <table:table-row table:style-name="ro1">
          <table:table-cell table:formula="of:=[.A59]+0.01" office:value-type="float" office:value="0.58" calcext:value-type="float">
            <text:p>0,58</text:p>
          </table:table-cell>
          <table:table-cell table:formula="of:=[.B59]+([.E59]*([.A60]-[.A59]))" office:value-type="float" office:value="0.838902415800827" calcext:value-type="float">
            <text:p>0,838902415800827</text:p>
          </table:table-cell>
          <table:table-cell table:formula="of:=-[.$H$4]*[.B60]" office:value-type="float" office:value="-0.419451207900414" calcext:value-type="float">
            <text:p>-0,419451207900414</text:p>
          </table:table-cell>
          <table:table-cell table:formula="of:=[.C60]/[.$H$2]" office:value-type="float" office:value="-0.838902415800827" calcext:value-type="float">
            <text:p>-0,838902415800827</text:p>
          </table:table-cell>
          <table:table-cell table:formula="of:=[.E59]+([.D59]*([.A60]-[.A59]))" office:value-type="float" office:value="-0.549599215485257" calcext:value-type="float">
            <text:p>-0,549599215485257</text:p>
          </table:table-cell>
          <table:table-cell table:number-columns-repeated="3"/>
        </table:table-row>
        <table:table-row table:style-name="ro1">
          <table:table-cell table:formula="of:=[.A60]+0.01" office:value-type="float" office:value="0.59" calcext:value-type="float">
            <text:p>0,59</text:p>
          </table:table-cell>
          <table:table-cell table:formula="of:=[.B60]+([.E60]*([.A61]-[.A60]))" office:value-type="float" office:value="0.833406423645974" calcext:value-type="float">
            <text:p>0,833406423645974</text:p>
          </table:table-cell>
          <table:table-cell table:formula="of:=-[.$H$4]*[.B61]" office:value-type="float" office:value="-0.416703211822987" calcext:value-type="float">
            <text:p>-0,416703211822987</text:p>
          </table:table-cell>
          <table:table-cell table:formula="of:=[.C61]/[.$H$2]" office:value-type="float" office:value="-0.833406423645974" calcext:value-type="float">
            <text:p>-0,833406423645974</text:p>
          </table:table-cell>
          <table:table-cell table:formula="of:=[.E60]+([.D60]*([.A61]-[.A60]))" office:value-type="float" office:value="-0.557988239643265" calcext:value-type="float">
            <text:p>-0,557988239643265</text:p>
          </table:table-cell>
          <table:table-cell table:number-columns-repeated="3"/>
        </table:table-row>
        <table:table-row table:style-name="ro1">
          <table:table-cell table:formula="of:=[.A61]+0.01" office:value-type="float" office:value="0.6" calcext:value-type="float">
            <text:p>0,6</text:p>
          </table:table-cell>
          <table:table-cell table:formula="of:=[.B61]+([.E61]*([.A62]-[.A61]))" office:value-type="float" office:value="0.827826541249542" calcext:value-type="float">
            <text:p>0,827826541249542</text:p>
          </table:table-cell>
          <table:table-cell table:formula="of:=-[.$H$4]*[.B62]" office:value-type="float" office:value="-0.413913270624771" calcext:value-type="float">
            <text:p>-0,413913270624771</text:p>
          </table:table-cell>
          <table:table-cell table:formula="of:=[.C62]/[.$H$2]" office:value-type="float" office:value="-0.827826541249542" calcext:value-type="float">
            <text:p>-0,827826541249542</text:p>
          </table:table-cell>
          <table:table-cell table:formula="of:=[.E61]+([.D61]*([.A62]-[.A61]))" office:value-type="float" office:value="-0.566322303879725" calcext:value-type="float">
            <text:p>-0,566322303879725</text:p>
          </table:table-cell>
          <table:table-cell table:number-columns-repeated="3"/>
        </table:table-row>
        <table:table-row table:style-name="ro1">
          <table:table-cell table:formula="of:=[.A62]+0.01" office:value-type="float" office:value="0.61" calcext:value-type="float">
            <text:p>0,61</text:p>
          </table:table-cell>
          <table:table-cell table:formula="of:=[.B62]+([.E62]*([.A63]-[.A62]))" office:value-type="float" office:value="0.822163318210744" calcext:value-type="float">
            <text:p>0,822163318210744</text:p>
          </table:table-cell>
          <table:table-cell table:formula="of:=-[.$H$4]*[.B63]" office:value-type="float" office:value="-0.411081659105372" calcext:value-type="float">
            <text:p>-0,411081659105372</text:p>
          </table:table-cell>
          <table:table-cell table:formula="of:=[.C63]/[.$H$2]" office:value-type="float" office:value="-0.822163318210744" calcext:value-type="float">
            <text:p>-0,822163318210744</text:p>
          </table:table-cell>
          <table:table-cell table:formula="of:=[.E62]+([.D62]*([.A63]-[.A62]))" office:value-type="float" office:value="-0.57460056929222" calcext:value-type="float">
            <text:p>-0,57460056929222</text:p>
          </table:table-cell>
          <table:table-cell table:number-columns-repeated="3"/>
        </table:table-row>
        <table:table-row table:style-name="ro1">
          <table:table-cell table:formula="of:=[.A63]+0.01" office:value-type="float" office:value="0.62" calcext:value-type="float">
            <text:p>0,62</text:p>
          </table:table-cell>
          <table:table-cell table:formula="of:=[.B63]+([.E63]*([.A64]-[.A63]))" office:value-type="float" office:value="0.816417312517822" calcext:value-type="float">
            <text:p>0,816417312517822</text:p>
          </table:table-cell>
          <table:table-cell table:formula="of:=-[.$H$4]*[.B64]" office:value-type="float" office:value="-0.408208656258911" calcext:value-type="float">
            <text:p>-0,408208656258911</text:p>
          </table:table-cell>
          <table:table-cell table:formula="of:=[.C64]/[.$H$2]" office:value-type="float" office:value="-0.816417312517822" calcext:value-type="float">
            <text:p>-0,816417312517822</text:p>
          </table:table-cell>
          <table:table-cell table:formula="of:=[.E63]+([.D63]*([.A64]-[.A63]))" office:value-type="float" office:value="-0.582822202474327" calcext:value-type="float">
            <text:p>-0,582822202474327</text:p>
          </table:table-cell>
          <table:table-cell table:number-columns-repeated="3"/>
        </table:table-row>
        <table:table-row table:style-name="ro1">
          <table:table-cell table:formula="of:=[.A64]+0.01" office:value-type="float" office:value="0.63" calcext:value-type="float">
            <text:p>0,63</text:p>
          </table:table-cell>
          <table:table-cell table:formula="of:=[.B64]+([.E64]*([.A65]-[.A64]))" office:value-type="float" office:value="0.810589090493079" calcext:value-type="float">
            <text:p>0,810589090493079</text:p>
          </table:table-cell>
          <table:table-cell table:formula="of:=-[.$H$4]*[.B65]" office:value-type="float" office:value="-0.40529454524654" calcext:value-type="float">
            <text:p>-0,40529454524654</text:p>
          </table:table-cell>
          <table:table-cell table:formula="of:=[.C65]/[.$H$2]" office:value-type="float" office:value="-0.810589090493079" calcext:value-type="float">
            <text:p>-0,810589090493079</text:p>
          </table:table-cell>
          <table:table-cell table:formula="of:=[.E64]+([.D64]*([.A65]-[.A64]))" office:value-type="float" office:value="-0.590986375599506" calcext:value-type="float">
            <text:p>-0,590986375599506</text:p>
          </table:table-cell>
          <table:table-cell table:number-columns-repeated="3"/>
        </table:table-row>
        <table:table-row table:style-name="ro1">
          <table:table-cell table:formula="of:=[.A65]+0.01" office:value-type="float" office:value="0.64" calcext:value-type="float">
            <text:p>0,64</text:p>
          </table:table-cell>
          <table:table-cell table:formula="of:=[.B65]+([.E65]*([.A66]-[.A65]))" office:value-type="float" office:value="0.804679226737084" calcext:value-type="float">
            <text:p>0,804679226737084</text:p>
          </table:table-cell>
          <table:table-cell table:formula="of:=-[.$H$4]*[.B66]" office:value-type="float" office:value="-0.402339613368542" calcext:value-type="float">
            <text:p>-0,402339613368542</text:p>
          </table:table-cell>
          <table:table-cell table:formula="of:=[.C66]/[.$H$2]" office:value-type="float" office:value="-0.804679226737084" calcext:value-type="float">
            <text:p>-0,804679226737084</text:p>
          </table:table-cell>
          <table:table-cell table:formula="of:=[.E65]+([.D65]*([.A66]-[.A65]))" office:value-type="float" office:value="-0.599092266504436" calcext:value-type="float">
            <text:p>-0,599092266504436</text:p>
          </table:table-cell>
          <table:table-cell table:number-columns-repeated="3"/>
        </table:table-row>
        <table:table-row table:style-name="ro1">
          <table:table-cell table:formula="of:=[.A66]+0.01" office:value-type="float" office:value="0.65" calcext:value-type="float">
            <text:p>0,65</text:p>
          </table:table-cell>
          <table:table-cell table:formula="of:=[.B66]+([.E66]*([.A67]-[.A66]))" office:value-type="float" office:value="0.79868830407204" calcext:value-type="float">
            <text:p>0,79868830407204</text:p>
          </table:table-cell>
          <table:table-cell table:formula="of:=-[.$H$4]*[.B67]" office:value-type="float" office:value="-0.39934415203602" calcext:value-type="float">
            <text:p>-0,39934415203602</text:p>
          </table:table-cell>
          <table:table-cell table:formula="of:=[.C67]/[.$H$2]" office:value-type="float" office:value="-0.79868830407204" calcext:value-type="float">
            <text:p>-0,79868830407204</text:p>
          </table:table-cell>
          <table:table-cell table:formula="of:=[.E66]+([.D66]*([.A67]-[.A66]))" office:value-type="float" office:value="-0.607139058771807" calcext:value-type="float">
            <text:p>-0,607139058771807</text:p>
          </table:table-cell>
          <table:table-cell table:number-columns-repeated="3"/>
        </table:table-row>
        <table:table-row table:style-name="ro1">
          <table:table-cell table:formula="of:=[.A67]+0.01" office:value-type="float" office:value="0.66" calcext:value-type="float">
            <text:p>0,66</text:p>
          </table:table-cell>
          <table:table-cell table:formula="of:=[.B67]+([.E67]*([.A68]-[.A67]))" office:value-type="float" office:value="0.792616913484321" calcext:value-type="float">
            <text:p>0,792616913484321</text:p>
          </table:table-cell>
          <table:table-cell table:formula="of:=-[.$H$4]*[.B68]" office:value-type="float" office:value="-0.396308456742161" calcext:value-type="float">
            <text:p>-0,396308456742161</text:p>
          </table:table-cell>
          <table:table-cell table:formula="of:=[.C68]/[.$H$2]" office:value-type="float" office:value="-0.792616913484321" calcext:value-type="float">
            <text:p>-0,792616913484321</text:p>
          </table:table-cell>
          <table:table-cell table:formula="of:=[.E67]+([.D67]*([.A68]-[.A67]))" office:value-type="float" office:value="-0.615125941812528" calcext:value-type="float">
            <text:p>-0,615125941812528</text:p>
          </table:table-cell>
          <table:table-cell table:number-columns-repeated="3"/>
        </table:table-row>
        <table:table-row table:style-name="ro1">
          <table:table-cell table:formula="of:=[.A68]+0.01" office:value-type="float" office:value="0.67" calcext:value-type="float">
            <text:p>0,67</text:p>
          </table:table-cell>
          <table:table-cell table:formula="of:=[.B68]+([.E68]*([.A69]-[.A68]))" office:value-type="float" office:value="0.786465654066196" calcext:value-type="float">
            <text:p>0,786465654066196</text:p>
          </table:table-cell>
          <table:table-cell table:formula="of:=-[.$H$4]*[.B69]" office:value-type="float" office:value="-0.393232827033098" calcext:value-type="float">
            <text:p>-0,393232827033098</text:p>
          </table:table-cell>
          <table:table-cell table:formula="of:=[.C69]/[.$H$2]" office:value-type="float" office:value="-0.786465654066196" calcext:value-type="float">
            <text:p>-0,786465654066196</text:p>
          </table:table-cell>
          <table:table-cell table:formula="of:=[.E68]+([.D68]*([.A69]-[.A68]))" office:value-type="float" office:value="-0.623052110947371" calcext:value-type="float">
            <text:p>-0,623052110947371</text:p>
          </table:table-cell>
          <table:table-cell table:number-columns-repeated="3"/>
        </table:table-row>
        <table:table-row table:style-name="ro1">
          <table:table-cell table:formula="of:=[.A69]+0.01" office:value-type="float" office:value="0.68" calcext:value-type="float">
            <text:p>0,68</text:p>
          </table:table-cell>
          <table:table-cell table:formula="of:=[.B69]+([.E69]*([.A70]-[.A69]))" office:value-type="float" office:value="0.780235132956722" calcext:value-type="float">
            <text:p>0,780235132956722</text:p>
          </table:table-cell>
          <table:table-cell table:formula="of:=-[.$H$4]*[.B70]" office:value-type="float" office:value="-0.390117566478361" calcext:value-type="float">
            <text:p>-0,390117566478361</text:p>
          </table:table-cell>
          <table:table-cell table:formula="of:=[.C70]/[.$H$2]" office:value-type="float" office:value="-0.780235132956722" calcext:value-type="float">
            <text:p>-0,780235132956722</text:p>
          </table:table-cell>
          <table:table-cell table:formula="of:=[.E69]+([.D69]*([.A70]-[.A69]))" office:value-type="float" office:value="-0.630916767488033" calcext:value-type="float">
            <text:p>-0,630916767488033</text:p>
          </table:table-cell>
          <table:table-cell table:number-columns-repeated="3"/>
        </table:table-row>
        <table:table-row table:style-name="ro1">
          <table:table-cell table:formula="of:=[.A70]+0.01" office:value-type="float" office:value="0.69" calcext:value-type="float">
            <text:p>0,69</text:p>
          </table:table-cell>
          <table:table-cell table:formula="of:=[.B70]+([.E70]*([.A71]-[.A70]))" office:value-type="float" office:value="0.773925965281842" calcext:value-type="float">
            <text:p>0,773925965281842</text:p>
          </table:table-cell>
          <table:table-cell table:formula="of:=-[.$H$4]*[.B71]" office:value-type="float" office:value="-0.386962982640921" calcext:value-type="float">
            <text:p>-0,386962982640921</text:p>
          </table:table-cell>
          <table:table-cell table:formula="of:=[.C71]/[.$H$2]" office:value-type="float" office:value="-0.773925965281842" calcext:value-type="float">
            <text:p>-0,773925965281842</text:p>
          </table:table-cell>
          <table:table-cell table:formula="of:=[.E70]+([.D70]*([.A71]-[.A70]))" office:value-type="float" office:value="-0.6387191188176" calcext:value-type="float">
            <text:p>-0,6387191188176</text:p>
          </table:table-cell>
          <table:table-cell table:number-columns-repeated="3"/>
        </table:table-row>
        <table:table-row table:style-name="ro1">
          <table:table-cell table:formula="of:=[.A71]+0.01" office:value-type="float" office:value="0.7" calcext:value-type="float">
            <text:p>0,7</text:p>
          </table:table-cell>
          <table:table-cell table:formula="of:=[.B71]+([.E71]*([.A72]-[.A71]))" office:value-type="float" office:value="0.767538774093666" calcext:value-type="float">
            <text:p>0,767538774093666</text:p>
          </table:table-cell>
          <table:table-cell table:formula="of:=-[.$H$4]*[.B72]" office:value-type="float" office:value="-0.383769387046833" calcext:value-type="float">
            <text:p>-0,383769387046833</text:p>
          </table:table-cell>
          <table:table-cell table:formula="of:=[.C72]/[.$H$2]" office:value-type="float" office:value="-0.767538774093666" calcext:value-type="float">
            <text:p>-0,767538774093666</text:p>
          </table:table-cell>
          <table:table-cell table:formula="of:=[.E71]+([.D71]*([.A72]-[.A71]))" office:value-type="float" office:value="-0.646458378470418" calcext:value-type="float">
            <text:p>-0,646458378470418</text:p>
          </table:table-cell>
          <table:table-cell table:number-columns-repeated="3"/>
        </table:table-row>
        <table:table-row table:style-name="ro1">
          <table:table-cell table:formula="of:=[.A72]+0.01" office:value-type="float" office:value="0.71" calcext:value-type="float">
            <text:p>0,71</text:p>
          </table:table-cell>
          <table:table-cell table:formula="of:=[.B72]+([.E72]*([.A73]-[.A72]))" office:value-type="float" office:value="0.761074190308962" calcext:value-type="float">
            <text:p>0,761074190308962</text:p>
          </table:table-cell>
          <table:table-cell table:formula="of:=-[.$H$4]*[.B73]" office:value-type="float" office:value="-0.380537095154481" calcext:value-type="float">
            <text:p>-0,380537095154481</text:p>
          </table:table-cell>
          <table:table-cell table:formula="of:=[.C73]/[.$H$2]" office:value-type="float" office:value="-0.761074190308962" calcext:value-type="float">
            <text:p>-0,761074190308962</text:p>
          </table:table-cell>
          <table:table-cell table:formula="of:=[.E72]+([.D72]*([.A73]-[.A72]))" office:value-type="float" office:value="-0.654133766211355" calcext:value-type="float">
            <text:p>-0,654133766211355</text:p>
          </table:table-cell>
          <table:table-cell table:number-columns-repeated="3"/>
        </table:table-row>
        <table:table-row table:style-name="ro1">
          <table:table-cell table:formula="of:=[.A73]+0.01" office:value-type="float" office:value="0.72" calcext:value-type="float">
            <text:p>0,72</text:p>
          </table:table-cell>
          <table:table-cell table:formula="of:=[.B73]+([.E73]*([.A74]-[.A73]))" office:value-type="float" office:value="0.754532852646848" calcext:value-type="float">
            <text:p>0,754532852646848</text:p>
          </table:table-cell>
          <table:table-cell table:formula="of:=-[.$H$4]*[.B74]" office:value-type="float" office:value="-0.377266426323424" calcext:value-type="float">
            <text:p>-0,377266426323424</text:p>
          </table:table-cell>
          <table:table-cell table:formula="of:=[.C74]/[.$H$2]" office:value-type="float" office:value="-0.754532852646848" calcext:value-type="float">
            <text:p>-0,754532852646848</text:p>
          </table:table-cell>
          <table:table-cell table:formula="of:=[.E73]+([.D73]*([.A74]-[.A73]))" office:value-type="float" office:value="-0.661744508114445" calcext:value-type="float">
            <text:p>-0,661744508114445</text:p>
          </table:table-cell>
          <table:table-cell table:number-columns-repeated="3"/>
        </table:table-row>
        <table:table-row table:style-name="ro1">
          <table:table-cell table:formula="of:=[.A74]+0.01" office:value-type="float" office:value="0.73" calcext:value-type="float">
            <text:p>0,73</text:p>
          </table:table-cell>
          <table:table-cell table:formula="of:=[.B74]+([.E74]*([.A75]-[.A74]))" office:value-type="float" office:value="0.747915407565704" calcext:value-type="float">
            <text:p>0,747915407565704</text:p>
          </table:table-cell>
          <table:table-cell table:formula="of:=-[.$H$4]*[.B75]" office:value-type="float" office:value="-0.373957703782852" calcext:value-type="float">
            <text:p>-0,373957703782852</text:p>
          </table:table-cell>
          <table:table-cell table:formula="of:=[.C75]/[.$H$2]" office:value-type="float" office:value="-0.747915407565704" calcext:value-type="float">
            <text:p>-0,747915407565704</text:p>
          </table:table-cell>
          <table:table-cell table:formula="of:=[.E74]+([.D74]*([.A75]-[.A74]))" office:value-type="float" office:value="-0.669289836640913" calcext:value-type="float">
            <text:p>-0,669289836640913</text:p>
          </table:table-cell>
          <table:table-cell table:number-columns-repeated="3"/>
        </table:table-row>
        <table:table-row table:style-name="ro1">
          <table:table-cell table:formula="of:=[.A75]+0.01" office:value-type="float" office:value="0.74" calcext:value-type="float">
            <text:p>0,74</text:p>
          </table:table-cell>
          <table:table-cell table:formula="of:=[.B75]+([.E75]*([.A76]-[.A75]))" office:value-type="float" office:value="0.741222509199295" calcext:value-type="float">
            <text:p>0,741222509199295</text:p>
          </table:table-cell>
          <table:table-cell table:formula="of:=-[.$H$4]*[.B76]" office:value-type="float" office:value="-0.370611254599647" calcext:value-type="float">
            <text:p>-0,370611254599647</text:p>
          </table:table-cell>
          <table:table-cell table:formula="of:=[.C76]/[.$H$2]" office:value-type="float" office:value="-0.741222509199295" calcext:value-type="float">
            <text:p>-0,741222509199295</text:p>
          </table:table-cell>
          <table:table-cell table:formula="of:=[.E75]+([.D75]*([.A76]-[.A75]))" office:value-type="float" office:value="-0.67676899071657" calcext:value-type="float">
            <text:p>-0,67676899071657</text:p>
          </table:table-cell>
          <table:table-cell table:number-columns-repeated="3"/>
        </table:table-row>
        <table:table-row table:style-name="ro1">
          <table:table-cell table:formula="of:=[.A76]+0.01" office:value-type="float" office:value="0.75" calcext:value-type="float">
            <text:p>0,75</text:p>
          </table:table-cell>
          <table:table-cell table:formula="of:=[.B76]+([.E76]*([.A77]-[.A76]))" office:value-type="float" office:value="0.734454819292129" calcext:value-type="float">
            <text:p>0,734454819292129</text:p>
          </table:table-cell>
          <table:table-cell table:formula="of:=-[.$H$4]*[.B77]" office:value-type="float" office:value="-0.367227409646064" calcext:value-type="float">
            <text:p>-0,367227409646064</text:p>
          </table:table-cell>
          <table:table-cell table:formula="of:=[.C77]/[.$H$2]" office:value-type="float" office:value="-0.734454819292129" calcext:value-type="float">
            <text:p>-0,734454819292129</text:p>
          </table:table-cell>
          <table:table-cell table:formula="of:=[.E76]+([.D76]*([.A77]-[.A76]))" office:value-type="float" office:value="-0.684181215808563" calcext:value-type="float">
            <text:p>-0,684181215808563</text:p>
          </table:table-cell>
          <table:table-cell table:number-columns-repeated="3"/>
        </table:table-row>
        <table:table-row table:style-name="ro1">
          <table:table-cell table:formula="of:=[.A77]+0.01" office:value-type="float" office:value="0.76" calcext:value-type="float">
            <text:p>0,76</text:p>
          </table:table-cell>
          <table:table-cell table:formula="of:=[.B77]+([.E77]*([.A78]-[.A77]))" office:value-type="float" office:value="0.727613007134043" calcext:value-type="float">
            <text:p>0,727613007134043</text:p>
          </table:table-cell>
          <table:table-cell table:formula="of:=-[.$H$4]*[.B78]" office:value-type="float" office:value="-0.363806503567022" calcext:value-type="float">
            <text:p>-0,363806503567022</text:p>
          </table:table-cell>
          <table:table-cell table:formula="of:=[.C78]/[.$H$2]" office:value-type="float" office:value="-0.727613007134043" calcext:value-type="float">
            <text:p>-0,727613007134043</text:p>
          </table:table-cell>
          <table:table-cell table:formula="of:=[.E77]+([.D77]*([.A78]-[.A77]))" office:value-type="float" office:value="-0.691525764001484" calcext:value-type="float">
            <text:p>-0,691525764001484</text:p>
          </table:table-cell>
          <table:table-cell table:number-columns-repeated="3"/>
        </table:table-row>
        <table:table-row table:style-name="ro1">
          <table:table-cell table:formula="of:=[.A78]+0.01" office:value-type="float" office:value="0.77" calcext:value-type="float">
            <text:p>0,77</text:p>
          </table:table-cell>
          <table:table-cell table:formula="of:=[.B78]+([.E78]*([.A79]-[.A78]))" office:value-type="float" office:value="0.720697749494028" calcext:value-type="float">
            <text:p>0,720697749494028</text:p>
          </table:table-cell>
          <table:table-cell table:formula="of:=-[.$H$4]*[.B79]" office:value-type="float" office:value="-0.360348874747014" calcext:value-type="float">
            <text:p>-0,360348874747014</text:p>
          </table:table-cell>
          <table:table-cell table:formula="of:=[.C79]/[.$H$2]" office:value-type="float" office:value="-0.720697749494028" calcext:value-type="float">
            <text:p>-0,720697749494028</text:p>
          </table:table-cell>
          <table:table-cell table:formula="of:=[.E78]+([.D78]*([.A79]-[.A78]))" office:value-type="float" office:value="-0.698801894072825" calcext:value-type="float">
            <text:p>-0,698801894072825</text:p>
          </table:table-cell>
          <table:table-cell table:number-columns-repeated="3"/>
        </table:table-row>
        <table:table-row table:style-name="ro1">
          <table:table-cell table:formula="of:=[.A79]+0.01" office:value-type="float" office:value="0.78" calcext:value-type="float">
            <text:p>0,78</text:p>
          </table:table-cell>
          <table:table-cell table:formula="of:=[.B79]+([.E79]*([.A80]-[.A79]))" office:value-type="float" office:value="0.7137097305533" calcext:value-type="float">
            <text:p>0,7137097305533</text:p>
          </table:table-cell>
          <table:table-cell table:formula="of:=-[.$H$4]*[.B80]" office:value-type="float" office:value="-0.35685486527665" calcext:value-type="float">
            <text:p>-0,35685486527665</text:p>
          </table:table-cell>
          <table:table-cell table:formula="of:=[.C80]/[.$H$2]" office:value-type="float" office:value="-0.7137097305533" calcext:value-type="float">
            <text:p>-0,7137097305533</text:p>
          </table:table-cell>
          <table:table-cell table:formula="of:=[.E79]+([.D79]*([.A80]-[.A79]))" office:value-type="float" office:value="-0.706008871567765" calcext:value-type="float">
            <text:p>-0,706008871567765</text:p>
          </table:table-cell>
          <table:table-cell table:number-columns-repeated="3"/>
        </table:table-row>
        <table:table-row table:style-name="ro1">
          <table:table-cell table:formula="of:=[.A80]+0.01" office:value-type="float" office:value="0.790000000000001" calcext:value-type="float">
            <text:p>0,790000000000001</text:p>
          </table:table-cell>
          <table:table-cell table:formula="of:=[.B80]+([.E80]*([.A81]-[.A80]))" office:value-type="float" office:value="0.706649641837623" calcext:value-type="float">
            <text:p>0,706649641837623</text:p>
          </table:table-cell>
          <table:table-cell table:formula="of:=-[.$H$4]*[.B81]" office:value-type="float" office:value="-0.353324820918811" calcext:value-type="float">
            <text:p>-0,353324820918811</text:p>
          </table:table-cell>
          <table:table-cell table:formula="of:=[.C81]/[.$H$2]" office:value-type="float" office:value="-0.706649641837623" calcext:value-type="float">
            <text:p>-0,706649641837623</text:p>
          </table:table-cell>
          <table:table-cell table:formula="of:=[.E80]+([.D80]*([.A81]-[.A80]))" office:value-type="float" office:value="-0.713145968873298" calcext:value-type="float">
            <text:p>-0,713145968873298</text:p>
          </table:table-cell>
          <table:table-cell table:number-columns-repeated="3"/>
        </table:table-row>
        <table:table-row table:style-name="ro1">
          <table:table-cell table:formula="of:=[.A81]+0.01" office:value-type="float" office:value="0.8" calcext:value-type="float">
            <text:p>0,8</text:p>
          </table:table-cell>
          <table:table-cell table:formula="of:=[.B81]+([.E81]*([.A82]-[.A81]))" office:value-type="float" office:value="0.69951818214889" calcext:value-type="float">
            <text:p>0,69951818214889</text:p>
          </table:table-cell>
          <table:table-cell table:formula="of:=-[.$H$4]*[.B82]" office:value-type="float" office:value="-0.349759091074445" calcext:value-type="float">
            <text:p>-0,349759091074445</text:p>
          </table:table-cell>
          <table:table-cell table:formula="of:=[.C82]/[.$H$2]" office:value-type="float" office:value="-0.69951818214889" calcext:value-type="float">
            <text:p>-0,69951818214889</text:p>
          </table:table-cell>
          <table:table-cell table:formula="of:=[.E81]+([.D81]*([.A82]-[.A81]))" office:value-type="float" office:value="-0.720212465291674" calcext:value-type="float">
            <text:p>-0,720212465291674</text:p>
          </table:table-cell>
          <table:table-cell table:number-columns-repeated="3"/>
        </table:table-row>
        <table:table-row table:style-name="ro1">
          <table:table-cell table:formula="of:=[.A82]+0.01" office:value-type="float" office:value="0.810000000000001" calcext:value-type="float">
            <text:p>0,810000000000001</text:p>
          </table:table-cell>
          <table:table-cell table:formula="of:=[.B82]+([.E82]*([.A83]-[.A82]))" office:value-type="float" office:value="0.692316057495973" calcext:value-type="float">
            <text:p>0,692316057495973</text:p>
          </table:table-cell>
          <table:table-cell table:formula="of:=-[.$H$4]*[.B83]" office:value-type="float" office:value="-0.346158028747986" calcext:value-type="float">
            <text:p>-0,346158028747986</text:p>
          </table:table-cell>
          <table:table-cell table:formula="of:=[.C83]/[.$H$2]" office:value-type="float" office:value="-0.692316057495973" calcext:value-type="float">
            <text:p>-0,692316057495973</text:p>
          </table:table-cell>
          <table:table-cell table:formula="of:=[.E82]+([.D82]*([.A83]-[.A82]))" office:value-type="float" office:value="-0.727207647113163" calcext:value-type="float">
            <text:p>-0,727207647113163</text:p>
          </table:table-cell>
          <table:table-cell table:number-columns-repeated="3"/>
        </table:table-row>
        <table:table-row table:style-name="ro1">
          <table:table-cell table:formula="of:=[.A83]+0.01" office:value-type="float" office:value="0.82" calcext:value-type="float">
            <text:p>0,82</text:p>
          </table:table-cell>
          <table:table-cell table:formula="of:=[.B83]+([.E83]*([.A84]-[.A83]))" office:value-type="float" office:value="0.685043981024841" calcext:value-type="float">
            <text:p>0,685043981024841</text:p>
          </table:table-cell>
          <table:table-cell table:formula="of:=-[.$H$4]*[.B84]" office:value-type="float" office:value="-0.342521990512421" calcext:value-type="float">
            <text:p>-0,342521990512421</text:p>
          </table:table-cell>
          <table:table-cell table:formula="of:=[.C84]/[.$H$2]" office:value-type="float" office:value="-0.685043981024841" calcext:value-type="float">
            <text:p>-0,685043981024841</text:p>
          </table:table-cell>
          <table:table-cell table:formula="of:=[.E83]+([.D83]*([.A84]-[.A83]))" office:value-type="float" office:value="-0.734130807688123" calcext:value-type="float">
            <text:p>-0,734130807688123</text:p>
          </table:table-cell>
          <table:table-cell table:number-columns-repeated="3"/>
        </table:table-row>
        <table:table-row table:style-name="ro1">
          <table:table-cell table:formula="of:=[.A84]+0.01" office:value-type="float" office:value="0.83" calcext:value-type="float">
            <text:p>0,83</text:p>
          </table:table-cell>
          <table:table-cell table:formula="of:=[.B84]+([.E84]*([.A85]-[.A84]))" office:value-type="float" office:value="0.67770267294796" calcext:value-type="float">
            <text:p>0,67770267294796</text:p>
          </table:table-cell>
          <table:table-cell table:formula="of:=-[.$H$4]*[.B85]" office:value-type="float" office:value="-0.33885133647398" calcext:value-type="float">
            <text:p>-0,33885133647398</text:p>
          </table:table-cell>
          <table:table-cell table:formula="of:=[.C85]/[.$H$2]" office:value-type="float" office:value="-0.67770267294796" calcext:value-type="float">
            <text:p>-0,67770267294796</text:p>
          </table:table-cell>
          <table:table-cell table:formula="of:=[.E84]+([.D84]*([.A85]-[.A84]))" office:value-type="float" office:value="-0.740981247498371" calcext:value-type="float">
            <text:p>-0,740981247498371</text:p>
          </table:table-cell>
          <table:table-cell table:number-columns-repeated="3"/>
        </table:table-row>
        <table:table-row table:style-name="ro1">
          <table:table-cell table:formula="of:=[.A85]+0.01" office:value-type="float" office:value="0.84" calcext:value-type="float">
            <text:p>0,84</text:p>
          </table:table-cell>
          <table:table-cell table:formula="of:=[.B85]+([.E85]*([.A86]-[.A85]))" office:value-type="float" office:value="0.670292860472976" calcext:value-type="float">
            <text:p>0,670292860472976</text:p>
          </table:table-cell>
          <table:table-cell table:formula="of:=-[.$H$4]*[.B86]" office:value-type="float" office:value="-0.335146430236488" calcext:value-type="float">
            <text:p>-0,335146430236488</text:p>
          </table:table-cell>
          <table:table-cell table:formula="of:=[.C86]/[.$H$2]" office:value-type="float" office:value="-0.670292860472976" calcext:value-type="float">
            <text:p>-0,670292860472976</text:p>
          </table:table-cell>
          <table:table-cell table:formula="of:=[.E85]+([.D85]*([.A86]-[.A85]))" office:value-type="float" office:value="-0.747758274227851" calcext:value-type="float">
            <text:p>-0,747758274227851</text:p>
          </table:table-cell>
          <table:table-cell table:number-columns-repeated="3"/>
        </table:table-row>
        <table:table-row table:style-name="ro1">
          <table:table-cell table:formula="of:=[.A86]+0.01" office:value-type="float" office:value="0.850000000000001" calcext:value-type="float">
            <text:p>0,850000000000001</text:p>
          </table:table-cell>
          <table:table-cell table:formula="of:=[.B86]+([.E86]*([.A87]-[.A86]))" office:value-type="float" office:value="0.662815277730698" calcext:value-type="float">
            <text:p>0,662815277730698</text:p>
          </table:table-cell>
          <table:table-cell table:formula="of:=-[.$H$4]*[.B87]" office:value-type="float" office:value="-0.331407638865349" calcext:value-type="float">
            <text:p>-0,331407638865349</text:p>
          </table:table-cell>
          <table:table-cell table:formula="of:=[.C87]/[.$H$2]" office:value-type="float" office:value="-0.662815277730698" calcext:value-type="float">
            <text:p>-0,662815277730698</text:p>
          </table:table-cell>
          <table:table-cell table:formula="of:=[.E86]+([.D86]*([.A87]-[.A86]))" office:value-type="float" office:value="-0.754461202832581" calcext:value-type="float">
            <text:p>-0,754461202832581</text:p>
          </table:table-cell>
          <table:table-cell table:number-columns-repeated="3"/>
        </table:table-row>
        <table:table-row table:style-name="ro1">
          <table:table-cell table:formula="of:=[.A87]+0.01" office:value-type="float" office:value="0.860000000000001" calcext:value-type="float">
            <text:p>0,860000000000001</text:p>
          </table:table-cell>
          <table:table-cell table:formula="of:=[.B87]+([.E87]*([.A88]-[.A87]))" office:value-type="float" office:value="0.655270665702372" calcext:value-type="float">
            <text:p>0,655270665702372</text:p>
          </table:table-cell>
          <table:table-cell table:formula="of:=-[.$H$4]*[.B88]" office:value-type="float" office:value="-0.327635332851186" calcext:value-type="float">
            <text:p>-0,327635332851186</text:p>
          </table:table-cell>
          <table:table-cell table:formula="of:=[.C88]/[.$H$2]" office:value-type="float" office:value="-0.655270665702372" calcext:value-type="float">
            <text:p>-0,655270665702372</text:p>
          </table:table-cell>
          <table:table-cell table:formula="of:=[.E87]+([.D87]*([.A88]-[.A87]))" office:value-type="float" office:value="-0.761089355609888" calcext:value-type="float">
            <text:p>-0,761089355609888</text:p>
          </table:table-cell>
          <table:table-cell table:number-columns-repeated="3"/>
        </table:table-row>
        <table:table-row table:style-name="ro1">
          <table:table-cell table:formula="of:=[.A88]+0.01" office:value-type="float" office:value="0.87" calcext:value-type="float">
            <text:p>0,87</text:p>
          </table:table-cell>
          <table:table-cell table:formula="of:=[.B88]+([.E88]*([.A89]-[.A88]))" office:value-type="float" office:value="0.647659772146273" calcext:value-type="float">
            <text:p>0,647659772146273</text:p>
          </table:table-cell>
          <table:table-cell table:formula="of:=-[.$H$4]*[.B89]" office:value-type="float" office:value="-0.323829886073137" calcext:value-type="float">
            <text:p>-0,323829886073137</text:p>
          </table:table-cell>
          <table:table-cell table:formula="of:=[.C89]/[.$H$2]" office:value-type="float" office:value="-0.647659772146273" calcext:value-type="float">
            <text:p>-0,647659772146273</text:p>
          </table:table-cell>
          <table:table-cell table:formula="of:=[.E88]+([.D88]*([.A89]-[.A88]))" office:value-type="float" office:value="-0.767642062266911" calcext:value-type="float">
            <text:p>-0,767642062266911</text:p>
          </table:table-cell>
          <table:table-cell table:number-columns-repeated="3"/>
        </table:table-row>
        <table:table-row table:style-name="ro1">
          <table:table-cell table:formula="of:=[.A89]+0.01" office:value-type="float" office:value="0.88" calcext:value-type="float">
            <text:p>0,88</text:p>
          </table:table-cell>
          <table:table-cell table:formula="of:=[.B89]+([.E89]*([.A90]-[.A89]))" office:value-type="float" office:value="0.639983351523604" calcext:value-type="float">
            <text:p>0,639983351523604</text:p>
          </table:table-cell>
          <table:table-cell table:formula="of:=-[.$H$4]*[.B90]" office:value-type="float" office:value="-0.319991675761802" calcext:value-type="float">
            <text:p>-0,319991675761802</text:p>
          </table:table-cell>
          <table:table-cell table:formula="of:=[.C90]/[.$H$2]" office:value-type="float" office:value="-0.639983351523604" calcext:value-type="float">
            <text:p>-0,639983351523604</text:p>
          </table:table-cell>
          <table:table-cell table:formula="of:=[.E89]+([.D89]*([.A90]-[.A89]))" office:value-type="float" office:value="-0.774118659988374" calcext:value-type="float">
            <text:p>-0,774118659988374</text:p>
          </table:table-cell>
          <table:table-cell table:number-columns-repeated="3"/>
        </table:table-row>
        <table:table-row table:style-name="ro1">
          <table:table-cell table:formula="of:=[.A90]+0.01" office:value-type="float" office:value="0.890000000000001" calcext:value-type="float">
            <text:p>0,890000000000001</text:p>
          </table:table-cell>
          <table:table-cell table:formula="of:=[.B90]+([.E90]*([.A91]-[.A90]))" office:value-type="float" office:value="0.63224216492372" calcext:value-type="float">
            <text:p>0,63224216492372</text:p>
          </table:table-cell>
          <table:table-cell table:formula="of:=-[.$H$4]*[.B91]" office:value-type="float" office:value="-0.31612108246186" calcext:value-type="float">
            <text:p>-0,31612108246186</text:p>
          </table:table-cell>
          <table:table-cell table:formula="of:=[.C91]/[.$H$2]" office:value-type="float" office:value="-0.63224216492372" calcext:value-type="float">
            <text:p>-0,63224216492372</text:p>
          </table:table-cell>
          <table:table-cell table:formula="of:=[.E90]+([.D90]*([.A91]-[.A90]))" office:value-type="float" office:value="-0.78051849350361" calcext:value-type="float">
            <text:p>-0,78051849350361</text:p>
          </table:table-cell>
          <table:table-cell table:number-columns-repeated="3"/>
        </table:table-row>
        <table:table-row table:style-name="ro1">
          <table:table-cell table:formula="of:=[.A91]+0.01" office:value-type="float" office:value="0.900000000000001" calcext:value-type="float">
            <text:p>0,900000000000001</text:p>
          </table:table-cell>
          <table:table-cell table:formula="of:=[.B91]+([.E91]*([.A92]-[.A91]))" office:value-type="float" office:value="0.624436979988684" calcext:value-type="float">
            <text:p>0,624436979988684</text:p>
          </table:table-cell>
          <table:table-cell table:formula="of:=-[.$H$4]*[.B92]" office:value-type="float" office:value="-0.312218489994342" calcext:value-type="float">
            <text:p>-0,312218489994342</text:p>
          </table:table-cell>
          <table:table-cell table:formula="of:=[.C92]/[.$H$2]" office:value-type="float" office:value="-0.624436979988684" calcext:value-type="float">
            <text:p>-0,624436979988684</text:p>
          </table:table-cell>
          <table:table-cell table:formula="of:=[.E91]+([.D91]*([.A92]-[.A91]))" office:value-type="float" office:value="-0.786840915152848" calcext:value-type="float">
            <text:p>-0,786840915152848</text:p>
          </table:table-cell>
          <table:table-cell table:number-columns-repeated="3"/>
        </table:table-row>
        <table:table-row table:style-name="ro1">
          <table:table-cell table:formula="of:=[.A92]+0.01" office:value-type="float" office:value="0.910000000000001" calcext:value-type="float">
            <text:p>0,910000000000001</text:p>
          </table:table-cell>
          <table:table-cell table:formula="of:=[.B92]+([.E92]*([.A93]-[.A92]))" office:value-type="float" office:value="0.616568570837156" calcext:value-type="float">
            <text:p>0,616568570837156</text:p>
          </table:table-cell>
          <table:table-cell table:formula="of:=-[.$H$4]*[.B93]" office:value-type="float" office:value="-0.308284285418578" calcext:value-type="float">
            <text:p>-0,308284285418578</text:p>
          </table:table-cell>
          <table:table-cell table:formula="of:=[.C93]/[.$H$2]" office:value-type="float" office:value="-0.616568570837156" calcext:value-type="float">
            <text:p>-0,616568570837156</text:p>
          </table:table-cell>
          <table:table-cell table:formula="of:=[.E92]+([.D92]*([.A93]-[.A92]))" office:value-type="float" office:value="-0.793085284952734" calcext:value-type="float">
            <text:p>-0,793085284952734</text:p>
          </table:table-cell>
          <table:table-cell table:number-columns-repeated="3"/>
        </table:table-row>
        <table:table-row table:style-name="ro1">
          <table:table-cell table:formula="of:=[.A93]+0.01" office:value-type="float" office:value="0.92" calcext:value-type="float">
            <text:p>0,92</text:p>
          </table:table-cell>
          <table:table-cell table:formula="of:=[.B93]+([.E93]*([.A94]-[.A93]))" office:value-type="float" office:value="0.608637717987628" calcext:value-type="float">
            <text:p>0,608637717987628</text:p>
          </table:table-cell>
          <table:table-cell table:formula="of:=-[.$H$4]*[.B94]" office:value-type="float" office:value="-0.304318858993814" calcext:value-type="float">
            <text:p>-0,304318858993814</text:p>
          </table:table-cell>
          <table:table-cell table:formula="of:=[.C94]/[.$H$2]" office:value-type="float" office:value="-0.608637717987628" calcext:value-type="float">
            <text:p>-0,608637717987628</text:p>
          </table:table-cell>
          <table:table-cell table:formula="of:=[.E93]+([.D93]*([.A94]-[.A93]))" office:value-type="float" office:value="-0.799250970661106" calcext:value-type="float">
            <text:p>-0,799250970661106</text:p>
          </table:table-cell>
          <table:table-cell table:number-columns-repeated="3"/>
        </table:table-row>
        <table:table-row table:style-name="ro1">
          <table:table-cell table:formula="of:=[.A94]+0.01" office:value-type="float" office:value="0.930000000000001" calcext:value-type="float">
            <text:p>0,930000000000001</text:p>
          </table:table-cell>
          <table:table-cell table:formula="of:=[.B94]+([.E94]*([.A95]-[.A94]))" office:value-type="float" office:value="0.600645208281017" calcext:value-type="float">
            <text:p>0,600645208281017</text:p>
          </table:table-cell>
          <table:table-cell table:formula="of:=-[.$H$4]*[.B95]" office:value-type="float" office:value="-0.300322604140509" calcext:value-type="float">
            <text:p>-0,300322604140509</text:p>
          </table:table-cell>
          <table:table-cell table:formula="of:=[.C95]/[.$H$2]" office:value-type="float" office:value="-0.600645208281017" calcext:value-type="float">
            <text:p>-0,600645208281017</text:p>
          </table:table-cell>
          <table:table-cell table:formula="of:=[.E94]+([.D94]*([.A95]-[.A94]))" office:value-type="float" office:value="-0.805337347840982" calcext:value-type="float">
            <text:p>-0,805337347840982</text:p>
          </table:table-cell>
          <table:table-cell table:number-columns-repeated="3"/>
        </table:table-row>
        <table:table-row table:style-name="ro1">
          <table:table-cell table:formula="of:=[.A95]+0.01" office:value-type="float" office:value="0.940000000000001" calcext:value-type="float">
            <text:p>0,940000000000001</text:p>
          </table:table-cell>
          <table:table-cell table:formula="of:=[.B95]+([.E95]*([.A96]-[.A95]))" office:value-type="float" office:value="0.592591834802607" calcext:value-type="float">
            <text:p>0,592591834802607</text:p>
          </table:table-cell>
          <table:table-cell table:formula="of:=-[.$H$4]*[.B96]" office:value-type="float" office:value="-0.296295917401304" calcext:value-type="float">
            <text:p>-0,296295917401304</text:p>
          </table:table-cell>
          <table:table-cell table:formula="of:=[.C96]/[.$H$2]" office:value-type="float" office:value="-0.592591834802607" calcext:value-type="float">
            <text:p>-0,592591834802607</text:p>
          </table:table-cell>
          <table:table-cell table:formula="of:=[.E95]+([.D95]*([.A96]-[.A95]))" office:value-type="float" office:value="-0.811343799923792" calcext:value-type="float">
            <text:p>-0,811343799923792</text:p>
          </table:table-cell>
          <table:table-cell table:number-columns-repeated="3"/>
        </table:table-row>
        <table:table-row table:style-name="ro1">
          <table:table-cell table:formula="of:=[.A96]+0.01" office:value-type="float" office:value="0.950000000000001" calcext:value-type="float">
            <text:p>0,950000000000001</text:p>
          </table:table-cell>
          <table:table-cell table:formula="of:=[.B96]+([.E96]*([.A97]-[.A96]))" office:value-type="float" office:value="0.584478396803369" calcext:value-type="float">
            <text:p>0,584478396803369</text:p>
          </table:table-cell>
          <table:table-cell table:formula="of:=-[.$H$4]*[.B97]" office:value-type="float" office:value="-0.292239198401685" calcext:value-type="float">
            <text:p>-0,292239198401685</text:p>
          </table:table-cell>
          <table:table-cell table:formula="of:=[.C97]/[.$H$2]" office:value-type="float" office:value="-0.584478396803369" calcext:value-type="float">
            <text:p>-0,584478396803369</text:p>
          </table:table-cell>
          <table:table-cell table:formula="of:=[.E96]+([.D96]*([.A97]-[.A96]))" office:value-type="float" office:value="-0.817269718271818" calcext:value-type="float">
            <text:p>-0,817269718271818</text:p>
          </table:table-cell>
          <table:table-cell table:number-columns-repeated="3"/>
        </table:table-row>
        <table:table-row table:style-name="ro1">
          <table:table-cell table:formula="of:=[.A97]+0.01" office:value-type="float" office:value="0.960000000000001" calcext:value-type="float">
            <text:p>0,960000000000001</text:p>
          </table:table-cell>
          <table:table-cell table:formula="of:=[.B97]+([.E97]*([.A98]-[.A97]))" office:value-type="float" office:value="0.576305699620651" calcext:value-type="float">
            <text:p>0,576305699620651</text:p>
          </table:table-cell>
          <table:table-cell table:formula="of:=-[.$H$4]*[.B98]" office:value-type="float" office:value="-0.288152849810326" calcext:value-type="float">
            <text:p>-0,288152849810326</text:p>
          </table:table-cell>
          <table:table-cell table:formula="of:=[.C98]/[.$H$2]" office:value-type="float" office:value="-0.576305699620651" calcext:value-type="float">
            <text:p>-0,576305699620651</text:p>
          </table:table-cell>
          <table:table-cell table:formula="of:=[.E97]+([.D97]*([.A98]-[.A97]))" office:value-type="float" office:value="-0.823114502239852" calcext:value-type="float">
            <text:p>-0,823114502239852</text:p>
          </table:table-cell>
          <table:table-cell table:number-columns-repeated="3"/>
        </table:table-row>
        <table:table-row table:style-name="ro1">
          <table:table-cell table:formula="of:=[.A98]+0.01" office:value-type="float" office:value="0.970000000000001" calcext:value-type="float">
            <text:p>0,970000000000001</text:p>
          </table:table-cell>
          <table:table-cell table:formula="of:=[.B98]+([.E98]*([.A99]-[.A98]))" office:value-type="float" office:value="0.568074554598253" calcext:value-type="float">
            <text:p>0,568074554598253</text:p>
          </table:table-cell>
          <table:table-cell table:formula="of:=-[.$H$4]*[.B99]" office:value-type="float" office:value="-0.284037277299126" calcext:value-type="float">
            <text:p>-0,284037277299126</text:p>
          </table:table-cell>
          <table:table-cell table:formula="of:=[.C99]/[.$H$2]" office:value-type="float" office:value="-0.568074554598253" calcext:value-type="float">
            <text:p>-0,568074554598253</text:p>
          </table:table-cell>
          <table:table-cell table:formula="of:=[.E98]+([.D98]*([.A99]-[.A98]))" office:value-type="float" office:value="-0.828877559236059" calcext:value-type="float">
            <text:p>-0,828877559236059</text:p>
          </table:table-cell>
          <table:table-cell table:number-columns-repeated="3"/>
        </table:table-row>
        <table:table-row table:style-name="ro1">
          <table:table-cell table:formula="of:=[.A99]+0.01" office:value-type="float" office:value="0.980000000000001" calcext:value-type="float">
            <text:p>0,980000000000001</text:p>
          </table:table-cell>
          <table:table-cell table:formula="of:=[.B99]+([.E99]*([.A100]-[.A99]))" office:value-type="float" office:value="0.559785779005892" calcext:value-type="float">
            <text:p>0,559785779005892</text:p>
          </table:table-cell>
          <table:table-cell table:formula="of:=-[.$H$4]*[.B100]" office:value-type="float" office:value="-0.279892889502946" calcext:value-type="float">
            <text:p>-0,279892889502946</text:p>
          </table:table-cell>
          <table:table-cell table:formula="of:=[.C100]/[.$H$2]" office:value-type="float" office:value="-0.559785779005892" calcext:value-type="float">
            <text:p>-0,559785779005892</text:p>
          </table:table-cell>
          <table:table-cell table:formula="of:=[.E99]+([.D99]*([.A100]-[.A99]))" office:value-type="float" office:value="-0.834558304782041" calcext:value-type="float">
            <text:p>-0,834558304782041</text:p>
          </table:table-cell>
          <table:table-cell table:number-columns-repeated="3"/>
        </table:table-row>
        <table:table-row table:style-name="ro1">
          <table:table-cell table:formula="of:=[.A100]+0.01" office:value-type="float" office:value="0.990000000000001" calcext:value-type="float">
            <text:p>0,990000000000001</text:p>
          </table:table-cell>
          <table:table-cell table:formula="of:=[.B100]+([.E100]*([.A101]-[.A100]))" office:value-type="float" office:value="0.551440195958072" calcext:value-type="float">
            <text:p>0,551440195958072</text:p>
          </table:table-cell>
          <table:table-cell table:formula="of:=-[.$H$4]*[.B101]" office:value-type="float" office:value="-0.275720097979036" calcext:value-type="float">
            <text:p>-0,275720097979036</text:p>
          </table:table-cell>
          <table:table-cell table:formula="of:=[.C101]/[.$H$2]" office:value-type="float" office:value="-0.551440195958072" calcext:value-type="float">
            <text:p>-0,551440195958072</text:p>
          </table:table-cell>
          <table:table-cell table:formula="of:=[.E100]+([.D100]*([.A101]-[.A100]))" office:value-type="float" office:value="-0.8401561625721" calcext:value-type="float">
            <text:p>-0,8401561625721</text:p>
          </table:table-cell>
          <table:table-cell table:number-columns-repeated="3"/>
        </table:table-row>
        <table:table-row table:style-name="ro1">
          <table:table-cell table:formula="of:=[.A101]+0.01" office:value-type="float" office:value="1" calcext:value-type="float">
            <text:p>1</text:p>
          </table:table-cell>
          <table:table-cell table:formula="of:=[.B101]+([.E101]*([.A102]-[.A101]))" office:value-type="float" office:value="0.543038634332351" calcext:value-type="float">
            <text:p>0,543038634332351</text:p>
          </table:table-cell>
          <table:table-cell table:formula="of:=-[.$H$4]*[.B102]" office:value-type="float" office:value="-0.271519317166175" calcext:value-type="float">
            <text:p>-0,271519317166175</text:p>
          </table:table-cell>
          <table:table-cell table:formula="of:=[.C102]/[.$H$2]" office:value-type="float" office:value="-0.543038634332351" calcext:value-type="float">
            <text:p>-0,543038634332351</text:p>
          </table:table-cell>
          <table:table-cell table:formula="of:=[.E101]+([.D101]*([.A102]-[.A101]))" office:value-type="float" office:value="-0.845670564531681" calcext:value-type="float">
            <text:p>-0,845670564531681</text:p>
          </table:table-cell>
          <table:table-cell table:number-columns-repeated="3"/>
        </table:table-row>
        <table:table-row table:style-name="ro1">
          <table:table-cell table:formula="of:=[.A102]+0.01" office:value-type="float" office:value="1.01" calcext:value-type="float">
            <text:p>1,01</text:p>
          </table:table-cell>
          <table:table-cell table:formula="of:=[.B102]+([.E102]*([.A103]-[.A102]))" office:value-type="float" office:value="0.534581928687034" calcext:value-type="float">
            <text:p>0,534581928687034</text:p>
          </table:table-cell>
          <table:table-cell table:formula="of:=-[.$H$4]*[.B103]" office:value-type="float" office:value="-0.267290964343517" calcext:value-type="float">
            <text:p>-0,267290964343517</text:p>
          </table:table-cell>
          <table:table-cell table:formula="of:=[.C103]/[.$H$2]" office:value-type="float" office:value="-0.534581928687034" calcext:value-type="float">
            <text:p>-0,534581928687034</text:p>
          </table:table-cell>
          <table:table-cell table:formula="of:=[.E102]+([.D102]*([.A103]-[.A102]))" office:value-type="float" office:value="-0.851100950875004" calcext:value-type="float">
            <text:p>-0,851100950875004</text:p>
          </table:table-cell>
          <table:table-cell table:number-columns-repeated="3"/>
        </table:table-row>
        <table:table-row table:style-name="ro1">
          <table:table-cell table:formula="of:=[.A103]+0.01" office:value-type="float" office:value="1.02" calcext:value-type="float">
            <text:p>1,02</text:p>
          </table:table-cell>
          <table:table-cell table:formula="of:=[.B103]+([.E103]*([.A104]-[.A103]))" office:value-type="float" office:value="0.526070919178284" calcext:value-type="float">
            <text:p>0,526070919178284</text:p>
          </table:table-cell>
          <table:table-cell table:formula="of:=-[.$H$4]*[.B104]" office:value-type="float" office:value="-0.263035459589142" calcext:value-type="float">
            <text:p>-0,263035459589142</text:p>
          </table:table-cell>
          <table:table-cell table:formula="of:=[.C104]/[.$H$2]" office:value-type="float" office:value="-0.526070919178284" calcext:value-type="float">
            <text:p>-0,526070919178284</text:p>
          </table:table-cell>
          <table:table-cell table:formula="of:=[.E103]+([.D103]*([.A104]-[.A103]))" office:value-type="float" office:value="-0.856446770161875" calcext:value-type="float">
            <text:p>-0,856446770161875</text:p>
          </table:table-cell>
          <table:table-cell table:number-columns-repeated="3"/>
        </table:table-row>
        <table:table-row table:style-name="ro1">
          <table:table-cell table:formula="of:=[.A104]+0.01" office:value-type="float" office:value="1.03" calcext:value-type="float">
            <text:p>1,03</text:p>
          </table:table-cell>
          <table:table-cell table:formula="of:=[.B104]+([.E104]*([.A105]-[.A104]))" office:value-type="float" office:value="0.517506451476665" calcext:value-type="float">
            <text:p>0,517506451476665</text:p>
          </table:table-cell>
          <table:table-cell table:formula="of:=-[.$H$4]*[.B105]" office:value-type="float" office:value="-0.258753225738332" calcext:value-type="float">
            <text:p>-0,258753225738332</text:p>
          </table:table-cell>
          <table:table-cell table:formula="of:=[.C105]/[.$H$2]" office:value-type="float" office:value="-0.517506451476665" calcext:value-type="float">
            <text:p>-0,517506451476665</text:p>
          </table:table-cell>
          <table:table-cell table:formula="of:=[.E104]+([.D104]*([.A105]-[.A104]))" office:value-type="float" office:value="-0.861707479353657" calcext:value-type="float">
            <text:p>-0,861707479353657</text:p>
          </table:table-cell>
          <table:table-cell table:number-columns-repeated="3"/>
        </table:table-row>
        <table:table-row table:style-name="ro1">
          <table:table-cell table:formula="of:=[.A105]+0.01" office:value-type="float" office:value="1.04" calcext:value-type="float">
            <text:p>1,04</text:p>
          </table:table-cell>
          <table:table-cell table:formula="of:=[.B105]+([.E105]*([.A106]-[.A105]))" office:value-type="float" office:value="0.508889376683128" calcext:value-type="float">
            <text:p>0,508889376683128</text:p>
          </table:table-cell>
          <table:table-cell table:formula="of:=-[.$H$4]*[.B106]" office:value-type="float" office:value="-0.254444688341564" calcext:value-type="float">
            <text:p>-0,254444688341564</text:p>
          </table:table-cell>
          <table:table-cell table:formula="of:=[.C106]/[.$H$2]" office:value-type="float" office:value="-0.508889376683128" calcext:value-type="float">
            <text:p>-0,508889376683128</text:p>
          </table:table-cell>
          <table:table-cell table:formula="of:=[.E105]+([.D105]*([.A106]-[.A105]))" office:value-type="float" office:value="-0.866882543868424" calcext:value-type="float">
            <text:p>-0,866882543868424</text:p>
          </table:table-cell>
          <table:table-cell table:number-columns-repeated="3"/>
        </table:table-row>
        <table:table-row table:style-name="ro1">
          <table:table-cell table:formula="of:=[.A106]+0.01" office:value-type="float" office:value="1.05" calcext:value-type="float">
            <text:p>1,05</text:p>
          </table:table-cell>
          <table:table-cell table:formula="of:=[.B106]+([.E106]*([.A107]-[.A106]))" office:value-type="float" office:value="0.500220551244444" calcext:value-type="float">
            <text:p>0,500220551244444</text:p>
          </table:table-cell>
          <table:table-cell table:formula="of:=-[.$H$4]*[.B107]" office:value-type="float" office:value="-0.250110275622222" calcext:value-type="float">
            <text:p>-0,250110275622222</text:p>
          </table:table-cell>
          <table:table-cell table:formula="of:=[.C107]/[.$H$2]" office:value-type="float" office:value="-0.500220551244444" calcext:value-type="float">
            <text:p>-0,500220551244444</text:p>
          </table:table-cell>
          <table:table-cell table:formula="of:=[.E106]+([.D106]*([.A107]-[.A106]))" office:value-type="float" office:value="-0.871971437635255" calcext:value-type="float">
            <text:p>-0,871971437635255</text:p>
          </table:table-cell>
          <table:table-cell table:number-columns-repeated="3"/>
        </table:table-row>
        <table:table-row table:style-name="ro1">
          <table:table-cell table:formula="of:=[.A107]+0.01" office:value-type="float" office:value="1.06" calcext:value-type="float">
            <text:p>1,06</text:p>
          </table:table-cell>
          <table:table-cell table:formula="of:=[.B107]+([.E107]*([.A108]-[.A107]))" office:value-type="float" office:value="0.491500836868092" calcext:value-type="float">
            <text:p>0,491500836868092</text:p>
          </table:table-cell>
          <table:table-cell table:formula="of:=-[.$H$4]*[.B108]" office:value-type="float" office:value="-0.245750418434046" calcext:value-type="float">
            <text:p>-0,245750418434046</text:p>
          </table:table-cell>
          <table:table-cell table:formula="of:=[.C108]/[.$H$2]" office:value-type="float" office:value="-0.491500836868092" calcext:value-type="float">
            <text:p>-0,491500836868092</text:p>
          </table:table-cell>
          <table:table-cell table:formula="of:=[.E107]+([.D107]*([.A108]-[.A107]))" office:value-type="float" office:value="-0.8769736431477" calcext:value-type="float">
            <text:p>-0,8769736431477</text:p>
          </table:table-cell>
          <table:table-cell table:number-columns-repeated="3"/>
        </table:table-row>
        <table:table-row table:style-name="ro1">
          <table:table-cell table:formula="of:=[.A108]+0.01" office:value-type="float" office:value="1.07" calcext:value-type="float">
            <text:p>1,07</text:p>
          </table:table-cell>
          <table:table-cell table:formula="of:=[.B108]+([.E108]*([.A109]-[.A108]))" office:value-type="float" office:value="0.482731100436615" calcext:value-type="float">
            <text:p>0,482731100436615</text:p>
          </table:table-cell>
          <table:table-cell table:formula="of:=-[.$H$4]*[.B109]" office:value-type="float" office:value="-0.241365550218307" calcext:value-type="float">
            <text:p>-0,241365550218307</text:p>
          </table:table-cell>
          <table:table-cell table:formula="of:=[.C109]/[.$H$2]" office:value-type="float" office:value="-0.482731100436615" calcext:value-type="float">
            <text:p>-0,482731100436615</text:p>
          </table:table-cell>
          <table:table-cell table:formula="of:=[.E108]+([.D108]*([.A109]-[.A108]))" office:value-type="float" office:value="-0.881888651516381" calcext:value-type="float">
            <text:p>-0,881888651516381</text:p>
          </table:table-cell>
          <table:table-cell table:number-columns-repeated="3"/>
        </table:table-row>
        <table:table-row table:style-name="ro1">
          <table:table-cell table:formula="of:=[.A109]+0.01" office:value-type="float" office:value="1.08" calcext:value-type="float">
            <text:p>1,08</text:p>
          </table:table-cell>
          <table:table-cell table:formula="of:=[.B109]+([.E109]*([.A110]-[.A109]))" office:value-type="float" office:value="0.473912213921451" calcext:value-type="float">
            <text:p>0,473912213921451</text:p>
          </table:table-cell>
          <table:table-cell table:formula="of:=-[.$H$4]*[.B110]" office:value-type="float" office:value="-0.236956106960725" calcext:value-type="float">
            <text:p>-0,236956106960725</text:p>
          </table:table-cell>
          <table:table-cell table:formula="of:=[.C110]/[.$H$2]" office:value-type="float" office:value="-0.473912213921451" calcext:value-type="float">
            <text:p>-0,473912213921451</text:p>
          </table:table-cell>
          <table:table-cell table:formula="of:=[.E109]+([.D109]*([.A110]-[.A109]))" office:value-type="float" office:value="-0.886715962520747" calcext:value-type="float">
            <text:p>-0,886715962520747</text:p>
          </table:table-cell>
          <table:table-cell table:number-columns-repeated="3"/>
        </table:table-row>
        <table:table-row table:style-name="ro1">
          <table:table-cell table:formula="of:=[.A110]+0.01" office:value-type="float" office:value="1.09" calcext:value-type="float">
            <text:p>1,09</text:p>
          </table:table-cell>
          <table:table-cell table:formula="of:=[.B110]+([.E110]*([.A111]-[.A110]))" office:value-type="float" office:value="0.465045054296243" calcext:value-type="float">
            <text:p>0,465045054296243</text:p>
          </table:table-cell>
          <table:table-cell table:formula="of:=-[.$H$4]*[.B111]" office:value-type="float" office:value="-0.232522527148122" calcext:value-type="float">
            <text:p>-0,232522527148122</text:p>
          </table:table-cell>
          <table:table-cell table:formula="of:=[.C111]/[.$H$2]" office:value-type="float" office:value="-0.465045054296243" calcext:value-type="float">
            <text:p>-0,465045054296243</text:p>
          </table:table-cell>
          <table:table-cell table:formula="of:=[.E110]+([.D110]*([.A111]-[.A110]))" office:value-type="float" office:value="-0.891455084659961" calcext:value-type="float">
            <text:p>-0,891455084659961</text:p>
          </table:table-cell>
          <table:table-cell table:number-columns-repeated="3"/>
        </table:table-row>
        <table:table-row table:style-name="ro1">
          <table:table-cell table:formula="of:=[.A111]+0.01" office:value-type="float" office:value="1.1" calcext:value-type="float">
            <text:p>1,1</text:p>
          </table:table-cell>
          <table:table-cell table:formula="of:=[.B111]+([.E111]*([.A112]-[.A111]))" office:value-type="float" office:value="0.456130503449644" calcext:value-type="float">
            <text:p>0,456130503449644</text:p>
          </table:table-cell>
          <table:table-cell table:formula="of:=-[.$H$4]*[.B112]" office:value-type="float" office:value="-0.228065251724822" calcext:value-type="float">
            <text:p>-0,228065251724822</text:p>
          </table:table-cell>
          <table:table-cell table:formula="of:=[.C112]/[.$H$2]" office:value-type="float" office:value="-0.456130503449644" calcext:value-type="float">
            <text:p>-0,456130503449644</text:p>
          </table:table-cell>
          <table:table-cell table:formula="of:=[.E111]+([.D111]*([.A112]-[.A111]))" office:value-type="float" office:value="-0.896105535202924" calcext:value-type="float">
            <text:p>-0,896105535202924</text:p>
          </table:table-cell>
          <table:table-cell table:number-columns-repeated="3"/>
        </table:table-row>
        <table:table-row table:style-name="ro1">
          <table:table-cell table:formula="of:=[.A112]+0.01" office:value-type="float" office:value="1.11" calcext:value-type="float">
            <text:p>1,11</text:p>
          </table:table-cell>
          <table:table-cell table:formula="of:=[.B112]+([.E112]*([.A113]-[.A112]))" office:value-type="float" office:value="0.447169448097614" calcext:value-type="float">
            <text:p>0,447169448097614</text:p>
          </table:table-cell>
          <table:table-cell table:formula="of:=-[.$H$4]*[.B113]" office:value-type="float" office:value="-0.223584724048807" calcext:value-type="float">
            <text:p>-0,223584724048807</text:p>
          </table:table-cell>
          <table:table-cell table:formula="of:=[.C113]/[.$H$2]" office:value-type="float" office:value="-0.447169448097614" calcext:value-type="float">
            <text:p>-0,447169448097614</text:p>
          </table:table-cell>
          <table:table-cell table:formula="of:=[.E112]+([.D112]*([.A113]-[.A112]))" office:value-type="float" office:value="-0.90066684023742" calcext:value-type="float">
            <text:p>-0,90066684023742</text:p>
          </table:table-cell>
          <table:table-cell table:number-columns-repeated="3"/>
        </table:table-row>
        <table:table-row table:style-name="ro1">
          <table:table-cell table:formula="of:=[.A113]+0.01" office:value-type="float" office:value="1.12" calcext:value-type="float">
            <text:p>1,12</text:p>
          </table:table-cell>
          <table:table-cell table:formula="of:=[.B113]+([.E113]*([.A114]-[.A113]))" office:value-type="float" office:value="0.43816277969524" calcext:value-type="float">
            <text:p>0,43816277969524</text:p>
          </table:table-cell>
          <table:table-cell table:formula="of:=-[.$H$4]*[.B114]" office:value-type="float" office:value="-0.21908138984762" calcext:value-type="float">
            <text:p>-0,21908138984762</text:p>
          </table:table-cell>
          <table:table-cell table:formula="of:=[.C114]/[.$H$2]" office:value-type="float" office:value="-0.43816277969524" calcext:value-type="float">
            <text:p>-0,43816277969524</text:p>
          </table:table-cell>
          <table:table-cell table:formula="of:=[.E113]+([.D113]*([.A114]-[.A113]))" office:value-type="float" office:value="-0.905138534718397" calcext:value-type="float">
            <text:p>-0,905138534718397</text:p>
          </table:table-cell>
          <table:table-cell table:number-columns-repeated="3"/>
        </table:table-row>
        <table:table-row table:style-name="ro1">
          <table:table-cell table:formula="of:=[.A114]+0.01" office:value-type="float" office:value="1.13" calcext:value-type="float">
            <text:p>1,13</text:p>
          </table:table-cell>
          <table:table-cell table:formula="of:=[.B114]+([.E114]*([.A115]-[.A114]))" office:value-type="float" office:value="0.429111394348056" calcext:value-type="float">
            <text:p>0,429111394348056</text:p>
          </table:table-cell>
          <table:table-cell table:formula="of:=-[.$H$4]*[.B115]" office:value-type="float" office:value="-0.214555697174028" calcext:value-type="float">
            <text:p>-0,214555697174028</text:p>
          </table:table-cell>
          <table:table-cell table:formula="of:=[.C115]/[.$H$2]" office:value-type="float" office:value="-0.429111394348056" calcext:value-type="float">
            <text:p>-0,429111394348056</text:p>
          </table:table-cell>
          <table:table-cell table:formula="of:=[.E114]+([.D114]*([.A115]-[.A114]))" office:value-type="float" office:value="-0.909520162515349" calcext:value-type="float">
            <text:p>-0,909520162515349</text:p>
          </table:table-cell>
          <table:table-cell table:number-columns-repeated="3"/>
        </table:table-row>
        <table:table-row table:style-name="ro1">
          <table:table-cell table:formula="of:=[.A115]+0.01" office:value-type="float" office:value="1.14" calcext:value-type="float">
            <text:p>1,14</text:p>
          </table:table-cell>
          <table:table-cell table:formula="of:=[.B115]+([.E115]*([.A116]-[.A115]))" office:value-type="float" office:value="0.420016192722903" calcext:value-type="float">
            <text:p>0,420016192722903</text:p>
          </table:table-cell>
          <table:table-cell table:formula="of:=-[.$H$4]*[.B116]" office:value-type="float" office:value="-0.210008096361451" calcext:value-type="float">
            <text:p>-0,210008096361451</text:p>
          </table:table-cell>
          <table:table-cell table:formula="of:=[.C116]/[.$H$2]" office:value-type="float" office:value="-0.420016192722903" calcext:value-type="float">
            <text:p>-0,420016192722903</text:p>
          </table:table-cell>
          <table:table-cell table:formula="of:=[.E115]+([.D115]*([.A116]-[.A115]))" office:value-type="float" office:value="-0.913811276458829" calcext:value-type="float">
            <text:p>-0,913811276458829</text:p>
          </table:table-cell>
          <table:table-cell table:number-columns-repeated="3"/>
        </table:table-row>
        <table:table-row table:style-name="ro1">
          <table:table-cell table:formula="of:=[.A116]+0.01" office:value-type="float" office:value="1.15" calcext:value-type="float">
            <text:p>1,15</text:p>
          </table:table-cell>
          <table:table-cell table:formula="of:=[.B116]+([.E116]*([.A117]-[.A116]))" office:value-type="float" office:value="0.410878079958314" calcext:value-type="float">
            <text:p>0,410878079958314</text:p>
          </table:table-cell>
          <table:table-cell table:formula="of:=-[.$H$4]*[.B117]" office:value-type="float" office:value="-0.205439039979157" calcext:value-type="float">
            <text:p>-0,205439039979157</text:p>
          </table:table-cell>
          <table:table-cell table:formula="of:=[.C117]/[.$H$2]" office:value-type="float" office:value="-0.410878079958314" calcext:value-type="float">
            <text:p>-0,410878079958314</text:p>
          </table:table-cell>
          <table:table-cell table:formula="of:=[.E116]+([.D116]*([.A117]-[.A116]))" office:value-type="float" office:value="-0.918011438386059" calcext:value-type="float">
            <text:p>-0,918011438386059</text:p>
          </table:table-cell>
          <table:table-cell table:number-columns-repeated="3"/>
        </table:table-row>
        <table:table-row table:style-name="ro1">
          <table:table-cell table:formula="of:=[.A117]+0.01" office:value-type="float" office:value="1.16" calcext:value-type="float">
            <text:p>1,16</text:p>
          </table:table-cell>
          <table:table-cell table:formula="of:=[.B117]+([.E117]*([.A118]-[.A117]))" office:value-type="float" office:value="0.401697965574454" calcext:value-type="float">
            <text:p>0,401697965574454</text:p>
          </table:table-cell>
          <table:table-cell table:formula="of:=-[.$H$4]*[.B118]" office:value-type="float" office:value="-0.200848982787227" calcext:value-type="float">
            <text:p>-0,200848982787227</text:p>
          </table:table-cell>
          <table:table-cell table:formula="of:=[.C118]/[.$H$2]" office:value-type="float" office:value="-0.401697965574454" calcext:value-type="float">
            <text:p>-0,401697965574454</text:p>
          </table:table-cell>
          <table:table-cell table:formula="of:=[.E117]+([.D117]*([.A118]-[.A117]))" office:value-type="float" office:value="-0.922120219185642" calcext:value-type="float">
            <text:p>-0,922120219185642</text:p>
          </table:table-cell>
          <table:table-cell table:number-columns-repeated="3"/>
        </table:table-row>
        <table:table-row table:style-name="ro1">
          <table:table-cell table:formula="of:=[.A118]+0.01" office:value-type="float" office:value="1.17" calcext:value-type="float">
            <text:p>1,17</text:p>
          </table:table-cell>
          <table:table-cell table:formula="of:=[.B118]+([.E118]*([.A119]-[.A118]))" office:value-type="float" office:value="0.392476763382597" calcext:value-type="float">
            <text:p>0,392476763382597</text:p>
          </table:table-cell>
          <table:table-cell table:formula="of:=-[.$H$4]*[.B119]" office:value-type="float" office:value="-0.196238381691299" calcext:value-type="float">
            <text:p>-0,196238381691299</text:p>
          </table:table-cell>
          <table:table-cell table:formula="of:=[.C119]/[.$H$2]" office:value-type="float" office:value="-0.392476763382597" calcext:value-type="float">
            <text:p>-0,392476763382597</text:p>
          </table:table-cell>
          <table:table-cell table:formula="of:=[.E118]+([.D118]*([.A119]-[.A118]))" office:value-type="float" office:value="-0.926137198841386" calcext:value-type="float">
            <text:p>-0,926137198841386</text:p>
          </table:table-cell>
          <table:table-cell table:number-columns-repeated="3"/>
        </table:table-row>
        <table:table-row table:style-name="ro1">
          <table:table-cell table:formula="of:=[.A119]+0.01" office:value-type="float" office:value="1.18" calcext:value-type="float">
            <text:p>1,18</text:p>
          </table:table-cell>
          <table:table-cell table:formula="of:=[.B119]+([.E119]*([.A120]-[.A119]))" office:value-type="float" office:value="0.383215391394184" calcext:value-type="float">
            <text:p>0,383215391394184</text:p>
          </table:table-cell>
          <table:table-cell table:formula="of:=-[.$H$4]*[.B120]" office:value-type="float" office:value="-0.191607695697092" calcext:value-type="float">
            <text:p>-0,191607695697092</text:p>
          </table:table-cell>
          <table:table-cell table:formula="of:=[.C120]/[.$H$2]" office:value-type="float" office:value="-0.383215391394184" calcext:value-type="float">
            <text:p>-0,383215391394184</text:p>
          </table:table-cell>
          <table:table-cell table:formula="of:=[.E119]+([.D119]*([.A120]-[.A119]))" office:value-type="float" office:value="-0.930061966475212" calcext:value-type="float">
            <text:p>-0,930061966475212</text:p>
          </table:table-cell>
          <table:table-cell table:number-columns-repeated="3"/>
        </table:table-row>
        <table:table-row table:style-name="ro1">
          <table:table-cell table:formula="of:=[.A120]+0.01" office:value-type="float" office:value="1.19" calcext:value-type="float">
            <text:p>1,19</text:p>
          </table:table-cell>
          <table:table-cell table:formula="of:=[.B120]+([.E120]*([.A121]-[.A120]))" office:value-type="float" office:value="0.373914771729431" calcext:value-type="float">
            <text:p>0,373914771729431</text:p>
          </table:table-cell>
          <table:table-cell table:formula="of:=-[.$H$4]*[.B121]" office:value-type="float" office:value="-0.186957385864716" calcext:value-type="float">
            <text:p>-0,186957385864716</text:p>
          </table:table-cell>
          <table:table-cell table:formula="of:=[.C121]/[.$H$2]" office:value-type="float" office:value="-0.373914771729431" calcext:value-type="float">
            <text:p>-0,373914771729431</text:p>
          </table:table-cell>
          <table:table-cell table:formula="of:=[.E120]+([.D120]*([.A121]-[.A120]))" office:value-type="float" office:value="-0.933894120389154" calcext:value-type="float">
            <text:p>-0,933894120389154</text:p>
          </table:table-cell>
          <table:table-cell table:number-columns-repeated="3"/>
        </table:table-row>
        <table:table-row table:style-name="ro1">
          <table:table-cell table:formula="of:=[.A121]+0.01" office:value-type="float" office:value="1.2" calcext:value-type="float">
            <text:p>1,2</text:p>
          </table:table-cell>
          <table:table-cell table:formula="of:=[.B121]+([.E121]*([.A122]-[.A121]))" office:value-type="float" office:value="0.36457583052554" calcext:value-type="float">
            <text:p>0,36457583052554</text:p>
          </table:table-cell>
          <table:table-cell table:formula="of:=-[.$H$4]*[.B122]" office:value-type="float" office:value="-0.18228791526277" calcext:value-type="float">
            <text:p>-0,18228791526277</text:p>
          </table:table-cell>
          <table:table-cell table:formula="of:=[.C122]/[.$H$2]" office:value-type="float" office:value="-0.36457583052554" calcext:value-type="float">
            <text:p>-0,36457583052554</text:p>
          </table:table-cell>
          <table:table-cell table:formula="of:=[.E121]+([.D121]*([.A122]-[.A121]))" office:value-type="float" office:value="-0.937633268106448" calcext:value-type="float">
            <text:p>-0,937633268106448</text:p>
          </table:table-cell>
          <table:table-cell table:number-columns-repeated="3"/>
        </table:table-row>
        <table:table-row table:style-name="ro1">
          <table:table-cell table:formula="of:=[.A122]+0.01" office:value-type="float" office:value="1.21" calcext:value-type="float">
            <text:p>1,21</text:p>
          </table:table-cell>
          <table:table-cell table:formula="of:=[.B122]+([.E122]*([.A123]-[.A122]))" office:value-type="float" office:value="0.355199497844475" calcext:value-type="float">
            <text:p>0,355199497844475</text:p>
          </table:table-cell>
          <table:table-cell table:formula="of:=-[.$H$4]*[.B123]" office:value-type="float" office:value="-0.177599748922238" calcext:value-type="float">
            <text:p>-0,177599748922238</text:p>
          </table:table-cell>
          <table:table-cell table:formula="of:=[.C123]/[.$H$2]" office:value-type="float" office:value="-0.355199497844475" calcext:value-type="float">
            <text:p>-0,355199497844475</text:p>
          </table:table-cell>
          <table:table-cell table:formula="of:=[.E122]+([.D122]*([.A123]-[.A122]))" office:value-type="float" office:value="-0.941279026411704" calcext:value-type="float">
            <text:p>-0,941279026411704</text:p>
          </table:table-cell>
          <table:table-cell table:number-columns-repeated="3"/>
        </table:table-row>
        <table:table-row table:style-name="ro1">
          <table:table-cell table:formula="of:=[.A123]+0.01" office:value-type="float" office:value="1.22" calcext:value-type="float">
            <text:p>1,22</text:p>
          </table:table-cell>
          <table:table-cell table:formula="of:=[.B123]+([.E123]*([.A124]-[.A123]))" office:value-type="float" office:value="0.345786707580358" calcext:value-type="float">
            <text:p>0,345786707580358</text:p>
          </table:table-cell>
          <table:table-cell table:formula="of:=-[.$H$4]*[.B124]" office:value-type="float" office:value="-0.172893353790179" calcext:value-type="float">
            <text:p>-0,172893353790179</text:p>
          </table:table-cell>
          <table:table-cell table:formula="of:=[.C124]/[.$H$2]" office:value-type="float" office:value="-0.345786707580358" calcext:value-type="float">
            <text:p>-0,345786707580358</text:p>
          </table:table-cell>
          <table:table-cell table:formula="of:=[.E123]+([.D123]*([.A124]-[.A123]))" office:value-type="float" office:value="-0.944831021390148" calcext:value-type="float">
            <text:p>-0,944831021390148</text:p>
          </table:table-cell>
          <table:table-cell table:number-columns-repeated="3"/>
        </table:table-row>
        <table:table-row table:style-name="ro1">
          <table:table-cell table:formula="of:=[.A124]+0.01" office:value-type="float" office:value="1.23" calcext:value-type="float">
            <text:p>1,23</text:p>
          </table:table-cell>
          <table:table-cell table:formula="of:=[.B124]+([.E124]*([.A125]-[.A124]))" office:value-type="float" office:value="0.336338397366457" calcext:value-type="float">
            <text:p>0,336338397366457</text:p>
          </table:table-cell>
          <table:table-cell table:formula="of:=-[.$H$4]*[.B125]" office:value-type="float" office:value="-0.168169198683228" calcext:value-type="float">
            <text:p>-0,168169198683228</text:p>
          </table:table-cell>
          <table:table-cell table:formula="of:=[.C125]/[.$H$2]" office:value-type="float" office:value="-0.336338397366457" calcext:value-type="float">
            <text:p>-0,336338397366457</text:p>
          </table:table-cell>
          <table:table-cell table:formula="of:=[.E124]+([.D124]*([.A125]-[.A124]))" office:value-type="float" office:value="-0.948288888465952" calcext:value-type="float">
            <text:p>-0,948288888465952</text:p>
          </table:table-cell>
          <table:table-cell table:number-columns-repeated="3"/>
        </table:table-row>
        <table:table-row table:style-name="ro1">
          <table:table-cell table:formula="of:=[.A125]+0.01" office:value-type="float" office:value="1.24" calcext:value-type="float">
            <text:p>1,24</text:p>
          </table:table-cell>
          <table:table-cell table:formula="of:=[.B125]+([.E125]*([.A126]-[.A125]))" office:value-type="float" office:value="0.326855508481797" calcext:value-type="float">
            <text:p>0,326855508481797</text:p>
          </table:table-cell>
          <table:table-cell table:formula="of:=-[.$H$4]*[.B126]" office:value-type="float" office:value="-0.163427754240899" calcext:value-type="float">
            <text:p>-0,163427754240899</text:p>
          </table:table-cell>
          <table:table-cell table:formula="of:=[.C126]/[.$H$2]" office:value-type="float" office:value="-0.326855508481797" calcext:value-type="float">
            <text:p>-0,326855508481797</text:p>
          </table:table-cell>
          <table:table-cell table:formula="of:=[.E125]+([.D125]*([.A126]-[.A125]))" office:value-type="float" office:value="-0.951652272439616" calcext:value-type="float">
            <text:p>-0,951652272439616</text:p>
          </table:table-cell>
          <table:table-cell table:number-columns-repeated="3"/>
        </table:table-row>
        <table:table-row table:style-name="ro1">
          <table:table-cell table:formula="of:=[.A126]+0.01" office:value-type="float" office:value="1.25" calcext:value-type="float">
            <text:p>1,25</text:p>
          </table:table-cell>
          <table:table-cell table:formula="of:=[.B126]+([.E126]*([.A127]-[.A126]))" office:value-type="float" office:value="0.317338985757401" calcext:value-type="float">
            <text:p>0,317338985757401</text:p>
          </table:table-cell>
          <table:table-cell table:formula="of:=-[.$H$4]*[.B127]" office:value-type="float" office:value="-0.158669492878701" calcext:value-type="float">
            <text:p>-0,158669492878701</text:p>
          </table:table-cell>
          <table:table-cell table:formula="of:=[.C127]/[.$H$2]" office:value-type="float" office:value="-0.317338985757401" calcext:value-type="float">
            <text:p>-0,317338985757401</text:p>
          </table:table-cell>
          <table:table-cell table:formula="of:=[.E126]+([.D126]*([.A127]-[.A126]))" office:value-type="float" office:value="-0.954920827524435" calcext:value-type="float">
            <text:p>-0,954920827524435</text:p>
          </table:table-cell>
          <table:table-cell table:number-columns-repeated="3"/>
        </table:table-row>
        <table:table-row table:style-name="ro1">
          <table:table-cell table:formula="of:=[.A127]+0.01" office:value-type="float" office:value="1.26" calcext:value-type="float">
            <text:p>1,26</text:p>
          </table:table-cell>
          <table:table-cell table:formula="of:=[.B127]+([.E127]*([.A128]-[.A127]))" office:value-type="float" office:value="0.307789777482157" calcext:value-type="float">
            <text:p>0,307789777482157</text:p>
          </table:table-cell>
          <table:table-cell table:formula="of:=-[.$H$4]*[.B128]" office:value-type="float" office:value="-0.153894888741078" calcext:value-type="float">
            <text:p>-0,153894888741078</text:p>
          </table:table-cell>
          <table:table-cell table:formula="of:=[.C128]/[.$H$2]" office:value-type="float" office:value="-0.307789777482157" calcext:value-type="float">
            <text:p>-0,307789777482157</text:p>
          </table:table-cell>
          <table:table-cell table:formula="of:=[.E127]+([.D127]*([.A128]-[.A127]))" office:value-type="float" office:value="-0.958094217382008" calcext:value-type="float">
            <text:p>-0,958094217382008</text:p>
          </table:table-cell>
          <table:table-cell table:number-columns-repeated="3"/>
        </table:table-row>
        <table:table-row table:style-name="ro1">
          <table:table-cell table:formula="of:=[.A128]+0.01" office:value-type="float" office:value="1.27" calcext:value-type="float">
            <text:p>1,27</text:p>
          </table:table-cell>
          <table:table-cell table:formula="of:=[.B128]+([.E128]*([.A129]-[.A128]))" office:value-type="float" office:value="0.298208835308337" calcext:value-type="float">
            <text:p>0,298208835308337</text:p>
          </table:table-cell>
          <table:table-cell table:formula="of:=-[.$H$4]*[.B129]" office:value-type="float" office:value="-0.149104417654168" calcext:value-type="float">
            <text:p>-0,149104417654168</text:p>
          </table:table-cell>
          <table:table-cell table:formula="of:=[.C129]/[.$H$2]" office:value-type="float" office:value="-0.298208835308337" calcext:value-type="float">
            <text:p>-0,298208835308337</text:p>
          </table:table-cell>
          <table:table-cell table:formula="of:=[.E128]+([.D128]*([.A129]-[.A128]))" office:value-type="float" office:value="-0.96117211515683" calcext:value-type="float">
            <text:p>-0,96117211515683</text:p>
          </table:table-cell>
          <table:table-cell table:number-columns-repeated="3"/>
        </table:table-row>
        <table:table-row table:style-name="ro1">
          <table:table-cell table:formula="of:=[.A129]+0.01" office:value-type="float" office:value="1.28" calcext:value-type="float">
            <text:p>1,28</text:p>
          </table:table-cell>
          <table:table-cell table:formula="of:=[.B129]+([.E129]*([.A130]-[.A129]))" office:value-type="float" office:value="0.288597114156768" calcext:value-type="float">
            <text:p>0,288597114156768</text:p>
          </table:table-cell>
          <table:table-cell table:formula="of:=-[.$H$4]*[.B130]" office:value-type="float" office:value="-0.144298557078384" calcext:value-type="float">
            <text:p>-0,144298557078384</text:p>
          </table:table-cell>
          <table:table-cell table:formula="of:=[.C130]/[.$H$2]" office:value-type="float" office:value="-0.288597114156768" calcext:value-type="float">
            <text:p>-0,288597114156768</text:p>
          </table:table-cell>
          <table:table-cell table:formula="of:=[.E129]+([.D129]*([.A130]-[.A129]))" office:value-type="float" office:value="-0.964154203509913" calcext:value-type="float">
            <text:p>-0,964154203509913</text:p>
          </table:table-cell>
          <table:table-cell table:number-columns-repeated="3"/>
        </table:table-row>
        <table:table-row table:style-name="ro1">
          <table:table-cell table:formula="of:=[.A130]+0.01" office:value-type="float" office:value="1.29" calcext:value-type="float">
            <text:p>1,29</text:p>
          </table:table-cell>
          <table:table-cell table:formula="of:=[.B130]+([.E130]*([.A131]-[.A130]))" office:value-type="float" office:value="0.278955572121669" calcext:value-type="float">
            <text:p>0,278955572121669</text:p>
          </table:table-cell>
          <table:table-cell table:formula="of:=-[.$H$4]*[.B131]" office:value-type="float" office:value="-0.139477786060835" calcext:value-type="float">
            <text:p>-0,139477786060835</text:p>
          </table:table-cell>
          <table:table-cell table:formula="of:=[.C131]/[.$H$2]" office:value-type="float" office:value="-0.278955572121669" calcext:value-type="float">
            <text:p>-0,278955572121669</text:p>
          </table:table-cell>
          <table:table-cell table:formula="of:=[.E130]+([.D130]*([.A131]-[.A130]))" office:value-type="float" office:value="-0.967040174651481" calcext:value-type="float">
            <text:p>-0,967040174651481</text:p>
          </table:table-cell>
          <table:table-cell table:number-columns-repeated="3"/>
        </table:table-row>
        <table:table-row table:style-name="ro1">
          <table:table-cell table:formula="of:=[.A131]+0.01" office:value-type="float" office:value="1.3" calcext:value-type="float">
            <text:p>1,3</text:p>
          </table:table-cell>
          <table:table-cell table:formula="of:=[.B131]+([.E131]*([.A132]-[.A131]))" office:value-type="float" office:value="0.269285170375154" calcext:value-type="float">
            <text:p>0,269285170375154</text:p>
          </table:table-cell>
          <table:table-cell table:formula="of:=-[.$H$4]*[.B132]" office:value-type="float" office:value="-0.134642585187577" calcext:value-type="float">
            <text:p>-0,134642585187577</text:p>
          </table:table-cell>
          <table:table-cell table:formula="of:=[.C132]/[.$H$2]" office:value-type="float" office:value="-0.269285170375154" calcext:value-type="float">
            <text:p>-0,269285170375154</text:p>
          </table:table-cell>
          <table:table-cell table:formula="of:=[.E131]+([.D131]*([.A132]-[.A131]))" office:value-type="float" office:value="-0.969829730372698" calcext:value-type="float">
            <text:p>-0,969829730372698</text:p>
          </table:table-cell>
          <table:table-cell table:number-columns-repeated="3"/>
        </table:table-row>
        <table:table-row table:style-name="ro1">
          <table:table-cell table:formula="of:=[.A132]+0.01" office:value-type="float" office:value="1.31" calcext:value-type="float">
            <text:p>1,31</text:p>
          </table:table-cell>
          <table:table-cell table:formula="of:=[.B132]+([.E132]*([.A133]-[.A132]))" office:value-type="float" office:value="0.259586873071427" calcext:value-type="float">
            <text:p>0,259586873071427</text:p>
          </table:table-cell>
          <table:table-cell table:formula="of:=-[.$H$4]*[.B133]" office:value-type="float" office:value="-0.129793436535714" calcext:value-type="float">
            <text:p>-0,129793436535714</text:p>
          </table:table-cell>
          <table:table-cell table:formula="of:=[.C133]/[.$H$2]" office:value-type="float" office:value="-0.259586873071427" calcext:value-type="float">
            <text:p>-0,259586873071427</text:p>
          </table:table-cell>
          <table:table-cell table:formula="of:=[.E132]+([.D132]*([.A133]-[.A132]))" office:value-type="float" office:value="-0.972522582076449" calcext:value-type="float">
            <text:p>-0,972522582076449</text:p>
          </table:table-cell>
          <table:table-cell table:number-columns-repeated="3"/>
        </table:table-row>
        <table:table-row table:style-name="ro1">
          <table:table-cell table:formula="of:=[.A133]+0.01" office:value-type="float" office:value="1.32" calcext:value-type="float">
            <text:p>1,32</text:p>
          </table:table-cell>
          <table:table-cell table:formula="of:=[.B133]+([.E133]*([.A134]-[.A133]))" office:value-type="float" office:value="0.249861647250663" calcext:value-type="float">
            <text:p>0,249861647250663</text:p>
          </table:table-cell>
          <table:table-cell table:formula="of:=-[.$H$4]*[.B134]" office:value-type="float" office:value="-0.124930823625331" calcext:value-type="float">
            <text:p>-0,124930823625331</text:p>
          </table:table-cell>
          <table:table-cell table:formula="of:=[.C134]/[.$H$2]" office:value-type="float" office:value="-0.249861647250663" calcext:value-type="float">
            <text:p>-0,249861647250663</text:p>
          </table:table-cell>
          <table:table-cell table:formula="of:=[.E133]+([.D133]*([.A134]-[.A133]))" office:value-type="float" office:value="-0.975118450807164" calcext:value-type="float">
            <text:p>-0,975118450807164</text:p>
          </table:table-cell>
          <table:table-cell table:number-columns-repeated="3"/>
        </table:table-row>
        <table:table-row table:style-name="ro1">
          <table:table-cell table:formula="of:=[.A134]+0.01" office:value-type="float" office:value="1.33" calcext:value-type="float">
            <text:p>1,33</text:p>
          </table:table-cell>
          <table:table-cell table:formula="of:=[.B134]+([.E134]*([.A135]-[.A134]))" office:value-type="float" office:value="0.240110462742591" calcext:value-type="float">
            <text:p>0,240110462742591</text:p>
          </table:table-cell>
          <table:table-cell table:formula="of:=-[.$H$4]*[.B135]" office:value-type="float" office:value="-0.120055231371296" calcext:value-type="float">
            <text:p>-0,120055231371296</text:p>
          </table:table-cell>
          <table:table-cell table:formula="of:=[.C135]/[.$H$2]" office:value-type="float" office:value="-0.240110462742591" calcext:value-type="float">
            <text:p>-0,240110462742591</text:p>
          </table:table-cell>
          <table:table-cell table:formula="of:=[.E134]+([.D134]*([.A135]-[.A134]))" office:value-type="float" office:value="-0.97761706727967" calcext:value-type="float">
            <text:p>-0,97761706727967</text:p>
          </table:table-cell>
          <table:table-cell table:number-columns-repeated="3"/>
        </table:table-row>
        <table:table-row table:style-name="ro1">
          <table:table-cell table:formula="of:=[.A135]+0.01" office:value-type="float" office:value="1.34" calcext:value-type="float">
            <text:p>1,34</text:p>
          </table:table-cell>
          <table:table-cell table:formula="of:=[.B135]+([.E135]*([.A136]-[.A135]))" office:value-type="float" office:value="0.230334292069794" calcext:value-type="float">
            <text:p>0,230334292069794</text:p>
          </table:table-cell>
          <table:table-cell table:formula="of:=-[.$H$4]*[.B136]" office:value-type="float" office:value="-0.115167146034897" calcext:value-type="float">
            <text:p>-0,115167146034897</text:p>
          </table:table-cell>
          <table:table-cell table:formula="of:=[.C136]/[.$H$2]" office:value-type="float" office:value="-0.230334292069794" calcext:value-type="float">
            <text:p>-0,230334292069794</text:p>
          </table:table-cell>
          <table:table-cell table:formula="of:=[.E135]+([.D135]*([.A136]-[.A135]))" office:value-type="float" office:value="-0.980018171907096" calcext:value-type="float">
            <text:p>-0,980018171907096</text:p>
          </table:table-cell>
          <table:table-cell table:number-columns-repeated="3"/>
        </table:table-row>
        <table:table-row table:style-name="ro1">
          <table:table-cell table:formula="of:=[.A136]+0.01" office:value-type="float" office:value="1.35" calcext:value-type="float">
            <text:p>1,35</text:p>
          </table:table-cell>
          <table:table-cell table:formula="of:=[.B136]+([.E136]*([.A137]-[.A136]))" office:value-type="float" office:value="0.220534110350724" calcext:value-type="float">
            <text:p>0,220534110350724</text:p>
          </table:table-cell>
          <table:table-cell table:formula="of:=-[.$H$4]*[.B137]" office:value-type="float" office:value="-0.110267055175362" calcext:value-type="float">
            <text:p>-0,110267055175362</text:p>
          </table:table-cell>
          <table:table-cell table:formula="of:=[.C137]/[.$H$2]" office:value-type="float" office:value="-0.220534110350724" calcext:value-type="float">
            <text:p>-0,220534110350724</text:p>
          </table:table-cell>
          <table:table-cell table:formula="of:=[.E136]+([.D136]*([.A137]-[.A136]))" office:value-type="float" office:value="-0.982321514827794" calcext:value-type="float">
            <text:p>-0,982321514827794</text:p>
          </table:table-cell>
          <table:table-cell table:number-columns-repeated="3"/>
        </table:table-row>
        <table:table-row table:style-name="ro1">
          <table:table-cell table:formula="of:=[.A137]+0.01" office:value-type="float" office:value="1.36" calcext:value-type="float">
            <text:p>1,36</text:p>
          </table:table-cell>
          <table:table-cell table:formula="of:=[.B137]+([.E137]*([.A138]-[.A137]))" office:value-type="float" office:value="0.210710895202446" calcext:value-type="float">
            <text:p>0,210710895202446</text:p>
          </table:table-cell>
          <table:table-cell table:formula="of:=-[.$H$4]*[.B138]" office:value-type="float" office:value="-0.105355447601223" calcext:value-type="float">
            <text:p>-0,105355447601223</text:p>
          </table:table-cell>
          <table:table-cell table:formula="of:=[.C138]/[.$H$2]" office:value-type="float" office:value="-0.210710895202446" calcext:value-type="float">
            <text:p>-0,210710895202446</text:p>
          </table:table-cell>
          <table:table-cell table:formula="of:=[.E137]+([.D137]*([.A138]-[.A137]))" office:value-type="float" office:value="-0.984526855931301" calcext:value-type="float">
            <text:p>-0,984526855931301</text:p>
          </table:table-cell>
          <table:table-cell table:number-columns-repeated="3"/>
        </table:table-row>
        <table:table-row table:style-name="ro1">
          <table:table-cell table:formula="of:=[.A138]+0.01" office:value-type="float" office:value="1.37" calcext:value-type="float">
            <text:p>1,37</text:p>
          </table:table-cell>
          <table:table-cell table:formula="of:=[.B138]+([.E138]*([.A139]-[.A138]))" office:value-type="float" office:value="0.200865626643133" calcext:value-type="float">
            <text:p>0,200865626643133</text:p>
          </table:table-cell>
          <table:table-cell table:formula="of:=-[.$H$4]*[.B139]" office:value-type="float" office:value="-0.100432813321566" calcext:value-type="float">
            <text:p>-0,100432813321566</text:p>
          </table:table-cell>
          <table:table-cell table:formula="of:=[.C139]/[.$H$2]" office:value-type="float" office:value="-0.200865626643133" calcext:value-type="float">
            <text:p>-0,200865626643133</text:p>
          </table:table-cell>
          <table:table-cell table:formula="of:=[.E138]+([.D138]*([.A139]-[.A138]))" office:value-type="float" office:value="-0.986633964883326" calcext:value-type="float">
            <text:p>-0,986633964883326</text:p>
          </table:table-cell>
          <table:table-cell table:number-columns-repeated="3"/>
        </table:table-row>
        <table:table-row table:style-name="ro1">
          <table:table-cell table:formula="of:=[.A139]+0.01" office:value-type="float" office:value="1.38" calcext:value-type="float">
            <text:p>1,38</text:p>
          </table:table-cell>
          <table:table-cell table:formula="of:=[.B139]+([.E139]*([.A140]-[.A139]))" office:value-type="float" office:value="0.190999286994299" calcext:value-type="float">
            <text:p>0,190999286994299</text:p>
          </table:table-cell>
          <table:table-cell table:formula="of:=-[.$H$4]*[.B140]" office:value-type="float" office:value="-0.0954996434971497" calcext:value-type="float">
            <text:p>-0,09549964349715</text:p>
          </table:table-cell>
          <table:table-cell table:formula="of:=[.C140]/[.$H$2]" office:value-type="float" office:value="-0.190999286994299" calcext:value-type="float">
            <text:p>-0,190999286994299</text:p>
          </table:table-cell>
          <table:table-cell table:formula="of:=[.E139]+([.D139]*([.A140]-[.A139]))" office:value-type="float" office:value="-0.988642621149757" calcext:value-type="float">
            <text:p>-0,988642621149757</text:p>
          </table:table-cell>
          <table:table-cell table:number-columns-repeated="3"/>
        </table:table-row>
        <table:table-row table:style-name="ro1">
          <table:table-cell table:formula="of:=[.A140]+0.01" office:value-type="float" office:value="1.39" calcext:value-type="float">
            <text:p>1,39</text:p>
          </table:table-cell>
          <table:table-cell table:formula="of:=[.B140]+([.E140]*([.A141]-[.A140]))" office:value-type="float" office:value="0.181112860782802" calcext:value-type="float">
            <text:p>0,181112860782802</text:p>
          </table:table-cell>
          <table:table-cell table:formula="of:=-[.$H$4]*[.B141]" office:value-type="float" office:value="-0.0905564303914009" calcext:value-type="float">
            <text:p>-0,090556430391401</text:p>
          </table:table-cell>
          <table:table-cell table:formula="of:=[.C141]/[.$H$2]" office:value-type="float" office:value="-0.181112860782802" calcext:value-type="float">
            <text:p>-0,181112860782802</text:p>
          </table:table-cell>
          <table:table-cell table:formula="of:=[.E140]+([.D140]*([.A141]-[.A140]))" office:value-type="float" office:value="-0.9905526140197" calcext:value-type="float">
            <text:p>-0,9905526140197</text:p>
          </table:table-cell>
          <table:table-cell table:number-columns-repeated="3"/>
        </table:table-row>
        <table:table-row table:style-name="ro1">
          <table:table-cell table:formula="of:=[.A141]+0.01" office:value-type="float" office:value="1.4" calcext:value-type="float">
            <text:p>1,4</text:p>
          </table:table-cell>
          <table:table-cell table:formula="of:=[.B141]+([.E141]*([.A142]-[.A141]))" office:value-type="float" office:value="0.171207334642605" calcext:value-type="float">
            <text:p>0,171207334642605</text:p>
          </table:table-cell>
          <table:table-cell table:formula="of:=-[.$H$4]*[.B142]" office:value-type="float" office:value="-0.0856036673213024" calcext:value-type="float">
            <text:p>-0,085603667321302</text:p>
          </table:table-cell>
          <table:table-cell table:formula="of:=[.C142]/[.$H$2]" office:value-type="float" office:value="-0.171207334642605" calcext:value-type="float">
            <text:p>-0,171207334642605</text:p>
          </table:table-cell>
          <table:table-cell table:formula="of:=[.E141]+([.D141]*([.A142]-[.A141]))" office:value-type="float" office:value="-0.992363742627528" calcext:value-type="float">
            <text:p>-0,992363742627528</text:p>
          </table:table-cell>
          <table:table-cell table:number-columns-repeated="3"/>
        </table:table-row>
        <table:table-row table:style-name="ro1">
          <table:table-cell table:formula="of:=[.A142]+0.01" office:value-type="float" office:value="1.41" calcext:value-type="float">
            <text:p>1,41</text:p>
          </table:table-cell>
          <table:table-cell table:formula="of:=[.B142]+([.E142]*([.A143]-[.A142]))" office:value-type="float" office:value="0.161283697216329" calcext:value-type="float">
            <text:p>0,161283697216329</text:p>
          </table:table-cell>
          <table:table-cell table:formula="of:=-[.$H$4]*[.B143]" office:value-type="float" office:value="-0.0806418486081647" calcext:value-type="float">
            <text:p>-0,080641848608165</text:p>
          </table:table-cell>
          <table:table-cell table:formula="of:=[.C143]/[.$H$2]" office:value-type="float" office:value="-0.161283697216329" calcext:value-type="float">
            <text:p>-0,161283697216329</text:p>
          </table:table-cell>
          <table:table-cell table:formula="of:=[.E142]+([.D142]*([.A143]-[.A142]))" office:value-type="float" office:value="-0.994075815973954" calcext:value-type="float">
            <text:p>-0,994075815973954</text:p>
          </table:table-cell>
          <table:table-cell table:number-columns-repeated="3"/>
        </table:table-row>
        <table:table-row table:style-name="ro1">
          <table:table-cell table:formula="of:=[.A143]+0.01" office:value-type="float" office:value="1.42" calcext:value-type="float">
            <text:p>1,42</text:p>
          </table:table-cell>
          <table:table-cell table:formula="of:=[.B143]+([.E143]*([.A144]-[.A143]))" office:value-type="float" office:value="0.15134293905659" calcext:value-type="float">
            <text:p>0,15134293905659</text:p>
          </table:table-cell>
          <table:table-cell table:formula="of:=-[.$H$4]*[.B144]" office:value-type="float" office:value="-0.0756714695282949" calcext:value-type="float">
            <text:p>-0,075671469528295</text:p>
          </table:table-cell>
          <table:table-cell table:formula="of:=[.C144]/[.$H$2]" office:value-type="float" office:value="-0.15134293905659" calcext:value-type="float">
            <text:p>-0,15134293905659</text:p>
          </table:table-cell>
          <table:table-cell table:formula="of:=[.E143]+([.D143]*([.A144]-[.A143]))" office:value-type="float" office:value="-0.995688652946117" calcext:value-type="float">
            <text:p>-0,995688652946117</text:p>
          </table:table-cell>
          <table:table-cell table:number-columns-repeated="3"/>
        </table:table-row>
        <table:table-row table:style-name="ro1">
          <table:table-cell table:formula="of:=[.A144]+0.01" office:value-type="float" office:value="1.43" calcext:value-type="float">
            <text:p>1,43</text:p>
          </table:table-cell>
          <table:table-cell table:formula="of:=[.B144]+([.E144]*([.A145]-[.A144]))" office:value-type="float" office:value="0.141386052527129" calcext:value-type="float">
            <text:p>0,141386052527129</text:p>
          </table:table-cell>
          <table:table-cell table:formula="of:=-[.$H$4]*[.B145]" office:value-type="float" office:value="-0.0706930262635643" calcext:value-type="float">
            <text:p>-0,070693026263564</text:p>
          </table:table-cell>
          <table:table-cell table:formula="of:=[.C145]/[.$H$2]" office:value-type="float" office:value="-0.141386052527129" calcext:value-type="float">
            <text:p>-0,141386052527129</text:p>
          </table:table-cell>
          <table:table-cell table:formula="of:=[.E144]+([.D144]*([.A145]-[.A144]))" office:value-type="float" office:value="-0.997202082336683" calcext:value-type="float">
            <text:p>-0,997202082336683</text:p>
          </table:table-cell>
          <table:table-cell table:number-columns-repeated="3"/>
        </table:table-row>
        <table:table-row table:style-name="ro1">
          <table:table-cell table:formula="of:=[.A145]+0.01" office:value-type="float" office:value="1.44" calcext:value-type="float">
            <text:p>1,44</text:p>
          </table:table-cell>
          <table:table-cell table:formula="of:=[.B145]+([.E145]*([.A146]-[.A145]))" office:value-type="float" office:value="0.131414031703762" calcext:value-type="float">
            <text:p>0,131414031703762</text:p>
          </table:table-cell>
          <table:table-cell table:formula="of:=-[.$H$4]*[.B146]" office:value-type="float" office:value="-0.0657070158518809" calcext:value-type="float">
            <text:p>-0,065707015851881</text:p>
          </table:table-cell>
          <table:table-cell table:formula="of:=[.C146]/[.$H$2]" office:value-type="float" office:value="-0.131414031703762" calcext:value-type="float">
            <text:p>-0,131414031703762</text:p>
          </table:table-cell>
          <table:table-cell table:formula="of:=[.E145]+([.D145]*([.A146]-[.A145]))" office:value-type="float" office:value="-0.998615942861954" calcext:value-type="float">
            <text:p>-0,998615942861954</text:p>
          </table:table-cell>
          <table:table-cell table:number-columns-repeated="3"/>
        </table:table-row>
        <table:table-row table:style-name="ro1">
          <table:table-cell table:formula="of:=[.A146]+0.01" office:value-type="float" office:value="1.45" calcext:value-type="float">
            <text:p>1,45</text:p>
          </table:table-cell>
          <table:table-cell table:formula="of:=[.B146]+([.E146]*([.A147]-[.A146]))" office:value-type="float" office:value="0.121427872275142" calcext:value-type="float">
            <text:p>0,121427872275142</text:p>
          </table:table-cell>
          <table:table-cell table:formula="of:=-[.$H$4]*[.B147]" office:value-type="float" office:value="-0.0607139361375711" calcext:value-type="float">
            <text:p>-0,060713936137571</text:p>
          </table:table-cell>
          <table:table-cell table:formula="of:=[.C147]/[.$H$2]" office:value-type="float" office:value="-0.121427872275142" calcext:value-type="float">
            <text:p>-0,121427872275142</text:p>
          </table:table-cell>
          <table:table-cell table:formula="of:=[.E146]+([.D146]*([.A147]-[.A146]))" office:value-type="float" office:value="-0.999930083178992" calcext:value-type="float">
            <text:p>-0,999930083178992</text:p>
          </table:table-cell>
          <table:table-cell table:number-columns-repeated="3"/>
        </table:table-row>
        <table:table-row table:style-name="ro1">
          <table:table-cell table:formula="of:=[.A147]+0.01" office:value-type="float" office:value="1.46" calcext:value-type="float">
            <text:p>1,46</text:p>
          </table:table-cell>
          <table:table-cell table:formula="of:=[.B147]+([.E147]*([.A148]-[.A147]))" office:value-type="float" office:value="0.111428571443352" calcext:value-type="float">
            <text:p>0,111428571443352</text:p>
          </table:table-cell>
          <table:table-cell table:formula="of:=-[.$H$4]*[.B148]" office:value-type="float" office:value="-0.0557142857216762" calcext:value-type="float">
            <text:p>-0,055714285721676</text:p>
          </table:table-cell>
          <table:table-cell table:formula="of:=[.C148]/[.$H$2]" office:value-type="float" office:value="-0.111428571443352" calcext:value-type="float">
            <text:p>-0,111428571443352</text:p>
          </table:table-cell>
          <table:table-cell table:formula="of:=[.E147]+([.D147]*([.A148]-[.A147]))" office:value-type="float" office:value="-1.00114436190174" calcext:value-type="float">
            <text:p>-1,00114436190174</text:p>
          </table:table-cell>
          <table:table-cell table:number-columns-repeated="3"/>
        </table:table-row>
        <table:table-row table:style-name="ro1">
          <table:table-cell table:formula="of:=[.A148]+0.01" office:value-type="float" office:value="1.47" calcext:value-type="float">
            <text:p>1,47</text:p>
          </table:table-cell>
          <table:table-cell table:formula="of:=[.B148]+([.E148]*([.A149]-[.A148]))" office:value-type="float" office:value="0.101417127824335" calcext:value-type="float">
            <text:p>0,101417127824335</text:p>
          </table:table-cell>
          <table:table-cell table:formula="of:=-[.$H$4]*[.B149]" office:value-type="float" office:value="-0.0507085639121675" calcext:value-type="float">
            <text:p>-0,050708563912168</text:p>
          </table:table-cell>
          <table:table-cell table:formula="of:=[.C149]/[.$H$2]" office:value-type="float" office:value="-0.101417127824335" calcext:value-type="float">
            <text:p>-0,101417127824335</text:p>
          </table:table-cell>
          <table:table-cell table:formula="of:=[.E148]+([.D148]*([.A149]-[.A148]))" office:value-type="float" office:value="-1.00225864761618" calcext:value-type="float">
            <text:p>-1,00225864761618</text:p>
          </table:table-cell>
          <table:table-cell table:number-columns-repeated="3"/>
        </table:table-row>
        <table:table-row table:style-name="ro1">
          <table:table-cell table:formula="of:=[.A149]+0.01" office:value-type="float" office:value="1.48" calcext:value-type="float">
            <text:p>1,48</text:p>
          </table:table-cell>
          <table:table-cell table:formula="of:=[.B149]+([.E149]*([.A150]-[.A149]))" office:value-type="float" office:value="0.0913945413481731" calcext:value-type="float">
            <text:p>0,091394541348173</text:p>
          </table:table-cell>
          <table:table-cell table:formula="of:=-[.$H$4]*[.B150]" office:value-type="float" office:value="-0.0456972706740866" calcext:value-type="float">
            <text:p>-0,045697270674087</text:p>
          </table:table-cell>
          <table:table-cell table:formula="of:=[.C150]/[.$H$2]" office:value-type="float" office:value="-0.0913945413481731" calcext:value-type="float">
            <text:p>-0,091394541348173</text:p>
          </table:table-cell>
          <table:table-cell table:formula="of:=[.E149]+([.D149]*([.A150]-[.A149]))" office:value-type="float" office:value="-1.00327281889442" calcext:value-type="float">
            <text:p>-1,00327281889442</text:p>
          </table:table-cell>
          <table:table-cell table:number-columns-repeated="3"/>
        </table:table-row>
        <table:table-row table:style-name="ro1">
          <table:table-cell table:formula="of:=[.A150]+0.01" office:value-type="float" office:value="1.49" calcext:value-type="float">
            <text:p>1,49</text:p>
          </table:table-cell>
          <table:table-cell table:formula="of:=[.B150]+([.E150]*([.A151]-[.A150]))" office:value-type="float" office:value="0.0813618131592289" calcext:value-type="float">
            <text:p>0,081361813159229</text:p>
          </table:table-cell>
          <table:table-cell table:formula="of:=-[.$H$4]*[.B151]" office:value-type="float" office:value="-0.0406809065796145" calcext:value-type="float">
            <text:p>-0,040680906579615</text:p>
          </table:table-cell>
          <table:table-cell table:formula="of:=[.C151]/[.$H$2]" office:value-type="float" office:value="-0.0813618131592289" calcext:value-type="float">
            <text:p>-0,081361813159229</text:p>
          </table:table-cell>
          <table:table-cell table:formula="of:=[.E150]+([.D150]*([.A151]-[.A150]))" office:value-type="float" office:value="-1.0041867643079" calcext:value-type="float">
            <text:p>-1,0041867643079</text:p>
          </table:table-cell>
          <table:table-cell table:number-columns-repeated="3"/>
        </table:table-row>
        <table:table-row table:style-name="ro1">
          <table:table-cell table:formula="of:=[.A151]+0.01" office:value-type="float" office:value="1.5" calcext:value-type="float">
            <text:p>1,5</text:p>
          </table:table-cell>
          <table:table-cell table:formula="of:=[.B151]+([.E151]*([.A152]-[.A151]))" office:value-type="float" office:value="0.0713199455161499" calcext:value-type="float">
            <text:p>0,07131994551615</text:p>
          </table:table-cell>
          <table:table-cell table:formula="of:=-[.$H$4]*[.B152]" office:value-type="float" office:value="-0.0356599727580749" calcext:value-type="float">
            <text:p>-0,035659972758075</text:p>
          </table:table-cell>
          <table:table-cell table:formula="of:=[.C152]/[.$H$2]" office:value-type="float" office:value="-0.0713199455161499" calcext:value-type="float">
            <text:p>-0,07131994551615</text:p>
          </table:table-cell>
          <table:table-cell table:formula="of:=[.E151]+([.D151]*([.A152]-[.A151]))" office:value-type="float" office:value="-1.00500038243949" calcext:value-type="float">
            <text:p>-1,00500038243949</text:p>
          </table:table-cell>
          <table:table-cell table:number-columns-repeated="3"/>
        </table:table-row>
        <table:table-row table:style-name="ro1">
          <table:table-cell table:formula="of:=[.A152]+0.01" office:value-type="float" office:value="1.51" calcext:value-type="float">
            <text:p>1,51</text:p>
          </table:table-cell>
          <table:table-cell table:formula="of:=[.B152]+([.E152]*([.A153]-[.A152]))" office:value-type="float" office:value="0.0612699416917549" calcext:value-type="float">
            <text:p>0,061269941691755</text:p>
          </table:table-cell>
          <table:table-cell table:formula="of:=-[.$H$4]*[.B153]" office:value-type="float" office:value="-0.0306349708458775" calcext:value-type="float">
            <text:p>-0,030634970845878</text:p>
          </table:table-cell>
          <table:table-cell table:formula="of:=[.C153]/[.$H$2]" office:value-type="float" office:value="-0.0612699416917549" calcext:value-type="float">
            <text:p>-0,061269941691755</text:p>
          </table:table-cell>
          <table:table-cell table:formula="of:=[.E152]+([.D152]*([.A153]-[.A152]))" office:value-type="float" office:value="-1.00571358189466" calcext:value-type="float">
            <text:p>-1,00571358189466</text:p>
          </table:table-cell>
          <table:table-cell table:number-columns-repeated="3"/>
        </table:table-row>
        <table:table-row table:style-name="ro1">
          <table:table-cell table:formula="of:=[.A153]+0.01" office:value-type="float" office:value="1.52" calcext:value-type="float">
            <text:p>1,52</text:p>
          </table:table-cell>
          <table:table-cell table:formula="of:=[.B153]+([.E153]*([.A154]-[.A153]))" office:value-type="float" office:value="0.0512128058728084" calcext:value-type="float">
            <text:p>0,051212805872808</text:p>
          </table:table-cell>
          <table:table-cell table:formula="of:=-[.$H$4]*[.B154]" office:value-type="float" office:value="-0.0256064029364042" calcext:value-type="float">
            <text:p>-0,025606402936404</text:p>
          </table:table-cell>
          <table:table-cell table:formula="of:=[.C154]/[.$H$2]" office:value-type="float" office:value="-0.0512128058728084" calcext:value-type="float">
            <text:p>-0,051212805872808</text:p>
          </table:table-cell>
          <table:table-cell table:formula="of:=[.E153]+([.D153]*([.A154]-[.A153]))" office:value-type="float" office:value="-1.00632628131157" calcext:value-type="float">
            <text:p>-1,00632628131157</text:p>
          </table:table-cell>
          <table:table-cell table:number-columns-repeated="3"/>
        </table:table-row>
        <table:table-row table:style-name="ro1">
          <table:table-cell table:formula="of:=[.A154]+0.01" office:value-type="float" office:value="1.53" calcext:value-type="float">
            <text:p>1,53</text:p>
          </table:table-cell>
          <table:table-cell table:formula="of:=[.B154]+([.E154]*([.A155]-[.A154]))" office:value-type="float" office:value="0.0411495430596926" calcext:value-type="float">
            <text:p>0,041149543059693</text:p>
          </table:table-cell>
          <table:table-cell table:formula="of:=-[.$H$4]*[.B155]" office:value-type="float" office:value="-0.0205747715298463" calcext:value-type="float">
            <text:p>-0,020574771529846</text:p>
          </table:table-cell>
          <table:table-cell table:formula="of:=[.C155]/[.$H$2]" office:value-type="float" office:value="-0.0411495430596926" calcext:value-type="float">
            <text:p>-0,041149543059693</text:p>
          </table:table-cell>
          <table:table-cell table:formula="of:=[.E154]+([.D154]*([.A155]-[.A154]))" office:value-type="float" office:value="-1.0068384093703" calcext:value-type="float">
            <text:p>-1,0068384093703</text:p>
          </table:table-cell>
          <table:table-cell table:number-columns-repeated="3"/>
        </table:table-row>
        <table:table-row table:style-name="ro1">
          <table:table-cell table:formula="of:=[.A155]+0.01" office:value-type="float" office:value="1.54" calcext:value-type="float">
            <text:p>1,54</text:p>
          </table:table-cell>
          <table:table-cell table:formula="of:=[.B155]+([.E155]*([.A156]-[.A155]))" office:value-type="float" office:value="0.0310811589659896" calcext:value-type="float">
            <text:p>0,03108115896599</text:p>
          </table:table-cell>
          <table:table-cell table:formula="of:=-[.$H$4]*[.B156]" office:value-type="float" office:value="-0.0155405794829948" calcext:value-type="float">
            <text:p>-0,015540579482995</text:p>
          </table:table-cell>
          <table:table-cell table:formula="of:=[.C156]/[.$H$2]" office:value-type="float" office:value="-0.0310811589659896" calcext:value-type="float">
            <text:p>-0,03108115896599</text:p>
          </table:table-cell>
          <table:table-cell table:formula="of:=[.E155]+([.D155]*([.A156]-[.A155]))" office:value-type="float" office:value="-1.0072499048009" calcext:value-type="float">
            <text:p>-1,0072499048009</text:p>
          </table:table-cell>
          <table:table-cell table:number-columns-repeated="3"/>
        </table:table-row>
        <table:table-row table:style-name="ro1">
          <table:table-cell table:formula="of:=[.A156]+0.01" office:value-type="float" office:value="1.55" calcext:value-type="float">
            <text:p>1,55</text:p>
          </table:table-cell>
          <table:table-cell table:formula="of:=[.B156]+([.E156]*([.A157]-[.A156]))" office:value-type="float" office:value="0.0210086599179806" calcext:value-type="float">
            <text:p>0,021008659917981</text:p>
          </table:table-cell>
          <table:table-cell table:formula="of:=-[.$H$4]*[.B157]" office:value-type="float" office:value="-0.0105043299589903" calcext:value-type="float">
            <text:p>-0,01050432995899</text:p>
          </table:table-cell>
          <table:table-cell table:formula="of:=[.C157]/[.$H$2]" office:value-type="float" office:value="-0.0210086599179806" calcext:value-type="float">
            <text:p>-0,021008659917981</text:p>
          </table:table-cell>
          <table:table-cell table:formula="of:=[.E156]+([.D156]*([.A157]-[.A156]))" office:value-type="float" office:value="-1.00756071639056" calcext:value-type="float">
            <text:p>-1,00756071639056</text:p>
          </table:table-cell>
          <table:table-cell table:number-columns-repeated="3"/>
        </table:table-row>
        <table:table-row table:style-name="ro1">
          <table:table-cell table:formula="of:=[.A157]+0.01" office:value-type="float" office:value="1.56" calcext:value-type="float">
            <text:p>1,56</text:p>
          </table:table-cell>
          <table:table-cell table:formula="of:=[.B157]+([.E157]*([.A158]-[.A157]))" office:value-type="float" office:value="0.010933052754075" calcext:value-type="float">
            <text:p>0,010933052754075</text:p>
          </table:table-cell>
          <table:table-cell table:formula="of:=-[.$H$4]*[.B158]" office:value-type="float" office:value="-0.00546652637703751" calcext:value-type="float">
            <text:p>-0,005466526377038</text:p>
          </table:table-cell>
          <table:table-cell table:formula="of:=[.C158]/[.$H$2]" office:value-type="float" office:value="-0.010933052754075" calcext:value-type="float">
            <text:p>-0,010933052754075</text:p>
          </table:table-cell>
          <table:table-cell table:formula="of:=[.E157]+([.D157]*([.A158]-[.A157]))" office:value-type="float" office:value="-1.00777080298974" calcext:value-type="float">
            <text:p>-1,00777080298974</text:p>
          </table:table-cell>
          <table:table-cell table:number-columns-repeated="3"/>
        </table:table-row>
        <table:table-row table:style-name="ro1">
          <table:table-cell table:formula="of:=[.A158]+0.01" office:value-type="float" office:value="1.57" calcext:value-type="float">
            <text:p>1,57</text:p>
          </table:table-cell>
          <table:table-cell table:formula="of:=[.B158]+([.E158]*([.A159]-[.A158]))" office:value-type="float" office:value="0.00085534472417763" calcext:value-type="float">
            <text:p>0,000855344724178</text:p>
          </table:table-cell>
          <table:table-cell table:formula="of:=-[.$H$4]*[.B159]" office:value-type="float" office:value="-0.000427672362088815" calcext:value-type="float">
            <text:p>-0,000427672362089</text:p>
          </table:table-cell>
          <table:table-cell table:formula="of:=[.C159]/[.$H$2]" office:value-type="float" office:value="-0.00085534472417763" calcext:value-type="float">
            <text:p>-0,000855344724178</text:p>
          </table:table-cell>
          <table:table-cell table:formula="of:=[.E158]+([.D158]*([.A159]-[.A158]))" office:value-type="float" office:value="-1.00788013351728" calcext:value-type="float">
            <text:p>-1,00788013351728</text:p>
          </table:table-cell>
          <table:table-cell table:number-columns-repeated="3"/>
        </table:table-row>
        <table:table-row table:style-name="ro1">
          <table:table-cell table:formula="of:=[.A159]+0.01" office:value-type="float" office:value="1.58" calcext:value-type="float">
            <text:p>1,58</text:p>
          </table:table-cell>
          <table:table-cell table:formula="of:=[.B159]+([.E159]*([.A160]-[.A159]))" office:value-type="float" office:value="-0.00922345661099517" calcext:value-type="float">
            <text:p>-0,009223456610995</text:p>
          </table:table-cell>
          <table:table-cell table:formula="of:=-[.$H$4]*[.B160]" office:value-type="float" office:value="0.00461172830549759" calcext:value-type="float">
            <text:p>0,004611728305498</text:p>
          </table:table-cell>
          <table:table-cell table:formula="of:=[.C160]/[.$H$2]" office:value-type="float" office:value="0.00922345661099517" calcext:value-type="float">
            <text:p>0,009223456610995</text:p>
          </table:table-cell>
          <table:table-cell table:formula="of:=[.E159]+([.D159]*([.A160]-[.A159]))" office:value-type="float" office:value="-1.00788868696452" calcext:value-type="float">
            <text:p>-1,00788868696452</text:p>
          </table:table-cell>
          <table:table-cell table:number-columns-repeated="3"/>
        </table:table-row>
        <table:table-row table:style-name="ro1">
          <table:table-cell table:formula="of:=[.A160]+0.01" office:value-type="float" office:value="1.59" calcext:value-type="float">
            <text:p>1,59</text:p>
          </table:table-cell>
          <table:table-cell table:formula="of:=[.B160]+([.E160]*([.A161]-[.A160]))" office:value-type="float" office:value="-0.0193023434806404" calcext:value-type="float">
            <text:p>-0,01930234348064</text:p>
          </table:table-cell>
          <table:table-cell table:formula="of:=-[.$H$4]*[.B161]" office:value-type="float" office:value="0.00965117174032019" calcext:value-type="float">
            <text:p>0,00965117174032</text:p>
          </table:table-cell>
          <table:table-cell table:formula="of:=[.C161]/[.$H$2]" office:value-type="float" office:value="0.0193023434806404" calcext:value-type="float">
            <text:p>0,01930234348064</text:p>
          </table:table-cell>
          <table:table-cell table:formula="of:=[.E160]+([.D160]*([.A161]-[.A160]))" office:value-type="float" office:value="-1.00779645239841" calcext:value-type="float">
            <text:p>-1,00779645239841</text:p>
          </table:table-cell>
          <table:table-cell table:number-columns-repeated="3"/>
        </table:table-row>
        <table:table-row table:style-name="ro1">
          <table:table-cell table:formula="of:=[.A161]+0.01" office:value-type="float" office:value="1.6" calcext:value-type="float">
            <text:p>1,6</text:p>
          </table:table-cell>
          <table:table-cell table:formula="of:=[.B161]+([.E161]*([.A162]-[.A161]))" office:value-type="float" office:value="-0.0293803080046245" calcext:value-type="float">
            <text:p>-0,029380308004625</text:p>
          </table:table-cell>
          <table:table-cell table:formula="of:=-[.$H$4]*[.B162]" office:value-type="float" office:value="0.0146901540023123" calcext:value-type="float">
            <text:p>0,014690154002312</text:p>
          </table:table-cell>
          <table:table-cell table:formula="of:=[.C162]/[.$H$2]" office:value-type="float" office:value="0.0293803080046245" calcext:value-type="float">
            <text:p>0,029380308004625</text:p>
          </table:table-cell>
          <table:table-cell table:formula="of:=[.E161]+([.D161]*([.A162]-[.A161]))" office:value-type="float" office:value="-1.0076034289636" calcext:value-type="float">
            <text:p>-1,0076034289636</text:p>
          </table:table-cell>
          <table:table-cell table:number-columns-repeated="3"/>
        </table:table-row>
        <table:table-row table:style-name="ro1">
          <table:table-cell table:formula="of:=[.A162]+0.01" office:value-type="float" office:value="1.61" calcext:value-type="float">
            <text:p>1,61</text:p>
          </table:table-cell>
          <table:table-cell table:formula="of:=[.B162]+([.E162]*([.A163]-[.A162]))" office:value-type="float" office:value="-0.0394563422942606" calcext:value-type="float">
            <text:p>-0,039456342294261</text:p>
          </table:table-cell>
          <table:table-cell table:formula="of:=-[.$H$4]*[.B163]" office:value-type="float" office:value="0.0197281711471303" calcext:value-type="float">
            <text:p>0,01972817114713</text:p>
          </table:table-cell>
          <table:table-cell table:formula="of:=[.C163]/[.$H$2]" office:value-type="float" office:value="0.0394563422942606" calcext:value-type="float">
            <text:p>0,039456342294261</text:p>
          </table:table-cell>
          <table:table-cell table:formula="of:=[.E162]+([.D162]*([.A163]-[.A162]))" office:value-type="float" office:value="-1.00730962588356" calcext:value-type="float">
            <text:p>-1,00730962588356</text:p>
          </table:table-cell>
          <table:table-cell table:number-columns-repeated="3"/>
        </table:table-row>
        <table:table-row table:style-name="ro1">
          <table:table-cell table:formula="of:=[.A163]+0.01" office:value-type="float" office:value="1.62" calcext:value-type="float">
            <text:p>1,62</text:p>
          </table:table-cell>
          <table:table-cell table:formula="of:=[.B163]+([.E163]*([.A164]-[.A163]))" office:value-type="float" office:value="-0.0495294385530962" calcext:value-type="float">
            <text:p>-0,049529438553096</text:p>
          </table:table-cell>
          <table:table-cell table:formula="of:=-[.$H$4]*[.B164]" office:value-type="float" office:value="0.0247647192765481" calcext:value-type="float">
            <text:p>0,024764719276548</text:p>
          </table:table-cell>
          <table:table-cell table:formula="of:=[.C164]/[.$H$2]" office:value-type="float" office:value="0.0495294385530962" calcext:value-type="float">
            <text:p>0,049529438553096</text:p>
          </table:table-cell>
          <table:table-cell table:formula="of:=[.E163]+([.D163]*([.A164]-[.A163]))" office:value-type="float" office:value="-1.00691506246062" calcext:value-type="float">
            <text:p>-1,00691506246062</text:p>
          </table:table-cell>
          <table:table-cell table:number-columns-repeated="3"/>
        </table:table-row>
        <table:table-row table:style-name="ro1">
          <table:table-cell table:formula="of:=[.A164]+0.01" office:value-type="float" office:value="1.63" calcext:value-type="float">
            <text:p>1,63</text:p>
          </table:table-cell>
          <table:table-cell table:formula="of:=[.B164]+([.E164]*([.A165]-[.A164]))" office:value-type="float" office:value="-0.0595985891777023" calcext:value-type="float">
            <text:p>-0,059598589177702</text:p>
          </table:table-cell>
          <table:table-cell table:formula="of:=-[.$H$4]*[.B165]" office:value-type="float" office:value="0.0297992945888512" calcext:value-type="float">
            <text:p>0,029799294588851</text:p>
          </table:table-cell>
          <table:table-cell table:formula="of:=[.C165]/[.$H$2]" office:value-type="float" office:value="0.0595985891777023" calcext:value-type="float">
            <text:p>0,059598589177702</text:p>
          </table:table-cell>
          <table:table-cell table:formula="of:=[.E164]+([.D164]*([.A165]-[.A164]))" office:value-type="float" office:value="-1.00641976807508" calcext:value-type="float">
            <text:p>-1,00641976807508</text:p>
          </table:table-cell>
          <table:table-cell table:number-columns-repeated="3"/>
        </table:table-row>
        <table:table-row table:style-name="ro1">
          <table:table-cell table:formula="of:=[.A165]+0.01" office:value-type="float" office:value="1.64" calcext:value-type="float">
            <text:p>1,64</text:p>
          </table:table-cell>
          <table:table-cell table:formula="of:=[.B165]+([.E165]*([.A166]-[.A165]))" office:value-type="float" office:value="-0.0696627868584532" calcext:value-type="float">
            <text:p>-0,069662786858453</text:p>
          </table:table-cell>
          <table:table-cell table:formula="of:=-[.$H$4]*[.B166]" office:value-type="float" office:value="0.0348313934292266" calcext:value-type="float">
            <text:p>0,034831393429227</text:p>
          </table:table-cell>
          <table:table-cell table:formula="of:=[.C166]/[.$H$2]" office:value-type="float" office:value="0.0696627868584532" calcext:value-type="float">
            <text:p>0,069662786858453</text:p>
          </table:table-cell>
          <table:table-cell table:formula="of:=[.E165]+([.D165]*([.A166]-[.A165]))" office:value-type="float" office:value="-1.00582378218331" calcext:value-type="float">
            <text:p>-1,00582378218331</text:p>
          </table:table-cell>
          <table:table-cell table:number-columns-repeated="3"/>
        </table:table-row>
        <table:table-row table:style-name="ro1">
          <table:table-cell table:formula="of:=[.A166]+0.01" office:value-type="float" office:value="1.65" calcext:value-type="float">
            <text:p>1,65</text:p>
          </table:table-cell>
          <table:table-cell table:formula="of:=[.B166]+([.E166]*([.A167]-[.A166]))" office:value-type="float" office:value="-0.0797210246802863" calcext:value-type="float">
            <text:p>-0,079721024680286</text:p>
          </table:table-cell>
          <table:table-cell table:formula="of:=-[.$H$4]*[.B167]" office:value-type="float" office:value="0.0398605123401431" calcext:value-type="float">
            <text:p>0,039860512340143</text:p>
          </table:table-cell>
          <table:table-cell table:formula="of:=[.C167]/[.$H$2]" office:value-type="float" office:value="0.0797210246802863" calcext:value-type="float">
            <text:p>0,079721024680286</text:p>
          </table:table-cell>
          <table:table-cell table:formula="of:=[.E166]+([.D166]*([.A167]-[.A166]))" office:value-type="float" office:value="-1.00512715431472" calcext:value-type="float">
            <text:p>-1,00512715431472</text:p>
          </table:table-cell>
          <table:table-cell table:number-columns-repeated="3"/>
        </table:table-row>
        <table:table-row table:style-name="ro1">
          <table:table-cell table:formula="of:=[.A167]+0.01" office:value-type="float" office:value="1.66" calcext:value-type="float">
            <text:p>1,66</text:p>
          </table:table-cell>
          <table:table-cell table:formula="of:=[.B167]+([.E167]*([.A168]-[.A167]))" office:value-type="float" office:value="-0.0897722962234335" calcext:value-type="float">
            <text:p>-0,089772296223434</text:p>
          </table:table-cell>
          <table:table-cell table:formula="of:=-[.$H$4]*[.B168]" office:value-type="float" office:value="0.0448861481117168" calcext:value-type="float">
            <text:p>0,044886148111717</text:p>
          </table:table-cell>
          <table:table-cell table:formula="of:=[.C168]/[.$H$2]" office:value-type="float" office:value="0.0897722962234335" calcext:value-type="float">
            <text:p>0,089772296223434</text:p>
          </table:table-cell>
          <table:table-cell table:formula="of:=[.E167]+([.D167]*([.A168]-[.A167]))" office:value-type="float" office:value="-1.00432994406792" calcext:value-type="float">
            <text:p>-1,00432994406792</text:p>
          </table:table-cell>
          <table:table-cell table:number-columns-repeated="3"/>
        </table:table-row>
        <table:table-row table:style-name="ro1">
          <table:table-cell table:formula="of:=[.A168]+0.01" office:value-type="float" office:value="1.67" calcext:value-type="float">
            <text:p>1,67</text:p>
          </table:table-cell>
          <table:table-cell table:formula="of:=[.B168]+([.E168]*([.A169]-[.A168]))" office:value-type="float" office:value="-0.0998155956641127" calcext:value-type="float">
            <text:p>-0,099815595664113</text:p>
          </table:table-cell>
          <table:table-cell table:formula="of:=-[.$H$4]*[.B169]" office:value-type="float" office:value="0.0499077978320564" calcext:value-type="float">
            <text:p>0,049907797832056</text:p>
          </table:table-cell>
          <table:table-cell table:formula="of:=[.C169]/[.$H$2]" office:value-type="float" office:value="0.0998155956641127" calcext:value-type="float">
            <text:p>0,099815595664113</text:p>
          </table:table-cell>
          <table:table-cell table:formula="of:=[.E168]+([.D168]*([.A169]-[.A168]))" office:value-type="float" office:value="-1.00343222110569" calcext:value-type="float">
            <text:p>-1,00343222110569</text:p>
          </table:table-cell>
          <table:table-cell table:number-columns-repeated="3"/>
        </table:table-row>
        <table:table-row table:style-name="ro1">
          <table:table-cell table:formula="of:=[.A169]+0.01" office:value-type="float" office:value="1.68" calcext:value-type="float">
            <text:p>1,68</text:p>
          </table:table-cell>
          <table:table-cell table:formula="of:=[.B169]+([.E169]*([.A170]-[.A169]))" office:value-type="float" office:value="-0.10984991787517" calcext:value-type="float">
            <text:p>-0,10984991787517</text:p>
          </table:table-cell>
          <table:table-cell table:formula="of:=-[.$H$4]*[.B170]" office:value-type="float" office:value="0.0549249589375848" calcext:value-type="float">
            <text:p>0,054924958937585</text:p>
          </table:table-cell>
          <table:table-cell table:formula="of:=[.C170]/[.$H$2]" office:value-type="float" office:value="0.10984991787517" calcext:value-type="float">
            <text:p>0,10984991787517</text:p>
          </table:table-cell>
          <table:table-cell table:formula="of:=[.E169]+([.D169]*([.A170]-[.A169]))" office:value-type="float" office:value="-1.00243406514905" calcext:value-type="float">
            <text:p>-1,00243406514905</text:p>
          </table:table-cell>
          <table:table-cell table:number-columns-repeated="3"/>
        </table:table-row>
        <table:table-row table:style-name="ro1">
          <table:table-cell table:formula="of:=[.A170]+0.01" office:value-type="float" office:value="1.69" calcext:value-type="float">
            <text:p>1,69</text:p>
          </table:table-cell>
          <table:table-cell table:formula="of:=[.B170]+([.E170]*([.A171]-[.A170]))" office:value-type="float" office:value="-0.11987425852666" calcext:value-type="float">
            <text:p>-0,11987425852666</text:p>
          </table:table-cell>
          <table:table-cell table:formula="of:=-[.$H$4]*[.B171]" office:value-type="float" office:value="0.05993712926333" calcext:value-type="float">
            <text:p>0,05993712926333</text:p>
          </table:table-cell>
          <table:table-cell table:formula="of:=[.C171]/[.$H$2]" office:value-type="float" office:value="0.11987425852666" calcext:value-type="float">
            <text:p>0,11987425852666</text:p>
          </table:table-cell>
          <table:table-cell table:formula="of:=[.E170]+([.D170]*([.A171]-[.A170]))" office:value-type="float" office:value="-1.00133556597029" calcext:value-type="float">
            <text:p>-1,00133556597029</text:p>
          </table:table-cell>
          <table:table-cell table:number-columns-repeated="3"/>
        </table:table-row>
        <table:table-row table:style-name="ro1">
          <table:table-cell table:formula="of:=[.A171]+0.01" office:value-type="float" office:value="1.7" calcext:value-type="float">
            <text:p>1,7</text:p>
          </table:table-cell>
          <table:table-cell table:formula="of:=[.B171]+([.E171]*([.A172]-[.A171]))" office:value-type="float" office:value="-0.129887614186363" calcext:value-type="float">
            <text:p>-0,129887614186363</text:p>
          </table:table-cell>
          <table:table-cell table:formula="of:=-[.$H$4]*[.B172]" office:value-type="float" office:value="0.0649438070931815" calcext:value-type="float">
            <text:p>0,064943807093182</text:p>
          </table:table-cell>
          <table:table-cell table:formula="of:=[.C172]/[.$H$2]" office:value-type="float" office:value="0.129887614186363" calcext:value-type="float">
            <text:p>0,129887614186363</text:p>
          </table:table-cell>
          <table:table-cell table:formula="of:=[.E171]+([.D171]*([.A172]-[.A171]))" office:value-type="float" office:value="-1.00013682338503" calcext:value-type="float">
            <text:p>-1,00013682338503</text:p>
          </table:table-cell>
          <table:table-cell table:number-columns-repeated="3"/>
        </table:table-row>
        <table:table-row table:style-name="ro1">
          <table:table-cell table:formula="of:=[.A172]+0.01" office:value-type="float" office:value="1.71" calcext:value-type="float">
            <text:p>1,71</text:p>
          </table:table-cell>
          <table:table-cell table:formula="of:=[.B172]+([.E172]*([.A173]-[.A172]))" office:value-type="float" office:value="-0.139888982420213" calcext:value-type="float">
            <text:p>-0,139888982420213</text:p>
          </table:table-cell>
          <table:table-cell table:formula="of:=-[.$H$4]*[.B173]" office:value-type="float" office:value="0.0699444912101067" calcext:value-type="float">
            <text:p>0,069944491210107</text:p>
          </table:table-cell>
          <table:table-cell table:formula="of:=[.C173]/[.$H$2]" office:value-type="float" office:value="0.139888982420213" calcext:value-type="float">
            <text:p>0,139888982420213</text:p>
          </table:table-cell>
          <table:table-cell table:formula="of:=[.E172]+([.D172]*([.A173]-[.A172]))" office:value-type="float" office:value="-0.998837947243163" calcext:value-type="float">
            <text:p>-0,998837947243163</text:p>
          </table:table-cell>
          <table:table-cell table:number-columns-repeated="3"/>
        </table:table-row>
        <table:table-row table:style-name="ro1">
          <table:table-cell table:formula="of:=[.A173]+0.01" office:value-type="float" office:value="1.72" calcext:value-type="float">
            <text:p>1,72</text:p>
          </table:table-cell>
          <table:table-cell table:formula="of:=[.B173]+([.E173]*([.A174]-[.A173]))" office:value-type="float" office:value="-0.149877361892645" calcext:value-type="float">
            <text:p>-0,149877361892645</text:p>
          </table:table-cell>
          <table:table-cell table:formula="of:=-[.$H$4]*[.B174]" office:value-type="float" office:value="0.0749386809463225" calcext:value-type="float">
            <text:p>0,074938680946323</text:p>
          </table:table-cell>
          <table:table-cell table:formula="of:=[.C174]/[.$H$2]" office:value-type="float" office:value="0.149877361892645" calcext:value-type="float">
            <text:p>0,149877361892645</text:p>
          </table:table-cell>
          <table:table-cell table:formula="of:=[.E173]+([.D173]*([.A174]-[.A173]))" office:value-type="float" office:value="-0.997439057418961" calcext:value-type="float">
            <text:p>-0,997439057418961</text:p>
          </table:table-cell>
          <table:table-cell table:number-columns-repeated="3"/>
        </table:table-row>
        <table:table-row table:style-name="ro1">
          <table:table-cell table:formula="of:=[.A174]+0.01" office:value-type="float" office:value="1.73" calcext:value-type="float">
            <text:p>1,73</text:p>
          </table:table-cell>
          <table:table-cell table:formula="of:=[.B174]+([.E174]*([.A175]-[.A174]))" office:value-type="float" office:value="-0.159851752466835" calcext:value-type="float">
            <text:p>-0,159851752466835</text:p>
          </table:table-cell>
          <table:table-cell table:formula="of:=-[.$H$4]*[.B175]" office:value-type="float" office:value="0.0799258762334173" calcext:value-type="float">
            <text:p>0,079925876233417</text:p>
          </table:table-cell>
          <table:table-cell table:formula="of:=[.C175]/[.$H$2]" office:value-type="float" office:value="0.159851752466835" calcext:value-type="float">
            <text:p>0,159851752466835</text:p>
          </table:table-cell>
          <table:table-cell table:formula="of:=[.E174]+([.D174]*([.A175]-[.A174]))" office:value-type="float" office:value="-0.995940283800035" calcext:value-type="float">
            <text:p>-0,995940283800035</text:p>
          </table:table-cell>
          <table:table-cell table:number-columns-repeated="3"/>
        </table:table-row>
        <table:table-row table:style-name="ro1">
          <table:table-cell table:formula="of:=[.A175]+0.01" office:value-type="float" office:value="1.74" calcext:value-type="float">
            <text:p>1,74</text:p>
          </table:table-cell>
          <table:table-cell table:formula="of:=[.B175]+([.E175]*([.A176]-[.A175]))" office:value-type="float" office:value="-0.169811155304835" calcext:value-type="float">
            <text:p>-0,169811155304835</text:p>
          </table:table-cell>
          <table:table-cell table:formula="of:=-[.$H$4]*[.B176]" office:value-type="float" office:value="0.0849055776524174" calcext:value-type="float">
            <text:p>0,084905577652418</text:p>
          </table:table-cell>
          <table:table-cell table:formula="of:=[.C176]/[.$H$2]" office:value-type="float" office:value="0.169811155304835" calcext:value-type="float">
            <text:p>0,169811155304835</text:p>
          </table:table-cell>
          <table:table-cell table:formula="of:=[.E175]+([.D175]*([.A176]-[.A175]))" office:value-type="float" office:value="-0.994341766275366" calcext:value-type="float">
            <text:p>-0,994341766275366</text:p>
          </table:table-cell>
          <table:table-cell table:number-columns-repeated="3"/>
        </table:table-row>
        <table:table-row table:style-name="ro1">
          <table:table-cell table:formula="of:=[.A176]+0.01" office:value-type="float" office:value="1.75" calcext:value-type="float">
            <text:p>1,75</text:p>
          </table:table-cell>
          <table:table-cell table:formula="of:=[.B176]+([.E176]*([.A177]-[.A176]))" office:value-type="float" office:value="-0.179754572967589" calcext:value-type="float">
            <text:p>-0,179754572967589</text:p>
          </table:table-cell>
          <table:table-cell table:formula="of:=-[.$H$4]*[.B177]" office:value-type="float" office:value="0.0898772864837943" calcext:value-type="float">
            <text:p>0,089877286483794</text:p>
          </table:table-cell>
          <table:table-cell table:formula="of:=[.C177]/[.$H$2]" office:value-type="float" office:value="0.179754572967589" calcext:value-type="float">
            <text:p>0,179754572967589</text:p>
          </table:table-cell>
          <table:table-cell table:formula="of:=[.E176]+([.D176]*([.A177]-[.A176]))" office:value-type="float" office:value="-0.992643654722318" calcext:value-type="float">
            <text:p>-0,992643654722318</text:p>
          </table:table-cell>
          <table:table-cell table:number-columns-repeated="3"/>
        </table:table-row>
        <table:table-row table:style-name="ro1">
          <table:table-cell table:formula="of:=[.A177]+0.01" office:value-type="float" office:value="1.76" calcext:value-type="float">
            <text:p>1,76</text:p>
          </table:table-cell>
          <table:table-cell table:formula="of:=[.B177]+([.E177]*([.A178]-[.A177]))" office:value-type="float" office:value="-0.189681009514812" calcext:value-type="float">
            <text:p>-0,189681009514812</text:p>
          </table:table-cell>
          <table:table-cell table:formula="of:=-[.$H$4]*[.B178]" office:value-type="float" office:value="0.0948405047574059" calcext:value-type="float">
            <text:p>0,094840504757406</text:p>
          </table:table-cell>
          <table:table-cell table:formula="of:=[.C178]/[.$H$2]" office:value-type="float" office:value="0.189681009514812" calcext:value-type="float">
            <text:p>0,189681009514812</text:p>
          </table:table-cell>
          <table:table-cell table:formula="of:=[.E177]+([.D177]*([.A178]-[.A177]))" office:value-type="float" office:value="-0.990846108992642" calcext:value-type="float">
            <text:p>-0,990846108992642</text:p>
          </table:table-cell>
          <table:table-cell table:number-columns-repeated="3"/>
        </table:table-row>
        <table:table-row table:style-name="ro1">
          <table:table-cell table:formula="of:=[.A178]+0.01" office:value-type="float" office:value="1.77" calcext:value-type="float">
            <text:p>1,77</text:p>
          </table:table-cell>
          <table:table-cell table:formula="of:=[.B178]+([.E178]*([.A179]-[.A178]))" office:value-type="float" office:value="-0.199589470604738" calcext:value-type="float">
            <text:p>-0,199589470604738</text:p>
          </table:table-cell>
          <table:table-cell table:formula="of:=-[.$H$4]*[.B179]" office:value-type="float" office:value="0.0997947353023691" calcext:value-type="float">
            <text:p>0,099794735302369</text:p>
          </table:table-cell>
          <table:table-cell table:formula="of:=[.C179]/[.$H$2]" office:value-type="float" office:value="0.199589470604738" calcext:value-type="float">
            <text:p>0,199589470604738</text:p>
          </table:table-cell>
          <table:table-cell table:formula="of:=[.E178]+([.D178]*([.A179]-[.A178]))" office:value-type="float" office:value="-0.988949298897494" calcext:value-type="float">
            <text:p>-0,988949298897494</text:p>
          </table:table-cell>
          <table:table-cell table:number-columns-repeated="3"/>
        </table:table-row>
        <table:table-row table:style-name="ro1">
          <table:table-cell table:formula="of:=[.A179]+0.01" office:value-type="float" office:value="1.78" calcext:value-type="float">
            <text:p>1,78</text:p>
          </table:table-cell>
          <table:table-cell table:formula="of:=[.B179]+([.E179]*([.A180]-[.A179]))" office:value-type="float" office:value="-0.209478963593713" calcext:value-type="float">
            <text:p>-0,209478963593713</text:p>
          </table:table-cell>
          <table:table-cell table:formula="of:=-[.$H$4]*[.B180]" office:value-type="float" office:value="0.104739481796857" calcext:value-type="float">
            <text:p>0,104739481796857</text:p>
          </table:table-cell>
          <table:table-cell table:formula="of:=[.C180]/[.$H$2]" office:value-type="float" office:value="0.209478963593713" calcext:value-type="float">
            <text:p>0,209478963593713</text:p>
          </table:table-cell>
          <table:table-cell table:formula="of:=[.E179]+([.D179]*([.A180]-[.A179]))" office:value-type="float" office:value="-0.986953404191446" calcext:value-type="float">
            <text:p>-0,986953404191446</text:p>
          </table:table-cell>
          <table:table-cell table:number-columns-repeated="3"/>
        </table:table-row>
        <table:table-row table:style-name="ro1">
          <table:table-cell table:formula="of:=[.A180]+0.01" office:value-type="float" office:value="1.79" calcext:value-type="float">
            <text:p>1,79</text:p>
          </table:table-cell>
          <table:table-cell table:formula="of:=[.B180]+([.E180]*([.A181]-[.A180]))" office:value-type="float" office:value="-0.219348497635628" calcext:value-type="float">
            <text:p>-0,219348497635628</text:p>
          </table:table-cell>
          <table:table-cell table:formula="of:=-[.$H$4]*[.B181]" office:value-type="float" office:value="0.109674248817814" calcext:value-type="float">
            <text:p>0,109674248817814</text:p>
          </table:table-cell>
          <table:table-cell table:formula="of:=[.C181]/[.$H$2]" office:value-type="float" office:value="0.219348497635628" calcext:value-type="float">
            <text:p>0,219348497635628</text:p>
          </table:table-cell>
          <table:table-cell table:formula="of:=[.E180]+([.D180]*([.A181]-[.A180]))" office:value-type="float" office:value="-0.984858614555509" calcext:value-type="float">
            <text:p>-0,984858614555509</text:p>
          </table:table-cell>
          <table:table-cell table:number-columns-repeated="3"/>
        </table:table-row>
        <table:table-row table:style-name="ro1">
          <table:table-cell table:formula="of:=[.A181]+0.01" office:value-type="float" office:value="1.8" calcext:value-type="float">
            <text:p>1,8</text:p>
          </table:table-cell>
          <table:table-cell table:formula="of:=[.B181]+([.E181]*([.A182]-[.A181]))" office:value-type="float" office:value="-0.229197083781183" calcext:value-type="float">
            <text:p>-0,229197083781183</text:p>
          </table:table-cell>
          <table:table-cell table:formula="of:=-[.$H$4]*[.B182]" office:value-type="float" office:value="0.114598541890591" calcext:value-type="float">
            <text:p>0,114598541890591</text:p>
          </table:table-cell>
          <table:table-cell table:formula="of:=[.C182]/[.$H$2]" office:value-type="float" office:value="0.229197083781183" calcext:value-type="float">
            <text:p>0,229197083781183</text:p>
          </table:table-cell>
          <table:table-cell table:formula="of:=[.E181]+([.D181]*([.A182]-[.A181]))" office:value-type="float" office:value="-0.982665129579153" calcext:value-type="float">
            <text:p>-0,982665129579153</text:p>
          </table:table-cell>
          <table:table-cell table:number-columns-repeated="3"/>
        </table:table-row>
        <table:table-row table:style-name="ro1">
          <table:table-cell table:formula="of:=[.A182]+0.01" office:value-type="float" office:value="1.81" calcext:value-type="float">
            <text:p>1,81</text:p>
          </table:table-cell>
          <table:table-cell table:formula="of:=[.B182]+([.E182]*([.A183]-[.A182]))" office:value-type="float" office:value="-0.239023735076974" calcext:value-type="float">
            <text:p>-0,239023735076974</text:p>
          </table:table-cell>
          <table:table-cell table:formula="of:=-[.$H$4]*[.B183]" office:value-type="float" office:value="0.119511867538487" calcext:value-type="float">
            <text:p>0,119511867538487</text:p>
          </table:table-cell>
          <table:table-cell table:formula="of:=[.C183]/[.$H$2]" office:value-type="float" office:value="0.239023735076974" calcext:value-type="float">
            <text:p>0,239023735076974</text:p>
          </table:table-cell>
          <table:table-cell table:formula="of:=[.E182]+([.D182]*([.A183]-[.A182]))" office:value-type="float" office:value="-0.980373158741341" calcext:value-type="float">
            <text:p>-0,980373158741341</text:p>
          </table:table-cell>
          <table:table-cell table:number-columns-repeated="3"/>
        </table:table-row>
        <table:table-row table:style-name="ro1">
          <table:table-cell table:formula="of:=[.A183]+0.01" office:value-type="float" office:value="1.82" calcext:value-type="float">
            <text:p>1,82</text:p>
          </table:table-cell>
          <table:table-cell table:formula="of:=[.B183]+([.E183]*([.A184]-[.A183]))" office:value-type="float" office:value="-0.248827466664388" calcext:value-type="float">
            <text:p>-0,248827466664388</text:p>
          </table:table-cell>
          <table:table-cell table:formula="of:=-[.$H$4]*[.B184]" office:value-type="float" office:value="0.124413733332194" calcext:value-type="float">
            <text:p>0,124413733332194</text:p>
          </table:table-cell>
          <table:table-cell table:formula="of:=[.C184]/[.$H$2]" office:value-type="float" office:value="0.248827466664388" calcext:value-type="float">
            <text:p>0,248827466664388</text:p>
          </table:table-cell>
          <table:table-cell table:formula="of:=[.E183]+([.D183]*([.A184]-[.A183]))" office:value-type="float" office:value="-0.977982921390571" calcext:value-type="float">
            <text:p>-0,977982921390571</text:p>
          </table:table-cell>
          <table:table-cell table:number-columns-repeated="3"/>
        </table:table-row>
        <table:table-row table:style-name="ro1">
          <table:table-cell table:formula="of:=[.A184]+0.01" office:value-type="float" office:value="1.83" calcext:value-type="float">
            <text:p>1,83</text:p>
          </table:table-cell>
          <table:table-cell table:formula="of:=[.B184]+([.E184]*([.A185]-[.A184]))" office:value-type="float" office:value="-0.258607295878293" calcext:value-type="float">
            <text:p>-0,258607295878293</text:p>
          </table:table-cell>
          <table:table-cell table:formula="of:=-[.$H$4]*[.B185]" office:value-type="float" office:value="0.129303647939147" calcext:value-type="float">
            <text:p>0,129303647939147</text:p>
          </table:table-cell>
          <table:table-cell table:formula="of:=[.C185]/[.$H$2]" office:value-type="float" office:value="0.258607295878293" calcext:value-type="float">
            <text:p>0,258607295878293</text:p>
          </table:table-cell>
          <table:table-cell table:formula="of:=[.E184]+([.D184]*([.A185]-[.A184]))" office:value-type="float" office:value="-0.975494646723928" calcext:value-type="float">
            <text:p>-0,975494646723928</text:p>
          </table:table-cell>
          <table:table-cell table:number-columns-repeated="3"/>
        </table:table-row>
        <table:table-row table:style-name="ro1">
          <table:table-cell table:formula="of:=[.A185]+0.01" office:value-type="float" office:value="1.84" calcext:value-type="float">
            <text:p>1,84</text:p>
          </table:table-cell>
          <table:table-cell table:formula="of:=[.B185]+([.E185]*([.A186]-[.A185]))" office:value-type="float" office:value="-0.268362242345533" calcext:value-type="float">
            <text:p>-0,268362242345533</text:p>
          </table:table-cell>
          <table:table-cell table:formula="of:=-[.$H$4]*[.B186]" office:value-type="float" office:value="0.134181121172766" calcext:value-type="float">
            <text:p>0,134181121172766</text:p>
          </table:table-cell>
          <table:table-cell table:formula="of:=[.C186]/[.$H$2]" office:value-type="float" office:value="0.268362242345533" calcext:value-type="float">
            <text:p>0,268362242345533</text:p>
          </table:table-cell>
          <table:table-cell table:formula="of:=[.E185]+([.D185]*([.A186]-[.A185]))" office:value-type="float" office:value="-0.972908573765145" calcext:value-type="float">
            <text:p>-0,972908573765145</text:p>
          </table:table-cell>
          <table:table-cell table:number-columns-repeated="3"/>
        </table:table-row>
        <table:table-row table:style-name="ro1">
          <table:table-cell table:formula="of:=[.A186]+0.01" office:value-type="float" office:value="1.85" calcext:value-type="float">
            <text:p>1,85</text:p>
          </table:table-cell>
          <table:table-cell table:formula="of:=[.B186]+([.E186]*([.A187]-[.A186]))" office:value-type="float" office:value="-0.278091328083184" calcext:value-type="float">
            <text:p>-0,278091328083184</text:p>
          </table:table-cell>
          <table:table-cell table:formula="of:=-[.$H$4]*[.B187]" office:value-type="float" office:value="0.139045664041592" calcext:value-type="float">
            <text:p>0,139045664041592</text:p>
          </table:table-cell>
          <table:table-cell table:formula="of:=[.C187]/[.$H$2]" office:value-type="float" office:value="0.278091328083184" calcext:value-type="float">
            <text:p>0,278091328083184</text:p>
          </table:table-cell>
          <table:table-cell table:formula="of:=[.E186]+([.D186]*([.A187]-[.A186]))" office:value-type="float" office:value="-0.970224951341689" calcext:value-type="float">
            <text:p>-0,970224951341689</text:p>
          </table:table-cell>
          <table:table-cell table:number-columns-repeated="3"/>
        </table:table-row>
        <table:table-row table:style-name="ro1">
          <table:table-cell table:formula="of:=[.A187]+0.01" office:value-type="float" office:value="1.86" calcext:value-type="float">
            <text:p>1,86</text:p>
          </table:table-cell>
          <table:table-cell table:formula="of:=[.B187]+([.E187]*([.A188]-[.A187]))" office:value-type="float" office:value="-0.287793577596601" calcext:value-type="float">
            <text:p>-0,287793577596601</text:p>
          </table:table-cell>
          <table:table-cell table:formula="of:=-[.$H$4]*[.B188]" office:value-type="float" office:value="0.143896788798301" calcext:value-type="float">
            <text:p>0,143896788798301</text:p>
          </table:table-cell>
          <table:table-cell table:formula="of:=[.C188]/[.$H$2]" office:value-type="float" office:value="0.287793577596601" calcext:value-type="float">
            <text:p>0,287793577596601</text:p>
          </table:table-cell>
          <table:table-cell table:formula="of:=[.E187]+([.D187]*([.A188]-[.A187]))" office:value-type="float" office:value="-0.967444038060857" calcext:value-type="float">
            <text:p>-0,967444038060857</text:p>
          </table:table-cell>
          <table:table-cell table:number-columns-repeated="3"/>
        </table:table-row>
        <table:table-row table:style-name="ro1">
          <table:table-cell table:formula="of:=[.A188]+0.01" office:value-type="float" office:value="1.87" calcext:value-type="float">
            <text:p>1,87</text:p>
          </table:table-cell>
          <table:table-cell table:formula="of:=[.B188]+([.E188]*([.A189]-[.A188]))" office:value-type="float" office:value="-0.29746801797721" calcext:value-type="float">
            <text:p>-0,29746801797721</text:p>
          </table:table-cell>
          <table:table-cell table:formula="of:=-[.$H$4]*[.B189]" office:value-type="float" office:value="0.148734008988605" calcext:value-type="float">
            <text:p>0,148734008988605</text:p>
          </table:table-cell>
          <table:table-cell table:formula="of:=[.C189]/[.$H$2]" office:value-type="float" office:value="0.29746801797721" calcext:value-type="float">
            <text:p>0,29746801797721</text:p>
          </table:table-cell>
          <table:table-cell table:formula="of:=[.E188]+([.D188]*([.A189]-[.A188]))" office:value-type="float" office:value="-0.964566102284891" calcext:value-type="float">
            <text:p>-0,964566102284891</text:p>
          </table:table-cell>
          <table:table-cell table:number-columns-repeated="3"/>
        </table:table-row>
        <table:table-row table:style-name="ro1">
          <table:table-cell table:formula="of:=[.A189]+0.01" office:value-type="float" office:value="1.88" calcext:value-type="float">
            <text:p>1,88</text:p>
          </table:table-cell>
          <table:table-cell table:formula="of:=[.B189]+([.E189]*([.A190]-[.A189]))" office:value-type="float" office:value="-0.307113679000059" calcext:value-type="float">
            <text:p>-0,307113679000059</text:p>
          </table:table-cell>
          <table:table-cell table:formula="of:=-[.$H$4]*[.B190]" office:value-type="float" office:value="0.153556839500029" calcext:value-type="float">
            <text:p>0,153556839500029</text:p>
          </table:table-cell>
          <table:table-cell table:formula="of:=[.C190]/[.$H$2]" office:value-type="float" office:value="0.307113679000059" calcext:value-type="float">
            <text:p>0,307113679000059</text:p>
          </table:table-cell>
          <table:table-cell table:formula="of:=[.E189]+([.D189]*([.A190]-[.A189]))" office:value-type="float" office:value="-0.961591422105119" calcext:value-type="float">
            <text:p>-0,961591422105119</text:p>
          </table:table-cell>
          <table:table-cell table:number-columns-repeated="3"/>
        </table:table-row>
        <table:table-row table:style-name="ro1">
          <table:table-cell table:formula="of:=[.A190]+0.01" office:value-type="float" office:value="1.89" calcext:value-type="float">
            <text:p>1,89</text:p>
          </table:table-cell>
          <table:table-cell table:formula="of:=[.B190]+([.E190]*([.A191]-[.A190]))" office:value-type="float" office:value="-0.31672959322111" calcext:value-type="float">
            <text:p>-0,31672959322111</text:p>
          </table:table-cell>
          <table:table-cell table:formula="of:=-[.$H$4]*[.B191]" office:value-type="float" office:value="0.158364796610555" calcext:value-type="float">
            <text:p>0,158364796610555</text:p>
          </table:table-cell>
          <table:table-cell table:formula="of:=[.C191]/[.$H$2]" office:value-type="float" office:value="0.31672959322111" calcext:value-type="float">
            <text:p>0,31672959322111</text:p>
          </table:table-cell>
          <table:table-cell table:formula="of:=[.E190]+([.D190]*([.A191]-[.A190]))" office:value-type="float" office:value="-0.958520285315119" calcext:value-type="float">
            <text:p>-0,958520285315119</text:p>
          </table:table-cell>
          <table:table-cell table:number-columns-repeated="3"/>
        </table:table-row>
        <table:table-row table:style-name="ro1">
          <table:table-cell table:formula="of:=[.A191]+0.01" office:value-type="float" office:value="1.9" calcext:value-type="float">
            <text:p>1,9</text:p>
          </table:table-cell>
          <table:table-cell table:formula="of:=[.B191]+([.E191]*([.A192]-[.A191]))" office:value-type="float" office:value="-0.326314796074261" calcext:value-type="float">
            <text:p>-0,326314796074261</text:p>
          </table:table-cell>
          <table:table-cell table:formula="of:=-[.$H$4]*[.B192]" office:value-type="float" office:value="0.163157398037131" calcext:value-type="float">
            <text:p>0,163157398037131</text:p>
          </table:table-cell>
          <table:table-cell table:formula="of:=[.C192]/[.$H$2]" office:value-type="float" office:value="0.326314796074261" calcext:value-type="float">
            <text:p>0,326314796074261</text:p>
          </table:table-cell>
          <table:table-cell table:formula="of:=[.E191]+([.D191]*([.A192]-[.A191]))" office:value-type="float" office:value="-0.955352989382908" calcext:value-type="float">
            <text:p>-0,955352989382908</text:p>
          </table:table-cell>
          <table:table-cell table:number-columns-repeated="3"/>
        </table:table-row>
        <table:table-row table:style-name="ro1">
          <table:table-cell table:formula="of:=[.A192]+0.01" office:value-type="float" office:value="1.91" calcext:value-type="float">
            <text:p>1,91</text:p>
          </table:table-cell>
          <table:table-cell table:formula="of:=[.B192]+([.E192]*([.A193]-[.A192]))" office:value-type="float" office:value="-0.33586832596809" calcext:value-type="float">
            <text:p>-0,33586832596809</text:p>
          </table:table-cell>
          <table:table-cell table:formula="of:=-[.$H$4]*[.B193]" office:value-type="float" office:value="0.167934162984045" calcext:value-type="float">
            <text:p>0,167934162984045</text:p>
          </table:table-cell>
          <table:table-cell table:formula="of:=[.C193]/[.$H$2]" office:value-type="float" office:value="0.33586832596809" calcext:value-type="float">
            <text:p>0,33586832596809</text:p>
          </table:table-cell>
          <table:table-cell table:formula="of:=[.E192]+([.D192]*([.A193]-[.A192]))" office:value-type="float" office:value="-0.952089841422165" calcext:value-type="float">
            <text:p>-0,952089841422165</text:p>
          </table:table-cell>
          <table:table-cell table:number-columns-repeated="3"/>
        </table:table-row>
        <table:table-row table:style-name="ro1">
          <table:table-cell table:formula="of:=[.A193]+0.01" office:value-type="float" office:value="1.92" calcext:value-type="float">
            <text:p>1,92</text:p>
          </table:table-cell>
          <table:table-cell table:formula="of:=[.B193]+([.E193]*([.A194]-[.A193]))" office:value-type="float" office:value="-0.345389224382312" calcext:value-type="float">
            <text:p>-0,345389224382312</text:p>
          </table:table-cell>
          <table:table-cell table:formula="of:=-[.$H$4]*[.B194]" office:value-type="float" office:value="0.172694612191156" calcext:value-type="float">
            <text:p>0,172694612191156</text:p>
          </table:table-cell>
          <table:table-cell table:formula="of:=[.C194]/[.$H$2]" office:value-type="float" office:value="0.345389224382312" calcext:value-type="float">
            <text:p>0,345389224382312</text:p>
          </table:table-cell>
          <table:table-cell table:formula="of:=[.E193]+([.D193]*([.A194]-[.A193]))" office:value-type="float" office:value="-0.948731158162484" calcext:value-type="float">
            <text:p>-0,948731158162484</text:p>
          </table:table-cell>
          <table:table-cell table:number-columns-repeated="3"/>
        </table:table-row>
        <table:table-row table:style-name="ro1">
          <table:table-cell table:formula="of:=[.A194]+0.01" office:value-type="float" office:value="1.93" calcext:value-type="float">
            <text:p>1,93</text:p>
          </table:table-cell>
          <table:table-cell table:formula="of:=[.B194]+([.E194]*([.A195]-[.A194]))" office:value-type="float" office:value="-0.354876535963937" calcext:value-type="float">
            <text:p>-0,354876535963937</text:p>
          </table:table-cell>
          <table:table-cell table:formula="of:=-[.$H$4]*[.B195]" office:value-type="float" office:value="0.177438267981968" calcext:value-type="float">
            <text:p>0,177438267981968</text:p>
          </table:table-cell>
          <table:table-cell table:formula="of:=[.C195]/[.$H$2]" office:value-type="float" office:value="0.354876535963937" calcext:value-type="float">
            <text:p>0,354876535963937</text:p>
          </table:table-cell>
          <table:table-cell table:formula="of:=[.E194]+([.D194]*([.A195]-[.A194]))" office:value-type="float" office:value="-0.945277265918661" calcext:value-type="float">
            <text:p>-0,945277265918661</text:p>
          </table:table-cell>
          <table:table-cell table:number-columns-repeated="3"/>
        </table:table-row>
        <table:table-row table:style-name="ro1">
          <table:table-cell table:formula="of:=[.A195]+0.01" office:value-type="float" office:value="1.94" calcext:value-type="float">
            <text:p>1,94</text:p>
          </table:table-cell>
          <table:table-cell table:formula="of:=[.B195]+([.E195]*([.A196]-[.A195]))" office:value-type="float" office:value="-0.364329308623123" calcext:value-type="float">
            <text:p>-0,364329308623123</text:p>
          </table:table-cell>
          <table:table-cell table:formula="of:=-[.$H$4]*[.B196]" office:value-type="float" office:value="0.182164654311562" calcext:value-type="float">
            <text:p>0,182164654311562</text:p>
          </table:table-cell>
          <table:table-cell table:formula="of:=[.C196]/[.$H$2]" office:value-type="float" office:value="0.364329308623123" calcext:value-type="float">
            <text:p>0,364329308623123</text:p>
          </table:table-cell>
          <table:table-cell table:formula="of:=[.E195]+([.D195]*([.A196]-[.A195]))" office:value-type="float" office:value="-0.941728500559022" calcext:value-type="float">
            <text:p>-0,941728500559022</text:p>
          </table:table-cell>
          <table:table-cell table:number-columns-repeated="3"/>
        </table:table-row>
        <table:table-row table:style-name="ro1">
          <table:table-cell table:formula="of:=[.A196]+0.01" office:value-type="float" office:value="1.95" calcext:value-type="float">
            <text:p>1,95</text:p>
          </table:table-cell>
          <table:table-cell table:formula="of:=[.B196]+([.E196]*([.A197]-[.A196]))" office:value-type="float" office:value="-0.373746593628713" calcext:value-type="float">
            <text:p>-0,373746593628713</text:p>
          </table:table-cell>
          <table:table-cell table:formula="of:=-[.$H$4]*[.B197]" office:value-type="float" office:value="0.186873296814357" calcext:value-type="float">
            <text:p>0,186873296814357</text:p>
          </table:table-cell>
          <table:table-cell table:formula="of:=[.C197]/[.$H$2]" office:value-type="float" office:value="0.373746593628713" calcext:value-type="float">
            <text:p>0,373746593628713</text:p>
          </table:table-cell>
          <table:table-cell table:formula="of:=[.E196]+([.D196]*([.A197]-[.A196]))" office:value-type="float" office:value="-0.938085207472791" calcext:value-type="float">
            <text:p>-0,938085207472791</text:p>
          </table:table-cell>
          <table:table-cell table:number-columns-repeated="3"/>
        </table:table-row>
        <table:table-row table:style-name="ro1">
          <table:table-cell table:formula="of:=[.A197]+0.01" office:value-type="float" office:value="1.96" calcext:value-type="float">
            <text:p>1,96</text:p>
          </table:table-cell>
          <table:table-cell table:formula="of:=[.B197]+([.E197]*([.A198]-[.A197]))" office:value-type="float" office:value="-0.383127445703441" calcext:value-type="float">
            <text:p>-0,383127445703441</text:p>
          </table:table-cell>
          <table:table-cell table:formula="of:=-[.$H$4]*[.B198]" office:value-type="float" office:value="0.191563722851721" calcext:value-type="float">
            <text:p>0,191563722851721</text:p>
          </table:table-cell>
          <table:table-cell table:formula="of:=[.C198]/[.$H$2]" office:value-type="float" office:value="0.383127445703441" calcext:value-type="float">
            <text:p>0,383127445703441</text:p>
          </table:table-cell>
          <table:table-cell table:formula="of:=[.E197]+([.D197]*([.A198]-[.A197]))" office:value-type="float" office:value="-0.934347741536503" calcext:value-type="float">
            <text:p>-0,934347741536503</text:p>
          </table:table-cell>
          <table:table-cell table:number-columns-repeated="3"/>
        </table:table-row>
        <table:table-row table:style-name="ro1">
          <table:table-cell table:formula="of:=[.A198]+0.01" office:value-type="float" office:value="1.97" calcext:value-type="float">
            <text:p>1,97</text:p>
          </table:table-cell>
          <table:table-cell table:formula="of:=[.B198]+([.E198]*([.A199]-[.A198]))" office:value-type="float" office:value="-0.392470923118806" calcext:value-type="float">
            <text:p>-0,392470923118806</text:p>
          </table:table-cell>
          <table:table-cell table:formula="of:=-[.$H$4]*[.B199]" office:value-type="float" office:value="0.196235461559403" calcext:value-type="float">
            <text:p>0,196235461559403</text:p>
          </table:table-cell>
          <table:table-cell table:formula="of:=[.C199]/[.$H$2]" office:value-type="float" office:value="0.392470923118806" calcext:value-type="float">
            <text:p>0,392470923118806</text:p>
          </table:table-cell>
          <table:table-cell table:formula="of:=[.E198]+([.D198]*([.A199]-[.A198]))" office:value-type="float" office:value="-0.930516467079469" calcext:value-type="float">
            <text:p>-0,930516467079469</text:p>
          </table:table-cell>
          <table:table-cell table:number-columns-repeated="3"/>
        </table:table-row>
        <table:table-row table:style-name="ro1">
          <table:table-cell table:formula="of:=[.A199]+0.01" office:value-type="float" office:value="1.98" calcext:value-type="float">
            <text:p>1,98</text:p>
          </table:table-cell>
          <table:table-cell table:formula="of:=[.B199]+([.E199]*([.A200]-[.A199]))" office:value-type="float" office:value="-0.401776087789601" calcext:value-type="float">
            <text:p>-0,401776087789601</text:p>
          </table:table-cell>
          <table:table-cell table:formula="of:=-[.$H$4]*[.B200]" office:value-type="float" office:value="0.200888043894801" calcext:value-type="float">
            <text:p>0,200888043894801</text:p>
          </table:table-cell>
          <table:table-cell table:formula="of:=[.C200]/[.$H$2]" office:value-type="float" office:value="0.401776087789601" calcext:value-type="float">
            <text:p>0,401776087789601</text:p>
          </table:table-cell>
          <table:table-cell table:formula="of:=[.E199]+([.D199]*([.A200]-[.A199]))" office:value-type="float" office:value="-0.926591757848281" calcext:value-type="float">
            <text:p>-0,926591757848281</text:p>
          </table:table-cell>
          <table:table-cell table:number-columns-repeated="3"/>
        </table:table-row>
        <table:table-row table:style-name="ro1">
          <table:table-cell table:formula="of:=[.A200]+0.01" office:value-type="float" office:value="1.99" calcext:value-type="float">
            <text:p>1,99</text:p>
          </table:table-cell>
          <table:table-cell table:formula="of:=[.B200]+([.E200]*([.A201]-[.A200]))" office:value-type="float" office:value="-0.411042005368084" calcext:value-type="float">
            <text:p>-0,411042005368084</text:p>
          </table:table-cell>
          <table:table-cell table:formula="of:=-[.$H$4]*[.B201]" office:value-type="float" office:value="0.205521002684042" calcext:value-type="float">
            <text:p>0,205521002684042</text:p>
          </table:table-cell>
          <table:table-cell table:formula="of:=[.C201]/[.$H$2]" office:value-type="float" office:value="0.411042005368084" calcext:value-type="float">
            <text:p>0,411042005368084</text:p>
          </table:table-cell>
          <table:table-cell table:formula="of:=[.E200]+([.D200]*([.A201]-[.A200]))" office:value-type="float" office:value="-0.922573996970385" calcext:value-type="float">
            <text:p>-0,922573996970385</text:p>
          </table:table-cell>
          <table:table-cell table:number-columns-repeated="3"/>
        </table:table-row>
        <table:table-row table:style-name="ro1">
          <table:table-cell table:formula="of:=[.A201]+0.01" office:value-type="float" office:value="2" calcext:value-type="float">
            <text:p>2</text:p>
          </table:table-cell>
          <table:table-cell table:formula="of:=[.B201]+([.E201]*([.A202]-[.A201]))" office:value-type="float" office:value="-0.420267745337788" calcext:value-type="float">
            <text:p>-0,420267745337788</text:p>
          </table:table-cell>
          <table:table-cell table:formula="of:=-[.$H$4]*[.B202]" office:value-type="float" office:value="0.210133872668894" calcext:value-type="float">
            <text:p>0,210133872668894</text:p>
          </table:table-cell>
          <table:table-cell table:formula="of:=[.C202]/[.$H$2]" office:value-type="float" office:value="0.420267745337788" calcext:value-type="float">
            <text:p>0,420267745337788</text:p>
          </table:table-cell>
          <table:table-cell table:formula="of:=[.E201]+([.D201]*([.A202]-[.A201]))" office:value-type="float" office:value="-0.918463576916704" calcext:value-type="float">
            <text:p>-0,918463576916704</text:p>
          </table:table-cell>
          <table:table-cell table:number-columns-repeated="3"/>
        </table:table-row>
        <table:table-row table:style-name="ro1">
          <table:table-cell table:formula="of:=[.A202]+0.01" office:value-type="float" office:value="2.01" calcext:value-type="float">
            <text:p>2,01</text:p>
          </table:table-cell>
          <table:table-cell table:formula="of:=[.B202]+([.E202]*([.A203]-[.A202]))" office:value-type="float" office:value="-0.429452381106954" calcext:value-type="float">
            <text:p>-0,429452381106954</text:p>
          </table:table-cell>
          <table:table-cell table:formula="of:=-[.$H$4]*[.B203]" office:value-type="float" office:value="0.214726190553477" calcext:value-type="float">
            <text:p>0,214726190553477</text:p>
          </table:table-cell>
          <table:table-cell table:formula="of:=[.C203]/[.$H$2]" office:value-type="float" office:value="0.429452381106954" calcext:value-type="float">
            <text:p>0,429452381106954</text:p>
          </table:table-cell>
          <table:table-cell table:formula="of:=[.E202]+([.D202]*([.A203]-[.A202]))" office:value-type="float" office:value="-0.914260899463326" calcext:value-type="float">
            <text:p>-0,914260899463326</text:p>
          </table:table-cell>
          <table:table-cell table:number-columns-repeated="3"/>
        </table:table-row>
        <table:table-row table:style-name="ro1">
          <table:table-cell table:formula="of:=[.A203]+0.01" office:value-type="float" office:value="2.02" calcext:value-type="float">
            <text:p>2,02</text:p>
          </table:table-cell>
          <table:table-cell table:formula="of:=[.B203]+([.E203]*([.A204]-[.A203]))" office:value-type="float" office:value="-0.438594990101588" calcext:value-type="float">
            <text:p>-0,438594990101588</text:p>
          </table:table-cell>
          <table:table-cell table:formula="of:=-[.$H$4]*[.B204]" office:value-type="float" office:value="0.219297495050794" calcext:value-type="float">
            <text:p>0,219297495050794</text:p>
          </table:table-cell>
          <table:table-cell table:formula="of:=[.C204]/[.$H$2]" office:value-type="float" office:value="0.438594990101588" calcext:value-type="float">
            <text:p>0,438594990101588</text:p>
          </table:table-cell>
          <table:table-cell table:formula="of:=[.E203]+([.D203]*([.A204]-[.A203]))" office:value-type="float" office:value="-0.909966375652257" calcext:value-type="float">
            <text:p>-0,909966375652257</text:p>
          </table:table-cell>
          <table:table-cell table:number-columns-repeated="3"/>
        </table:table-row>
        <table:table-row table:style-name="ro1">
          <table:table-cell table:formula="of:=[.A204]+0.01" office:value-type="float" office:value="2.03" calcext:value-type="float">
            <text:p>2,03</text:p>
          </table:table-cell>
          <table:table-cell table:formula="of:=[.B204]+([.E204]*([.A205]-[.A204]))" office:value-type="float" office:value="-0.44769465385811" calcext:value-type="float">
            <text:p>-0,44769465385811</text:p>
          </table:table-cell>
          <table:table-cell table:formula="of:=-[.$H$4]*[.B205]" office:value-type="float" office:value="0.223847326929055" calcext:value-type="float">
            <text:p>0,223847326929055</text:p>
          </table:table-cell>
          <table:table-cell table:formula="of:=[.C205]/[.$H$2]" office:value-type="float" office:value="0.44769465385811" calcext:value-type="float">
            <text:p>0,44769465385811</text:p>
          </table:table-cell>
          <table:table-cell table:formula="of:=[.E204]+([.D204]*([.A205]-[.A204]))" office:value-type="float" office:value="-0.905580425751241" calcext:value-type="float">
            <text:p>-0,905580425751241</text:p>
          </table:table-cell>
          <table:table-cell table:number-columns-repeated="3"/>
        </table:table-row>
        <table:table-row table:style-name="ro1">
          <table:table-cell table:formula="of:=[.A205]+0.01" office:value-type="float" office:value="2.04" calcext:value-type="float">
            <text:p>2,04</text:p>
          </table:table-cell>
          <table:table-cell table:formula="of:=[.B205]+([.E205]*([.A206]-[.A205]))" office:value-type="float" office:value="-0.456750458115622" calcext:value-type="float">
            <text:p>-0,456750458115622</text:p>
          </table:table-cell>
          <table:table-cell table:formula="of:=-[.$H$4]*[.B206]" office:value-type="float" office:value="0.228375229057811" calcext:value-type="float">
            <text:p>0,228375229057811</text:p>
          </table:table-cell>
          <table:table-cell table:formula="of:=[.C206]/[.$H$2]" office:value-type="float" office:value="0.456750458115622" calcext:value-type="float">
            <text:p>0,456750458115622</text:p>
          </table:table-cell>
          <table:table-cell table:formula="of:=[.E205]+([.D205]*([.A206]-[.A205]))" office:value-type="float" office:value="-0.90110347921266" calcext:value-type="float">
            <text:p>-0,90110347921266</text:p>
          </table:table-cell>
          <table:table-cell table:number-columns-repeated="3"/>
        </table:table-row>
        <table:table-row table:style-name="ro1">
          <table:table-cell table:formula="of:=[.A206]+0.01" office:value-type="float" office:value="2.05" calcext:value-type="float">
            <text:p>2,05</text:p>
          </table:table-cell>
          <table:table-cell table:formula="of:=[.B206]+([.E206]*([.A207]-[.A206]))" office:value-type="float" office:value="-0.465761492907749" calcext:value-type="float">
            <text:p>-0,465761492907749</text:p>
          </table:table-cell>
          <table:table-cell table:formula="of:=-[.$H$4]*[.B207]" office:value-type="float" office:value="0.232880746453874" calcext:value-type="float">
            <text:p>0,232880746453874</text:p>
          </table:table-cell>
          <table:table-cell table:formula="of:=[.C207]/[.$H$2]" office:value-type="float" office:value="0.465761492907749" calcext:value-type="float">
            <text:p>0,465761492907749</text:p>
          </table:table-cell>
          <table:table-cell table:formula="of:=[.E206]+([.D206]*([.A207]-[.A206]))" office:value-type="float" office:value="-0.896535974631504" calcext:value-type="float">
            <text:p>-0,896535974631504</text:p>
          </table:table-cell>
          <table:table-cell table:number-columns-repeated="3"/>
        </table:table-row>
        <table:table-row table:style-name="ro1">
          <table:table-cell table:formula="of:=[.A207]+0.01" office:value-type="float" office:value="2.06" calcext:value-type="float">
            <text:p>2,06</text:p>
          </table:table-cell>
          <table:table-cell table:formula="of:=[.B207]+([.E207]*([.A208]-[.A207]))" office:value-type="float" office:value="-0.474726852654063" calcext:value-type="float">
            <text:p>-0,474726852654063</text:p>
          </table:table-cell>
          <table:table-cell table:formula="of:=-[.$H$4]*[.B208]" office:value-type="float" office:value="0.237363426327032" calcext:value-type="float">
            <text:p>0,237363426327032</text:p>
          </table:table-cell>
          <table:table-cell table:formula="of:=[.C208]/[.$H$2]" office:value-type="float" office:value="0.474726852654063" calcext:value-type="float">
            <text:p>0,474726852654063</text:p>
          </table:table-cell>
          <table:table-cell table:formula="of:=[.E207]+([.D207]*([.A208]-[.A207]))" office:value-type="float" office:value="-0.891878359702426" calcext:value-type="float">
            <text:p>-0,891878359702426</text:p>
          </table:table-cell>
          <table:table-cell table:number-columns-repeated="3"/>
        </table:table-row>
        <table:table-row table:style-name="ro1">
          <table:table-cell table:formula="of:=[.A208]+0.01" office:value-type="float" office:value="2.07" calcext:value-type="float">
            <text:p>2,07</text:p>
          </table:table-cell>
          <table:table-cell table:formula="of:=[.B208]+([.E208]*([.A209]-[.A208]))" office:value-type="float" office:value="-0.483645636251088" calcext:value-type="float">
            <text:p>-0,483645636251088</text:p>
          </table:table-cell>
          <table:table-cell table:formula="of:=-[.$H$4]*[.B209]" office:value-type="float" office:value="0.241822818125544" calcext:value-type="float">
            <text:p>0,241822818125544</text:p>
          </table:table-cell>
          <table:table-cell table:formula="of:=[.C209]/[.$H$2]" office:value-type="float" office:value="0.483645636251088" calcext:value-type="float">
            <text:p>0,483645636251088</text:p>
          </table:table-cell>
          <table:table-cell table:formula="of:=[.E208]+([.D208]*([.A209]-[.A208]))" office:value-type="float" office:value="-0.887131091175886" calcext:value-type="float">
            <text:p>-0,887131091175886</text:p>
          </table:table-cell>
          <table:table-cell table:number-columns-repeated="3"/>
        </table:table-row>
        <table:table-row table:style-name="ro1">
          <table:table-cell table:formula="of:=[.A209]+0.01" office:value-type="float" office:value="2.08" calcext:value-type="float">
            <text:p>2,08</text:p>
          </table:table-cell>
          <table:table-cell table:formula="of:=[.B209]+([.E209]*([.A210]-[.A209]))" office:value-type="float" office:value="-0.492516947162846" calcext:value-type="float">
            <text:p>-0,492516947162846</text:p>
          </table:table-cell>
          <table:table-cell table:formula="of:=-[.$H$4]*[.B210]" office:value-type="float" office:value="0.246258473581423" calcext:value-type="float">
            <text:p>0,246258473581423</text:p>
          </table:table-cell>
          <table:table-cell table:formula="of:=[.C210]/[.$H$2]" office:value-type="float" office:value="0.492516947162846" calcext:value-type="float">
            <text:p>0,492516947162846</text:p>
          </table:table-cell>
          <table:table-cell table:formula="of:=[.E209]+([.D209]*([.A210]-[.A209]))" office:value-type="float" office:value="-0.882294634813375" calcext:value-type="float">
            <text:p>-0,882294634813375</text:p>
          </table:table-cell>
          <table:table-cell table:number-columns-repeated="3"/>
        </table:table-row>
        <table:table-row table:style-name="ro1">
          <table:table-cell table:formula="of:=[.A210]+0.01" office:value-type="float" office:value="2.09" calcext:value-type="float">
            <text:p>2,09</text:p>
          </table:table-cell>
          <table:table-cell table:formula="of:=[.B210]+([.E210]*([.A211]-[.A210]))" office:value-type="float" office:value="-0.50133989351098" calcext:value-type="float">
            <text:p>-0,50133989351098</text:p>
          </table:table-cell>
          <table:table-cell table:formula="of:=-[.$H$4]*[.B211]" office:value-type="float" office:value="0.25066994675549" calcext:value-type="float">
            <text:p>0,25066994675549</text:p>
          </table:table-cell>
          <table:table-cell table:formula="of:=[.C211]/[.$H$2]" office:value-type="float" office:value="0.50133989351098" calcext:value-type="float">
            <text:p>0,50133989351098</text:p>
          </table:table-cell>
          <table:table-cell table:formula="of:=[.E210]+([.D210]*([.A211]-[.A210]))" office:value-type="float" office:value="-0.877369465341747" calcext:value-type="float">
            <text:p>-0,877369465341747</text:p>
          </table:table-cell>
          <table:table-cell table:number-columns-repeated="3"/>
        </table:table-row>
        <table:table-row table:style-name="ro1">
          <table:table-cell table:formula="of:=[.A211]+0.01" office:value-type="float" office:value="2.1" calcext:value-type="float">
            <text:p>2,1</text:p>
          </table:table-cell>
          <table:table-cell table:formula="of:=[.B211]+([.E211]*([.A212]-[.A211]))" office:value-type="float" office:value="-0.510113588164397" calcext:value-type="float">
            <text:p>-0,510113588164397</text:p>
          </table:table-cell>
          <table:table-cell table:formula="of:=-[.$H$4]*[.B212]" office:value-type="float" office:value="0.255056794082198" calcext:value-type="float">
            <text:p>0,255056794082198</text:p>
          </table:table-cell>
          <table:table-cell table:formula="of:=[.C212]/[.$H$2]" office:value-type="float" office:value="0.510113588164397" calcext:value-type="float">
            <text:p>0,510113588164397</text:p>
          </table:table-cell>
          <table:table-cell table:formula="of:=[.E211]+([.D211]*([.A212]-[.A211]))" office:value-type="float" office:value="-0.872356066406637" calcext:value-type="float">
            <text:p>-0,872356066406637</text:p>
          </table:table-cell>
          <table:table-cell table:number-columns-repeated="3"/>
        </table:table-row>
        <table:table-row table:style-name="ro1">
          <table:table-cell table:formula="of:=[.A212]+0.01" office:value-type="float" office:value="2.11" calcext:value-type="float">
            <text:p>2,11</text:p>
          </table:table-cell>
          <table:table-cell table:formula="of:=[.B212]+([.E212]*([.A213]-[.A212]))" office:value-type="float" office:value="-0.518837148828463" calcext:value-type="float">
            <text:p>-0,518837148828463</text:p>
          </table:table-cell>
          <table:table-cell table:formula="of:=-[.$H$4]*[.B213]" office:value-type="float" office:value="0.259418574414232" calcext:value-type="float">
            <text:p>0,259418574414232</text:p>
          </table:table-cell>
          <table:table-cell table:formula="of:=[.C213]/[.$H$2]" office:value-type="float" office:value="0.518837148828463" calcext:value-type="float">
            <text:p>0,518837148828463</text:p>
          </table:table-cell>
          <table:table-cell table:formula="of:=[.E212]+([.D212]*([.A213]-[.A212]))" office:value-type="float" office:value="-0.867254930524993" calcext:value-type="float">
            <text:p>-0,867254930524993</text:p>
          </table:table-cell>
          <table:table-cell table:number-columns-repeated="3"/>
        </table:table-row>
        <table:table-row table:style-name="ro1">
          <table:table-cell table:formula="of:=[.A213]+0.01" office:value-type="float" office:value="2.12" calcext:value-type="float">
            <text:p>2,12</text:p>
          </table:table-cell>
          <table:table-cell table:formula="of:=[.B213]+([.E213]*([.A214]-[.A213]))" office:value-type="float" office:value="-0.527509698133713" calcext:value-type="float">
            <text:p>-0,527509698133713</text:p>
          </table:table-cell>
          <table:table-cell table:formula="of:=-[.$H$4]*[.B214]" office:value-type="float" office:value="0.263754849066856" calcext:value-type="float">
            <text:p>0,263754849066856</text:p>
          </table:table-cell>
          <table:table-cell table:formula="of:=[.C214]/[.$H$2]" office:value-type="float" office:value="0.527509698133713" calcext:value-type="float">
            <text:p>0,527509698133713</text:p>
          </table:table-cell>
          <table:table-cell table:formula="of:=[.E213]+([.D213]*([.A214]-[.A213]))" office:value-type="float" office:value="-0.862066559036709" calcext:value-type="float">
            <text:p>-0,862066559036709</text:p>
          </table:table-cell>
          <table:table-cell table:number-columns-repeated="3"/>
        </table:table-row>
        <table:table-row table:style-name="ro1">
          <table:table-cell table:formula="of:=[.A214]+0.01" office:value-type="float" office:value="2.13" calcext:value-type="float">
            <text:p>2,13</text:p>
          </table:table-cell>
          <table:table-cell table:formula="of:=[.B214]+([.E214]*([.A215]-[.A214]))" office:value-type="float" office:value="-0.53613036372408" calcext:value-type="float">
            <text:p>-0,53613036372408</text:p>
          </table:table-cell>
          <table:table-cell table:formula="of:=-[.$H$4]*[.B215]" office:value-type="float" office:value="0.26806518186204" calcext:value-type="float">
            <text:p>0,26806518186204</text:p>
          </table:table-cell>
          <table:table-cell table:formula="of:=[.C215]/[.$H$2]" office:value-type="float" office:value="0.53613036372408" calcext:value-type="float">
            <text:p>0,53613036372408</text:p>
          </table:table-cell>
          <table:table-cell table:formula="of:=[.E214]+([.D214]*([.A215]-[.A214]))" office:value-type="float" office:value="-0.856791462055372" calcext:value-type="float">
            <text:p>-0,856791462055372</text:p>
          </table:table-cell>
          <table:table-cell table:number-columns-repeated="3"/>
        </table:table-row>
        <table:table-row table:style-name="ro1">
          <table:table-cell table:formula="of:=[.A215]+0.01" office:value-type="float" office:value="2.14" calcext:value-type="float">
            <text:p>2,14</text:p>
          </table:table-cell>
          <table:table-cell table:formula="of:=[.B215]+([.E215]*([.A216]-[.A215]))" office:value-type="float" office:value="-0.544698278344633" calcext:value-type="float">
            <text:p>-0,544698278344633</text:p>
          </table:table-cell>
          <table:table-cell table:formula="of:=-[.$H$4]*[.B216]" office:value-type="float" office:value="0.272349139172317" calcext:value-type="float">
            <text:p>0,272349139172317</text:p>
          </table:table-cell>
          <table:table-cell table:formula="of:=[.C216]/[.$H$2]" office:value-type="float" office:value="0.544698278344633" calcext:value-type="float">
            <text:p>0,544698278344633</text:p>
          </table:table-cell>
          <table:table-cell table:formula="of:=[.E215]+([.D215]*([.A216]-[.A215]))" office:value-type="float" office:value="-0.851430158418131" calcext:value-type="float">
            <text:p>-0,851430158418131</text:p>
          </table:table-cell>
          <table:table-cell table:number-columns-repeated="3"/>
        </table:table-row>
        <table:table-row table:style-name="ro1">
          <table:table-cell table:formula="of:=[.A216]+0.01" office:value-type="float" office:value="2.15" calcext:value-type="float">
            <text:p>2,15</text:p>
          </table:table-cell>
          <table:table-cell table:formula="of:=[.B216]+([.E216]*([.A217]-[.A216]))" office:value-type="float" office:value="-0.553212579928814" calcext:value-type="float">
            <text:p>-0,553212579928814</text:p>
          </table:table-cell>
          <table:table-cell table:formula="of:=-[.$H$4]*[.B217]" office:value-type="float" office:value="0.276606289964407" calcext:value-type="float">
            <text:p>0,276606289964407</text:p>
          </table:table-cell>
          <table:table-cell table:formula="of:=[.C217]/[.$H$2]" office:value-type="float" office:value="0.553212579928814" calcext:value-type="float">
            <text:p>0,553212579928814</text:p>
          </table:table-cell>
          <table:table-cell table:formula="of:=[.E216]+([.D216]*([.A217]-[.A216]))" office:value-type="float" office:value="-0.845983175634685" calcext:value-type="float">
            <text:p>-0,845983175634685</text:p>
          </table:table-cell>
          <table:table-cell table:number-columns-repeated="3"/>
        </table:table-row>
        <table:table-row table:style-name="ro1">
          <table:table-cell table:formula="of:=[.A217]+0.01" office:value-type="float" office:value="2.16" calcext:value-type="float">
            <text:p>2,16</text:p>
          </table:table-cell>
          <table:table-cell table:formula="of:=[.B217]+([.E217]*([.A218]-[.A217]))" office:value-type="float" office:value="-0.561672411685161" calcext:value-type="float">
            <text:p>-0,561672411685161</text:p>
          </table:table-cell>
          <table:table-cell table:formula="of:=-[.$H$4]*[.B218]" office:value-type="float" office:value="0.280836205842581" calcext:value-type="float">
            <text:p>0,280836205842581</text:p>
          </table:table-cell>
          <table:table-cell table:formula="of:=[.C218]/[.$H$2]" office:value-type="float" office:value="0.561672411685161" calcext:value-type="float">
            <text:p>0,561672411685161</text:p>
          </table:table-cell>
          <table:table-cell table:formula="of:=[.E217]+([.D217]*([.A218]-[.A217]))" office:value-type="float" office:value="-0.840451049835397" calcext:value-type="float">
            <text:p>-0,840451049835397</text:p>
          </table:table-cell>
          <table:table-cell table:number-columns-repeated="3"/>
        </table:table-row>
        <table:table-row table:style-name="ro1">
          <table:table-cell table:formula="of:=[.A218]+0.01" office:value-type="float" office:value="2.17" calcext:value-type="float">
            <text:p>2,17</text:p>
          </table:table-cell>
          <table:table-cell table:formula="of:=[.B218]+([.E218]*([.A219]-[.A218]))" office:value-type="float" office:value="-0.570076922183515" calcext:value-type="float">
            <text:p>-0,570076922183515</text:p>
          </table:table-cell>
          <table:table-cell table:formula="of:=-[.$H$4]*[.B219]" office:value-type="float" office:value="0.285038461091757" calcext:value-type="float">
            <text:p>0,285038461091757</text:p>
          </table:table-cell>
          <table:table-cell table:formula="of:=[.C219]/[.$H$2]" office:value-type="float" office:value="0.570076922183515" calcext:value-type="float">
            <text:p>0,570076922183515</text:p>
          </table:table-cell>
          <table:table-cell table:formula="of:=[.E218]+([.D218]*([.A219]-[.A218]))" office:value-type="float" office:value="-0.834834325718545" calcext:value-type="float">
            <text:p>-0,834834325718545</text:p>
          </table:table-cell>
          <table:table-cell table:number-columns-repeated="3"/>
        </table:table-row>
        <table:table-row table:style-name="ro1">
          <table:table-cell table:formula="of:=[.A219]+0.01" office:value-type="float" office:value="2.18" calcext:value-type="float">
            <text:p>2,18</text:p>
          </table:table-cell>
          <table:table-cell table:formula="of:=[.B219]+([.E219]*([.A220]-[.A219]))" office:value-type="float" office:value="-0.5784252654407" calcext:value-type="float">
            <text:p>-0,5784252654407</text:p>
          </table:table-cell>
          <table:table-cell table:formula="of:=-[.$H$4]*[.B220]" office:value-type="float" office:value="0.28921263272035" calcext:value-type="float">
            <text:p>0,28921263272035</text:p>
          </table:table-cell>
          <table:table-cell table:formula="of:=[.C220]/[.$H$2]" office:value-type="float" office:value="0.5784252654407" calcext:value-type="float">
            <text:p>0,5784252654407</text:p>
          </table:table-cell>
          <table:table-cell table:formula="of:=[.E219]+([.D219]*([.A220]-[.A219]))" office:value-type="float" office:value="-0.82913355649671" calcext:value-type="float">
            <text:p>-0,82913355649671</text:p>
          </table:table-cell>
          <table:table-cell table:number-columns-repeated="3"/>
        </table:table-row>
        <table:table-row table:style-name="ro1">
          <table:table-cell table:formula="of:=[.A220]+0.01" office:value-type="float" office:value="2.19" calcext:value-type="float">
            <text:p>2,19</text:p>
          </table:table-cell>
          <table:table-cell table:formula="of:=[.B220]+([.E220]*([.A221]-[.A220]))" office:value-type="float" office:value="-0.586716601005667" calcext:value-type="float">
            <text:p>-0,586716601005667</text:p>
          </table:table-cell>
          <table:table-cell table:formula="of:=-[.$H$4]*[.B221]" office:value-type="float" office:value="0.293358300502834" calcext:value-type="float">
            <text:p>0,293358300502834</text:p>
          </table:table-cell>
          <table:table-cell table:formula="of:=[.C221]/[.$H$2]" office:value-type="float" office:value="0.586716601005667" calcext:value-type="float">
            <text:p>0,586716601005667</text:p>
          </table:table-cell>
          <table:table-cell table:formula="of:=[.E220]+([.D220]*([.A221]-[.A220]))" office:value-type="float" office:value="-0.823349303842303" calcext:value-type="float">
            <text:p>-0,823349303842303</text:p>
          </table:table-cell>
          <table:table-cell table:number-columns-repeated="3"/>
        </table:table-row>
        <table:table-row table:style-name="ro1">
          <table:table-cell table:formula="of:=[.A221]+0.01" office:value-type="float" office:value="2.2" calcext:value-type="float">
            <text:p>2,2</text:p>
          </table:table-cell>
          <table:table-cell table:formula="of:=[.B221]+([.E221]*([.A222]-[.A221]))" office:value-type="float" office:value="-0.59495009404409" calcext:value-type="float">
            <text:p>-0,59495009404409</text:p>
          </table:table-cell>
          <table:table-cell table:formula="of:=-[.$H$4]*[.B222]" office:value-type="float" office:value="0.297475047022045" calcext:value-type="float">
            <text:p>0,297475047022045</text:p>
          </table:table-cell>
          <table:table-cell table:formula="of:=[.C222]/[.$H$2]" office:value-type="float" office:value="0.59495009404409" calcext:value-type="float">
            <text:p>0,59495009404409</text:p>
          </table:table-cell>
          <table:table-cell table:formula="of:=[.E221]+([.D221]*([.A222]-[.A221]))" office:value-type="float" office:value="-0.817482137832247" calcext:value-type="float">
            <text:p>-0,817482137832247</text:p>
          </table:table-cell>
          <table:table-cell table:number-columns-repeated="3"/>
        </table:table-row>
        <table:table-row table:style-name="ro1">
          <table:table-cell table:formula="of:=[.A222]+0.01" office:value-type="float" office:value="2.21" calcext:value-type="float">
            <text:p>2,21</text:p>
          </table:table-cell>
          <table:table-cell table:formula="of:=[.B222]+([.E222]*([.A223]-[.A222]))" office:value-type="float" office:value="-0.603124915422412" calcext:value-type="float">
            <text:p>-0,603124915422412</text:p>
          </table:table-cell>
          <table:table-cell table:formula="of:=-[.$H$4]*[.B223]" office:value-type="float" office:value="0.301562457711206" calcext:value-type="float">
            <text:p>0,301562457711206</text:p>
          </table:table-cell>
          <table:table-cell table:formula="of:=[.C223]/[.$H$2]" office:value-type="float" office:value="0.603124915422412" calcext:value-type="float">
            <text:p>0,603124915422412</text:p>
          </table:table-cell>
          <table:table-cell table:formula="of:=[.E222]+([.D222]*([.A223]-[.A222]))" office:value-type="float" office:value="-0.811532636891806" calcext:value-type="float">
            <text:p>-0,811532636891806</text:p>
          </table:table-cell>
          <table:table-cell table:number-columns-repeated="3"/>
        </table:table-row>
        <table:table-row table:style-name="ro1">
          <table:table-cell table:formula="of:=[.A223]+0.01" office:value-type="float" office:value="2.22" calcext:value-type="float">
            <text:p>2,22</text:p>
          </table:table-cell>
          <table:table-cell table:formula="of:=[.B223]+([.E223]*([.A224]-[.A223]))" office:value-type="float" office:value="-0.61124024179133" calcext:value-type="float">
            <text:p>-0,61124024179133</text:p>
          </table:table-cell>
          <table:table-cell table:formula="of:=-[.$H$4]*[.B224]" office:value-type="float" office:value="0.305620120895665" calcext:value-type="float">
            <text:p>0,305620120895665</text:p>
          </table:table-cell>
          <table:table-cell table:formula="of:=[.C224]/[.$H$2]" office:value-type="float" office:value="0.61124024179133" calcext:value-type="float">
            <text:p>0,61124024179133</text:p>
          </table:table-cell>
          <table:table-cell table:formula="of:=[.E223]+([.D223]*([.A224]-[.A223]))" office:value-type="float" office:value="-0.805501387737582" calcext:value-type="float">
            <text:p>-0,805501387737582</text:p>
          </table:table-cell>
          <table:table-cell table:number-columns-repeated="3"/>
        </table:table-row>
        <table:table-row table:style-name="ro1">
          <table:table-cell table:formula="of:=[.A224]+0.01" office:value-type="float" office:value="2.23" calcext:value-type="float">
            <text:p>2,23</text:p>
          </table:table-cell>
          <table:table-cell table:formula="of:=[.B224]+([.E224]*([.A225]-[.A224]))" office:value-type="float" office:value="-0.619295255668706" calcext:value-type="float">
            <text:p>-0,619295255668706</text:p>
          </table:table-cell>
          <table:table-cell table:formula="of:=-[.$H$4]*[.B225]" office:value-type="float" office:value="0.309647627834353" calcext:value-type="float">
            <text:p>0,309647627834353</text:p>
          </table:table-cell>
          <table:table-cell table:formula="of:=[.C225]/[.$H$2]" office:value-type="float" office:value="0.619295255668706" calcext:value-type="float">
            <text:p>0,619295255668706</text:p>
          </table:table-cell>
          <table:table-cell table:formula="of:=[.E224]+([.D224]*([.A225]-[.A224]))" office:value-type="float" office:value="-0.799388985319669" calcext:value-type="float">
            <text:p>-0,799388985319669</text:p>
          </table:table-cell>
          <table:table-cell table:number-columns-repeated="3"/>
        </table:table-row>
        <table:table-row table:style-name="ro1">
          <table:table-cell table:formula="of:=[.A225]+0.01" office:value-type="float" office:value="2.24" calcext:value-type="float">
            <text:p>2,24</text:p>
          </table:table-cell>
          <table:table-cell table:formula="of:=[.B225]+([.E225]*([.A226]-[.A225]))" office:value-type="float" office:value="-0.627289145521902" calcext:value-type="float">
            <text:p>-0,627289145521902</text:p>
          </table:table-cell>
          <table:table-cell table:formula="of:=-[.$H$4]*[.B226]" office:value-type="float" office:value="0.313644572760951" calcext:value-type="float">
            <text:p>0,313644572760951</text:p>
          </table:table-cell>
          <table:table-cell table:formula="of:=[.C226]/[.$H$2]" office:value-type="float" office:value="0.627289145521902" calcext:value-type="float">
            <text:p>0,627289145521902</text:p>
          </table:table-cell>
          <table:table-cell table:formula="of:=[.E225]+([.D225]*([.A226]-[.A225]))" office:value-type="float" office:value="-0.793196032762982" calcext:value-type="float">
            <text:p>-0,793196032762982</text:p>
          </table:table-cell>
          <table:table-cell table:number-columns-repeated="3"/>
        </table:table-row>
        <table:table-row table:style-name="ro1">
          <table:table-cell table:formula="of:=[.A226]+0.01" office:value-type="float" office:value="2.25" calcext:value-type="float">
            <text:p>2,25</text:p>
          </table:table-cell>
          <table:table-cell table:formula="of:=[.B226]+([.E226]*([.A227]-[.A226]))" office:value-type="float" office:value="-0.635221105849532" calcext:value-type="float">
            <text:p>-0,635221105849532</text:p>
          </table:table-cell>
          <table:table-cell table:formula="of:=-[.$H$4]*[.B227]" office:value-type="float" office:value="0.317610552924766" calcext:value-type="float">
            <text:p>0,317610552924766</text:p>
          </table:table-cell>
          <table:table-cell table:formula="of:=[.C227]/[.$H$2]" office:value-type="float" office:value="0.635221105849532" calcext:value-type="float">
            <text:p>0,635221105849532</text:p>
          </table:table-cell>
          <table:table-cell table:formula="of:=[.E226]+([.D226]*([.A227]-[.A226]))" office:value-type="float" office:value="-0.786923141307763" calcext:value-type="float">
            <text:p>-0,786923141307763</text:p>
          </table:table-cell>
          <table:table-cell table:number-columns-repeated="3"/>
        </table:table-row>
        <table:table-row table:style-name="ro1">
          <table:table-cell table:formula="of:=[.A227]+0.01" office:value-type="float" office:value="2.26" calcext:value-type="float">
            <text:p>2,26</text:p>
          </table:table-cell>
          <table:table-cell table:formula="of:=[.B227]+([.E227]*([.A228]-[.A227]))" office:value-type="float" office:value="-0.643090337262609" calcext:value-type="float">
            <text:p>-0,643090337262609</text:p>
          </table:table-cell>
          <table:table-cell table:formula="of:=-[.$H$4]*[.B228]" office:value-type="float" office:value="0.321545168631305" calcext:value-type="float">
            <text:p>0,321545168631305</text:p>
          </table:table-cell>
          <table:table-cell table:formula="of:=[.C228]/[.$H$2]" office:value-type="float" office:value="0.643090337262609" calcext:value-type="float">
            <text:p>0,643090337262609</text:p>
          </table:table-cell>
          <table:table-cell table:formula="of:=[.E227]+([.D227]*([.A228]-[.A227]))" office:value-type="float" office:value="-0.780570930249268" calcext:value-type="float">
            <text:p>-0,780570930249268</text:p>
          </table:table-cell>
          <table:table-cell table:number-columns-repeated="3"/>
        </table:table-row>
        <table:table-row table:style-name="ro1">
          <table:table-cell table:formula="of:=[.A228]+0.01" office:value-type="float" office:value="2.27" calcext:value-type="float">
            <text:p>2,27</text:p>
          </table:table-cell>
          <table:table-cell table:formula="of:=[.B228]+([.E228]*([.A229]-[.A228]))" office:value-type="float" office:value="-0.650896046565102" calcext:value-type="float">
            <text:p>-0,650896046565102</text:p>
          </table:table-cell>
          <table:table-cell table:formula="of:=-[.$H$4]*[.B229]" office:value-type="float" office:value="0.325448023282551" calcext:value-type="float">
            <text:p>0,325448023282551</text:p>
          </table:table-cell>
          <table:table-cell table:formula="of:=[.C229]/[.$H$2]" office:value-type="float" office:value="0.650896046565102" calcext:value-type="float">
            <text:p>0,650896046565102</text:p>
          </table:table-cell>
          <table:table-cell table:formula="of:=[.E228]+([.D228]*([.A229]-[.A228]))" office:value-type="float" office:value="-0.774140026876642" calcext:value-type="float">
            <text:p>-0,774140026876642</text:p>
          </table:table-cell>
          <table:table-cell table:number-columns-repeated="3"/>
        </table:table-row>
        <table:table-row table:style-name="ro1">
          <table:table-cell table:formula="of:=[.A229]+0.01" office:value-type="float" office:value="2.28" calcext:value-type="float">
            <text:p>2,28</text:p>
          </table:table-cell>
          <table:table-cell table:formula="of:=[.B229]+([.E229]*([.A230]-[.A229]))" office:value-type="float" office:value="-0.658637446833868" calcext:value-type="float">
            <text:p>-0,658637446833868</text:p>
          </table:table-cell>
          <table:table-cell table:formula="of:=-[.$H$4]*[.B230]" office:value-type="float" office:value="0.329318723416934" calcext:value-type="float">
            <text:p>0,329318723416934</text:p>
          </table:table-cell>
          <table:table-cell table:formula="of:=[.C230]/[.$H$2]" office:value-type="float" office:value="0.658637446833868" calcext:value-type="float">
            <text:p>0,658637446833868</text:p>
          </table:table-cell>
          <table:table-cell table:formula="of:=[.E229]+([.D229]*([.A230]-[.A229]))" office:value-type="float" office:value="-0.767631066410991" calcext:value-type="float">
            <text:p>-0,767631066410991</text:p>
          </table:table-cell>
          <table:table-cell table:number-columns-repeated="3"/>
        </table:table-row>
        <table:table-row table:style-name="ro1">
          <table:table-cell table:formula="of:=[.A230]+0.01" office:value-type="float" office:value="2.29" calcext:value-type="float">
            <text:p>2,29</text:p>
          </table:table-cell>
          <table:table-cell table:formula="of:=[.B230]+([.E230]*([.A231]-[.A230]))" office:value-type="float" office:value="-0.666313757497978" calcext:value-type="float">
            <text:p>-0,666313757497978</text:p>
          </table:table-cell>
          <table:table-cell table:formula="of:=-[.$H$4]*[.B231]" office:value-type="float" office:value="0.333156878748989" calcext:value-type="float">
            <text:p>0,333156878748989</text:p>
          </table:table-cell>
          <table:table-cell table:formula="of:=[.C231]/[.$H$2]" office:value-type="float" office:value="0.666313757497978" calcext:value-type="float">
            <text:p>0,666313757497978</text:p>
          </table:table-cell>
          <table:table-cell table:formula="of:=[.E230]+([.D230]*([.A231]-[.A230]))" office:value-type="float" office:value="-0.761044691942652" calcext:value-type="float">
            <text:p>-0,761044691942652</text:p>
          </table:table-cell>
          <table:table-cell table:number-columns-repeated="3"/>
        </table:table-row>
        <table:table-row table:style-name="ro1">
          <table:table-cell table:formula="of:=[.A231]+0.01" office:value-type="float" office:value="2.29999999999999" calcext:value-type="float">
            <text:p>2,29999999999999</text:p>
          </table:table-cell>
          <table:table-cell table:formula="of:=[.B231]+([.E231]*([.A232]-[.A231]))" office:value-type="float" office:value="-0.673924204417404" calcext:value-type="float">
            <text:p>-0,673924204417404</text:p>
          </table:table-cell>
          <table:table-cell table:formula="of:=-[.$H$4]*[.B232]" office:value-type="float" office:value="0.336962102208702" calcext:value-type="float">
            <text:p>0,336962102208702</text:p>
          </table:table-cell>
          <table:table-cell table:formula="of:=[.C232]/[.$H$2]" office:value-type="float" office:value="0.673924204417404" calcext:value-type="float">
            <text:p>0,673924204417404</text:p>
          </table:table-cell>
          <table:table-cell table:formula="of:=[.E231]+([.D231]*([.A232]-[.A231]))" office:value-type="float" office:value="-0.754381554367673" calcext:value-type="float">
            <text:p>-0,754381554367673</text:p>
          </table:table-cell>
          <table:table-cell table:number-columns-repeated="3"/>
        </table:table-row>
        <table:table-row table:style-name="ro1">
          <table:table-cell table:formula="of:=[.A232]+0.01" office:value-type="float" office:value="2.30999999999999" calcext:value-type="float">
            <text:p>2,30999999999999</text:p>
          </table:table-cell>
          <table:table-cell table:formula="of:=[.B232]+([.E232]*([.A233]-[.A232]))" office:value-type="float" office:value="-0.681468019961081" calcext:value-type="float">
            <text:p>-0,681468019961081</text:p>
          </table:table-cell>
          <table:table-cell table:formula="of:=-[.$H$4]*[.B233]" office:value-type="float" office:value="0.34073400998054" calcext:value-type="float">
            <text:p>0,34073400998054</text:p>
          </table:table-cell>
          <table:table-cell table:formula="of:=[.C233]/[.$H$2]" office:value-type="float" office:value="0.681468019961081" calcext:value-type="float">
            <text:p>0,681468019961081</text:p>
          </table:table-cell>
          <table:table-cell table:formula="of:=[.E232]+([.D232]*([.A233]-[.A232]))" office:value-type="float" office:value="-0.747642312323499" calcext:value-type="float">
            <text:p>-0,747642312323499</text:p>
          </table:table-cell>
          <table:table-cell table:number-columns-repeated="3"/>
        </table:table-row>
        <table:table-row table:style-name="ro1">
          <table:table-cell table:formula="of:=[.A233]+0.01" office:value-type="float" office:value="2.31999999999999" calcext:value-type="float">
            <text:p>2,31999999999999</text:p>
          </table:table-cell>
          <table:table-cell table:formula="of:=[.B233]+([.E233]*([.A234]-[.A233]))" office:value-type="float" office:value="-0.688944443084316" calcext:value-type="float">
            <text:p>-0,688944443084316</text:p>
          </table:table-cell>
          <table:table-cell table:formula="of:=-[.$H$4]*[.B234]" office:value-type="float" office:value="0.344472221542158" calcext:value-type="float">
            <text:p>0,344472221542158</text:p>
          </table:table-cell>
          <table:table-cell table:formula="of:=[.C234]/[.$H$2]" office:value-type="float" office:value="0.688944443084316" calcext:value-type="float">
            <text:p>0,688944443084316</text:p>
          </table:table-cell>
          <table:table-cell table:formula="of:=[.E233]+([.D233]*([.A234]-[.A233]))" office:value-type="float" office:value="-0.740827632123888" calcext:value-type="float">
            <text:p>-0,740827632123888</text:p>
          </table:table-cell>
          <table:table-cell table:number-columns-repeated="3"/>
        </table:table-row>
        <table:table-row table:style-name="ro1">
          <table:table-cell table:formula="of:=[.A234]+0.01" office:value-type="float" office:value="2.32999999999999" calcext:value-type="float">
            <text:p>2,32999999999999</text:p>
          </table:table-cell>
          <table:table-cell table:formula="of:=[.B234]+([.E234]*([.A235]-[.A234]))" office:value-type="float" office:value="-0.696352719405554" calcext:value-type="float">
            <text:p>-0,696352719405554</text:p>
          </table:table-cell>
          <table:table-cell table:formula="of:=-[.$H$4]*[.B235]" office:value-type="float" office:value="0.348176359702777" calcext:value-type="float">
            <text:p>0,348176359702777</text:p>
          </table:table-cell>
          <table:table-cell table:formula="of:=[.C235]/[.$H$2]" office:value-type="float" office:value="0.696352719405554" calcext:value-type="float">
            <text:p>0,696352719405554</text:p>
          </table:table-cell>
          <table:table-cell table:formula="of:=[.E234]+([.D234]*([.A235]-[.A234]))" office:value-type="float" office:value="-0.733938187693045" calcext:value-type="float">
            <text:p>-0,733938187693045</text:p>
          </table:table-cell>
          <table:table-cell table:number-columns-repeated="3"/>
        </table:table-row>
        <table:table-row table:style-name="ro1">
          <table:table-cell table:formula="of:=[.A235]+0.01" office:value-type="float" office:value="2.33999999999999" calcext:value-type="float">
            <text:p>2,33999999999999</text:p>
          </table:table-cell>
          <table:table-cell table:formula="of:=[.B235]+([.E235]*([.A236]-[.A235]))" office:value-type="float" office:value="-0.703692101282485" calcext:value-type="float">
            <text:p>-0,703692101282485</text:p>
          </table:table-cell>
          <table:table-cell table:formula="of:=-[.$H$4]*[.B236]" office:value-type="float" office:value="0.351846050641242" calcext:value-type="float">
            <text:p>0,351846050641242</text:p>
          </table:table-cell>
          <table:table-cell table:formula="of:=[.C236]/[.$H$2]" office:value-type="float" office:value="0.703692101282485" calcext:value-type="float">
            <text:p>0,703692101282485</text:p>
          </table:table-cell>
          <table:table-cell table:formula="of:=[.E235]+([.D235]*([.A236]-[.A235]))" office:value-type="float" office:value="-0.72697466049899" calcext:value-type="float">
            <text:p>-0,72697466049899</text:p>
          </table:table-cell>
          <table:table-cell table:number-columns-repeated="3"/>
        </table:table-row>
        <table:table-row table:style-name="ro1">
          <table:table-cell table:formula="of:=[.A236]+0.01" office:value-type="float" office:value="2.34999999999999" calcext:value-type="float">
            <text:p>2,34999999999999</text:p>
          </table:table-cell>
          <table:table-cell table:formula="of:=[.B236]+([.E236]*([.A237]-[.A236]))" office:value-type="float" office:value="-0.710961847887474" calcext:value-type="float">
            <text:p>-0,710961847887474</text:p>
          </table:table-cell>
          <table:table-cell table:formula="of:=-[.$H$4]*[.B237]" office:value-type="float" office:value="0.355480923943737" calcext:value-type="float">
            <text:p>0,355480923943737</text:p>
          </table:table-cell>
          <table:table-cell table:formula="of:=[.C237]/[.$H$2]" office:value-type="float" office:value="0.710961847887474" calcext:value-type="float">
            <text:p>0,710961847887474</text:p>
          </table:table-cell>
          <table:table-cell table:formula="of:=[.E236]+([.D236]*([.A237]-[.A236]))" office:value-type="float" office:value="-0.719937739486165" calcext:value-type="float">
            <text:p>-0,719937739486165</text:p>
          </table:table-cell>
          <table:table-cell table:number-columns-repeated="3"/>
        </table:table-row>
        <table:table-row table:style-name="ro1">
          <table:table-cell table:formula="of:=[.A237]+0.01" office:value-type="float" office:value="2.35999999999999" calcext:value-type="float">
            <text:p>2,35999999999999</text:p>
          </table:table-cell>
          <table:table-cell table:formula="of:=[.B237]+([.E237]*([.A238]-[.A237]))" office:value-type="float" office:value="-0.718161225282336" calcext:value-type="float">
            <text:p>-0,718161225282336</text:p>
          </table:table-cell>
          <table:table-cell table:formula="of:=-[.$H$4]*[.B238]" office:value-type="float" office:value="0.359080612641168" calcext:value-type="float">
            <text:p>0,359080612641168</text:p>
          </table:table-cell>
          <table:table-cell table:formula="of:=[.C238]/[.$H$2]" office:value-type="float" office:value="0.718161225282336" calcext:value-type="float">
            <text:p>0,718161225282336</text:p>
          </table:table-cell>
          <table:table-cell table:formula="of:=[.E237]+([.D237]*([.A238]-[.A237]))" office:value-type="float" office:value="-0.712828121007291" calcext:value-type="float">
            <text:p>-0,712828121007291</text:p>
          </table:table-cell>
          <table:table-cell table:number-columns-repeated="3"/>
        </table:table-row>
        <table:table-row table:style-name="ro1">
          <table:table-cell table:formula="of:=[.A238]+0.01" office:value-type="float" office:value="2.36999999999999" calcext:value-type="float">
            <text:p>2,36999999999999</text:p>
          </table:table-cell>
          <table:table-cell table:formula="of:=[.B238]+([.E238]*([.A239]-[.A238]))" office:value-type="float" office:value="-0.725289506492409" calcext:value-type="float">
            <text:p>-0,725289506492409</text:p>
          </table:table-cell>
          <table:table-cell table:formula="of:=-[.$H$4]*[.B239]" office:value-type="float" office:value="0.362644753246204" calcext:value-type="float">
            <text:p>0,362644753246204</text:p>
          </table:table-cell>
          <table:table-cell table:formula="of:=[.C239]/[.$H$2]" office:value-type="float" office:value="0.725289506492409" calcext:value-type="float">
            <text:p>0,725289506492409</text:p>
          </table:table-cell>
          <table:table-cell table:formula="of:=[.E238]+([.D238]*([.A239]-[.A238]))" office:value-type="float" office:value="-0.705646508754467" calcext:value-type="float">
            <text:p>-0,705646508754467</text:p>
          </table:table-cell>
          <table:table-cell table:number-columns-repeated="3"/>
        </table:table-row>
        <table:table-row table:style-name="ro1">
          <table:table-cell table:formula="of:=[.A239]+0.01" office:value-type="float" office:value="2.37999999999999" calcext:value-type="float">
            <text:p>2,37999999999999</text:p>
          </table:table-cell>
          <table:table-cell table:formula="of:=[.B239]+([.E239]*([.A240]-[.A239]))" office:value-type="float" office:value="-0.732345971579953" calcext:value-type="float">
            <text:p>-0,732345971579953</text:p>
          </table:table-cell>
          <table:table-cell table:formula="of:=-[.$H$4]*[.B240]" office:value-type="float" office:value="0.366172985789977" calcext:value-type="float">
            <text:p>0,366172985789977</text:p>
          </table:table-cell>
          <table:table-cell table:formula="of:=[.C240]/[.$H$2]" office:value-type="float" office:value="0.732345971579953" calcext:value-type="float">
            <text:p>0,732345971579953</text:p>
          </table:table-cell>
          <table:table-cell table:formula="of:=[.E239]+([.D239]*([.A240]-[.A239]))" office:value-type="float" office:value="-0.698393613689544" calcext:value-type="float">
            <text:p>-0,698393613689544</text:p>
          </table:table-cell>
          <table:table-cell table:number-columns-repeated="3"/>
        </table:table-row>
        <table:table-row table:style-name="ro1">
          <table:table-cell table:formula="of:=[.A240]+0.01" office:value-type="float" office:value="2.38999999999999" calcext:value-type="float">
            <text:p>2,38999999999999</text:p>
          </table:table-cell>
          <table:table-cell table:formula="of:=[.B240]+([.E240]*([.A241]-[.A240]))" office:value-type="float" office:value="-0.739329907716849" calcext:value-type="float">
            <text:p>-0,739329907716849</text:p>
          </table:table-cell>
          <table:table-cell table:formula="of:=-[.$H$4]*[.B241]" office:value-type="float" office:value="0.369664953858424" calcext:value-type="float">
            <text:p>0,369664953858424</text:p>
          </table:table-cell>
          <table:table-cell table:formula="of:=[.C241]/[.$H$2]" office:value-type="float" office:value="0.739329907716849" calcext:value-type="float">
            <text:p>0,739329907716849</text:p>
          </table:table-cell>
          <table:table-cell table:formula="of:=[.E240]+([.D240]*([.A241]-[.A240]))" office:value-type="float" office:value="-0.691070153973744" calcext:value-type="float">
            <text:p>-0,691070153973744</text:p>
          </table:table-cell>
          <table:table-cell table:number-columns-repeated="3"/>
        </table:table-row>
        <table:table-row table:style-name="ro1">
          <table:table-cell table:formula="of:=[.A241]+0.01" office:value-type="float" office:value="2.39999999999999" calcext:value-type="float">
            <text:p>2,39999999999999</text:p>
          </table:table-cell>
          <table:table-cell table:formula="of:=[.B241]+([.E241]*([.A242]-[.A241]))" office:value-type="float" office:value="-0.746240609256586" calcext:value-type="float">
            <text:p>-0,746240609256586</text:p>
          </table:table-cell>
          <table:table-cell table:formula="of:=-[.$H$4]*[.B242]" office:value-type="float" office:value="0.373120304628293" calcext:value-type="float">
            <text:p>0,373120304628293</text:p>
          </table:table-cell>
          <table:table-cell table:formula="of:=[.C242]/[.$H$2]" office:value-type="float" office:value="0.746240609256586" calcext:value-type="float">
            <text:p>0,746240609256586</text:p>
          </table:table-cell>
          <table:table-cell table:formula="of:=[.E241]+([.D241]*([.A242]-[.A241]))" office:value-type="float" office:value="-0.683676854896576" calcext:value-type="float">
            <text:p>-0,683676854896576</text:p>
          </table:table-cell>
          <table:table-cell table:number-columns-repeated="3"/>
        </table:table-row>
        <table:table-row table:style-name="ro1">
          <table:table-cell table:formula="of:=[.A242]+0.01" office:value-type="float" office:value="2.40999999999999" calcext:value-type="float">
            <text:p>2,40999999999999</text:p>
          </table:table-cell>
          <table:table-cell table:formula="of:=[.B242]+([.E242]*([.A243]-[.A242]))" office:value-type="float" office:value="-0.753077377805552" calcext:value-type="float">
            <text:p>-0,753077377805552</text:p>
          </table:table-cell>
          <table:table-cell table:formula="of:=-[.$H$4]*[.B243]" office:value-type="float" office:value="0.376538688902776" calcext:value-type="float">
            <text:p>0,376538688902776</text:p>
          </table:table-cell>
          <table:table-cell table:formula="of:=[.C243]/[.$H$2]" office:value-type="float" office:value="0.753077377805552" calcext:value-type="float">
            <text:p>0,753077377805552</text:p>
          </table:table-cell>
          <table:table-cell table:formula="of:=[.E242]+([.D242]*([.A243]-[.A242]))" office:value-type="float" office:value="-0.67621444880401" calcext:value-type="float">
            <text:p>-0,67621444880401</text:p>
          </table:table-cell>
          <table:table-cell table:number-columns-repeated="3"/>
        </table:table-row>
        <table:table-row table:style-name="ro1">
          <table:table-cell table:formula="of:=[.A243]+0.01" office:value-type="float" office:value="2.41999999999999" calcext:value-type="float">
            <text:p>2,41999999999999</text:p>
          </table:table-cell>
          <table:table-cell table:formula="of:=[.B243]+([.E243]*([.A244]-[.A243]))" office:value-type="float" office:value="-0.759839522293591" calcext:value-type="float">
            <text:p>-0,759839522293591</text:p>
          </table:table-cell>
          <table:table-cell table:formula="of:=-[.$H$4]*[.B244]" office:value-type="float" office:value="0.379919761146796" calcext:value-type="float">
            <text:p>0,379919761146796</text:p>
          </table:table-cell>
          <table:table-cell table:formula="of:=[.C244]/[.$H$2]" office:value-type="float" office:value="0.759839522293591" calcext:value-type="float">
            <text:p>0,759839522293591</text:p>
          </table:table-cell>
          <table:table-cell table:formula="of:=[.E243]+([.D243]*([.A244]-[.A243]))" office:value-type="float" office:value="-0.668683675025955" calcext:value-type="float">
            <text:p>-0,668683675025955</text:p>
          </table:table-cell>
          <table:table-cell table:number-columns-repeated="3"/>
        </table:table-row>
        <table:table-row table:style-name="ro1">
          <table:table-cell table:formula="of:=[.A244]+0.01" office:value-type="float" office:value="2.42999999999999" calcext:value-type="float">
            <text:p>2,42999999999999</text:p>
          </table:table-cell>
          <table:table-cell table:formula="of:=[.B244]+([.E244]*([.A245]-[.A244]))" office:value-type="float" office:value="-0.766526359043851" calcext:value-type="float">
            <text:p>-0,766526359043851</text:p>
          </table:table-cell>
          <table:table-cell table:formula="of:=-[.$H$4]*[.B245]" office:value-type="float" office:value="0.383263179521925" calcext:value-type="float">
            <text:p>0,383263179521925</text:p>
          </table:table-cell>
          <table:table-cell table:formula="of:=[.C245]/[.$H$2]" office:value-type="float" office:value="0.766526359043851" calcext:value-type="float">
            <text:p>0,766526359043851</text:p>
          </table:table-cell>
          <table:table-cell table:formula="of:=[.E244]+([.D244]*([.A245]-[.A244]))" office:value-type="float" office:value="-0.661085279803019" calcext:value-type="float">
            <text:p>-0,661085279803019</text:p>
          </table:table-cell>
          <table:table-cell table:number-columns-repeated="3"/>
        </table:table-row>
        <table:table-row table:style-name="ro1">
          <table:table-cell table:formula="of:=[.A245]+0.01" office:value-type="float" office:value="2.43999999999999" calcext:value-type="float">
            <text:p>2,43999999999999</text:p>
          </table:table-cell>
          <table:table-cell table:formula="of:=[.B245]+([.E245]*([.A246]-[.A245]))" office:value-type="float" office:value="-0.773137211841881" calcext:value-type="float">
            <text:p>-0,773137211841881</text:p>
          </table:table-cell>
          <table:table-cell table:formula="of:=-[.$H$4]*[.B246]" office:value-type="float" office:value="0.38656860592094" calcext:value-type="float">
            <text:p>0,38656860592094</text:p>
          </table:table-cell>
          <table:table-cell table:formula="of:=[.C246]/[.$H$2]" office:value-type="float" office:value="0.773137211841881" calcext:value-type="float">
            <text:p>0,773137211841881</text:p>
          </table:table-cell>
          <table:table-cell table:formula="of:=[.E245]+([.D245]*([.A246]-[.A245]))" office:value-type="float" office:value="-0.653420016212581" calcext:value-type="float">
            <text:p>-0,653420016212581</text:p>
          </table:table-cell>
          <table:table-cell table:number-columns-repeated="3"/>
        </table:table-row>
        <table:table-row table:style-name="ro1">
          <table:table-cell table:formula="of:=[.A246]+0.01" office:value-type="float" office:value="2.44999999999999" calcext:value-type="float">
            <text:p>2,44999999999999</text:p>
          </table:table-cell>
          <table:table-cell table:formula="of:=[.B246]+([.E246]*([.A247]-[.A246]))" office:value-type="float" office:value="-0.779671412004007" calcext:value-type="float">
            <text:p>-0,779671412004007</text:p>
          </table:table-cell>
          <table:table-cell table:formula="of:=-[.$H$4]*[.B247]" office:value-type="float" office:value="0.389835706002003" calcext:value-type="float">
            <text:p>0,389835706002003</text:p>
          </table:table-cell>
          <table:table-cell table:formula="of:=[.C247]/[.$H$2]" office:value-type="float" office:value="0.779671412004007" calcext:value-type="float">
            <text:p>0,779671412004007</text:p>
          </table:table-cell>
          <table:table-cell table:formula="of:=[.E246]+([.D246]*([.A247]-[.A246]))" office:value-type="float" office:value="-0.645688644094162" calcext:value-type="float">
            <text:p>-0,645688644094162</text:p>
          </table:table-cell>
          <table:table-cell table:number-columns-repeated="3"/>
        </table:table-row>
        <table:table-row table:style-name="ro1">
          <table:table-cell table:formula="of:=[.A247]+0.01" office:value-type="float" office:value="2.45999999999999" calcext:value-type="float">
            <text:p>2,45999999999999</text:p>
          </table:table-cell>
          <table:table-cell table:formula="of:=[.B247]+([.E247]*([.A248]-[.A247]))" office:value-type="float" office:value="-0.786128298444948" calcext:value-type="float">
            <text:p>-0,786128298444948</text:p>
          </table:table-cell>
          <table:table-cell table:formula="of:=-[.$H$4]*[.B248]" office:value-type="float" office:value="0.393064149222474" calcext:value-type="float">
            <text:p>0,393064149222474</text:p>
          </table:table-cell>
          <table:table-cell table:formula="of:=[.C248]/[.$H$2]" office:value-type="float" office:value="0.786128298444948" calcext:value-type="float">
            <text:p>0,786128298444948</text:p>
          </table:table-cell>
          <table:table-cell table:formula="of:=[.E247]+([.D247]*([.A248]-[.A247]))" office:value-type="float" office:value="-0.637891929974122" calcext:value-type="float">
            <text:p>-0,637891929974122</text:p>
          </table:table-cell>
          <table:table-cell table:number-columns-repeated="3"/>
        </table:table-row>
        <table:table-row table:style-name="ro1">
          <table:table-cell table:formula="of:=[.A248]+0.01" office:value-type="float" office:value="2.46999999999999" calcext:value-type="float">
            <text:p>2,46999999999999</text:p>
          </table:table-cell>
          <table:table-cell table:formula="of:=[.B248]+([.E248]*([.A249]-[.A248]))" office:value-type="float" office:value="-0.792507217744689" calcext:value-type="float">
            <text:p>-0,792507217744689</text:p>
          </table:table-cell>
          <table:table-cell table:formula="of:=-[.$H$4]*[.B249]" office:value-type="float" office:value="0.396253608872345" calcext:value-type="float">
            <text:p>0,396253608872345</text:p>
          </table:table-cell>
          <table:table-cell table:formula="of:=[.C249]/[.$H$2]" office:value-type="float" office:value="0.792507217744689" calcext:value-type="float">
            <text:p>0,792507217744689</text:p>
          </table:table-cell>
          <table:table-cell table:formula="of:=[.E248]+([.D248]*([.A249]-[.A248]))" office:value-type="float" office:value="-0.630030646989673" calcext:value-type="float">
            <text:p>-0,630030646989673</text:p>
          </table:table-cell>
          <table:table-cell table:number-columns-repeated="3"/>
        </table:table-row>
        <table:table-row table:style-name="ro1">
          <table:table-cell table:formula="of:=[.A249]+0.01" office:value-type="float" office:value="2.47999999999999" calcext:value-type="float">
            <text:p>2,47999999999999</text:p>
          </table:table-cell>
          <table:table-cell table:formula="of:=[.B249]+([.E249]*([.A250]-[.A249]))" office:value-type="float" office:value="-0.798807524214586" calcext:value-type="float">
            <text:p>-0,798807524214586</text:p>
          </table:table-cell>
          <table:table-cell table:formula="of:=-[.$H$4]*[.B250]" office:value-type="float" office:value="0.399403762107293" calcext:value-type="float">
            <text:p>0,399403762107293</text:p>
          </table:table-cell>
          <table:table-cell table:formula="of:=[.C250]/[.$H$2]" office:value-type="float" office:value="0.798807524214586" calcext:value-type="float">
            <text:p>0,798807524214586</text:p>
          </table:table-cell>
          <table:table-cell table:formula="of:=[.E249]+([.D249]*([.A250]-[.A249]))" office:value-type="float" office:value="-0.622105574812226" calcext:value-type="float">
            <text:p>-0,622105574812226</text:p>
          </table:table-cell>
          <table:table-cell table:number-columns-repeated="3"/>
        </table:table-row>
        <table:table-row table:style-name="ro1">
          <table:table-cell table:formula="of:=[.A250]+0.01" office:value-type="float" office:value="2.48999999999999" calcext:value-type="float">
            <text:p>2,48999999999999</text:p>
          </table:table-cell>
          <table:table-cell table:formula="of:=[.B250]+([.E250]*([.A251]-[.A250]))" office:value-type="float" office:value="-0.805028579962708" calcext:value-type="float">
            <text:p>-0,805028579962708</text:p>
          </table:table-cell>
          <table:table-cell table:formula="of:=-[.$H$4]*[.B251]" office:value-type="float" office:value="0.402514289981354" calcext:value-type="float">
            <text:p>0,402514289981354</text:p>
          </table:table-cell>
          <table:table-cell table:formula="of:=[.C251]/[.$H$2]" office:value-type="float" office:value="0.805028579962708" calcext:value-type="float">
            <text:p>0,805028579962708</text:p>
          </table:table-cell>
          <table:table-cell table:formula="of:=[.E250]+([.D250]*([.A251]-[.A250]))" office:value-type="float" office:value="-0.61411749957008" calcext:value-type="float">
            <text:p>-0,61411749957008</text:p>
          </table:table-cell>
          <table:table-cell table:number-columns-repeated="3"/>
        </table:table-row>
        <table:table-row table:style-name="ro1">
          <table:table-cell table:formula="of:=[.A251]+0.01" office:value-type="float" office:value="2.49999999999999" calcext:value-type="float">
            <text:p>2,49999999999999</text:p>
          </table:table-cell>
          <table:table-cell table:formula="of:=[.B251]+([.E251]*([.A252]-[.A251]))" office:value-type="float" office:value="-0.811169754958408" calcext:value-type="float">
            <text:p>-0,811169754958408</text:p>
          </table:table-cell>
          <table:table-cell table:formula="of:=-[.$H$4]*[.B252]" office:value-type="float" office:value="0.405584877479204" calcext:value-type="float">
            <text:p>0,405584877479204</text:p>
          </table:table-cell>
          <table:table-cell table:formula="of:=[.C252]/[.$H$2]" office:value-type="float" office:value="0.811169754958408" calcext:value-type="float">
            <text:p>0,811169754958408</text:p>
          </table:table-cell>
          <table:table-cell table:formula="of:=[.E251]+([.D251]*([.A252]-[.A251]))" office:value-type="float" office:value="-0.606067213770453" calcext:value-type="float">
            <text:p>-0,606067213770453</text:p>
          </table:table-cell>
          <table:table-cell table:number-columns-repeated="3"/>
        </table:table-row>
        <table:table-row table:style-name="ro1">
          <table:table-cell table:formula="of:=[.A252]+0.01" office:value-type="float" office:value="2.50999999999999" calcext:value-type="float">
            <text:p>2,50999999999999</text:p>
          </table:table-cell>
          <table:table-cell table:formula="of:=[.B252]+([.E252]*([.A253]-[.A252]))" office:value-type="float" office:value="-0.817230427096113" calcext:value-type="float">
            <text:p>-0,817230427096113</text:p>
          </table:table-cell>
          <table:table-cell table:formula="of:=-[.$H$4]*[.B253]" office:value-type="float" office:value="0.408615213548057" calcext:value-type="float">
            <text:p>0,408615213548057</text:p>
          </table:table-cell>
          <table:table-cell table:formula="of:=[.C253]/[.$H$2]" office:value-type="float" office:value="0.817230427096113" calcext:value-type="float">
            <text:p>0,817230427096113</text:p>
          </table:table-cell>
          <table:table-cell table:formula="of:=[.E252]+([.D252]*([.A253]-[.A252]))" office:value-type="float" office:value="-0.59795551622087" calcext:value-type="float">
            <text:p>-0,59795551622087</text:p>
          </table:table-cell>
          <table:table-cell table:number-columns-repeated="3"/>
        </table:table-row>
        <table:table-row table:style-name="ro1">
          <table:table-cell table:formula="of:=[.A253]+0.01" office:value-type="float" office:value="2.51999999999999" calcext:value-type="float">
            <text:p>2,51999999999999</text:p>
          </table:table-cell>
          <table:table-cell table:formula="of:=[.B253]+([.E253]*([.A254]-[.A253]))" office:value-type="float" office:value="-0.823209982258322" calcext:value-type="float">
            <text:p>-0,823209982258322</text:p>
          </table:table-cell>
          <table:table-cell table:formula="of:=-[.$H$4]*[.B254]" office:value-type="float" office:value="0.411604991129161" calcext:value-type="float">
            <text:p>0,411604991129161</text:p>
          </table:table-cell>
          <table:table-cell table:formula="of:=[.C254]/[.$H$2]" office:value-type="float" office:value="0.823209982258322" calcext:value-type="float">
            <text:p>0,823209982258322</text:p>
          </table:table-cell>
          <table:table-cell table:formula="of:=[.E253]+([.D253]*([.A254]-[.A253]))" office:value-type="float" office:value="-0.589783211949909" calcext:value-type="float">
            <text:p>-0,589783211949909</text:p>
          </table:table-cell>
          <table:table-cell table:number-columns-repeated="3"/>
        </table:table-row>
        <table:table-row table:style-name="ro1">
          <table:table-cell table:formula="of:=[.A254]+0.01" office:value-type="float" office:value="2.52999999999999" calcext:value-type="float">
            <text:p>2,52999999999999</text:p>
          </table:table-cell>
          <table:table-cell table:formula="of:=[.B254]+([.E254]*([.A255]-[.A254]))" office:value-type="float" office:value="-0.82910781437782" calcext:value-type="float">
            <text:p>-0,82910781437782</text:p>
          </table:table-cell>
          <table:table-cell table:formula="of:=-[.$H$4]*[.B255]" office:value-type="float" office:value="0.41455390718891" calcext:value-type="float">
            <text:p>0,41455390718891</text:p>
          </table:table-cell>
          <table:table-cell table:formula="of:=[.C255]/[.$H$2]" office:value-type="float" office:value="0.82910781437782" calcext:value-type="float">
            <text:p>0,82910781437782</text:p>
          </table:table-cell>
          <table:table-cell table:formula="of:=[.E254]+([.D254]*([.A255]-[.A254]))" office:value-type="float" office:value="-0.581551112127326" calcext:value-type="float">
            <text:p>-0,581551112127326</text:p>
          </table:table-cell>
          <table:table-cell table:number-columns-repeated="3"/>
        </table:table-row>
        <table:table-row table:style-name="ro1">
          <table:table-cell table:formula="of:=[.A255]+0.01" office:value-type="float" office:value="2.53999999999999" calcext:value-type="float">
            <text:p>2,53999999999999</text:p>
          </table:table-cell>
          <table:table-cell table:formula="of:=[.B255]+([.E255]*([.A256]-[.A255]))" office:value-type="float" office:value="-0.834923325499094" calcext:value-type="float">
            <text:p>-0,834923325499094</text:p>
          </table:table-cell>
          <table:table-cell table:formula="of:=-[.$H$4]*[.B256]" office:value-type="float" office:value="0.417461662749547" calcext:value-type="float">
            <text:p>0,417461662749547</text:p>
          </table:table-cell>
          <table:table-cell table:formula="of:=[.C256]/[.$H$2]" office:value-type="float" office:value="0.834923325499094" calcext:value-type="float">
            <text:p>0,834923325499094</text:p>
          </table:table-cell>
          <table:table-cell table:formula="of:=[.E255]+([.D255]*([.A256]-[.A255]))" office:value-type="float" office:value="-0.573260033983548" calcext:value-type="float">
            <text:p>-0,573260033983548</text:p>
          </table:table-cell>
          <table:table-cell table:number-columns-repeated="3"/>
        </table:table-row>
        <table:table-row table:style-name="ro1">
          <table:table-cell table:formula="of:=[.A256]+0.01" office:value-type="float" office:value="2.54999999999999" calcext:value-type="float">
            <text:p>2,54999999999999</text:p>
          </table:table-cell>
          <table:table-cell table:formula="of:=[.B256]+([.E256]*([.A257]-[.A256]))" office:value-type="float" office:value="-0.840655925838929" calcext:value-type="float">
            <text:p>-0,840655925838929</text:p>
          </table:table-cell>
          <table:table-cell table:formula="of:=-[.$H$4]*[.B257]" office:value-type="float" office:value="0.420327962919465" calcext:value-type="float">
            <text:p>0,420327962919465</text:p>
          </table:table-cell>
          <table:table-cell table:formula="of:=[.C257]/[.$H$2]" office:value-type="float" office:value="0.840655925838929" calcext:value-type="float">
            <text:p>0,840655925838929</text:p>
          </table:table-cell>
          <table:table-cell table:formula="of:=[.E256]+([.D256]*([.A257]-[.A256]))" office:value-type="float" office:value="-0.564910800728557" calcext:value-type="float">
            <text:p>-0,564910800728557</text:p>
          </table:table-cell>
          <table:table-cell table:number-columns-repeated="3"/>
        </table:table-row>
        <table:table-row table:style-name="ro1">
          <table:table-cell table:formula="of:=[.A257]+0.01" office:value-type="float" office:value="2.55999999999999" calcext:value-type="float">
            <text:p>2,55999999999999</text:p>
          </table:table-cell>
          <table:table-cell table:formula="of:=[.B257]+([.E257]*([.A258]-[.A257]))" office:value-type="float" office:value="-0.846305033846214" calcext:value-type="float">
            <text:p>-0,846305033846214</text:p>
          </table:table-cell>
          <table:table-cell table:formula="of:=-[.$H$4]*[.B258]" office:value-type="float" office:value="0.423152516923107" calcext:value-type="float">
            <text:p>0,423152516923107</text:p>
          </table:table-cell>
          <table:table-cell table:formula="of:=[.C258]/[.$H$2]" office:value-type="float" office:value="0.846305033846214" calcext:value-type="float">
            <text:p>0,846305033846214</text:p>
          </table:table-cell>
          <table:table-cell table:formula="of:=[.E257]+([.D257]*([.A258]-[.A257]))" office:value-type="float" office:value="-0.556504241470168" calcext:value-type="float">
            <text:p>-0,556504241470168</text:p>
          </table:table-cell>
          <table:table-cell table:number-columns-repeated="3"/>
        </table:table-row>
        <table:table-row table:style-name="ro1">
          <table:table-cell table:formula="of:=[.A258]+0.01" office:value-type="float" office:value="2.56999999999999" calcext:value-type="float">
            <text:p>2,56999999999999</text:p>
          </table:table-cell>
          <table:table-cell table:formula="of:=[.B258]+([.E258]*([.A259]-[.A258]))" office:value-type="float" office:value="-0.851870076260916" calcext:value-type="float">
            <text:p>-0,851870076260916</text:p>
          </table:table-cell>
          <table:table-cell table:formula="of:=-[.$H$4]*[.B259]" office:value-type="float" office:value="0.425935038130458" calcext:value-type="float">
            <text:p>0,425935038130458</text:p>
          </table:table-cell>
          <table:table-cell table:formula="of:=[.C259]/[.$H$2]" office:value-type="float" office:value="0.851870076260916" calcext:value-type="float">
            <text:p>0,851870076260916</text:p>
          </table:table-cell>
          <table:table-cell table:formula="of:=[.E258]+([.D258]*([.A259]-[.A258]))" office:value-type="float" office:value="-0.548041191131706" calcext:value-type="float">
            <text:p>-0,548041191131706</text:p>
          </table:table-cell>
          <table:table-cell table:number-columns-repeated="3"/>
        </table:table-row>
        <table:table-row table:style-name="ro1">
          <table:table-cell table:formula="of:=[.A259]+0.01" office:value-type="float" office:value="2.57999999999999" calcext:value-type="float">
            <text:p>2,57999999999999</text:p>
          </table:table-cell>
          <table:table-cell table:formula="of:=[.B259]+([.E259]*([.A260]-[.A259]))" office:value-type="float" office:value="-0.857350488172233" calcext:value-type="float">
            <text:p>-0,857350488172233</text:p>
          </table:table-cell>
          <table:table-cell table:formula="of:=-[.$H$4]*[.B260]" office:value-type="float" office:value="0.428675244086117" calcext:value-type="float">
            <text:p>0,428675244086117</text:p>
          </table:table-cell>
          <table:table-cell table:formula="of:=[.C260]/[.$H$2]" office:value-type="float" office:value="0.857350488172233" calcext:value-type="float">
            <text:p>0,857350488172233</text:p>
          </table:table-cell>
          <table:table-cell table:formula="of:=[.E259]+([.D259]*([.A260]-[.A259]))" office:value-type="float" office:value="-0.539522490369097" calcext:value-type="float">
            <text:p>-0,539522490369097</text:p>
          </table:table-cell>
          <table:table-cell table:number-columns-repeated="3"/>
        </table:table-row>
        <table:table-row table:style-name="ro1">
          <table:table-cell table:formula="of:=[.A260]+0.01" office:value-type="float" office:value="2.58999999999999" calcext:value-type="float">
            <text:p>2,58999999999999</text:p>
          </table:table-cell>
          <table:table-cell table:formula="of:=[.B260]+([.E260]*([.A261]-[.A260]))" office:value-type="float" office:value="-0.862745713075924" calcext:value-type="float">
            <text:p>-0,862745713075924</text:p>
          </table:table-cell>
          <table:table-cell table:formula="of:=-[.$H$4]*[.B261]" office:value-type="float" office:value="0.431372856537962" calcext:value-type="float">
            <text:p>0,431372856537962</text:p>
          </table:table-cell>
          <table:table-cell table:formula="of:=[.C261]/[.$H$2]" office:value-type="float" office:value="0.862745713075924" calcext:value-type="float">
            <text:p>0,862745713075924</text:p>
          </table:table-cell>
          <table:table-cell table:formula="of:=[.E260]+([.D260]*([.A261]-[.A260]))" office:value-type="float" office:value="-0.530948985487375" calcext:value-type="float">
            <text:p>-0,530948985487375</text:p>
          </table:table-cell>
          <table:table-cell table:number-columns-repeated="3"/>
        </table:table-row>
        <table:table-row table:style-name="ro1">
          <table:table-cell table:formula="of:=[.A261]+0.01" office:value-type="float" office:value="2.59999999999999" calcext:value-type="float">
            <text:p>2,59999999999999</text:p>
          </table:table-cell>
          <table:table-cell table:formula="of:=[.B261]+([.E261]*([.A262]-[.A261]))" office:value-type="float" office:value="-0.868055202930798" calcext:value-type="float">
            <text:p>-0,868055202930798</text:p>
          </table:table-cell>
          <table:table-cell table:formula="of:=-[.$H$4]*[.B262]" office:value-type="float" office:value="0.434027601465399" calcext:value-type="float">
            <text:p>0,434027601465399</text:p>
          </table:table-cell>
          <table:table-cell table:formula="of:=[.C262]/[.$H$2]" office:value-type="float" office:value="0.868055202930798" calcext:value-type="float">
            <text:p>0,868055202930798</text:p>
          </table:table-cell>
          <table:table-cell table:formula="of:=[.E261]+([.D261]*([.A262]-[.A261]))" office:value-type="float" office:value="-0.522321528356616" calcext:value-type="float">
            <text:p>-0,522321528356616</text:p>
          </table:table-cell>
          <table:table-cell table:number-columns-repeated="3"/>
        </table:table-row>
        <table:table-row table:style-name="ro1">
          <table:table-cell table:formula="of:=[.A262]+0.01" office:value-type="float" office:value="2.60999999999999" calcext:value-type="float">
            <text:p>2,60999999999999</text:p>
          </table:table-cell>
          <table:table-cell table:formula="of:=[.B262]+([.E262]*([.A263]-[.A262]))" office:value-type="float" office:value="-0.873278418214364" calcext:value-type="float">
            <text:p>-0,873278418214364</text:p>
          </table:table-cell>
          <table:table-cell table:formula="of:=-[.$H$4]*[.B263]" office:value-type="float" office:value="0.436639209107182" calcext:value-type="float">
            <text:p>0,436639209107182</text:p>
          </table:table-cell>
          <table:table-cell table:formula="of:=[.C263]/[.$H$2]" office:value-type="float" office:value="0.873278418214364" calcext:value-type="float">
            <text:p>0,873278418214364</text:p>
          </table:table-cell>
          <table:table-cell table:formula="of:=[.E262]+([.D262]*([.A263]-[.A262]))" office:value-type="float" office:value="-0.513640976327308" calcext:value-type="float">
            <text:p>-0,513640976327308</text:p>
          </table:table-cell>
          <table:table-cell table:number-columns-repeated="3"/>
        </table:table-row>
        <table:table-row table:style-name="ro1">
          <table:table-cell table:formula="of:=[.A263]+0.01" office:value-type="float" office:value="2.61999999999999" calcext:value-type="float">
            <text:p>2,61999999999999</text:p>
          </table:table-cell>
          <table:table-cell table:formula="of:=[.B263]+([.E263]*([.A264]-[.A263]))" office:value-type="float" office:value="-0.878414827977637" calcext:value-type="float">
            <text:p>-0,878414827977637</text:p>
          </table:table-cell>
          <table:table-cell table:formula="of:=-[.$H$4]*[.B264]" office:value-type="float" office:value="0.439207413988818" calcext:value-type="float">
            <text:p>0,439207413988818</text:p>
          </table:table-cell>
          <table:table-cell table:formula="of:=[.C264]/[.$H$2]" office:value-type="float" office:value="0.878414827977637" calcext:value-type="float">
            <text:p>0,878414827977637</text:p>
          </table:table-cell>
          <table:table-cell table:formula="of:=[.E263]+([.D263]*([.A264]-[.A263]))" office:value-type="float" office:value="-0.504908192145164" calcext:value-type="float">
            <text:p>-0,504908192145164</text:p>
          </table:table-cell>
          <table:table-cell table:number-columns-repeated="3"/>
        </table:table-row>
        <table:table-row table:style-name="ro1">
          <table:table-cell table:formula="of:=[.A264]+0.01" office:value-type="float" office:value="2.62999999999999" calcext:value-type="float">
            <text:p>2,62999999999999</text:p>
          </table:table-cell>
          <table:table-cell table:formula="of:=[.B264]+([.E264]*([.A265]-[.A264]))" office:value-type="float" office:value="-0.883463909899088" calcext:value-type="float">
            <text:p>-0,883463909899088</text:p>
          </table:table-cell>
          <table:table-cell table:formula="of:=-[.$H$4]*[.B265]" office:value-type="float" office:value="0.441731954949544" calcext:value-type="float">
            <text:p>0,441731954949544</text:p>
          </table:table-cell>
          <table:table-cell table:formula="of:=[.C265]/[.$H$2]" office:value-type="float" office:value="0.883463909899088" calcext:value-type="float">
            <text:p>0,883463909899088</text:p>
          </table:table-cell>
          <table:table-cell table:formula="of:=[.E264]+([.D264]*([.A265]-[.A264]))" office:value-type="float" office:value="-0.496124043865388" calcext:value-type="float">
            <text:p>-0,496124043865388</text:p>
          </table:table-cell>
          <table:table-cell table:number-columns-repeated="3"/>
        </table:table-row>
        <table:table-row table:style-name="ro1">
          <table:table-cell table:formula="of:=[.A265]+0.01" office:value-type="float" office:value="2.63999999999999" calcext:value-type="float">
            <text:p>2,63999999999999</text:p>
          </table:table-cell>
          <table:table-cell table:formula="of:=[.B265]+([.E265]*([.A266]-[.A265]))" office:value-type="float" office:value="-0.888425150337742" calcext:value-type="float">
            <text:p>-0,888425150337742</text:p>
          </table:table-cell>
          <table:table-cell table:formula="of:=-[.$H$4]*[.B266]" office:value-type="float" office:value="0.444212575168871" calcext:value-type="float">
            <text:p>0,444212575168871</text:p>
          </table:table-cell>
          <table:table-cell table:formula="of:=[.C266]/[.$H$2]" office:value-type="float" office:value="0.888425150337742" calcext:value-type="float">
            <text:p>0,888425150337742</text:p>
          </table:table-cell>
          <table:table-cell table:formula="of:=[.E265]+([.D265]*([.A266]-[.A265]))" office:value-type="float" office:value="-0.487289404766397" calcext:value-type="float">
            <text:p>-0,487289404766397</text:p>
          </table:table-cell>
          <table:table-cell table:number-columns-repeated="3"/>
        </table:table-row>
        <table:table-row table:style-name="ro1">
          <table:table-cell table:formula="of:=[.A266]+0.01" office:value-type="float" office:value="2.64999999999999" calcext:value-type="float">
            <text:p>2,64999999999999</text:p>
          </table:table-cell>
          <table:table-cell table:formula="of:=[.B266]+([.E266]*([.A267]-[.A266]))" office:value-type="float" office:value="-0.893298044385406" calcext:value-type="float">
            <text:p>-0,893298044385406</text:p>
          </table:table-cell>
          <table:table-cell table:formula="of:=-[.$H$4]*[.B267]" office:value-type="float" office:value="0.446649022192703" calcext:value-type="float">
            <text:p>0,446649022192703</text:p>
          </table:table-cell>
          <table:table-cell table:formula="of:=[.C267]/[.$H$2]" office:value-type="float" office:value="0.893298044385406" calcext:value-type="float">
            <text:p>0,893298044385406</text:p>
          </table:table-cell>
          <table:table-cell table:formula="of:=[.E266]+([.D266]*([.A267]-[.A266]))" office:value-type="float" office:value="-0.47840515326302" calcext:value-type="float">
            <text:p>-0,47840515326302</text:p>
          </table:table-cell>
          <table:table-cell table:number-columns-repeated="3"/>
        </table:table-row>
        <table:table-row table:style-name="ro1">
          <table:table-cell table:formula="of:=[.A267]+0.01" office:value-type="float" office:value="2.65999999999999" calcext:value-type="float">
            <text:p>2,65999999999999</text:p>
          </table:table-cell>
          <table:table-cell table:formula="of:=[.B267]+([.E267]*([.A268]-[.A267]))" office:value-type="float" office:value="-0.898082095918036" calcext:value-type="float">
            <text:p>-0,898082095918036</text:p>
          </table:table-cell>
          <table:table-cell table:formula="of:=-[.$H$4]*[.B268]" office:value-type="float" office:value="0.449041047959018" calcext:value-type="float">
            <text:p>0,449041047959018</text:p>
          </table:table-cell>
          <table:table-cell table:formula="of:=[.C268]/[.$H$2]" office:value-type="float" office:value="0.898082095918036" calcext:value-type="float">
            <text:p>0,898082095918036</text:p>
          </table:table-cell>
          <table:table-cell table:formula="of:=[.E267]+([.D267]*([.A268]-[.A267]))" office:value-type="float" office:value="-0.469472172819166" calcext:value-type="float">
            <text:p>-0,469472172819166</text:p>
          </table:table-cell>
          <table:table-cell table:number-columns-repeated="3"/>
        </table:table-row>
        <table:table-row table:style-name="ro1">
          <table:table-cell table:formula="of:=[.A268]+0.01" office:value-type="float" office:value="2.66999999999999" calcext:value-type="float">
            <text:p>2,66999999999999</text:p>
          </table:table-cell>
          <table:table-cell table:formula="of:=[.B268]+([.E268]*([.A269]-[.A268]))" office:value-type="float" office:value="-0.902776817646227" calcext:value-type="float">
            <text:p>-0,902776817646227</text:p>
          </table:table-cell>
          <table:table-cell table:formula="of:=-[.$H$4]*[.B269]" office:value-type="float" office:value="0.451388408823114" calcext:value-type="float">
            <text:p>0,451388408823114</text:p>
          </table:table-cell>
          <table:table-cell table:formula="of:=[.C269]/[.$H$2]" office:value-type="float" office:value="0.902776817646227" calcext:value-type="float">
            <text:p>0,902776817646227</text:p>
          </table:table-cell>
          <table:table-cell table:formula="of:=[.E268]+([.D268]*([.A269]-[.A268]))" office:value-type="float" office:value="-0.460491351859986" calcext:value-type="float">
            <text:p>-0,460491351859986</text:p>
          </table:table-cell>
          <table:table-cell table:number-columns-repeated="3"/>
        </table:table-row>
        <table:table-row table:style-name="ro1">
          <table:table-cell table:formula="of:=[.A269]+0.01" office:value-type="float" office:value="2.67999999999999" calcext:value-type="float">
            <text:p>2,67999999999999</text:p>
          </table:table-cell>
          <table:table-cell table:formula="of:=[.B269]+([.E269]*([.A270]-[.A269]))" office:value-type="float" office:value="-0.907381731164827" calcext:value-type="float">
            <text:p>-0,907381731164827</text:p>
          </table:table-cell>
          <table:table-cell table:formula="of:=-[.$H$4]*[.B270]" office:value-type="float" office:value="0.453690865582414" calcext:value-type="float">
            <text:p>0,453690865582414</text:p>
          </table:table-cell>
          <table:table-cell table:formula="of:=[.C270]/[.$H$2]" office:value-type="float" office:value="0.907381731164827" calcext:value-type="float">
            <text:p>0,907381731164827</text:p>
          </table:table-cell>
          <table:table-cell table:formula="of:=[.E269]+([.D269]*([.A270]-[.A269]))" office:value-type="float" office:value="-0.451463583683524" calcext:value-type="float">
            <text:p>-0,451463583683524</text:p>
          </table:table-cell>
          <table:table-cell table:number-columns-repeated="3"/>
        </table:table-row>
        <table:table-row table:style-name="ro1">
          <table:table-cell table:formula="of:=[.A270]+0.01" office:value-type="float" office:value="2.68999999999999" calcext:value-type="float">
            <text:p>2,68999999999999</text:p>
          </table:table-cell>
          <table:table-cell table:formula="of:=[.B270]+([.E270]*([.A271]-[.A270]))" office:value-type="float" office:value="-0.911896367001662" calcext:value-type="float">
            <text:p>-0,911896367001662</text:p>
          </table:table-cell>
          <table:table-cell table:formula="of:=-[.$H$4]*[.B271]" office:value-type="float" office:value="0.455948183500831" calcext:value-type="float">
            <text:p>0,455948183500831</text:p>
          </table:table-cell>
          <table:table-cell table:formula="of:=[.C271]/[.$H$2]" office:value-type="float" office:value="0.911896367001662" calcext:value-type="float">
            <text:p>0,911896367001662</text:p>
          </table:table-cell>
          <table:table-cell table:formula="of:=[.E270]+([.D270]*([.A271]-[.A270]))" office:value-type="float" office:value="-0.442389766371876" calcext:value-type="float">
            <text:p>-0,442389766371876</text:p>
          </table:table-cell>
          <table:table-cell table:number-columns-repeated="3"/>
        </table:table-row>
        <table:table-row table:style-name="ro1">
          <table:table-cell table:formula="of:=[.A271]+0.01" office:value-type="float" office:value="2.69999999999999" calcext:value-type="float">
            <text:p>2,69999999999999</text:p>
          </table:table-cell>
          <table:table-cell table:formula="of:=[.B271]+([.E271]*([.A272]-[.A271]))" office:value-type="float" office:value="-0.916320264665381" calcext:value-type="float">
            <text:p>-0,916320264665381</text:p>
          </table:table-cell>
          <table:table-cell table:formula="of:=-[.$H$4]*[.B272]" office:value-type="float" office:value="0.45816013233269" calcext:value-type="float">
            <text:p>0,45816013233269</text:p>
          </table:table-cell>
          <table:table-cell table:formula="of:=[.C272]/[.$H$2]" office:value-type="float" office:value="0.916320264665381" calcext:value-type="float">
            <text:p>0,916320264665381</text:p>
          </table:table-cell>
          <table:table-cell table:formula="of:=[.E271]+([.D271]*([.A272]-[.A271]))" office:value-type="float" office:value="-0.43327080270186" calcext:value-type="float">
            <text:p>-0,43327080270186</text:p>
          </table:table-cell>
          <table:table-cell table:number-columns-repeated="3"/>
        </table:table-row>
        <table:table-row table:style-name="ro1">
          <table:table-cell table:formula="of:=[.A272]+0.01" office:value-type="float" office:value="2.70999999999999" calcext:value-type="float">
            <text:p>2,70999999999999</text:p>
          </table:table-cell>
          <table:table-cell table:formula="of:=[.B272]+([.E272]*([.A273]-[.A272]))" office:value-type="float" office:value="-0.920652972692399" calcext:value-type="float">
            <text:p>-0,920652972692399</text:p>
          </table:table-cell>
          <table:table-cell table:formula="of:=-[.$H$4]*[.B273]" office:value-type="float" office:value="0.4603264863462" calcext:value-type="float">
            <text:p>0,4603264863462</text:p>
          </table:table-cell>
          <table:table-cell table:formula="of:=[.C273]/[.$H$2]" office:value-type="float" office:value="0.920652972692399" calcext:value-type="float">
            <text:p>0,920652972692399</text:p>
          </table:table-cell>
          <table:table-cell table:formula="of:=[.E272]+([.D272]*([.A273]-[.A272]))" office:value-type="float" office:value="-0.424107600055206" calcext:value-type="float">
            <text:p>-0,424107600055206</text:p>
          </table:table-cell>
          <table:table-cell table:number-columns-repeated="3"/>
        </table:table-row>
        <table:table-row table:style-name="ro1">
          <table:table-cell table:formula="of:=[.A273]+0.01" office:value-type="float" office:value="2.71999999999999" calcext:value-type="float">
            <text:p>2,71999999999999</text:p>
          </table:table-cell>
          <table:table-cell table:formula="of:=[.B273]+([.E273]*([.A274]-[.A273]))" office:value-type="float" office:value="-0.924894048692951" calcext:value-type="float">
            <text:p>-0,924894048692951</text:p>
          </table:table-cell>
          <table:table-cell table:formula="of:=-[.$H$4]*[.B274]" office:value-type="float" office:value="0.462447024346476" calcext:value-type="float">
            <text:p>0,462447024346476</text:p>
          </table:table-cell>
          <table:table-cell table:formula="of:=[.C274]/[.$H$2]" office:value-type="float" office:value="0.924894048692951" calcext:value-type="float">
            <text:p>0,924894048692951</text:p>
          </table:table-cell>
          <table:table-cell table:formula="of:=[.E273]+([.D273]*([.A274]-[.A273]))" office:value-type="float" office:value="-0.414901070328282" calcext:value-type="float">
            <text:p>-0,414901070328282</text:p>
          </table:table-cell>
          <table:table-cell table:number-columns-repeated="3"/>
        </table:table-row>
        <table:table-row table:style-name="ro1">
          <table:table-cell table:formula="of:=[.A274]+0.01" office:value-type="float" office:value="2.72999999999999" calcext:value-type="float">
            <text:p>2,72999999999999</text:p>
          </table:table-cell>
          <table:table-cell table:formula="of:=[.B274]+([.E274]*([.A275]-[.A274]))" office:value-type="float" office:value="-0.929043059396234" calcext:value-type="float">
            <text:p>-0,929043059396234</text:p>
          </table:table-cell>
          <table:table-cell table:formula="of:=-[.$H$4]*[.B275]" office:value-type="float" office:value="0.464521529698117" calcext:value-type="float">
            <text:p>0,464521529698117</text:p>
          </table:table-cell>
          <table:table-cell table:formula="of:=[.C275]/[.$H$2]" office:value-type="float" office:value="0.929043059396234" calcext:value-type="float">
            <text:p>0,929043059396234</text:p>
          </table:table-cell>
          <table:table-cell table:formula="of:=[.E274]+([.D274]*([.A275]-[.A274]))" office:value-type="float" office:value="-0.405652129841353" calcext:value-type="float">
            <text:p>-0,405652129841353</text:p>
          </table:table-cell>
          <table:table-cell table:number-columns-repeated="3"/>
        </table:table-row>
        <table:table-row table:style-name="ro1">
          <table:table-cell table:formula="of:=[.A275]+0.01" office:value-type="float" office:value="2.73999999999999" calcext:value-type="float">
            <text:p>2,73999999999999</text:p>
          </table:table-cell>
          <table:table-cell table:formula="of:=[.B275]+([.E275]*([.A276]-[.A275]))" office:value-type="float" office:value="-0.933099580694648" calcext:value-type="float">
            <text:p>-0,933099580694648</text:p>
          </table:table-cell>
          <table:table-cell table:formula="of:=-[.$H$4]*[.B276]" office:value-type="float" office:value="0.466549790347324" calcext:value-type="float">
            <text:p>0,466549790347324</text:p>
          </table:table-cell>
          <table:table-cell table:formula="of:=[.C276]/[.$H$2]" office:value-type="float" office:value="0.933099580694648" calcext:value-type="float">
            <text:p>0,933099580694648</text:p>
          </table:table-cell>
          <table:table-cell table:formula="of:=[.E275]+([.D275]*([.A276]-[.A275]))" office:value-type="float" office:value="-0.396361699247391" calcext:value-type="float">
            <text:p>-0,396361699247391</text:p>
          </table:table-cell>
          <table:table-cell table:number-columns-repeated="3"/>
        </table:table-row>
        <table:table-row table:style-name="ro1">
          <table:table-cell table:formula="of:=[.A276]+0.01" office:value-type="float" office:value="2.74999999999999" calcext:value-type="float">
            <text:p>2,74999999999999</text:p>
          </table:table-cell>
          <table:table-cell table:formula="of:=[.B276]+([.E276]*([.A277]-[.A276]))" office:value-type="float" office:value="-0.937063197687121" calcext:value-type="float">
            <text:p>-0,937063197687121</text:p>
          </table:table-cell>
          <table:table-cell table:formula="of:=-[.$H$4]*[.B277]" office:value-type="float" office:value="0.468531598843561" calcext:value-type="float">
            <text:p>0,468531598843561</text:p>
          </table:table-cell>
          <table:table-cell table:formula="of:=[.C277]/[.$H$2]" office:value-type="float" office:value="0.937063197687121" calcext:value-type="float">
            <text:p>0,937063197687121</text:p>
          </table:table-cell>
          <table:table-cell table:formula="of:=[.E276]+([.D276]*([.A277]-[.A276]))" office:value-type="float" office:value="-0.387030703440444" calcext:value-type="float">
            <text:p>-0,387030703440444</text:p>
          </table:table-cell>
          <table:table-cell table:number-columns-repeated="3"/>
        </table:table-row>
        <table:table-row table:style-name="ro1">
          <table:table-cell table:formula="of:=[.A277]+0.01" office:value-type="float" office:value="2.75999999999999" calcext:value-type="float">
            <text:p>2,75999999999999</text:p>
          </table:table-cell>
          <table:table-cell table:formula="of:=[.B277]+([.E277]*([.A278]-[.A277]))" office:value-type="float" office:value="-0.940933504721526" calcext:value-type="float">
            <text:p>-0,940933504721526</text:p>
          </table:table-cell>
          <table:table-cell table:formula="of:=-[.$H$4]*[.B278]" office:value-type="float" office:value="0.470466752360763" calcext:value-type="float">
            <text:p>0,470466752360763</text:p>
          </table:table-cell>
          <table:table-cell table:formula="of:=[.C278]/[.$H$2]" office:value-type="float" office:value="0.940933504721526" calcext:value-type="float">
            <text:p>0,940933504721526</text:p>
          </table:table-cell>
          <table:table-cell table:formula="of:=[.E277]+([.D277]*([.A278]-[.A277]))" office:value-type="float" office:value="-0.377660071463573" calcext:value-type="float">
            <text:p>-0,377660071463573</text:p>
          </table:table-cell>
          <table:table-cell table:number-columns-repeated="3"/>
        </table:table-row>
        <table:table-row table:style-name="ro1">
          <table:table-cell table:formula="of:=[.A278]+0.01" office:value-type="float" office:value="2.76999999999998" calcext:value-type="float">
            <text:p>2,76999999999998</text:p>
          </table:table-cell>
          <table:table-cell table:formula="of:=[.B278]+([.E278]*([.A279]-[.A278]))" office:value-type="float" office:value="-0.944710105436161" calcext:value-type="float">
            <text:p>-0,944710105436161</text:p>
          </table:table-cell>
          <table:table-cell table:formula="of:=-[.$H$4]*[.B279]" office:value-type="float" office:value="0.472355052718081" calcext:value-type="float">
            <text:p>0,472355052718081</text:p>
          </table:table-cell>
          <table:table-cell table:formula="of:=[.C279]/[.$H$2]" office:value-type="float" office:value="0.944710105436161" calcext:value-type="float">
            <text:p>0,944710105436161</text:p>
          </table:table-cell>
          <table:table-cell table:formula="of:=[.E278]+([.D278]*([.A279]-[.A278]))" office:value-type="float" office:value="-0.368250736416358" calcext:value-type="float">
            <text:p>-0,368250736416358</text:p>
          </table:table-cell>
          <table:table-cell table:number-columns-repeated="3"/>
        </table:table-row>
        <table:table-row table:style-name="ro1">
          <table:table-cell table:formula="of:=[.A279]+0.01" office:value-type="float" office:value="2.77999999999998" calcext:value-type="float">
            <text:p>2,77999999999998</text:p>
          </table:table-cell>
          <table:table-cell table:formula="of:=[.B279]+([.E279]*([.A280]-[.A279]))" office:value-type="float" office:value="-0.948392612800325" calcext:value-type="float">
            <text:p>-0,948392612800325</text:p>
          </table:table-cell>
          <table:table-cell table:formula="of:=-[.$H$4]*[.B280]" office:value-type="float" office:value="0.474196306400162" calcext:value-type="float">
            <text:p>0,474196306400162</text:p>
          </table:table-cell>
          <table:table-cell table:formula="of:=[.C280]/[.$H$2]" office:value-type="float" office:value="0.948392612800325" calcext:value-type="float">
            <text:p>0,948392612800325</text:p>
          </table:table-cell>
          <table:table-cell table:formula="of:=[.E279]+([.D279]*([.A280]-[.A279]))" office:value-type="float" office:value="-0.358803635361997" calcext:value-type="float">
            <text:p>-0,358803635361997</text:p>
          </table:table-cell>
          <table:table-cell table:number-columns-repeated="3"/>
        </table:table-row>
        <table:table-row table:style-name="ro1">
          <table:table-cell table:formula="of:=[.A280]+0.01" office:value-type="float" office:value="2.78999999999998" calcext:value-type="float">
            <text:p>2,78999999999998</text:p>
          </table:table-cell>
          <table:table-cell table:formula="of:=[.B280]+([.E280]*([.A281]-[.A280]))" office:value-type="float" office:value="-0.951980649153945" calcext:value-type="float">
            <text:p>-0,951980649153945</text:p>
          </table:table-cell>
          <table:table-cell table:formula="of:=-[.$H$4]*[.B281]" office:value-type="float" office:value="0.475990324576973" calcext:value-type="float">
            <text:p>0,475990324576973</text:p>
          </table:table-cell>
          <table:table-cell table:formula="of:=[.C281]/[.$H$2]" office:value-type="float" office:value="0.951980649153945" calcext:value-type="float">
            <text:p>0,951980649153945</text:p>
          </table:table-cell>
          <table:table-cell table:formula="of:=[.E280]+([.D280]*([.A281]-[.A280]))" office:value-type="float" office:value="-0.349319709233994" calcext:value-type="float">
            <text:p>-0,349319709233994</text:p>
          </table:table-cell>
          <table:table-cell table:number-columns-repeated="3"/>
        </table:table-row>
        <table:table-row table:style-name="ro1">
          <table:table-cell table:formula="of:=[.A281]+0.01" office:value-type="float" office:value="2.79999999999998" calcext:value-type="float">
            <text:p>2,79999999999998</text:p>
          </table:table-cell>
          <table:table-cell table:formula="of:=[.B281]+([.E281]*([.A282]-[.A281]))" office:value-type="float" office:value="-0.955473846246285" calcext:value-type="float">
            <text:p>-0,955473846246285</text:p>
          </table:table-cell>
          <table:table-cell table:formula="of:=-[.$H$4]*[.B282]" office:value-type="float" office:value="0.477736923123142" calcext:value-type="float">
            <text:p>0,477736923123142</text:p>
          </table:table-cell>
          <table:table-cell table:formula="of:=[.C282]/[.$H$2]" office:value-type="float" office:value="0.955473846246285" calcext:value-type="float">
            <text:p>0,955473846246285</text:p>
          </table:table-cell>
          <table:table-cell table:formula="of:=[.E281]+([.D281]*([.A282]-[.A281]))" office:value-type="float" office:value="-0.339799902742455" calcext:value-type="float">
            <text:p>-0,339799902742455</text:p>
          </table:table-cell>
          <table:table-cell table:number-columns-repeated="3"/>
        </table:table-row>
        <table:table-row table:style-name="ro1">
          <table:table-cell table:formula="of:=[.A282]+0.01" office:value-type="float" office:value="2.80999999999998" calcext:value-type="float">
            <text:p>2,80999999999998</text:p>
          </table:table-cell>
          <table:table-cell table:formula="of:=[.B282]+([.E282]*([.A283]-[.A282]))" office:value-type="float" office:value="-0.958871845273709" calcext:value-type="float">
            <text:p>-0,958871845273709</text:p>
          </table:table-cell>
          <table:table-cell table:formula="of:=-[.$H$4]*[.B283]" office:value-type="float" office:value="0.479435922636855" calcext:value-type="float">
            <text:p>0,479435922636855</text:p>
          </table:table-cell>
          <table:table-cell table:formula="of:=[.C283]/[.$H$2]" office:value-type="float" office:value="0.958871845273709" calcext:value-type="float">
            <text:p>0,958871845273709</text:p>
          </table:table-cell>
          <table:table-cell table:formula="of:=[.E282]+([.D282]*([.A283]-[.A282]))" office:value-type="float" office:value="-0.330245164279992" calcext:value-type="float">
            <text:p>-0,330245164279992</text:p>
          </table:table-cell>
          <table:table-cell table:number-columns-repeated="3"/>
        </table:table-row>
        <table:table-row table:style-name="ro1">
          <table:table-cell table:formula="of:=[.A283]+0.01" office:value-type="float" office:value="2.81999999999998" calcext:value-type="float">
            <text:p>2,81999999999998</text:p>
          </table:table-cell>
          <table:table-cell table:formula="of:=[.B283]+([.E283]*([.A284]-[.A283]))" office:value-type="float" office:value="-0.962174296916509" calcext:value-type="float">
            <text:p>-0,962174296916509</text:p>
          </table:table-cell>
          <table:table-cell table:formula="of:=-[.$H$4]*[.B284]" office:value-type="float" office:value="0.481087148458255" calcext:value-type="float">
            <text:p>0,481087148458255</text:p>
          </table:table-cell>
          <table:table-cell table:formula="of:=[.C284]/[.$H$2]" office:value-type="float" office:value="0.962174296916509" calcext:value-type="float">
            <text:p>0,962174296916509</text:p>
          </table:table-cell>
          <table:table-cell table:formula="of:=[.E283]+([.D283]*([.A284]-[.A283]))" office:value-type="float" office:value="-0.320656445827255" calcext:value-type="float">
            <text:p>-0,320656445827255</text:p>
          </table:table-cell>
          <table:table-cell table:number-columns-repeated="3"/>
        </table:table-row>
        <table:table-row table:style-name="ro1">
          <table:table-cell table:formula="of:=[.A284]+0.01" office:value-type="float" office:value="2.82999999999998" calcext:value-type="float">
            <text:p>2,82999999999998</text:p>
          </table:table-cell>
          <table:table-cell table:formula="of:=[.B284]+([.E284]*([.A285]-[.A284]))" office:value-type="float" office:value="-0.965380861374782" calcext:value-type="float">
            <text:p>-0,965380861374782</text:p>
          </table:table-cell>
          <table:table-cell table:formula="of:=-[.$H$4]*[.B285]" office:value-type="float" office:value="0.482690430687391" calcext:value-type="float">
            <text:p>0,482690430687391</text:p>
          </table:table-cell>
          <table:table-cell table:formula="of:=[.C285]/[.$H$2]" office:value-type="float" office:value="0.965380861374782" calcext:value-type="float">
            <text:p>0,965380861374782</text:p>
          </table:table-cell>
          <table:table-cell table:formula="of:=[.E284]+([.D284]*([.A285]-[.A284]))" office:value-type="float" office:value="-0.31103470285809" calcext:value-type="float">
            <text:p>-0,31103470285809</text:p>
          </table:table-cell>
          <table:table-cell table:number-columns-repeated="3"/>
        </table:table-row>
        <table:table-row table:style-name="ro1">
          <table:table-cell table:formula="of:=[.A285]+0.01" office:value-type="float" office:value="2.83999999999998" calcext:value-type="float">
            <text:p>2,83999999999998</text:p>
          </table:table-cell>
          <table:table-cell table:formula="of:=[.B285]+([.E285]*([.A286]-[.A285]))" office:value-type="float" office:value="-0.968491208403362" calcext:value-type="float">
            <text:p>-0,968491208403362</text:p>
          </table:table-cell>
          <table:table-cell table:formula="of:=-[.$H$4]*[.B286]" office:value-type="float" office:value="0.484245604201681" calcext:value-type="float">
            <text:p>0,484245604201681</text:p>
          </table:table-cell>
          <table:table-cell table:formula="of:=[.C286]/[.$H$2]" office:value-type="float" office:value="0.968491208403362" calcext:value-type="float">
            <text:p>0,968491208403362</text:p>
          </table:table-cell>
          <table:table-cell table:formula="of:=[.E285]+([.D285]*([.A286]-[.A285]))" office:value-type="float" office:value="-0.301380894244343" calcext:value-type="float">
            <text:p>-0,301380894244343</text:p>
          </table:table-cell>
          <table:table-cell table:number-columns-repeated="3"/>
        </table:table-row>
        <table:table-row table:style-name="ro1">
          <table:table-cell table:formula="of:=[.A286]+0.01" office:value-type="float" office:value="2.84999999999998" calcext:value-type="float">
            <text:p>2,84999999999998</text:p>
          </table:table-cell>
          <table:table-cell table:formula="of:=[.B286]+([.E286]*([.A287]-[.A286]))" office:value-type="float" office:value="-0.971505017345806" calcext:value-type="float">
            <text:p>-0,971505017345806</text:p>
          </table:table-cell>
          <table:table-cell table:formula="of:=-[.$H$4]*[.B287]" office:value-type="float" office:value="0.485752508672903" calcext:value-type="float">
            <text:p>0,485752508672903</text:p>
          </table:table-cell>
          <table:table-cell table:formula="of:=[.C287]/[.$H$2]" office:value-type="float" office:value="0.971505017345806" calcext:value-type="float">
            <text:p>0,971505017345806</text:p>
          </table:table-cell>
          <table:table-cell table:formula="of:=[.E286]+([.D286]*([.A287]-[.A286]))" office:value-type="float" office:value="-0.291695982160309" calcext:value-type="float">
            <text:p>-0,291695982160309</text:p>
          </table:table-cell>
          <table:table-cell table:number-columns-repeated="3"/>
        </table:table-row>
        <table:table-row table:style-name="ro1">
          <table:table-cell table:formula="of:=[.A287]+0.01" office:value-type="float" office:value="2.85999999999998" calcext:value-type="float">
            <text:p>2,85999999999998</text:p>
          </table:table-cell>
          <table:table-cell table:formula="of:=[.B287]+([.E287]*([.A288]-[.A287]))" office:value-type="float" office:value="-0.974421977167409" calcext:value-type="float">
            <text:p>-0,974421977167409</text:p>
          </table:table-cell>
          <table:table-cell table:formula="of:=-[.$H$4]*[.B288]" office:value-type="float" office:value="0.487210988583704" calcext:value-type="float">
            <text:p>0,487210988583704</text:p>
          </table:table-cell>
          <table:table-cell table:formula="of:=[.C288]/[.$H$2]" office:value-type="float" office:value="0.974421977167409" calcext:value-type="float">
            <text:p>0,974421977167409</text:p>
          </table:table-cell>
          <table:table-cell table:formula="of:=[.E287]+([.D287]*([.A288]-[.A287]))" office:value-type="float" office:value="-0.281980931986851" calcext:value-type="float">
            <text:p>-0,281980931986851</text:p>
          </table:table-cell>
          <table:table-cell table:number-columns-repeated="3"/>
        </table:table-row>
        <table:table-row table:style-name="ro1">
          <table:table-cell table:formula="of:=[.A288]+0.01" office:value-type="float" office:value="2.86999999999998" calcext:value-type="float">
            <text:p>2,86999999999998</text:p>
          </table:table-cell>
          <table:table-cell table:formula="of:=[.B288]+([.E288]*([.A289]-[.A288]))" office:value-type="float" office:value="-0.977241786487277" calcext:value-type="float">
            <text:p>-0,977241786487277</text:p>
          </table:table-cell>
          <table:table-cell table:formula="of:=-[.$H$4]*[.B289]" office:value-type="float" office:value="0.488620893243639" calcext:value-type="float">
            <text:p>0,488620893243639</text:p>
          </table:table-cell>
          <table:table-cell table:formula="of:=[.C289]/[.$H$2]" office:value-type="float" office:value="0.977241786487277" calcext:value-type="float">
            <text:p>0,977241786487277</text:p>
          </table:table-cell>
          <table:table-cell table:formula="of:=[.E288]+([.D288]*([.A289]-[.A288]))" office:value-type="float" office:value="-0.272236712215177" calcext:value-type="float">
            <text:p>-0,272236712215177</text:p>
          </table:table-cell>
          <table:table-cell table:number-columns-repeated="3"/>
        </table:table-row>
        <table:table-row table:style-name="ro1">
          <table:table-cell table:formula="of:=[.A289]+0.01" office:value-type="float" office:value="2.87999999999998" calcext:value-type="float">
            <text:p>2,87999999999998</text:p>
          </table:table-cell>
          <table:table-cell table:formula="of:=[.B289]+([.E289]*([.A290]-[.A289]))" office:value-type="float" office:value="-0.979964153609429" calcext:value-type="float">
            <text:p>-0,979964153609429</text:p>
          </table:table-cell>
          <table:table-cell table:formula="of:=-[.$H$4]*[.B290]" office:value-type="float" office:value="0.489982076804715" calcext:value-type="float">
            <text:p>0,489982076804715</text:p>
          </table:table-cell>
          <table:table-cell table:formula="of:=[.C290]/[.$H$2]" office:value-type="float" office:value="0.979964153609429" calcext:value-type="float">
            <text:p>0,979964153609429</text:p>
          </table:table-cell>
          <table:table-cell table:formula="of:=[.E289]+([.D289]*([.A290]-[.A289]))" office:value-type="float" office:value="-0.262464294350305" calcext:value-type="float">
            <text:p>-0,262464294350305</text:p>
          </table:table-cell>
          <table:table-cell table:number-columns-repeated="3"/>
        </table:table-row>
        <table:table-row table:style-name="ro1">
          <table:table-cell table:formula="of:=[.A290]+0.01" office:value-type="float" office:value="2.88999999999998" calcext:value-type="float">
            <text:p>2,88999999999998</text:p>
          </table:table-cell>
          <table:table-cell table:formula="of:=[.B290]+([.E290]*([.A291]-[.A290]))" office:value-type="float" office:value="-0.982588796552932" calcext:value-type="float">
            <text:p>-0,982588796552932</text:p>
          </table:table-cell>
          <table:table-cell table:formula="of:=-[.$H$4]*[.B291]" office:value-type="float" office:value="0.491294398276466" calcext:value-type="float">
            <text:p>0,491294398276466</text:p>
          </table:table-cell>
          <table:table-cell table:formula="of:=[.C291]/[.$H$2]" office:value-type="float" office:value="0.982588796552932" calcext:value-type="float">
            <text:p>0,982588796552932</text:p>
          </table:table-cell>
          <table:table-cell table:formula="of:=[.E290]+([.D290]*([.A291]-[.A290]))" office:value-type="float" office:value="-0.252664652814211" calcext:value-type="float">
            <text:p>-0,252664652814211</text:p>
          </table:table-cell>
          <table:table-cell table:number-columns-repeated="3"/>
        </table:table-row>
        <table:table-row table:style-name="ro1">
          <table:table-cell table:formula="of:=[.A291]+0.01" office:value-type="float" office:value="2.89999999999998" calcext:value-type="float">
            <text:p>2,89999999999998</text:p>
          </table:table-cell>
          <table:table-cell table:formula="of:=[.B291]+([.E291]*([.A292]-[.A291]))" office:value-type="float" office:value="-0.985115443081074" calcext:value-type="float">
            <text:p>-0,985115443081074</text:p>
          </table:table-cell>
          <table:table-cell table:formula="of:=-[.$H$4]*[.B292]" office:value-type="float" office:value="0.492557721540537" calcext:value-type="float">
            <text:p>0,492557721540537</text:p>
          </table:table-cell>
          <table:table-cell table:formula="of:=[.C292]/[.$H$2]" office:value-type="float" office:value="0.985115443081074" calcext:value-type="float">
            <text:p>0,985115443081074</text:p>
          </table:table-cell>
          <table:table-cell table:formula="of:=[.E291]+([.D291]*([.A292]-[.A291]))" office:value-type="float" office:value="-0.242838764848682" calcext:value-type="float">
            <text:p>-0,242838764848682</text:p>
          </table:table-cell>
          <table:table-cell table:number-columns-repeated="3"/>
        </table:table-row>
        <table:table-row table:style-name="ro1">
          <table:table-cell table:formula="of:=[.A292]+0.01" office:value-type="float" office:value="2.90999999999998" calcext:value-type="float">
            <text:p>2,90999999999998</text:p>
          </table:table-cell>
          <table:table-cell table:formula="of:=[.B292]+([.E292]*([.A293]-[.A292]))" office:value-type="float" office:value="-0.987543830729561" calcext:value-type="float">
            <text:p>-0,987543830729561</text:p>
          </table:table-cell>
          <table:table-cell table:formula="of:=-[.$H$4]*[.B293]" office:value-type="float" office:value="0.49377191536478" calcext:value-type="float">
            <text:p>0,49377191536478</text:p>
          </table:table-cell>
          <table:table-cell table:formula="of:=[.C293]/[.$H$2]" office:value-type="float" office:value="0.987543830729561" calcext:value-type="float">
            <text:p>0,987543830729561</text:p>
          </table:table-cell>
          <table:table-cell table:formula="of:=[.E292]+([.D292]*([.A293]-[.A292]))" office:value-type="float" office:value="-0.232987610417871" calcext:value-type="float">
            <text:p>-0,232987610417871</text:p>
          </table:table-cell>
          <table:table-cell table:number-columns-repeated="3"/>
        </table:table-row>
        <table:table-row table:style-name="ro1">
          <table:table-cell table:formula="of:=[.A293]+0.01" office:value-type="float" office:value="2.91999999999998" calcext:value-type="float">
            <text:p>2,91999999999998</text:p>
          </table:table-cell>
          <table:table-cell table:formula="of:=[.B293]+([.E293]*([.A294]-[.A293]))" office:value-type="float" office:value="-0.989873706833739" calcext:value-type="float">
            <text:p>-0,989873706833739</text:p>
          </table:table-cell>
          <table:table-cell table:formula="of:=-[.$H$4]*[.B294]" office:value-type="float" office:value="0.49493685341687" calcext:value-type="float">
            <text:p>0,49493685341687</text:p>
          </table:table-cell>
          <table:table-cell table:formula="of:=[.C294]/[.$H$2]" office:value-type="float" office:value="0.989873706833739" calcext:value-type="float">
            <text:p>0,989873706833739</text:p>
          </table:table-cell>
          <table:table-cell table:formula="of:=[.E293]+([.D293]*([.A294]-[.A293]))" office:value-type="float" office:value="-0.223112172110576" calcext:value-type="float">
            <text:p>-0,223112172110576</text:p>
          </table:table-cell>
          <table:table-cell table:number-columns-repeated="3"/>
        </table:table-row>
        <table:table-row table:style-name="ro1">
          <table:table-cell table:formula="of:=[.A294]+0.01" office:value-type="float" office:value="2.92999999999998" calcext:value-type="float">
            <text:p>2,92999999999998</text:p>
          </table:table-cell>
          <table:table-cell table:formula="of:=[.B294]+([.E294]*([.A295]-[.A294]))" office:value-type="float" office:value="-0.992104828554845" calcext:value-type="float">
            <text:p>-0,992104828554845</text:p>
          </table:table-cell>
          <table:table-cell table:formula="of:=-[.$H$4]*[.B295]" office:value-type="float" office:value="0.496052414277423" calcext:value-type="float">
            <text:p>0,496052414277423</text:p>
          </table:table-cell>
          <table:table-cell table:formula="of:=[.C295]/[.$H$2]" office:value-type="float" office:value="0.992104828554845" calcext:value-type="float">
            <text:p>0,992104828554845</text:p>
          </table:table-cell>
          <table:table-cell table:formula="of:=[.E294]+([.D294]*([.A295]-[.A294]))" office:value-type="float" office:value="-0.213213435042239" calcext:value-type="float">
            <text:p>-0,213213435042239</text:p>
          </table:table-cell>
          <table:table-cell table:number-columns-repeated="3"/>
        </table:table-row>
        <table:table-row table:style-name="ro1">
          <table:table-cell table:formula="of:=[.A295]+0.01" office:value-type="float" office:value="2.93999999999998" calcext:value-type="float">
            <text:p>2,93999999999998</text:p>
          </table:table-cell>
          <table:table-cell table:formula="of:=[.B295]+([.E295]*([.A296]-[.A295]))" office:value-type="float" office:value="-0.994236962905267" calcext:value-type="float">
            <text:p>-0,994236962905267</text:p>
          </table:table-cell>
          <table:table-cell table:formula="of:=-[.$H$4]*[.B296]" office:value-type="float" office:value="0.497118481452634" calcext:value-type="float">
            <text:p>0,497118481452634</text:p>
          </table:table-cell>
          <table:table-cell table:formula="of:=[.C296]/[.$H$2]" office:value-type="float" office:value="0.994236962905267" calcext:value-type="float">
            <text:p>0,994236962905267</text:p>
          </table:table-cell>
          <table:table-cell table:formula="of:=[.E295]+([.D295]*([.A296]-[.A295]))" office:value-type="float" office:value="-0.20329238675669" calcext:value-type="float">
            <text:p>-0,20329238675669</text:p>
          </table:table-cell>
          <table:table-cell table:number-columns-repeated="3"/>
        </table:table-row>
        <table:table-row table:style-name="ro1">
          <table:table-cell table:formula="of:=[.A296]+0.01" office:value-type="float" office:value="2.94999999999998" calcext:value-type="float">
            <text:p>2,94999999999998</text:p>
          </table:table-cell>
          <table:table-cell table:formula="of:=[.B296]+([.E296]*([.A297]-[.A296]))" office:value-type="float" office:value="-0.996269886772834" calcext:value-type="float">
            <text:p>-0,996269886772834</text:p>
          </table:table-cell>
          <table:table-cell table:formula="of:=-[.$H$4]*[.B297]" office:value-type="float" office:value="0.498134943386417" calcext:value-type="float">
            <text:p>0,498134943386417</text:p>
          </table:table-cell>
          <table:table-cell table:formula="of:=[.C297]/[.$H$2]" office:value-type="float" office:value="0.996269886772834" calcext:value-type="float">
            <text:p>0,996269886772834</text:p>
          </table:table-cell>
          <table:table-cell table:formula="of:=[.E296]+([.D296]*([.A297]-[.A296]))" office:value-type="float" office:value="-0.193350017127638" calcext:value-type="float">
            <text:p>-0,193350017127638</text:p>
          </table:table-cell>
          <table:table-cell table:number-columns-repeated="3"/>
        </table:table-row>
        <table:table-row table:style-name="ro1">
          <table:table-cell table:formula="of:=[.A297]+0.01" office:value-type="float" office:value="2.95999999999998" calcext:value-type="float">
            <text:p>2,95999999999998</text:p>
          </table:table-cell>
          <table:table-cell table:formula="of:=[.B297]+([.E297]*([.A298]-[.A297]))" office:value-type="float" office:value="-0.998203386944111" calcext:value-type="float">
            <text:p>-0,998203386944111</text:p>
          </table:table-cell>
          <table:table-cell table:formula="of:=-[.$H$4]*[.B298]" office:value-type="float" office:value="0.499101693472055" calcext:value-type="float">
            <text:p>0,499101693472055</text:p>
          </table:table-cell>
          <table:table-cell table:formula="of:=[.C298]/[.$H$2]" office:value-type="float" office:value="0.998203386944111" calcext:value-type="float">
            <text:p>0,998203386944111</text:p>
          </table:table-cell>
          <table:table-cell table:formula="of:=[.E297]+([.D297]*([.A298]-[.A297]))" office:value-type="float" office:value="-0.18338731825991" calcext:value-type="float">
            <text:p>-0,18338731825991</text:p>
          </table:table-cell>
          <table:table-cell table:number-columns-repeated="3"/>
        </table:table-row>
        <table:table-row table:style-name="ro1">
          <table:table-cell table:formula="of:=[.A298]+0.01" office:value-type="float" office:value="2.96999999999998" calcext:value-type="float">
            <text:p>2,96999999999998</text:p>
          </table:table-cell>
          <table:table-cell table:formula="of:=[.B298]+([.E298]*([.A299]-[.A298]))" office:value-type="float" office:value="-1.00003726012671" calcext:value-type="float">
            <text:p>-1,00003726012671</text:p>
          </table:table-cell>
          <table:table-cell table:formula="of:=-[.$H$4]*[.B299]" office:value-type="float" office:value="0.500018630063355" calcext:value-type="float">
            <text:p>0,500018630063355</text:p>
          </table:table-cell>
          <table:table-cell table:formula="of:=[.C299]/[.$H$2]" office:value-type="float" office:value="1.00003726012671" calcext:value-type="float">
            <text:p>1,00003726012671</text:p>
          </table:table-cell>
          <table:table-cell table:formula="of:=[.E298]+([.D298]*([.A299]-[.A298]))" office:value-type="float" office:value="-0.173405284390469" calcext:value-type="float">
            <text:p>-0,173405284390469</text:p>
          </table:table-cell>
          <table:table-cell table:number-columns-repeated="3"/>
        </table:table-row>
        <table:table-row table:style-name="ro1">
          <table:table-cell table:formula="of:=[.A299]+0.01" office:value-type="float" office:value="2.97999999999998" calcext:value-type="float">
            <text:p>2,97999999999998</text:p>
          </table:table-cell>
          <table:table-cell table:formula="of:=[.B299]+([.E299]*([.A300]-[.A299]))" office:value-type="float" office:value="-1.00177131297061" calcext:value-type="float">
            <text:p>-1,00177131297061</text:p>
          </table:table-cell>
          <table:table-cell table:formula="of:=-[.$H$4]*[.B300]" office:value-type="float" office:value="0.500885656485307" calcext:value-type="float">
            <text:p>0,500885656485307</text:p>
          </table:table-cell>
          <table:table-cell table:formula="of:=[.C300]/[.$H$2]" office:value-type="float" office:value="1.00177131297061" calcext:value-type="float">
            <text:p>1,00177131297061</text:p>
          </table:table-cell>
          <table:table-cell table:formula="of:=[.E299]+([.D299]*([.A300]-[.A299]))" office:value-type="float" office:value="-0.163404911789202" calcext:value-type="float">
            <text:p>-0,163404911789202</text:p>
          </table:table-cell>
          <table:table-cell table:number-columns-repeated="3"/>
        </table:table-row>
        <table:table-row table:style-name="ro1">
          <table:table-cell table:formula="of:=[.A300]+0.01" office:value-type="float" office:value="2.98999999999998" calcext:value-type="float">
            <text:p>2,98999999999998</text:p>
          </table:table-cell>
          <table:table-cell table:formula="of:=[.B300]+([.E300]*([.A301]-[.A300]))" office:value-type="float" office:value="-1.00340536208851" calcext:value-type="float">
            <text:p>-1,00340536208851</text:p>
          </table:table-cell>
          <table:table-cell table:formula="of:=-[.$H$4]*[.B301]" office:value-type="float" office:value="0.501702681044253" calcext:value-type="float">
            <text:p>0,501702681044253</text:p>
          </table:table-cell>
          <table:table-cell table:formula="of:=[.C301]/[.$H$2]" office:value-type="float" office:value="1.00340536208851" calcext:value-type="float">
            <text:p>1,00340536208851</text:p>
          </table:table-cell>
          <table:table-cell table:formula="of:=[.E300]+([.D300]*([.A301]-[.A300]))" office:value-type="float" office:value="-0.153387198659496" calcext:value-type="float">
            <text:p>-0,153387198659496</text:p>
          </table:table-cell>
          <table:table-cell table:number-columns-repeated="3"/>
        </table:table-row>
        <table:table-row table:style-name="ro1">
          <table:table-cell table:formula="of:=[.A301]+0.01" office:value-type="float" office:value="2.99999999999998" calcext:value-type="float">
            <text:p>2,99999999999998</text:p>
          </table:table-cell>
          <table:table-cell table:formula="of:=[.B301]+([.E301]*([.A302]-[.A301]))" office:value-type="float" office:value="-1.0049392340751" calcext:value-type="float">
            <text:p>-1,0049392340751</text:p>
          </table:table-cell>
          <table:table-cell table:formula="of:=-[.$H$4]*[.B302]" office:value-type="float" office:value="0.502469617037551" calcext:value-type="float">
            <text:p>0,502469617037551</text:p>
          </table:table-cell>
          <table:table-cell table:formula="of:=[.C302]/[.$H$2]" office:value-type="float" office:value="1.0049392340751" calcext:value-type="float">
            <text:p>1,0049392340751</text:p>
          </table:table-cell>
          <table:table-cell table:formula="of:=[.E301]+([.D301]*([.A302]-[.A301]))" office:value-type="float" office:value="-0.143353145038611" calcext:value-type="float">
            <text:p>-0,143353145038611</text:p>
          </table:table-cell>
          <table:table-cell table:number-columns-repeated="3"/>
        </table:table-row>
        <table:table-row table:style-name="ro1">
          <table:table-cell table:formula="of:=[.A302]+0.01" office:value-type="float" office:value="3.00999999999998" calcext:value-type="float">
            <text:p>3,00999999999998</text:p>
          </table:table-cell>
          <table:table-cell table:formula="of:=[.B302]+([.E302]*([.A303]-[.A302]))" office:value-type="float" office:value="-1.00637276552549" calcext:value-type="float">
            <text:p>-1,00637276552549</text:p>
          </table:table-cell>
          <table:table-cell table:formula="of:=-[.$H$4]*[.B303]" office:value-type="float" office:value="0.503186382762744" calcext:value-type="float">
            <text:p>0,503186382762744</text:p>
          </table:table-cell>
          <table:table-cell table:formula="of:=[.C303]/[.$H$2]" office:value-type="float" office:value="1.00637276552549" calcext:value-type="float">
            <text:p>1,00637276552549</text:p>
          </table:table-cell>
          <table:table-cell table:formula="of:=[.E302]+([.D302]*([.A303]-[.A302]))" office:value-type="float" office:value="-0.13330375269786" calcext:value-type="float">
            <text:p>-0,13330375269786</text:p>
          </table:table-cell>
          <table:table-cell table:number-columns-repeated="3"/>
        </table:table-row>
        <table:table-row table:style-name="ro1">
          <table:table-cell table:formula="of:=[.A303]+0.01" office:value-type="float" office:value="3.01999999999998" calcext:value-type="float">
            <text:p>3,01999999999998</text:p>
          </table:table-cell>
          <table:table-cell table:formula="of:=[.B303]+([.E303]*([.A304]-[.A303]))" office:value-type="float" office:value="-1.00770580305247" calcext:value-type="float">
            <text:p>-1,00770580305247</text:p>
          </table:table-cell>
          <table:table-cell table:formula="of:=-[.$H$4]*[.B304]" office:value-type="float" office:value="0.503852901526233" calcext:value-type="float">
            <text:p>0,503852901526233</text:p>
          </table:table-cell>
          <table:table-cell table:formula="of:=[.C304]/[.$H$2]" office:value-type="float" office:value="1.00770580305247" calcext:value-type="float">
            <text:p>1,00770580305247</text:p>
          </table:table-cell>
          <table:table-cell table:formula="of:=[.E303]+([.D303]*([.A304]-[.A303]))" office:value-type="float" office:value="-0.123240025042606" calcext:value-type="float">
            <text:p>-0,123240025042606</text:p>
          </table:table-cell>
          <table:table-cell table:number-columns-repeated="3"/>
        </table:table-row>
        <table:table-row table:style-name="ro1">
          <table:table-cell table:formula="of:=[.A304]+0.01" office:value-type="float" office:value="3.02999999999998" calcext:value-type="float">
            <text:p>3,02999999999998</text:p>
          </table:table-cell>
          <table:table-cell table:formula="of:=[.B304]+([.E304]*([.A305]-[.A304]))" office:value-type="float" office:value="-1.00893820330289" calcext:value-type="float">
            <text:p>-1,00893820330289</text:p>
          </table:table-cell>
          <table:table-cell table:formula="of:=-[.$H$4]*[.B305]" office:value-type="float" office:value="0.504469101651446" calcext:value-type="float">
            <text:p>0,504469101651446</text:p>
          </table:table-cell>
          <table:table-cell table:formula="of:=[.C305]/[.$H$2]" office:value-type="float" office:value="1.00893820330289" calcext:value-type="float">
            <text:p>1,00893820330289</text:p>
          </table:table-cell>
          <table:table-cell table:formula="of:=[.E304]+([.D304]*([.A305]-[.A304]))" office:value-type="float" office:value="-0.113162967012081" calcext:value-type="float">
            <text:p>-0,113162967012081</text:p>
          </table:table-cell>
          <table:table-cell table:number-columns-repeated="3"/>
        </table:table-row>
        <table:table-row table:style-name="ro1">
          <table:table-cell table:formula="of:=[.A305]+0.01" office:value-type="float" office:value="3.03999999999998" calcext:value-type="float">
            <text:p>3,03999999999998</text:p>
          </table:table-cell>
          <table:table-cell table:formula="of:=[.B305]+([.E305]*([.A306]-[.A305]))" office:value-type="float" office:value="-1.01006983297301" calcext:value-type="float">
            <text:p>-1,01006983297301</text:p>
          </table:table-cell>
          <table:table-cell table:formula="of:=-[.$H$4]*[.B306]" office:value-type="float" office:value="0.505034916486506" calcext:value-type="float">
            <text:p>0,505034916486506</text:p>
          </table:table-cell>
          <table:table-cell table:formula="of:=[.C306]/[.$H$2]" office:value-type="float" office:value="1.01006983297301" calcext:value-type="float">
            <text:p>1,01006983297301</text:p>
          </table:table-cell>
          <table:table-cell table:formula="of:=[.E305]+([.D305]*([.A306]-[.A305]))" office:value-type="float" office:value="-0.103073584979053" calcext:value-type="float">
            <text:p>-0,103073584979053</text:p>
          </table:table-cell>
          <table:table-cell table:number-columns-repeated="3"/>
        </table:table-row>
        <table:table-row table:style-name="ro1">
          <table:table-cell table:formula="of:=[.A306]+0.01" office:value-type="float" office:value="3.04999999999998" calcext:value-type="float">
            <text:p>3,04999999999998</text:p>
          </table:table-cell>
          <table:table-cell table:formula="of:=[.B306]+([.E306]*([.A307]-[.A306]))" office:value-type="float" office:value="-1.0111005688228" calcext:value-type="float">
            <text:p>-1,0111005688228</text:p>
          </table:table-cell>
          <table:table-cell table:formula="of:=-[.$H$4]*[.B307]" office:value-type="float" office:value="0.505550284411402" calcext:value-type="float">
            <text:p>0,505550284411402</text:p>
          </table:table-cell>
          <table:table-cell table:formula="of:=[.C307]/[.$H$2]" office:value-type="float" office:value="1.0111005688228" calcext:value-type="float">
            <text:p>1,0111005688228</text:p>
          </table:table-cell>
          <table:table-cell table:formula="of:=[.E306]+([.D306]*([.A307]-[.A306]))" office:value-type="float" office:value="-0.0929728866493227" calcext:value-type="float">
            <text:p>-0,092972886649323</text:p>
          </table:table-cell>
          <table:table-cell table:number-columns-repeated="3"/>
        </table:table-row>
        <table:table-row table:style-name="ro1">
          <table:table-cell table:formula="of:=[.A307]+0.01" office:value-type="float" office:value="3.05999999999998" calcext:value-type="float">
            <text:p>3,05999999999998</text:p>
          </table:table-cell>
          <table:table-cell table:formula="of:=[.B307]+([.E307]*([.A308]-[.A307]))" office:value-type="float" office:value="-1.0120302976893" calcext:value-type="float">
            <text:p>-1,0120302976893</text:p>
          </table:table-cell>
          <table:table-cell table:formula="of:=-[.$H$4]*[.B308]" office:value-type="float" office:value="0.506015148844648" calcext:value-type="float">
            <text:p>0,506015148844648</text:p>
          </table:table-cell>
          <table:table-cell table:formula="of:=[.C308]/[.$H$2]" office:value-type="float" office:value="1.0120302976893" calcext:value-type="float">
            <text:p>1,0120302976893</text:p>
          </table:table-cell>
          <table:table-cell table:formula="of:=[.E307]+([.D307]*([.A308]-[.A307]))" office:value-type="float" office:value="-0.0828618809610949" calcext:value-type="float">
            <text:p>-0,082861880961095</text:p>
          </table:table-cell>
          <table:table-cell table:number-columns-repeated="3"/>
        </table:table-row>
        <table:table-row table:style-name="ro1">
          <table:table-cell table:formula="of:=[.A308]+0.01" office:value-type="float" office:value="3.06999999999998" calcext:value-type="float">
            <text:p>3,06999999999998</text:p>
          </table:table-cell>
          <table:table-cell table:formula="of:=[.B308]+([.E308]*([.A309]-[.A308]))" office:value-type="float" office:value="-1.01285891649891" calcext:value-type="float">
            <text:p>-1,01285891649891</text:p>
          </table:table-cell>
          <table:table-cell table:formula="of:=-[.$H$4]*[.B309]" office:value-type="float" office:value="0.506429458249454" calcext:value-type="float">
            <text:p>0,506429458249454</text:p>
          </table:table-cell>
          <table:table-cell table:formula="of:=[.C309]/[.$H$2]" office:value-type="float" office:value="1.01285891649891" calcext:value-type="float">
            <text:p>1,01285891649891</text:p>
          </table:table-cell>
          <table:table-cell table:formula="of:=[.E308]+([.D308]*([.A309]-[.A308]))" office:value-type="float" office:value="-0.0727415779842022" calcext:value-type="float">
            <text:p>-0,072741577984202</text:p>
          </table:table-cell>
          <table:table-cell table:number-columns-repeated="3"/>
        </table:table-row>
        <table:table-row table:style-name="ro1">
          <table:table-cell table:formula="of:=[.A309]+0.01" office:value-type="float" office:value="3.07999999999998" calcext:value-type="float">
            <text:p>3,07999999999998</text:p>
          </table:table-cell>
          <table:table-cell table:formula="of:=[.B309]+([.E309]*([.A310]-[.A309]))" office:value-type="float" office:value="-1.01358633227875" calcext:value-type="float">
            <text:p>-1,01358633227875</text:p>
          </table:table-cell>
          <table:table-cell table:formula="of:=-[.$H$4]*[.B310]" office:value-type="float" office:value="0.506793166139375" calcext:value-type="float">
            <text:p>0,506793166139375</text:p>
          </table:table-cell>
          <table:table-cell table:formula="of:=[.C310]/[.$H$2]" office:value-type="float" office:value="1.01358633227875" calcext:value-type="float">
            <text:p>1,01358633227875</text:p>
          </table:table-cell>
          <table:table-cell table:formula="of:=[.E309]+([.D309]*([.A310]-[.A309]))" office:value-type="float" office:value="-0.0626129888192133" calcext:value-type="float">
            <text:p>-0,062612988819213</text:p>
          </table:table-cell>
          <table:table-cell table:number-columns-repeated="3"/>
        </table:table-row>
        <table:table-row table:style-name="ro1">
          <table:table-cell table:formula="of:=[.A310]+0.01" office:value-type="float" office:value="3.08999999999998" calcext:value-type="float">
            <text:p>3,08999999999998</text:p>
          </table:table-cell>
          <table:table-cell table:formula="of:=[.B310]+([.E310]*([.A311]-[.A310]))" office:value-type="float" office:value="-1.01421246216694" calcext:value-type="float">
            <text:p>-1,01421246216694</text:p>
          </table:table-cell>
          <table:table-cell table:formula="of:=-[.$H$4]*[.B311]" office:value-type="float" office:value="0.507106231083471" calcext:value-type="float">
            <text:p>0,507106231083471</text:p>
          </table:table-cell>
          <table:table-cell table:formula="of:=[.C311]/[.$H$2]" office:value-type="float" office:value="1.01421246216694" calcext:value-type="float">
            <text:p>1,01421246216694</text:p>
          </table:table-cell>
          <table:table-cell table:formula="of:=[.E310]+([.D310]*([.A311]-[.A310]))" office:value-type="float" office:value="-0.052477125496426" calcext:value-type="float">
            <text:p>-0,052477125496426</text:p>
          </table:table-cell>
          <table:table-cell table:number-columns-repeated="3"/>
        </table:table-row>
        <table:table-row table:style-name="ro1">
          <table:table-cell table:formula="of:=[.A311]+0.01" office:value-type="float" office:value="3.09999999999998" calcext:value-type="float">
            <text:p>3,09999999999998</text:p>
          </table:table-cell>
          <table:table-cell table:formula="of:=[.B311]+([.E311]*([.A312]-[.A311]))" office:value-type="float" office:value="-1.01473723342191" calcext:value-type="float">
            <text:p>-1,01473723342191</text:p>
          </table:table-cell>
          <table:table-cell table:formula="of:=-[.$H$4]*[.B312]" office:value-type="float" office:value="0.507368616710953" calcext:value-type="float">
            <text:p>0,507368616710953</text:p>
          </table:table-cell>
          <table:table-cell table:formula="of:=[.C312]/[.$H$2]" office:value-type="float" office:value="1.01473723342191" calcext:value-type="float">
            <text:p>1,01473723342191</text:p>
          </table:table-cell>
          <table:table-cell table:formula="of:=[.E311]+([.D311]*([.A312]-[.A311]))" office:value-type="float" office:value="-0.0423350008747568" calcext:value-type="float">
            <text:p>-0,042335000874757</text:p>
          </table:table-cell>
          <table:table-cell table:number-columns-repeated="3"/>
        </table:table-row>
        <table:table-row table:style-name="ro1">
          <table:table-cell table:formula="of:=[.A312]+0.01" office:value-type="float" office:value="3.10999999999998" calcext:value-type="float">
            <text:p>3,10999999999998</text:p>
          </table:table-cell>
          <table:table-cell table:formula="of:=[.B312]+([.E312]*([.A313]-[.A312]))" office:value-type="float" office:value="-1.01516058343065" calcext:value-type="float">
            <text:p>-1,01516058343065</text:p>
          </table:table-cell>
          <table:table-cell table:formula="of:=-[.$H$4]*[.B313]" office:value-type="float" office:value="0.507580291715327" calcext:value-type="float">
            <text:p>0,507580291715327</text:p>
          </table:table-cell>
          <table:table-cell table:formula="of:=[.C313]/[.$H$2]" office:value-type="float" office:value="1.01516058343065" calcext:value-type="float">
            <text:p>1,01516058343065</text:p>
          </table:table-cell>
          <table:table-cell table:formula="of:=[.E312]+([.D312]*([.A313]-[.A312]))" office:value-type="float" office:value="-0.032187628540538" calcext:value-type="float">
            <text:p>-0,032187628540538</text:p>
          </table:table-cell>
          <table:table-cell table:number-columns-repeated="3"/>
        </table:table-row>
        <table:table-row table:style-name="ro1">
          <table:table-cell table:formula="of:=[.A313]+0.01" office:value-type="float" office:value="3.11999999999998" calcext:value-type="float">
            <text:p>3,11999999999998</text:p>
          </table:table-cell>
          <table:table-cell table:formula="of:=[.B313]+([.E313]*([.A314]-[.A313]))" office:value-type="float" office:value="-1.01548245971606" calcext:value-type="float">
            <text:p>-1,01548245971606</text:p>
          </table:table-cell>
          <table:table-cell table:formula="of:=-[.$H$4]*[.B314]" office:value-type="float" office:value="0.507741229858029" calcext:value-type="float">
            <text:p>0,507741229858029</text:p>
          </table:table-cell>
          <table:table-cell table:formula="of:=[.C314]/[.$H$2]" office:value-type="float" office:value="1.01548245971606" calcext:value-type="float">
            <text:p>1,01548245971606</text:p>
          </table:table-cell>
          <table:table-cell table:formula="of:=[.E313]+([.D313]*([.A314]-[.A313]))" office:value-type="float" office:value="-0.0220360227062317" calcext:value-type="float">
            <text:p>-0,022036022706232</text:p>
          </table:table-cell>
          <table:table-cell table:number-columns-repeated="3"/>
        </table:table-row>
        <table:table-row table:style-name="ro1">
          <table:table-cell table:formula="of:=[.A314]+0.01" office:value-type="float" office:value="3.12999999999998" calcext:value-type="float">
            <text:p>3,12999999999998</text:p>
          </table:table-cell>
          <table:table-cell table:formula="of:=[.B314]+([.E314]*([.A315]-[.A314]))" office:value-type="float" office:value="-1.01570281994312" calcext:value-type="float">
            <text:p>-1,01570281994312</text:p>
          </table:table-cell>
          <table:table-cell table:formula="of:=-[.$H$4]*[.B315]" office:value-type="float" office:value="0.507851409971561" calcext:value-type="float">
            <text:p>0,507851409971561</text:p>
          </table:table-cell>
          <table:table-cell table:formula="of:=[.C315]/[.$H$2]" office:value-type="float" office:value="1.01570281994312" calcext:value-type="float">
            <text:p>1,01570281994312</text:p>
          </table:table-cell>
          <table:table-cell table:formula="of:=[.E314]+([.D314]*([.A315]-[.A314]))" office:value-type="float" office:value="-0.0118811981090713" calcext:value-type="float">
            <text:p>-0,011881198109071</text:p>
          </table:table-cell>
          <table:table-cell table:number-columns-repeated="3"/>
        </table:table-row>
        <table:table-row table:style-name="ro1">
          <table:table-cell table:formula="of:=[.A315]+0.01" office:value-type="float" office:value="3.13999999999998" calcext:value-type="float">
            <text:p>3,13999999999998</text:p>
          </table:table-cell>
          <table:table-cell table:formula="of:=[.B315]+([.E315]*([.A316]-[.A315]))" office:value-type="float" office:value="-1.01582163192421" calcext:value-type="float">
            <text:p>-1,01582163192421</text:p>
          </table:table-cell>
          <table:table-cell table:formula="of:=-[.$H$4]*[.B316]" office:value-type="float" office:value="0.507910815962106" calcext:value-type="float">
            <text:p>0,507910815962106</text:p>
          </table:table-cell>
          <table:table-cell table:formula="of:=[.C316]/[.$H$2]" office:value-type="float" office:value="1.01582163192421" calcext:value-type="float">
            <text:p>1,01582163192421</text:p>
          </table:table-cell>
          <table:table-cell table:formula="of:=[.E315]+([.D315]*([.A316]-[.A315]))" office:value-type="float" office:value="-0.00172416990964029" calcext:value-type="float">
            <text:p>-0,00172416990964</text:p>
          </table:table-cell>
          <table:table-cell table:number-columns-repeated="3"/>
        </table:table-row>
        <table:table-row table:style-name="ro1">
          <table:table-cell table:formula="of:=[.A316]+0.01" office:value-type="float" office:value="3.14999999999998" calcext:value-type="float">
            <text:p>3,14999999999998</text:p>
          </table:table-cell>
          <table:table-cell table:formula="of:=[.B316]+([.E316]*([.A317]-[.A316]))" office:value-type="float" office:value="-1.01583887362331" calcext:value-type="float">
            <text:p>-1,01583887362331</text:p>
          </table:table-cell>
          <table:table-cell table:formula="of:=-[.$H$4]*[.B317]" office:value-type="float" office:value="0.507919436811654" calcext:value-type="float">
            <text:p>0,507919436811654</text:p>
          </table:table-cell>
          <table:table-cell table:formula="of:=[.C317]/[.$H$2]" office:value-type="float" office:value="1.01583887362331" calcext:value-type="float">
            <text:p>1,01583887362331</text:p>
          </table:table-cell>
          <table:table-cell table:formula="of:=[.E316]+([.D316]*([.A317]-[.A316]))" office:value-type="float" office:value="0.00843404640960161" calcext:value-type="float">
            <text:p>0,008434046409602</text:p>
          </table:table-cell>
          <table:table-cell table:number-columns-repeated="3"/>
        </table:table-row>
        <table:table-row table:style-name="ro1">
          <table:table-cell table:formula="of:=[.A317]+0.01" office:value-type="float" office:value="3.15999999999998" calcext:value-type="float">
            <text:p>3,15999999999998</text:p>
          </table:table-cell>
          <table:table-cell table:formula="of:=[.B317]+([.E317]*([.A318]-[.A317]))" office:value-type="float" office:value="-1.01575453315921" calcext:value-type="float">
            <text:p>-1,01575453315921</text:p>
          </table:table-cell>
          <table:table-cell table:formula="of:=-[.$H$4]*[.B318]" office:value-type="float" office:value="0.507877266579606" calcext:value-type="float">
            <text:p>0,507877266579606</text:p>
          </table:table-cell>
          <table:table-cell table:formula="of:=[.C318]/[.$H$2]" office:value-type="float" office:value="1.01575453315921" calcext:value-type="float">
            <text:p>1,01575453315921</text:p>
          </table:table-cell>
          <table:table-cell table:formula="of:=[.E317]+([.D317]*([.A318]-[.A317]))" office:value-type="float" office:value="0.0185924351458345" calcext:value-type="float">
            <text:p>0,018592435145835</text:p>
          </table:table-cell>
          <table:table-cell table:number-columns-repeated="3"/>
        </table:table-row>
        <table:table-row table:style-name="ro1">
          <table:table-cell table:formula="of:=[.A318]+0.01" office:value-type="float" office:value="3.16999999999998" calcext:value-type="float">
            <text:p>3,16999999999998</text:p>
          </table:table-cell>
          <table:table-cell table:formula="of:=[.B318]+([.E318]*([.A319]-[.A318]))" office:value-type="float" office:value="-1.01556860880775" calcext:value-type="float">
            <text:p>-1,01556860880775</text:p>
          </table:table-cell>
          <table:table-cell table:formula="of:=-[.$H$4]*[.B319]" office:value-type="float" office:value="0.507784304403877" calcext:value-type="float">
            <text:p>0,507784304403877</text:p>
          </table:table-cell>
          <table:table-cell table:formula="of:=[.C319]/[.$H$2]" office:value-type="float" office:value="1.01556860880775" calcext:value-type="float">
            <text:p>1,01556860880775</text:p>
          </table:table-cell>
          <table:table-cell table:formula="of:=[.E318]+([.D318]*([.A319]-[.A318]))" office:value-type="float" office:value="0.0287499804774264" calcext:value-type="float">
            <text:p>0,028749980477426</text:p>
          </table:table-cell>
          <table:table-cell table:number-columns-repeated="3"/>
        </table:table-row>
        <table:table-row table:style-name="ro1">
          <table:table-cell table:formula="of:=[.A319]+0.01" office:value-type="float" office:value="3.17999999999998" calcext:value-type="float">
            <text:p>3,17999999999998</text:p>
          </table:table-cell>
          <table:table-cell table:formula="of:=[.B319]+([.E319]*([.A320]-[.A319]))" office:value-type="float" office:value="-1.01528110900298" calcext:value-type="float">
            <text:p>-1,01528110900298</text:p>
          </table:table-cell>
          <table:table-cell table:formula="of:=-[.$H$4]*[.B320]" office:value-type="float" office:value="0.50764055450149" calcext:value-type="float">
            <text:p>0,50764055450149</text:p>
          </table:table-cell>
          <table:table-cell table:formula="of:=[.C320]/[.$H$2]" office:value-type="float" office:value="1.01528110900298" calcext:value-type="float">
            <text:p>1,01528110900298</text:p>
          </table:table-cell>
          <table:table-cell table:formula="of:=[.E319]+([.D319]*([.A320]-[.A319]))" office:value-type="float" office:value="0.0389056665655037" calcext:value-type="float">
            <text:p>0,038905666565504</text:p>
          </table:table-cell>
          <table:table-cell table:number-columns-repeated="3"/>
        </table:table-row>
        <table:table-row table:style-name="ro1">
          <table:table-cell table:formula="of:=[.A320]+0.01" office:value-type="float" office:value="3.18999999999998" calcext:value-type="float">
            <text:p>3,18999999999998</text:p>
          </table:table-cell>
          <table:table-cell table:formula="of:=[.B320]+([.E320]*([.A321]-[.A320]))" office:value-type="float" office:value="-1.01489205233732" calcext:value-type="float">
            <text:p>-1,01489205233732</text:p>
          </table:table-cell>
          <table:table-cell table:formula="of:=-[.$H$4]*[.B321]" office:value-type="float" office:value="0.507446026168662" calcext:value-type="float">
            <text:p>0,507446026168662</text:p>
          </table:table-cell>
          <table:table-cell table:formula="of:=[.C321]/[.$H$2]" office:value-type="float" office:value="1.01489205233732" calcext:value-type="float">
            <text:p>1,01489205233732</text:p>
          </table:table-cell>
          <table:table-cell table:formula="of:=[.E320]+([.D320]*([.A321]-[.A320]))" office:value-type="float" office:value="0.0490584776555333" calcext:value-type="float">
            <text:p>0,049058477655533</text:p>
          </table:table-cell>
          <table:table-cell table:number-columns-repeated="3"/>
        </table:table-row>
        <table:table-row table:style-name="ro1">
          <table:table-cell table:formula="of:=[.A321]+0.01" office:value-type="float" office:value="3.19999999999998" calcext:value-type="float">
            <text:p>3,19999999999998</text:p>
          </table:table-cell>
          <table:table-cell table:formula="of:=[.B321]+([.E321]*([.A322]-[.A321]))" office:value-type="float" office:value="-1.01440146756077" calcext:value-type="float">
            <text:p>-1,01440146756077</text:p>
          </table:table-cell>
          <table:table-cell table:formula="of:=-[.$H$4]*[.B322]" office:value-type="float" office:value="0.507200733780385" calcext:value-type="float">
            <text:p>0,507200733780385</text:p>
          </table:table-cell>
          <table:table-cell table:formula="of:=[.C322]/[.$H$2]" office:value-type="float" office:value="1.01440146756077" calcext:value-type="float">
            <text:p>1,01440146756077</text:p>
          </table:table-cell>
          <table:table-cell table:formula="of:=[.E321]+([.D321]*([.A322]-[.A321]))" office:value-type="float" office:value="0.0592073981789063" calcext:value-type="float">
            <text:p>0,059207398178906</text:p>
          </table:table-cell>
          <table:table-cell table:number-columns-repeated="3"/>
        </table:table-row>
        <table:table-row table:style-name="ro1">
          <table:table-cell table:formula="of:=[.A322]+0.01" office:value-type="float" office:value="3.20999999999998" calcext:value-type="float">
            <text:p>3,20999999999998</text:p>
          </table:table-cell>
          <table:table-cell table:formula="of:=[.B322]+([.E322]*([.A323]-[.A322]))" office:value-type="float" office:value="-1.01380939357898" calcext:value-type="float">
            <text:p>-1,01380939357898</text:p>
          </table:table-cell>
          <table:table-cell table:formula="of:=-[.$H$4]*[.B323]" office:value-type="float" office:value="0.50690469678949" calcext:value-type="float">
            <text:p>0,50690469678949</text:p>
          </table:table-cell>
          <table:table-cell table:formula="of:=[.C323]/[.$H$2]" office:value-type="float" office:value="1.01380939357898" calcext:value-type="float">
            <text:p>1,01380939357898</text:p>
          </table:table-cell>
          <table:table-cell table:formula="of:=[.E322]+([.D322]*([.A323]-[.A322]))" office:value-type="float" office:value="0.0693514128545138" calcext:value-type="float">
            <text:p>0,069351412854514</text:p>
          </table:table-cell>
          <table:table-cell table:number-columns-repeated="3"/>
        </table:table-row>
        <table:table-row table:style-name="ro1">
          <table:table-cell table:formula="of:=[.A323]+0.01" office:value-type="float" office:value="3.21999999999998" calcext:value-type="float">
            <text:p>3,21999999999998</text:p>
          </table:table-cell>
          <table:table-cell table:formula="of:=[.B323]+([.E323]*([.A324]-[.A323]))" office:value-type="float" office:value="-1.01311587945044" calcext:value-type="float">
            <text:p>-1,01311587945044</text:p>
          </table:table-cell>
          <table:table-cell table:formula="of:=-[.$H$4]*[.B324]" office:value-type="float" office:value="0.506557939725218" calcext:value-type="float">
            <text:p>0,506557939725218</text:p>
          </table:table-cell>
          <table:table-cell table:formula="of:=[.C324]/[.$H$2]" office:value-type="float" office:value="1.01311587945044" calcext:value-type="float">
            <text:p>1,01311587945044</text:p>
          </table:table-cell>
          <table:table-cell table:formula="of:=[.E323]+([.D323]*([.A324]-[.A323]))" office:value-type="float" office:value="0.0794895067903034" calcext:value-type="float">
            <text:p>0,079489506790303</text:p>
          </table:table-cell>
          <table:table-cell table:number-columns-repeated="3"/>
        </table:table-row>
        <table:table-row table:style-name="ro1">
          <table:table-cell table:formula="of:=[.A324]+0.01" office:value-type="float" office:value="3.22999999999997" calcext:value-type="float">
            <text:p>3,22999999999997</text:p>
          </table:table-cell>
          <table:table-cell table:formula="of:=[.B324]+([.E324]*([.A325]-[.A324]))" office:value-type="float" office:value="-1.01232098438253" calcext:value-type="float">
            <text:p>-1,01232098438253</text:p>
          </table:table-cell>
          <table:table-cell table:formula="of:=-[.$H$4]*[.B325]" office:value-type="float" office:value="0.506160492191266" calcext:value-type="float">
            <text:p>0,506160492191266</text:p>
          </table:table-cell>
          <table:table-cell table:formula="of:=[.C325]/[.$H$2]" office:value-type="float" office:value="1.01232098438253" calcext:value-type="float">
            <text:p>1,01232098438253</text:p>
          </table:table-cell>
          <table:table-cell table:formula="of:=[.E324]+([.D324]*([.A325]-[.A324]))" office:value-type="float" office:value="0.0896206655848075" calcext:value-type="float">
            <text:p>0,089620665584808</text:p>
          </table:table-cell>
          <table:table-cell table:number-columns-repeated="3"/>
        </table:table-row>
        <table:table-row table:style-name="ro1">
          <table:table-cell table:formula="of:=[.A325]+0.01" office:value-type="float" office:value="3.23999999999997" calcext:value-type="float">
            <text:p>3,23999999999997</text:p>
          </table:table-cell>
          <table:table-cell table:formula="of:=[.B325]+([.E325]*([.A326]-[.A325]))" office:value-type="float" office:value="-1.01142477772668" calcext:value-type="float">
            <text:p>-1,01142477772668</text:p>
          </table:table-cell>
          <table:table-cell table:formula="of:=-[.$H$4]*[.B326]" office:value-type="float" office:value="0.505712388863342" calcext:value-type="float">
            <text:p>0,505712388863342</text:p>
          </table:table-cell>
          <table:table-cell table:formula="of:=[.C326]/[.$H$2]" office:value-type="float" office:value="1.01142477772668" calcext:value-type="float">
            <text:p>1,01142477772668</text:p>
          </table:table-cell>
          <table:table-cell table:formula="of:=[.E325]+([.D325]*([.A326]-[.A325]))" office:value-type="float" office:value="0.0997438754286326" calcext:value-type="float">
            <text:p>0,099743875428633</text:p>
          </table:table-cell>
          <table:table-cell table:number-columns-repeated="3"/>
        </table:table-row>
        <table:table-row table:style-name="ro1">
          <table:table-cell table:formula="of:=[.A326]+0.01" office:value-type="float" office:value="3.24999999999997" calcext:value-type="float">
            <text:p>3,24999999999997</text:p>
          </table:table-cell>
          <table:table-cell table:formula="of:=[.B326]+([.E326]*([.A327]-[.A326]))" office:value-type="float" office:value="-1.0104273389724" calcext:value-type="float">
            <text:p>-1,0104273389724</text:p>
          </table:table-cell>
          <table:table-cell table:formula="of:=-[.$H$4]*[.B327]" office:value-type="float" office:value="0.505213669486199" calcext:value-type="float">
            <text:p>0,505213669486199</text:p>
          </table:table-cell>
          <table:table-cell table:formula="of:=[.C327]/[.$H$2]" office:value-type="float" office:value="1.0104273389724" calcext:value-type="float">
            <text:p>1,0104273389724</text:p>
          </table:table-cell>
          <table:table-cell table:formula="of:=[.E326]+([.D326]*([.A327]-[.A326]))" office:value-type="float" office:value="0.109858123205899" calcext:value-type="float">
            <text:p>0,109858123205899</text:p>
          </table:table-cell>
          <table:table-cell table:number-columns-repeated="3"/>
        </table:table-row>
        <table:table-row table:style-name="ro1">
          <table:table-cell table:formula="of:=[.A327]+0.01" office:value-type="float" office:value="3.25999999999997" calcext:value-type="float">
            <text:p>3,25999999999997</text:p>
          </table:table-cell>
          <table:table-cell table:formula="of:=[.B327]+([.E327]*([.A328]-[.A327]))" office:value-type="float" office:value="-1.00932875774034" calcext:value-type="float">
            <text:p>-1,00932875774034</text:p>
          </table:table-cell>
          <table:table-cell table:formula="of:=-[.$H$4]*[.B328]" office:value-type="float" office:value="0.504664378870169" calcext:value-type="float">
            <text:p>0,504664378870169</text:p>
          </table:table-cell>
          <table:table-cell table:formula="of:=[.C328]/[.$H$2]" office:value-type="float" office:value="1.00932875774034" calcext:value-type="float">
            <text:p>1,00932875774034</text:p>
          </table:table-cell>
          <table:table-cell table:formula="of:=[.E327]+([.D327]*([.A328]-[.A327]))" office:value-type="float" office:value="0.119962396595623" calcext:value-type="float">
            <text:p>0,119962396595623</text:p>
          </table:table-cell>
          <table:table-cell table:number-columns-repeated="3"/>
        </table:table-row>
        <table:table-row table:style-name="ro1">
          <table:table-cell table:formula="of:=[.A328]+0.01" office:value-type="float" office:value="3.26999999999997" calcext:value-type="float">
            <text:p>3,26999999999997</text:p>
          </table:table-cell>
          <table:table-cell table:formula="of:=[.B328]+([.E328]*([.A329]-[.A328]))" office:value-type="float" office:value="-1.00812913377438" calcext:value-type="float">
            <text:p>-1,00812913377438</text:p>
          </table:table-cell>
          <table:table-cell table:formula="of:=-[.$H$4]*[.B329]" office:value-type="float" office:value="0.504064566887191" calcext:value-type="float">
            <text:p>0,504064566887191</text:p>
          </table:table-cell>
          <table:table-cell table:formula="of:=[.C329]/[.$H$2]" office:value-type="float" office:value="1.00812913377438" calcext:value-type="float">
            <text:p>1,00812913377438</text:p>
          </table:table-cell>
          <table:table-cell table:formula="of:=[.E328]+([.D328]*([.A329]-[.A328]))" office:value-type="float" office:value="0.130055684173026" calcext:value-type="float">
            <text:p>0,130055684173026</text:p>
          </table:table-cell>
          <table:table-cell table:number-columns-repeated="3"/>
        </table:table-row>
        <table:table-row table:style-name="ro1">
          <table:table-cell table:formula="of:=[.A329]+0.01" office:value-type="float" office:value="3.27999999999997" calcext:value-type="float">
            <text:p>3,27999999999997</text:p>
          </table:table-cell>
          <table:table-cell table:formula="of:=[.B329]+([.E329]*([.A330]-[.A329]))" office:value-type="float" office:value="-1.00682857693265" calcext:value-type="float">
            <text:p>-1,00682857693265</text:p>
          </table:table-cell>
          <table:table-cell table:formula="of:=-[.$H$4]*[.B330]" office:value-type="float" office:value="0.503414288466326" calcext:value-type="float">
            <text:p>0,503414288466326</text:p>
          </table:table-cell>
          <table:table-cell table:formula="of:=[.C330]/[.$H$2]" office:value-type="float" office:value="1.00682857693265" calcext:value-type="float">
            <text:p>1,00682857693265</text:p>
          </table:table-cell>
          <table:table-cell table:formula="of:=[.E329]+([.D329]*([.A330]-[.A329]))" office:value-type="float" office:value="0.14013697551077" calcext:value-type="float">
            <text:p>0,14013697551077</text:p>
          </table:table-cell>
          <table:table-cell table:number-columns-repeated="3"/>
        </table:table-row>
        <table:table-row table:style-name="ro1">
          <table:table-cell table:formula="of:=[.A330]+0.01" office:value-type="float" office:value="3.28999999999997" calcext:value-type="float">
            <text:p>3,28999999999997</text:p>
          </table:table-cell>
          <table:table-cell table:formula="of:=[.B330]+([.E330]*([.A331]-[.A330]))" office:value-type="float" office:value="-1.00542720717755" calcext:value-type="float">
            <text:p>-1,00542720717755</text:p>
          </table:table-cell>
          <table:table-cell table:formula="of:=-[.$H$4]*[.B331]" office:value-type="float" office:value="0.502713603588772" calcext:value-type="float">
            <text:p>0,502713603588772</text:p>
          </table:table-cell>
          <table:table-cell table:formula="of:=[.C331]/[.$H$2]" office:value-type="float" office:value="1.00542720717755" calcext:value-type="float">
            <text:p>1,00542720717755</text:p>
          </table:table-cell>
          <table:table-cell table:formula="of:=[.E330]+([.D330]*([.A331]-[.A330]))" office:value-type="float" office:value="0.150205261280096" calcext:value-type="float">
            <text:p>0,150205261280096</text:p>
          </table:table-cell>
          <table:table-cell table:number-columns-repeated="3"/>
        </table:table-row>
        <table:table-row table:style-name="ro1">
          <table:table-cell table:formula="of:=[.A331]+0.01" office:value-type="float" office:value="3.29999999999997" calcext:value-type="float">
            <text:p>3,29999999999997</text:p>
          </table:table-cell>
          <table:table-cell table:formula="of:=[.B331]+([.E331]*([.A332]-[.A331]))" office:value-type="float" office:value="-1.00392515456474" calcext:value-type="float">
            <text:p>-1,00392515456474</text:p>
          </table:table-cell>
          <table:table-cell table:formula="of:=-[.$H$4]*[.B332]" office:value-type="float" office:value="0.501962577282372" calcext:value-type="float">
            <text:p>0,501962577282372</text:p>
          </table:table-cell>
          <table:table-cell table:formula="of:=[.C332]/[.$H$2]" office:value-type="float" office:value="1.00392515456474" calcext:value-type="float">
            <text:p>1,00392515456474</text:p>
          </table:table-cell>
          <table:table-cell table:formula="of:=[.E331]+([.D331]*([.A332]-[.A331]))" office:value-type="float" office:value="0.160259533351871" calcext:value-type="float">
            <text:p>0,160259533351871</text:p>
          </table:table-cell>
          <table:table-cell table:number-columns-repeated="3"/>
        </table:table-row>
        <table:table-row table:style-name="ro1">
          <table:table-cell table:formula="of:=[.A332]+0.01" office:value-type="float" office:value="3.30999999999997" calcext:value-type="float">
            <text:p>3,30999999999997</text:p>
          </table:table-cell>
          <table:table-cell table:formula="of:=[.B332]+([.E332]*([.A333]-[.A332]))" office:value-type="float" office:value="-1.00232255923123" calcext:value-type="float">
            <text:p>-1,00232255923123</text:p>
          </table:table-cell>
          <table:table-cell table:formula="of:=-[.$H$4]*[.B333]" office:value-type="float" office:value="0.501161279615613" calcext:value-type="float">
            <text:p>0,501161279615613</text:p>
          </table:table-cell>
          <table:table-cell table:formula="of:=[.C333]/[.$H$2]" office:value-type="float" office:value="1.00232255923123" calcext:value-type="float">
            <text:p>1,00232255923123</text:p>
          </table:table-cell>
          <table:table-cell table:formula="of:=[.E332]+([.D332]*([.A333]-[.A332]))" office:value-type="float" office:value="0.170298784897519" calcext:value-type="float">
            <text:p>0,170298784897519</text:p>
          </table:table-cell>
          <table:table-cell table:number-columns-repeated="3"/>
        </table:table-row>
        <table:table-row table:style-name="ro1">
          <table:table-cell table:formula="of:=[.A333]+0.01" office:value-type="float" office:value="3.31999999999997" calcext:value-type="float">
            <text:p>3,31999999999997</text:p>
          </table:table-cell>
          <table:table-cell table:formula="of:=[.B333]+([.E333]*([.A334]-[.A333]))" office:value-type="float" office:value="-1.00061957138225" calcext:value-type="float">
            <text:p>-1,00061957138225</text:p>
          </table:table-cell>
          <table:table-cell table:formula="of:=-[.$H$4]*[.B334]" office:value-type="float" office:value="0.500309785691125" calcext:value-type="float">
            <text:p>0,500309785691125</text:p>
          </table:table-cell>
          <table:table-cell table:formula="of:=[.C334]/[.$H$2]" office:value-type="float" office:value="1.00061957138225" calcext:value-type="float">
            <text:p>1,00061957138225</text:p>
          </table:table-cell>
          <table:table-cell table:formula="of:=[.E333]+([.D333]*([.A334]-[.A333]))" office:value-type="float" office:value="0.180322010489831" calcext:value-type="float">
            <text:p>0,180322010489831</text:p>
          </table:table-cell>
          <table:table-cell table:number-columns-repeated="3"/>
        </table:table-row>
        <table:table-row table:style-name="ro1">
          <table:table-cell table:formula="of:=[.A334]+0.01" office:value-type="float" office:value="3.32999999999997" calcext:value-type="float">
            <text:p>3,32999999999997</text:p>
          </table:table-cell>
          <table:table-cell table:formula="of:=[.B334]+([.E334]*([.A335]-[.A334]))" office:value-type="float" office:value="-0.998816351277352" calcext:value-type="float">
            <text:p>-0,998816351277352</text:p>
          </table:table-cell>
          <table:table-cell table:formula="of:=-[.$H$4]*[.B335]" office:value-type="float" office:value="0.499408175638676" calcext:value-type="float">
            <text:p>0,499408175638676</text:p>
          </table:table-cell>
          <table:table-cell table:formula="of:=[.C335]/[.$H$2]" office:value-type="float" office:value="0.998816351277352" calcext:value-type="float">
            <text:p>0,998816351277352</text:p>
          </table:table-cell>
          <table:table-cell table:formula="of:=[.E334]+([.D334]*([.A335]-[.A334]))" office:value-type="float" office:value="0.190328206203653" calcext:value-type="float">
            <text:p>0,190328206203653</text:p>
          </table:table-cell>
          <table:table-cell table:number-columns-repeated="3"/>
        </table:table-row>
        <table:table-row table:style-name="ro1">
          <table:table-cell table:formula="of:=[.A335]+0.01" office:value-type="float" office:value="3.33999999999997" calcext:value-type="float">
            <text:p>3,33999999999997</text:p>
          </table:table-cell>
          <table:table-cell table:formula="of:=[.B335]+([.E335]*([.A336]-[.A335]))" office:value-type="float" office:value="-0.996913069215315" calcext:value-type="float">
            <text:p>-0,996913069215315</text:p>
          </table:table-cell>
          <table:table-cell table:formula="of:=-[.$H$4]*[.B336]" office:value-type="float" office:value="0.498456534607658" calcext:value-type="float">
            <text:p>0,498456534607658</text:p>
          </table:table-cell>
          <table:table-cell table:formula="of:=[.C336]/[.$H$2]" office:value-type="float" office:value="0.996913069215315" calcext:value-type="float">
            <text:p>0,996913069215315</text:p>
          </table:table-cell>
          <table:table-cell table:formula="of:=[.E335]+([.D335]*([.A336]-[.A335]))" office:value-type="float" office:value="0.200316369716426" calcext:value-type="float">
            <text:p>0,200316369716426</text:p>
          </table:table-cell>
          <table:table-cell table:number-columns-repeated="3"/>
        </table:table-row>
        <table:table-row table:style-name="ro1">
          <table:table-cell table:formula="of:=[.A336]+0.01" office:value-type="float" office:value="3.34999999999997" calcext:value-type="float">
            <text:p>3,34999999999997</text:p>
          </table:table-cell>
          <table:table-cell table:formula="of:=[.B336]+([.E336]*([.A337]-[.A336]))" office:value-type="float" office:value="-0.994909905518151" calcext:value-type="float">
            <text:p>-0,994909905518151</text:p>
          </table:table-cell>
          <table:table-cell table:formula="of:=-[.$H$4]*[.B337]" office:value-type="float" office:value="0.497454952759076" calcext:value-type="float">
            <text:p>0,497454952759076</text:p>
          </table:table-cell>
          <table:table-cell table:formula="of:=[.C337]/[.$H$2]" office:value-type="float" office:value="0.994909905518151" calcext:value-type="float">
            <text:p>0,994909905518151</text:p>
          </table:table-cell>
          <table:table-cell table:formula="of:=[.E336]+([.D336]*([.A337]-[.A336]))" office:value-type="float" office:value="0.210285500408579" calcext:value-type="float">
            <text:p>0,210285500408579</text:p>
          </table:table-cell>
          <table:table-cell table:number-columns-repeated="3"/>
        </table:table-row>
        <table:table-row table:style-name="ro1">
          <table:table-cell table:formula="of:=[.A337]+0.01" office:value-type="float" office:value="3.35999999999997" calcext:value-type="float">
            <text:p>3,35999999999997</text:p>
          </table:table-cell>
          <table:table-cell table:formula="of:=[.B337]+([.E337]*([.A338]-[.A337]))" office:value-type="float" office:value="-0.992807050514065" calcext:value-type="float">
            <text:p>-0,992807050514065</text:p>
          </table:table-cell>
          <table:table-cell table:formula="of:=-[.$H$4]*[.B338]" office:value-type="float" office:value="0.496403525257033" calcext:value-type="float">
            <text:p>0,496403525257033</text:p>
          </table:table-cell>
          <table:table-cell table:formula="of:=[.C338]/[.$H$2]" office:value-type="float" office:value="0.992807050514065" calcext:value-type="float">
            <text:p>0,992807050514065</text:p>
          </table:table-cell>
          <table:table-cell table:formula="of:=[.E337]+([.D337]*([.A338]-[.A337]))" office:value-type="float" office:value="0.22023459946376" calcext:value-type="float">
            <text:p>0,22023459946376</text:p>
          </table:table-cell>
          <table:table-cell table:number-columns-repeated="3"/>
        </table:table-row>
        <table:table-row table:style-name="ro1">
          <table:table-cell table:formula="of:=[.A338]+0.01" office:value-type="float" office:value="3.36999999999997" calcext:value-type="float">
            <text:p>3,36999999999997</text:p>
          </table:table-cell>
          <table:table-cell table:formula="of:=[.B338]+([.E338]*([.A339]-[.A338]))" office:value-type="float" office:value="-0.990604704519428" calcext:value-type="float">
            <text:p>-0,990604704519428</text:p>
          </table:table-cell>
          <table:table-cell table:formula="of:=-[.$H$4]*[.B339]" office:value-type="float" office:value="0.495302352259714" calcext:value-type="float">
            <text:p>0,495302352259714</text:p>
          </table:table-cell>
          <table:table-cell table:formula="of:=[.C339]/[.$H$2]" office:value-type="float" office:value="0.990604704519428" calcext:value-type="float">
            <text:p>0,990604704519428</text:p>
          </table:table-cell>
          <table:table-cell table:formula="of:=[.E338]+([.D338]*([.A339]-[.A338]))" office:value-type="float" office:value="0.230162669968901" calcext:value-type="float">
            <text:p>0,230162669968901</text:p>
          </table:table-cell>
          <table:table-cell table:number-columns-repeated="3"/>
        </table:table-row>
        <table:table-row table:style-name="ro1">
          <table:table-cell table:formula="of:=[.A339]+0.01" office:value-type="float" office:value="3.37999999999997" calcext:value-type="float">
            <text:p>3,37999999999997</text:p>
          </table:table-cell>
          <table:table-cell table:formula="of:=[.B339]+([.E339]*([.A340]-[.A339]))" office:value-type="float" office:value="-0.988303077819739" calcext:value-type="float">
            <text:p>-0,988303077819739</text:p>
          </table:table-cell>
          <table:table-cell table:formula="of:=-[.$H$4]*[.B340]" office:value-type="float" office:value="0.494151538909869" calcext:value-type="float">
            <text:p>0,494151538909869</text:p>
          </table:table-cell>
          <table:table-cell table:formula="of:=[.C340]/[.$H$2]" office:value-type="float" office:value="0.988303077819739" calcext:value-type="float">
            <text:p>0,988303077819739</text:p>
          </table:table-cell>
          <table:table-cell table:formula="of:=[.E339]+([.D339]*([.A340]-[.A339]))" office:value-type="float" office:value="0.240068717014095" calcext:value-type="float">
            <text:p>0,240068717014095</text:p>
          </table:table-cell>
          <table:table-cell table:number-columns-repeated="3"/>
        </table:table-row>
        <table:table-row table:style-name="ro1">
          <table:table-cell table:formula="of:=[.A340]+0.01" office:value-type="float" office:value="3.38999999999997" calcext:value-type="float">
            <text:p>3,38999999999997</text:p>
          </table:table-cell>
          <table:table-cell table:formula="of:=[.B340]+([.E340]*([.A341]-[.A340]))" office:value-type="float" office:value="-0.985902390649598" calcext:value-type="float">
            <text:p>-0,985902390649598</text:p>
          </table:table-cell>
          <table:table-cell table:formula="of:=-[.$H$4]*[.B341]" office:value-type="float" office:value="0.492951195324799" calcext:value-type="float">
            <text:p>0,492951195324799</text:p>
          </table:table-cell>
          <table:table-cell table:formula="of:=[.C341]/[.$H$2]" office:value-type="float" office:value="0.985902390649598" calcext:value-type="float">
            <text:p>0,985902390649598</text:p>
          </table:table-cell>
          <table:table-cell table:formula="of:=[.E340]+([.D340]*([.A341]-[.A340]))" office:value-type="float" office:value="0.249951747792292" calcext:value-type="float">
            <text:p>0,249951747792292</text:p>
          </table:table-cell>
          <table:table-cell table:number-columns-repeated="3"/>
        </table:table-row>
        <table:table-row table:style-name="ro1">
          <table:table-cell table:formula="of:=[.A341]+0.01" office:value-type="float" office:value="3.39999999999997" calcext:value-type="float">
            <text:p>3,39999999999997</text:p>
          </table:table-cell>
          <table:table-cell table:formula="of:=[.B341]+([.E341]*([.A342]-[.A341]))" office:value-type="float" office:value="-0.983402873171675" calcext:value-type="float">
            <text:p>-0,983402873171675</text:p>
          </table:table-cell>
          <table:table-cell table:formula="of:=-[.$H$4]*[.B342]" office:value-type="float" office:value="0.491701436585838" calcext:value-type="float">
            <text:p>0,491701436585838</text:p>
          </table:table-cell>
          <table:table-cell table:formula="of:=[.C342]/[.$H$2]" office:value-type="float" office:value="0.983402873171675" calcext:value-type="float">
            <text:p>0,983402873171675</text:p>
          </table:table-cell>
          <table:table-cell table:formula="of:=[.E341]+([.D341]*([.A342]-[.A341]))" office:value-type="float" office:value="0.259810771698788" calcext:value-type="float">
            <text:p>0,259810771698788</text:p>
          </table:table-cell>
          <table:table-cell table:number-columns-repeated="3"/>
        </table:table-row>
        <table:table-row table:style-name="ro1">
          <table:table-cell table:formula="of:=[.A342]+0.01" office:value-type="float" office:value="3.40999999999997" calcext:value-type="float">
            <text:p>3,40999999999997</text:p>
          </table:table-cell>
          <table:table-cell table:formula="of:=[.B342]+([.E342]*([.A343]-[.A342]))" office:value-type="float" office:value="-0.980804765454687" calcext:value-type="float">
            <text:p>-0,980804765454687</text:p>
          </table:table-cell>
          <table:table-cell table:formula="of:=-[.$H$4]*[.B343]" office:value-type="float" office:value="0.490402382727344" calcext:value-type="float">
            <text:p>0,490402382727344</text:p>
          </table:table-cell>
          <table:table-cell table:formula="of:=[.C343]/[.$H$2]" office:value-type="float" office:value="0.980804765454687" calcext:value-type="float">
            <text:p>0,980804765454687</text:p>
          </table:table-cell>
          <table:table-cell table:formula="of:=[.E342]+([.D342]*([.A343]-[.A342]))" office:value-type="float" office:value="0.269644800430504" calcext:value-type="float">
            <text:p>0,269644800430504</text:p>
          </table:table-cell>
          <table:table-cell table:number-columns-repeated="3"/>
        </table:table-row>
        <table:table-row table:style-name="ro1">
          <table:table-cell table:formula="of:=[.A343]+0.01" office:value-type="float" office:value="3.41999999999997" calcext:value-type="float">
            <text:p>3,41999999999997</text:p>
          </table:table-cell>
          <table:table-cell table:formula="of:=[.B343]+([.E343]*([.A344]-[.A343]))" office:value-type="float" office:value="-0.978108317450382" calcext:value-type="float">
            <text:p>-0,978108317450382</text:p>
          </table:table-cell>
          <table:table-cell table:formula="of:=-[.$H$4]*[.B344]" office:value-type="float" office:value="0.489054158725191" calcext:value-type="float">
            <text:p>0,489054158725191</text:p>
          </table:table-cell>
          <table:table-cell table:formula="of:=[.C344]/[.$H$2]" office:value-type="float" office:value="0.978108317450382" calcext:value-type="float">
            <text:p>0,978108317450382</text:p>
          </table:table-cell>
          <table:table-cell table:formula="of:=[.E343]+([.D343]*([.A344]-[.A343]))" office:value-type="float" office:value="0.279452848085051" calcext:value-type="float">
            <text:p>0,279452848085051</text:p>
          </table:table-cell>
          <table:table-cell table:number-columns-repeated="3"/>
        </table:table-row>
        <table:table-row table:style-name="ro1">
          <table:table-cell table:formula="of:=[.A344]+0.01" office:value-type="float" office:value="3.42999999999997" calcext:value-type="float">
            <text:p>3,42999999999997</text:p>
          </table:table-cell>
          <table:table-cell table:formula="of:=[.B344]+([.E344]*([.A345]-[.A344]))" office:value-type="float" office:value="-0.975313788969532" calcext:value-type="float">
            <text:p>-0,975313788969532</text:p>
          </table:table-cell>
          <table:table-cell table:formula="of:=-[.$H$4]*[.B345]" office:value-type="float" office:value="0.487656894484766" calcext:value-type="float">
            <text:p>0,487656894484766</text:p>
          </table:table-cell>
          <table:table-cell table:formula="of:=[.C345]/[.$H$2]" office:value-type="float" office:value="0.975313788969532" calcext:value-type="float">
            <text:p>0,975313788969532</text:p>
          </table:table-cell>
          <table:table-cell table:formula="of:=[.E344]+([.D344]*([.A345]-[.A344]))" office:value-type="float" office:value="0.289233931259555" calcext:value-type="float">
            <text:p>0,289233931259555</text:p>
          </table:table-cell>
          <table:table-cell table:number-columns-repeated="3"/>
        </table:table-row>
        <table:table-row table:style-name="ro1">
          <table:table-cell table:formula="of:=[.A345]+0.01" office:value-type="float" office:value="3.43999999999997" calcext:value-type="float">
            <text:p>3,43999999999997</text:p>
          </table:table-cell>
          <table:table-cell table:formula="of:=[.B345]+([.E345]*([.A346]-[.A345]))" office:value-type="float" office:value="-0.972421449656936" calcext:value-type="float">
            <text:p>-0,972421449656936</text:p>
          </table:table-cell>
          <table:table-cell table:formula="of:=-[.$H$4]*[.B346]" office:value-type="float" office:value="0.486210724828468" calcext:value-type="float">
            <text:p>0,486210724828468</text:p>
          </table:table-cell>
          <table:table-cell table:formula="of:=[.C346]/[.$H$2]" office:value-type="float" office:value="0.972421449656936" calcext:value-type="float">
            <text:p>0,972421449656936</text:p>
          </table:table-cell>
          <table:table-cell table:formula="of:=[.E345]+([.D345]*([.A346]-[.A345]))" office:value-type="float" office:value="0.29898706914925" calcext:value-type="float">
            <text:p>0,29898706914925</text:p>
          </table:table-cell>
          <table:table-cell table:number-columns-repeated="3"/>
        </table:table-row>
        <table:table-row table:style-name="ro1">
          <table:table-cell table:formula="of:=[.A346]+0.01" office:value-type="float" office:value="3.44999999999997" calcext:value-type="float">
            <text:p>3,44999999999997</text:p>
          </table:table-cell>
          <table:table-cell table:formula="of:=[.B346]+([.E346]*([.A347]-[.A346]))" office:value-type="float" office:value="-0.969431578965444" calcext:value-type="float">
            <text:p>-0,969431578965444</text:p>
          </table:table-cell>
          <table:table-cell table:formula="of:=-[.$H$4]*[.B347]" office:value-type="float" office:value="0.484715789482722" calcext:value-type="float">
            <text:p>0,484715789482722</text:p>
          </table:table-cell>
          <table:table-cell table:formula="of:=[.C347]/[.$H$2]" office:value-type="float" office:value="0.969431578965444" calcext:value-type="float">
            <text:p>0,969431578965444</text:p>
          </table:table-cell>
          <table:table-cell table:formula="of:=[.E346]+([.D346]*([.A347]-[.A346]))" office:value-type="float" office:value="0.308711283645819" calcext:value-type="float">
            <text:p>0,308711283645819</text:p>
          </table:table-cell>
          <table:table-cell table:number-columns-repeated="3"/>
        </table:table-row>
        <table:table-row table:style-name="ro1">
          <table:table-cell table:formula="of:=[.A347]+0.01" office:value-type="float" office:value="3.45999999999997" calcext:value-type="float">
            <text:p>3,45999999999997</text:p>
          </table:table-cell>
          <table:table-cell table:formula="of:=[.B347]+([.E347]*([.A348]-[.A347]))" office:value-type="float" office:value="-0.966344466128986" calcext:value-type="float">
            <text:p>-0,966344466128986</text:p>
          </table:table-cell>
          <table:table-cell table:formula="of:=-[.$H$4]*[.B348]" office:value-type="float" office:value="0.483172233064493" calcext:value-type="float">
            <text:p>0,483172233064493</text:p>
          </table:table-cell>
          <table:table-cell table:formula="of:=[.C348]/[.$H$2]" office:value-type="float" office:value="0.966344466128986" calcext:value-type="float">
            <text:p>0,966344466128986</text:p>
          </table:table-cell>
          <table:table-cell table:formula="of:=[.E347]+([.D347]*([.A348]-[.A347]))" office:value-type="float" office:value="0.318405599435473" calcext:value-type="float">
            <text:p>0,318405599435473</text:p>
          </table:table-cell>
          <table:table-cell table:number-columns-repeated="3"/>
        </table:table-row>
        <table:table-row table:style-name="ro1">
          <table:table-cell table:formula="of:=[.A348]+0.01" office:value-type="float" office:value="3.46999999999997" calcext:value-type="float">
            <text:p>3,46999999999997</text:p>
          </table:table-cell>
          <table:table-cell table:formula="of:=[.B348]+([.E348]*([.A349]-[.A348]))" office:value-type="float" office:value="-0.963160410134631" calcext:value-type="float">
            <text:p>-0,963160410134631</text:p>
          </table:table-cell>
          <table:table-cell table:formula="of:=-[.$H$4]*[.B349]" office:value-type="float" office:value="0.481580205067316" calcext:value-type="float">
            <text:p>0,481580205067316</text:p>
          </table:table-cell>
          <table:table-cell table:formula="of:=[.C349]/[.$H$2]" office:value-type="float" office:value="0.963160410134631" calcext:value-type="float">
            <text:p>0,963160410134631</text:p>
          </table:table-cell>
          <table:table-cell table:formula="of:=[.E348]+([.D348]*([.A349]-[.A348]))" office:value-type="float" office:value="0.328069044096763" calcext:value-type="float">
            <text:p>0,328069044096763</text:p>
          </table:table-cell>
          <table:table-cell table:number-columns-repeated="3"/>
        </table:table-row>
        <table:table-row table:style-name="ro1">
          <table:table-cell table:formula="of:=[.A349]+0.01" office:value-type="float" office:value="3.47999999999997" calcext:value-type="float">
            <text:p>3,47999999999997</text:p>
          </table:table-cell>
          <table:table-cell table:formula="of:=[.B349]+([.E349]*([.A350]-[.A349]))" office:value-type="float" office:value="-0.959879719693664" calcext:value-type="float">
            <text:p>-0,959879719693664</text:p>
          </table:table-cell>
          <table:table-cell table:formula="of:=-[.$H$4]*[.B350]" office:value-type="float" office:value="0.479939859846832" calcext:value-type="float">
            <text:p>0,479939859846832</text:p>
          </table:table-cell>
          <table:table-cell table:formula="of:=[.C350]/[.$H$2]" office:value-type="float" office:value="0.959879719693664" calcext:value-type="float">
            <text:p>0,959879719693664</text:p>
          </table:table-cell>
          <table:table-cell table:formula="of:=[.E349]+([.D349]*([.A350]-[.A349]))" office:value-type="float" office:value="0.337700648198109" calcext:value-type="float">
            <text:p>0,337700648198109</text:p>
          </table:table-cell>
          <table:table-cell table:number-columns-repeated="3"/>
        </table:table-row>
        <table:table-row table:style-name="ro1">
          <table:table-cell table:formula="of:=[.A350]+0.01" office:value-type="float" office:value="3.48999999999997" calcext:value-type="float">
            <text:p>3,48999999999997</text:p>
          </table:table-cell>
          <table:table-cell table:formula="of:=[.B350]+([.E350]*([.A351]-[.A350]))" office:value-type="float" office:value="-0.956502713211683" calcext:value-type="float">
            <text:p>-0,956502713211683</text:p>
          </table:table-cell>
          <table:table-cell table:formula="of:=-[.$H$4]*[.B351]" office:value-type="float" office:value="0.478251356605841" calcext:value-type="float">
            <text:p>0,478251356605841</text:p>
          </table:table-cell>
          <table:table-cell table:formula="of:=[.C351]/[.$H$2]" office:value-type="float" office:value="0.956502713211683" calcext:value-type="float">
            <text:p>0,956502713211683</text:p>
          </table:table-cell>
          <table:table-cell table:formula="of:=[.E350]+([.D350]*([.A351]-[.A350]))" office:value-type="float" office:value="0.347299445395045" calcext:value-type="float">
            <text:p>0,347299445395045</text:p>
          </table:table-cell>
          <table:table-cell table:number-columns-repeated="3"/>
        </table:table-row>
        <table:table-row table:style-name="ro1">
          <table:table-cell table:formula="of:=[.A351]+0.01" office:value-type="float" office:value="3.49999999999997" calcext:value-type="float">
            <text:p>3,49999999999997</text:p>
          </table:table-cell>
          <table:table-cell table:formula="of:=[.B351]+([.E351]*([.A352]-[.A351]))" office:value-type="float" office:value="-0.953029718757732" calcext:value-type="float">
            <text:p>-0,953029718757732</text:p>
          </table:table-cell>
          <table:table-cell table:formula="of:=-[.$H$4]*[.B352]" office:value-type="float" office:value="0.476514859378866" calcext:value-type="float">
            <text:p>0,476514859378866</text:p>
          </table:table-cell>
          <table:table-cell table:formula="of:=[.C352]/[.$H$2]" office:value-type="float" office:value="0.953029718757732" calcext:value-type="float">
            <text:p>0,953029718757732</text:p>
          </table:table-cell>
          <table:table-cell table:formula="of:=[.E351]+([.D351]*([.A352]-[.A351]))" office:value-type="float" office:value="0.356864472527162" calcext:value-type="float">
            <text:p>0,356864472527162</text:p>
          </table:table-cell>
          <table:table-cell table:number-columns-repeated="3"/>
        </table:table-row>
        <table:table-row table:style-name="ro1">
          <table:table-cell table:formula="of:=[.A352]+0.01" office:value-type="float" office:value="3.50999999999997" calcext:value-type="float">
            <text:p>3,50999999999997</text:p>
          </table:table-cell>
          <table:table-cell table:formula="of:=[.B352]+([.E352]*([.A353]-[.A352]))" office:value-type="float" office:value="-0.949461074032461" calcext:value-type="float">
            <text:p>-0,949461074032461</text:p>
          </table:table-cell>
          <table:table-cell table:formula="of:=-[.$H$4]*[.B353]" office:value-type="float" office:value="0.47473053701623" calcext:value-type="float">
            <text:p>0,47473053701623</text:p>
          </table:table-cell>
          <table:table-cell table:formula="of:=[.C353]/[.$H$2]" office:value-type="float" office:value="0.949461074032461" calcext:value-type="float">
            <text:p>0,949461074032461</text:p>
          </table:table-cell>
          <table:table-cell table:formula="of:=[.E352]+([.D352]*([.A353]-[.A352]))" office:value-type="float" office:value="0.366394769714739" calcext:value-type="float">
            <text:p>0,366394769714739</text:p>
          </table:table-cell>
          <table:table-cell table:number-columns-repeated="3"/>
        </table:table-row>
        <table:table-row table:style-name="ro1">
          <table:table-cell table:formula="of:=[.A353]+0.01" office:value-type="float" office:value="3.51999999999997" calcext:value-type="float">
            <text:p>3,51999999999997</text:p>
          </table:table-cell>
          <table:table-cell table:formula="of:=[.B353]+([.E353]*([.A354]-[.A353]))" office:value-type="float" office:value="-0.945797126335313" calcext:value-type="float">
            <text:p>-0,945797126335313</text:p>
          </table:table-cell>
          <table:table-cell table:formula="of:=-[.$H$4]*[.B354]" office:value-type="float" office:value="0.472898563167657" calcext:value-type="float">
            <text:p>0,472898563167657</text:p>
          </table:table-cell>
          <table:table-cell table:formula="of:=[.C354]/[.$H$2]" office:value-type="float" office:value="0.945797126335313" calcext:value-type="float">
            <text:p>0,945797126335313</text:p>
          </table:table-cell>
          <table:table-cell table:formula="of:=[.E353]+([.D353]*([.A354]-[.A353]))" office:value-type="float" office:value="0.375889380455064" calcext:value-type="float">
            <text:p>0,375889380455064</text:p>
          </table:table-cell>
          <table:table-cell table:number-columns-repeated="3"/>
        </table:table-row>
        <table:table-row table:style-name="ro1">
          <table:table-cell table:formula="of:=[.A354]+0.01" office:value-type="float" office:value="3.52999999999997" calcext:value-type="float">
            <text:p>3,52999999999997</text:p>
          </table:table-cell>
          <table:table-cell table:formula="of:=[.B354]+([.E354]*([.A355]-[.A354]))" office:value-type="float" office:value="-0.942038232530763" calcext:value-type="float">
            <text:p>-0,942038232530763</text:p>
          </table:table-cell>
          <table:table-cell table:formula="of:=-[.$H$4]*[.B355]" office:value-type="float" office:value="0.471019116265381" calcext:value-type="float">
            <text:p>0,471019116265381</text:p>
          </table:table-cell>
          <table:table-cell table:formula="of:=[.C355]/[.$H$2]" office:value-type="float" office:value="0.942038232530763" calcext:value-type="float">
            <text:p>0,942038232530763</text:p>
          </table:table-cell>
          <table:table-cell table:formula="of:=[.E354]+([.D354]*([.A355]-[.A354]))" office:value-type="float" office:value="0.385347351718416" calcext:value-type="float">
            <text:p>0,385347351718416</text:p>
          </table:table-cell>
          <table:table-cell table:number-columns-repeated="3"/>
        </table:table-row>
        <table:table-row table:style-name="ro1">
          <table:table-cell table:formula="of:=[.A355]+0.01" office:value-type="float" office:value="3.53999999999997" calcext:value-type="float">
            <text:p>3,53999999999997</text:p>
          </table:table-cell>
          <table:table-cell table:formula="of:=[.B355]+([.E355]*([.A356]-[.A355]))" office:value-type="float" office:value="-0.938184759013579" calcext:value-type="float">
            <text:p>-0,938184759013579</text:p>
          </table:table-cell>
          <table:table-cell table:formula="of:=-[.$H$4]*[.B356]" office:value-type="float" office:value="0.469092379506789" calcext:value-type="float">
            <text:p>0,469092379506789</text:p>
          </table:table-cell>
          <table:table-cell table:formula="of:=[.C356]/[.$H$2]" office:value-type="float" office:value="0.938184759013579" calcext:value-type="float">
            <text:p>0,938184759013579</text:p>
          </table:table-cell>
          <table:table-cell table:formula="of:=[.E355]+([.D355]*([.A356]-[.A355]))" office:value-type="float" office:value="0.394767734043724" calcext:value-type="float">
            <text:p>0,394767734043724</text:p>
          </table:table-cell>
          <table:table-cell table:number-columns-repeated="3"/>
        </table:table-row>
        <table:table-row table:style-name="ro1">
          <table:table-cell table:formula="of:=[.A356]+0.01" office:value-type="float" office:value="3.54999999999997" calcext:value-type="float">
            <text:p>3,54999999999997</text:p>
          </table:table-cell>
          <table:table-cell table:formula="of:=[.B356]+([.E356]*([.A357]-[.A356]))" office:value-type="float" office:value="-0.934237081673142" calcext:value-type="float">
            <text:p>-0,934237081673142</text:p>
          </table:table-cell>
          <table:table-cell table:formula="of:=-[.$H$4]*[.B357]" office:value-type="float" office:value="0.467118540836571" calcext:value-type="float">
            <text:p>0,467118540836571</text:p>
          </table:table-cell>
          <table:table-cell table:formula="of:=[.C357]/[.$H$2]" office:value-type="float" office:value="0.934237081673142" calcext:value-type="float">
            <text:p>0,934237081673142</text:p>
          </table:table-cell>
          <table:table-cell table:formula="of:=[.E356]+([.D356]*([.A357]-[.A356]))" office:value-type="float" office:value="0.40414958163386" calcext:value-type="float">
            <text:p>0,40414958163386</text:p>
          </table:table-cell>
          <table:table-cell table:number-columns-repeated="3"/>
        </table:table-row>
        <table:table-row table:style-name="ro1">
          <table:table-cell table:formula="of:=[.A357]+0.01" office:value-type="float" office:value="3.55999999999997" calcext:value-type="float">
            <text:p>3,55999999999997</text:p>
          </table:table-cell>
          <table:table-cell table:formula="of:=[.B357]+([.E357]*([.A358]-[.A357]))" office:value-type="float" office:value="-0.930195585856803" calcext:value-type="float">
            <text:p>-0,930195585856803</text:p>
          </table:table-cell>
          <table:table-cell table:formula="of:=-[.$H$4]*[.B358]" office:value-type="float" office:value="0.465097792928402" calcext:value-type="float">
            <text:p>0,465097792928402</text:p>
          </table:table-cell>
          <table:table-cell table:formula="of:=[.C358]/[.$H$2]" office:value-type="float" office:value="0.930195585856803" calcext:value-type="float">
            <text:p>0,930195585856803</text:p>
          </table:table-cell>
          <table:table-cell table:formula="of:=[.E357]+([.D357]*([.A358]-[.A357]))" office:value-type="float" office:value="0.413491952450591" calcext:value-type="float">
            <text:p>0,413491952450591</text:p>
          </table:table-cell>
          <table:table-cell table:number-columns-repeated="3"/>
        </table:table-row>
        <table:table-row table:style-name="ro1">
          <table:table-cell table:formula="of:=[.A358]+0.01" office:value-type="float" office:value="3.56999999999997" calcext:value-type="float">
            <text:p>3,56999999999997</text:p>
          </table:table-cell>
          <table:table-cell table:formula="of:=[.B358]+([.E358]*([.A359]-[.A358]))" office:value-type="float" office:value="-0.926060666332297" calcext:value-type="float">
            <text:p>-0,926060666332297</text:p>
          </table:table-cell>
          <table:table-cell table:formula="of:=-[.$H$4]*[.B359]" office:value-type="float" office:value="0.463030333166149" calcext:value-type="float">
            <text:p>0,463030333166149</text:p>
          </table:table-cell>
          <table:table-cell table:formula="of:=[.C359]/[.$H$2]" office:value-type="float" office:value="0.926060666332297" calcext:value-type="float">
            <text:p>0,926060666332297</text:p>
          </table:table-cell>
          <table:table-cell table:formula="of:=[.E358]+([.D358]*([.A359]-[.A358]))" office:value-type="float" office:value="0.422793908309159" calcext:value-type="float">
            <text:p>0,422793908309159</text:p>
          </table:table-cell>
          <table:table-cell table:number-columns-repeated="3"/>
        </table:table-row>
        <table:table-row table:style-name="ro1">
          <table:table-cell table:formula="of:=[.A359]+0.01" office:value-type="float" office:value="3.57999999999997" calcext:value-type="float">
            <text:p>3,57999999999997</text:p>
          </table:table-cell>
          <table:table-cell table:formula="of:=[.B359]+([.E359]*([.A360]-[.A359]))" office:value-type="float" office:value="-0.921832727249206" calcext:value-type="float">
            <text:p>-0,921832727249206</text:p>
          </table:table-cell>
          <table:table-cell table:formula="of:=-[.$H$4]*[.B360]" office:value-type="float" office:value="0.460916363624603" calcext:value-type="float">
            <text:p>0,460916363624603</text:p>
          </table:table-cell>
          <table:table-cell table:formula="of:=[.C360]/[.$H$2]" office:value-type="float" office:value="0.921832727249206" calcext:value-type="float">
            <text:p>0,921832727249206</text:p>
          </table:table-cell>
          <table:table-cell table:formula="of:=[.E359]+([.D359]*([.A360]-[.A359]))" office:value-type="float" office:value="0.432054514972481" calcext:value-type="float">
            <text:p>0,432054514972481</text:p>
          </table:table-cell>
          <table:table-cell table:number-columns-repeated="3"/>
        </table:table-row>
        <table:table-row table:style-name="ro1">
          <table:table-cell table:formula="of:=[.A360]+0.01" office:value-type="float" office:value="3.58999999999997" calcext:value-type="float">
            <text:p>3,58999999999997</text:p>
          </table:table-cell>
          <table:table-cell table:formula="of:=[.B360]+([.E360]*([.A361]-[.A360]))" office:value-type="float" office:value="-0.917512182099481" calcext:value-type="float">
            <text:p>-0,917512182099481</text:p>
          </table:table-cell>
          <table:table-cell table:formula="of:=-[.$H$4]*[.B361]" office:value-type="float" office:value="0.458756091049741" calcext:value-type="float">
            <text:p>0,458756091049741</text:p>
          </table:table-cell>
          <table:table-cell table:formula="of:=[.C361]/[.$H$2]" office:value-type="float" office:value="0.917512182099481" calcext:value-type="float">
            <text:p>0,917512182099481</text:p>
          </table:table-cell>
          <table:table-cell table:formula="of:=[.E360]+([.D360]*([.A361]-[.A360]))" office:value-type="float" office:value="0.441272842244973" calcext:value-type="float">
            <text:p>0,441272842244973</text:p>
          </table:table-cell>
          <table:table-cell table:number-columns-repeated="3"/>
        </table:table-row>
        <table:table-row table:style-name="ro1">
          <table:table-cell table:formula="of:=[.A361]+0.01" office:value-type="float" office:value="3.59999999999997" calcext:value-type="float">
            <text:p>3,59999999999997</text:p>
          </table:table-cell>
          <table:table-cell table:formula="of:=[.B361]+([.E361]*([.A362]-[.A361]))" office:value-type="float" office:value="-0.913099453677032" calcext:value-type="float">
            <text:p>-0,913099453677032</text:p>
          </table:table-cell>
          <table:table-cell table:formula="of:=-[.$H$4]*[.B362]" office:value-type="float" office:value="0.456549726838516" calcext:value-type="float">
            <text:p>0,456549726838516</text:p>
          </table:table-cell>
          <table:table-cell table:formula="of:=[.C362]/[.$H$2]" office:value-type="float" office:value="0.913099453677032" calcext:value-type="float">
            <text:p>0,913099453677032</text:p>
          </table:table-cell>
          <table:table-cell table:formula="of:=[.E361]+([.D361]*([.A362]-[.A361]))" office:value-type="float" office:value="0.450447964065968" calcext:value-type="float">
            <text:p>0,450447964065968</text:p>
          </table:table-cell>
          <table:table-cell table:number-columns-repeated="3"/>
        </table:table-row>
        <table:table-row table:style-name="ro1">
          <table:table-cell table:formula="of:=[.A362]+0.01" office:value-type="float" office:value="3.60999999999997" calcext:value-type="float">
            <text:p>3,60999999999997</text:p>
          </table:table-cell>
          <table:table-cell table:formula="of:=[.B362]+([.E362]*([.A363]-[.A362]))" office:value-type="float" office:value="-0.908594974036372" calcext:value-type="float">
            <text:p>-0,908594974036372</text:p>
          </table:table-cell>
          <table:table-cell table:formula="of:=-[.$H$4]*[.B363]" office:value-type="float" office:value="0.454297487018186" calcext:value-type="float">
            <text:p>0,454297487018186</text:p>
          </table:table-cell>
          <table:table-cell table:formula="of:=[.C363]/[.$H$2]" office:value-type="float" office:value="0.908594974036372" calcext:value-type="float">
            <text:p>0,908594974036372</text:p>
          </table:table-cell>
          <table:table-cell table:formula="of:=[.E362]+([.D362]*([.A363]-[.A362]))" office:value-type="float" office:value="0.459578958602738" calcext:value-type="float">
            <text:p>0,459578958602738</text:p>
          </table:table-cell>
          <table:table-cell table:number-columns-repeated="3"/>
        </table:table-row>
        <table:table-row table:style-name="ro1">
          <table:table-cell table:formula="of:=[.A363]+0.01" office:value-type="float" office:value="3.61999999999997" calcext:value-type="float">
            <text:p>3,61999999999997</text:p>
          </table:table-cell>
          <table:table-cell table:formula="of:=[.B363]+([.E363]*([.A364]-[.A363]))" office:value-type="float" office:value="-0.903999184450345" calcext:value-type="float">
            <text:p>-0,903999184450345</text:p>
          </table:table-cell>
          <table:table-cell table:formula="of:=-[.$H$4]*[.B364]" office:value-type="float" office:value="0.451999592225172" calcext:value-type="float">
            <text:p>0,451999592225172</text:p>
          </table:table-cell>
          <table:table-cell table:formula="of:=[.C364]/[.$H$2]" office:value-type="float" office:value="0.903999184450345" calcext:value-type="float">
            <text:p>0,903999184450345</text:p>
          </table:table-cell>
          <table:table-cell table:formula="of:=[.E363]+([.D363]*([.A364]-[.A363]))" office:value-type="float" office:value="0.468664908343102" calcext:value-type="float">
            <text:p>0,468664908343102</text:p>
          </table:table-cell>
          <table:table-cell table:number-columns-repeated="3"/>
        </table:table-row>
        <table:table-row table:style-name="ro1">
          <table:table-cell table:formula="of:=[.A364]+0.01" office:value-type="float" office:value="3.62999999999997" calcext:value-type="float">
            <text:p>3,62999999999997</text:p>
          </table:table-cell>
          <table:table-cell table:formula="of:=[.B364]+([.E364]*([.A365]-[.A364]))" office:value-type="float" office:value="-0.899312535366914" calcext:value-type="float">
            <text:p>-0,899312535366914</text:p>
          </table:table-cell>
          <table:table-cell table:formula="of:=-[.$H$4]*[.B365]" office:value-type="float" office:value="0.449656267683457" calcext:value-type="float">
            <text:p>0,449656267683457</text:p>
          </table:table-cell>
          <table:table-cell table:formula="of:=[.C365]/[.$H$2]" office:value-type="float" office:value="0.899312535366914" calcext:value-type="float">
            <text:p>0,899312535366914</text:p>
          </table:table-cell>
          <table:table-cell table:formula="of:=[.E364]+([.D364]*([.A365]-[.A364]))" office:value-type="float" office:value="0.477704900187605" calcext:value-type="float">
            <text:p>0,477704900187605</text:p>
          </table:table-cell>
          <table:table-cell table:number-columns-repeated="3"/>
        </table:table-row>
        <table:table-row table:style-name="ro1">
          <table:table-cell table:formula="of:=[.A365]+0.01" office:value-type="float" office:value="3.63999999999997" calcext:value-type="float">
            <text:p>3,63999999999997</text:p>
          </table:table-cell>
          <table:table-cell table:formula="of:=[.B365]+([.E365]*([.A366]-[.A365]))" office:value-type="float" office:value="-0.894535486365038" calcext:value-type="float">
            <text:p>-0,894535486365038</text:p>
          </table:table-cell>
          <table:table-cell table:formula="of:=-[.$H$4]*[.B366]" office:value-type="float" office:value="0.447267743182519" calcext:value-type="float">
            <text:p>0,447267743182519</text:p>
          </table:table-cell>
          <table:table-cell table:formula="of:=[.C366]/[.$H$2]" office:value-type="float" office:value="0.894535486365038" calcext:value-type="float">
            <text:p>0,894535486365038</text:p>
          </table:table-cell>
          <table:table-cell table:formula="of:=[.E365]+([.D365]*([.A366]-[.A365]))" office:value-type="float" office:value="0.486698025541274" calcext:value-type="float">
            <text:p>0,486698025541274</text:p>
          </table:table-cell>
          <table:table-cell table:number-columns-repeated="3"/>
        </table:table-row>
        <table:table-row table:style-name="ro1">
          <table:table-cell table:formula="of:=[.A366]+0.01" office:value-type="float" office:value="3.64999999999997" calcext:value-type="float">
            <text:p>3,64999999999997</text:p>
          </table:table-cell>
          <table:table-cell table:formula="of:=[.B366]+([.E366]*([.A367]-[.A366]))" office:value-type="float" office:value="-0.889668506109625" calcext:value-type="float">
            <text:p>-0,889668506109625</text:p>
          </table:table-cell>
          <table:table-cell table:formula="of:=-[.$H$4]*[.B367]" office:value-type="float" office:value="0.444834253054813" calcext:value-type="float">
            <text:p>0,444834253054813</text:p>
          </table:table-cell>
          <table:table-cell table:formula="of:=[.C367]/[.$H$2]" office:value-type="float" office:value="0.889668506109625" calcext:value-type="float">
            <text:p>0,889668506109625</text:p>
          </table:table-cell>
          <table:table-cell table:formula="of:=[.E366]+([.D366]*([.A367]-[.A366]))" office:value-type="float" office:value="0.495643380404924" calcext:value-type="float">
            <text:p>0,495643380404924</text:p>
          </table:table-cell>
          <table:table-cell table:number-columns-repeated="3"/>
        </table:table-row>
        <table:table-row table:style-name="ro1">
          <table:table-cell table:formula="of:=[.A367]+0.01" office:value-type="float" office:value="3.65999999999997" calcext:value-type="float">
            <text:p>3,65999999999997</text:p>
          </table:table-cell>
          <table:table-cell table:formula="of:=[.B367]+([.E367]*([.A368]-[.A367]))" office:value-type="float" office:value="-0.884712072305576" calcext:value-type="float">
            <text:p>-0,884712072305576</text:p>
          </table:table-cell>
          <table:table-cell table:formula="of:=-[.$H$4]*[.B368]" office:value-type="float" office:value="0.442356036152788" calcext:value-type="float">
            <text:p>0,442356036152788</text:p>
          </table:table-cell>
          <table:table-cell table:formula="of:=[.C368]/[.$H$2]" office:value-type="float" office:value="0.884712072305576" calcext:value-type="float">
            <text:p>0,884712072305576</text:p>
          </table:table-cell>
          <table:table-cell table:formula="of:=[.E367]+([.D367]*([.A368]-[.A367]))" office:value-type="float" office:value="0.50454006546602" calcext:value-type="float">
            <text:p>0,50454006546602</text:p>
          </table:table-cell>
          <table:table-cell table:number-columns-repeated="3"/>
        </table:table-row>
        <table:table-row table:style-name="ro1">
          <table:table-cell table:formula="of:=[.A368]+0.01" office:value-type="float" office:value="3.66999999999997" calcext:value-type="float">
            <text:p>3,66999999999997</text:p>
          </table:table-cell>
          <table:table-cell table:formula="of:=[.B368]+([.E368]*([.A369]-[.A368]))" office:value-type="float" office:value="-0.879666671650916" calcext:value-type="float">
            <text:p>-0,879666671650916</text:p>
          </table:table-cell>
          <table:table-cell table:formula="of:=-[.$H$4]*[.B369]" office:value-type="float" office:value="0.439833335825458" calcext:value-type="float">
            <text:p>0,439833335825458</text:p>
          </table:table-cell>
          <table:table-cell table:formula="of:=[.C369]/[.$H$2]" office:value-type="float" office:value="0.879666671650916" calcext:value-type="float">
            <text:p>0,879666671650916</text:p>
          </table:table-cell>
          <table:table-cell table:formula="of:=[.E368]+([.D368]*([.A369]-[.A368]))" office:value-type="float" office:value="0.513387186189076" calcext:value-type="float">
            <text:p>0,513387186189076</text:p>
          </table:table-cell>
          <table:table-cell table:number-columns-repeated="3"/>
        </table:table-row>
        <table:table-row table:style-name="ro1">
          <table:table-cell table:formula="of:=[.A369]+0.01" office:value-type="float" office:value="3.67999999999997" calcext:value-type="float">
            <text:p>3,67999999999997</text:p>
          </table:table-cell>
          <table:table-cell table:formula="of:=[.B369]+([.E369]*([.A370]-[.A369]))" office:value-type="float" office:value="-0.874532799789025" calcext:value-type="float">
            <text:p>-0,874532799789025</text:p>
          </table:table-cell>
          <table:table-cell table:formula="of:=-[.$H$4]*[.B370]" office:value-type="float" office:value="0.437266399894513" calcext:value-type="float">
            <text:p>0,437266399894513</text:p>
          </table:table-cell>
          <table:table-cell table:formula="of:=[.C370]/[.$H$2]" office:value-type="float" office:value="0.874532799789025" calcext:value-type="float">
            <text:p>0,874532799789025</text:p>
          </table:table-cell>
          <table:table-cell table:formula="of:=[.E369]+([.D369]*([.A370]-[.A369]))" office:value-type="float" office:value="0.522183852905585" calcext:value-type="float">
            <text:p>0,522183852905585</text:p>
          </table:table-cell>
          <table:table-cell table:number-columns-repeated="3"/>
        </table:table-row>
        <table:table-row table:style-name="ro1">
          <table:table-cell table:formula="of:=[.A370]+0.01" office:value-type="float" office:value="3.68999999999997" calcext:value-type="float">
            <text:p>3,68999999999997</text:p>
          </table:table-cell>
          <table:table-cell table:formula="of:=[.B370]+([.E370]*([.A371]-[.A370]))" office:value-type="float" office:value="-0.86931096125997" calcext:value-type="float">
            <text:p>-0,86931096125997</text:p>
          </table:table-cell>
          <table:table-cell table:formula="of:=-[.$H$4]*[.B371]" office:value-type="float" office:value="0.434655480629985" calcext:value-type="float">
            <text:p>0,434655480629985</text:p>
          </table:table-cell>
          <table:table-cell table:formula="of:=[.C371]/[.$H$2]" office:value-type="float" office:value="0.86931096125997" calcext:value-type="float">
            <text:p>0,86931096125997</text:p>
          </table:table-cell>
          <table:table-cell table:formula="of:=[.E370]+([.D370]*([.A371]-[.A370]))" office:value-type="float" office:value="0.530929180903475" calcext:value-type="float">
            <text:p>0,530929180903475</text:p>
          </table:table-cell>
          <table:table-cell table:number-columns-repeated="3"/>
        </table:table-row>
        <table:table-row table:style-name="ro1">
          <table:table-cell table:formula="of:=[.A371]+0.01" office:value-type="float" office:value="3.69999999999996" calcext:value-type="float">
            <text:p>3,69999999999996</text:p>
          </table:table-cell>
          <table:table-cell table:formula="of:=[.B371]+([.E371]*([.A372]-[.A371]))" office:value-type="float" office:value="-0.864001669450935" calcext:value-type="float">
            <text:p>-0,864001669450935</text:p>
          </table:table-cell>
          <table:table-cell table:formula="of:=-[.$H$4]*[.B372]" office:value-type="float" office:value="0.432000834725468" calcext:value-type="float">
            <text:p>0,432000834725468</text:p>
          </table:table-cell>
          <table:table-cell table:formula="of:=[.C372]/[.$H$2]" office:value-type="float" office:value="0.864001669450935" calcext:value-type="float">
            <text:p>0,864001669450935</text:p>
          </table:table-cell>
          <table:table-cell table:formula="of:=[.E371]+([.D371]*([.A372]-[.A371]))" office:value-type="float" office:value="0.539622290516074" calcext:value-type="float">
            <text:p>0,539622290516074</text:p>
          </table:table-cell>
          <table:table-cell table:number-columns-repeated="3"/>
        </table:table-row>
        <table:table-row table:style-name="ro1">
          <table:table-cell table:formula="of:=[.A372]+0.01" office:value-type="float" office:value="3.70999999999996" calcext:value-type="float">
            <text:p>3,70999999999996</text:p>
          </table:table-cell>
          <table:table-cell table:formula="of:=[.B372]+([.E372]*([.A373]-[.A372]))" office:value-type="float" office:value="-0.858605446545774" calcext:value-type="float">
            <text:p>-0,858605446545774</text:p>
          </table:table-cell>
          <table:table-cell table:formula="of:=-[.$H$4]*[.B373]" office:value-type="float" office:value="0.429302723272887" calcext:value-type="float">
            <text:p>0,429302723272887</text:p>
          </table:table-cell>
          <table:table-cell table:formula="of:=[.C373]/[.$H$2]" office:value-type="float" office:value="0.858605446545774" calcext:value-type="float">
            <text:p>0,858605446545774</text:p>
          </table:table-cell>
          <table:table-cell table:formula="of:=[.E372]+([.D372]*([.A373]-[.A372]))" office:value-type="float" office:value="0.548262307210583" calcext:value-type="float">
            <text:p>0,548262307210583</text:p>
          </table:table-cell>
          <table:table-cell table:number-columns-repeated="3"/>
        </table:table-row>
        <table:table-row table:style-name="ro1">
          <table:table-cell table:formula="of:=[.A373]+0.01" office:value-type="float" office:value="3.71999999999996" calcext:value-type="float">
            <text:p>3,71999999999996</text:p>
          </table:table-cell>
          <table:table-cell table:formula="of:=[.B373]+([.E373]*([.A374]-[.A373]))" office:value-type="float" office:value="-0.853122823473669" calcext:value-type="float">
            <text:p>-0,853122823473669</text:p>
          </table:table-cell>
          <table:table-cell table:formula="of:=-[.$H$4]*[.B374]" office:value-type="float" office:value="0.426561411736834" calcext:value-type="float">
            <text:p>0,426561411736834</text:p>
          </table:table-cell>
          <table:table-cell table:formula="of:=[.C374]/[.$H$2]" office:value-type="float" office:value="0.853122823473669" calcext:value-type="float">
            <text:p>0,853122823473669</text:p>
          </table:table-cell>
          <table:table-cell table:formula="of:=[.E373]+([.D373]*([.A374]-[.A373]))" office:value-type="float" office:value="0.556848361676041" calcext:value-type="float">
            <text:p>0,556848361676041</text:p>
          </table:table-cell>
          <table:table-cell table:number-columns-repeated="3"/>
        </table:table-row>
        <table:table-row table:style-name="ro1">
          <table:table-cell table:formula="of:=[.A374]+0.01" office:value-type="float" office:value="3.72999999999996" calcext:value-type="float">
            <text:p>3,72999999999996</text:p>
          </table:table-cell>
          <table:table-cell table:formula="of:=[.B374]+([.E374]*([.A375]-[.A374]))" office:value-type="float" office:value="-0.847554339856908" calcext:value-type="float">
            <text:p>-0,847554339856908</text:p>
          </table:table-cell>
          <table:table-cell table:formula="of:=-[.$H$4]*[.B375]" office:value-type="float" office:value="0.423777169928454" calcext:value-type="float">
            <text:p>0,423777169928454</text:p>
          </table:table-cell>
          <table:table-cell table:formula="of:=[.C375]/[.$H$2]" office:value-type="float" office:value="0.847554339856908" calcext:value-type="float">
            <text:p>0,847554339856908</text:p>
          </table:table-cell>
          <table:table-cell table:formula="of:=[.E374]+([.D374]*([.A375]-[.A374]))" office:value-type="float" office:value="0.565379589910777" calcext:value-type="float">
            <text:p>0,565379589910777</text:p>
          </table:table-cell>
          <table:table-cell table:number-columns-repeated="3"/>
        </table:table-row>
        <table:table-row table:style-name="ro1">
          <table:table-cell table:formula="of:=[.A375]+0.01" office:value-type="float" office:value="3.73999999999996" calcext:value-type="float">
            <text:p>3,73999999999996</text:p>
          </table:table-cell>
          <table:table-cell table:formula="of:=[.B375]+([.E375]*([.A376]-[.A375]))" office:value-type="float" office:value="-0.841900543957801" calcext:value-type="float">
            <text:p>-0,841900543957801</text:p>
          </table:table-cell>
          <table:table-cell table:formula="of:=-[.$H$4]*[.B376]" office:value-type="float" office:value="0.4209502719789" calcext:value-type="float">
            <text:p>0,4209502719789</text:p>
          </table:table-cell>
          <table:table-cell table:formula="of:=[.C376]/[.$H$2]" office:value-type="float" office:value="0.841900543957801" calcext:value-type="float">
            <text:p>0,841900543957801</text:p>
          </table:table-cell>
          <table:table-cell table:formula="of:=[.E375]+([.D375]*([.A376]-[.A375]))" office:value-type="float" office:value="0.573855133309346" calcext:value-type="float">
            <text:p>0,573855133309346</text:p>
          </table:table-cell>
          <table:table-cell table:number-columns-repeated="3"/>
        </table:table-row>
        <table:table-row table:style-name="ro1">
          <table:table-cell table:formula="of:=[.A376]+0.01" office:value-type="float" office:value="3.74999999999996" calcext:value-type="float">
            <text:p>3,74999999999996</text:p>
          </table:table-cell>
          <table:table-cell table:formula="of:=[.B376]+([.E376]*([.A377]-[.A376]))" office:value-type="float" office:value="-0.836161992624708" calcext:value-type="float">
            <text:p>-0,836161992624708</text:p>
          </table:table-cell>
          <table:table-cell table:formula="of:=-[.$H$4]*[.B377]" office:value-type="float" office:value="0.418080996312354" calcext:value-type="float">
            <text:p>0,418080996312354</text:p>
          </table:table-cell>
          <table:table-cell table:formula="of:=[.C377]/[.$H$2]" office:value-type="float" office:value="0.836161992624708" calcext:value-type="float">
            <text:p>0,836161992624708</text:p>
          </table:table-cell>
          <table:table-cell table:formula="of:=[.E376]+([.D376]*([.A377]-[.A376]))" office:value-type="float" office:value="0.582274138748924" calcext:value-type="float">
            <text:p>0,582274138748924</text:p>
          </table:table-cell>
          <table:table-cell table:number-columns-repeated="3"/>
        </table:table-row>
        <table:table-row table:style-name="ro1">
          <table:table-cell table:formula="of:=[.A377]+0.01" office:value-type="float" office:value="3.75999999999996" calcext:value-type="float">
            <text:p>3,75999999999996</text:p>
          </table:table-cell>
          <table:table-cell table:formula="of:=[.B377]+([.E377]*([.A378]-[.A377]))" office:value-type="float" office:value="-0.830339251237218" calcext:value-type="float">
            <text:p>-0,830339251237218</text:p>
          </table:table-cell>
          <table:table-cell table:formula="of:=-[.$H$4]*[.B378]" office:value-type="float" office:value="0.415169625618609" calcext:value-type="float">
            <text:p>0,415169625618609</text:p>
          </table:table-cell>
          <table:table-cell table:formula="of:=[.C378]/[.$H$2]" office:value-type="float" office:value="0.830339251237218" calcext:value-type="float">
            <text:p>0,830339251237218</text:p>
          </table:table-cell>
          <table:table-cell table:formula="of:=[.E377]+([.D377]*([.A378]-[.A377]))" office:value-type="float" office:value="0.590635758675171" calcext:value-type="float">
            <text:p>0,590635758675171</text:p>
          </table:table-cell>
          <table:table-cell table:number-columns-repeated="3"/>
        </table:table-row>
        <table:table-row table:style-name="ro1">
          <table:table-cell table:formula="of:=[.A378]+0.01" office:value-type="float" office:value="3.76999999999996" calcext:value-type="float">
            <text:p>3,76999999999996</text:p>
          </table:table-cell>
          <table:table-cell table:formula="of:=[.B378]+([.E378]*([.A379]-[.A378]))" office:value-type="float" office:value="-0.824432893650467" calcext:value-type="float">
            <text:p>-0,824432893650467</text:p>
          </table:table-cell>
          <table:table-cell table:formula="of:=-[.$H$4]*[.B379]" office:value-type="float" office:value="0.412216446825233" calcext:value-type="float">
            <text:p>0,412216446825233</text:p>
          </table:table-cell>
          <table:table-cell table:formula="of:=[.C379]/[.$H$2]" office:value-type="float" office:value="0.824432893650467" calcext:value-type="float">
            <text:p>0,824432893650467</text:p>
          </table:table-cell>
          <table:table-cell table:formula="of:=[.E378]+([.D378]*([.A379]-[.A378]))" office:value-type="float" office:value="0.598939151187543" calcext:value-type="float">
            <text:p>0,598939151187543</text:p>
          </table:table-cell>
          <table:table-cell table:number-columns-repeated="3"/>
        </table:table-row>
        <table:table-row table:style-name="ro1">
          <table:table-cell table:formula="of:=[.A379]+0.01" office:value-type="float" office:value="3.77999999999996" calcext:value-type="float">
            <text:p>3,77999999999996</text:p>
          </table:table-cell>
          <table:table-cell table:formula="of:=[.B379]+([.E379]*([.A380]-[.A379]))" office:value-type="float" office:value="-0.818443502138591" calcext:value-type="float">
            <text:p>-0,818443502138591</text:p>
          </table:table-cell>
          <table:table-cell table:formula="of:=-[.$H$4]*[.B380]" office:value-type="float" office:value="0.409221751069296" calcext:value-type="float">
            <text:p>0,409221751069296</text:p>
          </table:table-cell>
          <table:table-cell table:formula="of:=[.C380]/[.$H$2]" office:value-type="float" office:value="0.818443502138591" calcext:value-type="float">
            <text:p>0,818443502138591</text:p>
          </table:table-cell>
          <table:table-cell table:formula="of:=[.E379]+([.D379]*([.A380]-[.A379]))" office:value-type="float" office:value="0.607183480124048" calcext:value-type="float">
            <text:p>0,607183480124048</text:p>
          </table:table-cell>
          <table:table-cell table:number-columns-repeated="3"/>
        </table:table-row>
        <table:table-row table:style-name="ro1">
          <table:table-cell table:formula="of:=[.A380]+0.01" office:value-type="float" office:value="3.78999999999996" calcext:value-type="float">
            <text:p>3,78999999999996</text:p>
          </table:table-cell>
          <table:table-cell table:formula="of:=[.B380]+([.E380]*([.A381]-[.A380]))" office:value-type="float" office:value="-0.812371667337351" calcext:value-type="float">
            <text:p>-0,812371667337351</text:p>
          </table:table-cell>
          <table:table-cell table:formula="of:=-[.$H$4]*[.B381]" office:value-type="float" office:value="0.406185833668676" calcext:value-type="float">
            <text:p>0,406185833668676</text:p>
          </table:table-cell>
          <table:table-cell table:formula="of:=[.C381]/[.$H$2]" office:value-type="float" office:value="0.812371667337351" calcext:value-type="float">
            <text:p>0,812371667337351</text:p>
          </table:table-cell>
          <table:table-cell table:formula="of:=[.E380]+([.D380]*([.A381]-[.A380]))" office:value-type="float" office:value="0.615367915145433" calcext:value-type="float">
            <text:p>0,615367915145433</text:p>
          </table:table-cell>
          <table:table-cell table:number-columns-repeated="3"/>
        </table:table-row>
        <table:table-row table:style-name="ro1">
          <table:table-cell table:formula="of:=[.A381]+0.01" office:value-type="float" office:value="3.79999999999996" calcext:value-type="float">
            <text:p>3,79999999999996</text:p>
          </table:table-cell>
          <table:table-cell table:formula="of:=[.B381]+([.E381]*([.A382]-[.A381]))" office:value-type="float" office:value="-0.806217988185897" calcext:value-type="float">
            <text:p>-0,806217988185897</text:p>
          </table:table-cell>
          <table:table-cell table:formula="of:=-[.$H$4]*[.B382]" office:value-type="float" office:value="0.403108994092948" calcext:value-type="float">
            <text:p>0,403108994092948</text:p>
          </table:table-cell>
          <table:table-cell table:formula="of:=[.C382]/[.$H$2]" office:value-type="float" office:value="0.806217988185897" calcext:value-type="float">
            <text:p>0,806217988185897</text:p>
          </table:table-cell>
          <table:table-cell table:formula="of:=[.E381]+([.D381]*([.A382]-[.A381]))" office:value-type="float" office:value="0.623491631818807" calcext:value-type="float">
            <text:p>0,623491631818807</text:p>
          </table:table-cell>
          <table:table-cell table:number-columns-repeated="3"/>
        </table:table-row>
        <table:table-row table:style-name="ro1">
          <table:table-cell table:formula="of:=[.A382]+0.01" office:value-type="float" office:value="3.80999999999996" calcext:value-type="float">
            <text:p>3,80999999999996</text:p>
          </table:table-cell>
          <table:table-cell table:formula="of:=[.B382]+([.E382]*([.A383]-[.A382]))" office:value-type="float" office:value="-0.799983071867709" calcext:value-type="float">
            <text:p>-0,799983071867709</text:p>
          </table:table-cell>
          <table:table-cell table:formula="of:=-[.$H$4]*[.B383]" office:value-type="float" office:value="0.399991535933854" calcext:value-type="float">
            <text:p>0,399991535933854</text:p>
          </table:table-cell>
          <table:table-cell table:formula="of:=[.C383]/[.$H$2]" office:value-type="float" office:value="0.799983071867709" calcext:value-type="float">
            <text:p>0,799983071867709</text:p>
          </table:table-cell>
          <table:table-cell table:formula="of:=[.E382]+([.D382]*([.A383]-[.A382]))" office:value-type="float" office:value="0.631553811700665" calcext:value-type="float">
            <text:p>0,631553811700665</text:p>
          </table:table-cell>
          <table:table-cell table:number-columns-repeated="3"/>
        </table:table-row>
        <table:table-row table:style-name="ro1">
          <table:table-cell table:formula="of:=[.A383]+0.01" office:value-type="float" office:value="3.81999999999996" calcext:value-type="float">
            <text:p>3,81999999999996</text:p>
          </table:table-cell>
          <table:table-cell table:formula="of:=[.B383]+([.E383]*([.A384]-[.A383]))" office:value-type="float" office:value="-0.793667533750703" calcext:value-type="float">
            <text:p>-0,793667533750703</text:p>
          </table:table-cell>
          <table:table-cell table:formula="of:=-[.$H$4]*[.B384]" office:value-type="float" office:value="0.396833766875351" calcext:value-type="float">
            <text:p>0,396833766875351</text:p>
          </table:table-cell>
          <table:table-cell table:formula="of:=[.C384]/[.$H$2]" office:value-type="float" office:value="0.793667533750703" calcext:value-type="float">
            <text:p>0,793667533750703</text:p>
          </table:table-cell>
          <table:table-cell table:formula="of:=[.E383]+([.D383]*([.A384]-[.A383]))" office:value-type="float" office:value="0.639553642419342" calcext:value-type="float">
            <text:p>0,639553642419342</text:p>
          </table:table-cell>
          <table:table-cell table:number-columns-repeated="3"/>
        </table:table-row>
        <table:table-row table:style-name="ro1">
          <table:table-cell table:formula="of:=[.A384]+0.01" office:value-type="float" office:value="3.82999999999996" calcext:value-type="float">
            <text:p>3,82999999999996</text:p>
          </table:table-cell>
          <table:table-cell table:formula="of:=[.B384]+([.E384]*([.A385]-[.A384]))" office:value-type="float" office:value="-0.787271997326509" calcext:value-type="float">
            <text:p>-0,787271997326509</text:p>
          </table:table-cell>
          <table:table-cell table:formula="of:=-[.$H$4]*[.B385]" office:value-type="float" office:value="0.393635998663255" calcext:value-type="float">
            <text:p>0,393635998663255</text:p>
          </table:table-cell>
          <table:table-cell table:formula="of:=[.C385]/[.$H$2]" office:value-type="float" office:value="0.787271997326509" calcext:value-type="float">
            <text:p>0,787271997326509</text:p>
          </table:table-cell>
          <table:table-cell table:formula="of:=[.E384]+([.D384]*([.A385]-[.A384]))" office:value-type="float" office:value="0.647490317756849" calcext:value-type="float">
            <text:p>0,647490317756849</text:p>
          </table:table-cell>
          <table:table-cell table:number-columns-repeated="3"/>
        </table:table-row>
        <table:table-row table:style-name="ro1">
          <table:table-cell table:formula="of:=[.A385]+0.01" office:value-type="float" office:value="3.83999999999996" calcext:value-type="float">
            <text:p>3,83999999999996</text:p>
          </table:table-cell>
          <table:table-cell table:formula="of:=[.B385]+([.E385]*([.A386]-[.A385]))" office:value-type="float" office:value="-0.780797094148941" calcext:value-type="float">
            <text:p>-0,780797094148941</text:p>
          </table:table-cell>
          <table:table-cell table:formula="of:=-[.$H$4]*[.B386]" office:value-type="float" office:value="0.39039854707447" calcext:value-type="float">
            <text:p>0,39039854707447</text:p>
          </table:table-cell>
          <table:table-cell table:formula="of:=[.C386]/[.$H$2]" office:value-type="float" office:value="0.780797094148941" calcext:value-type="float">
            <text:p>0,780797094148941</text:p>
          </table:table-cell>
          <table:table-cell table:formula="of:=[.E385]+([.D385]*([.A386]-[.A385]))" office:value-type="float" office:value="0.655363037730114" calcext:value-type="float">
            <text:p>0,655363037730114</text:p>
          </table:table-cell>
          <table:table-cell table:number-columns-repeated="3"/>
        </table:table-row>
        <table:table-row table:style-name="ro1">
          <table:table-cell table:formula="of:=[.A386]+0.01" office:value-type="float" office:value="3.84999999999996" calcext:value-type="float">
            <text:p>3,84999999999996</text:p>
          </table:table-cell>
          <table:table-cell table:formula="of:=[.B386]+([.E386]*([.A387]-[.A386]))" office:value-type="float" office:value="-0.77424346377164" calcext:value-type="float">
            <text:p>-0,77424346377164</text:p>
          </table:table-cell>
          <table:table-cell table:formula="of:=-[.$H$4]*[.B387]" office:value-type="float" office:value="0.38712173188582" calcext:value-type="float">
            <text:p>0,38712173188582</text:p>
          </table:table-cell>
          <table:table-cell table:formula="of:=[.C387]/[.$H$2]" office:value-type="float" office:value="0.77424346377164" calcext:value-type="float">
            <text:p>0,77424346377164</text:p>
          </table:table-cell>
          <table:table-cell table:formula="of:=[.E386]+([.D386]*([.A387]-[.A386]))" office:value-type="float" office:value="0.663171008671603" calcext:value-type="float">
            <text:p>0,663171008671603</text:p>
          </table:table-cell>
          <table:table-cell table:number-columns-repeated="3"/>
        </table:table-row>
        <table:table-row table:style-name="ro1">
          <table:table-cell table:formula="of:=[.A387]+0.01" office:value-type="float" office:value="3.85999999999996" calcext:value-type="float">
            <text:p>3,85999999999996</text:p>
          </table:table-cell>
          <table:table-cell table:formula="of:=[.B387]+([.E387]*([.A388]-[.A387]))" office:value-type="float" office:value="-0.767611753684924" calcext:value-type="float">
            <text:p>-0,767611753684924</text:p>
          </table:table-cell>
          <table:table-cell table:formula="of:=-[.$H$4]*[.B388]" office:value-type="float" office:value="0.383805876842462" calcext:value-type="float">
            <text:p>0,383805876842462</text:p>
          </table:table-cell>
          <table:table-cell table:formula="of:=[.C388]/[.$H$2]" office:value-type="float" office:value="0.767611753684924" calcext:value-type="float">
            <text:p>0,767611753684924</text:p>
          </table:table-cell>
          <table:table-cell table:formula="of:=[.E387]+([.D387]*([.A388]-[.A387]))" office:value-type="float" office:value="0.67091344330932" calcext:value-type="float">
            <text:p>0,67091344330932</text:p>
          </table:table-cell>
          <table:table-cell table:number-columns-repeated="3"/>
        </table:table-row>
        <table:table-row table:style-name="ro1">
          <table:table-cell table:formula="of:=[.A388]+0.01" office:value-type="float" office:value="3.86999999999996" calcext:value-type="float">
            <text:p>3,86999999999996</text:p>
          </table:table-cell>
          <table:table-cell table:formula="of:=[.B388]+([.E388]*([.A389]-[.A388]))" office:value-type="float" office:value="-0.760902619251831" calcext:value-type="float">
            <text:p>-0,760902619251831</text:p>
          </table:table-cell>
          <table:table-cell table:formula="of:=-[.$H$4]*[.B389]" office:value-type="float" office:value="0.380451309625915" calcext:value-type="float">
            <text:p>0,380451309625915</text:p>
          </table:table-cell>
          <table:table-cell table:formula="of:=[.C389]/[.$H$2]" office:value-type="float" office:value="0.760902619251831" calcext:value-type="float">
            <text:p>0,760902619251831</text:p>
          </table:table-cell>
          <table:table-cell table:formula="of:=[.E388]+([.D388]*([.A389]-[.A388]))" office:value-type="float" office:value="0.678589560846169" calcext:value-type="float">
            <text:p>0,678589560846169</text:p>
          </table:table-cell>
          <table:table-cell table:number-columns-repeated="3"/>
        </table:table-row>
        <table:table-row table:style-name="ro1">
          <table:table-cell table:formula="of:=[.A389]+0.01" office:value-type="float" office:value="3.87999999999996" calcext:value-type="float">
            <text:p>3,87999999999996</text:p>
          </table:table-cell>
          <table:table-cell table:formula="of:=[.B389]+([.E389]*([.A390]-[.A389]))" office:value-type="float" office:value="-0.754116723643369" calcext:value-type="float">
            <text:p>-0,754116723643369</text:p>
          </table:table-cell>
          <table:table-cell table:formula="of:=-[.$H$4]*[.B390]" office:value-type="float" office:value="0.377058361821685" calcext:value-type="float">
            <text:p>0,377058361821685</text:p>
          </table:table-cell>
          <table:table-cell table:formula="of:=[.C390]/[.$H$2]" office:value-type="float" office:value="0.754116723643369" calcext:value-type="float">
            <text:p>0,754116723643369</text:p>
          </table:table-cell>
          <table:table-cell table:formula="of:=[.E389]+([.D389]*([.A390]-[.A389]))" office:value-type="float" office:value="0.686198587038687" calcext:value-type="float">
            <text:p>0,686198587038687</text:p>
          </table:table-cell>
          <table:table-cell table:number-columns-repeated="3"/>
        </table:table-row>
        <table:table-row table:style-name="ro1">
          <table:table-cell table:formula="of:=[.A390]+0.01" office:value-type="float" office:value="3.88999999999996" calcext:value-type="float">
            <text:p>3,88999999999996</text:p>
          </table:table-cell>
          <table:table-cell table:formula="of:=[.B390]+([.E390]*([.A391]-[.A390]))" office:value-type="float" office:value="-0.747254737772983" calcext:value-type="float">
            <text:p>-0,747254737772983</text:p>
          </table:table-cell>
          <table:table-cell table:formula="of:=-[.$H$4]*[.B391]" office:value-type="float" office:value="0.373627368886491" calcext:value-type="float">
            <text:p>0,373627368886491</text:p>
          </table:table-cell>
          <table:table-cell table:formula="of:=[.C391]/[.$H$2]" office:value-type="float" office:value="0.747254737772983" calcext:value-type="float">
            <text:p>0,747254737772983</text:p>
          </table:table-cell>
          <table:table-cell table:formula="of:=[.E390]+([.D390]*([.A391]-[.A390]))" office:value-type="float" office:value="0.69373975427512" calcext:value-type="float">
            <text:p>0,69373975427512</text:p>
          </table:table-cell>
          <table:table-cell table:number-columns-repeated="3"/>
        </table:table-row>
        <table:table-row table:style-name="ro1">
          <table:table-cell table:formula="of:=[.A391]+0.01" office:value-type="float" office:value="3.89999999999996" calcext:value-type="float">
            <text:p>3,89999999999996</text:p>
          </table:table-cell>
          <table:table-cell table:formula="of:=[.B391]+([.E391]*([.A392]-[.A391]))" office:value-type="float" office:value="-0.740317340230232" calcext:value-type="float">
            <text:p>-0,740317340230232</text:p>
          </table:table-cell>
          <table:table-cell table:formula="of:=-[.$H$4]*[.B392]" office:value-type="float" office:value="0.370158670115116" calcext:value-type="float">
            <text:p>0,370158670115116</text:p>
          </table:table-cell>
          <table:table-cell table:formula="of:=[.C392]/[.$H$2]" office:value-type="float" office:value="0.740317340230232" calcext:value-type="float">
            <text:p>0,740317340230232</text:p>
          </table:table-cell>
          <table:table-cell table:formula="of:=[.E391]+([.D391]*([.A392]-[.A391]))" office:value-type="float" office:value="0.70121230165285" calcext:value-type="float">
            <text:p>0,70121230165285</text:p>
          </table:table-cell>
          <table:table-cell table:number-columns-repeated="3"/>
        </table:table-row>
        <table:table-row table:style-name="ro1">
          <table:table-cell table:formula="of:=[.A392]+0.01" office:value-type="float" office:value="3.90999999999996" calcext:value-type="float">
            <text:p>3,90999999999996</text:p>
          </table:table-cell>
          <table:table-cell table:formula="of:=[.B392]+([.E392]*([.A393]-[.A392]))" office:value-type="float" office:value="-0.733305217213703" calcext:value-type="float">
            <text:p>-0,733305217213703</text:p>
          </table:table-cell>
          <table:table-cell table:formula="of:=-[.$H$4]*[.B393]" office:value-type="float" office:value="0.366652608606852" calcext:value-type="float">
            <text:p>0,366652608606852</text:p>
          </table:table-cell>
          <table:table-cell table:formula="of:=[.C393]/[.$H$2]" office:value-type="float" office:value="0.733305217213703" calcext:value-type="float">
            <text:p>0,733305217213703</text:p>
          </table:table-cell>
          <table:table-cell table:formula="of:=[.E392]+([.D392]*([.A393]-[.A392]))" office:value-type="float" office:value="0.708615475055152" calcext:value-type="float">
            <text:p>0,708615475055152</text:p>
          </table:table-cell>
          <table:table-cell table:number-columns-repeated="3"/>
        </table:table-row>
        <table:table-row table:style-name="ro1">
          <table:table-cell table:formula="of:=[.A393]+0.01" office:value-type="float" office:value="3.91999999999996" calcext:value-type="float">
            <text:p>3,91999999999996</text:p>
          </table:table-cell>
          <table:table-cell table:formula="of:=[.B393]+([.E393]*([.A394]-[.A393]))" office:value-type="float" office:value="-0.726219062463152" calcext:value-type="float">
            <text:p>-0,726219062463152</text:p>
          </table:table-cell>
          <table:table-cell table:formula="of:=-[.$H$4]*[.B394]" office:value-type="float" office:value="0.363109531231576" calcext:value-type="float">
            <text:p>0,363109531231576</text:p>
          </table:table-cell>
          <table:table-cell table:formula="of:=[.C394]/[.$H$2]" office:value-type="float" office:value="0.726219062463152" calcext:value-type="float">
            <text:p>0,726219062463152</text:p>
          </table:table-cell>
          <table:table-cell table:formula="of:=[.E393]+([.D393]*([.A394]-[.A393]))" office:value-type="float" office:value="0.715948527227289" calcext:value-type="float">
            <text:p>0,715948527227289</text:p>
          </table:table-cell>
          <table:table-cell table:number-columns-repeated="3"/>
        </table:table-row>
        <table:table-row table:style-name="ro1">
          <table:table-cell table:formula="of:=[.A394]+0.01" office:value-type="float" office:value="3.92999999999996" calcext:value-type="float">
            <text:p>3,92999999999996</text:p>
          </table:table-cell>
          <table:table-cell table:formula="of:=[.B394]+([.E394]*([.A395]-[.A394]))" office:value-type="float" office:value="-0.719059577190879" calcext:value-type="float">
            <text:p>-0,719059577190879</text:p>
          </table:table-cell>
          <table:table-cell table:formula="of:=-[.$H$4]*[.B395]" office:value-type="float" office:value="0.35952978859544" calcext:value-type="float">
            <text:p>0,35952978859544</text:p>
          </table:table-cell>
          <table:table-cell table:formula="of:=[.C395]/[.$H$2]" office:value-type="float" office:value="0.719059577190879" calcext:value-type="float">
            <text:p>0,719059577190879</text:p>
          </table:table-cell>
          <table:table-cell table:formula="of:=[.E394]+([.D394]*([.A395]-[.A394]))" office:value-type="float" office:value="0.72321071785192" calcext:value-type="float">
            <text:p>0,72321071785192</text:p>
          </table:table-cell>
          <table:table-cell table:number-columns-repeated="3"/>
        </table:table-row>
        <table:table-row table:style-name="ro1">
          <table:table-cell table:formula="of:=[.A395]+0.01" office:value-type="float" office:value="3.93999999999996" calcext:value-type="float">
            <text:p>3,93999999999996</text:p>
          </table:table-cell>
          <table:table-cell table:formula="of:=[.B395]+([.E395]*([.A396]-[.A395]))" office:value-type="float" office:value="-0.71182747001236" calcext:value-type="float">
            <text:p>-0,71182747001236</text:p>
          </table:table-cell>
          <table:table-cell table:formula="of:=-[.$H$4]*[.B396]" office:value-type="float" office:value="0.35591373500618" calcext:value-type="float">
            <text:p>0,35591373500618</text:p>
          </table:table-cell>
          <table:table-cell table:formula="of:=[.C396]/[.$H$2]" office:value-type="float" office:value="0.71182747001236" calcext:value-type="float">
            <text:p>0,71182747001236</text:p>
          </table:table-cell>
          <table:table-cell table:formula="of:=[.E395]+([.D395]*([.A396]-[.A395]))" office:value-type="float" office:value="0.730401313623829" calcext:value-type="float">
            <text:p>0,730401313623829</text:p>
          </table:table-cell>
          <table:table-cell table:number-columns-repeated="3"/>
        </table:table-row>
        <table:table-row table:style-name="ro1">
          <table:table-cell table:formula="of:=[.A396]+0.01" office:value-type="float" office:value="3.94999999999996" calcext:value-type="float">
            <text:p>3,94999999999996</text:p>
          </table:table-cell>
          <table:table-cell table:formula="of:=[.B396]+([.E396]*([.A397]-[.A396]))" office:value-type="float" office:value="-0.704523456876122" calcext:value-type="float">
            <text:p>-0,704523456876122</text:p>
          </table:table-cell>
          <table:table-cell table:formula="of:=-[.$H$4]*[.B397]" office:value-type="float" office:value="0.352261728438061" calcext:value-type="float">
            <text:p>0,352261728438061</text:p>
          </table:table-cell>
          <table:table-cell table:formula="of:=[.C397]/[.$H$2]" office:value-type="float" office:value="0.704523456876122" calcext:value-type="float">
            <text:p>0,704523456876122</text:p>
          </table:table-cell>
          <table:table-cell table:formula="of:=[.E396]+([.D396]*([.A397]-[.A396]))" office:value-type="float" office:value="0.737519588323952" calcext:value-type="float">
            <text:p>0,737519588323952</text:p>
          </table:table-cell>
          <table:table-cell table:number-columns-repeated="3"/>
        </table:table-row>
        <table:table-row table:style-name="ro1">
          <table:table-cell table:formula="of:=[.A397]+0.01" office:value-type="float" office:value="3.95999999999996" calcext:value-type="float">
            <text:p>3,95999999999996</text:p>
          </table:table-cell>
          <table:table-cell table:formula="of:=[.B397]+([.E397]*([.A398]-[.A397]))" office:value-type="float" office:value="-0.697148260992883" calcext:value-type="float">
            <text:p>-0,697148260992883</text:p>
          </table:table-cell>
          <table:table-cell table:formula="of:=-[.$H$4]*[.B398]" office:value-type="float" office:value="0.348574130496441" calcext:value-type="float">
            <text:p>0,348574130496441</text:p>
          </table:table-cell>
          <table:table-cell table:formula="of:=[.C398]/[.$H$2]" office:value-type="float" office:value="0.697148260992883" calcext:value-type="float">
            <text:p>0,697148260992883</text:p>
          </table:table-cell>
          <table:table-cell table:formula="of:=[.E397]+([.D397]*([.A398]-[.A397]))" office:value-type="float" office:value="0.744564822892713" calcext:value-type="float">
            <text:p>0,744564822892713</text:p>
          </table:table-cell>
          <table:table-cell table:number-columns-repeated="3"/>
        </table:table-row>
        <table:table-row table:style-name="ro1">
          <table:table-cell table:formula="of:=[.A398]+0.01" office:value-type="float" office:value="3.96999999999996" calcext:value-type="float">
            <text:p>3,96999999999996</text:p>
          </table:table-cell>
          <table:table-cell table:formula="of:=[.B398]+([.E398]*([.A399]-[.A398]))" office:value-type="float" office:value="-0.689702612763955" calcext:value-type="float">
            <text:p>-0,689702612763955</text:p>
          </table:table-cell>
          <table:table-cell table:formula="of:=-[.$H$4]*[.B399]" office:value-type="float" office:value="0.344851306381978" calcext:value-type="float">
            <text:p>0,344851306381978</text:p>
          </table:table-cell>
          <table:table-cell table:formula="of:=[.C399]/[.$H$2]" office:value-type="float" office:value="0.689702612763955" calcext:value-type="float">
            <text:p>0,689702612763955</text:p>
          </table:table-cell>
          <table:table-cell table:formula="of:=[.E398]+([.D398]*([.A399]-[.A398]))" office:value-type="float" office:value="0.751536305502642" calcext:value-type="float">
            <text:p>0,751536305502642</text:p>
          </table:table-cell>
          <table:table-cell table:number-columns-repeated="3"/>
        </table:table-row>
        <table:table-row table:style-name="ro1">
          <table:table-cell table:formula="of:=[.A399]+0.01" office:value-type="float" office:value="3.97999999999996" calcext:value-type="float">
            <text:p>3,97999999999996</text:p>
          </table:table-cell>
          <table:table-cell table:formula="of:=[.B399]+([.E399]*([.A400]-[.A399]))" office:value-type="float" office:value="-0.682187249708929" calcext:value-type="float">
            <text:p>-0,682187249708929</text:p>
          </table:table-cell>
          <table:table-cell table:formula="of:=-[.$H$4]*[.B400]" office:value-type="float" office:value="0.341093624854465" calcext:value-type="float">
            <text:p>0,341093624854465</text:p>
          </table:table-cell>
          <table:table-cell table:formula="of:=[.C400]/[.$H$2]" office:value-type="float" office:value="0.682187249708929" calcext:value-type="float">
            <text:p>0,682187249708929</text:p>
          </table:table-cell>
          <table:table-cell table:formula="of:=[.E399]+([.D399]*([.A400]-[.A399]))" office:value-type="float" office:value="0.758433331630281" calcext:value-type="float">
            <text:p>0,758433331630281</text:p>
          </table:table-cell>
          <table:table-cell table:number-columns-repeated="3"/>
        </table:table-row>
        <table:table-row table:style-name="ro1">
          <table:table-cell table:formula="of:=[.A400]+0.01" office:value-type="float" office:value="3.98999999999996" calcext:value-type="float">
            <text:p>3,98999999999996</text:p>
          </table:table-cell>
          <table:table-cell table:formula="of:=[.B400]+([.E400]*([.A401]-[.A400]))" office:value-type="float" office:value="-0.674602916392626" calcext:value-type="float">
            <text:p>-0,674602916392626</text:p>
          </table:table-cell>
          <table:table-cell table:formula="of:=-[.$H$4]*[.B401]" office:value-type="float" office:value="0.337301458196313" calcext:value-type="float">
            <text:p>0,337301458196313</text:p>
          </table:table-cell>
          <table:table-cell table:formula="of:=[.C401]/[.$H$2]" office:value-type="float" office:value="0.674602916392626" calcext:value-type="float">
            <text:p>0,674602916392626</text:p>
          </table:table-cell>
          <table:table-cell table:formula="of:=[.E400]+([.D400]*([.A401]-[.A400]))" office:value-type="float" office:value="0.765255204127371" calcext:value-type="float">
            <text:p>0,765255204127371</text:p>
          </table:table-cell>
          <table:table-cell table:number-columns-repeated="3"/>
        </table:table-row>
        <table:table-row table:style-name="ro1">
          <table:table-cell table:formula="of:=[.A401]+0.01" office:value-type="float" office:value="3.99999999999996" calcext:value-type="float">
            <text:p>3,99999999999996</text:p>
          </table:table-cell>
          <table:table-cell table:formula="of:=[.B401]+([.E401]*([.A402]-[.A401]))" office:value-type="float" office:value="-0.666950364351353" calcext:value-type="float">
            <text:p>-0,666950364351353</text:p>
          </table:table-cell>
          <table:table-cell table:formula="of:=-[.$H$4]*[.B402]" office:value-type="float" office:value="0.333475182175676" calcext:value-type="float">
            <text:p>0,333475182175676</text:p>
          </table:table-cell>
          <table:table-cell table:formula="of:=[.C402]/[.$H$2]" office:value-type="float" office:value="0.666950364351353" calcext:value-type="float">
            <text:p>0,666950364351353</text:p>
          </table:table-cell>
          <table:table-cell table:formula="of:=[.E401]+([.D401]*([.A402]-[.A401]))" office:value-type="float" office:value="0.772001233291297" calcext:value-type="float">
            <text:p>0,772001233291297</text:p>
          </table:table-cell>
          <table:table-cell table:number-columns-repeated="3"/>
        </table:table-row>
        <table:table-row table:style-name="ro1">
          <table:table-cell table:formula="of:=[.A402]+0.01" office:value-type="float" office:value="4.00999999999996" calcext:value-type="float">
            <text:p>4,00999999999996</text:p>
          </table:table-cell>
          <table:table-cell table:formula="of:=[.B402]+([.E402]*([.A403]-[.A402]))" office:value-type="float" office:value="-0.65923035201844" calcext:value-type="float">
            <text:p>-0,65923035201844</text:p>
          </table:table-cell>
          <table:table-cell table:formula="of:=-[.$H$4]*[.B403]" office:value-type="float" office:value="0.32961517600922" calcext:value-type="float">
            <text:p>0,32961517600922</text:p>
          </table:table-cell>
          <table:table-cell table:formula="of:=[.C403]/[.$H$2]" office:value-type="float" office:value="0.65923035201844" calcext:value-type="float">
            <text:p>0,65923035201844</text:p>
          </table:table-cell>
          <table:table-cell table:formula="of:=[.E402]+([.D402]*([.A403]-[.A402]))" office:value-type="float" office:value="0.77867073693481" calcext:value-type="float">
            <text:p>0,77867073693481</text:p>
          </table:table-cell>
          <table:table-cell table:number-columns-repeated="3"/>
        </table:table-row>
        <table:table-row table:style-name="ro1">
          <table:table-cell table:formula="of:=[.A403]+0.01" office:value-type="float" office:value="4.01999999999996" calcext:value-type="float">
            <text:p>4,01999999999996</text:p>
          </table:table-cell>
          <table:table-cell table:formula="of:=[.B403]+([.E403]*([.A404]-[.A403]))" office:value-type="float" office:value="-0.651443644649092" calcext:value-type="float">
            <text:p>-0,651443644649092</text:p>
          </table:table-cell>
          <table:table-cell table:formula="of:=-[.$H$4]*[.B404]" office:value-type="float" office:value="0.325721822324546" calcext:value-type="float">
            <text:p>0,325721822324546</text:p>
          </table:table-cell>
          <table:table-cell table:formula="of:=[.C404]/[.$H$2]" office:value-type="float" office:value="0.651443644649092" calcext:value-type="float">
            <text:p>0,651443644649092</text:p>
          </table:table-cell>
          <table:table-cell table:formula="of:=[.E403]+([.D403]*([.A404]-[.A403]))" office:value-type="float" office:value="0.785263040454995" calcext:value-type="float">
            <text:p>0,785263040454995</text:p>
          </table:table-cell>
          <table:table-cell table:number-columns-repeated="3"/>
        </table:table-row>
        <table:table-row table:style-name="ro1">
          <table:table-cell table:formula="of:=[.A404]+0.01" office:value-type="float" office:value="4.02999999999996" calcext:value-type="float">
            <text:p>4,02999999999996</text:p>
          </table:table-cell>
          <table:table-cell table:formula="of:=[.B404]+([.E404]*([.A405]-[.A404]))" office:value-type="float" office:value="-0.643591014244542" calcext:value-type="float">
            <text:p>-0,643591014244542</text:p>
          </table:table-cell>
          <table:table-cell table:formula="of:=-[.$H$4]*[.B405]" office:value-type="float" office:value="0.321795507122271" calcext:value-type="float">
            <text:p>0,321795507122271</text:p>
          </table:table-cell>
          <table:table-cell table:formula="of:=[.C405]/[.$H$2]" office:value-type="float" office:value="0.643591014244542" calcext:value-type="float">
            <text:p>0,643591014244542</text:p>
          </table:table-cell>
          <table:table-cell table:formula="of:=[.E404]+([.D404]*([.A405]-[.A404]))" office:value-type="float" office:value="0.791777476901485" calcext:value-type="float">
            <text:p>0,791777476901485</text:p>
          </table:table-cell>
          <table:table-cell table:number-columns-repeated="3"/>
        </table:table-row>
        <table:table-row table:style-name="ro1">
          <table:table-cell table:formula="of:=[.A405]+0.01" office:value-type="float" office:value="4.03999999999996" calcext:value-type="float">
            <text:p>4,03999999999996</text:p>
          </table:table-cell>
          <table:table-cell table:formula="of:=[.B405]+([.E405]*([.A406]-[.A405]))" office:value-type="float" office:value="-0.635673239475527" calcext:value-type="float">
            <text:p>-0,635673239475527</text:p>
          </table:table-cell>
          <table:table-cell table:formula="of:=-[.$H$4]*[.B406]" office:value-type="float" office:value="0.317836619737764" calcext:value-type="float">
            <text:p>0,317836619737764</text:p>
          </table:table-cell>
          <table:table-cell table:formula="of:=[.C406]/[.$H$2]" office:value-type="float" office:value="0.635673239475527" calcext:value-type="float">
            <text:p>0,635673239475527</text:p>
          </table:table-cell>
          <table:table-cell table:formula="of:=[.E405]+([.D405]*([.A406]-[.A405]))" office:value-type="float" office:value="0.798213387043931" calcext:value-type="float">
            <text:p>0,798213387043931</text:p>
          </table:table-cell>
          <table:table-cell table:number-columns-repeated="3"/>
        </table:table-row>
        <table:table-row table:style-name="ro1">
          <table:table-cell table:formula="of:=[.A406]+0.01" office:value-type="float" office:value="4.04999999999996" calcext:value-type="float">
            <text:p>4,04999999999996</text:p>
          </table:table-cell>
          <table:table-cell table:formula="of:=[.B406]+([.E406]*([.A407]-[.A406]))" office:value-type="float" office:value="-0.627691105605088" calcext:value-type="float">
            <text:p>-0,627691105605088</text:p>
          </table:table-cell>
          <table:table-cell table:formula="of:=-[.$H$4]*[.B407]" office:value-type="float" office:value="0.313845552802544" calcext:value-type="float">
            <text:p>0,313845552802544</text:p>
          </table:table-cell>
          <table:table-cell table:formula="of:=[.C407]/[.$H$2]" office:value-type="float" office:value="0.627691105605088" calcext:value-type="float">
            <text:p>0,627691105605088</text:p>
          </table:table-cell>
          <table:table-cell table:formula="of:=[.E406]+([.D406]*([.A407]-[.A406]))" office:value-type="float" office:value="0.804570119438686" calcext:value-type="float">
            <text:p>0,804570119438686</text:p>
          </table:table-cell>
          <table:table-cell table:number-columns-repeated="3"/>
        </table:table-row>
        <table:table-row table:style-name="ro1">
          <table:table-cell table:formula="of:=[.A407]+0.01" office:value-type="float" office:value="4.05999999999996" calcext:value-type="float">
            <text:p>4,05999999999996</text:p>
          </table:table-cell>
          <table:table-cell table:formula="of:=[.B407]+([.E407]*([.A408]-[.A407]))" office:value-type="float" office:value="-0.619645404410702" calcext:value-type="float">
            <text:p>-0,619645404410702</text:p>
          </table:table-cell>
          <table:table-cell table:formula="of:=-[.$H$4]*[.B408]" office:value-type="float" office:value="0.309822702205351" calcext:value-type="float">
            <text:p>0,309822702205351</text:p>
          </table:table-cell>
          <table:table-cell table:formula="of:=[.C408]/[.$H$2]" office:value-type="float" office:value="0.619645404410702" calcext:value-type="float">
            <text:p>0,619645404410702</text:p>
          </table:table-cell>
          <table:table-cell table:formula="of:=[.E407]+([.D407]*([.A408]-[.A407]))" office:value-type="float" office:value="0.810847030494736" calcext:value-type="float">
            <text:p>0,810847030494736</text:p>
          </table:table-cell>
          <table:table-cell table:number-columns-repeated="3"/>
        </table:table-row>
        <table:table-row table:style-name="ro1">
          <table:table-cell table:formula="of:=[.A408]+0.01" office:value-type="float" office:value="4.06999999999996" calcext:value-type="float">
            <text:p>4,06999999999996</text:p>
          </table:table-cell>
          <table:table-cell table:formula="of:=[.B408]+([.E408]*([.A409]-[.A408]))" office:value-type="float" office:value="-0.611536934105754" calcext:value-type="float">
            <text:p>-0,611536934105754</text:p>
          </table:table-cell>
          <table:table-cell table:formula="of:=-[.$H$4]*[.B409]" office:value-type="float" office:value="0.305768467052877" calcext:value-type="float">
            <text:p>0,305768467052877</text:p>
          </table:table-cell>
          <table:table-cell table:formula="of:=[.C409]/[.$H$2]" office:value-type="float" office:value="0.611536934105754" calcext:value-type="float">
            <text:p>0,611536934105754</text:p>
          </table:table-cell>
          <table:table-cell table:formula="of:=[.E408]+([.D408]*([.A409]-[.A408]))" office:value-type="float" office:value="0.817043484538843" calcext:value-type="float">
            <text:p>0,817043484538843</text:p>
          </table:table-cell>
          <table:table-cell table:number-columns-repeated="3"/>
        </table:table-row>
        <table:table-row table:style-name="ro1">
          <table:table-cell table:formula="of:=[.A409]+0.01" office:value-type="float" office:value="4.07999999999996" calcext:value-type="float">
            <text:p>4,07999999999996</text:p>
          </table:table-cell>
          <table:table-cell table:formula="of:=[.B409]+([.E409]*([.A410]-[.A409]))" office:value-type="float" office:value="-0.603366499260366" calcext:value-type="float">
            <text:p>-0,603366499260366</text:p>
          </table:table-cell>
          <table:table-cell table:formula="of:=-[.$H$4]*[.B410]" office:value-type="float" office:value="0.301683249630183" calcext:value-type="float">
            <text:p>0,301683249630183</text:p>
          </table:table-cell>
          <table:table-cell table:formula="of:=[.C410]/[.$H$2]" office:value-type="float" office:value="0.603366499260366" calcext:value-type="float">
            <text:p>0,603366499260366</text:p>
          </table:table-cell>
          <table:table-cell table:formula="of:=[.E409]+([.D409]*([.A410]-[.A409]))" office:value-type="float" office:value="0.823158853879901" calcext:value-type="float">
            <text:p>0,823158853879901</text:p>
          </table:table-cell>
          <table:table-cell table:number-columns-repeated="3"/>
        </table:table-row>
        <table:table-row table:style-name="ro1">
          <table:table-cell table:formula="of:=[.A410]+0.01" office:value-type="float" office:value="4.08999999999996" calcext:value-type="float">
            <text:p>4,08999999999996</text:p>
          </table:table-cell>
          <table:table-cell table:formula="of:=[.B410]+([.E410]*([.A411]-[.A410]))" office:value-type="float" office:value="-0.595134910721567" calcext:value-type="float">
            <text:p>-0,595134910721567</text:p>
          </table:table-cell>
          <table:table-cell table:formula="of:=-[.$H$4]*[.B411]" office:value-type="float" office:value="0.297567455360784" calcext:value-type="float">
            <text:p>0,297567455360784</text:p>
          </table:table-cell>
          <table:table-cell table:formula="of:=[.C411]/[.$H$2]" office:value-type="float" office:value="0.595134910721567" calcext:value-type="float">
            <text:p>0,595134910721567</text:p>
          </table:table-cell>
          <table:table-cell table:formula="of:=[.E410]+([.D410]*([.A411]-[.A410]))" office:value-type="float" office:value="0.829192518872504" calcext:value-type="float">
            <text:p>0,829192518872504</text:p>
          </table:table-cell>
          <table:table-cell table:number-columns-repeated="3"/>
        </table:table-row>
        <table:table-row table:style-name="ro1">
          <table:table-cell table:formula="of:=[.A411]+0.01" office:value-type="float" office:value="4.09999999999996" calcext:value-type="float">
            <text:p>4,09999999999996</text:p>
          </table:table-cell>
          <table:table-cell table:formula="of:=[.B411]+([.E411]*([.A412]-[.A411]))" office:value-type="float" office:value="-0.586842985532842" calcext:value-type="float">
            <text:p>-0,586842985532842</text:p>
          </table:table-cell>
          <table:table-cell table:formula="of:=-[.$H$4]*[.B412]" office:value-type="float" office:value="0.293421492766421" calcext:value-type="float">
            <text:p>0,293421492766421</text:p>
          </table:table-cell>
          <table:table-cell table:formula="of:=[.C412]/[.$H$2]" office:value-type="float" office:value="0.586842985532842" calcext:value-type="float">
            <text:p>0,586842985532842</text:p>
          </table:table-cell>
          <table:table-cell table:formula="of:=[.E411]+([.D411]*([.A412]-[.A411]))" office:value-type="float" office:value="0.83514386797972" calcext:value-type="float">
            <text:p>0,83514386797972</text:p>
          </table:table-cell>
          <table:table-cell table:number-columns-repeated="3"/>
        </table:table-row>
        <table:table-row table:style-name="ro1">
          <table:table-cell table:formula="of:=[.A412]+0.01" office:value-type="float" office:value="4.10999999999996" calcext:value-type="float">
            <text:p>4,10999999999996</text:p>
          </table:table-cell>
          <table:table-cell table:formula="of:=[.B412]+([.E412]*([.A413]-[.A412]))" office:value-type="float" office:value="-0.578491546853045" calcext:value-type="float">
            <text:p>-0,578491546853045</text:p>
          </table:table-cell>
          <table:table-cell table:formula="of:=-[.$H$4]*[.B413]" office:value-type="float" office:value="0.289245773426523" calcext:value-type="float">
            <text:p>0,289245773426523</text:p>
          </table:table-cell>
          <table:table-cell table:formula="of:=[.C413]/[.$H$2]" office:value-type="float" office:value="0.578491546853045" calcext:value-type="float">
            <text:p>0,578491546853045</text:p>
          </table:table-cell>
          <table:table-cell table:formula="of:=[.E412]+([.D412]*([.A413]-[.A412]))" office:value-type="float" office:value="0.841012297835048" calcext:value-type="float">
            <text:p>0,841012297835048</text:p>
          </table:table-cell>
          <table:table-cell table:number-columns-repeated="3"/>
        </table:table-row>
        <table:table-row table:style-name="ro1">
          <table:table-cell table:formula="of:=[.A413]+0.01" office:value-type="float" office:value="4.11999999999996" calcext:value-type="float">
            <text:p>4,11999999999996</text:p>
          </table:table-cell>
          <table:table-cell table:formula="of:=[.B413]+([.E413]*([.A414]-[.A413]))" office:value-type="float" office:value="-0.570081423874695" calcext:value-type="float">
            <text:p>-0,570081423874695</text:p>
          </table:table-cell>
          <table:table-cell table:formula="of:=-[.$H$4]*[.B414]" office:value-type="float" office:value="0.285040711937348" calcext:value-type="float">
            <text:p>0,285040711937348</text:p>
          </table:table-cell>
          <table:table-cell table:formula="of:=[.C414]/[.$H$2]" office:value-type="float" office:value="0.570081423874695" calcext:value-type="float">
            <text:p>0,570081423874695</text:p>
          </table:table-cell>
          <table:table-cell table:formula="of:=[.E413]+([.D413]*([.A414]-[.A413]))" office:value-type="float" office:value="0.846797213303578" calcext:value-type="float">
            <text:p>0,846797213303578</text:p>
          </table:table-cell>
          <table:table-cell table:number-columns-repeated="3"/>
        </table:table-row>
        <table:table-row table:style-name="ro1">
          <table:table-cell table:formula="of:=[.A414]+0.01" office:value-type="float" office:value="4.12999999999996" calcext:value-type="float">
            <text:p>4,12999999999996</text:p>
          </table:table-cell>
          <table:table-cell table:formula="of:=[.B414]+([.E414]*([.A415]-[.A414]))" office:value-type="float" office:value="-0.561613451741659" calcext:value-type="float">
            <text:p>-0,561613451741659</text:p>
          </table:table-cell>
          <table:table-cell table:formula="of:=-[.$H$4]*[.B415]" office:value-type="float" office:value="0.28080672587083" calcext:value-type="float">
            <text:p>0,28080672587083</text:p>
          </table:table-cell>
          <table:table-cell table:formula="of:=[.C415]/[.$H$2]" office:value-type="float" office:value="0.561613451741659" calcext:value-type="float">
            <text:p>0,561613451741659</text:p>
          </table:table-cell>
          <table:table-cell table:formula="of:=[.E414]+([.D414]*([.A415]-[.A414]))" office:value-type="float" office:value="0.852498027542325" calcext:value-type="float">
            <text:p>0,852498027542325</text:p>
          </table:table-cell>
          <table:table-cell table:number-columns-repeated="3"/>
        </table:table-row>
        <table:table-row table:style-name="ro1">
          <table:table-cell table:formula="of:=[.A415]+0.01" office:value-type="float" office:value="4.13999999999996" calcext:value-type="float">
            <text:p>4,13999999999996</text:p>
          </table:table-cell>
          <table:table-cell table:formula="of:=[.B415]+([.E415]*([.A416]-[.A415]))" office:value-type="float" office:value="-0.553088471466236" calcext:value-type="float">
            <text:p>-0,553088471466236</text:p>
          </table:table-cell>
          <table:table-cell table:formula="of:=-[.$H$4]*[.B416]" office:value-type="float" office:value="0.276544235733118" calcext:value-type="float">
            <text:p>0,276544235733118</text:p>
          </table:table-cell>
          <table:table-cell table:formula="of:=[.C416]/[.$H$2]" office:value-type="float" office:value="0.553088471466236" calcext:value-type="float">
            <text:p>0,553088471466236</text:p>
          </table:table-cell>
          <table:table-cell table:formula="of:=[.E415]+([.D415]*([.A416]-[.A415]))" office:value-type="float" office:value="0.858114162059742" calcext:value-type="float">
            <text:p>0,858114162059742</text:p>
          </table:table-cell>
          <table:table-cell table:number-columns-repeated="3"/>
        </table:table-row>
        <table:table-row table:style-name="ro1">
          <table:table-cell table:formula="of:=[.A416]+0.01" office:value-type="float" office:value="4.14999999999996" calcext:value-type="float">
            <text:p>4,14999999999996</text:p>
          </table:table-cell>
          <table:table-cell table:formula="of:=[.B416]+([.E416]*([.A417]-[.A416]))" office:value-type="float" office:value="-0.544507329845639" calcext:value-type="float">
            <text:p>-0,544507329845639</text:p>
          </table:table-cell>
          <table:table-cell table:formula="of:=-[.$H$4]*[.B417]" office:value-type="float" office:value="0.27225366492282" calcext:value-type="float">
            <text:p>0,27225366492282</text:p>
          </table:table-cell>
          <table:table-cell table:formula="of:=[.C417]/[.$H$2]" office:value-type="float" office:value="0.544507329845639" calcext:value-type="float">
            <text:p>0,544507329845639</text:p>
          </table:table-cell>
          <table:table-cell table:formula="of:=[.E416]+([.D416]*([.A417]-[.A416]))" office:value-type="float" office:value="0.863645046774404" calcext:value-type="float">
            <text:p>0,863645046774404</text:p>
          </table:table-cell>
          <table:table-cell table:number-columns-repeated="3"/>
        </table:table-row>
        <table:table-row table:style-name="ro1">
          <table:table-cell table:formula="of:=[.A417]+0.01" office:value-type="float" office:value="4.15999999999996" calcext:value-type="float">
            <text:p>4,15999999999996</text:p>
          </table:table-cell>
          <table:table-cell table:formula="of:=[.B417]+([.E417]*([.A418]-[.A417]))" office:value-type="float" office:value="-0.535870879377895" calcext:value-type="float">
            <text:p>-0,535870879377895</text:p>
          </table:table-cell>
          <table:table-cell table:formula="of:=-[.$H$4]*[.B418]" office:value-type="float" office:value="0.267935439688948" calcext:value-type="float">
            <text:p>0,267935439688948</text:p>
          </table:table-cell>
          <table:table-cell table:formula="of:=[.C418]/[.$H$2]" office:value-type="float" office:value="0.535870879377895" calcext:value-type="float">
            <text:p>0,535870879377895</text:p>
          </table:table-cell>
          <table:table-cell table:formula="of:=[.E417]+([.D417]*([.A418]-[.A417]))" office:value-type="float" office:value="0.86909012007286" calcext:value-type="float">
            <text:p>0,86909012007286</text:p>
          </table:table-cell>
          <table:table-cell table:number-columns-repeated="3"/>
        </table:table-row>
        <table:table-row table:style-name="ro1">
          <table:table-cell table:formula="of:=[.A418]+0.01" office:value-type="float" office:value="4.16999999999996" calcext:value-type="float">
            <text:p>4,16999999999996</text:p>
          </table:table-cell>
          <table:table-cell table:formula="of:=[.B418]+([.E418]*([.A419]-[.A418]))" office:value-type="float" office:value="-0.527179978177167" calcext:value-type="float">
            <text:p>-0,527179978177167</text:p>
          </table:table-cell>
          <table:table-cell table:formula="of:=-[.$H$4]*[.B419]" office:value-type="float" office:value="0.263589989088583" calcext:value-type="float">
            <text:p>0,263589989088583</text:p>
          </table:table-cell>
          <table:table-cell table:formula="of:=[.C419]/[.$H$2]" office:value-type="float" office:value="0.527179978177167" calcext:value-type="float">
            <text:p>0,527179978177167</text:p>
          </table:table-cell>
          <table:table-cell table:formula="of:=[.E418]+([.D418]*([.A419]-[.A418]))" office:value-type="float" office:value="0.874448828866639" calcext:value-type="float">
            <text:p>0,874448828866639</text:p>
          </table:table-cell>
          <table:table-cell table:number-columns-repeated="3"/>
        </table:table-row>
        <table:table-row table:style-name="ro1">
          <table:table-cell table:formula="of:=[.A419]+0.01" office:value-type="float" office:value="4.17999999999996" calcext:value-type="float">
            <text:p>4,17999999999996</text:p>
          </table:table-cell>
          <table:table-cell table:formula="of:=[.B419]+([.E419]*([.A420]-[.A419]))" office:value-type="float" office:value="-0.518435489888501" calcext:value-type="float">
            <text:p>-0,518435489888501</text:p>
          </table:table-cell>
          <table:table-cell table:formula="of:=-[.$H$4]*[.B420]" office:value-type="float" office:value="0.25921774494425" calcext:value-type="float">
            <text:p>0,25921774494425</text:p>
          </table:table-cell>
          <table:table-cell table:formula="of:=[.C420]/[.$H$2]" office:value-type="float" office:value="0.518435489888501" calcext:value-type="float">
            <text:p>0,518435489888501</text:p>
          </table:table-cell>
          <table:table-cell table:formula="of:=[.E419]+([.D419]*([.A420]-[.A419]))" office:value-type="float" office:value="0.879720628648411" calcext:value-type="float">
            <text:p>0,879720628648411</text:p>
          </table:table-cell>
          <table:table-cell table:number-columns-repeated="3"/>
        </table:table-row>
        <table:table-row table:style-name="ro1">
          <table:table-cell table:formula="of:=[.A420]+0.01" office:value-type="float" office:value="4.18999999999996" calcext:value-type="float">
            <text:p>4,18999999999996</text:p>
          </table:table-cell>
          <table:table-cell table:formula="of:=[.B420]+([.E420]*([.A421]-[.A420]))" office:value-type="float" office:value="-0.509638283602017" calcext:value-type="float">
            <text:p>-0,509638283602017</text:p>
          </table:table-cell>
          <table:table-cell table:formula="of:=-[.$H$4]*[.B421]" office:value-type="float" office:value="0.254819141801008" calcext:value-type="float">
            <text:p>0,254819141801008</text:p>
          </table:table-cell>
          <table:table-cell table:formula="of:=[.C421]/[.$H$2]" office:value-type="float" office:value="0.509638283602017" calcext:value-type="float">
            <text:p>0,509638283602017</text:p>
          </table:table-cell>
          <table:table-cell table:formula="of:=[.E420]+([.D420]*([.A421]-[.A420]))" office:value-type="float" office:value="0.884904983547295" calcext:value-type="float">
            <text:p>0,884904983547295</text:p>
          </table:table-cell>
          <table:table-cell table:number-columns-repeated="3"/>
        </table:table-row>
        <table:table-row table:style-name="ro1">
          <table:table-cell table:formula="of:=[.A421]+0.01" office:value-type="float" office:value="4.19999999999996" calcext:value-type="float">
            <text:p>4,19999999999996</text:p>
          </table:table-cell>
          <table:table-cell table:formula="of:=[.B421]+([.E421]*([.A422]-[.A421]))" office:value-type="float" office:value="-0.500789233766544" calcext:value-type="float">
            <text:p>-0,500789233766544</text:p>
          </table:table-cell>
          <table:table-cell table:formula="of:=-[.$H$4]*[.B422]" office:value-type="float" office:value="0.250394616883272" calcext:value-type="float">
            <text:p>0,250394616883272</text:p>
          </table:table-cell>
          <table:table-cell table:formula="of:=[.C422]/[.$H$2]" office:value-type="float" office:value="0.500789233766544" calcext:value-type="float">
            <text:p>0,500789233766544</text:p>
          </table:table-cell>
          <table:table-cell table:formula="of:=[.E421]+([.D421]*([.A422]-[.A421]))" office:value-type="float" office:value="0.890001366383316" calcext:value-type="float">
            <text:p>0,890001366383316</text:p>
          </table:table-cell>
          <table:table-cell table:number-columns-repeated="3"/>
        </table:table-row>
        <table:table-row table:style-name="ro1">
          <table:table-cell table:formula="of:=[.A422]+0.01" office:value-type="float" office:value="4.20999999999995" calcext:value-type="float">
            <text:p>4,20999999999995</text:p>
          </table:table-cell>
          <table:table-cell table:formula="of:=[.B422]+([.E422]*([.A423]-[.A422]))" office:value-type="float" office:value="-0.491889220102711" calcext:value-type="float">
            <text:p>-0,491889220102711</text:p>
          </table:table-cell>
          <table:table-cell table:formula="of:=-[.$H$4]*[.B423]" office:value-type="float" office:value="0.245944610051355" calcext:value-type="float">
            <text:p>0,245944610051355</text:p>
          </table:table-cell>
          <table:table-cell table:formula="of:=[.C423]/[.$H$2]" office:value-type="float" office:value="0.491889220102711" calcext:value-type="float">
            <text:p>0,491889220102711</text:p>
          </table:table-cell>
          <table:table-cell table:formula="of:=[.E422]+([.D422]*([.A423]-[.A422]))" office:value-type="float" office:value="0.895009258720981" calcext:value-type="float">
            <text:p>0,895009258720981</text:p>
          </table:table-cell>
          <table:table-cell table:number-columns-repeated="3"/>
        </table:table-row>
        <table:table-row table:style-name="ro1">
          <table:table-cell table:formula="of:=[.A423]+0.01" office:value-type="float" office:value="4.21999999999995" calcext:value-type="float">
            <text:p>4,21999999999995</text:p>
          </table:table-cell>
          <table:table-cell table:formula="of:=[.B423]+([.E423]*([.A424]-[.A423]))" office:value-type="float" office:value="-0.482939127515501" calcext:value-type="float">
            <text:p>-0,482939127515501</text:p>
          </table:table-cell>
          <table:table-cell table:formula="of:=-[.$H$4]*[.B424]" office:value-type="float" office:value="0.241469563757751" calcext:value-type="float">
            <text:p>0,241469563757751</text:p>
          </table:table-cell>
          <table:table-cell table:formula="of:=[.C424]/[.$H$2]" office:value-type="float" office:value="0.482939127515501" calcext:value-type="float">
            <text:p>0,482939127515501</text:p>
          </table:table-cell>
          <table:table-cell table:formula="of:=[.E423]+([.D423]*([.A424]-[.A423]))" office:value-type="float" office:value="0.899928150922008" calcext:value-type="float">
            <text:p>0,899928150922008</text:p>
          </table:table-cell>
          <table:table-cell table:number-columns-repeated="3"/>
        </table:table-row>
        <table:table-row table:style-name="ro1">
          <table:table-cell table:formula="of:=[.A424]+0.01" office:value-type="float" office:value="4.22999999999995" calcext:value-type="float">
            <text:p>4,22999999999995</text:p>
          </table:table-cell>
          <table:table-cell table:formula="of:=[.B424]+([.E424]*([.A425]-[.A424]))" office:value-type="float" office:value="-0.473939846006281" calcext:value-type="float">
            <text:p>-0,473939846006281</text:p>
          </table:table-cell>
          <table:table-cell table:formula="of:=-[.$H$4]*[.B425]" office:value-type="float" office:value="0.236969923003141" calcext:value-type="float">
            <text:p>0,236969923003141</text:p>
          </table:table-cell>
          <table:table-cell table:formula="of:=[.C425]/[.$H$2]" office:value-type="float" office:value="0.473939846006281" calcext:value-type="float">
            <text:p>0,473939846006281</text:p>
          </table:table-cell>
          <table:table-cell table:formula="of:=[.E424]+([.D424]*([.A425]-[.A424]))" office:value-type="float" office:value="0.904757542197163" calcext:value-type="float">
            <text:p>0,904757542197163</text:p>
          </table:table-cell>
          <table:table-cell table:number-columns-repeated="3"/>
        </table:table-row>
        <table:table-row table:style-name="ro1">
          <table:table-cell table:formula="of:=[.A425]+0.01" office:value-type="float" office:value="4.23999999999995" calcext:value-type="float">
            <text:p>4,23999999999995</text:p>
          </table:table-cell>
          <table:table-cell table:formula="of:=[.B425]+([.E425]*([.A426]-[.A425]))" office:value-type="float" office:value="-0.46489227058431" calcext:value-type="float">
            <text:p>-0,46489227058431</text:p>
          </table:table-cell>
          <table:table-cell table:formula="of:=-[.$H$4]*[.B426]" office:value-type="float" office:value="0.232446135292155" calcext:value-type="float">
            <text:p>0,232446135292155</text:p>
          </table:table-cell>
          <table:table-cell table:formula="of:=[.C426]/[.$H$2]" office:value-type="float" office:value="0.46489227058431" calcext:value-type="float">
            <text:p>0,46489227058431</text:p>
          </table:table-cell>
          <table:table-cell table:formula="of:=[.E425]+([.D425]*([.A426]-[.A425]))" office:value-type="float" office:value="0.909496940657225" calcext:value-type="float">
            <text:p>0,909496940657225</text:p>
          </table:table-cell>
          <table:table-cell table:number-columns-repeated="3"/>
        </table:table-row>
        <table:table-row table:style-name="ro1">
          <table:table-cell table:formula="of:=[.A426]+0.01" office:value-type="float" office:value="4.24999999999995" calcext:value-type="float">
            <text:p>4,24999999999995</text:p>
          </table:table-cell>
          <table:table-cell table:formula="of:=[.B426]+([.E426]*([.A427]-[.A426]))" office:value-type="float" office:value="-0.455797301177738" calcext:value-type="float">
            <text:p>-0,455797301177738</text:p>
          </table:table-cell>
          <table:table-cell table:formula="of:=-[.$H$4]*[.B427]" office:value-type="float" office:value="0.227898650588869" calcext:value-type="float">
            <text:p>0,227898650588869</text:p>
          </table:table-cell>
          <table:table-cell table:formula="of:=[.C427]/[.$H$2]" office:value-type="float" office:value="0.455797301177738" calcext:value-type="float">
            <text:p>0,455797301177738</text:p>
          </table:table-cell>
          <table:table-cell table:formula="of:=[.E426]+([.D426]*([.A427]-[.A426]))" office:value-type="float" office:value="0.914145863363068" calcext:value-type="float">
            <text:p>0,914145863363068</text:p>
          </table:table-cell>
          <table:table-cell table:number-columns-repeated="3"/>
        </table:table-row>
        <table:table-row table:style-name="ro1">
          <table:table-cell table:formula="of:=[.A427]+0.01" office:value-type="float" office:value="4.25999999999995" calcext:value-type="float">
            <text:p>4,25999999999995</text:p>
          </table:table-cell>
          <table:table-cell table:formula="of:=[.B427]+([.E427]*([.A428]-[.A427]))" office:value-type="float" office:value="-0.446655842544107" calcext:value-type="float">
            <text:p>-0,446655842544107</text:p>
          </table:table-cell>
          <table:table-cell table:formula="of:=-[.$H$4]*[.B428]" office:value-type="float" office:value="0.223327921272054" calcext:value-type="float">
            <text:p>0,223327921272054</text:p>
          </table:table-cell>
          <table:table-cell table:formula="of:=[.C428]/[.$H$2]" office:value-type="float" office:value="0.446655842544107" calcext:value-type="float">
            <text:p>0,446655842544107</text:p>
          </table:table-cell>
          <table:table-cell table:formula="of:=[.E427]+([.D427]*([.A428]-[.A427]))" office:value-type="float" office:value="0.918703836374846" calcext:value-type="float">
            <text:p>0,918703836374846</text:p>
          </table:table-cell>
          <table:table-cell table:number-columns-repeated="3"/>
        </table:table-row>
        <table:table-row table:style-name="ro1">
          <table:table-cell table:formula="of:=[.A428]+0.01" office:value-type="float" office:value="4.26999999999995" calcext:value-type="float">
            <text:p>4,26999999999995</text:p>
          </table:table-cell>
          <table:table-cell table:formula="of:=[.B428]+([.E428]*([.A429]-[.A428]))" office:value-type="float" office:value="-0.437468804180359" calcext:value-type="float">
            <text:p>-0,437468804180359</text:p>
          </table:table-cell>
          <table:table-cell table:formula="of:=-[.$H$4]*[.B429]" office:value-type="float" office:value="0.21873440209018" calcext:value-type="float">
            <text:p>0,21873440209018</text:p>
          </table:table-cell>
          <table:table-cell table:formula="of:=[.C429]/[.$H$2]" office:value-type="float" office:value="0.437468804180359" calcext:value-type="float">
            <text:p>0,437468804180359</text:p>
          </table:table-cell>
          <table:table-cell table:formula="of:=[.E428]+([.D428]*([.A429]-[.A428]))" office:value-type="float" office:value="0.923170394800287" calcext:value-type="float">
            <text:p>0,923170394800287</text:p>
          </table:table-cell>
          <table:table-cell table:number-columns-repeated="3"/>
        </table:table-row>
        <table:table-row table:style-name="ro1">
          <table:table-cell table:formula="of:=[.A429]+0.01" office:value-type="float" office:value="4.27999999999995" calcext:value-type="float">
            <text:p>4,27999999999995</text:p>
          </table:table-cell>
          <table:table-cell table:formula="of:=[.B429]+([.E429]*([.A430]-[.A429]))" office:value-type="float" office:value="-0.428237100232357" calcext:value-type="float">
            <text:p>-0,428237100232357</text:p>
          </table:table-cell>
          <table:table-cell table:formula="of:=-[.$H$4]*[.B430]" office:value-type="float" office:value="0.214118550116178" calcext:value-type="float">
            <text:p>0,214118550116178</text:p>
          </table:table-cell>
          <table:table-cell table:formula="of:=[.C430]/[.$H$2]" office:value-type="float" office:value="0.428237100232357" calcext:value-type="float">
            <text:p>0,428237100232357</text:p>
          </table:table-cell>
          <table:table-cell table:formula="of:=[.E429]+([.D429]*([.A430]-[.A429]))" office:value-type="float" office:value="0.92754508284209" calcext:value-type="float">
            <text:p>0,92754508284209</text:p>
          </table:table-cell>
          <table:table-cell table:number-columns-repeated="3"/>
        </table:table-row>
        <table:table-row table:style-name="ro1">
          <table:table-cell table:formula="of:=[.A430]+0.01" office:value-type="float" office:value="4.28999999999995" calcext:value-type="float">
            <text:p>4,28999999999995</text:p>
          </table:table-cell>
          <table:table-cell table:formula="of:=[.B430]+([.E430]*([.A431]-[.A430]))" office:value-type="float" office:value="-0.418961649403936" calcext:value-type="float">
            <text:p>-0,418961649403936</text:p>
          </table:table-cell>
          <table:table-cell table:formula="of:=-[.$H$4]*[.B431]" office:value-type="float" office:value="0.209480824701968" calcext:value-type="float">
            <text:p>0,209480824701968</text:p>
          </table:table-cell>
          <table:table-cell table:formula="of:=[.C431]/[.$H$2]" office:value-type="float" office:value="0.418961649403936" calcext:value-type="float">
            <text:p>0,418961649403936</text:p>
          </table:table-cell>
          <table:table-cell table:formula="of:=[.E430]+([.D430]*([.A431]-[.A430]))" office:value-type="float" office:value="0.931827453844414" calcext:value-type="float">
            <text:p>0,931827453844414</text:p>
          </table:table-cell>
          <table:table-cell table:number-columns-repeated="3"/>
        </table:table-row>
        <table:table-row table:style-name="ro1">
          <table:table-cell table:formula="of:=[.A431]+0.01" office:value-type="float" office:value="4.29999999999995" calcext:value-type="float">
            <text:p>4,29999999999995</text:p>
          </table:table-cell>
          <table:table-cell table:formula="of:=[.B431]+([.E431]*([.A432]-[.A431]))" office:value-type="float" office:value="-0.409643374865492" calcext:value-type="float">
            <text:p>-0,409643374865492</text:p>
          </table:table-cell>
          <table:table-cell table:formula="of:=-[.$H$4]*[.B432]" office:value-type="float" office:value="0.204821687432746" calcext:value-type="float">
            <text:p>0,204821687432746</text:p>
          </table:table-cell>
          <table:table-cell table:formula="of:=[.C432]/[.$H$2]" office:value-type="float" office:value="0.409643374865492" calcext:value-type="float">
            <text:p>0,409643374865492</text:p>
          </table:table-cell>
          <table:table-cell table:formula="of:=[.E431]+([.D431]*([.A432]-[.A431]))" office:value-type="float" office:value="0.936017070338453" calcext:value-type="float">
            <text:p>0,936017070338453</text:p>
          </table:table-cell>
          <table:table-cell table:number-columns-repeated="3"/>
        </table:table-row>
        <table:table-row table:style-name="ro1">
          <table:table-cell table:formula="of:=[.A432]+0.01" office:value-type="float" office:value="4.30999999999995" calcext:value-type="float">
            <text:p>4,30999999999995</text:p>
          </table:table-cell>
          <table:table-cell table:formula="of:=[.B432]+([.E432]*([.A433]-[.A432]))" office:value-type="float" office:value="-0.400283204162108" calcext:value-type="float">
            <text:p>-0,400283204162108</text:p>
          </table:table-cell>
          <table:table-cell table:formula="of:=-[.$H$4]*[.B433]" office:value-type="float" office:value="0.200141602081054" calcext:value-type="float">
            <text:p>0,200141602081054</text:p>
          </table:table-cell>
          <table:table-cell table:formula="of:=[.C433]/[.$H$2]" office:value-type="float" office:value="0.400283204162108" calcext:value-type="float">
            <text:p>0,400283204162108</text:p>
          </table:table-cell>
          <table:table-cell table:formula="of:=[.E432]+([.D432]*([.A433]-[.A432]))" office:value-type="float" office:value="0.940113504087108" calcext:value-type="float">
            <text:p>0,940113504087108</text:p>
          </table:table-cell>
          <table:table-cell table:number-columns-repeated="3"/>
        </table:table-row>
        <table:table-row table:style-name="ro1">
          <table:table-cell table:formula="of:=[.A433]+0.01" office:value-type="float" office:value="4.31999999999995" calcext:value-type="float">
            <text:p>4,31999999999995</text:p>
          </table:table-cell>
          <table:table-cell table:formula="of:=[.B433]+([.E433]*([.A434]-[.A433]))" office:value-type="float" office:value="-0.390882069121237" calcext:value-type="float">
            <text:p>-0,390882069121237</text:p>
          </table:table-cell>
          <table:table-cell table:formula="of:=-[.$H$4]*[.B434]" office:value-type="float" office:value="0.195441034560618" calcext:value-type="float">
            <text:p>0,195441034560618</text:p>
          </table:table-cell>
          <table:table-cell table:formula="of:=[.C434]/[.$H$2]" office:value-type="float" office:value="0.390882069121237" calcext:value-type="float">
            <text:p>0,390882069121237</text:p>
          </table:table-cell>
          <table:table-cell table:formula="of:=[.E433]+([.D433]*([.A434]-[.A433]))" office:value-type="float" office:value="0.944116336128729" calcext:value-type="float">
            <text:p>0,944116336128729</text:p>
          </table:table-cell>
          <table:table-cell table:number-columns-repeated="3"/>
        </table:table-row>
        <table:table-row table:style-name="ro1">
          <table:table-cell table:formula="of:=[.A434]+0.01" office:value-type="float" office:value="4.32999999999995" calcext:value-type="float">
            <text:p>4,32999999999995</text:p>
          </table:table-cell>
          <table:table-cell table:formula="of:=[.B434]+([.E434]*([.A435]-[.A434]))" office:value-type="float" office:value="-0.38144090575995" calcext:value-type="float">
            <text:p>-0,38144090575995</text:p>
          </table:table-cell>
          <table:table-cell table:formula="of:=-[.$H$4]*[.B435]" office:value-type="float" office:value="0.190720452879975" calcext:value-type="float">
            <text:p>0,190720452879975</text:p>
          </table:table-cell>
          <table:table-cell table:formula="of:=[.C435]/[.$H$2]" office:value-type="float" office:value="0.38144090575995" calcext:value-type="float">
            <text:p>0,38144090575995</text:p>
          </table:table-cell>
          <table:table-cell table:formula="of:=[.E434]+([.D434]*([.A435]-[.A434]))" office:value-type="float" office:value="0.948025156819941" calcext:value-type="float">
            <text:p>0,948025156819941</text:p>
          </table:table-cell>
          <table:table-cell table:number-columns-repeated="3"/>
        </table:table-row>
        <table:table-row table:style-name="ro1">
          <table:table-cell table:formula="of:=[.A435]+0.01" office:value-type="float" office:value="4.33999999999995" calcext:value-type="float">
            <text:p>4,33999999999995</text:p>
          </table:table-cell>
          <table:table-cell table:formula="of:=[.B435]+([.E435]*([.A436]-[.A435]))" office:value-type="float" office:value="-0.37196065419175" calcext:value-type="float">
            <text:p>-0,37196065419175</text:p>
          </table:table-cell>
          <table:table-cell table:formula="of:=-[.$H$4]*[.B436]" office:value-type="float" office:value="0.185980327095875" calcext:value-type="float">
            <text:p>0,185980327095875</text:p>
          </table:table-cell>
          <table:table-cell table:formula="of:=[.C436]/[.$H$2]" office:value-type="float" office:value="0.37196065419175" calcext:value-type="float">
            <text:p>0,37196065419175</text:p>
          </table:table-cell>
          <table:table-cell table:formula="of:=[.E435]+([.D435]*([.A436]-[.A435]))" office:value-type="float" office:value="0.95183956587754" calcext:value-type="float">
            <text:p>0,95183956587754</text:p>
          </table:table-cell>
          <table:table-cell table:number-columns-repeated="3"/>
        </table:table-row>
        <table:table-row table:style-name="ro1">
          <table:table-cell table:formula="of:=[.A436]+0.01" office:value-type="float" office:value="4.34999999999995" calcext:value-type="float">
            <text:p>4,34999999999995</text:p>
          </table:table-cell>
          <table:table-cell table:formula="of:=[.B436]+([.E436]*([.A437]-[.A436]))" office:value-type="float" office:value="-0.362442258532975" calcext:value-type="float">
            <text:p>-0,362442258532975</text:p>
          </table:table-cell>
          <table:table-cell table:formula="of:=-[.$H$4]*[.B437]" office:value-type="float" office:value="0.181221129266488" calcext:value-type="float">
            <text:p>0,181221129266488</text:p>
          </table:table-cell>
          <table:table-cell table:formula="of:=[.C437]/[.$H$2]" office:value-type="float" office:value="0.362442258532975" calcext:value-type="float">
            <text:p>0,362442258532975</text:p>
          </table:table-cell>
          <table:table-cell table:formula="of:=[.E436]+([.D436]*([.A437]-[.A436]))" office:value-type="float" office:value="0.955559172419458" calcext:value-type="float">
            <text:p>0,955559172419458</text:p>
          </table:table-cell>
          <table:table-cell table:number-columns-repeated="3"/>
        </table:table-row>
        <table:table-row table:style-name="ro1">
          <table:table-cell table:formula="of:=[.A437]+0.01" office:value-type="float" office:value="4.35999999999995" calcext:value-type="float">
            <text:p>4,35999999999995</text:p>
          </table:table-cell>
          <table:table-cell table:formula="of:=[.B437]+([.E437]*([.A438]-[.A437]))" office:value-type="float" office:value="-0.352886666808781" calcext:value-type="float">
            <text:p>-0,352886666808781</text:p>
          </table:table-cell>
          <table:table-cell table:formula="of:=-[.$H$4]*[.B438]" office:value-type="float" office:value="0.17644333340439" calcext:value-type="float">
            <text:p>0,17644333340439</text:p>
          </table:table-cell>
          <table:table-cell table:formula="of:=[.C438]/[.$H$2]" office:value-type="float" office:value="0.352886666808781" calcext:value-type="float">
            <text:p>0,352886666808781</text:p>
          </table:table-cell>
          <table:table-cell table:formula="of:=[.E437]+([.D437]*([.A438]-[.A437]))" office:value-type="float" office:value="0.959183595004788" calcext:value-type="float">
            <text:p>0,959183595004788</text:p>
          </table:table-cell>
          <table:table-cell table:number-columns-repeated="3"/>
        </table:table-row>
        <table:table-row table:style-name="ro1">
          <table:table-cell table:formula="of:=[.A438]+0.01" office:value-type="float" office:value="4.36999999999995" calcext:value-type="float">
            <text:p>4,36999999999995</text:p>
          </table:table-cell>
          <table:table-cell table:formula="of:=[.B438]+([.E438]*([.A439]-[.A438]))" office:value-type="float" office:value="-0.343294830858733" calcext:value-type="float">
            <text:p>-0,343294830858733</text:p>
          </table:table-cell>
          <table:table-cell table:formula="of:=-[.$H$4]*[.B439]" office:value-type="float" office:value="0.171647415429367" calcext:value-type="float">
            <text:p>0,171647415429367</text:p>
          </table:table-cell>
          <table:table-cell table:formula="of:=[.C439]/[.$H$2]" office:value-type="float" office:value="0.343294830858733" calcext:value-type="float">
            <text:p>0,343294830858733</text:p>
          </table:table-cell>
          <table:table-cell table:formula="of:=[.E438]+([.D438]*([.A439]-[.A438]))" office:value-type="float" office:value="0.962712461672875" calcext:value-type="float">
            <text:p>0,962712461672875</text:p>
          </table:table-cell>
          <table:table-cell table:number-columns-repeated="3"/>
        </table:table-row>
        <table:table-row table:style-name="ro1">
          <table:table-cell table:formula="of:=[.A439]+0.01" office:value-type="float" office:value="4.37999999999995" calcext:value-type="float">
            <text:p>4,37999999999995</text:p>
          </table:table-cell>
          <table:table-cell table:formula="of:=[.B439]+([.E439]*([.A440]-[.A439]))" office:value-type="float" office:value="-0.333667706242005" calcext:value-type="float">
            <text:p>-0,333667706242005</text:p>
          </table:table-cell>
          <table:table-cell table:formula="of:=-[.$H$4]*[.B440]" office:value-type="float" office:value="0.166833853121002" calcext:value-type="float">
            <text:p>0,166833853121002</text:p>
          </table:table-cell>
          <table:table-cell table:formula="of:=[.C440]/[.$H$2]" office:value-type="float" office:value="0.333667706242005" calcext:value-type="float">
            <text:p>0,333667706242005</text:p>
          </table:table-cell>
          <table:table-cell table:formula="of:=[.E439]+([.D439]*([.A440]-[.A439]))" office:value-type="float" office:value="0.966145409981463" calcext:value-type="float">
            <text:p>0,966145409981463</text:p>
          </table:table-cell>
          <table:table-cell table:number-columns-repeated="3"/>
        </table:table-row>
        <table:table-row table:style-name="ro1">
          <table:table-cell table:formula="of:=[.A440]+0.01" office:value-type="float" office:value="4.38999999999995" calcext:value-type="float">
            <text:p>4,38999999999995</text:p>
          </table:table-cell>
          <table:table-cell table:formula="of:=[.B440]+([.E440]*([.A441]-[.A440]))" office:value-type="float" office:value="-0.32400625214219" calcext:value-type="float">
            <text:p>-0,32400625214219</text:p>
          </table:table-cell>
          <table:table-cell table:formula="of:=-[.$H$4]*[.B441]" office:value-type="float" office:value="0.162003126071095" calcext:value-type="float">
            <text:p>0,162003126071095</text:p>
          </table:table-cell>
          <table:table-cell table:formula="of:=[.C441]/[.$H$2]" office:value-type="float" office:value="0.32400625214219" calcext:value-type="float">
            <text:p>0,32400625214219</text:p>
          </table:table-cell>
          <table:table-cell table:formula="of:=[.E440]+([.D440]*([.A441]-[.A440]))" office:value-type="float" office:value="0.969482087043883" calcext:value-type="float">
            <text:p>0,969482087043883</text:p>
          </table:table-cell>
          <table:table-cell table:number-columns-repeated="3"/>
        </table:table-row>
        <table:table-row table:style-name="ro1">
          <table:table-cell table:formula="of:=[.A441]+0.01" office:value-type="float" office:value="4.39999999999995" calcext:value-type="float">
            <text:p>4,39999999999995</text:p>
          </table:table-cell>
          <table:table-cell table:formula="of:=[.B441]+([.E441]*([.A442]-[.A441]))" office:value-type="float" office:value="-0.314311431271752" calcext:value-type="float">
            <text:p>-0,314311431271752</text:p>
          </table:table-cell>
          <table:table-cell table:formula="of:=-[.$H$4]*[.B442]" office:value-type="float" office:value="0.157155715635876" calcext:value-type="float">
            <text:p>0,157155715635876</text:p>
          </table:table-cell>
          <table:table-cell table:formula="of:=[.C442]/[.$H$2]" office:value-type="float" office:value="0.314311431271752" calcext:value-type="float">
            <text:p>0,314311431271752</text:p>
          </table:table-cell>
          <table:table-cell table:formula="of:=[.E441]+([.D441]*([.A442]-[.A441]))" office:value-type="float" office:value="0.972722149565304" calcext:value-type="float">
            <text:p>0,972722149565304</text:p>
          </table:table-cell>
          <table:table-cell table:number-columns-repeated="3"/>
        </table:table-row>
        <table:table-row table:style-name="ro1">
          <table:table-cell table:formula="of:=[.A442]+0.01" office:value-type="float" office:value="4.40999999999995" calcext:value-type="float">
            <text:p>4,40999999999995</text:p>
          </table:table-cell>
          <table:table-cell table:formula="of:=[.B442]+([.E442]*([.A443]-[.A442]))" office:value-type="float" office:value="-0.304584209776099" calcext:value-type="float">
            <text:p>-0,304584209776099</text:p>
          </table:table-cell>
          <table:table-cell table:formula="of:=-[.$H$4]*[.B443]" office:value-type="float" office:value="0.152292104888049" calcext:value-type="float">
            <text:p>0,152292104888049</text:p>
          </table:table-cell>
          <table:table-cell table:formula="of:=[.C443]/[.$H$2]" office:value-type="float" office:value="0.304584209776099" calcext:value-type="float">
            <text:p>0,304584209776099</text:p>
          </table:table-cell>
          <table:table-cell table:formula="of:=[.E442]+([.D442]*([.A443]-[.A442]))" office:value-type="float" office:value="0.975865263878022" calcext:value-type="float">
            <text:p>0,975865263878022</text:p>
          </table:table-cell>
          <table:table-cell table:number-columns-repeated="3"/>
        </table:table-row>
        <table:table-row table:style-name="ro1">
          <table:table-cell table:formula="of:=[.A443]+0.01" office:value-type="float" office:value="4.41999999999995" calcext:value-type="float">
            <text:p>4,41999999999995</text:p>
          </table:table-cell>
          <table:table-cell table:formula="of:=[.B443]+([.E443]*([.A444]-[.A443]))" office:value-type="float" office:value="-0.294825557137319" calcext:value-type="float">
            <text:p>-0,294825557137319</text:p>
          </table:table-cell>
          <table:table-cell table:formula="of:=-[.$H$4]*[.B444]" office:value-type="float" office:value="0.147412778568659" calcext:value-type="float">
            <text:p>0,147412778568659</text:p>
          </table:table-cell>
          <table:table-cell table:formula="of:=[.C444]/[.$H$2]" office:value-type="float" office:value="0.294825557137319" calcext:value-type="float">
            <text:p>0,294825557137319</text:p>
          </table:table-cell>
          <table:table-cell table:formula="of:=[.E443]+([.D443]*([.A444]-[.A443]))" office:value-type="float" office:value="0.978911105975783" calcext:value-type="float">
            <text:p>0,978911105975783</text:p>
          </table:table-cell>
          <table:table-cell table:number-columns-repeated="3"/>
        </table:table-row>
        <table:table-row table:style-name="ro1">
          <table:table-cell table:formula="of:=[.A444]+0.01" office:value-type="float" office:value="4.42999999999995" calcext:value-type="float">
            <text:p>4,42999999999995</text:p>
          </table:table-cell>
          <table:table-cell table:formula="of:=[.B444]+([.E444]*([.A445]-[.A444]))" office:value-type="float" office:value="-0.285036446077561" calcext:value-type="float">
            <text:p>-0,285036446077561</text:p>
          </table:table-cell>
          <table:table-cell table:formula="of:=-[.$H$4]*[.B445]" office:value-type="float" office:value="0.142518223038781" calcext:value-type="float">
            <text:p>0,142518223038781</text:p>
          </table:table-cell>
          <table:table-cell table:formula="of:=[.C445]/[.$H$2]" office:value-type="float" office:value="0.285036446077561" calcext:value-type="float">
            <text:p>0,285036446077561</text:p>
          </table:table-cell>
          <table:table-cell table:formula="of:=[.E444]+([.D444]*([.A445]-[.A444]))" office:value-type="float" office:value="0.981859361547156" calcext:value-type="float">
            <text:p>0,981859361547156</text:p>
          </table:table-cell>
          <table:table-cell table:number-columns-repeated="3"/>
        </table:table-row>
        <table:table-row table:style-name="ro1">
          <table:table-cell table:formula="of:=[.A445]+0.01" office:value-type="float" office:value="4.43999999999995" calcext:value-type="float">
            <text:p>4,43999999999995</text:p>
          </table:table-cell>
          <table:table-cell table:formula="of:=[.B445]+([.E445]*([.A446]-[.A445]))" office:value-type="float" office:value="-0.27521785246209" calcext:value-type="float">
            <text:p>-0,27521785246209</text:p>
          </table:table-cell>
          <table:table-cell table:formula="of:=-[.$H$4]*[.B446]" office:value-type="float" office:value="0.137608926231045" calcext:value-type="float">
            <text:p>0,137608926231045</text:p>
          </table:table-cell>
          <table:table-cell table:formula="of:=[.C446]/[.$H$2]" office:value-type="float" office:value="0.27521785246209" calcext:value-type="float">
            <text:p>0,27521785246209</text:p>
          </table:table-cell>
          <table:table-cell table:formula="of:=[.E445]+([.D445]*([.A446]-[.A445]))" office:value-type="float" office:value="0.984709726007931" calcext:value-type="float">
            <text:p>0,984709726007931</text:p>
          </table:table-cell>
          <table:table-cell table:number-columns-repeated="3"/>
        </table:table-row>
        <table:table-row table:style-name="ro1">
          <table:table-cell table:formula="of:=[.A446]+0.01" office:value-type="float" office:value="4.44999999999995" calcext:value-type="float">
            <text:p>4,44999999999995</text:p>
          </table:table-cell>
          <table:table-cell table:formula="of:=[.B446]+([.E446]*([.A447]-[.A446]))" office:value-type="float" office:value="-0.265370755202011" calcext:value-type="float">
            <text:p>-0,265370755202011</text:p>
          </table:table-cell>
          <table:table-cell table:formula="of:=-[.$H$4]*[.B447]" office:value-type="float" office:value="0.132685377601005" calcext:value-type="float">
            <text:p>0,132685377601005</text:p>
          </table:table-cell>
          <table:table-cell table:formula="of:=[.C447]/[.$H$2]" office:value-type="float" office:value="0.265370755202011" calcext:value-type="float">
            <text:p>0,265370755202011</text:p>
          </table:table-cell>
          <table:table-cell table:formula="of:=[.E446]+([.D446]*([.A447]-[.A446]))" office:value-type="float" office:value="0.987461904532552" calcext:value-type="float">
            <text:p>0,987461904532552</text:p>
          </table:table-cell>
          <table:table-cell table:number-columns-repeated="3"/>
        </table:table-row>
        <table:table-row table:style-name="ro1">
          <table:table-cell table:formula="of:=[.A447]+0.01" office:value-type="float" office:value="4.45999999999995" calcext:value-type="float">
            <text:p>4,45999999999995</text:p>
          </table:table-cell>
          <table:table-cell table:formula="of:=[.B447]+([.E447]*([.A448]-[.A447]))" office:value-type="float" office:value="-0.255496136156685" calcext:value-type="float">
            <text:p>-0,255496136156685</text:p>
          </table:table-cell>
          <table:table-cell table:formula="of:=-[.$H$4]*[.B448]" office:value-type="float" office:value="0.127748068078343" calcext:value-type="float">
            <text:p>0,127748068078343</text:p>
          </table:table-cell>
          <table:table-cell table:formula="of:=[.C448]/[.$H$2]" office:value-type="float" office:value="0.255496136156685" calcext:value-type="float">
            <text:p>0,255496136156685</text:p>
          </table:table-cell>
          <table:table-cell table:formula="of:=[.E447]+([.D447]*([.A448]-[.A447]))" office:value-type="float" office:value="0.990115612084572" calcext:value-type="float">
            <text:p>0,990115612084572</text:p>
          </table:table-cell>
          <table:table-cell table:number-columns-repeated="3"/>
        </table:table-row>
        <table:table-row table:style-name="ro1">
          <table:table-cell table:formula="of:=[.A448]+0.01" office:value-type="float" office:value="4.46999999999995" calcext:value-type="float">
            <text:p>4,46999999999995</text:p>
          </table:table-cell>
          <table:table-cell table:formula="of:=[.B448]+([.E448]*([.A449]-[.A448]))" office:value-type="float" office:value="-0.24559498003584" calcext:value-type="float">
            <text:p>-0,24559498003584</text:p>
          </table:table-cell>
          <table:table-cell table:formula="of:=-[.$H$4]*[.B449]" office:value-type="float" office:value="0.12279749001792" calcext:value-type="float">
            <text:p>0,12279749001792</text:p>
          </table:table-cell>
          <table:table-cell table:formula="of:=[.C449]/[.$H$2]" office:value-type="float" office:value="0.24559498003584" calcext:value-type="float">
            <text:p>0,24559498003584</text:p>
          </table:table-cell>
          <table:table-cell table:formula="of:=[.E448]+([.D448]*([.A449]-[.A448]))" office:value-type="float" office:value="0.992670573446139" calcext:value-type="float">
            <text:p>0,992670573446139</text:p>
          </table:table-cell>
          <table:table-cell table:number-columns-repeated="3"/>
        </table:table-row>
        <table:table-row table:style-name="ro1">
          <table:table-cell table:formula="of:=[.A449]+0.01" office:value-type="float" office:value="4.47999999999995" calcext:value-type="float">
            <text:p>4,47999999999995</text:p>
          </table:table-cell>
          <table:table-cell table:formula="of:=[.B449]+([.E449]*([.A450]-[.A449]))" office:value-type="float" office:value="-0.235668274301379" calcext:value-type="float">
            <text:p>-0,235668274301379</text:p>
          </table:table-cell>
          <table:table-cell table:formula="of:=-[.$H$4]*[.B450]" office:value-type="float" office:value="0.117834137150689" calcext:value-type="float">
            <text:p>0,117834137150689</text:p>
          </table:table-cell>
          <table:table-cell table:formula="of:=[.C450]/[.$H$2]" office:value-type="float" office:value="0.235668274301379" calcext:value-type="float">
            <text:p>0,235668274301379</text:p>
          </table:table-cell>
          <table:table-cell table:formula="of:=[.E449]+([.D449]*([.A450]-[.A449]))" office:value-type="float" office:value="0.995126523246498" calcext:value-type="float">
            <text:p>0,995126523246498</text:p>
          </table:table-cell>
          <table:table-cell table:number-columns-repeated="3"/>
        </table:table-row>
        <table:table-row table:style-name="ro1">
          <table:table-cell table:formula="of:=[.A450]+0.01" office:value-type="float" office:value="4.48999999999995" calcext:value-type="float">
            <text:p>4,48999999999995</text:p>
          </table:table-cell>
          <table:table-cell table:formula="of:=[.B450]+([.E450]*([.A451]-[.A450]))" office:value-type="float" office:value="-0.225717009068914" calcext:value-type="float">
            <text:p>-0,225717009068914</text:p>
          </table:table-cell>
          <table:table-cell table:formula="of:=-[.$H$4]*[.B451]" office:value-type="float" office:value="0.112858504534457" calcext:value-type="float">
            <text:p>0,112858504534457</text:p>
          </table:table-cell>
          <table:table-cell table:formula="of:=[.C451]/[.$H$2]" office:value-type="float" office:value="0.225717009068914" calcext:value-type="float">
            <text:p>0,225717009068914</text:p>
          </table:table-cell>
          <table:table-cell table:formula="of:=[.E450]+([.D450]*([.A451]-[.A450]))" office:value-type="float" office:value="0.997483205989511" calcext:value-type="float">
            <text:p>0,997483205989511</text:p>
          </table:table-cell>
          <table:table-cell table:number-columns-repeated="3"/>
        </table:table-row>
        <table:table-row table:style-name="ro1">
          <table:table-cell table:formula="of:=[.A451]+0.01" office:value-type="float" office:value="4.49999999999995" calcext:value-type="float">
            <text:p>4,49999999999995</text:p>
          </table:table-cell>
          <table:table-cell table:formula="of:=[.B451]+([.E451]*([.A452]-[.A451]))" office:value-type="float" office:value="-0.215742177009019" calcext:value-type="float">
            <text:p>-0,215742177009019</text:p>
          </table:table-cell>
          <table:table-cell table:formula="of:=-[.$H$4]*[.B452]" office:value-type="float" office:value="0.10787108850451" calcext:value-type="float">
            <text:p>0,10787108850451</text:p>
          </table:table-cell>
          <table:table-cell table:formula="of:=[.C452]/[.$H$2]" office:value-type="float" office:value="0.215742177009019" calcext:value-type="float">
            <text:p>0,215742177009019</text:p>
          </table:table-cell>
          <table:table-cell table:formula="of:=[.E451]+([.D451]*([.A452]-[.A451]))" office:value-type="float" office:value="0.9997403760802" calcext:value-type="float">
            <text:p>0,9997403760802</text:p>
          </table:table-cell>
          <table:table-cell table:number-columns-repeated="3"/>
        </table:table-row>
        <table:table-row table:style-name="ro1">
          <table:table-cell table:formula="of:=[.A452]+0.01" office:value-type="float" office:value="4.50999999999995" calcext:value-type="float">
            <text:p>4,50999999999995</text:p>
          </table:table-cell>
          <table:table-cell table:formula="of:=[.B452]+([.E452]*([.A453]-[.A452]))" office:value-type="float" office:value="-0.205744773248217" calcext:value-type="float">
            <text:p>-0,205744773248217</text:p>
          </table:table-cell>
          <table:table-cell table:formula="of:=-[.$H$4]*[.B453]" office:value-type="float" office:value="0.102872386624109" calcext:value-type="float">
            <text:p>0,102872386624109</text:p>
          </table:table-cell>
          <table:table-cell table:formula="of:=[.C453]/[.$H$2]" office:value-type="float" office:value="0.205744773248217" calcext:value-type="float">
            <text:p>0,205744773248217</text:p>
          </table:table-cell>
          <table:table-cell table:formula="of:=[.E452]+([.D452]*([.A453]-[.A452]))" office:value-type="float" office:value="1.00189779785029" calcext:value-type="float">
            <text:p>1,00189779785029</text:p>
          </table:table-cell>
          <table:table-cell table:number-columns-repeated="3"/>
        </table:table-row>
        <table:table-row table:style-name="ro1">
          <table:table-cell table:formula="of:=[.A453]+0.01" office:value-type="float" office:value="4.51999999999995" calcext:value-type="float">
            <text:p>4,51999999999995</text:p>
          </table:table-cell>
          <table:table-cell table:formula="of:=[.B453]+([.E453]*([.A454]-[.A453]))" office:value-type="float" office:value="-0.195725795269715" calcext:value-type="float">
            <text:p>-0,195725795269715</text:p>
          </table:table-cell>
          <table:table-cell table:formula="of:=-[.$H$4]*[.B454]" office:value-type="float" office:value="0.0978628976348573" calcext:value-type="float">
            <text:p>0,097862897634857</text:p>
          </table:table-cell>
          <table:table-cell table:formula="of:=[.C454]/[.$H$2]" office:value-type="float" office:value="0.195725795269715" calcext:value-type="float">
            <text:p>0,195725795269715</text:p>
          </table:table-cell>
          <table:table-cell table:formula="of:=[.E453]+([.D453]*([.A454]-[.A453]))" office:value-type="float" office:value="1.00395524558277" calcext:value-type="float">
            <text:p>1,00395524558277</text:p>
          </table:table-cell>
          <table:table-cell table:number-columns-repeated="3"/>
        </table:table-row>
        <table:table-row table:style-name="ro1">
          <table:table-cell table:formula="of:=[.A454]+0.01" office:value-type="float" office:value="4.52999999999995" calcext:value-type="float">
            <text:p>4,52999999999995</text:p>
          </table:table-cell>
          <table:table-cell table:formula="of:=[.B454]+([.E454]*([.A455]-[.A454]))" office:value-type="float" office:value="-0.185686242813887" calcext:value-type="float">
            <text:p>-0,185686242813887</text:p>
          </table:table-cell>
          <table:table-cell table:formula="of:=-[.$H$4]*[.B455]" office:value-type="float" office:value="0.0928431214069435" calcext:value-type="float">
            <text:p>0,092843121406944</text:p>
          </table:table-cell>
          <table:table-cell table:formula="of:=[.C455]/[.$H$2]" office:value-type="float" office:value="0.185686242813887" calcext:value-type="float">
            <text:p>0,185686242813887</text:p>
          </table:table-cell>
          <table:table-cell table:formula="of:=[.E454]+([.D454]*([.A455]-[.A454]))" office:value-type="float" office:value="1.00591250353547" calcext:value-type="float">
            <text:p>1,00591250353547</text:p>
          </table:table-cell>
          <table:table-cell table:number-columns-repeated="3"/>
        </table:table-row>
        <table:table-row table:style-name="ro1">
          <table:table-cell table:formula="of:=[.A455]+0.01" office:value-type="float" office:value="4.53999999999995" calcext:value-type="float">
            <text:p>4,53999999999995</text:p>
          </table:table-cell>
          <table:table-cell table:formula="of:=[.B455]+([.E455]*([.A456]-[.A455]))" office:value-type="float" office:value="-0.175627117778533" calcext:value-type="float">
            <text:p>-0,175627117778533</text:p>
          </table:table-cell>
          <table:table-cell table:formula="of:=-[.$H$4]*[.B456]" office:value-type="float" office:value="0.0878135588892663" calcext:value-type="float">
            <text:p>0,087813558889266</text:p>
          </table:table-cell>
          <table:table-cell table:formula="of:=[.C456]/[.$H$2]" office:value-type="float" office:value="0.175627117778533" calcext:value-type="float">
            <text:p>0,175627117778533</text:p>
          </table:table-cell>
          <table:table-cell table:formula="of:=[.E455]+([.D455]*([.A456]-[.A455]))" office:value-type="float" office:value="1.00776936596361" calcext:value-type="float">
            <text:p>1,00776936596361</text:p>
          </table:table-cell>
          <table:table-cell table:number-columns-repeated="3"/>
        </table:table-row>
        <table:table-row table:style-name="ro1">
          <table:table-cell table:formula="of:=[.A456]+0.01" office:value-type="float" office:value="4.54999999999995" calcext:value-type="float">
            <text:p>4,54999999999995</text:p>
          </table:table-cell>
          <table:table-cell table:formula="of:=[.B456]+([.E456]*([.A457]-[.A456]))" office:value-type="float" office:value="-0.165549424118897" calcext:value-type="float">
            <text:p>-0,165549424118897</text:p>
          </table:table-cell>
          <table:table-cell table:formula="of:=-[.$H$4]*[.B457]" office:value-type="float" office:value="0.0827747120594484" calcext:value-type="float">
            <text:p>0,082774712059448</text:p>
          </table:table-cell>
          <table:table-cell table:formula="of:=[.C457]/[.$H$2]" office:value-type="float" office:value="0.165549424118897" calcext:value-type="float">
            <text:p>0,165549424118897</text:p>
          </table:table-cell>
          <table:table-cell table:formula="of:=[.E456]+([.D456]*([.A457]-[.A456]))" office:value-type="float" office:value="1.00952563714139" calcext:value-type="float">
            <text:p>1,00952563714139</text:p>
          </table:table-cell>
          <table:table-cell table:number-columns-repeated="3"/>
        </table:table-row>
        <table:table-row table:style-name="ro1">
          <table:table-cell table:formula="of:=[.A457]+0.01" office:value-type="float" office:value="4.55999999999995" calcext:value-type="float">
            <text:p>4,55999999999995</text:p>
          </table:table-cell>
          <table:table-cell table:formula="of:=[.B457]+([.E457]*([.A458]-[.A457]))" office:value-type="float" office:value="-0.155454167747483" calcext:value-type="float">
            <text:p>-0,155454167747483</text:p>
          </table:table-cell>
          <table:table-cell table:formula="of:=-[.$H$4]*[.B458]" office:value-type="float" office:value="0.0777270838737415" calcext:value-type="float">
            <text:p>0,077727083873742</text:p>
          </table:table-cell>
          <table:table-cell table:formula="of:=[.C458]/[.$H$2]" office:value-type="float" office:value="0.155454167747483" calcext:value-type="float">
            <text:p>0,155454167747483</text:p>
          </table:table-cell>
          <table:table-cell table:formula="of:=[.E457]+([.D457]*([.A458]-[.A457]))" office:value-type="float" office:value="1.01118113138258" calcext:value-type="float">
            <text:p>1,01118113138258</text:p>
          </table:table-cell>
          <table:table-cell table:number-columns-repeated="3"/>
        </table:table-row>
        <table:table-row table:style-name="ro1">
          <table:table-cell table:formula="of:=[.A458]+0.01" office:value-type="float" office:value="4.56999999999995" calcext:value-type="float">
            <text:p>4,56999999999995</text:p>
          </table:table-cell>
          <table:table-cell table:formula="of:=[.B458]+([.E458]*([.A459]-[.A458]))" office:value-type="float" office:value="-0.145342356433657" calcext:value-type="float">
            <text:p>-0,145342356433657</text:p>
          </table:table-cell>
          <table:table-cell table:formula="of:=-[.$H$4]*[.B459]" office:value-type="float" office:value="0.0726711782168287" calcext:value-type="float">
            <text:p>0,072671178216829</text:p>
          </table:table-cell>
          <table:table-cell table:formula="of:=[.C459]/[.$H$2]" office:value-type="float" office:value="0.145342356433657" calcext:value-type="float">
            <text:p>0,145342356433657</text:p>
          </table:table-cell>
          <table:table-cell table:formula="of:=[.E458]+([.D458]*([.A459]-[.A458]))" office:value-type="float" office:value="1.01273567306006" calcext:value-type="float">
            <text:p>1,01273567306006</text:p>
          </table:table-cell>
          <table:table-cell table:number-columns-repeated="3"/>
        </table:table-row>
        <table:table-row table:style-name="ro1">
          <table:table-cell table:formula="of:=[.A459]+0.01" office:value-type="float" office:value="4.57999999999995" calcext:value-type="float">
            <text:p>4,57999999999995</text:p>
          </table:table-cell>
          <table:table-cell table:formula="of:=[.B459]+([.E459]*([.A460]-[.A459]))" office:value-type="float" office:value="-0.135214999703057" calcext:value-type="float">
            <text:p>-0,135214999703057</text:p>
          </table:table-cell>
          <table:table-cell table:formula="of:=-[.$H$4]*[.B460]" office:value-type="float" office:value="0.0676074998515285" calcext:value-type="float">
            <text:p>0,067607499851529</text:p>
          </table:table-cell>
          <table:table-cell table:formula="of:=[.C460]/[.$H$2]" office:value-type="float" office:value="0.135214999703057" calcext:value-type="float">
            <text:p>0,135214999703057</text:p>
          </table:table-cell>
          <table:table-cell table:formula="of:=[.E459]+([.D459]*([.A460]-[.A459]))" office:value-type="float" office:value="1.01418909662439" calcext:value-type="float">
            <text:p>1,01418909662439</text:p>
          </table:table-cell>
          <table:table-cell table:number-columns-repeated="3"/>
        </table:table-row>
        <table:table-row table:style-name="ro1">
          <table:table-cell table:formula="of:=[.A460]+0.01" office:value-type="float" office:value="4.58999999999995" calcext:value-type="float">
            <text:p>4,58999999999995</text:p>
          </table:table-cell>
          <table:table-cell table:formula="of:=[.B460]+([.E460]*([.A461]-[.A460]))" office:value-type="float" office:value="-0.125073108736813" calcext:value-type="float">
            <text:p>-0,125073108736813</text:p>
          </table:table-cell>
          <table:table-cell table:formula="of:=-[.$H$4]*[.B461]" office:value-type="float" office:value="0.0625365543684066" calcext:value-type="float">
            <text:p>0,062536554368407</text:p>
          </table:table-cell>
          <table:table-cell table:formula="of:=[.C461]/[.$H$2]" office:value-type="float" office:value="0.125073108736813" calcext:value-type="float">
            <text:p>0,125073108736813</text:p>
          </table:table-cell>
          <table:table-cell table:formula="of:=[.E460]+([.D460]*([.A461]-[.A460]))" office:value-type="float" office:value="1.01554124662142" calcext:value-type="float">
            <text:p>1,01554124662142</text:p>
          </table:table-cell>
          <table:table-cell table:number-columns-repeated="3"/>
        </table:table-row>
        <table:table-row table:style-name="ro1">
          <table:table-cell table:formula="of:=[.A461]+0.01" office:value-type="float" office:value="4.59999999999995" calcext:value-type="float">
            <text:p>4,59999999999995</text:p>
          </table:table-cell>
          <table:table-cell table:formula="of:=[.B461]+([.E461]*([.A462]-[.A461]))" office:value-type="float" office:value="-0.114917696270599" calcext:value-type="float">
            <text:p>-0,114917696270599</text:p>
          </table:table-cell>
          <table:table-cell table:formula="of:=-[.$H$4]*[.B462]" office:value-type="float" office:value="0.0574588481352996" calcext:value-type="float">
            <text:p>0,0574588481353</text:p>
          </table:table-cell>
          <table:table-cell table:formula="of:=[.C462]/[.$H$2]" office:value-type="float" office:value="0.114917696270599" calcext:value-type="float">
            <text:p>0,114917696270599</text:p>
          </table:table-cell>
          <table:table-cell table:formula="of:=[.E461]+([.D461]*([.A462]-[.A461]))" office:value-type="float" office:value="1.01679197770879" calcext:value-type="float">
            <text:p>1,01679197770879</text:p>
          </table:table-cell>
          <table:table-cell table:number-columns-repeated="3"/>
        </table:table-row>
        <table:table-row table:style-name="ro1">
          <table:table-cell table:formula="of:=[.A462]+0.01" office:value-type="float" office:value="4.60999999999995" calcext:value-type="float">
            <text:p>4,60999999999995</text:p>
          </table:table-cell>
          <table:table-cell table:formula="of:=[.B462]+([.E462]*([.A463]-[.A462]))" office:value-type="float" office:value="-0.104749776493512" calcext:value-type="float">
            <text:p>-0,104749776493512</text:p>
          </table:table-cell>
          <table:table-cell table:formula="of:=-[.$H$4]*[.B463]" office:value-type="float" office:value="0.0523748882467558" calcext:value-type="float">
            <text:p>0,052374888246756</text:p>
          </table:table-cell>
          <table:table-cell table:formula="of:=[.C463]/[.$H$2]" office:value-type="float" office:value="0.104749776493512" calcext:value-type="float">
            <text:p>0,104749776493512</text:p>
          </table:table-cell>
          <table:table-cell table:formula="of:=[.E462]+([.D462]*([.A463]-[.A462]))" office:value-type="float" office:value="1.0179411546715" calcext:value-type="float">
            <text:p>1,0179411546715</text:p>
          </table:table-cell>
          <table:table-cell table:number-columns-repeated="3"/>
        </table:table-row>
        <table:table-row table:style-name="ro1">
          <table:table-cell table:formula="of:=[.A463]+0.01" office:value-type="float" office:value="4.61999999999995" calcext:value-type="float">
            <text:p>4,61999999999995</text:p>
          </table:table-cell>
          <table:table-cell table:formula="of:=[.B463]+([.E463]*([.A464]-[.A463]))" office:value-type="float" office:value="-0.0945703649467968" calcext:value-type="float">
            <text:p>-0,094570364946797</text:p>
          </table:table-cell>
          <table:table-cell table:formula="of:=-[.$H$4]*[.B464]" office:value-type="float" office:value="0.0472851824733984" calcext:value-type="float">
            <text:p>0,047285182473398</text:p>
          </table:table-cell>
          <table:table-cell table:formula="of:=[.C464]/[.$H$2]" office:value-type="float" office:value="0.0945703649467968" calcext:value-type="float">
            <text:p>0,094570364946797</text:p>
          </table:table-cell>
          <table:table-cell table:formula="of:=[.E463]+([.D463]*([.A464]-[.A463]))" office:value-type="float" office:value="1.01898865243643" calcext:value-type="float">
            <text:p>1,01898865243643</text:p>
          </table:table-cell>
          <table:table-cell table:number-columns-repeated="3"/>
        </table:table-row>
        <table:table-row table:style-name="ro1">
          <table:table-cell table:formula="of:=[.A464]+0.01" office:value-type="float" office:value="4.62999999999995" calcext:value-type="float">
            <text:p>4,62999999999995</text:p>
          </table:table-cell>
          <table:table-cell table:formula="of:=[.B464]+([.E464]*([.A465]-[.A464]))" office:value-type="float" office:value="-0.0843804784224326" calcext:value-type="float">
            <text:p>-0,084380478422433</text:p>
          </table:table-cell>
          <table:table-cell table:formula="of:=-[.$H$4]*[.B465]" office:value-type="float" office:value="0.0421902392112163" calcext:value-type="float">
            <text:p>0,042190239211216</text:p>
          </table:table-cell>
          <table:table-cell table:formula="of:=[.C465]/[.$H$2]" office:value-type="float" office:value="0.0843804784224326" calcext:value-type="float">
            <text:p>0,084380478422433</text:p>
          </table:table-cell>
          <table:table-cell table:formula="of:=[.E464]+([.D464]*([.A465]-[.A464]))" office:value-type="float" office:value="1.0199343560859" calcext:value-type="float">
            <text:p>1,0199343560859</text:p>
          </table:table-cell>
          <table:table-cell table:number-columns-repeated="3"/>
        </table:table-row>
        <table:table-row table:style-name="ro1">
          <table:table-cell table:formula="of:=[.A465]+0.01" office:value-type="float" office:value="4.63999999999995" calcext:value-type="float">
            <text:p>4,63999999999995</text:p>
          </table:table-cell>
          <table:table-cell table:formula="of:=[.B465]+([.E465]*([.A466]-[.A465]))" office:value-type="float" office:value="-0.0741811348615738" calcext:value-type="float">
            <text:p>-0,074181134861574</text:p>
          </table:table-cell>
          <table:table-cell table:formula="of:=-[.$H$4]*[.B466]" office:value-type="float" office:value="0.0370905674307869" calcext:value-type="float">
            <text:p>0,037090567430787</text:p>
          </table:table-cell>
          <table:table-cell table:formula="of:=[.C466]/[.$H$2]" office:value-type="float" office:value="0.0741811348615738" calcext:value-type="float">
            <text:p>0,074181134861574</text:p>
          </table:table-cell>
          <table:table-cell table:formula="of:=[.E465]+([.D465]*([.A466]-[.A465]))" office:value-type="float" office:value="1.02077816087013" calcext:value-type="float">
            <text:p>1,02077816087013</text:p>
          </table:table-cell>
          <table:table-cell table:number-columns-repeated="3"/>
        </table:table-row>
        <table:table-row table:style-name="ro1">
          <table:table-cell table:formula="of:=[.A466]+0.01" office:value-type="float" office:value="4.64999999999995" calcext:value-type="float">
            <text:p>4,64999999999995</text:p>
          </table:table-cell>
          <table:table-cell table:formula="of:=[.B466]+([.E466]*([.A467]-[.A466]))" office:value-type="float" office:value="-0.0639733532528728" calcext:value-type="float">
            <text:p>-0,063973353252873</text:p>
          </table:table-cell>
          <table:table-cell table:formula="of:=-[.$H$4]*[.B467]" office:value-type="float" office:value="0.0319866766264364" calcext:value-type="float">
            <text:p>0,031986676626436</text:p>
          </table:table-cell>
          <table:table-cell table:formula="of:=[.C467]/[.$H$2]" office:value-type="float" office:value="0.0639733532528728" calcext:value-type="float">
            <text:p>0,063973353252873</text:p>
          </table:table-cell>
          <table:table-cell table:formula="of:=[.E466]+([.D466]*([.A467]-[.A466]))" office:value-type="float" office:value="1.02151997221874" calcext:value-type="float">
            <text:p>1,02151997221874</text:p>
          </table:table-cell>
          <table:table-cell table:number-columns-repeated="3"/>
        </table:table-row>
        <table:table-row table:style-name="ro1">
          <table:table-cell table:formula="of:=[.A467]+0.01" office:value-type="float" office:value="4.65999999999995" calcext:value-type="float">
            <text:p>4,65999999999995</text:p>
          </table:table-cell>
          <table:table-cell table:formula="of:=[.B467]+([.E467]*([.A468]-[.A467]))" office:value-type="float" office:value="-0.0537581535306856" calcext:value-type="float">
            <text:p>-0,053758153530686</text:p>
          </table:table-cell>
          <table:table-cell table:formula="of:=-[.$H$4]*[.B468]" office:value-type="float" office:value="0.0268790767653428" calcext:value-type="float">
            <text:p>0,026879076765343</text:p>
          </table:table-cell>
          <table:table-cell table:formula="of:=[.C468]/[.$H$2]" office:value-type="float" office:value="0.0537581535306856" calcext:value-type="float">
            <text:p>0,053758153530686</text:p>
          </table:table-cell>
          <table:table-cell table:formula="of:=[.E467]+([.D467]*([.A468]-[.A467]))" office:value-type="float" office:value="1.02215970575127" calcext:value-type="float">
            <text:p>1,02215970575127</text:p>
          </table:table-cell>
          <table:table-cell table:number-columns-repeated="3"/>
        </table:table-row>
        <table:table-row table:style-name="ro1">
          <table:table-cell table:formula="of:=[.A468]+0.01" office:value-type="float" office:value="4.66999999999995" calcext:value-type="float">
            <text:p>4,66999999999995</text:p>
          </table:table-cell>
          <table:table-cell table:formula="of:=[.B468]+([.E468]*([.A469]-[.A468]))" office:value-type="float" office:value="-0.0435365564731731" calcext:value-type="float">
            <text:p>-0,043536556473173</text:p>
          </table:table-cell>
          <table:table-cell table:formula="of:=-[.$H$4]*[.B469]" office:value-type="float" office:value="0.0217682782365865" calcext:value-type="float">
            <text:p>0,021768278236587</text:p>
          </table:table-cell>
          <table:table-cell table:formula="of:=[.C469]/[.$H$2]" office:value-type="float" office:value="0.0435365564731731" calcext:value-type="float">
            <text:p>0,043536556473173</text:p>
          </table:table-cell>
          <table:table-cell table:formula="of:=[.E468]+([.D468]*([.A469]-[.A468]))" office:value-type="float" office:value="1.02269728728658" calcext:value-type="float">
            <text:p>1,02269728728658</text:p>
          </table:table-cell>
          <table:table-cell table:number-columns-repeated="3"/>
        </table:table-row>
        <table:table-row table:style-name="ro1">
          <table:table-cell table:formula="of:=[.A469]+0.01" office:value-type="float" office:value="4.67999999999994" calcext:value-type="float">
            <text:p>4,67999999999994</text:p>
          </table:table-cell>
          <table:table-cell table:formula="of:=[.B469]+([.E469]*([.A470]-[.A469]))" office:value-type="float" office:value="-0.0333095836003075" calcext:value-type="float">
            <text:p>-0,033309583600308</text:p>
          </table:table-cell>
          <table:table-cell table:formula="of:=-[.$H$4]*[.B470]" office:value-type="float" office:value="0.0166547918001538" calcext:value-type="float">
            <text:p>0,016654791800154</text:p>
          </table:table-cell>
          <table:table-cell table:formula="of:=[.C470]/[.$H$2]" office:value-type="float" office:value="0.0333095836003075" calcext:value-type="float">
            <text:p>0,033309583600308</text:p>
          </table:table-cell>
          <table:table-cell table:formula="of:=[.E469]+([.D469]*([.A470]-[.A469]))" office:value-type="float" office:value="1.02313265285131" calcext:value-type="float">
            <text:p>1,02313265285131</text:p>
          </table:table-cell>
          <table:table-cell table:number-columns-repeated="3"/>
        </table:table-row>
        <table:table-row table:style-name="ro1">
          <table:table-cell table:formula="of:=[.A470]+0.01" office:value-type="float" office:value="4.68999999999994" calcext:value-type="float">
            <text:p>4,68999999999994</text:p>
          </table:table-cell>
          <table:table-cell table:formula="of:=[.B470]+([.E470]*([.A471]-[.A470]))" office:value-type="float" office:value="-0.0230782570717947" calcext:value-type="float">
            <text:p>-0,023078257071795</text:p>
          </table:table-cell>
          <table:table-cell table:formula="of:=-[.$H$4]*[.B471]" office:value-type="float" office:value="0.0115391285358973" calcext:value-type="float">
            <text:p>0,011539128535897</text:p>
          </table:table-cell>
          <table:table-cell table:formula="of:=[.C471]/[.$H$2]" office:value-type="float" office:value="0.0230782570717947" calcext:value-type="float">
            <text:p>0,023078257071795</text:p>
          </table:table-cell>
          <table:table-cell table:formula="of:=[.E470]+([.D470]*([.A471]-[.A470]))" office:value-type="float" office:value="1.02346574868731" calcext:value-type="float">
            <text:p>1,02346574868731</text:p>
          </table:table-cell>
          <table:table-cell table:number-columns-repeated="3"/>
        </table:table-row>
        <table:table-row table:style-name="ro1">
          <table:table-cell table:formula="of:=[.A471]+0.01" office:value-type="float" office:value="4.69999999999994" calcext:value-type="float">
            <text:p>4,69999999999994</text:p>
          </table:table-cell>
          <table:table-cell table:formula="of:=[.B471]+([.E471]*([.A472]-[.A471]))" office:value-type="float" office:value="-0.0128435995849218" calcext:value-type="float">
            <text:p>-0,012843599584922</text:p>
          </table:table-cell>
          <table:table-cell table:formula="of:=-[.$H$4]*[.B472]" office:value-type="float" office:value="0.00642179979246088" calcext:value-type="float">
            <text:p>0,006421799792461</text:p>
          </table:table-cell>
          <table:table-cell table:formula="of:=[.C472]/[.$H$2]" office:value-type="float" office:value="0.0128435995849218" calcext:value-type="float">
            <text:p>0,012843599584922</text:p>
          </table:table-cell>
          <table:table-cell table:formula="of:=[.E471]+([.D471]*([.A472]-[.A471]))" office:value-type="float" office:value="1.02369653125803" calcext:value-type="float">
            <text:p>1,02369653125803</text:p>
          </table:table-cell>
          <table:table-cell table:number-columns-repeated="3"/>
        </table:table-row>
        <table:table-row table:style-name="ro1">
          <table:table-cell table:formula="of:=[.A472]+0.01" office:value-type="float" office:value="4.70999999999994" calcext:value-type="float">
            <text:p>4,70999999999994</text:p>
          </table:table-cell>
          <table:table-cell table:formula="of:=[.B472]+([.E472]*([.A473]-[.A472]))" office:value-type="float" office:value="-0.00260663427234168" calcext:value-type="float">
            <text:p>-0,002606634272342</text:p>
          </table:table-cell>
          <table:table-cell table:formula="of:=-[.$H$4]*[.B473]" office:value-type="float" office:value="0.00130331713617084" calcext:value-type="float">
            <text:p>0,001303317136171</text:p>
          </table:table-cell>
          <table:table-cell table:formula="of:=[.C473]/[.$H$2]" office:value-type="float" office:value="0.00260663427234168" calcext:value-type="float">
            <text:p>0,002606634272342</text:p>
          </table:table-cell>
          <table:table-cell table:formula="of:=[.E472]+([.D472]*([.A473]-[.A472]))" office:value-type="float" office:value="1.02382496725388" calcext:value-type="float">
            <text:p>1,02382496725388</text:p>
          </table:table-cell>
          <table:table-cell table:number-columns-repeated="3"/>
        </table:table-row>
        <table:table-row table:style-name="ro1">
          <table:table-cell table:formula="of:=[.A473]+0.01" office:value-type="float" office:value="4.71999999999994" calcext:value-type="float">
            <text:p>4,71999999999994</text:p>
          </table:table-cell>
          <table:table-cell table:formula="of:=[.B473]+([.E473]*([.A474]-[.A473]))" office:value-type="float" office:value="0.00763161540019689" calcext:value-type="float">
            <text:p>0,007631615400197</text:p>
          </table:table-cell>
          <table:table-cell table:formula="of:=-[.$H$4]*[.B474]" office:value-type="float" office:value="-0.00381580770009845" calcext:value-type="float">
            <text:p>-0,003815807700098</text:p>
          </table:table-cell>
          <table:table-cell table:formula="of:=[.C474]/[.$H$2]" office:value-type="float" office:value="-0.00763161540019689" calcext:value-type="float">
            <text:p>-0,007631615400197</text:p>
          </table:table-cell>
          <table:table-cell table:formula="of:=[.E473]+([.D473]*([.A474]-[.A473]))" office:value-type="float" office:value="1.0238510335966" calcext:value-type="float">
            <text:p>1,0238510335966</text:p>
          </table:table-cell>
          <table:table-cell table:number-columns-repeated="3"/>
        </table:table-row>
        <table:table-row table:style-name="ro1">
          <table:table-cell table:formula="of:=[.A474]+0.01" office:value-type="float" office:value="4.72999999999994" calcext:value-type="float">
            <text:p>4,72999999999994</text:p>
          </table:table-cell>
          <table:table-cell table:formula="of:=[.B474]+([.E474]*([.A475]-[.A474]))" office:value-type="float" office:value="0.0178701257361627" calcext:value-type="float">
            <text:p>0,017870125736163</text:p>
          </table:table-cell>
          <table:table-cell table:formula="of:=-[.$H$4]*[.B475]" office:value-type="float" office:value="-0.00893506286808135" calcext:value-type="float">
            <text:p>-0,008935062868081</text:p>
          </table:table-cell>
          <table:table-cell table:formula="of:=[.C475]/[.$H$2]" office:value-type="float" office:value="-0.0178701257361627" calcext:value-type="float">
            <text:p>-0,017870125736163</text:p>
          </table:table-cell>
          <table:table-cell table:formula="of:=[.E474]+([.D474]*([.A475]-[.A474]))" office:value-type="float" office:value="1.0237747174426" calcext:value-type="float">
            <text:p>1,0237747174426</text:p>
          </table:table-cell>
          <table:table-cell table:number-columns-repeated="3"/>
        </table:table-row>
        <table:table-row table:style-name="ro1">
          <table:table-cell table:formula="of:=[.A475]+0.01" office:value-type="float" office:value="4.73999999999994" calcext:value-type="float">
            <text:p>4,73999999999994</text:p>
          </table:table-cell>
          <table:table-cell table:formula="of:=[.B475]+([.E475]*([.A476]-[.A475]))" office:value-type="float" office:value="0.0281078729105885" calcext:value-type="float">
            <text:p>0,028107872910589</text:p>
          </table:table-cell>
          <table:table-cell table:formula="of:=-[.$H$4]*[.B476]" office:value-type="float" office:value="-0.0140539364552942" calcext:value-type="float">
            <text:p>-0,014053936455294</text:p>
          </table:table-cell>
          <table:table-cell table:formula="of:=[.C476]/[.$H$2]" office:value-type="float" office:value="-0.0281078729105885" calcext:value-type="float">
            <text:p>-0,028107872910589</text:p>
          </table:table-cell>
          <table:table-cell table:formula="of:=[.E475]+([.D475]*([.A476]-[.A475]))" office:value-type="float" office:value="1.02359601618524" calcext:value-type="float">
            <text:p>1,02359601618524</text:p>
          </table:table-cell>
          <table:table-cell table:number-columns-repeated="3"/>
        </table:table-row>
        <table:table-row table:style-name="ro1">
          <table:table-cell table:formula="of:=[.A476]+0.01" office:value-type="float" office:value="4.74999999999994" calcext:value-type="float">
            <text:p>4,74999999999994</text:p>
          </table:table-cell>
          <table:table-cell table:formula="of:=[.B476]+([.E476]*([.A477]-[.A476]))" office:value-type="float" office:value="0.0383438330724407" calcext:value-type="float">
            <text:p>0,038343833072441</text:p>
          </table:table-cell>
          <table:table-cell table:formula="of:=-[.$H$4]*[.B477]" office:value-type="float" office:value="-0.0191719165362203" calcext:value-type="float">
            <text:p>-0,01917191653622</text:p>
          </table:table-cell>
          <table:table-cell table:formula="of:=[.C477]/[.$H$2]" office:value-type="float" office:value="-0.0383438330724407" calcext:value-type="float">
            <text:p>-0,038343833072441</text:p>
          </table:table-cell>
          <table:table-cell table:formula="of:=[.E476]+([.D476]*([.A477]-[.A476]))" office:value-type="float" office:value="1.02331493745613" calcext:value-type="float">
            <text:p>1,02331493745613</text:p>
          </table:table-cell>
          <table:table-cell table:number-columns-repeated="3"/>
        </table:table-row>
        <table:table-row table:style-name="ro1">
          <table:table-cell table:formula="of:=[.A477]+0.01" office:value-type="float" office:value="4.75999999999994" calcext:value-type="float">
            <text:p>4,75999999999994</text:p>
          </table:table-cell>
          <table:table-cell table:formula="of:=[.B477]+([.E477]*([.A478]-[.A477]))" office:value-type="float" office:value="0.0485769824470018" calcext:value-type="float">
            <text:p>0,048576982447002</text:p>
          </table:table-cell>
          <table:table-cell table:formula="of:=-[.$H$4]*[.B478]" office:value-type="float" office:value="-0.0242884912235009" calcext:value-type="float">
            <text:p>-0,024288491223501</text:p>
          </table:table-cell>
          <table:table-cell table:formula="of:=[.C478]/[.$H$2]" office:value-type="float" office:value="-0.0485769824470018" calcext:value-type="float">
            <text:p>-0,048576982447002</text:p>
          </table:table-cell>
          <table:table-cell table:formula="of:=[.E477]+([.D477]*([.A478]-[.A477]))" office:value-type="float" office:value="1.02293149912541" calcext:value-type="float">
            <text:p>1,02293149912541</text:p>
          </table:table-cell>
          <table:table-cell table:number-columns-repeated="3"/>
        </table:table-row>
        <table:table-row table:style-name="ro1">
          <table:table-cell table:formula="of:=[.A478]+0.01" office:value-type="float" office:value="4.76999999999994" calcext:value-type="float">
            <text:p>4,76999999999994</text:p>
          </table:table-cell>
          <table:table-cell table:formula="of:=[.B478]+([.E478]*([.A479]-[.A478]))" office:value-type="float" office:value="0.0588062974382556" calcext:value-type="float">
            <text:p>0,058806297438256</text:p>
          </table:table-cell>
          <table:table-cell table:formula="of:=-[.$H$4]*[.B479]" office:value-type="float" office:value="-0.0294031487191278" calcext:value-type="float">
            <text:p>-0,029403148719128</text:p>
          </table:table-cell>
          <table:table-cell table:formula="of:=[.C479]/[.$H$2]" office:value-type="float" office:value="-0.0588062974382556" calcext:value-type="float">
            <text:p>-0,058806297438256</text:p>
          </table:table-cell>
          <table:table-cell table:formula="of:=[.E478]+([.D478]*([.A479]-[.A478]))" office:value-type="float" office:value="1.02244572930094" calcext:value-type="float">
            <text:p>1,02244572930094</text:p>
          </table:table-cell>
          <table:table-cell table:number-columns-repeated="3"/>
        </table:table-row>
        <table:table-row table:style-name="ro1">
          <table:table-cell table:formula="of:=[.A479]+0.01" office:value-type="float" office:value="4.77999999999994" calcext:value-type="float">
            <text:p>4,77999999999994</text:p>
          </table:table-cell>
          <table:table-cell table:formula="of:=[.B479]+([.E479]*([.A480]-[.A479]))" office:value-type="float" office:value="0.0690307547312648" calcext:value-type="float">
            <text:p>0,069030754731265</text:p>
          </table:table-cell>
          <table:table-cell table:formula="of:=-[.$H$4]*[.B480]" office:value-type="float" office:value="-0.0345153773656324" calcext:value-type="float">
            <text:p>-0,034515377365632</text:p>
          </table:table-cell>
          <table:table-cell table:formula="of:=[.C480]/[.$H$2]" office:value-type="float" office:value="-0.0690307547312648" calcext:value-type="float">
            <text:p>-0,069030754731265</text:p>
          </table:table-cell>
          <table:table-cell table:formula="of:=[.E479]+([.D479]*([.A480]-[.A479]))" office:value-type="float" office:value="1.02185766632656" calcext:value-type="float">
            <text:p>1,02185766632656</text:p>
          </table:table-cell>
          <table:table-cell table:number-columns-repeated="3"/>
        </table:table-row>
        <table:table-row table:style-name="ro1">
          <table:table-cell table:formula="of:=[.A480]+0.01" office:value-type="float" office:value="4.78999999999994" calcext:value-type="float">
            <text:p>4,78999999999994</text:p>
          </table:table-cell>
          <table:table-cell table:formula="of:=[.B480]+([.E480]*([.A481]-[.A480]))" office:value-type="float" office:value="0.0792493313945302" calcext:value-type="float">
            <text:p>0,07924933139453</text:p>
          </table:table-cell>
          <table:table-cell table:formula="of:=-[.$H$4]*[.B481]" office:value-type="float" office:value="-0.0396246656972651" calcext:value-type="float">
            <text:p>-0,039624665697265</text:p>
          </table:table-cell>
          <table:table-cell table:formula="of:=[.C481]/[.$H$2]" office:value-type="float" office:value="-0.0792493313945302" calcext:value-type="float">
            <text:p>-0,07924933139453</text:p>
          </table:table-cell>
          <table:table-cell table:formula="of:=[.E480]+([.D480]*([.A481]-[.A480]))" office:value-type="float" office:value="1.02116735877924" calcext:value-type="float">
            <text:p>1,02116735877924</text:p>
          </table:table-cell>
          <table:table-cell table:number-columns-repeated="3"/>
        </table:table-row>
        <table:table-row table:style-name="ro1">
          <table:table-cell table:formula="of:=[.A481]+0.01" office:value-type="float" office:value="4.79999999999994" calcext:value-type="float">
            <text:p>4,79999999999994</text:p>
          </table:table-cell>
          <table:table-cell table:formula="of:=[.B481]+([.E481]*([.A482]-[.A481]))" office:value-type="float" office:value="0.0894610049823224" calcext:value-type="float">
            <text:p>0,089461004982322</text:p>
          </table:table-cell>
          <table:table-cell table:formula="of:=-[.$H$4]*[.B482]" office:value-type="float" office:value="-0.0447305024911612" calcext:value-type="float">
            <text:p>-0,044730502491161</text:p>
          </table:table-cell>
          <table:table-cell table:formula="of:=[.C482]/[.$H$2]" office:value-type="float" office:value="-0.0894610049823224" calcext:value-type="float">
            <text:p>-0,089461004982322</text:p>
          </table:table-cell>
          <table:table-cell table:formula="of:=[.E481]+([.D481]*([.A482]-[.A481]))" office:value-type="float" office:value="1.0203748654653" calcext:value-type="float">
            <text:p>1,0203748654653</text:p>
          </table:table-cell>
          <table:table-cell table:number-columns-repeated="3"/>
        </table:table-row>
        <table:table-row table:style-name="ro1">
          <table:table-cell table:formula="of:=[.A482]+0.01" office:value-type="float" office:value="4.80999999999994" calcext:value-type="float">
            <text:p>4,80999999999994</text:p>
          </table:table-cell>
          <table:table-cell table:formula="of:=[.B482]+([.E482]*([.A483]-[.A482]))" office:value-type="float" office:value="0.0996647536369751" calcext:value-type="float">
            <text:p>0,099664753636975</text:p>
          </table:table-cell>
          <table:table-cell table:formula="of:=-[.$H$4]*[.B483]" office:value-type="float" office:value="-0.0498323768184876" calcext:value-type="float">
            <text:p>-0,049832376818488</text:p>
          </table:table-cell>
          <table:table-cell table:formula="of:=[.C483]/[.$H$2]" office:value-type="float" office:value="-0.0996647536369751" calcext:value-type="float">
            <text:p>-0,099664753636975</text:p>
          </table:table-cell>
          <table:table-cell table:formula="of:=[.E482]+([.D482]*([.A483]-[.A482]))" office:value-type="float" office:value="1.01948025541548" calcext:value-type="float">
            <text:p>1,01948025541548</text:p>
          </table:table-cell>
          <table:table-cell table:number-columns-repeated="3"/>
        </table:table-row>
        <table:table-row table:style-name="ro1">
          <table:table-cell table:formula="of:=[.A483]+0.01" office:value-type="float" office:value="4.81999999999994" calcext:value-type="float">
            <text:p>4,81999999999994</text:p>
          </table:table-cell>
          <table:table-cell table:formula="of:=[.B483]+([.E483]*([.A484]-[.A483]))" office:value-type="float" office:value="0.10985955619113" calcext:value-type="float">
            <text:p>0,10985955619113</text:p>
          </table:table-cell>
          <table:table-cell table:formula="of:=-[.$H$4]*[.B484]" office:value-type="float" office:value="-0.0549297780955648" calcext:value-type="float">
            <text:p>-0,054929778095565</text:p>
          </table:table-cell>
          <table:table-cell table:formula="of:=[.C484]/[.$H$2]" office:value-type="float" office:value="-0.10985955619113" calcext:value-type="float">
            <text:p>-0,10985955619113</text:p>
          </table:table-cell>
          <table:table-cell table:formula="of:=[.E483]+([.D483]*([.A484]-[.A483]))" office:value-type="float" office:value="1.01848360787911" calcext:value-type="float">
            <text:p>1,01848360787911</text:p>
          </table:table-cell>
          <table:table-cell table:number-columns-repeated="3"/>
        </table:table-row>
        <table:table-row table:style-name="ro1">
          <table:table-cell table:formula="of:=[.A484]+0.01" office:value-type="float" office:value="4.82999999999994" calcext:value-type="float">
            <text:p>4,82999999999994</text:p>
          </table:table-cell>
          <table:table-cell table:formula="of:=[.B484]+([.E484]*([.A485]-[.A484]))" office:value-type="float" office:value="0.120044392269921" calcext:value-type="float">
            <text:p>0,120044392269921</text:p>
          </table:table-cell>
          <table:table-cell table:formula="of:=-[.$H$4]*[.B485]" office:value-type="float" office:value="-0.0600221961349603" calcext:value-type="float">
            <text:p>-0,06002219613496</text:p>
          </table:table-cell>
          <table:table-cell table:formula="of:=[.C485]/[.$H$2]" office:value-type="float" office:value="-0.120044392269921" calcext:value-type="float">
            <text:p>-0,120044392269921</text:p>
          </table:table-cell>
          <table:table-cell table:formula="of:=[.E484]+([.D484]*([.A485]-[.A484]))" office:value-type="float" office:value="1.01738501231719" calcext:value-type="float">
            <text:p>1,01738501231719</text:p>
          </table:table-cell>
          <table:table-cell table:number-columns-repeated="3"/>
        </table:table-row>
        <table:table-row table:style-name="ro1">
          <table:table-cell table:formula="of:=[.A485]+0.01" office:value-type="float" office:value="4.83999999999994" calcext:value-type="float">
            <text:p>4,83999999999994</text:p>
          </table:table-cell>
          <table:table-cell table:formula="of:=[.B485]+([.E485]*([.A486]-[.A485]))" office:value-type="float" office:value="0.130218242393092" calcext:value-type="float">
            <text:p>0,130218242393092</text:p>
          </table:table-cell>
          <table:table-cell table:formula="of:=-[.$H$4]*[.B486]" office:value-type="float" office:value="-0.0651091211965461" calcext:value-type="float">
            <text:p>-0,065109121196546</text:p>
          </table:table-cell>
          <table:table-cell table:formula="of:=[.C486]/[.$H$2]" office:value-type="float" office:value="-0.130218242393092" calcext:value-type="float">
            <text:p>-0,130218242393092</text:p>
          </table:table-cell>
          <table:table-cell table:formula="of:=[.E485]+([.D485]*([.A486]-[.A485]))" office:value-type="float" office:value="1.0161845683945" calcext:value-type="float">
            <text:p>1,0161845683945</text:p>
          </table:table-cell>
          <table:table-cell table:number-columns-repeated="3"/>
        </table:table-row>
        <table:table-row table:style-name="ro1">
          <table:table-cell table:formula="of:=[.A486]+0.01" office:value-type="float" office:value="4.84999999999994" calcext:value-type="float">
            <text:p>4,84999999999994</text:p>
          </table:table-cell>
          <table:table-cell table:formula="of:=[.B486]+([.E486]*([.A487]-[.A486]))" office:value-type="float" office:value="0.140380088077037" calcext:value-type="float">
            <text:p>0,140380088077037</text:p>
          </table:table-cell>
          <table:table-cell table:formula="of:=-[.$H$4]*[.B487]" office:value-type="float" office:value="-0.0701900440385185" calcext:value-type="float">
            <text:p>-0,070190044038519</text:p>
          </table:table-cell>
          <table:table-cell table:formula="of:=[.C487]/[.$H$2]" office:value-type="float" office:value="-0.140380088077037" calcext:value-type="float">
            <text:p>-0,140380088077037</text:p>
          </table:table-cell>
          <table:table-cell table:formula="of:=[.E486]+([.D486]*([.A487]-[.A486]))" office:value-type="float" office:value="1.01488238597056" calcext:value-type="float">
            <text:p>1,01488238597056</text:p>
          </table:table-cell>
          <table:table-cell table:number-columns-repeated="3"/>
        </table:table-row>
        <table:table-row table:style-name="ro1">
          <table:table-cell table:formula="of:=[.A487]+0.01" office:value-type="float" office:value="4.85999999999994" calcext:value-type="float">
            <text:p>4,85999999999994</text:p>
          </table:table-cell>
          <table:table-cell table:formula="of:=[.B487]+([.E487]*([.A488]-[.A487]))" office:value-type="float" office:value="0.150528911936742" calcext:value-type="float">
            <text:p>0,150528911936742</text:p>
          </table:table-cell>
          <table:table-cell table:formula="of:=-[.$H$4]*[.B488]" office:value-type="float" office:value="-0.0752644559683712" calcext:value-type="float">
            <text:p>-0,075264455968371</text:p>
          </table:table-cell>
          <table:table-cell table:formula="of:=[.C488]/[.$H$2]" office:value-type="float" office:value="-0.150528911936742" calcext:value-type="float">
            <text:p>-0,150528911936742</text:p>
          </table:table-cell>
          <table:table-cell table:formula="of:=[.E487]+([.D487]*([.A488]-[.A487]))" office:value-type="float" office:value="1.01347858508979" calcext:value-type="float">
            <text:p>1,01347858508979</text:p>
          </table:table-cell>
          <table:table-cell table:number-columns-repeated="3"/>
        </table:table-row>
        <table:table-row table:style-name="ro1">
          <table:table-cell table:formula="of:=[.A488]+0.01" office:value-type="float" office:value="4.86999999999994" calcext:value-type="float">
            <text:p>4,86999999999994</text:p>
          </table:table-cell>
          <table:table-cell table:formula="of:=[.B488]+([.E488]*([.A489]-[.A488]))" office:value-type="float" office:value="0.16066369778764" calcext:value-type="float">
            <text:p>0,16066369778764</text:p>
          </table:table-cell>
          <table:table-cell table:formula="of:=-[.$H$4]*[.B489]" office:value-type="float" office:value="-0.0803318488938201" calcext:value-type="float">
            <text:p>-0,08033184889382</text:p>
          </table:table-cell>
          <table:table-cell table:formula="of:=[.C489]/[.$H$2]" office:value-type="float" office:value="-0.16066369778764" calcext:value-type="float">
            <text:p>-0,16066369778764</text:p>
          </table:table-cell>
          <table:table-cell table:formula="of:=[.E488]+([.D488]*([.A489]-[.A488]))" office:value-type="float" office:value="1.01197329597043" calcext:value-type="float">
            <text:p>1,01197329597043</text:p>
          </table:table-cell>
          <table:table-cell table:number-columns-repeated="3"/>
        </table:table-row>
        <table:table-row table:style-name="ro1">
          <table:table-cell table:formula="of:=[.A489]+0.01" office:value-type="float" office:value="4.87999999999994" calcext:value-type="float">
            <text:p>4,87999999999994</text:p>
          </table:table-cell>
          <table:table-cell table:formula="of:=[.B489]+([.E489]*([.A490]-[.A489]))" office:value-type="float" office:value="0.170783430747344" calcext:value-type="float">
            <text:p>0,170783430747344</text:p>
          </table:table-cell>
          <table:table-cell table:formula="of:=-[.$H$4]*[.B490]" office:value-type="float" office:value="-0.0853917153736721" calcext:value-type="float">
            <text:p>-0,085391715373672</text:p>
          </table:table-cell>
          <table:table-cell table:formula="of:=[.C490]/[.$H$2]" office:value-type="float" office:value="-0.170783430747344" calcext:value-type="float">
            <text:p>-0,170783430747344</text:p>
          </table:table-cell>
          <table:table-cell table:formula="of:=[.E489]+([.D489]*([.A490]-[.A489]))" office:value-type="float" office:value="1.01036665899255" calcext:value-type="float">
            <text:p>1,01036665899255</text:p>
          </table:table-cell>
          <table:table-cell table:number-columns-repeated="3"/>
        </table:table-row>
        <table:table-row table:style-name="ro1">
          <table:table-cell table:formula="of:=[.A490]+0.01" office:value-type="float" office:value="4.88999999999994" calcext:value-type="float">
            <text:p>4,88999999999994</text:p>
          </table:table-cell>
          <table:table-cell table:formula="of:=[.B490]+([.E490]*([.A491]-[.A490]))" office:value-type="float" office:value="0.180887097337269" calcext:value-type="float">
            <text:p>0,180887097337269</text:p>
          </table:table-cell>
          <table:table-cell table:formula="of:=-[.$H$4]*[.B491]" office:value-type="float" office:value="-0.0904435486686347" calcext:value-type="float">
            <text:p>-0,090443548668635</text:p>
          </table:table-cell>
          <table:table-cell table:formula="of:=[.C491]/[.$H$2]" office:value-type="float" office:value="-0.180887097337269" calcext:value-type="float">
            <text:p>-0,180887097337269</text:p>
          </table:table-cell>
          <table:table-cell table:formula="of:=[.E490]+([.D490]*([.A491]-[.A490]))" office:value-type="float" office:value="1.00865882468508" calcext:value-type="float">
            <text:p>1,00865882468508</text:p>
          </table:table-cell>
          <table:table-cell table:number-columns-repeated="3"/>
        </table:table-row>
        <table:table-row table:style-name="ro1">
          <table:table-cell table:formula="of:=[.A491]+0.01" office:value-type="float" office:value="4.89999999999994" calcext:value-type="float">
            <text:p>4,89999999999994</text:p>
          </table:table-cell>
          <table:table-cell table:formula="of:=[.B491]+([.E491]*([.A492]-[.A491]))" office:value-type="float" office:value="0.19097368558412" calcext:value-type="float">
            <text:p>0,19097368558412</text:p>
          </table:table-cell>
          <table:table-cell table:formula="of:=-[.$H$4]*[.B492]" office:value-type="float" office:value="-0.09548684279206" calcext:value-type="float">
            <text:p>-0,09548684279206</text:p>
          </table:table-cell>
          <table:table-cell table:formula="of:=[.C492]/[.$H$2]" office:value-type="float" office:value="-0.19097368558412" calcext:value-type="float">
            <text:p>-0,19097368558412</text:p>
          </table:table-cell>
          <table:table-cell table:formula="of:=[.E491]+([.D491]*([.A492]-[.A491]))" office:value-type="float" office:value="1.0068499537117" calcext:value-type="float">
            <text:p>1,0068499537117</text:p>
          </table:table-cell>
          <table:table-cell table:number-columns-repeated="3"/>
        </table:table-row>
        <table:table-row table:style-name="ro1">
          <table:table-cell table:formula="of:=[.A492]+0.01" office:value-type="float" office:value="4.90999999999994" calcext:value-type="float">
            <text:p>4,90999999999994</text:p>
          </table:table-cell>
          <table:table-cell table:formula="of:=[.B492]+([.E492]*([.A493]-[.A492]))" office:value-type="float" office:value="0.201042185121237" calcext:value-type="float">
            <text:p>0,201042185121237</text:p>
          </table:table-cell>
          <table:table-cell table:formula="of:=-[.$H$4]*[.B493]" office:value-type="float" office:value="-0.100521092560618" calcext:value-type="float">
            <text:p>-0,100521092560618</text:p>
          </table:table-cell>
          <table:table-cell table:formula="of:=[.C493]/[.$H$2]" office:value-type="float" office:value="-0.201042185121237" calcext:value-type="float">
            <text:p>-0,201042185121237</text:p>
          </table:table-cell>
          <table:table-cell table:formula="of:=[.E492]+([.D492]*([.A493]-[.A492]))" office:value-type="float" office:value="1.00494021685586" calcext:value-type="float">
            <text:p>1,00494021685586</text:p>
          </table:table-cell>
          <table:table-cell table:number-columns-repeated="3"/>
        </table:table-row>
        <table:table-row table:style-name="ro1">
          <table:table-cell table:formula="of:=[.A493]+0.01" office:value-type="float" office:value="4.91999999999994" calcext:value-type="float">
            <text:p>4,91999999999994</text:p>
          </table:table-cell>
          <table:table-cell table:formula="of:=[.B493]+([.E493]*([.A494]-[.A493]))" office:value-type="float" office:value="0.211091587289795" calcext:value-type="float">
            <text:p>0,211091587289795</text:p>
          </table:table-cell>
          <table:table-cell table:formula="of:=-[.$H$4]*[.B494]" office:value-type="float" office:value="-0.105545793644898" calcext:value-type="float">
            <text:p>-0,105545793644898</text:p>
          </table:table-cell>
          <table:table-cell table:formula="of:=[.C494]/[.$H$2]" office:value-type="float" office:value="-0.211091587289795" calcext:value-type="float">
            <text:p>-0,211091587289795</text:p>
          </table:table-cell>
          <table:table-cell table:formula="of:=[.E493]+([.D493]*([.A494]-[.A493]))" office:value-type="float" office:value="1.00292979500465" calcext:value-type="float">
            <text:p>1,00292979500465</text:p>
          </table:table-cell>
          <table:table-cell table:number-columns-repeated="3"/>
        </table:table-row>
        <table:table-row table:style-name="ro1">
          <table:table-cell table:formula="of:=[.A494]+0.01" office:value-type="float" office:value="4.92999999999994" calcext:value-type="float">
            <text:p>4,92999999999994</text:p>
          </table:table-cell>
          <table:table-cell table:formula="of:=[.B494]+([.E494]*([.A495]-[.A494]))" office:value-type="float" office:value="0.221120885239841" calcext:value-type="float">
            <text:p>0,221120885239841</text:p>
          </table:table-cell>
          <table:table-cell table:formula="of:=-[.$H$4]*[.B495]" office:value-type="float" office:value="-0.110560442619921" calcext:value-type="float">
            <text:p>-0,110560442619921</text:p>
          </table:table-cell>
          <table:table-cell table:formula="of:=[.C495]/[.$H$2]" office:value-type="float" office:value="-0.221120885239841" calcext:value-type="float">
            <text:p>-0,221120885239841</text:p>
          </table:table-cell>
          <table:table-cell table:formula="of:=[.E494]+([.D494]*([.A495]-[.A494]))" office:value-type="float" office:value="1.00081887913175" calcext:value-type="float">
            <text:p>1,00081887913175</text:p>
          </table:table-cell>
          <table:table-cell table:number-columns-repeated="3"/>
        </table:table-row>
        <table:table-row table:style-name="ro1">
          <table:table-cell table:formula="of:=[.A495]+0.01" office:value-type="float" office:value="4.93999999999994" calcext:value-type="float">
            <text:p>4,93999999999994</text:p>
          </table:table-cell>
          <table:table-cell table:formula="of:=[.B495]+([.E495]*([.A496]-[.A495]))" office:value-type="float" office:value="0.231129074031159" calcext:value-type="float">
            <text:p>0,231129074031159</text:p>
          </table:table-cell>
          <table:table-cell table:formula="of:=-[.$H$4]*[.B496]" office:value-type="float" office:value="-0.115564537015579" calcext:value-type="float">
            <text:p>-0,115564537015579</text:p>
          </table:table-cell>
          <table:table-cell table:formula="of:=[.C496]/[.$H$2]" office:value-type="float" office:value="-0.231129074031159" calcext:value-type="float">
            <text:p>-0,231129074031159</text:p>
          </table:table-cell>
          <table:table-cell table:formula="of:=[.E495]+([.D495]*([.A496]-[.A495]))" office:value-type="float" office:value="0.998607670279354" calcext:value-type="float">
            <text:p>0,998607670279354</text:p>
          </table:table-cell>
          <table:table-cell table:number-columns-repeated="3"/>
        </table:table-row>
        <table:table-row table:style-name="ro1">
          <table:table-cell table:formula="of:=[.A496]+0.01" office:value-type="float" office:value="4.94999999999994" calcext:value-type="float">
            <text:p>4,94999999999994</text:p>
          </table:table-cell>
          <table:table-cell table:formula="of:=[.B496]+([.E496]*([.A497]-[.A496]))" office:value-type="float" office:value="0.241115150733952" calcext:value-type="float">
            <text:p>0,241115150733952</text:p>
          </table:table-cell>
          <table:table-cell table:formula="of:=-[.$H$4]*[.B497]" office:value-type="float" office:value="-0.120557575366976" calcext:value-type="float">
            <text:p>-0,120557575366976</text:p>
          </table:table-cell>
          <table:table-cell table:formula="of:=[.C497]/[.$H$2]" office:value-type="float" office:value="-0.241115150733952" calcext:value-type="float">
            <text:p>-0,241115150733952</text:p>
          </table:table-cell>
          <table:table-cell table:formula="of:=[.E496]+([.D496]*([.A497]-[.A496]))" office:value-type="float" office:value="0.996296379539043" calcext:value-type="float">
            <text:p>0,996296379539043</text:p>
          </table:table-cell>
          <table:table-cell table:number-columns-repeated="3"/>
        </table:table-row>
        <table:table-row table:style-name="ro1">
          <table:table-cell table:formula="of:=[.A497]+0.01" office:value-type="float" office:value="4.95999999999994" calcext:value-type="float">
            <text:p>4,95999999999994</text:p>
          </table:table-cell>
          <table:table-cell table:formula="of:=[.B497]+([.E497]*([.A498]-[.A497]))" office:value-type="float" office:value="0.251078114529342" calcext:value-type="float">
            <text:p>0,251078114529342</text:p>
          </table:table-cell>
          <table:table-cell table:formula="of:=-[.$H$4]*[.B498]" office:value-type="float" office:value="-0.125539057264671" calcext:value-type="float">
            <text:p>-0,125539057264671</text:p>
          </table:table-cell>
          <table:table-cell table:formula="of:=[.C498]/[.$H$2]" office:value-type="float" office:value="-0.251078114529342" calcext:value-type="float">
            <text:p>-0,251078114529342</text:p>
          </table:table-cell>
          <table:table-cell table:formula="of:=[.E497]+([.D497]*([.A498]-[.A497]))" office:value-type="float" office:value="0.993885228031703" calcext:value-type="float">
            <text:p>0,993885228031703</text:p>
          </table:table-cell>
          <table:table-cell table:number-columns-repeated="3"/>
        </table:table-row>
        <table:table-row table:style-name="ro1">
          <table:table-cell table:formula="of:=[.A498]+0.01" office:value-type="float" office:value="4.96999999999994" calcext:value-type="float">
            <text:p>4,96999999999994</text:p>
          </table:table-cell>
          <table:table-cell table:formula="of:=[.B498]+([.E498]*([.A499]-[.A498]))" office:value-type="float" office:value="0.261016966809659" calcext:value-type="float">
            <text:p>0,261016966809659</text:p>
          </table:table-cell>
          <table:table-cell table:formula="of:=-[.$H$4]*[.B499]" office:value-type="float" office:value="-0.13050848340483" calcext:value-type="float">
            <text:p>-0,13050848340483</text:p>
          </table:table-cell>
          <table:table-cell table:formula="of:=[.C499]/[.$H$2]" office:value-type="float" office:value="-0.261016966809659" calcext:value-type="float">
            <text:p>-0,261016966809659</text:p>
          </table:table-cell>
          <table:table-cell table:formula="of:=[.E498]+([.D498]*([.A499]-[.A498]))" office:value-type="float" office:value="0.99137444688641" calcext:value-type="float">
            <text:p>0,99137444688641</text:p>
          </table:table-cell>
          <table:table-cell table:number-columns-repeated="3"/>
        </table:table-row>
        <table:table-row table:style-name="ro1">
          <table:table-cell table:formula="of:=[.A499]+0.01" office:value-type="float" office:value="4.97999999999994" calcext:value-type="float">
            <text:p>4,97999999999994</text:p>
          </table:table-cell>
          <table:table-cell table:formula="of:=[.B499]+([.E499]*([.A500]-[.A499]))" office:value-type="float" office:value="0.270930711278523" calcext:value-type="float">
            <text:p>0,270930711278523</text:p>
          </table:table-cell>
          <table:table-cell table:formula="of:=-[.$H$4]*[.B500]" office:value-type="float" office:value="-0.135465355639262" calcext:value-type="float">
            <text:p>-0,135465355639262</text:p>
          </table:table-cell>
          <table:table-cell table:formula="of:=[.C500]/[.$H$2]" office:value-type="float" office:value="-0.270930711278523" calcext:value-type="float">
            <text:p>-0,270930711278523</text:p>
          </table:table-cell>
          <table:table-cell table:formula="of:=[.E499]+([.D499]*([.A500]-[.A499]))" office:value-type="float" office:value="0.988764277218313" calcext:value-type="float">
            <text:p>0,988764277218313</text:p>
          </table:table-cell>
          <table:table-cell table:number-columns-repeated="3"/>
        </table:table-row>
        <table:table-row table:style-name="ro1">
          <table:table-cell table:formula="of:=[.A500]+0.01" office:value-type="float" office:value="4.98999999999994" calcext:value-type="float">
            <text:p>4,98999999999994</text:p>
          </table:table-cell>
          <table:table-cell table:formula="of:=[.B500]+([.E500]*([.A501]-[.A500]))" office:value-type="float" office:value="0.280818354050706" calcext:value-type="float">
            <text:p>0,280818354050706</text:p>
          </table:table-cell>
          <table:table-cell table:formula="of:=-[.$H$4]*[.B501]" office:value-type="float" office:value="-0.140409177025353" calcext:value-type="float">
            <text:p>-0,140409177025353</text:p>
          </table:table-cell>
          <table:table-cell table:formula="of:=[.C501]/[.$H$2]" office:value-type="float" office:value="-0.280818354050706" calcext:value-type="float">
            <text:p>-0,280818354050706</text:p>
          </table:table-cell>
          <table:table-cell table:formula="of:=[.E500]+([.D500]*([.A501]-[.A500]))" office:value-type="float" office:value="0.986054970105528" calcext:value-type="float">
            <text:p>0,986054970105528</text:p>
          </table:table-cell>
          <table:table-cell table:number-columns-repeated="3"/>
        </table:table-row>
        <table:table-row table:style-name="ro1">
          <table:table-cell table:formula="of:=[.A501]+0.01" office:value-type="float" office:value="4.99999999999994" calcext:value-type="float">
            <text:p>4,99999999999994</text:p>
          </table:table-cell>
          <table:table-cell table:formula="of:=[.B501]+([.E501]*([.A502]-[.A501]))" office:value-type="float" office:value="0.290678903751761" calcext:value-type="float">
            <text:p>0,290678903751761</text:p>
          </table:table-cell>
          <table:table-cell table:formula="of:=-[.$H$4]*[.B502]" office:value-type="float" office:value="-0.145339451875881" calcext:value-type="float">
            <text:p>-0,145339451875881</text:p>
          </table:table-cell>
          <table:table-cell table:formula="of:=[.C502]/[.$H$2]" office:value-type="float" office:value="-0.290678903751761" calcext:value-type="float">
            <text:p>-0,290678903751761</text:p>
          </table:table-cell>
          <table:table-cell table:formula="of:=[.E501]+([.D501]*([.A502]-[.A501]))" office:value-type="float" office:value="0.983246786565021" calcext:value-type="float">
            <text:p>0,983246786565021</text:p>
          </table:table-cell>
          <table:table-cell table:number-columns-repeated="3"/>
        </table:table-row>
        <table:table-row table:style-name="ro1">
          <table:table-cell table:formula="of:=[.A502]+0.01" office:value-type="float" office:value="5.00999999999994" calcext:value-type="float">
            <text:p>5,00999999999994</text:p>
          </table:table-cell>
          <table:table-cell table:formula="of:=[.B502]+([.E502]*([.A503]-[.A502]))" office:value-type="float" office:value="0.300511371617411" calcext:value-type="float">
            <text:p>0,300511371617411</text:p>
          </table:table-cell>
          <table:table-cell table:formula="of:=-[.$H$4]*[.B503]" office:value-type="float" office:value="-0.150255685808706" calcext:value-type="float">
            <text:p>-0,150255685808706</text:p>
          </table:table-cell>
          <table:table-cell table:formula="of:=[.C503]/[.$H$2]" office:value-type="float" office:value="-0.300511371617411" calcext:value-type="float">
            <text:p>-0,300511371617411</text:p>
          </table:table-cell>
          <table:table-cell table:formula="of:=[.E502]+([.D502]*([.A503]-[.A502]))" office:value-type="float" office:value="0.980339997527504" calcext:value-type="float">
            <text:p>0,980339997527504</text:p>
          </table:table-cell>
          <table:table-cell table:number-columns-repeated="3"/>
        </table:table-row>
        <table:table-row table:style-name="ro1">
          <table:table-cell table:formula="of:=[.A503]+0.01" office:value-type="float" office:value="5.01999999999994" calcext:value-type="float">
            <text:p>5,01999999999994</text:p>
          </table:table-cell>
          <table:table-cell table:formula="of:=[.B503]+([.E503]*([.A504]-[.A503]))" office:value-type="float" office:value="0.310314771592686" calcext:value-type="float">
            <text:p>0,310314771592686</text:p>
          </table:table-cell>
          <table:table-cell table:formula="of:=-[.$H$4]*[.B504]" office:value-type="float" office:value="-0.155157385796343" calcext:value-type="float">
            <text:p>-0,155157385796343</text:p>
          </table:table-cell>
          <table:table-cell table:formula="of:=[.C504]/[.$H$2]" office:value-type="float" office:value="-0.310314771592686" calcext:value-type="float">
            <text:p>-0,310314771592686</text:p>
          </table:table-cell>
          <table:table-cell table:formula="of:=[.E503]+([.D503]*([.A504]-[.A503]))" office:value-type="float" office:value="0.977334883811329" calcext:value-type="float">
            <text:p>0,977334883811329</text:p>
          </table:table-cell>
          <table:table-cell table:number-columns-repeated="3"/>
        </table:table-row>
        <table:table-row table:style-name="ro1">
          <table:table-cell table:formula="of:=[.A504]+0.01" office:value-type="float" office:value="5.02999999999994" calcext:value-type="float">
            <text:p>5,02999999999994</text:p>
          </table:table-cell>
          <table:table-cell table:formula="of:=[.B504]+([.E504]*([.A505]-[.A504]))" office:value-type="float" office:value="0.320088120430799" calcext:value-type="float">
            <text:p>0,320088120430799</text:p>
          </table:table-cell>
          <table:table-cell table:formula="of:=-[.$H$4]*[.B505]" office:value-type="float" office:value="-0.160044060215399" calcext:value-type="float">
            <text:p>-0,160044060215399</text:p>
          </table:table-cell>
          <table:table-cell table:formula="of:=[.C505]/[.$H$2]" office:value-type="float" office:value="-0.320088120430799" calcext:value-type="float">
            <text:p>-0,320088120430799</text:p>
          </table:table-cell>
          <table:table-cell table:formula="of:=[.E504]+([.D504]*([.A505]-[.A504]))" office:value-type="float" office:value="0.974231736095403" calcext:value-type="float">
            <text:p>0,974231736095403</text:p>
          </table:table-cell>
          <table:table-cell table:number-columns-repeated="3"/>
        </table:table-row>
        <table:table-row table:style-name="ro1">
          <table:table-cell table:formula="of:=[.A505]+0.01" office:value-type="float" office:value="5.03999999999994" calcext:value-type="float">
            <text:p>5,03999999999994</text:p>
          </table:table-cell>
          <table:table-cell table:formula="of:=[.B505]+([.E505]*([.A506]-[.A505]))" office:value-type="float" office:value="0.329830437791753" calcext:value-type="float">
            <text:p>0,329830437791753</text:p>
          </table:table-cell>
          <table:table-cell table:formula="of:=-[.$H$4]*[.B506]" office:value-type="float" office:value="-0.164915218895876" calcext:value-type="float">
            <text:p>-0,164915218895876</text:p>
          </table:table-cell>
          <table:table-cell table:formula="of:=[.C506]/[.$H$2]" office:value-type="float" office:value="-0.329830437791753" calcext:value-type="float">
            <text:p>-0,329830437791753</text:p>
          </table:table-cell>
          <table:table-cell table:formula="of:=[.E505]+([.D505]*([.A506]-[.A505]))" office:value-type="float" office:value="0.971030854891095" calcext:value-type="float">
            <text:p>0,971030854891095</text:p>
          </table:table-cell>
          <table:table-cell table:number-columns-repeated="3"/>
        </table:table-row>
        <table:table-row table:style-name="ro1">
          <table:table-cell table:formula="of:=[.A506]+0.01" office:value-type="float" office:value="5.04999999999994" calcext:value-type="float">
            <text:p>5,04999999999994</text:p>
          </table:table-cell>
          <table:table-cell table:formula="of:=[.B506]+([.E506]*([.A507]-[.A506]))" office:value-type="float" office:value="0.339540746340664" calcext:value-type="float">
            <text:p>0,339540746340664</text:p>
          </table:table-cell>
          <table:table-cell table:formula="of:=-[.$H$4]*[.B507]" office:value-type="float" office:value="-0.169770373170332" calcext:value-type="float">
            <text:p>-0,169770373170332</text:p>
          </table:table-cell>
          <table:table-cell table:formula="of:=[.C507]/[.$H$2]" office:value-type="float" office:value="-0.339540746340664" calcext:value-type="float">
            <text:p>-0,339540746340664</text:p>
          </table:table-cell>
          <table:table-cell table:formula="of:=[.E506]+([.D506]*([.A507]-[.A506]))" office:value-type="float" office:value="0.967732550513177" calcext:value-type="float">
            <text:p>0,967732550513177</text:p>
          </table:table-cell>
          <table:table-cell table:number-columns-repeated="3"/>
        </table:table-row>
        <table:table-row table:style-name="ro1">
          <table:table-cell table:formula="of:=[.A507]+0.01" office:value-type="float" office:value="5.05999999999994" calcext:value-type="float">
            <text:p>5,05999999999994</text:p>
          </table:table-cell>
          <table:table-cell table:formula="of:=[.B507]+([.E507]*([.A508]-[.A507]))" office:value-type="float" office:value="0.349218071845795" calcext:value-type="float">
            <text:p>0,349218071845795</text:p>
          </table:table-cell>
          <table:table-cell table:formula="of:=-[.$H$4]*[.B508]" office:value-type="float" office:value="-0.174609035922898" calcext:value-type="float">
            <text:p>-0,174609035922898</text:p>
          </table:table-cell>
          <table:table-cell table:formula="of:=[.C508]/[.$H$2]" office:value-type="float" office:value="-0.349218071845795" calcext:value-type="float">
            <text:p>-0,349218071845795</text:p>
          </table:table-cell>
          <table:table-cell table:formula="of:=[.E507]+([.D507]*([.A508]-[.A507]))" office:value-type="float" office:value="0.964337143049771" calcext:value-type="float">
            <text:p>0,964337143049771</text:p>
          </table:table-cell>
          <table:table-cell table:number-columns-repeated="3"/>
        </table:table-row>
        <table:table-row table:style-name="ro1">
          <table:table-cell table:formula="of:=[.A508]+0.01" office:value-type="float" office:value="5.06999999999994" calcext:value-type="float">
            <text:p>5,06999999999994</text:p>
          </table:table-cell>
          <table:table-cell table:formula="of:=[.B508]+([.E508]*([.A509]-[.A508]))" office:value-type="float" office:value="0.358861443276293" calcext:value-type="float">
            <text:p>0,358861443276293</text:p>
          </table:table-cell>
          <table:table-cell table:formula="of:=-[.$H$4]*[.B509]" office:value-type="float" office:value="-0.179430721638146" calcext:value-type="float">
            <text:p>-0,179430721638146</text:p>
          </table:table-cell>
          <table:table-cell table:formula="of:=[.C509]/[.$H$2]" office:value-type="float" office:value="-0.358861443276293" calcext:value-type="float">
            <text:p>-0,358861443276293</text:p>
          </table:table-cell>
          <table:table-cell table:formula="of:=[.E508]+([.D508]*([.A509]-[.A508]))" office:value-type="float" office:value="0.960844962331313" calcext:value-type="float">
            <text:p>0,960844962331313</text:p>
          </table:table-cell>
          <table:table-cell table:number-columns-repeated="3"/>
        </table:table-row>
        <table:table-row table:style-name="ro1">
          <table:table-cell table:formula="of:=[.A509]+0.01" office:value-type="float" office:value="5.07999999999994" calcext:value-type="float">
            <text:p>5,07999999999994</text:p>
          </table:table-cell>
          <table:table-cell table:formula="of:=[.B509]+([.E509]*([.A510]-[.A509]))" office:value-type="float" office:value="0.368469892899606" calcext:value-type="float">
            <text:p>0,368469892899606</text:p>
          </table:table-cell>
          <table:table-cell table:formula="of:=-[.$H$4]*[.B510]" office:value-type="float" office:value="-0.184234946449803" calcext:value-type="float">
            <text:p>-0,184234946449803</text:p>
          </table:table-cell>
          <table:table-cell table:formula="of:=[.C510]/[.$H$2]" office:value-type="float" office:value="-0.368469892899606" calcext:value-type="float">
            <text:p>-0,368469892899606</text:p>
          </table:table-cell>
          <table:table-cell table:formula="of:=[.E509]+([.D509]*([.A510]-[.A509]))" office:value-type="float" office:value="0.95725634789855" calcext:value-type="float">
            <text:p>0,95725634789855</text:p>
          </table:table-cell>
          <table:table-cell table:number-columns-repeated="3"/>
        </table:table-row>
        <table:table-row table:style-name="ro1">
          <table:table-cell table:formula="of:=[.A510]+0.01" office:value-type="float" office:value="5.08999999999994" calcext:value-type="float">
            <text:p>5,08999999999994</text:p>
          </table:table-cell>
          <table:table-cell table:formula="of:=[.B510]+([.E510]*([.A511]-[.A510]))" office:value-type="float" office:value="0.378042456378591" calcext:value-type="float">
            <text:p>0,378042456378591</text:p>
          </table:table-cell>
          <table:table-cell table:formula="of:=-[.$H$4]*[.B511]" office:value-type="float" office:value="-0.189021228189295" calcext:value-type="float">
            <text:p>-0,189021228189295</text:p>
          </table:table-cell>
          <table:table-cell table:formula="of:=[.C511]/[.$H$2]" office:value-type="float" office:value="-0.378042456378591" calcext:value-type="float">
            <text:p>-0,378042456378591</text:p>
          </table:table-cell>
          <table:table-cell table:formula="of:=[.E510]+([.D510]*([.A511]-[.A510]))" office:value-type="float" office:value="0.953571648969554" calcext:value-type="float">
            <text:p>0,953571648969554</text:p>
          </table:table-cell>
          <table:table-cell table:number-columns-repeated="3"/>
        </table:table-row>
        <table:table-row table:style-name="ro1">
          <table:table-cell table:formula="of:=[.A511]+0.01" office:value-type="float" office:value="5.09999999999994" calcext:value-type="float">
            <text:p>5,09999999999994</text:p>
          </table:table-cell>
          <table:table-cell table:formula="of:=[.B511]+([.E511]*([.A512]-[.A511]))" office:value-type="float" office:value="0.387578172868286" calcext:value-type="float">
            <text:p>0,387578172868286</text:p>
          </table:table-cell>
          <table:table-cell table:formula="of:=-[.$H$4]*[.B512]" office:value-type="float" office:value="-0.193789086434143" calcext:value-type="float">
            <text:p>-0,193789086434143</text:p>
          </table:table-cell>
          <table:table-cell table:formula="of:=[.C512]/[.$H$2]" office:value-type="float" office:value="-0.387578172868286" calcext:value-type="float">
            <text:p>-0,387578172868286</text:p>
          </table:table-cell>
          <table:table-cell table:formula="of:=[.E511]+([.D511]*([.A512]-[.A511]))" office:value-type="float" office:value="0.949791224405768" calcext:value-type="float">
            <text:p>0,949791224405768</text:p>
          </table:table-cell>
          <table:table-cell table:number-columns-repeated="3"/>
        </table:table-row>
        <table:table-row table:style-name="ro1">
          <table:table-cell table:formula="of:=[.A512]+0.01" office:value-type="float" office:value="5.10999999999994" calcext:value-type="float">
            <text:p>5,10999999999994</text:p>
          </table:table-cell>
          <table:table-cell table:formula="of:=[.B512]+([.E512]*([.A513]-[.A512]))" office:value-type="float" office:value="0.397076085112344" calcext:value-type="float">
            <text:p>0,397076085112344</text:p>
          </table:table-cell>
          <table:table-cell table:formula="of:=-[.$H$4]*[.B513]" office:value-type="float" office:value="-0.198538042556172" calcext:value-type="float">
            <text:p>-0,198538042556172</text:p>
          </table:table-cell>
          <table:table-cell table:formula="of:=[.C513]/[.$H$2]" office:value-type="float" office:value="-0.397076085112344" calcext:value-type="float">
            <text:p>-0,397076085112344</text:p>
          </table:table-cell>
          <table:table-cell table:formula="of:=[.E512]+([.D512]*([.A513]-[.A512]))" office:value-type="float" office:value="0.945915442677085" calcext:value-type="float">
            <text:p>0,945915442677085</text:p>
          </table:table-cell>
          <table:table-cell table:number-columns-repeated="3"/>
        </table:table-row>
        <table:table-row table:style-name="ro1">
          <table:table-cell table:formula="of:=[.A513]+0.01" office:value-type="float" office:value="5.11999999999994" calcext:value-type="float">
            <text:p>5,11999999999994</text:p>
          </table:table-cell>
          <table:table-cell table:formula="of:=[.B513]+([.E513]*([.A514]-[.A513]))" office:value-type="float" office:value="0.406535239539114" calcext:value-type="float">
            <text:p>0,406535239539114</text:p>
          </table:table-cell>
          <table:table-cell table:formula="of:=-[.$H$4]*[.B514]" office:value-type="float" office:value="-0.203267619769557" calcext:value-type="float">
            <text:p>-0,203267619769557</text:p>
          </table:table-cell>
          <table:table-cell table:formula="of:=[.C514]/[.$H$2]" office:value-type="float" office:value="-0.406535239539114" calcext:value-type="float">
            <text:p>-0,406535239539114</text:p>
          </table:table-cell>
          <table:table-cell table:formula="of:=[.E513]+([.D513]*([.A514]-[.A513]))" office:value-type="float" office:value="0.941944681825962" calcext:value-type="float">
            <text:p>0,941944681825962</text:p>
          </table:table-cell>
          <table:table-cell table:number-columns-repeated="3"/>
        </table:table-row>
        <table:table-row table:style-name="ro1">
          <table:table-cell table:formula="of:=[.A514]+0.01" office:value-type="float" office:value="5.12999999999994" calcext:value-type="float">
            <text:p>5,12999999999994</text:p>
          </table:table-cell>
          <table:table-cell table:formula="of:=[.B514]+([.E514]*([.A515]-[.A514]))" office:value-type="float" office:value="0.415954686357374" calcext:value-type="float">
            <text:p>0,415954686357374</text:p>
          </table:table-cell>
          <table:table-cell table:formula="of:=-[.$H$4]*[.B515]" office:value-type="float" office:value="-0.207977343178687" calcext:value-type="float">
            <text:p>-0,207977343178687</text:p>
          </table:table-cell>
          <table:table-cell table:formula="of:=[.C515]/[.$H$2]" office:value-type="float" office:value="-0.415954686357374" calcext:value-type="float">
            <text:p>-0,415954686357374</text:p>
          </table:table-cell>
          <table:table-cell table:formula="of:=[.E514]+([.D514]*([.A515]-[.A514]))" office:value-type="float" office:value="0.937879329430571" calcext:value-type="float">
            <text:p>0,937879329430571</text:p>
          </table:table-cell>
          <table:table-cell table:number-columns-repeated="3"/>
        </table:table-row>
        <table:table-row table:style-name="ro1">
          <table:table-cell table:formula="of:=[.A515]+0.01" office:value-type="float" office:value="5.13999999999994" calcext:value-type="float">
            <text:p>5,13999999999994</text:p>
          </table:table-cell>
          <table:table-cell table:formula="of:=[.B515]+([.E515]*([.A516]-[.A515]))" office:value-type="float" office:value="0.425333479651679" calcext:value-type="float">
            <text:p>0,425333479651679</text:p>
          </table:table-cell>
          <table:table-cell table:formula="of:=-[.$H$4]*[.B516]" office:value-type="float" office:value="-0.21266673982584" calcext:value-type="float">
            <text:p>-0,21266673982584</text:p>
          </table:table-cell>
          <table:table-cell table:formula="of:=[.C516]/[.$H$2]" office:value-type="float" office:value="-0.425333479651679" calcext:value-type="float">
            <text:p>-0,425333479651679</text:p>
          </table:table-cell>
          <table:table-cell table:formula="of:=[.E515]+([.D515]*([.A516]-[.A515]))" office:value-type="float" office:value="0.933719782566997" calcext:value-type="float">
            <text:p>0,933719782566997</text:p>
          </table:table-cell>
          <table:table-cell table:number-columns-repeated="3"/>
        </table:table-row>
        <table:table-row table:style-name="ro1">
          <table:table-cell table:formula="of:=[.A516]+0.01" office:value-type="float" office:value="5.14999999999993" calcext:value-type="float">
            <text:p>5,14999999999993</text:p>
          </table:table-cell>
          <table:table-cell table:formula="of:=[.B516]+([.E516]*([.A517]-[.A516]))" office:value-type="float" office:value="0.434670677477349" calcext:value-type="float">
            <text:p>0,434670677477349</text:p>
          </table:table-cell>
          <table:table-cell table:formula="of:=-[.$H$4]*[.B517]" office:value-type="float" office:value="-0.217335338738674" calcext:value-type="float">
            <text:p>-0,217335338738674</text:p>
          </table:table-cell>
          <table:table-cell table:formula="of:=[.C517]/[.$H$2]" office:value-type="float" office:value="-0.434670677477349" calcext:value-type="float">
            <text:p>-0,434670677477349</text:p>
          </table:table-cell>
          <table:table-cell table:formula="of:=[.E516]+([.D516]*([.A517]-[.A516]))" office:value-type="float" office:value="0.92946644777048" calcext:value-type="float">
            <text:p>0,92946644777048</text:p>
          </table:table-cell>
          <table:table-cell table:number-columns-repeated="3"/>
        </table:table-row>
        <table:table-row table:style-name="ro1">
          <table:table-cell table:formula="of:=[.A517]+0.01" office:value-type="float" office:value="5.15999999999993" calcext:value-type="float">
            <text:p>5,15999999999993</text:p>
          </table:table-cell>
          <table:table-cell table:formula="of:=[.B517]+([.E517]*([.A518]-[.A517]))" office:value-type="float" office:value="0.443965341955054" calcext:value-type="float">
            <text:p>0,443965341955054</text:p>
          </table:table-cell>
          <table:table-cell table:formula="of:=-[.$H$4]*[.B518]" office:value-type="float" office:value="-0.221982670977527" calcext:value-type="float">
            <text:p>-0,221982670977527</text:p>
          </table:table-cell>
          <table:table-cell table:formula="of:=[.C518]/[.$H$2]" office:value-type="float" office:value="-0.443965341955054" calcext:value-type="float">
            <text:p>-0,443965341955054</text:p>
          </table:table-cell>
          <table:table-cell table:formula="of:=[.E517]+([.D517]*([.A518]-[.A517]))" office:value-type="float" office:value="0.925119740995707" calcext:value-type="float">
            <text:p>0,925119740995707</text:p>
          </table:table-cell>
          <table:table-cell table:number-columns-repeated="3"/>
        </table:table-row>
        <table:table-row table:style-name="ro1">
          <table:table-cell table:formula="of:=[.A518]+0.01" office:value-type="float" office:value="5.16999999999993" calcext:value-type="float">
            <text:p>5,16999999999993</text:p>
          </table:table-cell>
          <table:table-cell table:formula="of:=[.B518]+([.E518]*([.A519]-[.A518]))" office:value-type="float" office:value="0.45321653936501" calcext:value-type="float">
            <text:p>0,45321653936501</text:p>
          </table:table-cell>
          <table:table-cell table:formula="of:=-[.$H$4]*[.B519]" office:value-type="float" office:value="-0.226608269682505" calcext:value-type="float">
            <text:p>-0,226608269682505</text:p>
          </table:table-cell>
          <table:table-cell table:formula="of:=[.C519]/[.$H$2]" office:value-type="float" office:value="-0.45321653936501" calcext:value-type="float">
            <text:p>-0,45321653936501</text:p>
          </table:table-cell>
          <table:table-cell table:formula="of:=[.E518]+([.D518]*([.A519]-[.A518]))" office:value-type="float" office:value="0.920680087576157" calcext:value-type="float">
            <text:p>0,920680087576157</text:p>
          </table:table-cell>
          <table:table-cell table:number-columns-repeated="3"/>
        </table:table-row>
        <table:table-row table:style-name="ro1">
          <table:table-cell table:formula="of:=[.A519]+0.01" office:value-type="float" office:value="5.17999999999993" calcext:value-type="float">
            <text:p>5,17999999999993</text:p>
          </table:table-cell>
          <table:table-cell table:formula="of:=[.B519]+([.E519]*([.A520]-[.A519]))" office:value-type="float" office:value="0.462423340240772" calcext:value-type="float">
            <text:p>0,462423340240772</text:p>
          </table:table-cell>
          <table:table-cell table:formula="of:=-[.$H$4]*[.B520]" office:value-type="float" office:value="-0.231211670120386" calcext:value-type="float">
            <text:p>-0,231211670120386</text:p>
          </table:table-cell>
          <table:table-cell table:formula="of:=[.C520]/[.$H$2]" office:value-type="float" office:value="-0.462423340240772" calcext:value-type="float">
            <text:p>-0,462423340240772</text:p>
          </table:table-cell>
          <table:table-cell table:formula="of:=[.E519]+([.D519]*([.A520]-[.A519]))" office:value-type="float" office:value="0.916147922182507" calcext:value-type="float">
            <text:p>0,916147922182507</text:p>
          </table:table-cell>
          <table:table-cell table:number-columns-repeated="3"/>
        </table:table-row>
        <table:table-row table:style-name="ro1">
          <table:table-cell table:formula="of:=[.A520]+0.01" office:value-type="float" office:value="5.18999999999993" calcext:value-type="float">
            <text:p>5,18999999999993</text:p>
          </table:table-cell>
          <table:table-cell table:formula="of:=[.B520]+([.E520]*([.A521]-[.A520]))" office:value-type="float" office:value="0.471584819462597" calcext:value-type="float">
            <text:p>0,471584819462597</text:p>
          </table:table-cell>
          <table:table-cell table:formula="of:=-[.$H$4]*[.B521]" office:value-type="float" office:value="-0.235792409731298" calcext:value-type="float">
            <text:p>-0,235792409731298</text:p>
          </table:table-cell>
          <table:table-cell table:formula="of:=[.C521]/[.$H$2]" office:value-type="float" office:value="-0.471584819462597" calcext:value-type="float">
            <text:p>-0,471584819462597</text:p>
          </table:table-cell>
          <table:table-cell table:formula="of:=[.E520]+([.D520]*([.A521]-[.A520]))" office:value-type="float" office:value="0.911523688780099" calcext:value-type="float">
            <text:p>0,911523688780099</text:p>
          </table:table-cell>
          <table:table-cell table:number-columns-repeated="3"/>
        </table:table-row>
        <table:table-row table:style-name="ro1">
          <table:table-cell table:formula="of:=[.A521]+0.01" office:value-type="float" office:value="5.19999999999993" calcext:value-type="float">
            <text:p>5,19999999999993</text:p>
          </table:table-cell>
          <table:table-cell table:formula="of:=[.B521]+([.E521]*([.A522]-[.A521]))" office:value-type="float" office:value="0.480700056350397" calcext:value-type="float">
            <text:p>0,480700056350397</text:p>
          </table:table-cell>
          <table:table-cell table:formula="of:=-[.$H$4]*[.B522]" office:value-type="float" office:value="-0.240350028175199" calcext:value-type="float">
            <text:p>-0,240350028175199</text:p>
          </table:table-cell>
          <table:table-cell table:formula="of:=[.C522]/[.$H$2]" office:value-type="float" office:value="-0.480700056350397" calcext:value-type="float">
            <text:p>-0,480700056350397</text:p>
          </table:table-cell>
          <table:table-cell table:formula="of:=[.E521]+([.D521]*([.A522]-[.A521]))" office:value-type="float" office:value="0.906807840585473" calcext:value-type="float">
            <text:p>0,906807840585473</text:p>
          </table:table-cell>
          <table:table-cell table:number-columns-repeated="3"/>
        </table:table-row>
        <table:table-row table:style-name="ro1">
          <table:table-cell table:formula="of:=[.A522]+0.01" office:value-type="float" office:value="5.20999999999993" calcext:value-type="float">
            <text:p>5,20999999999993</text:p>
          </table:table-cell>
          <table:table-cell table:formula="of:=[.B522]+([.E522]*([.A523]-[.A522]))" office:value-type="float" office:value="0.489768134756252" calcext:value-type="float">
            <text:p>0,489768134756252</text:p>
          </table:table-cell>
          <table:table-cell table:formula="of:=-[.$H$4]*[.B523]" office:value-type="float" office:value="-0.244884067378126" calcext:value-type="float">
            <text:p>-0,244884067378126</text:p>
          </table:table-cell>
          <table:table-cell table:formula="of:=[.C523]/[.$H$2]" office:value-type="float" office:value="-0.489768134756252" calcext:value-type="float">
            <text:p>-0,489768134756252</text:p>
          </table:table-cell>
          <table:table-cell table:formula="of:=[.E522]+([.D522]*([.A523]-[.A522]))" office:value-type="float" office:value="0.902000840021969" calcext:value-type="float">
            <text:p>0,902000840021969</text:p>
          </table:table-cell>
          <table:table-cell table:number-columns-repeated="3"/>
        </table:table-row>
        <table:table-row table:style-name="ro1">
          <table:table-cell table:formula="of:=[.A523]+0.01" office:value-type="float" office:value="5.21999999999993" calcext:value-type="float">
            <text:p>5,21999999999993</text:p>
          </table:table-cell>
          <table:table-cell table:formula="of:=[.B523]+([.E523]*([.A524]-[.A523]))" office:value-type="float" office:value="0.498788143156472" calcext:value-type="float">
            <text:p>0,498788143156472</text:p>
          </table:table-cell>
          <table:table-cell table:formula="of:=-[.$H$4]*[.B524]" office:value-type="float" office:value="-0.249394071578236" calcext:value-type="float">
            <text:p>-0,249394071578236</text:p>
          </table:table-cell>
          <table:table-cell table:formula="of:=[.C524]/[.$H$2]" office:value-type="float" office:value="-0.498788143156472" calcext:value-type="float">
            <text:p>-0,498788143156472</text:p>
          </table:table-cell>
          <table:table-cell table:formula="of:=[.E523]+([.D523]*([.A524]-[.A523]))" office:value-type="float" office:value="0.897103158674407" calcext:value-type="float">
            <text:p>0,897103158674407</text:p>
          </table:table-cell>
          <table:table-cell table:number-columns-repeated="3"/>
        </table:table-row>
        <table:table-row table:style-name="ro1">
          <table:table-cell table:formula="of:=[.A524]+0.01" office:value-type="float" office:value="5.22999999999993" calcext:value-type="float">
            <text:p>5,22999999999993</text:p>
          </table:table-cell>
          <table:table-cell table:formula="of:=[.B524]+([.E524]*([.A525]-[.A524]))" office:value-type="float" office:value="0.507759174743215" calcext:value-type="float">
            <text:p>0,507759174743215</text:p>
          </table:table-cell>
          <table:table-cell table:formula="of:=-[.$H$4]*[.B525]" office:value-type="float" office:value="-0.253879587371608" calcext:value-type="float">
            <text:p>-0,253879587371608</text:p>
          </table:table-cell>
          <table:table-cell table:formula="of:=[.C525]/[.$H$2]" office:value-type="float" office:value="-0.507759174743215" calcext:value-type="float">
            <text:p>-0,507759174743215</text:p>
          </table:table-cell>
          <table:table-cell table:formula="of:=[.E524]+([.D524]*([.A525]-[.A524]))" office:value-type="float" office:value="0.892115277242842" calcext:value-type="float">
            <text:p>0,892115277242842</text:p>
          </table:table-cell>
          <table:table-cell table:number-columns-repeated="3"/>
        </table:table-row>
        <table:table-row table:style-name="ro1">
          <table:table-cell table:formula="of:=[.A525]+0.01" office:value-type="float" office:value="5.23999999999993" calcext:value-type="float">
            <text:p>5,23999999999993</text:p>
          </table:table-cell>
          <table:table-cell table:formula="of:=[.B525]+([.E525]*([.A526]-[.A525]))" office:value-type="float" office:value="0.516680327515644" calcext:value-type="float">
            <text:p>0,516680327515644</text:p>
          </table:table-cell>
          <table:table-cell table:formula="of:=-[.$H$4]*[.B526]" office:value-type="float" office:value="-0.258340163757822" calcext:value-type="float">
            <text:p>-0,258340163757822</text:p>
          </table:table-cell>
          <table:table-cell table:formula="of:=[.C526]/[.$H$2]" office:value-type="float" office:value="-0.516680327515644" calcext:value-type="float">
            <text:p>-0,516680327515644</text:p>
          </table:table-cell>
          <table:table-cell table:formula="of:=[.E525]+([.D525]*([.A526]-[.A525]))" office:value-type="float" office:value="0.88703768549541" calcext:value-type="float">
            <text:p>0,88703768549541</text:p>
          </table:table-cell>
          <table:table-cell table:number-columns-repeated="3"/>
        </table:table-row>
        <table:table-row table:style-name="ro1">
          <table:table-cell table:formula="of:=[.A526]+0.01" office:value-type="float" office:value="5.24999999999993" calcext:value-type="float">
            <text:p>5,24999999999993</text:p>
          </table:table-cell>
          <table:table-cell table:formula="of:=[.B526]+([.E526]*([.A527]-[.A526]))" office:value-type="float" office:value="0.525550704370598" calcext:value-type="float">
            <text:p>0,525550704370598</text:p>
          </table:table-cell>
          <table:table-cell table:formula="of:=-[.$H$4]*[.B527]" office:value-type="float" office:value="-0.262775352185299" calcext:value-type="float">
            <text:p>-0,262775352185299</text:p>
          </table:table-cell>
          <table:table-cell table:formula="of:=[.C527]/[.$H$2]" office:value-type="float" office:value="-0.525550704370598" calcext:value-type="float">
            <text:p>-0,525550704370598</text:p>
          </table:table-cell>
          <table:table-cell table:formula="of:=[.E526]+([.D526]*([.A527]-[.A526]))" office:value-type="float" office:value="0.881870882220254" calcext:value-type="float">
            <text:p>0,881870882220254</text:p>
          </table:table-cell>
          <table:table-cell table:number-columns-repeated="3"/>
        </table:table-row>
        <table:table-row table:style-name="ro1">
          <table:table-cell table:formula="of:=[.A527]+0.01" office:value-type="float" office:value="5.25999999999993" calcext:value-type="float">
            <text:p>5,25999999999993</text:p>
          </table:table-cell>
          <table:table-cell table:formula="of:=[.B527]+([.E527]*([.A528]-[.A527]))" office:value-type="float" office:value="0.5343694131928" calcext:value-type="float">
            <text:p>0,5343694131928</text:p>
          </table:table-cell>
          <table:table-cell table:formula="of:=-[.$H$4]*[.B528]" office:value-type="float" office:value="-0.2671847065964" calcext:value-type="float">
            <text:p>-0,2671847065964</text:p>
          </table:table-cell>
          <table:table-cell table:formula="of:=[.C528]/[.$H$2]" office:value-type="float" office:value="-0.5343694131928" calcext:value-type="float">
            <text:p>-0,5343694131928</text:p>
          </table:table-cell>
          <table:table-cell table:formula="of:=[.E527]+([.D527]*([.A528]-[.A527]))" office:value-type="float" office:value="0.876615375176548" calcext:value-type="float">
            <text:p>0,876615375176548</text:p>
          </table:table-cell>
          <table:table-cell table:number-columns-repeated="3"/>
        </table:table-row>
        <table:table-row table:style-name="ro1">
          <table:table-cell table:formula="of:=[.A528]+0.01" office:value-type="float" office:value="5.26999999999993" calcext:value-type="float">
            <text:p>5,26999999999993</text:p>
          </table:table-cell>
          <table:table-cell table:formula="of:=[.B528]+([.E528]*([.A529]-[.A528]))" office:value-type="float" office:value="0.543135566944565" calcext:value-type="float">
            <text:p>0,543135566944565</text:p>
          </table:table-cell>
          <table:table-cell table:formula="of:=-[.$H$4]*[.B529]" office:value-type="float" office:value="-0.271567783472283" calcext:value-type="float">
            <text:p>-0,271567783472283</text:p>
          </table:table-cell>
          <table:table-cell table:formula="of:=[.C529]/[.$H$2]" office:value-type="float" office:value="-0.543135566944565" calcext:value-type="float">
            <text:p>-0,543135566944565</text:p>
          </table:table-cell>
          <table:table-cell table:formula="of:=[.E528]+([.D528]*([.A529]-[.A528]))" office:value-type="float" office:value="0.87127168104462" calcext:value-type="float">
            <text:p>0,87127168104462</text:p>
          </table:table-cell>
          <table:table-cell table:number-columns-repeated="3"/>
        </table:table-row>
        <table:table-row table:style-name="ro1">
          <table:table-cell table:formula="of:=[.A529]+0.01" office:value-type="float" office:value="5.27999999999993" calcext:value-type="float">
            <text:p>5,27999999999993</text:p>
          </table:table-cell>
          <table:table-cell table:formula="of:=[.B529]+([.E529]*([.A530]-[.A529]))" office:value-type="float" office:value="0.551848283755011" calcext:value-type="float">
            <text:p>0,551848283755011</text:p>
          </table:table-cell>
          <table:table-cell table:formula="of:=-[.$H$4]*[.B530]" office:value-type="float" office:value="-0.275924141877506" calcext:value-type="float">
            <text:p>-0,275924141877506</text:p>
          </table:table-cell>
          <table:table-cell table:formula="of:=[.C530]/[.$H$2]" office:value-type="float" office:value="-0.551848283755011" calcext:value-type="float">
            <text:p>-0,551848283755011</text:p>
          </table:table-cell>
          <table:table-cell table:formula="of:=[.E529]+([.D529]*([.A530]-[.A529]))" office:value-type="float" office:value="0.865840325375175" calcext:value-type="float">
            <text:p>0,865840325375175</text:p>
          </table:table-cell>
          <table:table-cell table:number-columns-repeated="3"/>
        </table:table-row>
        <table:table-row table:style-name="ro1">
          <table:table-cell table:formula="of:=[.A530]+0.01" office:value-type="float" office:value="5.28999999999993" calcext:value-type="float">
            <text:p>5,28999999999993</text:p>
          </table:table-cell>
          <table:table-cell table:formula="of:=[.B530]+([.E530]*([.A531]-[.A530]))" office:value-type="float" office:value="0.560506687008763" calcext:value-type="float">
            <text:p>0,560506687008763</text:p>
          </table:table-cell>
          <table:table-cell table:formula="of:=-[.$H$4]*[.B531]" office:value-type="float" office:value="-0.280253343504381" calcext:value-type="float">
            <text:p>-0,280253343504381</text:p>
          </table:table-cell>
          <table:table-cell table:formula="of:=[.C531]/[.$H$2]" office:value-type="float" office:value="-0.560506687008763" calcext:value-type="float">
            <text:p>-0,560506687008763</text:p>
          </table:table-cell>
          <table:table-cell table:formula="of:=[.E530]+([.D530]*([.A531]-[.A530]))" office:value-type="float" office:value="0.860321842537625" calcext:value-type="float">
            <text:p>0,860321842537625</text:p>
          </table:table-cell>
          <table:table-cell table:number-columns-repeated="3"/>
        </table:table-row>
        <table:table-row table:style-name="ro1">
          <table:table-cell table:formula="of:=[.A531]+0.01" office:value-type="float" office:value="5.29999999999993" calcext:value-type="float">
            <text:p>5,29999999999993</text:p>
          </table:table-cell>
          <table:table-cell table:formula="of:=[.B531]+([.E531]*([.A532]-[.A531]))" office:value-type="float" office:value="0.569109905434139" calcext:value-type="float">
            <text:p>0,569109905434139</text:p>
          </table:table-cell>
          <table:table-cell table:formula="of:=-[.$H$4]*[.B532]" office:value-type="float" office:value="-0.284554952717069" calcext:value-type="float">
            <text:p>-0,284554952717069</text:p>
          </table:table-cell>
          <table:table-cell table:formula="of:=[.C532]/[.$H$2]" office:value-type="float" office:value="-0.569109905434139" calcext:value-type="float">
            <text:p>-0,569109905434139</text:p>
          </table:table-cell>
          <table:table-cell table:formula="of:=[.E531]+([.D531]*([.A532]-[.A531]))" office:value-type="float" office:value="0.854716775667537" calcext:value-type="float">
            <text:p>0,854716775667537</text:p>
          </table:table-cell>
          <table:table-cell table:number-columns-repeated="3"/>
        </table:table-row>
        <table:table-row table:style-name="ro1">
          <table:table-cell table:formula="of:=[.A532]+0.01" office:value-type="float" office:value="5.30999999999993" calcext:value-type="float">
            <text:p>5,30999999999993</text:p>
          </table:table-cell>
          <table:table-cell table:formula="of:=[.B532]+([.E532]*([.A533]-[.A532]))" office:value-type="float" office:value="0.577657073190814" calcext:value-type="float">
            <text:p>0,577657073190814</text:p>
          </table:table-cell>
          <table:table-cell table:formula="of:=-[.$H$4]*[.B533]" office:value-type="float" office:value="-0.288828536595407" calcext:value-type="float">
            <text:p>-0,288828536595407</text:p>
          </table:table-cell>
          <table:table-cell table:formula="of:=[.C533]/[.$H$2]" office:value-type="float" office:value="-0.577657073190814" calcext:value-type="float">
            <text:p>-0,577657073190814</text:p>
          </table:table-cell>
          <table:table-cell table:formula="of:=[.E532]+([.D532]*([.A533]-[.A532]))" office:value-type="float" office:value="0.849025676613196" calcext:value-type="float">
            <text:p>0,849025676613196</text:p>
          </table:table-cell>
          <table:table-cell table:number-columns-repeated="3"/>
        </table:table-row>
        <table:table-row table:style-name="ro1">
          <table:table-cell table:formula="of:=[.A533]+0.01" office:value-type="float" office:value="5.31999999999993" calcext:value-type="float">
            <text:p>5,31999999999993</text:p>
          </table:table-cell>
          <table:table-cell table:formula="of:=[.B533]+([.E533]*([.A534]-[.A533]))" office:value-type="float" office:value="0.586147329956946" calcext:value-type="float">
            <text:p>0,586147329956946</text:p>
          </table:table-cell>
          <table:table-cell table:formula="of:=-[.$H$4]*[.B534]" office:value-type="float" office:value="-0.293073664978473" calcext:value-type="float">
            <text:p>-0,293073664978473</text:p>
          </table:table-cell>
          <table:table-cell table:formula="of:=[.C534]/[.$H$2]" office:value-type="float" office:value="-0.586147329956946" calcext:value-type="float">
            <text:p>-0,586147329956946</text:p>
          </table:table-cell>
          <table:table-cell table:formula="of:=[.E533]+([.D533]*([.A534]-[.A533]))" office:value-type="float" office:value="0.843249105881288" calcext:value-type="float">
            <text:p>0,843249105881288</text:p>
          </table:table-cell>
          <table:table-cell table:number-columns-repeated="3"/>
        </table:table-row>
        <table:table-row table:style-name="ro1">
          <table:table-cell table:formula="of:=[.A534]+0.01" office:value-type="float" office:value="5.32999999999993" calcext:value-type="float">
            <text:p>5,32999999999993</text:p>
          </table:table-cell>
          <table:table-cell table:formula="of:=[.B534]+([.E534]*([.A535]-[.A534]))" office:value-type="float" office:value="0.594579821015759" calcext:value-type="float">
            <text:p>0,594579821015759</text:p>
          </table:table-cell>
          <table:table-cell table:formula="of:=-[.$H$4]*[.B535]" office:value-type="float" office:value="-0.297289910507879" calcext:value-type="float">
            <text:p>-0,297289910507879</text:p>
          </table:table-cell>
          <table:table-cell table:formula="of:=[.C535]/[.$H$2]" office:value-type="float" office:value="-0.594579821015759" calcext:value-type="float">
            <text:p>-0,594579821015759</text:p>
          </table:table-cell>
          <table:table-cell table:formula="of:=[.E534]+([.D534]*([.A535]-[.A534]))" office:value-type="float" office:value="0.837387632581719" calcext:value-type="float">
            <text:p>0,837387632581719</text:p>
          </table:table-cell>
          <table:table-cell table:number-columns-repeated="3"/>
        </table:table-row>
        <table:table-row table:style-name="ro1">
          <table:table-cell table:formula="of:=[.A535]+0.01" office:value-type="float" office:value="5.33999999999993" calcext:value-type="float">
            <text:p>5,33999999999993</text:p>
          </table:table-cell>
          <table:table-cell table:formula="of:=[.B535]+([.E535]*([.A536]-[.A535]))" office:value-type="float" office:value="0.602953697341576" calcext:value-type="float">
            <text:p>0,602953697341576</text:p>
          </table:table-cell>
          <table:table-cell table:formula="of:=-[.$H$4]*[.B536]" office:value-type="float" office:value="-0.301476848670788" calcext:value-type="float">
            <text:p>-0,301476848670788</text:p>
          </table:table-cell>
          <table:table-cell table:formula="of:=[.C536]/[.$H$2]" office:value-type="float" office:value="-0.602953697341576" calcext:value-type="float">
            <text:p>-0,602953697341576</text:p>
          </table:table-cell>
          <table:table-cell table:formula="of:=[.E535]+([.D535]*([.A536]-[.A535]))" office:value-type="float" office:value="0.831441834371561" calcext:value-type="float">
            <text:p>0,831441834371561</text:p>
          </table:table-cell>
          <table:table-cell table:number-columns-repeated="3"/>
        </table:table-row>
        <table:table-row table:style-name="ro1">
          <table:table-cell table:formula="of:=[.A536]+0.01" office:value-type="float" office:value="5.34999999999993" calcext:value-type="float">
            <text:p>5,34999999999993</text:p>
          </table:table-cell>
          <table:table-cell table:formula="of:=[.B536]+([.E536]*([.A537]-[.A536]))" office:value-type="float" office:value="0.611268115685291" calcext:value-type="float">
            <text:p>0,611268115685291</text:p>
          </table:table-cell>
          <table:table-cell table:formula="of:=-[.$H$4]*[.B537]" office:value-type="float" office:value="-0.305634057842645" calcext:value-type="float">
            <text:p>-0,305634057842645</text:p>
          </table:table-cell>
          <table:table-cell table:formula="of:=[.C537]/[.$H$2]" office:value-type="float" office:value="-0.611268115685291" calcext:value-type="float">
            <text:p>-0,611268115685291</text:p>
          </table:table-cell>
          <table:table-cell table:formula="of:=[.E536]+([.D536]*([.A537]-[.A536]))" office:value-type="float" office:value="0.825412297398145" calcext:value-type="float">
            <text:p>0,825412297398145</text:p>
          </table:table-cell>
          <table:table-cell table:number-columns-repeated="3"/>
        </table:table-row>
        <table:table-row table:style-name="ro1">
          <table:table-cell table:formula="of:=[.A537]+0.01" office:value-type="float" office:value="5.35999999999993" calcext:value-type="float">
            <text:p>5,35999999999993</text:p>
          </table:table-cell>
          <table:table-cell table:formula="of:=[.B537]+([.E537]*([.A538]-[.A537]))" office:value-type="float" office:value="0.619522238659272" calcext:value-type="float">
            <text:p>0,619522238659272</text:p>
          </table:table-cell>
          <table:table-cell table:formula="of:=-[.$H$4]*[.B538]" office:value-type="float" office:value="-0.309761119329636" calcext:value-type="float">
            <text:p>-0,309761119329636</text:p>
          </table:table-cell>
          <table:table-cell table:formula="of:=[.C538]/[.$H$2]" office:value-type="float" office:value="-0.619522238659272" calcext:value-type="float">
            <text:p>-0,619522238659272</text:p>
          </table:table-cell>
          <table:table-cell table:formula="of:=[.E537]+([.D537]*([.A538]-[.A537]))" office:value-type="float" office:value="0.819299616241293" calcext:value-type="float">
            <text:p>0,819299616241293</text:p>
          </table:table-cell>
          <table:table-cell table:number-columns-repeated="3"/>
        </table:table-row>
        <table:table-row table:style-name="ro1">
          <table:table-cell table:formula="of:=[.A538]+0.01" office:value-type="float" office:value="5.36999999999993" calcext:value-type="float">
            <text:p>5,36999999999993</text:p>
          </table:table-cell>
          <table:table-cell table:formula="of:=[.B538]+([.E538]*([.A539]-[.A538]))" office:value-type="float" office:value="0.627715234821685" calcext:value-type="float">
            <text:p>0,627715234821685</text:p>
          </table:table-cell>
          <table:table-cell table:formula="of:=-[.$H$4]*[.B539]" office:value-type="float" office:value="-0.313857617410842" calcext:value-type="float">
            <text:p>-0,313857617410842</text:p>
          </table:table-cell>
          <table:table-cell table:formula="of:=[.C539]/[.$H$2]" office:value-type="float" office:value="-0.627715234821685" calcext:value-type="float">
            <text:p>-0,627715234821685</text:p>
          </table:table-cell>
          <table:table-cell table:formula="of:=[.E538]+([.D538]*([.A539]-[.A538]))" office:value-type="float" office:value="0.8131043938547" calcext:value-type="float">
            <text:p>0,8131043938547</text:p>
          </table:table-cell>
          <table:table-cell table:number-columns-repeated="3"/>
        </table:table-row>
        <table:table-row table:style-name="ro1">
          <table:table-cell table:formula="of:=[.A539]+0.01" office:value-type="float" office:value="5.37999999999993" calcext:value-type="float">
            <text:p>5,37999999999993</text:p>
          </table:table-cell>
          <table:table-cell table:formula="of:=[.B539]+([.E539]*([.A540]-[.A539]))" office:value-type="float" office:value="0.635846278760232" calcext:value-type="float">
            <text:p>0,635846278760232</text:p>
          </table:table-cell>
          <table:table-cell table:formula="of:=-[.$H$4]*[.B540]" office:value-type="float" office:value="-0.317923139380116" calcext:value-type="float">
            <text:p>-0,317923139380116</text:p>
          </table:table-cell>
          <table:table-cell table:formula="of:=[.C540]/[.$H$2]" office:value-type="float" office:value="-0.635846278760232" calcext:value-type="float">
            <text:p>-0,635846278760232</text:p>
          </table:table-cell>
          <table:table-cell table:formula="of:=[.E539]+([.D539]*([.A540]-[.A539]))" office:value-type="float" office:value="0.806827241506483" calcext:value-type="float">
            <text:p>0,806827241506483</text:p>
          </table:table-cell>
          <table:table-cell table:number-columns-repeated="3"/>
        </table:table-row>
        <table:table-row table:style-name="ro1">
          <table:table-cell table:formula="of:=[.A540]+0.01" office:value-type="float" office:value="5.38999999999993" calcext:value-type="float">
            <text:p>5,38999999999993</text:p>
          </table:table-cell>
          <table:table-cell table:formula="of:=[.B540]+([.E540]*([.A541]-[.A540]))" office:value-type="float" office:value="0.643914551175296" calcext:value-type="float">
            <text:p>0,643914551175296</text:p>
          </table:table-cell>
          <table:table-cell table:formula="of:=-[.$H$4]*[.B541]" office:value-type="float" office:value="-0.321957275587648" calcext:value-type="float">
            <text:p>-0,321957275587648</text:p>
          </table:table-cell>
          <table:table-cell table:formula="of:=[.C541]/[.$H$2]" office:value-type="float" office:value="-0.643914551175296" calcext:value-type="float">
            <text:p>-0,643914551175296</text:p>
          </table:table-cell>
          <table:table-cell table:formula="of:=[.E540]+([.D540]*([.A541]-[.A540]))" office:value-type="float" office:value="0.800468778718881" calcext:value-type="float">
            <text:p>0,800468778718881</text:p>
          </table:table-cell>
          <table:table-cell table:number-columns-repeated="3"/>
        </table:table-row>
        <table:table-row table:style-name="ro1">
          <table:table-cell table:formula="of:=[.A541]+0.01" office:value-type="float" office:value="5.39999999999993" calcext:value-type="float">
            <text:p>5,39999999999993</text:p>
          </table:table-cell>
          <table:table-cell table:formula="of:=[.B541]+([.E541]*([.A542]-[.A541]))" office:value-type="float" office:value="0.651919238962485" calcext:value-type="float">
            <text:p>0,651919238962485</text:p>
          </table:table-cell>
          <table:table-cell table:formula="of:=-[.$H$4]*[.B542]" office:value-type="float" office:value="-0.325959619481243" calcext:value-type="float">
            <text:p>-0,325959619481243</text:p>
          </table:table-cell>
          <table:table-cell table:formula="of:=[.C542]/[.$H$2]" office:value-type="float" office:value="-0.651919238962485" calcext:value-type="float">
            <text:p>-0,651919238962485</text:p>
          </table:table-cell>
          <table:table-cell table:formula="of:=[.E541]+([.D541]*([.A542]-[.A541]))" office:value-type="float" office:value="0.794029633207128" calcext:value-type="float">
            <text:p>0,794029633207128</text:p>
          </table:table-cell>
          <table:table-cell table:number-columns-repeated="3"/>
        </table:table-row>
        <table:table-row table:style-name="ro1">
          <table:table-cell table:formula="of:=[.A542]+0.01" office:value-type="float" office:value="5.40999999999993" calcext:value-type="float">
            <text:p>5,40999999999993</text:p>
          </table:table-cell>
          <table:table-cell table:formula="of:=[.B542]+([.E542]*([.A543]-[.A542]))" office:value-type="float" office:value="0.659859535294556" calcext:value-type="float">
            <text:p>0,659859535294556</text:p>
          </table:table-cell>
          <table:table-cell table:formula="of:=-[.$H$4]*[.B543]" office:value-type="float" office:value="-0.329929767647278" calcext:value-type="float">
            <text:p>-0,329929767647278</text:p>
          </table:table-cell>
          <table:table-cell table:formula="of:=[.C543]/[.$H$2]" office:value-type="float" office:value="-0.659859535294556" calcext:value-type="float">
            <text:p>-0,659859535294556</text:p>
          </table:table-cell>
          <table:table-cell table:formula="of:=[.E542]+([.D542]*([.A543]-[.A542]))" office:value-type="float" office:value="0.787510440817504" calcext:value-type="float">
            <text:p>0,787510440817504</text:p>
          </table:table-cell>
          <table:table-cell table:number-columns-repeated="3"/>
        </table:table-row>
        <table:table-row table:style-name="ro1">
          <table:table-cell table:formula="of:=[.A543]+0.01" office:value-type="float" office:value="5.41999999999993" calcext:value-type="float">
            <text:p>5,41999999999993</text:p>
          </table:table-cell>
          <table:table-cell table:formula="of:=[.B543]+([.E543]*([.A544]-[.A543]))" office:value-type="float" office:value="0.667734639702731" calcext:value-type="float">
            <text:p>0,667734639702731</text:p>
          </table:table-cell>
          <table:table-cell table:formula="of:=-[.$H$4]*[.B544]" office:value-type="float" office:value="-0.333867319851366" calcext:value-type="float">
            <text:p>-0,333867319851366</text:p>
          </table:table-cell>
          <table:table-cell table:formula="of:=[.C544]/[.$H$2]" office:value-type="float" office:value="-0.667734639702731" calcext:value-type="float">
            <text:p>-0,667734639702731</text:p>
          </table:table-cell>
          <table:table-cell table:formula="of:=[.E543]+([.D543]*([.A544]-[.A543]))" office:value-type="float" office:value="0.780911845464558" calcext:value-type="float">
            <text:p>0,780911845464558</text:p>
          </table:table-cell>
          <table:table-cell table:number-columns-repeated="3"/>
        </table:table-row>
        <table:table-row table:style-name="ro1">
          <table:table-cell table:formula="of:=[.A544]+0.01" office:value-type="float" office:value="5.42999999999993" calcext:value-type="float">
            <text:p>5,42999999999993</text:p>
          </table:table-cell>
          <table:table-cell table:formula="of:=[.B544]+([.E544]*([.A545]-[.A544]))" office:value-type="float" office:value="0.675543758157377" calcext:value-type="float">
            <text:p>0,675543758157377</text:p>
          </table:table-cell>
          <table:table-cell table:formula="of:=-[.$H$4]*[.B545]" office:value-type="float" office:value="-0.337771879078688" calcext:value-type="float">
            <text:p>-0,337771879078688</text:p>
          </table:table-cell>
          <table:table-cell table:formula="of:=[.C545]/[.$H$2]" office:value-type="float" office:value="-0.675543758157377" calcext:value-type="float">
            <text:p>-0,675543758157377</text:p>
          </table:table-cell>
          <table:table-cell table:formula="of:=[.E544]+([.D544]*([.A545]-[.A544]))" office:value-type="float" office:value="0.774234499067531" calcext:value-type="float">
            <text:p>0,774234499067531</text:p>
          </table:table-cell>
          <table:table-cell table:number-columns-repeated="3"/>
        </table:table-row>
        <table:table-row table:style-name="ro1">
          <table:table-cell table:formula="of:=[.A545]+0.01" office:value-type="float" office:value="5.43999999999993" calcext:value-type="float">
            <text:p>5,43999999999993</text:p>
          </table:table-cell>
          <table:table-cell table:formula="of:=[.B545]+([.E545]*([.A546]-[.A545]))" office:value-type="float" office:value="0.683286103148052" calcext:value-type="float">
            <text:p>0,683286103148052</text:p>
          </table:table-cell>
          <table:table-cell table:formula="of:=-[.$H$4]*[.B546]" office:value-type="float" office:value="-0.341643051574026" calcext:value-type="float">
            <text:p>-0,341643051574026</text:p>
          </table:table-cell>
          <table:table-cell table:formula="of:=[.C546]/[.$H$2]" office:value-type="float" office:value="-0.683286103148052" calcext:value-type="float">
            <text:p>-0,683286103148052</text:p>
          </table:table-cell>
          <table:table-cell table:formula="of:=[.E545]+([.D545]*([.A546]-[.A545]))" office:value-type="float" office:value="0.767479061485957" calcext:value-type="float">
            <text:p>0,767479061485957</text:p>
          </table:table-cell>
          <table:table-cell table:number-columns-repeated="3"/>
        </table:table-row>
        <table:table-row table:style-name="ro1">
          <table:table-cell table:formula="of:=[.A546]+0.01" office:value-type="float" office:value="5.44999999999993" calcext:value-type="float">
            <text:p>5,44999999999993</text:p>
          </table:table-cell>
          <table:table-cell table:formula="of:=[.B546]+([.E546]*([.A547]-[.A546]))" office:value-type="float" office:value="0.690960893762911" calcext:value-type="float">
            <text:p>0,690960893762911</text:p>
          </table:table-cell>
          <table:table-cell table:formula="of:=-[.$H$4]*[.B547]" office:value-type="float" office:value="-0.345480446881456" calcext:value-type="float">
            <text:p>-0,345480446881456</text:p>
          </table:table-cell>
          <table:table-cell table:formula="of:=[.C547]/[.$H$2]" office:value-type="float" office:value="-0.690960893762911" calcext:value-type="float">
            <text:p>-0,690960893762911</text:p>
          </table:table-cell>
          <table:table-cell table:formula="of:=[.E546]+([.D546]*([.A547]-[.A546]))" office:value-type="float" office:value="0.760646200454477" calcext:value-type="float">
            <text:p>0,760646200454477</text:p>
          </table:table-cell>
          <table:table-cell table:number-columns-repeated="3"/>
        </table:table-row>
        <table:table-row table:style-name="ro1">
          <table:table-cell table:formula="of:=[.A547]+0.01" office:value-type="float" office:value="5.45999999999993" calcext:value-type="float">
            <text:p>5,45999999999993</text:p>
          </table:table-cell>
          <table:table-cell table:formula="of:=[.B547]+([.E547]*([.A548]-[.A547]))" office:value-type="float" office:value="0.698567355767456" calcext:value-type="float">
            <text:p>0,698567355767456</text:p>
          </table:table-cell>
          <table:table-cell table:formula="of:=-[.$H$4]*[.B548]" office:value-type="float" office:value="-0.349283677883728" calcext:value-type="float">
            <text:p>-0,349283677883728</text:p>
          </table:table-cell>
          <table:table-cell table:formula="of:=[.C548]/[.$H$2]" office:value-type="float" office:value="-0.698567355767456" calcext:value-type="float">
            <text:p>-0,698567355767456</text:p>
          </table:table-cell>
          <table:table-cell table:formula="of:=[.E547]+([.D547]*([.A548]-[.A547]))" office:value-type="float" office:value="0.753736591516848" calcext:value-type="float">
            <text:p>0,753736591516848</text:p>
          </table:table-cell>
          <table:table-cell table:number-columns-repeated="3"/>
        </table:table-row>
        <table:table-row table:style-name="ro1">
          <table:table-cell table:formula="of:=[.A548]+0.01" office:value-type="float" office:value="5.46999999999993" calcext:value-type="float">
            <text:p>5,46999999999993</text:p>
          </table:table-cell>
          <table:table-cell table:formula="of:=[.B548]+([.E548]*([.A549]-[.A548]))" office:value-type="float" office:value="0.706104721682624" calcext:value-type="float">
            <text:p>0,706104721682624</text:p>
          </table:table-cell>
          <table:table-cell table:formula="of:=-[.$H$4]*[.B549]" office:value-type="float" office:value="-0.353052360841312" calcext:value-type="float">
            <text:p>-0,353052360841312</text:p>
          </table:table-cell>
          <table:table-cell table:formula="of:=[.C549]/[.$H$2]" office:value-type="float" office:value="-0.706104721682624" calcext:value-type="float">
            <text:p>-0,706104721682624</text:p>
          </table:table-cell>
          <table:table-cell table:formula="of:=[.E548]+([.D548]*([.A549]-[.A548]))" office:value-type="float" office:value="0.746750917959174" calcext:value-type="float">
            <text:p>0,746750917959174</text:p>
          </table:table-cell>
          <table:table-cell table:number-columns-repeated="3"/>
        </table:table-row>
        <table:table-row table:style-name="ro1">
          <table:table-cell table:formula="of:=[.A549]+0.01" office:value-type="float" office:value="5.47999999999993" calcext:value-type="float">
            <text:p>5,47999999999993</text:p>
          </table:table-cell>
          <table:table-cell table:formula="of:=[.B549]+([.E549]*([.A550]-[.A549]))" office:value-type="float" office:value="0.713572230862216" calcext:value-type="float">
            <text:p>0,713572230862216</text:p>
          </table:table-cell>
          <table:table-cell table:formula="of:=-[.$H$4]*[.B550]" office:value-type="float" office:value="-0.356786115431108" calcext:value-type="float">
            <text:p>-0,356786115431108</text:p>
          </table:table-cell>
          <table:table-cell table:formula="of:=[.C550]/[.$H$2]" office:value-type="float" office:value="-0.713572230862216" calcext:value-type="float">
            <text:p>-0,713572230862216</text:p>
          </table:table-cell>
          <table:table-cell table:formula="of:=[.E549]+([.D549]*([.A550]-[.A549]))" office:value-type="float" office:value="0.739689870742348" calcext:value-type="float">
            <text:p>0,739689870742348</text:p>
          </table:table-cell>
          <table:table-cell table:number-columns-repeated="3"/>
        </table:table-row>
        <table:table-row table:style-name="ro1">
          <table:table-cell table:formula="of:=[.A550]+0.01" office:value-type="float" office:value="5.48999999999993" calcext:value-type="float">
            <text:p>5,48999999999993</text:p>
          </table:table-cell>
          <table:table-cell table:formula="of:=[.B550]+([.E550]*([.A551]-[.A550]))" office:value-type="float" office:value="0.720969129569639" calcext:value-type="float">
            <text:p>0,720969129569639</text:p>
          </table:table-cell>
          <table:table-cell table:formula="of:=-[.$H$4]*[.B551]" office:value-type="float" office:value="-0.360484564784819" calcext:value-type="float">
            <text:p>-0,360484564784819</text:p>
          </table:table-cell>
          <table:table-cell table:formula="of:=[.C551]/[.$H$2]" office:value-type="float" office:value="-0.720969129569639" calcext:value-type="float">
            <text:p>-0,720969129569639</text:p>
          </table:table-cell>
          <table:table-cell table:formula="of:=[.E550]+([.D550]*([.A551]-[.A550]))" office:value-type="float" office:value="0.732554148433726" calcext:value-type="float">
            <text:p>0,732554148433726</text:p>
          </table:table-cell>
          <table:table-cell table:number-columns-repeated="3"/>
        </table:table-row>
        <table:table-row table:style-name="ro1">
          <table:table-cell table:formula="of:=[.A551]+0.01" office:value-type="float" office:value="5.49999999999993" calcext:value-type="float">
            <text:p>5,49999999999993</text:p>
          </table:table-cell>
          <table:table-cell table:formula="of:=[.B551]+([.E551]*([.A552]-[.A551]))" office:value-type="float" office:value="0.728294671053976" calcext:value-type="float">
            <text:p>0,728294671053976</text:p>
          </table:table-cell>
          <table:table-cell table:formula="of:=-[.$H$4]*[.B552]" office:value-type="float" office:value="-0.364147335526988" calcext:value-type="float">
            <text:p>-0,364147335526988</text:p>
          </table:table-cell>
          <table:table-cell table:formula="of:=[.C552]/[.$H$2]" office:value-type="float" office:value="-0.728294671053976" calcext:value-type="float">
            <text:p>-0,728294671053976</text:p>
          </table:table-cell>
          <table:table-cell table:formula="of:=[.E551]+([.D551]*([.A552]-[.A551]))" office:value-type="float" office:value="0.725344457138029" calcext:value-type="float">
            <text:p>0,725344457138029</text:p>
          </table:table-cell>
          <table:table-cell table:number-columns-repeated="3"/>
        </table:table-row>
        <table:table-row table:style-name="ro1">
          <table:table-cell table:formula="of:=[.A552]+0.01" office:value-type="float" office:value="5.50999999999993" calcext:value-type="float">
            <text:p>5,50999999999993</text:p>
          </table:table-cell>
          <table:table-cell table:formula="of:=[.B552]+([.E552]*([.A553]-[.A552]))" office:value-type="float" office:value="0.735548115625356" calcext:value-type="float">
            <text:p>0,735548115625356</text:p>
          </table:table-cell>
          <table:table-cell table:formula="of:=-[.$H$4]*[.B553]" office:value-type="float" office:value="-0.367774057812678" calcext:value-type="float">
            <text:p>-0,367774057812678</text:p>
          </table:table-cell>
          <table:table-cell table:formula="of:=[.C553]/[.$H$2]" office:value-type="float" office:value="-0.735548115625356" calcext:value-type="float">
            <text:p>-0,735548115625356</text:p>
          </table:table-cell>
          <table:table-cell table:formula="of:=[.E552]+([.D552]*([.A553]-[.A552]))" office:value-type="float" office:value="0.71806151042749" calcext:value-type="float">
            <text:p>0,71806151042749</text:p>
          </table:table-cell>
          <table:table-cell table:number-columns-repeated="3"/>
        </table:table-row>
        <table:table-row table:style-name="ro1">
          <table:table-cell table:formula="of:=[.A553]+0.01" office:value-type="float" office:value="5.51999999999993" calcext:value-type="float">
            <text:p>5,51999999999993</text:p>
          </table:table-cell>
          <table:table-cell table:formula="of:=[.B553]+([.E553]*([.A554]-[.A553]))" office:value-type="float" office:value="0.742728730729631" calcext:value-type="float">
            <text:p>0,742728730729631</text:p>
          </table:table-cell>
          <table:table-cell table:formula="of:=-[.$H$4]*[.B554]" office:value-type="float" office:value="-0.371364365364815" calcext:value-type="float">
            <text:p>-0,371364365364815</text:p>
          </table:table-cell>
          <table:table-cell table:formula="of:=[.C554]/[.$H$2]" office:value-type="float" office:value="-0.742728730729631" calcext:value-type="float">
            <text:p>-0,742728730729631</text:p>
          </table:table-cell>
          <table:table-cell table:formula="of:=[.E553]+([.D553]*([.A554]-[.A553]))" office:value-type="float" office:value="0.710706029271236" calcext:value-type="float">
            <text:p>0,710706029271236</text:p>
          </table:table-cell>
          <table:table-cell table:number-columns-repeated="3"/>
        </table:table-row>
        <table:table-row table:style-name="ro1">
          <table:table-cell table:formula="of:=[.A554]+0.01" office:value-type="float" office:value="5.52999999999993" calcext:value-type="float">
            <text:p>5,52999999999993</text:p>
          </table:table-cell>
          <table:table-cell table:formula="of:=[.B554]+([.E554]*([.A555]-[.A554]))" office:value-type="float" office:value="0.749835791022343" calcext:value-type="float">
            <text:p>0,749835791022343</text:p>
          </table:table-cell>
          <table:table-cell table:formula="of:=-[.$H$4]*[.B555]" office:value-type="float" office:value="-0.374917895511172" calcext:value-type="float">
            <text:p>-0,374917895511172</text:p>
          </table:table-cell>
          <table:table-cell table:formula="of:=[.C555]/[.$H$2]" office:value-type="float" office:value="-0.749835791022343" calcext:value-type="float">
            <text:p>-0,749835791022343</text:p>
          </table:table-cell>
          <table:table-cell table:formula="of:=[.E554]+([.D554]*([.A555]-[.A554]))" office:value-type="float" office:value="0.70327874196394" calcext:value-type="float">
            <text:p>0,70327874196394</text:p>
          </table:table-cell>
          <table:table-cell table:number-columns-repeated="3"/>
        </table:table-row>
        <table:table-row table:style-name="ro1">
          <table:table-cell table:formula="of:=[.A555]+0.01" office:value-type="float" office:value="5.53999999999993" calcext:value-type="float">
            <text:p>5,53999999999993</text:p>
          </table:table-cell>
          <table:table-cell table:formula="of:=[.B555]+([.E555]*([.A556]-[.A555]))" office:value-type="float" office:value="0.756868578441982" calcext:value-type="float">
            <text:p>0,756868578441982</text:p>
          </table:table-cell>
          <table:table-cell table:formula="of:=-[.$H$4]*[.B556]" office:value-type="float" office:value="-0.378434289220991" calcext:value-type="float">
            <text:p>-0,378434289220991</text:p>
          </table:table-cell>
          <table:table-cell table:formula="of:=[.C556]/[.$H$2]" office:value-type="float" office:value="-0.756868578441982" calcext:value-type="float">
            <text:p>-0,756868578441982</text:p>
          </table:table-cell>
          <table:table-cell table:formula="of:=[.E555]+([.D555]*([.A556]-[.A555]))" office:value-type="float" office:value="0.695780384053717" calcext:value-type="float">
            <text:p>0,695780384053717</text:p>
          </table:table-cell>
          <table:table-cell table:number-columns-repeated="3"/>
        </table:table-row>
        <table:table-row table:style-name="ro1">
          <table:table-cell table:formula="of:=[.A556]+0.01" office:value-type="float" office:value="5.54999999999993" calcext:value-type="float">
            <text:p>5,54999999999993</text:p>
          </table:table-cell>
          <table:table-cell table:formula="of:=[.B556]+([.E556]*([.A557]-[.A556]))" office:value-type="float" office:value="0.763826382282519" calcext:value-type="float">
            <text:p>0,763826382282519</text:p>
          </table:table-cell>
          <table:table-cell table:formula="of:=-[.$H$4]*[.B557]" office:value-type="float" office:value="-0.38191319114126" calcext:value-type="float">
            <text:p>-0,38191319114126</text:p>
          </table:table-cell>
          <table:table-cell table:formula="of:=[.C557]/[.$H$2]" office:value-type="float" office:value="-0.763826382282519" calcext:value-type="float">
            <text:p>-0,763826382282519</text:p>
          </table:table-cell>
          <table:table-cell table:formula="of:=[.E556]+([.D556]*([.A557]-[.A556]))" office:value-type="float" office:value="0.688211698269297" calcext:value-type="float">
            <text:p>0,688211698269297</text:p>
          </table:table-cell>
          <table:table-cell table:number-columns-repeated="3"/>
        </table:table-row>
        <table:table-row table:style-name="ro1">
          <table:table-cell table:formula="of:=[.A557]+0.01" office:value-type="float" office:value="5.55999999999993" calcext:value-type="float">
            <text:p>5,55999999999993</text:p>
          </table:table-cell>
          <table:table-cell table:formula="of:=[.B557]+([.E557]*([.A558]-[.A557]))" office:value-type="float" office:value="0.770708499265212" calcext:value-type="float">
            <text:p>0,770708499265212</text:p>
          </table:table-cell>
          <table:table-cell table:formula="of:=-[.$H$4]*[.B558]" office:value-type="float" office:value="-0.385354249632606" calcext:value-type="float">
            <text:p>-0,385354249632606</text:p>
          </table:table-cell>
          <table:table-cell table:formula="of:=[.C558]/[.$H$2]" office:value-type="float" office:value="-0.770708499265212" calcext:value-type="float">
            <text:p>-0,770708499265212</text:p>
          </table:table-cell>
          <table:table-cell table:formula="of:=[.E557]+([.D557]*([.A558]-[.A557]))" office:value-type="float" office:value="0.680573434446472" calcext:value-type="float">
            <text:p>0,680573434446472</text:p>
          </table:table-cell>
          <table:table-cell table:number-columns-repeated="3"/>
        </table:table-row>
        <table:table-row table:style-name="ro1">
          <table:table-cell table:formula="of:=[.A558]+0.01" office:value-type="float" office:value="5.56999999999993" calcext:value-type="float">
            <text:p>5,56999999999993</text:p>
          </table:table-cell>
          <table:table-cell table:formula="of:=[.B558]+([.E558]*([.A559]-[.A558]))" office:value-type="float" office:value="0.777514233609677" calcext:value-type="float">
            <text:p>0,777514233609677</text:p>
          </table:table-cell>
          <table:table-cell table:formula="of:=-[.$H$4]*[.B559]" office:value-type="float" office:value="-0.388757116804838" calcext:value-type="float">
            <text:p>-0,388757116804838</text:p>
          </table:table-cell>
          <table:table-cell table:formula="of:=[.C559]/[.$H$2]" office:value-type="float" office:value="-0.777514233609677" calcext:value-type="float">
            <text:p>-0,777514233609677</text:p>
          </table:table-cell>
          <table:table-cell table:formula="of:=[.E558]+([.D558]*([.A559]-[.A558]))" office:value-type="float" office:value="0.67286634945382" calcext:value-type="float">
            <text:p>0,67286634945382</text:p>
          </table:table-cell>
          <table:table-cell table:number-columns-repeated="3"/>
        </table:table-row>
        <table:table-row table:style-name="ro1">
          <table:table-cell table:formula="of:=[.A559]+0.01" office:value-type="float" office:value="5.57999999999993" calcext:value-type="float">
            <text:p>5,57999999999993</text:p>
          </table:table-cell>
          <table:table-cell table:formula="of:=[.B559]+([.E559]*([.A560]-[.A559]))" office:value-type="float" office:value="0.784242897104215" calcext:value-type="float">
            <text:p>0,784242897104215</text:p>
          </table:table-cell>
          <table:table-cell table:formula="of:=-[.$H$4]*[.B560]" office:value-type="float" office:value="-0.392121448552107" calcext:value-type="float">
            <text:p>-0,392121448552107</text:p>
          </table:table-cell>
          <table:table-cell table:formula="of:=[.C560]/[.$H$2]" office:value-type="float" office:value="-0.784242897104215" calcext:value-type="float">
            <text:p>-0,784242897104215</text:p>
          </table:table-cell>
          <table:table-cell table:formula="of:=[.E559]+([.D559]*([.A560]-[.A559]))" office:value-type="float" office:value="0.665091207117724" calcext:value-type="float">
            <text:p>0,665091207117724</text:p>
          </table:table-cell>
          <table:table-cell table:number-columns-repeated="3"/>
        </table:table-row>
        <table:table-row table:style-name="ro1">
          <table:table-cell table:formula="of:=[.A560]+0.01" office:value-type="float" office:value="5.58999999999993" calcext:value-type="float">
            <text:p>5,58999999999993</text:p>
          </table:table-cell>
          <table:table-cell table:formula="of:=[.B560]+([.E560]*([.A561]-[.A560]))" office:value-type="float" office:value="0.790893809175392" calcext:value-type="float">
            <text:p>0,790893809175392</text:p>
          </table:table-cell>
          <table:table-cell table:formula="of:=-[.$H$4]*[.B561]" office:value-type="float" office:value="-0.395446904587696" calcext:value-type="float">
            <text:p>-0,395446904587696</text:p>
          </table:table-cell>
          <table:table-cell table:formula="of:=[.C561]/[.$H$2]" office:value-type="float" office:value="-0.790893809175392" calcext:value-type="float">
            <text:p>-0,790893809175392</text:p>
          </table:table-cell>
          <table:table-cell table:formula="of:=[.E560]+([.D560]*([.A561]-[.A560]))" office:value-type="float" office:value="0.657248778146682" calcext:value-type="float">
            <text:p>0,657248778146682</text:p>
          </table:table-cell>
          <table:table-cell table:number-columns-repeated="3"/>
        </table:table-row>
        <table:table-row table:style-name="ro1">
          <table:table-cell table:formula="of:=[.A561]+0.01" office:value-type="float" office:value="5.59999999999993" calcext:value-type="float">
            <text:p>5,59999999999993</text:p>
          </table:table-cell>
          <table:table-cell table:formula="of:=[.B561]+([.E561]*([.A562]-[.A561]))" office:value-type="float" office:value="0.797466296956859" calcext:value-type="float">
            <text:p>0,797466296956859</text:p>
          </table:table-cell>
          <table:table-cell table:formula="of:=-[.$H$4]*[.B562]" office:value-type="float" office:value="-0.398733148478429" calcext:value-type="float">
            <text:p>-0,398733148478429</text:p>
          </table:table-cell>
          <table:table-cell table:formula="of:=[.C562]/[.$H$2]" office:value-type="float" office:value="-0.797466296956859" calcext:value-type="float">
            <text:p>-0,797466296956859</text:p>
          </table:table-cell>
          <table:table-cell table:formula="of:=[.E561]+([.D561]*([.A562]-[.A561]))" office:value-type="float" office:value="0.649339840054928" calcext:value-type="float">
            <text:p>0,649339840054928</text:p>
          </table:table-cell>
          <table:table-cell table:number-columns-repeated="3"/>
        </table:table-row>
        <table:table-row table:style-name="ro1">
          <table:table-cell table:formula="of:=[.A562]+0.01" office:value-type="float" office:value="5.60999999999993" calcext:value-type="float">
            <text:p>5,60999999999993</text:p>
          </table:table-cell>
          <table:table-cell table:formula="of:=[.B562]+([.E562]*([.A563]-[.A562]))" office:value-type="float" office:value="0.803959695357408" calcext:value-type="float">
            <text:p>0,803959695357408</text:p>
          </table:table-cell>
          <table:table-cell table:formula="of:=-[.$H$4]*[.B563]" office:value-type="float" office:value="-0.401979847678704" calcext:value-type="float">
            <text:p>-0,401979847678704</text:p>
          </table:table-cell>
          <table:table-cell table:formula="of:=[.C563]/[.$H$2]" office:value-type="float" office:value="-0.803959695357408" calcext:value-type="float">
            <text:p>-0,803959695357408</text:p>
          </table:table-cell>
          <table:table-cell table:formula="of:=[.E562]+([.D562]*([.A563]-[.A562]))" office:value-type="float" office:value="0.641365177085359" calcext:value-type="float">
            <text:p>0,641365177085359</text:p>
          </table:table-cell>
          <table:table-cell table:number-columns-repeated="3"/>
        </table:table-row>
        <table:table-row table:style-name="ro1">
          <table:table-cell table:formula="of:=[.A563]+0.01" office:value-type="float" office:value="5.61999999999992" calcext:value-type="float">
            <text:p>5,61999999999992</text:p>
          </table:table-cell>
          <table:table-cell table:formula="of:=[.B563]+([.E563]*([.A564]-[.A563]))" office:value-type="float" office:value="0.810373347128261" calcext:value-type="float">
            <text:p>0,810373347128261</text:p>
          </table:table-cell>
          <table:table-cell table:formula="of:=-[.$H$4]*[.B564]" office:value-type="float" office:value="-0.405186673564131" calcext:value-type="float">
            <text:p>-0,405186673564131</text:p>
          </table:table-cell>
          <table:table-cell table:formula="of:=[.C564]/[.$H$2]" office:value-type="float" office:value="-0.810373347128261" calcext:value-type="float">
            <text:p>-0,810373347128261</text:p>
          </table:table-cell>
          <table:table-cell table:formula="of:=[.E563]+([.D563]*([.A564]-[.A563]))" office:value-type="float" office:value="0.633325580131786" calcext:value-type="float">
            <text:p>0,633325580131786</text:p>
          </table:table-cell>
          <table:table-cell table:number-columns-repeated="3"/>
        </table:table-row>
        <table:table-row table:style-name="ro1">
          <table:table-cell table:formula="of:=[.A564]+0.01" office:value-type="float" office:value="5.62999999999992" calcext:value-type="float">
            <text:p>5,62999999999992</text:p>
          </table:table-cell>
          <table:table-cell table:formula="of:=[.B564]+([.E564]*([.A565]-[.A564]))" office:value-type="float" office:value="0.816706602929579" calcext:value-type="float">
            <text:p>0,816706602929579</text:p>
          </table:table-cell>
          <table:table-cell table:formula="of:=-[.$H$4]*[.B565]" office:value-type="float" office:value="-0.408353301464789" calcext:value-type="float">
            <text:p>-0,408353301464789</text:p>
          </table:table-cell>
          <table:table-cell table:formula="of:=[.C565]/[.$H$2]" office:value-type="float" office:value="-0.816706602929579" calcext:value-type="float">
            <text:p>-0,816706602929579</text:p>
          </table:table-cell>
          <table:table-cell table:formula="of:=[.E564]+([.D564]*([.A565]-[.A564]))" office:value-type="float" office:value="0.625221846660503" calcext:value-type="float">
            <text:p>0,625221846660503</text:p>
          </table:table-cell>
          <table:table-cell table:number-columns-repeated="3"/>
        </table:table-row>
        <table:table-row table:style-name="ro1">
          <table:table-cell table:formula="of:=[.A565]+0.01" office:value-type="float" office:value="5.63999999999992" calcext:value-type="float">
            <text:p>5,63999999999992</text:p>
          </table:table-cell>
          <table:table-cell table:formula="of:=[.B565]+([.E565]*([.A566]-[.A565]))" office:value-type="float" office:value="0.822958821396184" calcext:value-type="float">
            <text:p>0,822958821396184</text:p>
          </table:table-cell>
          <table:table-cell table:formula="of:=-[.$H$4]*[.B566]" office:value-type="float" office:value="-0.411479410698092" calcext:value-type="float">
            <text:p>-0,411479410698092</text:p>
          </table:table-cell>
          <table:table-cell table:formula="of:=[.C566]/[.$H$2]" office:value-type="float" office:value="-0.822958821396184" calcext:value-type="float">
            <text:p>-0,822958821396184</text:p>
          </table:table-cell>
          <table:table-cell table:formula="of:=[.E565]+([.D565]*([.A566]-[.A565]))" office:value-type="float" office:value="0.617054780631207" calcext:value-type="float">
            <text:p>0,617054780631207</text:p>
          </table:table-cell>
          <table:table-cell table:number-columns-repeated="3"/>
        </table:table-row>
        <table:table-row table:style-name="ro1">
          <table:table-cell table:formula="of:=[.A566]+0.01" office:value-type="float" office:value="5.64999999999992" calcext:value-type="float">
            <text:p>5,64999999999992</text:p>
          </table:table-cell>
          <table:table-cell table:formula="of:=[.B566]+([.E566]*([.A567]-[.A566]))" office:value-type="float" office:value="0.829129369202496" calcext:value-type="float">
            <text:p>0,829129369202496</text:p>
          </table:table-cell>
          <table:table-cell table:formula="of:=-[.$H$4]*[.B567]" office:value-type="float" office:value="-0.414564684601248" calcext:value-type="float">
            <text:p>-0,414564684601248</text:p>
          </table:table-cell>
          <table:table-cell table:formula="of:=[.C567]/[.$H$2]" office:value-type="float" office:value="-0.829129369202496" calcext:value-type="float">
            <text:p>-0,829129369202496</text:p>
          </table:table-cell>
          <table:table-cell table:formula="of:=[.E566]+([.D566]*([.A567]-[.A566]))" office:value-type="float" office:value="0.608825192417246" calcext:value-type="float">
            <text:p>0,608825192417246</text:p>
          </table:table-cell>
          <table:table-cell table:number-columns-repeated="3"/>
        </table:table-row>
        <table:table-row table:style-name="ro1">
          <table:table-cell table:formula="of:=[.A567]+0.01" office:value-type="float" office:value="5.65999999999992" calcext:value-type="float">
            <text:p>5,65999999999992</text:p>
          </table:table-cell>
          <table:table-cell table:formula="of:=[.B567]+([.E567]*([.A568]-[.A567]))" office:value-type="float" office:value="0.835217621126668" calcext:value-type="float">
            <text:p>0,835217621126668</text:p>
          </table:table-cell>
          <table:table-cell table:formula="of:=-[.$H$4]*[.B568]" office:value-type="float" office:value="-0.417608810563334" calcext:value-type="float">
            <text:p>-0,417608810563334</text:p>
          </table:table-cell>
          <table:table-cell table:formula="of:=[.C568]/[.$H$2]" office:value-type="float" office:value="-0.835217621126668" calcext:value-type="float">
            <text:p>-0,835217621126668</text:p>
          </table:table-cell>
          <table:table-cell table:formula="of:=[.E567]+([.D567]*([.A568]-[.A567]))" office:value-type="float" office:value="0.600533898725221" calcext:value-type="float">
            <text:p>0,600533898725221</text:p>
          </table:table-cell>
          <table:table-cell table:number-columns-repeated="3"/>
        </table:table-row>
        <table:table-row table:style-name="ro1">
          <table:table-cell table:formula="of:=[.A568]+0.01" office:value-type="float" office:value="5.66999999999992" calcext:value-type="float">
            <text:p>5,66999999999992</text:p>
          </table:table-cell>
          <table:table-cell table:formula="of:=[.B568]+([.E568]*([.A569]-[.A568]))" office:value-type="float" office:value="0.84122296011392" calcext:value-type="float">
            <text:p>0,84122296011392</text:p>
          </table:table-cell>
          <table:table-cell table:formula="of:=-[.$H$4]*[.B569]" office:value-type="float" office:value="-0.42061148005696" calcext:value-type="float">
            <text:p>-0,42061148005696</text:p>
          </table:table-cell>
          <table:table-cell table:formula="of:=[.C569]/[.$H$2]" office:value-type="float" office:value="-0.84122296011392" calcext:value-type="float">
            <text:p>-0,84122296011392</text:p>
          </table:table-cell>
          <table:table-cell table:formula="of:=[.E568]+([.D568]*([.A569]-[.A568]))" office:value-type="float" office:value="0.592181722513955" calcext:value-type="float">
            <text:p>0,592181722513955</text:p>
          </table:table-cell>
          <table:table-cell table:number-columns-repeated="3"/>
        </table:table-row>
        <table:table-row table:style-name="ro1">
          <table:table-cell table:formula="of:=[.A569]+0.01" office:value-type="float" office:value="5.67999999999992" calcext:value-type="float">
            <text:p>5,67999999999992</text:p>
          </table:table-cell>
          <table:table-cell table:formula="of:=[.B569]+([.E569]*([.A570]-[.A569]))" office:value-type="float" office:value="0.84714477733906" calcext:value-type="float">
            <text:p>0,84714477733906</text:p>
          </table:table-cell>
          <table:table-cell table:formula="of:=-[.$H$4]*[.B570]" office:value-type="float" office:value="-0.42357238866953" calcext:value-type="float">
            <text:p>-0,42357238866953</text:p>
          </table:table-cell>
          <table:table-cell table:formula="of:=[.C570]/[.$H$2]" office:value-type="float" office:value="-0.84714477733906" calcext:value-type="float">
            <text:p>-0,84714477733906</text:p>
          </table:table-cell>
          <table:table-cell table:formula="of:=[.E569]+([.D569]*([.A570]-[.A569]))" office:value-type="float" office:value="0.583769492912815" calcext:value-type="float">
            <text:p>0,583769492912815</text:p>
          </table:table-cell>
          <table:table-cell table:number-columns-repeated="3"/>
        </table:table-row>
        <table:table-row table:style-name="ro1">
          <table:table-cell table:formula="of:=[.A570]+0.01" office:value-type="float" office:value="5.68999999999992" calcext:value-type="float">
            <text:p>5,68999999999992</text:p>
          </table:table-cell>
          <table:table-cell table:formula="of:=[.B570]+([.E570]*([.A571]-[.A570]))" office:value-type="float" office:value="0.852982472268188" calcext:value-type="float">
            <text:p>0,852982472268188</text:p>
          </table:table-cell>
          <table:table-cell table:formula="of:=-[.$H$4]*[.B571]" office:value-type="float" office:value="-0.426491236134094" calcext:value-type="float">
            <text:p>-0,426491236134094</text:p>
          </table:table-cell>
          <table:table-cell table:formula="of:=[.C571]/[.$H$2]" office:value-type="float" office:value="-0.852982472268188" calcext:value-type="float">
            <text:p>-0,852982472268188</text:p>
          </table:table-cell>
          <table:table-cell table:formula="of:=[.E570]+([.D570]*([.A571]-[.A570]))" office:value-type="float" office:value="0.575298045139425" calcext:value-type="float">
            <text:p>0,575298045139425</text:p>
          </table:table-cell>
          <table:table-cell table:number-columns-repeated="3"/>
        </table:table-row>
        <table:table-row table:style-name="ro1">
          <table:table-cell table:formula="of:=[.A571]+0.01" office:value-type="float" office:value="5.69999999999992" calcext:value-type="float">
            <text:p>5,69999999999992</text:p>
          </table:table-cell>
          <table:table-cell table:formula="of:=[.B571]+([.E571]*([.A572]-[.A571]))" office:value-type="float" office:value="0.858735452719582" calcext:value-type="float">
            <text:p>0,858735452719582</text:p>
          </table:table-cell>
          <table:table-cell table:formula="of:=-[.$H$4]*[.B572]" office:value-type="float" office:value="-0.429367726359791" calcext:value-type="float">
            <text:p>-0,429367726359791</text:p>
          </table:table-cell>
          <table:table-cell table:formula="of:=[.C572]/[.$H$2]" office:value-type="float" office:value="-0.858735452719582" calcext:value-type="float">
            <text:p>-0,858735452719582</text:p>
          </table:table-cell>
          <table:table-cell table:formula="of:=[.E571]+([.D571]*([.A572]-[.A571]))" office:value-type="float" office:value="0.566768220416743" calcext:value-type="float">
            <text:p>0,566768220416743</text:p>
          </table:table-cell>
          <table:table-cell table:number-columns-repeated="3"/>
        </table:table-row>
        <table:table-row table:style-name="ro1">
          <table:table-cell table:formula="of:=[.A572]+0.01" office:value-type="float" office:value="5.70999999999992" calcext:value-type="float">
            <text:p>5,70999999999992</text:p>
          </table:table-cell>
          <table:table-cell table:formula="of:=[.B572]+([.E572]*([.A573]-[.A572]))" office:value-type="float" office:value="0.864403134923749" calcext:value-type="float">
            <text:p>0,864403134923749</text:p>
          </table:table-cell>
          <table:table-cell table:formula="of:=-[.$H$4]*[.B573]" office:value-type="float" office:value="-0.432201567461875" calcext:value-type="float">
            <text:p>-0,432201567461875</text:p>
          </table:table-cell>
          <table:table-cell table:formula="of:=[.C573]/[.$H$2]" office:value-type="float" office:value="-0.864403134923749" calcext:value-type="float">
            <text:p>-0,864403134923749</text:p>
          </table:table-cell>
          <table:table-cell table:formula="of:=[.E572]+([.D572]*([.A573]-[.A572]))" office:value-type="float" office:value="0.558180865889548" calcext:value-type="float">
            <text:p>0,558180865889548</text:p>
          </table:table-cell>
          <table:table-cell table:number-columns-repeated="3"/>
        </table:table-row>
        <table:table-row table:style-name="ro1">
          <table:table-cell table:formula="of:=[.A573]+0.01" office:value-type="float" office:value="5.71999999999992" calcext:value-type="float">
            <text:p>5,71999999999992</text:p>
          </table:table-cell>
          <table:table-cell table:formula="of:=[.B573]+([.E573]*([.A574]-[.A573]))" office:value-type="float" office:value="0.869984943582644" calcext:value-type="float">
            <text:p>0,869984943582644</text:p>
          </table:table-cell>
          <table:table-cell table:formula="of:=-[.$H$4]*[.B574]" office:value-type="float" office:value="-0.434992471791322" calcext:value-type="float">
            <text:p>-0,434992471791322</text:p>
          </table:table-cell>
          <table:table-cell table:formula="of:=[.C574]/[.$H$2]" office:value-type="float" office:value="-0.869984943582644" calcext:value-type="float">
            <text:p>-0,869984943582644</text:p>
          </table:table-cell>
          <table:table-cell table:formula="of:=[.E573]+([.D573]*([.A574]-[.A573]))" office:value-type="float" office:value="0.54953683454031" calcext:value-type="float">
            <text:p>0,54953683454031</text:p>
          </table:table-cell>
          <table:table-cell table:number-columns-repeated="3"/>
        </table:table-row>
        <table:table-row table:style-name="ro1">
          <table:table-cell table:formula="of:=[.A574]+0.01" office:value-type="float" office:value="5.72999999999992" calcext:value-type="float">
            <text:p>5,72999999999992</text:p>
          </table:table-cell>
          <table:table-cell table:formula="of:=[.B574]+([.E574]*([.A575]-[.A574]))" office:value-type="float" office:value="0.875480311928047" calcext:value-type="float">
            <text:p>0,875480311928047</text:p>
          </table:table-cell>
          <table:table-cell table:formula="of:=-[.$H$4]*[.B575]" office:value-type="float" office:value="-0.437740155964024" calcext:value-type="float">
            <text:p>-0,437740155964024</text:p>
          </table:table-cell>
          <table:table-cell table:formula="of:=[.C575]/[.$H$2]" office:value-type="float" office:value="-0.875480311928047" calcext:value-type="float">
            <text:p>-0,875480311928047</text:p>
          </table:table-cell>
          <table:table-cell table:formula="of:=[.E574]+([.D574]*([.A575]-[.A574]))" office:value-type="float" office:value="0.540836985104484" calcext:value-type="float">
            <text:p>0,540836985104484</text:p>
          </table:table-cell>
          <table:table-cell table:number-columns-repeated="3"/>
        </table:table-row>
        <table:table-row table:style-name="ro1">
          <table:table-cell table:formula="of:=[.A575]+0.01" office:value-type="float" office:value="5.73999999999992" calcext:value-type="float">
            <text:p>5,73999999999992</text:p>
          </table:table-cell>
          <table:table-cell table:formula="of:=[.B575]+([.E575]*([.A576]-[.A575]))" office:value-type="float" office:value="0.880888681779092" calcext:value-type="float">
            <text:p>0,880888681779092</text:p>
          </table:table-cell>
          <table:table-cell table:formula="of:=-[.$H$4]*[.B576]" office:value-type="float" office:value="-0.440444340889546" calcext:value-type="float">
            <text:p>-0,440444340889546</text:p>
          </table:table-cell>
          <table:table-cell table:formula="of:=[.C576]/[.$H$2]" office:value-type="float" office:value="-0.880888681779092" calcext:value-type="float">
            <text:p>-0,880888681779092</text:p>
          </table:table-cell>
          <table:table-cell table:formula="of:=[.E575]+([.D575]*([.A576]-[.A575]))" office:value-type="float" office:value="0.532082181985204" calcext:value-type="float">
            <text:p>0,532082181985204</text:p>
          </table:table-cell>
          <table:table-cell table:number-columns-repeated="3"/>
        </table:table-row>
        <table:table-row table:style-name="ro1">
          <table:table-cell table:formula="of:=[.A576]+0.01" office:value-type="float" office:value="5.74999999999992" calcext:value-type="float">
            <text:p>5,74999999999992</text:p>
          </table:table-cell>
          <table:table-cell table:formula="of:=[.B576]+([.E576]*([.A577]-[.A576]))" office:value-type="float" office:value="0.886209503598944" calcext:value-type="float">
            <text:p>0,886209503598944</text:p>
          </table:table-cell>
          <table:table-cell table:formula="of:=-[.$H$4]*[.B577]" office:value-type="float" office:value="-0.443104751799472" calcext:value-type="float">
            <text:p>-0,443104751799472</text:p>
          </table:table-cell>
          <table:table-cell table:formula="of:=[.C577]/[.$H$2]" office:value-type="float" office:value="-0.886209503598944" calcext:value-type="float">
            <text:p>-0,886209503598944</text:p>
          </table:table-cell>
          <table:table-cell table:formula="of:=[.E576]+([.D576]*([.A577]-[.A576]))" office:value-type="float" office:value="0.523273295167413" calcext:value-type="float">
            <text:p>0,523273295167413</text:p>
          </table:table-cell>
          <table:table-cell table:number-columns-repeated="3"/>
        </table:table-row>
        <table:table-row table:style-name="ro1">
          <table:table-cell table:formula="of:=[.A577]+0.01" office:value-type="float" office:value="5.75999999999992" calcext:value-type="float">
            <text:p>5,75999999999992</text:p>
          </table:table-cell>
          <table:table-cell table:formula="of:=[.B577]+([.E577]*([.A578]-[.A577]))" office:value-type="float" office:value="0.891442236550618" calcext:value-type="float">
            <text:p>0,891442236550618</text:p>
          </table:table-cell>
          <table:table-cell table:formula="of:=-[.$H$4]*[.B578]" office:value-type="float" office:value="-0.445721118275309" calcext:value-type="float">
            <text:p>-0,445721118275309</text:p>
          </table:table-cell>
          <table:table-cell table:formula="of:=[.C578]/[.$H$2]" office:value-type="float" office:value="-0.891442236550618" calcext:value-type="float">
            <text:p>-0,891442236550618</text:p>
          </table:table-cell>
          <table:table-cell table:formula="of:=[.E577]+([.D577]*([.A578]-[.A577]))" office:value-type="float" office:value="0.514411200131424" calcext:value-type="float">
            <text:p>0,514411200131424</text:p>
          </table:table-cell>
          <table:table-cell table:number-columns-repeated="3"/>
        </table:table-row>
        <table:table-row table:style-name="ro1">
          <table:table-cell table:formula="of:=[.A578]+0.01" office:value-type="float" office:value="5.76999999999992" calcext:value-type="float">
            <text:p>5,76999999999992</text:p>
          </table:table-cell>
          <table:table-cell table:formula="of:=[.B578]+([.E578]*([.A579]-[.A578]))" office:value-type="float" office:value="0.896586348551932" calcext:value-type="float">
            <text:p>0,896586348551932</text:p>
          </table:table-cell>
          <table:table-cell table:formula="of:=-[.$H$4]*[.B579]" office:value-type="float" office:value="-0.448293174275966" calcext:value-type="float">
            <text:p>-0,448293174275966</text:p>
          </table:table-cell>
          <table:table-cell table:formula="of:=[.C579]/[.$H$2]" office:value-type="float" office:value="-0.896586348551932" calcext:value-type="float">
            <text:p>-0,896586348551932</text:p>
          </table:table-cell>
          <table:table-cell table:formula="of:=[.E578]+([.D578]*([.A579]-[.A578]))" office:value-type="float" office:value="0.505496777765918" calcext:value-type="float">
            <text:p>0,505496777765918</text:p>
          </table:table-cell>
          <table:table-cell table:number-columns-repeated="3"/>
        </table:table-row>
        <table:table-row table:style-name="ro1">
          <table:table-cell table:formula="of:=[.A579]+0.01" office:value-type="float" office:value="5.77999999999992" calcext:value-type="float">
            <text:p>5,77999999999992</text:p>
          </table:table-cell>
          <table:table-cell table:formula="of:=[.B579]+([.E579]*([.A580]-[.A579]))" office:value-type="float" office:value="0.901641316329591" calcext:value-type="float">
            <text:p>0,901641316329591</text:p>
          </table:table-cell>
          <table:table-cell table:formula="of:=-[.$H$4]*[.B580]" office:value-type="float" office:value="-0.450820658164796" calcext:value-type="float">
            <text:p>-0,450820658164796</text:p>
          </table:table-cell>
          <table:table-cell table:formula="of:=[.C580]/[.$H$2]" office:value-type="float" office:value="-0.901641316329591" calcext:value-type="float">
            <text:p>-0,901641316329591</text:p>
          </table:table-cell>
          <table:table-cell table:formula="of:=[.E579]+([.D579]*([.A580]-[.A579]))" office:value-type="float" office:value="0.496530914280399" calcext:value-type="float">
            <text:p>0,496530914280399</text:p>
          </table:table-cell>
          <table:table-cell table:number-columns-repeated="3"/>
        </table:table-row>
        <table:table-row table:style-name="ro1">
          <table:table-cell table:formula="of:=[.A580]+0.01" office:value-type="float" office:value="5.78999999999992" calcext:value-type="float">
            <text:p>5,78999999999992</text:p>
          </table:table-cell>
          <table:table-cell table:formula="of:=[.B580]+([.E580]*([.A581]-[.A580]))" office:value-type="float" office:value="0.906606625472395" calcext:value-type="float">
            <text:p>0,906606625472395</text:p>
          </table:table-cell>
          <table:table-cell table:formula="of:=-[.$H$4]*[.B581]" office:value-type="float" office:value="-0.453303312736198" calcext:value-type="float">
            <text:p>-0,453303312736198</text:p>
          </table:table-cell>
          <table:table-cell table:formula="of:=[.C581]/[.$H$2]" office:value-type="float" office:value="-0.906606625472395" calcext:value-type="float">
            <text:p>-0,906606625472395</text:p>
          </table:table-cell>
          <table:table-cell table:formula="of:=[.E580]+([.D580]*([.A581]-[.A580]))" office:value-type="float" office:value="0.487514501117103" calcext:value-type="float">
            <text:p>0,487514501117103</text:p>
          </table:table-cell>
          <table:table-cell table:number-columns-repeated="3"/>
        </table:table-row>
        <table:table-row table:style-name="ro1">
          <table:table-cell table:formula="of:=[.A581]+0.01" office:value-type="float" office:value="5.79999999999992" calcext:value-type="float">
            <text:p>5,79999999999992</text:p>
          </table:table-cell>
          <table:table-cell table:formula="of:=[.B581]+([.E581]*([.A582]-[.A581]))" office:value-type="float" office:value="0.911481770483566" calcext:value-type="float">
            <text:p>0,911481770483566</text:p>
          </table:table-cell>
          <table:table-cell table:formula="of:=-[.$H$4]*[.B582]" office:value-type="float" office:value="-0.455740885241783" calcext:value-type="float">
            <text:p>-0,455740885241783</text:p>
          </table:table-cell>
          <table:table-cell table:formula="of:=[.C582]/[.$H$2]" office:value-type="float" office:value="-0.911481770483566" calcext:value-type="float">
            <text:p>-0,911481770483566</text:p>
          </table:table-cell>
          <table:table-cell table:formula="of:=[.E581]+([.D581]*([.A582]-[.A581]))" office:value-type="float" office:value="0.478448434862379" calcext:value-type="float">
            <text:p>0,478448434862379</text:p>
          </table:table-cell>
          <table:table-cell table:number-columns-repeated="3"/>
        </table:table-row>
        <table:table-row table:style-name="ro1">
          <table:table-cell table:formula="of:=[.A582]+0.01" office:value-type="float" office:value="5.80999999999992" calcext:value-type="float">
            <text:p>5,80999999999992</text:p>
          </table:table-cell>
          <table:table-cell table:formula="of:=[.B582]+([.E582]*([.A583]-[.A582]))" office:value-type="float" office:value="0.91626625483219" calcext:value-type="float">
            <text:p>0,91626625483219</text:p>
          </table:table-cell>
          <table:table-cell table:formula="of:=-[.$H$4]*[.B583]" office:value-type="float" office:value="-0.458133127416095" calcext:value-type="float">
            <text:p>-0,458133127416095</text:p>
          </table:table-cell>
          <table:table-cell table:formula="of:=[.C583]/[.$H$2]" office:value-type="float" office:value="-0.91626625483219" calcext:value-type="float">
            <text:p>-0,91626625483219</text:p>
          </table:table-cell>
          <table:table-cell table:formula="of:=[.E582]+([.D582]*([.A583]-[.A582]))" office:value-type="float" office:value="0.469333617157544" calcext:value-type="float">
            <text:p>0,469333617157544</text:p>
          </table:table-cell>
          <table:table-cell table:number-columns-repeated="3"/>
        </table:table-row>
        <table:table-row table:style-name="ro1">
          <table:table-cell table:formula="of:=[.A583]+0.01" office:value-type="float" office:value="5.81999999999992" calcext:value-type="float">
            <text:p>5,81999999999992</text:p>
          </table:table-cell>
          <table:table-cell table:formula="of:=[.B583]+([.E583]*([.A584]-[.A583]))" office:value-type="float" office:value="0.920959591003765" calcext:value-type="float">
            <text:p>0,920959591003765</text:p>
          </table:table-cell>
          <table:table-cell table:formula="of:=-[.$H$4]*[.B584]" office:value-type="float" office:value="-0.460479795501883" calcext:value-type="float">
            <text:p>-0,460479795501883</text:p>
          </table:table-cell>
          <table:table-cell table:formula="of:=[.C584]/[.$H$2]" office:value-type="float" office:value="-0.920959591003765" calcext:value-type="float">
            <text:p>-0,920959591003765</text:p>
          </table:table-cell>
          <table:table-cell table:formula="of:=[.E583]+([.D583]*([.A584]-[.A583]))" office:value-type="float" office:value="0.460170954609222" calcext:value-type="float">
            <text:p>0,460170954609222</text:p>
          </table:table-cell>
          <table:table-cell table:number-columns-repeated="3"/>
        </table:table-row>
        <table:table-row table:style-name="ro1">
          <table:table-cell table:formula="of:=[.A584]+0.01" office:value-type="float" office:value="5.82999999999992" calcext:value-type="float">
            <text:p>5,82999999999992</text:p>
          </table:table-cell>
          <table:table-cell table:formula="of:=[.B584]+([.E584]*([.A585]-[.A584]))" office:value-type="float" office:value="0.925561300549857" calcext:value-type="float">
            <text:p>0,925561300549857</text:p>
          </table:table-cell>
          <table:table-cell table:formula="of:=-[.$H$4]*[.B585]" office:value-type="float" office:value="-0.462780650274929" calcext:value-type="float">
            <text:p>-0,462780650274929</text:p>
          </table:table-cell>
          <table:table-cell table:formula="of:=[.C585]/[.$H$2]" office:value-type="float" office:value="-0.925561300549857" calcext:value-type="float">
            <text:p>-0,925561300549857</text:p>
          </table:table-cell>
          <table:table-cell table:formula="of:=[.E584]+([.D584]*([.A585]-[.A584]))" office:value-type="float" office:value="0.450961358699185" calcext:value-type="float">
            <text:p>0,450961358699185</text:p>
          </table:table-cell>
          <table:table-cell table:number-columns-repeated="3"/>
        </table:table-row>
        <table:table-row table:style-name="ro1">
          <table:table-cell table:formula="of:=[.A585]+0.01" office:value-type="float" office:value="5.83999999999992" calcext:value-type="float">
            <text:p>5,83999999999992</text:p>
          </table:table-cell>
          <table:table-cell table:formula="of:=[.B585]+([.E585]*([.A586]-[.A585]))" office:value-type="float" office:value="0.930070914136849" calcext:value-type="float">
            <text:p>0,930070914136849</text:p>
          </table:table-cell>
          <table:table-cell table:formula="of:=-[.$H$4]*[.B586]" office:value-type="float" office:value="-0.465035457068425" calcext:value-type="float">
            <text:p>-0,465035457068425</text:p>
          </table:table-cell>
          <table:table-cell table:formula="of:=[.C586]/[.$H$2]" office:value-type="float" office:value="-0.930070914136849" calcext:value-type="float">
            <text:p>-0,930070914136849</text:p>
          </table:table-cell>
          <table:table-cell table:formula="of:=[.E585]+([.D585]*([.A586]-[.A585]))" office:value-type="float" office:value="0.441705745693686" calcext:value-type="float">
            <text:p>0,441705745693686</text:p>
          </table:table-cell>
          <table:table-cell table:number-columns-repeated="3"/>
        </table:table-row>
        <table:table-row table:style-name="ro1">
          <table:table-cell table:formula="of:=[.A586]+0.01" office:value-type="float" office:value="5.84999999999992" calcext:value-type="float">
            <text:p>5,84999999999992</text:p>
          </table:table-cell>
          <table:table-cell table:formula="of:=[.B586]+([.E586]*([.A587]-[.A586]))" office:value-type="float" office:value="0.934487971593786" calcext:value-type="float">
            <text:p>0,934487971593786</text:p>
          </table:table-cell>
          <table:table-cell table:formula="of:=-[.$H$4]*[.B587]" office:value-type="float" office:value="-0.467243985796893" calcext:value-type="float">
            <text:p>-0,467243985796893</text:p>
          </table:table-cell>
          <table:table-cell table:formula="of:=[.C587]/[.$H$2]" office:value-type="float" office:value="-0.934487971593786" calcext:value-type="float">
            <text:p>-0,934487971593786</text:p>
          </table:table-cell>
          <table:table-cell table:formula="of:=[.E586]+([.D586]*([.A587]-[.A586]))" office:value-type="float" office:value="0.432405036552318" calcext:value-type="float">
            <text:p>0,432405036552318</text:p>
          </table:table-cell>
          <table:table-cell table:number-columns-repeated="3"/>
        </table:table-row>
        <table:table-row table:style-name="ro1">
          <table:table-cell table:formula="of:=[.A587]+0.01" office:value-type="float" office:value="5.85999999999992" calcext:value-type="float">
            <text:p>5,85999999999992</text:p>
          </table:table-cell>
          <table:table-cell table:formula="of:=[.B587]+([.E587]*([.A588]-[.A587]))" office:value-type="float" office:value="0.938812021959309" calcext:value-type="float">
            <text:p>0,938812021959309</text:p>
          </table:table-cell>
          <table:table-cell table:formula="of:=-[.$H$4]*[.B588]" office:value-type="float" office:value="-0.469406010979654" calcext:value-type="float">
            <text:p>-0,469406010979654</text:p>
          </table:table-cell>
          <table:table-cell table:formula="of:=[.C588]/[.$H$2]" office:value-type="float" office:value="-0.938812021959309" calcext:value-type="float">
            <text:p>-0,938812021959309</text:p>
          </table:table-cell>
          <table:table-cell table:formula="of:=[.E587]+([.D587]*([.A588]-[.A587]))" office:value-type="float" office:value="0.42306015683638" calcext:value-type="float">
            <text:p>0,42306015683638</text:p>
          </table:table-cell>
          <table:table-cell table:number-columns-repeated="3"/>
        </table:table-row>
        <table:table-row table:style-name="ro1">
          <table:table-cell table:formula="of:=[.A588]+0.01" office:value-type="float" office:value="5.86999999999992" calcext:value-type="float">
            <text:p>5,86999999999992</text:p>
          </table:table-cell>
          <table:table-cell table:formula="of:=[.B588]+([.E588]*([.A589]-[.A588]))" office:value-type="float" office:value="0.943042623527673" calcext:value-type="float">
            <text:p>0,943042623527673</text:p>
          </table:table-cell>
          <table:table-cell table:formula="of:=-[.$H$4]*[.B589]" office:value-type="float" office:value="-0.471521311763836" calcext:value-type="float">
            <text:p>-0,471521311763836</text:p>
          </table:table-cell>
          <table:table-cell table:formula="of:=[.C589]/[.$H$2]" office:value-type="float" office:value="-0.943042623527673" calcext:value-type="float">
            <text:p>-0,943042623527673</text:p>
          </table:table-cell>
          <table:table-cell table:formula="of:=[.E588]+([.D588]*([.A589]-[.A588]))" office:value-type="float" office:value="0.413672036616787" calcext:value-type="float">
            <text:p>0,413672036616787</text:p>
          </table:table-cell>
          <table:table-cell table:number-columns-repeated="3"/>
        </table:table-row>
        <table:table-row table:style-name="ro1">
          <table:table-cell table:formula="of:=[.A589]+0.01" office:value-type="float" office:value="5.87999999999992" calcext:value-type="float">
            <text:p>5,87999999999992</text:p>
          </table:table-cell>
          <table:table-cell table:formula="of:=[.B589]+([.E589]*([.A590]-[.A589]))" office:value-type="float" office:value="0.94717934389384" calcext:value-type="float">
            <text:p>0,94717934389384</text:p>
          </table:table-cell>
          <table:table-cell table:formula="of:=-[.$H$4]*[.B590]" office:value-type="float" office:value="-0.47358967194692" calcext:value-type="float">
            <text:p>-0,47358967194692</text:p>
          </table:table-cell>
          <table:table-cell table:formula="of:=[.C590]/[.$H$2]" office:value-type="float" office:value="-0.94717934389384" calcext:value-type="float">
            <text:p>-0,94717934389384</text:p>
          </table:table-cell>
          <table:table-cell table:formula="of:=[.E589]+([.D589]*([.A590]-[.A589]))" office:value-type="float" office:value="0.404241610381511" calcext:value-type="float">
            <text:p>0,404241610381511</text:p>
          </table:table-cell>
          <table:table-cell table:number-columns-repeated="3"/>
        </table:table-row>
        <table:table-row table:style-name="ro1">
          <table:table-cell table:formula="of:=[.A590]+0.01" office:value-type="float" office:value="5.88999999999992" calcext:value-type="float">
            <text:p>5,88999999999992</text:p>
          </table:table-cell>
          <table:table-cell table:formula="of:=[.B590]+([.E590]*([.A591]-[.A590]))" office:value-type="float" office:value="0.951221759997655" calcext:value-type="float">
            <text:p>0,951221759997655</text:p>
          </table:table-cell>
          <table:table-cell table:formula="of:=-[.$H$4]*[.B591]" office:value-type="float" office:value="-0.475610879998828" calcext:value-type="float">
            <text:p>-0,475610879998828</text:p>
          </table:table-cell>
          <table:table-cell table:formula="of:=[.C591]/[.$H$2]" office:value-type="float" office:value="-0.951221759997655" calcext:value-type="float">
            <text:p>-0,951221759997655</text:p>
          </table:table-cell>
          <table:table-cell table:formula="of:=[.E590]+([.D590]*([.A591]-[.A590]))" office:value-type="float" office:value="0.394769816942573" calcext:value-type="float">
            <text:p>0,394769816942573</text:p>
          </table:table-cell>
          <table:table-cell table:number-columns-repeated="3"/>
        </table:table-row>
        <table:table-row table:style-name="ro1">
          <table:table-cell table:formula="of:=[.A591]+0.01" office:value-type="float" office:value="5.89999999999992" calcext:value-type="float">
            <text:p>5,89999999999992</text:p>
          </table:table-cell>
          <table:table-cell table:formula="of:=[.B591]+([.E591]*([.A592]-[.A591]))" office:value-type="float" office:value="0.955169458167081" calcext:value-type="float">
            <text:p>0,955169458167081</text:p>
          </table:table-cell>
          <table:table-cell table:formula="of:=-[.$H$4]*[.B592]" office:value-type="float" office:value="-0.477584729083541" calcext:value-type="float">
            <text:p>-0,477584729083541</text:p>
          </table:table-cell>
          <table:table-cell table:formula="of:=[.C592]/[.$H$2]" office:value-type="float" office:value="-0.955169458167081" calcext:value-type="float">
            <text:p>-0,955169458167081</text:p>
          </table:table-cell>
          <table:table-cell table:formula="of:=[.E591]+([.D591]*([.A592]-[.A591]))" office:value-type="float" office:value="0.385257599342596" calcext:value-type="float">
            <text:p>0,385257599342596</text:p>
          </table:table-cell>
          <table:table-cell table:number-columns-repeated="3"/>
        </table:table-row>
        <table:table-row table:style-name="ro1">
          <table:table-cell table:formula="of:=[.A592]+0.01" office:value-type="float" office:value="5.90999999999992" calcext:value-type="float">
            <text:p>5,90999999999992</text:p>
          </table:table-cell>
          <table:table-cell table:formula="of:=[.B592]+([.E592]*([.A593]-[.A592]))" office:value-type="float" office:value="0.959022034160507" calcext:value-type="float">
            <text:p>0,959022034160507</text:p>
          </table:table-cell>
          <table:table-cell table:formula="of:=-[.$H$4]*[.B593]" office:value-type="float" office:value="-0.479511017080254" calcext:value-type="float">
            <text:p>-0,479511017080254</text:p>
          </table:table-cell>
          <table:table-cell table:formula="of:=[.C593]/[.$H$2]" office:value-type="float" office:value="-0.959022034160507" calcext:value-type="float">
            <text:p>-0,959022034160507</text:p>
          </table:table-cell>
          <table:table-cell table:formula="of:=[.E592]+([.D592]*([.A593]-[.A592]))" office:value-type="float" office:value="0.375705904760926" calcext:value-type="float">
            <text:p>0,375705904760926</text:p>
          </table:table-cell>
          <table:table-cell table:number-columns-repeated="3"/>
        </table:table-row>
        <table:table-row table:style-name="ro1">
          <table:table-cell table:formula="of:=[.A593]+0.01" office:value-type="float" office:value="5.91999999999992" calcext:value-type="float">
            <text:p>5,91999999999992</text:p>
          </table:table-cell>
          <table:table-cell table:formula="of:=[.B593]+([.E593]*([.A594]-[.A593]))" office:value-type="float" office:value="0.962779093208116" calcext:value-type="float">
            <text:p>0,962779093208116</text:p>
          </table:table-cell>
          <table:table-cell table:formula="of:=-[.$H$4]*[.B594]" office:value-type="float" office:value="-0.481389546604058" calcext:value-type="float">
            <text:p>-0,481389546604058</text:p>
          </table:table-cell>
          <table:table-cell table:formula="of:=[.C594]/[.$H$2]" office:value-type="float" office:value="-0.962779093208116" calcext:value-type="float">
            <text:p>-0,962779093208116</text:p>
          </table:table-cell>
          <table:table-cell table:formula="of:=[.E593]+([.D593]*([.A594]-[.A593]))" office:value-type="float" office:value="0.366115684419321" calcext:value-type="float">
            <text:p>0,366115684419321</text:p>
          </table:table-cell>
          <table:table-cell table:number-columns-repeated="3"/>
        </table:table-row>
        <table:table-row table:style-name="ro1">
          <table:table-cell table:formula="of:=[.A594]+0.01" office:value-type="float" office:value="5.92999999999992" calcext:value-type="float">
            <text:p>5,92999999999992</text:p>
          </table:table-cell>
          <table:table-cell table:formula="of:=[.B594]+([.E594]*([.A595]-[.A594]))" office:value-type="float" office:value="0.966440250052309" calcext:value-type="float">
            <text:p>0,966440250052309</text:p>
          </table:table-cell>
          <table:table-cell table:formula="of:=-[.$H$4]*[.B595]" office:value-type="float" office:value="-0.483220125026155" calcext:value-type="float">
            <text:p>-0,483220125026155</text:p>
          </table:table-cell>
          <table:table-cell table:formula="of:=[.C595]/[.$H$2]" office:value-type="float" office:value="-0.966440250052309" calcext:value-type="float">
            <text:p>-0,966440250052309</text:p>
          </table:table-cell>
          <table:table-cell table:formula="of:=[.E594]+([.D594]*([.A595]-[.A594]))" office:value-type="float" office:value="0.35648789348724" calcext:value-type="float">
            <text:p>0,35648789348724</text:p>
          </table:table-cell>
          <table:table-cell table:number-columns-repeated="3"/>
        </table:table-row>
        <table:table-row table:style-name="ro1">
          <table:table-cell table:formula="of:=[.A595]+0.01" office:value-type="float" office:value="5.93999999999992" calcext:value-type="float">
            <text:p>5,93999999999992</text:p>
          </table:table-cell>
          <table:table-cell table:formula="of:=[.B595]+([.E595]*([.A596]-[.A595]))" office:value-type="float" office:value="0.970005128987182" calcext:value-type="float">
            <text:p>0,970005128987182</text:p>
          </table:table-cell>
          <table:table-cell table:formula="of:=-[.$H$4]*[.B596]" office:value-type="float" office:value="-0.485002564493591" calcext:value-type="float">
            <text:p>-0,485002564493591</text:p>
          </table:table-cell>
          <table:table-cell table:formula="of:=[.C596]/[.$H$2]" office:value-type="float" office:value="-0.970005128987182" calcext:value-type="float">
            <text:p>-0,970005128987182</text:p>
          </table:table-cell>
          <table:table-cell table:formula="of:=[.E595]+([.D595]*([.A596]-[.A595]))" office:value-type="float" office:value="0.346823490986717" calcext:value-type="float">
            <text:p>0,346823490986717</text:p>
          </table:table-cell>
          <table:table-cell table:number-columns-repeated="3"/>
        </table:table-row>
        <table:table-row table:style-name="ro1">
          <table:table-cell table:formula="of:=[.A596]+0.01" office:value-type="float" office:value="5.94999999999992" calcext:value-type="float">
            <text:p>5,94999999999992</text:p>
          </table:table-cell>
          <table:table-cell table:formula="of:=[.B596]+([.E596]*([.A597]-[.A596]))" office:value-type="float" office:value="0.973473363897049" calcext:value-type="float">
            <text:p>0,973473363897049</text:p>
          </table:table-cell>
          <table:table-cell table:formula="of:=-[.$H$4]*[.B597]" office:value-type="float" office:value="-0.486736681948524" calcext:value-type="float">
            <text:p>-0,486736681948524</text:p>
          </table:table-cell>
          <table:table-cell table:formula="of:=[.C597]/[.$H$2]" office:value-type="float" office:value="-0.973473363897049" calcext:value-type="float">
            <text:p>-0,973473363897049</text:p>
          </table:table-cell>
          <table:table-cell table:formula="of:=[.E596]+([.D596]*([.A597]-[.A596]))" office:value-type="float" office:value="0.337123439696846" calcext:value-type="float">
            <text:p>0,337123439696846</text:p>
          </table:table-cell>
          <table:table-cell table:number-columns-repeated="3"/>
        </table:table-row>
        <table:table-row table:style-name="ro1">
          <table:table-cell table:formula="of:=[.A597]+0.01" office:value-type="float" office:value="5.95999999999992" calcext:value-type="float">
            <text:p>5,95999999999992</text:p>
          </table:table-cell>
          <table:table-cell table:formula="of:=[.B597]+([.E597]*([.A598]-[.A597]))" office:value-type="float" office:value="0.976844598294017" calcext:value-type="float">
            <text:p>0,976844598294017</text:p>
          </table:table-cell>
          <table:table-cell table:formula="of:=-[.$H$4]*[.B598]" office:value-type="float" office:value="-0.488422299147009" calcext:value-type="float">
            <text:p>-0,488422299147009</text:p>
          </table:table-cell>
          <table:table-cell table:formula="of:=[.C598]/[.$H$2]" office:value-type="float" office:value="-0.976844598294017" calcext:value-type="float">
            <text:p>-0,976844598294017</text:p>
          </table:table-cell>
          <table:table-cell table:formula="of:=[.E597]+([.D597]*([.A598]-[.A597]))" office:value-type="float" office:value="0.327388706057875" calcext:value-type="float">
            <text:p>0,327388706057875</text:p>
          </table:table-cell>
          <table:table-cell table:number-columns-repeated="3"/>
        </table:table-row>
        <table:table-row table:style-name="ro1">
          <table:table-cell table:formula="of:=[.A598]+0.01" office:value-type="float" office:value="5.96999999999992" calcext:value-type="float">
            <text:p>5,96999999999992</text:p>
          </table:table-cell>
          <table:table-cell table:formula="of:=[.B598]+([.E598]*([.A599]-[.A598]))" office:value-type="float" office:value="0.980118485354596" calcext:value-type="float">
            <text:p>0,980118485354596</text:p>
          </table:table-cell>
          <table:table-cell table:formula="of:=-[.$H$4]*[.B599]" office:value-type="float" office:value="-0.490059242677298" calcext:value-type="float">
            <text:p>-0,490059242677298</text:p>
          </table:table-cell>
          <table:table-cell table:formula="of:=[.C599]/[.$H$2]" office:value-type="float" office:value="-0.980118485354596" calcext:value-type="float">
            <text:p>-0,980118485354596</text:p>
          </table:table-cell>
          <table:table-cell table:formula="of:=[.E598]+([.D598]*([.A599]-[.A598]))" office:value-type="float" office:value="0.317620260074935" calcext:value-type="float">
            <text:p>0,317620260074935</text:p>
          </table:table-cell>
          <table:table-cell table:number-columns-repeated="3"/>
        </table:table-row>
        <table:table-row table:style-name="ro1">
          <table:table-cell table:formula="of:=[.A599]+0.01" office:value-type="float" office:value="5.97999999999992" calcext:value-type="float">
            <text:p>5,97999999999992</text:p>
          </table:table-cell>
          <table:table-cell table:formula="of:=[.B599]+([.E599]*([.A600]-[.A599]))" office:value-type="float" office:value="0.983294687955345" calcext:value-type="float">
            <text:p>0,983294687955345</text:p>
          </table:table-cell>
          <table:table-cell table:formula="of:=-[.$H$4]*[.B600]" office:value-type="float" office:value="-0.491647343977673" calcext:value-type="float">
            <text:p>-0,491647343977673</text:p>
          </table:table-cell>
          <table:table-cell table:formula="of:=[.C600]/[.$H$2]" office:value-type="float" office:value="-0.983294687955345" calcext:value-type="float">
            <text:p>-0,983294687955345</text:p>
          </table:table-cell>
          <table:table-cell table:formula="of:=[.E599]+([.D599]*([.A600]-[.A599]))" office:value-type="float" office:value="0.30781907522139" calcext:value-type="float">
            <text:p>0,30781907522139</text:p>
          </table:table-cell>
          <table:table-cell table:number-columns-repeated="3"/>
        </table:table-row>
        <table:table-row table:style-name="ro1">
          <table:table-cell table:formula="of:=[.A600]+0.01" office:value-type="float" office:value="5.98999999999992" calcext:value-type="float">
            <text:p>5,98999999999992</text:p>
          </table:table-cell>
          <table:table-cell table:formula="of:=[.B600]+([.E600]*([.A601]-[.A600]))" office:value-type="float" office:value="0.986372878707559" calcext:value-type="float">
            <text:p>0,986372878707559</text:p>
          </table:table-cell>
          <table:table-cell table:formula="of:=-[.$H$4]*[.B601]" office:value-type="float" office:value="-0.493186439353779" calcext:value-type="float">
            <text:p>-0,493186439353779</text:p>
          </table:table-cell>
          <table:table-cell table:formula="of:=[.C601]/[.$H$2]" office:value-type="float" office:value="-0.986372878707559" calcext:value-type="float">
            <text:p>-0,986372878707559</text:p>
          </table:table-cell>
          <table:table-cell table:formula="of:=[.E600]+([.D600]*([.A601]-[.A600]))" office:value-type="float" office:value="0.297986128341836" calcext:value-type="float">
            <text:p>0,297986128341836</text:p>
          </table:table-cell>
          <table:table-cell table:number-columns-repeated="3"/>
        </table:table-row>
        <table:table-row table:style-name="ro1">
          <table:table-cell table:formula="of:=[.A601]+0.01" office:value-type="float" office:value="5.99999999999992" calcext:value-type="float">
            <text:p>5,99999999999992</text:p>
          </table:table-cell>
          <table:table-cell table:formula="of:=[.B601]+([.E601]*([.A602]-[.A601]))" office:value-type="float" office:value="0.989352739990977" calcext:value-type="float">
            <text:p>0,989352739990977</text:p>
          </table:table-cell>
          <table:table-cell table:formula="of:=-[.$H$4]*[.B602]" office:value-type="float" office:value="-0.494676369995489" calcext:value-type="float">
            <text:p>-0,494676369995489</text:p>
          </table:table-cell>
          <table:table-cell table:formula="of:=[.C602]/[.$H$2]" office:value-type="float" office:value="-0.989352739990977" calcext:value-type="float">
            <text:p>-0,989352739990977</text:p>
          </table:table-cell>
          <table:table-cell table:formula="of:=[.E601]+([.D601]*([.A602]-[.A601]))" office:value-type="float" office:value="0.288122399554761" calcext:value-type="float">
            <text:p>0,288122399554761</text:p>
          </table:table-cell>
          <table:table-cell table:number-columns-repeated="3"/>
        </table:table-row>
        <table:table-row table:style-name="ro1">
          <table:table-cell table:formula="of:=[.A602]+0.01" office:value-type="float" office:value="6.00999999999992" calcext:value-type="float">
            <text:p>6,00999999999992</text:p>
          </table:table-cell>
          <table:table-cell table:formula="of:=[.B602]+([.E602]*([.A603]-[.A602]))" office:value-type="float" office:value="0.992233963986525" calcext:value-type="float">
            <text:p>0,992233963986525</text:p>
          </table:table-cell>
          <table:table-cell table:formula="of:=-[.$H$4]*[.B603]" office:value-type="float" office:value="-0.496116981993262" calcext:value-type="float">
            <text:p>-0,496116981993262</text:p>
          </table:table-cell>
          <table:table-cell table:formula="of:=[.C603]/[.$H$2]" office:value-type="float" office:value="-0.992233963986525" calcext:value-type="float">
            <text:p>-0,992233963986525</text:p>
          </table:table-cell>
          <table:table-cell table:formula="of:=[.E602]+([.D602]*([.A603]-[.A602]))" office:value-type="float" office:value="0.278228872154851" calcext:value-type="float">
            <text:p>0,278228872154851</text:p>
          </table:table-cell>
          <table:table-cell table:number-columns-repeated="3"/>
        </table:table-row>
        <table:table-row table:style-name="ro1">
          <table:table-cell table:formula="of:=[.A603]+0.01" office:value-type="float" office:value="6.01999999999992" calcext:value-type="float">
            <text:p>6,01999999999992</text:p>
          </table:table-cell>
          <table:table-cell table:formula="of:=[.B603]+([.E603]*([.A604]-[.A603]))" office:value-type="float" office:value="0.995016252708073" calcext:value-type="float">
            <text:p>0,995016252708073</text:p>
          </table:table-cell>
          <table:table-cell table:formula="of:=-[.$H$4]*[.B604]" office:value-type="float" office:value="-0.497508126354037" calcext:value-type="float">
            <text:p>-0,497508126354037</text:p>
          </table:table-cell>
          <table:table-cell table:formula="of:=[.C604]/[.$H$2]" office:value-type="float" office:value="-0.995016252708073" calcext:value-type="float">
            <text:p>-0,995016252708073</text:p>
          </table:table-cell>
          <table:table-cell table:formula="of:=[.E603]+([.D603]*([.A604]-[.A603]))" office:value-type="float" office:value="0.268306532514986" calcext:value-type="float">
            <text:p>0,268306532514986</text:p>
          </table:table-cell>
          <table:table-cell table:number-columns-repeated="3"/>
        </table:table-row>
        <table:table-row table:style-name="ro1">
          <table:table-cell table:formula="of:=[.A604]+0.01" office:value-type="float" office:value="6.02999999999992" calcext:value-type="float">
            <text:p>6,02999999999992</text:p>
          </table:table-cell>
          <table:table-cell table:formula="of:=[.B604]+([.E604]*([.A605]-[.A604]))" office:value-type="float" office:value="0.997699318033223" calcext:value-type="float">
            <text:p>0,997699318033223</text:p>
          </table:table-cell>
          <table:table-cell table:formula="of:=-[.$H$4]*[.B605]" office:value-type="float" office:value="-0.498849659016612" calcext:value-type="float">
            <text:p>-0,498849659016612</text:p>
          </table:table-cell>
          <table:table-cell table:formula="of:=[.C605]/[.$H$2]" office:value-type="float" office:value="-0.997699318033223" calcext:value-type="float">
            <text:p>-0,997699318033223</text:p>
          </table:table-cell>
          <table:table-cell table:formula="of:=[.E604]+([.D604]*([.A605]-[.A604]))" office:value-type="float" office:value="0.258356369987906" calcext:value-type="float">
            <text:p>0,258356369987906</text:p>
          </table:table-cell>
          <table:table-cell table:number-columns-repeated="3"/>
        </table:table-row>
        <table:table-row table:style-name="ro1">
          <table:table-cell table:formula="of:=[.A605]+0.01" office:value-type="float" office:value="6.03999999999992" calcext:value-type="float">
            <text:p>6,03999999999992</text:p>
          </table:table-cell>
          <table:table-cell table:formula="of:=[.B605]+([.E605]*([.A606]-[.A605]))" office:value-type="float" office:value="1.0002828817331" calcext:value-type="float">
            <text:p>1,0002828817331</text:p>
          </table:table-cell>
          <table:table-cell table:formula="of:=-[.$H$4]*[.B606]" office:value-type="float" office:value="-0.500141440866551" calcext:value-type="float">
            <text:p>-0,500141440866551</text:p>
          </table:table-cell>
          <table:table-cell table:formula="of:=[.C606]/[.$H$2]" office:value-type="float" office:value="-1.0002828817331" calcext:value-type="float">
            <text:p>-1,0002828817331</text:p>
          </table:table-cell>
          <table:table-cell table:formula="of:=[.E605]+([.D605]*([.A606]-[.A605]))" office:value-type="float" office:value="0.248379376807574" calcext:value-type="float">
            <text:p>0,248379376807574</text:p>
          </table:table-cell>
          <table:table-cell table:number-columns-repeated="3"/>
        </table:table-row>
        <table:table-row table:style-name="ro1">
          <table:table-cell table:formula="of:=[.A606]+0.01" office:value-type="float" office:value="6.04999999999992" calcext:value-type="float">
            <text:p>6,04999999999992</text:p>
          </table:table-cell>
          <table:table-cell table:formula="of:=[.B606]+([.E606]*([.A607]-[.A606]))" office:value-type="float" office:value="1.00276667550118" calcext:value-type="float">
            <text:p>1,00276667550118</text:p>
          </table:table-cell>
          <table:table-cell table:formula="of:=-[.$H$4]*[.B607]" office:value-type="float" office:value="-0.501383337750589" calcext:value-type="float">
            <text:p>-0,501383337750589</text:p>
          </table:table-cell>
          <table:table-cell table:formula="of:=[.C607]/[.$H$2]" office:value-type="float" office:value="-1.00276667550118" calcext:value-type="float">
            <text:p>-1,00276667550118</text:p>
          </table:table-cell>
          <table:table-cell table:formula="of:=[.E606]+([.D606]*([.A607]-[.A606]))" office:value-type="float" office:value="0.238376547990243" calcext:value-type="float">
            <text:p>0,238376547990243</text:p>
          </table:table-cell>
          <table:table-cell table:number-columns-repeated="3"/>
        </table:table-row>
        <table:table-row table:style-name="ro1">
          <table:table-cell table:formula="of:=[.A607]+0.01" office:value-type="float" office:value="6.05999999999992" calcext:value-type="float">
            <text:p>6,05999999999992</text:p>
          </table:table-cell>
          <table:table-cell table:formula="of:=[.B607]+([.E607]*([.A608]-[.A607]))" office:value-type="float" office:value="1.00515044098108" calcext:value-type="float">
            <text:p>1,00515044098108</text:p>
          </table:table-cell>
          <table:table-cell table:formula="of:=-[.$H$4]*[.B608]" office:value-type="float" office:value="-0.50257522049054" calcext:value-type="float">
            <text:p>-0,50257522049054</text:p>
          </table:table-cell>
          <table:table-cell table:formula="of:=[.C608]/[.$H$2]" office:value-type="float" office:value="-1.00515044098108" calcext:value-type="float">
            <text:p>-1,00515044098108</text:p>
          </table:table-cell>
          <table:table-cell table:formula="of:=[.E607]+([.D607]*([.A608]-[.A607]))" office:value-type="float" office:value="0.228348881235231" calcext:value-type="float">
            <text:p>0,228348881235231</text:p>
          </table:table-cell>
          <table:table-cell table:number-columns-repeated="3"/>
        </table:table-row>
        <table:table-row table:style-name="ro1">
          <table:table-cell table:formula="of:=[.A608]+0.01" office:value-type="float" office:value="6.06999999999992" calcext:value-type="float">
            <text:p>6,06999999999992</text:p>
          </table:table-cell>
          <table:table-cell table:formula="of:=[.B608]+([.E608]*([.A609]-[.A608]))" office:value-type="float" office:value="1.00743392979343" calcext:value-type="float">
            <text:p>1,00743392979343</text:p>
          </table:table-cell>
          <table:table-cell table:formula="of:=-[.$H$4]*[.B609]" office:value-type="float" office:value="-0.503716964896716" calcext:value-type="float">
            <text:p>-0,503716964896716</text:p>
          </table:table-cell>
          <table:table-cell table:formula="of:=[.C609]/[.$H$2]" office:value-type="float" office:value="-1.00743392979343" calcext:value-type="float">
            <text:p>-1,00743392979343</text:p>
          </table:table-cell>
          <table:table-cell table:formula="of:=[.E608]+([.D608]*([.A609]-[.A608]))" office:value-type="float" office:value="0.218297376825421" calcext:value-type="float">
            <text:p>0,218297376825421</text:p>
          </table:table-cell>
          <table:table-cell table:number-columns-repeated="3"/>
        </table:table-row>
        <table:table-row table:style-name="ro1">
          <table:table-cell table:formula="of:=[.A609]+0.01" office:value-type="float" office:value="6.07999999999992" calcext:value-type="float">
            <text:p>6,07999999999992</text:p>
          </table:table-cell>
          <table:table-cell table:formula="of:=[.B609]+([.E609]*([.A610]-[.A609]))" office:value-type="float" office:value="1.00961690356169" calcext:value-type="float">
            <text:p>1,00961690356169</text:p>
          </table:table-cell>
          <table:table-cell table:formula="of:=-[.$H$4]*[.B610]" office:value-type="float" office:value="-0.504808451780843" calcext:value-type="float">
            <text:p>-0,504808451780843</text:p>
          </table:table-cell>
          <table:table-cell table:formula="of:=[.C610]/[.$H$2]" office:value-type="float" office:value="-1.00961690356169" calcext:value-type="float">
            <text:p>-1,00961690356169</text:p>
          </table:table-cell>
          <table:table-cell table:formula="of:=[.E609]+([.D609]*([.A610]-[.A609]))" office:value-type="float" office:value="0.208223037527487" calcext:value-type="float">
            <text:p>0,208223037527487</text:p>
          </table:table-cell>
          <table:table-cell table:number-columns-repeated="3"/>
        </table:table-row>
        <table:table-row table:style-name="ro1">
          <table:table-cell table:formula="of:=[.A610]+0.01" office:value-type="float" office:value="6.08999999999991" calcext:value-type="float">
            <text:p>6,08999999999991</text:p>
          </table:table-cell>
          <table:table-cell table:formula="of:=[.B610]+([.E610]*([.A611]-[.A610]))" office:value-type="float" office:value="1.01169913393696" calcext:value-type="float">
            <text:p>1,01169913393696</text:p>
          </table:table-cell>
          <table:table-cell table:formula="of:=-[.$H$4]*[.B611]" office:value-type="float" office:value="-0.505849566968481" calcext:value-type="float">
            <text:p>-0,505849566968481</text:p>
          </table:table-cell>
          <table:table-cell table:formula="of:=[.C611]/[.$H$2]" office:value-type="float" office:value="-1.01169913393696" calcext:value-type="float">
            <text:p>-1,01169913393696</text:p>
          </table:table-cell>
          <table:table-cell table:formula="of:=[.E610]+([.D610]*([.A611]-[.A610]))" office:value-type="float" office:value="0.19812686849187" calcext:value-type="float">
            <text:p>0,19812686849187</text:p>
          </table:table-cell>
          <table:table-cell table:number-columns-repeated="3"/>
        </table:table-row>
        <table:table-row table:style-name="ro1">
          <table:table-cell table:formula="of:=[.A611]+0.01" office:value-type="float" office:value="6.09999999999991" calcext:value-type="float">
            <text:p>6,09999999999991</text:p>
          </table:table-cell>
          <table:table-cell table:formula="of:=[.B611]+([.E611]*([.A612]-[.A611]))" office:value-type="float" office:value="1.01368040262188" calcext:value-type="float">
            <text:p>1,01368040262188</text:p>
          </table:table-cell>
          <table:table-cell table:formula="of:=-[.$H$4]*[.B612]" office:value-type="float" office:value="-0.50684020131094" calcext:value-type="float">
            <text:p>-0,50684020131094</text:p>
          </table:table-cell>
          <table:table-cell table:formula="of:=[.C612]/[.$H$2]" office:value-type="float" office:value="-1.01368040262188" calcext:value-type="float">
            <text:p>-1,01368040262188</text:p>
          </table:table-cell>
          <table:table-cell table:formula="of:=[.E611]+([.D611]*([.A612]-[.A611]))" office:value-type="float" office:value="0.188009877152501" calcext:value-type="float">
            <text:p>0,188009877152501</text:p>
          </table:table-cell>
          <table:table-cell table:number-columns-repeated="3"/>
        </table:table-row>
        <table:table-row table:style-name="ro1">
          <table:table-cell table:formula="of:=[.A612]+0.01" office:value-type="float" office:value="6.10999999999991" calcext:value-type="float">
            <text:p>6,10999999999991</text:p>
          </table:table-cell>
          <table:table-cell table:formula="of:=[.B612]+([.E612]*([.A613]-[.A612]))" office:value-type="float" office:value="1.01556050139341" calcext:value-type="float">
            <text:p>1,01556050139341</text:p>
          </table:table-cell>
          <table:table-cell table:formula="of:=-[.$H$4]*[.B613]" office:value-type="float" office:value="-0.507780250696703" calcext:value-type="float">
            <text:p>-0,507780250696703</text:p>
          </table:table-cell>
          <table:table-cell table:formula="of:=[.C613]/[.$H$2]" office:value-type="float" office:value="-1.01556050139341" calcext:value-type="float">
            <text:p>-1,01556050139341</text:p>
          </table:table-cell>
          <table:table-cell table:formula="of:=[.E612]+([.D612]*([.A613]-[.A612]))" office:value-type="float" office:value="0.177873073126282" calcext:value-type="float">
            <text:p>0,177873073126282</text:p>
          </table:table-cell>
          <table:table-cell table:number-columns-repeated="3"/>
        </table:table-row>
        <table:table-row table:style-name="ro1">
          <table:table-cell table:formula="of:=[.A613]+0.01" office:value-type="float" office:value="6.11999999999991" calcext:value-type="float">
            <text:p>6,11999999999991</text:p>
          </table:table-cell>
          <table:table-cell table:formula="of:=[.B613]+([.E613]*([.A614]-[.A613]))" office:value-type="float" office:value="1.01733923212467" calcext:value-type="float">
            <text:p>1,01733923212467</text:p>
          </table:table-cell>
          <table:table-cell table:formula="of:=-[.$H$4]*[.B614]" office:value-type="float" office:value="-0.508669616062334" calcext:value-type="float">
            <text:p>-0,508669616062334</text:p>
          </table:table-cell>
          <table:table-cell table:formula="of:=[.C614]/[.$H$2]" office:value-type="float" office:value="-1.01733923212467" calcext:value-type="float">
            <text:p>-1,01733923212467</text:p>
          </table:table-cell>
          <table:table-cell table:formula="of:=[.E613]+([.D613]*([.A614]-[.A613]))" office:value-type="float" office:value="0.167717468112348" calcext:value-type="float">
            <text:p>0,167717468112348</text:p>
          </table:table-cell>
          <table:table-cell table:number-columns-repeated="3"/>
        </table:table-row>
        <table:table-row table:style-name="ro1">
          <table:table-cell table:formula="of:=[.A614]+0.01" office:value-type="float" office:value="6.12999999999991" calcext:value-type="float">
            <text:p>6,12999999999991</text:p>
          </table:table-cell>
          <table:table-cell table:formula="of:=[.B614]+([.E614]*([.A615]-[.A614]))" office:value-type="float" office:value="1.01901640680579" calcext:value-type="float">
            <text:p>1,01901640680579</text:p>
          </table:table-cell>
          <table:table-cell table:formula="of:=-[.$H$4]*[.B615]" office:value-type="float" office:value="-0.509508203402896" calcext:value-type="float">
            <text:p>-0,509508203402896</text:p>
          </table:table-cell>
          <table:table-cell table:formula="of:=[.C615]/[.$H$2]" office:value-type="float" office:value="-1.01901640680579" calcext:value-type="float">
            <text:p>-1,01901640680579</text:p>
          </table:table-cell>
          <table:table-cell table:formula="of:=[.E614]+([.D614]*([.A615]-[.A614]))" office:value-type="float" office:value="0.157544075791102" calcext:value-type="float">
            <text:p>0,157544075791102</text:p>
          </table:table-cell>
          <table:table-cell table:number-columns-repeated="3"/>
        </table:table-row>
        <table:table-row table:style-name="ro1">
          <table:table-cell table:formula="of:=[.A615]+0.01" office:value-type="float" office:value="6.13999999999991" calcext:value-type="float">
            <text:p>6,13999999999991</text:p>
          </table:table-cell>
          <table:table-cell table:formula="of:=[.B615]+([.E615]*([.A616]-[.A615]))" office:value-type="float" office:value="1.0205918475637" calcext:value-type="float">
            <text:p>1,0205918475637</text:p>
          </table:table-cell>
          <table:table-cell table:formula="of:=-[.$H$4]*[.B616]" office:value-type="float" office:value="-0.510295923781851" calcext:value-type="float">
            <text:p>-0,510295923781851</text:p>
          </table:table-cell>
          <table:table-cell table:formula="of:=[.C616]/[.$H$2]" office:value-type="float" office:value="-1.0205918475637" calcext:value-type="float">
            <text:p>-1,0205918475637</text:p>
          </table:table-cell>
          <table:table-cell table:formula="of:=[.E615]+([.D615]*([.A616]-[.A615]))" office:value-type="float" office:value="0.147353911723044" calcext:value-type="float">
            <text:p>0,147353911723044</text:p>
          </table:table-cell>
          <table:table-cell table:number-columns-repeated="3"/>
        </table:table-row>
        <table:table-row table:style-name="ro1">
          <table:table-cell table:formula="of:=[.A616]+0.01" office:value-type="float" office:value="6.14999999999991" calcext:value-type="float">
            <text:p>6,14999999999991</text:p>
          </table:table-cell>
          <table:table-cell table:formula="of:=[.B616]+([.E616]*([.A617]-[.A616]))" office:value-type="float" office:value="1.02206538668093" calcext:value-type="float">
            <text:p>1,02206538668093</text:p>
          </table:table-cell>
          <table:table-cell table:formula="of:=-[.$H$4]*[.B617]" office:value-type="float" office:value="-0.511032693340467" calcext:value-type="float">
            <text:p>-0,511032693340467</text:p>
          </table:table-cell>
          <table:table-cell table:formula="of:=[.C617]/[.$H$2]" office:value-type="float" office:value="-1.02206538668093" calcext:value-type="float">
            <text:p>-1,02206538668093</text:p>
          </table:table-cell>
          <table:table-cell table:formula="of:=[.E616]+([.D616]*([.A617]-[.A616]))" office:value-type="float" office:value="0.137147993247407" calcext:value-type="float">
            <text:p>0,137147993247407</text:p>
          </table:table-cell>
          <table:table-cell table:number-columns-repeated="3"/>
        </table:table-row>
        <table:table-row table:style-name="ro1">
          <table:table-cell table:formula="of:=[.A617]+0.01" office:value-type="float" office:value="6.15999999999991" calcext:value-type="float">
            <text:p>6,15999999999991</text:p>
          </table:table-cell>
          <table:table-cell table:formula="of:=[.B617]+([.E617]*([.A618]-[.A617]))" office:value-type="float" office:value="1.02343686661341" calcext:value-type="float">
            <text:p>1,02343686661341</text:p>
          </table:table-cell>
          <table:table-cell table:formula="of:=-[.$H$4]*[.B618]" office:value-type="float" office:value="-0.511718433306704" calcext:value-type="float">
            <text:p>-0,511718433306704</text:p>
          </table:table-cell>
          <table:table-cell table:formula="of:=[.C618]/[.$H$2]" office:value-type="float" office:value="-1.02343686661341" calcext:value-type="float">
            <text:p>-1,02343686661341</text:p>
          </table:table-cell>
          <table:table-cell table:formula="of:=[.E617]+([.D617]*([.A618]-[.A617]))" office:value-type="float" office:value="0.126927339380598" calcext:value-type="float">
            <text:p>0,126927339380598</text:p>
          </table:table-cell>
          <table:table-cell table:number-columns-repeated="3"/>
        </table:table-row>
        <table:table-row table:style-name="ro1">
          <table:table-cell table:formula="of:=[.A618]+0.01" office:value-type="float" office:value="6.16999999999991" calcext:value-type="float">
            <text:p>6,16999999999991</text:p>
          </table:table-cell>
          <table:table-cell table:formula="of:=[.B618]+([.E618]*([.A619]-[.A618]))" office:value-type="float" office:value="1.02470614000721" calcext:value-type="float">
            <text:p>1,02470614000721</text:p>
          </table:table-cell>
          <table:table-cell table:formula="of:=-[.$H$4]*[.B619]" office:value-type="float" office:value="-0.512353070003607" calcext:value-type="float">
            <text:p>-0,512353070003607</text:p>
          </table:table-cell>
          <table:table-cell table:formula="of:=[.C619]/[.$H$2]" office:value-type="float" office:value="-1.02470614000721" calcext:value-type="float">
            <text:p>-1,02470614000721</text:p>
          </table:table-cell>
          <table:table-cell table:formula="of:=[.E618]+([.D618]*([.A619]-[.A618]))" office:value-type="float" office:value="0.116692970714464" calcext:value-type="float">
            <text:p>0,116692970714464</text:p>
          </table:table-cell>
          <table:table-cell table:number-columns-repeated="3"/>
        </table:table-row>
        <table:table-row table:style-name="ro1">
          <table:table-cell table:formula="of:=[.A619]+0.01" office:value-type="float" office:value="6.17999999999991" calcext:value-type="float">
            <text:p>6,17999999999991</text:p>
          </table:table-cell>
          <table:table-cell table:formula="of:=[.B619]+([.E619]*([.A620]-[.A619]))" office:value-type="float" office:value="1.02587306971436" calcext:value-type="float">
            <text:p>1,02587306971436</text:p>
          </table:table-cell>
          <table:table-cell table:formula="of:=-[.$H$4]*[.B620]" office:value-type="float" office:value="-0.512936534857179" calcext:value-type="float">
            <text:p>-0,512936534857179</text:p>
          </table:table-cell>
          <table:table-cell table:formula="of:=[.C620]/[.$H$2]" office:value-type="float" office:value="-1.02587306971436" calcext:value-type="float">
            <text:p>-1,02587306971436</text:p>
          </table:table-cell>
          <table:table-cell table:formula="of:=[.E619]+([.D619]*([.A620]-[.A619]))" office:value-type="float" office:value="0.106445909314392" calcext:value-type="float">
            <text:p>0,106445909314392</text:p>
          </table:table-cell>
          <table:table-cell table:number-columns-repeated="3"/>
        </table:table-row>
        <table:table-row table:style-name="ro1">
          <table:table-cell table:formula="of:=[.A620]+0.01" office:value-type="float" office:value="6.18999999999991" calcext:value-type="float">
            <text:p>6,18999999999991</text:p>
          </table:table-cell>
          <table:table-cell table:formula="of:=[.B620]+([.E620]*([.A621]-[.A620]))" office:value-type="float" office:value="1.0269375288075" calcext:value-type="float">
            <text:p>1,0269375288075</text:p>
          </table:table-cell>
          <table:table-cell table:formula="of:=-[.$H$4]*[.B621]" office:value-type="float" office:value="-0.513468764403751" calcext:value-type="float">
            <text:p>-0,513468764403751</text:p>
          </table:table-cell>
          <table:table-cell table:formula="of:=[.C621]/[.$H$2]" office:value-type="float" office:value="-1.0269375288075" calcext:value-type="float">
            <text:p>-1,0269375288075</text:p>
          </table:table-cell>
          <table:table-cell table:formula="of:=[.E620]+([.D620]*([.A621]-[.A620]))" office:value-type="float" office:value="0.0961871786172491" calcext:value-type="float">
            <text:p>0,096187178617249</text:p>
          </table:table-cell>
          <table:table-cell table:number-columns-repeated="3"/>
        </table:table-row>
        <table:table-row table:style-name="ro1">
          <table:table-cell table:formula="of:=[.A621]+0.01" office:value-type="float" office:value="6.19999999999991" calcext:value-type="float">
            <text:p>6,19999999999991</text:p>
          </table:table-cell>
          <table:table-cell table:formula="of:=[.B621]+([.E621]*([.A622]-[.A621]))" office:value-type="float" office:value="1.02789940059367" calcext:value-type="float">
            <text:p>1,02789940059367</text:p>
          </table:table-cell>
          <table:table-cell table:formula="of:=-[.$H$4]*[.B622]" office:value-type="float" office:value="-0.513949700296837" calcext:value-type="float">
            <text:p>-0,513949700296837</text:p>
          </table:table-cell>
          <table:table-cell table:formula="of:=[.C622]/[.$H$2]" office:value-type="float" office:value="-1.02789940059367" calcext:value-type="float">
            <text:p>-1,02789940059367</text:p>
          </table:table-cell>
          <table:table-cell table:formula="of:=[.E621]+([.D621]*([.A622]-[.A621]))" office:value-type="float" office:value="0.0859178033291743" calcext:value-type="float">
            <text:p>0,085917803329174</text:p>
          </table:table-cell>
          <table:table-cell table:number-columns-repeated="3"/>
        </table:table-row>
        <table:table-row table:style-name="ro1">
          <table:table-cell table:formula="of:=[.A622]+0.01" office:value-type="float" office:value="6.20999999999991" calcext:value-type="float">
            <text:p>6,20999999999991</text:p>
          </table:table-cell>
          <table:table-cell table:formula="of:=[.B622]+([.E622]*([.A623]-[.A622]))" office:value-type="float" office:value="1.02875857862697" calcext:value-type="float">
            <text:p>1,02875857862697</text:p>
          </table:table-cell>
          <table:table-cell table:formula="of:=-[.$H$4]*[.B623]" office:value-type="float" office:value="-0.514379289313483" calcext:value-type="float">
            <text:p>-0,514379289313483</text:p>
          </table:table-cell>
          <table:table-cell table:formula="of:=[.C623]/[.$H$2]" office:value-type="float" office:value="-1.02875857862697" calcext:value-type="float">
            <text:p>-1,02875857862697</text:p>
          </table:table-cell>
          <table:table-cell table:formula="of:=[.E622]+([.D622]*([.A623]-[.A622]))" office:value-type="float" office:value="0.0756388093232377" calcext:value-type="float">
            <text:p>0,075638809323238</text:p>
          </table:table-cell>
          <table:table-cell table:number-columns-repeated="3"/>
        </table:table-row>
        <table:table-row table:style-name="ro1">
          <table:table-cell table:formula="of:=[.A623]+0.01" office:value-type="float" office:value="6.21999999999991" calcext:value-type="float">
            <text:p>6,21999999999991</text:p>
          </table:table-cell>
          <table:table-cell table:formula="of:=[.B623]+([.E623]*([.A624]-[.A623]))" office:value-type="float" office:value="1.0295149667202" calcext:value-type="float">
            <text:p>1,0295149667202</text:p>
          </table:table-cell>
          <table:table-cell table:formula="of:=-[.$H$4]*[.B624]" office:value-type="float" office:value="-0.514757483360099" calcext:value-type="float">
            <text:p>-0,514757483360099</text:p>
          </table:table-cell>
          <table:table-cell table:formula="of:=[.C624]/[.$H$2]" office:value-type="float" office:value="-1.0295149667202" calcext:value-type="float">
            <text:p>-1,0295149667202</text:p>
          </table:table-cell>
          <table:table-cell table:formula="of:=[.E623]+([.D623]*([.A624]-[.A623]))" office:value-type="float" office:value="0.0653512235369683" calcext:value-type="float">
            <text:p>0,065351223536968</text:p>
          </table:table-cell>
          <table:table-cell table:number-columns-repeated="3"/>
        </table:table-row>
        <table:table-row table:style-name="ro1">
          <table:table-cell table:formula="of:=[.A624]+0.01" office:value-type="float" office:value="6.22999999999991" calcext:value-type="float">
            <text:p>6,22999999999991</text:p>
          </table:table-cell>
          <table:table-cell table:formula="of:=[.B624]+([.E624]*([.A625]-[.A624]))" office:value-type="float" office:value="1.03016847895557" calcext:value-type="float">
            <text:p>1,03016847895557</text:p>
          </table:table-cell>
          <table:table-cell table:formula="of:=-[.$H$4]*[.B625]" office:value-type="float" office:value="-0.515084239477784" calcext:value-type="float">
            <text:p>-0,515084239477784</text:p>
          </table:table-cell>
          <table:table-cell table:formula="of:=[.C625]/[.$H$2]" office:value-type="float" office:value="-1.03016847895557" calcext:value-type="float">
            <text:p>-1,03016847895557</text:p>
          </table:table-cell>
          <table:table-cell table:formula="of:=[.E624]+([.D624]*([.A625]-[.A624]))" office:value-type="float" office:value="0.0550560738697665" calcext:value-type="float">
            <text:p>0,055056073869767</text:p>
          </table:table-cell>
          <table:table-cell table:number-columns-repeated="3"/>
        </table:table-row>
        <table:table-row table:style-name="ro1">
          <table:table-cell table:formula="of:=[.A625]+0.01" office:value-type="float" office:value="6.23999999999991" calcext:value-type="float">
            <text:p>6,23999999999991</text:p>
          </table:table-cell>
          <table:table-cell table:formula="of:=[.B625]+([.E625]*([.A626]-[.A625]))" office:value-type="float" office:value="1.03071903969427" calcext:value-type="float">
            <text:p>1,03071903969427</text:p>
          </table:table-cell>
          <table:table-cell table:formula="of:=-[.$H$4]*[.B626]" office:value-type="float" office:value="-0.515359519847133" calcext:value-type="float">
            <text:p>-0,515359519847133</text:p>
          </table:table-cell>
          <table:table-cell table:formula="of:=[.C626]/[.$H$2]" office:value-type="float" office:value="-1.03071903969427" calcext:value-type="float">
            <text:p>-1,03071903969427</text:p>
          </table:table-cell>
          <table:table-cell table:formula="of:=[.E625]+([.D625]*([.A626]-[.A625]))" office:value-type="float" office:value="0.0447543890802111" calcext:value-type="float">
            <text:p>0,044754389080211</text:p>
          </table:table-cell>
          <table:table-cell table:number-columns-repeated="3"/>
        </table:table-row>
        <table:table-row table:style-name="ro1">
          <table:table-cell table:formula="of:=[.A626]+0.01" office:value-type="float" office:value="6.24999999999991" calcext:value-type="float">
            <text:p>6,24999999999991</text:p>
          </table:table-cell>
          <table:table-cell table:formula="of:=[.B626]+([.E626]*([.A627]-[.A626]))" office:value-type="float" office:value="1.03116658358507" calcext:value-type="float">
            <text:p>1,03116658358507</text:p>
          </table:table-cell>
          <table:table-cell table:formula="of:=-[.$H$4]*[.B627]" office:value-type="float" office:value="-0.515583291792534" calcext:value-type="float">
            <text:p>-0,515583291792534</text:p>
          </table:table-cell>
          <table:table-cell table:formula="of:=[.C627]/[.$H$2]" office:value-type="float" office:value="-1.03116658358507" calcext:value-type="float">
            <text:p>-1,03116658358507</text:p>
          </table:table-cell>
          <table:table-cell table:formula="of:=[.E626]+([.D626]*([.A627]-[.A626]))" office:value-type="float" office:value="0.0344471986832686" calcext:value-type="float">
            <text:p>0,034447198683269</text:p>
          </table:table-cell>
          <table:table-cell table:number-columns-repeated="3"/>
        </table:table-row>
        <table:table-row table:style-name="ro1">
          <table:table-cell table:formula="of:=[.A627]+0.01" office:value-type="float" office:value="6.25999999999991" calcext:value-type="float">
            <text:p>6,25999999999991</text:p>
          </table:table-cell>
          <table:table-cell table:formula="of:=[.B627]+([.E627]*([.A628]-[.A627]))" office:value-type="float" office:value="1.0315110555719" calcext:value-type="float">
            <text:p>1,0315110555719</text:p>
          </table:table-cell>
          <table:table-cell table:formula="of:=-[.$H$4]*[.B628]" office:value-type="float" office:value="-0.51575552778595" calcext:value-type="float">
            <text:p>-0,51575552778595</text:p>
          </table:table-cell>
          <table:table-cell table:formula="of:=[.C628]/[.$H$2]" office:value-type="float" office:value="-1.0315110555719" calcext:value-type="float">
            <text:p>-1,0315110555719</text:p>
          </table:table-cell>
          <table:table-cell table:formula="of:=[.E627]+([.D627]*([.A628]-[.A627]))" office:value-type="float" office:value="0.0241355328474182" calcext:value-type="float">
            <text:p>0,024135532847418</text:p>
          </table:table-cell>
          <table:table-cell table:number-columns-repeated="3"/>
        </table:table-row>
        <table:table-row table:style-name="ro1">
          <table:table-cell table:formula="of:=[.A628]+0.01" office:value-type="float" office:value="6.26999999999991" calcext:value-type="float">
            <text:p>6,26999999999991</text:p>
          </table:table-cell>
          <table:table-cell table:formula="of:=[.B628]+([.E628]*([.A629]-[.A628]))" office:value-type="float" office:value="1.03175241090037" calcext:value-type="float">
            <text:p>1,03175241090037</text:p>
          </table:table-cell>
          <table:table-cell table:formula="of:=-[.$H$4]*[.B629]" office:value-type="float" office:value="-0.515876205450187" calcext:value-type="float">
            <text:p>-0,515876205450187</text:p>
          </table:table-cell>
          <table:table-cell table:formula="of:=[.C629]/[.$H$2]" office:value-type="float" office:value="-1.03175241090037" calcext:value-type="float">
            <text:p>-1,03175241090037</text:p>
          </table:table-cell>
          <table:table-cell table:formula="of:=[.E628]+([.D628]*([.A629]-[.A628]))" office:value-type="float" office:value="0.0138204222916994" calcext:value-type="float">
            <text:p>0,013820422291699</text:p>
          </table:table-cell>
          <table:table-cell table:number-columns-repeated="3"/>
        </table:table-row>
        <table:table-row table:style-name="ro1">
          <table:table-cell table:formula="of:=[.A629]+0.01" office:value-type="float" office:value="6.27999999999991" calcext:value-type="float">
            <text:p>6,27999999999991</text:p>
          </table:table-cell>
          <table:table-cell table:formula="of:=[.B629]+([.E629]*([.A630]-[.A629]))" office:value-type="float" office:value="1.03189061512329" calcext:value-type="float">
            <text:p>1,03189061512329</text:p>
          </table:table-cell>
          <table:table-cell table:formula="of:=-[.$H$4]*[.B630]" office:value-type="float" office:value="-0.515945307561646" calcext:value-type="float">
            <text:p>-0,515945307561646</text:p>
          </table:table-cell>
          <table:table-cell table:formula="of:=[.C630]/[.$H$2]" office:value-type="float" office:value="-1.03189061512329" calcext:value-type="float">
            <text:p>-1,03189061512329</text:p>
          </table:table-cell>
          <table:table-cell table:formula="of:=[.E629]+([.D629]*([.A630]-[.A629]))" office:value-type="float" office:value="0.00350289818269587" calcext:value-type="float">
            <text:p>0,003502898182696</text:p>
          </table:table-cell>
          <table:table-cell table:number-columns-repeated="3"/>
        </table:table-row>
        <table:table-row table:style-name="ro1">
          <table:table-cell table:formula="of:=[.A630]+0.01" office:value-type="float" office:value="6.28999999999991" calcext:value-type="float">
            <text:p>6,28999999999991</text:p>
          </table:table-cell>
          <table:table-cell table:formula="of:=[.B630]+([.E630]*([.A631]-[.A630]))" office:value-type="float" office:value="1.03192564410512" calcext:value-type="float">
            <text:p>1,03192564410512</text:p>
          </table:table-cell>
          <table:table-cell table:formula="of:=-[.$H$4]*[.B631]" office:value-type="float" office:value="-0.515962822052559" calcext:value-type="float">
            <text:p>-0,515962822052559</text:p>
          </table:table-cell>
          <table:table-cell table:formula="of:=[.C631]/[.$H$2]" office:value-type="float" office:value="-1.03192564410512" calcext:value-type="float">
            <text:p>-1,03192564410512</text:p>
          </table:table-cell>
          <table:table-cell table:formula="of:=[.E630]+([.D630]*([.A631]-[.A630]))" office:value-type="float" office:value="-0.00681600796853682" calcext:value-type="float">
            <text:p>-0,006816007968537</text:p>
          </table:table-cell>
          <table:table-cell table:number-columns-repeated="3"/>
        </table:table-row>
        <table:table-row table:style-name="ro1">
          <table:table-cell table:formula="of:=[.A631]+0.01" office:value-type="float" office:value="6.29999999999991" calcext:value-type="float">
            <text:p>6,29999999999991</text:p>
          </table:table-cell>
          <table:table-cell table:formula="of:=[.B631]+([.E631]*([.A632]-[.A631]))" office:value-type="float" office:value="1.03185748402543" calcext:value-type="float">
            <text:p>1,03185748402543</text:p>
          </table:table-cell>
          <table:table-cell table:formula="of:=-[.$H$4]*[.B632]" office:value-type="float" office:value="-0.515928742012717" calcext:value-type="float">
            <text:p>-0,515928742012717</text:p>
          </table:table-cell>
          <table:table-cell table:formula="of:=[.C632]/[.$H$2]" office:value-type="float" office:value="-1.03185748402543" calcext:value-type="float">
            <text:p>-1,03185748402543</text:p>
          </table:table-cell>
          <table:table-cell table:formula="of:=[.E631]+([.D631]*([.A632]-[.A631]))" office:value-type="float" office:value="-0.0171352644095878" calcext:value-type="float">
            <text:p>-0,017135264409588</text:p>
          </table:table-cell>
          <table:table-cell table:number-columns-repeated="3"/>
        </table:table-row>
        <table:table-row table:style-name="ro1">
          <table:table-cell table:formula="of:=[.A632]+0.01" office:value-type="float" office:value="6.30999999999991" calcext:value-type="float">
            <text:p>6,30999999999991</text:p>
          </table:table-cell>
          <table:table-cell table:formula="of:=[.B632]+([.E632]*([.A633]-[.A632]))" office:value-type="float" office:value="1.03168613138134" calcext:value-type="float">
            <text:p>1,03168613138134</text:p>
          </table:table-cell>
          <table:table-cell table:formula="of:=-[.$H$4]*[.B633]" office:value-type="float" office:value="-0.515843065690669" calcext:value-type="float">
            <text:p>-0,515843065690669</text:p>
          </table:table-cell>
          <table:table-cell table:formula="of:=[.C633]/[.$H$2]" office:value-type="float" office:value="-1.03168613138134" calcext:value-type="float">
            <text:p>-1,03168613138134</text:p>
          </table:table-cell>
          <table:table-cell table:formula="of:=[.E632]+([.D632]*([.A633]-[.A632]))" office:value-type="float" office:value="-0.0274538392498419" calcext:value-type="float">
            <text:p>-0,027453839249842</text:p>
          </table:table-cell>
          <table:table-cell table:number-columns-repeated="3"/>
        </table:table-row>
        <table:table-row table:style-name="ro1">
          <table:table-cell table:formula="of:=[.A633]+0.01" office:value-type="float" office:value="6.31999999999991" calcext:value-type="float">
            <text:p>6,31999999999991</text:p>
          </table:table-cell>
          <table:table-cell table:formula="of:=[.B633]+([.E633]*([.A634]-[.A633]))" office:value-type="float" office:value="1.03141159298884" calcext:value-type="float">
            <text:p>1,03141159298884</text:p>
          </table:table-cell>
          <table:table-cell table:formula="of:=-[.$H$4]*[.B634]" office:value-type="float" office:value="-0.515705796494419" calcext:value-type="float">
            <text:p>-0,515705796494419</text:p>
          </table:table-cell>
          <table:table-cell table:formula="of:=[.C634]/[.$H$2]" office:value-type="float" office:value="-1.03141159298884" calcext:value-type="float">
            <text:p>-1,03141159298884</text:p>
          </table:table-cell>
          <table:table-cell table:formula="of:=[.E633]+([.D633]*([.A634]-[.A633]))" office:value-type="float" office:value="-0.0377707005636551" calcext:value-type="float">
            <text:p>-0,037770700563655</text:p>
          </table:table-cell>
          <table:table-cell table:number-columns-repeated="3"/>
        </table:table-row>
        <table:table-row table:style-name="ro1">
          <table:table-cell table:formula="of:=[.A634]+0.01" office:value-type="float" office:value="6.32999999999991" calcext:value-type="float">
            <text:p>6,32999999999991</text:p>
          </table:table-cell>
          <table:table-cell table:formula="of:=[.B634]+([.E634]*([.A635]-[.A634]))" office:value-type="float" office:value="1.0310338859832" calcext:value-type="float">
            <text:p>1,0310338859832</text:p>
          </table:table-cell>
          <table:table-cell table:formula="of:=-[.$H$4]*[.B635]" office:value-type="float" office:value="-0.515516942991601" calcext:value-type="float">
            <text:p>-0,515516942991601</text:p>
          </table:table-cell>
          <table:table-cell table:formula="of:=[.C635]/[.$H$2]" office:value-type="float" office:value="-1.0310338859832" calcext:value-type="float">
            <text:p>-1,0310338859832</text:p>
          </table:table-cell>
          <table:table-cell table:formula="of:=[.E634]+([.D634]*([.A635]-[.A634]))" office:value-type="float" office:value="-0.0480848164935432" calcext:value-type="float">
            <text:p>-0,048084816493543</text:p>
          </table:table-cell>
          <table:table-cell table:number-columns-repeated="3"/>
        </table:table-row>
        <table:table-row table:style-name="ro1">
          <table:table-cell table:formula="of:=[.A635]+0.01" office:value-type="float" office:value="6.33999999999991" calcext:value-type="float">
            <text:p>6,33999999999991</text:p>
          </table:table-cell>
          <table:table-cell table:formula="of:=[.B635]+([.E635]*([.A636]-[.A635]))" office:value-type="float" office:value="1.03055303781827" calcext:value-type="float">
            <text:p>1,03055303781827</text:p>
          </table:table-cell>
          <table:table-cell table:formula="of:=-[.$H$4]*[.B636]" office:value-type="float" office:value="-0.515276518909133" calcext:value-type="float">
            <text:p>-0,515276518909133</text:p>
          </table:table-cell>
          <table:table-cell table:formula="of:=[.C636]/[.$H$2]" office:value-type="float" office:value="-1.03055303781827" calcext:value-type="float">
            <text:p>-1,03055303781827</text:p>
          </table:table-cell>
          <table:table-cell table:formula="of:=[.E635]+([.D635]*([.A636]-[.A635]))" office:value-type="float" office:value="-0.058395155353375" calcext:value-type="float">
            <text:p>-0,058395155353375</text:p>
          </table:table-cell>
          <table:table-cell table:number-columns-repeated="3"/>
        </table:table-row>
        <table:table-row table:style-name="ro1">
          <table:table-cell table:formula="of:=[.A636]+0.01" office:value-type="float" office:value="6.34999999999991" calcext:value-type="float">
            <text:p>6,34999999999991</text:p>
          </table:table-cell>
          <table:table-cell table:formula="of:=[.B636]+([.E636]*([.A637]-[.A636]))" office:value-type="float" office:value="1.02996908626473" calcext:value-type="float">
            <text:p>1,02996908626473</text:p>
          </table:table-cell>
          <table:table-cell table:formula="of:=-[.$H$4]*[.B637]" office:value-type="float" office:value="-0.514984543132367" calcext:value-type="float">
            <text:p>-0,514984543132367</text:p>
          </table:table-cell>
          <table:table-cell table:formula="of:=[.C637]/[.$H$2]" office:value-type="float" office:value="-1.02996908626473" calcext:value-type="float">
            <text:p>-1,02996908626473</text:p>
          </table:table-cell>
          <table:table-cell table:formula="of:=[.E636]+([.D636]*([.A637]-[.A636]))" office:value-type="float" office:value="-0.0687006857315575" calcext:value-type="float">
            <text:p>-0,068700685731558</text:p>
          </table:table-cell>
          <table:table-cell table:number-columns-repeated="3"/>
        </table:table-row>
        <table:table-row table:style-name="ro1">
          <table:table-cell table:formula="of:=[.A637]+0.01" office:value-type="float" office:value="6.35999999999991" calcext:value-type="float">
            <text:p>6,35999999999991</text:p>
          </table:table-cell>
          <table:table-cell table:formula="of:=[.B637]+([.E637]*([.A638]-[.A637]))" office:value-type="float" office:value="1.02928207940742" calcext:value-type="float">
            <text:p>1,02928207940742</text:p>
          </table:table-cell>
          <table:table-cell table:formula="of:=-[.$H$4]*[.B638]" office:value-type="float" office:value="-0.514641039703709" calcext:value-type="float">
            <text:p>-0,514641039703709</text:p>
          </table:table-cell>
          <table:table-cell table:formula="of:=[.C638]/[.$H$2]" office:value-type="float" office:value="-1.02928207940742" calcext:value-type="float">
            <text:p>-1,02928207940742</text:p>
          </table:table-cell>
          <table:table-cell table:formula="of:=[.E637]+([.D637]*([.A638]-[.A637]))" office:value-type="float" office:value="-0.0790003765942046" calcext:value-type="float">
            <text:p>-0,079000376594205</text:p>
          </table:table-cell>
          <table:table-cell table:number-columns-repeated="3"/>
        </table:table-row>
        <table:table-row table:style-name="ro1">
          <table:table-cell table:formula="of:=[.A638]+0.01" office:value-type="float" office:value="6.36999999999991" calcext:value-type="float">
            <text:p>6,36999999999991</text:p>
          </table:table-cell>
          <table:table-cell table:formula="of:=[.B638]+([.E638]*([.A639]-[.A638]))" office:value-type="float" office:value="1.02849207564148" calcext:value-type="float">
            <text:p>1,02849207564148</text:p>
          </table:table-cell>
          <table:table-cell table:formula="of:=-[.$H$4]*[.B639]" office:value-type="float" office:value="-0.514246037820738" calcext:value-type="float">
            <text:p>-0,514246037820738</text:p>
          </table:table-cell>
          <table:table-cell table:formula="of:=[.C639]/[.$H$2]" office:value-type="float" office:value="-1.02849207564148" calcext:value-type="float">
            <text:p>-1,02849207564148</text:p>
          </table:table-cell>
          <table:table-cell table:formula="of:=[.E638]+([.D638]*([.A639]-[.A638]))" office:value-type="float" office:value="-0.0892931973882785" calcext:value-type="float">
            <text:p>-0,089293197388279</text:p>
          </table:table-cell>
          <table:table-cell table:number-columns-repeated="3"/>
        </table:table-row>
        <table:table-row table:style-name="ro1">
          <table:table-cell table:formula="of:=[.A639]+0.01" office:value-type="float" office:value="6.37999999999991" calcext:value-type="float">
            <text:p>6,37999999999991</text:p>
          </table:table-cell>
          <table:table-cell table:formula="of:=[.B639]+([.E639]*([.A640]-[.A639]))" office:value-type="float" office:value="1.02759914366759" calcext:value-type="float">
            <text:p>1,02759914366759</text:p>
          </table:table-cell>
          <table:table-cell table:formula="of:=-[.$H$4]*[.B640]" office:value-type="float" office:value="-0.513799571833796" calcext:value-type="float">
            <text:p>-0,513799571833796</text:p>
          </table:table-cell>
          <table:table-cell table:formula="of:=[.C640]/[.$H$2]" office:value-type="float" office:value="-1.02759914366759" calcext:value-type="float">
            <text:p>-1,02759914366759</text:p>
          </table:table-cell>
          <table:table-cell table:formula="of:=[.E639]+([.D639]*([.A640]-[.A639]))" office:value-type="float" office:value="-0.0995781181446931" calcext:value-type="float">
            <text:p>-0,099578118144693</text:p>
          </table:table-cell>
          <table:table-cell table:number-columns-repeated="3"/>
        </table:table-row>
        <table:table-row table:style-name="ro1">
          <table:table-cell table:formula="of:=[.A640]+0.01" office:value-type="float" office:value="6.38999999999991" calcext:value-type="float">
            <text:p>6,38999999999991</text:p>
          </table:table-cell>
          <table:table-cell table:formula="of:=[.B640]+([.E640]*([.A641]-[.A640]))" office:value-type="float" office:value="1.02660336248615" calcext:value-type="float">
            <text:p>1,02660336248615</text:p>
          </table:table-cell>
          <table:table-cell table:formula="of:=-[.$H$4]*[.B641]" office:value-type="float" office:value="-0.513301681243073" calcext:value-type="float">
            <text:p>-0,513301681243073</text:p>
          </table:table-cell>
          <table:table-cell table:formula="of:=[.C641]/[.$H$2]" office:value-type="float" office:value="-1.02660336248615" calcext:value-type="float">
            <text:p>-1,02660336248615</text:p>
          </table:table-cell>
          <table:table-cell table:formula="of:=[.E640]+([.D640]*([.A641]-[.A640]))" office:value-type="float" office:value="-0.109854109581369" calcext:value-type="float">
            <text:p>-0,109854109581369</text:p>
          </table:table-cell>
          <table:table-cell table:number-columns-repeated="3"/>
        </table:table-row>
        <table:table-row table:style-name="ro1">
          <table:table-cell table:formula="of:=[.A641]+0.01" office:value-type="float" office:value="6.39999999999991" calcext:value-type="float">
            <text:p>6,39999999999991</text:p>
          </table:table-cell>
          <table:table-cell table:formula="of:=[.B641]+([.E641]*([.A642]-[.A641]))" office:value-type="float" office:value="1.02550482139033" calcext:value-type="float">
            <text:p>1,02550482139033</text:p>
          </table:table-cell>
          <table:table-cell table:formula="of:=-[.$H$4]*[.B642]" office:value-type="float" office:value="-0.512752410695166" calcext:value-type="float">
            <text:p>-0,512752410695166</text:p>
          </table:table-cell>
          <table:table-cell table:formula="of:=[.C642]/[.$H$2]" office:value-type="float" office:value="-1.02550482139033" calcext:value-type="float">
            <text:p>-1,02550482139033</text:p>
          </table:table-cell>
          <table:table-cell table:formula="of:=[.E641]+([.D641]*([.A642]-[.A641]))" office:value-type="float" office:value="-0.12012014320623" calcext:value-type="float">
            <text:p>-0,12012014320623</text:p>
          </table:table-cell>
          <table:table-cell table:number-columns-repeated="3"/>
        </table:table-row>
        <table:table-row table:style-name="ro1">
          <table:table-cell table:formula="of:=[.A642]+0.01" office:value-type="float" office:value="6.40999999999991" calcext:value-type="float">
            <text:p>6,40999999999991</text:p>
          </table:table-cell>
          <table:table-cell table:formula="of:=[.B642]+([.E642]*([.A643]-[.A642]))" office:value-type="float" office:value="1.02430361995827" calcext:value-type="float">
            <text:p>1,02430361995827</text:p>
          </table:table-cell>
          <table:table-cell table:formula="of:=-[.$H$4]*[.B643]" office:value-type="float" office:value="-0.512151809979135" calcext:value-type="float">
            <text:p>-0,512151809979135</text:p>
          </table:table-cell>
          <table:table-cell table:formula="of:=[.C643]/[.$H$2]" office:value-type="float" office:value="-1.02430361995827" calcext:value-type="float">
            <text:p>-1,02430361995827</text:p>
          </table:table-cell>
          <table:table-cell table:formula="of:=[.E642]+([.D642]*([.A643]-[.A642]))" office:value-type="float" office:value="-0.130375191420133" calcext:value-type="float">
            <text:p>-0,130375191420133</text:p>
          </table:table-cell>
          <table:table-cell table:number-columns-repeated="3"/>
        </table:table-row>
        <table:table-row table:style-name="ro1">
          <table:table-cell table:formula="of:=[.A643]+0.01" office:value-type="float" office:value="6.41999999999991" calcext:value-type="float">
            <text:p>6,41999999999991</text:p>
          </table:table-cell>
          <table:table-cell table:formula="of:=[.B643]+([.E643]*([.A644]-[.A643]))" office:value-type="float" office:value="1.02299986804407" calcext:value-type="float">
            <text:p>1,02299986804407</text:p>
          </table:table-cell>
          <table:table-cell table:formula="of:=-[.$H$4]*[.B644]" office:value-type="float" office:value="-0.511499934022034" calcext:value-type="float">
            <text:p>-0,511499934022034</text:p>
          </table:table-cell>
          <table:table-cell table:formula="of:=[.C644]/[.$H$2]" office:value-type="float" office:value="-1.02299986804407" calcext:value-type="float">
            <text:p>-1,02299986804407</text:p>
          </table:table-cell>
          <table:table-cell table:formula="of:=[.E643]+([.D643]*([.A644]-[.A643]))" office:value-type="float" office:value="-0.140618227619716" calcext:value-type="float">
            <text:p>-0,140618227619716</text:p>
          </table:table-cell>
          <table:table-cell table:number-columns-repeated="3"/>
        </table:table-row>
        <table:table-row table:style-name="ro1">
          <table:table-cell table:formula="of:=[.A644]+0.01" office:value-type="float" office:value="6.42999999999991" calcext:value-type="float">
            <text:p>6,42999999999991</text:p>
          </table:table-cell>
          <table:table-cell table:formula="of:=[.B644]+([.E644]*([.A645]-[.A644]))" office:value-type="float" office:value="1.02159368576787" calcext:value-type="float">
            <text:p>1,02159368576787</text:p>
          </table:table-cell>
          <table:table-cell table:formula="of:=-[.$H$4]*[.B645]" office:value-type="float" office:value="-0.510796842883936" calcext:value-type="float">
            <text:p>-0,510796842883936</text:p>
          </table:table-cell>
          <table:table-cell table:formula="of:=[.C645]/[.$H$2]" office:value-type="float" office:value="-1.02159368576787" calcext:value-type="float">
            <text:p>-1,02159368576787</text:p>
          </table:table-cell>
          <table:table-cell table:formula="of:=[.E644]+([.D644]*([.A645]-[.A644]))" office:value-type="float" office:value="-0.150848226300156" calcext:value-type="float">
            <text:p>-0,150848226300156</text:p>
          </table:table-cell>
          <table:table-cell table:number-columns-repeated="3"/>
        </table:table-row>
        <table:table-row table:style-name="ro1">
          <table:table-cell table:formula="of:=[.A645]+0.01" office:value-type="float" office:value="6.43999999999991" calcext:value-type="float">
            <text:p>6,43999999999991</text:p>
          </table:table-cell>
          <table:table-cell table:formula="of:=[.B645]+([.E645]*([.A646]-[.A645]))" office:value-type="float" office:value="1.02008520350487" calcext:value-type="float">
            <text:p>1,02008520350487</text:p>
          </table:table-cell>
          <table:table-cell table:formula="of:=-[.$H$4]*[.B646]" office:value-type="float" office:value="-0.510042601752435" calcext:value-type="float">
            <text:p>-0,510042601752435</text:p>
          </table:table-cell>
          <table:table-cell table:formula="of:=[.C646]/[.$H$2]" office:value-type="float" office:value="-1.02008520350487" calcext:value-type="float">
            <text:p>-1,02008520350487</text:p>
          </table:table-cell>
          <table:table-cell table:formula="of:=[.E645]+([.D645]*([.A646]-[.A645]))" office:value-type="float" office:value="-0.161064163157835" calcext:value-type="float">
            <text:p>-0,161064163157835</text:p>
          </table:table-cell>
          <table:table-cell table:number-columns-repeated="3"/>
        </table:table-row>
        <table:table-row table:style-name="ro1">
          <table:table-cell table:formula="of:=[.A646]+0.01" office:value-type="float" office:value="6.44999999999991" calcext:value-type="float">
            <text:p>6,44999999999991</text:p>
          </table:table-cell>
          <table:table-cell table:formula="of:=[.B646]+([.E646]*([.A647]-[.A646]))" office:value-type="float" office:value="1.01847456187329" calcext:value-type="float">
            <text:p>1,01847456187329</text:p>
          </table:table-cell>
          <table:table-cell table:formula="of:=-[.$H$4]*[.B647]" office:value-type="float" office:value="-0.509237280936646" calcext:value-type="float">
            <text:p>-0,509237280936646</text:p>
          </table:table-cell>
          <table:table-cell table:formula="of:=[.C647]/[.$H$2]" office:value-type="float" office:value="-1.01847456187329" calcext:value-type="float">
            <text:p>-1,01847456187329</text:p>
          </table:table-cell>
          <table:table-cell table:formula="of:=[.E646]+([.D646]*([.A647]-[.A646]))" office:value-type="float" office:value="-0.171265015192883" calcext:value-type="float">
            <text:p>-0,171265015192883</text:p>
          </table:table-cell>
          <table:table-cell table:number-columns-repeated="3"/>
        </table:table-row>
        <table:table-row table:style-name="ro1">
          <table:table-cell table:formula="of:=[.A647]+0.01" office:value-type="float" office:value="6.45999999999991" calcext:value-type="float">
            <text:p>6,45999999999991</text:p>
          </table:table-cell>
          <table:table-cell table:formula="of:=[.B647]+([.E647]*([.A648]-[.A647]))" office:value-type="float" office:value="1.01676191172136" calcext:value-type="float">
            <text:p>1,01676191172136</text:p>
          </table:table-cell>
          <table:table-cell table:formula="of:=-[.$H$4]*[.B648]" office:value-type="float" office:value="-0.508380955860681" calcext:value-type="float">
            <text:p>-0,508380955860681</text:p>
          </table:table-cell>
          <table:table-cell table:formula="of:=[.C648]/[.$H$2]" office:value-type="float" office:value="-1.01676191172136" calcext:value-type="float">
            <text:p>-1,01676191172136</text:p>
          </table:table-cell>
          <table:table-cell table:formula="of:=[.E647]+([.D647]*([.A648]-[.A647]))" office:value-type="float" office:value="-0.181449760811616" calcext:value-type="float">
            <text:p>-0,181449760811616</text:p>
          </table:table-cell>
          <table:table-cell table:number-columns-repeated="3"/>
        </table:table-row>
        <table:table-row table:style-name="ro1">
          <table:table-cell table:formula="of:=[.A648]+0.01" office:value-type="float" office:value="6.46999999999991" calcext:value-type="float">
            <text:p>6,46999999999991</text:p>
          </table:table-cell>
          <table:table-cell table:formula="of:=[.B648]+([.E648]*([.A649]-[.A648]))" office:value-type="float" office:value="1.01494741411325" calcext:value-type="float">
            <text:p>1,01494741411325</text:p>
          </table:table-cell>
          <table:table-cell table:formula="of:=-[.$H$4]*[.B649]" office:value-type="float" office:value="-0.507473707056623" calcext:value-type="float">
            <text:p>-0,507473707056623</text:p>
          </table:table-cell>
          <table:table-cell table:formula="of:=[.C649]/[.$H$2]" office:value-type="float" office:value="-1.01494741411325" calcext:value-type="float">
            <text:p>-1,01494741411325</text:p>
          </table:table-cell>
          <table:table-cell table:formula="of:=[.E648]+([.D648]*([.A649]-[.A648]))" office:value-type="float" office:value="-0.191617379928829" calcext:value-type="float">
            <text:p>-0,191617379928829</text:p>
          </table:table-cell>
          <table:table-cell table:number-columns-repeated="3"/>
        </table:table-row>
        <table:table-row table:style-name="ro1">
          <table:table-cell table:formula="of:=[.A649]+0.01" office:value-type="float" office:value="6.47999999999991" calcext:value-type="float">
            <text:p>6,47999999999991</text:p>
          </table:table-cell>
          <table:table-cell table:formula="of:=[.B649]+([.E649]*([.A650]-[.A649]))" office:value-type="float" office:value="1.01303124031396" calcext:value-type="float">
            <text:p>1,01303124031396</text:p>
          </table:table-cell>
          <table:table-cell table:formula="of:=-[.$H$4]*[.B650]" office:value-type="float" office:value="-0.506515620156979" calcext:value-type="float">
            <text:p>-0,506515620156979</text:p>
          </table:table-cell>
          <table:table-cell table:formula="of:=[.C650]/[.$H$2]" office:value-type="float" office:value="-1.01303124031396" calcext:value-type="float">
            <text:p>-1,01303124031396</text:p>
          </table:table-cell>
          <table:table-cell table:formula="of:=[.E649]+([.D649]*([.A650]-[.A649]))" office:value-type="float" office:value="-0.201766854069961" calcext:value-type="float">
            <text:p>-0,201766854069961</text:p>
          </table:table-cell>
          <table:table-cell table:number-columns-repeated="3"/>
        </table:table-row>
        <table:table-row table:style-name="ro1">
          <table:table-cell table:formula="of:=[.A650]+0.01" office:value-type="float" office:value="6.48999999999991" calcext:value-type="float">
            <text:p>6,48999999999991</text:p>
          </table:table-cell>
          <table:table-cell table:formula="of:=[.B650]+([.E650]*([.A651]-[.A650]))" office:value-type="float" office:value="1.01101357177326" calcext:value-type="float">
            <text:p>1,01101357177326</text:p>
          </table:table-cell>
          <table:table-cell table:formula="of:=-[.$H$4]*[.B651]" office:value-type="float" office:value="-0.505506785886629" calcext:value-type="float">
            <text:p>-0,505506785886629</text:p>
          </table:table-cell>
          <table:table-cell table:formula="of:=[.C651]/[.$H$2]" office:value-type="float" office:value="-1.01101357177326" calcext:value-type="float">
            <text:p>-1,01101357177326</text:p>
          </table:table-cell>
          <table:table-cell table:formula="of:=[.E650]+([.D650]*([.A651]-[.A650]))" office:value-type="float" office:value="-0.211897166473101" calcext:value-type="float">
            <text:p>-0,211897166473101</text:p>
          </table:table-cell>
          <table:table-cell table:number-columns-repeated="3"/>
        </table:table-row>
        <table:table-row table:style-name="ro1">
          <table:table-cell table:formula="of:=[.A651]+0.01" office:value-type="float" office:value="6.49999999999991" calcext:value-type="float">
            <text:p>6,49999999999991</text:p>
          </table:table-cell>
          <table:table-cell table:formula="of:=[.B651]+([.E651]*([.A652]-[.A651]))" office:value-type="float" office:value="1.00889460010853" calcext:value-type="float">
            <text:p>1,00889460010853</text:p>
          </table:table-cell>
          <table:table-cell table:formula="of:=-[.$H$4]*[.B652]" office:value-type="float" office:value="-0.504447300054264" calcext:value-type="float">
            <text:p>-0,504447300054264</text:p>
          </table:table-cell>
          <table:table-cell table:formula="of:=[.C652]/[.$H$2]" office:value-type="float" office:value="-1.00889460010853" calcext:value-type="float">
            <text:p>-1,00889460010853</text:p>
          </table:table-cell>
          <table:table-cell table:formula="of:=[.E651]+([.D651]*([.A652]-[.A651]))" office:value-type="float" office:value="-0.222007302190833" calcext:value-type="float">
            <text:p>-0,222007302190833</text:p>
          </table:table-cell>
          <table:table-cell table:number-columns-repeated="3"/>
        </table:table-row>
        <table:table-row table:style-name="ro1">
          <table:table-cell table:formula="of:=[.A652]+0.01" office:value-type="float" office:value="6.50999999999991" calcext:value-type="float">
            <text:p>6,50999999999991</text:p>
          </table:table-cell>
          <table:table-cell table:formula="of:=[.B652]+([.E652]*([.A653]-[.A652]))" office:value-type="float" office:value="1.00667452708662" calcext:value-type="float">
            <text:p>1,00667452708662</text:p>
          </table:table-cell>
          <table:table-cell table:formula="of:=-[.$H$4]*[.B653]" office:value-type="float" office:value="-0.50333726354331" calcext:value-type="float">
            <text:p>-0,50333726354331</text:p>
          </table:table-cell>
          <table:table-cell table:formula="of:=[.C653]/[.$H$2]" office:value-type="float" office:value="-1.00667452708662" calcext:value-type="float">
            <text:p>-1,00667452708662</text:p>
          </table:table-cell>
          <table:table-cell table:formula="of:=[.E652]+([.D652]*([.A653]-[.A652]))" office:value-type="float" office:value="-0.232096248191918" calcext:value-type="float">
            <text:p>-0,232096248191918</text:p>
          </table:table-cell>
          <table:table-cell table:number-columns-repeated="3"/>
        </table:table-row>
        <table:table-row table:style-name="ro1">
          <table:table-cell table:formula="of:=[.A653]+0.01" office:value-type="float" office:value="6.51999999999991" calcext:value-type="float">
            <text:p>6,51999999999991</text:p>
          </table:table-cell>
          <table:table-cell table:formula="of:=[.B653]+([.E653]*([.A654]-[.A653]))" office:value-type="float" office:value="1.0043535646047" calcext:value-type="float">
            <text:p>1,0043535646047</text:p>
          </table:table-cell>
          <table:table-cell table:formula="of:=-[.$H$4]*[.B654]" office:value-type="float" office:value="-0.50217678230235" calcext:value-type="float">
            <text:p>-0,50217678230235</text:p>
          </table:table-cell>
          <table:table-cell table:formula="of:=[.C654]/[.$H$2]" office:value-type="float" office:value="-1.0043535646047" calcext:value-type="float">
            <text:p>-1,0043535646047</text:p>
          </table:table-cell>
          <table:table-cell table:formula="of:=[.E653]+([.D653]*([.A654]-[.A653]))" office:value-type="float" office:value="-0.242162993462784" calcext:value-type="float">
            <text:p>-0,242162993462784</text:p>
          </table:table-cell>
          <table:table-cell table:number-columns-repeated="3"/>
        </table:table-row>
        <table:table-row table:style-name="ro1">
          <table:table-cell table:formula="of:=[.A654]+0.01" office:value-type="float" office:value="6.52999999999991" calcext:value-type="float">
            <text:p>6,52999999999991</text:p>
          </table:table-cell>
          <table:table-cell table:formula="of:=[.B654]+([.E654]*([.A655]-[.A654]))" office:value-type="float" office:value="1.00193193467007" calcext:value-type="float">
            <text:p>1,00193193467007</text:p>
          </table:table-cell>
          <table:table-cell table:formula="of:=-[.$H$4]*[.B655]" office:value-type="float" office:value="-0.500965967335036" calcext:value-type="float">
            <text:p>-0,500965967335036</text:p>
          </table:table-cell>
          <table:table-cell table:formula="of:=[.C655]/[.$H$2]" office:value-type="float" office:value="-1.00193193467007" calcext:value-type="float">
            <text:p>-1,00193193467007</text:p>
          </table:table-cell>
          <table:table-cell table:formula="of:=[.E654]+([.D654]*([.A655]-[.A654]))" office:value-type="float" office:value="-0.252206529108831" calcext:value-type="float">
            <text:p>-0,252206529108831</text:p>
          </table:table-cell>
          <table:table-cell table:number-columns-repeated="3"/>
        </table:table-row>
        <table:table-row table:style-name="ro1">
          <table:table-cell table:formula="of:=[.A655]+0.01" office:value-type="float" office:value="6.53999999999991" calcext:value-type="float">
            <text:p>6,53999999999991</text:p>
          </table:table-cell>
          <table:table-cell table:formula="of:=[.B655]+([.E655]*([.A656]-[.A655]))" office:value-type="float" office:value="0.999409869378984" calcext:value-type="float">
            <text:p>0,999409869378984</text:p>
          </table:table-cell>
          <table:table-cell table:formula="of:=-[.$H$4]*[.B656]" office:value-type="float" office:value="-0.499704934689492" calcext:value-type="float">
            <text:p>-0,499704934689492</text:p>
          </table:table-cell>
          <table:table-cell table:formula="of:=[.C656]/[.$H$2]" office:value-type="float" office:value="-0.999409869378984" calcext:value-type="float">
            <text:p>-0,999409869378984</text:p>
          </table:table-cell>
          <table:table-cell table:formula="of:=[.E655]+([.D655]*([.A656]-[.A655]))" office:value-type="float" office:value="-0.262225848455531" calcext:value-type="float">
            <text:p>-0,262225848455531</text:p>
          </table:table-cell>
          <table:table-cell table:number-columns-repeated="3"/>
        </table:table-row>
        <table:table-row table:style-name="ro1">
          <table:table-cell table:formula="of:=[.A656]+0.01" office:value-type="float" office:value="6.54999999999991" calcext:value-type="float">
            <text:p>6,54999999999991</text:p>
          </table:table-cell>
          <table:table-cell table:formula="of:=[.B656]+([.E656]*([.A657]-[.A656]))" office:value-type="float" office:value="0.996787610894429" calcext:value-type="float">
            <text:p>0,996787610894429</text:p>
          </table:table-cell>
          <table:table-cell table:formula="of:=-[.$H$4]*[.B657]" office:value-type="float" office:value="-0.498393805447214" calcext:value-type="float">
            <text:p>-0,498393805447214</text:p>
          </table:table-cell>
          <table:table-cell table:formula="of:=[.C657]/[.$H$2]" office:value-type="float" office:value="-0.996787610894429" calcext:value-type="float">
            <text:p>-0,996787610894429</text:p>
          </table:table-cell>
          <table:table-cell table:formula="of:=[.E656]+([.D656]*([.A657]-[.A656]))" office:value-type="float" office:value="-0.272219947149321" calcext:value-type="float">
            <text:p>-0,272219947149321</text:p>
          </table:table-cell>
          <table:table-cell table:number-columns-repeated="3"/>
        </table:table-row>
        <table:table-row table:style-name="ro1">
          <table:table-cell table:formula="of:=[.A657]+0.01" office:value-type="float" office:value="6.5599999999999" calcext:value-type="float">
            <text:p>6,5599999999999</text:p>
          </table:table-cell>
          <table:table-cell table:formula="of:=[.B657]+([.E657]*([.A658]-[.A657]))" office:value-type="float" office:value="0.994065411422936" calcext:value-type="float">
            <text:p>0,994065411422936</text:p>
          </table:table-cell>
          <table:table-cell table:formula="of:=-[.$H$4]*[.B658]" office:value-type="float" office:value="-0.497032705711468" calcext:value-type="float">
            <text:p>-0,497032705711468</text:p>
          </table:table-cell>
          <table:table-cell table:formula="of:=[.C658]/[.$H$2]" office:value-type="float" office:value="-0.994065411422936" calcext:value-type="float">
            <text:p>-0,994065411422936</text:p>
          </table:table-cell>
          <table:table-cell table:formula="of:=[.E657]+([.D657]*([.A658]-[.A657]))" office:value-type="float" office:value="-0.282187823258265" calcext:value-type="float">
            <text:p>-0,282187823258265</text:p>
          </table:table-cell>
          <table:table-cell table:number-columns-repeated="3"/>
        </table:table-row>
        <table:table-row table:style-name="ro1">
          <table:table-cell table:formula="of:=[.A658]+0.01" office:value-type="float" office:value="6.5699999999999" calcext:value-type="float">
            <text:p>6,5699999999999</text:p>
          </table:table-cell>
          <table:table-cell table:formula="of:=[.B658]+([.E658]*([.A659]-[.A658]))" office:value-type="float" office:value="0.991243533190353" calcext:value-type="float">
            <text:p>0,991243533190353</text:p>
          </table:table-cell>
          <table:table-cell table:formula="of:=-[.$H$4]*[.B659]" office:value-type="float" office:value="-0.495621766595177" calcext:value-type="float">
            <text:p>-0,495621766595177</text:p>
          </table:table-cell>
          <table:table-cell table:formula="of:=[.C659]/[.$H$2]" office:value-type="float" office:value="-0.991243533190353" calcext:value-type="float">
            <text:p>-0,991243533190353</text:p>
          </table:table-cell>
          <table:table-cell table:formula="of:=[.E658]+([.D658]*([.A659]-[.A658]))" office:value-type="float" office:value="-0.292128477372494" calcext:value-type="float">
            <text:p>-0,292128477372494</text:p>
          </table:table-cell>
          <table:table-cell table:number-columns-repeated="3"/>
        </table:table-row>
        <table:table-row table:style-name="ro1">
          <table:table-cell table:formula="of:=[.A659]+0.01" office:value-type="float" office:value="6.5799999999999" calcext:value-type="float">
            <text:p>6,5799999999999</text:p>
          </table:table-cell>
          <table:table-cell table:formula="of:=[.B659]+([.E659]*([.A660]-[.A659]))" office:value-type="float" office:value="0.988322248416628" calcext:value-type="float">
            <text:p>0,988322248416628</text:p>
          </table:table-cell>
          <table:table-cell table:formula="of:=-[.$H$4]*[.B660]" office:value-type="float" office:value="-0.494161124208314" calcext:value-type="float">
            <text:p>-0,494161124208314</text:p>
          </table:table-cell>
          <table:table-cell table:formula="of:=[.C660]/[.$H$2]" office:value-type="float" office:value="-0.988322248416628" calcext:value-type="float">
            <text:p>-0,988322248416628</text:p>
          </table:table-cell>
          <table:table-cell table:formula="of:=[.E659]+([.D659]*([.A660]-[.A659]))" office:value-type="float" office:value="-0.302040912704398" calcext:value-type="float">
            <text:p>-0,302040912704398</text:p>
          </table:table-cell>
          <table:table-cell table:number-columns-repeated="3"/>
        </table:table-row>
        <table:table-row table:style-name="ro1">
          <table:table-cell table:formula="of:=[.A660]+0.01" office:value-type="float" office:value="6.5899999999999" calcext:value-type="float">
            <text:p>6,5899999999999</text:p>
          </table:table-cell>
          <table:table-cell table:formula="of:=[.B660]+([.E660]*([.A661]-[.A660]))" office:value-type="float" office:value="0.985301839289584" calcext:value-type="float">
            <text:p>0,985301839289584</text:p>
          </table:table-cell>
          <table:table-cell table:formula="of:=-[.$H$4]*[.B661]" office:value-type="float" office:value="-0.492650919644792" calcext:value-type="float">
            <text:p>-0,492650919644792</text:p>
          </table:table-cell>
          <table:table-cell table:formula="of:=[.C661]/[.$H$2]" office:value-type="float" office:value="-0.985301839289584" calcext:value-type="float">
            <text:p>-0,985301839289584</text:p>
          </table:table-cell>
          <table:table-cell table:formula="of:=[.E660]+([.D660]*([.A661]-[.A660]))" office:value-type="float" office:value="-0.311924135188564" calcext:value-type="float">
            <text:p>-0,311924135188564</text:p>
          </table:table-cell>
          <table:table-cell table:number-columns-repeated="3"/>
        </table:table-row>
        <table:table-row table:style-name="ro1">
          <table:table-cell table:formula="of:=[.A661]+0.01" office:value-type="float" office:value="6.5999999999999" calcext:value-type="float">
            <text:p>6,5999999999999</text:p>
          </table:table-cell>
          <table:table-cell table:formula="of:=[.B661]+([.E661]*([.A662]-[.A661]))" office:value-type="float" office:value="0.982182597937699" calcext:value-type="float">
            <text:p>0,982182597937699</text:p>
          </table:table-cell>
          <table:table-cell table:formula="of:=-[.$H$4]*[.B662]" office:value-type="float" office:value="-0.491091298968849" calcext:value-type="float">
            <text:p>-0,491091298968849</text:p>
          </table:table-cell>
          <table:table-cell table:formula="of:=[.C662]/[.$H$2]" office:value-type="float" office:value="-0.982182597937699" calcext:value-type="float">
            <text:p>-0,982182597937699</text:p>
          </table:table-cell>
          <table:table-cell table:formula="of:=[.E661]+([.D661]*([.A662]-[.A661]))" office:value-type="float" office:value="-0.321777153581459" calcext:value-type="float">
            <text:p>-0,321777153581459</text:p>
          </table:table-cell>
          <table:table-cell table:number-columns-repeated="3"/>
        </table:table-row>
        <table:table-row table:style-name="ro1">
          <table:table-cell table:formula="of:=[.A662]+0.01" office:value-type="float" office:value="6.6099999999999" calcext:value-type="float">
            <text:p>6,6099999999999</text:p>
          </table:table-cell>
          <table:table-cell table:formula="of:=[.B662]+([.E662]*([.A663]-[.A662]))" office:value-type="float" office:value="0.978964826401884" calcext:value-type="float">
            <text:p>0,978964826401884</text:p>
          </table:table-cell>
          <table:table-cell table:formula="of:=-[.$H$4]*[.B663]" office:value-type="float" office:value="-0.489482413200942" calcext:value-type="float">
            <text:p>-0,489482413200942</text:p>
          </table:table-cell>
          <table:table-cell table:formula="of:=[.C663]/[.$H$2]" office:value-type="float" office:value="-0.978964826401884" calcext:value-type="float">
            <text:p>-0,978964826401884</text:p>
          </table:table-cell>
          <table:table-cell table:formula="of:=[.E662]+([.D662]*([.A663]-[.A662]))" office:value-type="float" office:value="-0.331598979560836" calcext:value-type="float">
            <text:p>-0,331598979560836</text:p>
          </table:table-cell>
          <table:table-cell table:number-columns-repeated="3"/>
        </table:table-row>
        <table:table-row table:style-name="ro1">
          <table:table-cell table:formula="of:=[.A663]+0.01" office:value-type="float" office:value="6.6199999999999" calcext:value-type="float">
            <text:p>6,6199999999999</text:p>
          </table:table-cell>
          <table:table-cell table:formula="of:=[.B663]+([.E663]*([.A664]-[.A663]))" office:value-type="float" office:value="0.975648836606276" calcext:value-type="float">
            <text:p>0,975648836606276</text:p>
          </table:table-cell>
          <table:table-cell table:formula="of:=-[.$H$4]*[.B664]" office:value-type="float" office:value="-0.487824418303138" calcext:value-type="float">
            <text:p>-0,487824418303138</text:p>
          </table:table-cell>
          <table:table-cell table:formula="of:=[.C664]/[.$H$2]" office:value-type="float" office:value="-0.975648836606276" calcext:value-type="float">
            <text:p>-0,975648836606276</text:p>
          </table:table-cell>
          <table:table-cell table:formula="of:=[.E663]+([.D663]*([.A664]-[.A663]))" office:value-type="float" office:value="-0.341388627824855" calcext:value-type="float">
            <text:p>-0,341388627824855</text:p>
          </table:table-cell>
          <table:table-cell table:number-columns-repeated="3"/>
        </table:table-row>
        <table:table-row table:style-name="ro1">
          <table:table-cell table:formula="of:=[.A664]+0.01" office:value-type="float" office:value="6.6299999999999" calcext:value-type="float">
            <text:p>6,6299999999999</text:p>
          </table:table-cell>
          <table:table-cell table:formula="of:=[.B664]+([.E664]*([.A665]-[.A664]))" office:value-type="float" office:value="0.972234950328028" calcext:value-type="float">
            <text:p>0,972234950328028</text:p>
          </table:table-cell>
          <table:table-cell table:formula="of:=-[.$H$4]*[.B665]" office:value-type="float" office:value="-0.486117475164014" calcext:value-type="float">
            <text:p>-0,486117475164014</text:p>
          </table:table-cell>
          <table:table-cell table:formula="of:=[.C665]/[.$H$2]" office:value-type="float" office:value="-0.972234950328028" calcext:value-type="float">
            <text:p>-0,972234950328028</text:p>
          </table:table-cell>
          <table:table-cell table:formula="of:=[.E664]+([.D664]*([.A665]-[.A664]))" office:value-type="float" office:value="-0.351145116190917" calcext:value-type="float">
            <text:p>-0,351145116190917</text:p>
          </table:table-cell>
          <table:table-cell table:number-columns-repeated="3"/>
        </table:table-row>
        <table:table-row table:style-name="ro1">
          <table:table-cell table:formula="of:=[.A665]+0.01" office:value-type="float" office:value="6.6399999999999" calcext:value-type="float">
            <text:p>6,6399999999999</text:p>
          </table:table-cell>
          <table:table-cell table:formula="of:=[.B665]+([.E665]*([.A666]-[.A665]))" office:value-type="float" office:value="0.968723499166118" calcext:value-type="float">
            <text:p>0,968723499166118</text:p>
          </table:table-cell>
          <table:table-cell table:formula="of:=-[.$H$4]*[.B666]" office:value-type="float" office:value="-0.484361749583059" calcext:value-type="float">
            <text:p>-0,484361749583059</text:p>
          </table:table-cell>
          <table:table-cell table:formula="of:=[.C666]/[.$H$2]" office:value-type="float" office:value="-0.968723499166118" calcext:value-type="float">
            <text:p>-0,968723499166118</text:p>
          </table:table-cell>
          <table:table-cell table:formula="of:=[.E665]+([.D665]*([.A666]-[.A665]))" office:value-type="float" office:value="-0.360867465694197" calcext:value-type="float">
            <text:p>-0,360867465694197</text:p>
          </table:table-cell>
          <table:table-cell table:number-columns-repeated="3"/>
        </table:table-row>
        <table:table-row table:style-name="ro1">
          <table:table-cell table:formula="of:=[.A666]+0.01" office:value-type="float" office:value="6.6499999999999" calcext:value-type="float">
            <text:p>6,6499999999999</text:p>
          </table:table-cell>
          <table:table-cell table:formula="of:=[.B666]+([.E666]*([.A667]-[.A666]))" office:value-type="float" office:value="0.965114824509177" calcext:value-type="float">
            <text:p>0,965114824509177</text:p>
          </table:table-cell>
          <table:table-cell table:formula="of:=-[.$H$4]*[.B667]" office:value-type="float" office:value="-0.482557412254588" calcext:value-type="float">
            <text:p>-0,482557412254588</text:p>
          </table:table-cell>
          <table:table-cell table:formula="of:=[.C667]/[.$H$2]" office:value-type="float" office:value="-0.965114824509177" calcext:value-type="float">
            <text:p>-0,965114824509177</text:p>
          </table:table-cell>
          <table:table-cell table:formula="of:=[.E666]+([.D666]*([.A667]-[.A666]))" office:value-type="float" office:value="-0.370554700685858" calcext:value-type="float">
            <text:p>-0,370554700685858</text:p>
          </table:table-cell>
          <table:table-cell table:number-columns-repeated="3"/>
        </table:table-row>
        <table:table-row table:style-name="ro1">
          <table:table-cell table:formula="of:=[.A667]+0.01" office:value-type="float" office:value="6.6599999999999" calcext:value-type="float">
            <text:p>6,6599999999999</text:p>
          </table:table-cell>
          <table:table-cell table:formula="of:=[.B667]+([.E667]*([.A668]-[.A667]))" office:value-type="float" office:value="0.961409277502318" calcext:value-type="float">
            <text:p>0,961409277502318</text:p>
          </table:table-cell>
          <table:table-cell table:formula="of:=-[.$H$4]*[.B668]" office:value-type="float" office:value="-0.480704638751159" calcext:value-type="float">
            <text:p>-0,480704638751159</text:p>
          </table:table-cell>
          <table:table-cell table:formula="of:=[.C668]/[.$H$2]" office:value-type="float" office:value="-0.961409277502318" calcext:value-type="float">
            <text:p>-0,961409277502318</text:p>
          </table:table-cell>
          <table:table-cell table:formula="of:=[.E667]+([.D667]*([.A668]-[.A667]))" office:value-type="float" office:value="-0.38020584893095" calcext:value-type="float">
            <text:p>-0,38020584893095</text:p>
          </table:table-cell>
          <table:table-cell table:number-columns-repeated="3"/>
        </table:table-row>
        <table:table-row table:style-name="ro1">
          <table:table-cell table:formula="of:=[.A668]+0.01" office:value-type="float" office:value="6.6699999999999" calcext:value-type="float">
            <text:p>6,6699999999999</text:p>
          </table:table-cell>
          <table:table-cell table:formula="of:=[.B668]+([.E668]*([.A669]-[.A668]))" office:value-type="float" office:value="0.957607219013009" calcext:value-type="float">
            <text:p>0,957607219013009</text:p>
          </table:table-cell>
          <table:table-cell table:formula="of:=-[.$H$4]*[.B669]" office:value-type="float" office:value="-0.478803609506504" calcext:value-type="float">
            <text:p>-0,478803609506504</text:p>
          </table:table-cell>
          <table:table-cell table:formula="of:=[.C669]/[.$H$2]" office:value-type="float" office:value="-0.957607219013009" calcext:value-type="float">
            <text:p>-0,957607219013009</text:p>
          </table:table-cell>
          <table:table-cell table:formula="of:=[.E668]+([.D668]*([.A669]-[.A668]))" office:value-type="float" office:value="-0.389819941705973" calcext:value-type="float">
            <text:p>-0,389819941705973</text:p>
          </table:table-cell>
          <table:table-cell table:number-columns-repeated="3"/>
        </table:table-row>
        <table:table-row table:style-name="ro1">
          <table:table-cell table:formula="of:=[.A669]+0.01" office:value-type="float" office:value="6.6799999999999" calcext:value-type="float">
            <text:p>6,6799999999999</text:p>
          </table:table-cell>
          <table:table-cell table:formula="of:=[.B669]+([.E669]*([.A670]-[.A669]))" office:value-type="float" office:value="0.953709019595949" calcext:value-type="float">
            <text:p>0,953709019595949</text:p>
          </table:table-cell>
          <table:table-cell table:formula="of:=-[.$H$4]*[.B670]" office:value-type="float" office:value="-0.476854509797975" calcext:value-type="float">
            <text:p>-0,476854509797975</text:p>
          </table:table-cell>
          <table:table-cell table:formula="of:=[.C670]/[.$H$2]" office:value-type="float" office:value="-0.953709019595949" calcext:value-type="float">
            <text:p>-0,953709019595949</text:p>
          </table:table-cell>
          <table:table-cell table:formula="of:=[.E669]+([.D669]*([.A670]-[.A669]))" office:value-type="float" office:value="-0.399396013896103" calcext:value-type="float">
            <text:p>-0,399396013896103</text:p>
          </table:table-cell>
          <table:table-cell table:number-columns-repeated="3"/>
        </table:table-row>
        <table:table-row table:style-name="ro1">
          <table:table-cell table:formula="of:=[.A670]+0.01" office:value-type="float" office:value="6.6899999999999" calcext:value-type="float">
            <text:p>6,6899999999999</text:p>
          </table:table-cell>
          <table:table-cell table:formula="of:=[.B670]+([.E670]*([.A671]-[.A670]))" office:value-type="float" office:value="0.949715059456988" calcext:value-type="float">
            <text:p>0,949715059456988</text:p>
          </table:table-cell>
          <table:table-cell table:formula="of:=-[.$H$4]*[.B671]" office:value-type="float" office:value="-0.474857529728494" calcext:value-type="float">
            <text:p>-0,474857529728494</text:p>
          </table:table-cell>
          <table:table-cell table:formula="of:=[.C671]/[.$H$2]" office:value-type="float" office:value="-0.949715059456988" calcext:value-type="float">
            <text:p>-0,949715059456988</text:p>
          </table:table-cell>
          <table:table-cell table:formula="of:=[.E670]+([.D670]*([.A671]-[.A670]))" office:value-type="float" office:value="-0.408933104092062" calcext:value-type="float">
            <text:p>-0,408933104092062</text:p>
          </table:table-cell>
          <table:table-cell table:number-columns-repeated="3"/>
        </table:table-row>
        <table:table-row table:style-name="ro1">
          <table:table-cell table:formula="of:=[.A671]+0.01" office:value-type="float" office:value="6.6999999999999" calcext:value-type="float">
            <text:p>6,6999999999999</text:p>
          </table:table-cell>
          <table:table-cell table:formula="of:=[.B671]+([.E671]*([.A672]-[.A671]))" office:value-type="float" office:value="0.945625728416067" calcext:value-type="float">
            <text:p>0,945625728416067</text:p>
          </table:table-cell>
          <table:table-cell table:formula="of:=-[.$H$4]*[.B672]" office:value-type="float" office:value="-0.472812864208034" calcext:value-type="float">
            <text:p>-0,472812864208034</text:p>
          </table:table-cell>
          <table:table-cell table:formula="of:=[.C672]/[.$H$2]" office:value-type="float" office:value="-0.945625728416067" calcext:value-type="float">
            <text:p>-0,945625728416067</text:p>
          </table:table-cell>
          <table:table-cell table:formula="of:=[.E671]+([.D671]*([.A672]-[.A671]))" office:value-type="float" office:value="-0.418430254686632" calcext:value-type="float">
            <text:p>-0,418430254686632</text:p>
          </table:table-cell>
          <table:table-cell table:number-columns-repeated="3"/>
        </table:table-row>
        <table:table-row table:style-name="ro1">
          <table:table-cell table:formula="of:=[.A672]+0.01" office:value-type="float" office:value="6.7099999999999" calcext:value-type="float">
            <text:p>6,7099999999999</text:p>
          </table:table-cell>
          <table:table-cell table:formula="of:=[.B672]+([.E672]*([.A673]-[.A672]))" office:value-type="float" office:value="0.941441425869201" calcext:value-type="float">
            <text:p>0,941441425869201</text:p>
          </table:table-cell>
          <table:table-cell table:formula="of:=-[.$H$4]*[.B673]" office:value-type="float" office:value="-0.470720712934601" calcext:value-type="float">
            <text:p>-0,470720712934601</text:p>
          </table:table-cell>
          <table:table-cell table:formula="of:=[.C673]/[.$H$2]" office:value-type="float" office:value="-0.941441425869201" calcext:value-type="float">
            <text:p>-0,941441425869201</text:p>
          </table:table-cell>
          <table:table-cell table:formula="of:=[.E672]+([.D672]*([.A673]-[.A672]))" office:value-type="float" office:value="-0.427886511970792" calcext:value-type="float">
            <text:p>-0,427886511970792</text:p>
          </table:table-cell>
          <table:table-cell table:number-columns-repeated="3"/>
        </table:table-row>
        <table:table-row table:style-name="ro1">
          <table:table-cell table:formula="of:=[.A673]+0.01" office:value-type="float" office:value="6.7199999999999" calcext:value-type="float">
            <text:p>6,7199999999999</text:p>
          </table:table-cell>
          <table:table-cell table:formula="of:=[.B673]+([.E673]*([.A674]-[.A673]))" office:value-type="float" office:value="0.937162560749493" calcext:value-type="float">
            <text:p>0,937162560749493</text:p>
          </table:table-cell>
          <table:table-cell table:formula="of:=-[.$H$4]*[.B674]" office:value-type="float" office:value="-0.468581280374747" calcext:value-type="float">
            <text:p>-0,468581280374747</text:p>
          </table:table-cell>
          <table:table-cell table:formula="of:=[.C674]/[.$H$2]" office:value-type="float" office:value="-0.937162560749493" calcext:value-type="float">
            <text:p>-0,937162560749493</text:p>
          </table:table-cell>
          <table:table-cell table:formula="of:=[.E673]+([.D673]*([.A674]-[.A673]))" office:value-type="float" office:value="-0.437300926229484" calcext:value-type="float">
            <text:p>-0,437300926229484</text:p>
          </table:table-cell>
          <table:table-cell table:number-columns-repeated="3"/>
        </table:table-row>
        <table:table-row table:style-name="ro1">
          <table:table-cell table:formula="of:=[.A674]+0.01" office:value-type="float" office:value="6.7299999999999" calcext:value-type="float">
            <text:p>6,7299999999999</text:p>
          </table:table-cell>
          <table:table-cell table:formula="of:=[.B674]+([.E674]*([.A675]-[.A674]))" office:value-type="float" office:value="0.932789551487199" calcext:value-type="float">
            <text:p>0,932789551487199</text:p>
          </table:table-cell>
          <table:table-cell table:formula="of:=-[.$H$4]*[.B675]" office:value-type="float" office:value="-0.466394775743599" calcext:value-type="float">
            <text:p>-0,466394775743599</text:p>
          </table:table-cell>
          <table:table-cell table:formula="of:=[.C675]/[.$H$2]" office:value-type="float" office:value="-0.932789551487199" calcext:value-type="float">
            <text:p>-0,932789551487199</text:p>
          </table:table-cell>
          <table:table-cell table:formula="of:=[.E674]+([.D674]*([.A675]-[.A674]))" office:value-type="float" office:value="-0.446672551836979" calcext:value-type="float">
            <text:p>-0,446672551836979</text:p>
          </table:table-cell>
          <table:table-cell table:number-columns-repeated="3"/>
        </table:table-row>
        <table:table-row table:style-name="ro1">
          <table:table-cell table:formula="of:=[.A675]+0.01" office:value-type="float" office:value="6.7399999999999" calcext:value-type="float">
            <text:p>6,7399999999999</text:p>
          </table:table-cell>
          <table:table-cell table:formula="of:=[.B675]+([.E675]*([.A676]-[.A675]))" office:value-type="float" office:value="0.928322825968829" calcext:value-type="float">
            <text:p>0,928322825968829</text:p>
          </table:table-cell>
          <table:table-cell table:formula="of:=-[.$H$4]*[.B676]" office:value-type="float" office:value="-0.464161412984415" calcext:value-type="float">
            <text:p>-0,464161412984415</text:p>
          </table:table-cell>
          <table:table-cell table:formula="of:=[.C676]/[.$H$2]" office:value-type="float" office:value="-0.928322825968829" calcext:value-type="float">
            <text:p>-0,928322825968829</text:p>
          </table:table-cell>
          <table:table-cell table:formula="of:=[.E675]+([.D675]*([.A676]-[.A675]))" office:value-type="float" office:value="-0.45600044735185" calcext:value-type="float">
            <text:p>-0,45600044735185</text:p>
          </table:table-cell>
          <table:table-cell table:number-columns-repeated="3"/>
        </table:table-row>
        <table:table-row table:style-name="ro1">
          <table:table-cell table:formula="of:=[.A676]+0.01" office:value-type="float" office:value="6.7499999999999" calcext:value-type="float">
            <text:p>6,7499999999999</text:p>
          </table:table-cell>
          <table:table-cell table:formula="of:=[.B676]+([.E676]*([.A677]-[.A676]))" office:value-type="float" office:value="0.923762821495311" calcext:value-type="float">
            <text:p>0,923762821495311</text:p>
          </table:table-cell>
          <table:table-cell table:formula="of:=-[.$H$4]*[.B677]" office:value-type="float" office:value="-0.461881410747655" calcext:value-type="float">
            <text:p>-0,461881410747655</text:p>
          </table:table-cell>
          <table:table-cell table:formula="of:=[.C677]/[.$H$2]" office:value-type="float" office:value="-0.923762821495311" calcext:value-type="float">
            <text:p>-0,923762821495311</text:p>
          </table:table-cell>
          <table:table-cell table:formula="of:=[.E676]+([.D676]*([.A677]-[.A676]))" office:value-type="float" office:value="-0.465283675611539" calcext:value-type="float">
            <text:p>-0,465283675611539</text:p>
          </table:table-cell>
          <table:table-cell table:number-columns-repeated="3"/>
        </table:table-row>
        <table:table-row table:style-name="ro1">
          <table:table-cell table:formula="of:=[.A677]+0.01" office:value-type="float" office:value="6.7599999999999" calcext:value-type="float">
            <text:p>6,7599999999999</text:p>
          </table:table-cell>
          <table:table-cell table:formula="of:=[.B677]+([.E677]*([.A678]-[.A677]))" office:value-type="float" office:value="0.919109984739195" calcext:value-type="float">
            <text:p>0,919109984739195</text:p>
          </table:table-cell>
          <table:table-cell table:formula="of:=-[.$H$4]*[.B678]" office:value-type="float" office:value="-0.459554992369598" calcext:value-type="float">
            <text:p>-0,459554992369598</text:p>
          </table:table-cell>
          <table:table-cell table:formula="of:=[.C678]/[.$H$2]" office:value-type="float" office:value="-0.919109984739195" calcext:value-type="float">
            <text:p>-0,919109984739195</text:p>
          </table:table-cell>
          <table:table-cell table:formula="of:=[.E677]+([.D677]*([.A678]-[.A677]))" office:value-type="float" office:value="-0.474521303826491" calcext:value-type="float">
            <text:p>-0,474521303826491</text:p>
          </table:table-cell>
          <table:table-cell table:number-columns-repeated="3"/>
        </table:table-row>
        <table:table-row table:style-name="ro1">
          <table:table-cell table:formula="of:=[.A678]+0.01" office:value-type="float" office:value="6.7699999999999" calcext:value-type="float">
            <text:p>6,7699999999999</text:p>
          </table:table-cell>
          <table:table-cell table:formula="of:=[.B678]+([.E678]*([.A679]-[.A678]))" office:value-type="float" office:value="0.91436477170093" calcext:value-type="float">
            <text:p>0,91436477170093</text:p>
          </table:table-cell>
          <table:table-cell table:formula="of:=-[.$H$4]*[.B679]" office:value-type="float" office:value="-0.457182385850465" calcext:value-type="float">
            <text:p>-0,457182385850465</text:p>
          </table:table-cell>
          <table:table-cell table:formula="of:=[.C679]/[.$H$2]" office:value-type="float" office:value="-0.91436477170093" calcext:value-type="float">
            <text:p>-0,91436477170093</text:p>
          </table:table-cell>
          <table:table-cell table:formula="of:=[.E678]+([.D678]*([.A679]-[.A678]))" office:value-type="float" office:value="-0.483712403673883" calcext:value-type="float">
            <text:p>-0,483712403673883</text:p>
          </table:table-cell>
          <table:table-cell table:number-columns-repeated="3"/>
        </table:table-row>
        <table:table-row table:style-name="ro1">
          <table:table-cell table:formula="of:=[.A679]+0.01" office:value-type="float" office:value="6.7799999999999" calcext:value-type="float">
            <text:p>6,7799999999999</text:p>
          </table:table-cell>
          <table:table-cell table:formula="of:=[.B679]+([.E679]*([.A680]-[.A679]))" office:value-type="float" office:value="0.909527647664192" calcext:value-type="float">
            <text:p>0,909527647664192</text:p>
          </table:table-cell>
          <table:table-cell table:formula="of:=-[.$H$4]*[.B680]" office:value-type="float" office:value="-0.454763823832096" calcext:value-type="float">
            <text:p>-0,454763823832096</text:p>
          </table:table-cell>
          <table:table-cell table:formula="of:=[.C680]/[.$H$2]" office:value-type="float" office:value="-0.909527647664192" calcext:value-type="float">
            <text:p>-0,909527647664192</text:p>
          </table:table-cell>
          <table:table-cell table:formula="of:=[.E679]+([.D679]*([.A680]-[.A679]))" office:value-type="float" office:value="-0.492856051390892" calcext:value-type="float">
            <text:p>-0,492856051390892</text:p>
          </table:table-cell>
          <table:table-cell table:number-columns-repeated="3"/>
        </table:table-row>
        <table:table-row table:style-name="ro1">
          <table:table-cell table:formula="of:=[.A680]+0.01" office:value-type="float" office:value="6.7899999999999" calcext:value-type="float">
            <text:p>6,7899999999999</text:p>
          </table:table-cell>
          <table:table-cell table:formula="of:=[.B680]+([.E680]*([.A681]-[.A680]))" office:value-type="float" office:value="0.904599087150283" calcext:value-type="float">
            <text:p>0,904599087150283</text:p>
          </table:table-cell>
          <table:table-cell table:formula="of:=-[.$H$4]*[.B681]" office:value-type="float" office:value="-0.452299543575141" calcext:value-type="float">
            <text:p>-0,452299543575141</text:p>
          </table:table-cell>
          <table:table-cell table:formula="of:=[.C681]/[.$H$2]" office:value-type="float" office:value="-0.904599087150283" calcext:value-type="float">
            <text:p>-0,904599087150283</text:p>
          </table:table-cell>
          <table:table-cell table:formula="of:=[.E680]+([.D680]*([.A681]-[.A680]))" office:value-type="float" office:value="-0.501951327867534" calcext:value-type="float">
            <text:p>-0,501951327867534</text:p>
          </table:table-cell>
          <table:table-cell table:number-columns-repeated="3"/>
        </table:table-row>
        <table:table-row table:style-name="ro1">
          <table:table-cell table:formula="of:=[.A681]+0.01" office:value-type="float" office:value="6.7999999999999" calcext:value-type="float">
            <text:p>6,7999999999999</text:p>
          </table:table-cell>
          <table:table-cell table:formula="of:=[.B681]+([.E681]*([.A682]-[.A681]))" office:value-type="float" office:value="0.899579573871608" calcext:value-type="float">
            <text:p>0,899579573871608</text:p>
          </table:table-cell>
          <table:table-cell table:formula="of:=-[.$H$4]*[.B682]" office:value-type="float" office:value="-0.449789786935804" calcext:value-type="float">
            <text:p>-0,449789786935804</text:p>
          </table:table-cell>
          <table:table-cell table:formula="of:=[.C682]/[.$H$2]" office:value-type="float" office:value="-0.899579573871608" calcext:value-type="float">
            <text:p>-0,899579573871608</text:p>
          </table:table-cell>
          <table:table-cell table:formula="of:=[.E681]+([.D681]*([.A682]-[.A681]))" office:value-type="float" office:value="-0.510997318739037" calcext:value-type="float">
            <text:p>-0,510997318739037</text:p>
          </table:table-cell>
          <table:table-cell table:number-columns-repeated="3"/>
        </table:table-row>
        <table:table-row table:style-name="ro1">
          <table:table-cell table:formula="of:=[.A682]+0.01" office:value-type="float" office:value="6.8099999999999" calcext:value-type="float">
            <text:p>6,8099999999999</text:p>
          </table:table-cell>
          <table:table-cell table:formula="of:=[.B682]+([.E682]*([.A683]-[.A682]))" office:value-type="float" office:value="0.894469600684217" calcext:value-type="float">
            <text:p>0,894469600684217</text:p>
          </table:table-cell>
          <table:table-cell table:formula="of:=-[.$H$4]*[.B683]" office:value-type="float" office:value="-0.447234800342109" calcext:value-type="float">
            <text:p>-0,447234800342109</text:p>
          </table:table-cell>
          <table:table-cell table:formula="of:=[.C683]/[.$H$2]" office:value-type="float" office:value="-0.894469600684217" calcext:value-type="float">
            <text:p>-0,894469600684217</text:p>
          </table:table-cell>
          <table:table-cell table:formula="of:=[.E682]+([.D682]*([.A683]-[.A682]))" office:value-type="float" office:value="-0.519993114477753" calcext:value-type="float">
            <text:p>-0,519993114477753</text:p>
          </table:table-cell>
          <table:table-cell table:number-columns-repeated="3"/>
        </table:table-row>
        <table:table-row table:style-name="ro1">
          <table:table-cell table:formula="of:=[.A683]+0.01" office:value-type="float" office:value="6.8199999999999" calcext:value-type="float">
            <text:p>6,8199999999999</text:p>
          </table:table-cell>
          <table:table-cell table:formula="of:=[.B683]+([.E683]*([.A684]-[.A683]))" office:value-type="float" office:value="0.88926966953944" calcext:value-type="float">
            <text:p>0,88926966953944</text:p>
          </table:table-cell>
          <table:table-cell table:formula="of:=-[.$H$4]*[.B684]" office:value-type="float" office:value="-0.44463483476972" calcext:value-type="float">
            <text:p>-0,44463483476972</text:p>
          </table:table-cell>
          <table:table-cell table:formula="of:=[.C684]/[.$H$2]" office:value-type="float" office:value="-0.88926966953944" calcext:value-type="float">
            <text:p>-0,88926966953944</text:p>
          </table:table-cell>
          <table:table-cell table:formula="of:=[.E683]+([.D683]*([.A684]-[.A683]))" office:value-type="float" office:value="-0.528937810484595" calcext:value-type="float">
            <text:p>-0,528937810484595</text:p>
          </table:table-cell>
          <table:table-cell table:number-columns-repeated="3"/>
        </table:table-row>
        <table:table-row table:style-name="ro1">
          <table:table-cell table:formula="of:=[.A684]+0.01" office:value-type="float" office:value="6.8299999999999" calcext:value-type="float">
            <text:p>6,8299999999999</text:p>
          </table:table-cell>
          <table:table-cell table:formula="of:=[.B684]+([.E684]*([.A685]-[.A684]))" office:value-type="float" office:value="0.883980291434594" calcext:value-type="float">
            <text:p>0,883980291434594</text:p>
          </table:table-cell>
          <table:table-cell table:formula="of:=-[.$H$4]*[.B685]" office:value-type="float" office:value="-0.441990145717297" calcext:value-type="float">
            <text:p>-0,441990145717297</text:p>
          </table:table-cell>
          <table:table-cell table:formula="of:=[.C685]/[.$H$2]" office:value-type="float" office:value="-0.883980291434594" calcext:value-type="float">
            <text:p>-0,883980291434594</text:p>
          </table:table-cell>
          <table:table-cell table:formula="of:=[.E684]+([.D684]*([.A685]-[.A684]))" office:value-type="float" office:value="-0.537830507179989" calcext:value-type="float">
            <text:p>-0,537830507179989</text:p>
          </table:table-cell>
          <table:table-cell table:number-columns-repeated="3"/>
        </table:table-row>
        <table:table-row table:style-name="ro1">
          <table:table-cell table:formula="of:=[.A685]+0.01" office:value-type="float" office:value="6.8399999999999" calcext:value-type="float">
            <text:p>6,8399999999999</text:p>
          </table:table-cell>
          <table:table-cell table:formula="of:=[.B685]+([.E685]*([.A686]-[.A685]))" office:value-type="float" office:value="0.878601986362794" calcext:value-type="float">
            <text:p>0,878601986362794</text:p>
          </table:table-cell>
          <table:table-cell table:formula="of:=-[.$H$4]*[.B686]" office:value-type="float" office:value="-0.439300993181397" calcext:value-type="float">
            <text:p>-0,439300993181397</text:p>
          </table:table-cell>
          <table:table-cell table:formula="of:=[.C686]/[.$H$2]" office:value-type="float" office:value="-0.878601986362794" calcext:value-type="float">
            <text:p>-0,878601986362794</text:p>
          </table:table-cell>
          <table:table-cell table:formula="of:=[.E685]+([.D685]*([.A686]-[.A685]))" office:value-type="float" office:value="-0.546670310094334" calcext:value-type="float">
            <text:p>-0,546670310094334</text:p>
          </table:table-cell>
          <table:table-cell table:number-columns-repeated="3"/>
        </table:table-row>
        <table:table-row table:style-name="ro1">
          <table:table-cell table:formula="of:=[.A686]+0.01" office:value-type="float" office:value="6.8499999999999" calcext:value-type="float">
            <text:p>6,8499999999999</text:p>
          </table:table-cell>
          <table:table-cell table:formula="of:=[.B686]+([.E686]*([.A687]-[.A686]))" office:value-type="float" office:value="0.873135283261851" calcext:value-type="float">
            <text:p>0,873135283261851</text:p>
          </table:table-cell>
          <table:table-cell table:formula="of:=-[.$H$4]*[.B687]" office:value-type="float" office:value="-0.436567641630926" calcext:value-type="float">
            <text:p>-0,436567641630926</text:p>
          </table:table-cell>
          <table:table-cell table:formula="of:=[.C687]/[.$H$2]" office:value-type="float" office:value="-0.873135283261851" calcext:value-type="float">
            <text:p>-0,873135283261851</text:p>
          </table:table-cell>
          <table:table-cell table:formula="of:=[.E686]+([.D686]*([.A687]-[.A686]))" office:value-type="float" office:value="-0.555456329957962" calcext:value-type="float">
            <text:p>-0,555456329957962</text:p>
          </table:table-cell>
          <table:table-cell table:number-columns-repeated="3"/>
        </table:table-row>
        <table:table-row table:style-name="ro1">
          <table:table-cell table:formula="of:=[.A687]+0.01" office:value-type="float" office:value="6.8599999999999" calcext:value-type="float">
            <text:p>6,8599999999999</text:p>
          </table:table-cell>
          <table:table-cell table:formula="of:=[.B687]+([.E687]*([.A688]-[.A687]))" office:value-type="float" office:value="0.867580719962272" calcext:value-type="float">
            <text:p>0,867580719962272</text:p>
          </table:table-cell>
          <table:table-cell table:formula="of:=-[.$H$4]*[.B688]" office:value-type="float" office:value="-0.433790359981136" calcext:value-type="float">
            <text:p>-0,433790359981136</text:p>
          </table:table-cell>
          <table:table-cell table:formula="of:=[.C688]/[.$H$2]" office:value-type="float" office:value="-0.867580719962272" calcext:value-type="float">
            <text:p>-0,867580719962272</text:p>
          </table:table-cell>
          <table:table-cell table:formula="of:=[.E687]+([.D687]*([.A688]-[.A687]))" office:value-type="float" office:value="-0.56418768279058" calcext:value-type="float">
            <text:p>-0,56418768279058</text:p>
          </table:table-cell>
          <table:table-cell table:number-columns-repeated="3"/>
        </table:table-row>
        <table:table-row table:style-name="ro1">
          <table:table-cell table:formula="of:=[.A688]+0.01" office:value-type="float" office:value="6.8699999999999" calcext:value-type="float">
            <text:p>6,8699999999999</text:p>
          </table:table-cell>
          <table:table-cell table:formula="of:=[.B688]+([.E688]*([.A689]-[.A688]))" office:value-type="float" office:value="0.861938843134366" calcext:value-type="float">
            <text:p>0,861938843134366</text:p>
          </table:table-cell>
          <table:table-cell table:formula="of:=-[.$H$4]*[.B689]" office:value-type="float" office:value="-0.430969421567183" calcext:value-type="float">
            <text:p>-0,430969421567183</text:p>
          </table:table-cell>
          <table:table-cell table:formula="of:=[.C689]/[.$H$2]" office:value-type="float" office:value="-0.861938843134366" calcext:value-type="float">
            <text:p>-0,861938843134366</text:p>
          </table:table-cell>
          <table:table-cell table:formula="of:=[.E688]+([.D688]*([.A689]-[.A688]))" office:value-type="float" office:value="-0.572863489990203" calcext:value-type="float">
            <text:p>-0,572863489990203</text:p>
          </table:table-cell>
          <table:table-cell table:number-columns-repeated="3"/>
        </table:table-row>
        <table:table-row table:style-name="ro1">
          <table:table-cell table:formula="of:=[.A689]+0.01" office:value-type="float" office:value="6.8799999999999" calcext:value-type="float">
            <text:p>6,8799999999999</text:p>
          </table:table-cell>
          <table:table-cell table:formula="of:=[.B689]+([.E689]*([.A690]-[.A689]))" office:value-type="float" office:value="0.856210208234464" calcext:value-type="float">
            <text:p>0,856210208234464</text:p>
          </table:table-cell>
          <table:table-cell table:formula="of:=-[.$H$4]*[.B690]" office:value-type="float" office:value="-0.428105104117232" calcext:value-type="float">
            <text:p>-0,428105104117232</text:p>
          </table:table-cell>
          <table:table-cell table:formula="of:=[.C690]/[.$H$2]" office:value-type="float" office:value="-0.856210208234464" calcext:value-type="float">
            <text:p>-0,856210208234464</text:p>
          </table:table-cell>
          <table:table-cell table:formula="of:=[.E689]+([.D689]*([.A690]-[.A689]))" office:value-type="float" office:value="-0.581482878421546" calcext:value-type="float">
            <text:p>-0,581482878421546</text:p>
          </table:table-cell>
          <table:table-cell table:number-columns-repeated="3"/>
        </table:table-row>
        <table:table-row table:style-name="ro1">
          <table:table-cell table:formula="of:=[.A690]+0.01" office:value-type="float" office:value="6.8899999999999" calcext:value-type="float">
            <text:p>6,8899999999999</text:p>
          </table:table-cell>
          <table:table-cell table:formula="of:=[.B690]+([.E690]*([.A691]-[.A690]))" office:value-type="float" office:value="0.850395379450248" calcext:value-type="float">
            <text:p>0,850395379450248</text:p>
          </table:table-cell>
          <table:table-cell table:formula="of:=-[.$H$4]*[.B691]" office:value-type="float" office:value="-0.425197689725124" calcext:value-type="float">
            <text:p>-0,425197689725124</text:p>
          </table:table-cell>
          <table:table-cell table:formula="of:=[.C691]/[.$H$2]" office:value-type="float" office:value="-0.850395379450248" calcext:value-type="float">
            <text:p>-0,850395379450248</text:p>
          </table:table-cell>
          <table:table-cell table:formula="of:=[.E690]+([.D690]*([.A691]-[.A690]))" office:value-type="float" office:value="-0.590044980503891" calcext:value-type="float">
            <text:p>-0,590044980503891</text:p>
          </table:table-cell>
          <table:table-cell table:number-columns-repeated="3"/>
        </table:table-row>
        <table:table-row table:style-name="ro1">
          <table:table-cell table:formula="of:=[.A691]+0.01" office:value-type="float" office:value="6.8999999999999" calcext:value-type="float">
            <text:p>6,8999999999999</text:p>
          </table:table-cell>
          <table:table-cell table:formula="of:=[.B691]+([.E691]*([.A692]-[.A691]))" office:value-type="float" office:value="0.84449492964521" calcext:value-type="float">
            <text:p>0,84449492964521</text:p>
          </table:table-cell>
          <table:table-cell table:formula="of:=-[.$H$4]*[.B692]" office:value-type="float" office:value="-0.422247464822605" calcext:value-type="float">
            <text:p>-0,422247464822605</text:p>
          </table:table-cell>
          <table:table-cell table:formula="of:=[.C692]/[.$H$2]" office:value-type="float" office:value="-0.84449492964521" calcext:value-type="float">
            <text:p>-0,84449492964521</text:p>
          </table:table-cell>
          <table:table-cell table:formula="of:=[.E691]+([.D691]*([.A692]-[.A691]))" office:value-type="float" office:value="-0.598548934298393" calcext:value-type="float">
            <text:p>-0,598548934298393</text:p>
          </table:table-cell>
          <table:table-cell table:number-columns-repeated="3"/>
        </table:table-row>
        <table:table-row table:style-name="ro1">
          <table:table-cell table:formula="of:=[.A692]+0.01" office:value-type="float" office:value="6.9099999999999" calcext:value-type="float">
            <text:p>6,9099999999999</text:p>
          </table:table-cell>
          <table:table-cell table:formula="of:=[.B692]+([.E692]*([.A693]-[.A692]))" office:value-type="float" office:value="0.838509440302226" calcext:value-type="float">
            <text:p>0,838509440302226</text:p>
          </table:table-cell>
          <table:table-cell table:formula="of:=-[.$H$4]*[.B693]" office:value-type="float" office:value="-0.419254720151113" calcext:value-type="float">
            <text:p>-0,419254720151113</text:p>
          </table:table-cell>
          <table:table-cell table:formula="of:=[.C693]/[.$H$2]" office:value-type="float" office:value="-0.838509440302226" calcext:value-type="float">
            <text:p>-0,838509440302226</text:p>
          </table:table-cell>
          <table:table-cell table:formula="of:=[.E692]+([.D692]*([.A693]-[.A692]))" office:value-type="float" office:value="-0.606993883594845" calcext:value-type="float">
            <text:p>-0,606993883594845</text:p>
          </table:table-cell>
          <table:table-cell table:number-columns-repeated="3"/>
        </table:table-row>
        <table:table-row table:style-name="ro1">
          <table:table-cell table:formula="of:=[.A693]+0.01" office:value-type="float" office:value="6.9199999999999" calcext:value-type="float">
            <text:p>6,9199999999999</text:p>
          </table:table-cell>
          <table:table-cell table:formula="of:=[.B693]+([.E693]*([.A694]-[.A693]))" office:value-type="float" office:value="0.832439501466278" calcext:value-type="float">
            <text:p>0,832439501466278</text:p>
          </table:table-cell>
          <table:table-cell table:formula="of:=-[.$H$4]*[.B694]" office:value-type="float" office:value="-0.416219750733139" calcext:value-type="float">
            <text:p>-0,416219750733139</text:p>
          </table:table-cell>
          <table:table-cell table:formula="of:=[.C694]/[.$H$2]" office:value-type="float" office:value="-0.832439501466278" calcext:value-type="float">
            <text:p>-0,832439501466278</text:p>
          </table:table-cell>
          <table:table-cell table:formula="of:=[.E693]+([.D693]*([.A694]-[.A693]))" office:value-type="float" office:value="-0.615378977997867" calcext:value-type="float">
            <text:p>-0,615378977997867</text:p>
          </table:table-cell>
          <table:table-cell table:number-columns-repeated="3"/>
        </table:table-row>
        <table:table-row table:style-name="ro1">
          <table:table-cell table:formula="of:=[.A694]+0.01" office:value-type="float" office:value="6.9299999999999" calcext:value-type="float">
            <text:p>6,9299999999999</text:p>
          </table:table-cell>
          <table:table-cell table:formula="of:=[.B694]+([.E694]*([.A695]-[.A694]))" office:value-type="float" office:value="0.826285711686299" calcext:value-type="float">
            <text:p>0,826285711686299</text:p>
          </table:table-cell>
          <table:table-cell table:formula="of:=-[.$H$4]*[.B695]" office:value-type="float" office:value="-0.41314285584315" calcext:value-type="float">
            <text:p>-0,41314285584315</text:p>
          </table:table-cell>
          <table:table-cell table:formula="of:=[.C695]/[.$H$2]" office:value-type="float" office:value="-0.826285711686299" calcext:value-type="float">
            <text:p>-0,826285711686299</text:p>
          </table:table-cell>
          <table:table-cell table:formula="of:=[.E694]+([.D694]*([.A695]-[.A694]))" office:value-type="float" office:value="-0.62370337301253" calcext:value-type="float">
            <text:p>-0,62370337301253</text:p>
          </table:table-cell>
          <table:table-cell table:number-columns-repeated="3"/>
        </table:table-row>
        <table:table-row table:style-name="ro1">
          <table:table-cell table:formula="of:=[.A695]+0.01" office:value-type="float" office:value="6.9399999999999" calcext:value-type="float">
            <text:p>6,9399999999999</text:p>
          </table:table-cell>
          <table:table-cell table:formula="of:=[.B695]+([.E695]*([.A696]-[.A695]))" office:value-type="float" office:value="0.820048677956174" calcext:value-type="float">
            <text:p>0,820048677956174</text:p>
          </table:table-cell>
          <table:table-cell table:formula="of:=-[.$H$4]*[.B696]" office:value-type="float" office:value="-0.410024338978087" calcext:value-type="float">
            <text:p>-0,410024338978087</text:p>
          </table:table-cell>
          <table:table-cell table:formula="of:=[.C696]/[.$H$2]" office:value-type="float" office:value="-0.820048677956174" calcext:value-type="float">
            <text:p>-0,820048677956174</text:p>
          </table:table-cell>
          <table:table-cell table:formula="of:=[.E695]+([.D695]*([.A696]-[.A695]))" office:value-type="float" office:value="-0.631966230129393" calcext:value-type="float">
            <text:p>-0,631966230129393</text:p>
          </table:table-cell>
          <table:table-cell table:number-columns-repeated="3"/>
        </table:table-row>
        <table:table-row table:style-name="ro1">
          <table:table-cell table:formula="of:=[.A696]+0.01" office:value-type="float" office:value="6.9499999999999" calcext:value-type="float">
            <text:p>6,9499999999999</text:p>
          </table:table-cell>
          <table:table-cell table:formula="of:=[.B696]+([.E696]*([.A697]-[.A696]))" office:value-type="float" office:value="0.81372901565488" calcext:value-type="float">
            <text:p>0,81372901565488</text:p>
          </table:table-cell>
          <table:table-cell table:formula="of:=-[.$H$4]*[.B697]" office:value-type="float" office:value="-0.40686450782744" calcext:value-type="float">
            <text:p>-0,40686450782744</text:p>
          </table:table-cell>
          <table:table-cell table:formula="of:=[.C697]/[.$H$2]" office:value-type="float" office:value="-0.81372901565488" calcext:value-type="float">
            <text:p>-0,81372901565488</text:p>
          </table:table-cell>
          <table:table-cell table:formula="of:=[.E696]+([.D696]*([.A697]-[.A696]))" office:value-type="float" office:value="-0.640166716908954" calcext:value-type="float">
            <text:p>-0,640166716908954</text:p>
          </table:table-cell>
          <table:table-cell table:number-columns-repeated="3"/>
        </table:table-row>
        <table:table-row table:style-name="ro1">
          <table:table-cell table:formula="of:=[.A697]+0.01" office:value-type="float" office:value="6.9599999999999" calcext:value-type="float">
            <text:p>6,9599999999999</text:p>
          </table:table-cell>
          <table:table-cell table:formula="of:=[.B697]+([.E697]*([.A698]-[.A697]))" office:value-type="float" office:value="0.807327348485791" calcext:value-type="float">
            <text:p>0,807327348485791</text:p>
          </table:table-cell>
          <table:table-cell table:formula="of:=-[.$H$4]*[.B698]" office:value-type="float" office:value="-0.403663674242895" calcext:value-type="float">
            <text:p>-0,403663674242895</text:p>
          </table:table-cell>
          <table:table-cell table:formula="of:=[.C698]/[.$H$2]" office:value-type="float" office:value="-0.807327348485791" calcext:value-type="float">
            <text:p>-0,807327348485791</text:p>
          </table:table-cell>
          <table:table-cell table:formula="of:=[.E697]+([.D697]*([.A698]-[.A697]))" office:value-type="float" office:value="-0.648304007065503" calcext:value-type="float">
            <text:p>-0,648304007065503</text:p>
          </table:table-cell>
          <table:table-cell table:number-columns-repeated="3"/>
        </table:table-row>
        <table:table-row table:style-name="ro1">
          <table:table-cell table:formula="of:=[.A698]+0.01" office:value-type="float" office:value="6.9699999999999" calcext:value-type="float">
            <text:p>6,9699999999999</text:p>
          </table:table-cell>
          <table:table-cell table:formula="of:=[.B698]+([.E698]*([.A699]-[.A698]))" office:value-type="float" office:value="0.800844308415136" calcext:value-type="float">
            <text:p>0,800844308415136</text:p>
          </table:table-cell>
          <table:table-cell table:formula="of:=-[.$H$4]*[.B699]" office:value-type="float" office:value="-0.400422154207568" calcext:value-type="float">
            <text:p>-0,400422154207568</text:p>
          </table:table-cell>
          <table:table-cell table:formula="of:=[.C699]/[.$H$2]" office:value-type="float" office:value="-0.800844308415136" calcext:value-type="float">
            <text:p>-0,800844308415136</text:p>
          </table:table-cell>
          <table:table-cell table:formula="of:=[.E698]+([.D698]*([.A699]-[.A698]))" office:value-type="float" office:value="-0.65637728055036" calcext:value-type="float">
            <text:p>-0,65637728055036</text:p>
          </table:table-cell>
          <table:table-cell table:number-columns-repeated="3"/>
        </table:table-row>
        <table:table-row table:style-name="ro1">
          <table:table-cell table:formula="of:=[.A699]+0.01" office:value-type="float" office:value="6.9799999999999" calcext:value-type="float">
            <text:p>6,9799999999999</text:p>
          </table:table-cell>
          <table:table-cell table:formula="of:=[.B699]+([.E699]*([.A700]-[.A699]))" office:value-type="float" office:value="0.794280535609632" calcext:value-type="float">
            <text:p>0,794280535609632</text:p>
          </table:table-cell>
          <table:table-cell table:formula="of:=-[.$H$4]*[.B700]" office:value-type="float" office:value="-0.397140267804816" calcext:value-type="float">
            <text:p>-0,397140267804816</text:p>
          </table:table-cell>
          <table:table-cell table:formula="of:=[.C700]/[.$H$2]" office:value-type="float" office:value="-0.794280535609632" calcext:value-type="float">
            <text:p>-0,794280535609632</text:p>
          </table:table-cell>
          <table:table-cell table:formula="of:=[.E699]+([.D699]*([.A700]-[.A699]))" office:value-type="float" office:value="-0.664385723634512" calcext:value-type="float">
            <text:p>-0,664385723634512</text:p>
          </table:table-cell>
          <table:table-cell table:number-columns-repeated="3"/>
        </table:table-row>
        <table:table-row table:style-name="ro1">
          <table:table-cell table:formula="of:=[.A700]+0.01" office:value-type="float" office:value="6.9899999999999" calcext:value-type="float">
            <text:p>6,9899999999999</text:p>
          </table:table-cell>
          <table:table-cell table:formula="of:=[.B700]+([.E700]*([.A701]-[.A700]))" office:value-type="float" office:value="0.787636678373287" calcext:value-type="float">
            <text:p>0,787636678373287</text:p>
          </table:table-cell>
          <table:table-cell table:formula="of:=-[.$H$4]*[.B701]" office:value-type="float" office:value="-0.393818339186644" calcext:value-type="float">
            <text:p>-0,393818339186644</text:p>
          </table:table-cell>
          <table:table-cell table:formula="of:=[.C701]/[.$H$2]" office:value-type="float" office:value="-0.787636678373287" calcext:value-type="float">
            <text:p>-0,787636678373287</text:p>
          </table:table-cell>
          <table:table-cell table:formula="of:=[.E700]+([.D700]*([.A701]-[.A700]))" office:value-type="float" office:value="-0.672328528990608" calcext:value-type="float">
            <text:p>-0,672328528990608</text:p>
          </table:table-cell>
          <table:table-cell table:number-columns-repeated="3"/>
        </table:table-row>
        <table:table-row table:style-name="ro1">
          <table:table-cell table:formula="of:=[.A701]+0.01" office:value-type="float" office:value="6.9999999999999" calcext:value-type="float">
            <text:p>6,9999999999999</text:p>
          </table:table-cell>
          <table:table-cell table:formula="of:=[.B701]+([.E701]*([.A702]-[.A701]))" office:value-type="float" office:value="0.780913393083381" calcext:value-type="float">
            <text:p>0,780913393083381</text:p>
          </table:table-cell>
          <table:table-cell table:formula="of:=-[.$H$4]*[.B702]" office:value-type="float" office:value="-0.390456696541691" calcext:value-type="float">
            <text:p>-0,390456696541691</text:p>
          </table:table-cell>
          <table:table-cell table:formula="of:=[.C702]/[.$H$2]" office:value-type="float" office:value="-0.780913393083381" calcext:value-type="float">
            <text:p>-0,780913393083381</text:p>
          </table:table-cell>
          <table:table-cell table:formula="of:=[.E701]+([.D701]*([.A702]-[.A701]))" office:value-type="float" office:value="-0.680204895774341" calcext:value-type="float">
            <text:p>-0,680204895774341</text:p>
          </table:table-cell>
          <table:table-cell table:number-columns-repeated="3"/>
        </table:table-row>
        <table:table-row table:style-name="ro1">
          <table:table-cell table:formula="of:=[.A702]+0.01" office:value-type="float" office:value="7.0099999999999" calcext:value-type="float">
            <text:p>7,0099999999999</text:p>
          </table:table-cell>
          <table:table-cell table:formula="of:=[.B702]+([.E702]*([.A703]-[.A702]))" office:value-type="float" office:value="0.774111344125638" calcext:value-type="float">
            <text:p>0,774111344125638</text:p>
          </table:table-cell>
          <table:table-cell table:formula="of:=-[.$H$4]*[.B703]" office:value-type="float" office:value="-0.387055672062819" calcext:value-type="float">
            <text:p>-0,387055672062819</text:p>
          </table:table-cell>
          <table:table-cell table:formula="of:=[.C703]/[.$H$2]" office:value-type="float" office:value="-0.774111344125638" calcext:value-type="float">
            <text:p>-0,774111344125638</text:p>
          </table:table-cell>
          <table:table-cell table:formula="of:=[.E702]+([.D702]*([.A703]-[.A702]))" office:value-type="float" office:value="-0.688014029705174" calcext:value-type="float">
            <text:p>-0,688014029705174</text:p>
          </table:table-cell>
          <table:table-cell table:number-columns-repeated="3"/>
        </table:table-row>
        <table:table-row table:style-name="ro1">
          <table:table-cell table:formula="of:=[.A703]+0.01" office:value-type="float" office:value="7.0199999999999" calcext:value-type="float">
            <text:p>7,0199999999999</text:p>
          </table:table-cell>
          <table:table-cell table:formula="of:=[.B703]+([.E703]*([.A704]-[.A703]))" office:value-type="float" office:value="0.767231203828587" calcext:value-type="float">
            <text:p>0,767231203828587</text:p>
          </table:table-cell>
          <table:table-cell table:formula="of:=-[.$H$4]*[.B704]" office:value-type="float" office:value="-0.383615601914293" calcext:value-type="float">
            <text:p>-0,383615601914293</text:p>
          </table:table-cell>
          <table:table-cell table:formula="of:=[.C704]/[.$H$2]" office:value-type="float" office:value="-0.767231203828587" calcext:value-type="float">
            <text:p>-0,767231203828587</text:p>
          </table:table-cell>
          <table:table-cell table:formula="of:=[.E703]+([.D703]*([.A704]-[.A703]))" office:value-type="float" office:value="-0.69575514314643" calcext:value-type="float">
            <text:p>-0,69575514314643</text:p>
          </table:table-cell>
          <table:table-cell table:number-columns-repeated="3"/>
        </table:table-row>
        <table:table-row table:style-name="ro1">
          <table:table-cell table:formula="of:=[.A704]+0.01" office:value-type="float" office:value="7.02999999999989" calcext:value-type="float">
            <text:p>7,02999999999989</text:p>
          </table:table-cell>
          <table:table-cell table:formula="of:=[.B704]+([.E704]*([.A705]-[.A704]))" office:value-type="float" office:value="0.760273652397122" calcext:value-type="float">
            <text:p>0,760273652397122</text:p>
          </table:table-cell>
          <table:table-cell table:formula="of:=-[.$H$4]*[.B705]" office:value-type="float" office:value="-0.380136826198561" calcext:value-type="float">
            <text:p>-0,380136826198561</text:p>
          </table:table-cell>
          <table:table-cell table:formula="of:=[.C705]/[.$H$2]" office:value-type="float" office:value="-0.760273652397122" calcext:value-type="float">
            <text:p>-0,760273652397122</text:p>
          </table:table-cell>
          <table:table-cell table:formula="of:=[.E704]+([.D704]*([.A705]-[.A704]))" office:value-type="float" office:value="-0.703427455184716" calcext:value-type="float">
            <text:p>-0,703427455184716</text:p>
          </table:table-cell>
          <table:table-cell table:number-columns-repeated="3"/>
        </table:table-row>
        <table:table-row table:style-name="ro1">
          <table:table-cell table:formula="of:=[.A705]+0.01" office:value-type="float" office:value="7.03999999999989" calcext:value-type="float">
            <text:p>7,03999999999989</text:p>
          </table:table-cell>
          <table:table-cell table:formula="of:=[.B705]+([.E705]*([.A706]-[.A705]))" office:value-type="float" office:value="0.753239377845275" calcext:value-type="float">
            <text:p>0,753239377845275</text:p>
          </table:table-cell>
          <table:table-cell table:formula="of:=-[.$H$4]*[.B706]" office:value-type="float" office:value="-0.376619688922638" calcext:value-type="float">
            <text:p>-0,376619688922638</text:p>
          </table:table-cell>
          <table:table-cell table:formula="of:=[.C706]/[.$H$2]" office:value-type="float" office:value="-0.753239377845275" calcext:value-type="float">
            <text:p>-0,753239377845275</text:p>
          </table:table-cell>
          <table:table-cell table:formula="of:=[.E705]+([.D705]*([.A706]-[.A705]))" office:value-type="float" office:value="-0.711030191708687" calcext:value-type="float">
            <text:p>-0,711030191708687</text:p>
          </table:table-cell>
          <table:table-cell table:number-columns-repeated="3"/>
        </table:table-row>
        <table:table-row table:style-name="ro1">
          <table:table-cell table:formula="of:=[.A706]+0.01" office:value-type="float" office:value="7.04999999999989" calcext:value-type="float">
            <text:p>7,04999999999989</text:p>
          </table:table-cell>
          <table:table-cell table:formula="of:=[.B706]+([.E706]*([.A707]-[.A706]))" office:value-type="float" office:value="0.746129075928189" calcext:value-type="float">
            <text:p>0,746129075928189</text:p>
          </table:table-cell>
          <table:table-cell table:formula="of:=-[.$H$4]*[.B707]" office:value-type="float" office:value="-0.373064537964094" calcext:value-type="float">
            <text:p>-0,373064537964094</text:p>
          </table:table-cell>
          <table:table-cell table:formula="of:=[.C707]/[.$H$2]" office:value-type="float" office:value="-0.746129075928189" calcext:value-type="float">
            <text:p>-0,746129075928189</text:p>
          </table:table-cell>
          <table:table-cell table:formula="of:=[.E706]+([.D706]*([.A707]-[.A706]))" office:value-type="float" office:value="-0.71856258548714" calcext:value-type="float">
            <text:p>-0,71856258548714</text:p>
          </table:table-cell>
          <table:table-cell table:number-columns-repeated="3"/>
        </table:table-row>
        <table:table-row table:style-name="ro1">
          <table:table-cell table:formula="of:=[.A707]+0.01" office:value-type="float" office:value="7.05999999999989" calcext:value-type="float">
            <text:p>7,05999999999989</text:p>
          </table:table-cell>
          <table:table-cell table:formula="of:=[.B707]+([.E707]*([.A708]-[.A707]))" office:value-type="float" office:value="0.738943450073317" calcext:value-type="float">
            <text:p>0,738943450073317</text:p>
          </table:table-cell>
          <table:table-cell table:formula="of:=-[.$H$4]*[.B708]" office:value-type="float" office:value="-0.369471725036659" calcext:value-type="float">
            <text:p>-0,369471725036659</text:p>
          </table:table-cell>
          <table:table-cell table:formula="of:=[.C708]/[.$H$2]" office:value-type="float" office:value="-0.738943450073317" calcext:value-type="float">
            <text:p>-0,738943450073317</text:p>
          </table:table-cell>
          <table:table-cell table:formula="of:=[.E707]+([.D707]*([.A708]-[.A707]))" office:value-type="float" office:value="-0.726023876246421" calcext:value-type="float">
            <text:p>-0,726023876246421</text:p>
          </table:table-cell>
          <table:table-cell table:number-columns-repeated="3"/>
        </table:table-row>
        <table:table-row table:style-name="ro1">
          <table:table-cell table:formula="of:=[.A708]+0.01" office:value-type="float" office:value="7.06999999999989" calcext:value-type="float">
            <text:p>7,06999999999989</text:p>
          </table:table-cell>
          <table:table-cell table:formula="of:=[.B708]+([.E708]*([.A709]-[.A708]))" office:value-type="float" office:value="0.731683211310853" calcext:value-type="float">
            <text:p>0,731683211310853</text:p>
          </table:table-cell>
          <table:table-cell table:formula="of:=-[.$H$4]*[.B709]" office:value-type="float" office:value="-0.365841605655427" calcext:value-type="float">
            <text:p>-0,365841605655427</text:p>
          </table:table-cell>
          <table:table-cell table:formula="of:=[.C709]/[.$H$2]" office:value-type="float" office:value="-0.731683211310853" calcext:value-type="float">
            <text:p>-0,731683211310853</text:p>
          </table:table-cell>
          <table:table-cell table:formula="of:=[.E708]+([.D708]*([.A709]-[.A708]))" office:value-type="float" office:value="-0.733413310747154" calcext:value-type="float">
            <text:p>-0,733413310747154</text:p>
          </table:table-cell>
          <table:table-cell table:number-columns-repeated="3"/>
        </table:table-row>
        <table:table-row table:style-name="ro1">
          <table:table-cell table:formula="of:=[.A709]+0.01" office:value-type="float" office:value="7.07999999999989" calcext:value-type="float">
            <text:p>7,07999999999989</text:p>
          </table:table-cell>
          <table:table-cell table:formula="of:=[.B709]+([.E709]*([.A710]-[.A709]))" office:value-type="float" office:value="0.724349078203382" calcext:value-type="float">
            <text:p>0,724349078203382</text:p>
          </table:table-cell>
          <table:table-cell table:formula="of:=-[.$H$4]*[.B710]" office:value-type="float" office:value="-0.362174539101691" calcext:value-type="float">
            <text:p>-0,362174539101691</text:p>
          </table:table-cell>
          <table:table-cell table:formula="of:=[.C710]/[.$H$2]" office:value-type="float" office:value="-0.724349078203382" calcext:value-type="float">
            <text:p>-0,724349078203382</text:p>
          </table:table-cell>
          <table:table-cell table:formula="of:=[.E709]+([.D709]*([.A710]-[.A709]))" office:value-type="float" office:value="-0.740730142860263" calcext:value-type="float">
            <text:p>-0,740730142860263</text:p>
          </table:table-cell>
          <table:table-cell table:number-columns-repeated="3"/>
        </table:table-row>
        <table:table-row table:style-name="ro1">
          <table:table-cell table:formula="of:=[.A710]+0.01" office:value-type="float" office:value="7.08999999999989" calcext:value-type="float">
            <text:p>7,08999999999989</text:p>
          </table:table-cell>
          <table:table-cell table:formula="of:=[.B710]+([.E710]*([.A711]-[.A710]))" office:value-type="float" office:value="0.716941776774779" calcext:value-type="float">
            <text:p>0,716941776774779</text:p>
          </table:table-cell>
          <table:table-cell table:formula="of:=-[.$H$4]*[.B711]" office:value-type="float" office:value="-0.35847088838739" calcext:value-type="float">
            <text:p>-0,35847088838739</text:p>
          </table:table-cell>
          <table:table-cell table:formula="of:=[.C711]/[.$H$2]" office:value-type="float" office:value="-0.716941776774779" calcext:value-type="float">
            <text:p>-0,716941776774779</text:p>
          </table:table-cell>
          <table:table-cell table:formula="of:=[.E710]+([.D710]*([.A711]-[.A710]))" office:value-type="float" office:value="-0.747973633642296" calcext:value-type="float">
            <text:p>-0,747973633642296</text:p>
          </table:table-cell>
          <table:table-cell table:number-columns-repeated="3"/>
        </table:table-row>
        <table:table-row table:style-name="ro1">
          <table:table-cell table:formula="of:=[.A711]+0.01" office:value-type="float" office:value="7.09999999999989" calcext:value-type="float">
            <text:p>7,09999999999989</text:p>
          </table:table-cell>
          <table:table-cell table:formula="of:=[.B711]+([.E711]*([.A712]-[.A711]))" office:value-type="float" office:value="0.709462040438357" calcext:value-type="float">
            <text:p>0,709462040438357</text:p>
          </table:table-cell>
          <table:table-cell table:formula="of:=-[.$H$4]*[.B712]" office:value-type="float" office:value="-0.354731020219178" calcext:value-type="float">
            <text:p>-0,354731020219178</text:p>
          </table:table-cell>
          <table:table-cell table:formula="of:=[.C712]/[.$H$2]" office:value-type="float" office:value="-0.709462040438357" calcext:value-type="float">
            <text:p>-0,709462040438357</text:p>
          </table:table-cell>
          <table:table-cell table:formula="of:=[.E711]+([.D711]*([.A712]-[.A711]))" office:value-type="float" office:value="-0.755143051410044" calcext:value-type="float">
            <text:p>-0,755143051410044</text:p>
          </table:table-cell>
          <table:table-cell table:number-columns-repeated="3"/>
        </table:table-row>
        <table:table-row table:style-name="ro1">
          <table:table-cell table:formula="of:=[.A712]+0.01" office:value-type="float" office:value="7.10999999999989" calcext:value-type="float">
            <text:p>7,10999999999989</text:p>
          </table:table-cell>
          <table:table-cell table:formula="of:=[.B712]+([.E712]*([.A713]-[.A712]))" office:value-type="float" office:value="0.701910609924256" calcext:value-type="float">
            <text:p>0,701910609924256</text:p>
          </table:table-cell>
          <table:table-cell table:formula="of:=-[.$H$4]*[.B713]" office:value-type="float" office:value="-0.350955304962128" calcext:value-type="float">
            <text:p>-0,350955304962128</text:p>
          </table:table-cell>
          <table:table-cell table:formula="of:=[.C713]/[.$H$2]" office:value-type="float" office:value="-0.701910609924256" calcext:value-type="float">
            <text:p>-0,701910609924256</text:p>
          </table:table-cell>
          <table:table-cell table:formula="of:=[.E712]+([.D712]*([.A713]-[.A712]))" office:value-type="float" office:value="-0.762237671814428" calcext:value-type="float">
            <text:p>-0,762237671814428</text:p>
          </table:table-cell>
          <table:table-cell table:number-columns-repeated="3"/>
        </table:table-row>
        <table:table-row table:style-name="ro1">
          <table:table-cell table:formula="of:=[.A713]+0.01" office:value-type="float" office:value="7.11999999999989" calcext:value-type="float">
            <text:p>7,11999999999989</text:p>
          </table:table-cell>
          <table:table-cell table:formula="of:=[.B713]+([.E713]*([.A714]-[.A713]))" office:value-type="float" office:value="0.694288233206112" calcext:value-type="float">
            <text:p>0,694288233206112</text:p>
          </table:table-cell>
          <table:table-cell table:formula="of:=-[.$H$4]*[.B714]" office:value-type="float" office:value="-0.347144116603056" calcext:value-type="float">
            <text:p>-0,347144116603056</text:p>
          </table:table-cell>
          <table:table-cell table:formula="of:=[.C714]/[.$H$2]" office:value-type="float" office:value="-0.694288233206112" calcext:value-type="float">
            <text:p>-0,694288233206112</text:p>
          </table:table-cell>
          <table:table-cell table:formula="of:=[.E713]+([.D713]*([.A714]-[.A713]))" office:value-type="float" office:value="-0.76925677791367" calcext:value-type="float">
            <text:p>-0,76925677791367</text:p>
          </table:table-cell>
          <table:table-cell table:number-columns-repeated="3"/>
        </table:table-row>
        <table:table-row table:style-name="ro1">
          <table:table-cell table:formula="of:=[.A714]+0.01" office:value-type="float" office:value="7.12999999999989" calcext:value-type="float">
            <text:p>7,12999999999989</text:p>
          </table:table-cell>
          <table:table-cell table:formula="of:=[.B714]+([.E714]*([.A715]-[.A714]))" office:value-type="float" office:value="0.686595665426976" calcext:value-type="float">
            <text:p>0,686595665426976</text:p>
          </table:table-cell>
          <table:table-cell table:formula="of:=-[.$H$4]*[.B715]" office:value-type="float" office:value="-0.343297832713488" calcext:value-type="float">
            <text:p>-0,343297832713488</text:p>
          </table:table-cell>
          <table:table-cell table:formula="of:=[.C715]/[.$H$2]" office:value-type="float" office:value="-0.686595665426976" calcext:value-type="float">
            <text:p>-0,686595665426976</text:p>
          </table:table-cell>
          <table:table-cell table:formula="of:=[.E714]+([.D714]*([.A715]-[.A714]))" office:value-type="float" office:value="-0.776199660245731" calcext:value-type="float">
            <text:p>-0,776199660245731</text:p>
          </table:table-cell>
          <table:table-cell table:number-columns-repeated="3"/>
        </table:table-row>
        <table:table-row table:style-name="ro1">
          <table:table-cell table:formula="of:=[.A715]+0.01" office:value-type="float" office:value="7.13999999999989" calcext:value-type="float">
            <text:p>7,13999999999989</text:p>
          </table:table-cell>
          <table:table-cell table:formula="of:=[.B715]+([.E715]*([.A716]-[.A715]))" office:value-type="float" office:value="0.678833668824519" calcext:value-type="float">
            <text:p>0,678833668824519</text:p>
          </table:table-cell>
          <table:table-cell table:formula="of:=-[.$H$4]*[.B716]" office:value-type="float" office:value="-0.339416834412259" calcext:value-type="float">
            <text:p>-0,339416834412259</text:p>
          </table:table-cell>
          <table:table-cell table:formula="of:=[.C716]/[.$H$2]" office:value-type="float" office:value="-0.678833668824519" calcext:value-type="float">
            <text:p>-0,678833668824519</text:p>
          </table:table-cell>
          <table:table-cell table:formula="of:=[.E715]+([.D715]*([.A716]-[.A715]))" office:value-type="float" office:value="-0.7830656169" calcext:value-type="float">
            <text:p>-0,7830656169</text:p>
          </table:table-cell>
          <table:table-cell table:number-columns-repeated="3"/>
        </table:table-row>
        <table:table-row table:style-name="ro1">
          <table:table-cell table:formula="of:=[.A716]+0.01" office:value-type="float" office:value="7.14999999999989" calcext:value-type="float">
            <text:p>7,14999999999989</text:p>
          </table:table-cell>
          <table:table-cell table:formula="of:=[.B716]+([.E716]*([.A717]-[.A716]))" office:value-type="float" office:value="0.671003012655519" calcext:value-type="float">
            <text:p>0,671003012655519</text:p>
          </table:table-cell>
          <table:table-cell table:formula="of:=-[.$H$4]*[.B717]" office:value-type="float" office:value="-0.335501506327759" calcext:value-type="float">
            <text:p>-0,335501506327759</text:p>
          </table:table-cell>
          <table:table-cell table:formula="of:=[.C717]/[.$H$2]" office:value-type="float" office:value="-0.671003012655519" calcext:value-type="float">
            <text:p>-0,671003012655519</text:p>
          </table:table-cell>
          <table:table-cell table:formula="of:=[.E716]+([.D716]*([.A717]-[.A716]))" office:value-type="float" office:value="-0.789853953588245" calcext:value-type="float">
            <text:p>-0,789853953588245</text:p>
          </table:table-cell>
          <table:table-cell table:number-columns-repeated="3"/>
        </table:table-row>
        <table:table-row table:style-name="ro1">
          <table:table-cell table:formula="of:=[.A717]+0.01" office:value-type="float" office:value="7.15999999999989" calcext:value-type="float">
            <text:p>7,15999999999989</text:p>
          </table:table-cell>
          <table:table-cell table:formula="of:=[.B717]+([.E717]*([.A718]-[.A717]))" office:value-type="float" office:value="0.663104473119637" calcext:value-type="float">
            <text:p>0,663104473119637</text:p>
          </table:table-cell>
          <table:table-cell table:formula="of:=-[.$H$4]*[.B718]" office:value-type="float" office:value="-0.331552236559818" calcext:value-type="float">
            <text:p>-0,331552236559818</text:p>
          </table:table-cell>
          <table:table-cell table:formula="of:=[.C718]/[.$H$2]" office:value-type="float" office:value="-0.663104473119637" calcext:value-type="float">
            <text:p>-0,663104473119637</text:p>
          </table:table-cell>
          <table:table-cell table:formula="of:=[.E717]+([.D717]*([.A718]-[.A717]))" office:value-type="float" office:value="-0.7965639837148" calcext:value-type="float">
            <text:p>-0,7965639837148</text:p>
          </table:table-cell>
          <table:table-cell table:number-columns-repeated="3"/>
        </table:table-row>
        <table:table-row table:style-name="ro1">
          <table:table-cell table:formula="of:=[.A718]+0.01" office:value-type="float" office:value="7.16999999999989" calcext:value-type="float">
            <text:p>7,16999999999989</text:p>
          </table:table-cell>
          <table:table-cell table:formula="of:=[.B718]+([.E718]*([.A719]-[.A718]))" office:value-type="float" office:value="0.655138833282489" calcext:value-type="float">
            <text:p>0,655138833282489</text:p>
          </table:table-cell>
          <table:table-cell table:formula="of:=-[.$H$4]*[.B719]" office:value-type="float" office:value="-0.327569416641244" calcext:value-type="float">
            <text:p>-0,327569416641244</text:p>
          </table:table-cell>
          <table:table-cell table:formula="of:=[.C719]/[.$H$2]" office:value-type="float" office:value="-0.655138833282489" calcext:value-type="float">
            <text:p>-0,655138833282489</text:p>
          </table:table-cell>
          <table:table-cell table:formula="of:=[.E718]+([.D718]*([.A719]-[.A718]))" office:value-type="float" office:value="-0.803195028445997" calcext:value-type="float">
            <text:p>-0,803195028445997</text:p>
          </table:table-cell>
          <table:table-cell table:number-columns-repeated="3"/>
        </table:table-row>
        <table:table-row table:style-name="ro1">
          <table:table-cell table:formula="of:=[.A719]+0.01" office:value-type="float" office:value="7.17999999999989" calcext:value-type="float">
            <text:p>7,17999999999989</text:p>
          </table:table-cell>
          <table:table-cell table:formula="of:=[.B719]+([.E719]*([.A720]-[.A719]))" office:value-type="float" office:value="0.647106882998029" calcext:value-type="float">
            <text:p>0,647106882998029</text:p>
          </table:table-cell>
          <table:table-cell table:formula="of:=-[.$H$4]*[.B720]" office:value-type="float" office:value="-0.323553441499014" calcext:value-type="float">
            <text:p>-0,323553441499014</text:p>
          </table:table-cell>
          <table:table-cell table:formula="of:=[.C720]/[.$H$2]" office:value-type="float" office:value="-0.647106882998029" calcext:value-type="float">
            <text:p>-0,647106882998029</text:p>
          </table:table-cell>
          <table:table-cell table:formula="of:=[.E719]+([.D719]*([.A720]-[.A719]))" office:value-type="float" office:value="-0.809746416778821" calcext:value-type="float">
            <text:p>-0,809746416778821</text:p>
          </table:table-cell>
          <table:table-cell table:number-columns-repeated="3"/>
        </table:table-row>
        <table:table-row table:style-name="ro1">
          <table:table-cell table:formula="of:=[.A720]+0.01" office:value-type="float" office:value="7.18999999999989" calcext:value-type="float">
            <text:p>7,18999999999989</text:p>
          </table:table-cell>
          <table:table-cell table:formula="of:=[.B720]+([.E720]*([.A721]-[.A720]))" office:value-type="float" office:value="0.639009418830241" calcext:value-type="float">
            <text:p>0,639009418830241</text:p>
          </table:table-cell>
          <table:table-cell table:formula="of:=-[.$H$4]*[.B721]" office:value-type="float" office:value="-0.31950470941512" calcext:value-type="float">
            <text:p>-0,31950470941512</text:p>
          </table:table-cell>
          <table:table-cell table:formula="of:=[.C721]/[.$H$2]" office:value-type="float" office:value="-0.639009418830241" calcext:value-type="float">
            <text:p>-0,639009418830241</text:p>
          </table:table-cell>
          <table:table-cell table:formula="of:=[.E720]+([.D720]*([.A721]-[.A720]))" office:value-type="float" office:value="-0.816217485608802" calcext:value-type="float">
            <text:p>-0,816217485608802</text:p>
          </table:table-cell>
          <table:table-cell table:number-columns-repeated="3"/>
        </table:table-row>
        <table:table-row table:style-name="ro1">
          <table:table-cell table:formula="of:=[.A721]+0.01" office:value-type="float" office:value="7.19999999999989" calcext:value-type="float">
            <text:p>7,19999999999989</text:p>
          </table:table-cell>
          <table:table-cell table:formula="of:=[.B721]+([.E721]*([.A722]-[.A721]))" office:value-type="float" office:value="0.630847243974153" calcext:value-type="float">
            <text:p>0,630847243974153</text:p>
          </table:table-cell>
          <table:table-cell table:formula="of:=-[.$H$4]*[.B722]" office:value-type="float" office:value="-0.315423621987077" calcext:value-type="float">
            <text:p>-0,315423621987077</text:p>
          </table:table-cell>
          <table:table-cell table:formula="of:=[.C722]/[.$H$2]" office:value-type="float" office:value="-0.630847243974153" calcext:value-type="float">
            <text:p>-0,630847243974153</text:p>
          </table:table-cell>
          <table:table-cell table:formula="of:=[.E721]+([.D721]*([.A722]-[.A721]))" office:value-type="float" office:value="-0.822607579797104" calcext:value-type="float">
            <text:p>-0,822607579797104</text:p>
          </table:table-cell>
          <table:table-cell table:number-columns-repeated="3"/>
        </table:table-row>
        <table:table-row table:style-name="ro1">
          <table:table-cell table:formula="of:=[.A722]+0.01" office:value-type="float" office:value="7.20999999999989" calcext:value-type="float">
            <text:p>7,20999999999989</text:p>
          </table:table-cell>
          <table:table-cell table:formula="of:=[.B722]+([.E722]*([.A723]-[.A722]))" office:value-type="float" office:value="0.622621168176182" calcext:value-type="float">
            <text:p>0,622621168176182</text:p>
          </table:table-cell>
          <table:table-cell table:formula="of:=-[.$H$4]*[.B723]" office:value-type="float" office:value="-0.311310584088091" calcext:value-type="float">
            <text:p>-0,311310584088091</text:p>
          </table:table-cell>
          <table:table-cell table:formula="of:=[.C723]/[.$H$2]" office:value-type="float" office:value="-0.622621168176182" calcext:value-type="float">
            <text:p>-0,622621168176182</text:p>
          </table:table-cell>
          <table:table-cell table:formula="of:=[.E722]+([.D722]*([.A723]-[.A722]))" office:value-type="float" office:value="-0.828916052236845" calcext:value-type="float">
            <text:p>-0,828916052236845</text:p>
          </table:table-cell>
          <table:table-cell table:number-columns-repeated="3"/>
        </table:table-row>
        <table:table-row table:style-name="ro1">
          <table:table-cell table:formula="of:=[.A723]+0.01" office:value-type="float" office:value="7.21999999999989" calcext:value-type="float">
            <text:p>7,21999999999989</text:p>
          </table:table-cell>
          <table:table-cell table:formula="of:=[.B723]+([.E723]*([.A724]-[.A723]))" office:value-type="float" office:value="0.614332007653814" calcext:value-type="float">
            <text:p>0,614332007653814</text:p>
          </table:table-cell>
          <table:table-cell table:formula="of:=-[.$H$4]*[.B724]" office:value-type="float" office:value="-0.307166003826907" calcext:value-type="float">
            <text:p>-0,307166003826907</text:p>
          </table:table-cell>
          <table:table-cell table:formula="of:=[.C724]/[.$H$2]" office:value-type="float" office:value="-0.614332007653814" calcext:value-type="float">
            <text:p>-0,614332007653814</text:p>
          </table:table-cell>
          <table:table-cell table:formula="of:=[.E723]+([.D723]*([.A724]-[.A723]))" office:value-type="float" office:value="-0.835142263918607" calcext:value-type="float">
            <text:p>-0,835142263918607</text:p>
          </table:table-cell>
          <table:table-cell table:number-columns-repeated="3"/>
        </table:table-row>
        <table:table-row table:style-name="ro1">
          <table:table-cell table:formula="of:=[.A724]+0.01" office:value-type="float" office:value="7.22999999999989" calcext:value-type="float">
            <text:p>7,22999999999989</text:p>
          </table:table-cell>
          <table:table-cell table:formula="of:=[.B724]+([.E724]*([.A725]-[.A724]))" office:value-type="float" office:value="0.605980585014628" calcext:value-type="float">
            <text:p>0,605980585014628</text:p>
          </table:table-cell>
          <table:table-cell table:formula="of:=-[.$H$4]*[.B725]" office:value-type="float" office:value="-0.302990292507314" calcext:value-type="float">
            <text:p>-0,302990292507314</text:p>
          </table:table-cell>
          <table:table-cell table:formula="of:=[.C725]/[.$H$2]" office:value-type="float" office:value="-0.605980585014628" calcext:value-type="float">
            <text:p>-0,605980585014628</text:p>
          </table:table-cell>
          <table:table-cell table:formula="of:=[.E724]+([.D724]*([.A725]-[.A724]))" office:value-type="float" office:value="-0.841285583995145" calcext:value-type="float">
            <text:p>-0,841285583995145</text:p>
          </table:table-cell>
          <table:table-cell table:number-columns-repeated="3"/>
        </table:table-row>
        <table:table-row table:style-name="ro1">
          <table:table-cell table:formula="of:=[.A725]+0.01" office:value-type="float" office:value="7.23999999999989" calcext:value-type="float">
            <text:p>7,23999999999989</text:p>
          </table:table-cell>
          <table:table-cell table:formula="of:=[.B725]+([.E725]*([.A726]-[.A725]))" office:value-type="float" office:value="0.597567729174677" calcext:value-type="float">
            <text:p>0,597567729174677</text:p>
          </table:table-cell>
          <table:table-cell table:formula="of:=-[.$H$4]*[.B726]" office:value-type="float" office:value="-0.298783864587338" calcext:value-type="float">
            <text:p>-0,298783864587338</text:p>
          </table:table-cell>
          <table:table-cell table:formula="of:=[.C726]/[.$H$2]" office:value-type="float" office:value="-0.597567729174677" calcext:value-type="float">
            <text:p>-0,597567729174677</text:p>
          </table:table-cell>
          <table:table-cell table:formula="of:=[.E725]+([.D725]*([.A726]-[.A725]))" office:value-type="float" office:value="-0.847345389845291" calcext:value-type="float">
            <text:p>-0,847345389845291</text:p>
          </table:table-cell>
          <table:table-cell table:number-columns-repeated="3"/>
        </table:table-row>
        <table:table-row table:style-name="ro1">
          <table:table-cell table:formula="of:=[.A726]+0.01" office:value-type="float" office:value="7.24999999999989" calcext:value-type="float">
            <text:p>7,24999999999989</text:p>
          </table:table-cell>
          <table:table-cell table:formula="of:=[.B726]+([.E726]*([.A727]-[.A726]))" office:value-type="float" office:value="0.589094275276224" calcext:value-type="float">
            <text:p>0,589094275276224</text:p>
          </table:table-cell>
          <table:table-cell table:formula="of:=-[.$H$4]*[.B727]" office:value-type="float" office:value="-0.294547137638112" calcext:value-type="float">
            <text:p>-0,294547137638112</text:p>
          </table:table-cell>
          <table:table-cell table:formula="of:=[.C727]/[.$H$2]" office:value-type="float" office:value="-0.589094275276224" calcext:value-type="float">
            <text:p>-0,589094275276224</text:p>
          </table:table-cell>
          <table:table-cell table:formula="of:=[.E726]+([.D726]*([.A727]-[.A726]))" office:value-type="float" office:value="-0.853321067137038" calcext:value-type="float">
            <text:p>-0,853321067137038</text:p>
          </table:table-cell>
          <table:table-cell table:number-columns-repeated="3"/>
        </table:table-row>
        <table:table-row table:style-name="ro1">
          <table:table-cell table:formula="of:=[.A727]+0.01" office:value-type="float" office:value="7.25999999999989" calcext:value-type="float">
            <text:p>7,25999999999989</text:p>
          </table:table-cell>
          <table:table-cell table:formula="of:=[.B727]+([.E727]*([.A728]-[.A727]))" office:value-type="float" office:value="0.580561064604854" calcext:value-type="float">
            <text:p>0,580561064604854</text:p>
          </table:table-cell>
          <table:table-cell table:formula="of:=-[.$H$4]*[.B728]" office:value-type="float" office:value="-0.290280532302427" calcext:value-type="float">
            <text:p>-0,290280532302427</text:p>
          </table:table-cell>
          <table:table-cell table:formula="of:=[.C728]/[.$H$2]" office:value-type="float" office:value="-0.580561064604854" calcext:value-type="float">
            <text:p>-0,580561064604854</text:p>
          </table:table-cell>
          <table:table-cell table:formula="of:=[.E727]+([.D727]*([.A728]-[.A727]))" office:value-type="float" office:value="-0.8592120098898" calcext:value-type="float">
            <text:p>-0,8592120098898</text:p>
          </table:table-cell>
          <table:table-cell table:number-columns-repeated="3"/>
        </table:table-row>
        <table:table-row table:style-name="ro1">
          <table:table-cell table:formula="of:=[.A728]+0.01" office:value-type="float" office:value="7.26999999999989" calcext:value-type="float">
            <text:p>7,26999999999989</text:p>
          </table:table-cell>
          <table:table-cell table:formula="of:=[.B728]+([.E728]*([.A729]-[.A728]))" office:value-type="float" office:value="0.571968944505956" calcext:value-type="float">
            <text:p>0,571968944505956</text:p>
          </table:table-cell>
          <table:table-cell table:formula="of:=-[.$H$4]*[.B729]" office:value-type="float" office:value="-0.285984472252978" calcext:value-type="float">
            <text:p>-0,285984472252978</text:p>
          </table:table-cell>
          <table:table-cell table:formula="of:=[.C729]/[.$H$2]" office:value-type="float" office:value="-0.571968944505956" calcext:value-type="float">
            <text:p>-0,571968944505956</text:p>
          </table:table-cell>
          <table:table-cell table:formula="of:=[.E728]+([.D728]*([.A729]-[.A728]))" office:value-type="float" office:value="-0.865017620535849" calcext:value-type="float">
            <text:p>-0,865017620535849</text:p>
          </table:table-cell>
          <table:table-cell table:number-columns-repeated="3"/>
        </table:table-row>
        <table:table-row table:style-name="ro1">
          <table:table-cell table:formula="of:=[.A729]+0.01" office:value-type="float" office:value="7.27999999999989" calcext:value-type="float">
            <text:p>7,27999999999989</text:p>
          </table:table-cell>
          <table:table-cell table:formula="of:=[.B729]+([.E729]*([.A730]-[.A729]))" office:value-type="float" office:value="0.563318768300598" calcext:value-type="float">
            <text:p>0,563318768300598</text:p>
          </table:table-cell>
          <table:table-cell table:formula="of:=-[.$H$4]*[.B730]" office:value-type="float" office:value="-0.281659384150299" calcext:value-type="float">
            <text:p>-0,281659384150299</text:p>
          </table:table-cell>
          <table:table-cell table:formula="of:=[.C730]/[.$H$2]" office:value-type="float" office:value="-0.563318768300598" calcext:value-type="float">
            <text:p>-0,563318768300598</text:p>
          </table:table-cell>
          <table:table-cell table:formula="of:=[.E729]+([.D729]*([.A730]-[.A729]))" office:value-type="float" office:value="-0.870737309980908" calcext:value-type="float">
            <text:p>-0,870737309980908</text:p>
          </table:table-cell>
          <table:table-cell table:number-columns-repeated="3"/>
        </table:table-row>
        <table:table-row table:style-name="ro1">
          <table:table-cell table:formula="of:=[.A730]+0.01" office:value-type="float" office:value="7.28999999999989" calcext:value-type="float">
            <text:p>7,28999999999989</text:p>
          </table:table-cell>
          <table:table-cell table:formula="of:=[.B730]+([.E730]*([.A731]-[.A730]))" office:value-type="float" office:value="0.554611395200789" calcext:value-type="float">
            <text:p>0,554611395200789</text:p>
          </table:table-cell>
          <table:table-cell table:formula="of:=-[.$H$4]*[.B731]" office:value-type="float" office:value="-0.277305697600394" calcext:value-type="float">
            <text:p>-0,277305697600394</text:p>
          </table:table-cell>
          <table:table-cell table:formula="of:=[.C731]/[.$H$2]" office:value-type="float" office:value="-0.554611395200789" calcext:value-type="float">
            <text:p>-0,554611395200789</text:p>
          </table:table-cell>
          <table:table-cell table:formula="of:=[.E730]+([.D730]*([.A731]-[.A730]))" office:value-type="float" office:value="-0.876370497663914" calcext:value-type="float">
            <text:p>-0,876370497663914</text:p>
          </table:table-cell>
          <table:table-cell table:number-columns-repeated="3"/>
        </table:table-row>
        <table:table-row table:style-name="ro1">
          <table:table-cell table:formula="of:=[.A731]+0.01" office:value-type="float" office:value="7.29999999999989" calcext:value-type="float">
            <text:p>7,29999999999989</text:p>
          </table:table-cell>
          <table:table-cell table:formula="of:=[.B731]+([.E731]*([.A732]-[.A731]))" office:value-type="float" office:value="0.54584769022415" calcext:value-type="float">
            <text:p>0,54584769022415</text:p>
          </table:table-cell>
          <table:table-cell table:formula="of:=-[.$H$4]*[.B732]" office:value-type="float" office:value="-0.272923845112075" calcext:value-type="float">
            <text:p>-0,272923845112075</text:p>
          </table:table-cell>
          <table:table-cell table:formula="of:=[.C732]/[.$H$2]" office:value-type="float" office:value="-0.54584769022415" calcext:value-type="float">
            <text:p>-0,54584769022415</text:p>
          </table:table-cell>
          <table:table-cell table:formula="of:=[.E731]+([.D731]*([.A732]-[.A731]))" office:value-type="float" office:value="-0.881916611615922" calcext:value-type="float">
            <text:p>-0,881916611615922</text:p>
          </table:table-cell>
          <table:table-cell table:number-columns-repeated="3"/>
        </table:table-row>
        <table:table-row table:style-name="ro1">
          <table:table-cell table:formula="of:=[.A732]+0.01" office:value-type="float" office:value="7.30999999999989" calcext:value-type="float">
            <text:p>7,30999999999989</text:p>
          </table:table-cell>
          <table:table-cell table:formula="of:=[.B732]+([.E732]*([.A733]-[.A732]))" office:value-type="float" office:value="0.537028524107991" calcext:value-type="float">
            <text:p>0,537028524107991</text:p>
          </table:table-cell>
          <table:table-cell table:formula="of:=-[.$H$4]*[.B733]" office:value-type="float" office:value="-0.268514262053995" calcext:value-type="float">
            <text:p>-0,268514262053995</text:p>
          </table:table-cell>
          <table:table-cell table:formula="of:=[.C733]/[.$H$2]" office:value-type="float" office:value="-0.537028524107991" calcext:value-type="float">
            <text:p>-0,537028524107991</text:p>
          </table:table-cell>
          <table:table-cell table:formula="of:=[.E732]+([.D732]*([.A733]-[.A732]))" office:value-type="float" office:value="-0.887375088518163" calcext:value-type="float">
            <text:p>-0,887375088518163</text:p>
          </table:table-cell>
          <table:table-cell table:number-columns-repeated="3"/>
        </table:table-row>
        <table:table-row table:style-name="ro1">
          <table:table-cell table:formula="of:=[.A733]+0.01" office:value-type="float" office:value="7.31999999999989" calcext:value-type="float">
            <text:p>7,31999999999989</text:p>
          </table:table-cell>
          <table:table-cell table:formula="of:=[.B733]+([.E733]*([.A734]-[.A733]))" office:value-type="float" office:value="0.528154773222809" calcext:value-type="float">
            <text:p>0,528154773222809</text:p>
          </table:table-cell>
          <table:table-cell table:formula="of:=-[.$H$4]*[.B734]" office:value-type="float" office:value="-0.264077386611405" calcext:value-type="float">
            <text:p>-0,264077386611405</text:p>
          </table:table-cell>
          <table:table-cell table:formula="of:=[.C734]/[.$H$2]" office:value-type="float" office:value="-0.528154773222809" calcext:value-type="float">
            <text:p>-0,528154773222809</text:p>
          </table:table-cell>
          <table:table-cell table:formula="of:=[.E733]+([.D733]*([.A734]-[.A733]))" office:value-type="float" office:value="-0.892745373759243" calcext:value-type="float">
            <text:p>-0,892745373759243</text:p>
          </table:table-cell>
          <table:table-cell table:number-columns-repeated="3"/>
        </table:table-row>
        <table:table-row table:style-name="ro1">
          <table:table-cell table:formula="of:=[.A734]+0.01" office:value-type="float" office:value="7.32999999999989" calcext:value-type="float">
            <text:p>7,32999999999989</text:p>
          </table:table-cell>
          <table:table-cell table:formula="of:=[.B734]+([.E734]*([.A735]-[.A734]))" office:value-type="float" office:value="0.519227319485217" calcext:value-type="float">
            <text:p>0,519227319485217</text:p>
          </table:table-cell>
          <table:table-cell table:formula="of:=-[.$H$4]*[.B735]" office:value-type="float" office:value="-0.259613659742609" calcext:value-type="float">
            <text:p>-0,259613659742609</text:p>
          </table:table-cell>
          <table:table-cell table:formula="of:=[.C735]/[.$H$2]" office:value-type="float" office:value="-0.519227319485217" calcext:value-type="float">
            <text:p>-0,519227319485217</text:p>
          </table:table-cell>
          <table:table-cell table:formula="of:=[.E734]+([.D734]*([.A735]-[.A734]))" office:value-type="float" office:value="-0.898026921491471" calcext:value-type="float">
            <text:p>-0,898026921491471</text:p>
          </table:table-cell>
          <table:table-cell table:number-columns-repeated="3"/>
        </table:table-row>
        <table:table-row table:style-name="ro1">
          <table:table-cell table:formula="of:=[.A735]+0.01" office:value-type="float" office:value="7.33999999999989" calcext:value-type="float">
            <text:p>7,33999999999989</text:p>
          </table:table-cell>
          <table:table-cell table:formula="of:=[.B735]+([.E735]*([.A736]-[.A735]))" office:value-type="float" office:value="0.510247050270303" calcext:value-type="float">
            <text:p>0,510247050270303</text:p>
          </table:table-cell>
          <table:table-cell table:formula="of:=-[.$H$4]*[.B736]" office:value-type="float" office:value="-0.255123525135151" calcext:value-type="float">
            <text:p>-0,255123525135151</text:p>
          </table:table-cell>
          <table:table-cell table:formula="of:=[.C736]/[.$H$2]" office:value-type="float" office:value="-0.510247050270303" calcext:value-type="float">
            <text:p>-0,510247050270303</text:p>
          </table:table-cell>
          <table:table-cell table:formula="of:=[.E735]+([.D735]*([.A736]-[.A735]))" office:value-type="float" office:value="-0.903219194686323" calcext:value-type="float">
            <text:p>-0,903219194686323</text:p>
          </table:table-cell>
          <table:table-cell table:number-columns-repeated="3"/>
        </table:table-row>
        <table:table-row table:style-name="ro1">
          <table:table-cell table:formula="of:=[.A736]+0.01" office:value-type="float" office:value="7.34999999999989" calcext:value-type="float">
            <text:p>7,34999999999989</text:p>
          </table:table-cell>
          <table:table-cell table:formula="of:=[.B736]+([.E736]*([.A737]-[.A736]))" office:value-type="float" office:value="0.50121485832344" calcext:value-type="float">
            <text:p>0,50121485832344</text:p>
          </table:table-cell>
          <table:table-cell table:formula="of:=-[.$H$4]*[.B737]" office:value-type="float" office:value="-0.25060742916172" calcext:value-type="float">
            <text:p>-0,25060742916172</text:p>
          </table:table-cell>
          <table:table-cell table:formula="of:=[.C737]/[.$H$2]" office:value-type="float" office:value="-0.50121485832344" calcext:value-type="float">
            <text:p>-0,50121485832344</text:p>
          </table:table-cell>
          <table:table-cell table:formula="of:=[.E736]+([.D736]*([.A737]-[.A736]))" office:value-type="float" office:value="-0.908321665189026" calcext:value-type="float">
            <text:p>-0,908321665189026</text:p>
          </table:table-cell>
          <table:table-cell table:number-columns-repeated="3"/>
        </table:table-row>
        <table:table-row table:style-name="ro1">
          <table:table-cell table:formula="of:=[.A737]+0.01" office:value-type="float" office:value="7.35999999999989" calcext:value-type="float">
            <text:p>7,35999999999989</text:p>
          </table:table-cell>
          <table:table-cell table:formula="of:=[.B737]+([.E737]*([.A738]-[.A737]))" office:value-type="float" office:value="0.49213164167155" calcext:value-type="float">
            <text:p>0,49213164167155</text:p>
          </table:table-cell>
          <table:table-cell table:formula="of:=-[.$H$4]*[.B738]" office:value-type="float" office:value="-0.246065820835775" calcext:value-type="float">
            <text:p>-0,246065820835775</text:p>
          </table:table-cell>
          <table:table-cell table:formula="of:=[.C738]/[.$H$2]" office:value-type="float" office:value="-0.49213164167155" calcext:value-type="float">
            <text:p>-0,49213164167155</text:p>
          </table:table-cell>
          <table:table-cell table:formula="of:=[.E737]+([.D737]*([.A738]-[.A737]))" office:value-type="float" office:value="-0.91333381377226" calcext:value-type="float">
            <text:p>-0,91333381377226</text:p>
          </table:table-cell>
          <table:table-cell table:number-columns-repeated="3"/>
        </table:table-row>
        <table:table-row table:style-name="ro1">
          <table:table-cell table:formula="of:=[.A738]+0.01" office:value-type="float" office:value="7.36999999999989" calcext:value-type="float">
            <text:p>7,36999999999989</text:p>
          </table:table-cell>
          <table:table-cell table:formula="of:=[.B738]+([.E738]*([.A739]-[.A738]))" office:value-type="float" office:value="0.482998303533827" calcext:value-type="float">
            <text:p>0,482998303533827</text:p>
          </table:table-cell>
          <table:table-cell table:formula="of:=-[.$H$4]*[.B739]" office:value-type="float" office:value="-0.241499151766914" calcext:value-type="float">
            <text:p>-0,241499151766914</text:p>
          </table:table-cell>
          <table:table-cell table:formula="of:=[.C739]/[.$H$2]" office:value-type="float" office:value="-0.482998303533827" calcext:value-type="float">
            <text:p>-0,482998303533827</text:p>
          </table:table-cell>
          <table:table-cell table:formula="of:=[.E738]+([.D738]*([.A739]-[.A738]))" office:value-type="float" office:value="-0.918255130188975" calcext:value-type="float">
            <text:p>-0,918255130188975</text:p>
          </table:table-cell>
          <table:table-cell table:number-columns-repeated="3"/>
        </table:table-row>
        <table:table-row table:style-name="ro1">
          <table:table-cell table:formula="of:=[.A739]+0.01" office:value-type="float" office:value="7.37999999999989" calcext:value-type="float">
            <text:p>7,37999999999989</text:p>
          </table:table-cell>
          <table:table-cell table:formula="of:=[.B739]+([.E739]*([.A740]-[.A739]))" office:value-type="float" office:value="0.473815752231938" calcext:value-type="float">
            <text:p>0,473815752231938</text:p>
          </table:table-cell>
          <table:table-cell table:formula="of:=-[.$H$4]*[.B740]" office:value-type="float" office:value="-0.236907876115969" calcext:value-type="float">
            <text:p>-0,236907876115969</text:p>
          </table:table-cell>
          <table:table-cell table:formula="of:=[.C740]/[.$H$2]" office:value-type="float" office:value="-0.473815752231938" calcext:value-type="float">
            <text:p>-0,473815752231938</text:p>
          </table:table-cell>
          <table:table-cell table:formula="of:=[.E739]+([.D739]*([.A740]-[.A739]))" office:value-type="float" office:value="-0.923085113224314" calcext:value-type="float">
            <text:p>-0,923085113224314</text:p>
          </table:table-cell>
          <table:table-cell table:number-columns-repeated="3"/>
        </table:table-row>
        <table:table-row table:style-name="ro1">
          <table:table-cell table:formula="of:=[.A740]+0.01" office:value-type="float" office:value="7.38999999999989" calcext:value-type="float">
            <text:p>7,38999999999989</text:p>
          </table:table-cell>
          <table:table-cell table:formula="of:=[.B740]+([.E740]*([.A741]-[.A740]))" office:value-type="float" office:value="0.464584901099695" calcext:value-type="float">
            <text:p>0,464584901099695</text:p>
          </table:table-cell>
          <table:table-cell table:formula="of:=-[.$H$4]*[.B741]" office:value-type="float" office:value="-0.232292450549847" calcext:value-type="float">
            <text:p>-0,232292450549847</text:p>
          </table:table-cell>
          <table:table-cell table:formula="of:=[.C741]/[.$H$2]" office:value-type="float" office:value="-0.464584901099695" calcext:value-type="float">
            <text:p>-0,464584901099695</text:p>
          </table:table-cell>
          <table:table-cell table:formula="of:=[.E740]+([.D740]*([.A741]-[.A740]))" office:value-type="float" office:value="-0.927823270746633" calcext:value-type="float">
            <text:p>-0,927823270746633</text:p>
          </table:table-cell>
          <table:table-cell table:number-columns-repeated="3"/>
        </table:table-row>
        <table:table-row table:style-name="ro1">
          <table:table-cell table:formula="of:=[.A741]+0.01" office:value-type="float" office:value="7.39999999999989" calcext:value-type="float">
            <text:p>7,39999999999989</text:p>
          </table:table-cell>
          <table:table-cell table:formula="of:=[.B741]+([.E741]*([.A742]-[.A741]))" office:value-type="float" office:value="0.455306668392229" calcext:value-type="float">
            <text:p>0,455306668392229</text:p>
          </table:table-cell>
          <table:table-cell table:formula="of:=-[.$H$4]*[.B742]" office:value-type="float" office:value="-0.227653334196114" calcext:value-type="float">
            <text:p>-0,227653334196114</text:p>
          </table:table-cell>
          <table:table-cell table:formula="of:=[.C742]/[.$H$2]" office:value-type="float" office:value="-0.455306668392229" calcext:value-type="float">
            <text:p>-0,455306668392229</text:p>
          </table:table-cell>
          <table:table-cell table:formula="of:=[.E741]+([.D741]*([.A742]-[.A741]))" office:value-type="float" office:value="-0.93246911975763" calcext:value-type="float">
            <text:p>-0,93246911975763</text:p>
          </table:table-cell>
          <table:table-cell table:number-columns-repeated="3"/>
        </table:table-row>
        <table:table-row table:style-name="ro1">
          <table:table-cell table:formula="of:=[.A742]+0.01" office:value-type="float" office:value="7.40999999999989" calcext:value-type="float">
            <text:p>7,40999999999989</text:p>
          </table:table-cell>
          <table:table-cell table:formula="of:=[.B742]+([.E742]*([.A743]-[.A742]))" office:value-type="float" office:value="0.445981977194653" calcext:value-type="float">
            <text:p>0,445981977194653</text:p>
          </table:table-cell>
          <table:table-cell table:formula="of:=-[.$H$4]*[.B743]" office:value-type="float" office:value="-0.222990988597326" calcext:value-type="float">
            <text:p>-0,222990988597326</text:p>
          </table:table-cell>
          <table:table-cell table:formula="of:=[.C743]/[.$H$2]" office:value-type="float" office:value="-0.445981977194653" calcext:value-type="float">
            <text:p>-0,445981977194653</text:p>
          </table:table-cell>
          <table:table-cell table:formula="of:=[.E742]+([.D742]*([.A743]-[.A742]))" office:value-type="float" office:value="-0.937022186441552" calcext:value-type="float">
            <text:p>-0,937022186441552</text:p>
          </table:table-cell>
          <table:table-cell table:number-columns-repeated="3"/>
        </table:table-row>
        <table:table-row table:style-name="ro1">
          <table:table-cell table:formula="of:=[.A743]+0.01" office:value-type="float" office:value="7.41999999999989" calcext:value-type="float">
            <text:p>7,41999999999989</text:p>
          </table:table-cell>
          <table:table-cell table:formula="of:=[.B743]+([.E743]*([.A744]-[.A743]))" office:value-type="float" office:value="0.436611755330237" calcext:value-type="float">
            <text:p>0,436611755330237</text:p>
          </table:table-cell>
          <table:table-cell table:formula="of:=-[.$H$4]*[.B744]" office:value-type="float" office:value="-0.218305877665119" calcext:value-type="float">
            <text:p>-0,218305877665119</text:p>
          </table:table-cell>
          <table:table-cell table:formula="of:=[.C744]/[.$H$2]" office:value-type="float" office:value="-0.436611755330237" calcext:value-type="float">
            <text:p>-0,436611755330237</text:p>
          </table:table-cell>
          <table:table-cell table:formula="of:=[.E743]+([.D743]*([.A744]-[.A743]))" office:value-type="float" office:value="-0.941482006213498" calcext:value-type="float">
            <text:p>-0,941482006213498</text:p>
          </table:table-cell>
          <table:table-cell table:number-columns-repeated="3"/>
        </table:table-row>
        <table:table-row table:style-name="ro1">
          <table:table-cell table:formula="of:=[.A744]+0.01" office:value-type="float" office:value="7.42999999999989" calcext:value-type="float">
            <text:p>7,42999999999989</text:p>
          </table:table-cell>
          <table:table-cell table:formula="of:=[.B744]+([.E744]*([.A745]-[.A744]))" office:value-type="float" office:value="0.427196935268102" calcext:value-type="float">
            <text:p>0,427196935268102</text:p>
          </table:table-cell>
          <table:table-cell table:formula="of:=-[.$H$4]*[.B745]" office:value-type="float" office:value="-0.213598467634051" calcext:value-type="float">
            <text:p>-0,213598467634051</text:p>
          </table:table-cell>
          <table:table-cell table:formula="of:=[.C745]/[.$H$2]" office:value-type="float" office:value="-0.427196935268102" calcext:value-type="float">
            <text:p>-0,427196935268102</text:p>
          </table:table-cell>
          <table:table-cell table:formula="of:=[.E744]+([.D744]*([.A745]-[.A744]))" office:value-type="float" office:value="-0.945848123766801" calcext:value-type="float">
            <text:p>-0,945848123766801</text:p>
          </table:table-cell>
          <table:table-cell table:number-columns-repeated="3"/>
        </table:table-row>
        <table:table-row table:style-name="ro1">
          <table:table-cell table:formula="of:=[.A745]+0.01" office:value-type="float" office:value="7.43999999999989" calcext:value-type="float">
            <text:p>7,43999999999989</text:p>
          </table:table-cell>
          <table:table-cell table:formula="of:=[.B745]+([.E745]*([.A746]-[.A745]))" office:value-type="float" office:value="0.417738454030435" calcext:value-type="float">
            <text:p>0,417738454030435</text:p>
          </table:table-cell>
          <table:table-cell table:formula="of:=-[.$H$4]*[.B746]" office:value-type="float" office:value="-0.208869227015217" calcext:value-type="float">
            <text:p>-0,208869227015217</text:p>
          </table:table-cell>
          <table:table-cell table:formula="of:=[.C746]/[.$H$2]" office:value-type="float" office:value="-0.417738454030435" calcext:value-type="float">
            <text:p>-0,417738454030435</text:p>
          </table:table-cell>
          <table:table-cell table:formula="of:=[.E745]+([.D745]*([.A746]-[.A745]))" office:value-type="float" office:value="-0.950120093119481" calcext:value-type="float">
            <text:p>-0,950120093119481</text:p>
          </table:table-cell>
          <table:table-cell table:number-columns-repeated="3"/>
        </table:table-row>
        <table:table-row table:style-name="ro1">
          <table:table-cell table:formula="of:=[.A746]+0.01" office:value-type="float" office:value="7.44999999999989" calcext:value-type="float">
            <text:p>7,44999999999989</text:p>
          </table:table-cell>
          <table:table-cell table:formula="of:=[.B746]+([.E746]*([.A747]-[.A746]))" office:value-type="float" office:value="0.40823725309924" calcext:value-type="float">
            <text:p>0,40823725309924</text:p>
          </table:table-cell>
          <table:table-cell table:formula="of:=-[.$H$4]*[.B747]" office:value-type="float" office:value="-0.20411862654962" calcext:value-type="float">
            <text:p>-0,20411862654962</text:p>
          </table:table-cell>
          <table:table-cell table:formula="of:=[.C747]/[.$H$2]" office:value-type="float" office:value="-0.40823725309924" calcext:value-type="float">
            <text:p>-0,40823725309924</text:p>
          </table:table-cell>
          <table:table-cell table:formula="of:=[.E746]+([.D746]*([.A747]-[.A746]))" office:value-type="float" office:value="-0.954297477659786" calcext:value-type="float">
            <text:p>-0,954297477659786</text:p>
          </table:table-cell>
          <table:table-cell table:number-columns-repeated="3"/>
        </table:table-row>
        <table:table-row table:style-name="ro1">
          <table:table-cell table:formula="of:=[.A747]+0.01" office:value-type="float" office:value="7.45999999999989" calcext:value-type="float">
            <text:p>7,45999999999989</text:p>
          </table:table-cell>
          <table:table-cell table:formula="of:=[.B747]+([.E747]*([.A748]-[.A747]))" office:value-type="float" office:value="0.398694278322642" calcext:value-type="float">
            <text:p>0,398694278322642</text:p>
          </table:table-cell>
          <table:table-cell table:formula="of:=-[.$H$4]*[.B748]" office:value-type="float" office:value="-0.199347139161321" calcext:value-type="float">
            <text:p>-0,199347139161321</text:p>
          </table:table-cell>
          <table:table-cell table:formula="of:=[.C748]/[.$H$2]" office:value-type="float" office:value="-0.398694278322642" calcext:value-type="float">
            <text:p>-0,398694278322642</text:p>
          </table:table-cell>
          <table:table-cell table:formula="of:=[.E747]+([.D747]*([.A748]-[.A747]))" office:value-type="float" office:value="-0.958379850190778" calcext:value-type="float">
            <text:p>-0,958379850190778</text:p>
          </table:table-cell>
          <table:table-cell table:number-columns-repeated="3"/>
        </table:table-row>
        <table:table-row table:style-name="ro1">
          <table:table-cell table:formula="of:=[.A748]+0.01" office:value-type="float" office:value="7.46999999999989" calcext:value-type="float">
            <text:p>7,46999999999989</text:p>
          </table:table-cell>
          <table:table-cell table:formula="of:=[.B748]+([.E748]*([.A749]-[.A748]))" office:value-type="float" office:value="0.389110479820735" calcext:value-type="float">
            <text:p>0,389110479820735</text:p>
          </table:table-cell>
          <table:table-cell table:formula="of:=-[.$H$4]*[.B749]" office:value-type="float" office:value="-0.194555239910367" calcext:value-type="float">
            <text:p>-0,194555239910367</text:p>
          </table:table-cell>
          <table:table-cell table:formula="of:=[.C749]/[.$H$2]" office:value-type="float" office:value="-0.389110479820735" calcext:value-type="float">
            <text:p>-0,389110479820735</text:p>
          </table:table-cell>
          <table:table-cell table:formula="of:=[.E748]+([.D748]*([.A749]-[.A748]))" office:value-type="float" office:value="-0.962366792974004" calcext:value-type="float">
            <text:p>-0,962366792974004</text:p>
          </table:table-cell>
          <table:table-cell table:number-columns-repeated="3"/>
        </table:table-row>
        <table:table-row table:style-name="ro1">
          <table:table-cell table:formula="of:=[.A749]+0.01" office:value-type="float" office:value="7.47999999999989" calcext:value-type="float">
            <text:p>7,47999999999989</text:p>
          </table:table-cell>
          <table:table-cell table:formula="of:=[.B749]+([.E749]*([.A750]-[.A749]))" office:value-type="float" office:value="0.379486811890995" calcext:value-type="float">
            <text:p>0,379486811890995</text:p>
          </table:table-cell>
          <table:table-cell table:formula="of:=-[.$H$4]*[.B750]" office:value-type="float" office:value="-0.189743405945497" calcext:value-type="float">
            <text:p>-0,189743405945497</text:p>
          </table:table-cell>
          <table:table-cell table:formula="of:=[.C750]/[.$H$2]" office:value-type="float" office:value="-0.379486811890995" calcext:value-type="float">
            <text:p>-0,379486811890995</text:p>
          </table:table-cell>
          <table:table-cell table:formula="of:=[.E749]+([.D749]*([.A750]-[.A749]))" office:value-type="float" office:value="-0.966257897772212" calcext:value-type="float">
            <text:p>-0,966257897772212</text:p>
          </table:table-cell>
          <table:table-cell table:number-columns-repeated="3"/>
        </table:table-row>
        <table:table-row table:style-name="ro1">
          <table:table-cell table:formula="of:=[.A750]+0.01" office:value-type="float" office:value="7.48999999999989" calcext:value-type="float">
            <text:p>7,48999999999989</text:p>
          </table:table-cell>
          <table:table-cell table:formula="of:=[.B750]+([.E750]*([.A751]-[.A750]))" office:value-type="float" office:value="0.369824232913273" calcext:value-type="float">
            <text:p>0,369824232913273</text:p>
          </table:table-cell>
          <table:table-cell table:formula="of:=-[.$H$4]*[.B751]" office:value-type="float" office:value="-0.184912116456636" calcext:value-type="float">
            <text:p>-0,184912116456636</text:p>
          </table:table-cell>
          <table:table-cell table:formula="of:=[.C751]/[.$H$2]" office:value-type="float" office:value="-0.369824232913273" calcext:value-type="float">
            <text:p>-0,369824232913273</text:p>
          </table:table-cell>
          <table:table-cell table:formula="of:=[.E750]+([.D750]*([.A751]-[.A750]))" office:value-type="float" office:value="-0.970052765891121" calcext:value-type="float">
            <text:p>-0,970052765891121</text:p>
          </table:table-cell>
          <table:table-cell table:number-columns-repeated="3"/>
        </table:table-row>
        <table:table-row table:style-name="ro1">
          <table:table-cell table:formula="of:=[.A751]+0.01" office:value-type="float" office:value="7.49999999999988" calcext:value-type="float">
            <text:p>7,49999999999988</text:p>
          </table:table-cell>
          <table:table-cell table:formula="of:=[.B751]+([.E751]*([.A752]-[.A751]))" office:value-type="float" office:value="0.360123705254362" calcext:value-type="float">
            <text:p>0,360123705254362</text:p>
          </table:table-cell>
          <table:table-cell table:formula="of:=-[.$H$4]*[.B752]" office:value-type="float" office:value="-0.180061852627181" calcext:value-type="float">
            <text:p>-0,180061852627181</text:p>
          </table:table-cell>
          <table:table-cell table:formula="of:=[.C752]/[.$H$2]" office:value-type="float" office:value="-0.360123705254362" calcext:value-type="float">
            <text:p>-0,360123705254362</text:p>
          </table:table-cell>
          <table:table-cell table:formula="of:=[.E751]+([.D751]*([.A752]-[.A751]))" office:value-type="float" office:value="-0.973751008220254" calcext:value-type="float">
            <text:p>-0,973751008220254</text:p>
          </table:table-cell>
          <table:table-cell table:number-columns-repeated="3"/>
        </table:table-row>
        <table:table-row table:style-name="ro1">
          <table:table-cell table:formula="of:=[.A752]+0.01" office:value-type="float" office:value="7.50999999999988" calcext:value-type="float">
            <text:p>7,50999999999988</text:p>
          </table:table-cell>
          <table:table-cell table:formula="of:=[.B752]+([.E752]*([.A753]-[.A752]))" office:value-type="float" office:value="0.35038619517216" calcext:value-type="float">
            <text:p>0,35038619517216</text:p>
          </table:table-cell>
          <table:table-cell table:formula="of:=-[.$H$4]*[.B753]" office:value-type="float" office:value="-0.17519309758608" calcext:value-type="float">
            <text:p>-0,17519309758608</text:p>
          </table:table-cell>
          <table:table-cell table:formula="of:=[.C753]/[.$H$2]" office:value-type="float" office:value="-0.35038619517216" calcext:value-type="float">
            <text:p>-0,35038619517216</text:p>
          </table:table-cell>
          <table:table-cell table:formula="of:=[.E752]+([.D752]*([.A753]-[.A752]))" office:value-type="float" office:value="-0.977352245272798" calcext:value-type="float">
            <text:p>-0,977352245272798</text:p>
          </table:table-cell>
          <table:table-cell table:number-columns-repeated="3"/>
        </table:table-row>
        <table:table-row table:style-name="ro1">
          <table:table-cell table:formula="of:=[.A753]+0.01" office:value-type="float" office:value="7.51999999999988" calcext:value-type="float">
            <text:p>7,51999999999988</text:p>
          </table:table-cell>
          <table:table-cell table:formula="of:=[.B753]+([.E753]*([.A754]-[.A753]))" office:value-type="float" office:value="0.340612672719432" calcext:value-type="float">
            <text:p>0,340612672719432</text:p>
          </table:table-cell>
          <table:table-cell table:formula="of:=-[.$H$4]*[.B754]" office:value-type="float" office:value="-0.170306336359716" calcext:value-type="float">
            <text:p>-0,170306336359716</text:p>
          </table:table-cell>
          <table:table-cell table:formula="of:=[.C754]/[.$H$2]" office:value-type="float" office:value="-0.340612672719432" calcext:value-type="float">
            <text:p>-0,340612672719432</text:p>
          </table:table-cell>
          <table:table-cell table:formula="of:=[.E753]+([.D753]*([.A754]-[.A753]))" office:value-type="float" office:value="-0.980856107224519" calcext:value-type="float">
            <text:p>-0,980856107224519</text:p>
          </table:table-cell>
          <table:table-cell table:number-columns-repeated="3"/>
        </table:table-row>
        <table:table-row table:style-name="ro1">
          <table:table-cell table:formula="of:=[.A754]+0.01" office:value-type="float" office:value="7.52999999999988" calcext:value-type="float">
            <text:p>7,52999999999988</text:p>
          </table:table-cell>
          <table:table-cell table:formula="of:=[.B754]+([.E754]*([.A755]-[.A754]))" office:value-type="float" office:value="0.330804111647187" calcext:value-type="float">
            <text:p>0,330804111647187</text:p>
          </table:table-cell>
          <table:table-cell table:formula="of:=-[.$H$4]*[.B755]" office:value-type="float" office:value="-0.165402055823593" calcext:value-type="float">
            <text:p>-0,165402055823593</text:p>
          </table:table-cell>
          <table:table-cell table:formula="of:=[.C755]/[.$H$2]" office:value-type="float" office:value="-0.330804111647187" calcext:value-type="float">
            <text:p>-0,330804111647187</text:p>
          </table:table-cell>
          <table:table-cell table:formula="of:=[.E754]+([.D754]*([.A755]-[.A754]))" office:value-type="float" office:value="-0.984262233951713" calcext:value-type="float">
            <text:p>-0,984262233951713</text:p>
          </table:table-cell>
          <table:table-cell table:number-columns-repeated="3"/>
        </table:table-row>
        <table:table-row table:style-name="ro1">
          <table:table-cell table:formula="of:=[.A755]+0.01" office:value-type="float" office:value="7.53999999999988" calcext:value-type="float">
            <text:p>7,53999999999988</text:p>
          </table:table-cell>
          <table:table-cell table:formula="of:=[.B755]+([.E755]*([.A756]-[.A755]))" office:value-type="float" office:value="0.32096148930767" calcext:value-type="float">
            <text:p>0,32096148930767</text:p>
          </table:table-cell>
          <table:table-cell table:formula="of:=-[.$H$4]*[.B756]" office:value-type="float" office:value="-0.160480744653835" calcext:value-type="float">
            <text:p>-0,160480744653835</text:p>
          </table:table-cell>
          <table:table-cell table:formula="of:=[.C756]/[.$H$2]" office:value-type="float" office:value="-0.32096148930767" calcext:value-type="float">
            <text:p>-0,32096148930767</text:p>
          </table:table-cell>
          <table:table-cell table:formula="of:=[.E755]+([.D755]*([.A756]-[.A755]))" office:value-type="float" office:value="-0.987570275068185" calcext:value-type="float">
            <text:p>-0,987570275068185</text:p>
          </table:table-cell>
          <table:table-cell table:number-columns-repeated="3"/>
        </table:table-row>
        <table:table-row table:style-name="ro1">
          <table:table-cell table:formula="of:=[.A756]+0.01" office:value-type="float" office:value="7.54999999999988" calcext:value-type="float">
            <text:p>7,54999999999988</text:p>
          </table:table-cell>
          <table:table-cell table:formula="of:=[.B756]+([.E756]*([.A757]-[.A756]))" office:value-type="float" office:value="0.311085786556988" calcext:value-type="float">
            <text:p>0,311085786556988</text:p>
          </table:table-cell>
          <table:table-cell table:formula="of:=-[.$H$4]*[.B757]" office:value-type="float" office:value="-0.155542893278494" calcext:value-type="float">
            <text:p>-0,155542893278494</text:p>
          </table:table-cell>
          <table:table-cell table:formula="of:=[.C757]/[.$H$2]" office:value-type="float" office:value="-0.311085786556988" calcext:value-type="float">
            <text:p>-0,311085786556988</text:p>
          </table:table-cell>
          <table:table-cell table:formula="of:=[.E756]+([.D756]*([.A757]-[.A756]))" office:value-type="float" office:value="-0.990779889961262" calcext:value-type="float">
            <text:p>-0,990779889961262</text:p>
          </table:table-cell>
          <table:table-cell table:number-columns-repeated="3"/>
        </table:table-row>
        <table:table-row table:style-name="ro1">
          <table:table-cell table:formula="of:=[.A757]+0.01" office:value-type="float" office:value="7.55999999999988" calcext:value-type="float">
            <text:p>7,55999999999988</text:p>
          </table:table-cell>
          <table:table-cell table:formula="of:=[.B757]+([.E757]*([.A758]-[.A757]))" office:value-type="float" office:value="0.301177987657376" calcext:value-type="float">
            <text:p>0,301177987657376</text:p>
          </table:table-cell>
          <table:table-cell table:formula="of:=-[.$H$4]*[.B758]" office:value-type="float" office:value="-0.150588993828688" calcext:value-type="float">
            <text:p>-0,150588993828688</text:p>
          </table:table-cell>
          <table:table-cell table:formula="of:=[.C758]/[.$H$2]" office:value-type="float" office:value="-0.301177987657376" calcext:value-type="float">
            <text:p>-0,301177987657376</text:p>
          </table:table-cell>
          <table:table-cell table:formula="of:=[.E757]+([.D757]*([.A758]-[.A757]))" office:value-type="float" office:value="-0.993890747826832" calcext:value-type="float">
            <text:p>-0,993890747826832</text:p>
          </table:table-cell>
          <table:table-cell table:number-columns-repeated="3"/>
        </table:table-row>
        <table:table-row table:style-name="ro1">
          <table:table-cell table:formula="of:=[.A758]+0.01" office:value-type="float" office:value="7.56999999999988" calcext:value-type="float">
            <text:p>7,56999999999988</text:p>
          </table:table-cell>
          <table:table-cell table:formula="of:=[.B758]+([.E758]*([.A759]-[.A758]))" office:value-type="float" office:value="0.291239080179108" calcext:value-type="float">
            <text:p>0,291239080179108</text:p>
          </table:table-cell>
          <table:table-cell table:formula="of:=-[.$H$4]*[.B759]" office:value-type="float" office:value="-0.145619540089554" calcext:value-type="float">
            <text:p>-0,145619540089554</text:p>
          </table:table-cell>
          <table:table-cell table:formula="of:=[.C759]/[.$H$2]" office:value-type="float" office:value="-0.291239080179108" calcext:value-type="float">
            <text:p>-0,291239080179108</text:p>
          </table:table-cell>
          <table:table-cell table:formula="of:=[.E758]+([.D758]*([.A759]-[.A758]))" office:value-type="float" office:value="-0.996902527703405" calcext:value-type="float">
            <text:p>-0,996902527703405</text:p>
          </table:table-cell>
          <table:table-cell table:number-columns-repeated="3"/>
        </table:table-row>
        <table:table-row table:style-name="ro1">
          <table:table-cell table:formula="of:=[.A759]+0.01" office:value-type="float" office:value="7.57999999999988" calcext:value-type="float">
            <text:p>7,57999999999988</text:p>
          </table:table-cell>
          <table:table-cell table:formula="of:=[.B759]+([.E759]*([.A760]-[.A759]))" office:value-type="float" office:value="0.281270054902074" calcext:value-type="float">
            <text:p>0,281270054902074</text:p>
          </table:table-cell>
          <table:table-cell table:formula="of:=-[.$H$4]*[.B760]" office:value-type="float" office:value="-0.140635027451037" calcext:value-type="float">
            <text:p>-0,140635027451037</text:p>
          </table:table-cell>
          <table:table-cell table:formula="of:=[.C760]/[.$H$2]" office:value-type="float" office:value="-0.281270054902074" calcext:value-type="float">
            <text:p>-0,281270054902074</text:p>
          </table:table-cell>
          <table:table-cell table:formula="of:=[.E759]+([.D759]*([.A760]-[.A759]))" office:value-type="float" office:value="-0.999814918505196" calcext:value-type="float">
            <text:p>-0,999814918505196</text:p>
          </table:table-cell>
          <table:table-cell table:number-columns-repeated="3"/>
        </table:table-row>
        <table:table-row table:style-name="ro1">
          <table:table-cell table:formula="of:=[.A760]+0.01" office:value-type="float" office:value="7.58999999999988" calcext:value-type="float">
            <text:p>7,58999999999988</text:p>
          </table:table-cell>
          <table:table-cell table:formula="of:=[.B760]+([.E760]*([.A761]-[.A760]))" office:value-type="float" office:value="0.271271905717022" calcext:value-type="float">
            <text:p>0,271271905717022</text:p>
          </table:table-cell>
          <table:table-cell table:formula="of:=-[.$H$4]*[.B761]" office:value-type="float" office:value="-0.135635952858511" calcext:value-type="float">
            <text:p>-0,135635952858511</text:p>
          </table:table-cell>
          <table:table-cell table:formula="of:=[.C761]/[.$H$2]" office:value-type="float" office:value="-0.271271905717022" calcext:value-type="float">
            <text:p>-0,271271905717022</text:p>
          </table:table-cell>
          <table:table-cell table:formula="of:=[.E760]+([.D760]*([.A761]-[.A760]))" office:value-type="float" office:value="-1.00262761905422" calcext:value-type="float">
            <text:p>-1,00262761905422</text:p>
          </table:table-cell>
          <table:table-cell table:number-columns-repeated="3"/>
        </table:table-row>
        <table:table-row table:style-name="ro1">
          <table:table-cell table:formula="of:=[.A761]+0.01" office:value-type="float" office:value="7.59999999999988" calcext:value-type="float">
            <text:p>7,59999999999988</text:p>
          </table:table-cell>
          <table:table-cell table:formula="of:=[.B761]+([.E761]*([.A762]-[.A761]))" office:value-type="float" office:value="0.26124562952648" calcext:value-type="float">
            <text:p>0,26124562952648</text:p>
          </table:table-cell>
          <table:table-cell table:formula="of:=-[.$H$4]*[.B762]" office:value-type="float" office:value="-0.13062281476324" calcext:value-type="float">
            <text:p>-0,13062281476324</text:p>
          </table:table-cell>
          <table:table-cell table:formula="of:=[.C762]/[.$H$2]" office:value-type="float" office:value="-0.26124562952648" calcext:value-type="float">
            <text:p>-0,26124562952648</text:p>
          </table:table-cell>
          <table:table-cell table:formula="of:=[.E761]+([.D761]*([.A762]-[.A761]))" office:value-type="float" office:value="-1.00534033811139" calcext:value-type="float">
            <text:p>-1,00534033811139</text:p>
          </table:table-cell>
          <table:table-cell table:number-columns-repeated="3"/>
        </table:table-row>
        <table:table-row table:style-name="ro1">
          <table:table-cell table:formula="of:=[.A762]+0.01" office:value-type="float" office:value="7.60999999999988" calcext:value-type="float">
            <text:p>7,60999999999988</text:p>
          </table:table-cell>
          <table:table-cell table:formula="of:=[.B762]+([.E762]*([.A763]-[.A762]))" office:value-type="float" office:value="0.251192226145367" calcext:value-type="float">
            <text:p>0,251192226145367</text:p>
          </table:table-cell>
          <table:table-cell table:formula="of:=-[.$H$4]*[.B763]" office:value-type="float" office:value="-0.125596113072683" calcext:value-type="float">
            <text:p>-0,125596113072683</text:p>
          </table:table-cell>
          <table:table-cell table:formula="of:=[.C763]/[.$H$2]" office:value-type="float" office:value="-0.251192226145367" calcext:value-type="float">
            <text:p>-0,251192226145367</text:p>
          </table:table-cell>
          <table:table-cell table:formula="of:=[.E762]+([.D762]*([.A763]-[.A762]))" office:value-type="float" office:value="-1.00795279440665" calcext:value-type="float">
            <text:p>-1,00795279440665</text:p>
          </table:table-cell>
          <table:table-cell table:number-columns-repeated="3"/>
        </table:table-row>
        <table:table-row table:style-name="ro1">
          <table:table-cell table:formula="of:=[.A763]+0.01" office:value-type="float" office:value="7.61999999999988" calcext:value-type="float">
            <text:p>7,61999999999988</text:p>
          </table:table-cell>
          <table:table-cell table:formula="of:=[.B763]+([.E763]*([.A764]-[.A763]))" office:value-type="float" office:value="0.2411126982013" calcext:value-type="float">
            <text:p>0,2411126982013</text:p>
          </table:table-cell>
          <table:table-cell table:formula="of:=-[.$H$4]*[.B764]" office:value-type="float" office:value="-0.12055634910065" calcext:value-type="float">
            <text:p>-0,12055634910065</text:p>
          </table:table-cell>
          <table:table-cell table:formula="of:=[.C764]/[.$H$2]" office:value-type="float" office:value="-0.2411126982013" calcext:value-type="float">
            <text:p>-0,2411126982013</text:p>
          </table:table-cell>
          <table:table-cell table:formula="of:=[.E763]+([.D763]*([.A764]-[.A763]))" office:value-type="float" office:value="-1.01046471666811" calcext:value-type="float">
            <text:p>-1,01046471666811</text:p>
          </table:table-cell>
          <table:table-cell table:number-columns-repeated="3"/>
        </table:table-row>
        <table:table-row table:style-name="ro1">
          <table:table-cell table:formula="of:=[.A764]+0.01" office:value-type="float" office:value="7.62999999999988" calcext:value-type="float">
            <text:p>7,62999999999988</text:p>
          </table:table-cell>
          <table:table-cell table:formula="of:=[.B764]+([.E764]*([.A765]-[.A764]))" office:value-type="float" office:value="0.231008051034619" calcext:value-type="float">
            <text:p>0,231008051034619</text:p>
          </table:table-cell>
          <table:table-cell table:formula="of:=-[.$H$4]*[.B765]" office:value-type="float" office:value="-0.11550402551731" calcext:value-type="float">
            <text:p>-0,11550402551731</text:p>
          </table:table-cell>
          <table:table-cell table:formula="of:=[.C765]/[.$H$2]" office:value-type="float" office:value="-0.231008051034619" calcext:value-type="float">
            <text:p>-0,231008051034619</text:p>
          </table:table-cell>
          <table:table-cell table:formula="of:=[.E764]+([.D764]*([.A765]-[.A764]))" office:value-type="float" office:value="-1.01287584365012" calcext:value-type="float">
            <text:p>-1,01287584365012</text:p>
          </table:table-cell>
          <table:table-cell table:number-columns-repeated="3"/>
        </table:table-row>
        <table:table-row table:style-name="ro1">
          <table:table-cell table:formula="of:=[.A765]+0.01" office:value-type="float" office:value="7.63999999999988" calcext:value-type="float">
            <text:p>7,63999999999988</text:p>
          </table:table-cell>
          <table:table-cell table:formula="of:=[.B765]+([.E765]*([.A766]-[.A765]))" office:value-type="float" office:value="0.220879292598118" calcext:value-type="float">
            <text:p>0,220879292598118</text:p>
          </table:table-cell>
          <table:table-cell table:formula="of:=-[.$H$4]*[.B766]" office:value-type="float" office:value="-0.110439646299059" calcext:value-type="float">
            <text:p>-0,110439646299059</text:p>
          </table:table-cell>
          <table:table-cell table:formula="of:=[.C766]/[.$H$2]" office:value-type="float" office:value="-0.220879292598118" calcext:value-type="float">
            <text:p>-0,220879292598118</text:p>
          </table:table-cell>
          <table:table-cell table:formula="of:=[.E765]+([.D765]*([.A766]-[.A765]))" office:value-type="float" office:value="-1.01518592416046" calcext:value-type="float">
            <text:p>-1,01518592416046</text:p>
          </table:table-cell>
          <table:table-cell table:number-columns-repeated="3"/>
        </table:table-row>
        <table:table-row table:style-name="ro1">
          <table:table-cell table:formula="of:=[.A766]+0.01" office:value-type="float" office:value="7.64999999999988" calcext:value-type="float">
            <text:p>7,64999999999988</text:p>
          </table:table-cell>
          <table:table-cell table:formula="of:=[.B766]+([.E766]*([.A767]-[.A766]))" office:value-type="float" office:value="0.210727433356514" calcext:value-type="float">
            <text:p>0,210727433356514</text:p>
          </table:table-cell>
          <table:table-cell table:formula="of:=-[.$H$4]*[.B767]" office:value-type="float" office:value="-0.105363716678257" calcext:value-type="float">
            <text:p>-0,105363716678257</text:p>
          </table:table-cell>
          <table:table-cell table:formula="of:=[.C767]/[.$H$2]" office:value-type="float" office:value="-0.210727433356514" calcext:value-type="float">
            <text:p>-0,210727433356514</text:p>
          </table:table-cell>
          <table:table-cell table:formula="of:=[.E766]+([.D766]*([.A767]-[.A766]))" office:value-type="float" office:value="-1.01739471708645" calcext:value-type="float">
            <text:p>-1,01739471708645</text:p>
          </table:table-cell>
          <table:table-cell table:number-columns-repeated="3"/>
        </table:table-row>
        <table:table-row table:style-name="ro1">
          <table:table-cell table:formula="of:=[.A767]+0.01" office:value-type="float" office:value="7.65999999999988" calcext:value-type="float">
            <text:p>7,65999999999988</text:p>
          </table:table-cell>
          <table:table-cell table:formula="of:=[.B767]+([.E767]*([.A768]-[.A767]))" office:value-type="float" office:value="0.20055348618565" calcext:value-type="float">
            <text:p>0,20055348618565</text:p>
          </table:table-cell>
          <table:table-cell table:formula="of:=-[.$H$4]*[.B768]" office:value-type="float" office:value="-0.100276743092825" calcext:value-type="float">
            <text:p>-0,100276743092825</text:p>
          </table:table-cell>
          <table:table-cell table:formula="of:=[.C768]/[.$H$2]" office:value-type="float" office:value="-0.20055348618565" calcext:value-type="float">
            <text:p>-0,20055348618565</text:p>
          </table:table-cell>
          <table:table-cell table:formula="of:=[.E767]+([.D767]*([.A768]-[.A767]))" office:value-type="float" office:value="-1.01950199142001" calcext:value-type="float">
            <text:p>-1,01950199142001</text:p>
          </table:table-cell>
          <table:table-cell table:number-columns-repeated="3"/>
        </table:table-row>
        <table:table-row table:style-name="ro1">
          <table:table-cell table:formula="of:=[.A768]+0.01" office:value-type="float" office:value="7.66999999999988" calcext:value-type="float">
            <text:p>7,66999999999988</text:p>
          </table:table-cell>
          <table:table-cell table:formula="of:=[.B768]+([.E768]*([.A769]-[.A768]))" office:value-type="float" office:value="0.19035846627145" calcext:value-type="float">
            <text:p>0,19035846627145</text:p>
          </table:table-cell>
          <table:table-cell table:formula="of:=-[.$H$4]*[.B769]" office:value-type="float" office:value="-0.0951792331357249" calcext:value-type="float">
            <text:p>-0,095179233135725</text:p>
          </table:table-cell>
          <table:table-cell table:formula="of:=[.C769]/[.$H$2]" office:value-type="float" office:value="-0.19035846627145" calcext:value-type="float">
            <text:p>-0,19035846627145</text:p>
          </table:table-cell>
          <table:table-cell table:formula="of:=[.E768]+([.D768]*([.A769]-[.A768]))" office:value-type="float" office:value="-1.02150752628187" calcext:value-type="float">
            <text:p>-1,02150752628187</text:p>
          </table:table-cell>
          <table:table-cell table:number-columns-repeated="3"/>
        </table:table-row>
        <table:table-row table:style-name="ro1">
          <table:table-cell table:formula="of:=[.A769]+0.01" office:value-type="float" office:value="7.67999999999988" calcext:value-type="float">
            <text:p>7,67999999999988</text:p>
          </table:table-cell>
          <table:table-cell table:formula="of:=[.B769]+([.E769]*([.A770]-[.A769]))" office:value-type="float" office:value="0.180143391008631" calcext:value-type="float">
            <text:p>0,180143391008631</text:p>
          </table:table-cell>
          <table:table-cell table:formula="of:=-[.$H$4]*[.B770]" office:value-type="float" office:value="-0.0900716955043157" calcext:value-type="float">
            <text:p>-0,090071695504316</text:p>
          </table:table-cell>
          <table:table-cell table:formula="of:=[.C770]/[.$H$2]" office:value-type="float" office:value="-0.180143391008631" calcext:value-type="float">
            <text:p>-0,180143391008631</text:p>
          </table:table-cell>
          <table:table-cell table:formula="of:=[.E769]+([.D769]*([.A770]-[.A769]))" office:value-type="float" office:value="-1.02341111094458" calcext:value-type="float">
            <text:p>-1,02341111094458</text:p>
          </table:table-cell>
          <table:table-cell table:number-columns-repeated="3"/>
        </table:table-row>
        <table:table-row table:style-name="ro1">
          <table:table-cell table:formula="of:=[.A770]+0.01" office:value-type="float" office:value="7.68999999999988" calcext:value-type="float">
            <text:p>7,68999999999988</text:p>
          </table:table-cell>
          <table:table-cell table:formula="of:=[.B770]+([.E770]*([.A771]-[.A770]))" office:value-type="float" office:value="0.169909279899186" calcext:value-type="float">
            <text:p>0,169909279899186</text:p>
          </table:table-cell>
          <table:table-cell table:formula="of:=-[.$H$4]*[.B771]" office:value-type="float" office:value="-0.0849546399495929" calcext:value-type="float">
            <text:p>-0,084954639949593</text:p>
          </table:table-cell>
          <table:table-cell table:formula="of:=[.C771]/[.$H$2]" office:value-type="float" office:value="-0.169909279899186" calcext:value-type="float">
            <text:p>-0,169909279899186</text:p>
          </table:table-cell>
          <table:table-cell table:formula="of:=[.E770]+([.D770]*([.A771]-[.A770]))" office:value-type="float" office:value="-1.02521254485467" calcext:value-type="float">
            <text:p>-1,02521254485467</text:p>
          </table:table-cell>
          <table:table-cell table:number-columns-repeated="3"/>
        </table:table-row>
        <table:table-row table:style-name="ro1">
          <table:table-cell table:formula="of:=[.A771]+0.01" office:value-type="float" office:value="7.69999999999988" calcext:value-type="float">
            <text:p>7,69999999999988</text:p>
          </table:table-cell>
          <table:table-cell table:formula="of:=[.B771]+([.E771]*([.A772]-[.A771]))" office:value-type="float" office:value="0.159657154450639" calcext:value-type="float">
            <text:p>0,159657154450639</text:p>
          </table:table-cell>
          <table:table-cell table:formula="of:=-[.$H$4]*[.B772]" office:value-type="float" office:value="-0.0798285772253197" calcext:value-type="float">
            <text:p>-0,07982857722532</text:p>
          </table:table-cell>
          <table:table-cell table:formula="of:=[.C772]/[.$H$2]" office:value-type="float" office:value="-0.159657154450639" calcext:value-type="float">
            <text:p>-0,159657154450639</text:p>
          </table:table-cell>
          <table:table-cell table:formula="of:=[.E771]+([.D771]*([.A772]-[.A771]))" office:value-type="float" office:value="-1.02691163765366" calcext:value-type="float">
            <text:p>-1,02691163765366</text:p>
          </table:table-cell>
          <table:table-cell table:number-columns-repeated="3"/>
        </table:table-row>
        <table:table-row table:style-name="ro1">
          <table:table-cell table:formula="of:=[.A772]+0.01" office:value-type="float" office:value="7.70999999999988" calcext:value-type="float">
            <text:p>7,70999999999988</text:p>
          </table:table-cell>
          <table:table-cell table:formula="of:=[.B772]+([.E772]*([.A773]-[.A772]))" office:value-type="float" office:value="0.149388038074103" calcext:value-type="float">
            <text:p>0,149388038074103</text:p>
          </table:table-cell>
          <table:table-cell table:formula="of:=-[.$H$4]*[.B773]" office:value-type="float" office:value="-0.0746940190370515" calcext:value-type="float">
            <text:p>-0,074694019037052</text:p>
          </table:table-cell>
          <table:table-cell table:formula="of:=[.C773]/[.$H$2]" office:value-type="float" office:value="-0.149388038074103" calcext:value-type="float">
            <text:p>-0,149388038074103</text:p>
          </table:table-cell>
          <table:table-cell table:formula="of:=[.E772]+([.D772]*([.A773]-[.A772]))" office:value-type="float" office:value="-1.02850820919817" calcext:value-type="float">
            <text:p>-1,02850820919817</text:p>
          </table:table-cell>
          <table:table-cell table:number-columns-repeated="3"/>
        </table:table-row>
        <table:table-row table:style-name="ro1">
          <table:table-cell table:formula="of:=[.A773]+0.01" office:value-type="float" office:value="7.71999999999988" calcext:value-type="float">
            <text:p>7,71999999999988</text:p>
          </table:table-cell>
          <table:table-cell table:formula="of:=[.B773]+([.E773]*([.A774]-[.A773]))" office:value-type="float" office:value="0.139102955982122" calcext:value-type="float">
            <text:p>0,139102955982122</text:p>
          </table:table-cell>
          <table:table-cell table:formula="of:=-[.$H$4]*[.B774]" office:value-type="float" office:value="-0.0695514779910608" calcext:value-type="float">
            <text:p>-0,069551477991061</text:p>
          </table:table-cell>
          <table:table-cell table:formula="of:=[.C774]/[.$H$2]" office:value-type="float" office:value="-0.139102955982122" calcext:value-type="float">
            <text:p>-0,139102955982122</text:p>
          </table:table-cell>
          <table:table-cell table:formula="of:=[.E773]+([.D773]*([.A774]-[.A773]))" office:value-type="float" office:value="-1.03000208957891" calcext:value-type="float">
            <text:p>-1,03000208957891</text:p>
          </table:table-cell>
          <table:table-cell table:number-columns-repeated="3"/>
        </table:table-row>
        <table:table-row table:style-name="ro1">
          <table:table-cell table:formula="of:=[.A774]+0.01" office:value-type="float" office:value="7.72999999999988" calcext:value-type="float">
            <text:p>7,72999999999988</text:p>
          </table:table-cell>
          <table:table-cell table:formula="of:=[.B774]+([.E774]*([.A775]-[.A774]))" office:value-type="float" office:value="0.128802935086333" calcext:value-type="float">
            <text:p>0,128802935086333</text:p>
          </table:table-cell>
          <table:table-cell table:formula="of:=-[.$H$4]*[.B775]" office:value-type="float" office:value="-0.0644014675431664" calcext:value-type="float">
            <text:p>-0,064401467543166</text:p>
          </table:table-cell>
          <table:table-cell table:formula="of:=[.C775]/[.$H$2]" office:value-type="float" office:value="-0.128802935086333" calcext:value-type="float">
            <text:p>-0,128802935086333</text:p>
          </table:table-cell>
          <table:table-cell table:formula="of:=[.E774]+([.D774]*([.A775]-[.A774]))" office:value-type="float" office:value="-1.03139311913873" calcext:value-type="float">
            <text:p>-1,03139311913873</text:p>
          </table:table-cell>
          <table:table-cell table:number-columns-repeated="3"/>
        </table:table-row>
        <table:table-row table:style-name="ro1">
          <table:table-cell table:formula="of:=[.A775]+0.01" office:value-type="float" office:value="7.73999999999988" calcext:value-type="float">
            <text:p>7,73999999999988</text:p>
          </table:table-cell>
          <table:table-cell table:formula="of:=[.B775]+([.E775]*([.A776]-[.A775]))" office:value-type="float" office:value="0.118489003894946" calcext:value-type="float">
            <text:p>0,118489003894946</text:p>
          </table:table-cell>
          <table:table-cell table:formula="of:=-[.$H$4]*[.B776]" office:value-type="float" office:value="-0.0592445019474728" calcext:value-type="float">
            <text:p>-0,059244501947473</text:p>
          </table:table-cell>
          <table:table-cell table:formula="of:=[.C776]/[.$H$2]" office:value-type="float" office:value="-0.118489003894946" calcext:value-type="float">
            <text:p>-0,118489003894946</text:p>
          </table:table-cell>
          <table:table-cell table:formula="of:=[.E775]+([.D775]*([.A776]-[.A775]))" office:value-type="float" office:value="-1.03268114848959" calcext:value-type="float">
            <text:p>-1,03268114848959</text:p>
          </table:table-cell>
          <table:table-cell table:number-columns-repeated="3"/>
        </table:table-row>
        <table:table-row table:style-name="ro1">
          <table:table-cell table:formula="of:=[.A776]+0.01" office:value-type="float" office:value="7.74999999999988" calcext:value-type="float">
            <text:p>7,74999999999988</text:p>
          </table:table-cell>
          <table:table-cell table:formula="of:=[.B776]+([.E776]*([.A777]-[.A776]))" office:value-type="float" office:value="0.10816219241005" calcext:value-type="float">
            <text:p>0,10816219241005</text:p>
          </table:table-cell>
          <table:table-cell table:formula="of:=-[.$H$4]*[.B777]" office:value-type="float" office:value="-0.054081096205025" calcext:value-type="float">
            <text:p>-0,054081096205025</text:p>
          </table:table-cell>
          <table:table-cell table:formula="of:=[.C777]/[.$H$2]" office:value-type="float" office:value="-0.10816219241005" calcext:value-type="float">
            <text:p>-0,10816219241005</text:p>
          </table:table-cell>
          <table:table-cell table:formula="of:=[.E776]+([.D776]*([.A777]-[.A776]))" office:value-type="float" office:value="-1.03386603852854" calcext:value-type="float">
            <text:p>-1,03386603852854</text:p>
          </table:table-cell>
          <table:table-cell table:number-columns-repeated="3"/>
        </table:table-row>
        <table:table-row table:style-name="ro1">
          <table:table-cell table:formula="of:=[.A777]+0.01" office:value-type="float" office:value="7.75999999999988" calcext:value-type="float">
            <text:p>7,75999999999988</text:p>
          </table:table-cell>
          <table:table-cell table:formula="of:=[.B777]+([.E777]*([.A778]-[.A777]))" office:value-type="float" office:value="0.0978235320247648" calcext:value-type="float">
            <text:p>0,097823532024765</text:p>
          </table:table-cell>
          <table:table-cell table:formula="of:=-[.$H$4]*[.B778]" office:value-type="float" office:value="-0.0489117660123824" calcext:value-type="float">
            <text:p>-0,048911766012382</text:p>
          </table:table-cell>
          <table:table-cell table:formula="of:=[.C778]/[.$H$2]" office:value-type="float" office:value="-0.0978235320247648" calcext:value-type="float">
            <text:p>-0,097823532024765</text:p>
          </table:table-cell>
          <table:table-cell table:formula="of:=[.E777]+([.D777]*([.A778]-[.A777]))" office:value-type="float" office:value="-1.03494766045264" calcext:value-type="float">
            <text:p>-1,03494766045264</text:p>
          </table:table-cell>
          <table:table-cell table:number-columns-repeated="3"/>
        </table:table-row>
        <table:table-row table:style-name="ro1">
          <table:table-cell table:formula="of:=[.A778]+0.01" office:value-type="float" office:value="7.76999999999988" calcext:value-type="float">
            <text:p>7,76999999999988</text:p>
          </table:table-cell>
          <table:table-cell table:formula="of:=[.B778]+([.E778]*([.A779]-[.A778]))" office:value-type="float" office:value="0.0874740554202386" calcext:value-type="float">
            <text:p>0,087474055420239</text:p>
          </table:table-cell>
          <table:table-cell table:formula="of:=-[.$H$4]*[.B779]" office:value-type="float" office:value="-0.0437370277101193" calcext:value-type="float">
            <text:p>-0,043737027710119</text:p>
          </table:table-cell>
          <table:table-cell table:formula="of:=[.C779]/[.$H$2]" office:value-type="float" office:value="-0.0874740554202386" calcext:value-type="float">
            <text:p>-0,087474055420239</text:p>
          </table:table-cell>
          <table:table-cell table:formula="of:=[.E778]+([.D778]*([.A779]-[.A778]))" office:value-type="float" office:value="-1.03592589577289" calcext:value-type="float">
            <text:p>-1,03592589577289</text:p>
          </table:table-cell>
          <table:table-cell table:number-columns-repeated="3"/>
        </table:table-row>
        <table:table-row table:style-name="ro1">
          <table:table-cell table:formula="of:=[.A779]+0.01" office:value-type="float" office:value="7.77999999999988" calcext:value-type="float">
            <text:p>7,77999999999988</text:p>
          </table:table-cell>
          <table:table-cell table:formula="of:=[.B779]+([.E779]*([.A780]-[.A779]))" office:value-type="float" office:value="0.0771147964625099" calcext:value-type="float">
            <text:p>0,07711479646251</text:p>
          </table:table-cell>
          <table:table-cell table:formula="of:=-[.$H$4]*[.B780]" office:value-type="float" office:value="-0.038557398231255" calcext:value-type="float">
            <text:p>-0,038557398231255</text:p>
          </table:table-cell>
          <table:table-cell table:formula="of:=[.C780]/[.$H$2]" office:value-type="float" office:value="-0.0771147964625099" calcext:value-type="float">
            <text:p>-0,07711479646251</text:p>
          </table:table-cell>
          <table:table-cell table:formula="of:=[.E779]+([.D779]*([.A780]-[.A779]))" office:value-type="float" office:value="-1.03680063632709" calcext:value-type="float">
            <text:p>-1,03680063632709</text:p>
          </table:table-cell>
          <table:table-cell table:number-columns-repeated="3"/>
        </table:table-row>
        <table:table-row table:style-name="ro1">
          <table:table-cell table:formula="of:=[.A780]+0.01" office:value-type="float" office:value="7.78999999999988" calcext:value-type="float">
            <text:p>7,78999999999988</text:p>
          </table:table-cell>
          <table:table-cell table:formula="of:=[.B780]+([.E780]*([.A781]-[.A780]))" office:value-type="float" office:value="0.0667467900992392" calcext:value-type="float">
            <text:p>0,066746790099239</text:p>
          </table:table-cell>
          <table:table-cell table:formula="of:=-[.$H$4]*[.B781]" office:value-type="float" office:value="-0.0333733950496196" calcext:value-type="float">
            <text:p>-0,03337339504962</text:p>
          </table:table-cell>
          <table:table-cell table:formula="of:=[.C781]/[.$H$2]" office:value-type="float" office:value="-0.0667467900992392" calcext:value-type="float">
            <text:p>-0,066746790099239</text:p>
          </table:table-cell>
          <table:table-cell table:formula="of:=[.E780]+([.D780]*([.A781]-[.A780]))" office:value-type="float" office:value="-1.03757178429172" calcext:value-type="float">
            <text:p>-1,03757178429172</text:p>
          </table:table-cell>
          <table:table-cell table:number-columns-repeated="3"/>
        </table:table-row>
        <table:table-row table:style-name="ro1">
          <table:table-cell table:formula="of:=[.A781]+0.01" office:value-type="float" office:value="7.79999999999988" calcext:value-type="float">
            <text:p>7,79999999999988</text:p>
          </table:table-cell>
          <table:table-cell table:formula="of:=[.B781]+([.E781]*([.A782]-[.A781]))" office:value-type="float" office:value="0.0563710722563223" calcext:value-type="float">
            <text:p>0,056371072256322</text:p>
          </table:table-cell>
          <table:table-cell table:formula="of:=-[.$H$4]*[.B782]" office:value-type="float" office:value="-0.0281855361281612" calcext:value-type="float">
            <text:p>-0,028185536128161</text:p>
          </table:table-cell>
          <table:table-cell table:formula="of:=[.C782]/[.$H$2]" office:value-type="float" office:value="-0.0563710722563223" calcext:value-type="float">
            <text:p>-0,056371072256322</text:p>
          </table:table-cell>
          <table:table-cell table:formula="of:=[.E781]+([.D781]*([.A782]-[.A781]))" office:value-type="float" office:value="-1.03823925219271" calcext:value-type="float">
            <text:p>-1,03823925219271</text:p>
          </table:table-cell>
          <table:table-cell table:number-columns-repeated="3"/>
        </table:table-row>
        <table:table-row table:style-name="ro1">
          <table:table-cell table:formula="of:=[.A782]+0.01" office:value-type="float" office:value="7.80999999999988" calcext:value-type="float">
            <text:p>7,80999999999988</text:p>
          </table:table-cell>
          <table:table-cell table:formula="of:=[.B782]+([.E782]*([.A783]-[.A782]))" office:value-type="float" office:value="0.0459886797343954" calcext:value-type="float">
            <text:p>0,045988679734396</text:p>
          </table:table-cell>
          <table:table-cell table:formula="of:=-[.$H$4]*[.B783]" office:value-type="float" office:value="-0.0229943398671977" calcext:value-type="float">
            <text:p>-0,022994339867198</text:p>
          </table:table-cell>
          <table:table-cell table:formula="of:=[.C783]/[.$H$2]" office:value-type="float" office:value="-0.0459886797343954" calcext:value-type="float">
            <text:p>-0,045988679734396</text:p>
          </table:table-cell>
          <table:table-cell table:formula="of:=[.E782]+([.D782]*([.A783]-[.A782]))" office:value-type="float" office:value="-1.03880296291527" calcext:value-type="float">
            <text:p>-1,03880296291527</text:p>
          </table:table-cell>
          <table:table-cell table:number-columns-repeated="3"/>
        </table:table-row>
        <table:table-row table:style-name="ro1">
          <table:table-cell table:formula="of:=[.A783]+0.01" office:value-type="float" office:value="7.81999999999988" calcext:value-type="float">
            <text:p>7,81999999999988</text:p>
          </table:table-cell>
          <table:table-cell table:formula="of:=[.B783]+([.E783]*([.A784]-[.A783]))" office:value-type="float" office:value="0.0356006501052429" calcext:value-type="float">
            <text:p>0,035600650105243</text:p>
          </table:table-cell>
          <table:table-cell table:formula="of:=-[.$H$4]*[.B784]" office:value-type="float" office:value="-0.0178003250526215" calcext:value-type="float">
            <text:p>-0,017800325052622</text:p>
          </table:table-cell>
          <table:table-cell table:formula="of:=[.C784]/[.$H$2]" office:value-type="float" office:value="-0.0356006501052429" calcext:value-type="float">
            <text:p>-0,035600650105243</text:p>
          </table:table-cell>
          <table:table-cell table:formula="of:=[.E783]+([.D783]*([.A784]-[.A783]))" office:value-type="float" office:value="-1.03926284971262" calcext:value-type="float">
            <text:p>-1,03926284971262</text:p>
          </table:table-cell>
          <table:table-cell table:number-columns-repeated="3"/>
        </table:table-row>
        <table:table-row table:style-name="ro1">
          <table:table-cell table:formula="of:=[.A784]+0.01" office:value-type="float" office:value="7.82999999999988" calcext:value-type="float">
            <text:p>7,82999999999988</text:p>
          </table:table-cell>
          <table:table-cell table:formula="of:=[.B784]+([.E784]*([.A785]-[.A784]))" office:value-type="float" office:value="0.025208021608117" calcext:value-type="float">
            <text:p>0,025208021608117</text:p>
          </table:table-cell>
          <table:table-cell table:formula="of:=-[.$H$4]*[.B785]" office:value-type="float" office:value="-0.0126040108040585" calcext:value-type="float">
            <text:p>-0,012604010804059</text:p>
          </table:table-cell>
          <table:table-cell table:formula="of:=[.C785]/[.$H$2]" office:value-type="float" office:value="-0.025208021608117" calcext:value-type="float">
            <text:p>-0,025208021608117</text:p>
          </table:table-cell>
          <table:table-cell table:formula="of:=[.E784]+([.D784]*([.A785]-[.A784]))" office:value-type="float" office:value="-1.03961885621367" calcext:value-type="float">
            <text:p>-1,03961885621367</text:p>
          </table:table-cell>
          <table:table-cell table:number-columns-repeated="3"/>
        </table:table-row>
        <table:table-row table:style-name="ro1">
          <table:table-cell table:formula="of:=[.A785]+0.01" office:value-type="float" office:value="7.83999999999988" calcext:value-type="float">
            <text:p>7,83999999999988</text:p>
          </table:table-cell>
          <table:table-cell table:formula="of:=[.B785]+([.E785]*([.A786]-[.A785]))" office:value-type="float" office:value="0.0148118330459806" calcext:value-type="float">
            <text:p>0,014811833045981</text:p>
          </table:table-cell>
          <table:table-cell table:formula="of:=-[.$H$4]*[.B786]" office:value-type="float" office:value="-0.00740591652299027" calcext:value-type="float">
            <text:p>-0,00740591652299</text:p>
          </table:table-cell>
          <table:table-cell table:formula="of:=[.C786]/[.$H$2]" office:value-type="float" office:value="-0.0148118330459806" calcext:value-type="float">
            <text:p>-0,014811833045981</text:p>
          </table:table-cell>
          <table:table-cell table:formula="of:=[.E785]+([.D785]*([.A786]-[.A785]))" office:value-type="float" office:value="-1.03987093642975" calcext:value-type="float">
            <text:p>-1,03987093642975</text:p>
          </table:table-cell>
          <table:table-cell table:number-columns-repeated="3"/>
        </table:table-row>
        <table:table-row table:style-name="ro1">
          <table:table-cell table:formula="of:=[.A786]+0.01" office:value-type="float" office:value="7.84999999999988" calcext:value-type="float">
            <text:p>7,84999999999988</text:p>
          </table:table-cell>
          <table:table-cell table:formula="of:=[.B786]+([.E786]*([.A787]-[.A786]))" office:value-type="float" office:value="0.00441312368168328" calcext:value-type="float">
            <text:p>0,004413123681683</text:p>
          </table:table-cell>
          <table:table-cell table:formula="of:=-[.$H$4]*[.B787]" office:value-type="float" office:value="-0.00220656184084164" calcext:value-type="float">
            <text:p>-0,002206561840842</text:p>
          </table:table-cell>
          <table:table-cell table:formula="of:=[.C787]/[.$H$2]" office:value-type="float" office:value="-0.00441312368168328" calcext:value-type="float">
            <text:p>-0,004413123681683</text:p>
          </table:table-cell>
          <table:table-cell table:formula="of:=[.E786]+([.D786]*([.A787]-[.A786]))" office:value-type="float" office:value="-1.04001905476021" calcext:value-type="float">
            <text:p>-1,04001905476021</text:p>
          </table:table-cell>
          <table:table-cell table:number-columns-repeated="3"/>
        </table:table-row>
        <table:table-row table:style-name="ro1">
          <table:table-cell table:formula="of:=[.A787]+0.01" office:value-type="float" office:value="7.85999999999988" calcext:value-type="float">
            <text:p>7,85999999999988</text:p>
          </table:table-cell>
          <table:table-cell table:formula="of:=[.B787]+([.E787]*([.A788]-[.A787]))" office:value-type="float" office:value="-0.0059870668659186" calcext:value-type="float">
            <text:p>-0,005987066865919</text:p>
          </table:table-cell>
          <table:table-cell table:formula="of:=-[.$H$4]*[.B788]" office:value-type="float" office:value="0.0029935334329593" calcext:value-type="float">
            <text:p>0,002993533432959</text:p>
          </table:table-cell>
          <table:table-cell table:formula="of:=[.C788]/[.$H$2]" office:value-type="float" office:value="0.0059870668659186" calcext:value-type="float">
            <text:p>0,005987066865919</text:p>
          </table:table-cell>
          <table:table-cell table:formula="of:=[.E787]+([.D787]*([.A788]-[.A787]))" office:value-type="float" office:value="-1.04006318599703" calcext:value-type="float">
            <text:p>-1,04006318599703</text:p>
          </table:table-cell>
          <table:table-cell table:number-columns-repeated="3"/>
        </table:table-row>
        <table:table-row table:style-name="ro1">
          <table:table-cell table:formula="of:=[.A788]+0.01" office:value-type="float" office:value="7.86999999999988" calcext:value-type="float">
            <text:p>7,86999999999988</text:p>
          </table:table-cell>
          <table:table-cell table:formula="of:=[.B788]+([.E788]*([.A789]-[.A788]))" office:value-type="float" office:value="-0.0163876987258886" calcext:value-type="float">
            <text:p>-0,016387698725889</text:p>
          </table:table-cell>
          <table:table-cell table:formula="of:=-[.$H$4]*[.B789]" office:value-type="float" office:value="0.00819384936294432" calcext:value-type="float">
            <text:p>0,008193849362944</text:p>
          </table:table-cell>
          <table:table-cell table:formula="of:=[.C789]/[.$H$2]" office:value-type="float" office:value="0.0163876987258886" calcext:value-type="float">
            <text:p>0,016387698725889</text:p>
          </table:table-cell>
          <table:table-cell table:formula="of:=[.E788]+([.D788]*([.A789]-[.A788]))" office:value-type="float" office:value="-1.04000331532837" calcext:value-type="float">
            <text:p>-1,04000331532837</text:p>
          </table:table-cell>
          <table:table-cell table:number-columns-repeated="3"/>
        </table:table-row>
        <table:table-row table:style-name="ro1">
          <table:table-cell table:formula="of:=[.A789]+0.01" office:value-type="float" office:value="7.87999999999988" calcext:value-type="float">
            <text:p>7,87999999999988</text:p>
          </table:table-cell>
          <table:table-cell table:formula="of:=[.B789]+([.E789]*([.A790]-[.A789]))" office:value-type="float" office:value="-0.0267877318791721" calcext:value-type="float">
            <text:p>-0,026787731879172</text:p>
          </table:table-cell>
          <table:table-cell table:formula="of:=-[.$H$4]*[.B790]" office:value-type="float" office:value="0.013393865939586" calcext:value-type="float">
            <text:p>0,013393865939586</text:p>
          </table:table-cell>
          <table:table-cell table:formula="of:=[.C790]/[.$H$2]" office:value-type="float" office:value="0.0267877318791721" calcext:value-type="float">
            <text:p>0,026787731879172</text:p>
          </table:table-cell>
          <table:table-cell table:formula="of:=[.E789]+([.D789]*([.A790]-[.A789]))" office:value-type="float" office:value="-1.03983943834111" calcext:value-type="float">
            <text:p>-1,03983943834111</text:p>
          </table:table-cell>
          <table:table-cell table:number-columns-repeated="3"/>
        </table:table-row>
        <table:table-row table:style-name="ro1">
          <table:table-cell table:formula="of:=[.A790]+0.01" office:value-type="float" office:value="7.88999999999988" calcext:value-type="float">
            <text:p>7,88999999999988</text:p>
          </table:table-cell>
          <table:table-cell table:formula="of:=[.B790]+([.E790]*([.A791]-[.A790]))" office:value-type="float" office:value="-0.0371861262625829" calcext:value-type="float">
            <text:p>-0,037186126262583</text:p>
          </table:table-cell>
          <table:table-cell table:formula="of:=-[.$H$4]*[.B791]" office:value-type="float" office:value="0.0185930631312915" calcext:value-type="float">
            <text:p>0,018593063131292</text:p>
          </table:table-cell>
          <table:table-cell table:formula="of:=[.C791]/[.$H$2]" office:value-type="float" office:value="0.0371861262625829" calcext:value-type="float">
            <text:p>0,037186126262583</text:p>
          </table:table-cell>
          <table:table-cell table:formula="of:=[.E790]+([.D790]*([.A791]-[.A790]))" office:value-type="float" office:value="-1.03957156102232" calcext:value-type="float">
            <text:p>-1,03957156102232</text:p>
          </table:table-cell>
          <table:table-cell table:number-columns-repeated="3"/>
        </table:table-row>
        <table:table-row table:style-name="ro1">
          <table:table-cell table:formula="of:=[.A791]+0.01" office:value-type="float" office:value="7.89999999999988" calcext:value-type="float">
            <text:p>7,89999999999988</text:p>
          </table:table-cell>
          <table:table-cell table:formula="of:=[.B791]+([.E791]*([.A792]-[.A791]))" office:value-type="float" office:value="-0.0475818418728059" calcext:value-type="float">
            <text:p>-0,047581841872806</text:p>
          </table:table-cell>
          <table:table-cell table:formula="of:=-[.$H$4]*[.B792]" office:value-type="float" office:value="0.0237909209364029" calcext:value-type="float">
            <text:p>0,023790920936403</text:p>
          </table:table-cell>
          <table:table-cell table:formula="of:=[.C792]/[.$H$2]" office:value-type="float" office:value="0.0475818418728059" calcext:value-type="float">
            <text:p>0,047581841872806</text:p>
          </table:table-cell>
          <table:table-cell table:formula="of:=[.E791]+([.D791]*([.A792]-[.A791]))" office:value-type="float" office:value="-1.03919969975969" calcext:value-type="float">
            <text:p>-1,03919969975969</text:p>
          </table:table-cell>
          <table:table-cell table:number-columns-repeated="3"/>
        </table:table-row>
        <table:table-row table:style-name="ro1">
          <table:table-cell table:formula="of:=[.A792]+0.01" office:value-type="float" office:value="7.90999999999988" calcext:value-type="float">
            <text:p>7,90999999999988</text:p>
          </table:table-cell>
          <table:table-cell table:formula="of:=[.B792]+([.E792]*([.A793]-[.A792]))" office:value-type="float" office:value="-0.0579738388704026" calcext:value-type="float">
            <text:p>-0,057973838870403</text:p>
          </table:table-cell>
          <table:table-cell table:formula="of:=-[.$H$4]*[.B793]" office:value-type="float" office:value="0.0289869194352013" calcext:value-type="float">
            <text:p>0,028986919435201</text:p>
          </table:table-cell>
          <table:table-cell table:formula="of:=[.C793]/[.$H$2]" office:value-type="float" office:value="0.0579738388704026" calcext:value-type="float">
            <text:p>0,057973838870403</text:p>
          </table:table-cell>
          <table:table-cell table:formula="of:=[.E792]+([.D792]*([.A793]-[.A792]))" office:value-type="float" office:value="-1.03872388134096" calcext:value-type="float">
            <text:p>-1,03872388134096</text:p>
          </table:table-cell>
          <table:table-cell table:number-columns-repeated="3"/>
        </table:table-row>
        <table:table-row table:style-name="ro1">
          <table:table-cell table:formula="of:=[.A793]+0.01" office:value-type="float" office:value="7.91999999999988" calcext:value-type="float">
            <text:p>7,91999999999988</text:p>
          </table:table-cell>
          <table:table-cell table:formula="of:=[.B793]+([.E793]*([.A794]-[.A793]))" office:value-type="float" office:value="-0.068361077683812" calcext:value-type="float">
            <text:p>-0,068361077683812</text:p>
          </table:table-cell>
          <table:table-cell table:formula="of:=-[.$H$4]*[.B794]" office:value-type="float" office:value="0.034180538841906" calcext:value-type="float">
            <text:p>0,034180538841906</text:p>
          </table:table-cell>
          <table:table-cell table:formula="of:=[.C794]/[.$H$2]" office:value-type="float" office:value="0.068361077683812" calcext:value-type="float">
            <text:p>0,068361077683812</text:p>
          </table:table-cell>
          <table:table-cell table:formula="of:=[.E793]+([.D793]*([.A794]-[.A793]))" office:value-type="float" office:value="-1.03814414295226" calcext:value-type="float">
            <text:p>-1,03814414295226</text:p>
          </table:table-cell>
          <table:table-cell table:number-columns-repeated="3"/>
        </table:table-row>
        <table:table-row table:style-name="ro1">
          <table:table-cell table:formula="of:=[.A794]+0.01" office:value-type="float" office:value="7.92999999999988" calcext:value-type="float">
            <text:p>7,92999999999988</text:p>
          </table:table-cell>
          <table:table-cell table:formula="of:=[.B794]+([.E794]*([.A795]-[.A794]))" office:value-type="float" office:value="-0.0787425191133343" calcext:value-type="float">
            <text:p>-0,078742519113334</text:p>
          </table:table-cell>
          <table:table-cell table:formula="of:=-[.$H$4]*[.B795]" office:value-type="float" office:value="0.0393712595566672" calcext:value-type="float">
            <text:p>0,039371259556667</text:p>
          </table:table-cell>
          <table:table-cell table:formula="of:=[.C795]/[.$H$2]" office:value-type="float" office:value="0.0787425191133343" calcext:value-type="float">
            <text:p>0,078742519113334</text:p>
          </table:table-cell>
          <table:table-cell table:formula="of:=[.E794]+([.D794]*([.A795]-[.A794]))" office:value-type="float" office:value="-1.03746053217542" calcext:value-type="float">
            <text:p>-1,03746053217542</text:p>
          </table:table-cell>
          <table:table-cell table:number-columns-repeated="3"/>
        </table:table-row>
        <table:table-row table:style-name="ro1">
          <table:table-cell table:formula="of:=[.A795]+0.01" office:value-type="float" office:value="7.93999999999988" calcext:value-type="float">
            <text:p>7,93999999999988</text:p>
          </table:table-cell>
          <table:table-cell table:formula="of:=[.B795]+([.E795]*([.A796]-[.A795]))" office:value-type="float" office:value="-0.0891171244350883" calcext:value-type="float">
            <text:p>-0,089117124435088</text:p>
          </table:table-cell>
          <table:table-cell table:formula="of:=-[.$H$4]*[.B796]" office:value-type="float" office:value="0.0445585622175442" calcext:value-type="float">
            <text:p>0,044558562217544</text:p>
          </table:table-cell>
          <table:table-cell table:formula="of:=[.C796]/[.$H$2]" office:value-type="float" office:value="0.0891171244350883" calcext:value-type="float">
            <text:p>0,089117124435088</text:p>
          </table:table-cell>
          <table:table-cell table:formula="of:=[.E795]+([.D795]*([.A796]-[.A795]))" office:value-type="float" office:value="-1.03667310698429" calcext:value-type="float">
            <text:p>-1,03667310698429</text:p>
          </table:table-cell>
          <table:table-cell table:number-columns-repeated="3"/>
        </table:table-row>
        <table:table-row table:style-name="ro1">
          <table:table-cell table:formula="of:=[.A796]+0.01" office:value-type="float" office:value="7.94999999999988" calcext:value-type="float">
            <text:p>7,94999999999988</text:p>
          </table:table-cell>
          <table:table-cell table:formula="of:=[.B796]+([.E796]*([.A797]-[.A796]))" office:value-type="float" office:value="-0.099483855504931" calcext:value-type="float">
            <text:p>-0,099483855504931</text:p>
          </table:table-cell>
          <table:table-cell table:formula="of:=-[.$H$4]*[.B797]" office:value-type="float" office:value="0.0497419277524655" calcext:value-type="float">
            <text:p>0,049741927752466</text:p>
          </table:table-cell>
          <table:table-cell table:formula="of:=[.C797]/[.$H$2]" office:value-type="float" office:value="0.099483855504931" calcext:value-type="float">
            <text:p>0,099483855504931</text:p>
          </table:table-cell>
          <table:table-cell table:formula="of:=[.E796]+([.D796]*([.A797]-[.A796]))" office:value-type="float" office:value="-1.03578193573994" calcext:value-type="float">
            <text:p>-1,03578193573994</text:p>
          </table:table-cell>
          <table:table-cell table:number-columns-repeated="3"/>
        </table:table-row>
        <table:table-row table:style-name="ro1">
          <table:table-cell table:formula="of:=[.A797]+0.01" office:value-type="float" office:value="7.95999999999988" calcext:value-type="float">
            <text:p>7,95999999999988</text:p>
          </table:table-cell>
          <table:table-cell table:formula="of:=[.B797]+([.E797]*([.A798]-[.A797]))" office:value-type="float" office:value="-0.10984167486233" calcext:value-type="float">
            <text:p>-0,10984167486233</text:p>
          </table:table-cell>
          <table:table-cell table:formula="of:=-[.$H$4]*[.B798]" office:value-type="float" office:value="0.0549208374311651" calcext:value-type="float">
            <text:p>0,054920837431165</text:p>
          </table:table-cell>
          <table:table-cell table:formula="of:=[.C798]/[.$H$2]" office:value-type="float" office:value="0.10984167486233" calcext:value-type="float">
            <text:p>0,10984167486233</text:p>
          </table:table-cell>
          <table:table-cell table:formula="of:=[.E797]+([.D797]*([.A798]-[.A797]))" office:value-type="float" office:value="-1.03478709718489" calcext:value-type="float">
            <text:p>-1,03478709718489</text:p>
          </table:table-cell>
          <table:table-cell table:number-columns-repeated="3"/>
        </table:table-row>
        <table:table-row table:style-name="ro1">
          <table:table-cell table:formula="of:=[.A798]+0.01" office:value-type="float" office:value="7.96999999999987" calcext:value-type="float">
            <text:p>7,96999999999987</text:p>
          </table:table-cell>
          <table:table-cell table:formula="of:=[.B798]+([.E798]*([.A799]-[.A798]))" office:value-type="float" office:value="-0.120189545834179" calcext:value-type="float">
            <text:p>-0,120189545834179</text:p>
          </table:table-cell>
          <table:table-cell table:formula="of:=-[.$H$4]*[.B799]" office:value-type="float" office:value="0.0600947729170894" calcext:value-type="float">
            <text:p>0,060094772917089</text:p>
          </table:table-cell>
          <table:table-cell table:formula="of:=[.C799]/[.$H$2]" office:value-type="float" office:value="0.120189545834179" calcext:value-type="float">
            <text:p>0,120189545834179</text:p>
          </table:table-cell>
          <table:table-cell table:formula="of:=[.E798]+([.D798]*([.A799]-[.A798]))" office:value-type="float" office:value="-1.03368868043626" calcext:value-type="float">
            <text:p>-1,03368868043626</text:p>
          </table:table-cell>
          <table:table-cell table:number-columns-repeated="3"/>
        </table:table-row>
        <table:table-row table:style-name="ro1">
          <table:table-cell table:formula="of:=[.A799]+0.01" office:value-type="float" office:value="7.97999999999987" calcext:value-type="float">
            <text:p>7,97999999999987</text:p>
          </table:table-cell>
          <table:table-cell table:formula="of:=[.B799]+([.E799]*([.A800]-[.A799]))" office:value-type="float" office:value="-0.130526432638541" calcext:value-type="float">
            <text:p>-0,130526432638541</text:p>
          </table:table-cell>
          <table:table-cell table:formula="of:=-[.$H$4]*[.B800]" office:value-type="float" office:value="0.0652632163192706" calcext:value-type="float">
            <text:p>0,065263216319271</text:p>
          </table:table-cell>
          <table:table-cell table:formula="of:=[.C800]/[.$H$2]" office:value-type="float" office:value="0.130526432638541" calcext:value-type="float">
            <text:p>0,130526432638541</text:p>
          </table:table-cell>
          <table:table-cell table:formula="of:=[.E799]+([.D799]*([.A800]-[.A799]))" office:value-type="float" office:value="-1.03248678497792" calcext:value-type="float">
            <text:p>-1,03248678497792</text:p>
          </table:table-cell>
          <table:table-cell table:number-columns-repeated="3"/>
        </table:table-row>
        <table:table-row table:style-name="ro1">
          <table:table-cell table:formula="of:=[.A800]+0.01" office:value-type="float" office:value="7.98999999999987" calcext:value-type="float">
            <text:p>7,98999999999987</text:p>
          </table:table-cell>
          <table:table-cell table:formula="of:=[.B800]+([.E800]*([.A801]-[.A800]))" office:value-type="float" office:value="-0.14085130048832" calcext:value-type="float">
            <text:p>-0,14085130048832</text:p>
          </table:table-cell>
          <table:table-cell table:formula="of:=-[.$H$4]*[.B801]" office:value-type="float" office:value="0.0704256502441601" calcext:value-type="float">
            <text:p>0,07042565024416</text:p>
          </table:table-cell>
          <table:table-cell table:formula="of:=[.C801]/[.$H$2]" office:value-type="float" office:value="0.14085130048832" calcext:value-type="float">
            <text:p>0,14085130048832</text:p>
          </table:table-cell>
          <table:table-cell table:formula="of:=[.E800]+([.D800]*([.A801]-[.A800]))" office:value-type="float" office:value="-1.03118152065154" calcext:value-type="float">
            <text:p>-1,03118152065154</text:p>
          </table:table-cell>
          <table:table-cell table:number-columns-repeated="3"/>
        </table:table-row>
        <table:table-row table:style-name="ro1">
          <table:table-cell table:formula="of:=[.A801]+0.01" office:value-type="float" office:value="7.99999999999987" calcext:value-type="float">
            <text:p>7,99999999999987</text:p>
          </table:table-cell>
          <table:table-cell table:formula="of:=[.B801]+([.E801]*([.A802]-[.A801]))" office:value-type="float" office:value="-0.151163115694835" calcext:value-type="float">
            <text:p>-0,151163115694835</text:p>
          </table:table-cell>
          <table:table-cell table:formula="of:=-[.$H$4]*[.B802]" office:value-type="float" office:value="0.0755815578474177" calcext:value-type="float">
            <text:p>0,075581557847418</text:p>
          </table:table-cell>
          <table:table-cell table:formula="of:=[.C802]/[.$H$2]" office:value-type="float" office:value="0.151163115694835" calcext:value-type="float">
            <text:p>0,151163115694835</text:p>
          </table:table-cell>
          <table:table-cell table:formula="of:=[.E801]+([.D801]*([.A802]-[.A801]))" office:value-type="float" office:value="-1.02977300764665" calcext:value-type="float">
            <text:p>-1,02977300764665</text:p>
          </table:table-cell>
          <table:table-cell table:number-columns-repeated="3"/>
        </table:table-row>
        <table:table-row table:style-name="ro1">
          <table:table-cell table:formula="of:=[.A802]+0.01" office:value-type="float" office:value="8.00999999999987" calcext:value-type="float">
            <text:p>8,00999999999987</text:p>
          </table:table-cell>
          <table:table-cell table:formula="of:=[.B802]+([.E802]*([.A803]-[.A802]))" office:value-type="float" office:value="-0.161460845771302" calcext:value-type="float">
            <text:p>-0,161460845771302</text:p>
          </table:table-cell>
          <table:table-cell table:formula="of:=-[.$H$4]*[.B803]" office:value-type="float" office:value="0.0807304228856508" calcext:value-type="float">
            <text:p>0,080730422885651</text:p>
          </table:table-cell>
          <table:table-cell table:formula="of:=[.C803]/[.$H$2]" office:value-type="float" office:value="0.161460845771302" calcext:value-type="float">
            <text:p>0,161460845771302</text:p>
          </table:table-cell>
          <table:table-cell table:formula="of:=[.E802]+([.D802]*([.A803]-[.A802]))" office:value-type="float" office:value="-1.02826137648971" calcext:value-type="float">
            <text:p>-1,02826137648971</text:p>
          </table:table-cell>
          <table:table-cell table:number-columns-repeated="3"/>
        </table:table-row>
        <table:table-row table:style-name="ro1">
          <table:table-cell table:formula="of:=[.A803]+0.01" office:value-type="float" office:value="8.01999999999987" calcext:value-type="float">
            <text:p>8,01999999999987</text:p>
          </table:table-cell>
          <table:table-cell table:formula="of:=[.B803]+([.E803]*([.A804]-[.A803]))" office:value-type="float" office:value="-0.171743459536198" calcext:value-type="float">
            <text:p>-0,171743459536198</text:p>
          </table:table-cell>
          <table:table-cell table:formula="of:=-[.$H$4]*[.B804]" office:value-type="float" office:value="0.0858717297680992" calcext:value-type="float">
            <text:p>0,085871729768099</text:p>
          </table:table-cell>
          <table:table-cell table:formula="of:=[.C804]/[.$H$2]" office:value-type="float" office:value="0.171743459536198" calcext:value-type="float">
            <text:p>0,171743459536198</text:p>
          </table:table-cell>
          <table:table-cell table:formula="of:=[.E803]+([.D803]*([.A804]-[.A803]))" office:value-type="float" office:value="-1.02664676803199" calcext:value-type="float">
            <text:p>-1,02664676803199</text:p>
          </table:table-cell>
          <table:table-cell table:number-columns-repeated="3"/>
        </table:table-row>
        <table:table-row table:style-name="ro1">
          <table:table-cell table:formula="of:=[.A804]+0.01" office:value-type="float" office:value="8.02999999999987" calcext:value-type="float">
            <text:p>8,02999999999987</text:p>
          </table:table-cell>
          <table:table-cell table:formula="of:=[.B804]+([.E804]*([.A805]-[.A804]))" office:value-type="float" office:value="-0.182009927216518" calcext:value-type="float">
            <text:p>-0,182009927216518</text:p>
          </table:table-cell>
          <table:table-cell table:formula="of:=-[.$H$4]*[.B805]" office:value-type="float" office:value="0.0910049636082591" calcext:value-type="float">
            <text:p>0,091004963608259</text:p>
          </table:table-cell>
          <table:table-cell table:formula="of:=[.C805]/[.$H$2]" office:value-type="float" office:value="0.182009927216518" calcext:value-type="float">
            <text:p>0,182009927216518</text:p>
          </table:table-cell>
          <table:table-cell table:formula="of:=[.E804]+([.D804]*([.A805]-[.A804]))" office:value-type="float" office:value="-1.02492933343663" calcext:value-type="float">
            <text:p>-1,02492933343663</text:p>
          </table:table-cell>
          <table:table-cell table:number-columns-repeated="3"/>
        </table:table-row>
        <table:table-row table:style-name="ro1">
          <table:table-cell table:formula="of:=[.A805]+0.01" office:value-type="float" office:value="8.03999999999987" calcext:value-type="float">
            <text:p>8,03999999999987</text:p>
          </table:table-cell>
          <table:table-cell table:formula="of:=[.B805]+([.E805]*([.A806]-[.A805]))" office:value-type="float" office:value="-0.192259220550884" calcext:value-type="float">
            <text:p>-0,192259220550884</text:p>
          </table:table-cell>
          <table:table-cell table:formula="of:=-[.$H$4]*[.B806]" office:value-type="float" office:value="0.0961296102754421" calcext:value-type="float">
            <text:p>0,096129610275442</text:p>
          </table:table-cell>
          <table:table-cell table:formula="of:=[.C806]/[.$H$2]" office:value-type="float" office:value="0.192259220550884" calcext:value-type="float">
            <text:p>0,192259220550884</text:p>
          </table:table-cell>
          <table:table-cell table:formula="of:=[.E805]+([.D805]*([.A806]-[.A805]))" office:value-type="float" office:value="-1.02310923416447" calcext:value-type="float">
            <text:p>-1,02310923416447</text:p>
          </table:table-cell>
          <table:table-cell table:number-columns-repeated="3"/>
        </table:table-row>
        <table:table-row table:style-name="ro1">
          <table:table-cell table:formula="of:=[.A806]+0.01" office:value-type="float" office:value="8.04999999999987" calcext:value-type="float">
            <text:p>8,04999999999987</text:p>
          </table:table-cell>
          <table:table-cell table:formula="of:=[.B806]+([.E806]*([.A807]-[.A806]))" office:value-type="float" office:value="-0.202490312892529" calcext:value-type="float">
            <text:p>-0,202490312892529</text:p>
          </table:table-cell>
          <table:table-cell table:formula="of:=-[.$H$4]*[.B807]" office:value-type="float" office:value="0.101245156446264" calcext:value-type="float">
            <text:p>0,101245156446264</text:p>
          </table:table-cell>
          <table:table-cell table:formula="of:=[.C807]/[.$H$2]" office:value-type="float" office:value="0.202490312892529" calcext:value-type="float">
            <text:p>0,202490312892529</text:p>
          </table:table-cell>
          <table:table-cell table:formula="of:=[.E806]+([.D806]*([.A807]-[.A806]))" office:value-type="float" office:value="-1.02118664195896" calcext:value-type="float">
            <text:p>-1,02118664195896</text:p>
          </table:table-cell>
          <table:table-cell table:number-columns-repeated="3"/>
        </table:table-row>
        <table:table-row table:style-name="ro1">
          <table:table-cell table:formula="of:=[.A807]+0.01" office:value-type="float" office:value="8.05999999999987" calcext:value-type="float">
            <text:p>8,05999999999987</text:p>
          </table:table-cell>
          <table:table-cell table:formula="of:=[.B807]+([.E807]*([.A808]-[.A807]))" office:value-type="float" office:value="-0.212702179312118" calcext:value-type="float">
            <text:p>-0,212702179312118</text:p>
          </table:table-cell>
          <table:table-cell table:formula="of:=-[.$H$4]*[.B808]" office:value-type="float" office:value="0.106351089656059" calcext:value-type="float">
            <text:p>0,106351089656059</text:p>
          </table:table-cell>
          <table:table-cell table:formula="of:=[.C808]/[.$H$2]" office:value-type="float" office:value="0.212702179312118" calcext:value-type="float">
            <text:p>0,212702179312118</text:p>
          </table:table-cell>
          <table:table-cell table:formula="of:=[.E807]+([.D807]*([.A808]-[.A807]))" office:value-type="float" office:value="-1.01916173883003" calcext:value-type="float">
            <text:p>-1,01916173883003</text:p>
          </table:table-cell>
          <table:table-cell table:number-columns-repeated="3"/>
        </table:table-row>
        <table:table-row table:style-name="ro1">
          <table:table-cell table:formula="of:=[.A808]+0.01" office:value-type="float" office:value="8.06999999999987" calcext:value-type="float">
            <text:p>8,06999999999987</text:p>
          </table:table-cell>
          <table:table-cell table:formula="of:=[.B808]+([.E808]*([.A809]-[.A808]))" office:value-type="float" office:value="-0.222893796700418" calcext:value-type="float">
            <text:p>-0,222893796700418</text:p>
          </table:table-cell>
          <table:table-cell table:formula="of:=-[.$H$4]*[.B809]" office:value-type="float" office:value="0.111446898350209" calcext:value-type="float">
            <text:p>0,111446898350209</text:p>
          </table:table-cell>
          <table:table-cell table:formula="of:=[.C809]/[.$H$2]" office:value-type="float" office:value="0.222893796700418" calcext:value-type="float">
            <text:p>0,222893796700418</text:p>
          </table:table-cell>
          <table:table-cell table:formula="of:=[.E808]+([.D808]*([.A809]-[.A808]))" office:value-type="float" office:value="-1.01703471703691" calcext:value-type="float">
            <text:p>-1,01703471703691</text:p>
          </table:table-cell>
          <table:table-cell table:number-columns-repeated="3"/>
        </table:table-row>
        <table:table-row table:style-name="ro1">
          <table:table-cell table:formula="of:=[.A809]+0.01" office:value-type="float" office:value="8.07999999999987" calcext:value-type="float">
            <text:p>8,07999999999987</text:p>
          </table:table-cell>
          <table:table-cell table:formula="of:=[.B809]+([.E809]*([.A810]-[.A809]))" office:value-type="float" office:value="-0.233064143870787" calcext:value-type="float">
            <text:p>-0,233064143870787</text:p>
          </table:table-cell>
          <table:table-cell table:formula="of:=-[.$H$4]*[.B810]" office:value-type="float" office:value="0.116532071935394" calcext:value-type="float">
            <text:p>0,116532071935394</text:p>
          </table:table-cell>
          <table:table-cell table:formula="of:=[.C810]/[.$H$2]" office:value-type="float" office:value="0.233064143870787" calcext:value-type="float">
            <text:p>0,233064143870787</text:p>
          </table:table-cell>
          <table:table-cell table:formula="of:=[.E809]+([.D809]*([.A810]-[.A809]))" office:value-type="float" office:value="-1.01480577906991" calcext:value-type="float">
            <text:p>-1,01480577906991</text:p>
          </table:table-cell>
          <table:table-cell table:number-columns-repeated="3"/>
        </table:table-row>
        <table:table-row table:style-name="ro1">
          <table:table-cell table:formula="of:=[.A810]+0.01" office:value-type="float" office:value="8.08999999999987" calcext:value-type="float">
            <text:p>8,08999999999987</text:p>
          </table:table-cell>
          <table:table-cell table:formula="of:=[.B810]+([.E810]*([.A811]-[.A810]))" office:value-type="float" office:value="-0.243212201661486" calcext:value-type="float">
            <text:p>-0,243212201661486</text:p>
          </table:table-cell>
          <table:table-cell table:formula="of:=-[.$H$4]*[.B811]" office:value-type="float" office:value="0.121606100830743" calcext:value-type="float">
            <text:p>0,121606100830743</text:p>
          </table:table-cell>
          <table:table-cell table:formula="of:=[.C811]/[.$H$2]" office:value-type="float" office:value="0.243212201661486" calcext:value-type="float">
            <text:p>0,243212201661486</text:p>
          </table:table-cell>
          <table:table-cell table:formula="of:=[.E810]+([.D810]*([.A811]-[.A810]))" office:value-type="float" office:value="-1.0124751376312" calcext:value-type="float">
            <text:p>-1,0124751376312</text:p>
          </table:table-cell>
          <table:table-cell table:number-columns-repeated="3"/>
        </table:table-row>
        <table:table-row table:style-name="ro1">
          <table:table-cell table:formula="of:=[.A811]+0.01" office:value-type="float" office:value="8.09999999999987" calcext:value-type="float">
            <text:p>8,09999999999987</text:p>
          </table:table-cell>
          <table:table-cell table:formula="of:=[.B811]+([.E811]*([.A812]-[.A811]))" office:value-type="float" office:value="-0.253336953037798" calcext:value-type="float">
            <text:p>-0,253336953037798</text:p>
          </table:table-cell>
          <table:table-cell table:formula="of:=-[.$H$4]*[.B812]" office:value-type="float" office:value="0.126668476518899" calcext:value-type="float">
            <text:p>0,126668476518899</text:p>
          </table:table-cell>
          <table:table-cell table:formula="of:=[.C812]/[.$H$2]" office:value-type="float" office:value="0.253336953037798" calcext:value-type="float">
            <text:p>0,253336953037798</text:p>
          </table:table-cell>
          <table:table-cell table:formula="of:=[.E811]+([.D811]*([.A812]-[.A811]))" office:value-type="float" office:value="-1.01004301561458" calcext:value-type="float">
            <text:p>-1,01004301561458</text:p>
          </table:table-cell>
          <table:table-cell table:number-columns-repeated="3"/>
        </table:table-row>
        <table:table-row table:style-name="ro1">
          <table:table-cell table:formula="of:=[.A812]+0.01" office:value-type="float" office:value="8.10999999999987" calcext:value-type="float">
            <text:p>8,10999999999987</text:p>
          </table:table-cell>
          <table:table-cell table:formula="of:=[.B812]+([.E812]*([.A813]-[.A812]))" office:value-type="float" office:value="-0.263437383193943" calcext:value-type="float">
            <text:p>-0,263437383193943</text:p>
          </table:table-cell>
          <table:table-cell table:formula="of:=-[.$H$4]*[.B813]" office:value-type="float" office:value="0.131718691596972" calcext:value-type="float">
            <text:p>0,131718691596972</text:p>
          </table:table-cell>
          <table:table-cell table:formula="of:=[.C813]/[.$H$2]" office:value-type="float" office:value="0.263437383193943" calcext:value-type="float">
            <text:p>0,263437383193943</text:p>
          </table:table-cell>
          <table:table-cell table:formula="of:=[.E812]+([.D812]*([.A813]-[.A812]))" office:value-type="float" office:value="-1.00750964608421" calcext:value-type="float">
            <text:p>-1,00750964608421</text:p>
          </table:table-cell>
          <table:table-cell table:number-columns-repeated="3"/>
        </table:table-row>
        <table:table-row table:style-name="ro1">
          <table:table-cell table:formula="of:=[.A813]+0.01" office:value-type="float" office:value="8.11999999999987" calcext:value-type="float">
            <text:p>8,11999999999987</text:p>
          </table:table-cell>
          <table:table-cell table:formula="of:=[.B813]+([.E813]*([.A814]-[.A813]))" office:value-type="float" office:value="-0.273512479654785" calcext:value-type="float">
            <text:p>-0,273512479654785</text:p>
          </table:table-cell>
          <table:table-cell table:formula="of:=-[.$H$4]*[.B814]" office:value-type="float" office:value="0.136756239827393" calcext:value-type="float">
            <text:p>0,136756239827393</text:p>
          </table:table-cell>
          <table:table-cell table:formula="of:=[.C814]/[.$H$2]" office:value-type="float" office:value="0.273512479654785" calcext:value-type="float">
            <text:p>0,273512479654785</text:p>
          </table:table-cell>
          <table:table-cell table:formula="of:=[.E813]+([.D813]*([.A814]-[.A813]))" office:value-type="float" office:value="-1.00487527225227" calcext:value-type="float">
            <text:p>-1,00487527225227</text:p>
          </table:table-cell>
          <table:table-cell table:number-columns-repeated="3"/>
        </table:table-row>
        <table:table-row table:style-name="ro1">
          <table:table-cell table:formula="of:=[.A814]+0.01" office:value-type="float" office:value="8.12999999999987" calcext:value-type="float">
            <text:p>8,12999999999987</text:p>
          </table:table-cell>
          <table:table-cell table:formula="of:=[.B814]+([.E814]*([.A815]-[.A814]))" office:value-type="float" office:value="-0.283561232377307" calcext:value-type="float">
            <text:p>-0,283561232377307</text:p>
          </table:table-cell>
          <table:table-cell table:formula="of:=-[.$H$4]*[.B815]" office:value-type="float" office:value="0.141780616188654" calcext:value-type="float">
            <text:p>0,141780616188654</text:p>
          </table:table-cell>
          <table:table-cell table:formula="of:=[.C815]/[.$H$2]" office:value-type="float" office:value="0.283561232377307" calcext:value-type="float">
            <text:p>0,283561232377307</text:p>
          </table:table-cell>
          <table:table-cell table:formula="of:=[.E814]+([.D814]*([.A815]-[.A814]))" office:value-type="float" office:value="-1.00214014745572" calcext:value-type="float">
            <text:p>-1,00214014745572</text:p>
          </table:table-cell>
          <table:table-cell table:number-columns-repeated="3"/>
        </table:table-row>
        <table:table-row table:style-name="ro1">
          <table:table-cell table:formula="of:=[.A815]+0.01" office:value-type="float" office:value="8.13999999999987" calcext:value-type="float">
            <text:p>8,13999999999987</text:p>
          </table:table-cell>
          <table:table-cell table:formula="of:=[.B815]+([.E815]*([.A816]-[.A815]))" office:value-type="float" office:value="-0.293582633851864" calcext:value-type="float">
            <text:p>-0,293582633851864</text:p>
          </table:table-cell>
          <table:table-cell table:formula="of:=-[.$H$4]*[.B816]" office:value-type="float" office:value="0.146791316925932" calcext:value-type="float">
            <text:p>0,146791316925932</text:p>
          </table:table-cell>
          <table:table-cell table:formula="of:=[.C816]/[.$H$2]" office:value-type="float" office:value="0.293582633851864" calcext:value-type="float">
            <text:p>0,293582633851864</text:p>
          </table:table-cell>
          <table:table-cell table:formula="of:=[.E815]+([.D815]*([.A816]-[.A815]))" office:value-type="float" office:value="-0.999304535131945" calcext:value-type="float">
            <text:p>-0,999304535131945</text:p>
          </table:table-cell>
          <table:table-cell table:number-columns-repeated="3"/>
        </table:table-row>
        <table:table-row table:style-name="ro1">
          <table:table-cell table:formula="of:=[.A816]+0.01" office:value-type="float" office:value="8.14999999999987" calcext:value-type="float">
            <text:p>8,14999999999987</text:p>
          </table:table-cell>
          <table:table-cell table:formula="of:=[.B816]+([.E816]*([.A817]-[.A816]))" office:value-type="float" office:value="-0.303575679203184" calcext:value-type="float">
            <text:p>-0,303575679203184</text:p>
          </table:table-cell>
          <table:table-cell table:formula="of:=-[.$H$4]*[.B817]" office:value-type="float" office:value="0.151787839601592" calcext:value-type="float">
            <text:p>0,151787839601592</text:p>
          </table:table-cell>
          <table:table-cell table:formula="of:=[.C817]/[.$H$2]" office:value-type="float" office:value="0.303575679203184" calcext:value-type="float">
            <text:p>0,303575679203184</text:p>
          </table:table-cell>
          <table:table-cell table:formula="of:=[.E816]+([.D816]*([.A817]-[.A816]))" office:value-type="float" office:value="-0.996368708793426" calcext:value-type="float">
            <text:p>-0,996368708793426</text:p>
          </table:table-cell>
          <table:table-cell table:number-columns-repeated="3"/>
        </table:table-row>
        <table:table-row table:style-name="ro1">
          <table:table-cell table:formula="of:=[.A817]+0.01" office:value-type="float" office:value="8.15999999999987" calcext:value-type="float">
            <text:p>8,15999999999987</text:p>
          </table:table-cell>
          <table:table-cell table:formula="of:=[.B817]+([.E817]*([.A818]-[.A817]))" office:value-type="float" office:value="-0.313539366291118" calcext:value-type="float">
            <text:p>-0,313539366291118</text:p>
          </table:table-cell>
          <table:table-cell table:formula="of:=-[.$H$4]*[.B818]" office:value-type="float" office:value="0.156769683145559" calcext:value-type="float">
            <text:p>0,156769683145559</text:p>
          </table:table-cell>
          <table:table-cell table:formula="of:=[.C818]/[.$H$2]" office:value-type="float" office:value="0.313539366291118" calcext:value-type="float">
            <text:p>0,313539366291118</text:p>
          </table:table-cell>
          <table:table-cell table:formula="of:=[.E817]+([.D817]*([.A818]-[.A817]))" office:value-type="float" office:value="-0.993332952001395" calcext:value-type="float">
            <text:p>-0,993332952001395</text:p>
          </table:table-cell>
          <table:table-cell table:number-columns-repeated="3"/>
        </table:table-row>
        <table:table-row table:style-name="ro1">
          <table:table-cell table:formula="of:=[.A818]+0.01" office:value-type="float" office:value="8.16999999999987" calcext:value-type="float">
            <text:p>8,16999999999987</text:p>
          </table:table-cell>
          <table:table-cell table:formula="of:=[.B818]+([.E818]*([.A819]-[.A818]))" office:value-type="float" office:value="-0.323472695811131" calcext:value-type="float">
            <text:p>-0,323472695811131</text:p>
          </table:table-cell>
          <table:table-cell table:formula="of:=-[.$H$4]*[.B819]" office:value-type="float" office:value="0.161736347905566" calcext:value-type="float">
            <text:p>0,161736347905566</text:p>
          </table:table-cell>
          <table:table-cell table:formula="of:=[.C819]/[.$H$2]" office:value-type="float" office:value="0.323472695811131" calcext:value-type="float">
            <text:p>0,323472695811131</text:p>
          </table:table-cell>
          <table:table-cell table:formula="of:=[.E818]+([.D818]*([.A819]-[.A818]))" office:value-type="float" office:value="-0.990197558338484" calcext:value-type="float">
            <text:p>-0,990197558338484</text:p>
          </table:table-cell>
          <table:table-cell table:number-columns-repeated="3"/>
        </table:table-row>
        <table:table-row table:style-name="ro1">
          <table:table-cell table:formula="of:=[.A819]+0.01" office:value-type="float" office:value="8.17999999999987" calcext:value-type="float">
            <text:p>8,17999999999987</text:p>
          </table:table-cell>
          <table:table-cell table:formula="of:=[.B819]+([.E819]*([.A820]-[.A819]))" office:value-type="float" office:value="-0.333374671394516" calcext:value-type="float">
            <text:p>-0,333374671394516</text:p>
          </table:table-cell>
          <table:table-cell table:formula="of:=-[.$H$4]*[.B820]" office:value-type="float" office:value="0.166687335697258" calcext:value-type="float">
            <text:p>0,166687335697258</text:p>
          </table:table-cell>
          <table:table-cell table:formula="of:=[.C820]/[.$H$2]" office:value-type="float" office:value="0.333374671394516" calcext:value-type="float">
            <text:p>0,333374671394516</text:p>
          </table:table-cell>
          <table:table-cell table:formula="of:=[.E819]+([.D819]*([.A820]-[.A819]))" office:value-type="float" office:value="-0.986962831380372" calcext:value-type="float">
            <text:p>-0,986962831380372</text:p>
          </table:table-cell>
          <table:table-cell table:number-columns-repeated="3"/>
        </table:table-row>
        <table:table-row table:style-name="ro1">
          <table:table-cell table:formula="of:=[.A820]+0.01" office:value-type="float" office:value="8.18999999999987" calcext:value-type="float">
            <text:p>8,18999999999987</text:p>
          </table:table-cell>
          <table:table-cell table:formula="of:=[.B820]+([.E820]*([.A821]-[.A820]))" office:value-type="float" office:value="-0.343244299708319" calcext:value-type="float">
            <text:p>-0,343244299708319</text:p>
          </table:table-cell>
          <table:table-cell table:formula="of:=-[.$H$4]*[.B821]" office:value-type="float" office:value="0.17162214985416" calcext:value-type="float">
            <text:p>0,17162214985416</text:p>
          </table:table-cell>
          <table:table-cell table:formula="of:=[.C821]/[.$H$2]" office:value-type="float" office:value="0.343244299708319" calcext:value-type="float">
            <text:p>0,343244299708319</text:p>
          </table:table-cell>
          <table:table-cell table:formula="of:=[.E820]+([.D820]*([.A821]-[.A820]))" office:value-type="float" office:value="-0.983629084666427" calcext:value-type="float">
            <text:p>-0,983629084666427</text:p>
          </table:table-cell>
          <table:table-cell table:number-columns-repeated="3"/>
        </table:table-row>
        <table:table-row table:style-name="ro1">
          <table:table-cell table:formula="of:=[.A821]+0.01" office:value-type="float" office:value="8.19999999999987" calcext:value-type="float">
            <text:p>8,19999999999987</text:p>
          </table:table-cell>
          <table:table-cell table:formula="of:=[.B821]+([.E821]*([.A822]-[.A821]))" office:value-type="float" office:value="-0.353080590554984" calcext:value-type="float">
            <text:p>-0,353080590554984</text:p>
          </table:table-cell>
          <table:table-cell table:formula="of:=-[.$H$4]*[.B822]" office:value-type="float" office:value="0.176540295277492" calcext:value-type="float">
            <text:p>0,176540295277492</text:p>
          </table:table-cell>
          <table:table-cell table:formula="of:=[.C822]/[.$H$2]" office:value-type="float" office:value="0.353080590554984" calcext:value-type="float">
            <text:p>0,353080590554984</text:p>
          </table:table-cell>
          <table:table-cell table:formula="of:=[.E821]+([.D821]*([.A822]-[.A821]))" office:value-type="float" office:value="-0.980196641669344" calcext:value-type="float">
            <text:p>-0,980196641669344</text:p>
          </table:table-cell>
          <table:table-cell table:number-columns-repeated="3"/>
        </table:table-row>
        <table:table-row table:style-name="ro1">
          <table:table-cell table:formula="of:=[.A822]+0.01" office:value-type="float" office:value="8.20999999999987" calcext:value-type="float">
            <text:p>8,20999999999987</text:p>
          </table:table-cell>
          <table:table-cell table:formula="of:=[.B822]+([.E822]*([.A823]-[.A822]))" office:value-type="float" office:value="-0.362882556971677" calcext:value-type="float">
            <text:p>-0,362882556971677</text:p>
          </table:table-cell>
          <table:table-cell table:formula="of:=-[.$H$4]*[.B823]" office:value-type="float" office:value="0.181441278485838" calcext:value-type="float">
            <text:p>0,181441278485838</text:p>
          </table:table-cell>
          <table:table-cell table:formula="of:=[.C823]/[.$H$2]" office:value-type="float" office:value="0.362882556971677" calcext:value-type="float">
            <text:p>0,362882556971677</text:p>
          </table:table-cell>
          <table:table-cell table:formula="of:=[.E822]+([.D822]*([.A823]-[.A822]))" office:value-type="float" office:value="-0.976665835763794" calcext:value-type="float">
            <text:p>-0,976665835763794</text:p>
          </table:table-cell>
          <table:table-cell table:number-columns-repeated="3"/>
        </table:table-row>
        <table:table-row table:style-name="ro1">
          <table:table-cell table:formula="of:=[.A823]+0.01" office:value-type="float" office:value="8.21999999999987" calcext:value-type="float">
            <text:p>8,21999999999987</text:p>
          </table:table-cell>
          <table:table-cell table:formula="of:=[.B823]+([.E823]*([.A824]-[.A823]))" office:value-type="float" office:value="-0.372649215329315" calcext:value-type="float">
            <text:p>-0,372649215329315</text:p>
          </table:table-cell>
          <table:table-cell table:formula="of:=-[.$H$4]*[.B824]" office:value-type="float" office:value="0.186324607664657" calcext:value-type="float">
            <text:p>0,186324607664657</text:p>
          </table:table-cell>
          <table:table-cell table:formula="of:=[.C824]/[.$H$2]" office:value-type="float" office:value="0.372649215329315" calcext:value-type="float">
            <text:p>0,372649215329315</text:p>
          </table:table-cell>
          <table:table-cell table:formula="of:=[.E823]+([.D823]*([.A824]-[.A823]))" office:value-type="float" office:value="-0.973037010194078" calcext:value-type="float">
            <text:p>-0,973037010194078</text:p>
          </table:table-cell>
          <table:table-cell table:number-columns-repeated="3"/>
        </table:table-row>
        <table:table-row table:style-name="ro1">
          <table:table-cell table:formula="of:=[.A824]+0.01" office:value-type="float" office:value="8.22999999999987" calcext:value-type="float">
            <text:p>8,22999999999987</text:p>
          </table:table-cell>
          <table:table-cell table:formula="of:=[.B824]+([.E824]*([.A825]-[.A824]))" office:value-type="float" office:value="-0.382379585431255" calcext:value-type="float">
            <text:p>-0,382379585431255</text:p>
          </table:table-cell>
          <table:table-cell table:formula="of:=-[.$H$4]*[.B825]" office:value-type="float" office:value="0.191189792715628" calcext:value-type="float">
            <text:p>0,191189792715628</text:p>
          </table:table-cell>
          <table:table-cell table:formula="of:=[.C825]/[.$H$2]" office:value-type="float" office:value="0.382379585431255" calcext:value-type="float">
            <text:p>0,382379585431255</text:p>
          </table:table-cell>
          <table:table-cell table:formula="of:=[.E824]+([.D824]*([.A825]-[.A824]))" office:value-type="float" office:value="-0.969310518040785" calcext:value-type="float">
            <text:p>-0,969310518040785</text:p>
          </table:table-cell>
          <table:table-cell table:number-columns-repeated="3"/>
        </table:table-row>
        <table:table-row table:style-name="ro1">
          <table:table-cell table:formula="of:=[.A825]+0.01" office:value-type="float" office:value="8.23999999999987" calcext:value-type="float">
            <text:p>8,23999999999987</text:p>
          </table:table-cell>
          <table:table-cell table:formula="of:=[.B825]+([.E825]*([.A826]-[.A825]))" office:value-type="float" office:value="-0.392072690611663" calcext:value-type="float">
            <text:p>-0,392072690611663</text:p>
          </table:table-cell>
          <table:table-cell table:formula="of:=-[.$H$4]*[.B826]" office:value-type="float" office:value="0.196036345305831" calcext:value-type="float">
            <text:p>0,196036345305831</text:p>
          </table:table-cell>
          <table:table-cell table:formula="of:=[.C826]/[.$H$2]" office:value-type="float" office:value="0.392072690611663" calcext:value-type="float">
            <text:p>0,392072690611663</text:p>
          </table:table-cell>
          <table:table-cell table:formula="of:=[.E825]+([.D825]*([.A826]-[.A825]))" office:value-type="float" office:value="-0.965486722186472" calcext:value-type="float">
            <text:p>-0,965486722186472</text:p>
          </table:table-cell>
          <table:table-cell table:number-columns-repeated="3"/>
        </table:table-row>
        <table:table-row table:style-name="ro1">
          <table:table-cell table:formula="of:=[.A826]+0.01" office:value-type="float" office:value="8.24999999999987" calcext:value-type="float">
            <text:p>8,24999999999987</text:p>
          </table:table-cell>
          <table:table-cell table:formula="of:=[.B826]+([.E826]*([.A827]-[.A826]))" office:value-type="float" office:value="-0.401727557833527" calcext:value-type="float">
            <text:p>-0,401727557833527</text:p>
          </table:table-cell>
          <table:table-cell table:formula="of:=-[.$H$4]*[.B827]" office:value-type="float" office:value="0.200863778916764" calcext:value-type="float">
            <text:p>0,200863778916764</text:p>
          </table:table-cell>
          <table:table-cell table:formula="of:=[.C827]/[.$H$2]" office:value-type="float" office:value="0.401727557833527" calcext:value-type="float">
            <text:p>0,401727557833527</text:p>
          </table:table-cell>
          <table:table-cell table:formula="of:=[.E826]+([.D826]*([.A827]-[.A826]))" office:value-type="float" office:value="-0.961565995280356" calcext:value-type="float">
            <text:p>-0,961565995280356</text:p>
          </table:table-cell>
          <table:table-cell table:number-columns-repeated="3"/>
        </table:table-row>
        <table:table-row table:style-name="ro1">
          <table:table-cell table:formula="of:=[.A827]+0.01" office:value-type="float" office:value="8.25999999999987" calcext:value-type="float">
            <text:p>8,25999999999987</text:p>
          </table:table-cell>
          <table:table-cell table:formula="of:=[.B827]+([.E827]*([.A828]-[.A827]))" office:value-type="float" office:value="-0.411343217786331" calcext:value-type="float">
            <text:p>-0,411343217786331</text:p>
          </table:table-cell>
          <table:table-cell table:formula="of:=-[.$H$4]*[.B828]" office:value-type="float" office:value="0.205671608893165" calcext:value-type="float">
            <text:p>0,205671608893165</text:p>
          </table:table-cell>
          <table:table-cell table:formula="of:=[.C828]/[.$H$2]" office:value-type="float" office:value="0.411343217786331" calcext:value-type="float">
            <text:p>0,411343217786331</text:p>
          </table:table-cell>
          <table:table-cell table:formula="of:=[.E827]+([.D827]*([.A828]-[.A827]))" office:value-type="float" office:value="-0.95754871970202" calcext:value-type="float">
            <text:p>-0,95754871970202</text:p>
          </table:table-cell>
          <table:table-cell table:number-columns-repeated="3"/>
        </table:table-row>
        <table:table-row table:style-name="ro1">
          <table:table-cell table:formula="of:=[.A828]+0.01" office:value-type="float" office:value="8.26999999999987" calcext:value-type="float">
            <text:p>8,26999999999987</text:p>
          </table:table-cell>
          <table:table-cell table:formula="of:=[.B828]+([.E828]*([.A829]-[.A828]))" office:value-type="float" office:value="-0.420918704983351" calcext:value-type="float">
            <text:p>-0,420918704983351</text:p>
          </table:table-cell>
          <table:table-cell table:formula="of:=-[.$H$4]*[.B829]" office:value-type="float" office:value="0.210459352491675" calcext:value-type="float">
            <text:p>0,210459352491675</text:p>
          </table:table-cell>
          <table:table-cell table:formula="of:=[.C829]/[.$H$2]" office:value-type="float" office:value="0.420918704983351" calcext:value-type="float">
            <text:p>0,420918704983351</text:p>
          </table:table-cell>
          <table:table-cell table:formula="of:=[.E828]+([.D828]*([.A829]-[.A828]))" office:value-type="float" office:value="-0.953435287524157" calcext:value-type="float">
            <text:p>-0,953435287524157</text:p>
          </table:table-cell>
          <table:table-cell table:number-columns-repeated="3"/>
        </table:table-row>
        <table:table-row table:style-name="ro1">
          <table:table-cell table:formula="of:=[.A829]+0.01" office:value-type="float" office:value="8.27999999999987" calcext:value-type="float">
            <text:p>8,27999999999987</text:p>
          </table:table-cell>
          <table:table-cell table:formula="of:=[.B829]+([.E829]*([.A830]-[.A829]))" office:value-type="float" office:value="-0.430453057858592" calcext:value-type="float">
            <text:p>-0,430453057858592</text:p>
          </table:table-cell>
          <table:table-cell table:formula="of:=-[.$H$4]*[.B830]" office:value-type="float" office:value="0.215226528929296" calcext:value-type="float">
            <text:p>0,215226528929296</text:p>
          </table:table-cell>
          <table:table-cell table:formula="of:=[.C830]/[.$H$2]" office:value-type="float" office:value="0.430453057858592" calcext:value-type="float">
            <text:p>0,430453057858592</text:p>
          </table:table-cell>
          <table:table-cell table:formula="of:=[.E829]+([.D829]*([.A830]-[.A829]))" office:value-type="float" office:value="-0.949226100474324" calcext:value-type="float">
            <text:p>-0,949226100474324</text:p>
          </table:table-cell>
          <table:table-cell table:number-columns-repeated="3"/>
        </table:table-row>
        <table:table-row table:style-name="ro1">
          <table:table-cell table:formula="of:=[.A830]+0.01" office:value-type="float" office:value="8.28999999999987" calcext:value-type="float">
            <text:p>8,28999999999987</text:p>
          </table:table-cell>
          <table:table-cell table:formula="of:=[.B830]+([.E830]*([.A831]-[.A830]))" office:value-type="float" office:value="-0.439945318863335" calcext:value-type="float">
            <text:p>-0,439945318863335</text:p>
          </table:table-cell>
          <table:table-cell table:formula="of:=-[.$H$4]*[.B831]" office:value-type="float" office:value="0.219972659431667" calcext:value-type="float">
            <text:p>0,219972659431667</text:p>
          </table:table-cell>
          <table:table-cell table:formula="of:=[.C831]/[.$H$2]" office:value-type="float" office:value="0.439945318863335" calcext:value-type="float">
            <text:p>0,439945318863335</text:p>
          </table:table-cell>
          <table:table-cell table:formula="of:=[.E830]+([.D830]*([.A831]-[.A830]))" office:value-type="float" office:value="-0.944921569895738" calcext:value-type="float">
            <text:p>-0,944921569895738</text:p>
          </table:table-cell>
          <table:table-cell table:number-columns-repeated="3"/>
        </table:table-row>
        <table:table-row table:style-name="ro1">
          <table:table-cell table:formula="of:=[.A831]+0.01" office:value-type="float" office:value="8.29999999999987" calcext:value-type="float">
            <text:p>8,29999999999987</text:p>
          </table:table-cell>
          <table:table-cell table:formula="of:=[.B831]+([.E831]*([.A832]-[.A831]))" office:value-type="float" office:value="-0.449394534562292" calcext:value-type="float">
            <text:p>-0,449394534562292</text:p>
          </table:table-cell>
          <table:table-cell table:formula="of:=-[.$H$4]*[.B832]" office:value-type="float" office:value="0.224697267281146" calcext:value-type="float">
            <text:p>0,224697267281146</text:p>
          </table:table-cell>
          <table:table-cell table:formula="of:=[.C832]/[.$H$2]" office:value-type="float" office:value="0.449394534562292" calcext:value-type="float">
            <text:p>0,449394534562292</text:p>
          </table:table-cell>
          <table:table-cell table:formula="of:=[.E831]+([.D831]*([.A832]-[.A831]))" office:value-type="float" office:value="-0.940522116707105" calcext:value-type="float">
            <text:p>-0,940522116707105</text:p>
          </table:table-cell>
          <table:table-cell table:number-columns-repeated="3"/>
        </table:table-row>
        <table:table-row table:style-name="ro1">
          <table:table-cell table:formula="of:=[.A832]+0.01" office:value-type="float" office:value="8.30999999999987" calcext:value-type="float">
            <text:p>8,30999999999987</text:p>
          </table:table-cell>
          <table:table-cell table:formula="of:=[.B832]+([.E832]*([.A833]-[.A832]))" office:value-type="float" office:value="-0.458799755729363" calcext:value-type="float">
            <text:p>-0,458799755729363</text:p>
          </table:table-cell>
          <table:table-cell table:formula="of:=-[.$H$4]*[.B833]" office:value-type="float" office:value="0.229399877864682" calcext:value-type="float">
            <text:p>0,229399877864682</text:p>
          </table:table-cell>
          <table:table-cell table:formula="of:=[.C833]/[.$H$2]" office:value-type="float" office:value="0.458799755729363" calcext:value-type="float">
            <text:p>0,458799755729363</text:p>
          </table:table-cell>
          <table:table-cell table:formula="of:=[.E832]+([.D832]*([.A833]-[.A832]))" office:value-type="float" office:value="-0.936028171361482" calcext:value-type="float">
            <text:p>-0,936028171361482</text:p>
          </table:table-cell>
          <table:table-cell table:number-columns-repeated="3"/>
        </table:table-row>
        <table:table-row table:style-name="ro1">
          <table:table-cell table:formula="of:=[.A833]+0.01" office:value-type="float" office:value="8.31999999999987" calcext:value-type="float">
            <text:p>8,31999999999987</text:p>
          </table:table-cell>
          <table:table-cell table:formula="of:=[.B833]+([.E833]*([.A834]-[.A833]))" office:value-type="float" office:value="-0.468160037442978" calcext:value-type="float">
            <text:p>-0,468160037442978</text:p>
          </table:table-cell>
          <table:table-cell table:formula="of:=-[.$H$4]*[.B834]" office:value-type="float" office:value="0.234080018721489" calcext:value-type="float">
            <text:p>0,234080018721489</text:p>
          </table:table-cell>
          <table:table-cell table:formula="of:=[.C834]/[.$H$2]" office:value-type="float" office:value="0.468160037442978" calcext:value-type="float">
            <text:p>0,468160037442978</text:p>
          </table:table-cell>
          <table:table-cell table:formula="of:=[.E833]+([.D833]*([.A834]-[.A833]))" office:value-type="float" office:value="-0.931440173804188" calcext:value-type="float">
            <text:p>-0,931440173804188</text:p>
          </table:table-cell>
          <table:table-cell table:number-columns-repeated="3"/>
        </table:table-row>
        <table:table-row table:style-name="ro1">
          <table:table-cell table:formula="of:=[.A834]+0.01" office:value-type="float" office:value="8.32999999999987" calcext:value-type="float">
            <text:p>8,32999999999987</text:p>
          </table:table-cell>
          <table:table-cell table:formula="of:=[.B834]+([.E834]*([.A835]-[.A834]))" office:value-type="float" office:value="-0.477474439181019" calcext:value-type="float">
            <text:p>-0,477474439181019</text:p>
          </table:table-cell>
          <table:table-cell table:formula="of:=-[.$H$4]*[.B835]" office:value-type="float" office:value="0.23873721959051" calcext:value-type="float">
            <text:p>0,23873721959051</text:p>
          </table:table-cell>
          <table:table-cell table:formula="of:=[.C835]/[.$H$2]" office:value-type="float" office:value="0.477474439181019" calcext:value-type="float">
            <text:p>0,477474439181019</text:p>
          </table:table-cell>
          <table:table-cell table:formula="of:=[.E834]+([.D834]*([.A835]-[.A834]))" office:value-type="float" office:value="-0.926758573429759" calcext:value-type="float">
            <text:p>-0,926758573429759</text:p>
          </table:table-cell>
          <table:table-cell table:number-columns-repeated="3"/>
        </table:table-row>
        <table:table-row table:style-name="ro1">
          <table:table-cell table:formula="of:=[.A835]+0.01" office:value-type="float" office:value="8.33999999999987" calcext:value-type="float">
            <text:p>8,33999999999987</text:p>
          </table:table-cell>
          <table:table-cell table:formula="of:=[.B835]+([.E835]*([.A836]-[.A835]))" office:value-type="float" office:value="-0.486742024915317" calcext:value-type="float">
            <text:p>-0,486742024915317</text:p>
          </table:table-cell>
          <table:table-cell table:formula="of:=-[.$H$4]*[.B836]" office:value-type="float" office:value="0.243371012457658" calcext:value-type="float">
            <text:p>0,243371012457658</text:p>
          </table:table-cell>
          <table:table-cell table:formula="of:=[.C836]/[.$H$2]" office:value-type="float" office:value="0.486742024915317" calcext:value-type="float">
            <text:p>0,486742024915317</text:p>
          </table:table-cell>
          <table:table-cell table:formula="of:=[.E835]+([.D835]*([.A836]-[.A835]))" office:value-type="float" office:value="-0.921983829037949" calcext:value-type="float">
            <text:p>-0,921983829037949</text:p>
          </table:table-cell>
          <table:table-cell table:number-columns-repeated="3"/>
        </table:table-row>
        <table:table-row table:style-name="ro1">
          <table:table-cell table:formula="of:=[.A836]+0.01" office:value-type="float" office:value="8.34999999999987" calcext:value-type="float">
            <text:p>8,34999999999987</text:p>
          </table:table-cell>
          <table:table-cell table:formula="of:=[.B836]+([.E836]*([.A837]-[.A836]))" office:value-type="float" office:value="-0.495961863205696" calcext:value-type="float">
            <text:p>-0,495961863205696</text:p>
          </table:table-cell>
          <table:table-cell table:formula="of:=-[.$H$4]*[.B837]" office:value-type="float" office:value="0.247980931602848" calcext:value-type="float">
            <text:p>0,247980931602848</text:p>
          </table:table-cell>
          <table:table-cell table:formula="of:=[.C837]/[.$H$2]" office:value-type="float" office:value="0.495961863205696" calcext:value-type="float">
            <text:p>0,495961863205696</text:p>
          </table:table-cell>
          <table:table-cell table:formula="of:=[.E836]+([.D836]*([.A837]-[.A836]))" office:value-type="float" office:value="-0.917116408788795" calcext:value-type="float">
            <text:p>-0,917116408788795</text:p>
          </table:table-cell>
          <table:table-cell table:number-columns-repeated="3"/>
        </table:table-row>
        <table:table-row table:style-name="ro1">
          <table:table-cell table:formula="of:=[.A837]+0.01" office:value-type="float" office:value="8.35999999999987" calcext:value-type="float">
            <text:p>8,35999999999987</text:p>
          </table:table-cell>
          <table:table-cell table:formula="of:=[.B837]+([.E837]*([.A838]-[.A837]))" office:value-type="float" office:value="-0.505133027293584" calcext:value-type="float">
            <text:p>-0,505133027293584</text:p>
          </table:table-cell>
          <table:table-cell table:formula="of:=-[.$H$4]*[.B838]" office:value-type="float" office:value="0.252566513646792" calcext:value-type="float">
            <text:p>0,252566513646792</text:p>
          </table:table-cell>
          <table:table-cell table:formula="of:=[.C838]/[.$H$2]" office:value-type="float" office:value="0.505133027293584" calcext:value-type="float">
            <text:p>0,505133027293584</text:p>
          </table:table-cell>
          <table:table-cell table:formula="of:=[.E837]+([.D837]*([.A838]-[.A837]))" office:value-type="float" office:value="-0.912156790156739" calcext:value-type="float">
            <text:p>-0,912156790156739</text:p>
          </table:table-cell>
          <table:table-cell table:number-columns-repeated="3"/>
        </table:table-row>
        <table:table-row table:style-name="ro1">
          <table:table-cell table:formula="of:=[.A838]+0.01" office:value-type="float" office:value="8.36999999999987" calcext:value-type="float">
            <text:p>8,36999999999987</text:p>
          </table:table-cell>
          <table:table-cell table:formula="of:=[.B838]+([.E838]*([.A839]-[.A838]))" office:value-type="float" office:value="-0.514254595195151" calcext:value-type="float">
            <text:p>-0,514254595195151</text:p>
          </table:table-cell>
          <table:table-cell table:formula="of:=-[.$H$4]*[.B839]" office:value-type="float" office:value="0.257127297597575" calcext:value-type="float">
            <text:p>0,257127297597575</text:p>
          </table:table-cell>
          <table:table-cell table:formula="of:=[.C839]/[.$H$2]" office:value-type="float" office:value="0.514254595195151" calcext:value-type="float">
            <text:p>0,514254595195151</text:p>
          </table:table-cell>
          <table:table-cell table:formula="of:=[.E838]+([.D838]*([.A839]-[.A838]))" office:value-type="float" office:value="-0.907105459883803" calcext:value-type="float">
            <text:p>-0,907105459883803</text:p>
          </table:table-cell>
          <table:table-cell table:number-columns-repeated="3"/>
        </table:table-row>
        <table:table-row table:style-name="ro1">
          <table:table-cell table:formula="of:=[.A839]+0.01" office:value-type="float" office:value="8.37999999999987" calcext:value-type="float">
            <text:p>8,37999999999987</text:p>
          </table:table-cell>
          <table:table-cell table:formula="of:=[.B839]+([.E839]*([.A840]-[.A839]))" office:value-type="float" office:value="-0.523325649793989" calcext:value-type="float">
            <text:p>-0,523325649793989</text:p>
          </table:table-cell>
          <table:table-cell table:formula="of:=-[.$H$4]*[.B840]" office:value-type="float" office:value="0.261662824896994" calcext:value-type="float">
            <text:p>0,261662824896994</text:p>
          </table:table-cell>
          <table:table-cell table:formula="of:=[.C840]/[.$H$2]" office:value-type="float" office:value="0.523325649793989" calcext:value-type="float">
            <text:p>0,523325649793989</text:p>
          </table:table-cell>
          <table:table-cell table:formula="of:=[.E839]+([.D839]*([.A840]-[.A839]))" office:value-type="float" office:value="-0.901962913931852" calcext:value-type="float">
            <text:p>-0,901962913931852</text:p>
          </table:table-cell>
          <table:table-cell table:number-columns-repeated="3"/>
        </table:table-row>
        <table:table-row table:style-name="ro1">
          <table:table-cell table:formula="of:=[.A840]+0.01" office:value-type="float" office:value="8.38999999999987" calcext:value-type="float">
            <text:p>8,38999999999987</text:p>
          </table:table-cell>
          <table:table-cell table:formula="of:=[.B840]+([.E840]*([.A841]-[.A840]))" office:value-type="float" office:value="-0.532345278933307" calcext:value-type="float">
            <text:p>-0,532345278933307</text:p>
          </table:table-cell>
          <table:table-cell table:formula="of:=-[.$H$4]*[.B841]" office:value-type="float" office:value="0.266172639466654" calcext:value-type="float">
            <text:p>0,266172639466654</text:p>
          </table:table-cell>
          <table:table-cell table:formula="of:=[.C841]/[.$H$2]" office:value-type="float" office:value="0.532345278933307" calcext:value-type="float">
            <text:p>0,532345278933307</text:p>
          </table:table-cell>
          <table:table-cell table:formula="of:=[.E840]+([.D840]*([.A841]-[.A840]))" office:value-type="float" office:value="-0.896729657433912" calcext:value-type="float">
            <text:p>-0,896729657433912</text:p>
          </table:table-cell>
          <table:table-cell table:number-columns-repeated="3"/>
        </table:table-row>
        <table:table-row table:style-name="ro1">
          <table:table-cell table:formula="of:=[.A841]+0.01" office:value-type="float" office:value="8.39999999999987" calcext:value-type="float">
            <text:p>8,39999999999987</text:p>
          </table:table-cell>
          <table:table-cell table:formula="of:=[.B841]+([.E841]*([.A842]-[.A841]))" office:value-type="float" office:value="-0.541312575507646" calcext:value-type="float">
            <text:p>-0,541312575507646</text:p>
          </table:table-cell>
          <table:table-cell table:formula="of:=-[.$H$4]*[.B842]" office:value-type="float" office:value="0.270656287753823" calcext:value-type="float">
            <text:p>0,270656287753823</text:p>
          </table:table-cell>
          <table:table-cell table:formula="of:=[.C842]/[.$H$2]" office:value-type="float" office:value="0.541312575507646" calcext:value-type="float">
            <text:p>0,541312575507646</text:p>
          </table:table-cell>
          <table:table-cell table:formula="of:=[.E841]+([.D841]*([.A842]-[.A841]))" office:value-type="float" office:value="-0.891406204644579" calcext:value-type="float">
            <text:p>-0,891406204644579</text:p>
          </table:table-cell>
          <table:table-cell table:number-columns-repeated="3"/>
        </table:table-row>
        <table:table-row table:style-name="ro1">
          <table:table-cell table:formula="of:=[.A842]+0.01" office:value-type="float" office:value="8.40999999999987" calcext:value-type="float">
            <text:p>8,40999999999987</text:p>
          </table:table-cell>
          <table:table-cell table:formula="of:=[.B842]+([.E842]*([.A843]-[.A842]))" office:value-type="float" office:value="-0.550226637554092" calcext:value-type="float">
            <text:p>-0,550226637554092</text:p>
          </table:table-cell>
          <table:table-cell table:formula="of:=-[.$H$4]*[.B843]" office:value-type="float" office:value="0.275113318777046" calcext:value-type="float">
            <text:p>0,275113318777046</text:p>
          </table:table-cell>
          <table:table-cell table:formula="of:=[.C843]/[.$H$2]" office:value-type="float" office:value="0.550226637554092" calcext:value-type="float">
            <text:p>0,550226637554092</text:p>
          </table:table-cell>
          <table:table-cell table:formula="of:=[.E842]+([.D842]*([.A843]-[.A842]))" office:value-type="float" office:value="-0.885993078889502" calcext:value-type="float">
            <text:p>-0,885993078889502</text:p>
          </table:table-cell>
          <table:table-cell table:number-columns-repeated="3"/>
        </table:table-row>
        <table:table-row table:style-name="ro1">
          <table:table-cell table:formula="of:=[.A843]+0.01" office:value-type="float" office:value="8.41999999999987" calcext:value-type="float">
            <text:p>8,41999999999987</text:p>
          </table:table-cell>
          <table:table-cell table:formula="of:=[.B843]+([.E843]*([.A844]-[.A843]))" office:value-type="float" office:value="-0.559086568342986" calcext:value-type="float">
            <text:p>-0,559086568342986</text:p>
          </table:table-cell>
          <table:table-cell table:formula="of:=-[.$H$4]*[.B844]" office:value-type="float" office:value="0.279543284171493" calcext:value-type="float">
            <text:p>0,279543284171493</text:p>
          </table:table-cell>
          <table:table-cell table:formula="of:=[.C844]/[.$H$2]" office:value-type="float" office:value="0.559086568342986" calcext:value-type="float">
            <text:p>0,559086568342986</text:p>
          </table:table-cell>
          <table:table-cell table:formula="of:=[.E843]+([.D843]*([.A844]-[.A843]))" office:value-type="float" office:value="-0.880490812513962" calcext:value-type="float">
            <text:p>-0,880490812513962</text:p>
          </table:table-cell>
          <table:table-cell table:number-columns-repeated="3"/>
        </table:table-row>
        <table:table-row table:style-name="ro1">
          <table:table-cell table:formula="of:=[.A844]+0.01" office:value-type="float" office:value="8.42999999999987" calcext:value-type="float">
            <text:p>8,42999999999987</text:p>
          </table:table-cell>
          <table:table-cell table:formula="of:=[.B844]+([.E844]*([.A845]-[.A844]))" office:value-type="float" office:value="-0.567891476468126" calcext:value-type="float">
            <text:p>-0,567891476468126</text:p>
          </table:table-cell>
          <table:table-cell table:formula="of:=-[.$H$4]*[.B845]" office:value-type="float" office:value="0.283945738234063" calcext:value-type="float">
            <text:p>0,283945738234063</text:p>
          </table:table-cell>
          <table:table-cell table:formula="of:=[.C845]/[.$H$2]" office:value-type="float" office:value="0.567891476468126" calcext:value-type="float">
            <text:p>0,567891476468126</text:p>
          </table:table-cell>
          <table:table-cell table:formula="of:=[.E844]+([.D844]*([.A845]-[.A844]))" office:value-type="float" office:value="-0.874899946830532" calcext:value-type="float">
            <text:p>-0,874899946830532</text:p>
          </table:table-cell>
          <table:table-cell table:number-columns-repeated="3"/>
        </table:table-row>
        <table:table-row table:style-name="ro1">
          <table:table-cell table:formula="of:=[.A845]+0.01" office:value-type="float" office:value="8.43999999999986" calcext:value-type="float">
            <text:p>8,43999999999986</text:p>
          </table:table-cell>
          <table:table-cell table:formula="of:=[.B845]+([.E845]*([.A846]-[.A845]))" office:value-type="float" office:value="-0.576640475936431" calcext:value-type="float">
            <text:p>-0,576640475936431</text:p>
          </table:table-cell>
          <table:table-cell table:formula="of:=-[.$H$4]*[.B846]" office:value-type="float" office:value="0.288320237968215" calcext:value-type="float">
            <text:p>0,288320237968215</text:p>
          </table:table-cell>
          <table:table-cell table:formula="of:=[.C846]/[.$H$2]" office:value-type="float" office:value="0.576640475936431" calcext:value-type="float">
            <text:p>0,576640475936431</text:p>
          </table:table-cell>
          <table:table-cell table:formula="of:=[.E845]+([.D845]*([.A846]-[.A845]))" office:value-type="float" office:value="-0.869221032065851" calcext:value-type="float">
            <text:p>-0,869221032065851</text:p>
          </table:table-cell>
          <table:table-cell table:number-columns-repeated="3"/>
        </table:table-row>
        <table:table-row table:style-name="ro1">
          <table:table-cell table:formula="of:=[.A846]+0.01" office:value-type="float" office:value="8.44999999999986" calcext:value-type="float">
            <text:p>8,44999999999986</text:p>
          </table:table-cell>
          <table:table-cell table:formula="of:=[.B846]+([.E846]*([.A847]-[.A846]))" office:value-type="float" office:value="-0.585332686257089" calcext:value-type="float">
            <text:p>-0,585332686257089</text:p>
          </table:table-cell>
          <table:table-cell table:formula="of:=-[.$H$4]*[.B847]" office:value-type="float" office:value="0.292666343128545" calcext:value-type="float">
            <text:p>0,292666343128545</text:p>
          </table:table-cell>
          <table:table-cell table:formula="of:=[.C847]/[.$H$2]" office:value-type="float" office:value="0.585332686257089" calcext:value-type="float">
            <text:p>0,585332686257089</text:p>
          </table:table-cell>
          <table:table-cell table:formula="of:=[.E846]+([.D846]*([.A847]-[.A846]))" office:value-type="float" office:value="-0.863454627306487" calcext:value-type="float">
            <text:p>-0,863454627306487</text:p>
          </table:table-cell>
          <table:table-cell table:number-columns-repeated="3"/>
        </table:table-row>
        <table:table-row table:style-name="ro1">
          <table:table-cell table:formula="of:=[.A847]+0.01" office:value-type="float" office:value="8.45999999999986" calcext:value-type="float">
            <text:p>8,45999999999986</text:p>
          </table:table-cell>
          <table:table-cell table:formula="of:=[.B847]+([.E847]*([.A848]-[.A847]))" office:value-type="float" office:value="-0.593967232530154" calcext:value-type="float">
            <text:p>-0,593967232530154</text:p>
          </table:table-cell>
          <table:table-cell table:formula="of:=-[.$H$4]*[.B848]" office:value-type="float" office:value="0.296983616265077" calcext:value-type="float">
            <text:p>0,296983616265077</text:p>
          </table:table-cell>
          <table:table-cell table:formula="of:=[.C848]/[.$H$2]" office:value-type="float" office:value="0.593967232530154" calcext:value-type="float">
            <text:p>0,593967232530154</text:p>
          </table:table-cell>
          <table:table-cell table:formula="of:=[.E847]+([.D847]*([.A848]-[.A847]))" office:value-type="float" office:value="-0.857601300443916" calcext:value-type="float">
            <text:p>-0,857601300443916</text:p>
          </table:table-cell>
          <table:table-cell table:number-columns-repeated="3"/>
        </table:table-row>
        <table:table-row table:style-name="ro1">
          <table:table-cell table:formula="of:=[.A848]+0.01" office:value-type="float" office:value="8.46999999999986" calcext:value-type="float">
            <text:p>8,46999999999986</text:p>
          </table:table-cell>
          <table:table-cell table:formula="of:=[.B848]+([.E848]*([.A849]-[.A848]))" office:value-type="float" office:value="-0.602543245534593" calcext:value-type="float">
            <text:p>-0,602543245534593</text:p>
          </table:table-cell>
          <table:table-cell table:formula="of:=-[.$H$4]*[.B849]" office:value-type="float" office:value="0.301271622767296" calcext:value-type="float">
            <text:p>0,301271622767296</text:p>
          </table:table-cell>
          <table:table-cell table:formula="of:=[.C849]/[.$H$2]" office:value-type="float" office:value="0.602543245534593" calcext:value-type="float">
            <text:p>0,602543245534593</text:p>
          </table:table-cell>
          <table:table-cell table:formula="of:=[.E848]+([.D848]*([.A849]-[.A848]))" office:value-type="float" office:value="-0.851661628118614" calcext:value-type="float">
            <text:p>-0,851661628118614</text:p>
          </table:table-cell>
          <table:table-cell table:number-columns-repeated="3"/>
        </table:table-row>
        <table:table-row table:style-name="ro1">
          <table:table-cell table:formula="of:=[.A849]+0.01" office:value-type="float" office:value="8.47999999999986" calcext:value-type="float">
            <text:p>8,47999999999986</text:p>
          </table:table-cell>
          <table:table-cell table:formula="of:=[.B849]+([.E849]*([.A850]-[.A849]))" office:value-type="float" office:value="-0.611059861815779" calcext:value-type="float">
            <text:p>-0,611059861815779</text:p>
          </table:table-cell>
          <table:table-cell table:formula="of:=-[.$H$4]*[.B850]" office:value-type="float" office:value="0.305529930907889" calcext:value-type="float">
            <text:p>0,305529930907889</text:p>
          </table:table-cell>
          <table:table-cell table:formula="of:=[.C850]/[.$H$2]" office:value-type="float" office:value="0.611059861815779" calcext:value-type="float">
            <text:p>0,611059861815779</text:p>
          </table:table-cell>
          <table:table-cell table:formula="of:=[.E849]+([.D849]*([.A850]-[.A849]))" office:value-type="float" office:value="-0.845636195663269" calcext:value-type="float">
            <text:p>-0,845636195663269</text:p>
          </table:table-cell>
          <table:table-cell table:number-columns-repeated="3"/>
        </table:table-row>
        <table:table-row table:style-name="ro1">
          <table:table-cell table:formula="of:=[.A850]+0.01" office:value-type="float" office:value="8.48999999999986" calcext:value-type="float">
            <text:p>8,48999999999986</text:p>
          </table:table-cell>
          <table:table-cell table:formula="of:=[.B850]+([.E850]*([.A851]-[.A850]))" office:value-type="float" office:value="-0.619516223772411" calcext:value-type="float">
            <text:p>-0,619516223772411</text:p>
          </table:table-cell>
          <table:table-cell table:formula="of:=-[.$H$4]*[.B851]" office:value-type="float" office:value="0.309758111886206" calcext:value-type="float">
            <text:p>0,309758111886206</text:p>
          </table:table-cell>
          <table:table-cell table:formula="of:=[.C851]/[.$H$2]" office:value-type="float" office:value="0.619516223772411" calcext:value-type="float">
            <text:p>0,619516223772411</text:p>
          </table:table-cell>
          <table:table-cell table:formula="of:=[.E850]+([.D850]*([.A851]-[.A850]))" office:value-type="float" office:value="-0.839525597045111" calcext:value-type="float">
            <text:p>-0,839525597045111</text:p>
          </table:table-cell>
          <table:table-cell table:number-columns-repeated="3"/>
        </table:table-row>
        <table:table-row table:style-name="ro1">
          <table:table-cell table:formula="of:=[.A851]+0.01" office:value-type="float" office:value="8.49999999999986" calcext:value-type="float">
            <text:p>8,49999999999986</text:p>
          </table:table-cell>
          <table:table-cell table:formula="of:=[.B851]+([.E851]*([.A852]-[.A851]))" office:value-type="float" office:value="-0.627911479742862" calcext:value-type="float">
            <text:p>-0,627911479742862</text:p>
          </table:table-cell>
          <table:table-cell table:formula="of:=-[.$H$4]*[.B852]" office:value-type="float" office:value="0.313955739871431" calcext:value-type="float">
            <text:p>0,313955739871431</text:p>
          </table:table-cell>
          <table:table-cell table:formula="of:=[.C852]/[.$H$2]" office:value-type="float" office:value="0.627911479742862" calcext:value-type="float">
            <text:p>0,627911479742862</text:p>
          </table:table-cell>
          <table:table-cell table:formula="of:=[.E851]+([.D851]*([.A852]-[.A851]))" office:value-type="float" office:value="-0.833330434807387" calcext:value-type="float">
            <text:p>-0,833330434807387</text:p>
          </table:table-cell>
          <table:table-cell table:number-columns-repeated="3"/>
        </table:table-row>
        <table:table-row table:style-name="ro1">
          <table:table-cell table:formula="of:=[.A852]+0.01" office:value-type="float" office:value="8.50999999999986" calcext:value-type="float">
            <text:p>8,50999999999986</text:p>
          </table:table-cell>
          <table:table-cell table:formula="of:=[.B852]+([.E852]*([.A853]-[.A852]))" office:value-type="float" office:value="-0.636244784090936" calcext:value-type="float">
            <text:p>-0,636244784090936</text:p>
          </table:table-cell>
          <table:table-cell table:formula="of:=-[.$H$4]*[.B853]" office:value-type="float" office:value="0.318122392045468" calcext:value-type="float">
            <text:p>0,318122392045468</text:p>
          </table:table-cell>
          <table:table-cell table:formula="of:=[.C853]/[.$H$2]" office:value-type="float" office:value="0.636244784090936" calcext:value-type="float">
            <text:p>0,636244784090936</text:p>
          </table:table-cell>
          <table:table-cell table:formula="of:=[.E852]+([.D852]*([.A853]-[.A852]))" office:value-type="float" office:value="-0.827051320009958" calcext:value-type="float">
            <text:p>-0,827051320009958</text:p>
          </table:table-cell>
          <table:table-cell table:number-columns-repeated="3"/>
        </table:table-row>
        <table:table-row table:style-name="ro1">
          <table:table-cell table:formula="of:=[.A853]+0.01" office:value-type="float" office:value="8.51999999999986" calcext:value-type="float">
            <text:p>8,51999999999986</text:p>
          </table:table-cell>
          <table:table-cell table:formula="of:=[.B853]+([.E853]*([.A854]-[.A853]))" office:value-type="float" office:value="-0.644515297291035" calcext:value-type="float">
            <text:p>-0,644515297291035</text:p>
          </table:table-cell>
          <table:table-cell table:formula="of:=-[.$H$4]*[.B854]" office:value-type="float" office:value="0.322257648645518" calcext:value-type="float">
            <text:p>0,322257648645518</text:p>
          </table:table-cell>
          <table:table-cell table:formula="of:=[.C854]/[.$H$2]" office:value-type="float" office:value="0.644515297291035" calcext:value-type="float">
            <text:p>0,644515297291035</text:p>
          </table:table-cell>
          <table:table-cell table:formula="of:=[.E853]+([.D853]*([.A854]-[.A853]))" office:value-type="float" office:value="-0.820688872169049" calcext:value-type="float">
            <text:p>-0,820688872169049</text:p>
          </table:table-cell>
          <table:table-cell table:number-columns-repeated="3"/>
        </table:table-row>
        <table:table-row table:style-name="ro1">
          <table:table-cell table:formula="of:=[.A854]+0.01" office:value-type="float" office:value="8.52999999999986" calcext:value-type="float">
            <text:p>8,52999999999986</text:p>
          </table:table-cell>
          <table:table-cell table:formula="of:=[.B854]+([.E854]*([.A855]-[.A854]))" office:value-type="float" office:value="-0.652722186012726" calcext:value-type="float">
            <text:p>-0,652722186012726</text:p>
          </table:table-cell>
          <table:table-cell table:formula="of:=-[.$H$4]*[.B855]" office:value-type="float" office:value="0.326361093006363" calcext:value-type="float">
            <text:p>0,326361093006363</text:p>
          </table:table-cell>
          <table:table-cell table:formula="of:=[.C855]/[.$H$2]" office:value-type="float" office:value="0.652722186012726" calcext:value-type="float">
            <text:p>0,652722186012726</text:p>
          </table:table-cell>
          <table:table-cell table:formula="of:=[.E854]+([.D854]*([.A855]-[.A854]))" office:value-type="float" office:value="-0.814243719196139" calcext:value-type="float">
            <text:p>-0,814243719196139</text:p>
          </table:table-cell>
          <table:table-cell table:number-columns-repeated="3"/>
        </table:table-row>
        <table:table-row table:style-name="ro1">
          <table:table-cell table:formula="of:=[.A855]+0.01" office:value-type="float" office:value="8.53999999999986" calcext:value-type="float">
            <text:p>8,53999999999986</text:p>
          </table:table-cell>
          <table:table-cell table:formula="of:=[.B855]+([.E855]*([.A856]-[.A855]))" office:value-type="float" office:value="-0.660864623204687" calcext:value-type="float">
            <text:p>-0,660864623204687</text:p>
          </table:table-cell>
          <table:table-cell table:formula="of:=-[.$H$4]*[.B856]" office:value-type="float" office:value="0.330432311602343" calcext:value-type="float">
            <text:p>0,330432311602343</text:p>
          </table:table-cell>
          <table:table-cell table:formula="of:=[.C856]/[.$H$2]" office:value-type="float" office:value="0.660864623204687" calcext:value-type="float">
            <text:p>0,660864623204687</text:p>
          </table:table-cell>
          <table:table-cell table:formula="of:=[.E855]+([.D855]*([.A856]-[.A855]))" office:value-type="float" office:value="-0.807716497336012" calcext:value-type="float">
            <text:p>-0,807716497336012</text:p>
          </table:table-cell>
          <table:table-cell table:number-columns-repeated="3"/>
        </table:table-row>
        <table:table-row table:style-name="ro1">
          <table:table-cell table:formula="of:=[.A856]+0.01" office:value-type="float" office:value="8.54999999999986" calcext:value-type="float">
            <text:p>8,54999999999986</text:p>
          </table:table-cell>
          <table:table-cell table:formula="of:=[.B856]+([.E856]*([.A857]-[.A856]))" office:value-type="float" office:value="-0.668941788178047" calcext:value-type="float">
            <text:p>-0,668941788178047</text:p>
          </table:table-cell>
          <table:table-cell table:formula="of:=-[.$H$4]*[.B857]" office:value-type="float" office:value="0.334470894089023" calcext:value-type="float">
            <text:p>0,334470894089023</text:p>
          </table:table-cell>
          <table:table-cell table:formula="of:=[.C857]/[.$H$2]" office:value-type="float" office:value="0.668941788178047" calcext:value-type="float">
            <text:p>0,668941788178047</text:p>
          </table:table-cell>
          <table:table-cell table:formula="of:=[.E856]+([.D856]*([.A857]-[.A856]))" office:value-type="float" office:value="-0.801107851103965" calcext:value-type="float">
            <text:p>-0,801107851103965</text:p>
          </table:table-cell>
          <table:table-cell table:number-columns-repeated="3"/>
        </table:table-row>
        <table:table-row table:style-name="ro1">
          <table:table-cell table:formula="of:=[.A857]+0.01" office:value-type="float" office:value="8.55999999999986" calcext:value-type="float">
            <text:p>8,55999999999986</text:p>
          </table:table-cell>
          <table:table-cell table:formula="of:=[.B857]+([.E857]*([.A858]-[.A857]))" office:value-type="float" office:value="-0.676952866689086" calcext:value-type="float">
            <text:p>-0,676952866689086</text:p>
          </table:table-cell>
          <table:table-cell table:formula="of:=-[.$H$4]*[.B858]" office:value-type="float" office:value="0.338476433344543" calcext:value-type="float">
            <text:p>0,338476433344543</text:p>
          </table:table-cell>
          <table:table-cell table:formula="of:=[.C858]/[.$H$2]" office:value-type="float" office:value="0.676952866689086" calcext:value-type="float">
            <text:p>0,676952866689086</text:p>
          </table:table-cell>
          <table:table-cell table:formula="of:=[.E857]+([.D857]*([.A858]-[.A857]))" office:value-type="float" office:value="-0.794418433222185" calcext:value-type="float">
            <text:p>-0,794418433222185</text:p>
          </table:table-cell>
          <table:table-cell table:number-columns-repeated="3"/>
        </table:table-row>
        <table:table-row table:style-name="ro1">
          <table:table-cell table:formula="of:=[.A858]+0.01" office:value-type="float" office:value="8.56999999999986" calcext:value-type="float">
            <text:p>8,56999999999986</text:p>
          </table:table-cell>
          <table:table-cell table:formula="of:=[.B858]+([.E858]*([.A859]-[.A858]))" office:value-type="float" office:value="-0.684897051021308" calcext:value-type="float">
            <text:p>-0,684897051021308</text:p>
          </table:table-cell>
          <table:table-cell table:formula="of:=-[.$H$4]*[.B859]" office:value-type="float" office:value="0.342448525510654" calcext:value-type="float">
            <text:p>0,342448525510654</text:p>
          </table:table-cell>
          <table:table-cell table:formula="of:=[.C859]/[.$H$2]" office:value-type="float" office:value="0.684897051021308" calcext:value-type="float">
            <text:p>0,684897051021308</text:p>
          </table:table-cell>
          <table:table-cell table:formula="of:=[.E858]+([.D858]*([.A859]-[.A858]))" office:value-type="float" office:value="-0.787648904555294" calcext:value-type="float">
            <text:p>-0,787648904555294</text:p>
          </table:table-cell>
          <table:table-cell table:number-columns-repeated="3"/>
        </table:table-row>
        <table:table-row table:style-name="ro1">
          <table:table-cell table:formula="of:=[.A859]+0.01" office:value-type="float" office:value="8.57999999999986" calcext:value-type="float">
            <text:p>8,57999999999986</text:p>
          </table:table-cell>
          <table:table-cell table:formula="of:=[.B859]+([.E859]*([.A860]-[.A859]))" office:value-type="float" office:value="-0.692773540066861" calcext:value-type="float">
            <text:p>-0,692773540066861</text:p>
          </table:table-cell>
          <table:table-cell table:formula="of:=-[.$H$4]*[.B860]" office:value-type="float" office:value="0.34638677003343" calcext:value-type="float">
            <text:p>0,34638677003343</text:p>
          </table:table-cell>
          <table:table-cell table:formula="of:=[.C860]/[.$H$2]" office:value-type="float" office:value="0.692773540066861" calcext:value-type="float">
            <text:p>0,692773540066861</text:p>
          </table:table-cell>
          <table:table-cell table:formula="of:=[.E859]+([.D859]*([.A860]-[.A859]))" office:value-type="float" office:value="-0.780799934045081" calcext:value-type="float">
            <text:p>-0,780799934045081</text:p>
          </table:table-cell>
          <table:table-cell table:number-columns-repeated="3"/>
        </table:table-row>
        <table:table-row table:style-name="ro1">
          <table:table-cell table:formula="of:=[.A860]+0.01" office:value-type="float" office:value="8.58999999999986" calcext:value-type="float">
            <text:p>8,58999999999986</text:p>
          </table:table-cell>
          <table:table-cell table:formula="of:=[.B860]+([.E860]*([.A861]-[.A860]))" office:value-type="float" office:value="-0.700581539407311" calcext:value-type="float">
            <text:p>-0,700581539407311</text:p>
          </table:table-cell>
          <table:table-cell table:formula="of:=-[.$H$4]*[.B861]" office:value-type="float" office:value="0.350290769703656" calcext:value-type="float">
            <text:p>0,350290769703656</text:p>
          </table:table-cell>
          <table:table-cell table:formula="of:=[.C861]/[.$H$2]" office:value-type="float" office:value="0.700581539407311" calcext:value-type="float">
            <text:p>0,700581539407311</text:p>
          </table:table-cell>
          <table:table-cell table:formula="of:=[.E860]+([.D860]*([.A861]-[.A860]))" office:value-type="float" office:value="-0.773872198644413" calcext:value-type="float">
            <text:p>-0,773872198644413</text:p>
          </table:table-cell>
          <table:table-cell table:number-columns-repeated="3"/>
        </table:table-row>
        <table:table-row table:style-name="ro1">
          <table:table-cell table:formula="of:=[.A861]+0.01" office:value-type="float" office:value="8.59999999999986" calcext:value-type="float">
            <text:p>8,59999999999986</text:p>
          </table:table-cell>
          <table:table-cell table:formula="of:=[.B861]+([.E861]*([.A862]-[.A861]))" office:value-type="float" office:value="-0.708320261393755" calcext:value-type="float">
            <text:p>-0,708320261393755</text:p>
          </table:table-cell>
          <table:table-cell table:formula="of:=-[.$H$4]*[.B862]" office:value-type="float" office:value="0.354160130696878" calcext:value-type="float">
            <text:p>0,354160130696878</text:p>
          </table:table-cell>
          <table:table-cell table:formula="of:=[.C862]/[.$H$2]" office:value-type="float" office:value="0.708320261393755" calcext:value-type="float">
            <text:p>0,708320261393755</text:p>
          </table:table-cell>
          <table:table-cell table:formula="of:=[.E861]+([.D861]*([.A862]-[.A861]))" office:value-type="float" office:value="-0.76686638325034" calcext:value-type="float">
            <text:p>-0,76686638325034</text:p>
          </table:table-cell>
          <table:table-cell table:number-columns-repeated="3"/>
        </table:table-row>
        <table:table-row table:style-name="ro1">
          <table:table-cell table:formula="of:=[.A862]+0.01" office:value-type="float" office:value="8.60999999999986" calcext:value-type="float">
            <text:p>8,60999999999986</text:p>
          </table:table-cell>
          <table:table-cell table:formula="of:=[.B862]+([.E862]*([.A863]-[.A862]))" office:value-type="float" office:value="-0.715988925226259" calcext:value-type="float">
            <text:p>-0,715988925226259</text:p>
          </table:table-cell>
          <table:table-cell table:formula="of:=-[.$H$4]*[.B863]" office:value-type="float" office:value="0.357994462613129" calcext:value-type="float">
            <text:p>0,357994462613129</text:p>
          </table:table-cell>
          <table:table-cell table:formula="of:=[.C863]/[.$H$2]" office:value-type="float" office:value="0.715988925226259" calcext:value-type="float">
            <text:p>0,715988925226259</text:p>
          </table:table-cell>
          <table:table-cell table:formula="of:=[.E862]+([.D862]*([.A863]-[.A862]))" office:value-type="float" office:value="-0.759783180636402" calcext:value-type="float">
            <text:p>-0,759783180636402</text:p>
          </table:table-cell>
          <table:table-cell table:number-columns-repeated="3"/>
        </table:table-row>
        <table:table-row table:style-name="ro1">
          <table:table-cell table:formula="of:=[.A863]+0.01" office:value-type="float" office:value="8.61999999999986" calcext:value-type="float">
            <text:p>8,61999999999986</text:p>
          </table:table-cell>
          <table:table-cell table:formula="of:=[.B863]+([.E863]*([.A864]-[.A863]))" office:value-type="float" office:value="-0.723586757032622" calcext:value-type="float">
            <text:p>-0,723586757032622</text:p>
          </table:table-cell>
          <table:table-cell table:formula="of:=-[.$H$4]*[.B864]" office:value-type="float" office:value="0.361793378516311" calcext:value-type="float">
            <text:p>0,361793378516311</text:p>
          </table:table-cell>
          <table:table-cell table:formula="of:=[.C864]/[.$H$2]" office:value-type="float" office:value="0.723586757032622" calcext:value-type="float">
            <text:p>0,723586757032622</text:p>
          </table:table-cell>
          <table:table-cell table:formula="of:=[.E863]+([.D863]*([.A864]-[.A863]))" office:value-type="float" office:value="-0.75262329138414" calcext:value-type="float">
            <text:p>-0,75262329138414</text:p>
          </table:table-cell>
          <table:table-cell table:number-columns-repeated="3"/>
        </table:table-row>
        <table:table-row table:style-name="ro1">
          <table:table-cell table:formula="of:=[.A864]+0.01" office:value-type="float" office:value="8.62999999999986" calcext:value-type="float">
            <text:p>8,62999999999986</text:p>
          </table:table-cell>
          <table:table-cell table:formula="of:=[.B864]+([.E864]*([.A865]-[.A864]))" office:value-type="float" office:value="-0.731112989946464" calcext:value-type="float">
            <text:p>-0,731112989946464</text:p>
          </table:table-cell>
          <table:table-cell table:formula="of:=-[.$H$4]*[.B865]" office:value-type="float" office:value="0.365556494973232" calcext:value-type="float">
            <text:p>0,365556494973232</text:p>
          </table:table-cell>
          <table:table-cell table:formula="of:=[.C865]/[.$H$2]" office:value-type="float" office:value="0.731112989946464" calcext:value-type="float">
            <text:p>0,731112989946464</text:p>
          </table:table-cell>
          <table:table-cell table:formula="of:=[.E864]+([.D864]*([.A865]-[.A864]))" office:value-type="float" office:value="-0.745387423813814" calcext:value-type="float">
            <text:p>-0,745387423813814</text:p>
          </table:table-cell>
          <table:table-cell table:number-columns-repeated="3"/>
        </table:table-row>
        <table:table-row table:style-name="ro1">
          <table:table-cell table:formula="of:=[.A865]+0.01" office:value-type="float" office:value="8.63999999999986" calcext:value-type="float">
            <text:p>8,63999999999986</text:p>
          </table:table-cell>
          <table:table-cell table:formula="of:=[.B865]+([.E865]*([.A866]-[.A865]))" office:value-type="float" office:value="-0.738566864184602" calcext:value-type="float">
            <text:p>-0,738566864184602</text:p>
          </table:table-cell>
          <table:table-cell table:formula="of:=-[.$H$4]*[.B866]" office:value-type="float" office:value="0.369283432092301" calcext:value-type="float">
            <text:p>0,369283432092301</text:p>
          </table:table-cell>
          <table:table-cell table:formula="of:=[.C866]/[.$H$2]" office:value-type="float" office:value="0.738566864184602" calcext:value-type="float">
            <text:p>0,738566864184602</text:p>
          </table:table-cell>
          <table:table-cell table:formula="of:=[.E865]+([.D865]*([.A866]-[.A865]))" office:value-type="float" office:value="-0.738076293914349" calcext:value-type="float">
            <text:p>-0,738076293914349</text:p>
          </table:table-cell>
          <table:table-cell table:number-columns-repeated="3"/>
        </table:table-row>
        <table:table-row table:style-name="ro1">
          <table:table-cell table:formula="of:=[.A866]+0.01" office:value-type="float" office:value="8.64999999999986" calcext:value-type="float">
            <text:p>8,64999999999986</text:p>
          </table:table-cell>
          <table:table-cell table:formula="of:=[.B866]+([.E866]*([.A867]-[.A866]))" office:value-type="float" office:value="-0.745947627123745" calcext:value-type="float">
            <text:p>-0,745947627123745</text:p>
          </table:table-cell>
          <table:table-cell table:formula="of:=-[.$H$4]*[.B867]" office:value-type="float" office:value="0.372973813561872" calcext:value-type="float">
            <text:p>0,372973813561872</text:p>
          </table:table-cell>
          <table:table-cell table:formula="of:=[.C867]/[.$H$2]" office:value-type="float" office:value="0.745947627123745" calcext:value-type="float">
            <text:p>0,745947627123745</text:p>
          </table:table-cell>
          <table:table-cell table:formula="of:=[.E866]+([.D866]*([.A867]-[.A866]))" office:value-type="float" office:value="-0.730690625272503" calcext:value-type="float">
            <text:p>-0,730690625272503</text:p>
          </table:table-cell>
          <table:table-cell table:number-columns-repeated="3"/>
        </table:table-row>
        <table:table-row table:style-name="ro1">
          <table:table-cell table:formula="of:=[.A867]+0.01" office:value-type="float" office:value="8.65999999999986" calcext:value-type="float">
            <text:p>8,65999999999986</text:p>
          </table:table-cell>
          <table:table-cell table:formula="of:=[.B867]+([.E867]*([.A868]-[.A867]))" office:value-type="float" office:value="-0.75325453337647" calcext:value-type="float">
            <text:p>-0,75325453337647</text:p>
          </table:table-cell>
          <table:table-cell table:formula="of:=-[.$H$4]*[.B868]" office:value-type="float" office:value="0.376627266688235" calcext:value-type="float">
            <text:p>0,376627266688235</text:p>
          </table:table-cell>
          <table:table-cell table:formula="of:=[.C868]/[.$H$2]" office:value-type="float" office:value="0.75325453337647" calcext:value-type="float">
            <text:p>0,75325453337647</text:p>
          </table:table-cell>
          <table:table-cell table:formula="of:=[.E867]+([.D867]*([.A868]-[.A867]))" office:value-type="float" office:value="-0.723231149001266" calcext:value-type="float">
            <text:p>-0,723231149001266</text:p>
          </table:table-cell>
          <table:table-cell table:number-columns-repeated="3"/>
        </table:table-row>
        <table:table-row table:style-name="ro1">
          <table:table-cell table:formula="of:=[.A868]+0.01" office:value-type="float" office:value="8.66999999999986" calcext:value-type="float">
            <text:p>8,66999999999986</text:p>
          </table:table-cell>
          <table:table-cell table:formula="of:=[.B868]+([.E868]*([.A869]-[.A868]))" office:value-type="float" office:value="-0.760486844866482" calcext:value-type="float">
            <text:p>-0,760486844866482</text:p>
          </table:table-cell>
          <table:table-cell table:formula="of:=-[.$H$4]*[.B869]" office:value-type="float" office:value="0.380243422433241" calcext:value-type="float">
            <text:p>0,380243422433241</text:p>
          </table:table-cell>
          <table:table-cell table:formula="of:=[.C869]/[.$H$2]" office:value-type="float" office:value="0.760486844866482" calcext:value-type="float">
            <text:p>0,760486844866482</text:p>
          </table:table-cell>
          <table:table-cell table:formula="of:=[.E868]+([.D868]*([.A869]-[.A868]))" office:value-type="float" office:value="-0.715698603667502" calcext:value-type="float">
            <text:p>-0,715698603667502</text:p>
          </table:table-cell>
          <table:table-cell table:number-columns-repeated="3"/>
        </table:table-row>
        <table:table-row table:style-name="ro1">
          <table:table-cell table:formula="of:=[.A869]+0.01" office:value-type="float" office:value="8.67999999999986" calcext:value-type="float">
            <text:p>8,67999999999986</text:p>
          </table:table-cell>
          <table:table-cell table:formula="of:=[.B869]+([.E869]*([.A870]-[.A869]))" office:value-type="float" office:value="-0.767643830903157" calcext:value-type="float">
            <text:p>-0,767643830903157</text:p>
          </table:table-cell>
          <table:table-cell table:formula="of:=-[.$H$4]*[.B870]" office:value-type="float" office:value="0.383821915451579" calcext:value-type="float">
            <text:p>0,383821915451579</text:p>
          </table:table-cell>
          <table:table-cell table:formula="of:=[.C870]/[.$H$2]" office:value-type="float" office:value="0.767643830903157" calcext:value-type="float">
            <text:p>0,767643830903157</text:p>
          </table:table-cell>
          <table:table-cell table:formula="of:=[.E869]+([.D869]*([.A870]-[.A869]))" office:value-type="float" office:value="-0.708093735218837" calcext:value-type="float">
            <text:p>-0,708093735218837</text:p>
          </table:table-cell>
          <table:table-cell table:number-columns-repeated="3"/>
        </table:table-row>
        <table:table-row table:style-name="ro1">
          <table:table-cell table:formula="of:=[.A870]+0.01" office:value-type="float" office:value="8.68999999999986" calcext:value-type="float">
            <text:p>8,68999999999986</text:p>
          </table:table-cell>
          <table:table-cell table:formula="of:=[.B870]+([.E870]*([.A871]-[.A870]))" office:value-type="float" office:value="-0.774724768255345" calcext:value-type="float">
            <text:p>-0,774724768255345</text:p>
          </table:table-cell>
          <table:table-cell table:formula="of:=-[.$H$4]*[.B871]" office:value-type="float" office:value="0.387362384127673" calcext:value-type="float">
            <text:p>0,387362384127673</text:p>
          </table:table-cell>
          <table:table-cell table:formula="of:=[.C871]/[.$H$2]" office:value-type="float" office:value="0.774724768255345" calcext:value-type="float">
            <text:p>0,774724768255345</text:p>
          </table:table-cell>
          <table:table-cell table:formula="of:=[.E870]+([.D870]*([.A871]-[.A870]))" office:value-type="float" office:value="-0.700417296909806" calcext:value-type="float">
            <text:p>-0,700417296909806</text:p>
          </table:table-cell>
          <table:table-cell table:number-columns-repeated="3"/>
        </table:table-row>
        <table:table-row table:style-name="ro1">
          <table:table-cell table:formula="of:=[.A871]+0.01" office:value-type="float" office:value="8.69999999999986" calcext:value-type="float">
            <text:p>8,69999999999986</text:p>
          </table:table-cell>
          <table:table-cell table:formula="of:=[.B871]+([.E871]*([.A872]-[.A871]))" office:value-type="float" office:value="-0.781728941224443" calcext:value-type="float">
            <text:p>-0,781728941224443</text:p>
          </table:table-cell>
          <table:table-cell table:formula="of:=-[.$H$4]*[.B872]" office:value-type="float" office:value="0.390864470612222" calcext:value-type="float">
            <text:p>0,390864470612222</text:p>
          </table:table-cell>
          <table:table-cell table:formula="of:=[.C872]/[.$H$2]" office:value-type="float" office:value="0.781728941224443" calcext:value-type="float">
            <text:p>0,781728941224443</text:p>
          </table:table-cell>
          <table:table-cell table:formula="of:=[.E871]+([.D871]*([.A872]-[.A871]))" office:value-type="float" office:value="-0.692670049227252" calcext:value-type="float">
            <text:p>-0,692670049227252</text:p>
          </table:table-cell>
          <table:table-cell table:number-columns-repeated="3"/>
        </table:table-row>
        <table:table-row table:style-name="ro1">
          <table:table-cell table:formula="of:=[.A872]+0.01" office:value-type="float" office:value="8.70999999999986" calcext:value-type="float">
            <text:p>8,70999999999986</text:p>
          </table:table-cell>
          <table:table-cell table:formula="of:=[.B872]+([.E872]*([.A873]-[.A872]))" office:value-type="float" office:value="-0.788655641716716" calcext:value-type="float">
            <text:p>-0,788655641716716</text:p>
          </table:table-cell>
          <table:table-cell table:formula="of:=-[.$H$4]*[.B873]" office:value-type="float" office:value="0.394327820858358" calcext:value-type="float">
            <text:p>0,394327820858358</text:p>
          </table:table-cell>
          <table:table-cell table:formula="of:=[.C873]/[.$H$2]" office:value-type="float" office:value="0.788655641716716" calcext:value-type="float">
            <text:p>0,788655641716716</text:p>
          </table:table-cell>
          <table:table-cell table:formula="of:=[.E872]+([.D872]*([.A873]-[.A872]))" office:value-type="float" office:value="-0.684852759815008" calcext:value-type="float">
            <text:p>-0,684852759815008</text:p>
          </table:table-cell>
          <table:table-cell table:number-columns-repeated="3"/>
        </table:table-row>
        <table:table-row table:style-name="ro1">
          <table:table-cell table:formula="of:=[.A873]+0.01" office:value-type="float" office:value="8.71999999999986" calcext:value-type="float">
            <text:p>8,71999999999986</text:p>
          </table:table-cell>
          <table:table-cell table:formula="of:=[.B873]+([.E873]*([.A874]-[.A873]))" office:value-type="float" office:value="-0.795504169314866" calcext:value-type="float">
            <text:p>-0,795504169314866</text:p>
          </table:table-cell>
          <table:table-cell table:formula="of:=-[.$H$4]*[.B874]" office:value-type="float" office:value="0.397752084657433" calcext:value-type="float">
            <text:p>0,397752084657433</text:p>
          </table:table-cell>
          <table:table-cell table:formula="of:=[.C874]/[.$H$2]" office:value-type="float" office:value="0.795504169314866" calcext:value-type="float">
            <text:p>0,795504169314866</text:p>
          </table:table-cell>
          <table:table-cell table:formula="of:=[.E873]+([.D873]*([.A874]-[.A873]))" office:value-type="float" office:value="-0.676966203397841" calcext:value-type="float">
            <text:p>-0,676966203397841</text:p>
          </table:table-cell>
          <table:table-cell table:number-columns-repeated="3"/>
        </table:table-row>
        <table:table-row table:style-name="ro1">
          <table:table-cell table:formula="of:=[.A874]+0.01" office:value-type="float" office:value="8.72999999999986" calcext:value-type="float">
            <text:p>8,72999999999986</text:p>
          </table:table-cell>
          <table:table-cell table:formula="of:=[.B874]+([.E874]*([.A875]-[.A874]))" office:value-type="float" office:value="-0.802273831348844" calcext:value-type="float">
            <text:p>-0,802273831348844</text:p>
          </table:table-cell>
          <table:table-cell table:formula="of:=-[.$H$4]*[.B875]" office:value-type="float" office:value="0.401136915674422" calcext:value-type="float">
            <text:p>0,401136915674422</text:p>
          </table:table-cell>
          <table:table-cell table:formula="of:=[.C875]/[.$H$2]" office:value-type="float" office:value="0.802273831348844" calcext:value-type="float">
            <text:p>0,802273831348844</text:p>
          </table:table-cell>
          <table:table-cell table:formula="of:=[.E874]+([.D874]*([.A875]-[.A874]))" office:value-type="float" office:value="-0.669011161704692" calcext:value-type="float">
            <text:p>-0,669011161704692</text:p>
          </table:table-cell>
          <table:table-cell table:number-columns-repeated="3"/>
        </table:table-row>
        <table:table-row table:style-name="ro1">
          <table:table-cell table:formula="of:=[.A875]+0.01" office:value-type="float" office:value="8.73999999999986" calcext:value-type="float">
            <text:p>8,73999999999986</text:p>
          </table:table-cell>
          <table:table-cell table:formula="of:=[.B875]+([.E875]*([.A876]-[.A875]))" office:value-type="float" office:value="-0.808963942965891" calcext:value-type="float">
            <text:p>-0,808963942965891</text:p>
          </table:table-cell>
          <table:table-cell table:formula="of:=-[.$H$4]*[.B876]" office:value-type="float" office:value="0.404481971482945" calcext:value-type="float">
            <text:p>0,404481971482945</text:p>
          </table:table-cell>
          <table:table-cell table:formula="of:=[.C876]/[.$H$2]" office:value-type="float" office:value="0.808963942965891" calcext:value-type="float">
            <text:p>0,808963942965891</text:p>
          </table:table-cell>
          <table:table-cell table:formula="of:=[.E875]+([.D875]*([.A876]-[.A875]))" office:value-type="float" office:value="-0.660988423391204" calcext:value-type="float">
            <text:p>-0,660988423391204</text:p>
          </table:table-cell>
          <table:table-cell table:number-columns-repeated="3"/>
        </table:table-row>
        <table:table-row table:style-name="ro1">
          <table:table-cell table:formula="of:=[.A876]+0.01" office:value-type="float" office:value="8.74999999999986" calcext:value-type="float">
            <text:p>8,74999999999986</text:p>
          </table:table-cell>
          <table:table-cell table:formula="of:=[.B876]+([.E876]*([.A877]-[.A876]))" office:value-type="float" office:value="-0.815573827199803" calcext:value-type="float">
            <text:p>-0,815573827199803</text:p>
          </table:table-cell>
          <table:table-cell table:formula="of:=-[.$H$4]*[.B877]" office:value-type="float" office:value="0.407786913599901" calcext:value-type="float">
            <text:p>0,407786913599901</text:p>
          </table:table-cell>
          <table:table-cell table:formula="of:=[.C877]/[.$H$2]" office:value-type="float" office:value="0.815573827199803" calcext:value-type="float">
            <text:p>0,815573827199803</text:p>
          </table:table-cell>
          <table:table-cell table:formula="of:=[.E876]+([.D876]*([.A877]-[.A876]))" office:value-type="float" office:value="-0.652898783961545" calcext:value-type="float">
            <text:p>-0,652898783961545</text:p>
          </table:table-cell>
          <table:table-cell table:number-columns-repeated="3"/>
        </table:table-row>
        <table:table-row table:style-name="ro1">
          <table:table-cell table:formula="of:=[.A877]+0.01" office:value-type="float" office:value="8.75999999999986" calcext:value-type="float">
            <text:p>8,75999999999986</text:p>
          </table:table-cell>
          <table:table-cell table:formula="of:=[.B877]+([.E877]*([.A878]-[.A877]))" office:value-type="float" office:value="-0.822102815039418" calcext:value-type="float">
            <text:p>-0,822102815039418</text:p>
          </table:table-cell>
          <table:table-cell table:formula="of:=-[.$H$4]*[.B878]" office:value-type="float" office:value="0.411051407519709" calcext:value-type="float">
            <text:p>0,411051407519709</text:p>
          </table:table-cell>
          <table:table-cell table:formula="of:=[.C878]/[.$H$2]" office:value-type="float" office:value="0.822102815039418" calcext:value-type="float">
            <text:p>0,822102815039418</text:p>
          </table:table-cell>
          <table:table-cell table:formula="of:=[.E877]+([.D877]*([.A878]-[.A877]))" office:value-type="float" office:value="-0.644743045689548" calcext:value-type="float">
            <text:p>-0,644743045689548</text:p>
          </table:table-cell>
          <table:table-cell table:number-columns-repeated="3"/>
        </table:table-row>
        <table:table-row table:style-name="ro1">
          <table:table-cell table:formula="of:=[.A878]+0.01" office:value-type="float" office:value="8.76999999999986" calcext:value-type="float">
            <text:p>8,76999999999986</text:p>
          </table:table-cell>
          <table:table-cell table:formula="of:=[.B878]+([.E878]*([.A879]-[.A878]))" office:value-type="float" office:value="-0.828550245496313" calcext:value-type="float">
            <text:p>-0,828550245496313</text:p>
          </table:table-cell>
          <table:table-cell table:formula="of:=-[.$H$4]*[.B879]" office:value-type="float" office:value="0.414275122748157" calcext:value-type="float">
            <text:p>0,414275122748157</text:p>
          </table:table-cell>
          <table:table-cell table:formula="of:=[.C879]/[.$H$2]" office:value-type="float" office:value="0.828550245496313" calcext:value-type="float">
            <text:p>0,828550245496313</text:p>
          </table:table-cell>
          <table:table-cell table:formula="of:=[.E878]+([.D878]*([.A879]-[.A878]))" office:value-type="float" office:value="-0.636522017539154" calcext:value-type="float">
            <text:p>-0,636522017539154</text:p>
          </table:table-cell>
          <table:table-cell table:number-columns-repeated="3"/>
        </table:table-row>
        <table:table-row table:style-name="ro1">
          <table:table-cell table:formula="of:=[.A879]+0.01" office:value-type="float" office:value="8.77999999999986" calcext:value-type="float">
            <text:p>8,77999999999986</text:p>
          </table:table-cell>
          <table:table-cell table:formula="of:=[.B879]+([.E879]*([.A880]-[.A879]))" office:value-type="float" office:value="-0.834915465671705" calcext:value-type="float">
            <text:p>-0,834915465671705</text:p>
          </table:table-cell>
          <table:table-cell table:formula="of:=-[.$H$4]*[.B880]" office:value-type="float" office:value="0.417457732835852" calcext:value-type="float">
            <text:p>0,417457732835852</text:p>
          </table:table-cell>
          <table:table-cell table:formula="of:=[.C880]/[.$H$2]" office:value-type="float" office:value="0.834915465671705" calcext:value-type="float">
            <text:p>0,834915465671705</text:p>
          </table:table-cell>
          <table:table-cell table:formula="of:=[.E879]+([.D879]*([.A880]-[.A879]))" office:value-type="float" office:value="-0.628236515084191" calcext:value-type="float">
            <text:p>-0,628236515084191</text:p>
          </table:table-cell>
          <table:table-cell table:number-columns-repeated="3"/>
        </table:table-row>
        <table:table-row table:style-name="ro1">
          <table:table-cell table:formula="of:=[.A880]+0.01" office:value-type="float" office:value="8.78999999999986" calcext:value-type="float">
            <text:p>8,78999999999986</text:p>
          </table:table-cell>
          <table:table-cell table:formula="of:=[.B880]+([.E880]*([.A881]-[.A880]))" office:value-type="float" office:value="-0.841197830822546" calcext:value-type="float">
            <text:p>-0,841197830822546</text:p>
          </table:table-cell>
          <table:table-cell table:formula="of:=-[.$H$4]*[.B881]" office:value-type="float" office:value="0.420598915411273" calcext:value-type="float">
            <text:p>0,420598915411273</text:p>
          </table:table-cell>
          <table:table-cell table:formula="of:=[.C881]/[.$H$2]" office:value-type="float" office:value="0.841197830822546" calcext:value-type="float">
            <text:p>0,841197830822546</text:p>
          </table:table-cell>
          <table:table-cell table:formula="of:=[.E880]+([.D880]*([.A881]-[.A880]))" office:value-type="float" office:value="-0.619887360427474" calcext:value-type="float">
            <text:p>-0,619887360427474</text:p>
          </table:table-cell>
          <table:table-cell table:number-columns-repeated="3"/>
        </table:table-row>
        <table:table-row table:style-name="ro1">
          <table:table-cell table:formula="of:=[.A881]+0.01" office:value-type="float" office:value="8.79999999999986" calcext:value-type="float">
            <text:p>8,79999999999986</text:p>
          </table:table-cell>
          <table:table-cell table:formula="of:=[.B881]+([.E881]*([.A882]-[.A881]))" office:value-type="float" office:value="-0.847396704426821" calcext:value-type="float">
            <text:p>-0,847396704426821</text:p>
          </table:table-cell>
          <table:table-cell table:formula="of:=-[.$H$4]*[.B882]" office:value-type="float" office:value="0.423698352213411" calcext:value-type="float">
            <text:p>0,423698352213411</text:p>
          </table:table-cell>
          <table:table-cell table:formula="of:=[.C882]/[.$H$2]" office:value-type="float" office:value="0.847396704426821" calcext:value-type="float">
            <text:p>0,847396704426821</text:p>
          </table:table-cell>
          <table:table-cell table:formula="of:=[.E881]+([.D881]*([.A882]-[.A881]))" office:value-type="float" office:value="-0.611475382119248" calcext:value-type="float">
            <text:p>-0,611475382119248</text:p>
          </table:table-cell>
          <table:table-cell table:number-columns-repeated="3"/>
        </table:table-row>
        <table:table-row table:style-name="ro1">
          <table:table-cell table:formula="of:=[.A882]+0.01" office:value-type="float" office:value="8.80999999999986" calcext:value-type="float">
            <text:p>8,80999999999986</text:p>
          </table:table-cell>
          <table:table-cell table:formula="of:=[.B882]+([.E882]*([.A883]-[.A882]))" office:value-type="float" office:value="-0.853511458248013" calcext:value-type="float">
            <text:p>-0,853511458248013</text:p>
          </table:table-cell>
          <table:table-cell table:formula="of:=-[.$H$4]*[.B883]" office:value-type="float" office:value="0.426755729124007" calcext:value-type="float">
            <text:p>0,426755729124007</text:p>
          </table:table-cell>
          <table:table-cell table:formula="of:=[.C883]/[.$H$2]" office:value-type="float" office:value="0.853511458248013" calcext:value-type="float">
            <text:p>0,853511458248013</text:p>
          </table:table-cell>
          <table:table-cell table:formula="of:=[.E882]+([.D882]*([.A883]-[.A882]))" office:value-type="float" office:value="-0.60300141507498" calcext:value-type="float">
            <text:p>-0,60300141507498</text:p>
          </table:table-cell>
          <table:table-cell table:number-columns-repeated="3"/>
        </table:table-row>
        <table:table-row table:style-name="ro1">
          <table:table-cell table:formula="of:=[.A883]+0.01" office:value-type="float" office:value="8.81999999999986" calcext:value-type="float">
            <text:p>8,81999999999986</text:p>
          </table:table-cell>
          <table:table-cell table:formula="of:=[.B883]+([.E883]*([.A884]-[.A883]))" office:value-type="float" office:value="-0.859541472398763" calcext:value-type="float">
            <text:p>-0,859541472398763</text:p>
          </table:table-cell>
          <table:table-cell table:formula="of:=-[.$H$4]*[.B884]" office:value-type="float" office:value="0.429770736199381" calcext:value-type="float">
            <text:p>0,429770736199381</text:p>
          </table:table-cell>
          <table:table-cell table:formula="of:=[.C884]/[.$H$2]" office:value-type="float" office:value="0.859541472398763" calcext:value-type="float">
            <text:p>0,859541472398763</text:p>
          </table:table-cell>
          <table:table-cell table:formula="of:=[.E883]+([.D883]*([.A884]-[.A883]))" office:value-type="float" office:value="-0.5944663004925" calcext:value-type="float">
            <text:p>-0,5944663004925</text:p>
          </table:table-cell>
          <table:table-cell table:number-columns-repeated="3"/>
        </table:table-row>
        <table:table-row table:style-name="ro1">
          <table:table-cell table:formula="of:=[.A884]+0.01" office:value-type="float" office:value="8.82999999999986" calcext:value-type="float">
            <text:p>8,82999999999986</text:p>
          </table:table-cell>
          <table:table-cell table:formula="of:=[.B884]+([.E884]*([.A885]-[.A884]))" office:value-type="float" office:value="-0.865486135403688" calcext:value-type="float">
            <text:p>-0,865486135403688</text:p>
          </table:table-cell>
          <table:table-cell table:formula="of:=-[.$H$4]*[.B885]" office:value-type="float" office:value="0.432743067701844" calcext:value-type="float">
            <text:p>0,432743067701844</text:p>
          </table:table-cell>
          <table:table-cell table:formula="of:=[.C885]/[.$H$2]" office:value-type="float" office:value="0.865486135403688" calcext:value-type="float">
            <text:p>0,865486135403688</text:p>
          </table:table-cell>
          <table:table-cell table:formula="of:=[.E884]+([.D884]*([.A885]-[.A884]))" office:value-type="float" office:value="-0.585870885768513" calcext:value-type="float">
            <text:p>-0,585870885768513</text:p>
          </table:table-cell>
          <table:table-cell table:number-columns-repeated="3"/>
        </table:table-row>
        <table:table-row table:style-name="ro1">
          <table:table-cell table:formula="of:=[.A885]+0.01" office:value-type="float" office:value="8.83999999999986" calcext:value-type="float">
            <text:p>8,83999999999986</text:p>
          </table:table-cell>
          <table:table-cell table:formula="of:=[.B885]+([.E885]*([.A886]-[.A885]))" office:value-type="float" office:value="-0.871344844261373" calcext:value-type="float">
            <text:p>-0,871344844261373</text:p>
          </table:table-cell>
          <table:table-cell table:formula="of:=-[.$H$4]*[.B886]" office:value-type="float" office:value="0.435672422130686" calcext:value-type="float">
            <text:p>0,435672422130686</text:p>
          </table:table-cell>
          <table:table-cell table:formula="of:=[.C886]/[.$H$2]" office:value-type="float" office:value="0.871344844261373" calcext:value-type="float">
            <text:p>0,871344844261373</text:p>
          </table:table-cell>
          <table:table-cell table:formula="of:=[.E885]+([.D885]*([.A886]-[.A885]))" office:value-type="float" office:value="-0.577216024414476" calcext:value-type="float">
            <text:p>-0,577216024414476</text:p>
          </table:table-cell>
          <table:table-cell table:number-columns-repeated="3"/>
        </table:table-row>
        <table:table-row table:style-name="ro1">
          <table:table-cell table:formula="of:=[.A886]+0.01" office:value-type="float" office:value="8.84999999999986" calcext:value-type="float">
            <text:p>8,84999999999986</text:p>
          </table:table-cell>
          <table:table-cell table:formula="of:=[.B886]+([.E886]*([.A887]-[.A886]))" office:value-type="float" office:value="-0.877117004505518" calcext:value-type="float">
            <text:p>-0,877117004505518</text:p>
          </table:table-cell>
          <table:table-cell table:formula="of:=-[.$H$4]*[.B887]" office:value-type="float" office:value="0.438558502252759" calcext:value-type="float">
            <text:p>0,438558502252759</text:p>
          </table:table-cell>
          <table:table-cell table:formula="of:=[.C887]/[.$H$2]" office:value-type="float" office:value="0.877117004505518" calcext:value-type="float">
            <text:p>0,877117004505518</text:p>
          </table:table-cell>
          <table:table-cell table:formula="of:=[.E886]+([.D886]*([.A887]-[.A886]))" office:value-type="float" office:value="-0.568502575971863" calcext:value-type="float">
            <text:p>-0,568502575971863</text:p>
          </table:table-cell>
          <table:table-cell table:number-columns-repeated="3"/>
        </table:table-row>
        <table:table-row table:style-name="ro1">
          <table:table-cell table:formula="of:=[.A887]+0.01" office:value-type="float" office:value="8.85999999999986" calcext:value-type="float">
            <text:p>8,85999999999986</text:p>
          </table:table-cell>
          <table:table-cell table:formula="of:=[.B887]+([.E887]*([.A888]-[.A887]))" office:value-type="float" office:value="-0.882802030265236" calcext:value-type="float">
            <text:p>-0,882802030265236</text:p>
          </table:table-cell>
          <table:table-cell table:formula="of:=-[.$H$4]*[.B888]" office:value-type="float" office:value="0.441401015132618" calcext:value-type="float">
            <text:p>0,441401015132618</text:p>
          </table:table-cell>
          <table:table-cell table:formula="of:=[.C888]/[.$H$2]" office:value-type="float" office:value="0.882802030265236" calcext:value-type="float">
            <text:p>0,882802030265236</text:p>
          </table:table-cell>
          <table:table-cell table:formula="of:=[.E887]+([.D887]*([.A888]-[.A887]))" office:value-type="float" office:value="-0.559731405926808" calcext:value-type="float">
            <text:p>-0,559731405926808</text:p>
          </table:table-cell>
          <table:table-cell table:number-columns-repeated="3"/>
        </table:table-row>
        <table:table-row table:style-name="ro1">
          <table:table-cell table:formula="of:=[.A888]+0.01" office:value-type="float" office:value="8.86999999999986" calcext:value-type="float">
            <text:p>8,86999999999986</text:p>
          </table:table-cell>
          <table:table-cell table:formula="of:=[.B888]+([.E888]*([.A889]-[.A888]))" office:value-type="float" office:value="-0.888399344324504" calcext:value-type="float">
            <text:p>-0,888399344324504</text:p>
          </table:table-cell>
          <table:table-cell table:formula="of:=-[.$H$4]*[.B889]" office:value-type="float" office:value="0.444199672162252" calcext:value-type="float">
            <text:p>0,444199672162252</text:p>
          </table:table-cell>
          <table:table-cell table:formula="of:=[.C889]/[.$H$2]" office:value-type="float" office:value="0.888399344324504" calcext:value-type="float">
            <text:p>0,888399344324504</text:p>
          </table:table-cell>
          <table:table-cell table:formula="of:=[.E888]+([.D888]*([.A889]-[.A888]))" office:value-type="float" office:value="-0.550903385624156" calcext:value-type="float">
            <text:p>-0,550903385624156</text:p>
          </table:table-cell>
          <table:table-cell table:number-columns-repeated="3"/>
        </table:table-row>
        <table:table-row table:style-name="ro1">
          <table:table-cell table:formula="of:=[.A889]+0.01" office:value-type="float" office:value="8.87999999999986" calcext:value-type="float">
            <text:p>8,87999999999986</text:p>
          </table:table-cell>
          <table:table-cell table:formula="of:=[.B889]+([.E889]*([.A890]-[.A889]))" office:value-type="float" office:value="-0.893908378180745" calcext:value-type="float">
            <text:p>-0,893908378180745</text:p>
          </table:table-cell>
          <table:table-cell table:formula="of:=-[.$H$4]*[.B890]" office:value-type="float" office:value="0.446954189090373" calcext:value-type="float">
            <text:p>0,446954189090373</text:p>
          </table:table-cell>
          <table:table-cell table:formula="of:=[.C890]/[.$H$2]" office:value-type="float" office:value="0.893908378180745" calcext:value-type="float">
            <text:p>0,893908378180745</text:p>
          </table:table-cell>
          <table:table-cell table:formula="of:=[.E889]+([.D889]*([.A890]-[.A889]))" office:value-type="float" office:value="-0.542019392180911" calcext:value-type="float">
            <text:p>-0,542019392180911</text:p>
          </table:table-cell>
          <table:table-cell table:number-columns-repeated="3"/>
        </table:table-row>
        <table:table-row table:style-name="ro1">
          <table:table-cell table:formula="of:=[.A890]+0.01" office:value-type="float" office:value="8.88999999999986" calcext:value-type="float">
            <text:p>8,88999999999986</text:p>
          </table:table-cell>
          <table:table-cell table:formula="of:=[.B890]+([.E890]*([.A891]-[.A890]))" office:value-type="float" office:value="-0.899328572102555" calcext:value-type="float">
            <text:p>-0,899328572102555</text:p>
          </table:table-cell>
          <table:table-cell table:formula="of:=-[.$H$4]*[.B891]" office:value-type="float" office:value="0.449664286051277" calcext:value-type="float">
            <text:p>0,449664286051277</text:p>
          </table:table-cell>
          <table:table-cell table:formula="of:=[.C891]/[.$H$2]" office:value-type="float" office:value="0.899328572102555" calcext:value-type="float">
            <text:p>0,899328572102555</text:p>
          </table:table-cell>
          <table:table-cell table:formula="of:=[.E890]+([.D890]*([.A891]-[.A890]))" office:value-type="float" office:value="-0.533080308399103" calcext:value-type="float">
            <text:p>-0,533080308399103</text:p>
          </table:table-cell>
          <table:table-cell table:number-columns-repeated="3"/>
        </table:table-row>
        <table:table-row table:style-name="ro1">
          <table:table-cell table:formula="of:=[.A891]+0.01" office:value-type="float" office:value="8.89999999999986" calcext:value-type="float">
            <text:p>8,89999999999986</text:p>
          </table:table-cell>
          <table:table-cell table:formula="of:=[.B891]+([.E891]*([.A892]-[.A891]))" office:value-type="float" office:value="-0.904659375186546" calcext:value-type="float">
            <text:p>-0,904659375186546</text:p>
          </table:table-cell>
          <table:table-cell table:formula="of:=-[.$H$4]*[.B892]" office:value-type="float" office:value="0.452329687593273" calcext:value-type="float">
            <text:p>0,452329687593273</text:p>
          </table:table-cell>
          <table:table-cell table:formula="of:=[.C892]/[.$H$2]" office:value-type="float" office:value="0.904659375186546" calcext:value-type="float">
            <text:p>0,904659375186546</text:p>
          </table:table-cell>
          <table:table-cell table:formula="of:=[.E891]+([.D891]*([.A892]-[.A891]))" office:value-type="float" office:value="-0.524087022678078" calcext:value-type="float">
            <text:p>-0,524087022678078</text:p>
          </table:table-cell>
          <table:table-cell table:number-columns-repeated="3"/>
        </table:table-row>
        <table:table-row table:style-name="ro1">
          <table:table-cell table:formula="of:=[.A892]+0.01" office:value-type="float" office:value="8.90999999999985" calcext:value-type="float">
            <text:p>8,90999999999985</text:p>
          </table:table-cell>
          <table:table-cell table:formula="of:=[.B892]+([.E892]*([.A893]-[.A892]))" office:value-type="float" office:value="-0.909900245413326" calcext:value-type="float">
            <text:p>-0,909900245413326</text:p>
          </table:table-cell>
          <table:table-cell table:formula="of:=-[.$H$4]*[.B893]" office:value-type="float" office:value="0.454950122706663" calcext:value-type="float">
            <text:p>0,454950122706663</text:p>
          </table:table-cell>
          <table:table-cell table:formula="of:=[.C893]/[.$H$2]" office:value-type="float" office:value="0.909900245413326" calcext:value-type="float">
            <text:p>0,909900245413326</text:p>
          </table:table-cell>
          <table:table-cell table:formula="of:=[.E892]+([.D892]*([.A893]-[.A892]))" office:value-type="float" office:value="-0.515040428926213" calcext:value-type="float">
            <text:p>-0,515040428926213</text:p>
          </table:table-cell>
          <table:table-cell table:number-columns-repeated="3"/>
        </table:table-row>
        <table:table-row table:style-name="ro1">
          <table:table-cell table:formula="of:=[.A893]+0.01" office:value-type="float" office:value="8.91999999999985" calcext:value-type="float">
            <text:p>8,91999999999985</text:p>
          </table:table-cell>
          <table:table-cell table:formula="of:=[.B893]+([.E893]*([.A894]-[.A893]))" office:value-type="float" office:value="-0.915050649702588" calcext:value-type="float">
            <text:p>-0,915050649702588</text:p>
          </table:table-cell>
          <table:table-cell table:formula="of:=-[.$H$4]*[.B894]" office:value-type="float" office:value="0.457525324851294" calcext:value-type="float">
            <text:p>0,457525324851294</text:p>
          </table:table-cell>
          <table:table-cell table:formula="of:=[.C894]/[.$H$2]" office:value-type="float" office:value="0.915050649702588" calcext:value-type="float">
            <text:p>0,915050649702588</text:p>
          </table:table-cell>
          <table:table-cell table:formula="of:=[.E893]+([.D893]*([.A894]-[.A893]))" office:value-type="float" office:value="-0.50594142647208" calcext:value-type="float">
            <text:p>-0,50594142647208</text:p>
          </table:table-cell>
          <table:table-cell table:number-columns-repeated="3"/>
        </table:table-row>
        <table:table-row table:style-name="ro1">
          <table:table-cell table:formula="of:=[.A894]+0.01" office:value-type="float" office:value="8.92999999999985" calcext:value-type="float">
            <text:p>8,92999999999985</text:p>
          </table:table-cell>
          <table:table-cell table:formula="of:=[.B894]+([.E894]*([.A895]-[.A894]))" office:value-type="float" office:value="-0.920110063967309" calcext:value-type="float">
            <text:p>-0,920110063967309</text:p>
          </table:table-cell>
          <table:table-cell table:formula="of:=-[.$H$4]*[.B895]" office:value-type="float" office:value="0.460055031983654" calcext:value-type="float">
            <text:p>0,460055031983654</text:p>
          </table:table-cell>
          <table:table-cell table:formula="of:=[.C895]/[.$H$2]" office:value-type="float" office:value="0.920110063967309" calcext:value-type="float">
            <text:p>0,920110063967309</text:p>
          </table:table-cell>
          <table:table-cell table:formula="of:=[.E894]+([.D894]*([.A895]-[.A894]))" office:value-type="float" office:value="-0.496790919975054" calcext:value-type="float">
            <text:p>-0,496790919975054</text:p>
          </table:table-cell>
          <table:table-cell table:number-columns-repeated="3"/>
        </table:table-row>
        <table:table-row table:style-name="ro1">
          <table:table-cell table:formula="of:=[.A895]+0.01" office:value-type="float" office:value="8.93999999999985" calcext:value-type="float">
            <text:p>8,93999999999985</text:p>
          </table:table-cell>
          <table:table-cell table:formula="of:=[.B895]+([.E895]*([.A896]-[.A895]))" office:value-type="float" office:value="-0.925077973167059" calcext:value-type="float">
            <text:p>-0,925077973167059</text:p>
          </table:table-cell>
          <table:table-cell table:formula="of:=-[.$H$4]*[.B896]" office:value-type="float" office:value="0.46253898658353" calcext:value-type="float">
            <text:p>0,46253898658353</text:p>
          </table:table-cell>
          <table:table-cell table:formula="of:=[.C896]/[.$H$2]" office:value-type="float" office:value="0.925077973167059" calcext:value-type="float">
            <text:p>0,925077973167059</text:p>
          </table:table-cell>
          <table:table-cell table:formula="of:=[.E895]+([.D895]*([.A896]-[.A895]))" office:value-type="float" office:value="-0.487589819335381" calcext:value-type="float">
            <text:p>-0,487589819335381</text:p>
          </table:table-cell>
          <table:table-cell table:number-columns-repeated="3"/>
        </table:table-row>
        <table:table-row table:style-name="ro1">
          <table:table-cell table:formula="of:=[.A896]+0.01" office:value-type="float" office:value="8.94999999999985" calcext:value-type="float">
            <text:p>8,94999999999985</text:p>
          </table:table-cell>
          <table:table-cell table:formula="of:=[.B896]+([.E896]*([.A897]-[.A896]))" office:value-type="float" office:value="-0.929953871360413" calcext:value-type="float">
            <text:p>-0,929953871360413</text:p>
          </table:table-cell>
          <table:table-cell table:formula="of:=-[.$H$4]*[.B897]" office:value-type="float" office:value="0.464976935680206" calcext:value-type="float">
            <text:p>0,464976935680206</text:p>
          </table:table-cell>
          <table:table-cell table:formula="of:=[.C897]/[.$H$2]" office:value-type="float" office:value="0.929953871360413" calcext:value-type="float">
            <text:p>0,929953871360413</text:p>
          </table:table-cell>
          <table:table-cell table:formula="of:=[.E896]+([.D896]*([.A897]-[.A896]))" office:value-type="float" office:value="-0.478339039603711" calcext:value-type="float">
            <text:p>-0,478339039603711</text:p>
          </table:table-cell>
          <table:table-cell table:number-columns-repeated="3"/>
        </table:table-row>
        <table:table-row table:style-name="ro1">
          <table:table-cell table:formula="of:=[.A897]+0.01" office:value-type="float" office:value="8.95999999999985" calcext:value-type="float">
            <text:p>8,95999999999985</text:p>
          </table:table-cell>
          <table:table-cell table:formula="of:=[.B897]+([.E897]*([.A898]-[.A897]))" office:value-type="float" office:value="-0.93473726175645" calcext:value-type="float">
            <text:p>-0,93473726175645</text:p>
          </table:table-cell>
          <table:table-cell table:formula="of:=-[.$H$4]*[.B898]" office:value-type="float" office:value="0.467368630878225" calcext:value-type="float">
            <text:p>0,467368630878225</text:p>
          </table:table-cell>
          <table:table-cell table:formula="of:=[.C898]/[.$H$2]" office:value-type="float" office:value="0.93473726175645" calcext:value-type="float">
            <text:p>0,93473726175645</text:p>
          </table:table-cell>
          <table:table-cell table:formula="of:=[.E897]+([.D897]*([.A898]-[.A897]))" office:value-type="float" office:value="-0.469039500890107" calcext:value-type="float">
            <text:p>-0,469039500890107</text:p>
          </table:table-cell>
          <table:table-cell table:number-columns-repeated="3"/>
        </table:table-row>
        <table:table-row table:style-name="ro1">
          <table:table-cell table:formula="of:=[.A898]+0.01" office:value-type="float" office:value="8.96999999999985" calcext:value-type="float">
            <text:p>8,96999999999985</text:p>
          </table:table-cell>
          <table:table-cell table:formula="of:=[.B898]+([.E898]*([.A899]-[.A898]))" office:value-type="float" office:value="-0.939427656765351" calcext:value-type="float">
            <text:p>-0,939427656765351</text:p>
          </table:table-cell>
          <table:table-cell table:formula="of:=-[.$H$4]*[.B899]" office:value-type="float" office:value="0.469713828382676" calcext:value-type="float">
            <text:p>0,469713828382676</text:p>
          </table:table-cell>
          <table:table-cell table:formula="of:=[.C899]/[.$H$2]" office:value-type="float" office:value="0.939427656765351" calcext:value-type="float">
            <text:p>0,939427656765351</text:p>
          </table:table-cell>
          <table:table-cell table:formula="of:=[.E898]+([.D898]*([.A899]-[.A898]))" office:value-type="float" office:value="-0.459692128272543" calcext:value-type="float">
            <text:p>-0,459692128272543</text:p>
          </table:table-cell>
          <table:table-cell table:number-columns-repeated="3"/>
        </table:table-row>
        <table:table-row table:style-name="ro1">
          <table:table-cell table:formula="of:=[.A899]+0.01" office:value-type="float" office:value="8.97999999999985" calcext:value-type="float">
            <text:p>8,97999999999985</text:p>
          </table:table-cell>
          <table:table-cell table:formula="of:=[.B899]+([.E899]*([.A900]-[.A899]))" office:value-type="float" office:value="-0.944024578048076" calcext:value-type="float">
            <text:p>-0,944024578048076</text:p>
          </table:table-cell>
          <table:table-cell table:formula="of:=-[.$H$4]*[.B900]" office:value-type="float" office:value="0.472012289024038" calcext:value-type="float">
            <text:p>0,472012289024038</text:p>
          </table:table-cell>
          <table:table-cell table:formula="of:=[.C900]/[.$H$2]" office:value-type="float" office:value="0.944024578048076" calcext:value-type="float">
            <text:p>0,944024578048076</text:p>
          </table:table-cell>
          <table:table-cell table:formula="of:=[.E899]+([.D899]*([.A900]-[.A899]))" office:value-type="float" office:value="-0.450297851704889" calcext:value-type="float">
            <text:p>-0,450297851704889</text:p>
          </table:table-cell>
          <table:table-cell table:number-columns-repeated="3"/>
        </table:table-row>
        <table:table-row table:style-name="ro1">
          <table:table-cell table:formula="of:=[.A900]+0.01" office:value-type="float" office:value="8.98999999999985" calcext:value-type="float">
            <text:p>8,98999999999985</text:p>
          </table:table-cell>
          <table:table-cell table:formula="of:=[.B900]+([.E900]*([.A901]-[.A900]))" office:value-type="float" office:value="-0.948527556565125" calcext:value-type="float">
            <text:p>-0,948527556565125</text:p>
          </table:table-cell>
          <table:table-cell table:formula="of:=-[.$H$4]*[.B901]" office:value-type="float" office:value="0.474263778282563" calcext:value-type="float">
            <text:p>0,474263778282563</text:p>
          </table:table-cell>
          <table:table-cell table:formula="of:=[.C901]/[.$H$2]" office:value-type="float" office:value="0.948527556565125" calcext:value-type="float">
            <text:p>0,948527556565125</text:p>
          </table:table-cell>
          <table:table-cell table:formula="of:=[.E900]+([.D900]*([.A901]-[.A900]))" office:value-type="float" office:value="-0.440857605924409" calcext:value-type="float">
            <text:p>-0,440857605924409</text:p>
          </table:table-cell>
          <table:table-cell table:number-columns-repeated="3"/>
        </table:table-row>
        <table:table-row table:style-name="ro1">
          <table:table-cell table:formula="of:=[.A901]+0.01" office:value-type="float" office:value="8.99999999999985" calcext:value-type="float">
            <text:p>8,99999999999985</text:p>
          </table:table-cell>
          <table:table-cell table:formula="of:=[.B901]+([.E901]*([.A902]-[.A901]))" office:value-type="float" office:value="-0.952936132624369" calcext:value-type="float">
            <text:p>-0,952936132624369</text:p>
          </table:table-cell>
          <table:table-cell table:formula="of:=-[.$H$4]*[.B902]" office:value-type="float" office:value="0.476468066312185" calcext:value-type="float">
            <text:p>0,476468066312185</text:p>
          </table:table-cell>
          <table:table-cell table:formula="of:=[.C902]/[.$H$2]" office:value-type="float" office:value="0.952936132624369" calcext:value-type="float">
            <text:p>0,952936132624369</text:p>
          </table:table-cell>
          <table:table-cell table:formula="of:=[.E901]+([.D901]*([.A902]-[.A901]))" office:value-type="float" office:value="-0.431372330358758" calcext:value-type="float">
            <text:p>-0,431372330358758</text:p>
          </table:table-cell>
          <table:table-cell table:number-columns-repeated="3"/>
        </table:table-row>
        <table:table-row table:style-name="ro1">
          <table:table-cell table:formula="of:=[.A902]+0.01" office:value-type="float" office:value="9.00999999999985" calcext:value-type="float">
            <text:p>9,00999999999985</text:p>
          </table:table-cell>
          <table:table-cell table:formula="of:=[.B902]+([.E902]*([.A903]-[.A902]))" office:value-type="float" office:value="-0.957249855927957" calcext:value-type="float">
            <text:p>-0,957249855927957</text:p>
          </table:table-cell>
          <table:table-cell table:formula="of:=-[.$H$4]*[.B903]" office:value-type="float" office:value="0.478624927963978" calcext:value-type="float">
            <text:p>0,478624927963978</text:p>
          </table:table-cell>
          <table:table-cell table:formula="of:=[.C903]/[.$H$2]" office:value-type="float" office:value="0.957249855927957" calcext:value-type="float">
            <text:p>0,957249855927957</text:p>
          </table:table-cell>
          <table:table-cell table:formula="of:=[.E902]+([.D902]*([.A903]-[.A902]))" office:value-type="float" office:value="-0.421842969032514" calcext:value-type="float">
            <text:p>-0,421842969032514</text:p>
          </table:table-cell>
          <table:table-cell table:number-columns-repeated="3"/>
        </table:table-row>
        <table:table-row table:style-name="ro1">
          <table:table-cell table:formula="of:=[.A903]+0.01" office:value-type="float" office:value="9.01999999999985" calcext:value-type="float">
            <text:p>9,01999999999985</text:p>
          </table:table-cell>
          <table:table-cell table:formula="of:=[.B903]+([.E903]*([.A904]-[.A903]))" office:value-type="float" office:value="-0.961468285618282" calcext:value-type="float">
            <text:p>-0,961468285618282</text:p>
          </table:table-cell>
          <table:table-cell table:formula="of:=-[.$H$4]*[.B904]" office:value-type="float" office:value="0.480734142809141" calcext:value-type="float">
            <text:p>0,480734142809141</text:p>
          </table:table-cell>
          <table:table-cell table:formula="of:=[.C904]/[.$H$2]" office:value-type="float" office:value="0.961468285618282" calcext:value-type="float">
            <text:p>0,961468285618282</text:p>
          </table:table-cell>
          <table:table-cell table:formula="of:=[.E903]+([.D903]*([.A904]-[.A903]))" office:value-type="float" office:value="-0.412270470473235" calcext:value-type="float">
            <text:p>-0,412270470473235</text:p>
          </table:table-cell>
          <table:table-cell table:number-columns-repeated="3"/>
        </table:table-row>
        <table:table-row table:style-name="ro1">
          <table:table-cell table:formula="of:=[.A904]+0.01" office:value-type="float" office:value="9.02999999999985" calcext:value-type="float">
            <text:p>9,02999999999985</text:p>
          </table:table-cell>
          <table:table-cell table:formula="of:=[.B904]+([.E904]*([.A905]-[.A904]))" office:value-type="float" office:value="-0.965590990323014" calcext:value-type="float">
            <text:p>-0,965590990323014</text:p>
          </table:table-cell>
          <table:table-cell table:formula="of:=-[.$H$4]*[.B905]" office:value-type="float" office:value="0.482795495161507" calcext:value-type="float">
            <text:p>0,482795495161507</text:p>
          </table:table-cell>
          <table:table-cell table:formula="of:=[.C905]/[.$H$2]" office:value-type="float" office:value="0.965590990323014" calcext:value-type="float">
            <text:p>0,965590990323014</text:p>
          </table:table-cell>
          <table:table-cell table:formula="of:=[.E904]+([.D904]*([.A905]-[.A904]))" office:value-type="float" office:value="-0.402655787617052" calcext:value-type="float">
            <text:p>-0,402655787617052</text:p>
          </table:table-cell>
          <table:table-cell table:number-columns-repeated="3"/>
        </table:table-row>
        <table:table-row table:style-name="ro1">
          <table:table-cell table:formula="of:=[.A905]+0.01" office:value-type="float" office:value="9.03999999999985" calcext:value-type="float">
            <text:p>9,03999999999985</text:p>
          </table:table-cell>
          <table:table-cell table:formula="of:=[.B905]+([.E905]*([.A906]-[.A905]))" office:value-type="float" office:value="-0.969617548199184" calcext:value-type="float">
            <text:p>-0,969617548199184</text:p>
          </table:table-cell>
          <table:table-cell table:formula="of:=-[.$H$4]*[.B906]" office:value-type="float" office:value="0.484808774099592" calcext:value-type="float">
            <text:p>0,484808774099592</text:p>
          </table:table-cell>
          <table:table-cell table:formula="of:=[.C906]/[.$H$2]" office:value-type="float" office:value="0.969617548199184" calcext:value-type="float">
            <text:p>0,969617548199184</text:p>
          </table:table-cell>
          <table:table-cell table:formula="of:=[.E905]+([.D905]*([.A906]-[.A905]))" office:value-type="float" office:value="-0.392999877713822" calcext:value-type="float">
            <text:p>-0,392999877713822</text:p>
          </table:table-cell>
          <table:table-cell table:number-columns-repeated="3"/>
        </table:table-row>
        <table:table-row table:style-name="ro1">
          <table:table-cell table:formula="of:=[.A906]+0.01" office:value-type="float" office:value="9.04999999999985" calcext:value-type="float">
            <text:p>9,04999999999985</text:p>
          </table:table-cell>
          <table:table-cell table:formula="of:=[.B906]+([.E906]*([.A907]-[.A906]))" office:value-type="float" office:value="-0.973547546976323" calcext:value-type="float">
            <text:p>-0,973547546976323</text:p>
          </table:table-cell>
          <table:table-cell table:formula="of:=-[.$H$4]*[.B907]" office:value-type="float" office:value="0.486773773488161" calcext:value-type="float">
            <text:p>0,486773773488161</text:p>
          </table:table-cell>
          <table:table-cell table:formula="of:=[.C907]/[.$H$2]" office:value-type="float" office:value="0.973547546976323" calcext:value-type="float">
            <text:p>0,973547546976323</text:p>
          </table:table-cell>
          <table:table-cell table:formula="of:=[.E906]+([.D906]*([.A907]-[.A906]))" office:value-type="float" office:value="-0.383303702231831" calcext:value-type="float">
            <text:p>-0,383303702231831</text:p>
          </table:table-cell>
          <table:table-cell table:number-columns-repeated="3"/>
        </table:table-row>
        <table:table-row table:style-name="ro1">
          <table:table-cell table:formula="of:=[.A907]+0.01" office:value-type="float" office:value="9.05999999999985" calcext:value-type="float">
            <text:p>9,05999999999985</text:p>
          </table:table-cell>
          <table:table-cell table:formula="of:=[.B907]+([.E907]*([.A908]-[.A907]))" office:value-type="float" office:value="-0.977380583998641" calcext:value-type="float">
            <text:p>-0,977380583998641</text:p>
          </table:table-cell>
          <table:table-cell table:formula="of:=-[.$H$4]*[.B908]" office:value-type="float" office:value="0.48869029199932" calcext:value-type="float">
            <text:p>0,48869029199932</text:p>
          </table:table-cell>
          <table:table-cell table:formula="of:=[.C908]/[.$H$2]" office:value-type="float" office:value="0.977380583998641" calcext:value-type="float">
            <text:p>0,977380583998641</text:p>
          </table:table-cell>
          <table:table-cell table:formula="of:=[.E907]+([.D907]*([.A908]-[.A907]))" office:value-type="float" office:value="-0.373568226762068" calcext:value-type="float">
            <text:p>-0,373568226762068</text:p>
          </table:table-cell>
          <table:table-cell table:number-columns-repeated="3"/>
        </table:table-row>
        <table:table-row table:style-name="ro1">
          <table:table-cell table:formula="of:=[.A908]+0.01" office:value-type="float" office:value="9.06999999999985" calcext:value-type="float">
            <text:p>9,06999999999985</text:p>
          </table:table-cell>
          <table:table-cell table:formula="of:=[.B908]+([.E908]*([.A909]-[.A908]))" office:value-type="float" office:value="-0.981116266266261" calcext:value-type="float">
            <text:p>-0,981116266266261</text:p>
          </table:table-cell>
          <table:table-cell table:formula="of:=-[.$H$4]*[.B909]" office:value-type="float" office:value="0.490558133133131" calcext:value-type="float">
            <text:p>0,490558133133131</text:p>
          </table:table-cell>
          <table:table-cell table:formula="of:=[.C909]/[.$H$2]" office:value-type="float" office:value="0.981116266266261" calcext:value-type="float">
            <text:p>0,981116266266261</text:p>
          </table:table-cell>
          <table:table-cell table:formula="of:=[.E908]+([.D908]*([.A909]-[.A908]))" office:value-type="float" office:value="-0.363794420922081" calcext:value-type="float">
            <text:p>-0,363794420922081</text:p>
          </table:table-cell>
          <table:table-cell table:number-columns-repeated="3"/>
        </table:table-row>
        <table:table-row table:style-name="ro1">
          <table:table-cell table:formula="of:=[.A909]+0.01" office:value-type="float" office:value="9.07999999999985" calcext:value-type="float">
            <text:p>9,07999999999985</text:p>
          </table:table-cell>
          <table:table-cell table:formula="of:=[.B909]+([.E909]*([.A910]-[.A909]))" office:value-type="float" office:value="-0.984754210475482" calcext:value-type="float">
            <text:p>-0,984754210475482</text:p>
          </table:table-cell>
          <table:table-cell table:formula="of:=-[.$H$4]*[.B910]" office:value-type="float" office:value="0.492377105237741" calcext:value-type="float">
            <text:p>0,492377105237741</text:p>
          </table:table-cell>
          <table:table-cell table:formula="of:=[.C910]/[.$H$2]" office:value-type="float" office:value="0.984754210475482" calcext:value-type="float">
            <text:p>0,984754210475482</text:p>
          </table:table-cell>
          <table:table-cell table:formula="of:=[.E909]+([.D909]*([.A910]-[.A909]))" office:value-type="float" office:value="-0.353983258259419" calcext:value-type="float">
            <text:p>-0,353983258259419</text:p>
          </table:table-cell>
          <table:table-cell table:number-columns-repeated="3"/>
        </table:table-row>
        <table:table-row table:style-name="ro1">
          <table:table-cell table:formula="of:=[.A910]+0.01" office:value-type="float" office:value="9.08999999999985" calcext:value-type="float">
            <text:p>9,08999999999985</text:p>
          </table:table-cell>
          <table:table-cell table:formula="of:=[.B910]+([.E910]*([.A911]-[.A910]))" office:value-type="float" office:value="-0.988294043058076" calcext:value-type="float">
            <text:p>-0,988294043058076</text:p>
          </table:table-cell>
          <table:table-cell table:formula="of:=-[.$H$4]*[.B911]" office:value-type="float" office:value="0.494147021529038" calcext:value-type="float">
            <text:p>0,494147021529038</text:p>
          </table:table-cell>
          <table:table-cell table:formula="of:=[.C911]/[.$H$2]" office:value-type="float" office:value="0.988294043058076" calcext:value-type="float">
            <text:p>0,988294043058076</text:p>
          </table:table-cell>
          <table:table-cell table:formula="of:=[.E910]+([.D910]*([.A911]-[.A910]))" office:value-type="float" office:value="-0.344135716154664" calcext:value-type="float">
            <text:p>-0,344135716154664</text:p>
          </table:table-cell>
          <table:table-cell table:number-columns-repeated="3"/>
        </table:table-row>
        <table:table-row table:style-name="ro1">
          <table:table-cell table:formula="of:=[.A911]+0.01" office:value-type="float" office:value="9.09999999999985" calcext:value-type="float">
            <text:p>9,09999999999985</text:p>
          </table:table-cell>
          <table:table-cell table:formula="of:=[.B911]+([.E911]*([.A912]-[.A911]))" office:value-type="float" office:value="-0.991735400219623" calcext:value-type="float">
            <text:p>-0,991735400219623</text:p>
          </table:table-cell>
          <table:table-cell table:formula="of:=-[.$H$4]*[.B912]" office:value-type="float" office:value="0.495867700109811" calcext:value-type="float">
            <text:p>0,495867700109811</text:p>
          </table:table-cell>
          <table:table-cell table:formula="of:=[.C912]/[.$H$2]" office:value-type="float" office:value="0.991735400219623" calcext:value-type="float">
            <text:p>0,991735400219623</text:p>
          </table:table-cell>
          <table:table-cell table:formula="of:=[.E911]+([.D911]*([.A912]-[.A911]))" office:value-type="float" office:value="-0.334252775724084" calcext:value-type="float">
            <text:p>-0,334252775724084</text:p>
          </table:table-cell>
          <table:table-cell table:number-columns-repeated="3"/>
        </table:table-row>
        <table:table-row table:style-name="ro1">
          <table:table-cell table:formula="of:=[.A912]+0.01" office:value-type="float" office:value="9.10999999999985" calcext:value-type="float">
            <text:p>9,10999999999985</text:p>
          </table:table-cell>
          <table:table-cell table:formula="of:=[.B912]+([.E912]*([.A913]-[.A912]))" office:value-type="float" office:value="-0.995077927976864" calcext:value-type="float">
            <text:p>-0,995077927976864</text:p>
          </table:table-cell>
          <table:table-cell table:formula="of:=-[.$H$4]*[.B913]" office:value-type="float" office:value="0.497538963988432" calcext:value-type="float">
            <text:p>0,497538963988432</text:p>
          </table:table-cell>
          <table:table-cell table:formula="of:=[.C913]/[.$H$2]" office:value-type="float" office:value="0.995077927976864" calcext:value-type="float">
            <text:p>0,995077927976864</text:p>
          </table:table-cell>
          <table:table-cell table:formula="of:=[.E912]+([.D912]*([.A913]-[.A912]))" office:value-type="float" office:value="-0.324335421721888" calcext:value-type="float">
            <text:p>-0,324335421721888</text:p>
          </table:table-cell>
          <table:table-cell table:number-columns-repeated="3"/>
        </table:table-row>
        <table:table-row table:style-name="ro1">
          <table:table-cell table:formula="of:=[.A913]+0.01" office:value-type="float" office:value="9.11999999999985" calcext:value-type="float">
            <text:p>9,11999999999985</text:p>
          </table:table-cell>
          <table:table-cell table:formula="of:=[.B913]+([.E913]*([.A914]-[.A913]))" office:value-type="float" office:value="-0.998321282194082" calcext:value-type="float">
            <text:p>-0,998321282194082</text:p>
          </table:table-cell>
          <table:table-cell table:formula="of:=-[.$H$4]*[.B914]" office:value-type="float" office:value="0.499160641097041" calcext:value-type="float">
            <text:p>0,499160641097041</text:p>
          </table:table-cell>
          <table:table-cell table:formula="of:=[.C914]/[.$H$2]" office:value-type="float" office:value="0.998321282194082" calcext:value-type="float">
            <text:p>0,998321282194082</text:p>
          </table:table-cell>
          <table:table-cell table:formula="of:=[.E913]+([.D913]*([.A914]-[.A913]))" office:value-type="float" office:value="-0.314384642442119" calcext:value-type="float">
            <text:p>-0,314384642442119</text:p>
          </table:table-cell>
          <table:table-cell table:number-columns-repeated="3"/>
        </table:table-row>
        <table:table-row table:style-name="ro1">
          <table:table-cell table:formula="of:=[.A914]+0.01" office:value-type="float" office:value="9.12999999999985" calcext:value-type="float">
            <text:p>9,12999999999985</text:p>
          </table:table-cell>
          <table:table-cell table:formula="of:=[.B914]+([.E914]*([.A915]-[.A914]))" office:value-type="float" office:value="-1.0014651286185" calcext:value-type="float">
            <text:p>-1,0014651286185</text:p>
          </table:table-cell>
          <table:table-cell table:formula="of:=-[.$H$4]*[.B915]" office:value-type="float" office:value="0.500732564309252" calcext:value-type="float">
            <text:p>0,500732564309252</text:p>
          </table:table-cell>
          <table:table-cell table:formula="of:=[.C915]/[.$H$2]" office:value-type="float" office:value="1.0014651286185" calcext:value-type="float">
            <text:p>1,0014651286185</text:p>
          </table:table-cell>
          <table:table-cell table:formula="of:=[.E914]+([.D914]*([.A915]-[.A914]))" office:value-type="float" office:value="-0.304401429620179" calcext:value-type="float">
            <text:p>-0,304401429620179</text:p>
          </table:table-cell>
          <table:table-cell table:number-columns-repeated="3"/>
        </table:table-row>
        <table:table-row table:style-name="ro1">
          <table:table-cell table:formula="of:=[.A915]+0.01" office:value-type="float" office:value="9.13999999999985" calcext:value-type="float">
            <text:p>9,13999999999985</text:p>
          </table:table-cell>
          <table:table-cell table:formula="of:=[.B915]+([.E915]*([.A916]-[.A915]))" office:value-type="float" office:value="-1.00450914291471" calcext:value-type="float">
            <text:p>-1,00450914291471</text:p>
          </table:table-cell>
          <table:table-cell table:formula="of:=-[.$H$4]*[.B916]" office:value-type="float" office:value="0.502254571457353" calcext:value-type="float">
            <text:p>0,502254571457353</text:p>
          </table:table-cell>
          <table:table-cell table:formula="of:=[.C916]/[.$H$2]" office:value-type="float" office:value="1.00450914291471" calcext:value-type="float">
            <text:p>1,00450914291471</text:p>
          </table:table-cell>
          <table:table-cell table:formula="of:=[.E915]+([.D915]*([.A916]-[.A915]))" office:value-type="float" office:value="-0.294386778333994" calcext:value-type="float">
            <text:p>-0,294386778333994</text:p>
          </table:table-cell>
          <table:table-cell table:number-columns-repeated="3"/>
        </table:table-row>
        <table:table-row table:style-name="ro1">
          <table:table-cell table:formula="of:=[.A916]+0.01" office:value-type="float" office:value="9.14999999999985" calcext:value-type="float">
            <text:p>9,14999999999985</text:p>
          </table:table-cell>
          <table:table-cell table:formula="of:=[.B916]+([.E916]*([.A917]-[.A916]))" office:value-type="float" office:value="-1.00745301069805" calcext:value-type="float">
            <text:p>-1,00745301069805</text:p>
          </table:table-cell>
          <table:table-cell table:formula="of:=-[.$H$4]*[.B917]" office:value-type="float" office:value="0.503726505349023" calcext:value-type="float">
            <text:p>0,503726505349023</text:p>
          </table:table-cell>
          <table:table-cell table:formula="of:=[.C917]/[.$H$2]" office:value-type="float" office:value="1.00745301069805" calcext:value-type="float">
            <text:p>1,00745301069805</text:p>
          </table:table-cell>
          <table:table-cell table:formula="of:=[.E916]+([.D916]*([.A917]-[.A916]))" office:value-type="float" office:value="-0.284341686904847" calcext:value-type="float">
            <text:p>-0,284341686904847</text:p>
          </table:table-cell>
          <table:table-cell table:number-columns-repeated="3"/>
        </table:table-row>
        <table:table-row table:style-name="ro1">
          <table:table-cell table:formula="of:=[.A917]+0.01" office:value-type="float" office:value="9.15999999999985" calcext:value-type="float">
            <text:p>9,15999999999985</text:p>
          </table:table-cell>
          <table:table-cell table:formula="of:=[.B917]+([.E917]*([.A918]-[.A917]))" office:value-type="float" office:value="-1.01029642756709" calcext:value-type="float">
            <text:p>-1,01029642756709</text:p>
          </table:table-cell>
          <table:table-cell table:formula="of:=-[.$H$4]*[.B918]" office:value-type="float" office:value="0.505148213783547" calcext:value-type="float">
            <text:p>0,505148213783547</text:p>
          </table:table-cell>
          <table:table-cell table:formula="of:=[.C918]/[.$H$2]" office:value-type="float" office:value="1.01029642756709" calcext:value-type="float">
            <text:p>1,01029642756709</text:p>
          </table:table-cell>
          <table:table-cell table:formula="of:=[.E917]+([.D917]*([.A918]-[.A917]))" office:value-type="float" office:value="-0.274267156797867" calcext:value-type="float">
            <text:p>-0,274267156797867</text:p>
          </table:table-cell>
          <table:table-cell table:number-columns-repeated="3"/>
        </table:table-row>
        <table:table-row table:style-name="ro1">
          <table:table-cell table:formula="of:=[.A918]+0.01" office:value-type="float" office:value="9.16999999999985" calcext:value-type="float">
            <text:p>9,16999999999985</text:p>
          </table:table-cell>
          <table:table-cell table:formula="of:=[.B918]+([.E918]*([.A919]-[.A918]))" office:value-type="float" office:value="-1.01303909913507" calcext:value-type="float">
            <text:p>-1,01303909913507</text:p>
          </table:table-cell>
          <table:table-cell table:formula="of:=-[.$H$4]*[.B919]" office:value-type="float" office:value="0.506519549567536" calcext:value-type="float">
            <text:p>0,506519549567536</text:p>
          </table:table-cell>
          <table:table-cell table:formula="of:=[.C919]/[.$H$2]" office:value-type="float" office:value="1.01303909913507" calcext:value-type="float">
            <text:p>1,01303909913507</text:p>
          </table:table-cell>
          <table:table-cell table:formula="of:=[.E918]+([.D918]*([.A919]-[.A918]))" office:value-type="float" office:value="-0.264164192522196" calcext:value-type="float">
            <text:p>-0,264164192522196</text:p>
          </table:table-cell>
          <table:table-cell table:number-columns-repeated="3"/>
        </table:table-row>
        <table:table-row table:style-name="ro1">
          <table:table-cell table:formula="of:=[.A919]+0.01" office:value-type="float" office:value="9.17999999999985" calcext:value-type="float">
            <text:p>9,17999999999985</text:p>
          </table:table-cell>
          <table:table-cell table:formula="of:=[.B919]+([.E919]*([.A920]-[.A919]))" office:value-type="float" office:value="-1.01568074106029" calcext:value-type="float">
            <text:p>-1,01568074106029</text:p>
          </table:table-cell>
          <table:table-cell table:formula="of:=-[.$H$4]*[.B920]" office:value-type="float" office:value="0.507840370530147" calcext:value-type="float">
            <text:p>0,507840370530147</text:p>
          </table:table-cell>
          <table:table-cell table:formula="of:=[.C920]/[.$H$2]" office:value-type="float" office:value="1.01568074106029" calcext:value-type="float">
            <text:p>1,01568074106029</text:p>
          </table:table-cell>
          <table:table-cell table:formula="of:=[.E919]+([.D919]*([.A920]-[.A919]))" office:value-type="float" office:value="-0.254033801530846" calcext:value-type="float">
            <text:p>-0,254033801530846</text:p>
          </table:table-cell>
          <table:table-cell table:number-columns-repeated="3"/>
        </table:table-row>
        <table:table-row table:style-name="ro1">
          <table:table-cell table:formula="of:=[.A920]+0.01" office:value-type="float" office:value="9.18999999999985" calcext:value-type="float">
            <text:p>9,18999999999985</text:p>
          </table:table-cell>
          <table:table-cell table:formula="of:=[.B920]+([.E920]*([.A921]-[.A920]))" office:value-type="float" office:value="-1.0182210790756" calcext:value-type="float">
            <text:p>-1,0182210790756</text:p>
          </table:table-cell>
          <table:table-cell table:formula="of:=-[.$H$4]*[.B921]" office:value-type="float" office:value="0.509110539537801" calcext:value-type="float">
            <text:p>0,509110539537801</text:p>
          </table:table-cell>
          <table:table-cell table:formula="of:=[.C921]/[.$H$2]" office:value-type="float" office:value="1.0182210790756" calcext:value-type="float">
            <text:p>1,0182210790756</text:p>
          </table:table-cell>
          <table:table-cell table:formula="of:=[.E920]+([.D920]*([.A921]-[.A920]))" office:value-type="float" office:value="-0.243876994120243" calcext:value-type="float">
            <text:p>-0,243876994120243</text:p>
          </table:table-cell>
          <table:table-cell table:number-columns-repeated="3"/>
        </table:table-row>
        <table:table-row table:style-name="ro1">
          <table:table-cell table:formula="of:=[.A921]+0.01" office:value-type="float" office:value="9.19999999999985" calcext:value-type="float">
            <text:p>9,19999999999985</text:p>
          </table:table-cell>
          <table:table-cell table:formula="of:=[.B921]+([.E921]*([.A922]-[.A921]))" office:value-type="float" office:value="-1.0206598490168" calcext:value-type="float">
            <text:p>-1,0206598490168</text:p>
          </table:table-cell>
          <table:table-cell table:formula="of:=-[.$H$4]*[.B922]" office:value-type="float" office:value="0.510329924508402" calcext:value-type="float">
            <text:p>0,510329924508402</text:p>
          </table:table-cell>
          <table:table-cell table:formula="of:=[.C922]/[.$H$2]" office:value-type="float" office:value="1.0206598490168" calcext:value-type="float">
            <text:p>1,0206598490168</text:p>
          </table:table-cell>
          <table:table-cell table:formula="of:=[.E921]+([.D921]*([.A922]-[.A921]))" office:value-type="float" office:value="-0.233694783329487" calcext:value-type="float">
            <text:p>-0,233694783329487</text:p>
          </table:table-cell>
          <table:table-cell table:number-columns-repeated="3"/>
        </table:table-row>
        <table:table-row table:style-name="ro1">
          <table:table-cell table:formula="of:=[.A922]+0.01" office:value-type="float" office:value="9.20999999999985" calcext:value-type="float">
            <text:p>9,20999999999985</text:p>
          </table:table-cell>
          <table:table-cell table:formula="of:=[.B922]+([.E922]*([.A923]-[.A922]))" office:value-type="float" office:value="-1.0229967968501" calcext:value-type="float">
            <text:p>-1,0229967968501</text:p>
          </table:table-cell>
          <table:table-cell table:formula="of:=-[.$H$4]*[.B923]" office:value-type="float" office:value="0.51149839842505" calcext:value-type="float">
            <text:p>0,51149839842505</text:p>
          </table:table-cell>
          <table:table-cell table:formula="of:=[.C923]/[.$H$2]" office:value-type="float" office:value="1.0229967968501" calcext:value-type="float">
            <text:p>1,0229967968501</text:p>
          </table:table-cell>
          <table:table-cell table:formula="of:=[.E922]+([.D922]*([.A923]-[.A922]))" office:value-type="float" office:value="-0.223488184839319" calcext:value-type="float">
            <text:p>-0,223488184839319</text:p>
          </table:table-cell>
          <table:table-cell table:number-columns-repeated="3"/>
        </table:table-row>
        <table:table-row table:style-name="ro1">
          <table:table-cell table:formula="of:=[.A923]+0.01" office:value-type="float" office:value="9.21999999999985" calcext:value-type="float">
            <text:p>9,21999999999985</text:p>
          </table:table-cell>
          <table:table-cell table:formula="of:=[.B923]+([.E923]*([.A924]-[.A923]))" office:value-type="float" office:value="-1.02523167869849" calcext:value-type="float">
            <text:p>-1,02523167869849</text:p>
          </table:table-cell>
          <table:table-cell table:formula="of:=-[.$H$4]*[.B924]" office:value-type="float" office:value="0.512615839349246" calcext:value-type="float">
            <text:p>0,512615839349246</text:p>
          </table:table-cell>
          <table:table-cell table:formula="of:=[.C924]/[.$H$2]" office:value-type="float" office:value="1.02523167869849" calcext:value-type="float">
            <text:p>1,02523167869849</text:p>
          </table:table-cell>
          <table:table-cell table:formula="of:=[.E923]+([.D923]*([.A924]-[.A923]))" office:value-type="float" office:value="-0.213258216870819" calcext:value-type="float">
            <text:p>-0,213258216870819</text:p>
          </table:table-cell>
          <table:table-cell table:number-columns-repeated="3"/>
        </table:table-row>
        <table:table-row table:style-name="ro1">
          <table:table-cell table:formula="of:=[.A924]+0.01" office:value-type="float" office:value="9.22999999999985" calcext:value-type="float">
            <text:p>9,22999999999985</text:p>
          </table:table-cell>
          <table:table-cell table:formula="of:=[.B924]+([.E924]*([.A925]-[.A924]))" office:value-type="float" office:value="-1.0273642608672" calcext:value-type="float">
            <text:p>-1,0273642608672</text:p>
          </table:table-cell>
          <table:table-cell table:formula="of:=-[.$H$4]*[.B925]" office:value-type="float" office:value="0.5136821304336" calcext:value-type="float">
            <text:p>0,5136821304336</text:p>
          </table:table-cell>
          <table:table-cell table:formula="of:=[.C925]/[.$H$2]" office:value-type="float" office:value="1.0273642608672" calcext:value-type="float">
            <text:p>1,0273642608672</text:p>
          </table:table-cell>
          <table:table-cell table:formula="of:=[.E924]+([.D924]*([.A925]-[.A924]))" office:value-type="float" office:value="-0.203005900083834" calcext:value-type="float">
            <text:p>-0,203005900083834</text:p>
          </table:table-cell>
          <table:table-cell table:number-columns-repeated="3"/>
        </table:table-row>
        <table:table-row table:style-name="ro1">
          <table:table-cell table:formula="of:=[.A925]+0.01" office:value-type="float" office:value="9.23999999999985" calcext:value-type="float">
            <text:p>9,23999999999985</text:p>
          </table:table-cell>
          <table:table-cell table:formula="of:=[.B925]+([.E925]*([.A926]-[.A925]))" office:value-type="float" office:value="-1.02939431986804" calcext:value-type="float">
            <text:p>-1,02939431986804</text:p>
          </table:table-cell>
          <table:table-cell table:formula="of:=-[.$H$4]*[.B926]" office:value-type="float" office:value="0.514697159934019" calcext:value-type="float">
            <text:p>0,514697159934019</text:p>
          </table:table-cell>
          <table:table-cell table:formula="of:=[.C926]/[.$H$2]" office:value-type="float" office:value="1.02939431986804" calcext:value-type="float">
            <text:p>1,02939431986804</text:p>
          </table:table-cell>
          <table:table-cell table:formula="of:=[.E925]+([.D925]*([.A926]-[.A925]))" office:value-type="float" office:value="-0.192732257475162" calcext:value-type="float">
            <text:p>-0,192732257475162</text:p>
          </table:table-cell>
          <table:table-cell table:number-columns-repeated="3"/>
        </table:table-row>
        <table:table-row table:style-name="ro1">
          <table:table-cell table:formula="of:=[.A926]+0.01" office:value-type="float" office:value="9.24999999999985" calcext:value-type="float">
            <text:p>9,24999999999985</text:p>
          </table:table-cell>
          <table:table-cell table:formula="of:=[.B926]+([.E926]*([.A927]-[.A926]))" office:value-type="float" office:value="-1.03132164244279" calcext:value-type="float">
            <text:p>-1,03132164244279</text:p>
          </table:table-cell>
          <table:table-cell table:formula="of:=-[.$H$4]*[.B927]" office:value-type="float" office:value="0.515660821221395" calcext:value-type="float">
            <text:p>0,515660821221395</text:p>
          </table:table-cell>
          <table:table-cell table:formula="of:=[.C927]/[.$H$2]" office:value-type="float" office:value="1.03132164244279" calcext:value-type="float">
            <text:p>1,03132164244279</text:p>
          </table:table-cell>
          <table:table-cell table:formula="of:=[.E926]+([.D926]*([.A927]-[.A926]))" office:value-type="float" office:value="-0.182438314276482" calcext:value-type="float">
            <text:p>-0,182438314276482</text:p>
          </table:table-cell>
          <table:table-cell table:number-columns-repeated="3"/>
        </table:table-row>
        <table:table-row table:style-name="ro1">
          <table:table-cell table:formula="of:=[.A927]+0.01" office:value-type="float" office:value="9.25999999999985" calcext:value-type="float">
            <text:p>9,25999999999985</text:p>
          </table:table-cell>
          <table:table-cell table:formula="of:=[.B927]+([.E927]*([.A928]-[.A927]))" office:value-type="float" office:value="-1.03314602558556" calcext:value-type="float">
            <text:p>-1,03314602558556</text:p>
          </table:table-cell>
          <table:table-cell table:formula="of:=-[.$H$4]*[.B928]" office:value-type="float" office:value="0.516573012792778" calcext:value-type="float">
            <text:p>0,516573012792778</text:p>
          </table:table-cell>
          <table:table-cell table:formula="of:=[.C928]/[.$H$2]" office:value-type="float" office:value="1.03314602558556" calcext:value-type="float">
            <text:p>1,03314602558556</text:p>
          </table:table-cell>
          <table:table-cell table:formula="of:=[.E927]+([.D927]*([.A928]-[.A927]))" office:value-type="float" office:value="-0.172125097852054" calcext:value-type="float">
            <text:p>-0,172125097852054</text:p>
          </table:table-cell>
          <table:table-cell table:number-columns-repeated="3"/>
        </table:table-row>
        <table:table-row table:style-name="ro1">
          <table:table-cell table:formula="of:=[.A928]+0.01" office:value-type="float" office:value="9.26999999999985" calcext:value-type="float">
            <text:p>9,26999999999985</text:p>
          </table:table-cell>
          <table:table-cell table:formula="of:=[.B928]+([.E928]*([.A929]-[.A928]))" office:value-type="float" office:value="-1.03486727656408" calcext:value-type="float">
            <text:p>-1,03486727656408</text:p>
          </table:table-cell>
          <table:table-cell table:formula="of:=-[.$H$4]*[.B929]" office:value-type="float" office:value="0.517433638282038" calcext:value-type="float">
            <text:p>0,517433638282038</text:p>
          </table:table-cell>
          <table:table-cell table:formula="of:=[.C929]/[.$H$2]" office:value-type="float" office:value="1.03486727656408" calcext:value-type="float">
            <text:p>1,03486727656408</text:p>
          </table:table-cell>
          <table:table-cell table:formula="of:=[.E928]+([.D928]*([.A929]-[.A928]))" office:value-type="float" office:value="-0.161793637596199" calcext:value-type="float">
            <text:p>-0,161793637596199</text:p>
          </table:table-cell>
          <table:table-cell table:number-columns-repeated="3"/>
        </table:table-row>
        <table:table-row table:style-name="ro1">
          <table:table-cell table:formula="of:=[.A929]+0.01" office:value-type="float" office:value="9.27999999999985" calcext:value-type="float">
            <text:p>9,27999999999985</text:p>
          </table:table-cell>
          <table:table-cell table:formula="of:=[.B929]+([.E929]*([.A930]-[.A929]))" office:value-type="float" office:value="-1.03648521294004" calcext:value-type="float">
            <text:p>-1,03648521294004</text:p>
          </table:table-cell>
          <table:table-cell table:formula="of:=-[.$H$4]*[.B930]" office:value-type="float" office:value="0.518242606470019" calcext:value-type="float">
            <text:p>0,518242606470019</text:p>
          </table:table-cell>
          <table:table-cell table:formula="of:=[.C930]/[.$H$2]" office:value-type="float" office:value="1.03648521294004" calcext:value-type="float">
            <text:p>1,03648521294004</text:p>
          </table:table-cell>
          <table:table-cell table:formula="of:=[.E929]+([.D929]*([.A930]-[.A929]))" office:value-type="float" office:value="-0.151444964830558" calcext:value-type="float">
            <text:p>-0,151444964830558</text:p>
          </table:table-cell>
          <table:table-cell table:number-columns-repeated="3"/>
        </table:table-row>
        <table:table-row table:style-name="ro1">
          <table:table-cell table:formula="of:=[.A930]+0.01" office:value-type="float" office:value="9.28999999999985" calcext:value-type="float">
            <text:p>9,28999999999985</text:p>
          </table:table-cell>
          <table:table-cell table:formula="of:=[.B930]+([.E930]*([.A931]-[.A930]))" office:value-type="float" office:value="-1.03799966258834" calcext:value-type="float">
            <text:p>-1,03799966258834</text:p>
          </table:table-cell>
          <table:table-cell table:formula="of:=-[.$H$4]*[.B931]" office:value-type="float" office:value="0.518999831294171" calcext:value-type="float">
            <text:p>0,518999831294171</text:p>
          </table:table-cell>
          <table:table-cell table:formula="of:=[.C931]/[.$H$2]" office:value-type="float" office:value="1.03799966258834" calcext:value-type="float">
            <text:p>1,03799966258834</text:p>
          </table:table-cell>
          <table:table-cell table:formula="of:=[.E930]+([.D930]*([.A931]-[.A930]))" office:value-type="float" office:value="-0.141080112701158" calcext:value-type="float">
            <text:p>-0,141080112701158</text:p>
          </table:table-cell>
          <table:table-cell table:number-columns-repeated="3"/>
        </table:table-row>
        <table:table-row table:style-name="ro1">
          <table:table-cell table:formula="of:=[.A931]+0.01" office:value-type="float" office:value="9.29999999999985" calcext:value-type="float">
            <text:p>9,29999999999985</text:p>
          </table:table-cell>
          <table:table-cell table:formula="of:=[.B931]+([.E931]*([.A932]-[.A931]))" office:value-type="float" office:value="-1.03941046371535" calcext:value-type="float">
            <text:p>-1,03941046371535</text:p>
          </table:table-cell>
          <table:table-cell table:formula="of:=-[.$H$4]*[.B932]" office:value-type="float" office:value="0.519705231857677" calcext:value-type="float">
            <text:p>0,519705231857677</text:p>
          </table:table-cell>
          <table:table-cell table:formula="of:=[.C932]/[.$H$2]" office:value-type="float" office:value="1.03941046371535" calcext:value-type="float">
            <text:p>1,03941046371535</text:p>
          </table:table-cell>
          <table:table-cell table:formula="of:=[.E931]+([.D931]*([.A932]-[.A931]))" office:value-type="float" office:value="-0.130700116075275" calcext:value-type="float">
            <text:p>-0,130700116075275</text:p>
          </table:table-cell>
          <table:table-cell table:number-columns-repeated="3"/>
        </table:table-row>
        <table:table-row table:style-name="ro1">
          <table:table-cell table:formula="of:=[.A932]+0.01" office:value-type="float" office:value="9.30999999999985" calcext:value-type="float">
            <text:p>9,30999999999985</text:p>
          </table:table-cell>
          <table:table-cell table:formula="of:=[.B932]+([.E932]*([.A933]-[.A932]))" office:value-type="float" office:value="-1.04071746487611" calcext:value-type="float">
            <text:p>-1,04071746487611</text:p>
          </table:table-cell>
          <table:table-cell table:formula="of:=-[.$H$4]*[.B933]" office:value-type="float" office:value="0.520358732438054" calcext:value-type="float">
            <text:p>0,520358732438054</text:p>
          </table:table-cell>
          <table:table-cell table:formula="of:=[.C933]/[.$H$2]" office:value-type="float" office:value="1.04071746487611" calcext:value-type="float">
            <text:p>1,04071746487611</text:p>
          </table:table-cell>
          <table:table-cell table:formula="of:=[.E932]+([.D932]*([.A933]-[.A932]))" office:value-type="float" office:value="-0.120306011438122" calcext:value-type="float">
            <text:p>-0,120306011438122</text:p>
          </table:table-cell>
          <table:table-cell table:number-columns-repeated="3"/>
        </table:table-row>
        <table:table-row table:style-name="ro1">
          <table:table-cell table:formula="of:=[.A933]+0.01" office:value-type="float" office:value="9.31999999999985" calcext:value-type="float">
            <text:p>9,31999999999985</text:p>
          </table:table-cell>
          <table:table-cell table:formula="of:=[.B933]+([.E933]*([.A934]-[.A933]))" office:value-type="float" office:value="-1.04192052499049" calcext:value-type="float">
            <text:p>-1,04192052499049</text:p>
          </table:table-cell>
          <table:table-cell table:formula="of:=-[.$H$4]*[.B934]" office:value-type="float" office:value="0.520960262495244" calcext:value-type="float">
            <text:p>0,520960262495244</text:p>
          </table:table-cell>
          <table:table-cell table:formula="of:=[.C934]/[.$H$2]" office:value-type="float" office:value="1.04192052499049" calcext:value-type="float">
            <text:p>1,04192052499049</text:p>
          </table:table-cell>
          <table:table-cell table:formula="of:=[.E933]+([.D933]*([.A934]-[.A933]))" office:value-type="float" office:value="-0.109898836789361" calcext:value-type="float">
            <text:p>-0,109898836789361</text:p>
          </table:table-cell>
          <table:table-cell table:number-columns-repeated="3"/>
        </table:table-row>
        <table:table-row table:style-name="ro1">
          <table:table-cell table:formula="of:=[.A934]+0.01" office:value-type="float" office:value="9.32999999999985" calcext:value-type="float">
            <text:p>9,32999999999985</text:p>
          </table:table-cell>
          <table:table-cell table:formula="of:=[.B934]+([.E934]*([.A935]-[.A934]))" office:value-type="float" office:value="-1.04301951335838" calcext:value-type="float">
            <text:p>-1,04301951335838</text:p>
          </table:table-cell>
          <table:table-cell table:formula="of:=-[.$H$4]*[.B935]" office:value-type="float" office:value="0.521509756679191" calcext:value-type="float">
            <text:p>0,521509756679191</text:p>
          </table:table-cell>
          <table:table-cell table:formula="of:=[.C935]/[.$H$2]" office:value-type="float" office:value="1.04301951335838" calcext:value-type="float">
            <text:p>1,04301951335838</text:p>
          </table:table-cell>
          <table:table-cell table:formula="of:=[.E934]+([.D934]*([.A935]-[.A934]))" office:value-type="float" office:value="-0.0994796315394562" calcext:value-type="float">
            <text:p>-0,099479631539456</text:p>
          </table:table-cell>
          <table:table-cell table:number-columns-repeated="3"/>
        </table:table-row>
        <table:table-row table:style-name="ro1">
          <table:table-cell table:formula="of:=[.A935]+0.01" office:value-type="float" office:value="9.33999999999985" calcext:value-type="float">
            <text:p>9,33999999999985</text:p>
          </table:table-cell>
          <table:table-cell table:formula="of:=[.B935]+([.E935]*([.A936]-[.A935]))" office:value-type="float" office:value="-1.04401430967378" calcext:value-type="float">
            <text:p>-1,04401430967378</text:p>
          </table:table-cell>
          <table:table-cell table:formula="of:=-[.$H$4]*[.B936]" office:value-type="float" office:value="0.522007154836888" calcext:value-type="float">
            <text:p>0,522007154836888</text:p>
          </table:table-cell>
          <table:table-cell table:formula="of:=[.C936]/[.$H$2]" office:value-type="float" office:value="1.04401430967378" calcext:value-type="float">
            <text:p>1,04401430967378</text:p>
          </table:table-cell>
          <table:table-cell table:formula="of:=[.E935]+([.D935]*([.A936]-[.A935]))" office:value-type="float" office:value="-0.0890494364058726" calcext:value-type="float">
            <text:p>-0,089049436405873</text:p>
          </table:table-cell>
          <table:table-cell table:number-columns-repeated="3"/>
        </table:table-row>
        <table:table-row table:style-name="ro1">
          <table:table-cell table:formula="of:=[.A936]+0.01" office:value-type="float" office:value="9.34999999999985" calcext:value-type="float">
            <text:p>9,34999999999985</text:p>
          </table:table-cell>
          <table:table-cell table:formula="of:=[.B936]+([.E936]*([.A937]-[.A936]))" office:value-type="float" office:value="-1.04490480403784" calcext:value-type="float">
            <text:p>-1,04490480403784</text:p>
          </table:table-cell>
          <table:table-cell table:formula="of:=-[.$H$4]*[.B937]" office:value-type="float" office:value="0.522452402018917" calcext:value-type="float">
            <text:p>0,522452402018917</text:p>
          </table:table-cell>
          <table:table-cell table:formula="of:=[.C937]/[.$H$2]" office:value-type="float" office:value="1.04490480403784" calcext:value-type="float">
            <text:p>1,04490480403784</text:p>
          </table:table-cell>
          <table:table-cell table:formula="of:=[.E936]+([.D936]*([.A937]-[.A936]))" office:value-type="float" office:value="-0.078609293309135" calcext:value-type="float">
            <text:p>-0,078609293309135</text:p>
          </table:table-cell>
          <table:table-cell table:number-columns-repeated="3"/>
        </table:table-row>
        <table:table-row table:style-name="ro1">
          <table:table-cell table:formula="of:=[.A937]+0.01" office:value-type="float" office:value="9.35999999999985" calcext:value-type="float">
            <text:p>9,35999999999985</text:p>
          </table:table-cell>
          <table:table-cell table:formula="of:=[.B937]+([.E937]*([.A938]-[.A937]))" office:value-type="float" office:value="-1.04569089697093" calcext:value-type="float">
            <text:p>-1,04569089697093</text:p>
          </table:table-cell>
          <table:table-cell table:formula="of:=-[.$H$4]*[.B938]" office:value-type="float" office:value="0.522845448485463" calcext:value-type="float">
            <text:p>0,522845448485463</text:p>
          </table:table-cell>
          <table:table-cell table:formula="of:=[.C938]/[.$H$2]" office:value-type="float" office:value="1.04569089697093" calcext:value-type="float">
            <text:p>1,04569089697093</text:p>
          </table:table-cell>
          <table:table-cell table:formula="of:=[.E937]+([.D937]*([.A938]-[.A937]))" office:value-type="float" office:value="-0.0681602452687569" calcext:value-type="float">
            <text:p>-0,068160245268757</text:p>
          </table:table-cell>
          <table:table-cell table:number-columns-repeated="3"/>
        </table:table-row>
        <table:table-row table:style-name="ro1">
          <table:table-cell table:formula="of:=[.A938]+0.01" office:value-type="float" office:value="9.36999999999985" calcext:value-type="float">
            <text:p>9,36999999999985</text:p>
          </table:table-cell>
          <table:table-cell table:formula="of:=[.B938]+([.E938]*([.A939]-[.A938]))" office:value-type="float" office:value="-1.04637249942361" calcext:value-type="float">
            <text:p>-1,04637249942361</text:p>
          </table:table-cell>
          <table:table-cell table:formula="of:=-[.$H$4]*[.B939]" office:value-type="float" office:value="0.523186249711807" calcext:value-type="float">
            <text:p>0,523186249711807</text:p>
          </table:table-cell>
          <table:table-cell table:formula="of:=[.C939]/[.$H$2]" office:value-type="float" office:value="1.04637249942361" calcext:value-type="float">
            <text:p>1,04637249942361</text:p>
          </table:table-cell>
          <table:table-cell table:formula="of:=[.E938]+([.D938]*([.A939]-[.A938]))" office:value-type="float" office:value="-0.0577033362990478" calcext:value-type="float">
            <text:p>-0,057703336299048</text:p>
          </table:table-cell>
          <table:table-cell table:number-columns-repeated="3"/>
        </table:table-row>
        <table:table-row table:style-name="ro1">
          <table:table-cell table:formula="of:=[.A939]+0.01" office:value-type="float" office:value="9.37999999999984" calcext:value-type="float">
            <text:p>9,37999999999984</text:p>
          </table:table-cell>
          <table:table-cell table:formula="of:=[.B939]+([.E939]*([.A940]-[.A939]))" office:value-type="float" office:value="-1.0469495327866" calcext:value-type="float">
            <text:p>-1,0469495327866</text:p>
          </table:table-cell>
          <table:table-cell table:formula="of:=-[.$H$4]*[.B940]" office:value-type="float" office:value="0.523474766393302" calcext:value-type="float">
            <text:p>0,523474766393302</text:p>
          </table:table-cell>
          <table:table-cell table:formula="of:=[.C940]/[.$H$2]" office:value-type="float" office:value="1.0469495327866" calcext:value-type="float">
            <text:p>1,0469495327866</text:p>
          </table:table-cell>
          <table:table-cell table:formula="of:=[.E939]+([.D939]*([.A940]-[.A939]))" office:value-type="float" office:value="-0.0472396113048119" calcext:value-type="float">
            <text:p>-0,047239611304812</text:p>
          </table:table-cell>
          <table:table-cell table:number-columns-repeated="3"/>
        </table:table-row>
        <table:table-row table:style-name="ro1">
          <table:table-cell table:formula="of:=[.A940]+0.01" office:value-type="float" office:value="9.38999999999984" calcext:value-type="float">
            <text:p>9,38999999999984</text:p>
          </table:table-cell>
          <table:table-cell table:formula="of:=[.B940]+([.E940]*([.A941]-[.A940]))" office:value-type="float" office:value="-1.04742192889965" calcext:value-type="float">
            <text:p>-1,04742192889965</text:p>
          </table:table-cell>
          <table:table-cell table:formula="of:=-[.$H$4]*[.B941]" office:value-type="float" office:value="0.523710964449826" calcext:value-type="float">
            <text:p>0,523710964449826</text:p>
          </table:table-cell>
          <table:table-cell table:formula="of:=[.C941]/[.$H$2]" office:value-type="float" office:value="1.04742192889965" calcext:value-type="float">
            <text:p>1,04742192889965</text:p>
          </table:table-cell>
          <table:table-cell table:formula="of:=[.E940]+([.D940]*([.A941]-[.A940]))" office:value-type="float" office:value="-0.0367701159769461" calcext:value-type="float">
            <text:p>-0,036770115976946</text:p>
          </table:table-cell>
          <table:table-cell table:number-columns-repeated="3"/>
        </table:table-row>
        <table:table-row table:style-name="ro1">
          <table:table-cell table:formula="of:=[.A941]+0.01" office:value-type="float" office:value="9.39999999999984" calcext:value-type="float">
            <text:p>9,39999999999984</text:p>
          </table:table-cell>
          <table:table-cell table:formula="of:=[.B941]+([.E941]*([.A942]-[.A941]))" office:value-type="float" office:value="-1.04778963005942" calcext:value-type="float">
            <text:p>-1,04778963005942</text:p>
          </table:table-cell>
          <table:table-cell table:formula="of:=-[.$H$4]*[.B942]" office:value-type="float" office:value="0.523894815029711" calcext:value-type="float">
            <text:p>0,523894815029711</text:p>
          </table:table-cell>
          <table:table-cell table:formula="of:=[.C942]/[.$H$2]" office:value-type="float" office:value="1.04778963005942" calcext:value-type="float">
            <text:p>1,04778963005942</text:p>
          </table:table-cell>
          <table:table-cell table:formula="of:=[.E941]+([.D941]*([.A942]-[.A941]))" office:value-type="float" office:value="-0.0262958966879498" calcext:value-type="float">
            <text:p>-0,02629589668795</text:p>
          </table:table-cell>
          <table:table-cell table:number-columns-repeated="3"/>
        </table:table-row>
        <table:table-row table:style-name="ro1">
          <table:table-cell table:formula="of:=[.A942]+0.01" office:value-type="float" office:value="9.40999999999984" calcext:value-type="float">
            <text:p>9,40999999999984</text:p>
          </table:table-cell>
          <table:table-cell table:formula="of:=[.B942]+([.E942]*([.A943]-[.A942]))" office:value-type="float" office:value="-1.0480525890263" calcext:value-type="float">
            <text:p>-1,0480525890263</text:p>
          </table:table-cell>
          <table:table-cell table:formula="of:=-[.$H$4]*[.B943]" office:value-type="float" office:value="0.524026294513151" calcext:value-type="float">
            <text:p>0,524026294513151</text:p>
          </table:table-cell>
          <table:table-cell table:formula="of:=[.C943]/[.$H$2]" office:value-type="float" office:value="1.0480525890263" calcext:value-type="float">
            <text:p>1,0480525890263</text:p>
          </table:table-cell>
          <table:table-cell table:formula="of:=[.E942]+([.D942]*([.A943]-[.A942]))" office:value-type="float" office:value="-0.0158180003873558" calcext:value-type="float">
            <text:p>-0,015818000387356</text:p>
          </table:table-cell>
          <table:table-cell table:number-columns-repeated="3"/>
        </table:table-row>
        <table:table-row table:style-name="ro1">
          <table:table-cell table:formula="of:=[.A943]+0.01" office:value-type="float" office:value="9.41999999999984" calcext:value-type="float">
            <text:p>9,41999999999984</text:p>
          </table:table-cell>
          <table:table-cell table:formula="of:=[.B943]+([.E943]*([.A944]-[.A943]))" office:value-type="float" office:value="-1.04821076903017" calcext:value-type="float">
            <text:p>-1,04821076903017</text:p>
          </table:table-cell>
          <table:table-cell table:formula="of:=-[.$H$4]*[.B944]" office:value-type="float" office:value="0.524105384515087" calcext:value-type="float">
            <text:p>0,524105384515087</text:p>
          </table:table-cell>
          <table:table-cell table:formula="of:=[.C944]/[.$H$2]" office:value-type="float" office:value="1.04821076903017" calcext:value-type="float">
            <text:p>1,04821076903017</text:p>
          </table:table-cell>
          <table:table-cell table:formula="of:=[.E943]+([.D943]*([.A944]-[.A943]))" office:value-type="float" office:value="-0.00533747449709302" calcext:value-type="float">
            <text:p>-0,005337474497093</text:p>
          </table:table-cell>
          <table:table-cell table:number-columns-repeated="3"/>
        </table:table-row>
        <table:table-row table:style-name="ro1">
          <table:table-cell table:formula="of:=[.A944]+0.01" office:value-type="float" office:value="9.42999999999984" calcext:value-type="float">
            <text:p>9,42999999999984</text:p>
          </table:table-cell>
          <table:table-cell table:formula="of:=[.B944]+([.E944]*([.A945]-[.A944]))" office:value-type="float" office:value="-1.04826414377515" calcext:value-type="float">
            <text:p>-1,04826414377515</text:p>
          </table:table-cell>
          <table:table-cell table:formula="of:=-[.$H$4]*[.B945]" office:value-type="float" office:value="0.524132071887573" calcext:value-type="float">
            <text:p>0,524132071887573</text:p>
          </table:table-cell>
          <table:table-cell table:formula="of:=[.C945]/[.$H$2]" office:value-type="float" office:value="1.04826414377515" calcext:value-type="float">
            <text:p>1,04826414377515</text:p>
          </table:table-cell>
          <table:table-cell table:formula="of:=[.E944]+([.D944]*([.A945]-[.A944]))" office:value-type="float" office:value="0.0051446331932085" calcext:value-type="float">
            <text:p>0,005144633193209</text:p>
          </table:table-cell>
          <table:table-cell table:number-columns-repeated="3"/>
        </table:table-row>
        <table:table-row table:style-name="ro1">
          <table:table-cell table:formula="of:=[.A945]+0.01" office:value-type="float" office:value="9.43999999999984" calcext:value-type="float">
            <text:p>9,43999999999984</text:p>
          </table:table-cell>
          <table:table-cell table:formula="of:=[.B945]+([.E945]*([.A946]-[.A945]))" office:value-type="float" office:value="-1.04821269744321" calcext:value-type="float">
            <text:p>-1,04821269744321</text:p>
          </table:table-cell>
          <table:table-cell table:formula="of:=-[.$H$4]*[.B946]" office:value-type="float" office:value="0.524106348721607" calcext:value-type="float">
            <text:p>0,524106348721607</text:p>
          </table:table-cell>
          <table:table-cell table:formula="of:=[.C946]/[.$H$2]" office:value-type="float" office:value="1.04821269744321" calcext:value-type="float">
            <text:p>1,04821269744321</text:p>
          </table:table-cell>
          <table:table-cell table:formula="of:=[.E945]+([.D945]*([.A946]-[.A945]))" office:value-type="float" office:value="0.0156272746309597" calcext:value-type="float">
            <text:p>0,01562727463096</text:p>
          </table:table-cell>
          <table:table-cell table:number-columns-repeated="3"/>
        </table:table-row>
        <table:table-row table:style-name="ro1">
          <table:table-cell table:formula="of:=[.A946]+0.01" office:value-type="float" office:value="9.44999999999984" calcext:value-type="float">
            <text:p>9,44999999999984</text:p>
          </table:table-cell>
          <table:table-cell table:formula="of:=[.B946]+([.E946]*([.A947]-[.A946]))" office:value-type="float" office:value="-1.0480564246969" calcext:value-type="float">
            <text:p>-1,0480564246969</text:p>
          </table:table-cell>
          <table:table-cell table:formula="of:=-[.$H$4]*[.B947]" office:value-type="float" office:value="0.524028212348452" calcext:value-type="float">
            <text:p>0,524028212348452</text:p>
          </table:table-cell>
          <table:table-cell table:formula="of:=[.C947]/[.$H$2]" office:value-type="float" office:value="1.0480564246969" calcext:value-type="float">
            <text:p>1,0480564246969</text:p>
          </table:table-cell>
          <table:table-cell table:formula="of:=[.E946]+([.D946]*([.A947]-[.A946]))" office:value-type="float" office:value="0.0261094016053916" calcext:value-type="float">
            <text:p>0,026109401605392</text:p>
          </table:table-cell>
          <table:table-cell table:number-columns-repeated="3"/>
        </table:table-row>
        <table:table-row table:style-name="ro1">
          <table:table-cell table:formula="of:=[.A947]+0.01" office:value-type="float" office:value="9.45999999999984" calcext:value-type="float">
            <text:p>9,45999999999984</text:p>
          </table:table-cell>
          <table:table-cell table:formula="of:=[.B947]+([.E947]*([.A948]-[.A947]))" office:value-type="float" office:value="-1.04779533068085" calcext:value-type="float">
            <text:p>-1,04779533068085</text:p>
          </table:table-cell>
          <table:table-cell table:formula="of:=-[.$H$4]*[.B948]" office:value-type="float" office:value="0.523897665340425" calcext:value-type="float">
            <text:p>0,523897665340425</text:p>
          </table:table-cell>
          <table:table-cell table:formula="of:=[.C948]/[.$H$2]" office:value-type="float" office:value="1.04779533068085" calcext:value-type="float">
            <text:p>1,04779533068085</text:p>
          </table:table-cell>
          <table:table-cell table:formula="of:=[.E947]+([.D947]*([.A948]-[.A947]))" office:value-type="float" office:value="0.0365899658523605" calcext:value-type="float">
            <text:p>0,036589965852361</text:p>
          </table:table-cell>
          <table:table-cell table:number-columns-repeated="3"/>
        </table:table-row>
        <table:table-row table:style-name="ro1">
          <table:table-cell table:formula="of:=[.A948]+0.01" office:value-type="float" office:value="9.46999999999984" calcext:value-type="float">
            <text:p>9,46999999999984</text:p>
          </table:table-cell>
          <table:table-cell table:formula="of:=[.B948]+([.E948]*([.A949]-[.A948]))" office:value-type="float" office:value="-1.04742943102233" calcext:value-type="float">
            <text:p>-1,04742943102233</text:p>
          </table:table-cell>
          <table:table-cell table:formula="of:=-[.$H$4]*[.B949]" office:value-type="float" office:value="0.523714715511163" calcext:value-type="float">
            <text:p>0,523714715511163</text:p>
          </table:table-cell>
          <table:table-cell table:formula="of:=[.C949]/[.$H$2]" office:value-type="float" office:value="1.04742943102233" calcext:value-type="float">
            <text:p>1,04742943102233</text:p>
          </table:table-cell>
          <table:table-cell table:formula="of:=[.E948]+([.D948]*([.A949]-[.A948]))" office:value-type="float" office:value="0.0470679191591687" calcext:value-type="float">
            <text:p>0,047067919159169</text:p>
          </table:table-cell>
          <table:table-cell table:number-columns-repeated="3"/>
        </table:table-row>
        <table:table-row table:style-name="ro1">
          <table:table-cell table:formula="of:=[.A949]+0.01" office:value-type="float" office:value="9.47999999999984" calcext:value-type="float">
            <text:p>9,47999999999984</text:p>
          </table:table-cell>
          <table:table-cell table:formula="of:=[.B949]+([.E949]*([.A950]-[.A949]))" office:value-type="float" office:value="-1.04695875183073" calcext:value-type="float">
            <text:p>-1,04695875183073</text:p>
          </table:table-cell>
          <table:table-cell table:formula="of:=-[.$H$4]*[.B950]" office:value-type="float" office:value="0.523479375915367" calcext:value-type="float">
            <text:p>0,523479375915367</text:p>
          </table:table-cell>
          <table:table-cell table:formula="of:=[.C950]/[.$H$2]" office:value-type="float" office:value="1.04695875183073" calcext:value-type="float">
            <text:p>1,04695875183073</text:p>
          </table:table-cell>
          <table:table-cell table:formula="of:=[.E949]+([.D949]*([.A950]-[.A949]))" office:value-type="float" office:value="0.0575422134693918" calcext:value-type="float">
            <text:p>0,057542213469392</text:p>
          </table:table-cell>
          <table:table-cell table:number-columns-repeated="3"/>
        </table:table-row>
        <table:table-row table:style-name="ro1">
          <table:table-cell table:formula="of:=[.A950]+0.01" office:value-type="float" office:value="9.48999999999984" calcext:value-type="float">
            <text:p>9,48999999999984</text:p>
          </table:table-cell>
          <table:table-cell table:formula="of:=[.B950]+([.E950]*([.A951]-[.A950]))" office:value-type="float" office:value="-1.04638332969604" calcext:value-type="float">
            <text:p>-1,04638332969604</text:p>
          </table:table-cell>
          <table:table-cell table:formula="of:=-[.$H$4]*[.B951]" office:value-type="float" office:value="0.52319166484802" calcext:value-type="float">
            <text:p>0,52319166484802</text:p>
          </table:table-cell>
          <table:table-cell table:formula="of:=[.C951]/[.$H$2]" office:value-type="float" office:value="1.04638332969604" calcext:value-type="float">
            <text:p>1,04638332969604</text:p>
          </table:table-cell>
          <table:table-cell table:formula="of:=[.E950]+([.D950]*([.A951]-[.A950]))" office:value-type="float" office:value="0.0680118009876989" calcext:value-type="float">
            <text:p>0,068011800987699</text:p>
          </table:table-cell>
          <table:table-cell table:number-columns-repeated="3"/>
        </table:table-row>
        <table:table-row table:style-name="ro1">
          <table:table-cell table:formula="of:=[.A951]+0.01" office:value-type="float" office:value="9.49999999999984" calcext:value-type="float">
            <text:p>9,49999999999984</text:p>
          </table:table-cell>
          <table:table-cell table:formula="of:=[.B951]+([.E951]*([.A952]-[.A951]))" office:value-type="float" office:value="-1.04570321168616" calcext:value-type="float">
            <text:p>-1,04570321168616</text:p>
          </table:table-cell>
          <table:table-cell table:formula="of:=-[.$H$4]*[.B952]" office:value-type="float" office:value="0.522851605843082" calcext:value-type="float">
            <text:p>0,522851605843082</text:p>
          </table:table-cell>
          <table:table-cell table:formula="of:=[.C952]/[.$H$2]" office:value-type="float" office:value="1.04570321168616" calcext:value-type="float">
            <text:p>1,04570321168616</text:p>
          </table:table-cell>
          <table:table-cell table:formula="of:=[.E951]+([.D951]*([.A952]-[.A951]))" office:value-type="float" office:value="0.0784756342846591" calcext:value-type="float">
            <text:p>0,078475634284659</text:p>
          </table:table-cell>
          <table:table-cell table:number-columns-repeated="3"/>
        </table:table-row>
        <table:table-row table:style-name="ro1">
          <table:table-cell table:formula="of:=[.A952]+0.01" office:value-type="float" office:value="9.50999999999984" calcext:value-type="float">
            <text:p>9,50999999999984</text:p>
          </table:table-cell>
          <table:table-cell table:formula="of:=[.B952]+([.E952]*([.A953]-[.A952]))" office:value-type="float" office:value="-1.04491845534332" calcext:value-type="float">
            <text:p>-1,04491845534332</text:p>
          </table:table-cell>
          <table:table-cell table:formula="of:=-[.$H$4]*[.B953]" office:value-type="float" office:value="0.522459227671659" calcext:value-type="float">
            <text:p>0,522459227671659</text:p>
          </table:table-cell>
          <table:table-cell table:formula="of:=[.C953]/[.$H$2]" office:value-type="float" office:value="1.04491845534332" calcext:value-type="float">
            <text:p>1,04491845534332</text:p>
          </table:table-cell>
          <table:table-cell table:formula="of:=[.E952]+([.D952]*([.A953]-[.A952]))" office:value-type="float" office:value="0.0889326664015205" calcext:value-type="float">
            <text:p>0,088932666401521</text:p>
          </table:table-cell>
          <table:table-cell table:number-columns-repeated="3"/>
        </table:table-row>
        <table:table-row table:style-name="ro1">
          <table:table-cell table:formula="of:=[.A953]+0.01" office:value-type="float" office:value="9.51999999999984" calcext:value-type="float">
            <text:p>9,51999999999984</text:p>
          </table:table-cell>
          <table:table-cell table:formula="of:=[.B953]+([.E953]*([.A954]-[.A953]))" office:value-type="float" office:value="-1.0440291286793" calcext:value-type="float">
            <text:p>-1,0440291286793</text:p>
          </table:table-cell>
          <table:table-cell table:formula="of:=-[.$H$4]*[.B954]" office:value-type="float" office:value="0.522014564339651" calcext:value-type="float">
            <text:p>0,522014564339651</text:p>
          </table:table-cell>
          <table:table-cell table:formula="of:=[.C954]/[.$H$2]" office:value-type="float" office:value="1.0440291286793" calcext:value-type="float">
            <text:p>1,0440291286793</text:p>
          </table:table-cell>
          <table:table-cell table:formula="of:=[.E953]+([.D953]*([.A954]-[.A953]))" office:value-type="float" office:value="0.0993818509549535" calcext:value-type="float">
            <text:p>0,099381850954954</text:p>
          </table:table-cell>
          <table:table-cell table:number-columns-repeated="3"/>
        </table:table-row>
        <table:table-row table:style-name="ro1">
          <table:table-cell table:formula="of:=[.A954]+0.01" office:value-type="float" office:value="9.52999999999984" calcext:value-type="float">
            <text:p>9,52999999999984</text:p>
          </table:table-cell>
          <table:table-cell table:formula="of:=[.B954]+([.E954]*([.A955]-[.A954]))" office:value-type="float" office:value="-1.04303531016975" calcext:value-type="float">
            <text:p>-1,04303531016975</text:p>
          </table:table-cell>
          <table:table-cell table:formula="of:=-[.$H$4]*[.B955]" office:value-type="float" office:value="0.521517655084876" calcext:value-type="float">
            <text:p>0,521517655084876</text:p>
          </table:table-cell>
          <table:table-cell table:formula="of:=[.C955]/[.$H$2]" office:value-type="float" office:value="1.04303531016975" calcext:value-type="float">
            <text:p>1,04303531016975</text:p>
          </table:table-cell>
          <table:table-cell table:formula="of:=[.E954]+([.D954]*([.A955]-[.A954]))" office:value-type="float" office:value="0.109822142241746" calcext:value-type="float">
            <text:p>0,109822142241746</text:p>
          </table:table-cell>
          <table:table-cell table:number-columns-repeated="3"/>
        </table:table-row>
        <table:table-row table:style-name="ro1">
          <table:table-cell table:formula="of:=[.A955]+0.01" office:value-type="float" office:value="9.53999999999984" calcext:value-type="float">
            <text:p>9,53999999999984</text:p>
          </table:table-cell>
          <table:table-cell table:formula="of:=[.B955]+([.E955]*([.A956]-[.A955]))" office:value-type="float" office:value="-1.04193708874734" calcext:value-type="float">
            <text:p>-1,04193708874734</text:p>
          </table:table-cell>
          <table:table-cell table:formula="of:=-[.$H$4]*[.B956]" office:value-type="float" office:value="0.520968544373668" calcext:value-type="float">
            <text:p>0,520968544373668</text:p>
          </table:table-cell>
          <table:table-cell table:formula="of:=[.C956]/[.$H$2]" office:value-type="float" office:value="1.04193708874734" calcext:value-type="float">
            <text:p>1,04193708874734</text:p>
          </table:table-cell>
          <table:table-cell table:formula="of:=[.E955]+([.D955]*([.A956]-[.A955]))" office:value-type="float" office:value="0.120252495343444" calcext:value-type="float">
            <text:p>0,120252495343444</text:p>
          </table:table-cell>
          <table:table-cell table:number-columns-repeated="3"/>
        </table:table-row>
        <table:table-row table:style-name="ro1">
          <table:table-cell table:formula="of:=[.A956]+0.01" office:value-type="float" office:value="9.54999999999984" calcext:value-type="float">
            <text:p>9,54999999999984</text:p>
          </table:table-cell>
          <table:table-cell table:formula="of:=[.B956]+([.E956]*([.A957]-[.A956]))" office:value-type="float" office:value="-1.0407345637939" calcext:value-type="float">
            <text:p>-1,0407345637939</text:p>
          </table:table-cell>
          <table:table-cell table:formula="of:=-[.$H$4]*[.B957]" office:value-type="float" office:value="0.520367281896951" calcext:value-type="float">
            <text:p>0,520367281896951</text:p>
          </table:table-cell>
          <table:table-cell table:formula="of:=[.C957]/[.$H$2]" office:value-type="float" office:value="1.0407345637939" calcext:value-type="float">
            <text:p>1,0407345637939</text:p>
          </table:table-cell>
          <table:table-cell table:formula="of:=[.E956]+([.D956]*([.A957]-[.A956]))" office:value-type="float" office:value="0.130671866230917" calcext:value-type="float">
            <text:p>0,130671866230917</text:p>
          </table:table-cell>
          <table:table-cell table:number-columns-repeated="3"/>
        </table:table-row>
        <table:table-row table:style-name="ro1">
          <table:table-cell table:formula="of:=[.A957]+0.01" office:value-type="float" office:value="9.55999999999984" calcext:value-type="float">
            <text:p>9,55999999999984</text:p>
          </table:table-cell>
          <table:table-cell table:formula="of:=[.B957]+([.E957]*([.A958]-[.A957]))" office:value-type="float" office:value="-1.03942784513159" calcext:value-type="float">
            <text:p>-1,03942784513159</text:p>
          </table:table-cell>
          <table:table-cell table:formula="of:=-[.$H$4]*[.B958]" office:value-type="float" office:value="0.519713922565796" calcext:value-type="float">
            <text:p>0,519713922565796</text:p>
          </table:table-cell>
          <table:table-cell table:formula="of:=[.C958]/[.$H$2]" office:value-type="float" office:value="1.03942784513159" calcext:value-type="float">
            <text:p>1,03942784513159</text:p>
          </table:table-cell>
          <table:table-cell table:formula="of:=[.E957]+([.D957]*([.A958]-[.A957]))" office:value-type="float" office:value="0.141079211868855" calcext:value-type="float">
            <text:p>0,141079211868855</text:p>
          </table:table-cell>
          <table:table-cell table:number-columns-repeated="3"/>
        </table:table-row>
        <table:table-row table:style-name="ro1">
          <table:table-cell table:formula="of:=[.A958]+0.01" office:value-type="float" office:value="9.56999999999984" calcext:value-type="float">
            <text:p>9,56999999999984</text:p>
          </table:table-cell>
          <table:table-cell table:formula="of:=[.B958]+([.E958]*([.A959]-[.A958]))" office:value-type="float" office:value="-1.0380170530129" calcext:value-type="float">
            <text:p>-1,0380170530129</text:p>
          </table:table-cell>
          <table:table-cell table:formula="of:=-[.$H$4]*[.B959]" office:value-type="float" office:value="0.519008526506452" calcext:value-type="float">
            <text:p>0,519008526506452</text:p>
          </table:table-cell>
          <table:table-cell table:formula="of:=[.C959]/[.$H$2]" office:value-type="float" office:value="1.0380170530129" calcext:value-type="float">
            <text:p>1,0380170530129</text:p>
          </table:table-cell>
          <table:table-cell table:formula="of:=[.E958]+([.D958]*([.A959]-[.A958]))" office:value-type="float" office:value="0.151473490320171" calcext:value-type="float">
            <text:p>0,151473490320171</text:p>
          </table:table-cell>
          <table:table-cell table:number-columns-repeated="3"/>
        </table:table-row>
        <table:table-row table:style-name="ro1">
          <table:table-cell table:formula="of:=[.A959]+0.01" office:value-type="float" office:value="9.57999999999984" calcext:value-type="float">
            <text:p>9,57999999999984</text:p>
          </table:table-cell>
          <table:table-cell table:formula="of:=[.B959]+([.E959]*([.A960]-[.A959]))" office:value-type="float" office:value="-1.0365023181097" calcext:value-type="float">
            <text:p>-1,0365023181097</text:p>
          </table:table-cell>
          <table:table-cell table:formula="of:=-[.$H$4]*[.B960]" office:value-type="float" office:value="0.518251159054851" calcext:value-type="float">
            <text:p>0,518251159054851</text:p>
          </table:table-cell>
          <table:table-cell table:formula="of:=[.C960]/[.$H$2]" office:value-type="float" office:value="1.0365023181097" calcext:value-type="float">
            <text:p>1,0365023181097</text:p>
          </table:table-cell>
          <table:table-cell table:formula="of:=[.E959]+([.D959]*([.A960]-[.A959]))" office:value-type="float" office:value="0.1618536608503" calcext:value-type="float">
            <text:p>0,1618536608503</text:p>
          </table:table-cell>
          <table:table-cell table:number-columns-repeated="3"/>
        </table:table-row>
        <table:table-row table:style-name="ro1">
          <table:table-cell table:formula="of:=[.A960]+0.01" office:value-type="float" office:value="9.58999999999984" calcext:value-type="float">
            <text:p>9,58999999999984</text:p>
          </table:table-cell>
          <table:table-cell table:formula="of:=[.B960]+([.E960]*([.A961]-[.A960]))" office:value-type="float" office:value="-1.0348837815012" calcext:value-type="float">
            <text:p>-1,0348837815012</text:p>
          </table:table-cell>
          <table:table-cell table:formula="of:=-[.$H$4]*[.B961]" office:value-type="float" office:value="0.517441890750599" calcext:value-type="float">
            <text:p>0,517441890750599</text:p>
          </table:table-cell>
          <table:table-cell table:formula="of:=[.C961]/[.$H$2]" office:value-type="float" office:value="1.0348837815012" calcext:value-type="float">
            <text:p>1,0348837815012</text:p>
          </table:table-cell>
          <table:table-cell table:formula="of:=[.E960]+([.D960]*([.A961]-[.A960]))" office:value-type="float" office:value="0.172218684031397" calcext:value-type="float">
            <text:p>0,172218684031397</text:p>
          </table:table-cell>
          <table:table-cell table:number-columns-repeated="3"/>
        </table:table-row>
        <table:table-row table:style-name="ro1">
          <table:table-cell table:formula="of:=[.A961]+0.01" office:value-type="float" office:value="9.59999999999984" calcext:value-type="float">
            <text:p>9,59999999999984</text:p>
          </table:table-cell>
          <table:table-cell table:formula="of:=[.B961]+([.E961]*([.A962]-[.A961]))" office:value-type="float" office:value="-1.03316159466089" calcext:value-type="float">
            <text:p>-1,03316159466089</text:p>
          </table:table-cell>
          <table:table-cell table:formula="of:=-[.$H$4]*[.B962]" office:value-type="float" office:value="0.516580797330442" calcext:value-type="float">
            <text:p>0,516580797330442</text:p>
          </table:table-cell>
          <table:table-cell table:formula="of:=[.C962]/[.$H$2]" office:value-type="float" office:value="1.03316159466089" calcext:value-type="float">
            <text:p>1,03316159466089</text:p>
          </table:table-cell>
          <table:table-cell table:formula="of:=[.E961]+([.D961]*([.A962]-[.A961]))" office:value-type="float" office:value="0.182567521846409" calcext:value-type="float">
            <text:p>0,182567521846409</text:p>
          </table:table-cell>
          <table:table-cell table:number-columns-repeated="3"/>
        </table:table-row>
        <table:table-row table:style-name="ro1">
          <table:table-cell table:formula="of:=[.A962]+0.01" office:value-type="float" office:value="9.60999999999984" calcext:value-type="float">
            <text:p>9,60999999999984</text:p>
          </table:table-cell>
          <table:table-cell table:formula="of:=[.B962]+([.E962]*([.A963]-[.A962]))" office:value-type="float" office:value="-1.03133591944242" calcext:value-type="float">
            <text:p>-1,03133591944242</text:p>
          </table:table-cell>
          <table:table-cell table:formula="of:=-[.$H$4]*[.B963]" office:value-type="float" office:value="0.51566795972121" calcext:value-type="float">
            <text:p>0,51566795972121</text:p>
          </table:table-cell>
          <table:table-cell table:formula="of:=[.C963]/[.$H$2]" office:value-type="float" office:value="1.03133591944242" calcext:value-type="float">
            <text:p>1,03133591944242</text:p>
          </table:table-cell>
          <table:table-cell table:formula="of:=[.E962]+([.D962]*([.A963]-[.A962]))" office:value-type="float" office:value="0.192899137793017" calcext:value-type="float">
            <text:p>0,192899137793017</text:p>
          </table:table-cell>
          <table:table-cell table:number-columns-repeated="3"/>
        </table:table-row>
        <table:table-row table:style-name="ro1">
          <table:table-cell table:formula="of:=[.A963]+0.01" office:value-type="float" office:value="9.61999999999984" calcext:value-type="float">
            <text:p>9,61999999999984</text:p>
          </table:table-cell>
          <table:table-cell table:formula="of:=[.B963]+([.E963]*([.A964]-[.A963]))" office:value-type="float" office:value="-1.02940692806449" calcext:value-type="float">
            <text:p>-1,02940692806449</text:p>
          </table:table-cell>
          <table:table-cell table:formula="of:=-[.$H$4]*[.B964]" office:value-type="float" office:value="0.514703464032245" calcext:value-type="float">
            <text:p>0,514703464032245</text:p>
          </table:table-cell>
          <table:table-cell table:formula="of:=[.C964]/[.$H$2]" office:value-type="float" office:value="1.02940692806449" calcext:value-type="float">
            <text:p>1,02940692806449</text:p>
          </table:table-cell>
          <table:table-cell table:formula="of:=[.E963]+([.D963]*([.A964]-[.A963]))" office:value-type="float" office:value="0.203212496987441" calcext:value-type="float">
            <text:p>0,203212496987441</text:p>
          </table:table-cell>
          <table:table-cell table:number-columns-repeated="3"/>
        </table:table-row>
        <table:table-row table:style-name="ro1">
          <table:table-cell table:formula="of:=[.A964]+0.01" office:value-type="float" office:value="9.62999999999984" calcext:value-type="float">
            <text:p>9,62999999999984</text:p>
          </table:table-cell>
          <table:table-cell table:formula="of:=[.B964]+([.E964]*([.A965]-[.A964]))" office:value-type="float" office:value="-1.02737480309462" calcext:value-type="float">
            <text:p>-1,02737480309462</text:p>
          </table:table-cell>
          <table:table-cell table:formula="of:=-[.$H$4]*[.B965]" office:value-type="float" office:value="0.513687401547308" calcext:value-type="float">
            <text:p>0,513687401547308</text:p>
          </table:table-cell>
          <table:table-cell table:formula="of:=[.C965]/[.$H$2]" office:value-type="float" office:value="1.02737480309462" calcext:value-type="float">
            <text:p>1,02737480309462</text:p>
          </table:table-cell>
          <table:table-cell table:formula="of:=[.E964]+([.D964]*([.A965]-[.A964]))" office:value-type="float" office:value="0.213506566268086" calcext:value-type="float">
            <text:p>0,213506566268086</text:p>
          </table:table-cell>
          <table:table-cell table:number-columns-repeated="3"/>
        </table:table-row>
        <table:table-row table:style-name="ro1">
          <table:table-cell table:formula="of:=[.A965]+0.01" office:value-type="float" office:value="9.63999999999984" calcext:value-type="float">
            <text:p>9,63999999999984</text:p>
          </table:table-cell>
          <table:table-cell table:formula="of:=[.B965]+([.E965]*([.A966]-[.A965]))" office:value-type="float" office:value="-1.02523973743194" calcext:value-type="float">
            <text:p>-1,02523973743194</text:p>
          </table:table-cell>
          <table:table-cell table:formula="of:=-[.$H$4]*[.B966]" office:value-type="float" office:value="0.512619868715968" calcext:value-type="float">
            <text:p>0,512619868715968</text:p>
          </table:table-cell>
          <table:table-cell table:formula="of:=[.C966]/[.$H$2]" office:value-type="float" office:value="1.02523973743194" calcext:value-type="float">
            <text:p>1,02523973743194</text:p>
          </table:table-cell>
          <table:table-cell table:formula="of:=[.E965]+([.D965]*([.A966]-[.A965]))" office:value-type="float" office:value="0.223780314299032" calcext:value-type="float">
            <text:p>0,223780314299032</text:p>
          </table:table-cell>
          <table:table-cell table:number-columns-repeated="3"/>
        </table:table-row>
        <table:table-row table:style-name="ro1">
          <table:table-cell table:formula="of:=[.A966]+0.01" office:value-type="float" office:value="9.64999999999984" calcext:value-type="float">
            <text:p>9,64999999999984</text:p>
          </table:table-cell>
          <table:table-cell table:formula="of:=[.B966]+([.E966]*([.A967]-[.A966]))" office:value-type="float" office:value="-1.02300193428895" calcext:value-type="float">
            <text:p>-1,02300193428895</text:p>
          </table:table-cell>
          <table:table-cell table:formula="of:=-[.$H$4]*[.B967]" office:value-type="float" office:value="0.511500967144473" calcext:value-type="float">
            <text:p>0,511500967144473</text:p>
          </table:table-cell>
          <table:table-cell table:formula="of:=[.C967]/[.$H$2]" office:value-type="float" office:value="1.02300193428895" calcext:value-type="float">
            <text:p>1,02300193428895</text:p>
          </table:table-cell>
          <table:table-cell table:formula="of:=[.E966]+([.D966]*([.A967]-[.A966]))" office:value-type="float" office:value="0.234032711673351" calcext:value-type="float">
            <text:p>0,234032711673351</text:p>
          </table:table-cell>
          <table:table-cell table:number-columns-repeated="3"/>
        </table:table-row>
        <table:table-row table:style-name="ro1">
          <table:table-cell table:formula="of:=[.A967]+0.01" office:value-type="float" office:value="9.65999999999984" calcext:value-type="float">
            <text:p>9,65999999999984</text:p>
          </table:table-cell>
          <table:table-cell table:formula="of:=[.B967]+([.E967]*([.A968]-[.A967]))" office:value-type="float" office:value="-1.02066160717221" calcext:value-type="float">
            <text:p>-1,02066160717221</text:p>
          </table:table-cell>
          <table:table-cell table:formula="of:=-[.$H$4]*[.B968]" office:value-type="float" office:value="0.510330803586106" calcext:value-type="float">
            <text:p>0,510330803586106</text:p>
          </table:table-cell>
          <table:table-cell table:formula="of:=[.C968]/[.$H$2]" office:value-type="float" office:value="1.02066160717221" calcext:value-type="float">
            <text:p>1,02066160717221</text:p>
          </table:table-cell>
          <table:table-cell table:formula="of:=[.E967]+([.D967]*([.A968]-[.A967]))" office:value-type="float" office:value="0.24426273101624" calcext:value-type="float">
            <text:p>0,24426273101624</text:p>
          </table:table-cell>
          <table:table-cell table:number-columns-repeated="3"/>
        </table:table-row>
        <table:table-row table:style-name="ro1">
          <table:table-cell table:formula="of:=[.A968]+0.01" office:value-type="float" office:value="9.66999999999984" calcext:value-type="float">
            <text:p>9,66999999999984</text:p>
          </table:table-cell>
          <table:table-cell table:formula="of:=[.B968]+([.E968]*([.A969]-[.A968]))" office:value-type="float" office:value="-1.01821897986205" calcext:value-type="float">
            <text:p>-1,01821897986205</text:p>
          </table:table-cell>
          <table:table-cell table:formula="of:=-[.$H$4]*[.B969]" office:value-type="float" office:value="0.509109489931025" calcext:value-type="float">
            <text:p>0,509109489931025</text:p>
          </table:table-cell>
          <table:table-cell table:formula="of:=[.C969]/[.$H$2]" office:value-type="float" office:value="1.01821897986205" calcext:value-type="float">
            <text:p>1,01821897986205</text:p>
          </table:table-cell>
          <table:table-cell table:formula="of:=[.E968]+([.D968]*([.A969]-[.A968]))" office:value-type="float" office:value="0.254469347087962" calcext:value-type="float">
            <text:p>0,254469347087962</text:p>
          </table:table-cell>
          <table:table-cell table:number-columns-repeated="3"/>
        </table:table-row>
        <table:table-row table:style-name="ro1">
          <table:table-cell table:formula="of:=[.A969]+0.01" office:value-type="float" office:value="9.67999999999984" calcext:value-type="float">
            <text:p>9,67999999999984</text:p>
          </table:table-cell>
          <table:table-cell table:formula="of:=[.B969]+([.E969]*([.A970]-[.A969]))" office:value-type="float" office:value="-1.01567428639117" calcext:value-type="float">
            <text:p>-1,01567428639117</text:p>
          </table:table-cell>
          <table:table-cell table:formula="of:=-[.$H$4]*[.B970]" office:value-type="float" office:value="0.507837143195585" calcext:value-type="float">
            <text:p>0,507837143195585</text:p>
          </table:table-cell>
          <table:table-cell table:formula="of:=[.C970]/[.$H$2]" office:value-type="float" office:value="1.01567428639117" calcext:value-type="float">
            <text:p>1,01567428639117</text:p>
          </table:table-cell>
          <table:table-cell table:formula="of:=[.E969]+([.D969]*([.A970]-[.A969]))" office:value-type="float" office:value="0.264651536886582" calcext:value-type="float">
            <text:p>0,264651536886582</text:p>
          </table:table-cell>
          <table:table-cell table:number-columns-repeated="3"/>
        </table:table-row>
        <table:table-row table:style-name="ro1">
          <table:table-cell table:formula="of:=[.A970]+0.01" office:value-type="float" office:value="9.68999999999984" calcext:value-type="float">
            <text:p>9,68999999999984</text:p>
          </table:table-cell>
          <table:table-cell table:formula="of:=[.B970]+([.E970]*([.A971]-[.A970]))" office:value-type="float" office:value="-1.0130277710223" calcext:value-type="float">
            <text:p>-1,0130277710223</text:p>
          </table:table-cell>
          <table:table-cell table:formula="of:=-[.$H$4]*[.B971]" office:value-type="float" office:value="0.506513885511152" calcext:value-type="float">
            <text:p>0,506513885511152</text:p>
          </table:table-cell>
          <table:table-cell table:formula="of:=[.C971]/[.$H$2]" office:value-type="float" office:value="1.0130277710223" calcext:value-type="float">
            <text:p>1,0130277710223</text:p>
          </table:table-cell>
          <table:table-cell table:formula="of:=[.E970]+([.D970]*([.A971]-[.A970]))" office:value-type="float" office:value="0.274808279750494" calcext:value-type="float">
            <text:p>0,274808279750494</text:p>
          </table:table-cell>
          <table:table-cell table:number-columns-repeated="3"/>
        </table:table-row>
        <table:table-row table:style-name="ro1">
          <table:table-cell table:formula="of:=[.A971]+0.01" office:value-type="float" office:value="9.69999999999984" calcext:value-type="float">
            <text:p>9,69999999999984</text:p>
          </table:table-cell>
          <table:table-cell table:formula="of:=[.B971]+([.E971]*([.A972]-[.A971]))" office:value-type="float" office:value="-1.0102796882248" calcext:value-type="float">
            <text:p>-1,0102796882248</text:p>
          </table:table-cell>
          <table:table-cell table:formula="of:=-[.$H$4]*[.B972]" office:value-type="float" office:value="0.5051398441124" calcext:value-type="float">
            <text:p>0,5051398441124</text:p>
          </table:table-cell>
          <table:table-cell table:formula="of:=[.C972]/[.$H$2]" office:value-type="float" office:value="1.0102796882248" calcext:value-type="float">
            <text:p>1,0102796882248</text:p>
          </table:table-cell>
          <table:table-cell table:formula="of:=[.E971]+([.D971]*([.A972]-[.A971]))" office:value-type="float" office:value="0.284938557460717" calcext:value-type="float">
            <text:p>0,284938557460717</text:p>
          </table:table-cell>
          <table:table-cell table:number-columns-repeated="3"/>
        </table:table-row>
        <table:table-row table:style-name="ro1">
          <table:table-cell table:formula="of:=[.A972]+0.01" office:value-type="float" office:value="9.70999999999984" calcext:value-type="float">
            <text:p>9,70999999999984</text:p>
          </table:table-cell>
          <table:table-cell table:formula="of:=[.B972]+([.E972]*([.A973]-[.A972]))" office:value-type="float" office:value="-1.00743030265019" calcext:value-type="float">
            <text:p>-1,00743030265019</text:p>
          </table:table-cell>
          <table:table-cell table:formula="of:=-[.$H$4]*[.B973]" office:value-type="float" office:value="0.503715151325096" calcext:value-type="float">
            <text:p>0,503715151325096</text:p>
          </table:table-cell>
          <table:table-cell table:formula="of:=[.C973]/[.$H$2]" office:value-type="float" office:value="1.00743030265019" calcext:value-type="float">
            <text:p>1,00743030265019</text:p>
          </table:table-cell>
          <table:table-cell table:formula="of:=[.E972]+([.D972]*([.A973]-[.A972]))" office:value-type="float" office:value="0.295041354342964" calcext:value-type="float">
            <text:p>0,295041354342964</text:p>
          </table:table-cell>
          <table:table-cell table:number-columns-repeated="3"/>
        </table:table-row>
        <table:table-row table:style-name="ro1">
          <table:table-cell table:formula="of:=[.A973]+0.01" office:value-type="float" office:value="9.71999999999984" calcext:value-type="float">
            <text:p>9,71999999999984</text:p>
          </table:table-cell>
          <table:table-cell table:formula="of:=[.B973]+([.E973]*([.A974]-[.A973]))" office:value-type="float" office:value="-1.00447988910676" calcext:value-type="float">
            <text:p>-1,00447988910676</text:p>
          </table:table-cell>
          <table:table-cell table:formula="of:=-[.$H$4]*[.B974]" office:value-type="float" office:value="0.502239944553381" calcext:value-type="float">
            <text:p>0,502239944553381</text:p>
          </table:table-cell>
          <table:table-cell table:formula="of:=[.C974]/[.$H$2]" office:value-type="float" office:value="1.00447988910676" calcext:value-type="float">
            <text:p>1,00447988910676</text:p>
          </table:table-cell>
          <table:table-cell table:formula="of:=[.E973]+([.D973]*([.A974]-[.A973]))" office:value-type="float" office:value="0.305115657369466" calcext:value-type="float">
            <text:p>0,305115657369466</text:p>
          </table:table-cell>
          <table:table-cell table:number-columns-repeated="3"/>
        </table:table-row>
        <table:table-row table:style-name="ro1">
          <table:table-cell table:formula="of:=[.A974]+0.01" office:value-type="float" office:value="9.72999999999984" calcext:value-type="float">
            <text:p>9,72999999999984</text:p>
          </table:table-cell>
          <table:table-cell table:formula="of:=[.B974]+([.E974]*([.A975]-[.A974]))" office:value-type="float" office:value="-1.00142873253307" calcext:value-type="float">
            <text:p>-1,00142873253307</text:p>
          </table:table-cell>
          <table:table-cell table:formula="of:=-[.$H$4]*[.B975]" office:value-type="float" office:value="0.500714366266534" calcext:value-type="float">
            <text:p>0,500714366266534</text:p>
          </table:table-cell>
          <table:table-cell table:formula="of:=[.C975]/[.$H$2]" office:value-type="float" office:value="1.00142873253307" calcext:value-type="float">
            <text:p>1,00142873253307</text:p>
          </table:table-cell>
          <table:table-cell table:formula="of:=[.E974]+([.D974]*([.A975]-[.A974]))" office:value-type="float" office:value="0.315160456260534" calcext:value-type="float">
            <text:p>0,315160456260534</text:p>
          </table:table-cell>
          <table:table-cell table:number-columns-repeated="3"/>
        </table:table-row>
        <table:table-row table:style-name="ro1">
          <table:table-cell table:formula="of:=[.A975]+0.01" office:value-type="float" office:value="9.73999999999984" calcext:value-type="float">
            <text:p>9,73999999999984</text:p>
          </table:table-cell>
          <table:table-cell table:formula="of:=[.B975]+([.E975]*([.A976]-[.A975]))" office:value-type="float" office:value="-0.998277127970463" calcext:value-type="float">
            <text:p>-0,998277127970463</text:p>
          </table:table-cell>
          <table:table-cell table:formula="of:=-[.$H$4]*[.B976]" office:value-type="float" office:value="0.499138563985232" calcext:value-type="float">
            <text:p>0,499138563985232</text:p>
          </table:table-cell>
          <table:table-cell table:formula="of:=[.C976]/[.$H$2]" office:value-type="float" office:value="0.998277127970463" calcext:value-type="float">
            <text:p>0,998277127970463</text:p>
          </table:table-cell>
          <table:table-cell table:formula="of:=[.E975]+([.D975]*([.A976]-[.A975]))" office:value-type="float" office:value="0.325174743585864" calcext:value-type="float">
            <text:p>0,325174743585864</text:p>
          </table:table-cell>
          <table:table-cell table:number-columns-repeated="3"/>
        </table:table-row>
        <table:table-row table:style-name="ro1">
          <table:table-cell table:formula="of:=[.A976]+0.01" office:value-type="float" office:value="9.74999999999984" calcext:value-type="float">
            <text:p>9,74999999999984</text:p>
          </table:table-cell>
          <table:table-cell table:formula="of:=[.B976]+([.E976]*([.A977]-[.A976]))" office:value-type="float" office:value="-0.995025380534605" calcext:value-type="float">
            <text:p>-0,995025380534605</text:p>
          </table:table-cell>
          <table:table-cell table:formula="of:=-[.$H$4]*[.B977]" office:value-type="float" office:value="0.497512690267302" calcext:value-type="float">
            <text:p>0,497512690267302</text:p>
          </table:table-cell>
          <table:table-cell table:formula="of:=[.C977]/[.$H$2]" office:value-type="float" office:value="0.995025380534605" calcext:value-type="float">
            <text:p>0,995025380534605</text:p>
          </table:table-cell>
          <table:table-cell table:formula="of:=[.E976]+([.D976]*([.A977]-[.A976]))" office:value-type="float" office:value="0.335157514865569" calcext:value-type="float">
            <text:p>0,335157514865569</text:p>
          </table:table-cell>
          <table:table-cell table:number-columns-repeated="3"/>
        </table:table-row>
        <table:table-row table:style-name="ro1">
          <table:table-cell table:formula="of:=[.A977]+0.01" office:value-type="float" office:value="9.75999999999984" calcext:value-type="float">
            <text:p>9,75999999999984</text:p>
          </table:table-cell>
          <table:table-cell table:formula="of:=[.B977]+([.E977]*([.A978]-[.A977]))" office:value-type="float" office:value="-0.991673805385949" calcext:value-type="float">
            <text:p>-0,991673805385949</text:p>
          </table:table-cell>
          <table:table-cell table:formula="of:=-[.$H$4]*[.B978]" office:value-type="float" office:value="0.495836902692975" calcext:value-type="float">
            <text:p>0,495836902692975</text:p>
          </table:table-cell>
          <table:table-cell table:formula="of:=[.C978]/[.$H$2]" office:value-type="float" office:value="0.991673805385949" calcext:value-type="float">
            <text:p>0,991673805385949</text:p>
          </table:table-cell>
          <table:table-cell table:formula="of:=[.E977]+([.D977]*([.A978]-[.A977]))" office:value-type="float" office:value="0.345107768670914" calcext:value-type="float">
            <text:p>0,345107768670914</text:p>
          </table:table-cell>
          <table:table-cell table:number-columns-repeated="3"/>
        </table:table-row>
        <table:table-row table:style-name="ro1">
          <table:table-cell table:formula="of:=[.A978]+0.01" office:value-type="float" office:value="9.76999999999984" calcext:value-type="float">
            <text:p>9,76999999999984</text:p>
          </table:table-cell>
          <table:table-cell table:formula="of:=[.B978]+([.E978]*([.A979]-[.A978]))" office:value-type="float" office:value="-0.98822272769924" calcext:value-type="float">
            <text:p>-0,98822272769924</text:p>
          </table:table-cell>
          <table:table-cell table:formula="of:=-[.$H$4]*[.B979]" office:value-type="float" office:value="0.49411136384962" calcext:value-type="float">
            <text:p>0,49411136384962</text:p>
          </table:table-cell>
          <table:table-cell table:formula="of:=[.C979]/[.$H$2]" office:value-type="float" office:value="0.98822272769924" calcext:value-type="float">
            <text:p>0,98822272769924</text:p>
          </table:table-cell>
          <table:table-cell table:formula="of:=[.E978]+([.D978]*([.A979]-[.A978]))" office:value-type="float" office:value="0.355024506724774" calcext:value-type="float">
            <text:p>0,355024506724774</text:p>
          </table:table-cell>
          <table:table-cell table:number-columns-repeated="3"/>
        </table:table-row>
        <table:table-row table:style-name="ro1">
          <table:table-cell table:formula="of:=[.A979]+0.01" office:value-type="float" office:value="9.77999999999984" calcext:value-type="float">
            <text:p>9,77999999999984</text:p>
          </table:table-cell>
          <table:table-cell table:formula="of:=[.B979]+([.E979]*([.A980]-[.A979]))" office:value-type="float" office:value="-0.984672482631992" calcext:value-type="float">
            <text:p>-0,984672482631992</text:p>
          </table:table-cell>
          <table:table-cell table:formula="of:=-[.$H$4]*[.B980]" office:value-type="float" office:value="0.492336241315996" calcext:value-type="float">
            <text:p>0,492336241315996</text:p>
          </table:table-cell>
          <table:table-cell table:formula="of:=[.C980]/[.$H$2]" office:value-type="float" office:value="0.984672482631992" calcext:value-type="float">
            <text:p>0,984672482631992</text:p>
          </table:table-cell>
          <table:table-cell table:formula="of:=[.E979]+([.D979]*([.A980]-[.A979]))" office:value-type="float" office:value="0.364906734001766" calcext:value-type="float">
            <text:p>0,364906734001766</text:p>
          </table:table-cell>
          <table:table-cell table:number-columns-repeated="3"/>
        </table:table-row>
        <table:table-row table:style-name="ro1">
          <table:table-cell table:formula="of:=[.A980]+0.01" office:value-type="float" office:value="9.78999999999984" calcext:value-type="float">
            <text:p>9,78999999999984</text:p>
          </table:table-cell>
          <table:table-cell table:formula="of:=[.B980]+([.E980]*([.A981]-[.A980]))" office:value-type="float" office:value="-0.981023415291975" calcext:value-type="float">
            <text:p>-0,981023415291975</text:p>
          </table:table-cell>
          <table:table-cell table:formula="of:=-[.$H$4]*[.B981]" office:value-type="float" office:value="0.490511707645987" calcext:value-type="float">
            <text:p>0,490511707645987</text:p>
          </table:table-cell>
          <table:table-cell table:formula="of:=[.C981]/[.$H$2]" office:value-type="float" office:value="0.981023415291975" calcext:value-type="float">
            <text:p>0,981023415291975</text:p>
          </table:table-cell>
          <table:table-cell table:formula="of:=[.E980]+([.D980]*([.A981]-[.A980]))" office:value-type="float" office:value="0.374753458828085" calcext:value-type="float">
            <text:p>0,374753458828085</text:p>
          </table:table-cell>
          <table:table-cell table:number-columns-repeated="3"/>
        </table:table-row>
        <table:table-row table:style-name="ro1">
          <table:table-cell table:formula="of:=[.A981]+0.01" office:value-type="float" office:value="9.79999999999984" calcext:value-type="float">
            <text:p>9,79999999999984</text:p>
          </table:table-cell>
          <table:table-cell table:formula="of:=[.B981]+([.E981]*([.A982]-[.A981]))" office:value-type="float" office:value="-0.977275880703694" calcext:value-type="float">
            <text:p>-0,977275880703694</text:p>
          </table:table-cell>
          <table:table-cell table:formula="of:=-[.$H$4]*[.B982]" office:value-type="float" office:value="0.488637940351847" calcext:value-type="float">
            <text:p>0,488637940351847</text:p>
          </table:table-cell>
          <table:table-cell table:formula="of:=[.C982]/[.$H$2]" office:value-type="float" office:value="0.977275880703694" calcext:value-type="float">
            <text:p>0,977275880703694</text:p>
          </table:table-cell>
          <table:table-cell table:formula="of:=[.E981]+([.D981]*([.A982]-[.A981]))" office:value-type="float" office:value="0.384563692981005" calcext:value-type="float">
            <text:p>0,384563692981005</text:p>
          </table:table-cell>
          <table:table-cell table:number-columns-repeated="3"/>
        </table:table-row>
        <table:table-row table:style-name="ro1">
          <table:table-cell table:formula="of:=[.A982]+0.01" office:value-type="float" office:value="9.80999999999984" calcext:value-type="float">
            <text:p>9,80999999999984</text:p>
          </table:table-cell>
          <table:table-cell table:formula="of:=[.B982]+([.E982]*([.A983]-[.A982]))" office:value-type="float" office:value="-0.973430243773884" calcext:value-type="float">
            <text:p>-0,973430243773884</text:p>
          </table:table-cell>
          <table:table-cell table:formula="of:=-[.$H$4]*[.B983]" office:value-type="float" office:value="0.486715121886942" calcext:value-type="float">
            <text:p>0,486715121886942</text:p>
          </table:table-cell>
          <table:table-cell table:formula="of:=[.C983]/[.$H$2]" office:value-type="float" office:value="0.973430243773884" calcext:value-type="float">
            <text:p>0,973430243773884</text:p>
          </table:table-cell>
          <table:table-cell table:formula="of:=[.E982]+([.D982]*([.A983]-[.A982]))" office:value-type="float" office:value="0.394336451788042" calcext:value-type="float">
            <text:p>0,394336451788042</text:p>
          </table:table-cell>
          <table:table-cell table:number-columns-repeated="3"/>
        </table:table-row>
        <table:table-row table:style-name="ro1">
          <table:table-cell table:formula="of:=[.A983]+0.01" office:value-type="float" office:value="9.81999999999984" calcext:value-type="float">
            <text:p>9,81999999999984</text:p>
          </table:table-cell>
          <table:table-cell table:formula="of:=[.B983]+([.E983]*([.A984]-[.A983]))" office:value-type="float" office:value="-0.969486879256004" calcext:value-type="float">
            <text:p>-0,969486879256004</text:p>
          </table:table-cell>
          <table:table-cell table:formula="of:=-[.$H$4]*[.B984]" office:value-type="float" office:value="0.484743439628002" calcext:value-type="float">
            <text:p>0,484743439628002</text:p>
          </table:table-cell>
          <table:table-cell table:formula="of:=[.C984]/[.$H$2]" office:value-type="float" office:value="0.969486879256004" calcext:value-type="float">
            <text:p>0,969486879256004</text:p>
          </table:table-cell>
          <table:table-cell table:formula="of:=[.E983]+([.D983]*([.A984]-[.A983]))" office:value-type="float" office:value="0.40407075422578" calcext:value-type="float">
            <text:p>0,40407075422578</text:p>
          </table:table-cell>
          <table:table-cell table:number-columns-repeated="3"/>
        </table:table-row>
        <table:table-row table:style-name="ro1">
          <table:table-cell table:formula="of:=[.A984]+0.01" office:value-type="float" office:value="9.82999999999984" calcext:value-type="float">
            <text:p>9,82999999999984</text:p>
          </table:table-cell>
          <table:table-cell table:formula="of:=[.B984]+([.E984]*([.A985]-[.A984]))" office:value-type="float" office:value="-0.965446171713746" calcext:value-type="float">
            <text:p>-0,965446171713746</text:p>
          </table:table-cell>
          <table:table-cell table:formula="of:=-[.$H$4]*[.B985]" office:value-type="float" office:value="0.482723085856873" calcext:value-type="float">
            <text:p>0,482723085856873</text:p>
          </table:table-cell>
          <table:table-cell table:formula="of:=[.C985]/[.$H$2]" office:value-type="float" office:value="0.965446171713746" calcext:value-type="float">
            <text:p>0,965446171713746</text:p>
          </table:table-cell>
          <table:table-cell table:formula="of:=[.E984]+([.D984]*([.A985]-[.A984]))" office:value-type="float" office:value="0.41376562301834" calcext:value-type="float">
            <text:p>0,41376562301834</text:p>
          </table:table-cell>
          <table:table-cell table:number-columns-repeated="3"/>
        </table:table-row>
        <table:table-row table:style-name="ro1">
          <table:table-cell table:formula="of:=[.A985]+0.01" office:value-type="float" office:value="9.83999999999983" calcext:value-type="float">
            <text:p>9,83999999999983</text:p>
          </table:table-cell>
          <table:table-cell table:formula="of:=[.B985]+([.E985]*([.A986]-[.A985]))" office:value-type="float" office:value="-0.961308515483563" calcext:value-type="float">
            <text:p>-0,961308515483563</text:p>
          </table:table-cell>
          <table:table-cell table:formula="of:=-[.$H$4]*[.B986]" office:value-type="float" office:value="0.480654257741781" calcext:value-type="float">
            <text:p>0,480654257741781</text:p>
          </table:table-cell>
          <table:table-cell table:formula="of:=[.C986]/[.$H$2]" office:value-type="float" office:value="0.961308515483563" calcext:value-type="float">
            <text:p>0,961308515483563</text:p>
          </table:table-cell>
          <table:table-cell table:formula="of:=[.E985]+([.D985]*([.A986]-[.A985]))" office:value-type="float" office:value="0.423420084735477" calcext:value-type="float">
            <text:p>0,423420084735477</text:p>
          </table:table-cell>
          <table:table-cell table:number-columns-repeated="3"/>
        </table:table-row>
        <table:table-row table:style-name="ro1">
          <table:table-cell table:formula="of:=[.A986]+0.01" office:value-type="float" office:value="9.84999999999983" calcext:value-type="float">
            <text:p>9,84999999999983</text:p>
          </table:table-cell>
          <table:table-cell table:formula="of:=[.B986]+([.E986]*([.A987]-[.A986]))" office:value-type="float" office:value="-0.957074314636208" calcext:value-type="float">
            <text:p>-0,957074314636208</text:p>
          </table:table-cell>
          <table:table-cell table:formula="of:=-[.$H$4]*[.B987]" office:value-type="float" office:value="0.478537157318104" calcext:value-type="float">
            <text:p>0,478537157318104</text:p>
          </table:table-cell>
          <table:table-cell table:formula="of:=[.C987]/[.$H$2]" office:value-type="float" office:value="0.957074314636208" calcext:value-type="float">
            <text:p>0,957074314636208</text:p>
          </table:table-cell>
          <table:table-cell table:formula="of:=[.E986]+([.D986]*([.A987]-[.A986]))" office:value-type="float" office:value="0.433033169890313" calcext:value-type="float">
            <text:p>0,433033169890313</text:p>
          </table:table-cell>
          <table:table-cell table:number-columns-repeated="3"/>
        </table:table-row>
        <table:table-row table:style-name="ro1">
          <table:table-cell table:formula="of:=[.A987]+0.01" office:value-type="float" office:value="9.85999999999983" calcext:value-type="float">
            <text:p>9,85999999999983</text:p>
          </table:table-cell>
          <table:table-cell table:formula="of:=[.B987]+([.E987]*([.A988]-[.A987]))" office:value-type="float" office:value="-0.952743982937305" calcext:value-type="float">
            <text:p>-0,952743982937305</text:p>
          </table:table-cell>
          <table:table-cell table:formula="of:=-[.$H$4]*[.B988]" office:value-type="float" office:value="0.476371991468652" calcext:value-type="float">
            <text:p>0,476371991468652</text:p>
          </table:table-cell>
          <table:table-cell table:formula="of:=[.C988]/[.$H$2]" office:value-type="float" office:value="0.952743982937305" calcext:value-type="float">
            <text:p>0,952743982937305</text:p>
          </table:table-cell>
          <table:table-cell table:formula="of:=[.E987]+([.D987]*([.A988]-[.A987]))" office:value-type="float" office:value="0.442603913036675" calcext:value-type="float">
            <text:p>0,442603913036675</text:p>
          </table:table-cell>
          <table:table-cell table:number-columns-repeated="3"/>
        </table:table-row>
        <table:table-row table:style-name="ro1">
          <table:table-cell table:formula="of:=[.A988]+0.01" office:value-type="float" office:value="9.86999999999983" calcext:value-type="float">
            <text:p>9,86999999999983</text:p>
          </table:table-cell>
          <table:table-cell table:formula="of:=[.B988]+([.E988]*([.A989]-[.A988]))" office:value-type="float" office:value="-0.948317943806938" calcext:value-type="float">
            <text:p>-0,948317943806938</text:p>
          </table:table-cell>
          <table:table-cell table:formula="of:=-[.$H$4]*[.B989]" office:value-type="float" office:value="0.474158971903469" calcext:value-type="float">
            <text:p>0,474158971903469</text:p>
          </table:table-cell>
          <table:table-cell table:formula="of:=[.C989]/[.$H$2]" office:value-type="float" office:value="0.948317943806938" calcext:value-type="float">
            <text:p>0,948317943806938</text:p>
          </table:table-cell>
          <table:table-cell table:formula="of:=[.E988]+([.D988]*([.A989]-[.A988]))" office:value-type="float" office:value="0.452131352866048" calcext:value-type="float">
            <text:p>0,452131352866048</text:p>
          </table:table-cell>
          <table:table-cell table:number-columns-repeated="3"/>
        </table:table-row>
        <table:table-row table:style-name="ro1">
          <table:table-cell table:formula="of:=[.A989]+0.01" office:value-type="float" office:value="9.87999999999983" calcext:value-type="float">
            <text:p>9,87999999999983</text:p>
          </table:table-cell>
          <table:table-cell table:formula="of:=[.B989]+([.E989]*([.A990]-[.A989]))" office:value-type="float" office:value="-0.943796630278278" calcext:value-type="float">
            <text:p>-0,943796630278278</text:p>
          </table:table-cell>
          <table:table-cell table:formula="of:=-[.$H$4]*[.B990]" office:value-type="float" office:value="0.471898315139139" calcext:value-type="float">
            <text:p>0,471898315139139</text:p>
          </table:table-cell>
          <table:table-cell table:formula="of:=[.C990]/[.$H$2]" office:value-type="float" office:value="0.943796630278278" calcext:value-type="float">
            <text:p>0,943796630278278</text:p>
          </table:table-cell>
          <table:table-cell table:formula="of:=[.E989]+([.D989]*([.A990]-[.A989]))" office:value-type="float" office:value="0.461614532304117" calcext:value-type="float">
            <text:p>0,461614532304117</text:p>
          </table:table-cell>
          <table:table-cell table:number-columns-repeated="3"/>
        </table:table-row>
        <table:table-row table:style-name="ro1">
          <table:table-cell table:formula="of:=[.A990]+0.01" office:value-type="float" office:value="9.88999999999983" calcext:value-type="float">
            <text:p>9,88999999999983</text:p>
          </table:table-cell>
          <table:table-cell table:formula="of:=[.B990]+([.E990]*([.A991]-[.A990]))" office:value-type="float" office:value="-0.939180484955237" calcext:value-type="float">
            <text:p>-0,939180484955237</text:p>
          </table:table-cell>
          <table:table-cell table:formula="of:=-[.$H$4]*[.B991]" office:value-type="float" office:value="0.469590242477618" calcext:value-type="float">
            <text:p>0,469590242477618</text:p>
          </table:table-cell>
          <table:table-cell table:formula="of:=[.C991]/[.$H$2]" office:value-type="float" office:value="0.939180484955237" calcext:value-type="float">
            <text:p>0,939180484955237</text:p>
          </table:table-cell>
          <table:table-cell table:formula="of:=[.E990]+([.D990]*([.A991]-[.A990]))" office:value-type="float" office:value="0.471052498606899" calcext:value-type="float">
            <text:p>0,471052498606899</text:p>
          </table:table-cell>
          <table:table-cell table:number-columns-repeated="3"/>
        </table:table-row>
        <table:table-row table:style-name="ro1">
          <table:table-cell table:formula="of:=[.A991]+0.01" office:value-type="float" office:value="9.89999999999983" calcext:value-type="float">
            <text:p>9,89999999999983</text:p>
          </table:table-cell>
          <table:table-cell table:formula="of:=[.B991]+([.E991]*([.A992]-[.A991]))" office:value-type="float" office:value="-0.934469959969168" calcext:value-type="float">
            <text:p>-0,934469959969168</text:p>
          </table:table-cell>
          <table:table-cell table:formula="of:=-[.$H$4]*[.B992]" office:value-type="float" office:value="0.467234979984584" calcext:value-type="float">
            <text:p>0,467234979984584</text:p>
          </table:table-cell>
          <table:table-cell table:formula="of:=[.C992]/[.$H$2]" office:value-type="float" office:value="0.934469959969168" calcext:value-type="float">
            <text:p>0,934469959969168</text:p>
          </table:table-cell>
          <table:table-cell table:formula="of:=[.E991]+([.D991]*([.A992]-[.A991]))" office:value-type="float" office:value="0.480444303456452" calcext:value-type="float">
            <text:p>0,480444303456452</text:p>
          </table:table-cell>
          <table:table-cell table:number-columns-repeated="3"/>
        </table:table-row>
        <table:table-row table:style-name="ro1">
          <table:table-cell table:formula="of:=[.A992]+0.01" office:value-type="float" office:value="9.90999999999983" calcext:value-type="float">
            <text:p>9,90999999999983</text:p>
          </table:table-cell>
          <table:table-cell table:formula="of:=[.B992]+([.E992]*([.A993]-[.A992]))" office:value-type="float" office:value="-0.929665516934603" calcext:value-type="float">
            <text:p>-0,929665516934603</text:p>
          </table:table-cell>
          <table:table-cell table:formula="of:=-[.$H$4]*[.B993]" office:value-type="float" office:value="0.464832758467302" calcext:value-type="float">
            <text:p>0,464832758467302</text:p>
          </table:table-cell>
          <table:table-cell table:formula="of:=[.C993]/[.$H$2]" office:value-type="float" office:value="0.929665516934603" calcext:value-type="float">
            <text:p>0,929665516934603</text:p>
          </table:table-cell>
          <table:table-cell table:formula="of:=[.E992]+([.D992]*([.A993]-[.A992]))" office:value-type="float" office:value="0.489789003056143" calcext:value-type="float">
            <text:p>0,489789003056143</text:p>
          </table:table-cell>
          <table:table-cell table:number-columns-repeated="3"/>
        </table:table-row>
        <table:table-row table:style-name="ro1">
          <table:table-cell table:formula="of:=[.A993]+0.01" office:value-type="float" office:value="9.91999999999983" calcext:value-type="float">
            <text:p>9,91999999999983</text:p>
          </table:table-cell>
          <table:table-cell table:formula="of:=[.B993]+([.E993]*([.A994]-[.A993]))" office:value-type="float" office:value="-0.924767626904042" calcext:value-type="float">
            <text:p>-0,924767626904042</text:p>
          </table:table-cell>
          <table:table-cell table:formula="of:=-[.$H$4]*[.B994]" office:value-type="float" office:value="0.462383813452021" calcext:value-type="float">
            <text:p>0,462383813452021</text:p>
          </table:table-cell>
          <table:table-cell table:formula="of:=[.C994]/[.$H$2]" office:value-type="float" office:value="0.924767626904042" calcext:value-type="float">
            <text:p>0,924767626904042</text:p>
          </table:table-cell>
          <table:table-cell table:formula="of:=[.E993]+([.D993]*([.A994]-[.A993]))" office:value-type="float" office:value="0.499085658225489" calcext:value-type="float">
            <text:p>0,499085658225489</text:p>
          </table:table-cell>
          <table:table-cell table:number-columns-repeated="3"/>
        </table:table-row>
        <table:table-row table:style-name="ro1">
          <table:table-cell table:formula="of:=[.A994]+0.01" office:value-type="float" office:value="9.92999999999983" calcext:value-type="float">
            <text:p>9,92999999999983</text:p>
          </table:table-cell>
          <table:table-cell table:formula="of:=[.B994]+([.E994]*([.A995]-[.A994]))" office:value-type="float" office:value="-0.919776770321787" calcext:value-type="float">
            <text:p>-0,919776770321787</text:p>
          </table:table-cell>
          <table:table-cell table:formula="of:=-[.$H$4]*[.B995]" office:value-type="float" office:value="0.459888385160894" calcext:value-type="float">
            <text:p>0,459888385160894</text:p>
          </table:table-cell>
          <table:table-cell table:formula="of:=[.C995]/[.$H$2]" office:value-type="float" office:value="0.919776770321787" calcext:value-type="float">
            <text:p>0,919776770321787</text:p>
          </table:table-cell>
          <table:table-cell table:formula="of:=[.E994]+([.D994]*([.A995]-[.A994]))" office:value-type="float" office:value="0.508333334494529" calcext:value-type="float">
            <text:p>0,508333334494529</text:p>
          </table:table-cell>
          <table:table-cell table:number-columns-repeated="3"/>
        </table:table-row>
        <table:table-row table:style-name="ro1">
          <table:table-cell table:formula="of:=[.A995]+0.01" office:value-type="float" office:value="9.93999999999983" calcext:value-type="float">
            <text:p>9,93999999999983</text:p>
          </table:table-cell>
          <table:table-cell table:formula="of:=[.B995]+([.E995]*([.A996]-[.A995]))" office:value-type="float" office:value="-0.914693436976842" calcext:value-type="float">
            <text:p>-0,914693436976842</text:p>
          </table:table-cell>
          <table:table-cell table:formula="of:=-[.$H$4]*[.B996]" office:value-type="float" office:value="0.457346718488421" calcext:value-type="float">
            <text:p>0,457346718488421</text:p>
          </table:table-cell>
          <table:table-cell table:formula="of:=[.C996]/[.$H$2]" office:value-type="float" office:value="0.914693436976842" calcext:value-type="float">
            <text:p>0,914693436976842</text:p>
          </table:table-cell>
          <table:table-cell table:formula="of:=[.E995]+([.D995]*([.A996]-[.A995]))" office:value-type="float" office:value="0.517531102197747" calcext:value-type="float">
            <text:p>0,517531102197747</text:p>
          </table:table-cell>
          <table:table-cell table:number-columns-repeated="3"/>
        </table:table-row>
        <table:table-row table:style-name="ro1">
          <table:table-cell table:formula="of:=[.A996]+0.01" office:value-type="float" office:value="9.94999999999983" calcext:value-type="float">
            <text:p>9,94999999999983</text:p>
          </table:table-cell>
          <table:table-cell table:formula="of:=[.B996]+([.E996]*([.A997]-[.A996]))" office:value-type="float" office:value="-0.909518125954865" calcext:value-type="float">
            <text:p>-0,909518125954865</text:p>
          </table:table-cell>
          <table:table-cell table:formula="of:=-[.$H$4]*[.B997]" office:value-type="float" office:value="0.454759062977432" calcext:value-type="float">
            <text:p>0,454759062977432</text:p>
          </table:table-cell>
          <table:table-cell table:formula="of:=[.C997]/[.$H$2]" office:value-type="float" office:value="0.909518125954865" calcext:value-type="float">
            <text:p>0,909518125954865</text:p>
          </table:table-cell>
          <table:table-cell table:formula="of:=[.E996]+([.D996]*([.A997]-[.A996]))" office:value-type="float" office:value="0.526678036567515" calcext:value-type="float">
            <text:p>0,526678036567515</text:p>
          </table:table-cell>
          <table:table-cell table:number-columns-repeated="3"/>
        </table:table-row>
        <table:table-row table:style-name="ro1">
          <table:table-cell table:formula="of:=[.A997]+0.01" office:value-type="float" office:value="9.95999999999983" calcext:value-type="float">
            <text:p>9,95999999999983</text:p>
          </table:table-cell>
          <table:table-cell table:formula="of:=[.B997]+([.E997]*([.A998]-[.A997]))" office:value-type="float" office:value="-0.90425134558919" calcext:value-type="float">
            <text:p>-0,90425134558919</text:p>
          </table:table-cell>
          <table:table-cell table:formula="of:=-[.$H$4]*[.B998]" office:value-type="float" office:value="0.452125672794595" calcext:value-type="float">
            <text:p>0,452125672794595</text:p>
          </table:table-cell>
          <table:table-cell table:formula="of:=[.C998]/[.$H$2]" office:value-type="float" office:value="0.90425134558919" calcext:value-type="float">
            <text:p>0,90425134558919</text:p>
          </table:table-cell>
          <table:table-cell table:formula="of:=[.E997]+([.D997]*([.A998]-[.A997]))" office:value-type="float" office:value="0.535773217827063" calcext:value-type="float">
            <text:p>0,535773217827063</text:p>
          </table:table-cell>
          <table:table-cell table:number-columns-repeated="3"/>
        </table:table-row>
        <table:table-row table:style-name="ro1">
          <table:table-cell table:formula="of:=[.A998]+0.01" office:value-type="float" office:value="9.96999999999983" calcext:value-type="float">
            <text:p>9,96999999999983</text:p>
          </table:table-cell>
          <table:table-cell table:formula="of:=[.B998]+([.E998]*([.A999]-[.A998]))" office:value-type="float" office:value="-0.898893613410919" calcext:value-type="float">
            <text:p>-0,898893613410919</text:p>
          </table:table-cell>
          <table:table-cell table:formula="of:=-[.$H$4]*[.B999]" office:value-type="float" office:value="0.44944680670546" calcext:value-type="float">
            <text:p>0,44944680670546</text:p>
          </table:table-cell>
          <table:table-cell table:formula="of:=[.C999]/[.$H$2]" office:value-type="float" office:value="0.898893613410919" calcext:value-type="float">
            <text:p>0,898893613410919</text:p>
          </table:table-cell>
          <table:table-cell table:formula="of:=[.E998]+([.D998]*([.A999]-[.A998]))" office:value-type="float" office:value="0.544815731282955" calcext:value-type="float">
            <text:p>0,544815731282955</text:p>
          </table:table-cell>
          <table:table-cell table:number-columns-repeated="3"/>
        </table:table-row>
        <table:table-row table:style-name="ro1">
          <table:table-cell table:formula="of:=[.A999]+0.01" office:value-type="float" office:value="9.97999999999983" calcext:value-type="float">
            <text:p>9,97999999999983</text:p>
          </table:table-cell>
          <table:table-cell table:formula="of:=[.B999]+([.E999]*([.A1000]-[.A999]))" office:value-type="float" office:value="-0.89344545609809" calcext:value-type="float">
            <text:p>-0,89344545609809</text:p>
          </table:table-cell>
          <table:table-cell table:formula="of:=-[.$H$4]*[.B1000]" office:value-type="float" office:value="0.446722728049045" calcext:value-type="float">
            <text:p>0,446722728049045</text:p>
          </table:table-cell>
          <table:table-cell table:formula="of:=[.C1000]/[.$H$2]" office:value-type="float" office:value="0.89344545609809" calcext:value-type="float">
            <text:p>0,89344545609809</text:p>
          </table:table-cell>
          <table:table-cell table:formula="of:=[.E999]+([.D999]*([.A1000]-[.A999]))" office:value-type="float" office:value="0.553804667417064" calcext:value-type="float">
            <text:p>0,553804667417064</text:p>
          </table:table-cell>
          <table:table-cell table:number-columns-repeated="3"/>
        </table:table-row>
        <table:table-row table:style-name="ro1">
          <table:table-cell table:formula="of:=[.A1000]+0.01" office:value-type="float" office:value="9.98999999999983" calcext:value-type="float">
            <text:p>9,98999999999983</text:p>
          </table:table-cell>
          <table:table-cell table:formula="of:=[.B1000]+([.E1000]*([.A1001]-[.A1000]))" office:value-type="float" office:value="-0.887907409423919" calcext:value-type="float">
            <text:p>-0,887907409423919</text:p>
          </table:table-cell>
          <table:table-cell table:formula="of:=-[.$H$4]*[.B1001]" office:value-type="float" office:value="0.44395370471196" calcext:value-type="float">
            <text:p>0,44395370471196</text:p>
          </table:table-cell>
          <table:table-cell table:formula="of:=[.C1001]/[.$H$2]" office:value-type="float" office:value="0.887907409423919" calcext:value-type="float">
            <text:p>0,887907409423919</text:p>
          </table:table-cell>
          <table:table-cell table:formula="of:=[.E1000]+([.D1000]*([.A1001]-[.A1000]))" office:value-type="float" office:value="0.562739121978045" calcext:value-type="float">
            <text:p>0,562739121978045</text:p>
          </table:table-cell>
          <table:table-cell table:number-columns-repeated="3"/>
        </table:table-row>
        <table:table-row table:style-name="ro1">
          <table:table-cell table:formula="of:=[.A1001]+0.01" office:value-type="float" office:value="9.99999999999983" calcext:value-type="float">
            <text:p>9,99999999999983</text:p>
          </table:table-cell>
          <table:table-cell table:formula="of:=[.B1001]+([.E1001]*([.A1002]-[.A1001]))" office:value-type="float" office:value="-0.882280018204139" calcext:value-type="float">
            <text:p>-0,882280018204139</text:p>
          </table:table-cell>
          <table:table-cell table:formula="of:=-[.$H$4]*[.B1002]" office:value-type="float" office:value="0.441140009102069" calcext:value-type="float">
            <text:p>0,441140009102069</text:p>
          </table:table-cell>
          <table:table-cell table:formula="of:=[.C1002]/[.$H$2]" office:value-type="float" office:value="0.882280018204139" calcext:value-type="float">
            <text:p>0,882280018204139</text:p>
          </table:table-cell>
          <table:table-cell table:formula="of:=[.E1001]+([.D1001]*([.A1002]-[.A1001]))" office:value-type="float" office:value="0.571618196072284" calcext:value-type="float">
            <text:p>0,571618196072284</text:p>
          </table:table-cell>
          <table:table-cell table:number-columns-repeated="3"/>
        </table:table-row>
        <table:table-row table:style-name="ro1">
          <table:table-cell table:formula="of:=[.A1002]+0.01" office:value-type="float" office:value="10.0099999999998" calcext:value-type="float">
            <text:p>10,0099999999998</text:p>
          </table:table-cell>
          <table:table-cell table:formula="of:=[.B1002]+([.E1002]*([.A1003]-[.A1002]))" office:value-type="float" office:value="-0.876563836243416" calcext:value-type="float">
            <text:p>-0,876563836243416</text:p>
          </table:table-cell>
          <table:table-cell table:formula="of:=-[.$H$4]*[.B1003]" office:value-type="float" office:value="0.438281918121708" calcext:value-type="float">
            <text:p>0,438281918121708</text:p>
          </table:table-cell>
          <table:table-cell table:formula="of:=[.C1003]/[.$H$2]" office:value-type="float" office:value="0.876563836243416" calcext:value-type="float">
            <text:p>0,876563836243416</text:p>
          </table:table-cell>
          <table:table-cell table:formula="of:=[.E1002]+([.D1002]*([.A1003]-[.A1002]))" office:value-type="float" office:value="0.580440996254325" calcext:value-type="float">
            <text:p>0,580440996254325</text:p>
          </table:table-cell>
          <table:table-cell table:number-columns-repeated="3"/>
        </table:table-row>
        <table:table-row table:style-name="ro1">
          <table:table-cell table:formula="of:=[.A1003]+0.01" office:value-type="float" office:value="10.0199999999998" calcext:value-type="float">
            <text:p>10,0199999999998</text:p>
          </table:table-cell>
          <table:table-cell table:formula="of:=[.B1003]+([.E1003]*([.A1004]-[.A1003]))" office:value-type="float" office:value="-0.870759426280873" calcext:value-type="float">
            <text:p>-0,870759426280873</text:p>
          </table:table-cell>
          <table:table-cell table:formula="of:=-[.$H$4]*[.B1004]" office:value-type="float" office:value="0.435379713140437" calcext:value-type="float">
            <text:p>0,435379713140437</text:p>
          </table:table-cell>
          <table:table-cell table:formula="of:=[.C1004]/[.$H$2]" office:value-type="float" office:value="0.870759426280873" calcext:value-type="float">
            <text:p>0,870759426280873</text:p>
          </table:table-cell>
          <table:table-cell table:formula="of:=[.E1003]+([.D1003]*([.A1004]-[.A1003]))" office:value-type="float" office:value="0.589206634616759" calcext:value-type="float">
            <text:p>0,589206634616759</text:p>
          </table:table-cell>
          <table:table-cell table:number-columns-repeated="3"/>
        </table:table-row>
        <table:table-row table:style-name="ro1">
          <table:table-cell table:formula="of:=[.A1004]+0.01" office:value-type="float" office:value="10.0299999999998" calcext:value-type="float">
            <text:p>10,0299999999998</text:p>
          </table:table-cell>
          <table:table-cell table:formula="of:=[.B1004]+([.E1004]*([.A1005]-[.A1004]))" office:value-type="float" office:value="-0.864867359934705" calcext:value-type="float">
            <text:p>-0,864867359934705</text:p>
          </table:table-cell>
          <table:table-cell table:formula="of:=-[.$H$4]*[.B1005]" office:value-type="float" office:value="0.432433679967353" calcext:value-type="float">
            <text:p>0,432433679967353</text:p>
          </table:table-cell>
          <table:table-cell table:formula="of:=[.C1005]/[.$H$2]" office:value-type="float" office:value="0.864867359934705" calcext:value-type="float">
            <text:p>0,864867359934705</text:p>
          </table:table-cell>
          <table:table-cell table:formula="of:=[.E1004]+([.D1004]*([.A1005]-[.A1004]))" office:value-type="float" office:value="0.597914228879568" calcext:value-type="float">
            <text:p>0,597914228879568</text:p>
          </table:table-cell>
          <table:table-cell table:number-columns-repeated="3"/>
        </table:table-row>
        <table:table-row table:style-name="ro1">
          <table:table-cell table:formula="of:=[.A1005]+0.01" office:value-type="float" office:value="10.0399999999998" calcext:value-type="float">
            <text:p>10,0399999999998</text:p>
          </table:table-cell>
          <table:table-cell table:formula="of:=[.B1005]+([.E1005]*([.A1006]-[.A1005]))" office:value-type="float" office:value="-0.85888821764591" calcext:value-type="float">
            <text:p>-0,85888821764591</text:p>
          </table:table-cell>
          <table:table-cell table:formula="of:=-[.$H$4]*[.B1006]" office:value-type="float" office:value="0.429444108822955" calcext:value-type="float">
            <text:p>0,429444108822955</text:p>
          </table:table-cell>
          <table:table-cell table:formula="of:=[.C1006]/[.$H$2]" office:value-type="float" office:value="0.85888821764591" calcext:value-type="float">
            <text:p>0,85888821764591</text:p>
          </table:table-cell>
          <table:table-cell table:formula="of:=[.E1005]+([.D1005]*([.A1006]-[.A1005]))" office:value-type="float" office:value="0.606562902478914" calcext:value-type="float">
            <text:p>0,606562902478914</text:p>
          </table:table-cell>
          <table:table-cell table:number-columns-repeated="3"/>
        </table:table-row>
        <table:table-row table:style-name="ro1">
          <table:table-cell table:formula="of:=[.A1006]+0.01" office:value-type="float" office:value="10.0499999999998" calcext:value-type="float">
            <text:p>10,0499999999998</text:p>
          </table:table-cell>
          <table:table-cell table:formula="of:=[.B1006]+([.E1006]*([.A1007]-[.A1006]))" office:value-type="float" office:value="-0.852822588621121" calcext:value-type="float">
            <text:p>-0,852822588621121</text:p>
          </table:table-cell>
          <table:table-cell table:formula="of:=-[.$H$4]*[.B1007]" office:value-type="float" office:value="0.42641129431056" calcext:value-type="float">
            <text:p>0,42641129431056</text:p>
          </table:table-cell>
          <table:table-cell table:formula="of:=[.C1007]/[.$H$2]" office:value-type="float" office:value="0.852822588621121" calcext:value-type="float">
            <text:p>0,852822588621121</text:p>
          </table:table-cell>
          <table:table-cell table:formula="of:=[.E1006]+([.D1006]*([.A1007]-[.A1006]))" office:value-type="float" office:value="0.615151784655373" calcext:value-type="float">
            <text:p>0,615151784655373</text:p>
          </table:table-cell>
          <table:table-cell table:number-columns-repeated="3"/>
        </table:table-row>
        <table:table-row table:style-name="ro1">
          <table:table-cell table:formula="of:=[.A1007]+0.01" office:value-type="float" office:value="10.0599999999998" calcext:value-type="float">
            <text:p>10,0599999999998</text:p>
          </table:table-cell>
          <table:table-cell table:formula="of:=[.B1007]+([.E1007]*([.A1008]-[.A1007]))" office:value-type="float" office:value="-0.846671070774567" calcext:value-type="float">
            <text:p>-0,846671070774567</text:p>
          </table:table-cell>
          <table:table-cell table:formula="of:=-[.$H$4]*[.B1008]" office:value-type="float" office:value="0.423335535387284" calcext:value-type="float">
            <text:p>0,423335535387284</text:p>
          </table:table-cell>
          <table:table-cell table:formula="of:=[.C1008]/[.$H$2]" office:value-type="float" office:value="0.846671070774567" calcext:value-type="float">
            <text:p>0,846671070774567</text:p>
          </table:table-cell>
          <table:table-cell table:formula="of:=[.E1007]+([.D1007]*([.A1008]-[.A1007]))" office:value-type="float" office:value="0.623680010541584" calcext:value-type="float">
            <text:p>0,623680010541584</text:p>
          </table:table-cell>
          <table:table-cell table:number-columns-repeated="3"/>
        </table:table-row>
        <table:table-row table:style-name="ro1">
          <table:table-cell table:formula="of:=[.A1008]+0.01" office:value-type="float" office:value="10.0699999999998" calcext:value-type="float">
            <text:p>10,0699999999998</text:p>
          </table:table-cell>
          <table:table-cell table:formula="of:=[.B1008]+([.E1008]*([.A1009]-[.A1008]))" office:value-type="float" office:value="-0.840434270669152" calcext:value-type="float">
            <text:p>-0,840434270669152</text:p>
          </table:table-cell>
          <table:table-cell table:formula="of:=-[.$H$4]*[.B1009]" office:value-type="float" office:value="0.420217135334576" calcext:value-type="float">
            <text:p>0,420217135334576</text:p>
          </table:table-cell>
          <table:table-cell table:formula="of:=[.C1009]/[.$H$2]" office:value-type="float" office:value="0.840434270669152" calcext:value-type="float">
            <text:p>0,840434270669152</text:p>
          </table:table-cell>
          <table:table-cell table:formula="of:=[.E1008]+([.D1008]*([.A1009]-[.A1008]))" office:value-type="float" office:value="0.63214672124933" calcext:value-type="float">
            <text:p>0,63214672124933</text:p>
          </table:table-cell>
          <table:table-cell table:number-columns-repeated="3"/>
        </table:table-row>
        <table:table-row table:style-name="ro1">
          <table:table-cell table:formula="of:=[.A1009]+0.01" office:value-type="float" office:value="10.0799999999998" calcext:value-type="float">
            <text:p>10,0799999999998</text:p>
          </table:table-cell>
          <table:table-cell table:formula="of:=[.B1009]+([.E1009]*([.A1010]-[.A1009]))" office:value-type="float" office:value="-0.834112803456658" calcext:value-type="float">
            <text:p>-0,834112803456658</text:p>
          </table:table-cell>
          <table:table-cell table:formula="of:=-[.$H$4]*[.B1010]" office:value-type="float" office:value="0.417056401728329" calcext:value-type="float">
            <text:p>0,417056401728329</text:p>
          </table:table-cell>
          <table:table-cell table:formula="of:=[.C1010]/[.$H$2]" office:value-type="float" office:value="0.834112803456658" calcext:value-type="float">
            <text:p>0,834112803456658</text:p>
          </table:table-cell>
          <table:table-cell table:formula="of:=[.E1009]+([.D1009]*([.A1010]-[.A1009]))" office:value-type="float" office:value="0.640551063956021" calcext:value-type="float">
            <text:p>0,640551063956021</text:p>
          </table:table-cell>
          <table:table-cell table:number-columns-repeated="3"/>
        </table:table-row>
        <table:table-row table:style-name="ro1">
          <table:table-cell table:formula="of:=[.A1010]+0.01" office:value-type="float" office:value="10.0899999999998" calcext:value-type="float">
            <text:p>10,0899999999998</text:p>
          </table:table-cell>
          <table:table-cell table:formula="of:=[.B1010]+([.E1010]*([.A1011]-[.A1010]))" office:value-type="float" office:value="-0.827707292817098" calcext:value-type="float">
            <text:p>-0,827707292817098</text:p>
          </table:table-cell>
          <table:table-cell table:formula="of:=-[.$H$4]*[.B1011]" office:value-type="float" office:value="0.413853646408549" calcext:value-type="float">
            <text:p>0,413853646408549</text:p>
          </table:table-cell>
          <table:table-cell table:formula="of:=[.C1011]/[.$H$2]" office:value-type="float" office:value="0.827707292817098" calcext:value-type="float">
            <text:p>0,827707292817098</text:p>
          </table:table-cell>
          <table:table-cell table:formula="of:=[.E1010]+([.D1010]*([.A1011]-[.A1010]))" office:value-type="float" office:value="0.648892191990588" calcext:value-type="float">
            <text:p>0,648892191990588</text:p>
          </table:table-cell>
          <table:table-cell table:number-columns-repeated="3"/>
        </table:table-row>
        <table:table-row table:style-name="ro1">
          <table:table-cell table:formula="of:=[.A1011]+0.01" office:value-type="float" office:value="10.0999999999998" calcext:value-type="float">
            <text:p>10,0999999999998</text:p>
          </table:table-cell>
          <table:table-cell table:formula="of:=[.B1011]+([.E1011]*([.A1012]-[.A1011]))" office:value-type="float" office:value="-0.821218370897193" calcext:value-type="float">
            <text:p>-0,821218370897193</text:p>
          </table:table-cell>
          <table:table-cell table:formula="of:=-[.$H$4]*[.B1012]" office:value-type="float" office:value="0.410609185448596" calcext:value-type="float">
            <text:p>0,410609185448596</text:p>
          </table:table-cell>
          <table:table-cell table:formula="of:=[.C1012]/[.$H$2]" office:value-type="float" office:value="0.821218370897193" calcext:value-type="float">
            <text:p>0,821218370897193</text:p>
          </table:table-cell>
          <table:table-cell table:formula="of:=[.E1011]+([.D1011]*([.A1012]-[.A1011]))" office:value-type="float" office:value="0.657169264918758" calcext:value-type="float">
            <text:p>0,657169264918758</text:p>
          </table:table-cell>
          <table:table-cell table:number-columns-repeated="3"/>
        </table:table-row>
        <table:table-row table:style-name="ro1">
          <table:table-cell table:formula="of:=[.A1012]+0.01" office:value-type="float" office:value="10.1099999999998" calcext:value-type="float">
            <text:p>10,1099999999998</text:p>
          </table:table-cell>
          <table:table-cell table:formula="of:=[.B1012]+([.E1012]*([.A1013]-[.A1012]))" office:value-type="float" office:value="-0.814646678248005" calcext:value-type="float">
            <text:p>-0,814646678248005</text:p>
          </table:table-cell>
          <table:table-cell table:formula="of:=-[.$H$4]*[.B1013]" office:value-type="float" office:value="0.407323339124003" calcext:value-type="float">
            <text:p>0,407323339124003</text:p>
          </table:table-cell>
          <table:table-cell table:formula="of:=[.C1013]/[.$H$2]" office:value-type="float" office:value="0.814646678248005" calcext:value-type="float">
            <text:p>0,814646678248005</text:p>
          </table:table-cell>
          <table:table-cell table:formula="of:=[.E1012]+([.D1012]*([.A1013]-[.A1012]))" office:value-type="float" office:value="0.66538144862773" calcext:value-type="float">
            <text:p>0,66538144862773</text:p>
          </table:table-cell>
          <table:table-cell table:number-columns-repeated="3"/>
        </table:table-row>
        <table:table-row table:style-name="ro1">
          <table:table-cell table:formula="of:=[.A1013]+0.01" office:value-type="float" office:value="10.1199999999998" calcext:value-type="float">
            <text:p>10,1199999999998</text:p>
          </table:table-cell>
          <table:table-cell table:formula="of:=[.B1013]+([.E1013]*([.A1014]-[.A1013]))" office:value-type="float" office:value="-0.807992863761728" calcext:value-type="float">
            <text:p>-0,807992863761728</text:p>
          </table:table-cell>
          <table:table-cell table:formula="of:=-[.$H$4]*[.B1014]" office:value-type="float" office:value="0.403996431880864" calcext:value-type="float">
            <text:p>0,403996431880864</text:p>
          </table:table-cell>
          <table:table-cell table:formula="of:=[.C1014]/[.$H$2]" office:value-type="float" office:value="0.807992863761728" calcext:value-type="float">
            <text:p>0,807992863761728</text:p>
          </table:table-cell>
          <table:table-cell table:formula="of:=[.E1013]+([.D1013]*([.A1014]-[.A1013]))" office:value-type="float" office:value="0.67352791541021" calcext:value-type="float">
            <text:p>0,67352791541021</text:p>
          </table:table-cell>
          <table:table-cell table:number-columns-repeated="3"/>
        </table:table-row>
        <table:table-row table:style-name="ro1">
          <table:table-cell table:formula="of:=[.A1014]+0.01" office:value-type="float" office:value="10.1299999999998" calcext:value-type="float">
            <text:p>10,1299999999998</text:p>
          </table:table-cell>
          <table:table-cell table:formula="of:=[.B1014]+([.E1014]*([.A1015]-[.A1014]))" office:value-type="float" office:value="-0.801257584607626" calcext:value-type="float">
            <text:p>-0,801257584607626</text:p>
          </table:table-cell>
          <table:table-cell table:formula="of:=-[.$H$4]*[.B1015]" office:value-type="float" office:value="0.400628792303813" calcext:value-type="float">
            <text:p>0,400628792303813</text:p>
          </table:table-cell>
          <table:table-cell table:formula="of:=[.C1015]/[.$H$2]" office:value-type="float" office:value="0.801257584607626" calcext:value-type="float">
            <text:p>0,801257584607626</text:p>
          </table:table-cell>
          <table:table-cell table:formula="of:=[.E1014]+([.D1014]*([.A1015]-[.A1014]))" office:value-type="float" office:value="0.681607844047827" calcext:value-type="float">
            <text:p>0,681607844047827</text:p>
          </table:table-cell>
          <table:table-cell table:number-columns-repeated="3"/>
        </table:table-row>
        <table:table-row table:style-name="ro1">
          <table:table-cell table:formula="of:=[.A1015]+0.01" office:value-type="float" office:value="10.1399999999998" calcext:value-type="float">
            <text:p>10,1399999999998</text:p>
          </table:table-cell>
          <table:table-cell table:formula="of:=[.B1015]+([.E1015]*([.A1016]-[.A1015]))" office:value-type="float" office:value="-0.794441506167148" calcext:value-type="float">
            <text:p>-0,794441506167148</text:p>
          </table:table-cell>
          <table:table-cell table:formula="of:=-[.$H$4]*[.B1016]" office:value-type="float" office:value="0.397220753083574" calcext:value-type="float">
            <text:p>0,397220753083574</text:p>
          </table:table-cell>
          <table:table-cell table:formula="of:=[.C1016]/[.$H$2]" office:value-type="float" office:value="0.794441506167148" calcext:value-type="float">
            <text:p>0,794441506167148</text:p>
          </table:table-cell>
          <table:table-cell table:formula="of:=[.E1015]+([.D1015]*([.A1016]-[.A1015]))" office:value-type="float" office:value="0.689620419893903" calcext:value-type="float">
            <text:p>0,689620419893903</text:p>
          </table:table-cell>
          <table:table-cell table:number-columns-repeated="3"/>
        </table:table-row>
        <table:table-row table:style-name="ro1">
          <table:table-cell table:formula="of:=[.A1016]+0.01" office:value-type="float" office:value="10.1499999999998" calcext:value-type="float">
            <text:p>10,1499999999998</text:p>
          </table:table-cell>
          <table:table-cell table:formula="of:=[.B1016]+([.E1016]*([.A1017]-[.A1016]))" office:value-type="float" office:value="-0.787545301968209" calcext:value-type="float">
            <text:p>-0,787545301968209</text:p>
          </table:table-cell>
          <table:table-cell table:formula="of:=-[.$H$4]*[.B1017]" office:value-type="float" office:value="0.393772650984104" calcext:value-type="float">
            <text:p>0,393772650984104</text:p>
          </table:table-cell>
          <table:table-cell table:formula="of:=[.C1017]/[.$H$2]" office:value-type="float" office:value="0.787545301968209" calcext:value-type="float">
            <text:p>0,787545301968209</text:p>
          </table:table-cell>
          <table:table-cell table:formula="of:=[.E1016]+([.D1016]*([.A1017]-[.A1016]))" office:value-type="float" office:value="0.697564834955575" calcext:value-type="float">
            <text:p>0,697564834955575</text:p>
          </table:table-cell>
          <table:table-cell table:number-columns-repeated="3"/>
        </table:table-row>
        <table:table-row table:style-name="ro1">
          <table:table-cell table:formula="of:=[.A1017]+0.01" office:value-type="float" office:value="10.1599999999998" calcext:value-type="float">
            <text:p>10,1599999999998</text:p>
          </table:table-cell>
          <table:table-cell table:formula="of:=[.B1017]+([.E1017]*([.A1018]-[.A1017]))" office:value-type="float" office:value="-0.780569653618653" calcext:value-type="float">
            <text:p>-0,780569653618653</text:p>
          </table:table-cell>
          <table:table-cell table:formula="of:=-[.$H$4]*[.B1018]" office:value-type="float" office:value="0.390284826809327" calcext:value-type="float">
            <text:p>0,390284826809327</text:p>
          </table:table-cell>
          <table:table-cell table:formula="of:=[.C1018]/[.$H$2]" office:value-type="float" office:value="0.780569653618653" calcext:value-type="float">
            <text:p>0,780569653618653</text:p>
          </table:table-cell>
          <table:table-cell table:formula="of:=[.E1017]+([.D1017]*([.A1018]-[.A1017]))" office:value-type="float" office:value="0.705440287975256" calcext:value-type="float">
            <text:p>0,705440287975256</text:p>
          </table:table-cell>
          <table:table-cell table:number-columns-repeated="3"/>
        </table:table-row>
        <table:table-row table:style-name="ro1">
          <table:table-cell table:formula="of:=[.A1018]+0.01" office:value-type="float" office:value="10.1699999999998" calcext:value-type="float">
            <text:p>10,1699999999998</text:p>
          </table:table-cell>
          <table:table-cell table:formula="of:=[.B1018]+([.E1018]*([.A1019]-[.A1018]))" office:value-type="float" office:value="-0.773515250738901" calcext:value-type="float">
            <text:p>-0,773515250738901</text:p>
          </table:table-cell>
          <table:table-cell table:formula="of:=-[.$H$4]*[.B1019]" office:value-type="float" office:value="0.386757625369451" calcext:value-type="float">
            <text:p>0,386757625369451</text:p>
          </table:table-cell>
          <table:table-cell table:formula="of:=[.C1019]/[.$H$2]" office:value-type="float" office:value="0.773515250738901" calcext:value-type="float">
            <text:p>0,773515250738901</text:p>
          </table:table-cell>
          <table:table-cell table:formula="of:=[.E1018]+([.D1018]*([.A1019]-[.A1018]))" office:value-type="float" office:value="0.713245984511443" calcext:value-type="float">
            <text:p>0,713245984511443</text:p>
          </table:table-cell>
          <table:table-cell table:number-columns-repeated="3"/>
        </table:table-row>
        <table:table-row table:style-name="ro1">
          <table:table-cell table:formula="of:=[.A1019]+0.01" office:value-type="float" office:value="10.1799999999998" calcext:value-type="float">
            <text:p>10,1799999999998</text:p>
          </table:table-cell>
          <table:table-cell table:formula="of:=[.B1019]+([.E1019]*([.A1020]-[.A1019]))" office:value-type="float" office:value="-0.766382790893787" calcext:value-type="float">
            <text:p>-0,766382790893787</text:p>
          </table:table-cell>
          <table:table-cell table:formula="of:=-[.$H$4]*[.B1020]" office:value-type="float" office:value="0.383191395446893" calcext:value-type="float">
            <text:p>0,383191395446893</text:p>
          </table:table-cell>
          <table:table-cell table:formula="of:=[.C1020]/[.$H$2]" office:value-type="float" office:value="0.766382790893787" calcext:value-type="float">
            <text:p>0,766382790893787</text:p>
          </table:table-cell>
          <table:table-cell table:formula="of:=[.E1019]+([.D1019]*([.A1020]-[.A1019]))" office:value-type="float" office:value="0.720981137018832" calcext:value-type="float">
            <text:p>0,720981137018832</text:p>
          </table:table-cell>
          <table:table-cell table:number-columns-repeated="3"/>
        </table:table-row>
        <table:table-row table:style-name="ro1">
          <table:table-cell table:formula="of:=[.A1020]+0.01" office:value-type="float" office:value="10.1899999999998" calcext:value-type="float">
            <text:p>10,1899999999998</text:p>
          </table:table-cell>
          <table:table-cell table:formula="of:=[.B1020]+([.E1020]*([.A1021]-[.A1020]))" office:value-type="float" office:value="-0.759172979523599" calcext:value-type="float">
            <text:p>-0,759172979523599</text:p>
          </table:table-cell>
          <table:table-cell table:formula="of:=-[.$H$4]*[.B1021]" office:value-type="float" office:value="0.379586489761799" calcext:value-type="float">
            <text:p>0,379586489761799</text:p>
          </table:table-cell>
          <table:table-cell table:formula="of:=[.C1021]/[.$H$2]" office:value-type="float" office:value="0.759172979523599" calcext:value-type="float">
            <text:p>0,759172979523599</text:p>
          </table:table-cell>
          <table:table-cell table:formula="of:=[.E1020]+([.D1020]*([.A1021]-[.A1020]))" office:value-type="float" office:value="0.728644964927769" calcext:value-type="float">
            <text:p>0,728644964927769</text:p>
          </table:table-cell>
          <table:table-cell table:number-columns-repeated="3"/>
        </table:table-row>
        <table:table-row table:style-name="ro1">
          <table:table-cell table:formula="of:=[.A1021]+0.01" office:value-type="float" office:value="10.1999999999998" calcext:value-type="float">
            <text:p>10,1999999999998</text:p>
          </table:table-cell>
          <table:table-cell table:formula="of:=[.B1021]+([.E1021]*([.A1022]-[.A1021]))" office:value-type="float" office:value="-0.751886529874321" calcext:value-type="float">
            <text:p>-0,751886529874321</text:p>
          </table:table-cell>
          <table:table-cell table:formula="of:=-[.$H$4]*[.B1022]" office:value-type="float" office:value="0.375943264937161" calcext:value-type="float">
            <text:p>0,375943264937161</text:p>
          </table:table-cell>
          <table:table-cell table:formula="of:=[.C1022]/[.$H$2]" office:value-type="float" office:value="0.751886529874321" calcext:value-type="float">
            <text:p>0,751886529874321</text:p>
          </table:table-cell>
          <table:table-cell table:formula="of:=[.E1021]+([.D1021]*([.A1022]-[.A1021]))" office:value-type="float" office:value="0.736236694723005" calcext:value-type="float">
            <text:p>0,736236694723005</text:p>
          </table:table-cell>
          <table:table-cell table:number-columns-repeated="3"/>
        </table:table-row>
        <table:table-row table:style-name="ro1">
          <table:table-cell table:formula="of:=[.A1022]+0.01" office:value-type="float" office:value="10.2099999999998" calcext:value-type="float">
            <text:p>10,2099999999998</text:p>
          </table:table-cell>
          <table:table-cell table:formula="of:=[.B1022]+([.E1022]*([.A1023]-[.A1022]))" office:value-type="float" office:value="-0.744524162927091" calcext:value-type="float">
            <text:p>-0,744524162927091</text:p>
          </table:table-cell>
          <table:table-cell table:formula="of:=-[.$H$4]*[.B1023]" office:value-type="float" office:value="0.372262081463546" calcext:value-type="float">
            <text:p>0,372262081463546</text:p>
          </table:table-cell>
          <table:table-cell table:formula="of:=[.C1023]/[.$H$2]" office:value-type="float" office:value="0.744524162927091" calcext:value-type="float">
            <text:p>0,744524162927091</text:p>
          </table:table-cell>
          <table:table-cell table:formula="of:=[.E1022]+([.D1022]*([.A1023]-[.A1022]))" office:value-type="float" office:value="0.743755560021748" calcext:value-type="float">
            <text:p>0,743755560021748</text:p>
          </table:table-cell>
          <table:table-cell table:number-columns-repeated="3"/>
        </table:table-row>
        <table:table-row table:style-name="ro1">
          <table:table-cell table:formula="of:=[.A1023]+0.01" office:value-type="float" office:value="10.2199999999998" calcext:value-type="float">
            <text:p>10,2199999999998</text:p>
          </table:table-cell>
          <table:table-cell table:formula="of:=[.B1023]+([.E1023]*([.A1024]-[.A1023]))" office:value-type="float" office:value="-0.737086607326874" calcext:value-type="float">
            <text:p>-0,737086607326874</text:p>
          </table:table-cell>
          <table:table-cell table:formula="of:=-[.$H$4]*[.B1024]" office:value-type="float" office:value="0.368543303663437" calcext:value-type="float">
            <text:p>0,368543303663437</text:p>
          </table:table-cell>
          <table:table-cell table:formula="of:=[.C1024]/[.$H$2]" office:value-type="float" office:value="0.737086607326874" calcext:value-type="float">
            <text:p>0,737086607326874</text:p>
          </table:table-cell>
          <table:table-cell table:formula="of:=[.E1023]+([.D1023]*([.A1024]-[.A1023]))" office:value-type="float" office:value="0.751200801651019" calcext:value-type="float">
            <text:p>0,751200801651019</text:p>
          </table:table-cell>
          <table:table-cell table:number-columns-repeated="3"/>
        </table:table-row>
        <table:table-row table:style-name="ro1">
          <table:table-cell table:formula="of:=[.A1024]+0.01" office:value-type="float" office:value="10.2299999999998" calcext:value-type="float">
            <text:p>10,2299999999998</text:p>
          </table:table-cell>
          <table:table-cell table:formula="of:=[.B1024]+([.E1024]*([.A1025]-[.A1024]))" office:value-type="float" office:value="-0.729574599310364" calcext:value-type="float">
            <text:p>-0,729574599310364</text:p>
          </table:table-cell>
          <table:table-cell table:formula="of:=-[.$H$4]*[.B1025]" office:value-type="float" office:value="0.364787299655182" calcext:value-type="float">
            <text:p>0,364787299655182</text:p>
          </table:table-cell>
          <table:table-cell table:formula="of:=[.C1025]/[.$H$2]" office:value-type="float" office:value="0.729574599310364" calcext:value-type="float">
            <text:p>0,729574599310364</text:p>
          </table:table-cell>
          <table:table-cell table:formula="of:=[.E1024]+([.D1024]*([.A1025]-[.A1024]))" office:value-type="float" office:value="0.758571667724288" calcext:value-type="float">
            <text:p>0,758571667724288</text:p>
          </table:table-cell>
          <table:table-cell table:number-columns-repeated="3"/>
        </table:table-row>
        <table:table-row table:style-name="ro1">
          <table:table-cell table:formula="of:=[.A1025]+0.01" office:value-type="float" office:value="10.2399999999998" calcext:value-type="float">
            <text:p>10,2399999999998</text:p>
          </table:table-cell>
          <table:table-cell table:formula="of:=[.B1025]+([.E1025]*([.A1026]-[.A1025]))" office:value-type="float" office:value="-0.721988882633121" calcext:value-type="float">
            <text:p>-0,721988882633121</text:p>
          </table:table-cell>
          <table:table-cell table:formula="of:=-[.$H$4]*[.B1026]" office:value-type="float" office:value="0.360994441316561" calcext:value-type="float">
            <text:p>0,360994441316561</text:p>
          </table:table-cell>
          <table:table-cell table:formula="of:=[.C1026]/[.$H$2]" office:value-type="float" office:value="0.721988882633121" calcext:value-type="float">
            <text:p>0,721988882633121</text:p>
          </table:table-cell>
          <table:table-cell table:formula="of:=[.E1025]+([.D1025]*([.A1026]-[.A1025]))" office:value-type="float" office:value="0.765867413717391" calcext:value-type="float">
            <text:p>0,765867413717391</text:p>
          </table:table-cell>
          <table:table-cell table:number-columns-repeated="3"/>
        </table:table-row>
        <table:table-row table:style-name="ro1">
          <table:table-cell table:formula="of:=[.A1026]+0.01" office:value-type="float" office:value="10.2499999999998" calcext:value-type="float">
            <text:p>10,2499999999998</text:p>
          </table:table-cell>
          <table:table-cell table:formula="of:=[.B1026]+([.E1026]*([.A1027]-[.A1026]))" office:value-type="float" office:value="-0.714330208495948" calcext:value-type="float">
            <text:p>-0,714330208495948</text:p>
          </table:table-cell>
          <table:table-cell table:formula="of:=-[.$H$4]*[.B1027]" office:value-type="float" office:value="0.357165104247974" calcext:value-type="float">
            <text:p>0,357165104247974</text:p>
          </table:table-cell>
          <table:table-cell table:formula="of:=[.C1027]/[.$H$2]" office:value-type="float" office:value="0.714330208495948" calcext:value-type="float">
            <text:p>0,714330208495948</text:p>
          </table:table-cell>
          <table:table-cell table:formula="of:=[.E1026]+([.D1026]*([.A1027]-[.A1026]))" office:value-type="float" office:value="0.773087302543722" calcext:value-type="float">
            <text:p>0,773087302543722</text:p>
          </table:table-cell>
          <table:table-cell table:number-columns-repeated="3"/>
        </table:table-row>
        <table:table-row table:style-name="ro1">
          <table:table-cell table:formula="of:=[.A1027]+0.01" office:value-type="float" office:value="10.2599999999998" calcext:value-type="float">
            <text:p>10,2599999999998</text:p>
          </table:table-cell>
          <table:table-cell table:formula="of:=[.B1027]+([.E1027]*([.A1028]-[.A1027]))" office:value-type="float" office:value="-0.70659933547051" calcext:value-type="float">
            <text:p>-0,70659933547051</text:p>
          </table:table-cell>
          <table:table-cell table:formula="of:=-[.$H$4]*[.B1028]" office:value-type="float" office:value="0.353299667735255" calcext:value-type="float">
            <text:p>0,353299667735255</text:p>
          </table:table-cell>
          <table:table-cell table:formula="of:=[.C1028]/[.$H$2]" office:value-type="float" office:value="0.70659933547051" calcext:value-type="float">
            <text:p>0,70659933547051</text:p>
          </table:table-cell>
          <table:table-cell table:formula="of:=[.E1027]+([.D1027]*([.A1028]-[.A1027]))" office:value-type="float" office:value="0.780230604628681" calcext:value-type="float">
            <text:p>0,780230604628681</text:p>
          </table:table-cell>
          <table:table-cell table:number-columns-repeated="3"/>
        </table:table-row>
        <table:table-row table:style-name="ro1">
          <table:table-cell table:formula="of:=[.A1028]+0.01" office:value-type="float" office:value="10.2699999999998" calcext:value-type="float">
            <text:p>10,2699999999998</text:p>
          </table:table-cell>
          <table:table-cell table:formula="of:=[.B1028]+([.E1028]*([.A1029]-[.A1028]))" office:value-type="float" office:value="-0.698797029424224" calcext:value-type="float">
            <text:p>-0,698797029424224</text:p>
          </table:table-cell>
          <table:table-cell table:formula="of:=-[.$H$4]*[.B1029]" office:value-type="float" office:value="0.349398514712112" calcext:value-type="float">
            <text:p>0,349398514712112</text:p>
          </table:table-cell>
          <table:table-cell table:formula="of:=[.C1029]/[.$H$2]" office:value-type="float" office:value="0.698797029424224" calcext:value-type="float">
            <text:p>0,698797029424224</text:p>
          </table:table-cell>
          <table:table-cell table:formula="of:=[.E1028]+([.D1028]*([.A1029]-[.A1028]))" office:value-type="float" office:value="0.787296597983386" calcext:value-type="float">
            <text:p>0,787296597983386</text:p>
          </table:table-cell>
          <table:table-cell table:number-columns-repeated="3"/>
        </table:table-row>
        <table:table-row table:style-name="ro1">
          <table:table-cell table:formula="of:=[.A1029]+0.01" office:value-type="float" office:value="10.2799999999998" calcext:value-type="float">
            <text:p>10,2799999999998</text:p>
          </table:table-cell>
          <table:table-cell table:formula="of:=[.B1029]+([.E1029]*([.A1030]-[.A1029]))" office:value-type="float" office:value="-0.69092406344439" calcext:value-type="float">
            <text:p>-0,69092406344439</text:p>
          </table:table-cell>
          <table:table-cell table:formula="of:=-[.$H$4]*[.B1030]" office:value-type="float" office:value="0.345462031722195" calcext:value-type="float">
            <text:p>0,345462031722195</text:p>
          </table:table-cell>
          <table:table-cell table:formula="of:=[.C1030]/[.$H$2]" office:value-type="float" office:value="0.69092406344439" calcext:value-type="float">
            <text:p>0,69092406344439</text:p>
          </table:table-cell>
          <table:table-cell table:formula="of:=[.E1029]+([.D1029]*([.A1030]-[.A1029]))" office:value-type="float" office:value="0.794284568277628" calcext:value-type="float">
            <text:p>0,794284568277628</text:p>
          </table:table-cell>
          <table:table-cell table:number-columns-repeated="3"/>
        </table:table-row>
        <table:table-row table:style-name="ro1">
          <table:table-cell table:formula="of:=[.A1030]+0.01" office:value-type="float" office:value="10.2899999999998" calcext:value-type="float">
            <text:p>10,2899999999998</text:p>
          </table:table-cell>
          <table:table-cell table:formula="of:=[.B1030]+([.E1030]*([.A1031]-[.A1030]))" office:value-type="float" office:value="-0.682981217761614" calcext:value-type="float">
            <text:p>-0,682981217761614</text:p>
          </table:table-cell>
          <table:table-cell table:formula="of:=-[.$H$4]*[.B1031]" office:value-type="float" office:value="0.341490608880807" calcext:value-type="float">
            <text:p>0,341490608880807</text:p>
          </table:table-cell>
          <table:table-cell table:formula="of:=[.C1031]/[.$H$2]" office:value-type="float" office:value="0.682981217761614" calcext:value-type="float">
            <text:p>0,682981217761614</text:p>
          </table:table-cell>
          <table:table-cell table:formula="of:=[.E1030]+([.D1030]*([.A1031]-[.A1030]))" office:value-type="float" office:value="0.801193808912072" calcext:value-type="float">
            <text:p>0,801193808912072</text:p>
          </table:table-cell>
          <table:table-cell table:number-columns-repeated="3"/>
        </table:table-row>
        <table:table-row table:style-name="ro1">
          <table:table-cell table:formula="of:=[.A1031]+0.01" office:value-type="float" office:value="10.2999999999998" calcext:value-type="float">
            <text:p>10,2999999999998</text:p>
          </table:table-cell>
          <table:table-cell table:formula="of:=[.B1031]+([.E1031]*([.A1032]-[.A1031]))" office:value-type="float" office:value="-0.674969279672493" calcext:value-type="float">
            <text:p>-0,674969279672493</text:p>
          </table:table-cell>
          <table:table-cell table:formula="of:=-[.$H$4]*[.B1032]" office:value-type="float" office:value="0.337484639836247" calcext:value-type="float">
            <text:p>0,337484639836247</text:p>
          </table:table-cell>
          <table:table-cell table:formula="of:=[.C1032]/[.$H$2]" office:value-type="float" office:value="0.674969279672493" calcext:value-type="float">
            <text:p>0,674969279672493</text:p>
          </table:table-cell>
          <table:table-cell table:formula="of:=[.E1031]+([.D1031]*([.A1032]-[.A1031]))" office:value-type="float" office:value="0.808023621089688" calcext:value-type="float">
            <text:p>0,808023621089688</text:p>
          </table:table-cell>
          <table:table-cell table:number-columns-repeated="3"/>
        </table:table-row>
        <table:table-row table:style-name="ro1">
          <table:table-cell table:formula="of:=[.A1032]+0.01" office:value-type="float" office:value="10.3099999999998" calcext:value-type="float">
            <text:p>10,3099999999998</text:p>
          </table:table-cell>
          <table:table-cell table:formula="of:=[.B1032]+([.E1032]*([.A1033]-[.A1032]))" office:value-type="float" office:value="-0.666889043461597" calcext:value-type="float">
            <text:p>-0,666889043461597</text:p>
          </table:table-cell>
          <table:table-cell table:formula="of:=-[.$H$4]*[.B1033]" office:value-type="float" office:value="0.333444521730798" calcext:value-type="float">
            <text:p>0,333444521730798</text:p>
          </table:table-cell>
          <table:table-cell table:formula="of:=[.C1033]/[.$H$2]" office:value-type="float" office:value="0.666889043461597" calcext:value-type="float">
            <text:p>0,666889043461597</text:p>
          </table:table-cell>
          <table:table-cell table:formula="of:=[.E1032]+([.D1032]*([.A1033]-[.A1032]))" office:value-type="float" office:value="0.814773313886413" calcext:value-type="float">
            <text:p>0,814773313886413</text:p>
          </table:table-cell>
          <table:table-cell table:number-columns-repeated="3"/>
        </table:table-row>
        <table:table-row table:style-name="ro1">
          <table:table-cell table:formula="of:=[.A1033]+0.01" office:value-type="float" office:value="10.3199999999998" calcext:value-type="float">
            <text:p>10,3199999999998</text:p>
          </table:table-cell>
          <table:table-cell table:formula="of:=[.B1033]+([.E1033]*([.A1034]-[.A1033]))" office:value-type="float" office:value="-0.658741310322733" calcext:value-type="float">
            <text:p>-0,658741310322733</text:p>
          </table:table-cell>
          <table:table-cell table:formula="of:=-[.$H$4]*[.B1034]" office:value-type="float" office:value="0.329370655161366" calcext:value-type="float">
            <text:p>0,329370655161366</text:p>
          </table:table-cell>
          <table:table-cell table:formula="of:=[.C1034]/[.$H$2]" office:value-type="float" office:value="0.658741310322733" calcext:value-type="float">
            <text:p>0,658741310322733</text:p>
          </table:table-cell>
          <table:table-cell table:formula="of:=[.E1033]+([.D1033]*([.A1034]-[.A1033]))" office:value-type="float" office:value="0.821442204321029" calcext:value-type="float">
            <text:p>0,821442204321029</text:p>
          </table:table-cell>
          <table:table-cell table:number-columns-repeated="3"/>
        </table:table-row>
        <table:table-row table:style-name="ro1">
          <table:table-cell table:formula="of:=[.A1034]+0.01" office:value-type="float" office:value="10.3299999999998" calcext:value-type="float">
            <text:p>10,3299999999998</text:p>
          </table:table-cell>
          <table:table-cell table:formula="of:=[.B1034]+([.E1034]*([.A1035]-[.A1034]))" office:value-type="float" office:value="-0.650526888279523" calcext:value-type="float">
            <text:p>-0,650526888279523</text:p>
          </table:table-cell>
          <table:table-cell table:formula="of:=-[.$H$4]*[.B1035]" office:value-type="float" office:value="0.325263444139761" calcext:value-type="float">
            <text:p>0,325263444139761</text:p>
          </table:table-cell>
          <table:table-cell table:formula="of:=[.C1035]/[.$H$2]" office:value-type="float" office:value="0.650526888279523" calcext:value-type="float">
            <text:p>0,650526888279523</text:p>
          </table:table-cell>
          <table:table-cell table:formula="of:=[.E1034]+([.D1034]*([.A1035]-[.A1034]))" office:value-type="float" office:value="0.828029617424256" calcext:value-type="float">
            <text:p>0,828029617424256</text:p>
          </table:table-cell>
          <table:table-cell table:number-columns-repeated="3"/>
        </table:table-row>
        <table:table-row table:style-name="ro1">
          <table:table-cell table:formula="of:=[.A1035]+0.01" office:value-type="float" office:value="10.3399999999998" calcext:value-type="float">
            <text:p>10,3399999999998</text:p>
          </table:table-cell>
          <table:table-cell table:formula="of:=[.B1035]+([.E1035]*([.A1036]-[.A1035]))" office:value-type="float" office:value="-0.64224659210528" calcext:value-type="float">
            <text:p>-0,64224659210528</text:p>
          </table:table-cell>
          <table:table-cell table:formula="of:=-[.$H$4]*[.B1036]" office:value-type="float" office:value="0.32112329605264" calcext:value-type="float">
            <text:p>0,32112329605264</text:p>
          </table:table-cell>
          <table:table-cell table:formula="of:=[.C1036]/[.$H$2]" office:value-type="float" office:value="0.64224659210528" calcext:value-type="float">
            <text:p>0,64224659210528</text:p>
          </table:table-cell>
          <table:table-cell table:formula="of:=[.E1035]+([.D1035]*([.A1036]-[.A1035]))" office:value-type="float" office:value="0.834534886307051" calcext:value-type="float">
            <text:p>0,834534886307051</text:p>
          </table:table-cell>
          <table:table-cell table:number-columns-repeated="3"/>
        </table:table-row>
        <table:table-row table:style-name="ro1">
          <table:table-cell table:formula="of:=[.A1036]+0.01" office:value-type="float" office:value="10.3499999999998" calcext:value-type="float">
            <text:p>10,3499999999998</text:p>
          </table:table-cell>
          <table:table-cell table:formula="of:=[.B1036]+([.E1036]*([.A1037]-[.A1036]))" office:value-type="float" office:value="-0.63390124324221" calcext:value-type="float">
            <text:p>-0,63390124324221</text:p>
          </table:table-cell>
          <table:table-cell table:formula="of:=-[.$H$4]*[.B1037]" office:value-type="float" office:value="0.316950621621105" calcext:value-type="float">
            <text:p>0,316950621621105</text:p>
          </table:table-cell>
          <table:table-cell table:formula="of:=[.C1037]/[.$H$2]" office:value-type="float" office:value="0.63390124324221" calcext:value-type="float">
            <text:p>0,63390124324221</text:p>
          </table:table-cell>
          <table:table-cell table:formula="of:=[.E1036]+([.D1036]*([.A1037]-[.A1036]))" office:value-type="float" office:value="0.840957352228104" calcext:value-type="float">
            <text:p>0,840957352228104</text:p>
          </table:table-cell>
          <table:table-cell table:number-columns-repeated="3"/>
        </table:table-row>
        <table:table-row table:style-name="ro1">
          <table:table-cell table:formula="of:=[.A1037]+0.01" office:value-type="float" office:value="10.3599999999998" calcext:value-type="float">
            <text:p>10,3599999999998</text:p>
          </table:table-cell>
          <table:table-cell table:formula="of:=[.B1037]+([.E1037]*([.A1038]-[.A1037]))" office:value-type="float" office:value="-0.625491669719929" calcext:value-type="float">
            <text:p>-0,625491669719929</text:p>
          </table:table-cell>
          <table:table-cell table:formula="of:=-[.$H$4]*[.B1038]" office:value-type="float" office:value="0.312745834859964" calcext:value-type="float">
            <text:p>0,312745834859964</text:p>
          </table:table-cell>
          <table:table-cell table:formula="of:=[.C1038]/[.$H$2]" office:value-type="float" office:value="0.625491669719929" calcext:value-type="float">
            <text:p>0,625491669719929</text:p>
          </table:table-cell>
          <table:table-cell table:formula="of:=[.E1037]+([.D1037]*([.A1038]-[.A1037]))" office:value-type="float" office:value="0.847296364660526" calcext:value-type="float">
            <text:p>0,847296364660526</text:p>
          </table:table-cell>
          <table:table-cell table:number-columns-repeated="3"/>
        </table:table-row>
        <table:table-row table:style-name="ro1">
          <table:table-cell table:formula="of:=[.A1038]+0.01" office:value-type="float" office:value="10.3699999999998" calcext:value-type="float">
            <text:p>10,3699999999998</text:p>
          </table:table-cell>
          <table:table-cell table:formula="of:=[.B1038]+([.E1038]*([.A1039]-[.A1038]))" office:value-type="float" office:value="-0.617018706073324" calcext:value-type="float">
            <text:p>-0,617018706073324</text:p>
          </table:table-cell>
          <table:table-cell table:formula="of:=-[.$H$4]*[.B1039]" office:value-type="float" office:value="0.308509353036662" calcext:value-type="float">
            <text:p>0,308509353036662</text:p>
          </table:table-cell>
          <table:table-cell table:formula="of:=[.C1039]/[.$H$2]" office:value-type="float" office:value="0.617018706073324" calcext:value-type="float">
            <text:p>0,617018706073324</text:p>
          </table:table-cell>
          <table:table-cell table:formula="of:=[.E1038]+([.D1038]*([.A1039]-[.A1038]))" office:value-type="float" office:value="0.853551281357725" calcext:value-type="float">
            <text:p>0,853551281357725</text:p>
          </table:table-cell>
          <table:table-cell table:number-columns-repeated="3"/>
        </table:table-row>
        <table:table-row table:style-name="ro1">
          <table:table-cell table:formula="of:=[.A1039]+0.01" office:value-type="float" office:value="10.3799999999998" calcext:value-type="float">
            <text:p>10,3799999999998</text:p>
          </table:table-cell>
          <table:table-cell table:formula="of:=[.B1039]+([.E1039]*([.A1040]-[.A1039]))" office:value-type="float" office:value="-0.608483193259747" calcext:value-type="float">
            <text:p>-0,608483193259747</text:p>
          </table:table-cell>
          <table:table-cell table:formula="of:=-[.$H$4]*[.B1040]" office:value-type="float" office:value="0.304241596629873" calcext:value-type="float">
            <text:p>0,304241596629873</text:p>
          </table:table-cell>
          <table:table-cell table:formula="of:=[.C1040]/[.$H$2]" office:value-type="float" office:value="0.608483193259747" calcext:value-type="float">
            <text:p>0,608483193259747</text:p>
          </table:table-cell>
          <table:table-cell table:formula="of:=[.E1039]+([.D1039]*([.A1040]-[.A1039]))" office:value-type="float" office:value="0.859721468418458" calcext:value-type="float">
            <text:p>0,859721468418458</text:p>
          </table:table-cell>
          <table:table-cell table:number-columns-repeated="3"/>
        </table:table-row>
        <table:table-row table:style-name="ro1">
          <table:table-cell table:formula="of:=[.A1040]+0.01" office:value-type="float" office:value="10.3899999999998" calcext:value-type="float">
            <text:p>10,3899999999998</text:p>
          </table:table-cell>
          <table:table-cell table:formula="of:=[.B1040]+([.E1040]*([.A1041]-[.A1040]))" office:value-type="float" office:value="-0.599885978575562" calcext:value-type="float">
            <text:p>-0,599885978575562</text:p>
          </table:table-cell>
          <table:table-cell table:formula="of:=-[.$H$4]*[.B1041]" office:value-type="float" office:value="0.299942989287781" calcext:value-type="float">
            <text:p>0,299942989287781</text:p>
          </table:table-cell>
          <table:table-cell table:formula="of:=[.C1041]/[.$H$2]" office:value-type="float" office:value="0.599885978575562" calcext:value-type="float">
            <text:p>0,599885978575562</text:p>
          </table:table-cell>
          <table:table-cell table:formula="of:=[.E1040]+([.D1040]*([.A1041]-[.A1040]))" office:value-type="float" office:value="0.865806300351055" calcext:value-type="float">
            <text:p>0,865806300351055</text:p>
          </table:table-cell>
          <table:table-cell table:number-columns-repeated="3"/>
        </table:table-row>
        <table:table-row table:style-name="ro1">
          <table:table-cell table:formula="of:=[.A1041]+0.01" office:value-type="float" office:value="10.3999999999998" calcext:value-type="float">
            <text:p>10,3999999999998</text:p>
          </table:table-cell>
          <table:table-cell table:formula="of:=[.B1041]+([.E1041]*([.A1042]-[.A1041]))" office:value-type="float" office:value="-0.591227915572052" calcext:value-type="float">
            <text:p>-0,591227915572052</text:p>
          </table:table-cell>
          <table:table-cell table:formula="of:=-[.$H$4]*[.B1042]" office:value-type="float" office:value="0.295613957786026" calcext:value-type="float">
            <text:p>0,295613957786026</text:p>
          </table:table-cell>
          <table:table-cell table:formula="of:=[.C1042]/[.$H$2]" office:value-type="float" office:value="0.591227915572052" calcext:value-type="float">
            <text:p>0,591227915572052</text:p>
          </table:table-cell>
          <table:table-cell table:formula="of:=[.E1041]+([.D1041]*([.A1042]-[.A1041]))" office:value-type="float" office:value="0.871805160136811" calcext:value-type="float">
            <text:p>0,871805160136811</text:p>
          </table:table-cell>
          <table:table-cell table:number-columns-repeated="3"/>
        </table:table-row>
        <table:table-row table:style-name="ro1">
          <table:table-cell table:formula="of:=[.A1042]+0.01" office:value-type="float" office:value="10.4099999999998" calcext:value-type="float">
            <text:p>10,4099999999998</text:p>
          </table:table-cell>
          <table:table-cell table:formula="of:=[.B1042]+([.E1042]*([.A1043]-[.A1042]))" office:value-type="float" office:value="-0.582509863970684" calcext:value-type="float">
            <text:p>-0,582509863970684</text:p>
          </table:table-cell>
          <table:table-cell table:formula="of:=-[.$H$4]*[.B1043]" office:value-type="float" office:value="0.291254931985342" calcext:value-type="float">
            <text:p>0,291254931985342</text:p>
          </table:table-cell>
          <table:table-cell table:formula="of:=[.C1043]/[.$H$2]" office:value-type="float" office:value="0.582509863970684" calcext:value-type="float">
            <text:p>0,582509863970684</text:p>
          </table:table-cell>
          <table:table-cell table:formula="of:=[.E1042]+([.D1042]*([.A1043]-[.A1042]))" office:value-type="float" office:value="0.877717439292531" calcext:value-type="float">
            <text:p>0,877717439292531</text:p>
          </table:table-cell>
          <table:table-cell table:number-columns-repeated="3"/>
        </table:table-row>
        <table:table-row table:style-name="ro1">
          <table:table-cell table:formula="of:=[.A1043]+0.01" office:value-type="float" office:value="10.4199999999998" calcext:value-type="float">
            <text:p>10,4199999999998</text:p>
          </table:table-cell>
          <table:table-cell table:formula="of:=[.B1043]+([.E1043]*([.A1044]-[.A1043]))" office:value-type="float" office:value="-0.573732689577759" calcext:value-type="float">
            <text:p>-0,573732689577759</text:p>
          </table:table-cell>
          <table:table-cell table:formula="of:=-[.$H$4]*[.B1044]" office:value-type="float" office:value="0.286866344788879" calcext:value-type="float">
            <text:p>0,286866344788879</text:p>
          </table:table-cell>
          <table:table-cell table:formula="of:=[.C1044]/[.$H$2]" office:value-type="float" office:value="0.573732689577759" calcext:value-type="float">
            <text:p>0,573732689577759</text:p>
          </table:table-cell>
          <table:table-cell table:formula="of:=[.E1043]+([.D1043]*([.A1044]-[.A1043]))" office:value-type="float" office:value="0.883542537932238" calcext:value-type="float">
            <text:p>0,883542537932238</text:p>
          </table:table-cell>
          <table:table-cell table:number-columns-repeated="3"/>
        </table:table-row>
        <table:table-row table:style-name="ro1">
          <table:table-cell table:formula="of:=[.A1044]+0.01" office:value-type="float" office:value="10.4299999999998" calcext:value-type="float">
            <text:p>10,4299999999998</text:p>
          </table:table-cell>
          <table:table-cell table:formula="of:=[.B1044]+([.E1044]*([.A1045]-[.A1044]))" office:value-type="float" office:value="-0.564897264198437" calcext:value-type="float">
            <text:p>-0,564897264198437</text:p>
          </table:table-cell>
          <table:table-cell table:formula="of:=-[.$H$4]*[.B1045]" office:value-type="float" office:value="0.282448632099218" calcext:value-type="float">
            <text:p>0,282448632099218</text:p>
          </table:table-cell>
          <table:table-cell table:formula="of:=[.C1045]/[.$H$2]" office:value-type="float" office:value="0.564897264198437" calcext:value-type="float">
            <text:p>0,564897264198437</text:p>
          </table:table-cell>
          <table:table-cell table:formula="of:=[.E1044]+([.D1044]*([.A1045]-[.A1044]))" office:value-type="float" office:value="0.889279864828015" calcext:value-type="float">
            <text:p>0,889279864828015</text:p>
          </table:table-cell>
          <table:table-cell table:number-columns-repeated="3"/>
        </table:table-row>
        <table:table-row table:style-name="ro1">
          <table:table-cell table:formula="of:=[.A1045]+0.01" office:value-type="float" office:value="10.4399999999998" calcext:value-type="float">
            <text:p>10,4399999999998</text:p>
          </table:table-cell>
          <table:table-cell table:formula="of:=[.B1045]+([.E1045]*([.A1046]-[.A1045]))" office:value-type="float" office:value="-0.556004465550157" calcext:value-type="float">
            <text:p>-0,556004465550157</text:p>
          </table:table-cell>
          <table:table-cell table:formula="of:=-[.$H$4]*[.B1046]" office:value-type="float" office:value="0.278002232775078" calcext:value-type="float">
            <text:p>0,278002232775078</text:p>
          </table:table-cell>
          <table:table-cell table:formula="of:=[.C1046]/[.$H$2]" office:value-type="float" office:value="0.556004465550157" calcext:value-type="float">
            <text:p>0,556004465550157</text:p>
          </table:table-cell>
          <table:table-cell table:formula="of:=[.E1045]+([.D1045]*([.A1046]-[.A1045]))" office:value-type="float" office:value="0.89492883747" calcext:value-type="float">
            <text:p>0,89492883747</text:p>
          </table:table-cell>
          <table:table-cell table:number-columns-repeated="3"/>
        </table:table-row>
        <table:table-row table:style-name="ro1">
          <table:table-cell table:formula="of:=[.A1046]+0.01" office:value-type="float" office:value="10.4499999999998" calcext:value-type="float">
            <text:p>10,4499999999998</text:p>
          </table:table-cell>
          <table:table-cell table:formula="of:=[.B1046]+([.E1046]*([.A1047]-[.A1046]))" office:value-type="float" office:value="-0.547055177175457" calcext:value-type="float">
            <text:p>-0,547055177175457</text:p>
          </table:table-cell>
          <table:table-cell table:formula="of:=-[.$H$4]*[.B1047]" office:value-type="float" office:value="0.273527588587728" calcext:value-type="float">
            <text:p>0,273527588587728</text:p>
          </table:table-cell>
          <table:table-cell table:formula="of:=[.C1047]/[.$H$2]" office:value-type="float" office:value="0.547055177175457" calcext:value-type="float">
            <text:p>0,547055177175457</text:p>
          </table:table-cell>
          <table:table-cell table:formula="of:=[.E1046]+([.D1046]*([.A1047]-[.A1046]))" office:value-type="float" office:value="0.900488882125501" calcext:value-type="float">
            <text:p>0,900488882125501</text:p>
          </table:table-cell>
          <table:table-cell table:number-columns-repeated="3"/>
        </table:table-row>
        <table:table-row table:style-name="ro1">
          <table:table-cell table:formula="of:=[.A1047]+0.01" office:value-type="float" office:value="10.4599999999998" calcext:value-type="float">
            <text:p>10,4599999999998</text:p>
          </table:table-cell>
          <table:table-cell table:formula="of:=[.B1047]+([.E1047]*([.A1048]-[.A1047]))" office:value-type="float" office:value="-0.538050288354202" calcext:value-type="float">
            <text:p>-0,538050288354202</text:p>
          </table:table-cell>
          <table:table-cell table:formula="of:=-[.$H$4]*[.B1048]" office:value-type="float" office:value="0.269025144177101" calcext:value-type="float">
            <text:p>0,269025144177101</text:p>
          </table:table-cell>
          <table:table-cell table:formula="of:=[.C1048]/[.$H$2]" office:value-type="float" office:value="0.538050288354202" calcext:value-type="float">
            <text:p>0,538050288354202</text:p>
          </table:table-cell>
          <table:table-cell table:formula="of:=[.E1047]+([.D1047]*([.A1048]-[.A1047]))" office:value-type="float" office:value="0.905959433897256" calcext:value-type="float">
            <text:p>0,905959433897256</text:p>
          </table:table-cell>
          <table:table-cell table:number-columns-repeated="3"/>
        </table:table-row>
        <table:table-row table:style-name="ro1">
          <table:table-cell table:formula="of:=[.A1048]+0.01" office:value-type="float" office:value="10.4699999999998" calcext:value-type="float">
            <text:p>10,4699999999998</text:p>
          </table:table-cell>
          <table:table-cell table:formula="of:=[.B1048]+([.E1048]*([.A1049]-[.A1048]))" office:value-type="float" office:value="-0.52899069401523" calcext:value-type="float">
            <text:p>-0,52899069401523</text:p>
          </table:table-cell>
          <table:table-cell table:formula="of:=-[.$H$4]*[.B1049]" office:value-type="float" office:value="0.264495347007615" calcext:value-type="float">
            <text:p>0,264495347007615</text:p>
          </table:table-cell>
          <table:table-cell table:formula="of:=[.C1049]/[.$H$2]" office:value-type="float" office:value="0.52899069401523" calcext:value-type="float">
            <text:p>0,52899069401523</text:p>
          </table:table-cell>
          <table:table-cell table:formula="of:=[.E1048]+([.D1048]*([.A1049]-[.A1048]))" office:value-type="float" office:value="0.911339936780797" calcext:value-type="float">
            <text:p>0,911339936780797</text:p>
          </table:table-cell>
          <table:table-cell table:number-columns-repeated="3"/>
        </table:table-row>
        <table:table-row table:style-name="ro1">
          <table:table-cell table:formula="of:=[.A1049]+0.01" office:value-type="float" office:value="10.4799999999998" calcext:value-type="float">
            <text:p>10,4799999999998</text:p>
          </table:table-cell>
          <table:table-cell table:formula="of:=[.B1049]+([.E1049]*([.A1050]-[.A1049]))" office:value-type="float" office:value="-0.519877294647422" calcext:value-type="float">
            <text:p>-0,519877294647422</text:p>
          </table:table-cell>
          <table:table-cell table:formula="of:=-[.$H$4]*[.B1050]" office:value-type="float" office:value="0.259938647323711" calcext:value-type="float">
            <text:p>0,259938647323711</text:p>
          </table:table-cell>
          <table:table-cell table:formula="of:=[.C1050]/[.$H$2]" office:value-type="float" office:value="0.519877294647422" calcext:value-type="float">
            <text:p>0,519877294647422</text:p>
          </table:table-cell>
          <table:table-cell table:formula="of:=[.E1049]+([.D1049]*([.A1050]-[.A1049]))" office:value-type="float" office:value="0.916629843720949" calcext:value-type="float">
            <text:p>0,916629843720949</text:p>
          </table:table-cell>
          <table:table-cell table:number-columns-repeated="3"/>
        </table:table-row>
        <table:table-row table:style-name="ro1">
          <table:table-cell table:formula="of:=[.A1050]+0.01" office:value-type="float" office:value="10.4899999999998" calcext:value-type="float">
            <text:p>10,4899999999998</text:p>
          </table:table-cell>
          <table:table-cell table:formula="of:=[.B1050]+([.E1050]*([.A1051]-[.A1050]))" office:value-type="float" office:value="-0.510710996210213" calcext:value-type="float">
            <text:p>-0,510710996210213</text:p>
          </table:table-cell>
          <table:table-cell table:formula="of:=-[.$H$4]*[.B1051]" office:value-type="float" office:value="0.255355498105106" calcext:value-type="float">
            <text:p>0,255355498105106</text:p>
          </table:table-cell>
          <table:table-cell table:formula="of:=[.C1051]/[.$H$2]" office:value-type="float" office:value="0.510710996210213" calcext:value-type="float">
            <text:p>0,510710996210213</text:p>
          </table:table-cell>
          <table:table-cell table:formula="of:=[.E1050]+([.D1050]*([.A1051]-[.A1050]))" office:value-type="float" office:value="0.921828616667424" calcext:value-type="float">
            <text:p>0,921828616667424</text:p>
          </table:table-cell>
          <table:table-cell table:number-columns-repeated="3"/>
        </table:table-row>
        <table:table-row table:style-name="ro1">
          <table:table-cell table:formula="of:=[.A1051]+0.01" office:value-type="float" office:value="10.4999999999998" calcext:value-type="float">
            <text:p>10,4999999999998</text:p>
          </table:table-cell>
          <table:table-cell table:formula="of:=[.B1051]+([.E1051]*([.A1052]-[.A1051]))" office:value-type="float" office:value="-0.501492710043539" calcext:value-type="float">
            <text:p>-0,501492710043539</text:p>
          </table:table-cell>
          <table:table-cell table:formula="of:=-[.$H$4]*[.B1052]" office:value-type="float" office:value="0.250746355021769" calcext:value-type="float">
            <text:p>0,250746355021769</text:p>
          </table:table-cell>
          <table:table-cell table:formula="of:=[.C1052]/[.$H$2]" office:value-type="float" office:value="0.501492710043539" calcext:value-type="float">
            <text:p>0,501492710043539</text:p>
          </table:table-cell>
          <table:table-cell table:formula="of:=[.E1051]+([.D1051]*([.A1052]-[.A1051]))" office:value-type="float" office:value="0.926935726629526" calcext:value-type="float">
            <text:p>0,926935726629526</text:p>
          </table:table-cell>
          <table:table-cell table:number-columns-repeated="3"/>
        </table:table-row>
        <table:table-row table:style-name="ro1">
          <table:table-cell table:formula="of:=[.A1052]+0.01" office:value-type="float" office:value="10.5099999999998" calcext:value-type="float">
            <text:p>10,5099999999998</text:p>
          </table:table-cell>
          <table:table-cell table:formula="of:=[.B1052]+([.E1052]*([.A1053]-[.A1052]))" office:value-type="float" office:value="-0.492223352777244" calcext:value-type="float">
            <text:p>-0,492223352777244</text:p>
          </table:table-cell>
          <table:table-cell table:formula="of:=-[.$H$4]*[.B1053]" office:value-type="float" office:value="0.246111676388622" calcext:value-type="float">
            <text:p>0,246111676388622</text:p>
          </table:table-cell>
          <table:table-cell table:formula="of:=[.C1053]/[.$H$2]" office:value-type="float" office:value="0.492223352777244" calcext:value-type="float">
            <text:p>0,492223352777244</text:p>
          </table:table-cell>
          <table:table-cell table:formula="of:=[.E1052]+([.D1052]*([.A1053]-[.A1052]))" office:value-type="float" office:value="0.931950653729961" calcext:value-type="float">
            <text:p>0,931950653729961</text:p>
          </table:table-cell>
          <table:table-cell table:number-columns-repeated="3"/>
        </table:table-row>
        <table:table-row table:style-name="ro1">
          <table:table-cell table:formula="of:=[.A1053]+0.01" office:value-type="float" office:value="10.5199999999998" calcext:value-type="float">
            <text:p>10,5199999999998</text:p>
          </table:table-cell>
          <table:table-cell table:formula="of:=[.B1053]+([.E1053]*([.A1054]-[.A1053]))" office:value-type="float" office:value="-0.482903846239944" calcext:value-type="float">
            <text:p>-0,482903846239944</text:p>
          </table:table-cell>
          <table:table-cell table:formula="of:=-[.$H$4]*[.B1054]" office:value-type="float" office:value="0.241451923119972" calcext:value-type="float">
            <text:p>0,241451923119972</text:p>
          </table:table-cell>
          <table:table-cell table:formula="of:=[.C1054]/[.$H$2]" office:value-type="float" office:value="0.482903846239944" calcext:value-type="float">
            <text:p>0,482903846239944</text:p>
          </table:table-cell>
          <table:table-cell table:formula="of:=[.E1053]+([.D1053]*([.A1054]-[.A1053]))" office:value-type="float" office:value="0.936872887257733" calcext:value-type="float">
            <text:p>0,936872887257733</text:p>
          </table:table-cell>
          <table:table-cell table:number-columns-repeated="3"/>
        </table:table-row>
        <table:table-row table:style-name="ro1">
          <table:table-cell table:formula="of:=[.A1054]+0.01" office:value-type="float" office:value="10.5299999999998" calcext:value-type="float">
            <text:p>10,5299999999998</text:p>
          </table:table-cell>
          <table:table-cell table:formula="of:=[.B1054]+([.E1054]*([.A1055]-[.A1054]))" office:value-type="float" office:value="-0.473535117367367" calcext:value-type="float">
            <text:p>-0,473535117367367</text:p>
          </table:table-cell>
          <table:table-cell table:formula="of:=-[.$H$4]*[.B1055]" office:value-type="float" office:value="0.236767558683684" calcext:value-type="float">
            <text:p>0,236767558683684</text:p>
          </table:table-cell>
          <table:table-cell table:formula="of:=[.C1055]/[.$H$2]" office:value-type="float" office:value="0.473535117367367" calcext:value-type="float">
            <text:p>0,473535117367367</text:p>
          </table:table-cell>
          <table:table-cell table:formula="of:=[.E1054]+([.D1054]*([.A1055]-[.A1054]))" office:value-type="float" office:value="0.941701925720133" calcext:value-type="float">
            <text:p>0,941701925720133</text:p>
          </table:table-cell>
          <table:table-cell table:number-columns-repeated="3"/>
        </table:table-row>
        <table:table-row table:style-name="ro1">
          <table:table-cell table:formula="of:=[.A1055]+0.01" office:value-type="float" office:value="10.5399999999998" calcext:value-type="float">
            <text:p>10,5399999999998</text:p>
          </table:table-cell>
          <table:table-cell table:formula="of:=[.B1055]+([.E1055]*([.A1056]-[.A1055]))" office:value-type="float" office:value="-0.464118098110166" calcext:value-type="float">
            <text:p>-0,464118098110166</text:p>
          </table:table-cell>
          <table:table-cell table:formula="of:=-[.$H$4]*[.B1056]" office:value-type="float" office:value="0.232059049055083" calcext:value-type="float">
            <text:p>0,232059049055083</text:p>
          </table:table-cell>
          <table:table-cell table:formula="of:=[.C1056]/[.$H$2]" office:value-type="float" office:value="0.464118098110166" calcext:value-type="float">
            <text:p>0,464118098110166</text:p>
          </table:table-cell>
          <table:table-cell table:formula="of:=[.E1055]+([.D1055]*([.A1056]-[.A1055]))" office:value-type="float" office:value="0.946437276893806" calcext:value-type="float">
            <text:p>0,946437276893806</text:p>
          </table:table-cell>
          <table:table-cell table:number-columns-repeated="3"/>
        </table:table-row>
        <table:table-row table:style-name="ro1">
          <table:table-cell table:formula="of:=[.A1056]+0.01" office:value-type="float" office:value="10.5499999999998" calcext:value-type="float">
            <text:p>10,5499999999998</text:p>
          </table:table-cell>
          <table:table-cell table:formula="of:=[.B1056]+([.E1056]*([.A1057]-[.A1056]))" office:value-type="float" office:value="-0.454653725341228" calcext:value-type="float">
            <text:p>-0,454653725341228</text:p>
          </table:table-cell>
          <table:table-cell table:formula="of:=-[.$H$4]*[.B1057]" office:value-type="float" office:value="0.227326862670614" calcext:value-type="float">
            <text:p>0,227326862670614</text:p>
          </table:table-cell>
          <table:table-cell table:formula="of:=[.C1057]/[.$H$2]" office:value-type="float" office:value="0.454653725341228" calcext:value-type="float">
            <text:p>0,454653725341228</text:p>
          </table:table-cell>
          <table:table-cell table:formula="of:=[.E1056]+([.D1056]*([.A1057]-[.A1056]))" office:value-type="float" office:value="0.951078457874908" calcext:value-type="float">
            <text:p>0,951078457874908</text:p>
          </table:table-cell>
          <table:table-cell table:number-columns-repeated="3"/>
        </table:table-row>
        <table:table-row table:style-name="ro1">
          <table:table-cell table:formula="of:=[.A1057]+0.01" office:value-type="float" office:value="10.5599999999998" calcext:value-type="float">
            <text:p>10,5599999999998</text:p>
          </table:table-cell>
          <table:table-cell table:formula="of:=[.B1057]+([.E1057]*([.A1058]-[.A1057]))" office:value-type="float" office:value="-0.445142940762479" calcext:value-type="float">
            <text:p>-0,445142940762479</text:p>
          </table:table-cell>
          <table:table-cell table:formula="of:=-[.$H$4]*[.B1058]" office:value-type="float" office:value="0.22257147038124" calcext:value-type="float">
            <text:p>0,22257147038124</text:p>
          </table:table-cell>
          <table:table-cell table:formula="of:=[.C1058]/[.$H$2]" office:value-type="float" office:value="0.445142940762479" calcext:value-type="float">
            <text:p>0,445142940762479</text:p>
          </table:table-cell>
          <table:table-cell table:formula="of:=[.E1057]+([.D1057]*([.A1058]-[.A1057]))" office:value-type="float" office:value="0.95562499512832" calcext:value-type="float">
            <text:p>0,95562499512832</text:p>
          </table:table-cell>
          <table:table-cell table:number-columns-repeated="3"/>
        </table:table-row>
        <table:table-row table:style-name="ro1">
          <table:table-cell table:formula="of:=[.A1058]+0.01" office:value-type="float" office:value="10.5699999999998" calcext:value-type="float">
            <text:p>10,5699999999998</text:p>
          </table:table-cell>
          <table:table-cell table:formula="of:=[.B1058]+([.E1058]*([.A1059]-[.A1058]))" office:value-type="float" office:value="-0.435586690811196" calcext:value-type="float">
            <text:p>-0,435586690811196</text:p>
          </table:table-cell>
          <table:table-cell table:formula="of:=-[.$H$4]*[.B1059]" office:value-type="float" office:value="0.217793345405598" calcext:value-type="float">
            <text:p>0,217793345405598</text:p>
          </table:table-cell>
          <table:table-cell table:formula="of:=[.C1059]/[.$H$2]" office:value-type="float" office:value="0.435586690811196" calcext:value-type="float">
            <text:p>0,435586690811196</text:p>
          </table:table-cell>
          <table:table-cell table:formula="of:=[.E1058]+([.D1058]*([.A1059]-[.A1058]))" office:value-type="float" office:value="0.960076424535944" calcext:value-type="float">
            <text:p>0,960076424535944</text:p>
          </table:table-cell>
          <table:table-cell table:number-columns-repeated="3"/>
        </table:table-row>
        <table:table-row table:style-name="ro1">
          <table:table-cell table:formula="of:=[.A1059]+0.01" office:value-type="float" office:value="10.5799999999998" calcext:value-type="float">
            <text:p>10,5799999999998</text:p>
          </table:table-cell>
          <table:table-cell table:formula="of:=[.B1059]+([.E1059]*([.A1060]-[.A1059]))" office:value-type="float" office:value="-0.425985926565837" calcext:value-type="float">
            <text:p>-0,425985926565837</text:p>
          </table:table-cell>
          <table:table-cell table:formula="of:=-[.$H$4]*[.B1060]" office:value-type="float" office:value="0.212992963282918" calcext:value-type="float">
            <text:p>0,212992963282918</text:p>
          </table:table-cell>
          <table:table-cell table:formula="of:=[.C1060]/[.$H$2]" office:value-type="float" office:value="0.425985926565837" calcext:value-type="float">
            <text:p>0,425985926565837</text:p>
          </table:table-cell>
          <table:table-cell table:formula="of:=[.E1059]+([.D1059]*([.A1060]-[.A1059]))" office:value-type="float" office:value="0.964432291444056" calcext:value-type="float">
            <text:p>0,964432291444056</text:p>
          </table:table-cell>
          <table:table-cell table:number-columns-repeated="3"/>
        </table:table-row>
        <table:table-row table:style-name="ro1">
          <table:table-cell table:formula="of:=[.A1060]+0.01" office:value-type="float" office:value="10.5899999999998" calcext:value-type="float">
            <text:p>10,5899999999998</text:p>
          </table:table-cell>
          <table:table-cell table:formula="of:=[.B1060]+([.E1060]*([.A1061]-[.A1060]))" office:value-type="float" office:value="-0.416341603651397" calcext:value-type="float">
            <text:p>-0,416341603651397</text:p>
          </table:table-cell>
          <table:table-cell table:formula="of:=-[.$H$4]*[.B1061]" office:value-type="float" office:value="0.208170801825698" calcext:value-type="float">
            <text:p>0,208170801825698</text:p>
          </table:table-cell>
          <table:table-cell table:formula="of:=[.C1061]/[.$H$2]" office:value-type="float" office:value="0.416341603651397" calcext:value-type="float">
            <text:p>0,416341603651397</text:p>
          </table:table-cell>
          <table:table-cell table:formula="of:=[.E1060]+([.D1060]*([.A1061]-[.A1060]))" office:value-type="float" office:value="0.968692150709715" calcext:value-type="float">
            <text:p>0,968692150709715</text:p>
          </table:table-cell>
          <table:table-cell table:number-columns-repeated="3"/>
        </table:table-row>
        <table:table-row table:style-name="ro1">
          <table:table-cell table:formula="of:=[.A1061]+0.01" office:value-type="float" office:value="10.5999999999998" calcext:value-type="float">
            <text:p>10,5999999999998</text:p>
          </table:table-cell>
          <table:table-cell table:formula="of:=[.B1061]+([.E1061]*([.A1062]-[.A1061]))" office:value-type="float" office:value="-0.4066546821443" calcext:value-type="float">
            <text:p>-0,4066546821443</text:p>
          </table:table-cell>
          <table:table-cell table:formula="of:=-[.$H$4]*[.B1062]" office:value-type="float" office:value="0.20332734107215" calcext:value-type="float">
            <text:p>0,20332734107215</text:p>
          </table:table-cell>
          <table:table-cell table:formula="of:=[.C1062]/[.$H$2]" office:value-type="float" office:value="0.4066546821443" calcext:value-type="float">
            <text:p>0,4066546821443</text:p>
          </table:table-cell>
          <table:table-cell table:formula="of:=[.E1061]+([.D1061]*([.A1062]-[.A1061]))" office:value-type="float" office:value="0.972855566746228" calcext:value-type="float">
            <text:p>0,972855566746228</text:p>
          </table:table-cell>
          <table:table-cell table:number-columns-repeated="3"/>
        </table:table-row>
        <table:table-row table:style-name="ro1">
          <table:table-cell table:formula="of:=[.A1062]+0.01" office:value-type="float" office:value="10.6099999999998" calcext:value-type="float">
            <text:p>10,6099999999998</text:p>
          </table:table-cell>
          <table:table-cell table:formula="of:=[.B1062]+([.E1062]*([.A1063]-[.A1062]))" office:value-type="float" office:value="-0.396926126476838" calcext:value-type="float">
            <text:p>-0,396926126476838</text:p>
          </table:table-cell>
          <table:table-cell table:formula="of:=-[.$H$4]*[.B1063]" office:value-type="float" office:value="0.198463063238419" calcext:value-type="float">
            <text:p>0,198463063238419</text:p>
          </table:table-cell>
          <table:table-cell table:formula="of:=[.C1063]/[.$H$2]" office:value-type="float" office:value="0.396926126476838" calcext:value-type="float">
            <text:p>0,396926126476838</text:p>
          </table:table-cell>
          <table:table-cell table:formula="of:=[.E1062]+([.D1062]*([.A1063]-[.A1062]))" office:value-type="float" office:value="0.976922113567671" calcext:value-type="float">
            <text:p>0,976922113567671</text:p>
          </table:table-cell>
          <table:table-cell table:number-columns-repeated="3"/>
        </table:table-row>
        <table:table-row table:style-name="ro1">
          <table:table-cell table:formula="of:=[.A1063]+0.01" office:value-type="float" office:value="10.6199999999998" calcext:value-type="float">
            <text:p>10,6199999999998</text:p>
          </table:table-cell>
          <table:table-cell table:formula="of:=[.B1063]+([.E1063]*([.A1064]-[.A1063]))" office:value-type="float" office:value="-0.387156905341161" calcext:value-type="float">
            <text:p>-0,387156905341161</text:p>
          </table:table-cell>
          <table:table-cell table:formula="of:=-[.$H$4]*[.B1064]" office:value-type="float" office:value="0.193578452670581" calcext:value-type="float">
            <text:p>0,193578452670581</text:p>
          </table:table-cell>
          <table:table-cell table:formula="of:=[.C1064]/[.$H$2]" office:value-type="float" office:value="0.387156905341161" calcext:value-type="float">
            <text:p>0,387156905341161</text:p>
          </table:table-cell>
          <table:table-cell table:formula="of:=[.E1063]+([.D1063]*([.A1064]-[.A1063]))" office:value-type="float" office:value="0.98089137483244" calcext:value-type="float">
            <text:p>0,98089137483244</text:p>
          </table:table-cell>
          <table:table-cell table:number-columns-repeated="3"/>
        </table:table-row>
        <table:table-row table:style-name="ro1">
          <table:table-cell table:formula="of:=[.A1064]+0.01" office:value-type="float" office:value="10.6299999999998" calcext:value-type="float">
            <text:p>10,6299999999998</text:p>
          </table:table-cell>
          <table:table-cell table:formula="of:=[.B1064]+([.E1064]*([.A1065]-[.A1064]))" office:value-type="float" office:value="-0.377347991592837" calcext:value-type="float">
            <text:p>-0,377347991592837</text:p>
          </table:table-cell>
          <table:table-cell table:formula="of:=-[.$H$4]*[.B1065]" office:value-type="float" office:value="0.188673995796418" calcext:value-type="float">
            <text:p>0,188673995796418</text:p>
          </table:table-cell>
          <table:table-cell table:formula="of:=[.C1065]/[.$H$2]" office:value-type="float" office:value="0.377347991592837" calcext:value-type="float">
            <text:p>0,377347991592837</text:p>
          </table:table-cell>
          <table:table-cell table:formula="of:=[.E1064]+([.D1064]*([.A1065]-[.A1064]))" office:value-type="float" office:value="0.984762943885851" calcext:value-type="float">
            <text:p>0,984762943885851</text:p>
          </table:table-cell>
          <table:table-cell table:number-columns-repeated="3"/>
        </table:table-row>
        <table:table-row table:style-name="ro1">
          <table:table-cell table:formula="of:=[.A1065]+0.01" office:value-type="float" office:value="10.6399999999998" calcext:value-type="float">
            <text:p>10,6399999999998</text:p>
          </table:table-cell>
          <table:table-cell table:formula="of:=[.B1065]+([.E1065]*([.A1066]-[.A1065]))" office:value-type="float" office:value="-0.367500362153979" calcext:value-type="float">
            <text:p>-0,367500362153979</text:p>
          </table:table-cell>
          <table:table-cell table:formula="of:=-[.$H$4]*[.B1066]" office:value-type="float" office:value="0.183750181076989" calcext:value-type="float">
            <text:p>0,183750181076989</text:p>
          </table:table-cell>
          <table:table-cell table:formula="of:=[.C1066]/[.$H$2]" office:value-type="float" office:value="0.367500362153979" calcext:value-type="float">
            <text:p>0,367500362153979</text:p>
          </table:table-cell>
          <table:table-cell table:formula="of:=[.E1065]+([.D1065]*([.A1066]-[.A1065]))" office:value-type="float" office:value="0.98853642380178" calcext:value-type="float">
            <text:p>0,98853642380178</text:p>
          </table:table-cell>
          <table:table-cell table:number-columns-repeated="3"/>
        </table:table-row>
        <table:table-row table:style-name="ro1">
          <table:table-cell table:formula="of:=[.A1066]+0.01" office:value-type="float" office:value="10.6499999999998" calcext:value-type="float">
            <text:p>10,6499999999998</text:p>
          </table:table-cell>
          <table:table-cell table:formula="of:=[.B1066]+([.E1066]*([.A1067]-[.A1066]))" office:value-type="float" office:value="-0.357614997915961" calcext:value-type="float">
            <text:p>-0,357614997915961</text:p>
          </table:table-cell>
          <table:table-cell table:formula="of:=-[.$H$4]*[.B1067]" office:value-type="float" office:value="0.178807498957981" calcext:value-type="float">
            <text:p>0,178807498957981</text:p>
          </table:table-cell>
          <table:table-cell table:formula="of:=[.C1067]/[.$H$2]" office:value-type="float" office:value="0.357614997915961" calcext:value-type="float">
            <text:p>0,357614997915961</text:p>
          </table:table-cell>
          <table:table-cell table:formula="of:=[.E1066]+([.D1066]*([.A1067]-[.A1066]))" office:value-type="float" office:value="0.992211427423319" calcext:value-type="float">
            <text:p>0,992211427423319</text:p>
          </table:table-cell>
          <table:table-cell table:number-columns-repeated="3"/>
        </table:table-row>
        <table:table-row table:style-name="ro1">
          <table:table-cell table:formula="of:=[.A1067]+0.01" office:value-type="float" office:value="10.6599999999998" calcext:value-type="float">
            <text:p>10,6599999999998</text:p>
          </table:table-cell>
          <table:table-cell table:formula="of:=[.B1067]+([.E1067]*([.A1068]-[.A1067]))" office:value-type="float" office:value="-0.347692883641728" calcext:value-type="float">
            <text:p>-0,347692883641728</text:p>
          </table:table-cell>
          <table:table-cell table:formula="of:=-[.$H$4]*[.B1068]" office:value-type="float" office:value="0.173846441820864" calcext:value-type="float">
            <text:p>0,173846441820864</text:p>
          </table:table-cell>
          <table:table-cell table:formula="of:=[.C1068]/[.$H$2]" office:value-type="float" office:value="0.347692883641728" calcext:value-type="float">
            <text:p>0,347692883641728</text:p>
          </table:table-cell>
          <table:table-cell table:formula="of:=[.E1067]+([.D1067]*([.A1068]-[.A1067]))" office:value-type="float" office:value="0.995787577402479" calcext:value-type="float">
            <text:p>0,995787577402479</text:p>
          </table:table-cell>
          <table:table-cell table:number-columns-repeated="3"/>
        </table:table-row>
        <table:table-row table:style-name="ro1">
          <table:table-cell table:formula="of:=[.A1068]+0.01" office:value-type="float" office:value="10.6699999999998" calcext:value-type="float">
            <text:p>10,6699999999998</text:p>
          </table:table-cell>
          <table:table-cell table:formula="of:=[.B1068]+([.E1068]*([.A1069]-[.A1068]))" office:value-type="float" office:value="-0.337735007867703" calcext:value-type="float">
            <text:p>-0,337735007867703</text:p>
          </table:table-cell>
          <table:table-cell table:formula="of:=-[.$H$4]*[.B1069]" office:value-type="float" office:value="0.168867503933852" calcext:value-type="float">
            <text:p>0,168867503933852</text:p>
          </table:table-cell>
          <table:table-cell table:formula="of:=[.C1069]/[.$H$2]" office:value-type="float" office:value="0.337735007867703" calcext:value-type="float">
            <text:p>0,337735007867703</text:p>
          </table:table-cell>
          <table:table-cell table:formula="of:=[.E1068]+([.D1068]*([.A1069]-[.A1068]))" office:value-type="float" office:value="0.999264506238896" calcext:value-type="float">
            <text:p>0,999264506238896</text:p>
          </table:table-cell>
          <table:table-cell table:number-columns-repeated="3"/>
        </table:table-row>
        <table:table-row table:style-name="ro1">
          <table:table-cell table:formula="of:=[.A1069]+0.01" office:value-type="float" office:value="10.6799999999998" calcext:value-type="float">
            <text:p>10,6799999999998</text:p>
          </table:table-cell>
          <table:table-cell table:formula="of:=[.B1069]+([.E1069]*([.A1070]-[.A1069]))" office:value-type="float" office:value="-0.327742362805315" calcext:value-type="float">
            <text:p>-0,327742362805315</text:p>
          </table:table-cell>
          <table:table-cell table:formula="of:=-[.$H$4]*[.B1070]" office:value-type="float" office:value="0.163871181402657" calcext:value-type="float">
            <text:p>0,163871181402657</text:p>
          </table:table-cell>
          <table:table-cell table:formula="of:=[.C1070]/[.$H$2]" office:value-type="float" office:value="0.327742362805315" calcext:value-type="float">
            <text:p>0,327742362805315</text:p>
          </table:table-cell>
          <table:table-cell table:formula="of:=[.E1069]+([.D1069]*([.A1070]-[.A1069]))" office:value-type="float" office:value="1.00264185631757" calcext:value-type="float">
            <text:p>1,00264185631757</text:p>
          </table:table-cell>
          <table:table-cell table:number-columns-repeated="3"/>
        </table:table-row>
        <table:table-row table:style-name="ro1">
          <table:table-cell table:formula="of:=[.A1070]+0.01" office:value-type="float" office:value="10.6899999999998" calcext:value-type="float">
            <text:p>10,6899999999998</text:p>
          </table:table-cell>
          <table:table-cell table:formula="of:=[.B1070]+([.E1070]*([.A1071]-[.A1070]))" office:value-type="float" office:value="-0.317715944242139" calcext:value-type="float">
            <text:p>-0,317715944242139</text:p>
          </table:table-cell>
          <table:table-cell table:formula="of:=-[.$H$4]*[.B1071]" office:value-type="float" office:value="0.15885797212107" calcext:value-type="float">
            <text:p>0,15885797212107</text:p>
          </table:table-cell>
          <table:table-cell table:formula="of:=[.C1071]/[.$H$2]" office:value-type="float" office:value="0.317715944242139" calcext:value-type="float">
            <text:p>0,317715944242139</text:p>
          </table:table-cell>
          <table:table-cell table:formula="of:=[.E1070]+([.D1070]*([.A1071]-[.A1070]))" office:value-type="float" office:value="1.00591927994563" calcext:value-type="float">
            <text:p>1,00591927994563</text:p>
          </table:table-cell>
          <table:table-cell table:number-columns-repeated="3"/>
        </table:table-row>
        <table:table-row table:style-name="ro1">
          <table:table-cell table:formula="of:=[.A1071]+0.01" office:value-type="float" office:value="10.6999999999998" calcext:value-type="float">
            <text:p>10,6999999999998</text:p>
          </table:table-cell>
          <table:table-cell table:formula="of:=[.B1071]+([.E1071]*([.A1072]-[.A1071]))" office:value-type="float" office:value="-0.307656751442683" calcext:value-type="float">
            <text:p>-0,307656751442683</text:p>
          </table:table-cell>
          <table:table-cell table:formula="of:=-[.$H$4]*[.B1072]" office:value-type="float" office:value="0.153828375721342" calcext:value-type="float">
            <text:p>0,153828375721342</text:p>
          </table:table-cell>
          <table:table-cell table:formula="of:=[.C1072]/[.$H$2]" office:value-type="float" office:value="0.307656751442683" calcext:value-type="float">
            <text:p>0,307656751442683</text:p>
          </table:table-cell>
          <table:table-cell table:formula="of:=[.E1071]+([.D1071]*([.A1072]-[.A1071]))" office:value-type="float" office:value="1.00909643938805" calcext:value-type="float">
            <text:p>1,00909643938805</text:p>
          </table:table-cell>
          <table:table-cell table:number-columns-repeated="3"/>
        </table:table-row>
        <table:table-row table:style-name="ro1">
          <table:table-cell table:formula="of:=[.A1072]+0.01" office:value-type="float" office:value="10.7099999999998" calcext:value-type="float">
            <text:p>10,7099999999998</text:p>
          </table:table-cell>
          <table:table-cell table:formula="of:=[.B1072]+([.E1072]*([.A1073]-[.A1072]))" office:value-type="float" office:value="-0.297565787048803" calcext:value-type="float">
            <text:p>-0,297565787048803</text:p>
          </table:table-cell>
          <table:table-cell table:formula="of:=-[.$H$4]*[.B1073]" office:value-type="float" office:value="0.148782893524401" calcext:value-type="float">
            <text:p>0,148782893524401</text:p>
          </table:table-cell>
          <table:table-cell table:formula="of:=[.C1073]/[.$H$2]" office:value-type="float" office:value="0.297565787048803" calcext:value-type="float">
            <text:p>0,297565787048803</text:p>
          </table:table-cell>
          <table:table-cell table:formula="of:=[.E1072]+([.D1072]*([.A1073]-[.A1072]))" office:value-type="float" office:value="1.01217300690247" calcext:value-type="float">
            <text:p>1,01217300690247</text:p>
          </table:table-cell>
          <table:table-cell table:number-columns-repeated="3"/>
        </table:table-row>
        <table:table-row table:style-name="ro1">
          <table:table-cell table:formula="of:=[.A1073]+0.01" office:value-type="float" office:value="10.7199999999998" calcext:value-type="float">
            <text:p>10,7199999999998</text:p>
          </table:table-cell>
          <table:table-cell table:formula="of:=[.B1073]+([.E1073]*([.A1074]-[.A1073]))" office:value-type="float" office:value="-0.287444056979778" calcext:value-type="float">
            <text:p>-0,287444056979778</text:p>
          </table:table-cell>
          <table:table-cell table:formula="of:=-[.$H$4]*[.B1074]" office:value-type="float" office:value="0.143722028489889" calcext:value-type="float">
            <text:p>0,143722028489889</text:p>
          </table:table-cell>
          <table:table-cell table:formula="of:=[.C1074]/[.$H$2]" office:value-type="float" office:value="0.287444056979778" calcext:value-type="float">
            <text:p>0,287444056979778</text:p>
          </table:table-cell>
          <table:table-cell table:formula="of:=[.E1073]+([.D1073]*([.A1074]-[.A1073]))" office:value-type="float" office:value="1.01514866477296" calcext:value-type="float">
            <text:p>1,01514866477296</text:p>
          </table:table-cell>
          <table:table-cell table:number-columns-repeated="3"/>
        </table:table-row>
        <table:table-row table:style-name="ro1">
          <table:table-cell table:formula="of:=[.A1074]+0.01" office:value-type="float" office:value="10.7299999999998" calcext:value-type="float">
            <text:p>10,7299999999998</text:p>
          </table:table-cell>
          <table:table-cell table:formula="of:=[.B1074]+([.E1074]*([.A1075]-[.A1074]))" office:value-type="float" office:value="-0.277292570332049" calcext:value-type="float">
            <text:p>-0,277292570332049</text:p>
          </table:table-cell>
          <table:table-cell table:formula="of:=-[.$H$4]*[.B1075]" office:value-type="float" office:value="0.138646285166025" calcext:value-type="float">
            <text:p>0,138646285166025</text:p>
          </table:table-cell>
          <table:table-cell table:formula="of:=[.C1075]/[.$H$2]" office:value-type="float" office:value="0.277292570332049" calcext:value-type="float">
            <text:p>0,277292570332049</text:p>
          </table:table-cell>
          <table:table-cell table:formula="of:=[.E1074]+([.D1074]*([.A1075]-[.A1074]))" office:value-type="float" office:value="1.01802310534276" calcext:value-type="float">
            <text:p>1,01802310534276</text:p>
          </table:table-cell>
          <table:table-cell table:number-columns-repeated="3"/>
        </table:table-row>
        <table:table-row table:style-name="ro1">
          <table:table-cell table:formula="of:=[.A1075]+0.01" office:value-type="float" office:value="10.7399999999998" calcext:value-type="float">
            <text:p>10,7399999999998</text:p>
          </table:table-cell>
          <table:table-cell table:formula="of:=[.B1075]+([.E1075]*([.A1076]-[.A1075]))" office:value-type="float" office:value="-0.267112339278622" calcext:value-type="float">
            <text:p>-0,267112339278622</text:p>
          </table:table-cell>
          <table:table-cell table:formula="of:=-[.$H$4]*[.B1076]" office:value-type="float" office:value="0.133556169639311" calcext:value-type="float">
            <text:p>0,133556169639311</text:p>
          </table:table-cell>
          <table:table-cell table:formula="of:=[.C1076]/[.$H$2]" office:value-type="float" office:value="0.267112339278622" calcext:value-type="float">
            <text:p>0,267112339278622</text:p>
          </table:table-cell>
          <table:table-cell table:formula="of:=[.E1075]+([.D1075]*([.A1076]-[.A1075]))" office:value-type="float" office:value="1.02079603104608" calcext:value-type="float">
            <text:p>1,02079603104608</text:p>
          </table:table-cell>
          <table:table-cell table:number-columns-repeated="3"/>
        </table:table-row>
        <table:table-row table:style-name="ro1">
          <table:table-cell table:formula="of:=[.A1076]+0.01" office:value-type="float" office:value="10.7499999999998" calcext:value-type="float">
            <text:p>10,7499999999998</text:p>
          </table:table-cell>
          <table:table-cell table:formula="of:=[.B1076]+([.E1076]*([.A1077]-[.A1076]))" office:value-type="float" office:value="-0.256904378968161" calcext:value-type="float">
            <text:p>-0,256904378968161</text:p>
          </table:table-cell>
          <table:table-cell table:formula="of:=-[.$H$4]*[.B1077]" office:value-type="float" office:value="0.128452189484081" calcext:value-type="float">
            <text:p>0,128452189484081</text:p>
          </table:table-cell>
          <table:table-cell table:formula="of:=[.C1077]/[.$H$2]" office:value-type="float" office:value="0.256904378968161" calcext:value-type="float">
            <text:p>0,256904378968161</text:p>
          </table:table-cell>
          <table:table-cell table:formula="of:=[.E1076]+([.D1076]*([.A1077]-[.A1076]))" office:value-type="float" office:value="1.02346715443887" calcext:value-type="float">
            <text:p>1,02346715443887</text:p>
          </table:table-cell>
          <table:table-cell table:number-columns-repeated="3"/>
        </table:table-row>
        <table:table-row table:style-name="ro1">
          <table:table-cell table:formula="of:=[.A1077]+0.01" office:value-type="float" office:value="10.7599999999998" calcext:value-type="float">
            <text:p>10,7599999999998</text:p>
          </table:table-cell>
          <table:table-cell table:formula="of:=[.B1077]+([.E1077]*([.A1078]-[.A1077]))" office:value-type="float" office:value="-0.246669707423773" calcext:value-type="float">
            <text:p>-0,246669707423773</text:p>
          </table:table-cell>
          <table:table-cell table:formula="of:=-[.$H$4]*[.B1078]" office:value-type="float" office:value="0.123334853711886" calcext:value-type="float">
            <text:p>0,123334853711886</text:p>
          </table:table-cell>
          <table:table-cell table:formula="of:=[.C1078]/[.$H$2]" office:value-type="float" office:value="0.246669707423773" calcext:value-type="float">
            <text:p>0,246669707423773</text:p>
          </table:table-cell>
          <table:table-cell table:formula="of:=[.E1077]+([.D1077]*([.A1078]-[.A1077]))" office:value-type="float" office:value="1.02603619822855" calcext:value-type="float">
            <text:p>1,02603619822855</text:p>
          </table:table-cell>
          <table:table-cell table:number-columns-repeated="3"/>
        </table:table-row>
        <table:table-row table:style-name="ro1">
          <table:table-cell table:formula="of:=[.A1078]+0.01" office:value-type="float" office:value="10.7699999999998" calcext:value-type="float">
            <text:p>10,7699999999998</text:p>
          </table:table-cell>
          <table:table-cell table:formula="of:=[.B1078]+([.E1078]*([.A1079]-[.A1078]))" office:value-type="float" office:value="-0.236409345441487" calcext:value-type="float">
            <text:p>-0,236409345441487</text:p>
          </table:table-cell>
          <table:table-cell table:formula="of:=-[.$H$4]*[.B1079]" office:value-type="float" office:value="0.118204672720744" calcext:value-type="float">
            <text:p>0,118204672720744</text:p>
          </table:table-cell>
          <table:table-cell table:formula="of:=[.C1079]/[.$H$2]" office:value-type="float" office:value="0.236409345441487" calcext:value-type="float">
            <text:p>0,236409345441487</text:p>
          </table:table-cell>
          <table:table-cell table:formula="of:=[.E1078]+([.D1078]*([.A1079]-[.A1078]))" office:value-type="float" office:value="1.02850289530279" calcext:value-type="float">
            <text:p>1,02850289530279</text:p>
          </table:table-cell>
          <table:table-cell table:number-columns-repeated="3"/>
        </table:table-row>
        <table:table-row table:style-name="ro1">
          <table:table-cell table:formula="of:=[.A1079]+0.01" office:value-type="float" office:value="10.7799999999998" calcext:value-type="float">
            <text:p>10,7799999999998</text:p>
          </table:table-cell>
          <table:table-cell table:formula="of:=[.B1079]+([.E1079]*([.A1080]-[.A1079]))" office:value-type="float" office:value="-0.22612431648846" calcext:value-type="float">
            <text:p>-0,22612431648846</text:p>
          </table:table-cell>
          <table:table-cell table:formula="of:=-[.$H$4]*[.B1080]" office:value-type="float" office:value="0.11306215824423" calcext:value-type="float">
            <text:p>0,11306215824423</text:p>
          </table:table-cell>
          <table:table-cell table:formula="of:=[.C1080]/[.$H$2]" office:value-type="float" office:value="0.22612431648846" calcext:value-type="float">
            <text:p>0,22612431648846</text:p>
          </table:table-cell>
          <table:table-cell table:formula="of:=[.E1079]+([.D1079]*([.A1080]-[.A1079]))" office:value-type="float" office:value="1.0308669887572" calcext:value-type="float">
            <text:p>1,0308669887572</text:p>
          </table:table-cell>
          <table:table-cell table:number-columns-repeated="3"/>
        </table:table-row>
        <table:table-row table:style-name="ro1">
          <table:table-cell table:formula="of:=[.A1080]+0.01" office:value-type="float" office:value="10.7899999999998" calcext:value-type="float">
            <text:p>10,7899999999998</text:p>
          </table:table-cell>
          <table:table-cell table:formula="of:=[.B1080]+([.E1080]*([.A1081]-[.A1080]))" office:value-type="float" office:value="-0.215815646600888" calcext:value-type="float">
            <text:p>-0,215815646600888</text:p>
          </table:table-cell>
          <table:table-cell table:formula="of:=-[.$H$4]*[.B1081]" office:value-type="float" office:value="0.107907823300444" calcext:value-type="float">
            <text:p>0,107907823300444</text:p>
          </table:table-cell>
          <table:table-cell table:formula="of:=[.C1081]/[.$H$2]" office:value-type="float" office:value="0.215815646600888" calcext:value-type="float">
            <text:p>0,215815646600888</text:p>
          </table:table-cell>
          <table:table-cell table:formula="of:=[.E1080]+([.D1080]*([.A1081]-[.A1080]))" office:value-type="float" office:value="1.03312823192209" calcext:value-type="float">
            <text:p>1,03312823192209</text:p>
          </table:table-cell>
          <table:table-cell table:number-columns-repeated="3"/>
        </table:table-row>
        <table:table-row table:style-name="ro1">
          <table:table-cell table:formula="of:=[.A1081]+0.01" office:value-type="float" office:value="10.7999999999998" calcext:value-type="float">
            <text:p>10,7999999999998</text:p>
          </table:table-cell>
          <table:table-cell table:formula="of:=[.B1081]+([.E1081]*([.A1082]-[.A1081]))" office:value-type="float" office:value="-0.205484364281667" calcext:value-type="float">
            <text:p>-0,205484364281667</text:p>
          </table:table-cell>
          <table:table-cell table:formula="of:=-[.$H$4]*[.B1082]" office:value-type="float" office:value="0.102742182140834" calcext:value-type="float">
            <text:p>0,102742182140834</text:p>
          </table:table-cell>
          <table:table-cell table:formula="of:=[.C1082]/[.$H$2]" office:value-type="float" office:value="0.205484364281667" calcext:value-type="float">
            <text:p>0,205484364281667</text:p>
          </table:table-cell>
          <table:table-cell table:formula="of:=[.E1081]+([.D1081]*([.A1082]-[.A1081]))" office:value-type="float" office:value="1.03528638838809" calcext:value-type="float">
            <text:p>1,03528638838809</text:p>
          </table:table-cell>
          <table:table-cell table:number-columns-repeated="3"/>
        </table:table-row>
        <table:table-row table:style-name="ro1">
          <table:table-cell table:formula="of:=[.A1082]+0.01" office:value-type="float" office:value="10.8099999999998" calcext:value-type="float">
            <text:p>10,8099999999998</text:p>
          </table:table-cell>
          <table:table-cell table:formula="of:=[.B1082]+([.E1082]*([.A1083]-[.A1082]))" office:value-type="float" office:value="-0.195131500397787" calcext:value-type="float">
            <text:p>-0,195131500397787</text:p>
          </table:table-cell>
          <table:table-cell table:formula="of:=-[.$H$4]*[.B1083]" office:value-type="float" office:value="0.0975657501988933" calcext:value-type="float">
            <text:p>0,097565750198893</text:p>
          </table:table-cell>
          <table:table-cell table:formula="of:=[.C1083]/[.$H$2]" office:value-type="float" office:value="0.195131500397787" calcext:value-type="float">
            <text:p>0,195131500397787</text:p>
          </table:table-cell>
          <table:table-cell table:formula="of:=[.E1082]+([.D1082]*([.A1083]-[.A1082]))" office:value-type="float" office:value="1.03734123203091" calcext:value-type="float">
            <text:p>1,03734123203091</text:p>
          </table:table-cell>
          <table:table-cell table:number-columns-repeated="3"/>
        </table:table-row>
        <table:table-row table:style-name="ro1">
          <table:table-cell table:formula="of:=[.A1083]+0.01" office:value-type="float" office:value="10.8199999999998" calcext:value-type="float">
            <text:p>10,8199999999998</text:p>
          </table:table-cell>
          <table:table-cell table:formula="of:=[.B1083]+([.E1083]*([.A1084]-[.A1083]))" office:value-type="float" office:value="-0.184758088077478" calcext:value-type="float">
            <text:p>-0,184758088077478</text:p>
          </table:table-cell>
          <table:table-cell table:formula="of:=-[.$H$4]*[.B1084]" office:value-type="float" office:value="0.0923790440387389" calcext:value-type="float">
            <text:p>0,092379044038739</text:p>
          </table:table-cell>
          <table:table-cell table:formula="of:=[.C1084]/[.$H$2]" office:value-type="float" office:value="0.184758088077478" calcext:value-type="float">
            <text:p>0,184758088077478</text:p>
          </table:table-cell>
          <table:table-cell table:formula="of:=[.E1083]+([.D1083]*([.A1084]-[.A1083]))" office:value-type="float" office:value="1.03929254703489" calcext:value-type="float">
            <text:p>1,03929254703489</text:p>
          </table:table-cell>
          <table:table-cell table:number-columns-repeated="3"/>
        </table:table-row>
        <table:table-row table:style-name="ro1">
          <table:table-cell table:formula="of:=[.A1084]+0.01" office:value-type="float" office:value="10.8299999999998" calcext:value-type="float">
            <text:p>10,8299999999998</text:p>
          </table:table-cell>
          <table:table-cell table:formula="of:=[.B1084]+([.E1084]*([.A1085]-[.A1084]))" office:value-type="float" office:value="-0.174365162607129" calcext:value-type="float">
            <text:p>-0,174365162607129</text:p>
          </table:table-cell>
          <table:table-cell table:formula="of:=-[.$H$4]*[.B1085]" office:value-type="float" office:value="0.0871825813035646" calcext:value-type="float">
            <text:p>0,087182581303565</text:p>
          </table:table-cell>
          <table:table-cell table:formula="of:=[.C1085]/[.$H$2]" office:value-type="float" office:value="0.174365162607129" calcext:value-type="float">
            <text:p>0,174365162607129</text:p>
          </table:table-cell>
          <table:table-cell table:formula="of:=[.E1084]+([.D1084]*([.A1085]-[.A1084]))" office:value-type="float" office:value="1.04114012791566" calcext:value-type="float">
            <text:p>1,04114012791566</text:p>
          </table:table-cell>
          <table:table-cell table:number-columns-repeated="3"/>
        </table:table-row>
        <table:table-row table:style-name="ro1">
          <table:table-cell table:formula="of:=[.A1085]+0.01" office:value-type="float" office:value="10.8399999999998" calcext:value-type="float">
            <text:p>10,8399999999998</text:p>
          </table:table-cell>
          <table:table-cell table:formula="of:=[.B1085]+([.E1085]*([.A1086]-[.A1085]))" office:value-type="float" office:value="-0.163953761327973" calcext:value-type="float">
            <text:p>-0,163953761327973</text:p>
          </table:table-cell>
          <table:table-cell table:formula="of:=-[.$H$4]*[.B1086]" office:value-type="float" office:value="0.0819768806639863" calcext:value-type="float">
            <text:p>0,081976880663986</text:p>
          </table:table-cell>
          <table:table-cell table:formula="of:=[.C1086]/[.$H$2]" office:value-type="float" office:value="0.163953761327973" calcext:value-type="float">
            <text:p>0,163953761327973</text:p>
          </table:table-cell>
          <table:table-cell table:formula="of:=[.E1085]+([.D1085]*([.A1086]-[.A1085]))" office:value-type="float" office:value="1.04288377954173" calcext:value-type="float">
            <text:p>1,04288377954173</text:p>
          </table:table-cell>
          <table:table-cell table:number-columns-repeated="3"/>
        </table:table-row>
        <table:table-row table:style-name="ro1">
          <table:table-cell table:formula="of:=[.A1086]+0.01" office:value-type="float" office:value="10.8499999999998" calcext:value-type="float">
            <text:p>10,8499999999998</text:p>
          </table:table-cell>
          <table:table-cell table:formula="of:=[.B1086]+([.E1086]*([.A1087]-[.A1086]))" office:value-type="float" office:value="-0.153524923532556" calcext:value-type="float">
            <text:p>-0,153524923532556</text:p>
          </table:table-cell>
          <table:table-cell table:formula="of:=-[.$H$4]*[.B1087]" office:value-type="float" office:value="0.0767624617662778" calcext:value-type="float">
            <text:p>0,076762461766278</text:p>
          </table:table-cell>
          <table:table-cell table:formula="of:=[.C1087]/[.$H$2]" office:value-type="float" office:value="0.153524923532556" calcext:value-type="float">
            <text:p>0,153524923532556</text:p>
          </table:table-cell>
          <table:table-cell table:formula="of:=[.E1086]+([.D1086]*([.A1087]-[.A1086]))" office:value-type="float" office:value="1.04452331715501" calcext:value-type="float">
            <text:p>1,04452331715501</text:p>
          </table:table-cell>
          <table:table-cell table:number-columns-repeated="3"/>
        </table:table-row>
        <table:table-row table:style-name="ro1">
          <table:table-cell table:formula="of:=[.A1087]+0.01" office:value-type="float" office:value="10.8599999999998" calcext:value-type="float">
            <text:p>10,8599999999998</text:p>
          </table:table-cell>
          <table:table-cell table:formula="of:=[.B1087]+([.E1087]*([.A1088]-[.A1087]))" office:value-type="float" office:value="-0.143079690361006" calcext:value-type="float">
            <text:p>-0,143079690361006</text:p>
          </table:table-cell>
          <table:table-cell table:formula="of:=-[.$H$4]*[.B1088]" office:value-type="float" office:value="0.0715398451805028" calcext:value-type="float">
            <text:p>0,071539845180503</text:p>
          </table:table-cell>
          <table:table-cell table:formula="of:=[.C1088]/[.$H$2]" office:value-type="float" office:value="0.143079690361006" calcext:value-type="float">
            <text:p>0,143079690361006</text:p>
          </table:table-cell>
          <table:table-cell table:formula="of:=[.E1087]+([.D1087]*([.A1088]-[.A1087]))" office:value-type="float" office:value="1.04605856639034" calcext:value-type="float">
            <text:p>1,04605856639034</text:p>
          </table:table-cell>
          <table:table-cell table:number-columns-repeated="3"/>
        </table:table-row>
        <table:table-row table:style-name="ro1">
          <table:table-cell table:formula="of:=[.A1088]+0.01" office:value-type="float" office:value="10.8699999999998" calcext:value-type="float">
            <text:p>10,8699999999998</text:p>
          </table:table-cell>
          <table:table-cell table:formula="of:=[.B1088]+([.E1088]*([.A1089]-[.A1088]))" office:value-type="float" office:value="-0.132619104697102" calcext:value-type="float">
            <text:p>-0,132619104697102</text:p>
          </table:table-cell>
          <table:table-cell table:formula="of:=-[.$H$4]*[.B1089]" office:value-type="float" office:value="0.0663095523485512" calcext:value-type="float">
            <text:p>0,066309552348551</text:p>
          </table:table-cell>
          <table:table-cell table:formula="of:=[.C1089]/[.$H$2]" office:value-type="float" office:value="0.132619104697102" calcext:value-type="float">
            <text:p>0,132619104697102</text:p>
          </table:table-cell>
          <table:table-cell table:formula="of:=[.E1088]+([.D1088]*([.A1089]-[.A1088]))" office:value-type="float" office:value="1.04748936329395" calcext:value-type="float">
            <text:p>1,04748936329395</text:p>
          </table:table-cell>
          <table:table-cell table:number-columns-repeated="3"/>
        </table:table-row>
        <table:table-row table:style-name="ro1">
          <table:table-cell table:formula="of:=[.A1089]+0.01" office:value-type="float" office:value="10.8799999999998" calcext:value-type="float">
            <text:p>10,8799999999998</text:p>
          </table:table-cell>
          <table:table-cell table:formula="of:=[.B1089]+([.E1089]*([.A1090]-[.A1089]))" office:value-type="float" office:value="-0.122144211064163" calcext:value-type="float">
            <text:p>-0,122144211064163</text:p>
          </table:table-cell>
          <table:table-cell table:formula="of:=-[.$H$4]*[.B1090]" office:value-type="float" office:value="0.0610721055320816" calcext:value-type="float">
            <text:p>0,061072105532082</text:p>
          </table:table-cell>
          <table:table-cell table:formula="of:=[.C1090]/[.$H$2]" office:value-type="float" office:value="0.122144211064163" calcext:value-type="float">
            <text:p>0,122144211064163</text:p>
          </table:table-cell>
          <table:table-cell table:formula="of:=[.E1089]+([.D1089]*([.A1090]-[.A1089]))" office:value-type="float" office:value="1.04881555434092" calcext:value-type="float">
            <text:p>1,04881555434092</text:p>
          </table:table-cell>
          <table:table-cell table:number-columns-repeated="3"/>
        </table:table-row>
        <table:table-row table:style-name="ro1">
          <table:table-cell table:formula="of:=[.A1090]+0.01" office:value-type="float" office:value="10.8899999999998" calcext:value-type="float">
            <text:p>10,8899999999998</text:p>
          </table:table-cell>
          <table:table-cell table:formula="of:=[.B1090]+([.E1090]*([.A1091]-[.A1090]))" office:value-type="float" office:value="-0.111656055520754" calcext:value-type="float">
            <text:p>-0,111656055520754</text:p>
          </table:table-cell>
          <table:table-cell table:formula="of:=-[.$H$4]*[.B1091]" office:value-type="float" office:value="0.0558280277603771" calcext:value-type="float">
            <text:p>0,055828027760377</text:p>
          </table:table-cell>
          <table:table-cell table:formula="of:=[.C1091]/[.$H$2]" office:value-type="float" office:value="0.111656055520754" calcext:value-type="float">
            <text:p>0,111656055520754</text:p>
          </table:table-cell>
          <table:table-cell table:formula="of:=[.E1090]+([.D1090]*([.A1091]-[.A1090]))" office:value-type="float" office:value="1.05003699645156" calcext:value-type="float">
            <text:p>1,05003699645156</text:p>
          </table:table-cell>
          <table:table-cell table:number-columns-repeated="3"/>
        </table:table-row>
        <table:table-row table:style-name="ro1">
          <table:table-cell table:formula="of:=[.A1091]+0.01" office:value-type="float" office:value="10.8999999999998" calcext:value-type="float">
            <text:p>10,8999999999998</text:p>
          </table:table-cell>
          <table:table-cell table:formula="of:=[.B1091]+([.E1091]*([.A1092]-[.A1091]))" office:value-type="float" office:value="-0.101155685556239" calcext:value-type="float">
            <text:p>-0,101155685556239</text:p>
          </table:table-cell>
          <table:table-cell table:formula="of:=-[.$H$4]*[.B1092]" office:value-type="float" office:value="0.0505778427781194" calcext:value-type="float">
            <text:p>0,05057784277812</text:p>
          </table:table-cell>
          <table:table-cell table:formula="of:=[.C1092]/[.$H$2]" office:value-type="float" office:value="0.101155685556239" calcext:value-type="float">
            <text:p>0,101155685556239</text:p>
          </table:table-cell>
          <table:table-cell table:formula="of:=[.E1091]+([.D1091]*([.A1092]-[.A1091]))" office:value-type="float" office:value="1.05115355700677" calcext:value-type="float">
            <text:p>1,05115355700677</text:p>
          </table:table-cell>
          <table:table-cell table:number-columns-repeated="3"/>
        </table:table-row>
        <table:table-row table:style-name="ro1">
          <table:table-cell table:formula="of:=[.A1092]+0.01" office:value-type="float" office:value="10.9099999999998" calcext:value-type="float">
            <text:p>10,9099999999998</text:p>
          </table:table-cell>
          <table:table-cell table:formula="of:=[.B1092]+([.E1092]*([.A1093]-[.A1092]))" office:value-type="float" office:value="-0.0906441499861714" calcext:value-type="float">
            <text:p>-0,090644149986171</text:p>
          </table:table-cell>
          <table:table-cell table:formula="of:=-[.$H$4]*[.B1093]" office:value-type="float" office:value="0.0453220749930857" calcext:value-type="float">
            <text:p>0,045322074993086</text:p>
          </table:table-cell>
          <table:table-cell table:formula="of:=[.C1093]/[.$H$2]" office:value-type="float" office:value="0.0906441499861714" calcext:value-type="float">
            <text:p>0,090644149986171</text:p>
          </table:table-cell>
          <table:table-cell table:formula="of:=[.E1092]+([.D1092]*([.A1093]-[.A1092]))" office:value-type="float" office:value="1.05216511386233" calcext:value-type="float">
            <text:p>1,05216511386233</text:p>
          </table:table-cell>
          <table:table-cell table:number-columns-repeated="3"/>
        </table:table-row>
        <table:table-row table:style-name="ro1">
          <table:table-cell table:formula="of:=[.A1093]+0.01" office:value-type="float" office:value="10.9199999999998" calcext:value-type="float">
            <text:p>10,9199999999998</text:p>
          </table:table-cell>
          <table:table-cell table:formula="of:=[.B1093]+([.E1093]*([.A1094]-[.A1093]))" office:value-type="float" office:value="-0.0801224988475483" calcext:value-type="float">
            <text:p>-0,080122498847548</text:p>
          </table:table-cell>
          <table:table-cell table:formula="of:=-[.$H$4]*[.B1094]" office:value-type="float" office:value="0.0400612494237741" calcext:value-type="float">
            <text:p>0,040061249423774</text:p>
          </table:table-cell>
          <table:table-cell table:formula="of:=[.C1094]/[.$H$2]" office:value-type="float" office:value="0.0801224988475483" calcext:value-type="float">
            <text:p>0,080122498847548</text:p>
          </table:table-cell>
          <table:table-cell table:formula="of:=[.E1093]+([.D1093]*([.A1094]-[.A1093]))" office:value-type="float" office:value="1.05307155536219" calcext:value-type="float">
            <text:p>1,05307155536219</text:p>
          </table:table-cell>
          <table:table-cell table:number-columns-repeated="3"/>
        </table:table-row>
        <table:table-row table:style-name="ro1">
          <table:table-cell table:formula="of:=[.A1094]+0.01" office:value-type="float" office:value="10.9299999999998" calcext:value-type="float">
            <text:p>10,9299999999998</text:p>
          </table:table-cell>
          <table:table-cell table:formula="of:=[.B1094]+([.E1094]*([.A1095]-[.A1094]))" office:value-type="float" office:value="-0.0695917832939265" calcext:value-type="float">
            <text:p>-0,069591783293927</text:p>
          </table:table-cell>
          <table:table-cell table:formula="of:=-[.$H$4]*[.B1095]" office:value-type="float" office:value="0.0347958916469633" calcext:value-type="float">
            <text:p>0,034795891646963</text:p>
          </table:table-cell>
          <table:table-cell table:formula="of:=[.C1095]/[.$H$2]" office:value-type="float" office:value="0.0695917832939265" calcext:value-type="float">
            <text:p>0,069591783293927</text:p>
          </table:table-cell>
          <table:table-cell table:formula="of:=[.E1094]+([.D1094]*([.A1095]-[.A1094]))" office:value-type="float" office:value="1.05387278035067" calcext:value-type="float">
            <text:p>1,05387278035067</text:p>
          </table:table-cell>
          <table:table-cell table:number-columns-repeated="3"/>
        </table:table-row>
        <table:table-row table:style-name="ro1">
          <table:table-cell table:formula="of:=[.A1095]+0.01" office:value-type="float" office:value="10.9399999999998" calcext:value-type="float">
            <text:p>10,9399999999998</text:p>
          </table:table-cell>
          <table:table-cell table:formula="of:=[.B1095]+([.E1095]*([.A1096]-[.A1095]))" office:value-type="float" office:value="-0.0590530554904201" calcext:value-type="float">
            <text:p>-0,05905305549042</text:p>
          </table:table-cell>
          <table:table-cell table:formula="of:=-[.$H$4]*[.B1096]" office:value-type="float" office:value="0.02952652774521" calcext:value-type="float">
            <text:p>0,02952652774521</text:p>
          </table:table-cell>
          <table:table-cell table:formula="of:=[.C1096]/[.$H$2]" office:value-type="float" office:value="0.0590530554904201" calcext:value-type="float">
            <text:p>0,05905305549042</text:p>
          </table:table-cell>
          <table:table-cell table:formula="of:=[.E1095]+([.D1095]*([.A1096]-[.A1095]))" office:value-type="float" office:value="1.05456869818361" calcext:value-type="float">
            <text:p>1,05456869818361</text:p>
          </table:table-cell>
          <table:table-cell table:number-columns-repeated="3"/>
        </table:table-row>
        <table:table-row table:style-name="ro1">
          <table:table-cell table:formula="of:=[.A1096]+0.01" office:value-type="float" office:value="10.9499999999998" calcext:value-type="float">
            <text:p>10,9499999999998</text:p>
          </table:table-cell>
          <table:table-cell table:formula="of:=[.B1096]+([.E1096]*([.A1097]-[.A1096]))" office:value-type="float" office:value="-0.0485073685085842" calcext:value-type="float">
            <text:p>-0,048507368508584</text:p>
          </table:table-cell>
          <table:table-cell table:formula="of:=-[.$H$4]*[.B1097]" office:value-type="float" office:value="0.0242536842542921" calcext:value-type="float">
            <text:p>0,024253684254292</text:p>
          </table:table-cell>
          <table:table-cell table:formula="of:=[.C1097]/[.$H$2]" office:value-type="float" office:value="0.0485073685085842" calcext:value-type="float">
            <text:p>0,048507368508584</text:p>
          </table:table-cell>
          <table:table-cell table:formula="of:=[.E1096]+([.D1096]*([.A1097]-[.A1096]))" office:value-type="float" office:value="1.05515922873851" calcext:value-type="float">
            <text:p>1,05515922873851</text:p>
          </table:table-cell>
          <table:table-cell table:number-columns-repeated="3"/>
        </table:table-row>
        <table:table-row table:style-name="ro1">
          <table:table-cell table:formula="of:=[.A1097]+0.01" office:value-type="float" office:value="10.9599999999998" calcext:value-type="float">
            <text:p>10,9599999999998</text:p>
          </table:table-cell>
          <table:table-cell table:formula="of:=[.B1097]+([.E1097]*([.A1098]-[.A1097]))" office:value-type="float" office:value="-0.0379557762211993" calcext:value-type="float">
            <text:p>-0,037955776221199</text:p>
          </table:table-cell>
          <table:table-cell table:formula="of:=-[.$H$4]*[.B1098]" office:value-type="float" office:value="0.0189778881105996" calcext:value-type="float">
            <text:p>0,0189778881106</text:p>
          </table:table-cell>
          <table:table-cell table:formula="of:=[.C1098]/[.$H$2]" office:value-type="float" office:value="0.0379557762211993" calcext:value-type="float">
            <text:p>0,037955776221199</text:p>
          </table:table-cell>
          <table:table-cell table:formula="of:=[.E1097]+([.D1097]*([.A1098]-[.A1097]))" office:value-type="float" office:value="1.0556443024236" calcext:value-type="float">
            <text:p>1,0556443024236</text:p>
          </table:table-cell>
          <table:table-cell table:number-columns-repeated="3"/>
        </table:table-row>
        <table:table-row table:style-name="ro1">
          <table:table-cell table:formula="of:=[.A1098]+0.01" office:value-type="float" office:value="10.9699999999998" calcext:value-type="float">
            <text:p>10,9699999999998</text:p>
          </table:table-cell>
          <table:table-cell table:formula="of:=[.B1098]+([.E1098]*([.A1099]-[.A1098]))" office:value-type="float" office:value="-0.0273993331969635" calcext:value-type="float">
            <text:p>-0,027399333196964</text:p>
          </table:table-cell>
          <table:table-cell table:formula="of:=-[.$H$4]*[.B1099]" office:value-type="float" office:value="0.0136996665984818" calcext:value-type="float">
            <text:p>0,013699666598482</text:p>
          </table:table-cell>
          <table:table-cell table:formula="of:=[.C1099]/[.$H$2]" office:value-type="float" office:value="0.0273993331969635" calcext:value-type="float">
            <text:p>0,027399333196964</text:p>
          </table:table-cell>
          <table:table-cell table:formula="of:=[.E1098]+([.D1098]*([.A1099]-[.A1098]))" office:value-type="float" office:value="1.05602386018581" calcext:value-type="float">
            <text:p>1,05602386018581</text:p>
          </table:table-cell>
          <table:table-cell table:number-columns-repeated="3"/>
        </table:table-row>
        <table:table-row table:style-name="ro1">
          <table:table-cell table:formula="of:=[.A1099]+0.01" office:value-type="float" office:value="10.9799999999998" calcext:value-type="float">
            <text:p>10,9799999999998</text:p>
          </table:table-cell>
          <table:table-cell table:formula="of:=[.B1099]+([.E1099]*([.A1100]-[.A1099]))" office:value-type="float" office:value="-0.0168390945951057" calcext:value-type="float">
            <text:p>-0,016839094595106</text:p>
          </table:table-cell>
          <table:table-cell table:formula="of:=-[.$H$4]*[.B1100]" office:value-type="float" office:value="0.00841954729755283" calcext:value-type="float">
            <text:p>0,008419547297553</text:p>
          </table:table-cell>
          <table:table-cell table:formula="of:=[.C1100]/[.$H$2]" office:value-type="float" office:value="0.0168390945951057" calcext:value-type="float">
            <text:p>0,016839094595106</text:p>
          </table:table-cell>
          <table:table-cell table:formula="of:=[.E1099]+([.D1099]*([.A1100]-[.A1099]))" office:value-type="float" office:value="1.05629785351778" calcext:value-type="float">
            <text:p>1,05629785351778</text:p>
          </table:table-cell>
          <table:table-cell table:number-columns-repeated="3"/>
        </table:table-row>
        <table:table-row table:style-name="ro1">
          <table:table-cell table:formula="of:=[.A1100]+0.01" office:value-type="float" office:value="10.9899999999998" calcext:value-type="float">
            <text:p>10,9899999999998</text:p>
          </table:table-cell>
          <table:table-cell table:formula="of:=[.B1100]+([.E1100]*([.A1101]-[.A1100]))" office:value-type="float" office:value="-0.00627611605992808" calcext:value-type="float">
            <text:p>-0,006276116059928</text:p>
          </table:table-cell>
          <table:table-cell table:formula="of:=-[.$H$4]*[.B1101]" office:value-type="float" office:value="0.00313805802996404" calcext:value-type="float">
            <text:p>0,003138058029964</text:p>
          </table:table-cell>
          <table:table-cell table:formula="of:=[.C1101]/[.$H$2]" office:value-type="float" office:value="0.00627611605992808" calcext:value-type="float">
            <text:p>0,006276116059928</text:p>
          </table:table-cell>
          <table:table-cell table:formula="of:=[.E1100]+([.D1100]*([.A1101]-[.A1100]))" office:value-type="float" office:value="1.05646624446373" calcext:value-type="float">
            <text:p>1,05646624446373</text:p>
          </table:table-cell>
          <table:table-cell table:number-columns-repeated="3"/>
        </table:table-row>
        <table:table-row table:style-name="ro1">
          <table:table-cell table:formula="of:=[.A1101]+0.01" office:value-type="float" office:value="10.9999999999998" calcext:value-type="float">
            <text:p>10,9999999999998</text:p>
          </table:table-cell>
          <table:table-cell table:formula="of:=[.B1101]+([.E1101]*([.A1102]-[.A1101]))" office:value-type="float" office:value="0.00428854638470901" calcext:value-type="float">
            <text:p>0,004288546384709</text:p>
          </table:table-cell>
          <table:table-cell table:formula="of:=-[.$H$4]*[.B1102]" office:value-type="float" office:value="-0.0021442731923545" calcext:value-type="float">
            <text:p>-0,002144273192355</text:p>
          </table:table-cell>
          <table:table-cell table:formula="of:=[.C1102]/[.$H$2]" office:value-type="float" office:value="-0.00428854638470901" calcext:value-type="float">
            <text:p>-0,004288546384709</text:p>
          </table:table-cell>
          <table:table-cell table:formula="of:=[.E1101]+([.D1101]*([.A1102]-[.A1101]))" office:value-type="float" office:value="1.05652900562433" calcext:value-type="float">
            <text:p>1,05652900562433</text:p>
          </table:table-cell>
          <table:table-cell table:number-columns-repeated="3"/>
        </table:table-row>
        <table:table-row table:style-name="ro1">
          <table:table-cell table:formula="of:=[.A1102]+0.01" office:value-type="float" office:value="11.0099999999998" calcext:value-type="float">
            <text:p>11,0099999999998</text:p>
          </table:table-cell>
          <table:table-cell table:formula="of:=[.B1102]+([.E1102]*([.A1103]-[.A1102]))" office:value-type="float" office:value="0.0148538364409521" calcext:value-type="float">
            <text:p>0,014853836440952</text:p>
          </table:table-cell>
          <table:table-cell table:formula="of:=-[.$H$4]*[.B1103]" office:value-type="float" office:value="-0.00742691822047604" calcext:value-type="float">
            <text:p>-0,007426918220476</text:p>
          </table:table-cell>
          <table:table-cell table:formula="of:=[.C1103]/[.$H$2]" office:value-type="float" office:value="-0.0148538364409521" calcext:value-type="float">
            <text:p>-0,014853836440952</text:p>
          </table:table-cell>
          <table:table-cell table:formula="of:=[.E1102]+([.D1102]*([.A1103]-[.A1102]))" office:value-type="float" office:value="1.05648612016048" calcext:value-type="float">
            <text:p>1,05648612016048</text:p>
          </table:table-cell>
          <table:table-cell table:number-columns-repeated="3"/>
        </table:table-row>
        <table:table-row table:style-name="ro1">
          <table:table-cell table:formula="of:=[.A1103]+0.01" office:value-type="float" office:value="11.0199999999998" calcext:value-type="float">
            <text:p>11,0199999999998</text:p>
          </table:table-cell>
          <table:table-cell table:formula="of:=[.B1103]+([.E1103]*([.A1104]-[.A1103]))" office:value-type="float" office:value="0.0254186976425567" calcext:value-type="float">
            <text:p>0,025418697642557</text:p>
          </table:table-cell>
          <table:table-cell table:formula="of:=-[.$H$4]*[.B1104]" office:value-type="float" office:value="-0.0127093488212784" calcext:value-type="float">
            <text:p>-0,012709348821278</text:p>
          </table:table-cell>
          <table:table-cell table:formula="of:=[.C1104]/[.$H$2]" office:value-type="float" office:value="-0.0254186976425567" calcext:value-type="float">
            <text:p>-0,025418697642557</text:p>
          </table:table-cell>
          <table:table-cell table:formula="of:=[.E1103]+([.D1103]*([.A1104]-[.A1103]))" office:value-type="float" office:value="1.05633758179607" calcext:value-type="float">
            <text:p>1,05633758179607</text:p>
          </table:table-cell>
          <table:table-cell table:number-columns-repeated="3"/>
        </table:table-row>
        <table:table-row table:style-name="ro1">
          <table:table-cell table:formula="of:=[.A1104]+0.01" office:value-type="float" office:value="11.0299999999998" calcext:value-type="float">
            <text:p>11,0299999999998</text:p>
          </table:table-cell>
          <table:table-cell table:formula="of:=[.B1104]+([.E1104]*([.A1105]-[.A1104]))" office:value-type="float" office:value="0.0359820734605172" calcext:value-type="float">
            <text:p>0,035982073460517</text:p>
          </table:table-cell>
          <table:table-cell table:formula="of:=-[.$H$4]*[.B1105]" office:value-type="float" office:value="-0.0179910367302586" calcext:value-type="float">
            <text:p>-0,017991036730259</text:p>
          </table:table-cell>
          <table:table-cell table:formula="of:=[.C1105]/[.$H$2]" office:value-type="float" office:value="-0.0359820734605172" calcext:value-type="float">
            <text:p>-0,035982073460517</text:p>
          </table:table-cell>
          <table:table-cell table:formula="of:=[.E1104]+([.D1104]*([.A1105]-[.A1104]))" office:value-type="float" office:value="1.05608339481965" calcext:value-type="float">
            <text:p>1,05608339481965</text:p>
          </table:table-cell>
          <table:table-cell table:number-columns-repeated="3"/>
        </table:table-row>
        <table:table-row table:style-name="ro1">
          <table:table-cell table:formula="of:=[.A1105]+0.01" office:value-type="float" office:value="11.0399999999998" calcext:value-type="float">
            <text:p>11,0399999999998</text:p>
          </table:table-cell>
          <table:table-cell table:formula="of:=[.B1105]+([.E1105]*([.A1106]-[.A1105]))" office:value-type="float" office:value="0.0465429074087135" calcext:value-type="float">
            <text:p>0,046542907408714</text:p>
          </table:table-cell>
          <table:table-cell table:formula="of:=-[.$H$4]*[.B1106]" office:value-type="float" office:value="-0.0232714537043567" calcext:value-type="float">
            <text:p>-0,023271453704357</text:p>
          </table:table-cell>
          <table:table-cell table:formula="of:=[.C1106]/[.$H$2]" office:value-type="float" office:value="-0.0465429074087135" calcext:value-type="float">
            <text:p>-0,046542907408714</text:p>
          </table:table-cell>
          <table:table-cell table:formula="of:=[.E1105]+([.D1105]*([.A1106]-[.A1105]))" office:value-type="float" office:value="1.05572357408504" calcext:value-type="float">
            <text:p>1,05572357408504</text:p>
          </table:table-cell>
          <table:table-cell table:number-columns-repeated="3"/>
        </table:table-row>
        <table:table-row table:style-name="ro1">
          <table:table-cell table:formula="of:=[.A1106]+0.01" office:value-type="float" office:value="11.0499999999998" calcext:value-type="float">
            <text:p>11,0499999999998</text:p>
          </table:table-cell>
          <table:table-cell table:formula="of:=[.B1106]+([.E1106]*([.A1107]-[.A1106]))" office:value-type="float" office:value="0.0571001431495637" calcext:value-type="float">
            <text:p>0,057100143149564</text:p>
          </table:table-cell>
          <table:table-cell table:formula="of:=-[.$H$4]*[.B1107]" office:value-type="float" office:value="-0.0285500715747818" calcext:value-type="float">
            <text:p>-0,028550071574782</text:p>
          </table:table-cell>
          <table:table-cell table:formula="of:=[.C1107]/[.$H$2]" office:value-type="float" office:value="-0.0571001431495637" calcext:value-type="float">
            <text:p>-0,057100143149564</text:p>
          </table:table-cell>
          <table:table-cell table:formula="of:=[.E1106]+([.D1106]*([.A1107]-[.A1106]))" office:value-type="float" office:value="1.05525814501096" calcext:value-type="float">
            <text:p>1,05525814501096</text:p>
          </table:table-cell>
          <table:table-cell table:number-columns-repeated="3"/>
        </table:table-row>
        <table:table-row table:style-name="ro1">
          <table:table-cell table:formula="of:=[.A1107]+0.01" office:value-type="float" office:value="11.0599999999998" calcext:value-type="float">
            <text:p>11,0599999999998</text:p>
          </table:table-cell>
          <table:table-cell table:formula="of:=[.B1107]+([.E1107]*([.A1108]-[.A1107]))" office:value-type="float" office:value="0.067652724599673" calcext:value-type="float">
            <text:p>0,067652724599673</text:p>
          </table:table-cell>
          <table:table-cell table:formula="of:=-[.$H$4]*[.B1108]" office:value-type="float" office:value="-0.0338263622998365" calcext:value-type="float">
            <text:p>-0,033826362299837</text:p>
          </table:table-cell>
          <table:table-cell table:formula="of:=[.C1108]/[.$H$2]" office:value-type="float" office:value="-0.067652724599673" calcext:value-type="float">
            <text:p>-0,067652724599673</text:p>
          </table:table-cell>
          <table:table-cell table:formula="of:=[.E1107]+([.D1107]*([.A1108]-[.A1107]))" office:value-type="float" office:value="1.05468714357946" calcext:value-type="float">
            <text:p>1,05468714357946</text:p>
          </table:table-cell>
          <table:table-cell table:number-columns-repeated="3"/>
        </table:table-row>
        <table:table-row table:style-name="ro1">
          <table:table-cell table:formula="of:=[.A1108]+0.01" office:value-type="float" office:value="11.0699999999998" calcext:value-type="float">
            <text:p>11,0699999999998</text:p>
          </table:table-cell>
          <table:table-cell table:formula="of:=[.B1108]+([.E1108]*([.A1109]-[.A1108]))" office:value-type="float" office:value="0.0781995960354674" calcext:value-type="float">
            <text:p>0,078199596035467</text:p>
          </table:table-cell>
          <table:table-cell table:formula="of:=-[.$H$4]*[.B1109]" office:value-type="float" office:value="-0.0390997980177337" calcext:value-type="float">
            <text:p>-0,039099798017734</text:p>
          </table:table-cell>
          <table:table-cell table:formula="of:=[.C1109]/[.$H$2]" office:value-type="float" office:value="-0.0781995960354674" calcext:value-type="float">
            <text:p>-0,078199596035467</text:p>
          </table:table-cell>
          <table:table-cell table:formula="of:=[.E1108]+([.D1108]*([.A1109]-[.A1108]))" office:value-type="float" office:value="1.05401061633346" calcext:value-type="float">
            <text:p>1,05401061633346</text:p>
          </table:table-cell>
          <table:table-cell table:number-columns-repeated="3"/>
        </table:table-row>
        <table:table-row table:style-name="ro1">
          <table:table-cell table:formula="of:=[.A1109]+0.01" office:value-type="float" office:value="11.0799999999998" calcext:value-type="float">
            <text:p>11,0799999999998</text:p>
          </table:table-cell>
          <table:table-cell table:formula="of:=[.B1109]+([.E1109]*([.A1110]-[.A1109]))" office:value-type="float" office:value="0.0887397021988018" calcext:value-type="float">
            <text:p>0,088739702198802</text:p>
          </table:table-cell>
          <table:table-cell table:formula="of:=-[.$H$4]*[.B1110]" office:value-type="float" office:value="-0.0443698510994009" calcext:value-type="float">
            <text:p>-0,044369851099401</text:p>
          </table:table-cell>
          <table:table-cell table:formula="of:=[.C1110]/[.$H$2]" office:value-type="float" office:value="-0.0887397021988018" calcext:value-type="float">
            <text:p>-0,088739702198802</text:p>
          </table:table-cell>
          <table:table-cell table:formula="of:=[.E1109]+([.D1109]*([.A1110]-[.A1109]))" office:value-type="float" office:value="1.05322862037311" calcext:value-type="float">
            <text:p>1,05322862037311</text:p>
          </table:table-cell>
          <table:table-cell table:number-columns-repeated="3"/>
        </table:table-row>
        <table:table-row table:style-name="ro1">
          <table:table-cell table:formula="of:=[.A1110]+0.01" office:value-type="float" office:value="11.0899999999998" calcext:value-type="float">
            <text:p>11,0899999999998</text:p>
          </table:table-cell>
          <table:table-cell table:formula="of:=[.B1110]+([.E1110]*([.A1111]-[.A1110]))" office:value-type="float" office:value="0.0992719884025327" calcext:value-type="float">
            <text:p>0,099271988402533</text:p>
          </table:table-cell>
          <table:table-cell table:formula="of:=-[.$H$4]*[.B1111]" office:value-type="float" office:value="-0.0496359942012663" calcext:value-type="float">
            <text:p>-0,049635994201266</text:p>
          </table:table-cell>
          <table:table-cell table:formula="of:=[.C1111]/[.$H$2]" office:value-type="float" office:value="-0.0992719884025327" calcext:value-type="float">
            <text:p>-0,099271988402533</text:p>
          </table:table-cell>
          <table:table-cell table:formula="of:=[.E1110]+([.D1110]*([.A1111]-[.A1110]))" office:value-type="float" office:value="1.05234122335112" calcext:value-type="float">
            <text:p>1,05234122335112</text:p>
          </table:table-cell>
          <table:table-cell table:number-columns-repeated="3"/>
        </table:table-row>
        <table:table-row table:style-name="ro1">
          <table:table-cell table:formula="of:=[.A1111]+0.01" office:value-type="float" office:value="11.0999999999998" calcext:value-type="float">
            <text:p>11,0999999999998</text:p>
          </table:table-cell>
          <table:table-cell table:formula="of:=[.B1111]+([.E1111]*([.A1112]-[.A1111]))" office:value-type="float" office:value="0.109795400636044" calcext:value-type="float">
            <text:p>0,109795400636044</text:p>
          </table:table-cell>
          <table:table-cell table:formula="of:=-[.$H$4]*[.B1112]" office:value-type="float" office:value="-0.0548977003180218" calcext:value-type="float">
            <text:p>-0,054897700318022</text:p>
          </table:table-cell>
          <table:table-cell table:formula="of:=[.C1112]/[.$H$2]" office:value-type="float" office:value="-0.109795400636044" calcext:value-type="float">
            <text:p>-0,109795400636044</text:p>
          </table:table-cell>
          <table:table-cell table:formula="of:=[.E1111]+([.D1111]*([.A1112]-[.A1111]))" office:value-type="float" office:value="1.0513485034671" calcext:value-type="float">
            <text:p>1,0513485034671</text:p>
          </table:table-cell>
          <table:table-cell table:number-columns-repeated="3"/>
        </table:table-row>
        <table:table-row table:style-name="ro1">
          <table:table-cell table:formula="of:=[.A1112]+0.01" office:value-type="float" office:value="11.1099999999998" calcext:value-type="float">
            <text:p>11,1099999999998</text:p>
          </table:table-cell>
          <table:table-cell table:formula="of:=[.B1112]+([.E1112]*([.A1113]-[.A1112]))" office:value-type="float" office:value="0.120308885670714" calcext:value-type="float">
            <text:p>0,120308885670714</text:p>
          </table:table-cell>
          <table:table-cell table:formula="of:=-[.$H$4]*[.B1113]" office:value-type="float" office:value="-0.0601544428353572" calcext:value-type="float">
            <text:p>-0,060154442835357</text:p>
          </table:table-cell>
          <table:table-cell table:formula="of:=[.C1113]/[.$H$2]" office:value-type="float" office:value="-0.120308885670714" calcext:value-type="float">
            <text:p>-0,120308885670714</text:p>
          </table:table-cell>
          <table:table-cell table:formula="of:=[.E1112]+([.D1112]*([.A1113]-[.A1112]))" office:value-type="float" office:value="1.05025054946074" calcext:value-type="float">
            <text:p>1,05025054946074</text:p>
          </table:table-cell>
          <table:table-cell table:number-columns-repeated="3"/>
        </table:table-row>
        <table:table-row table:style-name="ro1">
          <table:table-cell table:formula="of:=[.A1113]+0.01" office:value-type="float" office:value="11.1199999999998" calcext:value-type="float">
            <text:p>11,1199999999998</text:p>
          </table:table-cell>
          <table:table-cell table:formula="of:=[.B1113]+([.E1113]*([.A1114]-[.A1113]))" office:value-type="float" office:value="0.130811391165321" calcext:value-type="float">
            <text:p>0,130811391165321</text:p>
          </table:table-cell>
          <table:table-cell table:formula="of:=-[.$H$4]*[.B1114]" office:value-type="float" office:value="-0.0654056955826607" calcext:value-type="float">
            <text:p>-0,065405695582661</text:p>
          </table:table-cell>
          <table:table-cell table:formula="of:=[.C1114]/[.$H$2]" office:value-type="float" office:value="-0.130811391165321" calcext:value-type="float">
            <text:p>-0,130811391165321</text:p>
          </table:table-cell>
          <table:table-cell table:formula="of:=[.E1113]+([.D1113]*([.A1114]-[.A1113]))" office:value-type="float" office:value="1.04904746060403" calcext:value-type="float">
            <text:p>1,04904746060403</text:p>
          </table:table-cell>
          <table:table-cell table:number-columns-repeated="3"/>
        </table:table-row>
        <table:table-row table:style-name="ro1">
          <table:table-cell table:formula="of:=[.A1114]+0.01" office:value-type="float" office:value="11.1299999999998" calcext:value-type="float">
            <text:p>11,1299999999998</text:p>
          </table:table-cell>
          <table:table-cell table:formula="of:=[.B1114]+([.E1114]*([.A1115]-[.A1114]))" office:value-type="float" office:value="0.141301865771362" calcext:value-type="float">
            <text:p>0,141301865771362</text:p>
          </table:table-cell>
          <table:table-cell table:formula="of:=-[.$H$4]*[.B1115]" office:value-type="float" office:value="-0.0706509328856808" calcext:value-type="float">
            <text:p>-0,070650932885681</text:p>
          </table:table-cell>
          <table:table-cell table:formula="of:=[.C1115]/[.$H$2]" office:value-type="float" office:value="-0.141301865771362" calcext:value-type="float">
            <text:p>-0,141301865771362</text:p>
          </table:table-cell>
          <table:table-cell table:formula="of:=[.E1114]+([.D1114]*([.A1115]-[.A1114]))" office:value-type="float" office:value="1.04773934669237" calcext:value-type="float">
            <text:p>1,04773934669237</text:p>
          </table:table-cell>
          <table:table-cell table:number-columns-repeated="3"/>
        </table:table-row>
        <table:table-row table:style-name="ro1">
          <table:table-cell table:formula="of:=[.A1115]+0.01" office:value-type="float" office:value="11.1399999999998" calcext:value-type="float">
            <text:p>11,1399999999998</text:p>
          </table:table-cell>
          <table:table-cell table:formula="of:=[.B1115]+([.E1115]*([.A1116]-[.A1115]))" office:value-type="float" office:value="0.151779259238285" calcext:value-type="float">
            <text:p>0,151779259238285</text:p>
          </table:table-cell>
          <table:table-cell table:formula="of:=-[.$H$4]*[.B1116]" office:value-type="float" office:value="-0.0758896296191425" calcext:value-type="float">
            <text:p>-0,075889629619143</text:p>
          </table:table-cell>
          <table:table-cell table:formula="of:=[.C1116]/[.$H$2]" office:value-type="float" office:value="-0.151779259238285" calcext:value-type="float">
            <text:p>-0,151779259238285</text:p>
          </table:table-cell>
          <table:table-cell table:formula="of:=[.E1115]+([.D1115]*([.A1116]-[.A1115]))" office:value-type="float" office:value="1.04632632803466" calcext:value-type="float">
            <text:p>1,04632632803466</text:p>
          </table:table-cell>
          <table:table-cell table:number-columns-repeated="3"/>
        </table:table-row>
        <table:table-row table:style-name="ro1">
          <table:table-cell table:formula="of:=[.A1116]+0.01" office:value-type="float" office:value="11.1499999999998" calcext:value-type="float">
            <text:p>11,1499999999998</text:p>
          </table:table-cell>
          <table:table-cell table:formula="of:=[.B1116]+([.E1116]*([.A1117]-[.A1116]))" office:value-type="float" office:value="0.162242522518631" calcext:value-type="float">
            <text:p>0,162242522518631</text:p>
          </table:table-cell>
          <table:table-cell table:formula="of:=-[.$H$4]*[.B1117]" office:value-type="float" office:value="-0.0811212612593157" calcext:value-type="float">
            <text:p>-0,081121261259316</text:p>
          </table:table-cell>
          <table:table-cell table:formula="of:=[.C1117]/[.$H$2]" office:value-type="float" office:value="-0.162242522518631" calcext:value-type="float">
            <text:p>-0,162242522518631</text:p>
          </table:table-cell>
          <table:table-cell table:formula="of:=[.E1116]+([.D1116]*([.A1117]-[.A1116]))" office:value-type="float" office:value="1.04480853544228" calcext:value-type="float">
            <text:p>1,04480853544228</text:p>
          </table:table-cell>
          <table:table-cell table:number-columns-repeated="3"/>
        </table:table-row>
        <table:table-row table:style-name="ro1">
          <table:table-cell table:formula="of:=[.A1117]+0.01" office:value-type="float" office:value="11.1599999999998" calcext:value-type="float">
            <text:p>11,1599999999998</text:p>
          </table:table-cell>
          <table:table-cell table:formula="of:=[.B1117]+([.E1117]*([.A1118]-[.A1117]))" office:value-type="float" office:value="0.172690607873054" calcext:value-type="float">
            <text:p>0,172690607873054</text:p>
          </table:table-cell>
          <table:table-cell table:formula="of:=-[.$H$4]*[.B1118]" office:value-type="float" office:value="-0.086345303936527" calcext:value-type="float">
            <text:p>-0,086345303936527</text:p>
          </table:table-cell>
          <table:table-cell table:formula="of:=[.C1118]/[.$H$2]" office:value-type="float" office:value="-0.172690607873054" calcext:value-type="float">
            <text:p>-0,172690607873054</text:p>
          </table:table-cell>
          <table:table-cell table:formula="of:=[.E1117]+([.D1117]*([.A1118]-[.A1117]))" office:value-type="float" office:value="1.04318611021709" calcext:value-type="float">
            <text:p>1,04318611021709</text:p>
          </table:table-cell>
          <table:table-cell table:number-columns-repeated="3"/>
        </table:table-row>
        <table:table-row table:style-name="ro1">
          <table:table-cell table:formula="of:=[.A1118]+0.01" office:value-type="float" office:value="11.1699999999998" calcext:value-type="float">
            <text:p>11,1699999999998</text:p>
          </table:table-cell>
          <table:table-cell table:formula="of:=[.B1118]+([.E1118]*([.A1119]-[.A1118]))" office:value-type="float" office:value="0.183122468975225" calcext:value-type="float">
            <text:p>0,183122468975225</text:p>
          </table:table-cell>
          <table:table-cell table:formula="of:=-[.$H$4]*[.B1119]" office:value-type="float" office:value="-0.0915612344876124" calcext:value-type="float">
            <text:p>-0,091561234487612</text:p>
          </table:table-cell>
          <table:table-cell table:formula="of:=[.C1119]/[.$H$2]" office:value-type="float" office:value="-0.183122468975225" calcext:value-type="float">
            <text:p>-0,183122468975225</text:p>
          </table:table-cell>
          <table:table-cell table:formula="of:=[.E1118]+([.D1118]*([.A1119]-[.A1118]))" office:value-type="float" office:value="1.04145920413836" calcext:value-type="float">
            <text:p>1,04145920413836</text:p>
          </table:table-cell>
          <table:table-cell table:number-columns-repeated="3"/>
        </table:table-row>
        <table:table-row table:style-name="ro1">
          <table:table-cell table:formula="of:=[.A1119]+0.01" office:value-type="float" office:value="11.1799999999998" calcext:value-type="float">
            <text:p>11,1799999999998</text:p>
          </table:table-cell>
          <table:table-cell table:formula="of:=[.B1119]+([.E1119]*([.A1120]-[.A1119]))" office:value-type="float" office:value="0.193537061016608" calcext:value-type="float">
            <text:p>0,193537061016608</text:p>
          </table:table-cell>
          <table:table-cell table:formula="of:=-[.$H$4]*[.B1120]" office:value-type="float" office:value="-0.0967685305083041" calcext:value-type="float">
            <text:p>-0,096768530508304</text:p>
          </table:table-cell>
          <table:table-cell table:formula="of:=[.C1120]/[.$H$2]" office:value-type="float" office:value="-0.193537061016608" calcext:value-type="float">
            <text:p>-0,193537061016608</text:p>
          </table:table-cell>
          <table:table-cell table:formula="of:=[.E1119]+([.D1119]*([.A1120]-[.A1119]))" office:value-type="float" office:value="1.03962797944861" calcext:value-type="float">
            <text:p>1,03962797944861</text:p>
          </table:table-cell>
          <table:table-cell table:number-columns-repeated="3"/>
        </table:table-row>
        <table:table-row table:style-name="ro1">
          <table:table-cell table:formula="of:=[.A1120]+0.01" office:value-type="float" office:value="11.1899999999998" calcext:value-type="float">
            <text:p>11,1899999999998</text:p>
          </table:table-cell>
          <table:table-cell table:formula="of:=[.B1120]+([.E1120]*([.A1121]-[.A1120]))" office:value-type="float" office:value="0.203933340811094" calcext:value-type="float">
            <text:p>0,203933340811094</text:p>
          </table:table-cell>
          <table:table-cell table:formula="of:=-[.$H$4]*[.B1121]" office:value-type="float" office:value="-0.101966670405547" calcext:value-type="float">
            <text:p>-0,101966670405547</text:p>
          </table:table-cell>
          <table:table-cell table:formula="of:=[.C1121]/[.$H$2]" office:value-type="float" office:value="-0.203933340811094" calcext:value-type="float">
            <text:p>-0,203933340811094</text:p>
          </table:table-cell>
          <table:table-cell table:formula="of:=[.E1120]+([.D1120]*([.A1121]-[.A1120]))" office:value-type="float" office:value="1.03769260883844" calcext:value-type="float">
            <text:p>1,03769260883844</text:p>
          </table:table-cell>
          <table:table-cell table:number-columns-repeated="3"/>
        </table:table-row>
        <table:table-row table:style-name="ro1">
          <table:table-cell table:formula="of:=[.A1121]+0.01" office:value-type="float" office:value="11.1999999999998" calcext:value-type="float">
            <text:p>11,1999999999998</text:p>
          </table:table-cell>
          <table:table-cell table:formula="of:=[.B1121]+([.E1121]*([.A1122]-[.A1121]))" office:value-type="float" office:value="0.214310266899478" calcext:value-type="float">
            <text:p>0,214310266899478</text:p>
          </table:table-cell>
          <table:table-cell table:formula="of:=-[.$H$4]*[.B1122]" office:value-type="float" office:value="-0.107155133449739" calcext:value-type="float">
            <text:p>-0,107155133449739</text:p>
          </table:table-cell>
          <table:table-cell table:formula="of:=[.C1122]/[.$H$2]" office:value-type="float" office:value="-0.214310266899478" calcext:value-type="float">
            <text:p>-0,214310266899478</text:p>
          </table:table-cell>
          <table:table-cell table:formula="of:=[.E1121]+([.D1121]*([.A1122]-[.A1121]))" office:value-type="float" office:value="1.03565327543033" calcext:value-type="float">
            <text:p>1,03565327543033</text:p>
          </table:table-cell>
          <table:table-cell table:number-columns-repeated="3"/>
        </table:table-row>
        <table:table-row table:style-name="ro1">
          <table:table-cell table:formula="of:=[.A1122]+0.01" office:value-type="float" office:value="11.2099999999998" calcext:value-type="float">
            <text:p>11,2099999999998</text:p>
          </table:table-cell>
          <table:table-cell table:formula="of:=[.B1122]+([.E1122]*([.A1123]-[.A1122]))" office:value-type="float" office:value="0.224666799653781" calcext:value-type="float">
            <text:p>0,224666799653781</text:p>
          </table:table-cell>
          <table:table-cell table:formula="of:=-[.$H$4]*[.B1123]" office:value-type="float" office:value="-0.112333399826891" calcext:value-type="float">
            <text:p>-0,112333399826891</text:p>
          </table:table-cell>
          <table:table-cell table:formula="of:=[.C1123]/[.$H$2]" office:value-type="float" office:value="-0.224666799653781" calcext:value-type="float">
            <text:p>-0,224666799653781</text:p>
          </table:table-cell>
          <table:table-cell table:formula="of:=[.E1122]+([.D1122]*([.A1123]-[.A1122]))" office:value-type="float" office:value="1.03351017276134" calcext:value-type="float">
            <text:p>1,03351017276134</text:p>
          </table:table-cell>
          <table:table-cell table:number-columns-repeated="3"/>
        </table:table-row>
        <table:table-row table:style-name="ro1">
          <table:table-cell table:formula="of:=[.A1123]+0.01" office:value-type="float" office:value="11.2199999999998" calcext:value-type="float">
            <text:p>11,2199999999998</text:p>
          </table:table-cell>
          <table:table-cell table:formula="of:=[.B1123]+([.E1123]*([.A1124]-[.A1123]))" office:value-type="float" office:value="0.235001901381394" calcext:value-type="float">
            <text:p>0,235001901381394</text:p>
          </table:table-cell>
          <table:table-cell table:formula="of:=-[.$H$4]*[.B1124]" office:value-type="float" office:value="-0.117500950690697" calcext:value-type="float">
            <text:p>-0,117500950690697</text:p>
          </table:table-cell>
          <table:table-cell table:formula="of:=[.C1124]/[.$H$2]" office:value-type="float" office:value="-0.235001901381394" calcext:value-type="float">
            <text:p>-0,235001901381394</text:p>
          </table:table-cell>
          <table:table-cell table:formula="of:=[.E1123]+([.D1123]*([.A1124]-[.A1123]))" office:value-type="float" office:value="1.0312635047648" calcext:value-type="float">
            <text:p>1,0312635047648</text:p>
          </table:table-cell>
          <table:table-cell table:number-columns-repeated="3"/>
        </table:table-row>
        <table:table-row table:style-name="ro1">
          <table:table-cell table:formula="of:=[.A1124]+0.01" office:value-type="float" office:value="11.2299999999998" calcext:value-type="float">
            <text:p>11,2299999999998</text:p>
          </table:table-cell>
          <table:table-cell table:formula="of:=[.B1124]+([.E1124]*([.A1125]-[.A1124]))" office:value-type="float" office:value="0.245314536429042" calcext:value-type="float">
            <text:p>0,245314536429042</text:p>
          </table:table-cell>
          <table:table-cell table:formula="of:=-[.$H$4]*[.B1125]" office:value-type="float" office:value="-0.122657268214521" calcext:value-type="float">
            <text:p>-0,122657268214521</text:p>
          </table:table-cell>
          <table:table-cell table:formula="of:=[.C1125]/[.$H$2]" office:value-type="float" office:value="-0.245314536429042" calcext:value-type="float">
            <text:p>-0,245314536429042</text:p>
          </table:table-cell>
          <table:table-cell table:formula="of:=[.E1124]+([.D1124]*([.A1125]-[.A1124]))" office:value-type="float" office:value="1.02891348575099" calcext:value-type="float">
            <text:p>1,02891348575099</text:p>
          </table:table-cell>
          <table:table-cell table:number-columns-repeated="3"/>
        </table:table-row>
        <table:table-row table:style-name="ro1">
          <table:table-cell table:formula="of:=[.A1125]+0.01" office:value-type="float" office:value="11.2399999999998" calcext:value-type="float">
            <text:p>11,2399999999998</text:p>
          </table:table-cell>
          <table:table-cell table:formula="of:=[.B1125]+([.E1125]*([.A1126]-[.A1125]))" office:value-type="float" office:value="0.255603671286552" calcext:value-type="float">
            <text:p>0,255603671286552</text:p>
          </table:table-cell>
          <table:table-cell table:formula="of:=-[.$H$4]*[.B1126]" office:value-type="float" office:value="-0.127801835643276" calcext:value-type="float">
            <text:p>-0,127801835643276</text:p>
          </table:table-cell>
          <table:table-cell table:formula="of:=[.C1126]/[.$H$2]" office:value-type="float" office:value="-0.255603671286552" calcext:value-type="float">
            <text:p>-0,255603671286552</text:p>
          </table:table-cell>
          <table:table-cell table:formula="of:=[.E1125]+([.D1125]*([.A1126]-[.A1125]))" office:value-type="float" office:value="1.0264603403867" calcext:value-type="float">
            <text:p>1,0264603403867</text:p>
          </table:table-cell>
          <table:table-cell table:number-columns-repeated="3"/>
        </table:table-row>
        <table:table-row table:style-name="ro1">
          <table:table-cell table:formula="of:=[.A1126]+0.01" office:value-type="float" office:value="11.2499999999998" calcext:value-type="float">
            <text:p>11,2499999999998</text:p>
          </table:table-cell>
          <table:table-cell table:formula="of:=[.B1126]+([.E1126]*([.A1127]-[.A1126]))" office:value-type="float" office:value="0.265868274690419" calcext:value-type="float">
            <text:p>0,265868274690419</text:p>
          </table:table-cell>
          <table:table-cell table:formula="of:=-[.$H$4]*[.B1127]" office:value-type="float" office:value="-0.132934137345209" calcext:value-type="float">
            <text:p>-0,132934137345209</text:p>
          </table:table-cell>
          <table:table-cell table:formula="of:=[.C1127]/[.$H$2]" office:value-type="float" office:value="-0.265868274690419" calcext:value-type="float">
            <text:p>-0,265868274690419</text:p>
          </table:table-cell>
          <table:table-cell table:formula="of:=[.E1126]+([.D1126]*([.A1127]-[.A1126]))" office:value-type="float" office:value="1.02390430367383" calcext:value-type="float">
            <text:p>1,02390430367383</text:p>
          </table:table-cell>
          <table:table-cell table:number-columns-repeated="3"/>
        </table:table-row>
        <table:table-row table:style-name="ro1">
          <table:table-cell table:formula="of:=[.A1127]+0.01" office:value-type="float" office:value="11.2599999999998" calcext:value-type="float">
            <text:p>11,2599999999998</text:p>
          </table:table-cell>
          <table:table-cell table:formula="of:=[.B1127]+([.E1127]*([.A1128]-[.A1127]))" office:value-type="float" office:value="0.276107317727157" calcext:value-type="float">
            <text:p>0,276107317727157</text:p>
          </table:table-cell>
          <table:table-cell table:formula="of:=-[.$H$4]*[.B1128]" office:value-type="float" office:value="-0.138053658863578" calcext:value-type="float">
            <text:p>-0,138053658863578</text:p>
          </table:table-cell>
          <table:table-cell table:formula="of:=[.C1128]/[.$H$2]" office:value-type="float" office:value="-0.276107317727157" calcext:value-type="float">
            <text:p>-0,276107317727157</text:p>
          </table:table-cell>
          <table:table-cell table:formula="of:=[.E1127]+([.D1127]*([.A1128]-[.A1127]))" office:value-type="float" office:value="1.02124562092693" calcext:value-type="float">
            <text:p>1,02124562092693</text:p>
          </table:table-cell>
          <table:table-cell table:number-columns-repeated="3"/>
        </table:table-row>
        <table:table-row table:style-name="ro1">
          <table:table-cell table:formula="of:=[.A1128]+0.01" office:value-type="float" office:value="11.2699999999998" calcext:value-type="float">
            <text:p>11,2699999999998</text:p>
          </table:table-cell>
          <table:table-cell table:formula="of:=[.B1128]+([.E1128]*([.A1129]-[.A1128]))" office:value-type="float" office:value="0.286319773936426" calcext:value-type="float">
            <text:p>0,286319773936426</text:p>
          </table:table-cell>
          <table:table-cell table:formula="of:=-[.$H$4]*[.B1129]" office:value-type="float" office:value="-0.143159886968213" calcext:value-type="float">
            <text:p>-0,143159886968213</text:p>
          </table:table-cell>
          <table:table-cell table:formula="of:=[.C1129]/[.$H$2]" office:value-type="float" office:value="-0.286319773936426" calcext:value-type="float">
            <text:p>-0,286319773936426</text:p>
          </table:table-cell>
          <table:table-cell table:formula="of:=[.E1128]+([.D1128]*([.A1129]-[.A1128]))" office:value-type="float" office:value="1.01848454774965" calcext:value-type="float">
            <text:p>1,01848454774965</text:p>
          </table:table-cell>
          <table:table-cell table:number-columns-repeated="3"/>
        </table:table-row>
        <table:table-row table:style-name="ro1">
          <table:table-cell table:formula="of:=[.A1129]+0.01" office:value-type="float" office:value="11.2799999999998" calcext:value-type="float">
            <text:p>11,2799999999998</text:p>
          </table:table-cell>
          <table:table-cell table:formula="of:=[.B1129]+([.E1129]*([.A1130]-[.A1129]))" office:value-type="float" office:value="0.296504619413922" calcext:value-type="float">
            <text:p>0,296504619413922</text:p>
          </table:table-cell>
          <table:table-cell table:formula="of:=-[.$H$4]*[.B1130]" office:value-type="float" office:value="-0.148252309706961" calcext:value-type="float">
            <text:p>-0,148252309706961</text:p>
          </table:table-cell>
          <table:table-cell table:formula="of:=[.C1130]/[.$H$2]" office:value-type="float" office:value="-0.296504619413922" calcext:value-type="float">
            <text:p>-0,296504619413922</text:p>
          </table:table-cell>
          <table:table-cell table:formula="of:=[.E1129]+([.D1129]*([.A1130]-[.A1129]))" office:value-type="float" office:value="1.01562135001029" calcext:value-type="float">
            <text:p>1,01562135001029</text:p>
          </table:table-cell>
          <table:table-cell table:number-columns-repeated="3"/>
        </table:table-row>
        <table:table-row table:style-name="ro1">
          <table:table-cell table:formula="of:=[.A1130]+0.01" office:value-type="float" office:value="11.2899999999998" calcext:value-type="float">
            <text:p>11,2899999999998</text:p>
          </table:table-cell>
          <table:table-cell table:formula="of:=[.B1130]+([.E1130]*([.A1131]-[.A1130]))" office:value-type="float" office:value="0.306660832914025" calcext:value-type="float">
            <text:p>0,306660832914025</text:p>
          </table:table-cell>
          <table:table-cell table:formula="of:=-[.$H$4]*[.B1131]" office:value-type="float" office:value="-0.153330416457012" calcext:value-type="float">
            <text:p>-0,153330416457012</text:p>
          </table:table-cell>
          <table:table-cell table:formula="of:=[.C1131]/[.$H$2]" office:value-type="float" office:value="-0.306660832914025" calcext:value-type="float">
            <text:p>-0,306660832914025</text:p>
          </table:table-cell>
          <table:table-cell table:formula="of:=[.E1130]+([.D1130]*([.A1131]-[.A1130]))" office:value-type="float" office:value="1.01265630381615" calcext:value-type="float">
            <text:p>1,01265630381615</text:p>
          </table:table-cell>
          <table:table-cell table:number-columns-repeated="3"/>
        </table:table-row>
        <table:table-row table:style-name="ro1">
          <table:table-cell table:formula="of:=[.A1131]+0.01" office:value-type="float" office:value="11.2999999999998" calcext:value-type="float">
            <text:p>11,2999999999998</text:p>
          </table:table-cell>
          <table:table-cell table:formula="of:=[.B1131]+([.E1131]*([.A1132]-[.A1131]))" office:value-type="float" office:value="0.316787395952186" calcext:value-type="float">
            <text:p>0,316787395952186</text:p>
          </table:table-cell>
          <table:table-cell table:formula="of:=-[.$H$4]*[.B1132]" office:value-type="float" office:value="-0.158393697976093" calcext:value-type="float">
            <text:p>-0,158393697976093</text:p>
          </table:table-cell>
          <table:table-cell table:formula="of:=[.C1132]/[.$H$2]" office:value-type="float" office:value="-0.316787395952186" calcext:value-type="float">
            <text:p>-0,316787395952186</text:p>
          </table:table-cell>
          <table:table-cell table:formula="of:=[.E1131]+([.D1131]*([.A1132]-[.A1131]))" office:value-type="float" office:value="1.00958969548701" calcext:value-type="float">
            <text:p>1,00958969548701</text:p>
          </table:table-cell>
          <table:table-cell table:number-columns-repeated="3"/>
        </table:table-row>
        <table:table-row table:style-name="ro1">
          <table:table-cell table:formula="of:=[.A1132]+0.01" office:value-type="float" office:value="11.3099999999998" calcext:value-type="float">
            <text:p>11,3099999999998</text:p>
          </table:table-cell>
          <table:table-cell table:formula="of:=[.B1132]+([.E1132]*([.A1133]-[.A1132]))" office:value-type="float" office:value="0.326883292907056" calcext:value-type="float">
            <text:p>0,326883292907056</text:p>
          </table:table-cell>
          <table:table-cell table:formula="of:=-[.$H$4]*[.B1133]" office:value-type="float" office:value="-0.163441646453528" calcext:value-type="float">
            <text:p>-0,163441646453528</text:p>
          </table:table-cell>
          <table:table-cell table:formula="of:=[.C1133]/[.$H$2]" office:value-type="float" office:value="-0.326883292907056" calcext:value-type="float">
            <text:p>-0,326883292907056</text:p>
          </table:table-cell>
          <table:table-cell table:formula="of:=[.E1132]+([.D1132]*([.A1133]-[.A1132]))" office:value-type="float" office:value="1.00642182152749" calcext:value-type="float">
            <text:p>1,00642182152749</text:p>
          </table:table-cell>
          <table:table-cell table:number-columns-repeated="3"/>
        </table:table-row>
        <table:table-row table:style-name="ro1">
          <table:table-cell table:formula="of:=[.A1133]+0.01" office:value-type="float" office:value="11.3199999999998" calcext:value-type="float">
            <text:p>11,3199999999998</text:p>
          </table:table-cell>
          <table:table-cell table:formula="of:=[.B1133]+([.E1133]*([.A1134]-[.A1133]))" office:value-type="float" office:value="0.336947511122331" calcext:value-type="float">
            <text:p>0,336947511122331</text:p>
          </table:table-cell>
          <table:table-cell table:formula="of:=-[.$H$4]*[.B1134]" office:value-type="float" office:value="-0.168473755561165" calcext:value-type="float">
            <text:p>-0,168473755561165</text:p>
          </table:table-cell>
          <table:table-cell table:formula="of:=[.C1134]/[.$H$2]" office:value-type="float" office:value="-0.336947511122331" calcext:value-type="float">
            <text:p>-0,336947511122331</text:p>
          </table:table-cell>
          <table:table-cell table:formula="of:=[.E1133]+([.D1133]*([.A1134]-[.A1133]))" office:value-type="float" office:value="1.00315298859842" calcext:value-type="float">
            <text:p>1,00315298859842</text:p>
          </table:table-cell>
          <table:table-cell table:number-columns-repeated="3"/>
        </table:table-row>
        <table:table-row table:style-name="ro1">
          <table:table-cell table:formula="of:=[.A1134]+0.01" office:value-type="float" office:value="11.3299999999998" calcext:value-type="float">
            <text:p>11,3299999999998</text:p>
          </table:table-cell>
          <table:table-cell table:formula="of:=[.B1134]+([.E1134]*([.A1135]-[.A1134]))" office:value-type="float" office:value="0.346979041008315" calcext:value-type="float">
            <text:p>0,346979041008315</text:p>
          </table:table-cell>
          <table:table-cell table:formula="of:=-[.$H$4]*[.B1135]" office:value-type="float" office:value="-0.173489520504157" calcext:value-type="float">
            <text:p>-0,173489520504157</text:p>
          </table:table-cell>
          <table:table-cell table:formula="of:=[.C1135]/[.$H$2]" office:value-type="float" office:value="-0.346979041008315" calcext:value-type="float">
            <text:p>-0,346979041008315</text:p>
          </table:table-cell>
          <table:table-cell table:formula="of:=[.E1134]+([.D1134]*([.A1135]-[.A1134]))" office:value-type="float" office:value="0.999783513487195" calcext:value-type="float">
            <text:p>0,999783513487195</text:p>
          </table:table-cell>
          <table:table-cell table:number-columns-repeated="3"/>
        </table:table-row>
        <table:table-row table:style-name="ro1">
          <table:table-cell table:formula="of:=[.A1135]+0.01" office:value-type="float" office:value="11.3399999999998" calcext:value-type="float">
            <text:p>11,3399999999998</text:p>
          </table:table-cell>
          <table:table-cell table:formula="of:=[.B1135]+([.E1135]*([.A1136]-[.A1135]))" office:value-type="float" office:value="0.356976876143186" calcext:value-type="float">
            <text:p>0,356976876143186</text:p>
          </table:table-cell>
          <table:table-cell table:formula="of:=-[.$H$4]*[.B1136]" office:value-type="float" office:value="-0.178488438071593" calcext:value-type="float">
            <text:p>-0,178488438071593</text:p>
          </table:table-cell>
          <table:table-cell table:formula="of:=[.C1136]/[.$H$2]" office:value-type="float" office:value="-0.356976876143186" calcext:value-type="float">
            <text:p>-0,356976876143186</text:p>
          </table:table-cell>
          <table:table-cell table:formula="of:=[.E1135]+([.D1135]*([.A1136]-[.A1135]))" office:value-type="float" office:value="0.996313723077112" calcext:value-type="float">
            <text:p>0,996313723077112</text:p>
          </table:table-cell>
          <table:table-cell table:number-columns-repeated="3"/>
        </table:table-row>
        <table:table-row table:style-name="ro1">
          <table:table-cell table:formula="of:=[.A1136]+0.01" office:value-type="float" office:value="11.3499999999998" calcext:value-type="float">
            <text:p>11,3499999999998</text:p>
          </table:table-cell>
          <table:table-cell table:formula="of:=[.B1136]+([.E1136]*([.A1137]-[.A1136]))" office:value-type="float" office:value="0.366940013373957" calcext:value-type="float">
            <text:p>0,366940013373957</text:p>
          </table:table-cell>
          <table:table-cell table:formula="of:=-[.$H$4]*[.B1137]" office:value-type="float" office:value="-0.183470006686979" calcext:value-type="float">
            <text:p>-0,183470006686979</text:p>
          </table:table-cell>
          <table:table-cell table:formula="of:=[.C1137]/[.$H$2]" office:value-type="float" office:value="-0.366940013373957" calcext:value-type="float">
            <text:p>-0,366940013373957</text:p>
          </table:table-cell>
          <table:table-cell table:formula="of:=[.E1136]+([.D1136]*([.A1137]-[.A1136]))" office:value-type="float" office:value="0.992743954315681" calcext:value-type="float">
            <text:p>0,992743954315681</text:p>
          </table:table-cell>
          <table:table-cell table:number-columns-repeated="3"/>
        </table:table-row>
        <table:table-row table:style-name="ro1">
          <table:table-cell table:formula="of:=[.A1137]+0.01" office:value-type="float" office:value="11.3599999999998" calcext:value-type="float">
            <text:p>11,3599999999998</text:p>
          </table:table-cell>
          <table:table-cell table:formula="of:=[.B1137]+([.E1137]*([.A1138]-[.A1137]))" office:value-type="float" office:value="0.376867452917114" calcext:value-type="float">
            <text:p>0,376867452917114</text:p>
          </table:table-cell>
          <table:table-cell table:formula="of:=-[.$H$4]*[.B1138]" office:value-type="float" office:value="-0.188433726458557" calcext:value-type="float">
            <text:p>-0,188433726458557</text:p>
          </table:table-cell>
          <table:table-cell table:formula="of:=[.C1138]/[.$H$2]" office:value-type="float" office:value="-0.376867452917114" calcext:value-type="float">
            <text:p>-0,376867452917114</text:p>
          </table:table-cell>
          <table:table-cell table:formula="of:=[.E1137]+([.D1137]*([.A1138]-[.A1137]))" office:value-type="float" office:value="0.989074554181941" calcext:value-type="float">
            <text:p>0,989074554181941</text:p>
          </table:table-cell>
          <table:table-cell table:number-columns-repeated="3"/>
        </table:table-row>
        <table:table-row table:style-name="ro1">
          <table:table-cell table:formula="of:=[.A1138]+0.01" office:value-type="float" office:value="11.3699999999998" calcext:value-type="float">
            <text:p>11,3699999999998</text:p>
          </table:table-cell>
          <table:table-cell table:formula="of:=[.B1138]+([.E1138]*([.A1139]-[.A1138]))" office:value-type="float" office:value="0.386758198458933" calcext:value-type="float">
            <text:p>0,386758198458933</text:p>
          </table:table-cell>
          <table:table-cell table:formula="of:=-[.$H$4]*[.B1139]" office:value-type="float" office:value="-0.193379099229467" calcext:value-type="float">
            <text:p>-0,193379099229467</text:p>
          </table:table-cell>
          <table:table-cell table:formula="of:=[.C1139]/[.$H$2]" office:value-type="float" office:value="-0.386758198458933" calcext:value-type="float">
            <text:p>-0,386758198458933</text:p>
          </table:table-cell>
          <table:table-cell table:formula="of:=[.E1138]+([.D1138]*([.A1139]-[.A1138]))" office:value-type="float" office:value="0.98530587965277" calcext:value-type="float">
            <text:p>0,98530587965277</text:p>
          </table:table-cell>
          <table:table-cell table:number-columns-repeated="3"/>
        </table:table-row>
        <table:table-row table:style-name="ro1">
          <table:table-cell table:formula="of:=[.A1139]+0.01" office:value-type="float" office:value="11.3799999999998" calcext:value-type="float">
            <text:p>11,3799999999998</text:p>
          </table:table-cell>
          <table:table-cell table:formula="of:=[.B1139]+([.E1139]*([.A1140]-[.A1139]))" office:value-type="float" office:value="0.396611257255461" calcext:value-type="float">
            <text:p>0,396611257255461</text:p>
          </table:table-cell>
          <table:table-cell table:formula="of:=-[.$H$4]*[.B1140]" office:value-type="float" office:value="-0.19830562862773" calcext:value-type="float">
            <text:p>-0,19830562862773</text:p>
          </table:table-cell>
          <table:table-cell table:formula="of:=[.C1140]/[.$H$2]" office:value-type="float" office:value="-0.396611257255461" calcext:value-type="float">
            <text:p>-0,396611257255461</text:p>
          </table:table-cell>
          <table:table-cell table:formula="of:=[.E1139]+([.D1139]*([.A1140]-[.A1139]))" office:value-type="float" office:value="0.981438297668181" calcext:value-type="float">
            <text:p>0,981438297668181</text:p>
          </table:table-cell>
          <table:table-cell table:number-columns-repeated="3"/>
        </table:table-row>
        <table:table-row table:style-name="ro1">
          <table:table-cell table:formula="of:=[.A1140]+0.01" office:value-type="float" office:value="11.3899999999998" calcext:value-type="float">
            <text:p>11,3899999999998</text:p>
          </table:table-cell>
          <table:table-cell table:formula="of:=[.B1140]+([.E1140]*([.A1141]-[.A1140]))" office:value-type="float" office:value="0.406425640232142" calcext:value-type="float">
            <text:p>0,406425640232142</text:p>
          </table:table-cell>
          <table:table-cell table:formula="of:=-[.$H$4]*[.B1141]" office:value-type="float" office:value="-0.203212820116071" calcext:value-type="float">
            <text:p>-0,203212820116071</text:p>
          </table:table-cell>
          <table:table-cell table:formula="of:=[.C1141]/[.$H$2]" office:value-type="float" office:value="-0.406425640232142" calcext:value-type="float">
            <text:p>-0,406425640232142</text:p>
          </table:table-cell>
          <table:table-cell table:formula="of:=[.E1140]+([.D1140]*([.A1141]-[.A1140]))" office:value-type="float" office:value="0.977472185095626" calcext:value-type="float">
            <text:p>0,977472185095626</text:p>
          </table:table-cell>
          <table:table-cell table:number-columns-repeated="3"/>
        </table:table-row>
        <table:table-row table:style-name="ro1">
          <table:table-cell table:formula="of:=[.A1141]+0.01" office:value-type="float" office:value="11.3999999999998" calcext:value-type="float">
            <text:p>11,3999999999998</text:p>
          </table:table-cell>
          <table:table-cell table:formula="of:=[.B1141]+([.E1141]*([.A1142]-[.A1141]))" office:value-type="float" office:value="0.416200362083098" calcext:value-type="float">
            <text:p>0,416200362083098</text:p>
          </table:table-cell>
          <table:table-cell table:formula="of:=-[.$H$4]*[.B1142]" office:value-type="float" office:value="-0.208100181041549" calcext:value-type="float">
            <text:p>-0,208100181041549</text:p>
          </table:table-cell>
          <table:table-cell table:formula="of:=[.C1142]/[.$H$2]" office:value-type="float" office:value="-0.416200362083098" calcext:value-type="float">
            <text:p>-0,416200362083098</text:p>
          </table:table-cell>
          <table:table-cell table:formula="of:=[.E1141]+([.D1141]*([.A1142]-[.A1141]))" office:value-type="float" office:value="0.973407928693305" calcext:value-type="float">
            <text:p>0,973407928693305</text:p>
          </table:table-cell>
          <table:table-cell table:number-columns-repeated="3"/>
        </table:table-row>
        <table:table-row table:style-name="ro1">
          <table:table-cell table:formula="of:=[.A1142]+0.01" office:value-type="float" office:value="11.4099999999998" calcext:value-type="float">
            <text:p>11,4099999999998</text:p>
          </table:table-cell>
          <table:table-cell table:formula="of:=[.B1142]+([.E1142]*([.A1143]-[.A1142]))" office:value-type="float" office:value="0.425934441370031" calcext:value-type="float">
            <text:p>0,425934441370031</text:p>
          </table:table-cell>
          <table:table-cell table:formula="of:=-[.$H$4]*[.B1143]" office:value-type="float" office:value="-0.212967220685015" calcext:value-type="float">
            <text:p>-0,212967220685015</text:p>
          </table:table-cell>
          <table:table-cell table:formula="of:=[.C1143]/[.$H$2]" office:value-type="float" office:value="-0.425934441370031" calcext:value-type="float">
            <text:p>-0,425934441370031</text:p>
          </table:table-cell>
          <table:table-cell table:formula="of:=[.E1142]+([.D1142]*([.A1143]-[.A1142]))" office:value-type="float" office:value="0.969245925072474" calcext:value-type="float">
            <text:p>0,969245925072474</text:p>
          </table:table-cell>
          <table:table-cell table:number-columns-repeated="3"/>
        </table:table-row>
        <table:table-row table:style-name="ro1">
          <table:table-cell table:formula="of:=[.A1143]+0.01" office:value-type="float" office:value="11.4199999999998" calcext:value-type="float">
            <text:p>11,4199999999998</text:p>
          </table:table-cell>
          <table:table-cell table:formula="of:=[.B1143]+([.E1143]*([.A1144]-[.A1143]))" office:value-type="float" office:value="0.435626900620756" calcext:value-type="float">
            <text:p>0,435626900620756</text:p>
          </table:table-cell>
          <table:table-cell table:formula="of:=-[.$H$4]*[.B1144]" office:value-type="float" office:value="-0.217813450310378" calcext:value-type="float">
            <text:p>-0,217813450310378</text:p>
          </table:table-cell>
          <table:table-cell table:formula="of:=[.C1144]/[.$H$2]" office:value-type="float" office:value="-0.435626900620756" calcext:value-type="float">
            <text:p>-0,435626900620756</text:p>
          </table:table-cell>
          <table:table-cell table:formula="of:=[.E1143]+([.D1143]*([.A1144]-[.A1143]))" office:value-type="float" office:value="0.964986580658774" calcext:value-type="float">
            <text:p>0,964986580658774</text:p>
          </table:table-cell>
          <table:table-cell table:number-columns-repeated="3"/>
        </table:table-row>
        <table:table-row table:style-name="ro1">
          <table:table-cell table:formula="of:=[.A1144]+0.01" office:value-type="float" office:value="11.4299999999998" calcext:value-type="float">
            <text:p>11,4299999999998</text:p>
          </table:table-cell>
          <table:table-cell table:formula="of:=[.B1144]+([.E1144]*([.A1145]-[.A1144]))" office:value-type="float" office:value="0.445276766427343" calcext:value-type="float">
            <text:p>0,445276766427343</text:p>
          </table:table-cell>
          <table:table-cell table:formula="of:=-[.$H$4]*[.B1145]" office:value-type="float" office:value="-0.222638383213672" calcext:value-type="float">
            <text:p>-0,222638383213672</text:p>
          </table:table-cell>
          <table:table-cell table:formula="of:=[.C1145]/[.$H$2]" office:value-type="float" office:value="-0.445276766427343" calcext:value-type="float">
            <text:p>-0,445276766427343</text:p>
          </table:table-cell>
          <table:table-cell table:formula="of:=[.E1144]+([.D1144]*([.A1145]-[.A1144]))" office:value-type="float" office:value="0.960630311652566" calcext:value-type="float">
            <text:p>0,960630311652566</text:p>
          </table:table-cell>
          <table:table-cell table:number-columns-repeated="3"/>
        </table:table-row>
        <table:table-row table:style-name="ro1">
          <table:table-cell table:formula="of:=[.A1145]+0.01" office:value-type="float" office:value="11.4399999999998" calcext:value-type="float">
            <text:p>11,4399999999998</text:p>
          </table:table-cell>
          <table:table-cell table:formula="of:=[.B1145]+([.E1145]*([.A1146]-[.A1145]))" office:value-type="float" office:value="0.454883069543869" calcext:value-type="float">
            <text:p>0,454883069543869</text:p>
          </table:table-cell>
          <table:table-cell table:formula="of:=-[.$H$4]*[.B1146]" office:value-type="float" office:value="-0.227441534771934" calcext:value-type="float">
            <text:p>-0,227441534771934</text:p>
          </table:table-cell>
          <table:table-cell table:formula="of:=[.C1146]/[.$H$2]" office:value-type="float" office:value="-0.454883069543869" calcext:value-type="float">
            <text:p>-0,454883069543869</text:p>
          </table:table-cell>
          <table:table-cell table:formula="of:=[.E1145]+([.D1145]*([.A1146]-[.A1145]))" office:value-type="float" office:value="0.956177543988293" calcext:value-type="float">
            <text:p>0,956177543988293</text:p>
          </table:table-cell>
          <table:table-cell table:number-columns-repeated="3"/>
        </table:table-row>
        <table:table-row table:style-name="ro1">
          <table:table-cell table:formula="of:=[.A1146]+0.01" office:value-type="float" office:value="11.4499999999998" calcext:value-type="float">
            <text:p>11,4499999999998</text:p>
          </table:table-cell>
          <table:table-cell table:formula="of:=[.B1146]+([.E1146]*([.A1147]-[.A1146]))" office:value-type="float" office:value="0.464444844983751" calcext:value-type="float">
            <text:p>0,464444844983751</text:p>
          </table:table-cell>
          <table:table-cell table:formula="of:=-[.$H$4]*[.B1147]" office:value-type="float" office:value="-0.232222422491876" calcext:value-type="float">
            <text:p>-0,232222422491876</text:p>
          </table:table-cell>
          <table:table-cell table:formula="of:=[.C1147]/[.$H$2]" office:value-type="float" office:value="-0.464444844983751" calcext:value-type="float">
            <text:p>-0,464444844983751</text:p>
          </table:table-cell>
          <table:table-cell table:formula="of:=[.E1146]+([.D1146]*([.A1147]-[.A1146]))" office:value-type="float" office:value="0.951628713292855" calcext:value-type="float">
            <text:p>0,951628713292855</text:p>
          </table:table-cell>
          <table:table-cell table:number-columns-repeated="3"/>
        </table:table-row>
        <table:table-row table:style-name="ro1">
          <table:table-cell table:formula="of:=[.A1147]+0.01" office:value-type="float" office:value="11.4599999999998" calcext:value-type="float">
            <text:p>11,4599999999998</text:p>
          </table:table-cell>
          <table:table-cell table:formula="of:=[.B1147]+([.E1147]*([.A1148]-[.A1147]))" office:value-type="float" office:value="0.47396113211668" calcext:value-type="float">
            <text:p>0,47396113211668</text:p>
          </table:table-cell>
          <table:table-cell table:formula="of:=-[.$H$4]*[.B1148]" office:value-type="float" office:value="-0.23698056605834" calcext:value-type="float">
            <text:p>-0,23698056605834</text:p>
          </table:table-cell>
          <table:table-cell table:formula="of:=[.C1148]/[.$H$2]" office:value-type="float" office:value="-0.47396113211668" calcext:value-type="float">
            <text:p>-0,47396113211668</text:p>
          </table:table-cell>
          <table:table-cell table:formula="of:=[.E1147]+([.D1147]*([.A1148]-[.A1147]))" office:value-type="float" office:value="0.946984264843017" calcext:value-type="float">
            <text:p>0,946984264843017</text:p>
          </table:table-cell>
          <table:table-cell table:number-columns-repeated="3"/>
        </table:table-row>
        <table:table-row table:style-name="ro1">
          <table:table-cell table:formula="of:=[.A1148]+0.01" office:value-type="float" office:value="11.4699999999998" calcext:value-type="float">
            <text:p>11,4699999999998</text:p>
          </table:table-cell>
          <table:table-cell table:formula="of:=[.B1148]+([.E1148]*([.A1149]-[.A1148]))" office:value-type="float" office:value="0.48343097476511" calcext:value-type="float">
            <text:p>0,48343097476511</text:p>
          </table:table-cell>
          <table:table-cell table:formula="of:=-[.$H$4]*[.B1149]" office:value-type="float" office:value="-0.241715487382555" calcext:value-type="float">
            <text:p>-0,241715487382555</text:p>
          </table:table-cell>
          <table:table-cell table:formula="of:=[.C1149]/[.$H$2]" office:value-type="float" office:value="-0.48343097476511" calcext:value-type="float">
            <text:p>-0,48343097476511</text:p>
          </table:table-cell>
          <table:table-cell table:formula="of:=[.E1148]+([.D1148]*([.A1149]-[.A1148]))" office:value-type="float" office:value="0.94224465352185" calcext:value-type="float">
            <text:p>0,94224465352185</text:p>
          </table:table-cell>
          <table:table-cell table:number-columns-repeated="3"/>
        </table:table-row>
        <table:table-row table:style-name="ro1">
          <table:table-cell table:formula="of:=[.A1149]+0.01" office:value-type="float" office:value="11.4799999999998" calcext:value-type="float">
            <text:p>11,4799999999998</text:p>
          </table:table-cell>
          <table:table-cell table:formula="of:=[.B1149]+([.E1149]*([.A1150]-[.A1149]))" office:value-type="float" office:value="0.492853421300328" calcext:value-type="float">
            <text:p>0,492853421300328</text:p>
          </table:table-cell>
          <table:table-cell table:formula="of:=-[.$H$4]*[.B1150]" office:value-type="float" office:value="-0.246426710650164" calcext:value-type="float">
            <text:p>-0,246426710650164</text:p>
          </table:table-cell>
          <table:table-cell table:formula="of:=[.C1150]/[.$H$2]" office:value-type="float" office:value="-0.492853421300328" calcext:value-type="float">
            <text:p>-0,492853421300328</text:p>
          </table:table-cell>
          <table:table-cell table:formula="of:=[.E1149]+([.D1149]*([.A1150]-[.A1149]))" office:value-type="float" office:value="0.937410343774199" calcext:value-type="float">
            <text:p>0,937410343774199</text:p>
          </table:table-cell>
          <table:table-cell table:number-columns-repeated="3"/>
        </table:table-row>
        <table:table-row table:style-name="ro1">
          <table:table-cell table:formula="of:=[.A1150]+0.01" office:value-type="float" office:value="11.4899999999998" calcext:value-type="float">
            <text:p>11,4899999999998</text:p>
          </table:table-cell>
          <table:table-cell table:formula="of:=[.B1150]+([.E1150]*([.A1151]-[.A1150]))" office:value-type="float" office:value="0.50222752473807" calcext:value-type="float">
            <text:p>0,50222752473807</text:p>
          </table:table-cell>
          <table:table-cell table:formula="of:=-[.$H$4]*[.B1151]" office:value-type="float" office:value="-0.251113762369035" calcext:value-type="float">
            <text:p>-0,251113762369035</text:p>
          </table:table-cell>
          <table:table-cell table:formula="of:=[.C1151]/[.$H$2]" office:value-type="float" office:value="-0.50222752473807" calcext:value-type="float">
            <text:p>-0,50222752473807</text:p>
          </table:table-cell>
          <table:table-cell table:formula="of:=[.E1150]+([.D1150]*([.A1151]-[.A1150]))" office:value-type="float" office:value="0.932481809561196" calcext:value-type="float">
            <text:p>0,932481809561196</text:p>
          </table:table-cell>
          <table:table-cell table:number-columns-repeated="3"/>
        </table:table-row>
        <table:table-row table:style-name="ro1">
          <table:table-cell table:formula="of:=[.A1151]+0.01" office:value-type="float" office:value="11.4999999999998" calcext:value-type="float">
            <text:p>11,4999999999998</text:p>
          </table:table-cell>
          <table:table-cell table:formula="of:=[.B1151]+([.E1151]*([.A1152]-[.A1151]))" office:value-type="float" office:value="0.511552342833681" calcext:value-type="float">
            <text:p>0,511552342833681</text:p>
          </table:table-cell>
          <table:table-cell table:formula="of:=-[.$H$4]*[.B1152]" office:value-type="float" office:value="-0.255776171416841" calcext:value-type="float">
            <text:p>-0,255776171416841</text:p>
          </table:table-cell>
          <table:table-cell table:formula="of:=[.C1152]/[.$H$2]" office:value-type="float" office:value="-0.511552342833681" calcext:value-type="float">
            <text:p>-0,511552342833681</text:p>
          </table:table-cell>
          <table:table-cell table:formula="of:=[.E1151]+([.D1151]*([.A1152]-[.A1151]))" office:value-type="float" office:value="0.927459534313815" calcext:value-type="float">
            <text:p>0,927459534313815</text:p>
          </table:table-cell>
          <table:table-cell table:number-columns-repeated="3"/>
        </table:table-row>
        <table:table-row table:style-name="ro1">
          <table:table-cell table:formula="of:=[.A1152]+0.01" office:value-type="float" office:value="11.5099999999998" calcext:value-type="float">
            <text:p>11,5099999999998</text:p>
          </table:table-cell>
          <table:table-cell table:formula="of:=[.B1152]+([.E1152]*([.A1153]-[.A1152]))" office:value-type="float" office:value="0.520826938176819" calcext:value-type="float">
            <text:p>0,520826938176819</text:p>
          </table:table-cell>
          <table:table-cell table:formula="of:=-[.$H$4]*[.B1153]" office:value-type="float" office:value="-0.26041346908841" calcext:value-type="float">
            <text:p>-0,26041346908841</text:p>
          </table:table-cell>
          <table:table-cell table:formula="of:=[.C1153]/[.$H$2]" office:value-type="float" office:value="-0.520826938176819" calcext:value-type="float">
            <text:p>-0,520826938176819</text:p>
          </table:table-cell>
          <table:table-cell table:formula="of:=[.E1152]+([.D1152]*([.A1153]-[.A1152]))" office:value-type="float" office:value="0.922344010885479" calcext:value-type="float">
            <text:p>0,922344010885479</text:p>
          </table:table-cell>
          <table:table-cell table:number-columns-repeated="3"/>
        </table:table-row>
        <table:table-row table:style-name="ro1">
          <table:table-cell table:formula="of:=[.A1153]+0.01" office:value-type="float" office:value="11.5199999999998" calcext:value-type="float">
            <text:p>11,5199999999998</text:p>
          </table:table-cell>
          <table:table-cell table:formula="of:=[.B1153]+([.E1153]*([.A1154]-[.A1153]))" office:value-type="float" office:value="0.530050378285674" calcext:value-type="float">
            <text:p>0,530050378285674</text:p>
          </table:table-cell>
          <table:table-cell table:formula="of:=-[.$H$4]*[.B1154]" office:value-type="float" office:value="-0.265025189142837" calcext:value-type="float">
            <text:p>-0,265025189142837</text:p>
          </table:table-cell>
          <table:table-cell table:formula="of:=[.C1154]/[.$H$2]" office:value-type="float" office:value="-0.530050378285674" calcext:value-type="float">
            <text:p>-0,530050378285674</text:p>
          </table:table-cell>
          <table:table-cell table:formula="of:=[.E1153]+([.D1153]*([.A1154]-[.A1153]))" office:value-type="float" office:value="0.917135741503711" calcext:value-type="float">
            <text:p>0,917135741503711</text:p>
          </table:table-cell>
          <table:table-cell table:number-columns-repeated="3"/>
        </table:table-row>
        <table:table-row table:style-name="ro1">
          <table:table-cell table:formula="of:=[.A1154]+0.01" office:value-type="float" office:value="11.5299999999998" calcext:value-type="float">
            <text:p>11,5299999999998</text:p>
          </table:table-cell>
          <table:table-cell table:formula="of:=[.B1154]+([.E1154]*([.A1155]-[.A1154]))" office:value-type="float" office:value="0.539221735700711" calcext:value-type="float">
            <text:p>0,539221735700711</text:p>
          </table:table-cell>
          <table:table-cell table:formula="of:=-[.$H$4]*[.B1155]" office:value-type="float" office:value="-0.269610867850355" calcext:value-type="float">
            <text:p>-0,269610867850355</text:p>
          </table:table-cell>
          <table:table-cell table:formula="of:=[.C1155]/[.$H$2]" office:value-type="float" office:value="-0.539221735700711" calcext:value-type="float">
            <text:p>-0,539221735700711</text:p>
          </table:table-cell>
          <table:table-cell table:formula="of:=[.E1154]+([.D1154]*([.A1155]-[.A1154]))" office:value-type="float" office:value="0.911835237720854" calcext:value-type="float">
            <text:p>0,911835237720854</text:p>
          </table:table-cell>
          <table:table-cell table:number-columns-repeated="3"/>
        </table:table-row>
        <table:table-row table:style-name="ro1">
          <table:table-cell table:formula="of:=[.A1155]+0.01" office:value-type="float" office:value="11.5399999999998" calcext:value-type="float">
            <text:p>11,5399999999998</text:p>
          </table:table-cell>
          <table:table-cell table:formula="of:=[.B1155]+([.E1155]*([.A1156]-[.A1155]))" office:value-type="float" office:value="0.548340088077919" calcext:value-type="float">
            <text:p>0,548340088077919</text:p>
          </table:table-cell>
          <table:table-cell table:formula="of:=-[.$H$4]*[.B1156]" office:value-type="float" office:value="-0.27417004403896" calcext:value-type="float">
            <text:p>-0,27417004403896</text:p>
          </table:table-cell>
          <table:table-cell table:formula="of:=[.C1156]/[.$H$2]" office:value-type="float" office:value="-0.548340088077919" calcext:value-type="float">
            <text:p>-0,548340088077919</text:p>
          </table:table-cell>
          <table:table-cell table:formula="of:=[.E1155]+([.D1155]*([.A1156]-[.A1155]))" office:value-type="float" office:value="0.906443020363847" calcext:value-type="float">
            <text:p>0,906443020363847</text:p>
          </table:table-cell>
          <table:table-cell table:number-columns-repeated="3"/>
        </table:table-row>
        <table:table-row table:style-name="ro1">
          <table:table-cell table:formula="of:=[.A1156]+0.01" office:value-type="float" office:value="11.5499999999998" calcext:value-type="float">
            <text:p>11,5499999999998</text:p>
          </table:table-cell>
          <table:table-cell table:formula="of:=[.B1156]+([.E1156]*([.A1157]-[.A1156]))" office:value-type="float" office:value="0.557404518281557" calcext:value-type="float">
            <text:p>0,557404518281557</text:p>
          </table:table-cell>
          <table:table-cell table:formula="of:=-[.$H$4]*[.B1157]" office:value-type="float" office:value="-0.278702259140779" calcext:value-type="float">
            <text:p>-0,278702259140779</text:p>
          </table:table-cell>
          <table:table-cell table:formula="of:=[.C1157]/[.$H$2]" office:value-type="float" office:value="-0.557404518281557" calcext:value-type="float">
            <text:p>-0,557404518281557</text:p>
          </table:table-cell>
          <table:table-cell table:formula="of:=[.E1156]+([.D1156]*([.A1157]-[.A1156]))" office:value-type="float" office:value="0.900959619483068" calcext:value-type="float">
            <text:p>0,900959619483068</text:p>
          </table:table-cell>
          <table:table-cell table:number-columns-repeated="3"/>
        </table:table-row>
        <table:table-row table:style-name="ro1">
          <table:table-cell table:formula="of:=[.A1157]+0.01" office:value-type="float" office:value="11.5599999999998" calcext:value-type="float">
            <text:p>11,5599999999998</text:p>
          </table:table-cell>
          <table:table-cell table:formula="of:=[.B1157]+([.E1157]*([.A1158]-[.A1157]))" office:value-type="float" office:value="0.566414114476388" calcext:value-type="float">
            <text:p>0,566414114476388</text:p>
          </table:table-cell>
          <table:table-cell table:formula="of:=-[.$H$4]*[.B1158]" office:value-type="float" office:value="-0.283207057238194" calcext:value-type="float">
            <text:p>-0,283207057238194</text:p>
          </table:table-cell>
          <table:table-cell table:formula="of:=[.C1158]/[.$H$2]" office:value-type="float" office:value="-0.566414114476388" calcext:value-type="float">
            <text:p>-0,566414114476388</text:p>
          </table:table-cell>
          <table:table-cell table:formula="of:=[.E1157]+([.D1157]*([.A1158]-[.A1157]))" office:value-type="float" office:value="0.895385574300252" calcext:value-type="float">
            <text:p>0,895385574300252</text:p>
          </table:table-cell>
          <table:table-cell table:number-columns-repeated="3"/>
        </table:table-row>
        <table:table-row table:style-name="ro1">
          <table:table-cell table:formula="of:=[.A1158]+0.01" office:value-type="float" office:value="11.5699999999998" calcext:value-type="float">
            <text:p>11,5699999999998</text:p>
          </table:table-cell>
          <table:table-cell table:formula="of:=[.B1158]+([.E1158]*([.A1159]-[.A1158]))" office:value-type="float" office:value="0.57536797021939" calcext:value-type="float">
            <text:p>0,57536797021939</text:p>
          </table:table-cell>
          <table:table-cell table:formula="of:=-[.$H$4]*[.B1159]" office:value-type="float" office:value="-0.287683985109695" calcext:value-type="float">
            <text:p>-0,287683985109695</text:p>
          </table:table-cell>
          <table:table-cell table:formula="of:=[.C1159]/[.$H$2]" office:value-type="float" office:value="-0.57536797021939" calcext:value-type="float">
            <text:p>-0,57536797021939</text:p>
          </table:table-cell>
          <table:table-cell table:formula="of:=[.E1158]+([.D1158]*([.A1159]-[.A1158]))" office:value-type="float" office:value="0.889721433155489" calcext:value-type="float">
            <text:p>0,889721433155489</text:p>
          </table:table-cell>
          <table:table-cell table:number-columns-repeated="3"/>
        </table:table-row>
        <table:table-row table:style-name="ro1">
          <table:table-cell table:formula="of:=[.A1159]+0.01" office:value-type="float" office:value="11.5799999999998" calcext:value-type="float">
            <text:p>11,5799999999998</text:p>
          </table:table-cell>
          <table:table-cell table:formula="of:=[.B1159]+([.E1159]*([.A1160]-[.A1159]))" office:value-type="float" office:value="0.584265184550945" calcext:value-type="float">
            <text:p>0,584265184550945</text:p>
          </table:table-cell>
          <table:table-cell table:formula="of:=-[.$H$4]*[.B1160]" office:value-type="float" office:value="-0.292132592275472" calcext:value-type="float">
            <text:p>-0,292132592275472</text:p>
          </table:table-cell>
          <table:table-cell table:formula="of:=[.C1160]/[.$H$2]" office:value-type="float" office:value="-0.584265184550945" calcext:value-type="float">
            <text:p>-0,584265184550945</text:p>
          </table:table-cell>
          <table:table-cell table:formula="of:=[.E1159]+([.D1159]*([.A1160]-[.A1159]))" office:value-type="float" office:value="0.883967753453295" calcext:value-type="float">
            <text:p>0,883967753453295</text:p>
          </table:table-cell>
          <table:table-cell table:number-columns-repeated="3"/>
        </table:table-row>
        <table:table-row table:style-name="ro1">
          <table:table-cell table:formula="of:=[.A1160]+0.01" office:value-type="float" office:value="11.5899999999998" calcext:value-type="float">
            <text:p>11,5899999999998</text:p>
          </table:table-cell>
          <table:table-cell table:formula="of:=[.B1160]+([.E1160]*([.A1161]-[.A1160]))" office:value-type="float" office:value="0.593104862085478" calcext:value-type="float">
            <text:p>0,593104862085478</text:p>
          </table:table-cell>
          <table:table-cell table:formula="of:=-[.$H$4]*[.B1161]" office:value-type="float" office:value="-0.296552431042739" calcext:value-type="float">
            <text:p>-0,296552431042739</text:p>
          </table:table-cell>
          <table:table-cell table:formula="of:=[.C1161]/[.$H$2]" office:value-type="float" office:value="-0.593104862085478" calcext:value-type="float">
            <text:p>-0,593104862085478</text:p>
          </table:table-cell>
          <table:table-cell table:formula="of:=[.E1160]+([.D1160]*([.A1161]-[.A1160]))" office:value-type="float" office:value="0.878125101607786" calcext:value-type="float">
            <text:p>0,878125101607786</text:p>
          </table:table-cell>
          <table:table-cell table:number-columns-repeated="3"/>
        </table:table-row>
        <table:table-row table:style-name="ro1">
          <table:table-cell table:formula="of:=[.A1161]+0.01" office:value-type="float" office:value="11.5999999999998" calcext:value-type="float">
            <text:p>11,5999999999998</text:p>
          </table:table-cell>
          <table:table-cell table:formula="of:=[.B1161]+([.E1161]*([.A1162]-[.A1161]))" office:value-type="float" office:value="0.601886113101555" calcext:value-type="float">
            <text:p>0,601886113101555</text:p>
          </table:table-cell>
          <table:table-cell table:formula="of:=-[.$H$4]*[.B1162]" office:value-type="float" office:value="-0.300943056550778" calcext:value-type="float">
            <text:p>-0,300943056550778</text:p>
          </table:table-cell>
          <table:table-cell table:formula="of:=[.C1162]/[.$H$2]" office:value-type="float" office:value="-0.601886113101555" calcext:value-type="float">
            <text:p>-0,601886113101555</text:p>
          </table:table-cell>
          <table:table-cell table:formula="of:=[.E1161]+([.D1161]*([.A1162]-[.A1161]))" office:value-type="float" office:value="0.872194052986931" calcext:value-type="float">
            <text:p>0,872194052986931</text:p>
          </table:table-cell>
          <table:table-cell table:number-columns-repeated="3"/>
        </table:table-row>
        <table:table-row table:style-name="ro1">
          <table:table-cell table:formula="of:=[.A1162]+0.01" office:value-type="float" office:value="11.6099999999998" calcext:value-type="float">
            <text:p>11,6099999999998</text:p>
          </table:table-cell>
          <table:table-cell table:formula="of:=[.B1162]+([.E1162]*([.A1163]-[.A1162]))" office:value-type="float" office:value="0.610608053631424" calcext:value-type="float">
            <text:p>0,610608053631424</text:p>
          </table:table-cell>
          <table:table-cell table:formula="of:=-[.$H$4]*[.B1163]" office:value-type="float" office:value="-0.305304026815712" calcext:value-type="float">
            <text:p>-0,305304026815712</text:p>
          </table:table-cell>
          <table:table-cell table:formula="of:=[.C1163]/[.$H$2]" office:value-type="float" office:value="-0.610608053631424" calcext:value-type="float">
            <text:p>-0,610608053631424</text:p>
          </table:table-cell>
          <table:table-cell table:formula="of:=[.E1162]+([.D1162]*([.A1163]-[.A1162]))" office:value-type="float" office:value="0.866175191855916" calcext:value-type="float">
            <text:p>0,866175191855916</text:p>
          </table:table-cell>
          <table:table-cell table:number-columns-repeated="3"/>
        </table:table-row>
        <table:table-row table:style-name="ro1">
          <table:table-cell table:formula="of:=[.A1163]+0.01" office:value-type="float" office:value="11.6199999999998" calcext:value-type="float">
            <text:p>11,6199999999998</text:p>
          </table:table-cell>
          <table:table-cell table:formula="of:=[.B1163]+([.E1163]*([.A1164]-[.A1163]))" office:value-type="float" office:value="0.619269805549983" calcext:value-type="float">
            <text:p>0,619269805549983</text:p>
          </table:table-cell>
          <table:table-cell table:formula="of:=-[.$H$4]*[.B1164]" office:value-type="float" office:value="-0.309634902774992" calcext:value-type="float">
            <text:p>-0,309634902774992</text:p>
          </table:table-cell>
          <table:table-cell table:formula="of:=[.C1164]/[.$H$2]" office:value-type="float" office:value="-0.619269805549983" calcext:value-type="float">
            <text:p>-0,619269805549983</text:p>
          </table:table-cell>
          <table:table-cell table:formula="of:=[.E1163]+([.D1163]*([.A1164]-[.A1163]))" office:value-type="float" office:value="0.860069111319601" calcext:value-type="float">
            <text:p>0,860069111319601</text:p>
          </table:table-cell>
          <table:table-cell table:number-columns-repeated="3"/>
        </table:table-row>
        <table:table-row table:style-name="ro1">
          <table:table-cell table:formula="of:=[.A1164]+0.01" office:value-type="float" office:value="11.6299999999998" calcext:value-type="float">
            <text:p>11,6299999999998</text:p>
          </table:table-cell>
          <table:table-cell table:formula="of:=[.B1164]+([.E1164]*([.A1165]-[.A1164]))" office:value-type="float" office:value="0.627870496663179" calcext:value-type="float">
            <text:p>0,627870496663179</text:p>
          </table:table-cell>
          <table:table-cell table:formula="of:=-[.$H$4]*[.B1165]" office:value-type="float" office:value="-0.31393524833159" calcext:value-type="float">
            <text:p>-0,31393524833159</text:p>
          </table:table-cell>
          <table:table-cell table:formula="of:=[.C1165]/[.$H$2]" office:value-type="float" office:value="-0.627870496663179" calcext:value-type="float">
            <text:p>-0,627870496663179</text:p>
          </table:table-cell>
          <table:table-cell table:formula="of:=[.E1164]+([.D1164]*([.A1165]-[.A1164]))" office:value-type="float" office:value="0.853876413264102" calcext:value-type="float">
            <text:p>0,853876413264102</text:p>
          </table:table-cell>
          <table:table-cell table:number-columns-repeated="3"/>
        </table:table-row>
        <table:table-row table:style-name="ro1">
          <table:table-cell table:formula="of:=[.A1165]+0.01" office:value-type="float" office:value="11.6399999999998" calcext:value-type="float">
            <text:p>11,6399999999998</text:p>
          </table:table-cell>
          <table:table-cell table:formula="of:=[.B1165]+([.E1165]*([.A1166]-[.A1165]))" office:value-type="float" office:value="0.63640926079582" calcext:value-type="float">
            <text:p>0,63640926079582</text:p>
          </table:table-cell>
          <table:table-cell table:formula="of:=-[.$H$4]*[.B1166]" office:value-type="float" office:value="-0.31820463039791" calcext:value-type="float">
            <text:p>-0,31820463039791</text:p>
          </table:table-cell>
          <table:table-cell table:formula="of:=[.C1166]/[.$H$2]" office:value-type="float" office:value="-0.63640926079582" calcext:value-type="float">
            <text:p>-0,63640926079582</text:p>
          </table:table-cell>
          <table:table-cell table:formula="of:=[.E1165]+([.D1165]*([.A1166]-[.A1165]))" office:value-type="float" office:value="0.84759770829747" calcext:value-type="float">
            <text:p>0,84759770829747</text:p>
          </table:table-cell>
          <table:table-cell table:number-columns-repeated="3"/>
        </table:table-row>
        <table:table-row table:style-name="ro1">
          <table:table-cell table:formula="of:=[.A1166]+0.01" office:value-type="float" office:value="11.6499999999998" calcext:value-type="float">
            <text:p>11,6499999999998</text:p>
          </table:table-cell>
          <table:table-cell table:formula="of:=[.B1166]+([.E1166]*([.A1167]-[.A1166]))" office:value-type="float" office:value="0.644885237878795" calcext:value-type="float">
            <text:p>0,644885237878795</text:p>
          </table:table-cell>
          <table:table-cell table:formula="of:=-[.$H$4]*[.B1167]" office:value-type="float" office:value="-0.322442618939397" calcext:value-type="float">
            <text:p>-0,322442618939397</text:p>
          </table:table-cell>
          <table:table-cell table:formula="of:=[.C1167]/[.$H$2]" office:value-type="float" office:value="-0.644885237878795" calcext:value-type="float">
            <text:p>-0,644885237878795</text:p>
          </table:table-cell>
          <table:table-cell table:formula="of:=[.E1166]+([.D1166]*([.A1167]-[.A1166]))" office:value-type="float" office:value="0.841233615689512" calcext:value-type="float">
            <text:p>0,841233615689512</text:p>
          </table:table-cell>
          <table:table-cell table:number-columns-repeated="3"/>
        </table:table-row>
        <table:table-row table:style-name="ro1">
          <table:table-cell table:formula="of:=[.A1167]+0.01" office:value-type="float" office:value="11.6599999999998" calcext:value-type="float">
            <text:p>11,6599999999998</text:p>
          </table:table-cell>
          <table:table-cell table:formula="of:=[.B1167]+([.E1167]*([.A1168]-[.A1167]))" office:value-type="float" office:value="0.65329757403569" calcext:value-type="float">
            <text:p>0,65329757403569</text:p>
          </table:table-cell>
          <table:table-cell table:formula="of:=-[.$H$4]*[.B1168]" office:value-type="float" office:value="-0.326648787017845" calcext:value-type="float">
            <text:p>-0,326648787017845</text:p>
          </table:table-cell>
          <table:table-cell table:formula="of:=[.C1168]/[.$H$2]" office:value-type="float" office:value="-0.65329757403569" calcext:value-type="float">
            <text:p>-0,65329757403569</text:p>
          </table:table-cell>
          <table:table-cell table:formula="of:=[.E1167]+([.D1167]*([.A1168]-[.A1167]))" office:value-type="float" office:value="0.834784763310724" calcext:value-type="float">
            <text:p>0,834784763310724</text:p>
          </table:table-cell>
          <table:table-cell table:number-columns-repeated="3"/>
        </table:table-row>
        <table:table-row table:style-name="ro1">
          <table:table-cell table:formula="of:=[.A1168]+0.01" office:value-type="float" office:value="11.6699999999998" calcext:value-type="float">
            <text:p>11,6699999999998</text:p>
          </table:table-cell>
          <table:table-cell table:formula="of:=[.B1168]+([.E1168]*([.A1169]-[.A1168]))" office:value-type="float" office:value="0.661645421668797" calcext:value-type="float">
            <text:p>0,661645421668797</text:p>
          </table:table-cell>
          <table:table-cell table:formula="of:=-[.$H$4]*[.B1169]" office:value-type="float" office:value="-0.330822710834398" calcext:value-type="float">
            <text:p>-0,330822710834398</text:p>
          </table:table-cell>
          <table:table-cell table:formula="of:=[.C1169]/[.$H$2]" office:value-type="float" office:value="-0.661645421668797" calcext:value-type="float">
            <text:p>-0,661645421668797</text:p>
          </table:table-cell>
          <table:table-cell table:formula="of:=[.E1168]+([.D1168]*([.A1169]-[.A1168]))" office:value-type="float" office:value="0.828251787570367" calcext:value-type="float">
            <text:p>0,828251787570367</text:p>
          </table:table-cell>
          <table:table-cell table:number-columns-repeated="3"/>
        </table:table-row>
        <table:table-row table:style-name="ro1">
          <table:table-cell table:formula="of:=[.A1169]+0.01" office:value-type="float" office:value="11.6799999999998" calcext:value-type="float">
            <text:p>11,6799999999998</text:p>
          </table:table-cell>
          <table:table-cell table:formula="of:=[.B1169]+([.E1169]*([.A1170]-[.A1169]))" office:value-type="float" office:value="0.6699279395445" calcext:value-type="float">
            <text:p>0,6699279395445</text:p>
          </table:table-cell>
          <table:table-cell table:formula="of:=-[.$H$4]*[.B1170]" office:value-type="float" office:value="-0.33496396977225" calcext:value-type="float">
            <text:p>-0,33496396977225</text:p>
          </table:table-cell>
          <table:table-cell table:formula="of:=[.C1170]/[.$H$2]" office:value-type="float" office:value="-0.6699279395445" calcext:value-type="float">
            <text:p>-0,6699279395445</text:p>
          </table:table-cell>
          <table:table-cell table:formula="of:=[.E1169]+([.D1169]*([.A1170]-[.A1169]))" office:value-type="float" office:value="0.82163533335368" calcext:value-type="float">
            <text:p>0,82163533335368</text:p>
          </table:table-cell>
          <table:table-cell table:number-columns-repeated="3"/>
        </table:table-row>
        <table:table-row table:style-name="ro1">
          <table:table-cell table:formula="of:=[.A1170]+0.01" office:value-type="float" office:value="11.6899999999998" calcext:value-type="float">
            <text:p>11,6899999999998</text:p>
          </table:table-cell>
          <table:table-cell table:formula="of:=[.B1170]+([.E1170]*([.A1171]-[.A1170]))" office:value-type="float" office:value="0.678144292878037" calcext:value-type="float">
            <text:p>0,678144292878037</text:p>
          </table:table-cell>
          <table:table-cell table:formula="of:=-[.$H$4]*[.B1171]" office:value-type="float" office:value="-0.339072146439018" calcext:value-type="float">
            <text:p>-0,339072146439018</text:p>
          </table:table-cell>
          <table:table-cell table:formula="of:=[.C1171]/[.$H$2]" office:value-type="float" office:value="-0.678144292878037" calcext:value-type="float">
            <text:p>-0,678144292878037</text:p>
          </table:table-cell>
          <table:table-cell table:formula="of:=[.E1170]+([.D1170]*([.A1171]-[.A1170]))" office:value-type="float" office:value="0.814936053958235" calcext:value-type="float">
            <text:p>0,814936053958235</text:p>
          </table:table-cell>
          <table:table-cell table:number-columns-repeated="3"/>
        </table:table-row>
        <table:table-row table:style-name="ro1">
          <table:table-cell table:formula="of:=[.A1171]+0.01" office:value-type="float" office:value="11.6999999999998" calcext:value-type="float">
            <text:p>11,6999999999998</text:p>
          </table:table-cell>
          <table:table-cell table:formula="of:=[.B1171]+([.E1171]*([.A1172]-[.A1171]))" office:value-type="float" office:value="0.686293653417619" calcext:value-type="float">
            <text:p>0,686293653417619</text:p>
          </table:table-cell>
          <table:table-cell table:formula="of:=-[.$H$4]*[.B1172]" office:value-type="float" office:value="-0.343146826708809" calcext:value-type="float">
            <text:p>-0,343146826708809</text:p>
          </table:table-cell>
          <table:table-cell table:formula="of:=[.C1172]/[.$H$2]" office:value-type="float" office:value="-0.686293653417619" calcext:value-type="float">
            <text:p>-0,686293653417619</text:p>
          </table:table-cell>
          <table:table-cell table:formula="of:=[.E1171]+([.D1171]*([.A1172]-[.A1171]))" office:value-type="float" office:value="0.808154611029454" calcext:value-type="float">
            <text:p>0,808154611029454</text:p>
          </table:table-cell>
          <table:table-cell table:number-columns-repeated="3"/>
        </table:table-row>
        <table:table-row table:style-name="ro1">
          <table:table-cell table:formula="of:=[.A1172]+0.01" office:value-type="float" office:value="11.7099999999998" calcext:value-type="float">
            <text:p>11,7099999999998</text:p>
          </table:table-cell>
          <table:table-cell table:formula="of:=[.B1172]+([.E1172]*([.A1173]-[.A1172]))" office:value-type="float" office:value="0.694375199527913" calcext:value-type="float">
            <text:p>0,694375199527913</text:p>
          </table:table-cell>
          <table:table-cell table:formula="of:=-[.$H$4]*[.B1173]" office:value-type="float" office:value="-0.347187599763957" calcext:value-type="float">
            <text:p>-0,347187599763957</text:p>
          </table:table-cell>
          <table:table-cell table:formula="of:=[.C1173]/[.$H$2]" office:value-type="float" office:value="-0.694375199527913" calcext:value-type="float">
            <text:p>-0,694375199527913</text:p>
          </table:table-cell>
          <table:table-cell table:formula="of:=[.E1172]+([.D1172]*([.A1173]-[.A1172]))" office:value-type="float" office:value="0.801291674495278" calcext:value-type="float">
            <text:p>0,801291674495278</text:p>
          </table:table-cell>
          <table:table-cell table:number-columns-repeated="3"/>
        </table:table-row>
        <table:table-row table:style-name="ro1">
          <table:table-cell table:formula="of:=[.A1173]+0.01" office:value-type="float" office:value="11.7199999999998" calcext:value-type="float">
            <text:p>11,7199999999998</text:p>
          </table:table-cell>
          <table:table-cell table:formula="of:=[.B1173]+([.E1173]*([.A1174]-[.A1173]))" office:value-type="float" office:value="0.702388116272866" calcext:value-type="float">
            <text:p>0,702388116272866</text:p>
          </table:table-cell>
          <table:table-cell table:formula="of:=-[.$H$4]*[.B1174]" office:value-type="float" office:value="-0.351194058136433" calcext:value-type="float">
            <text:p>-0,351194058136433</text:p>
          </table:table-cell>
          <table:table-cell table:formula="of:=[.C1174]/[.$H$2]" office:value-type="float" office:value="-0.702388116272866" calcext:value-type="float">
            <text:p>-0,702388116272866</text:p>
          </table:table-cell>
          <table:table-cell table:formula="of:=[.E1173]+([.D1173]*([.A1174]-[.A1173]))" office:value-type="float" office:value="0.794347922499999" calcext:value-type="float">
            <text:p>0,794347922499999</text:p>
          </table:table-cell>
          <table:table-cell table:number-columns-repeated="3"/>
        </table:table-row>
        <table:table-row table:style-name="ro1">
          <table:table-cell table:formula="of:=[.A1174]+0.01" office:value-type="float" office:value="11.7299999999998" calcext:value-type="float">
            <text:p>11,7299999999998</text:p>
          </table:table-cell>
          <table:table-cell table:formula="of:=[.B1174]+([.E1174]*([.A1175]-[.A1174]))" office:value-type="float" office:value="0.710331595497866" calcext:value-type="float">
            <text:p>0,710331595497866</text:p>
          </table:table-cell>
          <table:table-cell table:formula="of:=-[.$H$4]*[.B1175]" office:value-type="float" office:value="-0.355165797748933" calcext:value-type="float">
            <text:p>-0,355165797748933</text:p>
          </table:table-cell>
          <table:table-cell table:formula="of:=[.C1175]/[.$H$2]" office:value-type="float" office:value="-0.710331595497866" calcext:value-type="float">
            <text:p>-0,710331595497866</text:p>
          </table:table-cell>
          <table:table-cell table:formula="of:=[.E1174]+([.D1174]*([.A1175]-[.A1174]))" office:value-type="float" office:value="0.787324041337271" calcext:value-type="float">
            <text:p>0,787324041337271</text:p>
          </table:table-cell>
          <table:table-cell table:number-columns-repeated="3"/>
        </table:table-row>
        <table:table-row table:style-name="ro1">
          <table:table-cell table:formula="of:=[.A1175]+0.01" office:value-type="float" office:value="11.7399999999998" calcext:value-type="float">
            <text:p>11,7399999999998</text:p>
          </table:table-cell>
          <table:table-cell table:formula="of:=[.B1175]+([.E1175]*([.A1176]-[.A1175]))" office:value-type="float" office:value="0.718204835911238" calcext:value-type="float">
            <text:p>0,718204835911238</text:p>
          </table:table-cell>
          <table:table-cell table:formula="of:=-[.$H$4]*[.B1176]" office:value-type="float" office:value="-0.359102417955619" calcext:value-type="float">
            <text:p>-0,359102417955619</text:p>
          </table:table-cell>
          <table:table-cell table:formula="of:=[.C1176]/[.$H$2]" office:value-type="float" office:value="-0.718204835911238" calcext:value-type="float">
            <text:p>-0,718204835911238</text:p>
          </table:table-cell>
          <table:table-cell table:formula="of:=[.E1175]+([.D1175]*([.A1176]-[.A1175]))" office:value-type="float" office:value="0.780220725382292" calcext:value-type="float">
            <text:p>0,780220725382292</text:p>
          </table:table-cell>
          <table:table-cell table:number-columns-repeated="3"/>
        </table:table-row>
        <table:table-row table:style-name="ro1">
          <table:table-cell table:formula="of:=[.A1176]+0.01" office:value-type="float" office:value="11.7499999999998" calcext:value-type="float">
            <text:p>11,7499999999998</text:p>
          </table:table-cell>
          <table:table-cell table:formula="of:=[.B1176]+([.E1176]*([.A1177]-[.A1176]))" office:value-type="float" office:value="0.726007043165061" calcext:value-type="float">
            <text:p>0,726007043165061</text:p>
          </table:table-cell>
          <table:table-cell table:formula="of:=-[.$H$4]*[.B1177]" office:value-type="float" office:value="-0.36300352158253" calcext:value-type="float">
            <text:p>-0,36300352158253</text:p>
          </table:table-cell>
          <table:table-cell table:formula="of:=[.C1177]/[.$H$2]" office:value-type="float" office:value="-0.726007043165061" calcext:value-type="float">
            <text:p>-0,726007043165061</text:p>
          </table:table-cell>
          <table:table-cell table:formula="of:=[.E1176]+([.D1176]*([.A1177]-[.A1176]))" office:value-type="float" office:value="0.77303867702318" calcext:value-type="float">
            <text:p>0,77303867702318</text:p>
          </table:table-cell>
          <table:table-cell table:number-columns-repeated="3"/>
        </table:table-row>
        <table:table-row table:style-name="ro1">
          <table:table-cell table:formula="of:=[.A1177]+0.01" office:value-type="float" office:value="11.7599999999998" calcext:value-type="float">
            <text:p>11,7599999999998</text:p>
          </table:table-cell>
          <table:table-cell table:formula="of:=[.B1177]+([.E1177]*([.A1178]-[.A1177]))" office:value-type="float" office:value="0.733737429935293" calcext:value-type="float">
            <text:p>0,733737429935293</text:p>
          </table:table-cell>
          <table:table-cell table:formula="of:=-[.$H$4]*[.B1178]" office:value-type="float" office:value="-0.366868714967646" calcext:value-type="float">
            <text:p>-0,366868714967646</text:p>
          </table:table-cell>
          <table:table-cell table:formula="of:=[.C1178]/[.$H$2]" office:value-type="float" office:value="-0.733737429935293" calcext:value-type="float">
            <text:p>-0,733737429935293</text:p>
          </table:table-cell>
          <table:table-cell table:formula="of:=[.E1177]+([.D1177]*([.A1178]-[.A1177]))" office:value-type="float" office:value="0.76577860659153" calcext:value-type="float">
            <text:p>0,76577860659153</text:p>
          </table:table-cell>
          <table:table-cell table:number-columns-repeated="3"/>
        </table:table-row>
        <table:table-row table:style-name="ro1">
          <table:table-cell table:formula="of:=[.A1178]+0.01" office:value-type="float" office:value="11.7699999999998" calcext:value-type="float">
            <text:p>11,7699999999998</text:p>
          </table:table-cell>
          <table:table-cell table:formula="of:=[.B1178]+([.E1178]*([.A1179]-[.A1178]))" office:value-type="float" office:value="0.741395216001208" calcext:value-type="float">
            <text:p>0,741395216001208</text:p>
          </table:table-cell>
          <table:table-cell table:formula="of:=-[.$H$4]*[.B1179]" office:value-type="float" office:value="-0.370697608000604" calcext:value-type="float">
            <text:p>-0,370697608000604</text:p>
          </table:table-cell>
          <table:table-cell table:formula="of:=[.C1179]/[.$H$2]" office:value-type="float" office:value="-0.741395216001208" calcext:value-type="float">
            <text:p>-0,741395216001208</text:p>
          </table:table-cell>
          <table:table-cell table:formula="of:=[.E1178]+([.D1178]*([.A1179]-[.A1178]))" office:value-type="float" office:value="0.758441232292177" calcext:value-type="float">
            <text:p>0,758441232292177</text:p>
          </table:table-cell>
          <table:table-cell table:number-columns-repeated="3"/>
        </table:table-row>
        <table:table-row table:style-name="ro1">
          <table:table-cell table:formula="of:=[.A1179]+0.01" office:value-type="float" office:value="11.7799999999998" calcext:value-type="float">
            <text:p>11,7799999999998</text:p>
          </table:table-cell>
          <table:table-cell table:formula="of:=[.B1179]+([.E1179]*([.A1180]-[.A1179]))" office:value-type="float" office:value="0.748979628324129" calcext:value-type="float">
            <text:p>0,748979628324129</text:p>
          </table:table-cell>
          <table:table-cell table:formula="of:=-[.$H$4]*[.B1180]" office:value-type="float" office:value="-0.374489814162065" calcext:value-type="float">
            <text:p>-0,374489814162065</text:p>
          </table:table-cell>
          <table:table-cell table:formula="of:=[.C1180]/[.$H$2]" office:value-type="float" office:value="-0.748979628324129" calcext:value-type="float">
            <text:p>-0,748979628324129</text:p>
          </table:table-cell>
          <table:table-cell table:formula="of:=[.E1179]+([.D1179]*([.A1180]-[.A1179]))" office:value-type="float" office:value="0.751027280132165" calcext:value-type="float">
            <text:p>0,751027280132165</text:p>
          </table:table-cell>
          <table:table-cell table:number-columns-repeated="3"/>
        </table:table-row>
        <table:table-row table:style-name="ro1">
          <table:table-cell table:formula="of:=[.A1180]+0.01" office:value-type="float" office:value="11.7899999999998" calcext:value-type="float">
            <text:p>11,7899999999998</text:p>
          </table:table-cell>
          <table:table-cell table:formula="of:=[.B1180]+([.E1180]*([.A1181]-[.A1180]))" office:value-type="float" office:value="0.756489901125451" calcext:value-type="float">
            <text:p>0,756489901125451</text:p>
          </table:table-cell>
          <table:table-cell table:formula="of:=-[.$H$4]*[.B1181]" office:value-type="float" office:value="-0.378244950562725" calcext:value-type="float">
            <text:p>-0,378244950562725</text:p>
          </table:table-cell>
          <table:table-cell table:formula="of:=[.C1181]/[.$H$2]" office:value-type="float" office:value="-0.756489901125451" calcext:value-type="float">
            <text:p>-0,756489901125451</text:p>
          </table:table-cell>
          <table:table-cell table:formula="of:=[.E1180]+([.D1180]*([.A1181]-[.A1180]))" office:value-type="float" office:value="0.743537483848924" calcext:value-type="float">
            <text:p>0,743537483848924</text:p>
          </table:table-cell>
          <table:table-cell table:number-columns-repeated="3"/>
        </table:table-row>
        <table:table-row table:style-name="ro1">
          <table:table-cell table:formula="of:=[.A1181]+0.01" office:value-type="float" office:value="11.7999999999998" calcext:value-type="float">
            <text:p>11,7999999999998</text:p>
          </table:table-cell>
          <table:table-cell table:formula="of:=[.B1181]+([.E1181]*([.A1182]-[.A1181]))" office:value-type="float" office:value="0.76392527596394" calcext:value-type="float">
            <text:p>0,76392527596394</text:p>
          </table:table-cell>
          <table:table-cell table:formula="of:=-[.$H$4]*[.B1182]" office:value-type="float" office:value="-0.38196263798197" calcext:value-type="float">
            <text:p>-0,38196263798197</text:p>
          </table:table-cell>
          <table:table-cell table:formula="of:=[.C1182]/[.$H$2]" office:value-type="float" office:value="-0.76392527596394" calcext:value-type="float">
            <text:p>-0,76392527596394</text:p>
          </table:table-cell>
          <table:table-cell table:formula="of:=[.E1181]+([.D1181]*([.A1182]-[.A1181]))" office:value-type="float" office:value="0.73597258483767" calcext:value-type="float">
            <text:p>0,73597258483767</text:p>
          </table:table-cell>
          <table:table-cell table:number-columns-repeated="3"/>
        </table:table-row>
        <table:table-row table:style-name="ro1">
          <table:table-cell table:formula="of:=[.A1182]+0.01" office:value-type="float" office:value="11.8099999999998" calcext:value-type="float">
            <text:p>11,8099999999998</text:p>
          </table:table-cell>
          <table:table-cell table:formula="of:=[.B1182]+([.E1182]*([.A1183]-[.A1182]))" office:value-type="float" office:value="0.771285001812316" calcext:value-type="float">
            <text:p>0,771285001812316</text:p>
          </table:table-cell>
          <table:table-cell table:formula="of:=-[.$H$4]*[.B1183]" office:value-type="float" office:value="-0.385642500906158" calcext:value-type="float">
            <text:p>-0,385642500906158</text:p>
          </table:table-cell>
          <table:table-cell table:formula="of:=[.C1183]/[.$H$2]" office:value-type="float" office:value="-0.771285001812316" calcext:value-type="float">
            <text:p>-0,771285001812316</text:p>
          </table:table-cell>
          <table:table-cell table:formula="of:=[.E1182]+([.D1182]*([.A1183]-[.A1182]))" office:value-type="float" office:value="0.72833333207803" calcext:value-type="float">
            <text:p>0,72833333207803</text:p>
          </table:table-cell>
          <table:table-cell table:number-columns-repeated="3"/>
        </table:table-row>
        <table:table-row table:style-name="ro1">
          <table:table-cell table:formula="of:=[.A1183]+0.01" office:value-type="float" office:value="11.8199999999998" calcext:value-type="float">
            <text:p>11,8199999999998</text:p>
          </table:table-cell>
          <table:table-cell table:formula="of:=[.B1183]+([.E1183]*([.A1184]-[.A1183]))" office:value-type="float" office:value="0.778568335133097" calcext:value-type="float">
            <text:p>0,778568335133097</text:p>
          </table:table-cell>
          <table:table-cell table:formula="of:=-[.$H$4]*[.B1184]" office:value-type="float" office:value="-0.389284167566548" calcext:value-type="float">
            <text:p>-0,389284167566548</text:p>
          </table:table-cell>
          <table:table-cell table:formula="of:=[.C1184]/[.$H$2]" office:value-type="float" office:value="-0.778568335133097" calcext:value-type="float">
            <text:p>-0,778568335133097</text:p>
          </table:table-cell>
          <table:table-cell table:formula="of:=[.E1183]+([.D1183]*([.A1184]-[.A1183]))" office:value-type="float" office:value="0.720620482059907" calcext:value-type="float">
            <text:p>0,720620482059907</text:p>
          </table:table-cell>
          <table:table-cell table:number-columns-repeated="3"/>
        </table:table-row>
        <table:table-row table:style-name="ro1">
          <table:table-cell table:formula="of:=[.A1184]+0.01" office:value-type="float" office:value="11.8299999999998" calcext:value-type="float">
            <text:p>11,8299999999998</text:p>
          </table:table-cell>
          <table:table-cell table:formula="of:=[.B1184]+([.E1184]*([.A1185]-[.A1184]))" office:value-type="float" office:value="0.785774539953696" calcext:value-type="float">
            <text:p>0,785774539953696</text:p>
          </table:table-cell>
          <table:table-cell table:formula="of:=-[.$H$4]*[.B1185]" office:value-type="float" office:value="-0.392887269976848" calcext:value-type="float">
            <text:p>-0,392887269976848</text:p>
          </table:table-cell>
          <table:table-cell table:formula="of:=[.C1185]/[.$H$2]" office:value-type="float" office:value="-0.785774539953696" calcext:value-type="float">
            <text:p>-0,785774539953696</text:p>
          </table:table-cell>
          <table:table-cell table:formula="of:=[.E1184]+([.D1184]*([.A1185]-[.A1184]))" office:value-type="float" office:value="0.712834798708577" calcext:value-type="float">
            <text:p>0,712834798708577</text:p>
          </table:table-cell>
          <table:table-cell table:number-columns-repeated="3"/>
        </table:table-row>
        <table:table-row table:style-name="ro1">
          <table:table-cell table:formula="of:=[.A1185]+0.01" office:value-type="float" office:value="11.8399999999998" calcext:value-type="float">
            <text:p>11,8399999999998</text:p>
          </table:table-cell>
          <table:table-cell table:formula="of:=[.B1185]+([.E1185]*([.A1186]-[.A1185]))" office:value-type="float" office:value="0.792902887940781" calcext:value-type="float">
            <text:p>0,792902887940781</text:p>
          </table:table-cell>
          <table:table-cell table:formula="of:=-[.$H$4]*[.B1186]" office:value-type="float" office:value="-0.396451443970391" calcext:value-type="float">
            <text:p>-0,396451443970391</text:p>
          </table:table-cell>
          <table:table-cell table:formula="of:=[.C1186]/[.$H$2]" office:value-type="float" office:value="-0.792902887940781" calcext:value-type="float">
            <text:p>-0,792902887940781</text:p>
          </table:table-cell>
          <table:table-cell table:formula="of:=[.E1185]+([.D1185]*([.A1186]-[.A1185]))" office:value-type="float" office:value="0.70497705330904" calcext:value-type="float">
            <text:p>0,70497705330904</text:p>
          </table:table-cell>
          <table:table-cell table:number-columns-repeated="3"/>
        </table:table-row>
        <table:table-row table:style-name="ro1">
          <table:table-cell table:formula="of:=[.A1186]+0.01" office:value-type="float" office:value="11.8499999999998" calcext:value-type="float">
            <text:p>11,8499999999998</text:p>
          </table:table-cell>
          <table:table-cell table:formula="of:=[.B1186]+([.E1186]*([.A1187]-[.A1186]))" office:value-type="float" office:value="0.799952658473871" calcext:value-type="float">
            <text:p>0,799952658473871</text:p>
          </table:table-cell>
          <table:table-cell table:formula="of:=-[.$H$4]*[.B1187]" office:value-type="float" office:value="-0.399976329236936" calcext:value-type="float">
            <text:p>-0,399976329236936</text:p>
          </table:table-cell>
          <table:table-cell table:formula="of:=[.C1187]/[.$H$2]" office:value-type="float" office:value="-0.799952658473871" calcext:value-type="float">
            <text:p>-0,799952658473871</text:p>
          </table:table-cell>
          <table:table-cell table:formula="of:=[.E1186]+([.D1186]*([.A1187]-[.A1186]))" office:value-type="float" office:value="0.697048024429632" calcext:value-type="float">
            <text:p>0,697048024429632</text:p>
          </table:table-cell>
          <table:table-cell table:number-columns-repeated="3"/>
        </table:table-row>
        <table:table-row table:style-name="ro1">
          <table:table-cell table:formula="of:=[.A1187]+0.01" office:value-type="float" office:value="11.8599999999998" calcext:value-type="float">
            <text:p>11,8599999999998</text:p>
          </table:table-cell>
          <table:table-cell table:formula="of:=[.B1187]+([.E1187]*([.A1188]-[.A1187]))" office:value-type="float" office:value="0.806923138718167" calcext:value-type="float">
            <text:p>0,806923138718167</text:p>
          </table:table-cell>
          <table:table-cell table:formula="of:=-[.$H$4]*[.B1188]" office:value-type="float" office:value="-0.403461569359084" calcext:value-type="float">
            <text:p>-0,403461569359084</text:p>
          </table:table-cell>
          <table:table-cell table:formula="of:=[.C1188]/[.$H$2]" office:value-type="float" office:value="-0.806923138718167" calcext:value-type="float">
            <text:p>-0,806923138718167</text:p>
          </table:table-cell>
          <table:table-cell table:formula="of:=[.E1187]+([.D1187]*([.A1188]-[.A1187]))" office:value-type="float" office:value="0.689048497844894" calcext:value-type="float">
            <text:p>0,689048497844894</text:p>
          </table:table-cell>
          <table:table-cell table:number-columns-repeated="3"/>
        </table:table-row>
        <table:table-row table:style-name="ro1">
          <table:table-cell table:formula="of:=[.A1188]+0.01" office:value-type="float" office:value="11.8699999999998" calcext:value-type="float">
            <text:p>11,8699999999998</text:p>
          </table:table-cell>
          <table:table-cell table:formula="of:=[.B1188]+([.E1188]*([.A1189]-[.A1188]))" office:value-type="float" office:value="0.813813623696616" calcext:value-type="float">
            <text:p>0,813813623696616</text:p>
          </table:table-cell>
          <table:table-cell table:formula="of:=-[.$H$4]*[.B1189]" office:value-type="float" office:value="-0.406906811848308" calcext:value-type="float">
            <text:p>-0,406906811848308</text:p>
          </table:table-cell>
          <table:table-cell table:formula="of:=[.C1189]/[.$H$2]" office:value-type="float" office:value="-0.813813623696616" calcext:value-type="float">
            <text:p>-0,813813623696616</text:p>
          </table:table-cell>
          <table:table-cell table:formula="of:=[.E1188]+([.D1188]*([.A1189]-[.A1188]))" office:value-type="float" office:value="0.680979266457712" calcext:value-type="float">
            <text:p>0,680979266457712</text:p>
          </table:table-cell>
          <table:table-cell table:number-columns-repeated="3"/>
        </table:table-row>
        <table:table-row table:style-name="ro1">
          <table:table-cell table:formula="of:=[.A1189]+0.01" office:value-type="float" office:value="11.8799999999998" calcext:value-type="float">
            <text:p>11,8799999999998</text:p>
          </table:table-cell>
          <table:table-cell table:formula="of:=[.B1189]+([.E1189]*([.A1190]-[.A1189]))" office:value-type="float" office:value="0.820623416361193" calcext:value-type="float">
            <text:p>0,820623416361193</text:p>
          </table:table-cell>
          <table:table-cell table:formula="of:=-[.$H$4]*[.B1190]" office:value-type="float" office:value="-0.410311708180597" calcext:value-type="float">
            <text:p>-0,410311708180597</text:p>
          </table:table-cell>
          <table:table-cell table:formula="of:=[.C1190]/[.$H$2]" office:value-type="float" office:value="-0.820623416361193" calcext:value-type="float">
            <text:p>-0,820623416361193</text:p>
          </table:table-cell>
          <table:table-cell table:formula="of:=[.E1189]+([.D1189]*([.A1190]-[.A1189]))" office:value-type="float" office:value="0.672841130220746" calcext:value-type="float">
            <text:p>0,672841130220746</text:p>
          </table:table-cell>
          <table:table-cell table:number-columns-repeated="3"/>
        </table:table-row>
        <table:table-row table:style-name="ro1">
          <table:table-cell table:formula="of:=[.A1190]+0.01" office:value-type="float" office:value="11.8899999999998" calcext:value-type="float">
            <text:p>11,8899999999998</text:p>
          </table:table-cell>
          <table:table-cell table:formula="of:=[.B1190]+([.E1190]*([.A1191]-[.A1190]))" office:value-type="float" office:value="0.827351827663401" calcext:value-type="float">
            <text:p>0,827351827663401</text:p>
          </table:table-cell>
          <table:table-cell table:formula="of:=-[.$H$4]*[.B1191]" office:value-type="float" office:value="-0.4136759138317" calcext:value-type="float">
            <text:p>-0,4136759138317</text:p>
          </table:table-cell>
          <table:table-cell table:formula="of:=[.C1191]/[.$H$2]" office:value-type="float" office:value="-0.827351827663401" calcext:value-type="float">
            <text:p>-0,827351827663401</text:p>
          </table:table-cell>
          <table:table-cell table:formula="of:=[.E1190]+([.D1190]*([.A1191]-[.A1190]))" office:value-type="float" office:value="0.664634896057134" calcext:value-type="float">
            <text:p>0,664634896057134</text:p>
          </table:table-cell>
          <table:table-cell table:number-columns-repeated="3"/>
        </table:table-row>
        <table:table-row table:style-name="ro1">
          <table:table-cell table:formula="of:=[.A1191]+0.01" office:value-type="float" office:value="11.8999999999998" calcext:value-type="float">
            <text:p>11,8999999999998</text:p>
          </table:table-cell>
          <table:table-cell table:formula="of:=[.B1191]+([.E1191]*([.A1192]-[.A1191]))" office:value-type="float" office:value="0.833998176623972" calcext:value-type="float">
            <text:p>0,833998176623972</text:p>
          </table:table-cell>
          <table:table-cell table:formula="of:=-[.$H$4]*[.B1192]" office:value-type="float" office:value="-0.416999088311986" calcext:value-type="float">
            <text:p>-0,416999088311986</text:p>
          </table:table-cell>
          <table:table-cell table:formula="of:=[.C1192]/[.$H$2]" office:value-type="float" office:value="-0.833998176623972" calcext:value-type="float">
            <text:p>-0,833998176623972</text:p>
          </table:table-cell>
          <table:table-cell table:formula="of:=[.E1191]+([.D1191]*([.A1192]-[.A1191]))" office:value-type="float" office:value="0.6563613777805" calcext:value-type="float">
            <text:p>0,6563613777805</text:p>
          </table:table-cell>
          <table:table-cell table:number-columns-repeated="3"/>
        </table:table-row>
        <table:table-row table:style-name="ro1">
          <table:table-cell table:formula="of:=[.A1192]+0.01" office:value-type="float" office:value="11.9099999999998" calcext:value-type="float">
            <text:p>11,9099999999998</text:p>
          </table:table-cell>
          <table:table-cell table:formula="of:=[.B1192]+([.E1192]*([.A1193]-[.A1192]))" office:value-type="float" office:value="0.840561790401777" calcext:value-type="float">
            <text:p>0,840561790401777</text:p>
          </table:table-cell>
          <table:table-cell table:formula="of:=-[.$H$4]*[.B1193]" office:value-type="float" office:value="-0.420280895200888" calcext:value-type="float">
            <text:p>-0,420280895200888</text:p>
          </table:table-cell>
          <table:table-cell table:formula="of:=[.C1193]/[.$H$2]" office:value-type="float" office:value="-0.840561790401777" calcext:value-type="float">
            <text:p>-0,840561790401777</text:p>
          </table:table-cell>
          <table:table-cell table:formula="of:=[.E1192]+([.D1192]*([.A1193]-[.A1192]))" office:value-type="float" office:value="0.648021396014261" calcext:value-type="float">
            <text:p>0,648021396014261</text:p>
          </table:table-cell>
          <table:table-cell table:number-columns-repeated="3"/>
        </table:table-row>
        <table:table-row table:style-name="ro1">
          <table:table-cell table:formula="of:=[.A1193]+0.01" office:value-type="float" office:value="11.9199999999998" calcext:value-type="float">
            <text:p>11,9199999999998</text:p>
          </table:table-cell>
          <table:table-cell table:formula="of:=[.B1193]+([.E1193]*([.A1194]-[.A1193]))" office:value-type="float" office:value="0.847042004361919" calcext:value-type="float">
            <text:p>0,847042004361919</text:p>
          </table:table-cell>
          <table:table-cell table:formula="of:=-[.$H$4]*[.B1194]" office:value-type="float" office:value="-0.423521002180959" calcext:value-type="float">
            <text:p>-0,423521002180959</text:p>
          </table:table-cell>
          <table:table-cell table:formula="of:=[.C1194]/[.$H$2]" office:value-type="float" office:value="-0.847042004361919" calcext:value-type="float">
            <text:p>-0,847042004361919</text:p>
          </table:table-cell>
          <table:table-cell table:formula="of:=[.E1193]+([.D1193]*([.A1194]-[.A1193]))" office:value-type="float" office:value="0.639615778110243" calcext:value-type="float">
            <text:p>0,639615778110243</text:p>
          </table:table-cell>
          <table:table-cell table:number-columns-repeated="3"/>
        </table:table-row>
        <table:table-row table:style-name="ro1">
          <table:table-cell table:formula="of:=[.A1194]+0.01" office:value-type="float" office:value="11.9299999999998" calcext:value-type="float">
            <text:p>11,9299999999998</text:p>
          </table:table-cell>
          <table:table-cell table:formula="of:=[.B1194]+([.E1194]*([.A1195]-[.A1194]))" office:value-type="float" office:value="0.853438162143021" calcext:value-type="float">
            <text:p>0,853438162143021</text:p>
          </table:table-cell>
          <table:table-cell table:formula="of:=-[.$H$4]*[.B1195]" office:value-type="float" office:value="-0.426719081071511" calcext:value-type="float">
            <text:p>-0,426719081071511</text:p>
          </table:table-cell>
          <table:table-cell table:formula="of:=[.C1195]/[.$H$2]" office:value-type="float" office:value="-0.853438162143021" calcext:value-type="float">
            <text:p>-0,853438162143021</text:p>
          </table:table-cell>
          <table:table-cell table:formula="of:=[.E1194]+([.D1194]*([.A1195]-[.A1194]))" office:value-type="float" office:value="0.631145358066624" calcext:value-type="float">
            <text:p>0,631145358066624</text:p>
          </table:table-cell>
          <table:table-cell table:number-columns-repeated="3"/>
        </table:table-row>
        <table:table-row table:style-name="ro1">
          <table:table-cell table:formula="of:=[.A1195]+0.01" office:value-type="float" office:value="11.9399999999998" calcext:value-type="float">
            <text:p>11,9399999999998</text:p>
          </table:table-cell>
          <table:table-cell table:formula="of:=[.B1195]+([.E1195]*([.A1196]-[.A1195]))" office:value-type="float" office:value="0.859749615723687" calcext:value-type="float">
            <text:p>0,859749615723687</text:p>
          </table:table-cell>
          <table:table-cell table:formula="of:=-[.$H$4]*[.B1196]" office:value-type="float" office:value="-0.429874807861844" calcext:value-type="float">
            <text:p>-0,429874807861844</text:p>
          </table:table-cell>
          <table:table-cell table:formula="of:=[.C1196]/[.$H$2]" office:value-type="float" office:value="-0.859749615723687" calcext:value-type="float">
            <text:p>-0,859749615723687</text:p>
          </table:table-cell>
          <table:table-cell table:formula="of:=[.E1195]+([.D1195]*([.A1196]-[.A1195]))" office:value-type="float" office:value="0.622610976445194" calcext:value-type="float">
            <text:p>0,622610976445194</text:p>
          </table:table-cell>
          <table:table-cell table:number-columns-repeated="3"/>
        </table:table-row>
        <table:table-row table:style-name="ro1">
          <table:table-cell table:formula="of:=[.A1196]+0.01" office:value-type="float" office:value="11.9499999999998" calcext:value-type="float">
            <text:p>11,9499999999998</text:p>
          </table:table-cell>
          <table:table-cell table:formula="of:=[.B1196]+([.E1196]*([.A1197]-[.A1196]))" office:value-type="float" office:value="0.865975725488139" calcext:value-type="float">
            <text:p>0,865975725488139</text:p>
          </table:table-cell>
          <table:table-cell table:formula="of:=-[.$H$4]*[.B1197]" office:value-type="float" office:value="-0.43298786274407" calcext:value-type="float">
            <text:p>-0,43298786274407</text:p>
          </table:table-cell>
          <table:table-cell table:formula="of:=[.C1197]/[.$H$2]" office:value-type="float" office:value="-0.865975725488139" calcext:value-type="float">
            <text:p>-0,865975725488139</text:p>
          </table:table-cell>
          <table:table-cell table:formula="of:=[.E1196]+([.D1196]*([.A1197]-[.A1196]))" office:value-type="float" office:value="0.614013480287958" calcext:value-type="float">
            <text:p>0,614013480287958</text:p>
          </table:table-cell>
          <table:table-cell table:number-columns-repeated="3"/>
        </table:table-row>
        <table:table-row table:style-name="ro1">
          <table:table-cell table:formula="of:=[.A1197]+0.01" office:value-type="float" office:value="11.9599999999998" calcext:value-type="float">
            <text:p>11,9599999999998</text:p>
          </table:table-cell>
          <table:table-cell table:formula="of:=[.B1197]+([.E1197]*([.A1198]-[.A1197]))" office:value-type="float" office:value="0.872115860291019" calcext:value-type="float">
            <text:p>0,872115860291019</text:p>
          </table:table-cell>
          <table:table-cell table:formula="of:=-[.$H$4]*[.B1198]" office:value-type="float" office:value="-0.436057930145509" calcext:value-type="float">
            <text:p>-0,436057930145509</text:p>
          </table:table-cell>
          <table:table-cell table:formula="of:=[.C1198]/[.$H$2]" office:value-type="float" office:value="-0.872115860291019" calcext:value-type="float">
            <text:p>-0,872115860291019</text:p>
          </table:table-cell>
          <table:table-cell table:formula="of:=[.E1197]+([.D1197]*([.A1198]-[.A1197]))" office:value-type="float" office:value="0.605353723033076" calcext:value-type="float">
            <text:p>0,605353723033076</text:p>
          </table:table-cell>
          <table:table-cell table:number-columns-repeated="3"/>
        </table:table-row>
        <table:table-row table:style-name="ro1">
          <table:table-cell table:formula="of:=[.A1198]+0.01" office:value-type="float" office:value="11.9699999999998" calcext:value-type="float">
            <text:p>11,9699999999998</text:p>
          </table:table-cell>
          <table:table-cell table:formula="of:=[.B1198]+([.E1198]*([.A1199]-[.A1198]))" office:value-type="float" office:value="0.878169397521349" calcext:value-type="float">
            <text:p>0,878169397521349</text:p>
          </table:table-cell>
          <table:table-cell table:formula="of:=-[.$H$4]*[.B1199]" office:value-type="float" office:value="-0.439084698760675" calcext:value-type="float">
            <text:p>-0,439084698760675</text:p>
          </table:table-cell>
          <table:table-cell table:formula="of:=[.C1199]/[.$H$2]" office:value-type="float" office:value="-0.878169397521349" calcext:value-type="float">
            <text:p>-0,878169397521349</text:p>
          </table:table-cell>
          <table:table-cell table:formula="of:=[.E1198]+([.D1198]*([.A1199]-[.A1198]))" office:value-type="float" office:value="0.596632564430166" calcext:value-type="float">
            <text:p>0,596632564430166</text:p>
          </table:table-cell>
          <table:table-cell table:number-columns-repeated="3"/>
        </table:table-row>
        <table:table-row table:style-name="ro1">
          <table:table-cell table:formula="of:=[.A1199]+0.01" office:value-type="float" office:value="11.9799999999998" calcext:value-type="float">
            <text:p>11,9799999999998</text:p>
          </table:table-cell>
          <table:table-cell table:formula="of:=[.B1199]+([.E1199]*([.A1200]-[.A1199]))" office:value-type="float" office:value="0.884135723165651" calcext:value-type="float">
            <text:p>0,884135723165651</text:p>
          </table:table-cell>
          <table:table-cell table:formula="of:=-[.$H$4]*[.B1200]" office:value-type="float" office:value="-0.442067861582825" calcext:value-type="float">
            <text:p>-0,442067861582825</text:p>
          </table:table-cell>
          <table:table-cell table:formula="of:=[.C1200]/[.$H$2]" office:value-type="float" office:value="-0.884135723165651" calcext:value-type="float">
            <text:p>-0,884135723165651</text:p>
          </table:table-cell>
          <table:table-cell table:formula="of:=[.E1199]+([.D1199]*([.A1200]-[.A1199]))" office:value-type="float" office:value="0.587850870454953" calcext:value-type="float">
            <text:p>0,587850870454953</text:p>
          </table:table-cell>
          <table:table-cell table:number-columns-repeated="3"/>
        </table:table-row>
        <table:table-row table:style-name="ro1">
          <table:table-cell table:formula="of:=[.A1200]+0.01" office:value-type="float" office:value="11.9899999999998" calcext:value-type="float">
            <text:p>11,9899999999998</text:p>
          </table:table-cell>
          <table:table-cell table:formula="of:=[.B1200]+([.E1200]*([.A1201]-[.A1200]))" office:value-type="float" office:value="0.8900142318702" calcext:value-type="float">
            <text:p>0,8900142318702</text:p>
          </table:table-cell>
          <table:table-cell table:formula="of:=-[.$H$4]*[.B1201]" office:value-type="float" office:value="-0.4450071159351" calcext:value-type="float">
            <text:p>-0,4450071159351</text:p>
          </table:table-cell>
          <table:table-cell table:formula="of:=[.C1201]/[.$H$2]" office:value-type="float" office:value="-0.8900142318702" calcext:value-type="float">
            <text:p>-0,8900142318702</text:p>
          </table:table-cell>
          <table:table-cell table:formula="of:=[.E1200]+([.D1200]*([.A1201]-[.A1200]))" office:value-type="float" office:value="0.579009513223297" calcext:value-type="float">
            <text:p>0,579009513223297</text:p>
          </table:table-cell>
          <table:table-cell table:number-columns-repeated="3"/>
        </table:table-row>
        <table:table-row table:style-name="ro1">
          <table:table-cell table:formula="of:=[.A1201]+0.01" office:value-type="float" office:value="11.9999999999998" calcext:value-type="float">
            <text:p>11,9999999999998</text:p>
          </table:table-cell>
          <table:table-cell table:formula="of:=[.B1201]+([.E1201]*([.A1202]-[.A1201]))" office:value-type="float" office:value="0.895804327002433" calcext:value-type="float">
            <text:p>0,895804327002433</text:p>
          </table:table-cell>
          <table:table-cell table:formula="of:=-[.$H$4]*[.B1202]" office:value-type="float" office:value="-0.447902163501217" calcext:value-type="float">
            <text:p>-0,447902163501217</text:p>
          </table:table-cell>
          <table:table-cell table:formula="of:=[.C1202]/[.$H$2]" office:value-type="float" office:value="-0.895804327002433" calcext:value-type="float">
            <text:p>-0,895804327002433</text:p>
          </table:table-cell>
          <table:table-cell table:formula="of:=[.E1201]+([.D1201]*([.A1202]-[.A1201]))" office:value-type="float" office:value="0.570109370904595" calcext:value-type="float">
            <text:p>0,570109370904595</text:p>
          </table:table-cell>
          <table:table-cell table:number-columns-repeated="3"/>
        </table:table-row>
        <table:table-row table:style-name="ro1">
          <table:table-cell table:formula="of:=[.A1202]+0.01" office:value-type="float" office:value="12.0099999999998" calcext:value-type="float">
            <text:p>12,0099999999998</text:p>
          </table:table-cell>
          <table:table-cell table:formula="of:=[.B1202]+([.E1202]*([.A1203]-[.A1202]))" office:value-type="float" office:value="0.901505420711479" calcext:value-type="float">
            <text:p>0,901505420711479</text:p>
          </table:table-cell>
          <table:table-cell table:formula="of:=-[.$H$4]*[.B1203]" office:value-type="float" office:value="-0.450752710355739" calcext:value-type="float">
            <text:p>-0,450752710355739</text:p>
          </table:table-cell>
          <table:table-cell table:formula="of:=[.C1203]/[.$H$2]" office:value-type="float" office:value="-0.901505420711479" calcext:value-type="float">
            <text:p>-0,901505420711479</text:p>
          </table:table-cell>
          <table:table-cell table:formula="of:=[.E1202]+([.D1202]*([.A1203]-[.A1202]))" office:value-type="float" office:value="0.561151327634571" calcext:value-type="float">
            <text:p>0,561151327634571</text:p>
          </table:table-cell>
          <table:table-cell table:number-columns-repeated="3"/>
        </table:table-row>
        <table:table-row table:style-name="ro1">
          <table:table-cell table:formula="of:=[.A1203]+0.01" office:value-type="float" office:value="12.0199999999998" calcext:value-type="float">
            <text:p>12,0199999999998</text:p>
          </table:table-cell>
          <table:table-cell table:formula="of:=[.B1203]+([.E1203]*([.A1204]-[.A1203]))" office:value-type="float" office:value="0.907116933987824" calcext:value-type="float">
            <text:p>0,907116933987824</text:p>
          </table:table-cell>
          <table:table-cell table:formula="of:=-[.$H$4]*[.B1204]" office:value-type="float" office:value="-0.453558466993912" calcext:value-type="float">
            <text:p>-0,453558466993912</text:p>
          </table:table-cell>
          <table:table-cell table:formula="of:=[.C1204]/[.$H$2]" office:value-type="float" office:value="-0.907116933987824" calcext:value-type="float">
            <text:p>-0,907116933987824</text:p>
          </table:table-cell>
          <table:table-cell table:formula="of:=[.E1203]+([.D1203]*([.A1204]-[.A1203]))" office:value-type="float" office:value="0.552136273427456" calcext:value-type="float">
            <text:p>0,552136273427456</text:p>
          </table:table-cell>
          <table:table-cell table:number-columns-repeated="3"/>
        </table:table-row>
        <table:table-row table:style-name="ro1">
          <table:table-cell table:formula="of:=[.A1204]+0.01" office:value-type="float" office:value="12.0299999999998" calcext:value-type="float">
            <text:p>12,0299999999998</text:p>
          </table:table-cell>
          <table:table-cell table:formula="of:=[.B1204]+([.E1204]*([.A1205]-[.A1204]))" office:value-type="float" office:value="0.912638296722099" calcext:value-type="float">
            <text:p>0,912638296722099</text:p>
          </table:table-cell>
          <table:table-cell table:formula="of:=-[.$H$4]*[.B1205]" office:value-type="float" office:value="-0.456319148361049" calcext:value-type="float">
            <text:p>-0,456319148361049</text:p>
          </table:table-cell>
          <table:table-cell table:formula="of:=[.C1205]/[.$H$2]" office:value-type="float" office:value="-0.912638296722099" calcext:value-type="float">
            <text:p>-0,912638296722099</text:p>
          </table:table-cell>
          <table:table-cell table:formula="of:=[.E1204]+([.D1204]*([.A1205]-[.A1204]))" office:value-type="float" office:value="0.543065104087578" calcext:value-type="float">
            <text:p>0,543065104087578</text:p>
          </table:table-cell>
          <table:table-cell table:number-columns-repeated="3"/>
        </table:table-row>
        <table:table-row table:style-name="ro1">
          <table:table-cell table:formula="of:=[.A1205]+0.01" office:value-type="float" office:value="12.0399999999998" calcext:value-type="float">
            <text:p>12,0399999999998</text:p>
          </table:table-cell>
          <table:table-cell table:formula="of:=[.B1205]+([.E1205]*([.A1206]-[.A1205]))" office:value-type="float" office:value="0.918068947762975" calcext:value-type="float">
            <text:p>0,918068947762975</text:p>
          </table:table-cell>
          <table:table-cell table:formula="of:=-[.$H$4]*[.B1206]" office:value-type="float" office:value="-0.459034473881487" calcext:value-type="float">
            <text:p>-0,459034473881487</text:p>
          </table:table-cell>
          <table:table-cell table:formula="of:=[.C1206]/[.$H$2]" office:value-type="float" office:value="-0.918068947762975" calcext:value-type="float">
            <text:p>-0,918068947762975</text:p>
          </table:table-cell>
          <table:table-cell table:formula="of:=[.E1205]+([.D1205]*([.A1206]-[.A1205]))" office:value-type="float" office:value="0.533938721120357" calcext:value-type="float">
            <text:p>0,533938721120357</text:p>
          </table:table-cell>
          <table:table-cell table:number-columns-repeated="3"/>
        </table:table-row>
        <table:table-row table:style-name="ro1">
          <table:table-cell table:formula="of:=[.A1206]+0.01" office:value-type="float" office:value="12.0499999999998" calcext:value-type="float">
            <text:p>12,0499999999998</text:p>
          </table:table-cell>
          <table:table-cell table:formula="of:=[.B1206]+([.E1206]*([.A1207]-[.A1206]))" office:value-type="float" office:value="0.923408334974178" calcext:value-type="float">
            <text:p>0,923408334974178</text:p>
          </table:table-cell>
          <table:table-cell table:formula="of:=-[.$H$4]*[.B1207]" office:value-type="float" office:value="-0.461704167487089" calcext:value-type="float">
            <text:p>-0,461704167487089</text:p>
          </table:table-cell>
          <table:table-cell table:formula="of:=[.C1207]/[.$H$2]" office:value-type="float" office:value="-0.923408334974178" calcext:value-type="float">
            <text:p>-0,923408334974178</text:p>
          </table:table-cell>
          <table:table-cell table:formula="of:=[.E1206]+([.D1206]*([.A1207]-[.A1206]))" office:value-type="float" office:value="0.524758031642728" calcext:value-type="float">
            <text:p>0,524758031642728</text:p>
          </table:table-cell>
          <table:table-cell table:number-columns-repeated="3"/>
        </table:table-row>
        <table:table-row table:style-name="ro1">
          <table:table-cell table:formula="of:=[.A1207]+0.01" office:value-type="float" office:value="12.0599999999998" calcext:value-type="float">
            <text:p>12,0599999999998</text:p>
          </table:table-cell>
          <table:table-cell table:formula="of:=[.B1207]+([.E1207]*([.A1208]-[.A1207]))" office:value-type="float" office:value="0.928655915290605" calcext:value-type="float">
            <text:p>0,928655915290605</text:p>
          </table:table-cell>
          <table:table-cell table:formula="of:=-[.$H$4]*[.B1208]" office:value-type="float" office:value="-0.464327957645303" calcext:value-type="float">
            <text:p>-0,464327957645303</text:p>
          </table:table-cell>
          <table:table-cell table:formula="of:=[.C1208]/[.$H$2]" office:value-type="float" office:value="-0.928655915290605" calcext:value-type="float">
            <text:p>-0,928655915290605</text:p>
          </table:table-cell>
          <table:table-cell table:formula="of:=[.E1207]+([.D1207]*([.A1208]-[.A1207]))" office:value-type="float" office:value="0.515523948292986" calcext:value-type="float">
            <text:p>0,515523948292986</text:p>
          </table:table-cell>
          <table:table-cell table:number-columns-repeated="3"/>
        </table:table-row>
        <table:table-row table:style-name="ro1">
          <table:table-cell table:formula="of:=[.A1208]+0.01" office:value-type="float" office:value="12.0699999999998" calcext:value-type="float">
            <text:p>12,0699999999998</text:p>
          </table:table-cell>
          <table:table-cell table:formula="of:=[.B1208]+([.E1208]*([.A1209]-[.A1208]))" office:value-type="float" office:value="0.933811154773535" calcext:value-type="float">
            <text:p>0,933811154773535</text:p>
          </table:table-cell>
          <table:table-cell table:formula="of:=-[.$H$4]*[.B1209]" office:value-type="float" office:value="-0.466905577386767" calcext:value-type="float">
            <text:p>-0,466905577386767</text:p>
          </table:table-cell>
          <table:table-cell table:formula="of:=[.C1209]/[.$H$2]" office:value-type="float" office:value="-0.933811154773535" calcext:value-type="float">
            <text:p>-0,933811154773535</text:p>
          </table:table-cell>
          <table:table-cell table:formula="of:=[.E1208]+([.D1208]*([.A1209]-[.A1208]))" office:value-type="float" office:value="0.50623738914008" calcext:value-type="float">
            <text:p>0,50623738914008</text:p>
          </table:table-cell>
          <table:table-cell table:number-columns-repeated="3"/>
        </table:table-row>
        <table:table-row table:style-name="ro1">
          <table:table-cell table:formula="of:=[.A1209]+0.01" office:value-type="float" office:value="12.0799999999998" calcext:value-type="float">
            <text:p>12,0799999999998</text:p>
          </table:table-cell>
          <table:table-cell table:formula="of:=[.B1209]+([.E1209]*([.A1210]-[.A1209]))" office:value-type="float" office:value="0.938873528664936" calcext:value-type="float">
            <text:p>0,938873528664936</text:p>
          </table:table-cell>
          <table:table-cell table:formula="of:=-[.$H$4]*[.B1210]" office:value-type="float" office:value="-0.469436764332468" calcext:value-type="float">
            <text:p>-0,469436764332468</text:p>
          </table:table-cell>
          <table:table-cell table:formula="of:=[.C1210]/[.$H$2]" office:value-type="float" office:value="-0.938873528664936" calcext:value-type="float">
            <text:p>-0,938873528664936</text:p>
          </table:table-cell>
          <table:table-cell table:formula="of:=[.E1209]+([.D1209]*([.A1210]-[.A1209]))" office:value-type="float" office:value="0.496899277592345" calcext:value-type="float">
            <text:p>0,496899277592345</text:p>
          </table:table-cell>
          <table:table-cell table:number-columns-repeated="3"/>
        </table:table-row>
        <table:table-row table:style-name="ro1">
          <table:table-cell table:formula="of:=[.A1210]+0.01" office:value-type="float" office:value="12.0899999999998" calcext:value-type="float">
            <text:p>12,0899999999998</text:p>
          </table:table-cell>
          <table:table-cell table:formula="of:=[.B1210]+([.E1210]*([.A1211]-[.A1210]))" office:value-type="float" office:value="0.943842521440859" calcext:value-type="float">
            <text:p>0,943842521440859</text:p>
          </table:table-cell>
          <table:table-cell table:formula="of:=-[.$H$4]*[.B1211]" office:value-type="float" office:value="-0.471921260720429" calcext:value-type="float">
            <text:p>-0,471921260720429</text:p>
          </table:table-cell>
          <table:table-cell table:formula="of:=[.C1211]/[.$H$2]" office:value-type="float" office:value="-0.943842521440859" calcext:value-type="float">
            <text:p>-0,943842521440859</text:p>
          </table:table-cell>
          <table:table-cell table:formula="of:=[.E1210]+([.D1210]*([.A1211]-[.A1210]))" office:value-type="float" office:value="0.487510542305696" calcext:value-type="float">
            <text:p>0,487510542305696</text:p>
          </table:table-cell>
          <table:table-cell table:number-columns-repeated="3"/>
        </table:table-row>
        <table:table-row table:style-name="ro1">
          <table:table-cell table:formula="of:=[.A1211]+0.01" office:value-type="float" office:value="12.0999999999998" calcext:value-type="float">
            <text:p>12,0999999999998</text:p>
          </table:table-cell>
          <table:table-cell table:formula="of:=[.B1211]+([.E1211]*([.A1212]-[.A1211]))" office:value-type="float" office:value="0.948717626863916" calcext:value-type="float">
            <text:p>0,948717626863916</text:p>
          </table:table-cell>
          <table:table-cell table:formula="of:=-[.$H$4]*[.B1212]" office:value-type="float" office:value="-0.474358813431958" calcext:value-type="float">
            <text:p>-0,474358813431958</text:p>
          </table:table-cell>
          <table:table-cell table:formula="of:=[.C1212]/[.$H$2]" office:value-type="float" office:value="-0.948717626863916" calcext:value-type="float">
            <text:p>-0,948717626863916</text:p>
          </table:table-cell>
          <table:table-cell table:formula="of:=[.E1211]+([.D1211]*([.A1212]-[.A1211]))" office:value-type="float" office:value="0.478072117091288" calcext:value-type="float">
            <text:p>0,478072117091288</text:p>
          </table:table-cell>
          <table:table-cell table:number-columns-repeated="3"/>
        </table:table-row>
        <table:table-row table:style-name="ro1">
          <table:table-cell table:formula="of:=[.A1212]+0.01" office:value-type="float" office:value="12.1099999999998" calcext:value-type="float">
            <text:p>12,1099999999998</text:p>
          </table:table-cell>
          <table:table-cell table:formula="of:=[.B1212]+([.E1212]*([.A1213]-[.A1212]))" office:value-type="float" office:value="0.953498348034828" calcext:value-type="float">
            <text:p>0,953498348034828</text:p>
          </table:table-cell>
          <table:table-cell table:formula="of:=-[.$H$4]*[.B1213]" office:value-type="float" office:value="-0.476749174017414" calcext:value-type="float">
            <text:p>-0,476749174017414</text:p>
          </table:table-cell>
          <table:table-cell table:formula="of:=[.C1213]/[.$H$2]" office:value-type="float" office:value="-0.953498348034828" calcext:value-type="float">
            <text:p>-0,953498348034828</text:p>
          </table:table-cell>
          <table:table-cell table:formula="of:=[.E1212]+([.D1212]*([.A1213]-[.A1212]))" office:value-type="float" office:value="0.468584940822649" calcext:value-type="float">
            <text:p>0,468584940822649</text:p>
          </table:table-cell>
          <table:table-cell table:number-columns-repeated="3"/>
        </table:table-row>
        <table:table-row table:style-name="ro1">
          <table:table-cell table:formula="of:=[.A1213]+0.01" office:value-type="float" office:value="12.1199999999998" calcext:value-type="float">
            <text:p>12,1199999999998</text:p>
          </table:table-cell>
          <table:table-cell table:formula="of:=[.B1213]+([.E1213]*([.A1214]-[.A1213]))" office:value-type="float" office:value="0.958184197443055" calcext:value-type="float">
            <text:p>0,958184197443055</text:p>
          </table:table-cell>
          <table:table-cell table:formula="of:=-[.$H$4]*[.B1214]" office:value-type="float" office:value="-0.479092098721527" calcext:value-type="float">
            <text:p>-0,479092098721527</text:p>
          </table:table-cell>
          <table:table-cell table:formula="of:=[.C1214]/[.$H$2]" office:value-type="float" office:value="-0.958184197443055" calcext:value-type="float">
            <text:p>-0,958184197443055</text:p>
          </table:table-cell>
          <table:table-cell table:formula="of:=[.E1213]+([.D1213]*([.A1214]-[.A1213]))" office:value-type="float" office:value="0.459049957342301" calcext:value-type="float">
            <text:p>0,459049957342301</text:p>
          </table:table-cell>
          <table:table-cell table:number-columns-repeated="3"/>
        </table:table-row>
        <table:table-row table:style-name="ro1">
          <table:table-cell table:formula="of:=[.A1214]+0.01" office:value-type="float" office:value="12.1299999999998" calcext:value-type="float">
            <text:p>12,1299999999998</text:p>
          </table:table-cell>
          <table:table-cell table:formula="of:=[.B1214]+([.E1214]*([.A1215]-[.A1214]))" office:value-type="float" office:value="0.962774697016478" calcext:value-type="float">
            <text:p>0,962774697016478</text:p>
          </table:table-cell>
          <table:table-cell table:formula="of:=-[.$H$4]*[.B1215]" office:value-type="float" office:value="-0.481387348508239" calcext:value-type="float">
            <text:p>-0,481387348508239</text:p>
          </table:table-cell>
          <table:table-cell table:formula="of:=[.C1215]/[.$H$2]" office:value-type="float" office:value="-0.962774697016478" calcext:value-type="float">
            <text:p>-0,962774697016478</text:p>
          </table:table-cell>
          <table:table-cell table:formula="of:=[.E1214]+([.D1214]*([.A1215]-[.A1214]))" office:value-type="float" office:value="0.44946811536787" calcext:value-type="float">
            <text:p>0,44946811536787</text:p>
          </table:table-cell>
          <table:table-cell table:number-columns-repeated="3"/>
        </table:table-row>
        <table:table-row table:style-name="ro1">
          <table:table-cell table:formula="of:=[.A1215]+0.01" office:value-type="float" office:value="12.1399999999998" calcext:value-type="float">
            <text:p>12,1399999999998</text:p>
          </table:table-cell>
          <table:table-cell table:formula="of:=[.B1215]+([.E1215]*([.A1216]-[.A1215]))" office:value-type="float" office:value="0.967269378170156" calcext:value-type="float">
            <text:p>0,967269378170156</text:p>
          </table:table-cell>
          <table:table-cell table:formula="of:=-[.$H$4]*[.B1216]" office:value-type="float" office:value="-0.483634689085078" calcext:value-type="float">
            <text:p>-0,483634689085078</text:p>
          </table:table-cell>
          <table:table-cell table:formula="of:=[.C1216]/[.$H$2]" office:value-type="float" office:value="-0.967269378170156" calcext:value-type="float">
            <text:p>-0,967269378170156</text:p>
          </table:table-cell>
          <table:table-cell table:formula="of:=[.E1215]+([.D1215]*([.A1216]-[.A1215]))" office:value-type="float" office:value="0.439840368397706" calcext:value-type="float">
            <text:p>0,439840368397706</text:p>
          </table:table-cell>
          <table:table-cell table:number-columns-repeated="3"/>
        </table:table-row>
        <table:table-row table:style-name="ro1">
          <table:table-cell table:formula="of:=[.A1216]+0.01" office:value-type="float" office:value="12.1499999999998" calcext:value-type="float">
            <text:p>12,1499999999998</text:p>
          </table:table-cell>
          <table:table-cell table:formula="of:=[.B1216]+([.E1216]*([.A1217]-[.A1216]))" office:value-type="float" office:value="0.971667781854133" calcext:value-type="float">
            <text:p>0,971667781854133</text:p>
          </table:table-cell>
          <table:table-cell table:formula="of:=-[.$H$4]*[.B1217]" office:value-type="float" office:value="-0.485833890927067" calcext:value-type="float">
            <text:p>-0,485833890927067</text:p>
          </table:table-cell>
          <table:table-cell table:formula="of:=[.C1217]/[.$H$2]" office:value-type="float" office:value="-0.971667781854133" calcext:value-type="float">
            <text:p>-0,971667781854133</text:p>
          </table:table-cell>
          <table:table-cell table:formula="of:=[.E1216]+([.D1216]*([.A1217]-[.A1216]))" office:value-type="float" office:value="0.430167674616004" calcext:value-type="float">
            <text:p>0,430167674616004</text:p>
          </table:table-cell>
          <table:table-cell table:number-columns-repeated="3"/>
        </table:table-row>
        <table:table-row table:style-name="ro1">
          <table:table-cell table:formula="of:=[.A1217]+0.01" office:value-type="float" office:value="12.1599999999998" calcext:value-type="float">
            <text:p>12,1599999999998</text:p>
          </table:table-cell>
          <table:table-cell table:formula="of:=[.B1217]+([.E1217]*([.A1218]-[.A1217]))" office:value-type="float" office:value="0.975969458600293" calcext:value-type="float">
            <text:p>0,975969458600293</text:p>
          </table:table-cell>
          <table:table-cell table:formula="of:=-[.$H$4]*[.B1218]" office:value-type="float" office:value="-0.487984729300147" calcext:value-type="float">
            <text:p>-0,487984729300147</text:p>
          </table:table-cell>
          <table:table-cell table:formula="of:=[.C1218]/[.$H$2]" office:value-type="float" office:value="-0.975969458600293" calcext:value-type="float">
            <text:p>-0,975969458600293</text:p>
          </table:table-cell>
          <table:table-cell table:formula="of:=[.E1217]+([.D1217]*([.A1218]-[.A1217]))" office:value-type="float" office:value="0.420450996797463" calcext:value-type="float">
            <text:p>0,420450996797463</text:p>
          </table:table-cell>
          <table:table-cell table:number-columns-repeated="3"/>
        </table:table-row>
        <table:table-row table:style-name="ro1">
          <table:table-cell table:formula="of:=[.A1218]+0.01" office:value-type="float" office:value="12.1699999999998" calcext:value-type="float">
            <text:p>12,1699999999998</text:p>
          </table:table-cell>
          <table:table-cell table:formula="of:=[.B1218]+([.E1218]*([.A1219]-[.A1218]))" office:value-type="float" office:value="0.980173968568268" calcext:value-type="float">
            <text:p>0,980173968568268</text:p>
          </table:table-cell>
          <table:table-cell table:formula="of:=-[.$H$4]*[.B1219]" office:value-type="float" office:value="-0.490086984284134" calcext:value-type="float">
            <text:p>-0,490086984284134</text:p>
          </table:table-cell>
          <table:table-cell table:formula="of:=[.C1219]/[.$H$2]" office:value-type="float" office:value="-0.980173968568268" calcext:value-type="float">
            <text:p>-0,980173968568268</text:p>
          </table:table-cell>
          <table:table-cell table:formula="of:=[.E1218]+([.D1218]*([.A1219]-[.A1218]))" office:value-type="float" office:value="0.41069130221146" calcext:value-type="float">
            <text:p>0,41069130221146</text:p>
          </table:table-cell>
          <table:table-cell table:number-columns-repeated="3"/>
        </table:table-row>
        <table:table-row table:style-name="ro1">
          <table:table-cell table:formula="of:=[.A1219]+0.01" office:value-type="float" office:value="12.1799999999998" calcext:value-type="float">
            <text:p>12,1799999999998</text:p>
          </table:table-cell>
          <table:table-cell table:formula="of:=[.B1219]+([.E1219]*([.A1220]-[.A1219]))" office:value-type="float" office:value="0.984280881590382" calcext:value-type="float">
            <text:p>0,984280881590382</text:p>
          </table:table-cell>
          <table:table-cell table:formula="of:=-[.$H$4]*[.B1220]" office:value-type="float" office:value="-0.492140440795191" calcext:value-type="float">
            <text:p>-0,492140440795191</text:p>
          </table:table-cell>
          <table:table-cell table:formula="of:=[.C1220]/[.$H$2]" office:value-type="float" office:value="-0.984280881590382" calcext:value-type="float">
            <text:p>-0,984280881590382</text:p>
          </table:table-cell>
          <table:table-cell table:formula="of:=[.E1219]+([.D1219]*([.A1220]-[.A1219]))" office:value-type="float" office:value="0.400889562525778" calcext:value-type="float">
            <text:p>0,400889562525778</text:p>
          </table:table-cell>
          <table:table-cell table:number-columns-repeated="3"/>
        </table:table-row>
        <table:table-row table:style-name="ro1">
          <table:table-cell table:formula="of:=[.A1220]+0.01" office:value-type="float" office:value="12.1899999999998" calcext:value-type="float">
            <text:p>12,1899999999998</text:p>
          </table:table-cell>
          <table:table-cell table:formula="of:=[.B1220]+([.E1220]*([.A1221]-[.A1220]))" office:value-type="float" office:value="0.98828977721564" calcext:value-type="float">
            <text:p>0,98828977721564</text:p>
          </table:table-cell>
          <table:table-cell table:formula="of:=-[.$H$4]*[.B1221]" office:value-type="float" office:value="-0.49414488860782" calcext:value-type="float">
            <text:p>-0,49414488860782</text:p>
          </table:table-cell>
          <table:table-cell table:formula="of:=[.C1221]/[.$H$2]" office:value-type="float" office:value="-0.98828977721564" calcext:value-type="float">
            <text:p>-0,98828977721564</text:p>
          </table:table-cell>
          <table:table-cell table:formula="of:=[.E1220]+([.D1220]*([.A1221]-[.A1220]))" office:value-type="float" office:value="0.391046753709874" calcext:value-type="float">
            <text:p>0,391046753709874</text:p>
          </table:table-cell>
          <table:table-cell table:number-columns-repeated="3"/>
        </table:table-row>
        <table:table-row table:style-name="ro1">
          <table:table-cell table:formula="of:=[.A1221]+0.01" office:value-type="float" office:value="12.1999999999998" calcext:value-type="float">
            <text:p>12,1999999999998</text:p>
          </table:table-cell>
          <table:table-cell table:formula="of:=[.B1221]+([.E1221]*([.A1222]-[.A1221]))" office:value-type="float" office:value="0.992200244752739" calcext:value-type="float">
            <text:p>0,992200244752739</text:p>
          </table:table-cell>
          <table:table-cell table:formula="of:=-[.$H$4]*[.B1222]" office:value-type="float" office:value="-0.496100122376369" calcext:value-type="float">
            <text:p>-0,496100122376369</text:p>
          </table:table-cell>
          <table:table-cell table:formula="of:=[.C1222]/[.$H$2]" office:value-type="float" office:value="-0.992200244752739" calcext:value-type="float">
            <text:p>-0,992200244752739</text:p>
          </table:table-cell>
          <table:table-cell table:formula="of:=[.E1221]+([.D1221]*([.A1222]-[.A1221]))" office:value-type="float" office:value="0.381163855937718" calcext:value-type="float">
            <text:p>0,381163855937718</text:p>
          </table:table-cell>
          <table:table-cell table:number-columns-repeated="3"/>
        </table:table-row>
        <table:table-row table:style-name="ro1">
          <table:table-cell table:formula="of:=[.A1222]+0.01" office:value-type="float" office:value="12.2099999999998" calcext:value-type="float">
            <text:p>12,2099999999998</text:p>
          </table:table-cell>
          <table:table-cell table:formula="of:=[.B1222]+([.E1222]*([.A1223]-[.A1222]))" office:value-type="float" office:value="0.996011883312116" calcext:value-type="float">
            <text:p>0,996011883312116</text:p>
          </table:table-cell>
          <table:table-cell table:formula="of:=-[.$H$4]*[.B1223]" office:value-type="float" office:value="-0.498005941656058" calcext:value-type="float">
            <text:p>-0,498005941656058</text:p>
          </table:table-cell>
          <table:table-cell table:formula="of:=[.C1223]/[.$H$2]" office:value-type="float" office:value="-0.996011883312116" calcext:value-type="float">
            <text:p>-0,996011883312116</text:p>
          </table:table-cell>
          <table:table-cell table:formula="of:=[.E1222]+([.D1222]*([.A1223]-[.A1222]))" office:value-type="float" office:value="0.371241853490191" calcext:value-type="float">
            <text:p>0,371241853490191</text:p>
          </table:table-cell>
          <table:table-cell table:number-columns-repeated="3"/>
        </table:table-row>
        <table:table-row table:style-name="ro1">
          <table:table-cell table:formula="of:=[.A1223]+0.01" office:value-type="float" office:value="12.2199999999998" calcext:value-type="float">
            <text:p>12,2199999999998</text:p>
          </table:table-cell>
          <table:table-cell table:formula="of:=[.B1223]+([.E1223]*([.A1224]-[.A1223]))" office:value-type="float" office:value="0.999724301847018" calcext:value-type="float">
            <text:p>0,999724301847018</text:p>
          </table:table-cell>
          <table:table-cell table:formula="of:=-[.$H$4]*[.B1224]" office:value-type="float" office:value="-0.499862150923509" calcext:value-type="float">
            <text:p>-0,499862150923509</text:p>
          </table:table-cell>
          <table:table-cell table:formula="of:=[.C1224]/[.$H$2]" office:value-type="float" office:value="-0.999724301847018" calcext:value-type="float">
            <text:p>-0,999724301847018</text:p>
          </table:table-cell>
          <table:table-cell table:formula="of:=[.E1223]+([.D1223]*([.A1224]-[.A1223]))" office:value-type="float" office:value="0.36128173465707" calcext:value-type="float">
            <text:p>0,36128173465707</text:p>
          </table:table-cell>
          <table:table-cell table:number-columns-repeated="3"/>
        </table:table-row>
        <table:table-row table:style-name="ro1">
          <table:table-cell table:formula="of:=[.A1224]+0.01" office:value-type="float" office:value="12.2299999999998" calcext:value-type="float">
            <text:p>12,2299999999998</text:p>
          </table:table-cell>
          <table:table-cell table:formula="of:=[.B1224]+([.E1224]*([.A1225]-[.A1224]))" office:value-type="float" office:value="1.00333711919359" calcext:value-type="float">
            <text:p>1,00333711919359</text:p>
          </table:table-cell>
          <table:table-cell table:formula="of:=-[.$H$4]*[.B1225]" office:value-type="float" office:value="-0.501668559596794" calcext:value-type="float">
            <text:p>-0,501668559596794</text:p>
          </table:table-cell>
          <table:table-cell table:formula="of:=[.C1225]/[.$H$2]" office:value-type="float" office:value="-1.00333711919359" calcext:value-type="float">
            <text:p>-1,00333711919359</text:p>
          </table:table-cell>
          <table:table-cell table:formula="of:=[.E1224]+([.D1224]*([.A1225]-[.A1224]))" office:value-type="float" office:value="0.3512844916386" calcext:value-type="float">
            <text:p>0,3512844916386</text:p>
          </table:table-cell>
          <table:table-cell table:number-columns-repeated="3"/>
        </table:table-row>
        <table:table-row table:style-name="ro1">
          <table:table-cell table:formula="of:=[.A1225]+0.01" office:value-type="float" office:value="12.2399999999998" calcext:value-type="float">
            <text:p>12,2399999999998</text:p>
          </table:table-cell>
          <table:table-cell table:formula="of:=[.B1225]+([.E1225]*([.A1226]-[.A1225]))" office:value-type="float" office:value="1.00684996410997" calcext:value-type="float">
            <text:p>1,00684996410997</text:p>
          </table:table-cell>
          <table:table-cell table:formula="of:=-[.$H$4]*[.B1226]" office:value-type="float" office:value="-0.503424982054987" calcext:value-type="float">
            <text:p>-0,503424982054987</text:p>
          </table:table-cell>
          <table:table-cell table:formula="of:=[.C1226]/[.$H$2]" office:value-type="float" office:value="-1.00684996410997" calcext:value-type="float">
            <text:p>-1,00684996410997</text:p>
          </table:table-cell>
          <table:table-cell table:formula="of:=[.E1225]+([.D1225]*([.A1226]-[.A1225]))" office:value-type="float" office:value="0.341251120446664" calcext:value-type="float">
            <text:p>0,341251120446664</text:p>
          </table:table-cell>
          <table:table-cell table:number-columns-repeated="3"/>
        </table:table-row>
        <table:table-row table:style-name="ro1">
          <table:table-cell table:formula="of:=[.A1226]+0.01" office:value-type="float" office:value="12.2499999999998" calcext:value-type="float">
            <text:p>12,2499999999998</text:p>
          </table:table-cell>
          <table:table-cell table:formula="of:=[.B1226]+([.E1226]*([.A1227]-[.A1226]))" office:value-type="float" office:value="1.01026247531444" calcext:value-type="float">
            <text:p>1,01026247531444</text:p>
          </table:table-cell>
          <table:table-cell table:formula="of:=-[.$H$4]*[.B1227]" office:value-type="float" office:value="-0.50513123765722" calcext:value-type="float">
            <text:p>-0,50513123765722</text:p>
          </table:table-cell>
          <table:table-cell table:formula="of:=[.C1227]/[.$H$2]" office:value-type="float" office:value="-1.01026247531444" calcext:value-type="float">
            <text:p>-1,01026247531444</text:p>
          </table:table-cell>
          <table:table-cell table:formula="of:=[.E1226]+([.D1226]*([.A1227]-[.A1226]))" office:value-type="float" office:value="0.331182620805565" calcext:value-type="float">
            <text:p>0,331182620805565</text:p>
          </table:table-cell>
          <table:table-cell table:number-columns-repeated="3"/>
        </table:table-row>
        <table:table-row table:style-name="ro1">
          <table:table-cell table:formula="of:=[.A1227]+0.01" office:value-type="float" office:value="12.2599999999998" calcext:value-type="float">
            <text:p>12,2599999999998</text:p>
          </table:table-cell>
          <table:table-cell table:formula="of:=[.B1227]+([.E1227]*([.A1228]-[.A1227]))" office:value-type="float" office:value="1.0135743015225" calcext:value-type="float">
            <text:p>1,0135743015225</text:p>
          </table:table-cell>
          <table:table-cell table:formula="of:=-[.$H$4]*[.B1228]" office:value-type="float" office:value="-0.506787150761248" calcext:value-type="float">
            <text:p>-0,506787150761248</text:p>
          </table:table-cell>
          <table:table-cell table:formula="of:=[.C1228]/[.$H$2]" office:value-type="float" office:value="-1.0135743015225" calcext:value-type="float">
            <text:p>-1,0135743015225</text:p>
          </table:table-cell>
          <table:table-cell table:formula="of:=[.E1227]+([.D1227]*([.A1228]-[.A1227]))" office:value-type="float" office:value="0.321079996052421" calcext:value-type="float">
            <text:p>0,321079996052421</text:p>
          </table:table-cell>
          <table:table-cell table:number-columns-repeated="3"/>
        </table:table-row>
        <table:table-row table:style-name="ro1">
          <table:table-cell table:formula="of:=[.A1228]+0.01" office:value-type="float" office:value="12.2699999999998" calcext:value-type="float">
            <text:p>12,2699999999998</text:p>
          </table:table-cell>
          <table:table-cell table:formula="of:=[.B1228]+([.E1228]*([.A1229]-[.A1228]))" office:value-type="float" office:value="1.01678510148302" calcext:value-type="float">
            <text:p>1,01678510148302</text:p>
          </table:table-cell>
          <table:table-cell table:formula="of:=-[.$H$4]*[.B1229]" office:value-type="float" office:value="-0.50839255074151" calcext:value-type="float">
            <text:p>-0,50839255074151</text:p>
          </table:table-cell>
          <table:table-cell table:formula="of:=[.C1229]/[.$H$2]" office:value-type="float" office:value="-1.01678510148302" calcext:value-type="float">
            <text:p>-1,01678510148302</text:p>
          </table:table-cell>
          <table:table-cell table:formula="of:=[.E1228]+([.D1228]*([.A1229]-[.A1228]))" office:value-type="float" office:value="0.310944253037196" calcext:value-type="float">
            <text:p>0,310944253037196</text:p>
          </table:table-cell>
          <table:table-cell table:number-columns-repeated="3"/>
        </table:table-row>
        <table:table-row table:style-name="ro1">
          <table:table-cell table:formula="of:=[.A1229]+0.01" office:value-type="float" office:value="12.2799999999998" calcext:value-type="float">
            <text:p>12,2799999999998</text:p>
          </table:table-cell>
          <table:table-cell table:formula="of:=[.B1229]+([.E1229]*([.A1230]-[.A1229]))" office:value-type="float" office:value="1.01989454401339" calcext:value-type="float">
            <text:p>1,01989454401339</text:p>
          </table:table-cell>
          <table:table-cell table:formula="of:=-[.$H$4]*[.B1230]" office:value-type="float" office:value="-0.509947272006696" calcext:value-type="float">
            <text:p>-0,509947272006696</text:p>
          </table:table-cell>
          <table:table-cell table:formula="of:=[.C1230]/[.$H$2]" office:value-type="float" office:value="-1.01989454401339" calcext:value-type="float">
            <text:p>-1,01989454401339</text:p>
          </table:table-cell>
          <table:table-cell table:formula="of:=[.E1229]+([.D1229]*([.A1230]-[.A1229]))" office:value-type="float" office:value="0.300776402022366" calcext:value-type="float">
            <text:p>0,300776402022366</text:p>
          </table:table-cell>
          <table:table-cell table:number-columns-repeated="3"/>
        </table:table-row>
        <table:table-row table:style-name="ro1">
          <table:table-cell table:formula="of:=[.A1230]+0.01" office:value-type="float" office:value="12.2899999999998" calcext:value-type="float">
            <text:p>12,2899999999998</text:p>
          </table:table-cell>
          <table:table-cell table:formula="of:=[.B1230]+([.E1230]*([.A1231]-[.A1230]))" office:value-type="float" office:value="1.02290230803362" calcext:value-type="float">
            <text:p>1,02290230803362</text:p>
          </table:table-cell>
          <table:table-cell table:formula="of:=-[.$H$4]*[.B1231]" office:value-type="float" office:value="-0.511451154016808" calcext:value-type="float">
            <text:p>-0,511451154016808</text:p>
          </table:table-cell>
          <table:table-cell table:formula="of:=[.C1231]/[.$H$2]" office:value-type="float" office:value="-1.02290230803362" calcext:value-type="float">
            <text:p>-1,02290230803362</text:p>
          </table:table-cell>
          <table:table-cell table:formula="of:=[.E1230]+([.D1230]*([.A1231]-[.A1230]))" office:value-type="float" office:value="0.290577456582232" calcext:value-type="float">
            <text:p>0,290577456582232</text:p>
          </table:table-cell>
          <table:table-cell table:number-columns-repeated="3"/>
        </table:table-row>
        <table:table-row table:style-name="ro1">
          <table:table-cell table:formula="of:=[.A1231]+0.01" office:value-type="float" office:value="12.2999999999998" calcext:value-type="float">
            <text:p>12,2999999999998</text:p>
          </table:table-cell>
          <table:table-cell table:formula="of:=[.B1231]+([.E1231]*([.A1232]-[.A1231]))" office:value-type="float" office:value="1.02580808259944" calcext:value-type="float">
            <text:p>1,02580808259944</text:p>
          </table:table-cell>
          <table:table-cell table:formula="of:=-[.$H$4]*[.B1232]" office:value-type="float" office:value="-0.512904041299719" calcext:value-type="float">
            <text:p>-0,512904041299719</text:p>
          </table:table-cell>
          <table:table-cell table:formula="of:=[.C1232]/[.$H$2]" office:value-type="float" office:value="-1.02580808259944" calcext:value-type="float">
            <text:p>-1,02580808259944</text:p>
          </table:table-cell>
          <table:table-cell table:formula="of:=[.E1231]+([.D1231]*([.A1232]-[.A1231]))" office:value-type="float" office:value="0.280348433501896" calcext:value-type="float">
            <text:p>0,280348433501896</text:p>
          </table:table-cell>
          <table:table-cell table:number-columns-repeated="3"/>
        </table:table-row>
        <table:table-row table:style-name="ro1">
          <table:table-cell table:formula="of:=[.A1232]+0.01" office:value-type="float" office:value="12.3099999999998" calcext:value-type="float">
            <text:p>12,3099999999998</text:p>
          </table:table-cell>
          <table:table-cell table:formula="of:=[.B1232]+([.E1232]*([.A1233]-[.A1232]))" office:value-type="float" office:value="1.02861156693446" calcext:value-type="float">
            <text:p>1,02861156693446</text:p>
          </table:table-cell>
          <table:table-cell table:formula="of:=-[.$H$4]*[.B1233]" office:value-type="float" office:value="-0.514305783467229" calcext:value-type="float">
            <text:p>-0,514305783467229</text:p>
          </table:table-cell>
          <table:table-cell table:formula="of:=[.C1233]/[.$H$2]" office:value-type="float" office:value="-1.02861156693446" calcext:value-type="float">
            <text:p>-1,02861156693446</text:p>
          </table:table-cell>
          <table:table-cell table:formula="of:=[.E1232]+([.D1232]*([.A1233]-[.A1232]))" office:value-type="float" office:value="0.270090352675902" calcext:value-type="float">
            <text:p>0,270090352675902</text:p>
          </table:table-cell>
          <table:table-cell table:number-columns-repeated="3"/>
        </table:table-row>
        <table:table-row table:style-name="ro1">
          <table:table-cell table:formula="of:=[.A1233]+0.01" office:value-type="float" office:value="12.3199999999998" calcext:value-type="float">
            <text:p>12,3199999999998</text:p>
          </table:table-cell>
          <table:table-cell table:formula="of:=[.B1233]+([.E1233]*([.A1234]-[.A1233]))" office:value-type="float" office:value="1.03131247046122" calcext:value-type="float">
            <text:p>1,03131247046122</text:p>
          </table:table-cell>
          <table:table-cell table:formula="of:=-[.$H$4]*[.B1234]" office:value-type="float" office:value="-0.515656235230608" calcext:value-type="float">
            <text:p>-0,515656235230608</text:p>
          </table:table-cell>
          <table:table-cell table:formula="of:=[.C1234]/[.$H$2]" office:value-type="float" office:value="-1.03131247046122" calcext:value-type="float">
            <text:p>-1,03131247046122</text:p>
          </table:table-cell>
          <table:table-cell table:formula="of:=[.E1233]+([.D1233]*([.A1234]-[.A1233]))" office:value-type="float" office:value="0.259804237006558" calcext:value-type="float">
            <text:p>0,259804237006558</text:p>
          </table:table-cell>
          <table:table-cell table:number-columns-repeated="3"/>
        </table:table-row>
        <table:table-row table:style-name="ro1">
          <table:table-cell table:formula="of:=[.A1234]+0.01" office:value-type="float" office:value="12.3299999999998" calcext:value-type="float">
            <text:p>12,3299999999998</text:p>
          </table:table-cell>
          <table:table-cell table:formula="of:=[.B1234]+([.E1234]*([.A1235]-[.A1234]))" office:value-type="float" office:value="1.03391051283128" calcext:value-type="float">
            <text:p>1,03391051283128</text:p>
          </table:table-cell>
          <table:table-cell table:formula="of:=-[.$H$4]*[.B1235]" office:value-type="float" office:value="-0.516955256415641" calcext:value-type="float">
            <text:p>-0,516955256415641</text:p>
          </table:table-cell>
          <table:table-cell table:formula="of:=[.C1235]/[.$H$2]" office:value-type="float" office:value="-1.03391051283128" calcext:value-type="float">
            <text:p>-1,03391051283128</text:p>
          </table:table-cell>
          <table:table-cell table:formula="of:=[.E1234]+([.D1234]*([.A1235]-[.A1234]))" office:value-type="float" office:value="0.249491112301946" calcext:value-type="float">
            <text:p>0,249491112301946</text:p>
          </table:table-cell>
          <table:table-cell table:number-columns-repeated="3"/>
        </table:table-row>
        <table:table-row table:style-name="ro1">
          <table:table-cell table:formula="of:=[.A1235]+0.01" office:value-type="float" office:value="12.3399999999998" calcext:value-type="float">
            <text:p>12,3399999999998</text:p>
          </table:table-cell>
          <table:table-cell table:formula="of:=[.B1235]+([.E1235]*([.A1236]-[.A1235]))" office:value-type="float" office:value="1.0364054239543" calcext:value-type="float">
            <text:p>1,0364054239543</text:p>
          </table:table-cell>
          <table:table-cell table:formula="of:=-[.$H$4]*[.B1236]" office:value-type="float" office:value="-0.51820271197715" calcext:value-type="float">
            <text:p>-0,51820271197715</text:p>
          </table:table-cell>
          <table:table-cell table:formula="of:=[.C1236]/[.$H$2]" office:value-type="float" office:value="-1.0364054239543" calcext:value-type="float">
            <text:p>-1,0364054239543</text:p>
          </table:table-cell>
          <table:table-cell table:formula="of:=[.E1235]+([.D1235]*([.A1236]-[.A1235]))" office:value-type="float" office:value="0.239152007173633" calcext:value-type="float">
            <text:p>0,239152007173633</text:p>
          </table:table-cell>
          <table:table-cell table:number-columns-repeated="3"/>
        </table:table-row>
        <table:table-row table:style-name="ro1">
          <table:table-cell table:formula="of:=[.A1236]+0.01" office:value-type="float" office:value="12.3499999999998" calcext:value-type="float">
            <text:p>12,3499999999998</text:p>
          </table:table-cell>
          <table:table-cell table:formula="of:=[.B1236]+([.E1236]*([.A1237]-[.A1236]))" office:value-type="float" office:value="1.03879694402604" calcext:value-type="float">
            <text:p>1,03879694402604</text:p>
          </table:table-cell>
          <table:table-cell table:formula="of:=-[.$H$4]*[.B1237]" office:value-type="float" office:value="-0.519398472013019" calcext:value-type="float">
            <text:p>-0,519398472013019</text:p>
          </table:table-cell>
          <table:table-cell table:formula="of:=[.C1237]/[.$H$2]" office:value-type="float" office:value="-1.03879694402604" calcext:value-type="float">
            <text:p>-1,03879694402604</text:p>
          </table:table-cell>
          <table:table-cell table:formula="of:=[.E1236]+([.D1236]*([.A1237]-[.A1236]))" office:value-type="float" office:value="0.22878795293409" calcext:value-type="float">
            <text:p>0,22878795293409</text:p>
          </table:table-cell>
          <table:table-cell table:number-columns-repeated="3"/>
        </table:table-row>
        <table:table-row table:style-name="ro1">
          <table:table-cell table:formula="of:=[.A1237]+0.01" office:value-type="float" office:value="12.3599999999998" calcext:value-type="float">
            <text:p>12,3599999999998</text:p>
          </table:table-cell>
          <table:table-cell table:formula="of:=[.B1237]+([.E1237]*([.A1238]-[.A1237]))" office:value-type="float" office:value="1.04108482355538" calcext:value-type="float">
            <text:p>1,04108482355538</text:p>
          </table:table-cell>
          <table:table-cell table:formula="of:=-[.$H$4]*[.B1238]" office:value-type="float" office:value="-0.520542411777689" calcext:value-type="float">
            <text:p>-0,520542411777689</text:p>
          </table:table-cell>
          <table:table-cell table:formula="of:=[.C1238]/[.$H$2]" office:value-type="float" office:value="-1.04108482355538" calcext:value-type="float">
            <text:p>-1,04108482355538</text:p>
          </table:table-cell>
          <table:table-cell table:formula="of:=[.E1237]+([.D1237]*([.A1238]-[.A1237]))" office:value-type="float" office:value="0.21839998349383" calcext:value-type="float">
            <text:p>0,21839998349383</text:p>
          </table:table-cell>
          <table:table-cell table:number-columns-repeated="3"/>
        </table:table-row>
        <table:table-row table:style-name="ro1">
          <table:table-cell table:formula="of:=[.A1238]+0.01" office:value-type="float" office:value="12.3699999999998" calcext:value-type="float">
            <text:p>12,3699999999998</text:p>
          </table:table-cell>
          <table:table-cell table:formula="of:=[.B1238]+([.E1238]*([.A1239]-[.A1238]))" office:value-type="float" office:value="1.04326882339032" calcext:value-type="float">
            <text:p>1,04326882339032</text:p>
          </table:table-cell>
          <table:table-cell table:formula="of:=-[.$H$4]*[.B1239]" office:value-type="float" office:value="-0.521634411695158" calcext:value-type="float">
            <text:p>-0,521634411695158</text:p>
          </table:table-cell>
          <table:table-cell table:formula="of:=[.C1239]/[.$H$2]" office:value-type="float" office:value="-1.04326882339032" calcext:value-type="float">
            <text:p>-1,04326882339032</text:p>
          </table:table-cell>
          <table:table-cell table:formula="of:=[.E1238]+([.D1238]*([.A1239]-[.A1238]))" office:value-type="float" office:value="0.207989135258277" calcext:value-type="float">
            <text:p>0,207989135258277</text:p>
          </table:table-cell>
          <table:table-cell table:number-columns-repeated="3"/>
        </table:table-row>
        <table:table-row table:style-name="ro1">
          <table:table-cell table:formula="of:=[.A1239]+0.01" office:value-type="float" office:value="12.3799999999998" calcext:value-type="float">
            <text:p>12,3799999999998</text:p>
          </table:table-cell>
          <table:table-cell table:formula="of:=[.B1239]+([.E1239]*([.A1240]-[.A1239]))" office:value-type="float" office:value="1.0453487147429" calcext:value-type="float">
            <text:p>1,0453487147429</text:p>
          </table:table-cell>
          <table:table-cell table:formula="of:=-[.$H$4]*[.B1240]" office:value-type="float" office:value="-0.52267435737145" calcext:value-type="float">
            <text:p>-0,52267435737145</text:p>
          </table:table-cell>
          <table:table-cell table:formula="of:=[.C1240]/[.$H$2]" office:value-type="float" office:value="-1.0453487147429" calcext:value-type="float">
            <text:p>-1,0453487147429</text:p>
          </table:table-cell>
          <table:table-cell table:formula="of:=[.E1239]+([.D1239]*([.A1240]-[.A1239]))" office:value-type="float" office:value="0.197556447024374" calcext:value-type="float">
            <text:p>0,197556447024374</text:p>
          </table:table-cell>
          <table:table-cell table:number-columns-repeated="3"/>
        </table:table-row>
        <table:table-row table:style-name="ro1">
          <table:table-cell table:formula="of:=[.A1240]+0.01" office:value-type="float" office:value="12.3899999999998" calcext:value-type="float">
            <text:p>12,3899999999998</text:p>
          </table:table-cell>
          <table:table-cell table:formula="of:=[.B1240]+([.E1240]*([.A1241]-[.A1240]))" office:value-type="float" office:value="1.04732427921314" calcext:value-type="float">
            <text:p>1,04732427921314</text:p>
          </table:table-cell>
          <table:table-cell table:formula="of:=-[.$H$4]*[.B1241]" office:value-type="float" office:value="-0.523662139606572" calcext:value-type="float">
            <text:p>-0,523662139606572</text:p>
          </table:table-cell>
          <table:table-cell table:formula="of:=[.C1241]/[.$H$2]" office:value-type="float" office:value="-1.04732427921314" calcext:value-type="float">
            <text:p>-1,04732427921314</text:p>
          </table:table-cell>
          <table:table-cell table:formula="of:=[.E1240]+([.D1240]*([.A1241]-[.A1240]))" office:value-type="float" office:value="0.187102959876945" calcext:value-type="float">
            <text:p>0,187102959876945</text:p>
          </table:table-cell>
          <table:table-cell table:number-columns-repeated="3"/>
        </table:table-row>
        <table:table-row table:style-name="ro1">
          <table:table-cell table:formula="of:=[.A1241]+0.01" office:value-type="float" office:value="12.3999999999998" calcext:value-type="float">
            <text:p>12,3999999999998</text:p>
          </table:table-cell>
          <table:table-cell table:formula="of:=[.B1241]+([.E1241]*([.A1242]-[.A1241]))" office:value-type="float" office:value="1.04919530881191" calcext:value-type="float">
            <text:p>1,04919530881191</text:p>
          </table:table-cell>
          <table:table-cell table:formula="of:=-[.$H$4]*[.B1242]" office:value-type="float" office:value="-0.524597654405956" calcext:value-type="float">
            <text:p>-0,524597654405956</text:p>
          </table:table-cell>
          <table:table-cell table:formula="of:=[.C1242]/[.$H$2]" office:value-type="float" office:value="-1.04919530881191" calcext:value-type="float">
            <text:p>-1,04919530881191</text:p>
          </table:table-cell>
          <table:table-cell table:formula="of:=[.E1241]+([.D1241]*([.A1242]-[.A1241]))" office:value-type="float" office:value="0.176629717084814" calcext:value-type="float">
            <text:p>0,176629717084814</text:p>
          </table:table-cell>
          <table:table-cell table:number-columns-repeated="3"/>
        </table:table-row>
        <table:table-row table:style-name="ro1">
          <table:table-cell table:formula="of:=[.A1242]+0.01" office:value-type="float" office:value="12.4099999999998" calcext:value-type="float">
            <text:p>12,4099999999998</text:p>
          </table:table-cell>
          <table:table-cell table:formula="of:=[.B1242]+([.E1242]*([.A1243]-[.A1242]))" office:value-type="float" office:value="1.05096160598276" calcext:value-type="float">
            <text:p>1,05096160598276</text:p>
          </table:table-cell>
          <table:table-cell table:formula="of:=-[.$H$4]*[.B1243]" office:value-type="float" office:value="-0.52548080299138" calcext:value-type="float">
            <text:p>-0,52548080299138</text:p>
          </table:table-cell>
          <table:table-cell table:formula="of:=[.C1243]/[.$H$2]" office:value-type="float" office:value="-1.05096160598276" calcext:value-type="float">
            <text:p>-1,05096160598276</text:p>
          </table:table-cell>
          <table:table-cell table:formula="of:=[.E1242]+([.D1242]*([.A1243]-[.A1242]))" office:value-type="float" office:value="0.166137763996695" calcext:value-type="float">
            <text:p>0,166137763996695</text:p>
          </table:table-cell>
          <table:table-cell table:number-columns-repeated="3"/>
        </table:table-row>
        <table:table-row table:style-name="ro1">
          <table:table-cell table:formula="of:=[.A1243]+0.01" office:value-type="float" office:value="12.4199999999998" calcext:value-type="float">
            <text:p>12,4199999999998</text:p>
          </table:table-cell>
          <table:table-cell table:formula="of:=[.B1243]+([.E1243]*([.A1244]-[.A1243]))" office:value-type="float" office:value="1.05262298362273" calcext:value-type="float">
            <text:p>1,05262298362273</text:p>
          </table:table-cell>
          <table:table-cell table:formula="of:=-[.$H$4]*[.B1244]" office:value-type="float" office:value="-0.526311491811364" calcext:value-type="float">
            <text:p>-0,526311491811364</text:p>
          </table:table-cell>
          <table:table-cell table:formula="of:=[.C1244]/[.$H$2]" office:value-type="float" office:value="-1.05262298362273" calcext:value-type="float">
            <text:p>-1,05262298362273</text:p>
          </table:table-cell>
          <table:table-cell table:formula="of:=[.E1243]+([.D1243]*([.A1244]-[.A1243]))" office:value-type="float" office:value="0.155628147936868" calcext:value-type="float">
            <text:p>0,155628147936868</text:p>
          </table:table-cell>
          <table:table-cell table:number-columns-repeated="3"/>
        </table:table-row>
        <table:table-row table:style-name="ro1">
          <table:table-cell table:formula="of:=[.A1244]+0.01" office:value-type="float" office:value="12.4299999999998" calcext:value-type="float">
            <text:p>12,4299999999998</text:p>
          </table:table-cell>
          <table:table-cell table:formula="of:=[.B1244]+([.E1244]*([.A1245]-[.A1244]))" office:value-type="float" office:value="1.0541792651021" calcext:value-type="float">
            <text:p>1,0541792651021</text:p>
          </table:table-cell>
          <table:table-cell table:formula="of:=-[.$H$4]*[.B1245]" office:value-type="float" office:value="-0.527089632551048" calcext:value-type="float">
            <text:p>-0,527089632551048</text:p>
          </table:table-cell>
          <table:table-cell table:formula="of:=[.C1245]/[.$H$2]" office:value-type="float" office:value="-1.0541792651021" calcext:value-type="float">
            <text:p>-1,0541792651021</text:p>
          </table:table-cell>
          <table:table-cell table:formula="of:=[.E1244]+([.D1244]*([.A1245]-[.A1244]))" office:value-type="float" office:value="0.145101918100641" calcext:value-type="float">
            <text:p>0,145101918100641</text:p>
          </table:table-cell>
          <table:table-cell table:number-columns-repeated="3"/>
        </table:table-row>
        <table:table-row table:style-name="ro1">
          <table:table-cell table:formula="of:=[.A1245]+0.01" office:value-type="float" office:value="12.4399999999998" calcext:value-type="float">
            <text:p>12,4399999999998</text:p>
          </table:table-cell>
          <table:table-cell table:formula="of:=[.B1245]+([.E1245]*([.A1246]-[.A1245]))" office:value-type="float" office:value="1.0556302842831" calcext:value-type="float">
            <text:p>1,0556302842831</text:p>
          </table:table-cell>
          <table:table-cell table:formula="of:=-[.$H$4]*[.B1246]" office:value-type="float" office:value="-0.527815142141551" calcext:value-type="float">
            <text:p>-0,527815142141551</text:p>
          </table:table-cell>
          <table:table-cell table:formula="of:=[.C1246]/[.$H$2]" office:value-type="float" office:value="-1.0556302842831" calcext:value-type="float">
            <text:p>-1,0556302842831</text:p>
          </table:table-cell>
          <table:table-cell table:formula="of:=[.E1245]+([.D1245]*([.A1246]-[.A1245]))" office:value-type="float" office:value="0.13456012544962" calcext:value-type="float">
            <text:p>0,13456012544962</text:p>
          </table:table-cell>
          <table:table-cell table:number-columns-repeated="3"/>
        </table:table-row>
        <table:table-row table:style-name="ro1">
          <table:table-cell table:formula="of:=[.A1246]+0.01" office:value-type="float" office:value="12.4499999999998" calcext:value-type="float">
            <text:p>12,4499999999998</text:p>
          </table:table-cell>
          <table:table-cell table:formula="of:=[.B1246]+([.E1246]*([.A1247]-[.A1246]))" office:value-type="float" office:value="1.0569758855376" calcext:value-type="float">
            <text:p>1,0569758855376</text:p>
          </table:table-cell>
          <table:table-cell table:formula="of:=-[.$H$4]*[.B1247]" office:value-type="float" office:value="-0.528487942768799" calcext:value-type="float">
            <text:p>-0,528487942768799</text:p>
          </table:table-cell>
          <table:table-cell table:formula="of:=[.C1247]/[.$H$2]" office:value-type="float" office:value="-1.0569758855376" calcext:value-type="float">
            <text:p>-1,0569758855376</text:p>
          </table:table-cell>
          <table:table-cell table:formula="of:=[.E1246]+([.D1246]*([.A1247]-[.A1246]))" office:value-type="float" office:value="0.124003822606789" calcext:value-type="float">
            <text:p>0,124003822606789</text:p>
          </table:table-cell>
          <table:table-cell table:number-columns-repeated="3"/>
        </table:table-row>
        <table:table-row table:style-name="ro1">
          <table:table-cell table:formula="of:=[.A1247]+0.01" office:value-type="float" office:value="12.4599999999998" calcext:value-type="float">
            <text:p>12,4599999999998</text:p>
          </table:table-cell>
          <table:table-cell table:formula="of:=[.B1247]+([.E1247]*([.A1248]-[.A1247]))" office:value-type="float" office:value="1.05821592376367" calcext:value-type="float">
            <text:p>1,05821592376367</text:p>
          </table:table-cell>
          <table:table-cell table:formula="of:=-[.$H$4]*[.B1248]" office:value-type="float" office:value="-0.529107961881833" calcext:value-type="float">
            <text:p>-0,529107961881833</text:p>
          </table:table-cell>
          <table:table-cell table:formula="of:=[.C1248]/[.$H$2]" office:value-type="float" office:value="-1.05821592376367" calcext:value-type="float">
            <text:p>-1,05821592376367</text:p>
          </table:table-cell>
          <table:table-cell table:formula="of:=[.E1247]+([.D1247]*([.A1248]-[.A1247]))" office:value-type="float" office:value="0.113434063751413" calcext:value-type="float">
            <text:p>0,113434063751413</text:p>
          </table:table-cell>
          <table:table-cell table:number-columns-repeated="3"/>
        </table:table-row>
        <table:table-row table:style-name="ro1">
          <table:table-cell table:formula="of:=[.A1248]+0.01" office:value-type="float" office:value="12.4699999999998" calcext:value-type="float">
            <text:p>12,4699999999998</text:p>
          </table:table-cell>
          <table:table-cell table:formula="of:=[.B1248]+([.E1248]*([.A1249]-[.A1248]))" office:value-type="float" office:value="1.05935026440118" calcext:value-type="float">
            <text:p>1,05935026440118</text:p>
          </table:table-cell>
          <table:table-cell table:formula="of:=-[.$H$4]*[.B1249]" office:value-type="float" office:value="-0.52967513220059" calcext:value-type="float">
            <text:p>-0,52967513220059</text:p>
          </table:table-cell>
          <table:table-cell table:formula="of:=[.C1249]/[.$H$2]" office:value-type="float" office:value="-1.05935026440118" calcext:value-type="float">
            <text:p>-1,05935026440118</text:p>
          </table:table-cell>
          <table:table-cell table:formula="of:=[.E1248]+([.D1248]*([.A1249]-[.A1248]))" office:value-type="float" office:value="0.102851904513777" calcext:value-type="float">
            <text:p>0,102851904513777</text:p>
          </table:table-cell>
          <table:table-cell table:number-columns-repeated="3"/>
        </table:table-row>
        <table:table-row table:style-name="ro1">
          <table:table-cell table:formula="of:=[.A1249]+0.01" office:value-type="float" office:value="12.4799999999998" calcext:value-type="float">
            <text:p>12,4799999999998</text:p>
          </table:table-cell>
          <table:table-cell table:formula="of:=[.B1249]+([.E1249]*([.A1250]-[.A1249]))" office:value-type="float" office:value="1.06037878344632" calcext:value-type="float">
            <text:p>1,06037878344632</text:p>
          </table:table-cell>
          <table:table-cell table:formula="of:=-[.$H$4]*[.B1250]" office:value-type="float" office:value="-0.530189391723159" calcext:value-type="float">
            <text:p>-0,530189391723159</text:p>
          </table:table-cell>
          <table:table-cell table:formula="of:=[.C1250]/[.$H$2]" office:value-type="float" office:value="-1.06037878344632" calcext:value-type="float">
            <text:p>-1,06037878344632</text:p>
          </table:table-cell>
          <table:table-cell table:formula="of:=[.E1249]+([.D1249]*([.A1250]-[.A1249]))" office:value-type="float" office:value="0.0922584018697653" calcext:value-type="float">
            <text:p>0,092258401869765</text:p>
          </table:table-cell>
          <table:table-cell table:number-columns-repeated="3"/>
        </table:table-row>
        <table:table-row table:style-name="ro1">
          <table:table-cell table:formula="of:=[.A1250]+0.01" office:value-type="float" office:value="12.4899999999998" calcext:value-type="float">
            <text:p>12,4899999999998</text:p>
          </table:table-cell>
          <table:table-cell table:formula="of:=[.B1250]+([.E1250]*([.A1251]-[.A1250]))" office:value-type="float" office:value="1.06130136746502" calcext:value-type="float">
            <text:p>1,06130136746502</text:p>
          </table:table-cell>
          <table:table-cell table:formula="of:=-[.$H$4]*[.B1251]" office:value-type="float" office:value="-0.530650683732508" calcext:value-type="float">
            <text:p>-0,530650683732508</text:p>
          </table:table-cell>
          <table:table-cell table:formula="of:=[.C1251]/[.$H$2]" office:value-type="float" office:value="-1.06130136746502" calcext:value-type="float">
            <text:p>-1,06130136746502</text:p>
          </table:table-cell>
          <table:table-cell table:formula="of:=[.E1250]+([.D1250]*([.A1251]-[.A1250]))" office:value-type="float" office:value="0.0816546140353023" calcext:value-type="float">
            <text:p>0,081654614035302</text:p>
          </table:table-cell>
          <table:table-cell table:number-columns-repeated="3"/>
        </table:table-row>
        <table:table-row table:style-name="ro1">
          <table:table-cell table:formula="of:=[.A1251]+0.01" office:value-type="float" office:value="12.4999999999998" calcext:value-type="float">
            <text:p>12,4999999999998</text:p>
          </table:table-cell>
          <table:table-cell table:formula="of:=[.B1251]+([.E1251]*([.A1252]-[.A1251]))" office:value-type="float" office:value="1.06211791360537" calcext:value-type="float">
            <text:p>1,06211791360537</text:p>
          </table:table-cell>
          <table:table-cell table:formula="of:=-[.$H$4]*[.B1252]" office:value-type="float" office:value="-0.531058956802685" calcext:value-type="float">
            <text:p>-0,531058956802685</text:p>
          </table:table-cell>
          <table:table-cell table:formula="of:=[.C1252]/[.$H$2]" office:value-type="float" office:value="-1.06211791360537" calcext:value-type="float">
            <text:p>-1,06211791360537</text:p>
          </table:table-cell>
          <table:table-cell table:formula="of:=[.E1251]+([.D1251]*([.A1252]-[.A1251]))" office:value-type="float" office:value="0.0710416003606523" calcext:value-type="float">
            <text:p>0,071041600360652</text:p>
          </table:table-cell>
          <table:table-cell table:number-columns-repeated="3"/>
        </table:table-row>
        <table:table-row table:style-name="ro1">
          <table:table-cell table:formula="of:=[.A1252]+0.01" office:value-type="float" office:value="12.5099999999998" calcext:value-type="float">
            <text:p>12,5099999999998</text:p>
          </table:table-cell>
          <table:table-cell table:formula="of:=[.B1252]+([.E1252]*([.A1253]-[.A1252]))" office:value-type="float" office:value="1.06282832960898" calcext:value-type="float">
            <text:p>1,06282832960898</text:p>
          </table:table-cell>
          <table:table-cell table:formula="of:=-[.$H$4]*[.B1253]" office:value-type="float" office:value="-0.531414164804488" calcext:value-type="float">
            <text:p>-0,531414164804488</text:p>
          </table:table-cell>
          <table:table-cell table:formula="of:=[.C1253]/[.$H$2]" office:value-type="float" office:value="-1.06282832960898" calcext:value-type="float">
            <text:p>-1,06282832960898</text:p>
          </table:table-cell>
          <table:table-cell table:formula="of:=[.E1252]+([.D1252]*([.A1253]-[.A1252]))" office:value-type="float" office:value="0.0604204212245989" calcext:value-type="float">
            <text:p>0,060420421224599</text:p>
          </table:table-cell>
          <table:table-cell table:number-columns-repeated="3"/>
        </table:table-row>
        <table:table-row table:style-name="ro1">
          <table:table-cell table:formula="of:=[.A1253]+0.01" office:value-type="float" office:value="12.5199999999998" calcext:value-type="float">
            <text:p>12,5199999999998</text:p>
          </table:table-cell>
          <table:table-cell table:formula="of:=[.B1253]+([.E1253]*([.A1254]-[.A1253]))" office:value-type="float" office:value="1.06343253382122" calcext:value-type="float">
            <text:p>1,06343253382122</text:p>
          </table:table-cell>
          <table:table-cell table:formula="of:=-[.$H$4]*[.B1254]" office:value-type="float" office:value="-0.531716266910611" calcext:value-type="float">
            <text:p>-0,531716266910611</text:p>
          </table:table-cell>
          <table:table-cell table:formula="of:=[.C1254]/[.$H$2]" office:value-type="float" office:value="-1.06343253382122" calcext:value-type="float">
            <text:p>-1,06343253382122</text:p>
          </table:table-cell>
          <table:table-cell table:formula="of:=[.E1253]+([.D1253]*([.A1254]-[.A1253]))" office:value-type="float" office:value="0.0497921379285094" calcext:value-type="float">
            <text:p>0,049792137928509</text:p>
          </table:table-cell>
          <table:table-cell table:number-columns-repeated="3"/>
        </table:table-row>
        <table:table-row table:style-name="ro1">
          <table:table-cell table:formula="of:=[.A1254]+0.01" office:value-type="float" office:value="12.5299999999998" calcext:value-type="float">
            <text:p>12,5299999999998</text:p>
          </table:table-cell>
          <table:table-cell table:formula="of:=[.B1254]+([.E1254]*([.A1255]-[.A1254]))" office:value-type="float" office:value="1.06393045520051" calcext:value-type="float">
            <text:p>1,06393045520051</text:p>
          </table:table-cell>
          <table:table-cell table:formula="of:=-[.$H$4]*[.B1255]" office:value-type="float" office:value="-0.531965227600253" calcext:value-type="float">
            <text:p>-0,531965227600253</text:p>
          </table:table-cell>
          <table:table-cell table:formula="of:=[.C1255]/[.$H$2]" office:value-type="float" office:value="-1.06393045520051" calcext:value-type="float">
            <text:p>-1,06393045520051</text:p>
          </table:table-cell>
          <table:table-cell table:formula="of:=[.E1254]+([.D1254]*([.A1255]-[.A1254]))" office:value-type="float" office:value="0.0391578125902974" calcext:value-type="float">
            <text:p>0,039157812590297</text:p>
          </table:table-cell>
          <table:table-cell table:number-columns-repeated="3"/>
        </table:table-row>
        <table:table-row table:style-name="ro1">
          <table:table-cell table:formula="of:=[.A1255]+0.01" office:value-type="float" office:value="12.5399999999998" calcext:value-type="float">
            <text:p>12,5399999999998</text:p>
          </table:table-cell>
          <table:table-cell table:formula="of:=[.B1255]+([.E1255]*([.A1256]-[.A1255]))" office:value-type="float" office:value="1.06432203332641" calcext:value-type="float">
            <text:p>1,06432203332641</text:p>
          </table:table-cell>
          <table:table-cell table:formula="of:=-[.$H$4]*[.B1256]" office:value-type="float" office:value="-0.532161016663205" calcext:value-type="float">
            <text:p>-0,532161016663205</text:p>
          </table:table-cell>
          <table:table-cell table:formula="of:=[.C1256]/[.$H$2]" office:value-type="float" office:value="-1.06432203332641" calcext:value-type="float">
            <text:p>-1,06432203332641</text:p>
          </table:table-cell>
          <table:table-cell table:formula="of:=[.E1255]+([.D1255]*([.A1256]-[.A1255]))" office:value-type="float" office:value="0.0285185080382925" calcext:value-type="float">
            <text:p>0,028518508038293</text:p>
          </table:table-cell>
          <table:table-cell table:number-columns-repeated="3"/>
        </table:table-row>
        <table:table-row table:style-name="ro1">
          <table:table-cell table:formula="of:=[.A1256]+0.01" office:value-type="float" office:value="12.5499999999998" calcext:value-type="float">
            <text:p>12,5499999999998</text:p>
          </table:table-cell>
          <table:table-cell table:formula="of:=[.B1256]+([.E1256]*([.A1257]-[.A1256]))" office:value-type="float" office:value="1.06460721840679" calcext:value-type="float">
            <text:p>1,06460721840679</text:p>
          </table:table-cell>
          <table:table-cell table:formula="of:=-[.$H$4]*[.B1257]" office:value-type="float" office:value="-0.532303609203396" calcext:value-type="float">
            <text:p>-0,532303609203396</text:p>
          </table:table-cell>
          <table:table-cell table:formula="of:=[.C1257]/[.$H$2]" office:value-type="float" office:value="-1.06460721840679" calcext:value-type="float">
            <text:p>-1,06460721840679</text:p>
          </table:table-cell>
          <table:table-cell table:formula="of:=[.E1256]+([.D1256]*([.A1257]-[.A1256]))" office:value-type="float" office:value="0.0178752877050287" calcext:value-type="float">
            <text:p>0,017875287705029</text:p>
          </table:table-cell>
          <table:table-cell table:number-columns-repeated="3"/>
        </table:table-row>
        <table:table-row table:style-name="ro1">
          <table:table-cell table:formula="of:=[.A1257]+0.01" office:value-type="float" office:value="12.5599999999998" calcext:value-type="float">
            <text:p>12,5599999999998</text:p>
          </table:table-cell>
          <table:table-cell table:formula="of:=[.B1257]+([.E1257]*([.A1258]-[.A1257]))" office:value-type="float" office:value="1.06478597128384" calcext:value-type="float">
            <text:p>1,06478597128384</text:p>
          </table:table-cell>
          <table:table-cell table:formula="of:=-[.$H$4]*[.B1258]" office:value-type="float" office:value="-0.532392985641921" calcext:value-type="float">
            <text:p>-0,532392985641921</text:p>
          </table:table-cell>
          <table:table-cell table:formula="of:=[.C1258]/[.$H$2]" office:value-type="float" office:value="-1.06478597128384" calcext:value-type="float">
            <text:p>-1,06478597128384</text:p>
          </table:table-cell>
          <table:table-cell table:formula="of:=[.E1257]+([.D1257]*([.A1258]-[.A1257]))" office:value-type="float" office:value="0.00722921552096096" calcext:value-type="float">
            <text:p>0,007229215520961</text:p>
          </table:table-cell>
          <table:table-cell table:number-columns-repeated="3"/>
        </table:table-row>
        <table:table-row table:style-name="ro1">
          <table:table-cell table:formula="of:=[.A1258]+0.01" office:value-type="float" office:value="12.5699999999998" calcext:value-type="float">
            <text:p>12,5699999999998</text:p>
          </table:table-cell>
          <table:table-cell table:formula="of:=[.B1258]+([.E1258]*([.A1259]-[.A1258]))" office:value-type="float" office:value="1.06485826343905" calcext:value-type="float">
            <text:p>1,06485826343905</text:p>
          </table:table-cell>
          <table:table-cell table:formula="of:=-[.$H$4]*[.B1259]" office:value-type="float" office:value="-0.532429131719526" calcext:value-type="float">
            <text:p>-0,532429131719526</text:p>
          </table:table-cell>
          <table:table-cell table:formula="of:=[.C1259]/[.$H$2]" office:value-type="float" office:value="-1.06485826343905" calcext:value-type="float">
            <text:p>-1,06485826343905</text:p>
          </table:table-cell>
          <table:table-cell table:formula="of:=[.E1258]+([.D1258]*([.A1259]-[.A1258]))" office:value-type="float" office:value="-0.00341864419187724" calcext:value-type="float">
            <text:p>-0,003418644191877</text:p>
          </table:table-cell>
          <table:table-cell table:number-columns-repeated="3"/>
        </table:table-row>
        <table:table-row table:style-name="ro1">
          <table:table-cell table:formula="of:=[.A1259]+0.01" office:value-type="float" office:value="12.5799999999998" calcext:value-type="float">
            <text:p>12,5799999999998</text:p>
          </table:table-cell>
          <table:table-cell table:formula="of:=[.B1259]+([.E1259]*([.A1260]-[.A1259]))" office:value-type="float" office:value="1.06482407699713" calcext:value-type="float">
            <text:p>1,06482407699713</text:p>
          </table:table-cell>
          <table:table-cell table:formula="of:=-[.$H$4]*[.B1260]" office:value-type="float" office:value="-0.532412038498567" calcext:value-type="float">
            <text:p>-0,532412038498567</text:p>
          </table:table-cell>
          <table:table-cell table:formula="of:=[.C1260]/[.$H$2]" office:value-type="float" office:value="-1.06482407699713" calcext:value-type="float">
            <text:p>-1,06482407699713</text:p>
          </table:table-cell>
          <table:table-cell table:formula="of:=[.E1259]+([.D1259]*([.A1260]-[.A1259]))" office:value-type="float" office:value="-0.0140672268262675" calcext:value-type="float">
            <text:p>-0,014067226826268</text:p>
          </table:table-cell>
          <table:table-cell table:number-columns-repeated="3"/>
        </table:table-row>
        <table:table-row table:style-name="ro1">
          <table:table-cell table:formula="of:=[.A1260]+0.01" office:value-type="float" office:value="12.5899999999998" calcext:value-type="float">
            <text:p>12,5899999999998</text:p>
          </table:table-cell>
          <table:table-cell table:formula="of:=[.B1260]+([.E1260]*([.A1261]-[.A1260]))" office:value-type="float" office:value="1.06468340472887" calcext:value-type="float">
            <text:p>1,06468340472887</text:p>
          </table:table-cell>
          <table:table-cell table:formula="of:=-[.$H$4]*[.B1261]" office:value-type="float" office:value="-0.532341702364435" calcext:value-type="float">
            <text:p>-0,532341702364435</text:p>
          </table:table-cell>
          <table:table-cell table:formula="of:=[.C1261]/[.$H$2]" office:value-type="float" office:value="-1.06468340472887" calcext:value-type="float">
            <text:p>-1,06468340472887</text:p>
          </table:table-cell>
          <table:table-cell table:formula="of:=[.E1260]+([.D1260]*([.A1261]-[.A1260]))" office:value-type="float" office:value="-0.0247154675962386" calcext:value-type="float">
            <text:p>-0,024715467596239</text:p>
          </table:table-cell>
          <table:table-cell table:number-columns-repeated="3"/>
        </table:table-row>
        <table:table-row table:style-name="ro1">
          <table:table-cell table:formula="of:=[.A1261]+0.01" office:value-type="float" office:value="12.5999999999998" calcext:value-type="float">
            <text:p>12,5999999999998</text:p>
          </table:table-cell>
          <table:table-cell table:formula="of:=[.B1261]+([.E1261]*([.A1262]-[.A1261]))" office:value-type="float" office:value="1.06443625005291" calcext:value-type="float">
            <text:p>1,06443625005291</text:p>
          </table:table-cell>
          <table:table-cell table:formula="of:=-[.$H$4]*[.B1262]" office:value-type="float" office:value="-0.532218125026454" calcext:value-type="float">
            <text:p>-0,532218125026454</text:p>
          </table:table-cell>
          <table:table-cell table:formula="of:=[.C1262]/[.$H$2]" office:value-type="float" office:value="-1.06443625005291" calcext:value-type="float">
            <text:p>-1,06443625005291</text:p>
          </table:table-cell>
          <table:table-cell table:formula="of:=[.E1261]+([.D1261]*([.A1262]-[.A1261]))" office:value-type="float" office:value="-0.0353623016435271" calcext:value-type="float">
            <text:p>-0,035362301643527</text:p>
          </table:table-cell>
          <table:table-cell table:number-columns-repeated="3"/>
        </table:table-row>
        <table:table-row table:style-name="ro1">
          <table:table-cell table:formula="of:=[.A1262]+0.01" office:value-type="float" office:value="12.6099999999998" calcext:value-type="float">
            <text:p>12,6099999999998</text:p>
          </table:table-cell>
          <table:table-cell table:formula="of:=[.B1262]+([.E1262]*([.A1263]-[.A1262]))" office:value-type="float" office:value="1.06408262703647" calcext:value-type="float">
            <text:p>1,06408262703647</text:p>
          </table:table-cell>
          <table:table-cell table:formula="of:=-[.$H$4]*[.B1263]" office:value-type="float" office:value="-0.532041313518237" calcext:value-type="float">
            <text:p>-0,532041313518237</text:p>
          </table:table-cell>
          <table:table-cell table:formula="of:=[.C1263]/[.$H$2]" office:value-type="float" office:value="-1.06408262703647" calcext:value-type="float">
            <text:p>-1,06408262703647</text:p>
          </table:table-cell>
          <table:table-cell table:formula="of:=[.E1262]+([.D1262]*([.A1263]-[.A1262]))" office:value-type="float" office:value="-0.046006664144056" calcext:value-type="float">
            <text:p>-0,046006664144056</text:p>
          </table:table-cell>
          <table:table-cell table:number-columns-repeated="3"/>
        </table:table-row>
        <table:table-row table:style-name="ro1">
          <table:table-cell table:formula="of:=[.A1263]+0.01" office:value-type="float" office:value="12.6199999999998" calcext:value-type="float">
            <text:p>12,6199999999998</text:p>
          </table:table-cell>
          <table:table-cell table:formula="of:=[.B1263]+([.E1263]*([.A1264]-[.A1263]))" office:value-type="float" office:value="1.06362256039503" calcext:value-type="float">
            <text:p>1,06362256039503</text:p>
          </table:table-cell>
          <table:table-cell table:formula="of:=-[.$H$4]*[.B1264]" office:value-type="float" office:value="-0.531811280197516" calcext:value-type="float">
            <text:p>-0,531811280197516</text:p>
          </table:table-cell>
          <table:table-cell table:formula="of:=[.C1264]/[.$H$2]" office:value-type="float" office:value="-1.06362256039503" calcext:value-type="float">
            <text:p>-1,06362256039503</text:p>
          </table:table-cell>
          <table:table-cell table:formula="of:=[.E1263]+([.D1263]*([.A1264]-[.A1263]))" office:value-type="float" office:value="-0.0566474904144205" calcext:value-type="float">
            <text:p>-0,056647490414421</text:p>
          </table:table-cell>
          <table:table-cell table:number-columns-repeated="3"/>
        </table:table-row>
        <table:table-row table:style-name="ro1">
          <table:table-cell table:formula="of:=[.A1264]+0.01" office:value-type="float" office:value="12.6299999999998" calcext:value-type="float">
            <text:p>12,6299999999998</text:p>
          </table:table-cell>
          <table:table-cell table:formula="of:=[.B1264]+([.E1264]*([.A1265]-[.A1264]))" office:value-type="float" office:value="1.06305608549089" calcext:value-type="float">
            <text:p>1,06305608549089</text:p>
          </table:table-cell>
          <table:table-cell table:formula="of:=-[.$H$4]*[.B1265]" office:value-type="float" office:value="-0.531528042745444" calcext:value-type="float">
            <text:p>-0,531528042745444</text:p>
          </table:table-cell>
          <table:table-cell table:formula="of:=[.C1265]/[.$H$2]" office:value-type="float" office:value="-1.06305608549089" calcext:value-type="float">
            <text:p>-1,06305608549089</text:p>
          </table:table-cell>
          <table:table-cell table:formula="of:=[.E1264]+([.D1264]*([.A1265]-[.A1264]))" office:value-type="float" office:value="-0.0672837160183706" calcext:value-type="float">
            <text:p>-0,067283716018371</text:p>
          </table:table-cell>
          <table:table-cell table:number-columns-repeated="3"/>
        </table:table-row>
        <table:table-row table:style-name="ro1">
          <table:table-cell table:formula="of:=[.A1265]+0.01" office:value-type="float" office:value="12.6399999999998" calcext:value-type="float">
            <text:p>12,6399999999998</text:p>
          </table:table-cell>
          <table:table-cell table:formula="of:=[.B1265]+([.E1265]*([.A1266]-[.A1265]))" office:value-type="float" office:value="1.06238324833071" calcext:value-type="float">
            <text:p>1,06238324833071</text:p>
          </table:table-cell>
          <table:table-cell table:formula="of:=-[.$H$4]*[.B1266]" office:value-type="float" office:value="-0.531191624165353" calcext:value-type="float">
            <text:p>-0,531191624165353</text:p>
          </table:table-cell>
          <table:table-cell table:formula="of:=[.C1266]/[.$H$2]" office:value-type="float" office:value="-1.06238324833071" calcext:value-type="float">
            <text:p>-1,06238324833071</text:p>
          </table:table-cell>
          <table:table-cell table:formula="of:=[.E1265]+([.D1265]*([.A1266]-[.A1265]))" office:value-type="float" office:value="-0.0779142768732792" calcext:value-type="float">
            <text:p>-0,077914276873279</text:p>
          </table:table-cell>
          <table:table-cell table:number-columns-repeated="3"/>
        </table:table-row>
        <table:table-row table:style-name="ro1">
          <table:table-cell table:formula="of:=[.A1266]+0.01" office:value-type="float" office:value="12.6499999999998" calcext:value-type="float">
            <text:p>12,6499999999998</text:p>
          </table:table-cell>
          <table:table-cell table:formula="of:=[.B1266]+([.E1266]*([.A1267]-[.A1266]))" office:value-type="float" office:value="1.06160410556197" calcext:value-type="float">
            <text:p>1,06160410556197</text:p>
          </table:table-cell>
          <table:table-cell table:formula="of:=-[.$H$4]*[.B1267]" office:value-type="float" office:value="-0.530802052780986" calcext:value-type="float">
            <text:p>-0,530802052780986</text:p>
          </table:table-cell>
          <table:table-cell table:formula="of:=[.C1267]/[.$H$2]" office:value-type="float" office:value="-1.06160410556197" calcext:value-type="float">
            <text:p>-1,06160410556197</text:p>
          </table:table-cell>
          <table:table-cell table:formula="of:=[.E1266]+([.D1266]*([.A1267]-[.A1266]))" office:value-type="float" office:value="-0.0885381093565861" calcext:value-type="float">
            <text:p>-0,088538109356586</text:p>
          </table:table-cell>
          <table:table-cell table:number-columns-repeated="3"/>
        </table:table-row>
        <table:table-row table:style-name="ro1">
          <table:table-cell table:formula="of:=[.A1267]+0.01" office:value-type="float" office:value="12.6599999999998" calcext:value-type="float">
            <text:p>12,6599999999998</text:p>
          </table:table-cell>
          <table:table-cell table:formula="of:=[.B1267]+([.E1267]*([.A1268]-[.A1267]))" office:value-type="float" office:value="1.06071872446841" calcext:value-type="float">
            <text:p>1,06071872446841</text:p>
          </table:table-cell>
          <table:table-cell table:formula="of:=-[.$H$4]*[.B1268]" office:value-type="float" office:value="-0.530359362234203" calcext:value-type="float">
            <text:p>-0,530359362234203</text:p>
          </table:table-cell>
          <table:table-cell table:formula="of:=[.C1268]/[.$H$2]" office:value-type="float" office:value="-1.06071872446841" calcext:value-type="float">
            <text:p>-1,06071872446841</text:p>
          </table:table-cell>
          <table:table-cell table:formula="of:=[.E1267]+([.D1267]*([.A1268]-[.A1267]))" office:value-type="float" office:value="-0.0991541504122056" calcext:value-type="float">
            <text:p>-0,099154150412206</text:p>
          </table:table-cell>
          <table:table-cell table:number-columns-repeated="3"/>
        </table:table-row>
        <table:table-row table:style-name="ro1">
          <table:table-cell table:formula="of:=[.A1268]+0.01" office:value-type="float" office:value="12.6699999999998" calcext:value-type="float">
            <text:p>12,6699999999998</text:p>
          </table:table-cell>
          <table:table-cell table:formula="of:=[.B1268]+([.E1268]*([.A1269]-[.A1268]))" office:value-type="float" office:value="1.05972718296428" calcext:value-type="float">
            <text:p>1,05972718296428</text:p>
          </table:table-cell>
          <table:table-cell table:formula="of:=-[.$H$4]*[.B1269]" office:value-type="float" office:value="-0.529863591482142" calcext:value-type="float">
            <text:p>-0,529863591482142</text:p>
          </table:table-cell>
          <table:table-cell table:formula="of:=[.C1269]/[.$H$2]" office:value-type="float" office:value="-1.05972718296428" calcext:value-type="float">
            <text:p>-1,05972718296428</text:p>
          </table:table-cell>
          <table:table-cell table:formula="of:=[.E1268]+([.D1268]*([.A1269]-[.A1268]))" office:value-type="float" office:value="-0.109761337656889" calcext:value-type="float">
            <text:p>-0,109761337656889</text:p>
          </table:table-cell>
          <table:table-cell table:number-columns-repeated="3"/>
        </table:table-row>
        <table:table-row table:style-name="ro1">
          <table:table-cell table:formula="of:=[.A1269]+0.01" office:value-type="float" office:value="12.6799999999998" calcext:value-type="float">
            <text:p>12,6799999999998</text:p>
          </table:table-cell>
          <table:table-cell table:formula="of:=[.B1269]+([.E1269]*([.A1270]-[.A1269]))" office:value-type="float" office:value="1.05862956958772" calcext:value-type="float">
            <text:p>1,05862956958772</text:p>
          </table:table-cell>
          <table:table-cell table:formula="of:=-[.$H$4]*[.B1270]" office:value-type="float" office:value="-0.529314784793858" calcext:value-type="float">
            <text:p>-0,529314784793858</text:p>
          </table:table-cell>
          <table:table-cell table:formula="of:=[.C1270]/[.$H$2]" office:value-type="float" office:value="-1.05862956958772" calcext:value-type="float">
            <text:p>-1,05862956958772</text:p>
          </table:table-cell>
          <table:table-cell table:formula="of:=[.E1269]+([.D1269]*([.A1270]-[.A1269]))" office:value-type="float" office:value="-0.120358609486532" calcext:value-type="float">
            <text:p>-0,120358609486532</text:p>
          </table:table-cell>
          <table:table-cell table:number-columns-repeated="3"/>
        </table:table-row>
        <table:table-row table:style-name="ro1">
          <table:table-cell table:formula="of:=[.A1270]+0.01" office:value-type="float" office:value="12.6899999999998" calcext:value-type="float">
            <text:p>12,6899999999998</text:p>
          </table:table-cell>
          <table:table-cell table:formula="of:=[.B1270]+([.E1270]*([.A1271]-[.A1270]))" office:value-type="float" office:value="1.05742598349285" calcext:value-type="float">
            <text:p>1,05742598349285</text:p>
          </table:table-cell>
          <table:table-cell table:formula="of:=-[.$H$4]*[.B1271]" office:value-type="float" office:value="-0.528712991746425" calcext:value-type="float">
            <text:p>-0,528712991746425</text:p>
          </table:table-cell>
          <table:table-cell table:formula="of:=[.C1271]/[.$H$2]" office:value-type="float" office:value="-1.05742598349285" calcext:value-type="float">
            <text:p>-1,05742598349285</text:p>
          </table:table-cell>
          <table:table-cell table:formula="of:=[.E1270]+([.D1270]*([.A1271]-[.A1270]))" office:value-type="float" office:value="-0.130944905182409" calcext:value-type="float">
            <text:p>-0,130944905182409</text:p>
          </table:table-cell>
          <table:table-cell table:number-columns-repeated="3"/>
        </table:table-row>
        <table:table-row table:style-name="ro1">
          <table:table-cell table:formula="of:=[.A1271]+0.01" office:value-type="float" office:value="12.6999999999998" calcext:value-type="float">
            <text:p>12,6999999999998</text:p>
          </table:table-cell>
          <table:table-cell table:formula="of:=[.B1271]+([.E1271]*([.A1272]-[.A1271]))" office:value-type="float" office:value="1.05611653444103" calcext:value-type="float">
            <text:p>1,05611653444103</text:p>
          </table:table-cell>
          <table:table-cell table:formula="of:=-[.$H$4]*[.B1272]" office:value-type="float" office:value="-0.528058267220513" calcext:value-type="float">
            <text:p>-0,528058267220513</text:p>
          </table:table-cell>
          <table:table-cell table:formula="of:=[.C1272]/[.$H$2]" office:value-type="float" office:value="-1.05611653444103" calcext:value-type="float">
            <text:p>-1,05611653444103</text:p>
          </table:table-cell>
          <table:table-cell table:formula="of:=[.E1271]+([.D1271]*([.A1272]-[.A1271]))" office:value-type="float" office:value="-0.141519165017337" calcext:value-type="float">
            <text:p>-0,141519165017337</text:p>
          </table:table-cell>
          <table:table-cell table:number-columns-repeated="3"/>
        </table:table-row>
        <table:table-row table:style-name="ro1">
          <table:table-cell table:formula="of:=[.A1272]+0.01" office:value-type="float" office:value="12.7099999999998" calcext:value-type="float">
            <text:p>12,7099999999998</text:p>
          </table:table-cell>
          <table:table-cell table:formula="of:=[.B1272]+([.E1272]*([.A1273]-[.A1272]))" office:value-type="float" office:value="1.05470134279085" calcext:value-type="float">
            <text:p>1,05470134279085</text:p>
          </table:table-cell>
          <table:table-cell table:formula="of:=-[.$H$4]*[.B1273]" office:value-type="float" office:value="-0.527350671395427" calcext:value-type="float">
            <text:p>-0,527350671395427</text:p>
          </table:table-cell>
          <table:table-cell table:formula="of:=[.C1273]/[.$H$2]" office:value-type="float" office:value="-1.05470134279085" calcext:value-type="float">
            <text:p>-1,05470134279085</text:p>
          </table:table-cell>
          <table:table-cell table:formula="of:=[.E1272]+([.D1272]*([.A1273]-[.A1272]))" office:value-type="float" office:value="-0.152080330361747" calcext:value-type="float">
            <text:p>-0,152080330361747</text:p>
          </table:table-cell>
          <table:table-cell table:number-columns-repeated="3"/>
        </table:table-row>
        <table:table-row table:style-name="ro1">
          <table:table-cell table:formula="of:=[.A1273]+0.01" office:value-type="float" office:value="12.7199999999998" calcext:value-type="float">
            <text:p>12,7199999999998</text:p>
          </table:table-cell>
          <table:table-cell table:formula="of:=[.B1273]+([.E1273]*([.A1274]-[.A1273]))" office:value-type="float" office:value="1.05318053948724" calcext:value-type="float">
            <text:p>1,05318053948724</text:p>
          </table:table-cell>
          <table:table-cell table:formula="of:=-[.$H$4]*[.B1274]" office:value-type="float" office:value="-0.526590269743618" calcext:value-type="float">
            <text:p>-0,526590269743618</text:p>
          </table:table-cell>
          <table:table-cell table:formula="of:=[.C1274]/[.$H$2]" office:value-type="float" office:value="-1.05318053948724" calcext:value-type="float">
            <text:p>-1,05318053948724</text:p>
          </table:table-cell>
          <table:table-cell table:formula="of:=[.E1273]+([.D1273]*([.A1274]-[.A1273]))" office:value-type="float" office:value="-0.162627343789656" calcext:value-type="float">
            <text:p>-0,162627343789656</text:p>
          </table:table-cell>
          <table:table-cell table:number-columns-repeated="3"/>
        </table:table-row>
        <table:table-row table:style-name="ro1">
          <table:table-cell table:formula="of:=[.A1274]+0.01" office:value-type="float" office:value="12.7299999999998" calcext:value-type="float">
            <text:p>12,7299999999998</text:p>
          </table:table-cell>
          <table:table-cell table:formula="of:=[.B1274]+([.E1274]*([.A1275]-[.A1274]))" office:value-type="float" office:value="1.05155426604934" calcext:value-type="float">
            <text:p>1,05155426604934</text:p>
          </table:table-cell>
          <table:table-cell table:formula="of:=-[.$H$4]*[.B1275]" office:value-type="float" office:value="-0.52577713302467" calcext:value-type="float">
            <text:p>-0,52577713302467</text:p>
          </table:table-cell>
          <table:table-cell table:formula="of:=[.C1275]/[.$H$2]" office:value-type="float" office:value="-1.05155426604934" calcext:value-type="float">
            <text:p>-1,05155426604934</text:p>
          </table:table-cell>
          <table:table-cell table:formula="of:=[.E1274]+([.D1274]*([.A1275]-[.A1274]))" office:value-type="float" office:value="-0.173159149184528" calcext:value-type="float">
            <text:p>-0,173159149184528</text:p>
          </table:table-cell>
          <table:table-cell table:number-columns-repeated="3"/>
        </table:table-row>
        <table:table-row table:style-name="ro1">
          <table:table-cell table:formula="of:=[.A1275]+0.01" office:value-type="float" office:value="12.7399999999998" calcext:value-type="float">
            <text:p>12,7399999999998</text:p>
          </table:table-cell>
          <table:table-cell table:formula="of:=[.B1275]+([.E1275]*([.A1276]-[.A1275]))" office:value-type="float" office:value="1.04982267455749" calcext:value-type="float">
            <text:p>1,04982267455749</text:p>
          </table:table-cell>
          <table:table-cell table:formula="of:=-[.$H$4]*[.B1276]" office:value-type="float" office:value="-0.524911337278747" calcext:value-type="float">
            <text:p>-0,524911337278747</text:p>
          </table:table-cell>
          <table:table-cell table:formula="of:=[.C1276]/[.$H$2]" office:value-type="float" office:value="-1.04982267455749" calcext:value-type="float">
            <text:p>-1,04982267455749</text:p>
          </table:table-cell>
          <table:table-cell table:formula="of:=[.E1275]+([.D1275]*([.A1276]-[.A1275]))" office:value-type="float" office:value="-0.183674691845021" calcext:value-type="float">
            <text:p>-0,183674691845021</text:p>
          </table:table-cell>
          <table:table-cell table:number-columns-repeated="3"/>
        </table:table-row>
        <table:table-row table:style-name="ro1">
          <table:table-cell table:formula="of:=[.A1276]+0.01" office:value-type="float" office:value="12.7499999999998" calcext:value-type="float">
            <text:p>12,7499999999998</text:p>
          </table:table-cell>
          <table:table-cell table:formula="of:=[.B1276]+([.E1276]*([.A1277]-[.A1276]))" office:value-type="float" office:value="1.04798592763904" calcext:value-type="float">
            <text:p>1,04798592763904</text:p>
          </table:table-cell>
          <table:table-cell table:formula="of:=-[.$H$4]*[.B1277]" office:value-type="float" office:value="-0.523992963819522" calcext:value-type="float">
            <text:p>-0,523992963819522</text:p>
          </table:table-cell>
          <table:table-cell table:formula="of:=[.C1277]/[.$H$2]" office:value-type="float" office:value="-1.04798592763904" calcext:value-type="float">
            <text:p>-1,04798592763904</text:p>
          </table:table-cell>
          <table:table-cell table:formula="of:=[.E1276]+([.D1276]*([.A1277]-[.A1276]))" office:value-type="float" office:value="-0.194172918590596" calcext:value-type="float">
            <text:p>-0,194172918590596</text:p>
          </table:table-cell>
          <table:table-cell table:number-columns-repeated="3"/>
        </table:table-row>
        <table:table-row table:style-name="ro1">
          <table:table-cell table:formula="of:=[.A1277]+0.01" office:value-type="float" office:value="12.7599999999998" calcext:value-type="float">
            <text:p>12,7599999999998</text:p>
          </table:table-cell>
          <table:table-cell table:formula="of:=[.B1277]+([.E1277]*([.A1278]-[.A1277]))" office:value-type="float" office:value="1.04604419845314" calcext:value-type="float">
            <text:p>1,04604419845314</text:p>
          </table:table-cell>
          <table:table-cell table:formula="of:=-[.$H$4]*[.B1278]" office:value-type="float" office:value="-0.523022099226569" calcext:value-type="float">
            <text:p>-0,523022099226569</text:p>
          </table:table-cell>
          <table:table-cell table:formula="of:=[.C1278]/[.$H$2]" office:value-type="float" office:value="-1.04604419845314" calcext:value-type="float">
            <text:p>-1,04604419845314</text:p>
          </table:table-cell>
          <table:table-cell table:formula="of:=[.E1277]+([.D1277]*([.A1278]-[.A1277]))" office:value-type="float" office:value="-0.204652777866986" calcext:value-type="float">
            <text:p>-0,204652777866986</text:p>
          </table:table-cell>
          <table:table-cell table:number-columns-repeated="3"/>
        </table:table-row>
        <table:table-row table:style-name="ro1">
          <table:table-cell table:formula="of:=[.A1278]+0.01" office:value-type="float" office:value="12.7699999999998" calcext:value-type="float">
            <text:p>12,7699999999998</text:p>
          </table:table-cell>
          <table:table-cell table:formula="of:=[.B1278]+([.E1278]*([.A1279]-[.A1278]))" office:value-type="float" office:value="1.04399767067447" calcext:value-type="float">
            <text:p>1,04399767067447</text:p>
          </table:table-cell>
          <table:table-cell table:formula="of:=-[.$H$4]*[.B1279]" office:value-type="float" office:value="-0.521998835337234" calcext:value-type="float">
            <text:p>-0,521998835337234</text:p>
          </table:table-cell>
          <table:table-cell table:formula="of:=[.C1279]/[.$H$2]" office:value-type="float" office:value="-1.04399767067447" calcext:value-type="float">
            <text:p>-1,04399767067447</text:p>
          </table:table-cell>
          <table:table-cell table:formula="of:=[.E1278]+([.D1278]*([.A1279]-[.A1278]))" office:value-type="float" office:value="-0.215113219851517" calcext:value-type="float">
            <text:p>-0,215113219851517</text:p>
          </table:table-cell>
          <table:table-cell table:number-columns-repeated="3"/>
        </table:table-row>
        <table:table-row table:style-name="ro1">
          <table:table-cell table:formula="of:=[.A1279]+0.01" office:value-type="float" office:value="12.7799999999998" calcext:value-type="float">
            <text:p>12,7799999999998</text:p>
          </table:table-cell>
          <table:table-cell table:formula="of:=[.B1279]+([.E1279]*([.A1280]-[.A1279]))" office:value-type="float" office:value="1.04184653847595" calcext:value-type="float">
            <text:p>1,04184653847595</text:p>
          </table:table-cell>
          <table:table-cell table:formula="of:=-[.$H$4]*[.B1280]" office:value-type="float" office:value="-0.520923269237977" calcext:value-type="float">
            <text:p>-0,520923269237977</text:p>
          </table:table-cell>
          <table:table-cell table:formula="of:=[.C1280]/[.$H$2]" office:value-type="float" office:value="-1.04184653847595" calcext:value-type="float">
            <text:p>-1,04184653847595</text:p>
          </table:table-cell>
          <table:table-cell table:formula="of:=[.E1279]+([.D1279]*([.A1280]-[.A1279]))" office:value-type="float" office:value="-0.225553196558261" calcext:value-type="float">
            <text:p>-0,225553196558261</text:p>
          </table:table-cell>
          <table:table-cell table:number-columns-repeated="3"/>
        </table:table-row>
        <table:table-row table:style-name="ro1">
          <table:table-cell table:formula="of:=[.A1280]+0.01" office:value-type="float" office:value="12.7899999999998" calcext:value-type="float">
            <text:p>12,7899999999998</text:p>
          </table:table-cell>
          <table:table-cell table:formula="of:=[.B1280]+([.E1280]*([.A1281]-[.A1280]))" office:value-type="float" office:value="1.03959100651037" calcext:value-type="float">
            <text:p>1,03959100651037</text:p>
          </table:table-cell>
          <table:table-cell table:formula="of:=-[.$H$4]*[.B1281]" office:value-type="float" office:value="-0.519795503255185" calcext:value-type="float">
            <text:p>-0,519795503255185</text:p>
          </table:table-cell>
          <table:table-cell table:formula="of:=[.C1281]/[.$H$2]" office:value-type="float" office:value="-1.03959100651037" calcext:value-type="float">
            <text:p>-1,03959100651037</text:p>
          </table:table-cell>
          <table:table-cell table:formula="of:=[.E1280]+([.D1280]*([.A1281]-[.A1280]))" office:value-type="float" office:value="-0.235971661943021" calcext:value-type="float">
            <text:p>-0,235971661943021</text:p>
          </table:table-cell>
          <table:table-cell table:number-columns-repeated="3"/>
        </table:table-row>
        <table:table-row table:style-name="ro1">
          <table:table-cell table:formula="of:=[.A1281]+0.01" office:value-type="float" office:value="12.7999999999998" calcext:value-type="float">
            <text:p>12,7999999999998</text:p>
          </table:table-cell>
          <table:table-cell table:formula="of:=[.B1281]+([.E1281]*([.A1282]-[.A1281]))" office:value-type="float" office:value="1.03723128989094" calcext:value-type="float">
            <text:p>1,03723128989094</text:p>
          </table:table-cell>
          <table:table-cell table:formula="of:=-[.$H$4]*[.B1282]" office:value-type="float" office:value="-0.51861564494547" calcext:value-type="float">
            <text:p>-0,51861564494547</text:p>
          </table:table-cell>
          <table:table-cell table:formula="of:=[.C1282]/[.$H$2]" office:value-type="float" office:value="-1.03723128989094" calcext:value-type="float">
            <text:p>-1,03723128989094</text:p>
          </table:table-cell>
          <table:table-cell table:formula="of:=[.E1281]+([.D1281]*([.A1282]-[.A1281]))" office:value-type="float" office:value="-0.246367572008124" calcext:value-type="float">
            <text:p>-0,246367572008124</text:p>
          </table:table-cell>
          <table:table-cell table:number-columns-repeated="3"/>
        </table:table-row>
        <table:table-row table:style-name="ro1">
          <table:table-cell table:formula="of:=[.A1282]+0.01" office:value-type="float" office:value="12.8099999999998" calcext:value-type="float">
            <text:p>12,8099999999998</text:p>
          </table:table-cell>
          <table:table-cell table:formula="of:=[.B1282]+([.E1282]*([.A1283]-[.A1282]))" office:value-type="float" office:value="1.03476761417086" calcext:value-type="float">
            <text:p>1,03476761417086</text:p>
          </table:table-cell>
          <table:table-cell table:formula="of:=-[.$H$4]*[.B1283]" office:value-type="float" office:value="-0.51738380708543" calcext:value-type="float">
            <text:p>-0,51738380708543</text:p>
          </table:table-cell>
          <table:table-cell table:formula="of:=[.C1283]/[.$H$2]" office:value-type="float" office:value="-1.03476761417086" calcext:value-type="float">
            <text:p>-1,03476761417086</text:p>
          </table:table-cell>
          <table:table-cell table:formula="of:=[.E1282]+([.D1282]*([.A1283]-[.A1282]))" office:value-type="float" office:value="-0.256739884907033" calcext:value-type="float">
            <text:p>-0,256739884907033</text:p>
          </table:table-cell>
          <table:table-cell table:number-columns-repeated="3"/>
        </table:table-row>
        <table:table-row table:style-name="ro1">
          <table:table-cell table:formula="of:=[.A1283]+0.01" office:value-type="float" office:value="12.8199999999998" calcext:value-type="float">
            <text:p>12,8199999999998</text:p>
          </table:table-cell>
          <table:table-cell table:formula="of:=[.B1283]+([.E1283]*([.A1284]-[.A1283]))" office:value-type="float" office:value="1.03220021532179" calcext:value-type="float">
            <text:p>1,03220021532179</text:p>
          </table:table-cell>
          <table:table-cell table:formula="of:=-[.$H$4]*[.B1284]" office:value-type="float" office:value="-0.516100107660895" calcext:value-type="float">
            <text:p>-0,516100107660895</text:p>
          </table:table-cell>
          <table:table-cell table:formula="of:=[.C1284]/[.$H$2]" office:value-type="float" office:value="-1.03220021532179" calcext:value-type="float">
            <text:p>-1,03220021532179</text:p>
          </table:table-cell>
          <table:table-cell table:formula="of:=[.E1283]+([.D1283]*([.A1284]-[.A1283]))" office:value-type="float" office:value="-0.267087561048742" calcext:value-type="float">
            <text:p>-0,267087561048742</text:p>
          </table:table-cell>
          <table:table-cell table:number-columns-repeated="3"/>
        </table:table-row>
        <table:table-row table:style-name="ro1">
          <table:table-cell table:formula="of:=[.A1284]+0.01" office:value-type="float" office:value="12.8299999999998" calcext:value-type="float">
            <text:p>12,8299999999998</text:p>
          </table:table-cell>
          <table:table-cell table:formula="of:=[.B1284]+([.E1284]*([.A1285]-[.A1284]))" office:value-type="float" office:value="1.0295293397113" calcext:value-type="float">
            <text:p>1,0295293397113</text:p>
          </table:table-cell>
          <table:table-cell table:formula="of:=-[.$H$4]*[.B1285]" office:value-type="float" office:value="-0.514764669855651" calcext:value-type="float">
            <text:p>-0,514764669855651</text:p>
          </table:table-cell>
          <table:table-cell table:formula="of:=[.C1285]/[.$H$2]" office:value-type="float" office:value="-1.0295293397113" calcext:value-type="float">
            <text:p>-1,0295293397113</text:p>
          </table:table-cell>
          <table:table-cell table:formula="of:=[.E1284]+([.D1284]*([.A1285]-[.A1284]))" office:value-type="float" office:value="-0.277409563201959" calcext:value-type="float">
            <text:p>-0,277409563201959</text:p>
          </table:table-cell>
          <table:table-cell table:number-columns-repeated="3"/>
        </table:table-row>
        <table:table-row table:style-name="ro1">
          <table:table-cell table:formula="of:=[.A1285]+0.01" office:value-type="float" office:value="12.8399999999998" calcext:value-type="float">
            <text:p>12,8399999999998</text:p>
          </table:table-cell>
          <table:table-cell table:formula="of:=[.B1285]+([.E1285]*([.A1286]-[.A1285]))" office:value-type="float" office:value="1.02675524407928" calcext:value-type="float">
            <text:p>1,02675524407928</text:p>
          </table:table-cell>
          <table:table-cell table:formula="of:=-[.$H$4]*[.B1286]" office:value-type="float" office:value="-0.513377622039641" calcext:value-type="float">
            <text:p>-0,513377622039641</text:p>
          </table:table-cell>
          <table:table-cell table:formula="of:=[.C1286]/[.$H$2]" office:value-type="float" office:value="-1.02675524407928" calcext:value-type="float">
            <text:p>-1,02675524407928</text:p>
          </table:table-cell>
          <table:table-cell table:formula="of:=[.E1285]+([.D1285]*([.A1286]-[.A1285]))" office:value-type="float" office:value="-0.287704856599072" calcext:value-type="float">
            <text:p>-0,287704856599072</text:p>
          </table:table-cell>
          <table:table-cell table:number-columns-repeated="3"/>
        </table:table-row>
        <table:table-row table:style-name="ro1">
          <table:table-cell table:formula="of:=[.A1286]+0.01" office:value-type="float" office:value="12.8499999999998" calcext:value-type="float">
            <text:p>12,8499999999998</text:p>
          </table:table-cell>
          <table:table-cell table:formula="of:=[.B1286]+([.E1286]*([.A1287]-[.A1286]))" office:value-type="float" office:value="1.02387819551329" calcext:value-type="float">
            <text:p>1,02387819551329</text:p>
          </table:table-cell>
          <table:table-cell table:formula="of:=-[.$H$4]*[.B1287]" office:value-type="float" office:value="-0.511939097756646" calcext:value-type="float">
            <text:p>-0,511939097756646</text:p>
          </table:table-cell>
          <table:table-cell table:formula="of:=[.C1287]/[.$H$2]" office:value-type="float" office:value="-1.02387819551329" calcext:value-type="float">
            <text:p>-1,02387819551329</text:p>
          </table:table-cell>
          <table:table-cell table:formula="of:=[.E1286]+([.D1286]*([.A1287]-[.A1286]))" office:value-type="float" office:value="-0.297972409039865" calcext:value-type="float">
            <text:p>-0,297972409039865</text:p>
          </table:table-cell>
          <table:table-cell table:number-columns-repeated="3"/>
        </table:table-row>
        <table:table-row table:style-name="ro1">
          <table:table-cell table:formula="of:=[.A1287]+0.01" office:value-type="float" office:value="12.8599999999998" calcext:value-type="float">
            <text:p>12,8599999999998</text:p>
          </table:table-cell>
          <table:table-cell table:formula="of:=[.B1287]+([.E1287]*([.A1288]-[.A1287]))" office:value-type="float" office:value="1.02089847142289" calcext:value-type="float">
            <text:p>1,02089847142289</text:p>
          </table:table-cell>
          <table:table-cell table:formula="of:=-[.$H$4]*[.B1288]" office:value-type="float" office:value="-0.510449235711447" calcext:value-type="float">
            <text:p>-0,510449235711447</text:p>
          </table:table-cell>
          <table:table-cell table:formula="of:=[.C1288]/[.$H$2]" office:value-type="float" office:value="-1.02089847142289" calcext:value-type="float">
            <text:p>-1,02089847142289</text:p>
          </table:table-cell>
          <table:table-cell table:formula="of:=[.E1287]+([.D1287]*([.A1288]-[.A1287]))" office:value-type="float" office:value="-0.308211190994998" calcext:value-type="float">
            <text:p>-0,308211190994998</text:p>
          </table:table-cell>
          <table:table-cell table:number-columns-repeated="3"/>
        </table:table-row>
        <table:table-row table:style-name="ro1">
          <table:table-cell table:formula="of:=[.A1288]+0.01" office:value-type="float" office:value="12.8699999999998" calcext:value-type="float">
            <text:p>12,8699999999998</text:p>
          </table:table-cell>
          <table:table-cell table:formula="of:=[.B1288]+([.E1288]*([.A1289]-[.A1288]))" office:value-type="float" office:value="1.01781635951294" calcext:value-type="float">
            <text:p>1,01781635951294</text:p>
          </table:table-cell>
          <table:table-cell table:formula="of:=-[.$H$4]*[.B1289]" office:value-type="float" office:value="-0.508908179756472" calcext:value-type="float">
            <text:p>-0,508908179756472</text:p>
          </table:table-cell>
          <table:table-cell table:formula="of:=[.C1289]/[.$H$2]" office:value-type="float" office:value="-1.01781635951294" calcext:value-type="float">
            <text:p>-1,01781635951294</text:p>
          </table:table-cell>
          <table:table-cell table:formula="of:=[.E1288]+([.D1288]*([.A1289]-[.A1288]))" office:value-type="float" office:value="-0.318420175709226" calcext:value-type="float">
            <text:p>-0,318420175709226</text:p>
          </table:table-cell>
          <table:table-cell table:number-columns-repeated="3"/>
        </table:table-row>
        <table:table-row table:style-name="ro1">
          <table:table-cell table:formula="of:=[.A1289]+0.01" office:value-type="float" office:value="12.8799999999998" calcext:value-type="float">
            <text:p>12,8799999999998</text:p>
          </table:table-cell>
          <table:table-cell table:formula="of:=[.B1289]+([.E1289]*([.A1290]-[.A1289]))" office:value-type="float" office:value="1.01463215775585" calcext:value-type="float">
            <text:p>1,01463215775585</text:p>
          </table:table-cell>
          <table:table-cell table:formula="of:=-[.$H$4]*[.B1290]" office:value-type="float" office:value="-0.507316078877925" calcext:value-type="float">
            <text:p>-0,507316078877925</text:p>
          </table:table-cell>
          <table:table-cell table:formula="of:=[.C1290]/[.$H$2]" office:value-type="float" office:value="-1.01463215775585" calcext:value-type="float">
            <text:p>-1,01463215775585</text:p>
          </table:table-cell>
          <table:table-cell table:formula="of:=[.E1289]+([.D1289]*([.A1290]-[.A1289]))" office:value-type="float" office:value="-0.328598339304356" calcext:value-type="float">
            <text:p>-0,328598339304356</text:p>
          </table:table-cell>
          <table:table-cell table:number-columns-repeated="3"/>
        </table:table-row>
        <table:table-row table:style-name="ro1">
          <table:table-cell table:formula="of:=[.A1290]+0.01" office:value-type="float" office:value="12.8899999999998" calcext:value-type="float">
            <text:p>12,8899999999998</text:p>
          </table:table-cell>
          <table:table-cell table:formula="of:=[.B1290]+([.E1290]*([.A1291]-[.A1290]))" office:value-type="float" office:value="1.01134617436281" calcext:value-type="float">
            <text:p>1,01134617436281</text:p>
          </table:table-cell>
          <table:table-cell table:formula="of:=-[.$H$4]*[.B1291]" office:value-type="float" office:value="-0.505673087181404" calcext:value-type="float">
            <text:p>-0,505673087181404</text:p>
          </table:table-cell>
          <table:table-cell table:formula="of:=[.C1291]/[.$H$2]" office:value-type="float" office:value="-1.01134617436281" calcext:value-type="float">
            <text:p>-1,01134617436281</text:p>
          </table:table-cell>
          <table:table-cell table:formula="of:=[.E1290]+([.D1290]*([.A1291]-[.A1290]))" office:value-type="float" office:value="-0.338744660881914" calcext:value-type="float">
            <text:p>-0,338744660881914</text:p>
          </table:table-cell>
          <table:table-cell table:number-columns-repeated="3"/>
        </table:table-row>
        <table:table-row table:style-name="ro1">
          <table:table-cell table:formula="of:=[.A1291]+0.01" office:value-type="float" office:value="12.8999999999998" calcext:value-type="float">
            <text:p>12,8999999999998</text:p>
          </table:table-cell>
          <table:table-cell table:formula="of:=[.B1291]+([.E1291]*([.A1292]-[.A1291]))" office:value-type="float" office:value="1.00795872775399" calcext:value-type="float">
            <text:p>1,00795872775399</text:p>
          </table:table-cell>
          <table:table-cell table:formula="of:=-[.$H$4]*[.B1292]" office:value-type="float" office:value="-0.503979363876994" calcext:value-type="float">
            <text:p>-0,503979363876994</text:p>
          </table:table-cell>
          <table:table-cell table:formula="of:=[.C1292]/[.$H$2]" office:value-type="float" office:value="-1.00795872775399" calcext:value-type="float">
            <text:p>-1,00795872775399</text:p>
          </table:table-cell>
          <table:table-cell table:formula="of:=[.E1291]+([.D1291]*([.A1292]-[.A1291]))" office:value-type="float" office:value="-0.348858122625542" calcext:value-type="float">
            <text:p>-0,348858122625542</text:p>
          </table:table-cell>
          <table:table-cell table:number-columns-repeated="3"/>
        </table:table-row>
        <table:table-row table:style-name="ro1">
          <table:table-cell table:formula="of:=[.A1292]+0.01" office:value-type="float" office:value="12.9099999999998" calcext:value-type="float">
            <text:p>12,9099999999998</text:p>
          </table:table-cell>
          <table:table-cell table:formula="of:=[.B1292]+([.E1292]*([.A1293]-[.A1292]))" office:value-type="float" office:value="1.00447014652773" calcext:value-type="float">
            <text:p>1,00447014652773</text:p>
          </table:table-cell>
          <table:table-cell table:formula="of:=-[.$H$4]*[.B1293]" office:value-type="float" office:value="-0.502235073263867" calcext:value-type="float">
            <text:p>-0,502235073263867</text:p>
          </table:table-cell>
          <table:table-cell table:formula="of:=[.C1293]/[.$H$2]" office:value-type="float" office:value="-1.00447014652773" calcext:value-type="float">
            <text:p>-1,00447014652773</text:p>
          </table:table-cell>
          <table:table-cell table:formula="of:=[.E1292]+([.D1292]*([.A1293]-[.A1292]))" office:value-type="float" office:value="-0.358937709903081" calcext:value-type="float">
            <text:p>-0,358937709903081</text:p>
          </table:table-cell>
          <table:table-cell table:number-columns-repeated="3"/>
        </table:table-row>
        <table:table-row table:style-name="ro1">
          <table:table-cell table:formula="of:=[.A1293]+0.01" office:value-type="float" office:value="12.9199999999998" calcext:value-type="float">
            <text:p>12,9199999999998</text:p>
          </table:table-cell>
          <table:table-cell table:formula="of:=[.B1293]+([.E1293]*([.A1294]-[.A1293]))" office:value-type="float" office:value="1.0008807694287" calcext:value-type="float">
            <text:p>1,0008807694287</text:p>
          </table:table-cell>
          <table:table-cell table:formula="of:=-[.$H$4]*[.B1294]" office:value-type="float" office:value="-0.500440384714351" calcext:value-type="float">
            <text:p>-0,500440384714351</text:p>
          </table:table-cell>
          <table:table-cell table:formula="of:=[.C1294]/[.$H$2]" office:value-type="float" office:value="-1.0008807694287" calcext:value-type="float">
            <text:p>-1,0008807694287</text:p>
          </table:table-cell>
          <table:table-cell table:formula="of:=[.E1293]+([.D1293]*([.A1294]-[.A1293]))" office:value-type="float" office:value="-0.368982411368358" calcext:value-type="float">
            <text:p>-0,368982411368358</text:p>
          </table:table-cell>
          <table:table-cell table:number-columns-repeated="3"/>
        </table:table-row>
        <table:table-row table:style-name="ro1">
          <table:table-cell table:formula="of:=[.A1294]+0.01" office:value-type="float" office:value="12.9299999999998" calcext:value-type="float">
            <text:p>12,9299999999998</text:p>
          </table:table-cell>
          <table:table-cell table:formula="of:=[.B1294]+([.E1294]*([.A1295]-[.A1294]))" office:value-type="float" office:value="0.997190945315019" calcext:value-type="float">
            <text:p>0,997190945315019</text:p>
          </table:table-cell>
          <table:table-cell table:formula="of:=-[.$H$4]*[.B1295]" office:value-type="float" office:value="-0.498595472657509" calcext:value-type="float">
            <text:p>-0,498595472657509</text:p>
          </table:table-cell>
          <table:table-cell table:formula="of:=[.C1295]/[.$H$2]" office:value-type="float" office:value="-0.997190945315019" calcext:value-type="float">
            <text:p>-0,997190945315019</text:p>
          </table:table-cell>
          <table:table-cell table:formula="of:=[.E1294]+([.D1294]*([.A1295]-[.A1294]))" office:value-type="float" office:value="-0.378991219062645" calcext:value-type="float">
            <text:p>-0,378991219062645</text:p>
          </table:table-cell>
          <table:table-cell table:number-columns-repeated="3"/>
        </table:table-row>
        <table:table-row table:style-name="ro1">
          <table:table-cell table:formula="of:=[.A1295]+0.01" office:value-type="float" office:value="12.9399999999998" calcext:value-type="float">
            <text:p>12,9399999999998</text:p>
          </table:table-cell>
          <table:table-cell table:formula="of:=[.B1295]+([.E1295]*([.A1296]-[.A1295]))" office:value-type="float" office:value="0.993401033124392" calcext:value-type="float">
            <text:p>0,993401033124392</text:p>
          </table:table-cell>
          <table:table-cell table:formula="of:=-[.$H$4]*[.B1296]" office:value-type="float" office:value="-0.496700516562196" calcext:value-type="float">
            <text:p>-0,496700516562196</text:p>
          </table:table-cell>
          <table:table-cell table:formula="of:=[.C1296]/[.$H$2]" office:value-type="float" office:value="-0.993401033124392" calcext:value-type="float">
            <text:p>-0,993401033124392</text:p>
          </table:table-cell>
          <table:table-cell table:formula="of:=[.E1295]+([.D1295]*([.A1296]-[.A1295]))" office:value-type="float" office:value="-0.388963128515795" calcext:value-type="float">
            <text:p>-0,388963128515795</text:p>
          </table:table-cell>
          <table:table-cell table:number-columns-repeated="3"/>
        </table:table-row>
        <table:table-row table:style-name="ro1">
          <table:table-cell table:formula="of:=[.A1296]+0.01" office:value-type="float" office:value="12.9499999999998" calcext:value-type="float">
            <text:p>12,9499999999998</text:p>
          </table:table-cell>
          <table:table-cell table:formula="of:=[.B1296]+([.E1296]*([.A1297]-[.A1296]))" office:value-type="float" office:value="0.989511401839235" calcext:value-type="float">
            <text:p>0,989511401839235</text:p>
          </table:table-cell>
          <table:table-cell table:formula="of:=-[.$H$4]*[.B1297]" office:value-type="float" office:value="-0.494755700919617" calcext:value-type="float">
            <text:p>-0,494755700919617</text:p>
          </table:table-cell>
          <table:table-cell table:formula="of:=[.C1297]/[.$H$2]" office:value-type="float" office:value="-0.989511401839235" calcext:value-type="float">
            <text:p>-0,989511401839235</text:p>
          </table:table-cell>
          <table:table-cell table:formula="of:=[.E1296]+([.D1296]*([.A1297]-[.A1296]))" office:value-type="float" office:value="-0.398897138847039" calcext:value-type="float">
            <text:p>-0,398897138847039</text:p>
          </table:table-cell>
          <table:table-cell table:number-columns-repeated="3"/>
        </table:table-row>
        <table:table-row table:style-name="ro1">
          <table:table-cell table:formula="of:=[.A1297]+0.01" office:value-type="float" office:value="12.9599999999998" calcext:value-type="float">
            <text:p>12,9599999999998</text:p>
          </table:table-cell>
          <table:table-cell table:formula="of:=[.B1297]+([.E1297]*([.A1298]-[.A1297]))" office:value-type="float" office:value="0.985522430450764" calcext:value-type="float">
            <text:p>0,985522430450764</text:p>
          </table:table-cell>
          <table:table-cell table:formula="of:=-[.$H$4]*[.B1298]" office:value-type="float" office:value="-0.492761215225382" calcext:value-type="float">
            <text:p>-0,492761215225382</text:p>
          </table:table-cell>
          <table:table-cell table:formula="of:=[.C1298]/[.$H$2]" office:value-type="float" office:value="-0.985522430450764" calcext:value-type="float">
            <text:p>-0,985522430450764</text:p>
          </table:table-cell>
          <table:table-cell table:formula="of:=[.E1297]+([.D1297]*([.A1298]-[.A1297]))" office:value-type="float" office:value="-0.408792252865431" calcext:value-type="float">
            <text:p>-0,408792252865431</text:p>
          </table:table-cell>
          <table:table-cell table:number-columns-repeated="3"/>
        </table:table-row>
        <table:table-row table:style-name="ro1">
          <table:table-cell table:formula="of:=[.A1298]+0.01" office:value-type="float" office:value="12.9699999999998" calcext:value-type="float">
            <text:p>12,9699999999998</text:p>
          </table:table-cell>
          <table:table-cell table:formula="of:=[.B1298]+([.E1298]*([.A1299]-[.A1298]))" office:value-type="float" office:value="0.98143450792211" calcext:value-type="float">
            <text:p>0,98143450792211</text:p>
          </table:table-cell>
          <table:table-cell table:formula="of:=-[.$H$4]*[.B1299]" office:value-type="float" office:value="-0.490717253961055" calcext:value-type="float">
            <text:p>-0,490717253961055</text:p>
          </table:table-cell>
          <table:table-cell table:formula="of:=[.C1299]/[.$H$2]" office:value-type="float" office:value="-0.98143450792211" calcext:value-type="float">
            <text:p>-0,98143450792211</text:p>
          </table:table-cell>
          <table:table-cell table:formula="of:=[.E1298]+([.D1298]*([.A1299]-[.A1298]))" office:value-type="float" office:value="-0.418647477169939" calcext:value-type="float">
            <text:p>-0,418647477169939</text:p>
          </table:table-cell>
          <table:table-cell table:number-columns-repeated="3"/>
        </table:table-row>
        <table:table-row table:style-name="ro1">
          <table:table-cell table:formula="of:=[.A1299]+0.01" office:value-type="float" office:value="12.9799999999998" calcext:value-type="float">
            <text:p>12,9799999999998</text:p>
          </table:table-cell>
          <table:table-cell table:formula="of:=[.B1299]+([.E1299]*([.A1300]-[.A1299]))" office:value-type="float" office:value="0.977248033150411" calcext:value-type="float">
            <text:p>0,977248033150411</text:p>
          </table:table-cell>
          <table:table-cell table:formula="of:=-[.$H$4]*[.B1300]" office:value-type="float" office:value="-0.488624016575205" calcext:value-type="float">
            <text:p>-0,488624016575205</text:p>
          </table:table-cell>
          <table:table-cell table:formula="of:=[.C1300]/[.$H$2]" office:value-type="float" office:value="-0.977248033150411" calcext:value-type="float">
            <text:p>-0,977248033150411</text:p>
          </table:table-cell>
          <table:table-cell table:formula="of:=[.E1299]+([.D1299]*([.A1300]-[.A1299]))" office:value-type="float" office:value="-0.428461822249159" calcext:value-type="float">
            <text:p>-0,428461822249159</text:p>
          </table:table-cell>
          <table:table-cell table:number-columns-repeated="3"/>
        </table:table-row>
        <table:table-row table:style-name="ro1">
          <table:table-cell table:formula="of:=[.A1300]+0.01" office:value-type="float" office:value="12.9899999999998" calcext:value-type="float">
            <text:p>12,9899999999998</text:p>
          </table:table-cell>
          <table:table-cell table:formula="of:=[.B1300]+([.E1300]*([.A1301]-[.A1300]))" office:value-type="float" office:value="0.972963414927919" calcext:value-type="float">
            <text:p>0,972963414927919</text:p>
          </table:table-cell>
          <table:table-cell table:formula="of:=-[.$H$4]*[.B1301]" office:value-type="float" office:value="-0.48648170746396" calcext:value-type="float">
            <text:p>-0,48648170746396</text:p>
          </table:table-cell>
          <table:table-cell table:formula="of:=[.C1301]/[.$H$2]" office:value-type="float" office:value="-0.972963414927919" calcext:value-type="float">
            <text:p>-0,972963414927919</text:p>
          </table:table-cell>
          <table:table-cell table:formula="of:=[.E1300]+([.D1300]*([.A1301]-[.A1300]))" office:value-type="float" office:value="-0.438234302580663" calcext:value-type="float">
            <text:p>-0,438234302580663</text:p>
          </table:table-cell>
          <table:table-cell table:number-columns-repeated="3"/>
        </table:table-row>
        <table:table-row table:style-name="ro1">
          <table:table-cell table:formula="of:=[.A1301]+0.01" office:value-type="float" office:value="12.9999999999998" calcext:value-type="float">
            <text:p>12,9999999999998</text:p>
          </table:table-cell>
          <table:table-cell table:formula="of:=[.B1301]+([.E1301]*([.A1302]-[.A1301]))" office:value-type="float" office:value="0.968581071902113" calcext:value-type="float">
            <text:p>0,968581071902113</text:p>
          </table:table-cell>
          <table:table-cell table:formula="of:=-[.$H$4]*[.B1302]" office:value-type="float" office:value="-0.484290535951056" calcext:value-type="float">
            <text:p>-0,484290535951056</text:p>
          </table:table-cell>
          <table:table-cell table:formula="of:=[.C1302]/[.$H$2]" office:value-type="float" office:value="-0.968581071902113" calcext:value-type="float">
            <text:p>-0,968581071902113</text:p>
          </table:table-cell>
          <table:table-cell table:formula="of:=[.E1301]+([.D1301]*([.A1302]-[.A1301]))" office:value-type="float" office:value="-0.447963936729942" calcext:value-type="float">
            <text:p>-0,447963936729942</text:p>
          </table:table-cell>
          <table:table-cell table:number-columns-repeated="3"/>
        </table:table-row>
        <table:table-row table:style-name="ro1">
          <table:table-cell table:formula="of:=[.A1302]+0.01" office:value-type="float" office:value="13.0099999999998" calcext:value-type="float">
            <text:p>13,0099999999998</text:p>
          </table:table-cell>
          <table:table-cell table:formula="of:=[.B1302]+([.E1302]*([.A1303]-[.A1302]))" office:value-type="float" office:value="0.964101432534813" calcext:value-type="float">
            <text:p>0,964101432534813</text:p>
          </table:table-cell>
          <table:table-cell table:formula="of:=-[.$H$4]*[.B1303]" office:value-type="float" office:value="-0.482050716267407" calcext:value-type="float">
            <text:p>-0,482050716267407</text:p>
          </table:table-cell>
          <table:table-cell table:formula="of:=[.C1303]/[.$H$2]" office:value-type="float" office:value="-0.964101432534813" calcext:value-type="float">
            <text:p>-0,964101432534813</text:p>
          </table:table-cell>
          <table:table-cell table:formula="of:=[.E1302]+([.D1302]*([.A1303]-[.A1302]))" office:value-type="float" office:value="-0.457649747448963" calcext:value-type="float">
            <text:p>-0,457649747448963</text:p>
          </table:table-cell>
          <table:table-cell table:number-columns-repeated="3"/>
        </table:table-row>
        <table:table-row table:style-name="ro1">
          <table:table-cell table:formula="of:=[.A1303]+0.01" office:value-type="float" office:value="13.0199999999998" calcext:value-type="float">
            <text:p>13,0199999999998</text:p>
          </table:table-cell>
          <table:table-cell table:formula="of:=[.B1303]+([.E1303]*([.A1304]-[.A1303]))" office:value-type="float" office:value="0.959524935060324" calcext:value-type="float">
            <text:p>0,959524935060324</text:p>
          </table:table-cell>
          <table:table-cell table:formula="of:=-[.$H$4]*[.B1304]" office:value-type="float" office:value="-0.479762467530162" calcext:value-type="float">
            <text:p>-0,479762467530162</text:p>
          </table:table-cell>
          <table:table-cell table:formula="of:=[.C1304]/[.$H$2]" office:value-type="float" office:value="-0.959524935060324" calcext:value-type="float">
            <text:p>-0,959524935060324</text:p>
          </table:table-cell>
          <table:table-cell table:formula="of:=[.E1303]+([.D1303]*([.A1304]-[.A1303]))" office:value-type="float" office:value="-0.467290761774311" calcext:value-type="float">
            <text:p>-0,467290761774311</text:p>
          </table:table-cell>
          <table:table-cell table:number-columns-repeated="3"/>
        </table:table-row>
        <table:table-row table:style-name="ro1">
          <table:table-cell table:formula="of:=[.A1304]+0.01" office:value-type="float" office:value="13.0299999999998" calcext:value-type="float">
            <text:p>13,0299999999998</text:p>
          </table:table-cell>
          <table:table-cell table:formula="of:=[.B1304]+([.E1304]*([.A1305]-[.A1304]))" office:value-type="float" office:value="0.954852027442581" calcext:value-type="float">
            <text:p>0,954852027442581</text:p>
          </table:table-cell>
          <table:table-cell table:formula="of:=-[.$H$4]*[.B1305]" office:value-type="float" office:value="-0.47742601372129" calcext:value-type="float">
            <text:p>-0,47742601372129</text:p>
          </table:table-cell>
          <table:table-cell table:formula="of:=[.C1305]/[.$H$2]" office:value-type="float" office:value="-0.954852027442581" calcext:value-type="float">
            <text:p>-0,954852027442581</text:p>
          </table:table-cell>
          <table:table-cell table:formula="of:=[.E1304]+([.D1304]*([.A1305]-[.A1304]))" office:value-type="float" office:value="-0.476886011124914" calcext:value-type="float">
            <text:p>-0,476886011124914</text:p>
          </table:table-cell>
          <table:table-cell table:number-columns-repeated="3"/>
        </table:table-row>
        <table:table-row table:style-name="ro1">
          <table:table-cell table:formula="of:=[.A1305]+0.01" office:value-type="float" office:value="13.0399999999998" calcext:value-type="float">
            <text:p>13,0399999999998</text:p>
          </table:table-cell>
          <table:table-cell table:formula="of:=[.B1305]+([.E1305]*([.A1306]-[.A1305]))" office:value-type="float" office:value="0.950083167331332" calcext:value-type="float">
            <text:p>0,950083167331332</text:p>
          </table:table-cell>
          <table:table-cell table:formula="of:=-[.$H$4]*[.B1306]" office:value-type="float" office:value="-0.475041583665666" calcext:value-type="float">
            <text:p>-0,475041583665666</text:p>
          </table:table-cell>
          <table:table-cell table:formula="of:=[.C1306]/[.$H$2]" office:value-type="float" office:value="-0.950083167331332" calcext:value-type="float">
            <text:p>-0,950083167331332</text:p>
          </table:table-cell>
          <table:table-cell table:formula="of:=[.E1305]+([.D1305]*([.A1306]-[.A1305]))" office:value-type="float" office:value="-0.48643453139934" calcext:value-type="float">
            <text:p>-0,48643453139934</text:p>
          </table:table-cell>
          <table:table-cell table:number-columns-repeated="3"/>
        </table:table-row>
        <table:table-row table:style-name="ro1">
          <table:table-cell table:formula="of:=[.A1306]+0.01" office:value-type="float" office:value="13.0499999999998" calcext:value-type="float">
            <text:p>13,0499999999998</text:p>
          </table:table-cell>
          <table:table-cell table:formula="of:=[.B1306]+([.E1306]*([.A1307]-[.A1306]))" office:value-type="float" office:value="0.945218822017339" calcext:value-type="float">
            <text:p>0,945218822017339</text:p>
          </table:table-cell>
          <table:table-cell table:formula="of:=-[.$H$4]*[.B1307]" office:value-type="float" office:value="-0.472609411008669" calcext:value-type="float">
            <text:p>-0,472609411008669</text:p>
          </table:table-cell>
          <table:table-cell table:formula="of:=[.C1307]/[.$H$2]" office:value-type="float" office:value="-0.945218822017339" calcext:value-type="float">
            <text:p>-0,945218822017339</text:p>
          </table:table-cell>
          <table:table-cell table:formula="of:=[.E1306]+([.D1306]*([.A1307]-[.A1306]))" office:value-type="float" office:value="-0.495935363072653" calcext:value-type="float">
            <text:p>-0,495935363072653</text:p>
          </table:table-cell>
          <table:table-cell table:number-columns-repeated="3"/>
        </table:table-row>
        <table:table-row table:style-name="ro1">
          <table:table-cell table:formula="of:=[.A1307]+0.01" office:value-type="float" office:value="13.0599999999998" calcext:value-type="float">
            <text:p>13,0599999999998</text:p>
          </table:table-cell>
          <table:table-cell table:formula="of:=[.B1307]+([.E1307]*([.A1308]-[.A1307]))" office:value-type="float" office:value="0.940259468386612" calcext:value-type="float">
            <text:p>0,940259468386612</text:p>
          </table:table-cell>
          <table:table-cell table:formula="of:=-[.$H$4]*[.B1308]" office:value-type="float" office:value="-0.470129734193306" calcext:value-type="float">
            <text:p>-0,470129734193306</text:p>
          </table:table-cell>
          <table:table-cell table:formula="of:=[.C1308]/[.$H$2]" office:value-type="float" office:value="-0.940259468386612" calcext:value-type="float">
            <text:p>-0,940259468386612</text:p>
          </table:table-cell>
          <table:table-cell table:formula="of:=[.E1307]+([.D1307]*([.A1308]-[.A1307]))" office:value-type="float" office:value="-0.505387551292826" calcext:value-type="float">
            <text:p>-0,505387551292826</text:p>
          </table:table-cell>
          <table:table-cell table:number-columns-repeated="3"/>
        </table:table-row>
        <table:table-row table:style-name="ro1">
          <table:table-cell table:formula="of:=[.A1308]+0.01" office:value-type="float" office:value="13.0699999999998" calcext:value-type="float">
            <text:p>13,0699999999998</text:p>
          </table:table-cell>
          <table:table-cell table:formula="of:=[.B1308]+([.E1308]*([.A1309]-[.A1308]))" office:value-type="float" office:value="0.935205592873684" calcext:value-type="float">
            <text:p>0,935205592873684</text:p>
          </table:table-cell>
          <table:table-cell table:formula="of:=-[.$H$4]*[.B1309]" office:value-type="float" office:value="-0.467602796436842" calcext:value-type="float">
            <text:p>-0,467602796436842</text:p>
          </table:table-cell>
          <table:table-cell table:formula="of:=[.C1309]/[.$H$2]" office:value-type="float" office:value="-0.935205592873684" calcext:value-type="float">
            <text:p>-0,935205592873684</text:p>
          </table:table-cell>
          <table:table-cell table:formula="of:=[.E1308]+([.D1308]*([.A1309]-[.A1308]))" office:value-type="float" office:value="-0.514790145976692" calcext:value-type="float">
            <text:p>-0,514790145976692</text:p>
          </table:table-cell>
          <table:table-cell table:number-columns-repeated="3"/>
        </table:table-row>
        <table:table-row table:style-name="ro1">
          <table:table-cell table:formula="of:=[.A1309]+0.01" office:value-type="float" office:value="13.0799999999998" calcext:value-type="float">
            <text:p>13,0799999999998</text:p>
          </table:table-cell>
          <table:table-cell table:formula="of:=[.B1309]+([.E1309]*([.A1310]-[.A1309]))" office:value-type="float" office:value="0.930057691413917" calcext:value-type="float">
            <text:p>0,930057691413917</text:p>
          </table:table-cell>
          <table:table-cell table:formula="of:=-[.$H$4]*[.B1310]" office:value-type="float" office:value="-0.465028845706959" calcext:value-type="float">
            <text:p>-0,465028845706959</text:p>
          </table:table-cell>
          <table:table-cell table:formula="of:=[.C1310]/[.$H$2]" office:value-type="float" office:value="-0.930057691413917" calcext:value-type="float">
            <text:p>-0,930057691413917</text:p>
          </table:table-cell>
          <table:table-cell table:formula="of:=[.E1309]+([.D1309]*([.A1310]-[.A1309]))" office:value-type="float" office:value="-0.524142201905429" calcext:value-type="float">
            <text:p>-0,524142201905429</text:p>
          </table:table-cell>
          <table:table-cell table:number-columns-repeated="3"/>
        </table:table-row>
        <table:table-row table:style-name="ro1">
          <table:table-cell table:formula="of:=[.A1310]+0.01" office:value-type="float" office:value="13.0899999999998" calcext:value-type="float">
            <text:p>13,0899999999998</text:p>
          </table:table-cell>
          <table:table-cell table:formula="of:=[.B1310]+([.E1310]*([.A1311]-[.A1310]))" office:value-type="float" office:value="0.924816269394863" calcext:value-type="float">
            <text:p>0,924816269394863</text:p>
          </table:table-cell>
          <table:table-cell table:formula="of:=-[.$H$4]*[.B1311]" office:value-type="float" office:value="-0.462408134697432" calcext:value-type="float">
            <text:p>-0,462408134697432</text:p>
          </table:table-cell>
          <table:table-cell table:formula="of:=[.C1311]/[.$H$2]" office:value-type="float" office:value="-0.924816269394863" calcext:value-type="float">
            <text:p>-0,924816269394863</text:p>
          </table:table-cell>
          <table:table-cell table:formula="of:=[.E1310]+([.D1310]*([.A1311]-[.A1310]))" office:value-type="float" office:value="-0.533442778819568" calcext:value-type="float">
            <text:p>-0,533442778819568</text:p>
          </table:table-cell>
          <table:table-cell table:number-columns-repeated="3"/>
        </table:table-row>
        <table:table-row table:style-name="ro1">
          <table:table-cell table:formula="of:=[.A1311]+0.01" office:value-type="float" office:value="13.0999999999998" calcext:value-type="float">
            <text:p>13,0999999999998</text:p>
          </table:table-cell>
          <table:table-cell table:formula="of:=[.B1311]+([.E1311]*([.A1312]-[.A1311]))" office:value-type="float" office:value="0.919481841606667" calcext:value-type="float">
            <text:p>0,919481841606667</text:p>
          </table:table-cell>
          <table:table-cell table:formula="of:=-[.$H$4]*[.B1312]" office:value-type="float" office:value="-0.459740920803334" calcext:value-type="float">
            <text:p>-0,459740920803334</text:p>
          </table:table-cell>
          <table:table-cell table:formula="of:=[.C1312]/[.$H$2]" office:value-type="float" office:value="-0.919481841606667" calcext:value-type="float">
            <text:p>-0,919481841606667</text:p>
          </table:table-cell>
          <table:table-cell table:formula="of:=[.E1311]+([.D1311]*([.A1312]-[.A1311]))" office:value-type="float" office:value="-0.542690941513516" calcext:value-type="float">
            <text:p>-0,542690941513516</text:p>
          </table:table-cell>
          <table:table-cell table:number-columns-repeated="3"/>
        </table:table-row>
        <table:table-row table:style-name="ro1">
          <table:table-cell table:formula="of:=[.A1312]+0.01" office:value-type="float" office:value="13.1099999999998" calcext:value-type="float">
            <text:p>13,1099999999998</text:p>
          </table:table-cell>
          <table:table-cell table:formula="of:=[.B1312]+([.E1312]*([.A1313]-[.A1312]))" office:value-type="float" office:value="0.914054932191532" calcext:value-type="float">
            <text:p>0,914054932191532</text:p>
          </table:table-cell>
          <table:table-cell table:formula="of:=-[.$H$4]*[.B1313]" office:value-type="float" office:value="-0.457027466095766" calcext:value-type="float">
            <text:p>-0,457027466095766</text:p>
          </table:table-cell>
          <table:table-cell table:formula="of:=[.C1313]/[.$H$2]" office:value-type="float" office:value="-0.914054932191532" calcext:value-type="float">
            <text:p>-0,914054932191532</text:p>
          </table:table-cell>
          <table:table-cell table:formula="of:=[.E1312]+([.D1312]*([.A1313]-[.A1312]))" office:value-type="float" office:value="-0.551885759929583" calcext:value-type="float">
            <text:p>-0,551885759929583</text:p>
          </table:table-cell>
          <table:table-cell table:number-columns-repeated="3"/>
        </table:table-row>
        <table:table-row table:style-name="ro1">
          <table:table-cell table:formula="of:=[.A1313]+0.01" office:value-type="float" office:value="13.1199999999998" calcext:value-type="float">
            <text:p>13,1199999999998</text:p>
          </table:table-cell>
          <table:table-cell table:formula="of:=[.B1313]+([.E1313]*([.A1314]-[.A1313]))" office:value-type="float" office:value="0.908536074592237" calcext:value-type="float">
            <text:p>0,908536074592237</text:p>
          </table:table-cell>
          <table:table-cell table:formula="of:=-[.$H$4]*[.B1314]" office:value-type="float" office:value="-0.454268037296118" calcext:value-type="float">
            <text:p>-0,454268037296118</text:p>
          </table:table-cell>
          <table:table-cell table:formula="of:=[.C1314]/[.$H$2]" office:value-type="float" office:value="-0.908536074592237" calcext:value-type="float">
            <text:p>-0,908536074592237</text:p>
          </table:table-cell>
          <table:table-cell table:formula="of:=[.E1313]+([.D1313]*([.A1314]-[.A1313]))" office:value-type="float" office:value="-0.561026309251498" calcext:value-type="float">
            <text:p>-0,561026309251498</text:p>
          </table:table-cell>
          <table:table-cell table:number-columns-repeated="3"/>
        </table:table-row>
        <table:table-row table:style-name="ro1">
          <table:table-cell table:formula="of:=[.A1314]+0.01" office:value-type="float" office:value="13.1299999999998" calcext:value-type="float">
            <text:p>13,1299999999998</text:p>
          </table:table-cell>
          <table:table-cell table:formula="of:=[.B1314]+([.E1314]*([.A1315]-[.A1314]))" office:value-type="float" office:value="0.902925811499722" calcext:value-type="float">
            <text:p>0,902925811499722</text:p>
          </table:table-cell>
          <table:table-cell table:formula="of:=-[.$H$4]*[.B1315]" office:value-type="float" office:value="-0.451462905749861" calcext:value-type="float">
            <text:p>-0,451462905749861</text:p>
          </table:table-cell>
          <table:table-cell table:formula="of:=[.C1315]/[.$H$2]" office:value-type="float" office:value="-0.902925811499722" calcext:value-type="float">
            <text:p>-0,902925811499722</text:p>
          </table:table-cell>
          <table:table-cell table:formula="of:=[.E1314]+([.D1314]*([.A1315]-[.A1314]))" office:value-type="float" office:value="-0.57011166999742" calcext:value-type="float">
            <text:p>-0,57011166999742</text:p>
          </table:table-cell>
          <table:table-cell table:number-columns-repeated="3"/>
        </table:table-row>
        <table:table-row table:style-name="ro1">
          <table:table-cell table:formula="of:=[.A1315]+0.01" office:value-type="float" office:value="13.1399999999998" calcext:value-type="float">
            <text:p>13,1399999999998</text:p>
          </table:table-cell>
          <table:table-cell table:formula="of:=[.B1315]+([.E1315]*([.A1316]-[.A1315]))" office:value-type="float" office:value="0.897224694799748" calcext:value-type="float">
            <text:p>0,897224694799748</text:p>
          </table:table-cell>
          <table:table-cell table:formula="of:=-[.$H$4]*[.B1316]" office:value-type="float" office:value="-0.448612347399874" calcext:value-type="float">
            <text:p>-0,448612347399874</text:p>
          </table:table-cell>
          <table:table-cell table:formula="of:=[.C1316]/[.$H$2]" office:value-type="float" office:value="-0.897224694799748" calcext:value-type="float">
            <text:p>-0,897224694799748</text:p>
          </table:table-cell>
          <table:table-cell table:formula="of:=[.E1315]+([.D1315]*([.A1316]-[.A1315]))" office:value-type="float" office:value="-0.579140928112417" calcext:value-type="float">
            <text:p>-0,579140928112417</text:p>
          </table:table-cell>
          <table:table-cell table:number-columns-repeated="3"/>
        </table:table-row>
        <table:table-row table:style-name="ro1">
          <table:table-cell table:formula="of:=[.A1316]+0.01" office:value-type="float" office:value="13.1499999999998" calcext:value-type="float">
            <text:p>13,1499999999998</text:p>
          </table:table-cell>
          <table:table-cell table:formula="of:=[.B1316]+([.E1316]*([.A1317]-[.A1316]))" office:value-type="float" office:value="0.891433285518624" calcext:value-type="float">
            <text:p>0,891433285518624</text:p>
          </table:table-cell>
          <table:table-cell table:formula="of:=-[.$H$4]*[.B1317]" office:value-type="float" office:value="-0.445716642759312" calcext:value-type="float">
            <text:p>-0,445716642759312</text:p>
          </table:table-cell>
          <table:table-cell table:formula="of:=[.C1317]/[.$H$2]" office:value-type="float" office:value="-0.891433285518624" calcext:value-type="float">
            <text:p>-0,891433285518624</text:p>
          </table:table-cell>
          <table:table-cell table:formula="of:=[.E1316]+([.D1316]*([.A1317]-[.A1316]))" office:value-type="float" office:value="-0.588113175060414" calcext:value-type="float">
            <text:p>-0,588113175060414</text:p>
          </table:table-cell>
          <table:table-cell table:number-columns-repeated="3"/>
        </table:table-row>
        <table:table-row table:style-name="ro1">
          <table:table-cell table:formula="of:=[.A1317]+0.01" office:value-type="float" office:value="13.1599999999998" calcext:value-type="float">
            <text:p>13,1599999999998</text:p>
          </table:table-cell>
          <table:table-cell table:formula="of:=[.B1317]+([.E1317]*([.A1318]-[.A1317]))" office:value-type="float" office:value="0.88555215376802" calcext:value-type="float">
            <text:p>0,88555215376802</text:p>
          </table:table-cell>
          <table:table-cell table:formula="of:=-[.$H$4]*[.B1318]" office:value-type="float" office:value="-0.44277607688401" calcext:value-type="float">
            <text:p>-0,44277607688401</text:p>
          </table:table-cell>
          <table:table-cell table:formula="of:=[.C1318]/[.$H$2]" office:value-type="float" office:value="-0.88555215376802" calcext:value-type="float">
            <text:p>-0,88555215376802</text:p>
          </table:table-cell>
          <table:table-cell table:formula="of:=[.E1317]+([.D1317]*([.A1318]-[.A1317]))" office:value-type="float" office:value="-0.5970275079156" calcext:value-type="float">
            <text:p>-0,5970275079156</text:p>
          </table:table-cell>
          <table:table-cell table:number-columns-repeated="3"/>
        </table:table-row>
        <table:table-row table:style-name="ro1">
          <table:table-cell table:formula="of:=[.A1318]+0.01" office:value-type="float" office:value="13.1699999999998" calcext:value-type="float">
            <text:p>13,1699999999998</text:p>
          </table:table-cell>
          <table:table-cell table:formula="of:=[.B1318]+([.E1318]*([.A1319]-[.A1318]))" office:value-type="float" office:value="0.879581878688864" calcext:value-type="float">
            <text:p>0,879581878688864</text:p>
          </table:table-cell>
          <table:table-cell table:formula="of:=-[.$H$4]*[.B1319]" office:value-type="float" office:value="-0.439790939344432" calcext:value-type="float">
            <text:p>-0,439790939344432</text:p>
          </table:table-cell>
          <table:table-cell table:formula="of:=[.C1319]/[.$H$2]" office:value-type="float" office:value="-0.879581878688864" calcext:value-type="float">
            <text:p>-0,879581878688864</text:p>
          </table:table-cell>
          <table:table-cell table:formula="of:=[.E1318]+([.D1318]*([.A1319]-[.A1318]))" office:value-type="float" office:value="-0.60588302945328" calcext:value-type="float">
            <text:p>-0,60588302945328</text:p>
          </table:table-cell>
          <table:table-cell table:number-columns-repeated="3"/>
        </table:table-row>
        <table:table-row table:style-name="ro1">
          <table:table-cell table:formula="of:=[.A1319]+0.01" office:value-type="float" office:value="13.1799999999998" calcext:value-type="float">
            <text:p>13,1799999999998</text:p>
          </table:table-cell>
          <table:table-cell table:formula="of:=[.B1319]+([.E1319]*([.A1320]-[.A1319]))" office:value-type="float" office:value="0.873523048394331" calcext:value-type="float">
            <text:p>0,873523048394331</text:p>
          </table:table-cell>
          <table:table-cell table:formula="of:=-[.$H$4]*[.B1320]" office:value-type="float" office:value="-0.436761524197166" calcext:value-type="float">
            <text:p>-0,436761524197166</text:p>
          </table:table-cell>
          <table:table-cell table:formula="of:=[.C1320]/[.$H$2]" office:value-type="float" office:value="-0.873523048394331" calcext:value-type="float">
            <text:p>-0,873523048394331</text:p>
          </table:table-cell>
          <table:table-cell table:formula="of:=[.E1319]+([.D1319]*([.A1320]-[.A1319]))" office:value-type="float" office:value="-0.614678848240169" calcext:value-type="float">
            <text:p>-0,614678848240169</text:p>
          </table:table-cell>
          <table:table-cell table:number-columns-repeated="3"/>
        </table:table-row>
        <table:table-row table:style-name="ro1">
          <table:table-cell table:formula="of:=[.A1320]+0.01" office:value-type="float" office:value="13.1899999999998" calcext:value-type="float">
            <text:p>13,1899999999998</text:p>
          </table:table-cell>
          <table:table-cell table:formula="of:=[.B1320]+([.E1320]*([.A1321]-[.A1320]))" office:value-type="float" office:value="0.867376259911929" calcext:value-type="float">
            <text:p>0,867376259911929</text:p>
          </table:table-cell>
          <table:table-cell table:formula="of:=-[.$H$4]*[.B1321]" office:value-type="float" office:value="-0.433688129955965" calcext:value-type="float">
            <text:p>-0,433688129955965</text:p>
          </table:table-cell>
          <table:table-cell table:formula="of:=[.C1321]/[.$H$2]" office:value-type="float" office:value="-0.867376259911929" calcext:value-type="float">
            <text:p>-0,867376259911929</text:p>
          </table:table-cell>
          <table:table-cell table:formula="of:=[.E1320]+([.D1320]*([.A1321]-[.A1320]))" office:value-type="float" office:value="-0.623414078724112" calcext:value-type="float">
            <text:p>-0,623414078724112</text:p>
          </table:table-cell>
          <table:table-cell table:number-columns-repeated="3"/>
        </table:table-row>
        <table:table-row table:style-name="ro1">
          <table:table-cell table:formula="of:=[.A1321]+0.01" office:value-type="float" office:value="13.1999999999998" calcext:value-type="float">
            <text:p>13,1999999999998</text:p>
          </table:table-cell>
          <table:table-cell table:formula="of:=[.B1321]+([.E1321]*([.A1322]-[.A1321]))" office:value-type="float" office:value="0.861142119124689" calcext:value-type="float">
            <text:p>0,861142119124689</text:p>
          </table:table-cell>
          <table:table-cell table:formula="of:=-[.$H$4]*[.B1322]" office:value-type="float" office:value="-0.430571059562344" calcext:value-type="float">
            <text:p>-0,430571059562344</text:p>
          </table:table-cell>
          <table:table-cell table:formula="of:=[.C1322]/[.$H$2]" office:value-type="float" office:value="-0.861142119124689" calcext:value-type="float">
            <text:p>-0,861142119124689</text:p>
          </table:table-cell>
          <table:table-cell table:formula="of:=[.E1321]+([.D1321]*([.A1322]-[.A1321]))" office:value-type="float" office:value="-0.632087841323231" calcext:value-type="float">
            <text:p>-0,632087841323231</text:p>
          </table:table-cell>
          <table:table-cell table:number-columns-repeated="3"/>
        </table:table-row>
        <table:table-row table:style-name="ro1">
          <table:table-cell table:formula="of:=[.A1322]+0.01" office:value-type="float" office:value="13.2099999999998" calcext:value-type="float">
            <text:p>13,2099999999998</text:p>
          </table:table-cell>
          <table:table-cell table:formula="of:=[.B1322]+([.E1322]*([.A1323]-[.A1322]))" office:value-type="float" office:value="0.854821240711456" calcext:value-type="float">
            <text:p>0,854821240711456</text:p>
          </table:table-cell>
          <table:table-cell table:formula="of:=-[.$H$4]*[.B1323]" office:value-type="float" office:value="-0.427410620355728" calcext:value-type="float">
            <text:p>-0,427410620355728</text:p>
          </table:table-cell>
          <table:table-cell table:formula="of:=[.C1323]/[.$H$2]" office:value-type="float" office:value="-0.854821240711456" calcext:value-type="float">
            <text:p>-0,854821240711456</text:p>
          </table:table-cell>
          <table:table-cell table:formula="of:=[.E1322]+([.D1322]*([.A1323]-[.A1322]))" office:value-type="float" office:value="-0.640699262514478" calcext:value-type="float">
            <text:p>-0,640699262514478</text:p>
          </table:table-cell>
          <table:table-cell table:number-columns-repeated="3"/>
        </table:table-row>
        <table:table-row table:style-name="ro1">
          <table:table-cell table:formula="of:=[.A1323]+0.01" office:value-type="float" office:value="13.2199999999998" calcext:value-type="float">
            <text:p>13,2199999999998</text:p>
          </table:table-cell>
          <table:table-cell table:formula="of:=[.B1323]+([.E1323]*([.A1324]-[.A1323]))" office:value-type="float" office:value="0.848414248086312" calcext:value-type="float">
            <text:p>0,848414248086312</text:p>
          </table:table-cell>
          <table:table-cell table:formula="of:=-[.$H$4]*[.B1324]" office:value-type="float" office:value="-0.424207124043156" calcext:value-type="float">
            <text:p>-0,424207124043156</text:p>
          </table:table-cell>
          <table:table-cell table:formula="of:=[.C1324]/[.$H$2]" office:value-type="float" office:value="-0.848414248086312" calcext:value-type="float">
            <text:p>-0,848414248086312</text:p>
          </table:table-cell>
          <table:table-cell table:formula="of:=[.E1323]+([.D1323]*([.A1324]-[.A1323]))" office:value-type="float" office:value="-0.649247474921592" calcext:value-type="float">
            <text:p>-0,649247474921592</text:p>
          </table:table-cell>
          <table:table-cell table:number-columns-repeated="3"/>
        </table:table-row>
        <table:table-row table:style-name="ro1">
          <table:table-cell table:formula="of:=[.A1324]+0.01" office:value-type="float" office:value="13.2299999999998" calcext:value-type="float">
            <text:p>13,2299999999998</text:p>
          </table:table-cell>
          <table:table-cell table:formula="of:=[.B1324]+([.E1324]*([.A1325]-[.A1324]))" office:value-type="float" office:value="0.841921773337096" calcext:value-type="float">
            <text:p>0,841921773337096</text:p>
          </table:table-cell>
          <table:table-cell table:formula="of:=-[.$H$4]*[.B1325]" office:value-type="float" office:value="-0.420960886668548" calcext:value-type="float">
            <text:p>-0,420960886668548</text:p>
          </table:table-cell>
          <table:table-cell table:formula="of:=[.C1325]/[.$H$2]" office:value-type="float" office:value="-0.841921773337096" calcext:value-type="float">
            <text:p>-0,841921773337096</text:p>
          </table:table-cell>
          <table:table-cell table:formula="of:=[.E1324]+([.D1324]*([.A1325]-[.A1324]))" office:value-type="float" office:value="-0.657731617402455" calcext:value-type="float">
            <text:p>-0,657731617402455</text:p>
          </table:table-cell>
          <table:table-cell table:number-columns-repeated="3"/>
        </table:table-row>
        <table:table-row table:style-name="ro1">
          <table:table-cell table:formula="of:=[.A1325]+0.01" office:value-type="float" office:value="13.2399999999998" calcext:value-type="float">
            <text:p>13,2399999999998</text:p>
          </table:table-cell>
          <table:table-cell table:formula="of:=[.B1325]+([.E1325]*([.A1326]-[.A1325]))" office:value-type="float" office:value="0.835344457163071" calcext:value-type="float">
            <text:p>0,835344457163071</text:p>
          </table:table-cell>
          <table:table-cell table:formula="of:=-[.$H$4]*[.B1326]" office:value-type="float" office:value="-0.417672228581536" calcext:value-type="float">
            <text:p>-0,417672228581536</text:p>
          </table:table-cell>
          <table:table-cell table:formula="of:=[.C1326]/[.$H$2]" office:value-type="float" office:value="-0.835344457163071" calcext:value-type="float">
            <text:p>-0,835344457163071</text:p>
          </table:table-cell>
          <table:table-cell table:formula="of:=[.E1325]+([.D1325]*([.A1326]-[.A1325]))" office:value-type="float" office:value="-0.666150835135826" calcext:value-type="float">
            <text:p>-0,666150835135826</text:p>
          </table:table-cell>
          <table:table-cell table:number-columns-repeated="3"/>
        </table:table-row>
        <table:table-row table:style-name="ro1">
          <table:table-cell table:formula="of:=[.A1326]+0.01" office:value-type="float" office:value="13.2499999999998" calcext:value-type="float">
            <text:p>13,2499999999998</text:p>
          </table:table-cell>
          <table:table-cell table:formula="of:=[.B1326]+([.E1326]*([.A1327]-[.A1326]))" office:value-type="float" office:value="0.828682948811713" calcext:value-type="float">
            <text:p>0,828682948811713</text:p>
          </table:table-cell>
          <table:table-cell table:formula="of:=-[.$H$4]*[.B1327]" office:value-type="float" office:value="-0.414341474405857" calcext:value-type="float">
            <text:p>-0,414341474405857</text:p>
          </table:table-cell>
          <table:table-cell table:formula="of:=[.C1327]/[.$H$2]" office:value-type="float" office:value="-0.828682948811713" calcext:value-type="float">
            <text:p>-0,828682948811713</text:p>
          </table:table-cell>
          <table:table-cell table:formula="of:=[.E1326]+([.D1326]*([.A1327]-[.A1326]))" office:value-type="float" office:value="-0.674504279707456" calcext:value-type="float">
            <text:p>-0,674504279707456</text:p>
          </table:table-cell>
          <table:table-cell table:number-columns-repeated="3"/>
        </table:table-row>
        <table:table-row table:style-name="ro1">
          <table:table-cell table:formula="of:=[.A1327]+0.01" office:value-type="float" office:value="13.2599999999998" calcext:value-type="float">
            <text:p>13,2599999999998</text:p>
          </table:table-cell>
          <table:table-cell table:formula="of:=[.B1327]+([.E1327]*([.A1328]-[.A1327]))" office:value-type="float" office:value="0.821937906014639" calcext:value-type="float">
            <text:p>0,821937906014639</text:p>
          </table:table-cell>
          <table:table-cell table:formula="of:=-[.$H$4]*[.B1328]" office:value-type="float" office:value="-0.410968953007319" calcext:value-type="float">
            <text:p>-0,410968953007319</text:p>
          </table:table-cell>
          <table:table-cell table:formula="of:=[.C1328]/[.$H$2]" office:value-type="float" office:value="-0.821937906014639" calcext:value-type="float">
            <text:p>-0,821937906014639</text:p>
          </table:table-cell>
          <table:table-cell table:formula="of:=[.E1327]+([.D1327]*([.A1328]-[.A1327]))" office:value-type="float" office:value="-0.682791109195573" calcext:value-type="float">
            <text:p>-0,682791109195573</text:p>
          </table:table-cell>
          <table:table-cell table:number-columns-repeated="3"/>
        </table:table-row>
        <table:table-row table:style-name="ro1">
          <table:table-cell table:formula="of:=[.A1328]+0.01" office:value-type="float" office:value="13.2699999999998" calcext:value-type="float">
            <text:p>13,2699999999998</text:p>
          </table:table-cell>
          <table:table-cell table:formula="of:=[.B1328]+([.E1328]*([.A1329]-[.A1328]))" office:value-type="float" office:value="0.815109994922683" calcext:value-type="float">
            <text:p>0,815109994922683</text:p>
          </table:table-cell>
          <table:table-cell table:formula="of:=-[.$H$4]*[.B1329]" office:value-type="float" office:value="-0.407554997461342" calcext:value-type="float">
            <text:p>-0,407554997461342</text:p>
          </table:table-cell>
          <table:table-cell table:formula="of:=[.C1329]/[.$H$2]" office:value-type="float" office:value="-0.815109994922683" calcext:value-type="float">
            <text:p>-0,815109994922683</text:p>
          </table:table-cell>
          <table:table-cell table:formula="of:=[.E1328]+([.D1328]*([.A1329]-[.A1328]))" office:value-type="float" office:value="-0.691010488255719" calcext:value-type="float">
            <text:p>-0,691010488255719</text:p>
          </table:table-cell>
          <table:table-cell table:number-columns-repeated="3"/>
        </table:table-row>
        <table:table-row table:style-name="ro1">
          <table:table-cell table:formula="of:=[.A1329]+0.01" office:value-type="float" office:value="13.2799999999998" calcext:value-type="float">
            <text:p>13,2799999999998</text:p>
          </table:table-cell>
          <table:table-cell table:formula="of:=[.B1329]+([.E1329]*([.A1330]-[.A1329]))" office:value-type="float" office:value="0.808199890040126" calcext:value-type="float">
            <text:p>0,808199890040126</text:p>
          </table:table-cell>
          <table:table-cell table:formula="of:=-[.$H$4]*[.B1330]" office:value-type="float" office:value="-0.404099945020063" calcext:value-type="float">
            <text:p>-0,404099945020063</text:p>
          </table:table-cell>
          <table:table-cell table:formula="of:=[.C1330]/[.$H$2]" office:value-type="float" office:value="-0.808199890040126" calcext:value-type="float">
            <text:p>-0,808199890040126</text:p>
          </table:table-cell>
          <table:table-cell table:formula="of:=[.E1329]+([.D1329]*([.A1330]-[.A1329]))" office:value-type="float" office:value="-0.699161588204946" calcext:value-type="float">
            <text:p>-0,699161588204946</text:p>
          </table:table-cell>
          <table:table-cell table:number-columns-repeated="3"/>
        </table:table-row>
        <table:table-row table:style-name="ro1">
          <table:table-cell table:formula="of:=[.A1330]+0.01" office:value-type="float" office:value="13.2899999999998" calcext:value-type="float">
            <text:p>13,2899999999998</text:p>
          </table:table-cell>
          <table:table-cell table:formula="of:=[.B1330]+([.E1330]*([.A1331]-[.A1330]))" office:value-type="float" office:value="0.801208274158077" calcext:value-type="float">
            <text:p>0,801208274158077</text:p>
          </table:table-cell>
          <table:table-cell table:formula="of:=-[.$H$4]*[.B1331]" office:value-type="float" office:value="-0.400604137079039" calcext:value-type="float">
            <text:p>-0,400604137079039</text:p>
          </table:table-cell>
          <table:table-cell table:formula="of:=[.C1331]/[.$H$2]" office:value-type="float" office:value="-0.801208274158077" calcext:value-type="float">
            <text:p>-0,801208274158077</text:p>
          </table:table-cell>
          <table:table-cell table:formula="of:=[.E1330]+([.D1330]*([.A1331]-[.A1330]))" office:value-type="float" office:value="-0.707243587105347" calcext:value-type="float">
            <text:p>-0,707243587105347</text:p>
          </table:table-cell>
          <table:table-cell table:number-columns-repeated="3"/>
        </table:table-row>
        <table:table-row table:style-name="ro1">
          <table:table-cell table:formula="of:=[.A1331]+0.01" office:value-type="float" office:value="13.2999999999998" calcext:value-type="float">
            <text:p>13,2999999999998</text:p>
          </table:table-cell>
          <table:table-cell table:formula="of:=[.B1331]+([.E1331]*([.A1332]-[.A1331]))" office:value-type="float" office:value="0.794135838287024" calcext:value-type="float">
            <text:p>0,794135838287024</text:p>
          </table:table-cell>
          <table:table-cell table:formula="of:=-[.$H$4]*[.B1332]" office:value-type="float" office:value="-0.397067919143512" calcext:value-type="float">
            <text:p>-0,397067919143512</text:p>
          </table:table-cell>
          <table:table-cell table:formula="of:=[.C1332]/[.$H$2]" office:value-type="float" office:value="-0.794135838287024" calcext:value-type="float">
            <text:p>-0,794135838287024</text:p>
          </table:table-cell>
          <table:table-cell table:formula="of:=[.E1331]+([.D1331]*([.A1332]-[.A1331]))" office:value-type="float" office:value="-0.715255669846928" calcext:value-type="float">
            <text:p>-0,715255669846928</text:p>
          </table:table-cell>
          <table:table-cell table:number-columns-repeated="3"/>
        </table:table-row>
        <table:table-row table:style-name="ro1">
          <table:table-cell table:formula="of:=[.A1332]+0.01" office:value-type="float" office:value="13.3099999999998" calcext:value-type="float">
            <text:p>13,3099999999998</text:p>
          </table:table-cell>
          <table:table-cell table:formula="of:=[.B1332]+([.E1332]*([.A1333]-[.A1332]))" office:value-type="float" office:value="0.786983281588554" calcext:value-type="float">
            <text:p>0,786983281588554</text:p>
          </table:table-cell>
          <table:table-cell table:formula="of:=-[.$H$4]*[.B1333]" office:value-type="float" office:value="-0.393491640794277" calcext:value-type="float">
            <text:p>-0,393491640794277</text:p>
          </table:table-cell>
          <table:table-cell table:formula="of:=[.C1333]/[.$H$2]" office:value-type="float" office:value="-0.786983281588554" calcext:value-type="float">
            <text:p>-0,786983281588554</text:p>
          </table:table-cell>
          <table:table-cell table:formula="of:=[.E1332]+([.D1332]*([.A1333]-[.A1332]))" office:value-type="float" office:value="-0.723197028229798" calcext:value-type="float">
            <text:p>-0,723197028229798</text:p>
          </table:table-cell>
          <table:table-cell table:number-columns-repeated="3"/>
        </table:table-row>
        <table:table-row table:style-name="ro1">
          <table:table-cell table:formula="of:=[.A1333]+0.01" office:value-type="float" office:value="13.3199999999998" calcext:value-type="float">
            <text:p>13,3199999999998</text:p>
          </table:table-cell>
          <table:table-cell table:formula="of:=[.B1333]+([.E1333]*([.A1334]-[.A1333]))" office:value-type="float" office:value="0.779751311306257" calcext:value-type="float">
            <text:p>0,779751311306257</text:p>
          </table:table-cell>
          <table:table-cell table:formula="of:=-[.$H$4]*[.B1334]" office:value-type="float" office:value="-0.389875655653128" calcext:value-type="float">
            <text:p>-0,389875655653128</text:p>
          </table:table-cell>
          <table:table-cell table:formula="of:=[.C1334]/[.$H$2]" office:value-type="float" office:value="-0.779751311306257" calcext:value-type="float">
            <text:p>-0,779751311306257</text:p>
          </table:table-cell>
          <table:table-cell table:formula="of:=[.E1333]+([.D1333]*([.A1334]-[.A1333]))" office:value-type="float" office:value="-0.731066861045683" calcext:value-type="float">
            <text:p>-0,731066861045683</text:p>
          </table:table-cell>
          <table:table-cell table:number-columns-repeated="3"/>
        </table:table-row>
        <table:table-row table:style-name="ro1">
          <table:table-cell table:formula="of:=[.A1334]+0.01" office:value-type="float" office:value="13.3299999999998" calcext:value-type="float">
            <text:p>13,3299999999998</text:p>
          </table:table-cell>
          <table:table-cell table:formula="of:=[.B1334]+([.E1334]*([.A1335]-[.A1334]))" office:value-type="float" office:value="0.7724406426958" calcext:value-type="float">
            <text:p>0,7724406426958</text:p>
          </table:table-cell>
          <table:table-cell table:formula="of:=-[.$H$4]*[.B1335]" office:value-type="float" office:value="-0.3862203213479" calcext:value-type="float">
            <text:p>-0,3862203213479</text:p>
          </table:table-cell>
          <table:table-cell table:formula="of:=[.C1335]/[.$H$2]" office:value-type="float" office:value="-0.7724406426958" calcext:value-type="float">
            <text:p>-0,7724406426958</text:p>
          </table:table-cell>
          <table:table-cell table:formula="of:=[.E1334]+([.D1334]*([.A1335]-[.A1334]))" office:value-type="float" office:value="-0.738864374158745" calcext:value-type="float">
            <text:p>-0,738864374158745</text:p>
          </table:table-cell>
          <table:table-cell table:number-columns-repeated="3"/>
        </table:table-row>
        <table:table-row table:style-name="ro1">
          <table:table-cell table:formula="of:=[.A1335]+0.01" office:value-type="float" office:value="13.3399999999998" calcext:value-type="float">
            <text:p>13,3399999999998</text:p>
          </table:table-cell>
          <table:table-cell table:formula="of:=[.B1335]+([.E1335]*([.A1336]-[.A1335]))" office:value-type="float" office:value="0.765051998954213" calcext:value-type="float">
            <text:p>0,765051998954213</text:p>
          </table:table-cell>
          <table:table-cell table:formula="of:=-[.$H$4]*[.B1336]" office:value-type="float" office:value="-0.382525999477106" calcext:value-type="float">
            <text:p>-0,382525999477106</text:p>
          </table:table-cell>
          <table:table-cell table:formula="of:=[.C1336]/[.$H$2]" office:value-type="float" office:value="-0.765051998954213" calcext:value-type="float">
            <text:p>-0,765051998954213</text:p>
          </table:table-cell>
          <table:table-cell table:formula="of:=[.E1335]+([.D1335]*([.A1336]-[.A1335]))" office:value-type="float" office:value="-0.746588780585703" calcext:value-type="float">
            <text:p>-0,746588780585703</text:p>
          </table:table-cell>
          <table:table-cell table:number-columns-repeated="3"/>
        </table:table-row>
        <table:table-row table:style-name="ro1">
          <table:table-cell table:formula="of:=[.A1336]+0.01" office:value-type="float" office:value="13.3499999999998" calcext:value-type="float">
            <text:p>13,3499999999998</text:p>
          </table:table-cell>
          <table:table-cell table:formula="of:=[.B1336]+([.E1336]*([.A1337]-[.A1336]))" office:value-type="float" office:value="0.757586111148356" calcext:value-type="float">
            <text:p>0,757586111148356</text:p>
          </table:table-cell>
          <table:table-cell table:formula="of:=-[.$H$4]*[.B1337]" office:value-type="float" office:value="-0.378793055574178" calcext:value-type="float">
            <text:p>-0,378793055574178</text:p>
          </table:table-cell>
          <table:table-cell table:formula="of:=[.C1337]/[.$H$2]" office:value-type="float" office:value="-0.757586111148356" calcext:value-type="float">
            <text:p>-0,757586111148356</text:p>
          </table:table-cell>
          <table:table-cell table:formula="of:=[.E1336]+([.D1336]*([.A1337]-[.A1336]))" office:value-type="float" office:value="-0.754239300575245" calcext:value-type="float">
            <text:p>-0,754239300575245</text:p>
          </table:table-cell>
          <table:table-cell table:number-columns-repeated="3"/>
        </table:table-row>
        <table:table-row table:style-name="ro1">
          <table:table-cell table:formula="of:=[.A1337]+0.01" office:value-type="float" office:value="13.3599999999998" calcext:value-type="float">
            <text:p>13,3599999999998</text:p>
          </table:table-cell>
          <table:table-cell table:formula="of:=[.B1337]+([.E1337]*([.A1338]-[.A1337]))" office:value-type="float" office:value="0.750043718142603" calcext:value-type="float">
            <text:p>0,750043718142603</text:p>
          </table:table-cell>
          <table:table-cell table:formula="of:=-[.$H$4]*[.B1338]" office:value-type="float" office:value="-0.375021859071302" calcext:value-type="float">
            <text:p>-0,375021859071302</text:p>
          </table:table-cell>
          <table:table-cell table:formula="of:=[.C1338]/[.$H$2]" office:value-type="float" office:value="-0.750043718142603" calcext:value-type="float">
            <text:p>-0,750043718142603</text:p>
          </table:table-cell>
          <table:table-cell table:formula="of:=[.E1337]+([.D1337]*([.A1338]-[.A1337]))" office:value-type="float" office:value="-0.761815161686729" calcext:value-type="float">
            <text:p>-0,761815161686729</text:p>
          </table:table-cell>
          <table:table-cell table:number-columns-repeated="3"/>
        </table:table-row>
        <table:table-row table:style-name="ro1">
          <table:table-cell table:formula="of:=[.A1338]+0.01" office:value-type="float" office:value="13.3699999999998" calcext:value-type="float">
            <text:p>13,3699999999998</text:p>
          </table:table-cell>
          <table:table-cell table:formula="of:=[.B1338]+([.E1338]*([.A1339]-[.A1338]))" office:value-type="float" office:value="0.742425566525736" calcext:value-type="float">
            <text:p>0,742425566525736</text:p>
          </table:table-cell>
          <table:table-cell table:formula="of:=-[.$H$4]*[.B1339]" office:value-type="float" office:value="-0.371212783262868" calcext:value-type="float">
            <text:p>-0,371212783262868</text:p>
          </table:table-cell>
          <table:table-cell table:formula="of:=[.C1339]/[.$H$2]" office:value-type="float" office:value="-0.742425566525736" calcext:value-type="float">
            <text:p>-0,742425566525736</text:p>
          </table:table-cell>
          <table:table-cell table:formula="of:=[.E1338]+([.D1338]*([.A1339]-[.A1338]))" office:value-type="float" office:value="-0.769315598868155" calcext:value-type="float">
            <text:p>-0,769315598868155</text:p>
          </table:table-cell>
          <table:table-cell table:number-columns-repeated="3"/>
        </table:table-row>
        <table:table-row table:style-name="ro1">
          <table:table-cell table:formula="of:=[.A1339]+0.01" office:value-type="float" office:value="13.3799999999998" calcext:value-type="float">
            <text:p>13,3799999999998</text:p>
          </table:table-cell>
          <table:table-cell table:formula="of:=[.B1339]+([.E1339]*([.A1340]-[.A1339]))" office:value-type="float" office:value="0.734732410537055" calcext:value-type="float">
            <text:p>0,734732410537055</text:p>
          </table:table-cell>
          <table:table-cell table:formula="of:=-[.$H$4]*[.B1340]" office:value-type="float" office:value="-0.367366205268527" calcext:value-type="float">
            <text:p>-0,367366205268527</text:p>
          </table:table-cell>
          <table:table-cell table:formula="of:=[.C1340]/[.$H$2]" office:value-type="float" office:value="-0.734732410537055" calcext:value-type="float">
            <text:p>-0,734732410537055</text:p>
          </table:table-cell>
          <table:table-cell table:formula="of:=[.E1339]+([.D1339]*([.A1340]-[.A1339]))" office:value-type="float" office:value="-0.776739854533412" calcext:value-type="float">
            <text:p>-0,776739854533412</text:p>
          </table:table-cell>
          <table:table-cell table:number-columns-repeated="3"/>
        </table:table-row>
        <table:table-row table:style-name="ro1">
          <table:table-cell table:formula="of:=[.A1340]+0.01" office:value-type="float" office:value="13.3899999999998" calcext:value-type="float">
            <text:p>13,3899999999998</text:p>
          </table:table-cell>
          <table:table-cell table:formula="of:=[.B1340]+([.E1340]*([.A1341]-[.A1340]))" office:value-type="float" office:value="0.726965011991721" calcext:value-type="float">
            <text:p>0,726965011991721</text:p>
          </table:table-cell>
          <table:table-cell table:formula="of:=-[.$H$4]*[.B1341]" office:value-type="float" office:value="-0.36348250599586" calcext:value-type="float">
            <text:p>-0,36348250599586</text:p>
          </table:table-cell>
          <table:table-cell table:formula="of:=[.C1341]/[.$H$2]" office:value-type="float" office:value="-0.726965011991721" calcext:value-type="float">
            <text:p>-0,726965011991721</text:p>
          </table:table-cell>
          <table:table-cell table:formula="of:=[.E1340]+([.D1340]*([.A1341]-[.A1340]))" office:value-type="float" office:value="-0.784087178638782" calcext:value-type="float">
            <text:p>-0,784087178638782</text:p>
          </table:table-cell>
          <table:table-cell table:number-columns-repeated="3"/>
        </table:table-row>
        <table:table-row table:style-name="ro1">
          <table:table-cell table:formula="of:=[.A1341]+0.01" office:value-type="float" office:value="13.3999999999998" calcext:value-type="float">
            <text:p>13,3999999999998</text:p>
          </table:table-cell>
          <table:table-cell table:formula="of:=[.B1341]+([.E1341]*([.A1342]-[.A1341]))" office:value-type="float" office:value="0.719124140205333" calcext:value-type="float">
            <text:p>0,719124140205333</text:p>
          </table:table-cell>
          <table:table-cell table:formula="of:=-[.$H$4]*[.B1342]" office:value-type="float" office:value="-0.359562070102667" calcext:value-type="float">
            <text:p>-0,359562070102667</text:p>
          </table:table-cell>
          <table:table-cell table:formula="of:=[.C1342]/[.$H$2]" office:value-type="float" office:value="-0.719124140205333" calcext:value-type="float">
            <text:p>-0,719124140205333</text:p>
          </table:table-cell>
          <table:table-cell table:formula="of:=[.E1341]+([.D1341]*([.A1342]-[.A1341]))" office:value-type="float" office:value="-0.791356828758699" calcext:value-type="float">
            <text:p>-0,791356828758699</text:p>
          </table:table-cell>
          <table:table-cell table:number-columns-repeated="3"/>
        </table:table-row>
        <table:table-row table:style-name="ro1">
          <table:table-cell table:formula="of:=[.A1342]+0.01" office:value-type="float" office:value="13.4099999999998" calcext:value-type="float">
            <text:p>13,4099999999998</text:p>
          </table:table-cell>
          <table:table-cell table:formula="of:=[.B1342]+([.E1342]*([.A1343]-[.A1342]))" office:value-type="float" office:value="0.711210571917747" calcext:value-type="float">
            <text:p>0,711210571917747</text:p>
          </table:table-cell>
          <table:table-cell table:formula="of:=-[.$H$4]*[.B1343]" office:value-type="float" office:value="-0.355605285958873" calcext:value-type="float">
            <text:p>-0,355605285958873</text:p>
          </table:table-cell>
          <table:table-cell table:formula="of:=[.C1343]/[.$H$2]" office:value-type="float" office:value="-0.711210571917747" calcext:value-type="float">
            <text:p>-0,711210571917747</text:p>
          </table:table-cell>
          <table:table-cell table:formula="of:=[.E1342]+([.D1342]*([.A1343]-[.A1342]))" office:value-type="float" office:value="-0.798548070160752" calcext:value-type="float">
            <text:p>-0,798548070160752</text:p>
          </table:table-cell>
          <table:table-cell table:number-columns-repeated="3"/>
        </table:table-row>
        <table:table-row table:style-name="ro1">
          <table:table-cell table:formula="of:=[.A1343]+0.01" office:value-type="float" office:value="13.4199999999998" calcext:value-type="float">
            <text:p>13,4199999999998</text:p>
          </table:table-cell>
          <table:table-cell table:formula="of:=[.B1343]+([.E1343]*([.A1344]-[.A1343]))" office:value-type="float" office:value="0.703225091216139" calcext:value-type="float">
            <text:p>0,703225091216139</text:p>
          </table:table-cell>
          <table:table-cell table:formula="of:=-[.$H$4]*[.B1344]" office:value-type="float" office:value="-0.35161254560807" calcext:value-type="float">
            <text:p>-0,35161254560807</text:p>
          </table:table-cell>
          <table:table-cell table:formula="of:=[.C1344]/[.$H$2]" office:value-type="float" office:value="-0.703225091216139" calcext:value-type="float">
            <text:p>-0,703225091216139</text:p>
          </table:table-cell>
          <table:table-cell table:formula="of:=[.E1343]+([.D1343]*([.A1344]-[.A1343]))" office:value-type="float" office:value="-0.80566017587993" calcext:value-type="float">
            <text:p>-0,80566017587993</text:p>
          </table:table-cell>
          <table:table-cell table:number-columns-repeated="3"/>
        </table:table-row>
        <table:table-row table:style-name="ro1">
          <table:table-cell table:formula="of:=[.A1344]+0.01" office:value-type="float" office:value="13.4299999999998" calcext:value-type="float">
            <text:p>13,4299999999998</text:p>
          </table:table-cell>
          <table:table-cell table:formula="of:=[.B1344]+([.E1344]*([.A1345]-[.A1344]))" office:value-type="float" office:value="0.69516848945734" calcext:value-type="float">
            <text:p>0,69516848945734</text:p>
          </table:table-cell>
          <table:table-cell table:formula="of:=-[.$H$4]*[.B1345]" office:value-type="float" office:value="-0.34758424472867" calcext:value-type="float">
            <text:p>-0,34758424472867</text:p>
          </table:table-cell>
          <table:table-cell table:formula="of:=[.C1345]/[.$H$2]" office:value-type="float" office:value="-0.69516848945734" calcext:value-type="float">
            <text:p>-0,69516848945734</text:p>
          </table:table-cell>
          <table:table-cell table:formula="of:=[.E1344]+([.D1344]*([.A1345]-[.A1344]))" office:value-type="float" office:value="-0.812692426792091" calcext:value-type="float">
            <text:p>-0,812692426792091</text:p>
          </table:table-cell>
          <table:table-cell table:number-columns-repeated="3"/>
        </table:table-row>
        <table:table-row table:style-name="ro1">
          <table:table-cell table:formula="of:=[.A1345]+0.01" office:value-type="float" office:value="13.4399999999998" calcext:value-type="float">
            <text:p>13,4399999999998</text:p>
          </table:table-cell>
          <table:table-cell table:formula="of:=[.B1345]+([.E1345]*([.A1346]-[.A1345]))" office:value-type="float" office:value="0.687041565189419" calcext:value-type="float">
            <text:p>0,687041565189419</text:p>
          </table:table-cell>
          <table:table-cell table:formula="of:=-[.$H$4]*[.B1346]" office:value-type="float" office:value="-0.34352078259471" calcext:value-type="float">
            <text:p>-0,34352078259471</text:p>
          </table:table-cell>
          <table:table-cell table:formula="of:=[.C1346]/[.$H$2]" office:value-type="float" office:value="-0.687041565189419" calcext:value-type="float">
            <text:p>-0,687041565189419</text:p>
          </table:table-cell>
          <table:table-cell table:formula="of:=[.E1345]+([.D1345]*([.A1346]-[.A1345]))" office:value-type="float" office:value="-0.819644111686664" calcext:value-type="float">
            <text:p>-0,819644111686664</text:p>
          </table:table-cell>
          <table:table-cell table:number-columns-repeated="3"/>
        </table:table-row>
        <table:table-row table:style-name="ro1">
          <table:table-cell table:formula="of:=[.A1346]+0.01" office:value-type="float" office:value="13.4499999999998" calcext:value-type="float">
            <text:p>13,4499999999998</text:p>
          </table:table-cell>
          <table:table-cell table:formula="of:=[.B1346]+([.E1346]*([.A1347]-[.A1346]))" office:value-type="float" office:value="0.678845124072553" calcext:value-type="float">
            <text:p>0,678845124072553</text:p>
          </table:table-cell>
          <table:table-cell table:formula="of:=-[.$H$4]*[.B1347]" office:value-type="float" office:value="-0.339422562036276" calcext:value-type="float">
            <text:p>-0,339422562036276</text:p>
          </table:table-cell>
          <table:table-cell table:formula="of:=[.C1347]/[.$H$2]" office:value-type="float" office:value="-0.678845124072553" calcext:value-type="float">
            <text:p>-0,678845124072553</text:p>
          </table:table-cell>
          <table:table-cell table:formula="of:=[.E1346]+([.D1346]*([.A1347]-[.A1346]))" office:value-type="float" office:value="-0.826514527338558" calcext:value-type="float">
            <text:p>-0,826514527338558</text:p>
          </table:table-cell>
          <table:table-cell table:number-columns-repeated="3"/>
        </table:table-row>
        <table:table-row table:style-name="ro1">
          <table:table-cell table:formula="of:=[.A1347]+0.01" office:value-type="float" office:value="13.4599999999998" calcext:value-type="float">
            <text:p>13,4599999999998</text:p>
          </table:table-cell>
          <table:table-cell table:formula="of:=[.B1347]+([.E1347]*([.A1348]-[.A1347]))" office:value-type="float" office:value="0.670579978799168" calcext:value-type="float">
            <text:p>0,670579978799168</text:p>
          </table:table-cell>
          <table:table-cell table:formula="of:=-[.$H$4]*[.B1348]" office:value-type="float" office:value="-0.335289989399584" calcext:value-type="float">
            <text:p>-0,335289989399584</text:p>
          </table:table-cell>
          <table:table-cell table:formula="of:=[.C1348]/[.$H$2]" office:value-type="float" office:value="-0.670579978799168" calcext:value-type="float">
            <text:p>-0,670579978799168</text:p>
          </table:table-cell>
          <table:table-cell table:formula="of:=[.E1347]+([.D1347]*([.A1348]-[.A1347]))" office:value-type="float" office:value="-0.833302978579284" calcext:value-type="float">
            <text:p>-0,833302978579284</text:p>
          </table:table-cell>
          <table:table-cell table:number-columns-repeated="3"/>
        </table:table-row>
        <table:table-row table:style-name="ro1">
          <table:table-cell table:formula="of:=[.A1348]+0.01" office:value-type="float" office:value="13.4699999999998" calcext:value-type="float">
            <text:p>13,4699999999998</text:p>
          </table:table-cell>
          <table:table-cell table:formula="of:=[.B1348]+([.E1348]*([.A1349]-[.A1348]))" office:value-type="float" office:value="0.662246949013375" calcext:value-type="float">
            <text:p>0,662246949013375</text:p>
          </table:table-cell>
          <table:table-cell table:formula="of:=-[.$H$4]*[.B1349]" office:value-type="float" office:value="-0.331123474506687" calcext:value-type="float">
            <text:p>-0,331123474506687</text:p>
          </table:table-cell>
          <table:table-cell table:formula="of:=[.C1349]/[.$H$2]" office:value-type="float" office:value="-0.662246949013375" calcext:value-type="float">
            <text:p>-0,662246949013375</text:p>
          </table:table-cell>
          <table:table-cell table:formula="of:=[.E1348]+([.D1348]*([.A1349]-[.A1348]))" office:value-type="float" office:value="-0.840008778367275" calcext:value-type="float">
            <text:p>-0,840008778367275</text:p>
          </table:table-cell>
          <table:table-cell table:number-columns-repeated="3"/>
        </table:table-row>
        <table:table-row table:style-name="ro1">
          <table:table-cell table:formula="of:=[.A1349]+0.01" office:value-type="float" office:value="13.4799999999998" calcext:value-type="float">
            <text:p>13,4799999999998</text:p>
          </table:table-cell>
          <table:table-cell table:formula="of:=[.B1349]+([.E1349]*([.A1350]-[.A1349]))" office:value-type="float" office:value="0.653846861229702" calcext:value-type="float">
            <text:p>0,653846861229702</text:p>
          </table:table-cell>
          <table:table-cell table:formula="of:=-[.$H$4]*[.B1350]" office:value-type="float" office:value="-0.326923430614851" calcext:value-type="float">
            <text:p>-0,326923430614851</text:p>
          </table:table-cell>
          <table:table-cell table:formula="of:=[.C1350]/[.$H$2]" office:value-type="float" office:value="-0.653846861229702" calcext:value-type="float">
            <text:p>-0,653846861229702</text:p>
          </table:table-cell>
          <table:table-cell table:formula="of:=[.E1349]+([.D1349]*([.A1350]-[.A1349]))" office:value-type="float" office:value="-0.846631247857409" calcext:value-type="float">
            <text:p>-0,846631247857409</text:p>
          </table:table-cell>
          <table:table-cell table:number-columns-repeated="3"/>
        </table:table-row>
        <table:table-row table:style-name="ro1">
          <table:table-cell table:formula="of:=[.A1350]+0.01" office:value-type="float" office:value="13.4899999999998" calcext:value-type="float">
            <text:p>13,4899999999998</text:p>
          </table:table-cell>
          <table:table-cell table:formula="of:=[.B1350]+([.E1350]*([.A1351]-[.A1350]))" office:value-type="float" office:value="0.645380548751129" calcext:value-type="float">
            <text:p>0,645380548751129</text:p>
          </table:table-cell>
          <table:table-cell table:formula="of:=-[.$H$4]*[.B1351]" office:value-type="float" office:value="-0.322690274375564" calcext:value-type="float">
            <text:p>-0,322690274375564</text:p>
          </table:table-cell>
          <table:table-cell table:formula="of:=[.C1351]/[.$H$2]" office:value-type="float" office:value="-0.645380548751129" calcext:value-type="float">
            <text:p>-0,645380548751129</text:p>
          </table:table-cell>
          <table:table-cell table:formula="of:=[.E1350]+([.D1350]*([.A1351]-[.A1350]))" office:value-type="float" office:value="-0.853169716469706" calcext:value-type="float">
            <text:p>-0,853169716469706</text:p>
          </table:table-cell>
          <table:table-cell table:number-columns-repeated="3"/>
        </table:table-row>
        <table:table-row table:style-name="ro1">
          <table:table-cell table:formula="of:=[.A1351]+0.01" office:value-type="float" office:value="13.4999999999998" calcext:value-type="float">
            <text:p>13,4999999999998</text:p>
          </table:table-cell>
          <table:table-cell table:formula="of:=[.B1351]+([.E1351]*([.A1352]-[.A1351]))" office:value-type="float" office:value="0.636848851586432" calcext:value-type="float">
            <text:p>0,636848851586432</text:p>
          </table:table-cell>
          <table:table-cell table:formula="of:=-[.$H$4]*[.B1352]" office:value-type="float" office:value="-0.318424425793216" calcext:value-type="float">
            <text:p>-0,318424425793216</text:p>
          </table:table-cell>
          <table:table-cell table:formula="of:=[.C1352]/[.$H$2]" office:value-type="float" office:value="-0.636848851586432" calcext:value-type="float">
            <text:p>-0,636848851586432</text:p>
          </table:table-cell>
          <table:table-cell table:formula="of:=[.E1351]+([.D1351]*([.A1352]-[.A1351]))" office:value-type="float" office:value="-0.859623521957217" calcext:value-type="float">
            <text:p>-0,859623521957217</text:p>
          </table:table-cell>
          <table:table-cell table:number-columns-repeated="3"/>
        </table:table-row>
        <table:table-row table:style-name="ro1">
          <table:table-cell table:formula="of:=[.A1352]+0.01" office:value-type="float" office:value="13.5099999999998" calcext:value-type="float">
            <text:p>13,5099999999998</text:p>
          </table:table-cell>
          <table:table-cell table:formula="of:=[.B1352]+([.E1352]*([.A1353]-[.A1352]))" office:value-type="float" office:value="0.62825261636686" calcext:value-type="float">
            <text:p>0,62825261636686</text:p>
          </table:table-cell>
          <table:table-cell table:formula="of:=-[.$H$4]*[.B1353]" office:value-type="float" office:value="-0.31412630818343" calcext:value-type="float">
            <text:p>-0,31412630818343</text:p>
          </table:table-cell>
          <table:table-cell table:formula="of:=[.C1353]/[.$H$2]" office:value-type="float" office:value="-0.62825261636686" calcext:value-type="float">
            <text:p>-0,62825261636686</text:p>
          </table:table-cell>
          <table:table-cell table:formula="of:=[.E1352]+([.D1352]*([.A1353]-[.A1352]))" office:value-type="float" office:value="-0.865992010473081" calcext:value-type="float">
            <text:p>-0,865992010473081</text:p>
          </table:table-cell>
          <table:table-cell table:number-columns-repeated="3"/>
        </table:table-row>
        <table:table-row table:style-name="ro1">
          <table:table-cell table:formula="of:=[.A1353]+0.01" office:value-type="float" office:value="13.5199999999998" calcext:value-type="float">
            <text:p>13,5199999999998</text:p>
          </table:table-cell>
          <table:table-cell table:formula="of:=[.B1353]+([.E1353]*([.A1354]-[.A1353]))" office:value-type="float" office:value="0.619592696262129" calcext:value-type="float">
            <text:p>0,619592696262129</text:p>
          </table:table-cell>
          <table:table-cell table:formula="of:=-[.$H$4]*[.B1354]" office:value-type="float" office:value="-0.309796348131064" calcext:value-type="float">
            <text:p>-0,309796348131064</text:p>
          </table:table-cell>
          <table:table-cell table:formula="of:=[.C1354]/[.$H$2]" office:value-type="float" office:value="-0.619592696262129" calcext:value-type="float">
            <text:p>-0,619592696262129</text:p>
          </table:table-cell>
          <table:table-cell table:formula="of:=[.E1353]+([.D1353]*([.A1354]-[.A1353]))" office:value-type="float" office:value="-0.872274536636749" calcext:value-type="float">
            <text:p>-0,872274536636749</text:p>
          </table:table-cell>
          <table:table-cell table:number-columns-repeated="3"/>
        </table:table-row>
        <table:table-row table:style-name="ro1">
          <table:table-cell table:formula="of:=[.A1354]+0.01" office:value-type="float" office:value="13.5299999999998" calcext:value-type="float">
            <text:p>13,5299999999998</text:p>
          </table:table-cell>
          <table:table-cell table:formula="of:=[.B1354]+([.E1354]*([.A1355]-[.A1354]))" office:value-type="float" office:value="0.610869950895762" calcext:value-type="float">
            <text:p>0,610869950895762</text:p>
          </table:table-cell>
          <table:table-cell table:formula="of:=-[.$H$4]*[.B1355]" office:value-type="float" office:value="-0.305434975447881" calcext:value-type="float">
            <text:p>-0,305434975447881</text:p>
          </table:table-cell>
          <table:table-cell table:formula="of:=[.C1355]/[.$H$2]" office:value-type="float" office:value="-0.610869950895762" calcext:value-type="float">
            <text:p>-0,610869950895762</text:p>
          </table:table-cell>
          <table:table-cell table:formula="of:=[.E1354]+([.D1354]*([.A1355]-[.A1354]))" office:value-type="float" office:value="-0.878470463599371" calcext:value-type="float">
            <text:p>-0,878470463599371</text:p>
          </table:table-cell>
          <table:table-cell table:number-columns-repeated="3"/>
        </table:table-row>
        <table:table-row table:style-name="ro1">
          <table:table-cell table:formula="of:=[.A1355]+0.01" office:value-type="float" office:value="13.5399999999998" calcext:value-type="float">
            <text:p>13,5399999999998</text:p>
          </table:table-cell>
          <table:table-cell table:formula="of:=[.B1355]+([.E1355]*([.A1356]-[.A1355]))" office:value-type="float" office:value="0.602085246259768" calcext:value-type="float">
            <text:p>0,602085246259768</text:p>
          </table:table-cell>
          <table:table-cell table:formula="of:=-[.$H$4]*[.B1356]" office:value-type="float" office:value="-0.301042623129884" calcext:value-type="float">
            <text:p>-0,301042623129884</text:p>
          </table:table-cell>
          <table:table-cell table:formula="of:=[.C1356]/[.$H$2]" office:value-type="float" office:value="-0.602085246259768" calcext:value-type="float">
            <text:p>-0,602085246259768</text:p>
          </table:table-cell>
          <table:table-cell table:formula="of:=[.E1355]+([.D1355]*([.A1356]-[.A1355]))" office:value-type="float" office:value="-0.884579163108328" calcext:value-type="float">
            <text:p>-0,884579163108328</text:p>
          </table:table-cell>
          <table:table-cell table:number-columns-repeated="3"/>
        </table:table-row>
        <table:table-row table:style-name="ro1">
          <table:table-cell table:formula="of:=[.A1356]+0.01" office:value-type="float" office:value="13.5499999999998" calcext:value-type="float">
            <text:p>13,5499999999998</text:p>
          </table:table-cell>
          <table:table-cell table:formula="of:=[.B1356]+([.E1356]*([.A1357]-[.A1356]))" office:value-type="float" office:value="0.593239454628685" calcext:value-type="float">
            <text:p>0,593239454628685</text:p>
          </table:table-cell>
          <table:table-cell table:formula="of:=-[.$H$4]*[.B1357]" office:value-type="float" office:value="-0.296619727314342" calcext:value-type="float">
            <text:p>-0,296619727314342</text:p>
          </table:table-cell>
          <table:table-cell table:formula="of:=[.C1357]/[.$H$2]" office:value-type="float" office:value="-0.593239454628685" calcext:value-type="float">
            <text:p>-0,593239454628685</text:p>
          </table:table-cell>
          <table:table-cell table:formula="of:=[.E1356]+([.D1356]*([.A1357]-[.A1356]))" office:value-type="float" office:value="-0.890600015570926" calcext:value-type="float">
            <text:p>-0,890600015570926</text:p>
          </table:table-cell>
          <table:table-cell table:number-columns-repeated="3"/>
        </table:table-row>
        <table:table-row table:style-name="ro1">
          <table:table-cell table:formula="of:=[.A1357]+0.01" office:value-type="float" office:value="13.5599999999998" calcext:value-type="float">
            <text:p>13,5599999999998</text:p>
          </table:table-cell>
          <table:table-cell table:formula="of:=[.B1357]+([.E1357]*([.A1358]-[.A1357]))" office:value-type="float" office:value="0.584333454472976" calcext:value-type="float">
            <text:p>0,584333454472976</text:p>
          </table:table-cell>
          <table:table-cell table:formula="of:=-[.$H$4]*[.B1358]" office:value-type="float" office:value="-0.292166727236488" calcext:value-type="float">
            <text:p>-0,292166727236488</text:p>
          </table:table-cell>
          <table:table-cell table:formula="of:=[.C1358]/[.$H$2]" office:value-type="float" office:value="-0.584333454472976" calcext:value-type="float">
            <text:p>-0,584333454472976</text:p>
          </table:table-cell>
          <table:table-cell table:formula="of:=[.E1357]+([.D1357]*([.A1358]-[.A1357]))" office:value-type="float" office:value="-0.896532410117212" calcext:value-type="float">
            <text:p>-0,896532410117212</text:p>
          </table:table-cell>
          <table:table-cell table:number-columns-repeated="3"/>
        </table:table-row>
        <table:table-row table:style-name="ro1">
          <table:table-cell table:formula="of:=[.A1358]+0.01" office:value-type="float" office:value="13.5699999999998" calcext:value-type="float">
            <text:p>13,5699999999998</text:p>
          </table:table-cell>
          <table:table-cell table:formula="of:=[.B1358]+([.E1358]*([.A1359]-[.A1358]))" office:value-type="float" office:value="0.575368130371804" calcext:value-type="float">
            <text:p>0,575368130371804</text:p>
          </table:table-cell>
          <table:table-cell table:formula="of:=-[.$H$4]*[.B1359]" office:value-type="float" office:value="-0.287684065185902" calcext:value-type="float">
            <text:p>-0,287684065185902</text:p>
          </table:table-cell>
          <table:table-cell table:formula="of:=[.C1359]/[.$H$2]" office:value-type="float" office:value="-0.575368130371804" calcext:value-type="float">
            <text:p>-0,575368130371804</text:p>
          </table:table-cell>
          <table:table-cell table:formula="of:=[.E1358]+([.D1358]*([.A1359]-[.A1358]))" office:value-type="float" office:value="-0.902375744661942" calcext:value-type="float">
            <text:p>-0,902375744661942</text:p>
          </table:table-cell>
          <table:table-cell table:number-columns-repeated="3"/>
        </table:table-row>
        <table:table-row table:style-name="ro1">
          <table:table-cell table:formula="of:=[.A1359]+0.01" office:value-type="float" office:value="13.5799999999998" calcext:value-type="float">
            <text:p>13,5799999999998</text:p>
          </table:table-cell>
          <table:table-cell table:formula="of:=[.B1359]+([.E1359]*([.A1360]-[.A1359]))" office:value-type="float" office:value="0.566344372925185" calcext:value-type="float">
            <text:p>0,566344372925185</text:p>
          </table:table-cell>
          <table:table-cell table:formula="of:=-[.$H$4]*[.B1360]" office:value-type="float" office:value="-0.283172186462592" calcext:value-type="float">
            <text:p>-0,283172186462592</text:p>
          </table:table-cell>
          <table:table-cell table:formula="of:=[.C1360]/[.$H$2]" office:value-type="float" office:value="-0.566344372925185" calcext:value-type="float">
            <text:p>-0,566344372925185</text:p>
          </table:table-cell>
          <table:table-cell table:formula="of:=[.E1359]+([.D1359]*([.A1360]-[.A1359]))" office:value-type="float" office:value="-0.90812942596566" calcext:value-type="float">
            <text:p>-0,90812942596566</text:p>
          </table:table-cell>
          <table:table-cell table:number-columns-repeated="3"/>
        </table:table-row>
        <table:table-row table:style-name="ro1">
          <table:table-cell table:formula="of:=[.A1360]+0.01" office:value-type="float" office:value="13.5899999999998" calcext:value-type="float">
            <text:p>13,5899999999998</text:p>
          </table:table-cell>
          <table:table-cell table:formula="of:=[.B1360]+([.E1360]*([.A1361]-[.A1360]))" office:value-type="float" office:value="0.557263078665528" calcext:value-type="float">
            <text:p>0,557263078665528</text:p>
          </table:table-cell>
          <table:table-cell table:formula="of:=-[.$H$4]*[.B1361]" office:value-type="float" office:value="-0.278631539332764" calcext:value-type="float">
            <text:p>-0,278631539332764</text:p>
          </table:table-cell>
          <table:table-cell table:formula="of:=[.C1361]/[.$H$2]" office:value-type="float" office:value="-0.557263078665528" calcext:value-type="float">
            <text:p>-0,557263078665528</text:p>
          </table:table-cell>
          <table:table-cell table:formula="of:=[.E1360]+([.D1360]*([.A1361]-[.A1360]))" office:value-type="float" office:value="-0.913792869694912" calcext:value-type="float">
            <text:p>-0,913792869694912</text:p>
          </table:table-cell>
          <table:table-cell table:number-columns-repeated="3"/>
        </table:table-row>
        <table:table-row table:style-name="ro1">
          <table:table-cell table:formula="of:=[.A1361]+0.01" office:value-type="float" office:value="13.5999999999998" calcext:value-type="float">
            <text:p>13,5999999999998</text:p>
          </table:table-cell>
          <table:table-cell table:formula="of:=[.B1361]+([.E1361]*([.A1362]-[.A1361]))" office:value-type="float" office:value="0.548125149968579" calcext:value-type="float">
            <text:p>0,548125149968579</text:p>
          </table:table-cell>
          <table:table-cell table:formula="of:=-[.$H$4]*[.B1362]" office:value-type="float" office:value="-0.27406257498429" calcext:value-type="float">
            <text:p>-0,27406257498429</text:p>
          </table:table-cell>
          <table:table-cell table:formula="of:=[.C1362]/[.$H$2]" office:value-type="float" office:value="-0.548125149968579" calcext:value-type="float">
            <text:p>-0,548125149968579</text:p>
          </table:table-cell>
          <table:table-cell table:formula="of:=[.E1361]+([.D1361]*([.A1362]-[.A1361]))" office:value-type="float" office:value="-0.919365500481567" calcext:value-type="float">
            <text:p>-0,919365500481567</text:p>
          </table:table-cell>
          <table:table-cell table:number-columns-repeated="3"/>
        </table:table-row>
        <table:table-row table:style-name="ro1">
          <table:table-cell table:formula="of:=[.A1362]+0.01" office:value-type="float" office:value="13.6099999999998" calcext:value-type="float">
            <text:p>13,6099999999998</text:p>
          </table:table-cell>
          <table:table-cell table:formula="of:=[.B1362]+([.E1362]*([.A1363]-[.A1362]))" office:value-type="float" office:value="0.538931494963764" calcext:value-type="float">
            <text:p>0,538931494963764</text:p>
          </table:table-cell>
          <table:table-cell table:formula="of:=-[.$H$4]*[.B1363]" office:value-type="float" office:value="-0.269465747481882" calcext:value-type="float">
            <text:p>-0,269465747481882</text:p>
          </table:table-cell>
          <table:table-cell table:formula="of:=[.C1363]/[.$H$2]" office:value-type="float" office:value="-0.538931494963764" calcext:value-type="float">
            <text:p>-0,538931494963764</text:p>
          </table:table-cell>
          <table:table-cell table:formula="of:=[.E1362]+([.D1362]*([.A1363]-[.A1362]))" office:value-type="float" office:value="-0.924846751981252" calcext:value-type="float">
            <text:p>-0,924846751981252</text:p>
          </table:table-cell>
          <table:table-cell table:number-columns-repeated="3"/>
        </table:table-row>
        <table:table-row table:style-name="ro1">
          <table:table-cell table:formula="of:=[.A1363]+0.01" office:value-type="float" office:value="13.6199999999998" calcext:value-type="float">
            <text:p>13,6199999999998</text:p>
          </table:table-cell>
          <table:table-cell table:formula="of:=[.B1363]+([.E1363]*([.A1364]-[.A1363]))" office:value-type="float" office:value="0.529683027443952" calcext:value-type="float">
            <text:p>0,529683027443952</text:p>
          </table:table-cell>
          <table:table-cell table:formula="of:=-[.$H$4]*[.B1364]" office:value-type="float" office:value="-0.264841513721976" calcext:value-type="float">
            <text:p>-0,264841513721976</text:p>
          </table:table-cell>
          <table:table-cell table:formula="of:=[.C1364]/[.$H$2]" office:value-type="float" office:value="-0.529683027443952" calcext:value-type="float">
            <text:p>-0,529683027443952</text:p>
          </table:table-cell>
          <table:table-cell table:formula="of:=[.E1363]+([.D1363]*([.A1364]-[.A1363]))" office:value-type="float" office:value="-0.93023606693089" calcext:value-type="float">
            <text:p>-0,93023606693089</text:p>
          </table:table-cell>
          <table:table-cell table:number-columns-repeated="3"/>
        </table:table-row>
        <table:table-row table:style-name="ro1">
          <table:table-cell table:formula="of:=[.A1364]+0.01" office:value-type="float" office:value="13.6299999999998" calcext:value-type="float">
            <text:p>13,6299999999998</text:p>
          </table:table-cell>
          <table:table-cell table:formula="of:=[.B1364]+([.E1364]*([.A1365]-[.A1364]))" office:value-type="float" office:value="0.520380666774643" calcext:value-type="float">
            <text:p>0,520380666774643</text:p>
          </table:table-cell>
          <table:table-cell table:formula="of:=-[.$H$4]*[.B1365]" office:value-type="float" office:value="-0.260190333387321" calcext:value-type="float">
            <text:p>-0,260190333387321</text:p>
          </table:table-cell>
          <table:table-cell table:formula="of:=[.C1365]/[.$H$2]" office:value-type="float" office:value="-0.520380666774643" calcext:value-type="float">
            <text:p>-0,520380666774643</text:p>
          </table:table-cell>
          <table:table-cell table:formula="of:=[.E1364]+([.D1364]*([.A1365]-[.A1364]))" office:value-type="float" office:value="-0.935532897205329" calcext:value-type="float">
            <text:p>-0,935532897205329</text:p>
          </table:table-cell>
          <table:table-cell table:number-columns-repeated="3"/>
        </table:table-row>
        <table:table-row table:style-name="ro1">
          <table:table-cell table:formula="of:=[.A1365]+0.01" office:value-type="float" office:value="13.6399999999998" calcext:value-type="float">
            <text:p>13,6399999999998</text:p>
          </table:table-cell>
          <table:table-cell table:formula="of:=[.B1365]+([.E1365]*([.A1366]-[.A1365]))" office:value-type="float" office:value="0.51102533780259" calcext:value-type="float">
            <text:p>0,51102533780259</text:p>
          </table:table-cell>
          <table:table-cell table:formula="of:=-[.$H$4]*[.B1366]" office:value-type="float" office:value="-0.255512668901295" calcext:value-type="float">
            <text:p>-0,255512668901295</text:p>
          </table:table-cell>
          <table:table-cell table:formula="of:=[.C1366]/[.$H$2]" office:value-type="float" office:value="-0.51102533780259" calcext:value-type="float">
            <text:p>-0,51102533780259</text:p>
          </table:table-cell>
          <table:table-cell table:formula="of:=[.E1365]+([.D1365]*([.A1366]-[.A1365]))" office:value-type="float" office:value="-0.940736703873076" calcext:value-type="float">
            <text:p>-0,940736703873076</text:p>
          </table:table-cell>
          <table:table-cell table:number-columns-repeated="3"/>
        </table:table-row>
        <table:table-row table:style-name="ro1">
          <table:table-cell table:formula="of:=[.A1366]+0.01" office:value-type="float" office:value="13.6499999999998" calcext:value-type="float">
            <text:p>13,6499999999998</text:p>
          </table:table-cell>
          <table:table-cell table:formula="of:=[.B1366]+([.E1366]*([.A1367]-[.A1366]))" office:value-type="float" office:value="0.501617970763859" calcext:value-type="float">
            <text:p>0,501617970763859</text:p>
          </table:table-cell>
          <table:table-cell table:formula="of:=-[.$H$4]*[.B1367]" office:value-type="float" office:value="-0.25080898538193" calcext:value-type="float">
            <text:p>-0,25080898538193</text:p>
          </table:table-cell>
          <table:table-cell table:formula="of:=[.C1367]/[.$H$2]" office:value-type="float" office:value="-0.501617970763859" calcext:value-type="float">
            <text:p>-0,501617970763859</text:p>
          </table:table-cell>
          <table:table-cell table:formula="of:=[.E1366]+([.D1366]*([.A1367]-[.A1366]))" office:value-type="float" office:value="-0.945846957251102" calcext:value-type="float">
            <text:p>-0,945846957251102</text:p>
          </table:table-cell>
          <table:table-cell table:number-columns-repeated="3"/>
        </table:table-row>
        <table:table-row table:style-name="ro1">
          <table:table-cell table:formula="of:=[.A1367]+0.01" office:value-type="float" office:value="13.6599999999998" calcext:value-type="float">
            <text:p>13,6599999999998</text:p>
          </table:table-cell>
          <table:table-cell table:formula="of:=[.B1367]+([.E1367]*([.A1368]-[.A1367]))" office:value-type="float" office:value="0.492159501191348" calcext:value-type="float">
            <text:p>0,492159501191348</text:p>
          </table:table-cell>
          <table:table-cell table:formula="of:=-[.$H$4]*[.B1368]" office:value-type="float" office:value="-0.246079750595674" calcext:value-type="float">
            <text:p>-0,246079750595674</text:p>
          </table:table-cell>
          <table:table-cell table:formula="of:=[.C1368]/[.$H$2]" office:value-type="float" office:value="-0.492159501191348" calcext:value-type="float">
            <text:p>-0,492159501191348</text:p>
          </table:table-cell>
          <table:table-cell table:formula="of:=[.E1367]+([.D1367]*([.A1368]-[.A1367]))" office:value-type="float" office:value="-0.95086313695874" calcext:value-type="float">
            <text:p>-0,95086313695874</text:p>
          </table:table-cell>
          <table:table-cell table:number-columns-repeated="3"/>
        </table:table-row>
        <table:table-row table:style-name="ro1">
          <table:table-cell table:formula="of:=[.A1368]+0.01" office:value-type="float" office:value="13.6699999999998" calcext:value-type="float">
            <text:p>13,6699999999998</text:p>
          </table:table-cell>
          <table:table-cell table:formula="of:=[.B1368]+([.E1368]*([.A1369]-[.A1368]))" office:value-type="float" office:value="0.482650869821761" calcext:value-type="float">
            <text:p>0,482650869821761</text:p>
          </table:table-cell>
          <table:table-cell table:formula="of:=-[.$H$4]*[.B1369]" office:value-type="float" office:value="-0.241325434910881" calcext:value-type="float">
            <text:p>-0,241325434910881</text:p>
          </table:table-cell>
          <table:table-cell table:formula="of:=[.C1369]/[.$H$2]" office:value-type="float" office:value="-0.482650869821761" calcext:value-type="float">
            <text:p>-0,482650869821761</text:p>
          </table:table-cell>
          <table:table-cell table:formula="of:=[.E1368]+([.D1368]*([.A1369]-[.A1368]))" office:value-type="float" office:value="-0.955784731970653" calcext:value-type="float">
            <text:p>-0,955784731970653</text:p>
          </table:table-cell>
          <table:table-cell table:number-columns-repeated="3"/>
        </table:table-row>
        <table:table-row table:style-name="ro1">
          <table:table-cell table:formula="of:=[.A1369]+0.01" office:value-type="float" office:value="13.6799999999998" calcext:value-type="float">
            <text:p>13,6799999999998</text:p>
          </table:table-cell>
          <table:table-cell table:formula="of:=[.B1369]+([.E1369]*([.A1370]-[.A1369]))" office:value-type="float" office:value="0.473093022502055" calcext:value-type="float">
            <text:p>0,473093022502055</text:p>
          </table:table-cell>
          <table:table-cell table:formula="of:=-[.$H$4]*[.B1370]" office:value-type="float" office:value="-0.236546511251027" calcext:value-type="float">
            <text:p>-0,236546511251027</text:p>
          </table:table-cell>
          <table:table-cell table:formula="of:=[.C1370]/[.$H$2]" office:value-type="float" office:value="-0.473093022502055" calcext:value-type="float">
            <text:p>-0,473093022502055</text:p>
          </table:table-cell>
          <table:table-cell table:formula="of:=[.E1369]+([.D1369]*([.A1370]-[.A1369]))" office:value-type="float" office:value="-0.960611240668871" calcext:value-type="float">
            <text:p>-0,960611240668871</text:p>
          </table:table-cell>
          <table:table-cell table:number-columns-repeated="3"/>
        </table:table-row>
        <table:table-row table:style-name="ro1">
          <table:table-cell table:formula="of:=[.A1370]+0.01" office:value-type="float" office:value="13.6899999999998" calcext:value-type="float">
            <text:p>13,6899999999998</text:p>
          </table:table-cell>
          <table:table-cell table:formula="of:=[.B1370]+([.E1370]*([.A1371]-[.A1370]))" office:value-type="float" office:value="0.463486910095366" calcext:value-type="float">
            <text:p>0,463486910095366</text:p>
          </table:table-cell>
          <table:table-cell table:formula="of:=-[.$H$4]*[.B1371]" office:value-type="float" office:value="-0.231743455047683" calcext:value-type="float">
            <text:p>-0,231743455047683</text:p>
          </table:table-cell>
          <table:table-cell table:formula="of:=[.C1371]/[.$H$2]" office:value-type="float" office:value="-0.463486910095366" calcext:value-type="float">
            <text:p>-0,463486910095366</text:p>
          </table:table-cell>
          <table:table-cell table:formula="of:=[.E1370]+([.D1370]*([.A1371]-[.A1370]))" office:value-type="float" office:value="-0.965342170893891" calcext:value-type="float">
            <text:p>-0,965342170893891</text:p>
          </table:table-cell>
          <table:table-cell table:number-columns-repeated="3"/>
        </table:table-row>
        <table:table-row table:style-name="ro1">
          <table:table-cell table:formula="of:=[.A1371]+0.01" office:value-type="float" office:value="13.6999999999998" calcext:value-type="float">
            <text:p>13,6999999999998</text:p>
          </table:table-cell>
          <table:table-cell table:formula="of:=[.B1371]+([.E1371]*([.A1372]-[.A1371]))" office:value-type="float" office:value="0.453833488386428" calcext:value-type="float">
            <text:p>0,453833488386428</text:p>
          </table:table-cell>
          <table:table-cell table:formula="of:=-[.$H$4]*[.B1372]" office:value-type="float" office:value="-0.226916744193214" calcext:value-type="float">
            <text:p>-0,226916744193214</text:p>
          </table:table-cell>
          <table:table-cell table:formula="of:=[.C1372]/[.$H$2]" office:value-type="float" office:value="-0.453833488386428" calcext:value-type="float">
            <text:p>-0,453833488386428</text:p>
          </table:table-cell>
          <table:table-cell table:formula="of:=[.E1371]+([.D1371]*([.A1372]-[.A1371]))" office:value-type="float" office:value="-0.969977039994845" calcext:value-type="float">
            <text:p>-0,969977039994845</text:p>
          </table:table-cell>
          <table:table-cell table:number-columns-repeated="3"/>
        </table:table-row>
        <table:table-row table:style-name="ro1">
          <table:table-cell table:formula="of:=[.A1372]+0.01" office:value-type="float" office:value="13.7099999999998" calcext:value-type="float">
            <text:p>13,7099999999998</text:p>
          </table:table-cell>
          <table:table-cell table:formula="of:=[.B1372]+([.E1372]*([.A1373]-[.A1372]))" office:value-type="float" office:value="0.444133717986479" calcext:value-type="float">
            <text:p>0,444133717986479</text:p>
          </table:table-cell>
          <table:table-cell table:formula="of:=-[.$H$4]*[.B1373]" office:value-type="float" office:value="-0.22206685899324" calcext:value-type="float">
            <text:p>-0,22206685899324</text:p>
          </table:table-cell>
          <table:table-cell table:formula="of:=[.C1373]/[.$H$2]" office:value-type="float" office:value="-0.444133717986479" calcext:value-type="float">
            <text:p>-0,444133717986479</text:p>
          </table:table-cell>
          <table:table-cell table:formula="of:=[.E1372]+([.D1372]*([.A1373]-[.A1372]))" office:value-type="float" office:value="-0.974515374878709" calcext:value-type="float">
            <text:p>-0,974515374878709</text:p>
          </table:table-cell>
          <table:table-cell table:number-columns-repeated="3"/>
        </table:table-row>
        <table:table-row table:style-name="ro1">
          <table:table-cell table:formula="of:=[.A1373]+0.01" office:value-type="float" office:value="13.7199999999998" calcext:value-type="float">
            <text:p>13,7199999999998</text:p>
          </table:table-cell>
          <table:table-cell table:formula="of:=[.B1373]+([.E1373]*([.A1374]-[.A1373]))" office:value-type="float" office:value="0.434388564237693" calcext:value-type="float">
            <text:p>0,434388564237693</text:p>
          </table:table-cell>
          <table:table-cell table:formula="of:=-[.$H$4]*[.B1374]" office:value-type="float" office:value="-0.217194282118846" calcext:value-type="float">
            <text:p>-0,217194282118846</text:p>
          </table:table-cell>
          <table:table-cell table:formula="of:=[.C1374]/[.$H$2]" office:value-type="float" office:value="-0.434388564237693" calcext:value-type="float">
            <text:p>-0,434388564237693</text:p>
          </table:table-cell>
          <table:table-cell table:formula="of:=[.E1373]+([.D1373]*([.A1374]-[.A1373]))" office:value-type="float" office:value="-0.978956712058574" calcext:value-type="float">
            <text:p>-0,978956712058574</text:p>
          </table:table-cell>
          <table:table-cell table:number-columns-repeated="3"/>
        </table:table-row>
        <table:table-row table:style-name="ro1">
          <table:table-cell table:formula="of:=[.A1374]+0.01" office:value-type="float" office:value="13.7299999999998" calcext:value-type="float">
            <text:p>13,7299999999998</text:p>
          </table:table-cell>
          <table:table-cell table:formula="of:=[.B1374]+([.E1374]*([.A1375]-[.A1374]))" office:value-type="float" office:value="0.424598997117107" calcext:value-type="float">
            <text:p>0,424598997117107</text:p>
          </table:table-cell>
          <table:table-cell table:formula="of:=-[.$H$4]*[.B1375]" office:value-type="float" office:value="-0.212299498558553" calcext:value-type="float">
            <text:p>-0,212299498558553</text:p>
          </table:table-cell>
          <table:table-cell table:formula="of:=[.C1375]/[.$H$2]" office:value-type="float" office:value="-0.424598997117107" calcext:value-type="float">
            <text:p>-0,424598997117107</text:p>
          </table:table-cell>
          <table:table-cell table:formula="of:=[.E1374]+([.D1374]*([.A1375]-[.A1374]))" office:value-type="float" office:value="-0.983300597700951" calcext:value-type="float">
            <text:p>-0,983300597700951</text:p>
          </table:table-cell>
          <table:table-cell table:number-columns-repeated="3"/>
        </table:table-row>
        <table:table-row table:style-name="ro1">
          <table:table-cell table:formula="of:=[.A1375]+0.01" office:value-type="float" office:value="13.7399999999998" calcext:value-type="float">
            <text:p>13,7399999999998</text:p>
          </table:table-cell>
          <table:table-cell table:formula="of:=[.B1375]+([.E1375]*([.A1376]-[.A1375]))" office:value-type="float" office:value="0.414765991140098" calcext:value-type="float">
            <text:p>0,414765991140098</text:p>
          </table:table-cell>
          <table:table-cell table:formula="of:=-[.$H$4]*[.B1376]" office:value-type="float" office:value="-0.207382995570049" calcext:value-type="float">
            <text:p>-0,207382995570049</text:p>
          </table:table-cell>
          <table:table-cell table:formula="of:=[.C1376]/[.$H$2]" office:value-type="float" office:value="-0.414765991140098" calcext:value-type="float">
            <text:p>-0,414765991140098</text:p>
          </table:table-cell>
          <table:table-cell table:formula="of:=[.E1375]+([.D1375]*([.A1376]-[.A1375]))" office:value-type="float" office:value="-0.987546587672122" calcext:value-type="float">
            <text:p>-0,987546587672122</text:p>
          </table:table-cell>
          <table:table-cell table:number-columns-repeated="3"/>
        </table:table-row>
        <table:table-row table:style-name="ro1">
          <table:table-cell table:formula="of:=[.A1376]+0.01" office:value-type="float" office:value="13.7499999999998" calcext:value-type="float">
            <text:p>13,7499999999998</text:p>
          </table:table-cell>
          <table:table-cell table:formula="of:=[.B1376]+([.E1376]*([.A1377]-[.A1376]))" office:value-type="float" office:value="0.404890525263377" calcext:value-type="float">
            <text:p>0,404890525263377</text:p>
          </table:table-cell>
          <table:table-cell table:formula="of:=-[.$H$4]*[.B1377]" office:value-type="float" office:value="-0.202445262631688" calcext:value-type="float">
            <text:p>-0,202445262631688</text:p>
          </table:table-cell>
          <table:table-cell table:formula="of:=[.C1377]/[.$H$2]" office:value-type="float" office:value="-0.404890525263377" calcext:value-type="float">
            <text:p>-0,404890525263377</text:p>
          </table:table-cell>
          <table:table-cell table:formula="of:=[.E1376]+([.D1376]*([.A1377]-[.A1376]))" office:value-type="float" office:value="-0.991694247583522" calcext:value-type="float">
            <text:p>-0,991694247583522</text:p>
          </table:table-cell>
          <table:table-cell table:number-columns-repeated="3"/>
        </table:table-row>
        <table:table-row table:style-name="ro1">
          <table:table-cell table:formula="of:=[.A1377]+0.01" office:value-type="float" office:value="13.7599999999998" calcext:value-type="float">
            <text:p>13,7599999999998</text:p>
          </table:table-cell>
          <table:table-cell table:formula="of:=[.B1377]+([.E1377]*([.A1378]-[.A1377]))" office:value-type="float" office:value="0.394973582787542" calcext:value-type="float">
            <text:p>0,394973582787542</text:p>
          </table:table-cell>
          <table:table-cell table:formula="of:=-[.$H$4]*[.B1378]" office:value-type="float" office:value="-0.197486791393771" calcext:value-type="float">
            <text:p>-0,197486791393771</text:p>
          </table:table-cell>
          <table:table-cell table:formula="of:=[.C1378]/[.$H$2]" office:value-type="float" office:value="-0.394973582787542" calcext:value-type="float">
            <text:p>-0,394973582787542</text:p>
          </table:table-cell>
          <table:table-cell table:formula="of:=[.E1377]+([.D1377]*([.A1378]-[.A1377]))" office:value-type="float" office:value="-0.995743152836156" calcext:value-type="float">
            <text:p>-0,995743152836156</text:p>
          </table:table-cell>
          <table:table-cell table:number-columns-repeated="3"/>
        </table:table-row>
        <table:table-row table:style-name="ro1">
          <table:table-cell table:formula="of:=[.A1378]+0.01" office:value-type="float" office:value="13.7699999999998" calcext:value-type="float">
            <text:p>13,7699999999998</text:p>
          </table:table-cell>
          <table:table-cell table:formula="of:=[.B1378]+([.E1378]*([.A1379]-[.A1378]))" office:value-type="float" office:value="0.38501615125918" calcext:value-type="float">
            <text:p>0,38501615125918</text:p>
          </table:table-cell>
          <table:table-cell table:formula="of:=-[.$H$4]*[.B1379]" office:value-type="float" office:value="-0.19250807562959" calcext:value-type="float">
            <text:p>-0,19250807562959</text:p>
          </table:table-cell>
          <table:table-cell table:formula="of:=[.C1379]/[.$H$2]" office:value-type="float" office:value="-0.38501615125918" calcext:value-type="float">
            <text:p>-0,38501615125918</text:p>
          </table:table-cell>
          <table:table-cell table:formula="of:=[.E1378]+([.D1378]*([.A1379]-[.A1378]))" office:value-type="float" office:value="-0.999692888664031" calcext:value-type="float">
            <text:p>-0,999692888664031</text:p>
          </table:table-cell>
          <table:table-cell table:number-columns-repeated="3"/>
        </table:table-row>
        <table:table-row table:style-name="ro1">
          <table:table-cell table:formula="of:=[.A1379]+0.01" office:value-type="float" office:value="13.7799999999998" calcext:value-type="float">
            <text:p>13,7799999999998</text:p>
          </table:table-cell>
          <table:table-cell table:formula="of:=[.B1379]+([.E1379]*([.A1380]-[.A1379]))" office:value-type="float" office:value="0.37501922237254" calcext:value-type="float">
            <text:p>0,37501922237254</text:p>
          </table:table-cell>
          <table:table-cell table:formula="of:=-[.$H$4]*[.B1380]" office:value-type="float" office:value="-0.18750961118627" calcext:value-type="float">
            <text:p>-0,18750961118627</text:p>
          </table:table-cell>
          <table:table-cell table:formula="of:=[.C1380]/[.$H$2]" office:value-type="float" office:value="-0.37501922237254" calcext:value-type="float">
            <text:p>-0,37501922237254</text:p>
          </table:table-cell>
          <table:table-cell table:formula="of:=[.E1379]+([.D1379]*([.A1380]-[.A1379]))" office:value-type="float" office:value="-1.00354305017662" calcext:value-type="float">
            <text:p>-1,00354305017662</text:p>
          </table:table-cell>
          <table:table-cell table:number-columns-repeated="3"/>
        </table:table-row>
        <table:table-row table:style-name="ro1">
          <table:table-cell table:formula="of:=[.A1380]+0.01" office:value-type="float" office:value="13.7899999999998" calcext:value-type="float">
            <text:p>13,7899999999998</text:p>
          </table:table-cell>
          <table:table-cell table:formula="of:=[.B1380]+([.E1380]*([.A1381]-[.A1380]))" office:value-type="float" office:value="0.364983791870774" calcext:value-type="float">
            <text:p>0,364983791870774</text:p>
          </table:table-cell>
          <table:table-cell table:formula="of:=-[.$H$4]*[.B1381]" office:value-type="float" office:value="-0.182491895935387" calcext:value-type="float">
            <text:p>-0,182491895935387</text:p>
          </table:table-cell>
          <table:table-cell table:formula="of:=[.C1381]/[.$H$2]" office:value-type="float" office:value="-0.364983791870774" calcext:value-type="float">
            <text:p>-0,364983791870774</text:p>
          </table:table-cell>
          <table:table-cell table:formula="of:=[.E1380]+([.D1380]*([.A1381]-[.A1380]))" office:value-type="float" office:value="-1.00729324240035" calcext:value-type="float">
            <text:p>-1,00729324240035</text:p>
          </table:table-cell>
          <table:table-cell table:number-columns-repeated="3"/>
        </table:table-row>
        <table:table-row table:style-name="ro1">
          <table:table-cell table:formula="of:=[.A1381]+0.01" office:value-type="float" office:value="13.7999999999998" calcext:value-type="float">
            <text:p>13,7999999999998</text:p>
          </table:table-cell>
          <table:table-cell table:formula="of:=[.B1381]+([.E1381]*([.A1382]-[.A1381]))" office:value-type="float" office:value="0.354910859446771" calcext:value-type="float">
            <text:p>0,354910859446771</text:p>
          </table:table-cell>
          <table:table-cell table:formula="of:=-[.$H$4]*[.B1382]" office:value-type="float" office:value="-0.177455429723385" calcext:value-type="float">
            <text:p>-0,177455429723385</text:p>
          </table:table-cell>
          <table:table-cell table:formula="of:=[.C1382]/[.$H$2]" office:value-type="float" office:value="-0.354910859446771" calcext:value-type="float">
            <text:p>-0,354910859446771</text:p>
          </table:table-cell>
          <table:table-cell table:formula="of:=[.E1381]+([.D1381]*([.A1382]-[.A1381]))" office:value-type="float" office:value="-1.01094308031906" calcext:value-type="float">
            <text:p>-1,01094308031906</text:p>
          </table:table-cell>
          <table:table-cell table:number-columns-repeated="3"/>
        </table:table-row>
        <table:table-row table:style-name="ro1">
          <table:table-cell table:formula="of:=[.A1382]+0.01" office:value-type="float" office:value="13.8099999999998" calcext:value-type="float">
            <text:p>13,8099999999998</text:p>
          </table:table-cell>
          <table:table-cell table:formula="of:=[.B1382]+([.E1382]*([.A1383]-[.A1382]))" office:value-type="float" office:value="0.344801428643581" calcext:value-type="float">
            <text:p>0,344801428643581</text:p>
          </table:table-cell>
          <table:table-cell table:formula="of:=-[.$H$4]*[.B1383]" office:value-type="float" office:value="-0.17240071432179" calcext:value-type="float">
            <text:p>-0,17240071432179</text:p>
          </table:table-cell>
          <table:table-cell table:formula="of:=[.C1383]/[.$H$2]" office:value-type="float" office:value="-0.344801428643581" calcext:value-type="float">
            <text:p>-0,344801428643581</text:p>
          </table:table-cell>
          <table:table-cell table:formula="of:=[.E1382]+([.D1382]*([.A1383]-[.A1382]))" office:value-type="float" office:value="-1.01449218891352" calcext:value-type="float">
            <text:p>-1,01449218891352</text:p>
          </table:table-cell>
          <table:table-cell table:number-columns-repeated="3"/>
        </table:table-row>
        <table:table-row table:style-name="ro1">
          <table:table-cell table:formula="of:=[.A1383]+0.01" office:value-type="float" office:value="13.8199999999998" calcext:value-type="float">
            <text:p>13,8199999999998</text:p>
          </table:table-cell>
          <table:table-cell table:formula="of:=[.B1383]+([.E1383]*([.A1384]-[.A1383]))" office:value-type="float" office:value="0.334656506754446" calcext:value-type="float">
            <text:p>0,334656506754446</text:p>
          </table:table-cell>
          <table:table-cell table:formula="of:=-[.$H$4]*[.B1384]" office:value-type="float" office:value="-0.167328253377223" calcext:value-type="float">
            <text:p>-0,167328253377223</text:p>
          </table:table-cell>
          <table:table-cell table:formula="of:=[.C1384]/[.$H$2]" office:value-type="float" office:value="-0.334656506754446" calcext:value-type="float">
            <text:p>-0,334656506754446</text:p>
          </table:table-cell>
          <table:table-cell table:formula="of:=[.E1383]+([.D1383]*([.A1384]-[.A1383]))" office:value-type="float" office:value="-1.01794020319996" calcext:value-type="float">
            <text:p>-1,01794020319996</text:p>
          </table:table-cell>
          <table:table-cell table:number-columns-repeated="3"/>
        </table:table-row>
        <table:table-row table:style-name="ro1">
          <table:table-cell table:formula="of:=[.A1384]+0.01" office:value-type="float" office:value="13.8299999999998" calcext:value-type="float">
            <text:p>13,8299999999998</text:p>
          </table:table-cell>
          <table:table-cell table:formula="of:=[.B1384]+([.E1384]*([.A1385]-[.A1384]))" office:value-type="float" office:value="0.324477104722446" calcext:value-type="float">
            <text:p>0,324477104722446</text:p>
          </table:table-cell>
          <table:table-cell table:formula="of:=-[.$H$4]*[.B1385]" office:value-type="float" office:value="-0.162238552361223" calcext:value-type="float">
            <text:p>-0,162238552361223</text:p>
          </table:table-cell>
          <table:table-cell table:formula="of:=[.C1385]/[.$H$2]" office:value-type="float" office:value="-0.324477104722446" calcext:value-type="float">
            <text:p>-0,324477104722446</text:p>
          </table:table-cell>
          <table:table-cell table:formula="of:=[.E1384]+([.D1384]*([.A1385]-[.A1384]))" office:value-type="float" office:value="-1.0212867682675" calcext:value-type="float">
            <text:p>-1,0212867682675</text:p>
          </table:table-cell>
          <table:table-cell table:number-columns-repeated="3"/>
        </table:table-row>
        <table:table-row table:style-name="ro1">
          <table:table-cell table:formula="of:=[.A1385]+0.01" office:value-type="float" office:value="13.8399999999998" calcext:value-type="float">
            <text:p>13,8399999999998</text:p>
          </table:table-cell>
          <table:table-cell table:formula="of:=[.B1385]+([.E1385]*([.A1386]-[.A1385]))" office:value-type="float" office:value="0.314264237039771" calcext:value-type="float">
            <text:p>0,314264237039771</text:p>
          </table:table-cell>
          <table:table-cell table:formula="of:=-[.$H$4]*[.B1386]" office:value-type="float" office:value="-0.157132118519886" calcext:value-type="float">
            <text:p>-0,157132118519886</text:p>
          </table:table-cell>
          <table:table-cell table:formula="of:=[.C1386]/[.$H$2]" office:value-type="float" office:value="-0.314264237039771" calcext:value-type="float">
            <text:p>-0,314264237039771</text:p>
          </table:table-cell>
          <table:table-cell table:formula="of:=[.E1385]+([.D1385]*([.A1386]-[.A1385]))" office:value-type="float" office:value="-1.02453153931473" calcext:value-type="float">
            <text:p>-1,02453153931473</text:p>
          </table:table-cell>
          <table:table-cell table:number-columns-repeated="3"/>
        </table:table-row>
        <table:table-row table:style-name="ro1">
          <table:table-cell table:formula="of:=[.A1386]+0.01" office:value-type="float" office:value="13.8499999999998" calcext:value-type="float">
            <text:p>13,8499999999998</text:p>
          </table:table-cell>
          <table:table-cell table:formula="of:=[.B1386]+([.E1386]*([.A1387]-[.A1386]))" office:value-type="float" office:value="0.304018921646624" calcext:value-type="float">
            <text:p>0,304018921646624</text:p>
          </table:table-cell>
          <table:table-cell table:formula="of:=-[.$H$4]*[.B1387]" office:value-type="float" office:value="-0.152009460823312" calcext:value-type="float">
            <text:p>-0,152009460823312</text:p>
          </table:table-cell>
          <table:table-cell table:formula="of:=[.C1387]/[.$H$2]" office:value-type="float" office:value="-0.304018921646624" calcext:value-type="float">
            <text:p>-0,304018921646624</text:p>
          </table:table-cell>
          <table:table-cell table:formula="of:=[.E1386]+([.D1386]*([.A1387]-[.A1386]))" office:value-type="float" office:value="-1.02767418168513" calcext:value-type="float">
            <text:p>-1,02767418168513</text:p>
          </table:table-cell>
          <table:table-cell table:number-columns-repeated="3"/>
        </table:table-row>
        <table:table-row table:style-name="ro1">
          <table:table-cell table:formula="of:=[.A1387]+0.01" office:value-type="float" office:value="13.8599999999997" calcext:value-type="float">
            <text:p>13,8599999999997</text:p>
          </table:table-cell>
          <table:table-cell table:formula="of:=[.B1387]+([.E1387]*([.A1388]-[.A1387]))" office:value-type="float" office:value="0.293742179829773" calcext:value-type="float">
            <text:p>0,293742179829773</text:p>
          </table:table-cell>
          <table:table-cell table:formula="of:=-[.$H$4]*[.B1388]" office:value-type="float" office:value="-0.146871089914887" calcext:value-type="float">
            <text:p>-0,146871089914887</text:p>
          </table:table-cell>
          <table:table-cell table:formula="of:=[.C1388]/[.$H$2]" office:value-type="float" office:value="-0.293742179829773" calcext:value-type="float">
            <text:p>-0,293742179829773</text:p>
          </table:table-cell>
          <table:table-cell table:formula="of:=[.E1387]+([.D1387]*([.A1388]-[.A1387]))" office:value-type="float" office:value="-1.03071437090159" calcext:value-type="float">
            <text:p>-1,03071437090159</text:p>
          </table:table-cell>
          <table:table-cell table:number-columns-repeated="3"/>
        </table:table-row>
        <table:table-row table:style-name="ro1">
          <table:table-cell table:formula="of:=[.A1388]+0.01" office:value-type="float" office:value="13.8699999999998" calcext:value-type="float">
            <text:p>13,8699999999998</text:p>
          </table:table-cell>
          <table:table-cell table:formula="of:=[.B1388]+([.E1388]*([.A1389]-[.A1388]))" office:value-type="float" office:value="0.283435036120757" calcext:value-type="float">
            <text:p>0,283435036120757</text:p>
          </table:table-cell>
          <table:table-cell table:formula="of:=-[.$H$4]*[.B1389]" office:value-type="float" office:value="-0.141717518060379" calcext:value-type="float">
            <text:p>-0,141717518060379</text:p>
          </table:table-cell>
          <table:table-cell table:formula="of:=[.C1389]/[.$H$2]" office:value-type="float" office:value="-0.283435036120757" calcext:value-type="float">
            <text:p>-0,283435036120757</text:p>
          </table:table-cell>
          <table:table-cell table:formula="of:=[.E1388]+([.D1388]*([.A1389]-[.A1388]))" office:value-type="float" office:value="-1.03365179269989" calcext:value-type="float">
            <text:p>-1,03365179269989</text:p>
          </table:table-cell>
          <table:table-cell table:number-columns-repeated="3"/>
        </table:table-row>
        <table:table-row table:style-name="ro1">
          <table:table-cell table:formula="of:=[.A1389]+0.01" office:value-type="float" office:value="13.8799999999997" calcext:value-type="float">
            <text:p>13,8799999999997</text:p>
          </table:table-cell>
          <table:table-cell table:formula="of:=[.B1389]+([.E1389]*([.A1390]-[.A1389]))" office:value-type="float" office:value="0.273098518193759" calcext:value-type="float">
            <text:p>0,273098518193759</text:p>
          </table:table-cell>
          <table:table-cell table:formula="of:=-[.$H$4]*[.B1390]" office:value-type="float" office:value="-0.136549259096879" calcext:value-type="float">
            <text:p>-0,136549259096879</text:p>
          </table:table-cell>
          <table:table-cell table:formula="of:=[.C1390]/[.$H$2]" office:value-type="float" office:value="-0.273098518193759" calcext:value-type="float">
            <text:p>-0,273098518193759</text:p>
          </table:table-cell>
          <table:table-cell table:formula="of:=[.E1389]+([.D1389]*([.A1390]-[.A1389]))" office:value-type="float" office:value="-1.0364861430611" calcext:value-type="float">
            <text:p>-1,0364861430611</text:p>
          </table:table-cell>
          <table:table-cell table:number-columns-repeated="3"/>
        </table:table-row>
        <table:table-row table:style-name="ro1">
          <table:table-cell table:formula="of:=[.A1390]+0.01" office:value-type="float" office:value="13.8899999999998" calcext:value-type="float">
            <text:p>13,8899999999998</text:p>
          </table:table-cell>
          <table:table-cell table:formula="of:=[.B1390]+([.E1390]*([.A1391]-[.A1390]))" office:value-type="float" office:value="0.262733656763148" calcext:value-type="float">
            <text:p>0,262733656763148</text:p>
          </table:table-cell>
          <table:table-cell table:formula="of:=-[.$H$4]*[.B1391]" office:value-type="float" office:value="-0.131366828381574" calcext:value-type="float">
            <text:p>-0,131366828381574</text:p>
          </table:table-cell>
          <table:table-cell table:formula="of:=[.C1391]/[.$H$2]" office:value-type="float" office:value="-0.262733656763148" calcext:value-type="float">
            <text:p>-0,262733656763148</text:p>
          </table:table-cell>
          <table:table-cell table:formula="of:=[.E1390]+([.D1390]*([.A1391]-[.A1390]))" office:value-type="float" office:value="-1.03921712824304" calcext:value-type="float">
            <text:p>-1,03921712824304</text:p>
          </table:table-cell>
          <table:table-cell table:number-columns-repeated="3"/>
        </table:table-row>
        <table:table-row table:style-name="ro1">
          <table:table-cell table:formula="of:=[.A1391]+0.01" office:value-type="float" office:value="13.8999999999997" calcext:value-type="float">
            <text:p>13,8999999999997</text:p>
          </table:table-cell>
          <table:table-cell table:formula="of:=[.B1391]+([.E1391]*([.A1392]-[.A1391]))" office:value-type="float" office:value="0.252341485480718" calcext:value-type="float">
            <text:p>0,252341485480718</text:p>
          </table:table-cell>
          <table:table-cell table:formula="of:=-[.$H$4]*[.B1392]" office:value-type="float" office:value="-0.126170742740359" calcext:value-type="float">
            <text:p>-0,126170742740359</text:p>
          </table:table-cell>
          <table:table-cell table:formula="of:=[.C1392]/[.$H$2]" office:value-type="float" office:value="-0.252341485480718" calcext:value-type="float">
            <text:p>-0,252341485480718</text:p>
          </table:table-cell>
          <table:table-cell table:formula="of:=[.E1391]+([.D1391]*([.A1392]-[.A1391]))" office:value-type="float" office:value="-1.04184446481067" calcext:value-type="float">
            <text:p>-1,04184446481067</text:p>
          </table:table-cell>
          <table:table-cell table:number-columns-repeated="3"/>
        </table:table-row>
        <table:table-row table:style-name="ro1">
          <table:table-cell table:formula="of:=[.A1392]+0.01" office:value-type="float" office:value="13.9099999999997" calcext:value-type="float">
            <text:p>13,9099999999997</text:p>
          </table:table-cell>
          <table:table-cell table:formula="of:=[.B1392]+([.E1392]*([.A1393]-[.A1392]))" office:value-type="float" office:value="0.241923040832611" calcext:value-type="float">
            <text:p>0,241923040832611</text:p>
          </table:table-cell>
          <table:table-cell table:formula="of:=-[.$H$4]*[.B1393]" office:value-type="float" office:value="-0.120961520416306" calcext:value-type="float">
            <text:p>-0,120961520416306</text:p>
          </table:table-cell>
          <table:table-cell table:formula="of:=[.C1393]/[.$H$2]" office:value-type="float" office:value="-0.241923040832611" calcext:value-type="float">
            <text:p>-0,241923040832611</text:p>
          </table:table-cell>
          <table:table-cell table:formula="of:=[.E1392]+([.D1392]*([.A1393]-[.A1392]))" office:value-type="float" office:value="-1.04436787966547" calcext:value-type="float">
            <text:p>-1,04436787966547</text:p>
          </table:table-cell>
          <table:table-cell table:number-columns-repeated="3"/>
        </table:table-row>
        <table:table-row table:style-name="ro1">
          <table:table-cell table:formula="of:=[.A1393]+0.01" office:value-type="float" office:value="13.9199999999997" calcext:value-type="float">
            <text:p>13,9199999999997</text:p>
          </table:table-cell>
          <table:table-cell table:formula="of:=[.B1393]+([.E1393]*([.A1394]-[.A1393]))" office:value-type="float" office:value="0.231479362035957" calcext:value-type="float">
            <text:p>0,231479362035957</text:p>
          </table:table-cell>
          <table:table-cell table:formula="of:=-[.$H$4]*[.B1394]" office:value-type="float" office:value="-0.115739681017979" calcext:value-type="float">
            <text:p>-0,115739681017979</text:p>
          </table:table-cell>
          <table:table-cell table:formula="of:=[.C1394]/[.$H$2]" office:value-type="float" office:value="-0.231479362035957" calcext:value-type="float">
            <text:p>-0,231479362035957</text:p>
          </table:table-cell>
          <table:table-cell table:formula="of:=[.E1393]+([.D1393]*([.A1394]-[.A1393]))" office:value-type="float" office:value="-1.0467871100738" calcext:value-type="float">
            <text:p>-1,0467871100738</text:p>
          </table:table-cell>
          <table:table-cell table:number-columns-repeated="3"/>
        </table:table-row>
        <table:table-row table:style-name="ro1">
          <table:table-cell table:formula="of:=[.A1394]+0.01" office:value-type="float" office:value="13.9299999999997" calcext:value-type="float">
            <text:p>13,9299999999997</text:p>
          </table:table-cell>
          <table:table-cell table:formula="of:=[.B1394]+([.E1394]*([.A1395]-[.A1394]))" office:value-type="float" office:value="0.221011490935219" calcext:value-type="float">
            <text:p>0,221011490935219</text:p>
          </table:table-cell>
          <table:table-cell table:formula="of:=-[.$H$4]*[.B1395]" office:value-type="float" office:value="-0.11050574546761" calcext:value-type="float">
            <text:p>-0,11050574546761</text:p>
          </table:table-cell>
          <table:table-cell table:formula="of:=[.C1395]/[.$H$2]" office:value-type="float" office:value="-0.221011490935219" calcext:value-type="float">
            <text:p>-0,221011490935219</text:p>
          </table:table-cell>
          <table:table-cell table:formula="of:=[.E1394]+([.D1394]*([.A1395]-[.A1394]))" office:value-type="float" office:value="-1.04910190369416" calcext:value-type="float">
            <text:p>-1,04910190369416</text:p>
          </table:table-cell>
          <table:table-cell table:number-columns-repeated="3"/>
        </table:table-row>
        <table:table-row table:style-name="ro1">
          <table:table-cell table:formula="of:=[.A1395]+0.01" office:value-type="float" office:value="13.9399999999997" calcext:value-type="float">
            <text:p>13,9399999999997</text:p>
          </table:table-cell>
          <table:table-cell table:formula="of:=[.B1395]+([.E1395]*([.A1396]-[.A1395]))" office:value-type="float" office:value="0.210520471898278" calcext:value-type="float">
            <text:p>0,210520471898278</text:p>
          </table:table-cell>
          <table:table-cell table:formula="of:=-[.$H$4]*[.B1396]" office:value-type="float" office:value="-0.105260235949139" calcext:value-type="float">
            <text:p>-0,105260235949139</text:p>
          </table:table-cell>
          <table:table-cell table:formula="of:=[.C1396]/[.$H$2]" office:value-type="float" office:value="-0.210520471898278" calcext:value-type="float">
            <text:p>-0,210520471898278</text:p>
          </table:table-cell>
          <table:table-cell table:formula="of:=[.E1395]+([.D1395]*([.A1396]-[.A1395]))" office:value-type="float" office:value="-1.05131201860351" calcext:value-type="float">
            <text:p>-1,05131201860351</text:p>
          </table:table-cell>
          <table:table-cell table:number-columns-repeated="3"/>
        </table:table-row>
        <table:table-row table:style-name="ro1">
          <table:table-cell table:formula="of:=[.A1396]+0.01" office:value-type="float" office:value="13.9499999999997" calcext:value-type="float">
            <text:p>13,9499999999997</text:p>
          </table:table-cell>
          <table:table-cell table:formula="of:=[.B1396]+([.E1396]*([.A1397]-[.A1396]))" office:value-type="float" office:value="0.200007351712243" calcext:value-type="float">
            <text:p>0,200007351712243</text:p>
          </table:table-cell>
          <table:table-cell table:formula="of:=-[.$H$4]*[.B1397]" office:value-type="float" office:value="-0.100003675856121" calcext:value-type="float">
            <text:p>-0,100003675856121</text:p>
          </table:table-cell>
          <table:table-cell table:formula="of:=[.C1397]/[.$H$2]" office:value-type="float" office:value="-0.200007351712243" calcext:value-type="float">
            <text:p>-0,200007351712243</text:p>
          </table:table-cell>
          <table:table-cell table:formula="of:=[.E1396]+([.D1396]*([.A1397]-[.A1396]))" office:value-type="float" office:value="-1.05341722332249" calcext:value-type="float">
            <text:p>-1,05341722332249</text:p>
          </table:table-cell>
          <table:table-cell table:number-columns-repeated="3"/>
        </table:table-row>
        <table:table-row table:style-name="ro1">
          <table:table-cell table:formula="of:=[.A1397]+0.01" office:value-type="float" office:value="13.9599999999997" calcext:value-type="float">
            <text:p>13,9599999999997</text:p>
          </table:table-cell>
          <table:table-cell table:formula="of:=[.B1397]+([.E1397]*([.A1398]-[.A1397]))" office:value-type="float" office:value="0.189473179479018" calcext:value-type="float">
            <text:p>0,189473179479018</text:p>
          </table:table-cell>
          <table:table-cell table:formula="of:=-[.$H$4]*[.B1398]" office:value-type="float" office:value="-0.0947365897395091" calcext:value-type="float">
            <text:p>-0,094736589739509</text:p>
          </table:table-cell>
          <table:table-cell table:formula="of:=[.C1398]/[.$H$2]" office:value-type="float" office:value="-0.189473179479018" calcext:value-type="float">
            <text:p>-0,189473179479018</text:p>
          </table:table-cell>
          <table:table-cell table:formula="of:=[.E1397]+([.D1397]*([.A1398]-[.A1397]))" office:value-type="float" office:value="-1.05541729683962" calcext:value-type="float">
            <text:p>-1,05541729683962</text:p>
          </table:table-cell>
          <table:table-cell table:number-columns-repeated="3"/>
        </table:table-row>
        <table:table-row table:style-name="ro1">
          <table:table-cell table:formula="of:=[.A1398]+0.01" office:value-type="float" office:value="13.9699999999997" calcext:value-type="float">
            <text:p>13,9699999999997</text:p>
          </table:table-cell>
          <table:table-cell table:formula="of:=[.B1398]+([.E1398]*([.A1399]-[.A1398]))" office:value-type="float" office:value="0.178919006510622" calcext:value-type="float">
            <text:p>0,178919006510622</text:p>
          </table:table-cell>
          <table:table-cell table:formula="of:=-[.$H$4]*[.B1399]" office:value-type="float" office:value="-0.0894595032553112" calcext:value-type="float">
            <text:p>-0,089459503255311</text:p>
          </table:table-cell>
          <table:table-cell table:formula="of:=[.C1399]/[.$H$2]" office:value-type="float" office:value="-0.178919006510622" calcext:value-type="float">
            <text:p>-0,178919006510622</text:p>
          </table:table-cell>
          <table:table-cell table:formula="of:=[.E1398]+([.D1398]*([.A1399]-[.A1398]))" office:value-type="float" office:value="-1.05731202863441" calcext:value-type="float">
            <text:p>-1,05731202863441</text:p>
          </table:table-cell>
          <table:table-cell table:number-columns-repeated="3"/>
        </table:table-row>
        <table:table-row table:style-name="ro1">
          <table:table-cell table:formula="of:=[.A1399]+0.01" office:value-type="float" office:value="13.9799999999997" calcext:value-type="float">
            <text:p>13,9799999999997</text:p>
          </table:table-cell>
          <table:table-cell table:formula="of:=[.B1399]+([.E1399]*([.A1400]-[.A1399]))" office:value-type="float" office:value="0.168345886224278" calcext:value-type="float">
            <text:p>0,168345886224278</text:p>
          </table:table-cell>
          <table:table-cell table:formula="of:=-[.$H$4]*[.B1400]" office:value-type="float" office:value="-0.0841729431121392" calcext:value-type="float">
            <text:p>-0,084172943112139</text:p>
          </table:table-cell>
          <table:table-cell table:formula="of:=[.C1400]/[.$H$2]" office:value-type="float" office:value="-0.168345886224278" calcext:value-type="float">
            <text:p>-0,168345886224278</text:p>
          </table:table-cell>
          <table:table-cell table:formula="of:=[.E1399]+([.D1399]*([.A1400]-[.A1399]))" office:value-type="float" office:value="-1.05910121869951" calcext:value-type="float">
            <text:p>-1,05910121869951</text:p>
          </table:table-cell>
          <table:table-cell table:number-columns-repeated="3"/>
        </table:table-row>
        <table:table-row table:style-name="ro1">
          <table:table-cell table:formula="of:=[.A1400]+0.01" office:value-type="float" office:value="13.9899999999997" calcext:value-type="float">
            <text:p>13,9899999999997</text:p>
          </table:table-cell>
          <table:table-cell table:formula="of:=[.B1400]+([.E1400]*([.A1401]-[.A1400]))" office:value-type="float" office:value="0.157754874037284" calcext:value-type="float">
            <text:p>0,157754874037284</text:p>
          </table:table-cell>
          <table:table-cell table:formula="of:=-[.$H$4]*[.B1401]" office:value-type="float" office:value="-0.0788774370186418" calcext:value-type="float">
            <text:p>-0,078877437018642</text:p>
          </table:table-cell>
          <table:table-cell table:formula="of:=[.C1401]/[.$H$2]" office:value-type="float" office:value="-0.157754874037284" calcext:value-type="float">
            <text:p>-0,157754874037284</text:p>
          </table:table-cell>
          <table:table-cell table:formula="of:=[.E1400]+([.D1400]*([.A1401]-[.A1400]))" office:value-type="float" office:value="-1.06078467756176" calcext:value-type="float">
            <text:p>-1,06078467756176</text:p>
          </table:table-cell>
          <table:table-cell table:number-columns-repeated="3"/>
        </table:table-row>
        <table:table-row table:style-name="ro1">
          <table:table-cell table:formula="of:=[.A1401]+0.01" office:value-type="float" office:value="13.9999999999997" calcext:value-type="float">
            <text:p>13,9999999999997</text:p>
          </table:table-cell>
          <table:table-cell table:formula="of:=[.B1401]+([.E1401]*([.A1402]-[.A1401]))" office:value-type="float" office:value="0.147147027261666" calcext:value-type="float">
            <text:p>0,147147027261666</text:p>
          </table:table-cell>
          <table:table-cell table:formula="of:=-[.$H$4]*[.B1402]" office:value-type="float" office:value="-0.0735735136308331" calcext:value-type="float">
            <text:p>-0,073573513630833</text:p>
          </table:table-cell>
          <table:table-cell table:formula="of:=[.C1402]/[.$H$2]" office:value-type="float" office:value="-0.147147027261666" calcext:value-type="float">
            <text:p>-0,147147027261666</text:p>
          </table:table-cell>
          <table:table-cell table:formula="of:=[.E1401]+([.D1401]*([.A1402]-[.A1401]))" office:value-type="float" office:value="-1.06236222630213" calcext:value-type="float">
            <text:p>-1,06236222630213</text:p>
          </table:table-cell>
          <table:table-cell table:number-columns-repeated="3"/>
        </table:table-row>
        <table:table-row table:style-name="ro1">
          <table:table-cell table:formula="of:=[.A1402]+0.01" office:value-type="float" office:value="14.0099999999997" calcext:value-type="float">
            <text:p>14,0099999999997</text:p>
          </table:table-cell>
          <table:table-cell table:formula="of:=[.B1402]+([.E1402]*([.A1403]-[.A1402]))" office:value-type="float" office:value="0.136523404998645" calcext:value-type="float">
            <text:p>0,136523404998645</text:p>
          </table:table-cell>
          <table:table-cell table:formula="of:=-[.$H$4]*[.B1403]" office:value-type="float" office:value="-0.0682617024993226" calcext:value-type="float">
            <text:p>-0,068261702499323</text:p>
          </table:table-cell>
          <table:table-cell table:formula="of:=[.C1403]/[.$H$2]" office:value-type="float" office:value="-0.136523404998645" calcext:value-type="float">
            <text:p>-0,136523404998645</text:p>
          </table:table-cell>
          <table:table-cell table:formula="of:=[.E1402]+([.D1402]*([.A1403]-[.A1402]))" office:value-type="float" office:value="-1.06383369657475" calcext:value-type="float">
            <text:p>-1,06383369657475</text:p>
          </table:table-cell>
          <table:table-cell table:number-columns-repeated="3"/>
        </table:table-row>
        <table:table-row table:style-name="ro1">
          <table:table-cell table:formula="of:=[.A1403]+0.01" office:value-type="float" office:value="14.0199999999997" calcext:value-type="float">
            <text:p>14,0199999999997</text:p>
          </table:table-cell>
          <table:table-cell table:formula="of:=[.B1403]+([.E1403]*([.A1404]-[.A1403]))" office:value-type="float" office:value="0.125885068032898" calcext:value-type="float">
            <text:p>0,125885068032898</text:p>
          </table:table-cell>
          <table:table-cell table:formula="of:=-[.$H$4]*[.B1404]" office:value-type="float" office:value="-0.062942534016449" calcext:value-type="float">
            <text:p>-0,062942534016449</text:p>
          </table:table-cell>
          <table:table-cell table:formula="of:=[.C1404]/[.$H$2]" office:value-type="float" office:value="-0.125885068032898" calcext:value-type="float">
            <text:p>-0,125885068032898</text:p>
          </table:table-cell>
          <table:table-cell table:formula="of:=[.E1403]+([.D1403]*([.A1404]-[.A1403]))" office:value-type="float" office:value="-1.06519893062473" calcext:value-type="float">
            <text:p>-1,06519893062473</text:p>
          </table:table-cell>
          <table:table-cell table:number-columns-repeated="3"/>
        </table:table-row>
        <table:table-row table:style-name="ro1">
          <table:table-cell table:formula="of:=[.A1404]+0.01" office:value-type="float" office:value="14.0299999999997" calcext:value-type="float">
            <text:p>14,0299999999997</text:p>
          </table:table-cell>
          <table:table-cell table:formula="of:=[.B1404]+([.E1404]*([.A1405]-[.A1404]))" office:value-type="float" office:value="0.115233078726651" calcext:value-type="float">
            <text:p>0,115233078726651</text:p>
          </table:table-cell>
          <table:table-cell table:formula="of:=-[.$H$4]*[.B1405]" office:value-type="float" office:value="-0.0576165393633255" calcext:value-type="float">
            <text:p>-0,057616539363326</text:p>
          </table:table-cell>
          <table:table-cell table:formula="of:=[.C1405]/[.$H$2]" office:value-type="float" office:value="-0.115233078726651" calcext:value-type="float">
            <text:p>-0,115233078726651</text:p>
          </table:table-cell>
          <table:table-cell table:formula="of:=[.E1404]+([.D1404]*([.A1405]-[.A1404]))" office:value-type="float" office:value="-1.06645778130506" calcext:value-type="float">
            <text:p>-1,06645778130506</text:p>
          </table:table-cell>
          <table:table-cell table:number-columns-repeated="3"/>
        </table:table-row>
        <table:table-row table:style-name="ro1">
          <table:table-cell table:formula="of:=[.A1405]+0.01" office:value-type="float" office:value="14.0399999999997" calcext:value-type="float">
            <text:p>14,0399999999997</text:p>
          </table:table-cell>
          <table:table-cell table:formula="of:=[.B1405]+([.E1405]*([.A1406]-[.A1405]))" office:value-type="float" office:value="0.104568500913601" calcext:value-type="float">
            <text:p>0,104568500913601</text:p>
          </table:table-cell>
          <table:table-cell table:formula="of:=-[.$H$4]*[.B1406]" office:value-type="float" office:value="-0.0522842504568003" calcext:value-type="float">
            <text:p>-0,0522842504568</text:p>
          </table:table-cell>
          <table:table-cell table:formula="of:=[.C1406]/[.$H$2]" office:value-type="float" office:value="-0.104568500913601" calcext:value-type="float">
            <text:p>-0,104568500913601</text:p>
          </table:table-cell>
          <table:table-cell table:formula="of:=[.E1405]+([.D1405]*([.A1406]-[.A1405]))" office:value-type="float" office:value="-1.06761011209233" calcext:value-type="float">
            <text:p>-1,06761011209233</text:p>
          </table:table-cell>
          <table:table-cell table:number-columns-repeated="3"/>
        </table:table-row>
        <table:table-row table:style-name="ro1">
          <table:table-cell table:formula="of:=[.A1406]+0.01" office:value-type="float" office:value="14.0499999999997" calcext:value-type="float">
            <text:p>14,0499999999997</text:p>
          </table:table-cell>
          <table:table-cell table:formula="of:=[.B1406]+([.E1406]*([.A1407]-[.A1406]))" office:value-type="float" office:value="0.0938923997926775" calcext:value-type="float">
            <text:p>0,093892399792678</text:p>
          </table:table-cell>
          <table:table-cell table:formula="of:=-[.$H$4]*[.B1407]" office:value-type="float" office:value="-0.0469461998963387" calcext:value-type="float">
            <text:p>-0,046946199896339</text:p>
          </table:table-cell>
          <table:table-cell table:formula="of:=[.C1407]/[.$H$2]" office:value-type="float" office:value="-0.0938923997926775" calcext:value-type="float">
            <text:p>-0,093892399792678</text:p>
          </table:table-cell>
          <table:table-cell table:formula="of:=[.E1406]+([.D1406]*([.A1407]-[.A1406]))" office:value-type="float" office:value="-1.06865579710146" calcext:value-type="float">
            <text:p>-1,06865579710146</text:p>
          </table:table-cell>
          <table:table-cell table:number-columns-repeated="3"/>
        </table:table-row>
        <table:table-row table:style-name="ro1">
          <table:table-cell table:formula="of:=[.A1407]+0.01" office:value-type="float" office:value="14.0599999999997" calcext:value-type="float">
            <text:p>14,0599999999997</text:p>
          </table:table-cell>
          <table:table-cell table:formula="of:=[.B1407]+([.E1407]*([.A1408]-[.A1407]))" office:value-type="float" office:value="0.0832058418216631" calcext:value-type="float">
            <text:p>0,083205841821663</text:p>
          </table:table-cell>
          <table:table-cell table:formula="of:=-[.$H$4]*[.B1408]" office:value-type="float" office:value="-0.0416029209108315" calcext:value-type="float">
            <text:p>-0,041602920910832</text:p>
          </table:table-cell>
          <table:table-cell table:formula="of:=[.C1408]/[.$H$2]" office:value-type="float" office:value="-0.0832058418216631" calcext:value-type="float">
            <text:p>-0,083205841821663</text:p>
          </table:table-cell>
          <table:table-cell table:formula="of:=[.E1407]+([.D1407]*([.A1408]-[.A1407]))" office:value-type="float" office:value="-1.06959472109939" calcext:value-type="float">
            <text:p>-1,06959472109939</text:p>
          </table:table-cell>
          <table:table-cell table:number-columns-repeated="3"/>
        </table:table-row>
        <table:table-row table:style-name="ro1">
          <table:table-cell table:formula="of:=[.A1408]+0.01" office:value-type="float" office:value="14.0699999999997" calcext:value-type="float">
            <text:p>14,0699999999997</text:p>
          </table:table-cell>
          <table:table-cell table:formula="of:=[.B1408]+([.E1408]*([.A1409]-[.A1408]))" office:value-type="float" office:value="0.0725098946106694" calcext:value-type="float">
            <text:p>0,072509894610669</text:p>
          </table:table-cell>
          <table:table-cell table:formula="of:=-[.$H$4]*[.B1409]" office:value-type="float" office:value="-0.0362549473053347" calcext:value-type="float">
            <text:p>-0,036254947305335</text:p>
          </table:table-cell>
          <table:table-cell table:formula="of:=[.C1409]/[.$H$2]" office:value-type="float" office:value="-0.0725098946106694" calcext:value-type="float">
            <text:p>-0,072509894610669</text:p>
          </table:table-cell>
          <table:table-cell table:formula="of:=[.E1408]+([.D1408]*([.A1409]-[.A1408]))" office:value-type="float" office:value="-1.07042677951761" calcext:value-type="float">
            <text:p>-1,07042677951761</text:p>
          </table:table-cell>
          <table:table-cell table:number-columns-repeated="3"/>
        </table:table-row>
        <table:table-row table:style-name="ro1">
          <table:table-cell table:formula="of:=[.A1409]+0.01" office:value-type="float" office:value="14.0799999999997" calcext:value-type="float">
            <text:p>14,0799999999997</text:p>
          </table:table-cell>
          <table:table-cell table:formula="of:=[.B1409]+([.E1409]*([.A1410]-[.A1409]))" office:value-type="float" office:value="0.0618056268154936" calcext:value-type="float">
            <text:p>0,061805626815494</text:p>
          </table:table-cell>
          <table:table-cell table:formula="of:=-[.$H$4]*[.B1410]" office:value-type="float" office:value="-0.0309028134077468" calcext:value-type="float">
            <text:p>-0,030902813407747</text:p>
          </table:table-cell>
          <table:table-cell table:formula="of:=[.C1410]/[.$H$2]" office:value-type="float" office:value="-0.0618056268154936" calcext:value-type="float">
            <text:p>-0,061805626815494</text:p>
          </table:table-cell>
          <table:table-cell table:formula="of:=[.E1409]+([.D1409]*([.A1410]-[.A1409]))" office:value-type="float" office:value="-1.07115187846371" calcext:value-type="float">
            <text:p>-1,07115187846371</text:p>
          </table:table-cell>
          <table:table-cell table:number-columns-repeated="3"/>
        </table:table-row>
        <table:table-row table:style-name="ro1">
          <table:table-cell table:formula="of:=[.A1410]+0.01" office:value-type="float" office:value="14.0899999999997" calcext:value-type="float">
            <text:p>14,0899999999997</text:p>
          </table:table-cell>
          <table:table-cell table:formula="of:=[.B1410]+([.E1410]*([.A1411]-[.A1410]))" office:value-type="float" office:value="0.0510941080308567" calcext:value-type="float">
            <text:p>0,051094108030857</text:p>
          </table:table-cell>
          <table:table-cell table:formula="of:=-[.$H$4]*[.B1411]" office:value-type="float" office:value="-0.0255470540154283" calcext:value-type="float">
            <text:p>-0,025547054015428</text:p>
          </table:table-cell>
          <table:table-cell table:formula="of:=[.C1411]/[.$H$2]" office:value-type="float" office:value="-0.0510941080308567" calcext:value-type="float">
            <text:p>-0,051094108030857</text:p>
          </table:table-cell>
          <table:table-cell table:formula="of:=[.E1410]+([.D1410]*([.A1411]-[.A1410]))" office:value-type="float" office:value="-1.07176993473187" calcext:value-type="float">
            <text:p>-1,07176993473187</text:p>
          </table:table-cell>
          <table:table-cell table:number-columns-repeated="3"/>
        </table:table-row>
        <table:table-row table:style-name="ro1">
          <table:table-cell table:formula="of:=[.A1411]+0.01" office:value-type="float" office:value="14.0999999999997" calcext:value-type="float">
            <text:p>14,0999999999997</text:p>
          </table:table-cell>
          <table:table-cell table:formula="of:=[.B1411]+([.E1411]*([.A1412]-[.A1411]))" office:value-type="float" office:value="0.0403764086835382" calcext:value-type="float">
            <text:p>0,040376408683538</text:p>
          </table:table-cell>
          <table:table-cell table:formula="of:=-[.$H$4]*[.B1412]" office:value-type="float" office:value="-0.0201882043417691" calcext:value-type="float">
            <text:p>-0,020188204341769</text:p>
          </table:table-cell>
          <table:table-cell table:formula="of:=[.C1412]/[.$H$2]" office:value-type="float" office:value="-0.0403764086835382" calcext:value-type="float">
            <text:p>-0,040376408683538</text:p>
          </table:table-cell>
          <table:table-cell table:formula="of:=[.E1411]+([.D1411]*([.A1412]-[.A1411]))" office:value-type="float" office:value="-1.07228087581218" calcext:value-type="float">
            <text:p>-1,07228087581218</text:p>
          </table:table-cell>
          <table:table-cell table:number-columns-repeated="3"/>
        </table:table-row>
        <table:table-row table:style-name="ro1">
          <table:table-cell table:formula="of:=[.A1412]+0.01" office:value-type="float" office:value="14.1099999999997" calcext:value-type="float">
            <text:p>14,1099999999997</text:p>
          </table:table-cell>
          <table:table-cell table:formula="of:=[.B1412]+([.E1412]*([.A1413]-[.A1412]))" office:value-type="float" office:value="0.0296535999254167" calcext:value-type="float">
            <text:p>0,029653599925417</text:p>
          </table:table-cell>
          <table:table-cell table:formula="of:=-[.$H$4]*[.B1413]" office:value-type="float" office:value="-0.0148267999627083" calcext:value-type="float">
            <text:p>-0,014826799962708</text:p>
          </table:table-cell>
          <table:table-cell table:formula="of:=[.C1413]/[.$H$2]" office:value-type="float" office:value="-0.0296535999254167" calcext:value-type="float">
            <text:p>-0,029653599925417</text:p>
          </table:table-cell>
          <table:table-cell table:formula="of:=[.E1412]+([.D1412]*([.A1413]-[.A1412]))" office:value-type="float" office:value="-1.07268463989901" calcext:value-type="float">
            <text:p>-1,07268463989901</text:p>
          </table:table-cell>
          <table:table-cell table:number-columns-repeated="3"/>
        </table:table-row>
        <table:table-row table:style-name="ro1">
          <table:table-cell table:formula="of:=[.A1413]+0.01" office:value-type="float" office:value="14.1199999999997" calcext:value-type="float">
            <text:p>14,1199999999997</text:p>
          </table:table-cell>
          <table:table-cell table:formula="of:=[.B1413]+([.E1413]*([.A1414]-[.A1413]))" office:value-type="float" office:value="0.0189267535264268" calcext:value-type="float">
            <text:p>0,018926753526427</text:p>
          </table:table-cell>
          <table:table-cell table:formula="of:=-[.$H$4]*[.B1414]" office:value-type="float" office:value="-0.0094633767632134" calcext:value-type="float">
            <text:p>-0,009463376763213</text:p>
          </table:table-cell>
          <table:table-cell table:formula="of:=[.C1414]/[.$H$2]" office:value-type="float" office:value="-0.0189267535264268" calcext:value-type="float">
            <text:p>-0,018926753526427</text:p>
          </table:table-cell>
          <table:table-cell table:formula="of:=[.E1413]+([.D1413]*([.A1414]-[.A1413]))" office:value-type="float" office:value="-1.07298117589827" calcext:value-type="float">
            <text:p>-1,07298117589827</text:p>
          </table:table-cell>
          <table:table-cell table:number-columns-repeated="3"/>
        </table:table-row>
        <table:table-row table:style-name="ro1">
          <table:table-cell table:formula="of:=[.A1414]+0.01" office:value-type="float" office:value="14.1299999999997" calcext:value-type="float">
            <text:p>14,1299999999997</text:p>
          </table:table-cell>
          <table:table-cell table:formula="of:=[.B1414]+([.E1414]*([.A1415]-[.A1414]))" office:value-type="float" office:value="0.00819694176744437" calcext:value-type="float">
            <text:p>0,008196941767444</text:p>
          </table:table-cell>
          <table:table-cell table:formula="of:=-[.$H$4]*[.B1415]" office:value-type="float" office:value="-0.00409847088372218" calcext:value-type="float">
            <text:p>-0,004098470883722</text:p>
          </table:table-cell>
          <table:table-cell table:formula="of:=[.C1415]/[.$H$2]" office:value-type="float" office:value="-0.00819694176744437" calcext:value-type="float">
            <text:p>-0,008196941767444</text:p>
          </table:table-cell>
          <table:table-cell table:formula="of:=[.E1414]+([.D1414]*([.A1415]-[.A1414]))" office:value-type="float" office:value="-1.07317044343353" calcext:value-type="float">
            <text:p>-1,07317044343353</text:p>
          </table:table-cell>
          <table:table-cell table:number-columns-repeated="3"/>
        </table:table-row>
        <table:table-row table:style-name="ro1">
          <table:table-cell table:formula="of:=[.A1415]+0.01" office:value-type="float" office:value="14.1399999999997" calcext:value-type="float">
            <text:p>14,1399999999997</text:p>
          </table:table-cell>
          <table:table-cell table:formula="of:=[.B1415]+([.E1415]*([.A1416]-[.A1415]))" office:value-type="float" office:value="-0.00253476266689071" calcext:value-type="float">
            <text:p>-0,002534762666891</text:p>
          </table:table-cell>
          <table:table-cell table:formula="of:=-[.$H$4]*[.B1416]" office:value-type="float" office:value="0.00126738133344535" calcext:value-type="float">
            <text:p>0,001267381333445</text:p>
          </table:table-cell>
          <table:table-cell table:formula="of:=[.C1416]/[.$H$2]" office:value-type="float" office:value="0.00253476266689071" calcext:value-type="float">
            <text:p>0,002534762666891</text:p>
          </table:table-cell>
          <table:table-cell table:formula="of:=[.E1415]+([.D1415]*([.A1416]-[.A1415]))" office:value-type="float" office:value="-1.0732524128512" calcext:value-type="float">
            <text:p>-1,0732524128512</text:p>
          </table:table-cell>
          <table:table-cell table:number-columns-repeated="3"/>
        </table:table-row>
        <table:table-row table:style-name="ro1">
          <table:table-cell table:formula="of:=[.A1416]+0.01" office:value-type="float" office:value="14.1499999999997" calcext:value-type="float">
            <text:p>14,1499999999997</text:p>
          </table:table-cell>
          <table:table-cell table:formula="of:=[.B1416]+([.E1416]*([.A1417]-[.A1416]))" office:value-type="float" office:value="-0.0132672867954025" calcext:value-type="float">
            <text:p>-0,013267286795403</text:p>
          </table:table-cell>
          <table:table-cell table:formula="of:=-[.$H$4]*[.B1417]" office:value-type="float" office:value="0.00663364339770126" calcext:value-type="float">
            <text:p>0,006633643397701</text:p>
          </table:table-cell>
          <table:table-cell table:formula="of:=[.C1417]/[.$H$2]" office:value-type="float" office:value="0.0132672867954025" calcext:value-type="float">
            <text:p>0,013267286795403</text:p>
          </table:table-cell>
          <table:table-cell table:formula="of:=[.E1416]+([.D1416]*([.A1417]-[.A1416]))" office:value-type="float" office:value="-1.07322706522454" calcext:value-type="float">
            <text:p>-1,07322706522454</text:p>
          </table:table-cell>
          <table:table-cell table:number-columns-repeated="3"/>
        </table:table-row>
        <table:table-row table:style-name="ro1">
          <table:table-cell table:formula="of:=[.A1417]+0.01" office:value-type="float" office:value="14.1599999999997" calcext:value-type="float">
            <text:p>14,1599999999997</text:p>
          </table:table-cell>
          <table:table-cell table:formula="of:=[.B1417]+([.E1417]*([.A1418]-[.A1417]))" office:value-type="float" office:value="-0.0239995574476477" calcext:value-type="float">
            <text:p>-0,023999557447648</text:p>
          </table:table-cell>
          <table:table-cell table:formula="of:=-[.$H$4]*[.B1418]" office:value-type="float" office:value="0.0119997787238238" calcext:value-type="float">
            <text:p>0,011999778723824</text:p>
          </table:table-cell>
          <table:table-cell table:formula="of:=[.C1418]/[.$H$2]" office:value-type="float" office:value="0.0239995574476477" calcext:value-type="float">
            <text:p>0,023999557447648</text:p>
          </table:table-cell>
          <table:table-cell table:formula="of:=[.E1417]+([.D1417]*([.A1418]-[.A1417]))" office:value-type="float" office:value="-1.07309439235658" calcext:value-type="float">
            <text:p>-1,07309439235658</text:p>
          </table:table-cell>
          <table:table-cell table:number-columns-repeated="3"/>
        </table:table-row>
        <table:table-row table:style-name="ro1">
          <table:table-cell table:formula="of:=[.A1418]+0.01" office:value-type="float" office:value="14.1699999999997" calcext:value-type="float">
            <text:p>14,1699999999997</text:p>
          </table:table-cell>
          <table:table-cell table:formula="of:=[.B1418]+([.E1418]*([.A1419]-[.A1418]))" office:value-type="float" office:value="-0.0347305013712132" calcext:value-type="float">
            <text:p>-0,034730501371213</text:p>
          </table:table-cell>
          <table:table-cell table:formula="of:=-[.$H$4]*[.B1419]" office:value-type="float" office:value="0.0173652506856066" calcext:value-type="float">
            <text:p>0,017365250685607</text:p>
          </table:table-cell>
          <table:table-cell table:formula="of:=[.C1419]/[.$H$2]" office:value-type="float" office:value="0.0347305013712132" calcext:value-type="float">
            <text:p>0,034730501371213</text:p>
          </table:table-cell>
          <table:table-cell table:formula="of:=[.E1418]+([.D1418]*([.A1419]-[.A1418]))" office:value-type="float" office:value="-1.07285439678211" calcext:value-type="float">
            <text:p>-1,07285439678211</text:p>
          </table:table-cell>
          <table:table-cell table:number-columns-repeated="3"/>
        </table:table-row>
        <table:table-row table:style-name="ro1">
          <table:table-cell table:formula="of:=[.A1419]+0.01" office:value-type="float" office:value="14.1799999999997" calcext:value-type="float">
            <text:p>14,1799999999997</text:p>
          </table:table-cell>
          <table:table-cell table:formula="of:=[.B1419]+([.E1419]*([.A1420]-[.A1419]))" office:value-type="float" office:value="-0.0454590453390341" calcext:value-type="float">
            <text:p>-0,045459045339034</text:p>
          </table:table-cell>
          <table:table-cell table:formula="of:=-[.$H$4]*[.B1420]" office:value-type="float" office:value="0.022729522669517" calcext:value-type="float">
            <text:p>0,022729522669517</text:p>
          </table:table-cell>
          <table:table-cell table:formula="of:=[.C1420]/[.$H$2]" office:value-type="float" office:value="0.0454590453390341" calcext:value-type="float">
            <text:p>0,045459045339034</text:p>
          </table:table-cell>
          <table:table-cell table:formula="of:=[.E1419]+([.D1419]*([.A1420]-[.A1419]))" office:value-type="float" office:value="-1.07250709176839" calcext:value-type="float">
            <text:p>-1,07250709176839</text:p>
          </table:table-cell>
          <table:table-cell table:number-columns-repeated="3"/>
        </table:table-row>
        <table:table-row table:style-name="ro1">
          <table:table-cell table:formula="of:=[.A1420]+0.01" office:value-type="float" office:value="14.1899999999997" calcext:value-type="float">
            <text:p>14,1899999999997</text:p>
          </table:table-cell>
          <table:table-cell table:formula="of:=[.B1420]+([.E1420]*([.A1421]-[.A1420]))" office:value-type="float" office:value="-0.0561841162567178" calcext:value-type="float">
            <text:p>-0,056184116256718</text:p>
          </table:table-cell>
          <table:table-cell table:formula="of:=-[.$H$4]*[.B1421]" office:value-type="float" office:value="0.0280920581283589" calcext:value-type="float">
            <text:p>0,028092058128359</text:p>
          </table:table-cell>
          <table:table-cell table:formula="of:=[.C1421]/[.$H$2]" office:value-type="float" office:value="0.0561841162567178" calcext:value-type="float">
            <text:p>0,056184116256718</text:p>
          </table:table-cell>
          <table:table-cell table:formula="of:=[.E1420]+([.D1420]*([.A1421]-[.A1420]))" office:value-type="float" office:value="-1.072052501315" calcext:value-type="float">
            <text:p>-1,072052501315</text:p>
          </table:table-cell>
          <table:table-cell table:number-columns-repeated="3"/>
        </table:table-row>
        <table:table-row table:style-name="ro1">
          <table:table-cell table:formula="of:=[.A1421]+0.01" office:value-type="float" office:value="14.1999999999997" calcext:value-type="float">
            <text:p>14,1999999999997</text:p>
          </table:table-cell>
          <table:table-cell table:formula="of:=[.B1421]+([.E1421]*([.A1422]-[.A1421]))" office:value-type="float" office:value="-0.0669046412698676" calcext:value-type="float">
            <text:p>-0,066904641269868</text:p>
          </table:table-cell>
          <table:table-cell table:formula="of:=-[.$H$4]*[.B1422]" office:value-type="float" office:value="0.0334523206349338" calcext:value-type="float">
            <text:p>0,033452320634934</text:p>
          </table:table-cell>
          <table:table-cell table:formula="of:=[.C1422]/[.$H$2]" office:value-type="float" office:value="0.0669046412698676" calcext:value-type="float">
            <text:p>0,066904641269868</text:p>
          </table:table-cell>
          <table:table-cell table:formula="of:=[.E1421]+([.D1421]*([.A1422]-[.A1421]))" office:value-type="float" office:value="-1.07149066015244" calcext:value-type="float">
            <text:p>-1,07149066015244</text:p>
          </table:table-cell>
          <table:table-cell table:number-columns-repeated="3"/>
        </table:table-row>
        <table:table-row table:style-name="ro1">
          <table:table-cell table:formula="of:=[.A1422]+0.01" office:value-type="float" office:value="14.2099999999997" calcext:value-type="float">
            <text:p>14,2099999999997</text:p>
          </table:table-cell>
          <table:table-cell table:formula="of:=[.B1422]+([.E1422]*([.A1423]-[.A1422]))" office:value-type="float" office:value="-0.0776195478713917" calcext:value-type="float">
            <text:p>-0,077619547871392</text:p>
          </table:table-cell>
          <table:table-cell table:formula="of:=-[.$H$4]*[.B1423]" office:value-type="float" office:value="0.0388097739356958" calcext:value-type="float">
            <text:p>0,038809773935696</text:p>
          </table:table-cell>
          <table:table-cell table:formula="of:=[.C1423]/[.$H$2]" office:value-type="float" office:value="0.0776195478713917" calcext:value-type="float">
            <text:p>0,077619547871392</text:p>
          </table:table-cell>
          <table:table-cell table:formula="of:=[.E1422]+([.D1422]*([.A1423]-[.A1422]))" office:value-type="float" office:value="-1.07082161373974" calcext:value-type="float">
            <text:p>-1,07082161373974</text:p>
          </table:table-cell>
          <table:table-cell table:number-columns-repeated="3"/>
        </table:table-row>
        <table:table-row table:style-name="ro1">
          <table:table-cell table:formula="of:=[.A1423]+0.01" office:value-type="float" office:value="14.2199999999997" calcext:value-type="float">
            <text:p>14,2199999999997</text:p>
          </table:table-cell>
          <table:table-cell table:formula="of:=[.B1423]+([.E1423]*([.A1424]-[.A1423]))" office:value-type="float" office:value="-0.0883277640087888" calcext:value-type="float">
            <text:p>-0,088327764008789</text:p>
          </table:table-cell>
          <table:table-cell table:formula="of:=-[.$H$4]*[.B1424]" office:value-type="float" office:value="0.0441638820043944" calcext:value-type="float">
            <text:p>0,044163882004395</text:p>
          </table:table-cell>
          <table:table-cell table:formula="of:=[.C1424]/[.$H$2]" office:value-type="float" office:value="0.0883277640087888" calcext:value-type="float">
            <text:p>0,088327764008789</text:p>
          </table:table-cell>
          <table:table-cell table:formula="of:=[.E1423]+([.D1423]*([.A1424]-[.A1423]))" office:value-type="float" office:value="-1.07004541826102" calcext:value-type="float">
            <text:p>-1,07004541826102</text:p>
          </table:table-cell>
          <table:table-cell table:number-columns-repeated="3"/>
        </table:table-row>
        <table:table-row table:style-name="ro1">
          <table:table-cell table:formula="of:=[.A1424]+0.01" office:value-type="float" office:value="14.2299999999997" calcext:value-type="float">
            <text:p>14,2299999999997</text:p>
          </table:table-cell>
          <table:table-cell table:formula="of:=[.B1424]+([.E1424]*([.A1425]-[.A1424]))" office:value-type="float" office:value="-0.0990282181913988" calcext:value-type="float">
            <text:p>-0,099028218191399</text:p>
          </table:table-cell>
          <table:table-cell table:formula="of:=-[.$H$4]*[.B1425]" office:value-type="float" office:value="0.0495141090956994" calcext:value-type="float">
            <text:p>0,049514109095699</text:p>
          </table:table-cell>
          <table:table-cell table:formula="of:=[.C1425]/[.$H$2]" office:value-type="float" office:value="0.0990282181913988" calcext:value-type="float">
            <text:p>0,099028218191399</text:p>
          </table:table-cell>
          <table:table-cell table:formula="of:=[.E1424]+([.D1424]*([.A1425]-[.A1424]))" office:value-type="float" office:value="-1.06916214062094" calcext:value-type="float">
            <text:p>-1,06916214062094</text:p>
          </table:table-cell>
          <table:table-cell table:number-columns-repeated="3"/>
        </table:table-row>
        <table:table-row table:style-name="ro1">
          <table:table-cell table:formula="of:=[.A1425]+0.01" office:value-type="float" office:value="14.2399999999997" calcext:value-type="float">
            <text:p>14,2399999999997</text:p>
          </table:table-cell>
          <table:table-cell table:formula="of:=[.B1425]+([.E1425]*([.A1426]-[.A1425]))" office:value-type="float" office:value="-0.109719839597608" calcext:value-type="float">
            <text:p>-0,109719839597608</text:p>
          </table:table-cell>
          <table:table-cell table:formula="of:=-[.$H$4]*[.B1426]" office:value-type="float" office:value="0.054859919798804" calcext:value-type="float">
            <text:p>0,054859919798804</text:p>
          </table:table-cell>
          <table:table-cell table:formula="of:=[.C1426]/[.$H$2]" office:value-type="float" office:value="0.109719839597608" calcext:value-type="float">
            <text:p>0,109719839597608</text:p>
          </table:table-cell>
          <table:table-cell table:formula="of:=[.E1425]+([.D1425]*([.A1426]-[.A1425]))" office:value-type="float" office:value="-1.06817185843902" calcext:value-type="float">
            <text:p>-1,06817185843902</text:p>
          </table:table-cell>
          <table:table-cell table:number-columns-repeated="3"/>
        </table:table-row>
        <table:table-row table:style-name="ro1">
          <table:table-cell table:formula="of:=[.A1426]+0.01" office:value-type="float" office:value="14.2499999999997" calcext:value-type="float">
            <text:p>14,2499999999997</text:p>
          </table:table-cell>
          <table:table-cell table:formula="of:=[.B1426]+([.E1426]*([.A1427]-[.A1426]))" office:value-type="float" office:value="-0.120401558181998" calcext:value-type="float">
            <text:p>-0,120401558181998</text:p>
          </table:table-cell>
          <table:table-cell table:formula="of:=-[.$H$4]*[.B1427]" office:value-type="float" office:value="0.060200779090999" calcext:value-type="float">
            <text:p>0,060200779090999</text:p>
          </table:table-cell>
          <table:table-cell table:formula="of:=[.C1427]/[.$H$2]" office:value-type="float" office:value="0.120401558181998" calcext:value-type="float">
            <text:p>0,120401558181998</text:p>
          </table:table-cell>
          <table:table-cell table:formula="of:=[.E1426]+([.D1426]*([.A1427]-[.A1426]))" office:value-type="float" office:value="-1.06707466004305" calcext:value-type="float">
            <text:p>-1,06707466004305</text:p>
          </table:table-cell>
          <table:table-cell table:number-columns-repeated="3"/>
        </table:table-row>
        <table:table-row table:style-name="ro1">
          <table:table-cell table:formula="of:=[.A1427]+0.01" office:value-type="float" office:value="14.2599999999997" calcext:value-type="float">
            <text:p>14,2599999999997</text:p>
          </table:table-cell>
          <table:table-cell table:formula="of:=[.B1427]+([.E1427]*([.A1428]-[.A1427]))" office:value-type="float" office:value="-0.131072304782428" calcext:value-type="float">
            <text:p>-0,131072304782428</text:p>
          </table:table-cell>
          <table:table-cell table:formula="of:=-[.$H$4]*[.B1428]" office:value-type="float" office:value="0.0655361523912141" calcext:value-type="float">
            <text:p>0,065536152391214</text:p>
          </table:table-cell>
          <table:table-cell table:formula="of:=[.C1428]/[.$H$2]" office:value-type="float" office:value="0.131072304782428" calcext:value-type="float">
            <text:p>0,131072304782428</text:p>
          </table:table-cell>
          <table:table-cell table:formula="of:=[.E1427]+([.D1427]*([.A1428]-[.A1427]))" office:value-type="float" office:value="-1.06587064446123" calcext:value-type="float">
            <text:p>-1,06587064446123</text:p>
          </table:table-cell>
          <table:table-cell table:number-columns-repeated="3"/>
        </table:table-row>
        <table:table-row table:style-name="ro1">
          <table:table-cell table:formula="of:=[.A1428]+0.01" office:value-type="float" office:value="14.2699999999997" calcext:value-type="float">
            <text:p>14,2699999999997</text:p>
          </table:table-cell>
          <table:table-cell table:formula="of:=[.B1428]+([.E1428]*([.A1429]-[.A1428]))" office:value-type="float" office:value="-0.14173101122704" calcext:value-type="float">
            <text:p>-0,14173101122704</text:p>
          </table:table-cell>
          <table:table-cell table:formula="of:=-[.$H$4]*[.B1429]" office:value-type="float" office:value="0.0708655056135201" calcext:value-type="float">
            <text:p>0,07086550561352</text:p>
          </table:table-cell>
          <table:table-cell table:formula="of:=[.C1429]/[.$H$2]" office:value-type="float" office:value="0.14173101122704" calcext:value-type="float">
            <text:p>0,14173101122704</text:p>
          </table:table-cell>
          <table:table-cell table:formula="of:=[.E1428]+([.D1428]*([.A1429]-[.A1428]))" office:value-type="float" office:value="-1.0645599214134" calcext:value-type="float">
            <text:p>-1,0645599214134</text:p>
          </table:table-cell>
          <table:table-cell table:number-columns-repeated="3"/>
        </table:table-row>
        <table:table-row table:style-name="ro1">
          <table:table-cell table:formula="of:=[.A1429]+0.01" office:value-type="float" office:value="14.2799999999997" calcext:value-type="float">
            <text:p>14,2799999999997</text:p>
          </table:table-cell>
          <table:table-cell table:formula="of:=[.B1429]+([.E1429]*([.A1430]-[.A1429]))" office:value-type="float" office:value="-0.152376610441174" calcext:value-type="float">
            <text:p>-0,152376610441174</text:p>
          </table:table-cell>
          <table:table-cell table:formula="of:=-[.$H$4]*[.B1430]" office:value-type="float" office:value="0.076188305220587" calcext:value-type="float">
            <text:p>0,076188305220587</text:p>
          </table:table-cell>
          <table:table-cell table:formula="of:=[.C1430]/[.$H$2]" office:value-type="float" office:value="0.152376610441174" calcext:value-type="float">
            <text:p>0,152376610441174</text:p>
          </table:table-cell>
          <table:table-cell table:formula="of:=[.E1429]+([.D1429]*([.A1430]-[.A1429]))" office:value-type="float" office:value="-1.06314261130113" calcext:value-type="float">
            <text:p>-1,06314261130113</text:p>
          </table:table-cell>
          <table:table-cell table:number-columns-repeated="3"/>
        </table:table-row>
        <table:table-row table:style-name="ro1">
          <table:table-cell table:formula="of:=[.A1430]+0.01" office:value-type="float" office:value="14.2899999999997" calcext:value-type="float">
            <text:p>14,2899999999997</text:p>
          </table:table-cell>
          <table:table-cell table:formula="of:=[.B1430]+([.E1430]*([.A1431]-[.A1430]))" office:value-type="float" office:value="-0.163008036554185" calcext:value-type="float">
            <text:p>-0,163008036554185</text:p>
          </table:table-cell>
          <table:table-cell table:formula="of:=-[.$H$4]*[.B1431]" office:value-type="float" office:value="0.0815040182770925" calcext:value-type="float">
            <text:p>0,081504018277093</text:p>
          </table:table-cell>
          <table:table-cell table:formula="of:=[.C1431]/[.$H$2]" office:value-type="float" office:value="0.163008036554185" calcext:value-type="float">
            <text:p>0,163008036554185</text:p>
          </table:table-cell>
          <table:table-cell table:formula="of:=[.E1430]+([.D1430]*([.A1431]-[.A1430]))" office:value-type="float" office:value="-1.06161884519672" calcext:value-type="float">
            <text:p>-1,06161884519672</text:p>
          </table:table-cell>
          <table:table-cell table:number-columns-repeated="3"/>
        </table:table-row>
        <table:table-row table:style-name="ro1">
          <table:table-cell table:formula="of:=[.A1431]+0.01" office:value-type="float" office:value="14.2999999999997" calcext:value-type="float">
            <text:p>14,2999999999997</text:p>
          </table:table-cell>
          <table:table-cell table:formula="of:=[.B1431]+([.E1431]*([.A1432]-[.A1431]))" office:value-type="float" office:value="-0.173624225006152" calcext:value-type="float">
            <text:p>-0,173624225006152</text:p>
          </table:table-cell>
          <table:table-cell table:formula="of:=-[.$H$4]*[.B1432]" office:value-type="float" office:value="0.086812112503076" calcext:value-type="float">
            <text:p>0,086812112503076</text:p>
          </table:table-cell>
          <table:table-cell table:formula="of:=[.C1432]/[.$H$2]" office:value-type="float" office:value="0.173624225006152" calcext:value-type="float">
            <text:p>0,173624225006152</text:p>
          </table:table-cell>
          <table:table-cell table:formula="of:=[.E1431]+([.D1431]*([.A1432]-[.A1431]))" office:value-type="float" office:value="-1.05998876483118" calcext:value-type="float">
            <text:p>-1,05998876483118</text:p>
          </table:table-cell>
          <table:table-cell table:number-columns-repeated="3"/>
        </table:table-row>
        <table:table-row table:style-name="ro1">
          <table:table-cell table:formula="of:=[.A1432]+0.01" office:value-type="float" office:value="14.3099999999997" calcext:value-type="float">
            <text:p>14,3099999999997</text:p>
          </table:table-cell>
          <table:table-cell table:formula="of:=[.B1432]+([.E1432]*([.A1433]-[.A1432]))" office:value-type="float" office:value="-0.184224112654464" calcext:value-type="float">
            <text:p>-0,184224112654464</text:p>
          </table:table-cell>
          <table:table-cell table:formula="of:=-[.$H$4]*[.B1433]" office:value-type="float" office:value="0.0921120563272318" calcext:value-type="float">
            <text:p>0,092112056327232</text:p>
          </table:table-cell>
          <table:table-cell table:formula="of:=[.C1433]/[.$H$2]" office:value-type="float" office:value="0.184224112654464" calcext:value-type="float">
            <text:p>0,184224112654464</text:p>
          </table:table-cell>
          <table:table-cell table:formula="of:=[.E1432]+([.D1432]*([.A1433]-[.A1432]))" office:value-type="float" office:value="-1.05825252258112" calcext:value-type="float">
            <text:p>-1,05825252258112</text:p>
          </table:table-cell>
          <table:table-cell table:number-columns-repeated="3"/>
        </table:table-row>
        <table:table-row table:style-name="ro1">
          <table:table-cell table:formula="of:=[.A1433]+0.01" office:value-type="float" office:value="14.3199999999997" calcext:value-type="float">
            <text:p>14,3199999999997</text:p>
          </table:table-cell>
          <table:table-cell table:formula="of:=[.B1433]+([.E1433]*([.A1434]-[.A1433]))" office:value-type="float" office:value="-0.194806637880274" calcext:value-type="float">
            <text:p>-0,194806637880274</text:p>
          </table:table-cell>
          <table:table-cell table:formula="of:=-[.$H$4]*[.B1434]" office:value-type="float" office:value="0.0974033189401372" calcext:value-type="float">
            <text:p>0,097403318940137</text:p>
          </table:table-cell>
          <table:table-cell table:formula="of:=[.C1434]/[.$H$2]" office:value-type="float" office:value="0.194806637880274" calcext:value-type="float">
            <text:p>0,194806637880274</text:p>
          </table:table-cell>
          <table:table-cell table:formula="of:=[.E1433]+([.D1433]*([.A1434]-[.A1433]))" office:value-type="float" office:value="-1.05641028145457" calcext:value-type="float">
            <text:p>-1,05641028145457</text:p>
          </table:table-cell>
          <table:table-cell table:number-columns-repeated="3"/>
        </table:table-row>
        <table:table-row table:style-name="ro1">
          <table:table-cell table:formula="of:=[.A1434]+0.01" office:value-type="float" office:value="14.3299999999997" calcext:value-type="float">
            <text:p>14,3299999999997</text:p>
          </table:table-cell>
          <table:table-cell table:formula="of:=[.B1434]+([.E1434]*([.A1435]-[.A1434]))" office:value-type="float" office:value="-0.20537074069482" calcext:value-type="float">
            <text:p>-0,20537074069482</text:p>
          </table:table-cell>
          <table:table-cell table:formula="of:=-[.$H$4]*[.B1435]" office:value-type="float" office:value="0.10268537034741" calcext:value-type="float">
            <text:p>0,10268537034741</text:p>
          </table:table-cell>
          <table:table-cell table:formula="of:=[.C1435]/[.$H$2]" office:value-type="float" office:value="0.20537074069482" calcext:value-type="float">
            <text:p>0,20537074069482</text:p>
          </table:table-cell>
          <table:table-cell table:formula="of:=[.E1434]+([.D1434]*([.A1435]-[.A1434]))" office:value-type="float" office:value="-1.05446221507577" calcext:value-type="float">
            <text:p>-1,05446221507577</text:p>
          </table:table-cell>
          <table:table-cell table:number-columns-repeated="3"/>
        </table:table-row>
        <table:table-row table:style-name="ro1">
          <table:table-cell table:formula="of:=[.A1435]+0.01" office:value-type="float" office:value="14.3399999999997" calcext:value-type="float">
            <text:p>14,3399999999997</text:p>
          </table:table-cell>
          <table:table-cell table:formula="of:=[.B1435]+([.E1435]*([.A1436]-[.A1435]))" office:value-type="float" office:value="-0.215915362845577" calcext:value-type="float">
            <text:p>-0,215915362845577</text:p>
          </table:table-cell>
          <table:table-cell table:formula="of:=-[.$H$4]*[.B1436]" office:value-type="float" office:value="0.107957681422789" calcext:value-type="float">
            <text:p>0,107957681422789</text:p>
          </table:table-cell>
          <table:table-cell table:formula="of:=[.C1436]/[.$H$2]" office:value-type="float" office:value="0.215915362845577" calcext:value-type="float">
            <text:p>0,215915362845577</text:p>
          </table:table-cell>
          <table:table-cell table:formula="of:=[.E1435]+([.D1435]*([.A1436]-[.A1435]))" office:value-type="float" office:value="-1.05240850766882" calcext:value-type="float">
            <text:p>-1,05240850766882</text:p>
          </table:table-cell>
          <table:table-cell table:number-columns-repeated="3"/>
        </table:table-row>
        <table:table-row table:style-name="ro1">
          <table:table-cell table:formula="of:=[.A1436]+0.01" office:value-type="float" office:value="14.3499999999997" calcext:value-type="float">
            <text:p>14,3499999999997</text:p>
          </table:table-cell>
          <table:table-cell table:formula="of:=[.B1436]+([.E1436]*([.A1437]-[.A1436]))" office:value-type="float" office:value="-0.226439447922265" calcext:value-type="float">
            <text:p>-0,226439447922265</text:p>
          </table:table-cell>
          <table:table-cell table:formula="of:=-[.$H$4]*[.B1437]" office:value-type="float" office:value="0.113219723961133" calcext:value-type="float">
            <text:p>0,113219723961133</text:p>
          </table:table-cell>
          <table:table-cell table:formula="of:=[.C1437]/[.$H$2]" office:value-type="float" office:value="0.226439447922265" calcext:value-type="float">
            <text:p>0,226439447922265</text:p>
          </table:table-cell>
          <table:table-cell table:formula="of:=[.E1436]+([.D1436]*([.A1437]-[.A1436]))" office:value-type="float" office:value="-1.05024935404036" calcext:value-type="float">
            <text:p>-1,05024935404036</text:p>
          </table:table-cell>
          <table:table-cell table:number-columns-repeated="3"/>
        </table:table-row>
        <table:table-row table:style-name="ro1">
          <table:table-cell table:formula="of:=[.A1437]+0.01" office:value-type="float" office:value="14.3599999999997" calcext:value-type="float">
            <text:p>14,3599999999997</text:p>
          </table:table-cell>
          <table:table-cell table:formula="of:=[.B1437]+([.E1437]*([.A1438]-[.A1437]))" office:value-type="float" office:value="-0.236941941462669" calcext:value-type="float">
            <text:p>-0,236941941462669</text:p>
          </table:table-cell>
          <table:table-cell table:formula="of:=-[.$H$4]*[.B1438]" office:value-type="float" office:value="0.118470970731334" calcext:value-type="float">
            <text:p>0,118470970731334</text:p>
          </table:table-cell>
          <table:table-cell table:formula="of:=[.C1438]/[.$H$2]" office:value-type="float" office:value="0.236941941462669" calcext:value-type="float">
            <text:p>0,236941941462669</text:p>
          </table:table-cell>
          <table:table-cell table:formula="of:=[.E1437]+([.D1437]*([.A1438]-[.A1437]))" office:value-type="float" office:value="-1.04798495956114" calcext:value-type="float">
            <text:p>-1,04798495956114</text:p>
          </table:table-cell>
          <table:table-cell table:number-columns-repeated="3"/>
        </table:table-row>
        <table:table-row table:style-name="ro1">
          <table:table-cell table:formula="of:=[.A1438]+0.01" office:value-type="float" office:value="14.3699999999997" calcext:value-type="float">
            <text:p>14,3699999999997</text:p>
          </table:table-cell>
          <table:table-cell table:formula="of:=[.B1438]+([.E1438]*([.A1439]-[.A1438]))" office:value-type="float" office:value="-0.24742179105828" calcext:value-type="float">
            <text:p>-0,24742179105828</text:p>
          </table:table-cell>
          <table:table-cell table:formula="of:=-[.$H$4]*[.B1439]" office:value-type="float" office:value="0.12371089552914" calcext:value-type="float">
            <text:p>0,12371089552914</text:p>
          </table:table-cell>
          <table:table-cell table:formula="of:=[.C1439]/[.$H$2]" office:value-type="float" office:value="0.24742179105828" calcext:value-type="float">
            <text:p>0,24742179105828</text:p>
          </table:table-cell>
          <table:table-cell table:formula="of:=[.E1438]+([.D1438]*([.A1439]-[.A1438]))" office:value-type="float" office:value="-1.04561554014652" calcext:value-type="float">
            <text:p>-1,04561554014652</text:p>
          </table:table-cell>
          <table:table-cell table:number-columns-repeated="3"/>
        </table:table-row>
        <table:table-row table:style-name="ro1">
          <table:table-cell table:formula="of:=[.A1439]+0.01" office:value-type="float" office:value="14.3799999999997" calcext:value-type="float">
            <text:p>14,3799999999997</text:p>
          </table:table-cell>
          <table:table-cell table:formula="of:=[.B1439]+([.E1439]*([.A1440]-[.A1439]))" office:value-type="float" office:value="-0.257877946459745" calcext:value-type="float">
            <text:p>-0,257877946459745</text:p>
          </table:table-cell>
          <table:table-cell table:formula="of:=-[.$H$4]*[.B1440]" office:value-type="float" office:value="0.128938973229872" calcext:value-type="float">
            <text:p>0,128938973229872</text:p>
          </table:table-cell>
          <table:table-cell table:formula="of:=[.C1440]/[.$H$2]" office:value-type="float" office:value="0.257877946459745" calcext:value-type="float">
            <text:p>0,257877946459745</text:p>
          </table:table-cell>
          <table:table-cell table:formula="of:=[.E1439]+([.D1439]*([.A1440]-[.A1439]))" office:value-type="float" office:value="-1.04314132223593" calcext:value-type="float">
            <text:p>-1,04314132223593</text:p>
          </table:table-cell>
          <table:table-cell table:number-columns-repeated="3"/>
        </table:table-row>
        <table:table-row table:style-name="ro1">
          <table:table-cell table:formula="of:=[.A1440]+0.01" office:value-type="float" office:value="14.3899999999997" calcext:value-type="float">
            <text:p>14,3899999999997</text:p>
          </table:table-cell>
          <table:table-cell table:formula="of:=[.B1440]+([.E1440]*([.A1441]-[.A1440]))" office:value-type="float" office:value="-0.268309359682104" calcext:value-type="float">
            <text:p>-0,268309359682104</text:p>
          </table:table-cell>
          <table:table-cell table:formula="of:=-[.$H$4]*[.B1441]" office:value-type="float" office:value="0.134154679841052" calcext:value-type="float">
            <text:p>0,134154679841052</text:p>
          </table:table-cell>
          <table:table-cell table:formula="of:=[.C1441]/[.$H$2]" office:value-type="float" office:value="0.268309359682104" calcext:value-type="float">
            <text:p>0,268309359682104</text:p>
          </table:table-cell>
          <table:table-cell table:formula="of:=[.E1440]+([.D1440]*([.A1441]-[.A1440]))" office:value-type="float" office:value="-1.04056254277133" calcext:value-type="float">
            <text:p>-1,04056254277133</text:p>
          </table:table-cell>
          <table:table-cell table:number-columns-repeated="3"/>
        </table:table-row>
        <table:table-row table:style-name="ro1">
          <table:table-cell table:formula="of:=[.A1441]+0.01" office:value-type="float" office:value="14.3999999999997" calcext:value-type="float">
            <text:p>14,3999999999997</text:p>
          </table:table-cell>
          <table:table-cell table:formula="of:=[.B1441]+([.E1441]*([.A1442]-[.A1441]))" office:value-type="float" office:value="-0.278714985109817" calcext:value-type="float">
            <text:p>-0,278714985109817</text:p>
          </table:table-cell>
          <table:table-cell table:formula="of:=-[.$H$4]*[.B1442]" office:value-type="float" office:value="0.139357492554909" calcext:value-type="float">
            <text:p>0,139357492554909</text:p>
          </table:table-cell>
          <table:table-cell table:formula="of:=[.C1442]/[.$H$2]" office:value-type="float" office:value="0.278714985109817" calcext:value-type="float">
            <text:p>0,278714985109817</text:p>
          </table:table-cell>
          <table:table-cell table:formula="of:=[.E1441]+([.D1441]*([.A1442]-[.A1441]))" office:value-type="float" office:value="-1.03787944917451" calcext:value-type="float">
            <text:p>-1,03787944917451</text:p>
          </table:table-cell>
          <table:table-cell table:number-columns-repeated="3"/>
        </table:table-row>
        <table:table-row table:style-name="ro1">
          <table:table-cell table:formula="of:=[.A1442]+0.01" office:value-type="float" office:value="14.4099999999997" calcext:value-type="float">
            <text:p>14,4099999999997</text:p>
          </table:table-cell>
          <table:table-cell table:formula="of:=[.B1442]+([.E1442]*([.A1443]-[.A1442]))" office:value-type="float" office:value="-0.289093779601562" calcext:value-type="float">
            <text:p>-0,289093779601562</text:p>
          </table:table-cell>
          <table:table-cell table:formula="of:=-[.$H$4]*[.B1443]" office:value-type="float" office:value="0.144546889800781" calcext:value-type="float">
            <text:p>0,144546889800781</text:p>
          </table:table-cell>
          <table:table-cell table:formula="of:=[.C1443]/[.$H$2]" office:value-type="float" office:value="0.289093779601562" calcext:value-type="float">
            <text:p>0,289093779601562</text:p>
          </table:table-cell>
          <table:table-cell table:formula="of:=[.E1442]+([.D1442]*([.A1443]-[.A1442]))" office:value-type="float" office:value="-1.03509229932342" calcext:value-type="float">
            <text:p>-1,03509229932342</text:p>
          </table:table-cell>
          <table:table-cell table:number-columns-repeated="3"/>
        </table:table-row>
        <table:table-row table:style-name="ro1">
          <table:table-cell table:formula="of:=[.A1443]+0.01" office:value-type="float" office:value="14.4199999999997" calcext:value-type="float">
            <text:p>14,4199999999997</text:p>
          </table:table-cell>
          <table:table-cell table:formula="of:=[.B1443]+([.E1443]*([.A1444]-[.A1443]))" office:value-type="float" office:value="-0.299444702594796" calcext:value-type="float">
            <text:p>-0,299444702594796</text:p>
          </table:table-cell>
          <table:table-cell table:formula="of:=-[.$H$4]*[.B1444]" office:value-type="float" office:value="0.149722351297398" calcext:value-type="float">
            <text:p>0,149722351297398</text:p>
          </table:table-cell>
          <table:table-cell table:formula="of:=[.C1444]/[.$H$2]" office:value-type="float" office:value="0.299444702594796" calcext:value-type="float">
            <text:p>0,299444702594796</text:p>
          </table:table-cell>
          <table:table-cell table:formula="of:=[.E1443]+([.D1443]*([.A1444]-[.A1443]))" office:value-type="float" office:value="-1.0322013615274" calcext:value-type="float">
            <text:p>-1,0322013615274</text:p>
          </table:table-cell>
          <table:table-cell table:number-columns-repeated="3"/>
        </table:table-row>
        <table:table-row table:style-name="ro1">
          <table:table-cell table:formula="of:=[.A1444]+0.01" office:value-type="float" office:value="14.4299999999997" calcext:value-type="float">
            <text:p>14,4299999999997</text:p>
          </table:table-cell>
          <table:table-cell table:formula="of:=[.B1444]+([.E1444]*([.A1445]-[.A1444]))" office:value-type="float" office:value="-0.30976671621007" calcext:value-type="float">
            <text:p>-0,30976671621007</text:p>
          </table:table-cell>
          <table:table-cell table:formula="of:=-[.$H$4]*[.B1445]" office:value-type="float" office:value="0.154883358105035" calcext:value-type="float">
            <text:p>0,154883358105035</text:p>
          </table:table-cell>
          <table:table-cell table:formula="of:=[.C1445]/[.$H$2]" office:value-type="float" office:value="0.30976671621007" calcext:value-type="float">
            <text:p>0,30976671621007</text:p>
          </table:table-cell>
          <table:table-cell table:formula="of:=[.E1444]+([.D1444]*([.A1445]-[.A1444]))" office:value-type="float" office:value="-1.02920691450145" calcext:value-type="float">
            <text:p>-1,02920691450145</text:p>
          </table:table-cell>
          <table:table-cell table:number-columns-repeated="3"/>
        </table:table-row>
        <table:table-row table:style-name="ro1">
          <table:table-cell table:formula="of:=[.A1445]+0.01" office:value-type="float" office:value="14.4399999999997" calcext:value-type="float">
            <text:p>14,4399999999997</text:p>
          </table:table-cell>
          <table:table-cell table:formula="of:=[.B1445]+([.E1445]*([.A1446]-[.A1445]))" office:value-type="float" office:value="-0.320058785355084" calcext:value-type="float">
            <text:p>-0,320058785355084</text:p>
          </table:table-cell>
          <table:table-cell table:formula="of:=-[.$H$4]*[.B1446]" office:value-type="float" office:value="0.160029392677542" calcext:value-type="float">
            <text:p>0,160029392677542</text:p>
          </table:table-cell>
          <table:table-cell table:formula="of:=[.C1446]/[.$H$2]" office:value-type="float" office:value="0.320058785355084" calcext:value-type="float">
            <text:p>0,320058785355084</text:p>
          </table:table-cell>
          <table:table-cell table:formula="of:=[.E1445]+([.D1445]*([.A1446]-[.A1445]))" office:value-type="float" office:value="-1.02610924733935" calcext:value-type="float">
            <text:p>-1,02610924733935</text:p>
          </table:table-cell>
          <table:table-cell table:number-columns-repeated="3"/>
        </table:table-row>
        <table:table-row table:style-name="ro1">
          <table:table-cell table:formula="of:=[.A1446]+0.01" office:value-type="float" office:value="14.4499999999997" calcext:value-type="float">
            <text:p>14,4499999999997</text:p>
          </table:table-cell>
          <table:table-cell table:formula="of:=[.B1446]+([.E1446]*([.A1447]-[.A1446]))" office:value-type="float" office:value="-0.330319877828477" calcext:value-type="float">
            <text:p>-0,330319877828477</text:p>
          </table:table-cell>
          <table:table-cell table:formula="of:=-[.$H$4]*[.B1447]" office:value-type="float" office:value="0.165159938914239" calcext:value-type="float">
            <text:p>0,165159938914239</text:p>
          </table:table-cell>
          <table:table-cell table:formula="of:=[.C1447]/[.$H$2]" office:value-type="float" office:value="0.330319877828477" calcext:value-type="float">
            <text:p>0,330319877828477</text:p>
          </table:table-cell>
          <table:table-cell table:formula="of:=[.E1446]+([.D1446]*([.A1447]-[.A1446]))" office:value-type="float" office:value="-1.0229086594858" calcext:value-type="float">
            <text:p>-1,0229086594858</text:p>
          </table:table-cell>
          <table:table-cell table:number-columns-repeated="3"/>
        </table:table-row>
        <table:table-row table:style-name="ro1">
          <table:table-cell table:formula="of:=[.A1447]+0.01" office:value-type="float" office:value="14.4599999999997" calcext:value-type="float">
            <text:p>14,4599999999997</text:p>
          </table:table-cell>
          <table:table-cell table:formula="of:=[.B1447]+([.E1447]*([.A1448]-[.A1447]))" office:value-type="float" office:value="-0.340548964423335" calcext:value-type="float">
            <text:p>-0,340548964423335</text:p>
          </table:table-cell>
          <table:table-cell table:formula="of:=-[.$H$4]*[.B1448]" office:value-type="float" office:value="0.170274482211668" calcext:value-type="float">
            <text:p>0,170274482211668</text:p>
          </table:table-cell>
          <table:table-cell table:formula="of:=[.C1448]/[.$H$2]" office:value-type="float" office:value="0.340548964423335" calcext:value-type="float">
            <text:p>0,340548964423335</text:p>
          </table:table-cell>
          <table:table-cell table:formula="of:=[.E1447]+([.D1447]*([.A1448]-[.A1447]))" office:value-type="float" office:value="-1.01960546070752" calcext:value-type="float">
            <text:p>-1,01960546070752</text:p>
          </table:table-cell>
          <table:table-cell table:number-columns-repeated="3"/>
        </table:table-row>
        <table:table-row table:style-name="ro1">
          <table:table-cell table:formula="of:=[.A1448]+0.01" office:value-type="float" office:value="14.4699999999997" calcext:value-type="float">
            <text:p>14,4699999999997</text:p>
          </table:table-cell>
          <table:table-cell table:formula="of:=[.B1448]+([.E1448]*([.A1449]-[.A1448]))" office:value-type="float" office:value="-0.35074501903041" calcext:value-type="float">
            <text:p>-0,35074501903041</text:p>
          </table:table-cell>
          <table:table-cell table:formula="of:=-[.$H$4]*[.B1449]" office:value-type="float" office:value="0.175372509515205" calcext:value-type="float">
            <text:p>0,175372509515205</text:p>
          </table:table-cell>
          <table:table-cell table:formula="of:=[.C1449]/[.$H$2]" office:value-type="float" office:value="0.35074501903041" calcext:value-type="float">
            <text:p>0,35074501903041</text:p>
          </table:table-cell>
          <table:table-cell table:formula="of:=[.E1448]+([.D1448]*([.A1449]-[.A1448]))" office:value-type="float" office:value="-1.01619997106328" calcext:value-type="float">
            <text:p>-1,01619997106328</text:p>
          </table:table-cell>
          <table:table-cell table:number-columns-repeated="3"/>
        </table:table-row>
        <table:table-row table:style-name="ro1">
          <table:table-cell table:formula="of:=[.A1449]+0.01" office:value-type="float" office:value="14.4799999999997" calcext:value-type="float">
            <text:p>14,4799999999997</text:p>
          </table:table-cell>
          <table:table-cell table:formula="of:=[.B1449]+([.E1449]*([.A1450]-[.A1449]))" office:value-type="float" office:value="-0.360907018741043" calcext:value-type="float">
            <text:p>-0,360907018741043</text:p>
          </table:table-cell>
          <table:table-cell table:formula="of:=-[.$H$4]*[.B1450]" office:value-type="float" office:value="0.180453509370521" calcext:value-type="float">
            <text:p>0,180453509370521</text:p>
          </table:table-cell>
          <table:table-cell table:formula="of:=[.C1450]/[.$H$2]" office:value-type="float" office:value="0.360907018741043" calcext:value-type="float">
            <text:p>0,360907018741043</text:p>
          </table:table-cell>
          <table:table-cell table:formula="of:=[.E1449]+([.D1449]*([.A1450]-[.A1449]))" office:value-type="float" office:value="-1.01269252087298" calcext:value-type="float">
            <text:p>-1,01269252087298</text:p>
          </table:table-cell>
          <table:table-cell table:number-columns-repeated="3"/>
        </table:table-row>
        <table:table-row table:style-name="ro1">
          <table:table-cell table:formula="of:=[.A1450]+0.01" office:value-type="float" office:value="14.4899999999997" calcext:value-type="float">
            <text:p>14,4899999999997</text:p>
          </table:table-cell>
          <table:table-cell table:formula="of:=[.B1450]+([.E1450]*([.A1451]-[.A1450]))" office:value-type="float" office:value="-0.371033943949772" calcext:value-type="float">
            <text:p>-0,371033943949772</text:p>
          </table:table-cell>
          <table:table-cell table:formula="of:=-[.$H$4]*[.B1451]" office:value-type="float" office:value="0.185516971974886" calcext:value-type="float">
            <text:p>0,185516971974886</text:p>
          </table:table-cell>
          <table:table-cell table:formula="of:=[.C1451]/[.$H$2]" office:value-type="float" office:value="0.371033943949772" calcext:value-type="float">
            <text:p>0,371033943949772</text:p>
          </table:table-cell>
          <table:table-cell table:formula="of:=[.E1450]+([.D1450]*([.A1451]-[.A1450]))" office:value-type="float" office:value="-1.00908345068557" calcext:value-type="float">
            <text:p>-1,00908345068557</text:p>
          </table:table-cell>
          <table:table-cell table:number-columns-repeated="3"/>
        </table:table-row>
        <table:table-row table:style-name="ro1">
          <table:table-cell table:formula="of:=[.A1451]+0.01" office:value-type="float" office:value="14.4999999999997" calcext:value-type="float">
            <text:p>14,4999999999997</text:p>
          </table:table-cell>
          <table:table-cell table:formula="of:=[.B1451]+([.E1451]*([.A1452]-[.A1451]))" office:value-type="float" office:value="-0.381124778456628" calcext:value-type="float">
            <text:p>-0,381124778456628</text:p>
          </table:table-cell>
          <table:table-cell table:formula="of:=-[.$H$4]*[.B1452]" office:value-type="float" office:value="0.190562389228314" calcext:value-type="float">
            <text:p>0,190562389228314</text:p>
          </table:table-cell>
          <table:table-cell table:formula="of:=[.C1452]/[.$H$2]" office:value-type="float" office:value="0.381124778456628" calcext:value-type="float">
            <text:p>0,381124778456628</text:p>
          </table:table-cell>
          <table:table-cell table:formula="of:=[.E1451]+([.D1451]*([.A1452]-[.A1451]))" office:value-type="float" office:value="-1.00537311124607" calcext:value-type="float">
            <text:p>-1,00537311124607</text:p>
          </table:table-cell>
          <table:table-cell table:number-columns-repeated="3"/>
        </table:table-row>
        <table:table-row table:style-name="ro1">
          <table:table-cell table:formula="of:=[.A1452]+0.01" office:value-type="float" office:value="14.5099999999997" calcext:value-type="float">
            <text:p>14,5099999999997</text:p>
          </table:table-cell>
          <table:table-cell table:formula="of:=[.B1452]+([.E1452]*([.A1453]-[.A1452]))" office:value-type="float" office:value="-0.391178509569088" calcext:value-type="float">
            <text:p>-0,391178509569088</text:p>
          </table:table-cell>
          <table:table-cell table:formula="of:=-[.$H$4]*[.B1453]" office:value-type="float" office:value="0.195589254784544" calcext:value-type="float">
            <text:p>0,195589254784544</text:p>
          </table:table-cell>
          <table:table-cell table:formula="of:=[.C1453]/[.$H$2]" office:value-type="float" office:value="0.391178509569088" calcext:value-type="float">
            <text:p>0,391178509569088</text:p>
          </table:table-cell>
          <table:table-cell table:formula="of:=[.E1452]+([.D1452]*([.A1453]-[.A1452]))" office:value-type="float" office:value="-1.0015618634615" calcext:value-type="float">
            <text:p>-1,0015618634615</text:p>
          </table:table-cell>
          <table:table-cell table:number-columns-repeated="3"/>
        </table:table-row>
        <table:table-row table:style-name="ro1">
          <table:table-cell table:formula="of:=[.A1453]+0.01" office:value-type="float" office:value="14.5199999999997" calcext:value-type="float">
            <text:p>14,5199999999997</text:p>
          </table:table-cell>
          <table:table-cell table:formula="of:=[.B1453]+([.E1453]*([.A1454]-[.A1453]))" office:value-type="float" office:value="-0.401194128203703" calcext:value-type="float">
            <text:p>-0,401194128203703</text:p>
          </table:table-cell>
          <table:table-cell table:formula="of:=-[.$H$4]*[.B1454]" office:value-type="float" office:value="0.200597064101851" calcext:value-type="float">
            <text:p>0,200597064101851</text:p>
          </table:table-cell>
          <table:table-cell table:formula="of:=[.C1454]/[.$H$2]" office:value-type="float" office:value="0.401194128203703" calcext:value-type="float">
            <text:p>0,401194128203703</text:p>
          </table:table-cell>
          <table:table-cell table:formula="of:=[.E1453]+([.D1453]*([.A1454]-[.A1453]))" office:value-type="float" office:value="-0.997650078365814" calcext:value-type="float">
            <text:p>-0,997650078365814</text:p>
          </table:table-cell>
          <table:table-cell table:number-columns-repeated="3"/>
        </table:table-row>
        <table:table-row table:style-name="ro1">
          <table:table-cell table:formula="of:=[.A1454]+0.01" office:value-type="float" office:value="14.5299999999997" calcext:value-type="float">
            <text:p>14,5299999999997</text:p>
          </table:table-cell>
          <table:table-cell table:formula="of:=[.B1454]+([.E1454]*([.A1455]-[.A1454]))" office:value-type="float" office:value="-0.411170628987361" calcext:value-type="float">
            <text:p>-0,411170628987361</text:p>
          </table:table-cell>
          <table:table-cell table:formula="of:=-[.$H$4]*[.B1455]" office:value-type="float" office:value="0.20558531449368" calcext:value-type="float">
            <text:p>0,20558531449368</text:p>
          </table:table-cell>
          <table:table-cell table:formula="of:=[.C1455]/[.$H$2]" office:value-type="float" office:value="0.411170628987361" calcext:value-type="float">
            <text:p>0,411170628987361</text:p>
          </table:table-cell>
          <table:table-cell table:formula="of:=[.E1454]+([.D1454]*([.A1455]-[.A1454]))" office:value-type="float" office:value="-0.993638137083777" calcext:value-type="float">
            <text:p>-0,993638137083777</text:p>
          </table:table-cell>
          <table:table-cell table:number-columns-repeated="3"/>
        </table:table-row>
        <table:table-row table:style-name="ro1">
          <table:table-cell table:formula="of:=[.A1455]+0.01" office:value-type="float" office:value="14.5399999999997" calcext:value-type="float">
            <text:p>14,5399999999997</text:p>
          </table:table-cell>
          <table:table-cell table:formula="of:=[.B1455]+([.E1455]*([.A1456]-[.A1455]))" office:value-type="float" office:value="-0.421107010358198" calcext:value-type="float">
            <text:p>-0,421107010358198</text:p>
          </table:table-cell>
          <table:table-cell table:formula="of:=-[.$H$4]*[.B1456]" office:value-type="float" office:value="0.210553505179099" calcext:value-type="float">
            <text:p>0,210553505179099</text:p>
          </table:table-cell>
          <table:table-cell table:formula="of:=[.C1456]/[.$H$2]" office:value-type="float" office:value="0.421107010358198" calcext:value-type="float">
            <text:p>0,421107010358198</text:p>
          </table:table-cell>
          <table:table-cell table:formula="of:=[.E1455]+([.D1455]*([.A1456]-[.A1455]))" office:value-type="float" office:value="-0.989526430793903" calcext:value-type="float">
            <text:p>-0,989526430793903</text:p>
          </table:table-cell>
          <table:table-cell table:number-columns-repeated="3"/>
        </table:table-row>
        <table:table-row table:style-name="ro1">
          <table:table-cell table:formula="of:=[.A1456]+0.01" office:value-type="float" office:value="14.5499999999997" calcext:value-type="float">
            <text:p>14,5499999999997</text:p>
          </table:table-cell>
          <table:table-cell table:formula="of:=[.B1456]+([.E1456]*([.A1457]-[.A1456]))" office:value-type="float" office:value="-0.431002274666137" calcext:value-type="float">
            <text:p>-0,431002274666137</text:p>
          </table:table-cell>
          <table:table-cell table:formula="of:=-[.$H$4]*[.B1457]" office:value-type="float" office:value="0.215501137333069" calcext:value-type="float">
            <text:p>0,215501137333069</text:p>
          </table:table-cell>
          <table:table-cell table:formula="of:=[.C1457]/[.$H$2]" office:value-type="float" office:value="0.431002274666137" calcext:value-type="float">
            <text:p>0,431002274666137</text:p>
          </table:table-cell>
          <table:table-cell table:formula="of:=[.E1456]+([.D1456]*([.A1457]-[.A1456]))" office:value-type="float" office:value="-0.985315360690321" calcext:value-type="float">
            <text:p>-0,985315360690321</text:p>
          </table:table-cell>
          <table:table-cell table:number-columns-repeated="3"/>
        </table:table-row>
        <table:table-row table:style-name="ro1">
          <table:table-cell table:formula="of:=[.A1457]+0.01" office:value-type="float" office:value="14.5599999999997" calcext:value-type="float">
            <text:p>14,5599999999997</text:p>
          </table:table-cell>
          <table:table-cell table:formula="of:=[.B1457]+([.E1457]*([.A1458]-[.A1457]))" office:value-type="float" office:value="-0.44085542827304" calcext:value-type="float">
            <text:p>-0,44085542827304</text:p>
          </table:table-cell>
          <table:table-cell table:formula="of:=-[.$H$4]*[.B1458]" office:value-type="float" office:value="0.22042771413652" calcext:value-type="float">
            <text:p>0,22042771413652</text:p>
          </table:table-cell>
          <table:table-cell table:formula="of:=[.C1458]/[.$H$2]" office:value-type="float" office:value="0.44085542827304" calcext:value-type="float">
            <text:p>0,44085542827304</text:p>
          </table:table-cell>
          <table:table-cell table:formula="of:=[.E1457]+([.D1457]*([.A1458]-[.A1457]))" office:value-type="float" office:value="-0.98100533794366" calcext:value-type="float">
            <text:p>-0,98100533794366</text:p>
          </table:table-cell>
          <table:table-cell table:number-columns-repeated="3"/>
        </table:table-row>
        <table:table-row table:style-name="ro1">
          <table:table-cell table:formula="of:=[.A1458]+0.01" office:value-type="float" office:value="14.5699999999997" calcext:value-type="float">
            <text:p>14,5699999999997</text:p>
          </table:table-cell>
          <table:table-cell table:formula="of:=[.B1458]+([.E1458]*([.A1459]-[.A1458]))" office:value-type="float" office:value="-0.450665481652477" calcext:value-type="float">
            <text:p>-0,450665481652477</text:p>
          </table:table-cell>
          <table:table-cell table:formula="of:=-[.$H$4]*[.B1459]" office:value-type="float" office:value="0.225332740826238" calcext:value-type="float">
            <text:p>0,225332740826238</text:p>
          </table:table-cell>
          <table:table-cell table:formula="of:=[.C1459]/[.$H$2]" office:value-type="float" office:value="0.450665481652477" calcext:value-type="float">
            <text:p>0,450665481652477</text:p>
          </table:table-cell>
          <table:table-cell table:formula="of:=[.E1458]+([.D1458]*([.A1459]-[.A1458]))" office:value-type="float" office:value="-0.97659678366093" calcext:value-type="float">
            <text:p>-0,97659678366093</text:p>
          </table:table-cell>
          <table:table-cell table:number-columns-repeated="3"/>
        </table:table-row>
        <table:table-row table:style-name="ro1">
          <table:table-cell table:formula="of:=[.A1459]+0.01" office:value-type="float" office:value="14.5799999999997" calcext:value-type="float">
            <text:p>14,5799999999997</text:p>
          </table:table-cell>
          <table:table-cell table:formula="of:=[.B1459]+([.E1459]*([.A1460]-[.A1459]))" office:value-type="float" office:value="-0.460431449489086" calcext:value-type="float">
            <text:p>-0,460431449489086</text:p>
          </table:table-cell>
          <table:table-cell table:formula="of:=-[.$H$4]*[.B1460]" office:value-type="float" office:value="0.230215724744543" calcext:value-type="float">
            <text:p>0,230215724744543</text:p>
          </table:table-cell>
          <table:table-cell table:formula="of:=[.C1460]/[.$H$2]" office:value-type="float" office:value="0.460431449489086" calcext:value-type="float">
            <text:p>0,460431449489086</text:p>
          </table:table-cell>
          <table:table-cell table:formula="of:=[.E1459]+([.D1459]*([.A1460]-[.A1459]))" office:value-type="float" office:value="-0.972090128844405" calcext:value-type="float">
            <text:p>-0,972090128844405</text:p>
          </table:table-cell>
          <table:table-cell table:number-columns-repeated="3"/>
        </table:table-row>
        <table:table-row table:style-name="ro1">
          <table:table-cell table:formula="of:=[.A1460]+0.01" office:value-type="float" office:value="14.5899999999997" calcext:value-type="float">
            <text:p>14,5899999999997</text:p>
          </table:table-cell>
          <table:table-cell table:formula="of:=[.B1460]+([.E1460]*([.A1461]-[.A1460]))" office:value-type="float" office:value="-0.47015235077753" calcext:value-type="float">
            <text:p>-0,47015235077753</text:p>
          </table:table-cell>
          <table:table-cell table:formula="of:=-[.$H$4]*[.B1461]" office:value-type="float" office:value="0.235076175388765" calcext:value-type="float">
            <text:p>0,235076175388765</text:p>
          </table:table-cell>
          <table:table-cell table:formula="of:=[.C1461]/[.$H$2]" office:value-type="float" office:value="0.47015235077753" calcext:value-type="float">
            <text:p>0,47015235077753</text:p>
          </table:table-cell>
          <table:table-cell table:formula="of:=[.E1460]+([.D1460]*([.A1461]-[.A1460]))" office:value-type="float" office:value="-0.967485814349514" calcext:value-type="float">
            <text:p>-0,967485814349514</text:p>
          </table:table-cell>
          <table:table-cell table:number-columns-repeated="3"/>
        </table:table-row>
        <table:table-row table:style-name="ro1">
          <table:table-cell table:formula="of:=[.A1461]+0.01" office:value-type="float" office:value="14.5999999999997" calcext:value-type="float">
            <text:p>14,5999999999997</text:p>
          </table:table-cell>
          <table:table-cell table:formula="of:=[.B1461]+([.E1461]*([.A1462]-[.A1461]))" office:value-type="float" office:value="-0.479827208921025" calcext:value-type="float">
            <text:p>-0,479827208921025</text:p>
          </table:table-cell>
          <table:table-cell table:formula="of:=-[.$H$4]*[.B1462]" office:value-type="float" office:value="0.239913604460512" calcext:value-type="float">
            <text:p>0,239913604460512</text:p>
          </table:table-cell>
          <table:table-cell table:formula="of:=[.C1462]/[.$H$2]" office:value-type="float" office:value="0.479827208921025" calcext:value-type="float">
            <text:p>0,479827208921025</text:p>
          </table:table-cell>
          <table:table-cell table:formula="of:=[.E1461]+([.D1461]*([.A1462]-[.A1461]))" office:value-type="float" office:value="-0.962784290841739" calcext:value-type="float">
            <text:p>-0,962784290841739</text:p>
          </table:table-cell>
          <table:table-cell table:number-columns-repeated="3"/>
        </table:table-row>
        <table:table-row table:style-name="ro1">
          <table:table-cell table:formula="of:=[.A1462]+0.01" office:value-type="float" office:value="14.6099999999997" calcext:value-type="float">
            <text:p>14,6099999999997</text:p>
          </table:table-cell>
          <table:table-cell table:formula="of:=[.B1462]+([.E1462]*([.A1463]-[.A1462]))" office:value-type="float" office:value="-0.489455051829442" calcext:value-type="float">
            <text:p>-0,489455051829442</text:p>
          </table:table-cell>
          <table:table-cell table:formula="of:=-[.$H$4]*[.B1463]" office:value-type="float" office:value="0.244727525914721" calcext:value-type="float">
            <text:p>0,244727525914721</text:p>
          </table:table-cell>
          <table:table-cell table:formula="of:=[.C1463]/[.$H$2]" office:value-type="float" office:value="0.489455051829442" calcext:value-type="float">
            <text:p>0,489455051829442</text:p>
          </table:table-cell>
          <table:table-cell table:formula="of:=[.E1462]+([.D1462]*([.A1463]-[.A1462]))" office:value-type="float" office:value="-0.957986018752529" calcext:value-type="float">
            <text:p>-0,957986018752529</text:p>
          </table:table-cell>
          <table:table-cell table:number-columns-repeated="3"/>
        </table:table-row>
        <table:table-row table:style-name="ro1">
          <table:table-cell table:formula="of:=[.A1463]+0.01" office:value-type="float" office:value="14.6199999999997" calcext:value-type="float">
            <text:p>14,6199999999997</text:p>
          </table:table-cell>
          <table:table-cell table:formula="of:=[.B1463]+([.E1463]*([.A1464]-[.A1463]))" office:value-type="float" office:value="-0.499034912016967" calcext:value-type="float">
            <text:p>-0,499034912016967</text:p>
          </table:table-cell>
          <table:table-cell table:formula="of:=-[.$H$4]*[.B1464]" office:value-type="float" office:value="0.249517456008483" calcext:value-type="float">
            <text:p>0,249517456008483</text:p>
          </table:table-cell>
          <table:table-cell table:formula="of:=[.C1464]/[.$H$2]" office:value-type="float" office:value="0.499034912016967" calcext:value-type="float">
            <text:p>0,499034912016967</text:p>
          </table:table-cell>
          <table:table-cell table:formula="of:=[.E1463]+([.D1463]*([.A1464]-[.A1463]))" office:value-type="float" office:value="-0.953091468234235" calcext:value-type="float">
            <text:p>-0,953091468234235</text:p>
          </table:table-cell>
          <table:table-cell table:number-columns-repeated="3"/>
        </table:table-row>
        <table:table-row table:style-name="ro1">
          <table:table-cell table:formula="of:=[.A1464]+0.01" office:value-type="float" office:value="14.6299999999997" calcext:value-type="float">
            <text:p>14,6299999999997</text:p>
          </table:table-cell>
          <table:table-cell table:formula="of:=[.B1464]+([.E1464]*([.A1465]-[.A1464]))" office:value-type="float" office:value="-0.508565826699309" calcext:value-type="float">
            <text:p>-0,508565826699309</text:p>
          </table:table-cell>
          <table:table-cell table:formula="of:=-[.$H$4]*[.B1465]" office:value-type="float" office:value="0.254282913349654" calcext:value-type="float">
            <text:p>0,254282913349654</text:p>
          </table:table-cell>
          <table:table-cell table:formula="of:=[.C1465]/[.$H$2]" office:value-type="float" office:value="0.508565826699309" calcext:value-type="float">
            <text:p>0,508565826699309</text:p>
          </table:table-cell>
          <table:table-cell table:formula="of:=[.E1464]+([.D1464]*([.A1465]-[.A1464]))" office:value-type="float" office:value="-0.948101119114065" calcext:value-type="float">
            <text:p>-0,948101119114065</text:p>
          </table:table-cell>
          <table:table-cell table:number-columns-repeated="3"/>
        </table:table-row>
        <table:table-row table:style-name="ro1">
          <table:table-cell table:formula="of:=[.A1465]+0.01" office:value-type="float" office:value="14.6399999999997" calcext:value-type="float">
            <text:p>14,6399999999997</text:p>
          </table:table-cell>
          <table:table-cell table:formula="of:=[.B1465]+([.E1465]*([.A1466]-[.A1465]))" office:value-type="float" office:value="-0.518046837890449" calcext:value-type="float">
            <text:p>-0,518046837890449</text:p>
          </table:table-cell>
          <table:table-cell table:formula="of:=-[.$H$4]*[.B1466]" office:value-type="float" office:value="0.259023418945225" calcext:value-type="float">
            <text:p>0,259023418945225</text:p>
          </table:table-cell>
          <table:table-cell table:formula="of:=[.C1466]/[.$H$2]" office:value-type="float" office:value="0.518046837890449" calcext:value-type="float">
            <text:p>0,518046837890449</text:p>
          </table:table-cell>
          <table:table-cell table:formula="of:=[.E1465]+([.D1465]*([.A1466]-[.A1465]))" office:value-type="float" office:value="-0.943015460847072" calcext:value-type="float">
            <text:p>-0,943015460847072</text:p>
          </table:table-cell>
          <table:table-cell table:number-columns-repeated="3"/>
        </table:table-row>
        <table:table-row table:style-name="ro1">
          <table:table-cell table:formula="of:=[.A1466]+0.01" office:value-type="float" office:value="14.6499999999997" calcext:value-type="float">
            <text:p>14,6499999999997</text:p>
          </table:table-cell>
          <table:table-cell table:formula="of:=[.B1466]+([.E1466]*([.A1467]-[.A1466]))" office:value-type="float" office:value="-0.52747699249892" calcext:value-type="float">
            <text:p>-0,52747699249892</text:p>
          </table:table-cell>
          <table:table-cell table:formula="of:=-[.$H$4]*[.B1467]" office:value-type="float" office:value="0.26373849624946" calcext:value-type="float">
            <text:p>0,26373849624946</text:p>
          </table:table-cell>
          <table:table-cell table:formula="of:=[.C1467]/[.$H$2]" office:value-type="float" office:value="0.52747699249892" calcext:value-type="float">
            <text:p>0,52747699249892</text:p>
          </table:table-cell>
          <table:table-cell table:formula="of:=[.E1466]+([.D1466]*([.A1467]-[.A1466]))" office:value-type="float" office:value="-0.937834992468167" calcext:value-type="float">
            <text:p>-0,937834992468167</text:p>
          </table:table-cell>
          <table:table-cell table:number-columns-repeated="3"/>
        </table:table-row>
        <table:table-row table:style-name="ro1">
          <table:table-cell table:formula="of:=[.A1467]+0.01" office:value-type="float" office:value="14.6599999999997" calcext:value-type="float">
            <text:p>14,6599999999997</text:p>
          </table:table-cell>
          <table:table-cell table:formula="of:=[.B1467]+([.E1467]*([.A1468]-[.A1467]))" office:value-type="float" office:value="-0.536855342423601" calcext:value-type="float">
            <text:p>-0,536855342423601</text:p>
          </table:table-cell>
          <table:table-cell table:formula="of:=-[.$H$4]*[.B1468]" office:value-type="float" office:value="0.268427671211801" calcext:value-type="float">
            <text:p>0,268427671211801</text:p>
          </table:table-cell>
          <table:table-cell table:formula="of:=[.C1468]/[.$H$2]" office:value-type="float" office:value="0.536855342423601" calcext:value-type="float">
            <text:p>0,536855342423601</text:p>
          </table:table-cell>
          <table:table-cell table:formula="of:=[.E1467]+([.D1467]*([.A1468]-[.A1467]))" office:value-type="float" office:value="-0.932560222543178" calcext:value-type="float">
            <text:p>-0,932560222543178</text:p>
          </table:table-cell>
          <table:table-cell table:number-columns-repeated="3"/>
        </table:table-row>
        <table:table-row table:style-name="ro1">
          <table:table-cell table:formula="of:=[.A1468]+0.01" office:value-type="float" office:value="14.6699999999997" calcext:value-type="float">
            <text:p>14,6699999999997</text:p>
          </table:table-cell>
          <table:table-cell table:formula="of:=[.B1468]+([.E1468]*([.A1469]-[.A1468]))" office:value-type="float" office:value="-0.546180944649033" calcext:value-type="float">
            <text:p>-0,546180944649033</text:p>
          </table:table-cell>
          <table:table-cell table:formula="of:=-[.$H$4]*[.B1469]" office:value-type="float" office:value="0.273090472324516" calcext:value-type="float">
            <text:p>0,273090472324516</text:p>
          </table:table-cell>
          <table:table-cell table:formula="of:=[.C1469]/[.$H$2]" office:value-type="float" office:value="0.546180944649033" calcext:value-type="float">
            <text:p>0,546180944649033</text:p>
          </table:table-cell>
          <table:table-cell table:formula="of:=[.E1468]+([.D1468]*([.A1469]-[.A1468]))" office:value-type="float" office:value="-0.927191669118943" calcext:value-type="float">
            <text:p>-0,927191669118943</text:p>
          </table:table-cell>
          <table:table-cell table:number-columns-repeated="3"/>
        </table:table-row>
        <table:table-row table:style-name="ro1">
          <table:table-cell table:formula="of:=[.A1469]+0.01" office:value-type="float" office:value="14.6799999999997" calcext:value-type="float">
            <text:p>14,6799999999997</text:p>
          </table:table-cell>
          <table:table-cell table:formula="of:=[.B1469]+([.E1469]*([.A1470]-[.A1469]))" office:value-type="float" office:value="-0.555452861340222" calcext:value-type="float">
            <text:p>-0,555452861340222</text:p>
          </table:table-cell>
          <table:table-cell table:formula="of:=-[.$H$4]*[.B1470]" office:value-type="float" office:value="0.277726430670111" calcext:value-type="float">
            <text:p>0,277726430670111</text:p>
          </table:table-cell>
          <table:table-cell table:formula="of:=[.C1470]/[.$H$2]" office:value-type="float" office:value="0.555452861340222" calcext:value-type="float">
            <text:p>0,555452861340222</text:p>
          </table:table-cell>
          <table:table-cell table:formula="of:=[.E1469]+([.D1469]*([.A1470]-[.A1469]))" office:value-type="float" office:value="-0.921729859672452" calcext:value-type="float">
            <text:p>-0,921729859672452</text:p>
          </table:table-cell>
          <table:table-cell table:number-columns-repeated="3"/>
        </table:table-row>
        <table:table-row table:style-name="ro1">
          <table:table-cell table:formula="of:=[.A1470]+0.01" office:value-type="float" office:value="14.6899999999997" calcext:value-type="float">
            <text:p>14,6899999999997</text:p>
          </table:table-cell>
          <table:table-cell table:formula="of:=[.B1470]+([.E1470]*([.A1471]-[.A1470]))" office:value-type="float" office:value="-0.564670159936946" calcext:value-type="float">
            <text:p>-0,564670159936946</text:p>
          </table:table-cell>
          <table:table-cell table:formula="of:=-[.$H$4]*[.B1471]" office:value-type="float" office:value="0.282335079968473" calcext:value-type="float">
            <text:p>0,282335079968473</text:p>
          </table:table-cell>
          <table:table-cell table:formula="of:=[.C1471]/[.$H$2]" office:value-type="float" office:value="0.564670159936946" calcext:value-type="float">
            <text:p>0,564670159936946</text:p>
          </table:table-cell>
          <table:table-cell table:formula="of:=[.E1470]+([.D1470]*([.A1471]-[.A1470]))" office:value-type="float" office:value="-0.91617533105905" calcext:value-type="float">
            <text:p>-0,91617533105905</text:p>
          </table:table-cell>
          <table:table-cell table:number-columns-repeated="3"/>
        </table:table-row>
        <table:table-row table:style-name="ro1">
          <table:table-cell table:formula="of:=[.A1471]+0.01" office:value-type="float" office:value="14.6999999999997" calcext:value-type="float">
            <text:p>14,6999999999997</text:p>
          </table:table-cell>
          <table:table-cell table:formula="of:=[.B1471]+([.E1471]*([.A1472]-[.A1471]))" office:value-type="float" office:value="-0.573831913247537" calcext:value-type="float">
            <text:p>-0,573831913247537</text:p>
          </table:table-cell>
          <table:table-cell table:formula="of:=-[.$H$4]*[.B1472]" office:value-type="float" office:value="0.286915956623768" calcext:value-type="float">
            <text:p>0,286915956623768</text:p>
          </table:table-cell>
          <table:table-cell table:formula="of:=[.C1472]/[.$H$2]" office:value-type="float" office:value="0.573831913247537" calcext:value-type="float">
            <text:p>0,573831913247537</text:p>
          </table:table-cell>
          <table:table-cell table:formula="of:=[.E1471]+([.D1471]*([.A1472]-[.A1471]))" office:value-type="float" office:value="-0.910528629459681" calcext:value-type="float">
            <text:p>-0,910528629459681</text:p>
          </table:table-cell>
          <table:table-cell table:number-columns-repeated="3"/>
        </table:table-row>
        <table:table-row table:style-name="ro1">
          <table:table-cell table:formula="of:=[.A1472]+0.01" office:value-type="float" office:value="14.7099999999997" calcext:value-type="float">
            <text:p>14,7099999999997</text:p>
          </table:table-cell>
          <table:table-cell table:formula="of:=[.B1472]+([.E1472]*([.A1473]-[.A1472]))" office:value-type="float" office:value="-0.582937199542133" calcext:value-type="float">
            <text:p>-0,582937199542133</text:p>
          </table:table-cell>
          <table:table-cell table:formula="of:=-[.$H$4]*[.B1473]" office:value-type="float" office:value="0.291468599771067" calcext:value-type="float">
            <text:p>0,291468599771067</text:p>
          </table:table-cell>
          <table:table-cell table:formula="of:=[.C1473]/[.$H$2]" office:value-type="float" office:value="0.582937199542133" calcext:value-type="float">
            <text:p>0,582937199542133</text:p>
          </table:table-cell>
          <table:table-cell table:formula="of:=[.E1472]+([.D1472]*([.A1473]-[.A1472]))" office:value-type="float" office:value="-0.904790310327206" calcext:value-type="float">
            <text:p>-0,904790310327206</text:p>
          </table:table-cell>
          <table:table-cell table:number-columns-repeated="3"/>
        </table:table-row>
        <table:table-row table:style-name="ro1">
          <table:table-cell table:formula="of:=[.A1473]+0.01" office:value-type="float" office:value="14.7199999999997" calcext:value-type="float">
            <text:p>14,7199999999997</text:p>
          </table:table-cell>
          <table:table-cell table:formula="of:=[.B1473]+([.E1473]*([.A1474]-[.A1473]))" office:value-type="float" office:value="-0.591985102645405" calcext:value-type="float">
            <text:p>-0,591985102645405</text:p>
          </table:table-cell>
          <table:table-cell table:formula="of:=-[.$H$4]*[.B1474]" office:value-type="float" office:value="0.295992551322703" calcext:value-type="float">
            <text:p>0,295992551322703</text:p>
          </table:table-cell>
          <table:table-cell table:formula="of:=[.C1474]/[.$H$2]" office:value-type="float" office:value="0.591985102645405" calcext:value-type="float">
            <text:p>0,591985102645405</text:p>
          </table:table-cell>
          <table:table-cell table:formula="of:=[.E1473]+([.D1473]*([.A1474]-[.A1473]))" office:value-type="float" office:value="-0.898960938331784" calcext:value-type="float">
            <text:p>-0,898960938331784</text:p>
          </table:table-cell>
          <table:table-cell table:number-columns-repeated="3"/>
        </table:table-row>
        <table:table-row table:style-name="ro1">
          <table:table-cell table:formula="of:=[.A1474]+0.01" office:value-type="float" office:value="14.7299999999997" calcext:value-type="float">
            <text:p>14,7299999999997</text:p>
          </table:table-cell>
          <table:table-cell table:formula="of:=[.B1474]+([.E1474]*([.A1475]-[.A1474]))" office:value-type="float" office:value="-0.600974712028723" calcext:value-type="float">
            <text:p>-0,600974712028723</text:p>
          </table:table-cell>
          <table:table-cell table:formula="of:=-[.$H$4]*[.B1475]" office:value-type="float" office:value="0.300487356014361" calcext:value-type="float">
            <text:p>0,300487356014361</text:p>
          </table:table-cell>
          <table:table-cell table:formula="of:=[.C1475]/[.$H$2]" office:value-type="float" office:value="0.600974712028723" calcext:value-type="float">
            <text:p>0,600974712028723</text:p>
          </table:table-cell>
          <table:table-cell table:formula="of:=[.E1474]+([.D1474]*([.A1475]-[.A1474]))" office:value-type="float" office:value="-0.89304108730533" calcext:value-type="float">
            <text:p>-0,89304108730533</text:p>
          </table:table-cell>
          <table:table-cell table:number-columns-repeated="3"/>
        </table:table-row>
        <table:table-row table:style-name="ro1">
          <table:table-cell table:formula="of:=[.A1475]+0.01" office:value-type="float" office:value="14.7399999999997" calcext:value-type="float">
            <text:p>14,7399999999997</text:p>
          </table:table-cell>
          <table:table-cell table:formula="of:=[.B1475]+([.E1475]*([.A1476]-[.A1475]))" office:value-type="float" office:value="-0.609905122901776" calcext:value-type="float">
            <text:p>-0,609905122901776</text:p>
          </table:table-cell>
          <table:table-cell table:formula="of:=-[.$H$4]*[.B1476]" office:value-type="float" office:value="0.304952561450888" calcext:value-type="float">
            <text:p>0,304952561450888</text:p>
          </table:table-cell>
          <table:table-cell table:formula="of:=[.C1476]/[.$H$2]" office:value-type="float" office:value="0.609905122901776" calcext:value-type="float">
            <text:p>0,609905122901776</text:p>
          </table:table-cell>
          <table:table-cell table:formula="of:=[.E1475]+([.D1475]*([.A1476]-[.A1475]))" office:value-type="float" office:value="-0.887031340185043" calcext:value-type="float">
            <text:p>-0,887031340185043</text:p>
          </table:table-cell>
          <table:table-cell table:number-columns-repeated="3"/>
        </table:table-row>
        <table:table-row table:style-name="ro1">
          <table:table-cell table:formula="of:=[.A1476]+0.01" office:value-type="float" office:value="14.7499999999997" calcext:value-type="float">
            <text:p>14,7499999999997</text:p>
          </table:table-cell>
          <table:table-cell table:formula="of:=[.B1476]+([.E1476]*([.A1477]-[.A1476]))" office:value-type="float" office:value="-0.618775436303626" calcext:value-type="float">
            <text:p>-0,618775436303626</text:p>
          </table:table-cell>
          <table:table-cell table:formula="of:=-[.$H$4]*[.B1477]" office:value-type="float" office:value="0.309387718151813" calcext:value-type="float">
            <text:p>0,309387718151813</text:p>
          </table:table-cell>
          <table:table-cell table:formula="of:=[.C1477]/[.$H$2]" office:value-type="float" office:value="0.618775436303626" calcext:value-type="float">
            <text:p>0,618775436303626</text:p>
          </table:table-cell>
          <table:table-cell table:formula="of:=[.E1476]+([.D1476]*([.A1477]-[.A1476]))" office:value-type="float" office:value="-0.880932288956026" calcext:value-type="float">
            <text:p>-0,880932288956026</text:p>
          </table:table-cell>
          <table:table-cell table:number-columns-repeated="3"/>
        </table:table-row>
        <table:table-row table:style-name="ro1">
          <table:table-cell table:formula="of:=[.A1477]+0.01" office:value-type="float" office:value="14.7599999999997" calcext:value-type="float">
            <text:p>14,7599999999997</text:p>
          </table:table-cell>
          <table:table-cell table:formula="of:=[.B1477]+([.E1477]*([.A1478]-[.A1477]))" office:value-type="float" office:value="-0.627584759193186" calcext:value-type="float">
            <text:p>-0,627584759193186</text:p>
          </table:table-cell>
          <table:table-cell table:formula="of:=-[.$H$4]*[.B1478]" office:value-type="float" office:value="0.313792379596593" calcext:value-type="float">
            <text:p>0,313792379596593</text:p>
          </table:table-cell>
          <table:table-cell table:formula="of:=[.C1478]/[.$H$2]" office:value-type="float" office:value="0.627584759193186" calcext:value-type="float">
            <text:p>0,627584759193186</text:p>
          </table:table-cell>
          <table:table-cell table:formula="of:=[.E1477]+([.D1477]*([.A1478]-[.A1477]))" office:value-type="float" office:value="-0.87474453459299" calcext:value-type="float">
            <text:p>-0,87474453459299</text:p>
          </table:table-cell>
          <table:table-cell table:number-columns-repeated="3"/>
        </table:table-row>
        <table:table-row table:style-name="ro1">
          <table:table-cell table:formula="of:=[.A1478]+0.01" office:value-type="float" office:value="14.7699999999997" calcext:value-type="float">
            <text:p>14,7699999999997</text:p>
          </table:table-cell>
          <table:table-cell table:formula="of:=[.B1478]+([.E1478]*([.A1479]-[.A1478]))" office:value-type="float" office:value="-0.636332204539116" calcext:value-type="float">
            <text:p>-0,636332204539116</text:p>
          </table:table-cell>
          <table:table-cell table:formula="of:=-[.$H$4]*[.B1479]" office:value-type="float" office:value="0.318166102269558" calcext:value-type="float">
            <text:p>0,318166102269558</text:p>
          </table:table-cell>
          <table:table-cell table:formula="of:=[.C1479]/[.$H$2]" office:value-type="float" office:value="0.636332204539116" calcext:value-type="float">
            <text:p>0,636332204539116</text:p>
          </table:table-cell>
          <table:table-cell table:formula="of:=[.E1478]+([.D1478]*([.A1479]-[.A1478]))" office:value-type="float" office:value="-0.868468687001058" calcext:value-type="float">
            <text:p>-0,868468687001058</text:p>
          </table:table-cell>
          <table:table-cell table:number-columns-repeated="3"/>
        </table:table-row>
        <table:table-row table:style-name="ro1">
          <table:table-cell table:formula="of:=[.A1479]+0.01" office:value-type="float" office:value="14.7799999999997" calcext:value-type="float">
            <text:p>14,7799999999997</text:p>
          </table:table-cell>
          <table:table-cell table:formula="of:=[.B1479]+([.E1479]*([.A1480]-[.A1479]))" office:value-type="float" office:value="-0.645016891409127" calcext:value-type="float">
            <text:p>-0,645016891409127</text:p>
          </table:table-cell>
          <table:table-cell table:formula="of:=-[.$H$4]*[.B1480]" office:value-type="float" office:value="0.322508445704563" calcext:value-type="float">
            <text:p>0,322508445704563</text:p>
          </table:table-cell>
          <table:table-cell table:formula="of:=[.C1480]/[.$H$2]" office:value-type="float" office:value="0.645016891409127" calcext:value-type="float">
            <text:p>0,645016891409127</text:p>
          </table:table-cell>
          <table:table-cell table:formula="of:=[.E1479]+([.D1479]*([.A1480]-[.A1479]))" office:value-type="float" office:value="-0.862105364955667" calcext:value-type="float">
            <text:p>-0,862105364955667</text:p>
          </table:table-cell>
          <table:table-cell table:number-columns-repeated="3"/>
        </table:table-row>
        <table:table-row table:style-name="ro1">
          <table:table-cell table:formula="of:=[.A1480]+0.01" office:value-type="float" office:value="14.7899999999997" calcext:value-type="float">
            <text:p>14,7899999999997</text:p>
          </table:table-cell>
          <table:table-cell table:formula="of:=[.B1480]+([.E1480]*([.A1481]-[.A1480]))" office:value-type="float" office:value="-0.653637945058683" calcext:value-type="float">
            <text:p>-0,653637945058683</text:p>
          </table:table-cell>
          <table:table-cell table:formula="of:=-[.$H$4]*[.B1481]" office:value-type="float" office:value="0.326818972529341" calcext:value-type="float">
            <text:p>0,326818972529341</text:p>
          </table:table-cell>
          <table:table-cell table:formula="of:=[.C1481]/[.$H$2]" office:value-type="float" office:value="0.653637945058683" calcext:value-type="float">
            <text:p>0,653637945058683</text:p>
          </table:table-cell>
          <table:table-cell table:formula="of:=[.E1480]+([.D1480]*([.A1481]-[.A1480]))" office:value-type="float" office:value="-0.855655196041576" calcext:value-type="float">
            <text:p>-0,855655196041576</text:p>
          </table:table-cell>
          <table:table-cell table:number-columns-repeated="3"/>
        </table:table-row>
        <table:table-row table:style-name="ro1">
          <table:table-cell table:formula="of:=[.A1481]+0.01" office:value-type="float" office:value="14.7999999999997" calcext:value-type="float">
            <text:p>14,7999999999997</text:p>
          </table:table-cell>
          <table:table-cell table:formula="of:=[.B1481]+([.E1481]*([.A1482]-[.A1481]))" office:value-type="float" office:value="-0.662194497019099" calcext:value-type="float">
            <text:p>-0,662194497019099</text:p>
          </table:table-cell>
          <table:table-cell table:formula="of:=-[.$H$4]*[.B1482]" office:value-type="float" office:value="0.331097248509549" calcext:value-type="float">
            <text:p>0,331097248509549</text:p>
          </table:table-cell>
          <table:table-cell table:formula="of:=[.C1482]/[.$H$2]" office:value-type="float" office:value="0.662194497019099" calcext:value-type="float">
            <text:p>0,662194497019099</text:p>
          </table:table-cell>
          <table:table-cell table:formula="of:=[.E1481]+([.D1481]*([.A1482]-[.A1481]))" office:value-type="float" office:value="-0.849118816590989" calcext:value-type="float">
            <text:p>-0,849118816590989</text:p>
          </table:table-cell>
          <table:table-cell table:number-columns-repeated="3"/>
        </table:table-row>
        <table:table-row table:style-name="ro1">
          <table:table-cell table:formula="of:=[.A1482]+0.01" office:value-type="float" office:value="14.8099999999997" calcext:value-type="float">
            <text:p>14,8099999999997</text:p>
          </table:table-cell>
          <table:table-cell table:formula="of:=[.B1482]+([.E1482]*([.A1483]-[.A1482]))" office:value-type="float" office:value="-0.670685685185008" calcext:value-type="float">
            <text:p>-0,670685685185008</text:p>
          </table:table-cell>
          <table:table-cell table:formula="of:=-[.$H$4]*[.B1483]" office:value-type="float" office:value="0.335342842592504" calcext:value-type="float">
            <text:p>0,335342842592504</text:p>
          </table:table-cell>
          <table:table-cell table:formula="of:=[.C1483]/[.$H$2]" office:value-type="float" office:value="0.670685685185008" calcext:value-type="float">
            <text:p>0,670685685185008</text:p>
          </table:table-cell>
          <table:table-cell table:formula="of:=[.E1482]+([.D1482]*([.A1483]-[.A1482]))" office:value-type="float" office:value="-0.842496871620798" calcext:value-type="float">
            <text:p>-0,842496871620798</text:p>
          </table:table-cell>
          <table:table-cell table:number-columns-repeated="3"/>
        </table:table-row>
        <table:table-row table:style-name="ro1">
          <table:table-cell table:formula="of:=[.A1483]+0.01" office:value-type="float" office:value="14.8199999999997" calcext:value-type="float">
            <text:p>14,8199999999997</text:p>
          </table:table-cell>
          <table:table-cell table:formula="of:=[.B1483]+([.E1483]*([.A1484]-[.A1483]))" office:value-type="float" office:value="-0.679110653901216" calcext:value-type="float">
            <text:p>-0,679110653901216</text:p>
          </table:table-cell>
          <table:table-cell table:formula="of:=-[.$H$4]*[.B1484]" office:value-type="float" office:value="0.339555326950608" calcext:value-type="float">
            <text:p>0,339555326950608</text:p>
          </table:table-cell>
          <table:table-cell table:formula="of:=[.C1484]/[.$H$2]" office:value-type="float" office:value="0.679110653901216" calcext:value-type="float">
            <text:p>0,679110653901216</text:p>
          </table:table-cell>
          <table:table-cell table:formula="of:=[.E1483]+([.D1483]*([.A1484]-[.A1483]))" office:value-type="float" office:value="-0.835790014768948" calcext:value-type="float">
            <text:p>-0,835790014768948</text:p>
          </table:table-cell>
          <table:table-cell table:number-columns-repeated="3"/>
        </table:table-row>
        <table:table-row table:style-name="ro1">
          <table:table-cell table:formula="of:=[.A1484]+0.01" office:value-type="float" office:value="14.8299999999997" calcext:value-type="float">
            <text:p>14,8299999999997</text:p>
          </table:table-cell>
          <table:table-cell table:formula="of:=[.B1484]+([.E1484]*([.A1485]-[.A1484]))" office:value-type="float" office:value="-0.687468554048905" calcext:value-type="float">
            <text:p>-0,687468554048905</text:p>
          </table:table-cell>
          <table:table-cell table:formula="of:=-[.$H$4]*[.B1485]" office:value-type="float" office:value="0.343734277024453" calcext:value-type="float">
            <text:p>0,343734277024453</text:p>
          </table:table-cell>
          <table:table-cell table:formula="of:=[.C1485]/[.$H$2]" office:value-type="float" office:value="0.687468554048905" calcext:value-type="float">
            <text:p>0,687468554048905</text:p>
          </table:table-cell>
          <table:table-cell table:formula="of:=[.E1484]+([.D1484]*([.A1485]-[.A1484]))" office:value-type="float" office:value="-0.828998908229936" calcext:value-type="float">
            <text:p>-0,828998908229936</text:p>
          </table:table-cell>
          <table:table-cell table:number-columns-repeated="3"/>
        </table:table-row>
        <table:table-row table:style-name="ro1">
          <table:table-cell table:formula="of:=[.A1485]+0.01" office:value-type="float" office:value="14.8399999999997" calcext:value-type="float">
            <text:p>14,8399999999997</text:p>
          </table:table-cell>
          <table:table-cell table:formula="of:=[.B1485]+([.E1485]*([.A1486]-[.A1485]))" office:value-type="float" office:value="-0.695758543131205" calcext:value-type="float">
            <text:p>-0,695758543131205</text:p>
          </table:table-cell>
          <table:table-cell table:formula="of:=-[.$H$4]*[.B1486]" office:value-type="float" office:value="0.347879271565602" calcext:value-type="float">
            <text:p>0,347879271565602</text:p>
          </table:table-cell>
          <table:table-cell table:formula="of:=[.C1486]/[.$H$2]" office:value-type="float" office:value="0.695758543131205" calcext:value-type="float">
            <text:p>0,695758543131205</text:p>
          </table:table-cell>
          <table:table-cell table:formula="of:=[.E1485]+([.D1485]*([.A1486]-[.A1485]))" office:value-type="float" office:value="-0.822124222689447" calcext:value-type="float">
            <text:p>-0,822124222689447</text:p>
          </table:table-cell>
          <table:table-cell table:number-columns-repeated="3"/>
        </table:table-row>
        <table:table-row table:style-name="ro1">
          <table:table-cell table:formula="of:=[.A1486]+0.01" office:value-type="float" office:value="14.8499999999997" calcext:value-type="float">
            <text:p>14,8499999999997</text:p>
          </table:table-cell>
          <table:table-cell table:formula="of:=[.B1486]+([.E1486]*([.A1487]-[.A1486]))" office:value-type="float" office:value="-0.703979785358099" calcext:value-type="float">
            <text:p>-0,703979785358099</text:p>
          </table:table-cell>
          <table:table-cell table:formula="of:=-[.$H$4]*[.B1487]" office:value-type="float" office:value="0.351989892679049" calcext:value-type="float">
            <text:p>0,351989892679049</text:p>
          </table:table-cell>
          <table:table-cell table:formula="of:=[.C1487]/[.$H$2]" office:value-type="float" office:value="0.703979785358099" calcext:value-type="float">
            <text:p>0,703979785358099</text:p>
          </table:table-cell>
          <table:table-cell table:formula="of:=[.E1486]+([.D1486]*([.A1487]-[.A1486]))" office:value-type="float" office:value="-0.815166637258135" calcext:value-type="float">
            <text:p>-0,815166637258135</text:p>
          </table:table-cell>
          <table:table-cell table:number-columns-repeated="3"/>
        </table:table-row>
        <table:table-row table:style-name="ro1">
          <table:table-cell table:formula="of:=[.A1487]+0.01" office:value-type="float" office:value="14.8599999999997" calcext:value-type="float">
            <text:p>14,8599999999997</text:p>
          </table:table-cell>
          <table:table-cell table:formula="of:=[.B1487]+([.E1487]*([.A1488]-[.A1487]))" office:value-type="float" office:value="-0.71213145173068" calcext:value-type="float">
            <text:p>-0,71213145173068</text:p>
          </table:table-cell>
          <table:table-cell table:formula="of:=-[.$H$4]*[.B1488]" office:value-type="float" office:value="0.35606572586534" calcext:value-type="float">
            <text:p>0,35606572586534</text:p>
          </table:table-cell>
          <table:table-cell table:formula="of:=[.C1488]/[.$H$2]" office:value-type="float" office:value="0.71213145173068" calcext:value-type="float">
            <text:p>0,71213145173068</text:p>
          </table:table-cell>
          <table:table-cell table:formula="of:=[.E1487]+([.D1487]*([.A1488]-[.A1487]))" office:value-type="float" office:value="-0.808126839404554" calcext:value-type="float">
            <text:p>-0,808126839404554</text:p>
          </table:table-cell>
          <table:table-cell table:number-columns-repeated="3"/>
        </table:table-row>
        <table:table-row table:style-name="ro1">
          <table:table-cell table:formula="of:=[.A1488]+0.01" office:value-type="float" office:value="14.8699999999997" calcext:value-type="float">
            <text:p>14,8699999999997</text:p>
          </table:table-cell>
          <table:table-cell table:formula="of:=[.B1488]+([.E1488]*([.A1489]-[.A1488]))" office:value-type="float" office:value="-0.720212720124725" calcext:value-type="float">
            <text:p>-0,720212720124725</text:p>
          </table:table-cell>
          <table:table-cell table:formula="of:=-[.$H$4]*[.B1489]" office:value-type="float" office:value="0.360106360062363" calcext:value-type="float">
            <text:p>0,360106360062363</text:p>
          </table:table-cell>
          <table:table-cell table:formula="of:=[.C1489]/[.$H$2]" office:value-type="float" office:value="0.720212720124725" calcext:value-type="float">
            <text:p>0,720212720124725</text:p>
          </table:table-cell>
          <table:table-cell table:formula="of:=[.E1488]+([.D1488]*([.A1489]-[.A1488]))" office:value-type="float" office:value="-0.801005524887248" calcext:value-type="float">
            <text:p>-0,801005524887248</text:p>
          </table:table-cell>
          <table:table-cell table:number-columns-repeated="3"/>
        </table:table-row>
        <table:table-row table:style-name="ro1">
          <table:table-cell table:formula="of:=[.A1489]+0.01" office:value-type="float" office:value="14.8799999999997" calcext:value-type="float">
            <text:p>14,8799999999997</text:p>
          </table:table-cell>
          <table:table-cell table:formula="of:=[.B1489]+([.E1489]*([.A1490]-[.A1489]))" office:value-type="float" office:value="-0.728222775373598" calcext:value-type="float">
            <text:p>-0,728222775373598</text:p>
          </table:table-cell>
          <table:table-cell table:formula="of:=-[.$H$4]*[.B1490]" office:value-type="float" office:value="0.364111387686799" calcext:value-type="float">
            <text:p>0,364111387686799</text:p>
          </table:table-cell>
          <table:table-cell table:formula="of:=[.C1490]/[.$H$2]" office:value-type="float" office:value="0.728222775373598" calcext:value-type="float">
            <text:p>0,728222775373598</text:p>
          </table:table-cell>
          <table:table-cell table:formula="of:=[.E1489]+([.D1489]*([.A1490]-[.A1489]))" office:value-type="float" office:value="-0.793803397686001" calcext:value-type="float">
            <text:p>-0,793803397686001</text:p>
          </table:table-cell>
          <table:table-cell table:number-columns-repeated="3"/>
        </table:table-row>
        <table:table-row table:style-name="ro1">
          <table:table-cell table:formula="of:=[.A1490]+0.01" office:value-type="float" office:value="14.8899999999997" calcext:value-type="float">
            <text:p>14,8899999999997</text:p>
          </table:table-cell>
          <table:table-cell table:formula="of:=[.B1490]+([.E1490]*([.A1491]-[.A1490]))" office:value-type="float" office:value="-0.736160809350457" calcext:value-type="float">
            <text:p>-0,736160809350457</text:p>
          </table:table-cell>
          <table:table-cell table:formula="of:=-[.$H$4]*[.B1491]" office:value-type="float" office:value="0.368080404675229" calcext:value-type="float">
            <text:p>0,368080404675229</text:p>
          </table:table-cell>
          <table:table-cell table:formula="of:=[.C1491]/[.$H$2]" office:value-type="float" office:value="0.736160809350457" calcext:value-type="float">
            <text:p>0,736160809350457</text:p>
          </table:table-cell>
          <table:table-cell table:formula="of:=[.E1490]+([.D1490]*([.A1491]-[.A1490]))" office:value-type="float" office:value="-0.786521169932265" calcext:value-type="float">
            <text:p>-0,786521169932265</text:p>
          </table:table-cell>
          <table:table-cell table:number-columns-repeated="3"/>
        </table:table-row>
        <table:table-row table:style-name="ro1">
          <table:table-cell table:formula="of:=[.A1491]+0.01" office:value-type="float" office:value="14.8999999999997" calcext:value-type="float">
            <text:p>14,8999999999997</text:p>
          </table:table-cell>
          <table:table-cell table:formula="of:=[.B1491]+([.E1491]*([.A1492]-[.A1491]))" office:value-type="float" office:value="-0.74402602104978" calcext:value-type="float">
            <text:p>-0,74402602104978</text:p>
          </table:table-cell>
          <table:table-cell table:formula="of:=-[.$H$4]*[.B1492]" office:value-type="float" office:value="0.37201301052489" calcext:value-type="float">
            <text:p>0,37201301052489</text:p>
          </table:table-cell>
          <table:table-cell table:formula="of:=[.C1492]/[.$H$2]" office:value-type="float" office:value="0.74402602104978" calcext:value-type="float">
            <text:p>0,74402602104978</text:p>
          </table:table-cell>
          <table:table-cell table:formula="of:=[.E1491]+([.D1491]*([.A1492]-[.A1491]))" office:value-type="float" office:value="-0.779159561838761" calcext:value-type="float">
            <text:p>-0,779159561838761</text:p>
          </table:table-cell>
          <table:table-cell table:number-columns-repeated="3"/>
        </table:table-row>
        <table:table-row table:style-name="ro1">
          <table:table-cell table:formula="of:=[.A1492]+0.01" office:value-type="float" office:value="14.9099999999997" calcext:value-type="float">
            <text:p>14,9099999999997</text:p>
          </table:table-cell>
          <table:table-cell table:formula="of:=[.B1492]+([.E1492]*([.A1493]-[.A1492]))" office:value-type="float" office:value="-0.751817616668167" calcext:value-type="float">
            <text:p>-0,751817616668167</text:p>
          </table:table-cell>
          <table:table-cell table:formula="of:=-[.$H$4]*[.B1493]" office:value-type="float" office:value="0.375908808334084" calcext:value-type="float">
            <text:p>0,375908808334084</text:p>
          </table:table-cell>
          <table:table-cell table:formula="of:=[.C1493]/[.$H$2]" office:value-type="float" office:value="0.751817616668167" calcext:value-type="float">
            <text:p>0,751817616668167</text:p>
          </table:table-cell>
          <table:table-cell table:formula="of:=[.E1492]+([.D1492]*([.A1493]-[.A1492]))" office:value-type="float" office:value="-0.771719301628263" calcext:value-type="float">
            <text:p>-0,771719301628263</text:p>
          </table:table-cell>
          <table:table-cell table:number-columns-repeated="3"/>
        </table:table-row>
        <table:table-row table:style-name="ro1">
          <table:table-cell table:formula="of:=[.A1493]+0.01" office:value-type="float" office:value="14.9199999999997" calcext:value-type="float">
            <text:p>14,9199999999997</text:p>
          </table:table-cell>
          <table:table-cell table:formula="of:=[.B1493]+([.E1493]*([.A1494]-[.A1493]))" office:value-type="float" office:value="-0.75953480968445" calcext:value-type="float">
            <text:p>-0,75953480968445</text:p>
          </table:table-cell>
          <table:table-cell table:formula="of:=-[.$H$4]*[.B1494]" office:value-type="float" office:value="0.379767404842225" calcext:value-type="float">
            <text:p>0,379767404842225</text:p>
          </table:table-cell>
          <table:table-cell table:formula="of:=[.C1494]/[.$H$2]" office:value-type="float" office:value="0.75953480968445" calcext:value-type="float">
            <text:p>0,75953480968445</text:p>
          </table:table-cell>
          <table:table-cell table:formula="of:=[.E1493]+([.D1493]*([.A1494]-[.A1493]))" office:value-type="float" office:value="-0.764201125461582" calcext:value-type="float">
            <text:p>-0,764201125461582</text:p>
          </table:table-cell>
          <table:table-cell table:number-columns-repeated="3"/>
        </table:table-row>
        <table:table-row table:style-name="ro1">
          <table:table-cell table:formula="of:=[.A1494]+0.01" office:value-type="float" office:value="14.9299999999997" calcext:value-type="float">
            <text:p>14,9299999999997</text:p>
          </table:table-cell>
          <table:table-cell table:formula="of:=[.B1494]+([.E1494]*([.A1495]-[.A1494]))" office:value-type="float" office:value="-0.767176820939066" calcext:value-type="float">
            <text:p>-0,767176820939066</text:p>
          </table:table-cell>
          <table:table-cell table:formula="of:=-[.$H$4]*[.B1495]" office:value-type="float" office:value="0.383588410469533" calcext:value-type="float">
            <text:p>0,383588410469533</text:p>
          </table:table-cell>
          <table:table-cell table:formula="of:=[.C1495]/[.$H$2]" office:value-type="float" office:value="0.767176820939066" calcext:value-type="float">
            <text:p>0,767176820939066</text:p>
          </table:table-cell>
          <table:table-cell table:formula="of:=[.E1494]+([.D1494]*([.A1495]-[.A1494]))" office:value-type="float" office:value="-0.756605777364737" calcext:value-type="float">
            <text:p>-0,756605777364737</text:p>
          </table:table-cell>
          <table:table-cell table:number-columns-repeated="3"/>
        </table:table-row>
        <table:table-row table:style-name="ro1">
          <table:table-cell table:formula="of:=[.A1495]+0.01" office:value-type="float" office:value="14.9399999999997" calcext:value-type="float">
            <text:p>14,9399999999997</text:p>
          </table:table-cell>
          <table:table-cell table:formula="of:=[.B1495]+([.E1495]*([.A1496]-[.A1495]))" office:value-type="float" office:value="-0.774742878712713" calcext:value-type="float">
            <text:p>-0,774742878712713</text:p>
          </table:table-cell>
          <table:table-cell table:formula="of:=-[.$H$4]*[.B1496]" office:value-type="float" office:value="0.387371439356356" calcext:value-type="float">
            <text:p>0,387371439356356</text:p>
          </table:table-cell>
          <table:table-cell table:formula="of:=[.C1496]/[.$H$2]" office:value-type="float" office:value="0.774742878712713" calcext:value-type="float">
            <text:p>0,774742878712713</text:p>
          </table:table-cell>
          <table:table-cell table:formula="of:=[.E1495]+([.D1495]*([.A1496]-[.A1495]))" office:value-type="float" office:value="-0.748934009155347" calcext:value-type="float">
            <text:p>-0,748934009155347</text:p>
          </table:table-cell>
          <table:table-cell table:number-columns-repeated="3"/>
        </table:table-row>
        <table:table-row table:style-name="ro1">
          <table:table-cell table:formula="of:=[.A1496]+0.01" office:value-type="float" office:value="14.9499999999997" calcext:value-type="float">
            <text:p>14,9499999999997</text:p>
          </table:table-cell>
          <table:table-cell table:formula="of:=[.B1496]+([.E1496]*([.A1497]-[.A1496]))" office:value-type="float" office:value="-0.782232218804266" calcext:value-type="float">
            <text:p>-0,782232218804266</text:p>
          </table:table-cell>
          <table:table-cell table:formula="of:=-[.$H$4]*[.B1497]" office:value-type="float" office:value="0.391116109402133" calcext:value-type="float">
            <text:p>0,391116109402133</text:p>
          </table:table-cell>
          <table:table-cell table:formula="of:=[.C1497]/[.$H$2]" office:value-type="float" office:value="0.782232218804266" calcext:value-type="float">
            <text:p>0,782232218804266</text:p>
          </table:table-cell>
          <table:table-cell table:formula="of:=[.E1496]+([.D1496]*([.A1497]-[.A1496]))" office:value-type="float" office:value="-0.74118658036822" calcext:value-type="float">
            <text:p>-0,74118658036822</text:p>
          </table:table-cell>
          <table:table-cell table:number-columns-repeated="3"/>
        </table:table-row>
        <table:table-row table:style-name="ro1">
          <table:table-cell table:formula="of:=[.A1497]+0.01" office:value-type="float" office:value="14.9599999999997" calcext:value-type="float">
            <text:p>14,9599999999997</text:p>
          </table:table-cell>
          <table:table-cell table:formula="of:=[.B1497]+([.E1497]*([.A1498]-[.A1497]))" office:value-type="float" office:value="-0.789644084607948" calcext:value-type="float">
            <text:p>-0,789644084607948</text:p>
          </table:table-cell>
          <table:table-cell table:formula="of:=-[.$H$4]*[.B1498]" office:value-type="float" office:value="0.394822042303974" calcext:value-type="float">
            <text:p>0,394822042303974</text:p>
          </table:table-cell>
          <table:table-cell table:formula="of:=[.C1498]/[.$H$2]" office:value-type="float" office:value="0.789644084607948" calcext:value-type="float">
            <text:p>0,789644084607948</text:p>
          </table:table-cell>
          <table:table-cell table:formula="of:=[.E1497]+([.D1497]*([.A1498]-[.A1497]))" office:value-type="float" office:value="-0.733364258180177" calcext:value-type="float">
            <text:p>-0,733364258180177</text:p>
          </table:table-cell>
          <table:table-cell table:number-columns-repeated="3"/>
        </table:table-row>
        <table:table-row table:style-name="ro1">
          <table:table-cell table:formula="of:=[.A1498]+0.01" office:value-type="float" office:value="14.9699999999997" calcext:value-type="float">
            <text:p>14,9699999999997</text:p>
          </table:table-cell>
          <table:table-cell table:formula="of:=[.B1498]+([.E1498]*([.A1499]-[.A1498]))" office:value-type="float" office:value="-0.79697772718975" calcext:value-type="float">
            <text:p>-0,79697772718975</text:p>
          </table:table-cell>
          <table:table-cell table:formula="of:=-[.$H$4]*[.B1499]" office:value-type="float" office:value="0.398488863594875" calcext:value-type="float">
            <text:p>0,398488863594875</text:p>
          </table:table-cell>
          <table:table-cell table:formula="of:=[.C1499]/[.$H$2]" office:value-type="float" office:value="0.79697772718975" calcext:value-type="float">
            <text:p>0,79697772718975</text:p>
          </table:table-cell>
          <table:table-cell table:formula="of:=[.E1498]+([.D1498]*([.A1499]-[.A1498]))" office:value-type="float" office:value="-0.725467817334098" calcext:value-type="float">
            <text:p>-0,725467817334098</text:p>
          </table:table-cell>
          <table:table-cell table:number-columns-repeated="3"/>
        </table:table-row>
        <table:table-row table:style-name="ro1">
          <table:table-cell table:formula="of:=[.A1499]+0.01" office:value-type="float" office:value="14.9799999999997" calcext:value-type="float">
            <text:p>14,9799999999997</text:p>
          </table:table-cell>
          <table:table-cell table:formula="of:=[.B1499]+([.E1499]*([.A1500]-[.A1499]))" office:value-type="float" office:value="-0.804232405363091" calcext:value-type="float">
            <text:p>-0,804232405363091</text:p>
          </table:table-cell>
          <table:table-cell table:formula="of:=-[.$H$4]*[.B1500]" office:value-type="float" office:value="0.402116202681545" calcext:value-type="float">
            <text:p>0,402116202681545</text:p>
          </table:table-cell>
          <table:table-cell table:formula="of:=[.C1500]/[.$H$2]" office:value-type="float" office:value="0.804232405363091" calcext:value-type="float">
            <text:p>0,804232405363091</text:p>
          </table:table-cell>
          <table:table-cell table:formula="of:=[.E1499]+([.D1499]*([.A1500]-[.A1499]))" office:value-type="float" office:value="-0.7174980400622" calcext:value-type="float">
            <text:p>-0,7174980400622</text:p>
          </table:table-cell>
          <table:table-cell table:number-columns-repeated="3"/>
        </table:table-row>
        <table:table-row table:style-name="ro1">
          <table:table-cell table:formula="of:=[.A1500]+0.01" office:value-type="float" office:value="14.9899999999997" calcext:value-type="float">
            <text:p>14,9899999999997</text:p>
          </table:table-cell>
          <table:table-cell table:formula="of:=[.B1500]+([.E1500]*([.A1501]-[.A1500]))" office:value-type="float" office:value="-0.811407385763712" calcext:value-type="float">
            <text:p>-0,811407385763712</text:p>
          </table:table-cell>
          <table:table-cell table:formula="of:=-[.$H$4]*[.B1501]" office:value-type="float" office:value="0.405703692881856" calcext:value-type="float">
            <text:p>0,405703692881856</text:p>
          </table:table-cell>
          <table:table-cell table:formula="of:=[.C1501]/[.$H$2]" office:value-type="float" office:value="0.811407385763712" calcext:value-type="float">
            <text:p>0,811407385763712</text:p>
          </table:table-cell>
          <table:table-cell table:formula="of:=[.E1500]+([.D1500]*([.A1501]-[.A1500]))" office:value-type="float" office:value="-0.70945571600857" calcext:value-type="float">
            <text:p>-0,70945571600857</text:p>
          </table:table-cell>
          <table:table-cell table:number-columns-repeated="3"/>
        </table:table-row>
        <table:table-row table:style-name="ro1">
          <table:table-cell table:formula="of:=[.A1501]+0.01" office:value-type="float" office:value="14.9999999999997" calcext:value-type="float">
            <text:p>14,9999999999997</text:p>
          </table:table-cell>
          <table:table-cell table:formula="of:=[.B1501]+([.E1501]*([.A1502]-[.A1501]))" office:value-type="float" office:value="-0.818501942923798" calcext:value-type="float">
            <text:p>-0,818501942923798</text:p>
          </table:table-cell>
          <table:table-cell table:formula="of:=-[.$H$4]*[.B1502]" office:value-type="float" office:value="0.409250971461899" calcext:value-type="float">
            <text:p>0,409250971461899</text:p>
          </table:table-cell>
          <table:table-cell table:formula="of:=[.C1502]/[.$H$2]" office:value-type="float" office:value="0.818501942923798" calcext:value-type="float">
            <text:p>0,818501942923798</text:p>
          </table:table-cell>
          <table:table-cell table:formula="of:=[.E1501]+([.D1501]*([.A1502]-[.A1501]))" office:value-type="float" office:value="-0.701341642150933" calcext:value-type="float">
            <text:p>-0,701341642150933</text:p>
          </table:table-cell>
          <table:table-cell table:number-columns-repeated="3"/>
        </table:table-row>
        <table:table-row table:style-name="ro1">
          <table:table-cell table:formula="of:=[.A1502]+0.01" office:value-type="float" office:value="15.0099999999997" calcext:value-type="float">
            <text:p>15,0099999999997</text:p>
          </table:table-cell>
          <table:table-cell table:formula="of:=[.B1502]+([.E1502]*([.A1503]-[.A1502]))" office:value-type="float" office:value="-0.825515359345307" calcext:value-type="float">
            <text:p>-0,825515359345307</text:p>
          </table:table-cell>
          <table:table-cell table:formula="of:=-[.$H$4]*[.B1503]" office:value-type="float" office:value="0.412757679672654" calcext:value-type="float">
            <text:p>0,412757679672654</text:p>
          </table:table-cell>
          <table:table-cell table:formula="of:=[.C1503]/[.$H$2]" office:value-type="float" office:value="0.825515359345307" calcext:value-type="float">
            <text:p>0,825515359345307</text:p>
          </table:table-cell>
          <table:table-cell table:formula="of:=[.E1502]+([.D1502]*([.A1503]-[.A1502]))" office:value-type="float" office:value="-0.693156622721695" calcext:value-type="float">
            <text:p>-0,693156622721695</text:p>
          </table:table-cell>
          <table:table-cell table:number-columns-repeated="3"/>
        </table:table-row>
        <table:table-row table:style-name="ro1">
          <table:table-cell table:formula="of:=[.A1503]+0.01" office:value-type="float" office:value="15.0199999999997" calcext:value-type="float">
            <text:p>15,0199999999997</text:p>
          </table:table-cell>
          <table:table-cell table:formula="of:=[.B1503]+([.E1503]*([.A1504]-[.A1503]))" office:value-type="float" office:value="-0.832446925572524" calcext:value-type="float">
            <text:p>-0,832446925572524</text:p>
          </table:table-cell>
          <table:table-cell table:formula="of:=-[.$H$4]*[.B1504]" office:value-type="float" office:value="0.416223462786262" calcext:value-type="float">
            <text:p>0,416223462786262</text:p>
          </table:table-cell>
          <table:table-cell table:formula="of:=[.C1504]/[.$H$2]" office:value-type="float" office:value="0.832446925572524" calcext:value-type="float">
            <text:p>0,832446925572524</text:p>
          </table:table-cell>
          <table:table-cell table:formula="of:=[.E1503]+([.D1503]*([.A1504]-[.A1503]))" office:value-type="float" office:value="-0.684901469128242" calcext:value-type="float">
            <text:p>-0,684901469128242</text:p>
          </table:table-cell>
          <table:table-cell table:number-columns-repeated="3"/>
        </table:table-row>
        <table:table-row table:style-name="ro1">
          <table:table-cell table:formula="of:=[.A1504]+0.01" office:value-type="float" office:value="15.0299999999997" calcext:value-type="float">
            <text:p>15,0299999999997</text:p>
          </table:table-cell>
          <table:table-cell table:formula="of:=[.B1504]+([.E1504]*([.A1505]-[.A1504]))" office:value-type="float" office:value="-0.839295940263806" calcext:value-type="float">
            <text:p>-0,839295940263806</text:p>
          </table:table-cell>
          <table:table-cell table:formula="of:=-[.$H$4]*[.B1505]" office:value-type="float" office:value="0.419647970131903" calcext:value-type="float">
            <text:p>0,419647970131903</text:p>
          </table:table-cell>
          <table:table-cell table:formula="of:=[.C1505]/[.$H$2]" office:value-type="float" office:value="0.839295940263806" calcext:value-type="float">
            <text:p>0,839295940263806</text:p>
          </table:table-cell>
          <table:table-cell table:formula="of:=[.E1504]+([.D1504]*([.A1505]-[.A1504]))" office:value-type="float" office:value="-0.676576999872517" calcext:value-type="float">
            <text:p>-0,676576999872517</text:p>
          </table:table-cell>
          <table:table-cell table:number-columns-repeated="3"/>
        </table:table-row>
        <table:table-row table:style-name="ro1">
          <table:table-cell table:formula="of:=[.A1505]+0.01" office:value-type="float" office:value="15.0399999999997" calcext:value-type="float">
            <text:p>15,0399999999997</text:p>
          </table:table-cell>
          <table:table-cell table:formula="of:=[.B1505]+([.E1505]*([.A1506]-[.A1505]))" office:value-type="float" office:value="-0.846061710262531" calcext:value-type="float">
            <text:p>-0,846061710262531</text:p>
          </table:table-cell>
          <table:table-cell table:formula="of:=-[.$H$4]*[.B1506]" office:value-type="float" office:value="0.423030855131266" calcext:value-type="float">
            <text:p>0,423030855131266</text:p>
          </table:table-cell>
          <table:table-cell table:formula="of:=[.C1506]/[.$H$2]" office:value-type="float" office:value="0.846061710262531" calcext:value-type="float">
            <text:p>0,846061710262531</text:p>
          </table:table-cell>
          <table:table-cell table:formula="of:=[.E1505]+([.D1505]*([.A1506]-[.A1505]))" office:value-type="float" office:value="-0.668184040469879" calcext:value-type="float">
            <text:p>-0,668184040469879</text:p>
          </table:table-cell>
          <table:table-cell table:number-columns-repeated="3"/>
        </table:table-row>
        <table:table-row table:style-name="ro1">
          <table:table-cell table:formula="of:=[.A1506]+0.01" office:value-type="float" office:value="15.0499999999997" calcext:value-type="float">
            <text:p>15,0499999999997</text:p>
          </table:table-cell>
          <table:table-cell table:formula="of:=[.B1506]+([.E1506]*([.A1507]-[.A1506]))" office:value-type="float" office:value="-0.85274355066723" calcext:value-type="float">
            <text:p>-0,85274355066723</text:p>
          </table:table-cell>
          <table:table-cell table:formula="of:=-[.$H$4]*[.B1507]" office:value-type="float" office:value="0.426371775333615" calcext:value-type="float">
            <text:p>0,426371775333615</text:p>
          </table:table-cell>
          <table:table-cell table:formula="of:=[.C1507]/[.$H$2]" office:value-type="float" office:value="0.85274355066723" calcext:value-type="float">
            <text:p>0,85274355066723</text:p>
          </table:table-cell>
          <table:table-cell table:formula="of:=[.E1506]+([.D1506]*([.A1507]-[.A1506]))" office:value-type="float" office:value="-0.659723423367254" calcext:value-type="float">
            <text:p>-0,659723423367254</text:p>
          </table:table-cell>
          <table:table-cell table:number-columns-repeated="3"/>
        </table:table-row>
        <table:table-row table:style-name="ro1">
          <table:table-cell table:formula="of:=[.A1507]+0.01" office:value-type="float" office:value="15.0599999999997" calcext:value-type="float">
            <text:p>15,0599999999997</text:p>
          </table:table-cell>
          <table:table-cell table:formula="of:=[.B1507]+([.E1507]*([.A1508]-[.A1507]))" office:value-type="float" office:value="-0.859340784900902" calcext:value-type="float">
            <text:p>-0,859340784900902</text:p>
          </table:table-cell>
          <table:table-cell table:formula="of:=-[.$H$4]*[.B1508]" office:value-type="float" office:value="0.429670392450451" calcext:value-type="float">
            <text:p>0,429670392450451</text:p>
          </table:table-cell>
          <table:table-cell table:formula="of:=[.C1508]/[.$H$2]" office:value-type="float" office:value="0.859340784900902" calcext:value-type="float">
            <text:p>0,859340784900902</text:p>
          </table:table-cell>
          <table:table-cell table:formula="of:=[.E1507]+([.D1507]*([.A1508]-[.A1507]))" office:value-type="float" office:value="-0.651195987860582" calcext:value-type="float">
            <text:p>-0,651195987860582</text:p>
          </table:table-cell>
          <table:table-cell table:number-columns-repeated="3"/>
        </table:table-row>
        <table:table-row table:style-name="ro1">
          <table:table-cell table:formula="of:=[.A1508]+0.01" office:value-type="float" office:value="15.0699999999997" calcext:value-type="float">
            <text:p>15,0699999999997</text:p>
          </table:table-cell>
          <table:table-cell table:formula="of:=[.B1508]+([.E1508]*([.A1509]-[.A1508]))" office:value-type="float" office:value="-0.865852744779508" calcext:value-type="float">
            <text:p>-0,865852744779508</text:p>
          </table:table-cell>
          <table:table-cell table:formula="of:=-[.$H$4]*[.B1509]" office:value-type="float" office:value="0.432926372389754" calcext:value-type="float">
            <text:p>0,432926372389754</text:p>
          </table:table-cell>
          <table:table-cell table:formula="of:=[.C1509]/[.$H$2]" office:value-type="float" office:value="0.865852744779508" calcext:value-type="float">
            <text:p>0,865852744779508</text:p>
          </table:table-cell>
          <table:table-cell table:formula="of:=[.E1508]+([.D1508]*([.A1509]-[.A1508]))" office:value-type="float" office:value="-0.642602580011573" calcext:value-type="float">
            <text:p>-0,642602580011573</text:p>
          </table:table-cell>
          <table:table-cell table:number-columns-repeated="3"/>
        </table:table-row>
        <table:table-row table:style-name="ro1">
          <table:table-cell table:formula="of:=[.A1509]+0.01" office:value-type="float" office:value="15.0799999999997" calcext:value-type="float">
            <text:p>15,0799999999997</text:p>
          </table:table-cell>
          <table:table-cell table:formula="of:=[.B1509]+([.E1509]*([.A1510]-[.A1509]))" office:value-type="float" office:value="-0.872278770579623" calcext:value-type="float">
            <text:p>-0,872278770579623</text:p>
          </table:table-cell>
          <table:table-cell table:formula="of:=-[.$H$4]*[.B1510]" office:value-type="float" office:value="0.436139385289812" calcext:value-type="float">
            <text:p>0,436139385289812</text:p>
          </table:table-cell>
          <table:table-cell table:formula="of:=[.C1510]/[.$H$2]" office:value-type="float" office:value="0.872278770579623" calcext:value-type="float">
            <text:p>0,872278770579623</text:p>
          </table:table-cell>
          <table:table-cell table:formula="of:=[.E1509]+([.D1509]*([.A1510]-[.A1509]))" office:value-type="float" office:value="-0.633944052563778" calcext:value-type="float">
            <text:p>-0,633944052563778</text:p>
          </table:table-cell>
          <table:table-cell table:number-columns-repeated="3"/>
        </table:table-row>
        <table:table-row table:style-name="ro1">
          <table:table-cell table:formula="of:=[.A1510]+0.01" office:value-type="float" office:value="15.0899999999997" calcext:value-type="float">
            <text:p>15,0899999999997</text:p>
          </table:table-cell>
          <table:table-cell table:formula="of:=[.B1510]+([.E1510]*([.A1511]-[.A1510]))" office:value-type="float" office:value="-0.878618211105261" calcext:value-type="float">
            <text:p>-0,878618211105261</text:p>
          </table:table-cell>
          <table:table-cell table:formula="of:=-[.$H$4]*[.B1511]" office:value-type="float" office:value="0.439309105552631" calcext:value-type="float">
            <text:p>0,439309105552631</text:p>
          </table:table-cell>
          <table:table-cell table:formula="of:=[.C1511]/[.$H$2]" office:value-type="float" office:value="0.878618211105261" calcext:value-type="float">
            <text:p>0,878618211105261</text:p>
          </table:table-cell>
          <table:table-cell table:formula="of:=[.E1510]+([.D1510]*([.A1511]-[.A1510]))" office:value-type="float" office:value="-0.625221264857982" calcext:value-type="float">
            <text:p>-0,625221264857982</text:p>
          </table:table-cell>
          <table:table-cell table:number-columns-repeated="3"/>
        </table:table-row>
        <table:table-row table:style-name="ro1">
          <table:table-cell table:formula="of:=[.A1511]+0.01" office:value-type="float" office:value="15.0999999999997" calcext:value-type="float">
            <text:p>15,0999999999997</text:p>
          </table:table-cell>
          <table:table-cell table:formula="of:=[.B1511]+([.E1511]*([.A1512]-[.A1511]))" office:value-type="float" office:value="-0.884870423753841" calcext:value-type="float">
            <text:p>-0,884870423753841</text:p>
          </table:table-cell>
          <table:table-cell table:formula="of:=-[.$H$4]*[.B1512]" office:value-type="float" office:value="0.44243521187692" calcext:value-type="float">
            <text:p>0,44243521187692</text:p>
          </table:table-cell>
          <table:table-cell table:formula="of:=[.C1512]/[.$H$2]" office:value-type="float" office:value="0.884870423753841" calcext:value-type="float">
            <text:p>0,884870423753841</text:p>
          </table:table-cell>
          <table:table-cell table:formula="of:=[.E1511]+([.D1511]*([.A1512]-[.A1511]))" office:value-type="float" office:value="-0.61643508274693" calcext:value-type="float">
            <text:p>-0,61643508274693</text:p>
          </table:table-cell>
          <table:table-cell table:number-columns-repeated="3"/>
        </table:table-row>
        <table:table-row table:style-name="ro1">
          <table:table-cell table:formula="of:=[.A1512]+0.01" office:value-type="float" office:value="15.1099999999997" calcext:value-type="float">
            <text:p>15,1099999999997</text:p>
          </table:table-cell>
          <table:table-cell table:formula="of:=[.B1512]+([.E1512]*([.A1513]-[.A1512]))" office:value-type="float" office:value="-0.89103477458131" calcext:value-type="float">
            <text:p>-0,89103477458131</text:p>
          </table:table-cell>
          <table:table-cell table:formula="of:=-[.$H$4]*[.B1513]" office:value-type="float" office:value="0.445517387290655" calcext:value-type="float">
            <text:p>0,445517387290655</text:p>
          </table:table-cell>
          <table:table-cell table:formula="of:=[.C1513]/[.$H$2]" office:value-type="float" office:value="0.89103477458131" calcext:value-type="float">
            <text:p>0,89103477458131</text:p>
          </table:table-cell>
          <table:table-cell table:formula="of:=[.E1512]+([.D1512]*([.A1513]-[.A1512]))" office:value-type="float" office:value="-0.607586378509392" calcext:value-type="float">
            <text:p>-0,607586378509392</text:p>
          </table:table-cell>
          <table:table-cell table:number-columns-repeated="3"/>
        </table:table-row>
        <table:table-row table:style-name="ro1">
          <table:table-cell table:formula="of:=[.A1513]+0.01" office:value-type="float" office:value="15.1199999999997" calcext:value-type="float">
            <text:p>15,1199999999997</text:p>
          </table:table-cell>
          <table:table-cell table:formula="of:=[.B1513]+([.E1513]*([.A1514]-[.A1513]))" office:value-type="float" office:value="-0.897110638366404" calcext:value-type="float">
            <text:p>-0,897110638366404</text:p>
          </table:table-cell>
          <table:table-cell table:formula="of:=-[.$H$4]*[.B1514]" office:value-type="float" office:value="0.448555319183202" calcext:value-type="float">
            <text:p>0,448555319183202</text:p>
          </table:table-cell>
          <table:table-cell table:formula="of:=[.C1514]/[.$H$2]" office:value-type="float" office:value="0.897110638366404" calcext:value-type="float">
            <text:p>0,897110638366404</text:p>
          </table:table-cell>
          <table:table-cell table:formula="of:=[.E1513]+([.D1513]*([.A1514]-[.A1513]))" office:value-type="float" office:value="-0.598676030763579" calcext:value-type="float">
            <text:p>-0,598676030763579</text:p>
          </table:table-cell>
          <table:table-cell table:number-columns-repeated="3"/>
        </table:table-row>
        <table:table-row table:style-name="ro1">
          <table:table-cell table:formula="of:=[.A1514]+0.01" office:value-type="float" office:value="15.1299999999997" calcext:value-type="float">
            <text:p>15,1299999999997</text:p>
          </table:table-cell>
          <table:table-cell table:formula="of:=[.B1514]+([.E1514]*([.A1515]-[.A1514]))" office:value-type="float" office:value="-0.903097398674039" calcext:value-type="float">
            <text:p>-0,903097398674039</text:p>
          </table:table-cell>
          <table:table-cell table:formula="of:=-[.$H$4]*[.B1515]" office:value-type="float" office:value="0.45154869933702" calcext:value-type="float">
            <text:p>0,45154869933702</text:p>
          </table:table-cell>
          <table:table-cell table:formula="of:=[.C1515]/[.$H$2]" office:value-type="float" office:value="0.903097398674039" calcext:value-type="float">
            <text:p>0,903097398674039</text:p>
          </table:table-cell>
          <table:table-cell table:formula="of:=[.E1514]+([.D1514]*([.A1515]-[.A1514]))" office:value-type="float" office:value="-0.589704924379915" calcext:value-type="float">
            <text:p>-0,589704924379915</text:p>
          </table:table-cell>
          <table:table-cell table:number-columns-repeated="3"/>
        </table:table-row>
        <table:table-row table:style-name="ro1">
          <table:table-cell table:formula="of:=[.A1515]+0.01" office:value-type="float" office:value="15.1399999999997" calcext:value-type="float">
            <text:p>15,1399999999997</text:p>
          </table:table-cell>
          <table:table-cell table:formula="of:=[.B1515]+([.E1515]*([.A1516]-[.A1515]))" office:value-type="float" office:value="-0.908994447917838" calcext:value-type="float">
            <text:p>-0,908994447917838</text:p>
          </table:table-cell>
          <table:table-cell table:formula="of:=-[.$H$4]*[.B1516]" office:value-type="float" office:value="0.454497223958919" calcext:value-type="float">
            <text:p>0,454497223958919</text:p>
          </table:table-cell>
          <table:table-cell table:formula="of:=[.C1516]/[.$H$2]" office:value-type="float" office:value="0.908994447917838" calcext:value-type="float">
            <text:p>0,908994447917838</text:p>
          </table:table-cell>
          <table:table-cell table:formula="of:=[.E1515]+([.D1515]*([.A1516]-[.A1515]))" office:value-type="float" office:value="-0.580673950393175" calcext:value-type="float">
            <text:p>-0,580673950393175</text:p>
          </table:table-cell>
          <table:table-cell table:number-columns-repeated="3"/>
        </table:table-row>
        <table:table-row table:style-name="ro1">
          <table:table-cell table:formula="of:=[.A1516]+0.01" office:value-type="float" office:value="15.1499999999997" calcext:value-type="float">
            <text:p>15,1499999999997</text:p>
          </table:table-cell>
          <table:table-cell table:formula="of:=[.B1516]+([.E1516]*([.A1517]-[.A1516]))" office:value-type="float" office:value="-0.91480118742177" calcext:value-type="float">
            <text:p>-0,91480118742177</text:p>
          </table:table-cell>
          <table:table-cell table:formula="of:=-[.$H$4]*[.B1517]" office:value-type="float" office:value="0.457400593710885" calcext:value-type="float">
            <text:p>0,457400593710885</text:p>
          </table:table-cell>
          <table:table-cell table:formula="of:=[.C1517]/[.$H$2]" office:value-type="float" office:value="0.91480118742177" calcext:value-type="float">
            <text:p>0,91480118742177</text:p>
          </table:table-cell>
          <table:table-cell table:formula="of:=[.E1516]+([.D1516]*([.A1517]-[.A1516]))" office:value-type="float" office:value="-0.571584005913996" calcext:value-type="float">
            <text:p>-0,571584005913996</text:p>
          </table:table-cell>
          <table:table-cell table:number-columns-repeated="3"/>
        </table:table-row>
        <table:table-row table:style-name="ro1">
          <table:table-cell table:formula="of:=[.A1517]+0.01" office:value-type="float" office:value="15.1599999999997" calcext:value-type="float">
            <text:p>15,1599999999997</text:p>
          </table:table-cell>
          <table:table-cell table:formula="of:=[.B1517]+([.E1517]*([.A1518]-[.A1517]))" office:value-type="float" office:value="-0.92051702748091" calcext:value-type="float">
            <text:p>-0,92051702748091</text:p>
          </table:table-cell>
          <table:table-cell table:formula="of:=-[.$H$4]*[.B1518]" office:value-type="float" office:value="0.460258513740455" calcext:value-type="float">
            <text:p>0,460258513740455</text:p>
          </table:table-cell>
          <table:table-cell table:formula="of:=[.C1518]/[.$H$2]" office:value-type="float" office:value="0.92051702748091" calcext:value-type="float">
            <text:p>0,92051702748091</text:p>
          </table:table-cell>
          <table:table-cell table:formula="of:=[.E1517]+([.D1517]*([.A1518]-[.A1517]))" office:value-type="float" office:value="-0.562435994039779" calcext:value-type="float">
            <text:p>-0,562435994039779</text:p>
          </table:table-cell>
          <table:table-cell table:number-columns-repeated="3"/>
        </table:table-row>
        <table:table-row table:style-name="ro1">
          <table:table-cell table:formula="of:=[.A1518]+0.01" office:value-type="float" office:value="15.1699999999997" calcext:value-type="float">
            <text:p>15,1699999999997</text:p>
          </table:table-cell>
          <table:table-cell table:formula="of:=[.B1518]+([.E1518]*([.A1519]-[.A1518]))" office:value-type="float" office:value="-0.926141387421307" calcext:value-type="float">
            <text:p>-0,926141387421307</text:p>
          </table:table-cell>
          <table:table-cell table:formula="of:=-[.$H$4]*[.B1519]" office:value-type="float" office:value="0.463070693710654" calcext:value-type="float">
            <text:p>0,463070693710654</text:p>
          </table:table-cell>
          <table:table-cell table:formula="of:=[.C1519]/[.$H$2]" office:value-type="float" office:value="0.926141387421307" calcext:value-type="float">
            <text:p>0,926141387421307</text:p>
          </table:table-cell>
          <table:table-cell table:formula="of:=[.E1518]+([.D1518]*([.A1519]-[.A1518]))" office:value-type="float" office:value="-0.55323082376497" calcext:value-type="float">
            <text:p>-0,55323082376497</text:p>
          </table:table-cell>
          <table:table-cell table:number-columns-repeated="3"/>
        </table:table-row>
        <table:table-row table:style-name="ro1">
          <table:table-cell table:formula="of:=[.A1519]+0.01" office:value-type="float" office:value="15.1799999999997" calcext:value-type="float">
            <text:p>15,1799999999997</text:p>
          </table:table-cell>
          <table:table-cell table:formula="of:=[.B1519]+([.E1519]*([.A1520]-[.A1519]))" office:value-type="float" office:value="-0.931673695658957" calcext:value-type="float">
            <text:p>-0,931673695658957</text:p>
          </table:table-cell>
          <table:table-cell table:formula="of:=-[.$H$4]*[.B1520]" office:value-type="float" office:value="0.465836847829479" calcext:value-type="float">
            <text:p>0,465836847829479</text:p>
          </table:table-cell>
          <table:table-cell table:formula="of:=[.C1520]/[.$H$2]" office:value-type="float" office:value="0.931673695658957" calcext:value-type="float">
            <text:p>0,931673695658957</text:p>
          </table:table-cell>
          <table:table-cell table:formula="of:=[.E1519]+([.D1519]*([.A1520]-[.A1519]))" office:value-type="float" office:value="-0.543969409890757" calcext:value-type="float">
            <text:p>-0,543969409890757</text:p>
          </table:table-cell>
          <table:table-cell table:number-columns-repeated="3"/>
        </table:table-row>
        <table:table-row table:style-name="ro1">
          <table:table-cell table:formula="of:=[.A1520]+0.01" office:value-type="float" office:value="15.1899999999997" calcext:value-type="float">
            <text:p>15,1899999999997</text:p>
          </table:table-cell>
          <table:table-cell table:formula="of:=[.B1520]+([.E1520]*([.A1521]-[.A1520]))" office:value-type="float" office:value="-0.937113389757865" calcext:value-type="float">
            <text:p>-0,937113389757865</text:p>
          </table:table-cell>
          <table:table-cell table:formula="of:=-[.$H$4]*[.B1521]" office:value-type="float" office:value="0.468556694878932" calcext:value-type="float">
            <text:p>0,468556694878932</text:p>
          </table:table-cell>
          <table:table-cell table:formula="of:=[.C1521]/[.$H$2]" office:value-type="float" office:value="0.937113389757865" calcext:value-type="float">
            <text:p>0,937113389757865</text:p>
          </table:table-cell>
          <table:table-cell table:formula="of:=[.E1520]+([.D1520]*([.A1521]-[.A1520]))" office:value-type="float" office:value="-0.534652672934168" calcext:value-type="float">
            <text:p>-0,534652672934168</text:p>
          </table:table-cell>
          <table:table-cell table:number-columns-repeated="3"/>
        </table:table-row>
        <table:table-row table:style-name="ro1">
          <table:table-cell table:formula="of:=[.A1521]+0.01" office:value-type="float" office:value="15.1999999999997" calcext:value-type="float">
            <text:p>15,1999999999997</text:p>
          </table:table-cell>
          <table:table-cell table:formula="of:=[.B1521]+([.E1521]*([.A1522]-[.A1521]))" office:value-type="float" office:value="-0.942459916487206" calcext:value-type="float">
            <text:p>-0,942459916487206</text:p>
          </table:table-cell>
          <table:table-cell table:formula="of:=-[.$H$4]*[.B1522]" office:value-type="float" office:value="0.471229958243603" calcext:value-type="float">
            <text:p>0,471229958243603</text:p>
          </table:table-cell>
          <table:table-cell table:formula="of:=[.C1522]/[.$H$2]" office:value-type="float" office:value="0.942459916487206" calcext:value-type="float">
            <text:p>0,942459916487206</text:p>
          </table:table-cell>
          <table:table-cell table:formula="of:=[.E1521]+([.D1521]*([.A1522]-[.A1521]))" office:value-type="float" office:value="-0.525281539036589" calcext:value-type="float">
            <text:p>-0,525281539036589</text:p>
          </table:table-cell>
          <table:table-cell table:number-columns-repeated="3"/>
        </table:table-row>
        <table:table-row table:style-name="ro1">
          <table:table-cell table:formula="of:=[.A1522]+0.01" office:value-type="float" office:value="15.2099999999997" calcext:value-type="float">
            <text:p>15,2099999999997</text:p>
          </table:table-cell>
          <table:table-cell table:formula="of:=[.B1522]+([.E1522]*([.A1523]-[.A1522]))" office:value-type="float" office:value="-0.947712731877572" calcext:value-type="float">
            <text:p>-0,947712731877572</text:p>
          </table:table-cell>
          <table:table-cell table:formula="of:=-[.$H$4]*[.B1523]" office:value-type="float" office:value="0.473856365938786" calcext:value-type="float">
            <text:p>0,473856365938786</text:p>
          </table:table-cell>
          <table:table-cell table:formula="of:=[.C1523]/[.$H$2]" office:value-type="float" office:value="0.947712731877572" calcext:value-type="float">
            <text:p>0,947712731877572</text:p>
          </table:table-cell>
          <table:table-cell table:formula="of:=[.E1522]+([.D1522]*([.A1523]-[.A1522]))" office:value-type="float" office:value="-0.515856939871717" calcext:value-type="float">
            <text:p>-0,515856939871717</text:p>
          </table:table-cell>
          <table:table-cell table:number-columns-repeated="3"/>
        </table:table-row>
        <table:table-row table:style-name="ro1">
          <table:table-cell table:formula="of:=[.A1523]+0.01" office:value-type="float" office:value="15.2199999999997" calcext:value-type="float">
            <text:p>15,2199999999997</text:p>
          </table:table-cell>
          <table:table-cell table:formula="of:=[.B1523]+([.E1523]*([.A1524]-[.A1523]))" office:value-type="float" office:value="-0.952871301276289" calcext:value-type="float">
            <text:p>-0,952871301276289</text:p>
          </table:table-cell>
          <table:table-cell table:formula="of:=-[.$H$4]*[.B1524]" office:value-type="float" office:value="0.476435650638144" calcext:value-type="float">
            <text:p>0,476435650638144</text:p>
          </table:table-cell>
          <table:table-cell table:formula="of:=[.C1524]/[.$H$2]" office:value-type="float" office:value="0.952871301276289" calcext:value-type="float">
            <text:p>0,952871301276289</text:p>
          </table:table-cell>
          <table:table-cell table:formula="of:=[.E1523]+([.D1523]*([.A1524]-[.A1523]))" office:value-type="float" office:value="-0.506379812552942" calcext:value-type="float">
            <text:p>-0,506379812552942</text:p>
          </table:table-cell>
          <table:table-cell table:number-columns-repeated="3"/>
        </table:table-row>
        <table:table-row table:style-name="ro1">
          <table:table-cell table:formula="of:=[.A1524]+0.01" office:value-type="float" office:value="15.2299999999997" calcext:value-type="float">
            <text:p>15,2299999999997</text:p>
          </table:table-cell>
          <table:table-cell table:formula="of:=[.B1524]+([.E1524]*([.A1525]-[.A1524]))" office:value-type="float" office:value="-0.957935099401818" calcext:value-type="float">
            <text:p>-0,957935099401818</text:p>
          </table:table-cell>
          <table:table-cell table:formula="of:=-[.$H$4]*[.B1525]" office:value-type="float" office:value="0.478967549700909" calcext:value-type="float">
            <text:p>0,478967549700909</text:p>
          </table:table-cell>
          <table:table-cell table:formula="of:=[.C1525]/[.$H$2]" office:value-type="float" office:value="0.957935099401818" calcext:value-type="float">
            <text:p>0,957935099401818</text:p>
          </table:table-cell>
          <table:table-cell table:formula="of:=[.E1524]+([.D1524]*([.A1525]-[.A1524]))" office:value-type="float" office:value="-0.496851099540179" calcext:value-type="float">
            <text:p>-0,496851099540179</text:p>
          </table:table-cell>
          <table:table-cell table:number-columns-repeated="3"/>
        </table:table-row>
        <table:table-row table:style-name="ro1">
          <table:table-cell table:formula="of:=[.A1525]+0.01" office:value-type="float" office:value="15.2399999999997" calcext:value-type="float">
            <text:p>15,2399999999997</text:p>
          </table:table-cell>
          <table:table-cell table:formula="of:=[.B1525]+([.E1525]*([.A1526]-[.A1525]))" office:value-type="float" office:value="-0.96290361039722" calcext:value-type="float">
            <text:p>-0,96290361039722</text:p>
          </table:table-cell>
          <table:table-cell table:formula="of:=-[.$H$4]*[.B1526]" office:value-type="float" office:value="0.48145180519861" calcext:value-type="float">
            <text:p>0,48145180519861</text:p>
          </table:table-cell>
          <table:table-cell table:formula="of:=[.C1526]/[.$H$2]" office:value-type="float" office:value="0.96290361039722" calcext:value-type="float">
            <text:p>0,96290361039722</text:p>
          </table:table-cell>
          <table:table-cell table:formula="of:=[.E1525]+([.D1525]*([.A1526]-[.A1525]))" office:value-type="float" office:value="-0.487271748546161" calcext:value-type="float">
            <text:p>-0,487271748546161</text:p>
          </table:table-cell>
          <table:table-cell table:number-columns-repeated="3"/>
        </table:table-row>
        <table:table-row table:style-name="ro1">
          <table:table-cell table:formula="of:=[.A1526]+0.01" office:value-type="float" office:value="15.2499999999997" calcext:value-type="float">
            <text:p>15,2499999999997</text:p>
          </table:table-cell>
          <table:table-cell table:formula="of:=[.B1526]+([.E1526]*([.A1527]-[.A1526]))" office:value-type="float" office:value="-0.967776327882681" calcext:value-type="float">
            <text:p>-0,967776327882681</text:p>
          </table:table-cell>
          <table:table-cell table:formula="of:=-[.$H$4]*[.B1527]" office:value-type="float" office:value="0.483888163941341" calcext:value-type="float">
            <text:p>0,483888163941341</text:p>
          </table:table-cell>
          <table:table-cell table:formula="of:=[.C1527]/[.$H$2]" office:value-type="float" office:value="0.967776327882681" calcext:value-type="float">
            <text:p>0,967776327882681</text:p>
          </table:table-cell>
          <table:table-cell table:formula="of:=[.E1526]+([.D1526]*([.A1527]-[.A1526]))" office:value-type="float" office:value="-0.477642712442189" calcext:value-type="float">
            <text:p>-0,477642712442189</text:p>
          </table:table-cell>
          <table:table-cell table:number-columns-repeated="3"/>
        </table:table-row>
        <table:table-row table:style-name="ro1">
          <table:table-cell table:formula="of:=[.A1527]+0.01" office:value-type="float" office:value="15.2599999999997" calcext:value-type="float">
            <text:p>15,2599999999997</text:p>
          </table:table-cell>
          <table:table-cell table:formula="of:=[.B1527]+([.E1527]*([.A1528]-[.A1527]))" office:value-type="float" office:value="-0.972552755007103" calcext:value-type="float">
            <text:p>-0,972552755007103</text:p>
          </table:table-cell>
          <table:table-cell table:formula="of:=-[.$H$4]*[.B1528]" office:value-type="float" office:value="0.486276377503552" calcext:value-type="float">
            <text:p>0,486276377503552</text:p>
          </table:table-cell>
          <table:table-cell table:formula="of:=[.C1528]/[.$H$2]" office:value-type="float" office:value="0.972552755007103" calcext:value-type="float">
            <text:p>0,972552755007103</text:p>
          </table:table-cell>
          <table:table-cell table:formula="of:=[.E1527]+([.D1527]*([.A1528]-[.A1527]))" office:value-type="float" office:value="-0.467964949163363" calcext:value-type="float">
            <text:p>-0,467964949163363</text:p>
          </table:table-cell>
          <table:table-cell table:number-columns-repeated="3"/>
        </table:table-row>
        <table:table-row table:style-name="ro1">
          <table:table-cell table:formula="of:=[.A1528]+0.01" office:value-type="float" office:value="15.2699999999997" calcext:value-type="float">
            <text:p>15,2699999999997</text:p>
          </table:table-cell>
          <table:table-cell table:formula="of:=[.B1528]+([.E1528]*([.A1529]-[.A1528]))" office:value-type="float" office:value="-0.977232404498737" calcext:value-type="float">
            <text:p>-0,977232404498737</text:p>
          </table:table-cell>
          <table:table-cell table:formula="of:=-[.$H$4]*[.B1529]" office:value-type="float" office:value="0.488616202249368" calcext:value-type="float">
            <text:p>0,488616202249368</text:p>
          </table:table-cell>
          <table:table-cell table:formula="of:=[.C1529]/[.$H$2]" office:value-type="float" office:value="0.977232404498737" calcext:value-type="float">
            <text:p>0,977232404498737</text:p>
          </table:table-cell>
          <table:table-cell table:formula="of:=[.E1528]+([.D1528]*([.A1529]-[.A1528]))" office:value-type="float" office:value="-0.458239421613292" calcext:value-type="float">
            <text:p>-0,458239421613292</text:p>
          </table:table-cell>
          <table:table-cell table:number-columns-repeated="3"/>
        </table:table-row>
        <table:table-row table:style-name="ro1">
          <table:table-cell table:formula="of:=[.A1529]+0.01" office:value-type="float" office:value="15.2799999999997" calcext:value-type="float">
            <text:p>15,2799999999997</text:p>
          </table:table-cell>
          <table:table-cell table:formula="of:=[.B1529]+([.E1529]*([.A1530]-[.A1529]))" office:value-type="float" office:value="-0.98181479871487" calcext:value-type="float">
            <text:p>-0,98181479871487</text:p>
          </table:table-cell>
          <table:table-cell table:formula="of:=-[.$H$4]*[.B1530]" office:value-type="float" office:value="0.490907399357435" calcext:value-type="float">
            <text:p>0,490907399357435</text:p>
          </table:table-cell>
          <table:table-cell table:formula="of:=[.C1530]/[.$H$2]" office:value-type="float" office:value="0.98181479871487" calcext:value-type="float">
            <text:p>0,98181479871487</text:p>
          </table:table-cell>
          <table:table-cell table:formula="of:=[.E1529]+([.D1529]*([.A1530]-[.A1529]))" office:value-type="float" office:value="-0.448467097568305" calcext:value-type="float">
            <text:p>-0,448467097568305</text:p>
          </table:table-cell>
          <table:table-cell table:number-columns-repeated="3"/>
        </table:table-row>
        <table:table-row table:style-name="ro1">
          <table:table-cell table:formula="of:=[.A1530]+0.01" office:value-type="float" office:value="15.2899999999997" calcext:value-type="float">
            <text:p>15,2899999999997</text:p>
          </table:table-cell>
          <table:table-cell table:formula="of:=[.B1530]+([.E1530]*([.A1531]-[.A1530]))" office:value-type="float" office:value="-0.986299469690553" calcext:value-type="float">
            <text:p>-0,986299469690553</text:p>
          </table:table-cell>
          <table:table-cell table:formula="of:=-[.$H$4]*[.B1531]" office:value-type="float" office:value="0.493149734845276" calcext:value-type="float">
            <text:p>0,493149734845276</text:p>
          </table:table-cell>
          <table:table-cell table:formula="of:=[.C1531]/[.$H$2]" office:value-type="float" office:value="0.986299469690553" calcext:value-type="float">
            <text:p>0,986299469690553</text:p>
          </table:table-cell>
          <table:table-cell table:formula="of:=[.E1530]+([.D1530]*([.A1531]-[.A1530]))" office:value-type="float" office:value="-0.438648949581156" calcext:value-type="float">
            <text:p>-0,438648949581156</text:p>
          </table:table-cell>
          <table:table-cell table:number-columns-repeated="3"/>
        </table:table-row>
        <table:table-row table:style-name="ro1">
          <table:table-cell table:formula="of:=[.A1531]+0.01" office:value-type="float" office:value="15.2999999999997" calcext:value-type="float">
            <text:p>15,2999999999997</text:p>
          </table:table-cell>
          <table:table-cell table:formula="of:=[.B1531]+([.E1531]*([.A1532]-[.A1531]))" office:value-type="float" office:value="-0.990685959186364" calcext:value-type="float">
            <text:p>-0,990685959186364</text:p>
          </table:table-cell>
          <table:table-cell table:formula="of:=-[.$H$4]*[.B1532]" office:value-type="float" office:value="0.495342979593182" calcext:value-type="float">
            <text:p>0,495342979593182</text:p>
          </table:table-cell>
          <table:table-cell table:formula="of:=[.C1532]/[.$H$2]" office:value-type="float" office:value="0.990685959186364" calcext:value-type="float">
            <text:p>0,990685959186364</text:p>
          </table:table-cell>
          <table:table-cell table:formula="of:=[.E1531]+([.D1531]*([.A1532]-[.A1531]))" office:value-type="float" office:value="-0.428785954884251" calcext:value-type="float">
            <text:p>-0,428785954884251</text:p>
          </table:table-cell>
          <table:table-cell table:number-columns-repeated="3"/>
        </table:table-row>
        <table:table-row table:style-name="ro1">
          <table:table-cell table:formula="of:=[.A1532]+0.01" office:value-type="float" office:value="15.3099999999997" calcext:value-type="float">
            <text:p>15,3099999999997</text:p>
          </table:table-cell>
          <table:table-cell table:formula="of:=[.B1532]+([.E1532]*([.A1533]-[.A1532]))" office:value-type="float" office:value="-0.994973818735206" calcext:value-type="float">
            <text:p>-0,994973818735206</text:p>
          </table:table-cell>
          <table:table-cell table:formula="of:=-[.$H$4]*[.B1533]" office:value-type="float" office:value="0.497486909367603" calcext:value-type="float">
            <text:p>0,497486909367603</text:p>
          </table:table-cell>
          <table:table-cell table:formula="of:=[.C1533]/[.$H$2]" office:value-type="float" office:value="0.994973818735206" calcext:value-type="float">
            <text:p>0,994973818735206</text:p>
          </table:table-cell>
          <table:table-cell table:formula="of:=[.E1532]+([.D1532]*([.A1533]-[.A1532]))" office:value-type="float" office:value="-0.418879095292387" calcext:value-type="float">
            <text:p>-0,418879095292387</text:p>
          </table:table-cell>
          <table:table-cell table:number-columns-repeated="3"/>
        </table:table-row>
        <table:table-row table:style-name="ro1">
          <table:table-cell table:formula="of:=[.A1533]+0.01" office:value-type="float" office:value="15.3199999999997" calcext:value-type="float">
            <text:p>15,3199999999997</text:p>
          </table:table-cell>
          <table:table-cell table:formula="of:=[.B1533]+([.E1533]*([.A1534]-[.A1533]))" office:value-type="float" office:value="-0.99916260968813" calcext:value-type="float">
            <text:p>-0,99916260968813</text:p>
          </table:table-cell>
          <table:table-cell table:formula="of:=-[.$H$4]*[.B1534]" office:value-type="float" office:value="0.499581304844065" calcext:value-type="float">
            <text:p>0,499581304844065</text:p>
          </table:table-cell>
          <table:table-cell table:formula="of:=[.C1534]/[.$H$2]" office:value-type="float" office:value="0.99916260968813" calcext:value-type="float">
            <text:p>0,99916260968813</text:p>
          </table:table-cell>
          <table:table-cell table:formula="of:=[.E1533]+([.D1533]*([.A1534]-[.A1533]))" office:value-type="float" office:value="-0.408929357105035" calcext:value-type="float">
            <text:p>-0,408929357105035</text:p>
          </table:table-cell>
          <table:table-cell table:number-columns-repeated="3"/>
        </table:table-row>
        <table:table-row table:style-name="ro1">
          <table:table-cell table:formula="of:=[.A1534]+0.01" office:value-type="float" office:value="15.3299999999997" calcext:value-type="float">
            <text:p>15,3299999999997</text:p>
          </table:table-cell>
          <table:table-cell table:formula="of:=[.B1534]+([.E1534]*([.A1535]-[.A1534]))" office:value-type="float" office:value="-1.00325190325918" calcext:value-type="float">
            <text:p>-1,00325190325918</text:p>
          </table:table-cell>
          <table:table-cell table:formula="of:=-[.$H$4]*[.B1535]" office:value-type="float" office:value="0.50162595162959" calcext:value-type="float">
            <text:p>0,50162595162959</text:p>
          </table:table-cell>
          <table:table-cell table:formula="of:=[.C1535]/[.$H$2]" office:value-type="float" office:value="1.00325190325918" calcext:value-type="float">
            <text:p>1,00325190325918</text:p>
          </table:table-cell>
          <table:table-cell table:formula="of:=[.E1534]+([.D1534]*([.A1535]-[.A1534]))" office:value-type="float" office:value="-0.398937731008154" calcext:value-type="float">
            <text:p>-0,398937731008154</text:p>
          </table:table-cell>
          <table:table-cell table:number-columns-repeated="3"/>
        </table:table-row>
        <table:table-row table:style-name="ro1">
          <table:table-cell table:formula="of:=[.A1535]+0.01" office:value-type="float" office:value="15.3399999999997" calcext:value-type="float">
            <text:p>15,3399999999997</text:p>
          </table:table-cell>
          <table:table-cell table:formula="of:=[.B1535]+([.E1535]*([.A1536]-[.A1535]))" office:value-type="float" office:value="-1.00724128056926" calcext:value-type="float">
            <text:p>-1,00724128056926</text:p>
          </table:table-cell>
          <table:table-cell table:formula="of:=-[.$H$4]*[.B1536]" office:value-type="float" office:value="0.503620640284631" calcext:value-type="float">
            <text:p>0,503620640284631</text:p>
          </table:table-cell>
          <table:table-cell table:formula="of:=[.C1536]/[.$H$2]" office:value-type="float" office:value="1.00724128056926" calcext:value-type="float">
            <text:p>1,00724128056926</text:p>
          </table:table-cell>
          <table:table-cell table:formula="of:=[.E1535]+([.D1535]*([.A1536]-[.A1535]))" office:value-type="float" office:value="-0.388905211975563" calcext:value-type="float">
            <text:p>-0,388905211975563</text:p>
          </table:table-cell>
          <table:table-cell table:number-columns-repeated="3"/>
        </table:table-row>
        <table:table-row table:style-name="ro1">
          <table:table-cell table:formula="of:=[.A1536]+0.01" office:value-type="float" office:value="15.3499999999997" calcext:value-type="float">
            <text:p>15,3499999999997</text:p>
          </table:table-cell>
          <table:table-cell table:formula="of:=[.B1536]+([.E1536]*([.A1537]-[.A1536]))" office:value-type="float" office:value="-1.01113033268902" calcext:value-type="float">
            <text:p>-1,01113033268902</text:p>
          </table:table-cell>
          <table:table-cell table:formula="of:=-[.$H$4]*[.B1537]" office:value-type="float" office:value="0.505565166344509" calcext:value-type="float">
            <text:p>0,505565166344509</text:p>
          </table:table-cell>
          <table:table-cell table:formula="of:=[.C1537]/[.$H$2]" office:value-type="float" office:value="1.01113033268902" calcext:value-type="float">
            <text:p>1,01113033268902</text:p>
          </table:table-cell>
          <table:table-cell table:formula="of:=[.E1536]+([.D1536]*([.A1537]-[.A1536]))" office:value-type="float" office:value="-0.37883279916987" calcext:value-type="float">
            <text:p>-0,37883279916987</text:p>
          </table:table-cell>
          <table:table-cell table:number-columns-repeated="3"/>
        </table:table-row>
        <table:table-row table:style-name="ro1">
          <table:table-cell table:formula="of:=[.A1537]+0.01" office:value-type="float" office:value="15.3599999999997" calcext:value-type="float">
            <text:p>15,3599999999997</text:p>
          </table:table-cell>
          <table:table-cell table:formula="of:=[.B1537]+([.E1537]*([.A1538]-[.A1537]))" office:value-type="float" office:value="-1.01491866068072" calcext:value-type="float">
            <text:p>-1,01491866068072</text:p>
          </table:table-cell>
          <table:table-cell table:formula="of:=-[.$H$4]*[.B1538]" office:value-type="float" office:value="0.507459330340358" calcext:value-type="float">
            <text:p>0,507459330340358</text:p>
          </table:table-cell>
          <table:table-cell table:formula="of:=[.C1538]/[.$H$2]" office:value-type="float" office:value="1.01491866068072" calcext:value-type="float">
            <text:p>1,01491866068072</text:p>
          </table:table-cell>
          <table:table-cell table:formula="of:=[.E1537]+([.D1537]*([.A1538]-[.A1537]))" office:value-type="float" office:value="-0.36872149584298" calcext:value-type="float">
            <text:p>-0,36872149584298</text:p>
          </table:table-cell>
          <table:table-cell table:number-columns-repeated="3"/>
        </table:table-row>
        <table:table-row table:style-name="ro1">
          <table:table-cell table:formula="of:=[.A1538]+0.01" office:value-type="float" office:value="15.3699999999997" calcext:value-type="float">
            <text:p>15,3699999999997</text:p>
          </table:table-cell>
          <table:table-cell table:formula="of:=[.B1538]+([.E1538]*([.A1539]-[.A1538]))" office:value-type="float" office:value="-1.01860587563915" calcext:value-type="float">
            <text:p>-1,01860587563915</text:p>
          </table:table-cell>
          <table:table-cell table:formula="of:=-[.$H$4]*[.B1539]" office:value-type="float" office:value="0.509302937819573" calcext:value-type="float">
            <text:p>0,509302937819573</text:p>
          </table:table-cell>
          <table:table-cell table:formula="of:=[.C1539]/[.$H$2]" office:value-type="float" office:value="1.01860587563915" calcext:value-type="float">
            <text:p>1,01860587563915</text:p>
          </table:table-cell>
          <table:table-cell table:formula="of:=[.E1538]+([.D1538]*([.A1539]-[.A1538]))" office:value-type="float" office:value="-0.358572309236173" calcext:value-type="float">
            <text:p>-0,358572309236173</text:p>
          </table:table-cell>
          <table:table-cell table:number-columns-repeated="3"/>
        </table:table-row>
        <table:table-row table:style-name="ro1">
          <table:table-cell table:formula="of:=[.A1539]+0.01" office:value-type="float" office:value="15.3799999999997" calcext:value-type="float">
            <text:p>15,3799999999997</text:p>
          </table:table-cell>
          <table:table-cell table:formula="of:=[.B1539]+([.E1539]*([.A1540]-[.A1539]))" office:value-type="float" office:value="-1.02219159873151" calcext:value-type="float">
            <text:p>-1,02219159873151</text:p>
          </table:table-cell>
          <table:table-cell table:formula="of:=-[.$H$4]*[.B1540]" office:value-type="float" office:value="0.511095799365754" calcext:value-type="float">
            <text:p>0,511095799365754</text:p>
          </table:table-cell>
          <table:table-cell table:formula="of:=[.C1540]/[.$H$2]" office:value-type="float" office:value="1.02219159873151" calcext:value-type="float">
            <text:p>1,02219159873151</text:p>
          </table:table-cell>
          <table:table-cell table:formula="of:=[.E1539]+([.D1539]*([.A1540]-[.A1539]))" office:value-type="float" office:value="-0.348386250479782" calcext:value-type="float">
            <text:p>-0,348386250479782</text:p>
          </table:table-cell>
          <table:table-cell table:number-columns-repeated="3"/>
        </table:table-row>
        <table:table-row table:style-name="ro1">
          <table:table-cell table:formula="of:=[.A1540]+0.01" office:value-type="float" office:value="15.3899999999997" calcext:value-type="float">
            <text:p>15,3899999999997</text:p>
          </table:table-cell>
          <table:table-cell table:formula="of:=[.B1540]+([.E1540]*([.A1541]-[.A1540]))" office:value-type="float" office:value="-1.02567546123631" calcext:value-type="float">
            <text:p>-1,02567546123631</text:p>
          </table:table-cell>
          <table:table-cell table:formula="of:=-[.$H$4]*[.B1541]" office:value-type="float" office:value="0.512837730618153" calcext:value-type="float">
            <text:p>0,512837730618153</text:p>
          </table:table-cell>
          <table:table-cell table:formula="of:=[.C1541]/[.$H$2]" office:value-type="float" office:value="1.02567546123631" calcext:value-type="float">
            <text:p>1,02567546123631</text:p>
          </table:table-cell>
          <table:table-cell table:formula="of:=[.E1540]+([.D1540]*([.A1541]-[.A1540]))" office:value-type="float" office:value="-0.338164334492467" calcext:value-type="float">
            <text:p>-0,338164334492467</text:p>
          </table:table-cell>
          <table:table-cell table:number-columns-repeated="3"/>
        </table:table-row>
        <table:table-row table:style-name="ro1">
          <table:table-cell table:formula="of:=[.A1541]+0.01" office:value-type="float" office:value="15.3999999999997" calcext:value-type="float">
            <text:p>15,3999999999997</text:p>
          </table:table-cell>
          <table:table-cell table:formula="of:=[.B1541]+([.E1541]*([.A1542]-[.A1541]))" office:value-type="float" office:value="-1.02905710458123" calcext:value-type="float">
            <text:p>-1,02905710458123</text:p>
          </table:table-cell>
          <table:table-cell table:formula="of:=-[.$H$4]*[.B1542]" office:value-type="float" office:value="0.514528552290615" calcext:value-type="float">
            <text:p>0,514528552290615</text:p>
          </table:table-cell>
          <table:table-cell table:formula="of:=[.C1542]/[.$H$2]" office:value-type="float" office:value="1.02905710458123" calcext:value-type="float">
            <text:p>1,02905710458123</text:p>
          </table:table-cell>
          <table:table-cell table:formula="of:=[.E1541]+([.D1541]*([.A1542]-[.A1541]))" office:value-type="float" office:value="-0.327907579880104" calcext:value-type="float">
            <text:p>-0,327907579880104</text:p>
          </table:table-cell>
          <table:table-cell table:number-columns-repeated="3"/>
        </table:table-row>
        <table:table-row table:style-name="ro1">
          <table:table-cell table:formula="of:=[.A1542]+0.01" office:value-type="float" office:value="15.4099999999997" calcext:value-type="float">
            <text:p>15,4099999999997</text:p>
          </table:table-cell>
          <table:table-cell table:formula="of:=[.B1542]+([.E1542]*([.A1543]-[.A1542]))" office:value-type="float" office:value="-1.03233618038003" calcext:value-type="float">
            <text:p>-1,03233618038003</text:p>
          </table:table-cell>
          <table:table-cell table:formula="of:=-[.$H$4]*[.B1543]" office:value-type="float" office:value="0.516168090190015" calcext:value-type="float">
            <text:p>0,516168090190015</text:p>
          </table:table-cell>
          <table:table-cell table:formula="of:=[.C1543]/[.$H$2]" office:value-type="float" office:value="1.03233618038003" calcext:value-type="float">
            <text:p>1,03233618038003</text:p>
          </table:table-cell>
          <table:table-cell table:formula="of:=[.E1542]+([.D1542]*([.A1543]-[.A1542]))" office:value-type="float" office:value="-0.317617008834292" calcext:value-type="float">
            <text:p>-0,317617008834292</text:p>
          </table:table-cell>
          <table:table-cell table:number-columns-repeated="3"/>
        </table:table-row>
        <table:table-row table:style-name="ro1">
          <table:table-cell table:formula="of:=[.A1543]+0.01" office:value-type="float" office:value="15.4199999999997" calcext:value-type="float">
            <text:p>15,4199999999997</text:p>
          </table:table-cell>
          <table:table-cell table:formula="of:=[.B1543]+([.E1543]*([.A1544]-[.A1543]))" office:value-type="float" office:value="-1.03551235046837" calcext:value-type="float">
            <text:p>-1,03551235046837</text:p>
          </table:table-cell>
          <table:table-cell table:formula="of:=-[.$H$4]*[.B1544]" office:value-type="float" office:value="0.517756175234187" calcext:value-type="float">
            <text:p>0,517756175234187</text:p>
          </table:table-cell>
          <table:table-cell table:formula="of:=[.C1544]/[.$H$2]" office:value-type="float" office:value="1.03551235046837" calcext:value-type="float">
            <text:p>1,03551235046837</text:p>
          </table:table-cell>
          <table:table-cell table:formula="of:=[.E1543]+([.D1543]*([.A1544]-[.A1543]))" office:value-type="float" office:value="-0.307293647030492" calcext:value-type="float">
            <text:p>-0,307293647030492</text:p>
          </table:table-cell>
          <table:table-cell table:number-columns-repeated="3"/>
        </table:table-row>
        <table:table-row table:style-name="ro1">
          <table:table-cell table:formula="of:=[.A1544]+0.01" office:value-type="float" office:value="15.4299999999997" calcext:value-type="float">
            <text:p>15,4299999999997</text:p>
          </table:table-cell>
          <table:table-cell table:formula="of:=[.B1544]+([.E1544]*([.A1545]-[.A1544]))" office:value-type="float" office:value="-1.03858528693868" calcext:value-type="float">
            <text:p>-1,03858528693868</text:p>
          </table:table-cell>
          <table:table-cell table:formula="of:=-[.$H$4]*[.B1545]" office:value-type="float" office:value="0.519292643469339" calcext:value-type="float">
            <text:p>0,519292643469339</text:p>
          </table:table-cell>
          <table:table-cell table:formula="of:=[.C1545]/[.$H$2]" office:value-type="float" office:value="1.03858528693868" calcext:value-type="float">
            <text:p>1,03858528693868</text:p>
          </table:table-cell>
          <table:table-cell table:formula="of:=[.E1544]+([.D1544]*([.A1545]-[.A1544]))" office:value-type="float" office:value="-0.296938523525809" calcext:value-type="float">
            <text:p>-0,296938523525809</text:p>
          </table:table-cell>
          <table:table-cell table:number-columns-repeated="3"/>
        </table:table-row>
        <table:table-row table:style-name="ro1">
          <table:table-cell table:formula="of:=[.A1545]+0.01" office:value-type="float" office:value="15.4399999999997" calcext:value-type="float">
            <text:p>15,4399999999997</text:p>
          </table:table-cell>
          <table:table-cell table:formula="of:=[.B1545]+([.E1545]*([.A1546]-[.A1545]))" office:value-type="float" office:value="-1.04155467217394" calcext:value-type="float">
            <text:p>-1,04155467217394</text:p>
          </table:table-cell>
          <table:table-cell table:formula="of:=-[.$H$4]*[.B1546]" office:value-type="float" office:value="0.520777336086968" calcext:value-type="float">
            <text:p>0,520777336086968</text:p>
          </table:table-cell>
          <table:table-cell table:formula="of:=[.C1546]/[.$H$2]" office:value-type="float" office:value="1.04155467217394" calcext:value-type="float">
            <text:p>1,04155467217394</text:p>
          </table:table-cell>
          <table:table-cell table:formula="of:=[.E1545]+([.D1545]*([.A1546]-[.A1545]))" office:value-type="float" office:value="-0.286552670656422" calcext:value-type="float">
            <text:p>-0,286552670656422</text:p>
          </table:table-cell>
          <table:table-cell table:number-columns-repeated="3"/>
        </table:table-row>
        <table:table-row table:style-name="ro1">
          <table:table-cell table:formula="of:=[.A1546]+0.01" office:value-type="float" office:value="15.4499999999997" calcext:value-type="float">
            <text:p>15,4499999999997</text:p>
          </table:table-cell>
          <table:table-cell table:formula="of:=[.B1546]+([.E1546]*([.A1547]-[.A1546]))" office:value-type="float" office:value="-1.0444201988805" calcext:value-type="float">
            <text:p>-1,0444201988805</text:p>
          </table:table-cell>
          <table:table-cell table:formula="of:=-[.$H$4]*[.B1547]" office:value-type="float" office:value="0.52221009944025" calcext:value-type="float">
            <text:p>0,52221009944025</text:p>
          </table:table-cell>
          <table:table-cell table:formula="of:=[.C1547]/[.$H$2]" office:value-type="float" office:value="1.0444201988805" calcext:value-type="float">
            <text:p>1,0444201988805</text:p>
          </table:table-cell>
          <table:table-cell table:formula="of:=[.E1546]+([.D1546]*([.A1547]-[.A1546]))" office:value-type="float" office:value="-0.276137123934683" calcext:value-type="float">
            <text:p>-0,276137123934683</text:p>
          </table:table-cell>
          <table:table-cell table:number-columns-repeated="3"/>
        </table:table-row>
        <table:table-row table:style-name="ro1">
          <table:table-cell table:formula="of:=[.A1547]+0.01" office:value-type="float" office:value="15.4599999999997" calcext:value-type="float">
            <text:p>15,4599999999997</text:p>
          </table:table-cell>
          <table:table-cell table:formula="of:=[.B1547]+([.E1547]*([.A1548]-[.A1547]))" office:value-type="float" office:value="-1.04718157011985" calcext:value-type="float">
            <text:p>-1,04718157011985</text:p>
          </table:table-cell>
          <table:table-cell table:formula="of:=-[.$H$4]*[.B1548]" office:value-type="float" office:value="0.523590785059924" calcext:value-type="float">
            <text:p>0,523590785059924</text:p>
          </table:table-cell>
          <table:table-cell table:formula="of:=[.C1548]/[.$H$2]" office:value-type="float" office:value="1.04718157011985" calcext:value-type="float">
            <text:p>1,04718157011985</text:p>
          </table:table-cell>
          <table:table-cell table:formula="of:=[.E1547]+([.D1547]*([.A1548]-[.A1547]))" office:value-type="float" office:value="-0.265692921945878" calcext:value-type="float">
            <text:p>-0,265692921945878</text:p>
          </table:table-cell>
          <table:table-cell table:number-columns-repeated="3"/>
        </table:table-row>
        <table:table-row table:style-name="ro1">
          <table:table-cell table:formula="of:=[.A1548]+0.01" office:value-type="float" office:value="15.4699999999997" calcext:value-type="float">
            <text:p>15,4699999999997</text:p>
          </table:table-cell>
          <table:table-cell table:formula="of:=[.B1548]+([.E1548]*([.A1549]-[.A1548]))" office:value-type="float" office:value="-1.04983849933931" calcext:value-type="float">
            <text:p>-1,04983849933931</text:p>
          </table:table-cell>
          <table:table-cell table:formula="of:=-[.$H$4]*[.B1549]" office:value-type="float" office:value="0.524919249669653" calcext:value-type="float">
            <text:p>0,524919249669653</text:p>
          </table:table-cell>
          <table:table-cell table:formula="of:=[.C1549]/[.$H$2]" office:value-type="float" office:value="1.04983849933931" calcext:value-type="float">
            <text:p>1,04983849933931</text:p>
          </table:table-cell>
          <table:table-cell table:formula="of:=[.E1548]+([.D1548]*([.A1549]-[.A1548]))" office:value-type="float" office:value="-0.25522110624468" calcext:value-type="float">
            <text:p>-0,25522110624468</text:p>
          </table:table-cell>
          <table:table-cell table:number-columns-repeated="3"/>
        </table:table-row>
        <table:table-row table:style-name="ro1">
          <table:table-cell table:formula="of:=[.A1549]+0.01" office:value-type="float" office:value="15.4799999999997" calcext:value-type="float">
            <text:p>15,4799999999997</text:p>
          </table:table-cell>
          <table:table-cell table:formula="of:=[.B1549]+([.E1549]*([.A1550]-[.A1549]))" office:value-type="float" office:value="-1.05239071040175" calcext:value-type="float">
            <text:p>-1,05239071040175</text:p>
          </table:table-cell>
          <table:table-cell table:formula="of:=-[.$H$4]*[.B1550]" office:value-type="float" office:value="0.526195355200876" calcext:value-type="float">
            <text:p>0,526195355200876</text:p>
          </table:table-cell>
          <table:table-cell table:formula="of:=[.C1550]/[.$H$2]" office:value-type="float" office:value="1.05239071040175" calcext:value-type="float">
            <text:p>1,05239071040175</text:p>
          </table:table-cell>
          <table:table-cell table:formula="of:=[.E1549]+([.D1549]*([.A1550]-[.A1549]))" office:value-type="float" office:value="-0.244722721251287" calcext:value-type="float">
            <text:p>-0,244722721251287</text:p>
          </table:table-cell>
          <table:table-cell table:number-columns-repeated="3"/>
        </table:table-row>
        <table:table-row table:style-name="ro1">
          <table:table-cell table:formula="of:=[.A1550]+0.01" office:value-type="float" office:value="15.4899999999997" calcext:value-type="float">
            <text:p>15,4899999999997</text:p>
          </table:table-cell>
          <table:table-cell table:formula="of:=[.B1550]+([.E1550]*([.A1551]-[.A1550]))" office:value-type="float" office:value="-1.05483793761427" calcext:value-type="float">
            <text:p>-1,05483793761427</text:p>
          </table:table-cell>
          <table:table-cell table:formula="of:=-[.$H$4]*[.B1551]" office:value-type="float" office:value="0.527418968807133" calcext:value-type="float">
            <text:p>0,527418968807133</text:p>
          </table:table-cell>
          <table:table-cell table:formula="of:=[.C1551]/[.$H$2]" office:value-type="float" office:value="1.05483793761427" calcext:value-type="float">
            <text:p>1,05483793761427</text:p>
          </table:table-cell>
          <table:table-cell table:formula="of:=[.E1550]+([.D1550]*([.A1551]-[.A1550]))" office:value-type="float" office:value="-0.23419881414727" calcext:value-type="float">
            <text:p>-0,23419881414727</text:p>
          </table:table-cell>
          <table:table-cell table:number-columns-repeated="3"/>
        </table:table-row>
        <table:table-row table:style-name="ro1">
          <table:table-cell table:formula="of:=[.A1551]+0.01" office:value-type="float" office:value="15.4999999999997" calcext:value-type="float">
            <text:p>15,4999999999997</text:p>
          </table:table-cell>
          <table:table-cell table:formula="of:=[.B1551]+([.E1551]*([.A1552]-[.A1551]))" office:value-type="float" office:value="-1.05717992575574" calcext:value-type="float">
            <text:p>-1,05717992575574</text:p>
          </table:table-cell>
          <table:table-cell table:formula="of:=-[.$H$4]*[.B1552]" office:value-type="float" office:value="0.528589962877869" calcext:value-type="float">
            <text:p>0,528589962877869</text:p>
          </table:table-cell>
          <table:table-cell table:formula="of:=[.C1552]/[.$H$2]" office:value-type="float" office:value="1.05717992575574" calcext:value-type="float">
            <text:p>1,05717992575574</text:p>
          </table:table-cell>
          <table:table-cell table:formula="of:=[.E1551]+([.D1551]*([.A1552]-[.A1551]))" office:value-type="float" office:value="-0.223650434771127" calcext:value-type="float">
            <text:p>-0,223650434771127</text:p>
          </table:table-cell>
          <table:table-cell table:number-columns-repeated="3"/>
        </table:table-row>
        <table:table-row table:style-name="ro1">
          <table:table-cell table:formula="of:=[.A1552]+0.01" office:value-type="float" office:value="15.5099999999997" calcext:value-type="float">
            <text:p>15,5099999999997</text:p>
          </table:table-cell>
          <table:table-cell table:formula="of:=[.B1552]+([.E1552]*([.A1553]-[.A1552]))" office:value-type="float" office:value="-1.05941643010345" calcext:value-type="float">
            <text:p>-1,05941643010345</text:p>
          </table:table-cell>
          <table:table-cell table:formula="of:=-[.$H$4]*[.B1553]" office:value-type="float" office:value="0.529708215051725" calcext:value-type="float">
            <text:p>0,529708215051725</text:p>
          </table:table-cell>
          <table:table-cell table:formula="of:=[.C1553]/[.$H$2]" office:value-type="float" office:value="1.05941643010345" calcext:value-type="float">
            <text:p>1,05941643010345</text:p>
          </table:table-cell>
          <table:table-cell table:formula="of:=[.E1552]+([.D1552]*([.A1553]-[.A1552]))" office:value-type="float" office:value="-0.21307863551357" calcext:value-type="float">
            <text:p>-0,21307863551357</text:p>
          </table:table-cell>
          <table:table-cell table:number-columns-repeated="3"/>
        </table:table-row>
        <table:table-row table:style-name="ro1">
          <table:table-cell table:formula="of:=[.A1553]+0.01" office:value-type="float" office:value="15.5199999999997" calcext:value-type="float">
            <text:p>15,5199999999997</text:p>
          </table:table-cell>
          <table:table-cell table:formula="of:=[.B1553]+([.E1553]*([.A1554]-[.A1553]))" office:value-type="float" office:value="-1.06154721645859" calcext:value-type="float">
            <text:p>-1,06154721645859</text:p>
          </table:table-cell>
          <table:table-cell table:formula="of:=-[.$H$4]*[.B1554]" office:value-type="float" office:value="0.530773608229293" calcext:value-type="float">
            <text:p>0,530773608229293</text:p>
          </table:table-cell>
          <table:table-cell table:formula="of:=[.C1554]/[.$H$2]" office:value-type="float" office:value="1.06154721645859" calcext:value-type="float">
            <text:p>1,06154721645859</text:p>
          </table:table-cell>
          <table:table-cell table:formula="of:=[.E1553]+([.D1553]*([.A1554]-[.A1553]))" office:value-type="float" office:value="-0.202484471212536" calcext:value-type="float">
            <text:p>-0,202484471212536</text:p>
          </table:table-cell>
          <table:table-cell table:number-columns-repeated="3"/>
        </table:table-row>
        <table:table-row table:style-name="ro1">
          <table:table-cell table:formula="of:=[.A1554]+0.01" office:value-type="float" office:value="15.5299999999997" calcext:value-type="float">
            <text:p>15,5299999999997</text:p>
          </table:table-cell>
          <table:table-cell table:formula="of:=[.B1554]+([.E1554]*([.A1555]-[.A1554]))" office:value-type="float" office:value="-1.06357206117071" calcext:value-type="float">
            <text:p>-1,06357206117071</text:p>
          </table:table-cell>
          <table:table-cell table:formula="of:=-[.$H$4]*[.B1555]" office:value-type="float" office:value="0.531786030585355" calcext:value-type="float">
            <text:p>0,531786030585355</text:p>
          </table:table-cell>
          <table:table-cell table:formula="of:=[.C1555]/[.$H$2]" office:value-type="float" office:value="1.06357206117071" calcext:value-type="float">
            <text:p>1,06357206117071</text:p>
          </table:table-cell>
          <table:table-cell table:formula="of:=[.E1554]+([.D1554]*([.A1555]-[.A1554]))" office:value-type="float" office:value="-0.19186899904795" calcext:value-type="float">
            <text:p>-0,19186899904795</text:p>
          </table:table-cell>
          <table:table-cell table:number-columns-repeated="3"/>
        </table:table-row>
        <table:table-row table:style-name="ro1">
          <table:table-cell table:formula="of:=[.A1555]+0.01" office:value-type="float" office:value="15.5399999999997" calcext:value-type="float">
            <text:p>15,5399999999997</text:p>
          </table:table-cell>
          <table:table-cell table:formula="of:=[.B1555]+([.E1555]*([.A1556]-[.A1555]))" office:value-type="float" office:value="-1.06549075116119" calcext:value-type="float">
            <text:p>-1,06549075116119</text:p>
          </table:table-cell>
          <table:table-cell table:formula="of:=-[.$H$4]*[.B1556]" office:value-type="float" office:value="0.532745375580595" calcext:value-type="float">
            <text:p>0,532745375580595</text:p>
          </table:table-cell>
          <table:table-cell table:formula="of:=[.C1556]/[.$H$2]" office:value-type="float" office:value="1.06549075116119" calcext:value-type="float">
            <text:p>1,06549075116119</text:p>
          </table:table-cell>
          <table:table-cell table:formula="of:=[.E1555]+([.D1555]*([.A1556]-[.A1555]))" office:value-type="float" office:value="-0.181233278436243" calcext:value-type="float">
            <text:p>-0,181233278436243</text:p>
          </table:table-cell>
          <table:table-cell table:number-columns-repeated="3"/>
        </table:table-row>
        <table:table-row table:style-name="ro1">
          <table:table-cell table:formula="of:=[.A1556]+0.01" office:value-type="float" office:value="15.5499999999997" calcext:value-type="float">
            <text:p>15,5499999999997</text:p>
          </table:table-cell>
          <table:table-cell table:formula="of:=[.B1556]+([.E1556]*([.A1557]-[.A1556]))" office:value-type="float" office:value="-1.06730308394555" calcext:value-type="float">
            <text:p>-1,06730308394555</text:p>
          </table:table-cell>
          <table:table-cell table:formula="of:=-[.$H$4]*[.B1557]" office:value-type="float" office:value="0.533651541972776" calcext:value-type="float">
            <text:p>0,533651541972776</text:p>
          </table:table-cell>
          <table:table-cell table:formula="of:=[.C1557]/[.$H$2]" office:value-type="float" office:value="1.06730308394555" calcext:value-type="float">
            <text:p>1,06730308394555</text:p>
          </table:table-cell>
          <table:table-cell table:formula="of:=[.E1556]+([.D1556]*([.A1557]-[.A1556]))" office:value-type="float" office:value="-0.170578370924632" calcext:value-type="float">
            <text:p>-0,170578370924632</text:p>
          </table:table-cell>
          <table:table-cell table:number-columns-repeated="3"/>
        </table:table-row>
        <table:table-row table:style-name="ro1">
          <table:table-cell table:formula="of:=[.A1557]+0.01" office:value-type="float" office:value="15.5599999999997" calcext:value-type="float">
            <text:p>15,5599999999997</text:p>
          </table:table-cell>
          <table:table-cell table:formula="of:=[.B1557]+([.E1557]*([.A1558]-[.A1557]))" office:value-type="float" office:value="-1.0690088676548" calcext:value-type="float">
            <text:p>-1,0690088676548</text:p>
          </table:table-cell>
          <table:table-cell table:formula="of:=-[.$H$4]*[.B1558]" office:value-type="float" office:value="0.534504433827399" calcext:value-type="float">
            <text:p>0,534504433827399</text:p>
          </table:table-cell>
          <table:table-cell table:formula="of:=[.C1558]/[.$H$2]" office:value-type="float" office:value="1.0690088676548" calcext:value-type="float">
            <text:p>1,0690088676548</text:p>
          </table:table-cell>
          <table:table-cell table:formula="of:=[.E1557]+([.D1557]*([.A1558]-[.A1557]))" office:value-type="float" office:value="-0.159905340085176" calcext:value-type="float">
            <text:p>-0,159905340085176</text:p>
          </table:table-cell>
          <table:table-cell table:number-columns-repeated="3"/>
        </table:table-row>
        <table:table-row table:style-name="ro1">
          <table:table-cell table:formula="of:=[.A1558]+0.01" office:value-type="float" office:value="15.5699999999997" calcext:value-type="float">
            <text:p>15,5699999999997</text:p>
          </table:table-cell>
          <table:table-cell table:formula="of:=[.B1558]+([.E1558]*([.A1559]-[.A1558]))" office:value-type="float" office:value="-1.07060792105565" calcext:value-type="float">
            <text:p>-1,07060792105565</text:p>
          </table:table-cell>
          <table:table-cell table:formula="of:=-[.$H$4]*[.B1559]" office:value-type="float" office:value="0.535303960527825" calcext:value-type="float">
            <text:p>0,535303960527825</text:p>
          </table:table-cell>
          <table:table-cell table:formula="of:=[.C1559]/[.$H$2]" office:value-type="float" office:value="1.07060792105565" calcext:value-type="float">
            <text:p>1,07060792105565</text:p>
          </table:table-cell>
          <table:table-cell table:formula="of:=[.E1558]+([.D1558]*([.A1559]-[.A1558]))" office:value-type="float" office:value="-0.149215251408629" calcext:value-type="float">
            <text:p>-0,149215251408629</text:p>
          </table:table-cell>
          <table:table-cell table:number-columns-repeated="3"/>
        </table:table-row>
        <table:table-row table:style-name="ro1">
          <table:table-cell table:formula="of:=[.A1559]+0.01" office:value-type="float" office:value="15.5799999999997" calcext:value-type="float">
            <text:p>15,5799999999997</text:p>
          </table:table-cell>
          <table:table-cell table:formula="of:=[.B1559]+([.E1559]*([.A1560]-[.A1559]))" office:value-type="float" office:value="-1.07210007356974" calcext:value-type="float">
            <text:p>-1,07210007356974</text:p>
          </table:table-cell>
          <table:table-cell table:formula="of:=-[.$H$4]*[.B1560]" office:value-type="float" office:value="0.536050036784868" calcext:value-type="float">
            <text:p>0,536050036784868</text:p>
          </table:table-cell>
          <table:table-cell table:formula="of:=[.C1560]/[.$H$2]" office:value-type="float" office:value="1.07210007356974" calcext:value-type="float">
            <text:p>1,07210007356974</text:p>
          </table:table-cell>
          <table:table-cell table:formula="of:=[.E1559]+([.D1559]*([.A1560]-[.A1559]))" office:value-type="float" office:value="-0.138509172198072" calcext:value-type="float">
            <text:p>-0,138509172198072</text:p>
          </table:table-cell>
          <table:table-cell table:number-columns-repeated="3"/>
        </table:table-row>
        <table:table-row table:style-name="ro1">
          <table:table-cell table:formula="of:=[.A1560]+0.01" office:value-type="float" office:value="15.5899999999997" calcext:value-type="float">
            <text:p>15,5899999999997</text:p>
          </table:table-cell>
          <table:table-cell table:formula="of:=[.B1560]+([.E1560]*([.A1561]-[.A1560]))" office:value-type="float" office:value="-1.07348516529172" calcext:value-type="float">
            <text:p>-1,07348516529172</text:p>
          </table:table-cell>
          <table:table-cell table:formula="of:=-[.$H$4]*[.B1561]" office:value-type="float" office:value="0.536742582645859" calcext:value-type="float">
            <text:p>0,536742582645859</text:p>
          </table:table-cell>
          <table:table-cell table:formula="of:=[.C1561]/[.$H$2]" office:value-type="float" office:value="1.07348516529172" calcext:value-type="float">
            <text:p>1,07348516529172</text:p>
          </table:table-cell>
          <table:table-cell table:formula="of:=[.E1560]+([.D1560]*([.A1561]-[.A1560]))" office:value-type="float" office:value="-0.127788171462375" calcext:value-type="float">
            <text:p>-0,127788171462375</text:p>
          </table:table-cell>
          <table:table-cell table:number-columns-repeated="3"/>
        </table:table-row>
        <table:table-row table:style-name="ro1">
          <table:table-cell table:formula="of:=[.A1561]+0.01" office:value-type="float" office:value="15.5999999999997" calcext:value-type="float">
            <text:p>15,5999999999997</text:p>
          </table:table-cell>
          <table:table-cell table:formula="of:=[.B1561]+([.E1561]*([.A1562]-[.A1561]))" office:value-type="float" office:value="-1.07476304700634" calcext:value-type="float">
            <text:p>-1,07476304700634</text:p>
          </table:table-cell>
          <table:table-cell table:formula="of:=-[.$H$4]*[.B1562]" office:value-type="float" office:value="0.537381523503171" calcext:value-type="float">
            <text:p>0,537381523503171</text:p>
          </table:table-cell>
          <table:table-cell table:formula="of:=[.C1562]/[.$H$2]" office:value-type="float" office:value="1.07476304700634" calcext:value-type="float">
            <text:p>1,07476304700634</text:p>
          </table:table-cell>
          <table:table-cell table:formula="of:=[.E1561]+([.D1561]*([.A1562]-[.A1561]))" office:value-type="float" office:value="-0.117053319809458" calcext:value-type="float">
            <text:p>-0,117053319809458</text:p>
          </table:table-cell>
          <table:table-cell table:number-columns-repeated="3"/>
        </table:table-row>
        <table:table-row table:style-name="ro1">
          <table:table-cell table:formula="of:=[.A1562]+0.01" office:value-type="float" office:value="15.6099999999997" calcext:value-type="float">
            <text:p>15,6099999999997</text:p>
          </table:table-cell>
          <table:table-cell table:formula="of:=[.B1562]+([.E1562]*([.A1563]-[.A1562]))" office:value-type="float" office:value="-1.07593358020444" calcext:value-type="float">
            <text:p>-1,07593358020444</text:p>
          </table:table-cell>
          <table:table-cell table:formula="of:=-[.$H$4]*[.B1563]" office:value-type="float" office:value="0.537966790102218" calcext:value-type="float">
            <text:p>0,537966790102218</text:p>
          </table:table-cell>
          <table:table-cell table:formula="of:=[.C1563]/[.$H$2]" office:value-type="float" office:value="1.07593358020444" calcext:value-type="float">
            <text:p>1,07593358020444</text:p>
          </table:table-cell>
          <table:table-cell table:formula="of:=[.E1562]+([.D1562]*([.A1563]-[.A1562]))" office:value-type="float" office:value="-0.106305689339395" calcext:value-type="float">
            <text:p>-0,106305689339395</text:p>
          </table:table-cell>
          <table:table-cell table:number-columns-repeated="3"/>
        </table:table-row>
        <table:table-row table:style-name="ro1">
          <table:table-cell table:formula="of:=[.A1563]+0.01" office:value-type="float" office:value="15.6199999999997" calcext:value-type="float">
            <text:p>15,6199999999997</text:p>
          </table:table-cell>
          <table:table-cell table:formula="of:=[.B1563]+([.E1563]*([.A1564]-[.A1563]))" office:value-type="float" office:value="-1.07699663709783" calcext:value-type="float">
            <text:p>-1,07699663709783</text:p>
          </table:table-cell>
          <table:table-cell table:formula="of:=-[.$H$4]*[.B1564]" office:value-type="float" office:value="0.538498318548915" calcext:value-type="float">
            <text:p>0,538498318548915</text:p>
          </table:table-cell>
          <table:table-cell table:formula="of:=[.C1564]/[.$H$2]" office:value-type="float" office:value="1.07699663709783" calcext:value-type="float">
            <text:p>1,07699663709783</text:p>
          </table:table-cell>
          <table:table-cell table:formula="of:=[.E1563]+([.D1563]*([.A1564]-[.A1563]))" office:value-type="float" office:value="-0.0955463535373509" calcext:value-type="float">
            <text:p>-0,095546353537351</text:p>
          </table:table-cell>
          <table:table-cell table:number-columns-repeated="3"/>
        </table:table-row>
        <table:table-row table:style-name="ro1">
          <table:table-cell table:formula="of:=[.A1564]+0.01" office:value-type="float" office:value="15.6299999999997" calcext:value-type="float">
            <text:p>15,6299999999997</text:p>
          </table:table-cell>
          <table:table-cell table:formula="of:=[.B1564]+([.E1564]*([.A1565]-[.A1564]))" office:value-type="float" office:value="-1.0779521006332" calcext:value-type="float">
            <text:p>-1,0779521006332</text:p>
          </table:table-cell>
          <table:table-cell table:formula="of:=-[.$H$4]*[.B1565]" office:value-type="float" office:value="0.538976050316602" calcext:value-type="float">
            <text:p>0,538976050316602</text:p>
          </table:table-cell>
          <table:table-cell table:formula="of:=[.C1565]/[.$H$2]" office:value-type="float" office:value="1.0779521006332" calcext:value-type="float">
            <text:p>1,0779521006332</text:p>
          </table:table-cell>
          <table:table-cell table:formula="of:=[.E1564]+([.D1564]*([.A1565]-[.A1564]))" office:value-type="float" office:value="-0.0847763871663728" calcext:value-type="float">
            <text:p>-0,084776387166373</text:p>
          </table:table-cell>
          <table:table-cell table:number-columns-repeated="3"/>
        </table:table-row>
        <table:table-row table:style-name="ro1">
          <table:table-cell table:formula="of:=[.A1565]+0.01" office:value-type="float" office:value="15.6399999999997" calcext:value-type="float">
            <text:p>15,6399999999997</text:p>
          </table:table-cell>
          <table:table-cell table:formula="of:=[.B1565]+([.E1565]*([.A1566]-[.A1565]))" office:value-type="float" office:value="-1.07879986450487" calcext:value-type="float">
            <text:p>-1,07879986450487</text:p>
          </table:table-cell>
          <table:table-cell table:formula="of:=-[.$H$4]*[.B1566]" office:value-type="float" office:value="0.539399932252433" calcext:value-type="float">
            <text:p>0,539399932252433</text:p>
          </table:table-cell>
          <table:table-cell table:formula="of:=[.C1566]/[.$H$2]" office:value-type="float" office:value="1.07879986450487" calcext:value-type="float">
            <text:p>1,07879986450487</text:p>
          </table:table-cell>
          <table:table-cell table:formula="of:=[.E1565]+([.D1565]*([.A1566]-[.A1565]))" office:value-type="float" office:value="-0.073996866160041" calcext:value-type="float">
            <text:p>-0,073996866160041</text:p>
          </table:table-cell>
          <table:table-cell table:number-columns-repeated="3"/>
        </table:table-row>
        <table:table-row table:style-name="ro1">
          <table:table-cell table:formula="of:=[.A1566]+0.01" office:value-type="float" office:value="15.6499999999997" calcext:value-type="float">
            <text:p>15,6499999999997</text:p>
          </table:table-cell>
          <table:table-cell table:formula="of:=[.B1566]+([.E1566]*([.A1567]-[.A1566]))" office:value-type="float" office:value="-1.07953983316647" calcext:value-type="float">
            <text:p>-1,07953983316647</text:p>
          </table:table-cell>
          <table:table-cell table:formula="of:=-[.$H$4]*[.B1567]" office:value-type="float" office:value="0.539769916583234" calcext:value-type="float">
            <text:p>0,539769916583234</text:p>
          </table:table-cell>
          <table:table-cell table:formula="of:=[.C1567]/[.$H$2]" office:value-type="float" office:value="1.07953983316647" calcext:value-type="float">
            <text:p>1,07953983316647</text:p>
          </table:table-cell>
          <table:table-cell table:formula="of:=[.E1566]+([.D1566]*([.A1567]-[.A1566]))" office:value-type="float" office:value="-0.0632088675149926" calcext:value-type="float">
            <text:p>-0,063208867514993</text:p>
          </table:table-cell>
          <table:table-cell table:number-columns-repeated="3"/>
        </table:table-row>
        <table:table-row table:style-name="ro1">
          <table:table-cell table:formula="of:=[.A1567]+0.01" office:value-type="float" office:value="15.6599999999997" calcext:value-type="float">
            <text:p>15,6599999999997</text:p>
          </table:table-cell>
          <table:table-cell table:formula="of:=[.B1567]+([.E1567]*([.A1568]-[.A1567]))" office:value-type="float" office:value="-1.08017192184162" calcext:value-type="float">
            <text:p>-1,08017192184162</text:p>
          </table:table-cell>
          <table:table-cell table:formula="of:=-[.$H$4]*[.B1568]" office:value-type="float" office:value="0.540085960920808" calcext:value-type="float">
            <text:p>0,540085960920808</text:p>
          </table:table-cell>
          <table:table-cell table:formula="of:=[.C1568]/[.$H$2]" office:value-type="float" office:value="1.08017192184162" calcext:value-type="float">
            <text:p>1,08017192184162</text:p>
          </table:table-cell>
          <table:table-cell table:formula="of:=[.E1567]+([.D1567]*([.A1568]-[.A1567]))" office:value-type="float" office:value="-0.0524134691833281" calcext:value-type="float">
            <text:p>-0,052413469183328</text:p>
          </table:table-cell>
          <table:table-cell table:number-columns-repeated="3"/>
        </table:table-row>
        <table:table-row table:style-name="ro1">
          <table:table-cell table:formula="of:=[.A1568]+0.01" office:value-type="float" office:value="15.6699999999997" calcext:value-type="float">
            <text:p>15,6699999999997</text:p>
          </table:table-cell>
          <table:table-cell table:formula="of:=[.B1568]+([.E1568]*([.A1569]-[.A1568]))" office:value-type="float" office:value="-1.08069605653345" calcext:value-type="float">
            <text:p>-1,08069605653345</text:p>
          </table:table-cell>
          <table:table-cell table:formula="of:=-[.$H$4]*[.B1569]" office:value-type="float" office:value="0.540348028266725" calcext:value-type="float">
            <text:p>0,540348028266725</text:p>
          </table:table-cell>
          <table:table-cell table:formula="of:=[.C1569]/[.$H$2]" office:value-type="float" office:value="1.08069605653345" calcext:value-type="float">
            <text:p>1,08069605653345</text:p>
          </table:table-cell>
          <table:table-cell table:formula="of:=[.E1568]+([.D1568]*([.A1569]-[.A1568]))" office:value-type="float" office:value="-0.0416117499649122" calcext:value-type="float">
            <text:p>-0,041611749964912</text:p>
          </table:table-cell>
          <table:table-cell table:number-columns-repeated="3"/>
        </table:table-row>
        <table:table-row table:style-name="ro1">
          <table:table-cell table:formula="of:=[.A1569]+0.01" office:value-type="float" office:value="15.6799999999997" calcext:value-type="float">
            <text:p>15,6799999999997</text:p>
          </table:table-cell>
          <table:table-cell table:formula="of:=[.B1569]+([.E1569]*([.A1570]-[.A1569]))" office:value-type="float" office:value="-1.0811121740331" calcext:value-type="float">
            <text:p>-1,0811121740331</text:p>
          </table:table-cell>
          <table:table-cell table:formula="of:=-[.$H$4]*[.B1570]" office:value-type="float" office:value="0.54055608701655" calcext:value-type="float">
            <text:p>0,54055608701655</text:p>
          </table:table-cell>
          <table:table-cell table:formula="of:=[.C1570]/[.$H$2]" office:value-type="float" office:value="1.0811121740331" calcext:value-type="float">
            <text:p>1,0811121740331</text:p>
          </table:table-cell>
          <table:table-cell table:formula="of:=[.E1569]+([.D1569]*([.A1570]-[.A1569]))" office:value-type="float" office:value="-0.0308047893995779" calcext:value-type="float">
            <text:p>-0,030804789399578</text:p>
          </table:table-cell>
          <table:table-cell table:number-columns-repeated="3"/>
        </table:table-row>
        <table:table-row table:style-name="ro1">
          <table:table-cell table:formula="of:=[.A1570]+0.01" office:value-type="float" office:value="15.6899999999997" calcext:value-type="float">
            <text:p>15,6899999999997</text:p>
          </table:table-cell>
          <table:table-cell table:formula="of:=[.B1570]+([.E1570]*([.A1571]-[.A1570]))" office:value-type="float" office:value="-1.0814202219271" calcext:value-type="float">
            <text:p>-1,0814202219271</text:p>
          </table:table-cell>
          <table:table-cell table:formula="of:=-[.$H$4]*[.B1571]" office:value-type="float" office:value="0.540710110963548" calcext:value-type="float">
            <text:p>0,540710110963548</text:p>
          </table:table-cell>
          <table:table-cell table:formula="of:=[.C1571]/[.$H$2]" office:value-type="float" office:value="1.0814202219271" calcext:value-type="float">
            <text:p>1,0814202219271</text:p>
          </table:table-cell>
          <table:table-cell table:formula="of:=[.E1570]+([.D1570]*([.A1571]-[.A1570]))" office:value-type="float" office:value="-0.0199936676592472" calcext:value-type="float">
            <text:p>-0,019993667659247</text:p>
          </table:table-cell>
          <table:table-cell table:number-columns-repeated="3"/>
        </table:table-row>
        <table:table-row table:style-name="ro1">
          <table:table-cell table:formula="of:=[.A1571]+0.01" office:value-type="float" office:value="15.6999999999997" calcext:value-type="float">
            <text:p>15,6999999999997</text:p>
          </table:table-cell>
          <table:table-cell table:formula="of:=[.B1571]+([.E1571]*([.A1572]-[.A1571]))" office:value-type="float" office:value="-1.08162015860369" calcext:value-type="float">
            <text:p>-1,08162015860369</text:p>
          </table:table-cell>
          <table:table-cell table:formula="of:=-[.$H$4]*[.B1572]" office:value-type="float" office:value="0.540810079301844" calcext:value-type="float">
            <text:p>0,540810079301844</text:p>
          </table:table-cell>
          <table:table-cell table:formula="of:=[.C1572]/[.$H$2]" office:value-type="float" office:value="1.08162015860369" calcext:value-type="float">
            <text:p>1,08162015860369</text:p>
          </table:table-cell>
          <table:table-cell table:formula="of:=[.E1571]+([.D1571]*([.A1572]-[.A1571]))" office:value-type="float" office:value="-0.00917946543997644" calcext:value-type="float">
            <text:p>-0,009179465439976</text:p>
          </table:table-cell>
          <table:table-cell table:number-columns-repeated="3"/>
        </table:table-row>
        <table:table-row table:style-name="ro1">
          <table:table-cell table:formula="of:=[.A1572]+0.01" office:value-type="float" office:value="15.7099999999997" calcext:value-type="float">
            <text:p>15,7099999999997</text:p>
          </table:table-cell>
          <table:table-cell table:formula="of:=[.B1572]+([.E1572]*([.A1573]-[.A1572]))" office:value-type="float" office:value="-1.08171195325809" calcext:value-type="float">
            <text:p>-1,08171195325809</text:p>
          </table:table-cell>
          <table:table-cell table:formula="of:=-[.$H$4]*[.B1573]" office:value-type="float" office:value="0.540855976629044" calcext:value-type="float">
            <text:p>0,540855976629044</text:p>
          </table:table-cell>
          <table:table-cell table:formula="of:=[.C1573]/[.$H$2]" office:value-type="float" office:value="1.08171195325809" calcext:value-type="float">
            <text:p>1,08171195325809</text:p>
          </table:table-cell>
          <table:table-cell table:formula="of:=[.E1572]+([.D1572]*([.A1573]-[.A1572]))" office:value-type="float" office:value="0.00163673614606021" calcext:value-type="float">
            <text:p>0,00163673614606</text:p>
          </table:table-cell>
          <table:table-cell table:number-columns-repeated="3"/>
        </table:table-row>
        <table:table-row table:style-name="ro1">
          <table:table-cell table:formula="of:=[.A1573]+0.01" office:value-type="float" office:value="15.7199999999997" calcext:value-type="float">
            <text:p>15,7199999999997</text:p>
          </table:table-cell>
          <table:table-cell table:formula="of:=[.B1573]+([.E1573]*([.A1574]-[.A1573]))" office:value-type="float" office:value="-1.08169558589663" calcext:value-type="float">
            <text:p>-1,08169558589663</text:p>
          </table:table-cell>
          <table:table-cell table:formula="of:=-[.$H$4]*[.B1574]" office:value-type="float" office:value="0.540847792948313" calcext:value-type="float">
            <text:p>0,540847792948313</text:p>
          </table:table-cell>
          <table:table-cell table:formula="of:=[.C1574]/[.$H$2]" office:value-type="float" office:value="1.08169558589663" calcext:value-type="float">
            <text:p>1,08169558589663</text:p>
          </table:table-cell>
          <table:table-cell table:formula="of:=[.E1573]+([.D1573]*([.A1574]-[.A1573]))" office:value-type="float" office:value="0.0124538556786409" calcext:value-type="float">
            <text:p>0,012453855678641</text:p>
          </table:table-cell>
          <table:table-cell table:number-columns-repeated="3"/>
        </table:table-row>
        <table:table-row table:style-name="ro1">
          <table:table-cell table:formula="of:=[.A1574]+0.01" office:value-type="float" office:value="15.7299999999997" calcext:value-type="float">
            <text:p>15,7299999999997</text:p>
          </table:table-cell>
          <table:table-cell table:formula="of:=[.B1574]+([.E1574]*([.A1575]-[.A1574]))" office:value-type="float" office:value="-1.08157104733984" calcext:value-type="float">
            <text:p>-1,08157104733984</text:p>
          </table:table-cell>
          <table:table-cell table:formula="of:=-[.$H$4]*[.B1575]" office:value-type="float" office:value="0.54078552366992" calcext:value-type="float">
            <text:p>0,54078552366992</text:p>
          </table:table-cell>
          <table:table-cell table:formula="of:=[.C1575]/[.$H$2]" office:value-type="float" office:value="1.08157104733984" calcext:value-type="float">
            <text:p>1,08157104733984</text:p>
          </table:table-cell>
          <table:table-cell table:formula="of:=[.E1574]+([.D1574]*([.A1575]-[.A1574]))" office:value-type="float" office:value="0.0232708115376069" calcext:value-type="float">
            <text:p>0,023270811537607</text:p>
          </table:table-cell>
          <table:table-cell table:number-columns-repeated="3"/>
        </table:table-row>
        <table:table-row table:style-name="ro1">
          <table:table-cell table:formula="of:=[.A1575]+0.01" office:value-type="float" office:value="15.7399999999997" calcext:value-type="float">
            <text:p>15,7399999999997</text:p>
          </table:table-cell>
          <table:table-cell table:formula="of:=[.B1575]+([.E1575]*([.A1576]-[.A1575]))" office:value-type="float" office:value="-1.08133833922446" calcext:value-type="float">
            <text:p>-1,08133833922446</text:p>
          </table:table-cell>
          <table:table-cell table:formula="of:=-[.$H$4]*[.B1576]" office:value-type="float" office:value="0.540669169612232" calcext:value-type="float">
            <text:p>0,540669169612232</text:p>
          </table:table-cell>
          <table:table-cell table:formula="of:=[.C1576]/[.$H$2]" office:value-type="float" office:value="1.08133833922446" calcext:value-type="float">
            <text:p>1,08133833922446</text:p>
          </table:table-cell>
          <table:table-cell table:formula="of:=[.E1575]+([.D1575]*([.A1576]-[.A1575]))" office:value-type="float" office:value="0.0340865220110051" calcext:value-type="float">
            <text:p>0,034086522011005</text:p>
          </table:table-cell>
          <table:table-cell table:number-columns-repeated="3"/>
        </table:table-row>
        <table:table-row table:style-name="ro1">
          <table:table-cell table:formula="of:=[.A1576]+0.01" office:value-type="float" office:value="15.7499999999997" calcext:value-type="float">
            <text:p>15,7499999999997</text:p>
          </table:table-cell>
          <table:table-cell table:formula="of:=[.B1576]+([.E1576]*([.A1577]-[.A1576]))" office:value-type="float" office:value="-1.08099747400435" calcext:value-type="float">
            <text:p>-1,08099747400435</text:p>
          </table:table-cell>
          <table:table-cell table:formula="of:=-[.$H$4]*[.B1577]" office:value-type="float" office:value="0.540498737002177" calcext:value-type="float">
            <text:p>0,540498737002177</text:p>
          </table:table-cell>
          <table:table-cell table:formula="of:=[.C1577]/[.$H$2]" office:value-type="float" office:value="1.08099747400435" calcext:value-type="float">
            <text:p>1,08099747400435</text:p>
          </table:table-cell>
          <table:table-cell table:formula="of:=[.E1576]+([.D1576]*([.A1577]-[.A1576]))" office:value-type="float" office:value="0.0448999054032495" calcext:value-type="float">
            <text:p>0,04489990540325</text:p>
          </table:table-cell>
          <table:table-cell table:number-columns-repeated="3"/>
        </table:table-row>
        <table:table-row table:style-name="ro1">
          <table:table-cell table:formula="of:=[.A1577]+0.01" office:value-type="float" office:value="15.7599999999997" calcext:value-type="float">
            <text:p>15,7599999999997</text:p>
          </table:table-cell>
          <table:table-cell table:formula="of:=[.B1577]+([.E1577]*([.A1578]-[.A1577]))" office:value-type="float" office:value="-1.08054847495032" calcext:value-type="float">
            <text:p>-1,08054847495032</text:p>
          </table:table-cell>
          <table:table-cell table:formula="of:=-[.$H$4]*[.B1578]" office:value-type="float" office:value="0.540274237475161" calcext:value-type="float">
            <text:p>0,540274237475161</text:p>
          </table:table-cell>
          <table:table-cell table:formula="of:=[.C1578]/[.$H$2]" office:value-type="float" office:value="1.08054847495032" calcext:value-type="float">
            <text:p>1,08054847495032</text:p>
          </table:table-cell>
          <table:table-cell table:formula="of:=[.E1577]+([.D1577]*([.A1578]-[.A1577]))" office:value-type="float" office:value="0.0557098801432928" calcext:value-type="float">
            <text:p>0,055709880143293</text:p>
          </table:table-cell>
          <table:table-cell table:number-columns-repeated="3"/>
        </table:table-row>
        <table:table-row table:style-name="ro1">
          <table:table-cell table:formula="of:=[.A1578]+0.01" office:value-type="float" office:value="15.7699999999997" calcext:value-type="float">
            <text:p>15,7699999999997</text:p>
          </table:table-cell>
          <table:table-cell table:formula="of:=[.B1578]+([.E1578]*([.A1579]-[.A1578]))" office:value-type="float" office:value="-1.07999137614889" calcext:value-type="float">
            <text:p>-1,07999137614889</text:p>
          </table:table-cell>
          <table:table-cell table:formula="of:=-[.$H$4]*[.B1579]" office:value-type="float" office:value="0.539995688074444" calcext:value-type="float">
            <text:p>0,539995688074444</text:p>
          </table:table-cell>
          <table:table-cell table:formula="of:=[.C1579]/[.$H$2]" office:value-type="float" office:value="1.07999137614889" calcext:value-type="float">
            <text:p>1,07999137614889</text:p>
          </table:table-cell>
          <table:table-cell table:formula="of:=[.E1578]+([.D1578]*([.A1579]-[.A1578]))" office:value-type="float" office:value="0.0665153648927958" calcext:value-type="float">
            <text:p>0,066515364892796</text:p>
          </table:table-cell>
          <table:table-cell table:number-columns-repeated="3"/>
        </table:table-row>
        <table:table-row table:style-name="ro1">
          <table:table-cell table:formula="of:=[.A1579]+0.01" office:value-type="float" office:value="15.7799999999997" calcext:value-type="float">
            <text:p>15,7799999999997</text:p>
          </table:table-cell>
          <table:table-cell table:formula="of:=[.B1579]+([.E1579]*([.A1580]-[.A1579]))" office:value-type="float" office:value="-1.07932622249996" calcext:value-type="float">
            <text:p>-1,07932622249996</text:p>
          </table:table-cell>
          <table:table-cell table:formula="of:=-[.$H$4]*[.B1580]" office:value-type="float" office:value="0.53966311124998" calcext:value-type="float">
            <text:p>0,53966311124998</text:p>
          </table:table-cell>
          <table:table-cell table:formula="of:=[.C1580]/[.$H$2]" office:value-type="float" office:value="1.07932622249996" calcext:value-type="float">
            <text:p>1,07932622249996</text:p>
          </table:table-cell>
          <table:table-cell table:formula="of:=[.E1579]+([.D1579]*([.A1580]-[.A1579]))" office:value-type="float" office:value="0.0773152786542844" calcext:value-type="float">
            <text:p>0,077315278654285</text:p>
          </table:table-cell>
          <table:table-cell table:number-columns-repeated="3"/>
        </table:table-row>
        <table:table-row table:style-name="ro1">
          <table:table-cell table:formula="of:=[.A1580]+0.01" office:value-type="float" office:value="15.7899999999997" calcext:value-type="float">
            <text:p>15,7899999999997</text:p>
          </table:table-cell>
          <table:table-cell table:formula="of:=[.B1580]+([.E1580]*([.A1581]-[.A1580]))" office:value-type="float" office:value="-1.07855306971342" calcext:value-type="float">
            <text:p>-1,07855306971342</text:p>
          </table:table-cell>
          <table:table-cell table:formula="of:=-[.$H$4]*[.B1581]" office:value-type="float" office:value="0.539276534856709" calcext:value-type="float">
            <text:p>0,539276534856709</text:p>
          </table:table-cell>
          <table:table-cell table:formula="of:=[.C1581]/[.$H$2]" office:value-type="float" office:value="1.07855306971342" calcext:value-type="float">
            <text:p>1,07855306971342</text:p>
          </table:table-cell>
          <table:table-cell table:formula="of:=[.E1580]+([.D1580]*([.A1581]-[.A1580]))" office:value-type="float" office:value="0.0881085408792838" calcext:value-type="float">
            <text:p>0,088108540879284</text:p>
          </table:table-cell>
          <table:table-cell table:number-columns-repeated="3"/>
        </table:table-row>
        <table:table-row table:style-name="ro1">
          <table:table-cell table:formula="of:=[.A1581]+0.01" office:value-type="float" office:value="15.7999999999997" calcext:value-type="float">
            <text:p>15,7999999999997</text:p>
          </table:table-cell>
          <table:table-cell table:formula="of:=[.B1581]+([.E1581]*([.A1582]-[.A1581]))" office:value-type="float" office:value="-1.07767198430463" calcext:value-type="float">
            <text:p>-1,07767198430463</text:p>
          </table:table-cell>
          <table:table-cell table:formula="of:=-[.$H$4]*[.B1582]" office:value-type="float" office:value="0.538835992152313" calcext:value-type="float">
            <text:p>0,538835992152313</text:p>
          </table:table-cell>
          <table:table-cell table:formula="of:=[.C1582]/[.$H$2]" office:value-type="float" office:value="1.07767198430463" calcext:value-type="float">
            <text:p>1,07767198430463</text:p>
          </table:table-cell>
          <table:table-cell table:formula="of:=[.E1581]+([.D1581]*([.A1582]-[.A1581]))" office:value-type="float" office:value="0.0988940715764178" calcext:value-type="float">
            <text:p>0,098894071576418</text:p>
          </table:table-cell>
          <table:table-cell table:number-columns-repeated="3"/>
        </table:table-row>
        <table:table-row table:style-name="ro1">
          <table:table-cell table:formula="of:=[.A1582]+0.01" office:value-type="float" office:value="15.8099999999997" calcext:value-type="float">
            <text:p>15,8099999999997</text:p>
          </table:table-cell>
          <table:table-cell table:formula="of:=[.B1582]+([.E1582]*([.A1583]-[.A1582]))" office:value-type="float" office:value="-1.07668304358886" calcext:value-type="float">
            <text:p>-1,07668304358886</text:p>
          </table:table-cell>
          <table:table-cell table:formula="of:=-[.$H$4]*[.B1583]" office:value-type="float" office:value="0.53834152179443" calcext:value-type="float">
            <text:p>0,53834152179443</text:p>
          </table:table-cell>
          <table:table-cell table:formula="of:=[.C1583]/[.$H$2]" office:value-type="float" office:value="1.07668304358886" calcext:value-type="float">
            <text:p>1,07668304358886</text:p>
          </table:table-cell>
          <table:table-cell table:formula="of:=[.E1582]+([.D1582]*([.A1583]-[.A1582]))" office:value-type="float" office:value="0.109670791419464" calcext:value-type="float">
            <text:p>0,109670791419464</text:p>
          </table:table-cell>
          <table:table-cell table:number-columns-repeated="3"/>
        </table:table-row>
        <table:table-row table:style-name="ro1">
          <table:table-cell table:formula="of:=[.A1583]+0.01" office:value-type="float" office:value="15.8199999999997" calcext:value-type="float">
            <text:p>15,8199999999997</text:p>
          </table:table-cell>
          <table:table-cell table:formula="of:=[.B1583]+([.E1583]*([.A1584]-[.A1583]))" office:value-type="float" office:value="-1.07558633567467" calcext:value-type="float">
            <text:p>-1,07558633567467</text:p>
          </table:table-cell>
          <table:table-cell table:formula="of:=-[.$H$4]*[.B1584]" office:value-type="float" office:value="0.537793167837333" calcext:value-type="float">
            <text:p>0,537793167837333</text:p>
          </table:table-cell>
          <table:table-cell table:formula="of:=[.C1584]/[.$H$2]" office:value-type="float" office:value="1.07558633567467" calcext:value-type="float">
            <text:p>1,07558633567467</text:p>
          </table:table-cell>
          <table:table-cell table:formula="of:=[.E1583]+([.D1583]*([.A1584]-[.A1583]))" office:value-type="float" office:value="0.120437621855352" calcext:value-type="float">
            <text:p>0,120437621855352</text:p>
          </table:table-cell>
          <table:table-cell table:number-columns-repeated="3"/>
        </table:table-row>
        <table:table-row table:style-name="ro1">
          <table:table-cell table:formula="of:=[.A1584]+0.01" office:value-type="float" office:value="15.8299999999997" calcext:value-type="float">
            <text:p>15,8299999999997</text:p>
          </table:table-cell>
          <table:table-cell table:formula="of:=[.B1584]+([.E1584]*([.A1585]-[.A1584]))" office:value-type="float" office:value="-1.07438195945611" calcext:value-type="float">
            <text:p>-1,07438195945611</text:p>
          </table:table-cell>
          <table:table-cell table:formula="of:=-[.$H$4]*[.B1585]" office:value-type="float" office:value="0.537190979728057" calcext:value-type="float">
            <text:p>0,537190979728057</text:p>
          </table:table-cell>
          <table:table-cell table:formula="of:=[.C1585]/[.$H$2]" office:value-type="float" office:value="1.07438195945611" calcext:value-type="float">
            <text:p>1,07438195945611</text:p>
          </table:table-cell>
          <table:table-cell table:formula="of:=[.E1584]+([.D1584]*([.A1585]-[.A1584]))" office:value-type="float" office:value="0.131193485212099" calcext:value-type="float">
            <text:p>0,131193485212099</text:p>
          </table:table-cell>
          <table:table-cell table:number-columns-repeated="3"/>
        </table:table-row>
        <table:table-row table:style-name="ro1">
          <table:table-cell table:formula="of:=[.A1585]+0.01" office:value-type="float" office:value="15.8399999999997" calcext:value-type="float">
            <text:p>15,8399999999997</text:p>
          </table:table-cell>
          <table:table-cell table:formula="of:=[.B1585]+([.E1585]*([.A1586]-[.A1585]))" office:value-type="float" office:value="-1.07307002460399" calcext:value-type="float">
            <text:p>-1,07307002460399</text:p>
          </table:table-cell>
          <table:table-cell table:formula="of:=-[.$H$4]*[.B1586]" office:value-type="float" office:value="0.536535012301996" calcext:value-type="float">
            <text:p>0,536535012301996</text:p>
          </table:table-cell>
          <table:table-cell table:formula="of:=[.C1586]/[.$H$2]" office:value-type="float" office:value="1.07307002460399" calcext:value-type="float">
            <text:p>1,07307002460399</text:p>
          </table:table-cell>
          <table:table-cell table:formula="of:=[.E1585]+([.D1585]*([.A1586]-[.A1585]))" office:value-type="float" office:value="0.141937304806659" calcext:value-type="float">
            <text:p>0,141937304806659</text:p>
          </table:table-cell>
          <table:table-cell table:number-columns-repeated="3"/>
        </table:table-row>
        <table:table-row table:style-name="ro1">
          <table:table-cell table:formula="of:=[.A1586]+0.01" office:value-type="float" office:value="15.8499999999997" calcext:value-type="float">
            <text:p>15,8499999999997</text:p>
          </table:table-cell>
          <table:table-cell table:formula="of:=[.B1586]+([.E1586]*([.A1587]-[.A1586]))" office:value-type="float" office:value="-1.07165065155593" calcext:value-type="float">
            <text:p>-1,07165065155593</text:p>
          </table:table-cell>
          <table:table-cell table:formula="of:=-[.$H$4]*[.B1587]" office:value-type="float" office:value="0.535825325777963" calcext:value-type="float">
            <text:p>0,535825325777963</text:p>
          </table:table-cell>
          <table:table-cell table:formula="of:=[.C1587]/[.$H$2]" office:value-type="float" office:value="1.07165065155593" calcext:value-type="float">
            <text:p>1,07165065155593</text:p>
          </table:table-cell>
          <table:table-cell table:formula="of:=[.E1586]+([.D1586]*([.A1587]-[.A1586]))" office:value-type="float" office:value="0.152668005052699" calcext:value-type="float">
            <text:p>0,152668005052699</text:p>
          </table:table-cell>
          <table:table-cell table:number-columns-repeated="3"/>
        </table:table-row>
        <table:table-row table:style-name="ro1">
          <table:table-cell table:formula="of:=[.A1587]+0.01" office:value-type="float" office:value="15.8599999999997" calcext:value-type="float">
            <text:p>15,8599999999997</text:p>
          </table:table-cell>
          <table:table-cell table:formula="of:=[.B1587]+([.E1587]*([.A1588]-[.A1587]))" office:value-type="float" office:value="-1.0701239715054" calcext:value-type="float">
            <text:p>-1,0701239715054</text:p>
          </table:table-cell>
          <table:table-cell table:formula="of:=-[.$H$4]*[.B1588]" office:value-type="float" office:value="0.535061985752699" calcext:value-type="float">
            <text:p>0,535061985752699</text:p>
          </table:table-cell>
          <table:table-cell table:formula="of:=[.C1588]/[.$H$2]" office:value-type="float" office:value="1.0701239715054" calcext:value-type="float">
            <text:p>1,0701239715054</text:p>
          </table:table-cell>
          <table:table-cell table:formula="of:=[.E1587]+([.D1587]*([.A1588]-[.A1587]))" office:value-type="float" office:value="0.163384511568258" calcext:value-type="float">
            <text:p>0,163384511568258</text:p>
          </table:table-cell>
          <table:table-cell table:number-columns-repeated="3"/>
        </table:table-row>
        <table:table-row table:style-name="ro1">
          <table:table-cell table:formula="of:=[.A1588]+0.01" office:value-type="float" office:value="15.8699999999997" calcext:value-type="float">
            <text:p>15,8699999999997</text:p>
          </table:table-cell>
          <table:table-cell table:formula="of:=[.B1588]+([.E1588]*([.A1589]-[.A1588]))" office:value-type="float" office:value="-1.06849012638972" calcext:value-type="float">
            <text:p>-1,06849012638972</text:p>
          </table:table-cell>
          <table:table-cell table:formula="of:=-[.$H$4]*[.B1589]" office:value-type="float" office:value="0.534245063194858" calcext:value-type="float">
            <text:p>0,534245063194858</text:p>
          </table:table-cell>
          <table:table-cell table:formula="of:=[.C1589]/[.$H$2]" office:value-type="float" office:value="1.06849012638972" calcext:value-type="float">
            <text:p>1,06849012638972</text:p>
          </table:table-cell>
          <table:table-cell table:formula="of:=[.E1588]+([.D1588]*([.A1589]-[.A1588]))" office:value-type="float" office:value="0.174085751283312" calcext:value-type="float">
            <text:p>0,174085751283312</text:p>
          </table:table-cell>
          <table:table-cell table:number-columns-repeated="3"/>
        </table:table-row>
        <table:table-row table:style-name="ro1">
          <table:table-cell table:formula="of:=[.A1589]+0.01" office:value-type="float" office:value="15.8799999999997" calcext:value-type="float">
            <text:p>15,8799999999997</text:p>
          </table:table-cell>
          <table:table-cell table:formula="of:=[.B1589]+([.E1589]*([.A1590]-[.A1589]))" office:value-type="float" office:value="-1.06674926887688" calcext:value-type="float">
            <text:p>-1,06674926887688</text:p>
          </table:table-cell>
          <table:table-cell table:formula="of:=-[.$H$4]*[.B1590]" office:value-type="float" office:value="0.533374634438442" calcext:value-type="float">
            <text:p>0,533374634438442</text:p>
          </table:table-cell>
          <table:table-cell table:formula="of:=[.C1590]/[.$H$2]" office:value-type="float" office:value="1.06674926887688" calcext:value-type="float">
            <text:p>1,06674926887688</text:p>
          </table:table-cell>
          <table:table-cell table:formula="of:=[.E1589]+([.D1589]*([.A1590]-[.A1589]))" office:value-type="float" office:value="0.184770652547209" calcext:value-type="float">
            <text:p>0,184770652547209</text:p>
          </table:table-cell>
          <table:table-cell table:number-columns-repeated="3"/>
        </table:table-row>
        <table:table-row table:style-name="ro1">
          <table:table-cell table:formula="of:=[.A1590]+0.01" office:value-type="float" office:value="15.8899999999997" calcext:value-type="float">
            <text:p>15,8899999999997</text:p>
          </table:table-cell>
          <table:table-cell table:formula="of:=[.B1590]+([.E1590]*([.A1591]-[.A1590]))" office:value-type="float" office:value="-1.06490156235141" calcext:value-type="float">
            <text:p>-1,06490156235141</text:p>
          </table:table-cell>
          <table:table-cell table:formula="of:=-[.$H$4]*[.B1591]" office:value-type="float" office:value="0.532450781175706" calcext:value-type="float">
            <text:p>0,532450781175706</text:p>
          </table:table-cell>
          <table:table-cell table:formula="of:=[.C1591]/[.$H$2]" office:value-type="float" office:value="1.06490156235141" calcext:value-type="float">
            <text:p>1,06490156235141</text:p>
          </table:table-cell>
          <table:table-cell table:formula="of:=[.E1590]+([.D1590]*([.A1591]-[.A1590]))" office:value-type="float" office:value="0.195438145235978" calcext:value-type="float">
            <text:p>0,195438145235978</text:p>
          </table:table-cell>
          <table:table-cell table:number-columns-repeated="3"/>
        </table:table-row>
        <table:table-row table:style-name="ro1">
          <table:table-cell table:formula="of:=[.A1591]+0.01" office:value-type="float" office:value="15.8999999999997" calcext:value-type="float">
            <text:p>15,8999999999997</text:p>
          </table:table-cell>
          <table:table-cell table:formula="of:=[.B1591]+([.E1591]*([.A1592]-[.A1591]))" office:value-type="float" office:value="-1.06294718089905" calcext:value-type="float">
            <text:p>-1,06294718089905</text:p>
          </table:table-cell>
          <table:table-cell table:formula="of:=-[.$H$4]*[.B1592]" office:value-type="float" office:value="0.531473590449526" calcext:value-type="float">
            <text:p>0,531473590449526</text:p>
          </table:table-cell>
          <table:table-cell table:formula="of:=[.C1592]/[.$H$2]" office:value-type="float" office:value="1.06294718089905" calcext:value-type="float">
            <text:p>1,06294718089905</text:p>
          </table:table-cell>
          <table:table-cell table:formula="of:=[.E1591]+([.D1591]*([.A1592]-[.A1591]))" office:value-type="float" office:value="0.206087160859491" calcext:value-type="float">
            <text:p>0,206087160859491</text:p>
          </table:table-cell>
          <table:table-cell table:number-columns-repeated="3"/>
        </table:table-row>
        <table:table-row table:style-name="ro1">
          <table:table-cell table:formula="of:=[.A1592]+0.01" office:value-type="float" office:value="15.9099999999997" calcext:value-type="float">
            <text:p>15,9099999999997</text:p>
          </table:table-cell>
          <table:table-cell table:formula="of:=[.B1592]+([.E1592]*([.A1593]-[.A1592]))" office:value-type="float" office:value="-1.06088630929046" calcext:value-type="float">
            <text:p>-1,06088630929046</text:p>
          </table:table-cell>
          <table:table-cell table:formula="of:=-[.$H$4]*[.B1593]" office:value-type="float" office:value="0.530443154645228" calcext:value-type="float">
            <text:p>0,530443154645228</text:p>
          </table:table-cell>
          <table:table-cell table:formula="of:=[.C1593]/[.$H$2]" office:value-type="float" office:value="1.06088630929046" calcext:value-type="float">
            <text:p>1,06088630929046</text:p>
          </table:table-cell>
          <table:table-cell table:formula="of:=[.E1592]+([.D1592]*([.A1593]-[.A1592]))" office:value-type="float" office:value="0.216716632668482" calcext:value-type="float">
            <text:p>0,216716632668482</text:p>
          </table:table-cell>
          <table:table-cell table:number-columns-repeated="3"/>
        </table:table-row>
        <table:table-row table:style-name="ro1">
          <table:table-cell table:formula="of:=[.A1593]+0.01" office:value-type="float" office:value="15.9199999999997" calcext:value-type="float">
            <text:p>15,9199999999997</text:p>
          </table:table-cell>
          <table:table-cell table:formula="of:=[.B1593]+([.E1593]*([.A1594]-[.A1593]))" office:value-type="float" office:value="-1.05871914296377" calcext:value-type="float">
            <text:p>-1,05871914296377</text:p>
          </table:table-cell>
          <table:table-cell table:formula="of:=-[.$H$4]*[.B1594]" office:value-type="float" office:value="0.529359571481886" calcext:value-type="float">
            <text:p>0,529359571481886</text:p>
          </table:table-cell>
          <table:table-cell table:formula="of:=[.C1594]/[.$H$2]" office:value-type="float" office:value="1.05871914296377" calcext:value-type="float">
            <text:p>1,05871914296377</text:p>
          </table:table-cell>
          <table:table-cell table:formula="of:=[.E1593]+([.D1593]*([.A1594]-[.A1593]))" office:value-type="float" office:value="0.227325495761386" calcext:value-type="float">
            <text:p>0,227325495761386</text:p>
          </table:table-cell>
          <table:table-cell table:number-columns-repeated="3"/>
        </table:table-row>
        <table:table-row table:style-name="ro1">
          <table:table-cell table:formula="of:=[.A1594]+0.01" office:value-type="float" office:value="15.9299999999997" calcext:value-type="float">
            <text:p>15,9299999999997</text:p>
          </table:table-cell>
          <table:table-cell table:formula="of:=[.B1594]+([.E1594]*([.A1595]-[.A1594]))" office:value-type="float" office:value="-1.05644588800616" calcext:value-type="float">
            <text:p>-1,05644588800616</text:p>
          </table:table-cell>
          <table:table-cell table:formula="of:=-[.$H$4]*[.B1595]" office:value-type="float" office:value="0.528222944003079" calcext:value-type="float">
            <text:p>0,528222944003079</text:p>
          </table:table-cell>
          <table:table-cell table:formula="of:=[.C1595]/[.$H$2]" office:value-type="float" office:value="1.05644588800616" calcext:value-type="float">
            <text:p>1,05644588800616</text:p>
          </table:table-cell>
          <table:table-cell table:formula="of:=[.E1594]+([.D1594]*([.A1595]-[.A1594]))" office:value-type="float" office:value="0.237912687191024" calcext:value-type="float">
            <text:p>0,237912687191024</text:p>
          </table:table-cell>
          <table:table-cell table:number-columns-repeated="3"/>
        </table:table-row>
        <table:table-row table:style-name="ro1">
          <table:table-cell table:formula="of:=[.A1595]+0.01" office:value-type="float" office:value="15.9399999999997" calcext:value-type="float">
            <text:p>15,9399999999997</text:p>
          </table:table-cell>
          <table:table-cell table:formula="of:=[.B1595]+([.E1595]*([.A1596]-[.A1595]))" office:value-type="float" office:value="-1.05406676113425" calcext:value-type="float">
            <text:p>-1,05406676113425</text:p>
          </table:table-cell>
          <table:table-cell table:formula="of:=-[.$H$4]*[.B1596]" office:value-type="float" office:value="0.527033380567124" calcext:value-type="float">
            <text:p>0,527033380567124</text:p>
          </table:table-cell>
          <table:table-cell table:formula="of:=[.C1596]/[.$H$2]" office:value-type="float" office:value="1.05406676113425" calcext:value-type="float">
            <text:p>1,05406676113425</text:p>
          </table:table-cell>
          <table:table-cell table:formula="of:=[.E1595]+([.D1595]*([.A1596]-[.A1595]))" office:value-type="float" office:value="0.248477146071085" calcext:value-type="float">
            <text:p>0,248477146071085</text:p>
          </table:table-cell>
          <table:table-cell table:number-columns-repeated="3"/>
        </table:table-row>
        <table:table-row table:style-name="ro1">
          <table:table-cell table:formula="of:=[.A1596]+0.01" office:value-type="float" office:value="15.9499999999997" calcext:value-type="float">
            <text:p>15,9499999999997</text:p>
          </table:table-cell>
          <table:table-cell table:formula="of:=[.B1596]+([.E1596]*([.A1597]-[.A1596]))" office:value-type="float" office:value="-1.05158198967354" calcext:value-type="float">
            <text:p>-1,05158198967354</text:p>
          </table:table-cell>
          <table:table-cell table:formula="of:=-[.$H$4]*[.B1597]" office:value-type="float" office:value="0.525790994836768" calcext:value-type="float">
            <text:p>0,525790994836768</text:p>
          </table:table-cell>
          <table:table-cell table:formula="of:=[.C1597]/[.$H$2]" office:value-type="float" office:value="1.05158198967354" calcext:value-type="float">
            <text:p>1,05158198967354</text:p>
          </table:table-cell>
          <table:table-cell table:formula="of:=[.E1596]+([.D1596]*([.A1597]-[.A1596]))" office:value-type="float" office:value="0.259017813682427" calcext:value-type="float">
            <text:p>0,259017813682427</text:p>
          </table:table-cell>
          <table:table-cell table:number-columns-repeated="3"/>
        </table:table-row>
        <table:table-row table:style-name="ro1">
          <table:table-cell table:formula="of:=[.A1597]+0.01" office:value-type="float" office:value="15.9599999999997" calcext:value-type="float">
            <text:p>15,9599999999997</text:p>
          </table:table-cell>
          <table:table-cell table:formula="of:=[.B1597]+([.E1597]*([.A1598]-[.A1597]))" office:value-type="float" office:value="-1.04899181153671" calcext:value-type="float">
            <text:p>-1,04899181153671</text:p>
          </table:table-cell>
          <table:table-cell table:formula="of:=-[.$H$4]*[.B1598]" office:value-type="float" office:value="0.524495905768356" calcext:value-type="float">
            <text:p>0,524495905768356</text:p>
          </table:table-cell>
          <table:table-cell table:formula="of:=[.C1598]/[.$H$2]" office:value-type="float" office:value="1.04899181153671" calcext:value-type="float">
            <text:p>1,04899181153671</text:p>
          </table:table-cell>
          <table:table-cell table:formula="of:=[.E1597]+([.D1597]*([.A1598]-[.A1597]))" office:value-type="float" office:value="0.269533633579162" calcext:value-type="float">
            <text:p>0,269533633579162</text:p>
          </table:table-cell>
          <table:table-cell table:number-columns-repeated="3"/>
        </table:table-row>
        <table:table-row table:style-name="ro1">
          <table:table-cell table:formula="of:=[.A1598]+0.01" office:value-type="float" office:value="15.9699999999997" calcext:value-type="float">
            <text:p>15,9699999999997</text:p>
          </table:table-cell>
          <table:table-cell table:formula="of:=[.B1598]+([.E1598]*([.A1599]-[.A1598]))" office:value-type="float" office:value="-1.04629647520092" calcext:value-type="float">
            <text:p>-1,04629647520092</text:p>
          </table:table-cell>
          <table:table-cell table:formula="of:=-[.$H$4]*[.B1599]" office:value-type="float" office:value="0.523148237600461" calcext:value-type="float">
            <text:p>0,523148237600461</text:p>
          </table:table-cell>
          <table:table-cell table:formula="of:=[.C1599]/[.$H$2]" office:value-type="float" office:value="1.04629647520092" calcext:value-type="float">
            <text:p>1,04629647520092</text:p>
          </table:table-cell>
          <table:table-cell table:formula="of:=[.E1598]+([.D1598]*([.A1599]-[.A1598]))" office:value-type="float" office:value="0.280023551694529" calcext:value-type="float">
            <text:p>0,280023551694529</text:p>
          </table:table-cell>
          <table:table-cell table:number-columns-repeated="3"/>
        </table:table-row>
        <table:table-row table:style-name="ro1">
          <table:table-cell table:formula="of:=[.A1599]+0.01" office:value-type="float" office:value="15.9799999999997" calcext:value-type="float">
            <text:p>15,9799999999997</text:p>
          </table:table-cell>
          <table:table-cell table:formula="of:=[.B1599]+([.E1599]*([.A1600]-[.A1599]))" office:value-type="float" office:value="-1.04349623968398" calcext:value-type="float">
            <text:p>-1,04349623968398</text:p>
          </table:table-cell>
          <table:table-cell table:formula="of:=-[.$H$4]*[.B1600]" office:value-type="float" office:value="0.521748119841988" calcext:value-type="float">
            <text:p>0,521748119841988</text:p>
          </table:table-cell>
          <table:table-cell table:formula="of:=[.C1600]/[.$H$2]" office:value-type="float" office:value="1.04349623968398" calcext:value-type="float">
            <text:p>1,04349623968398</text:p>
          </table:table-cell>
          <table:table-cell table:formula="of:=[.E1599]+([.D1599]*([.A1600]-[.A1599]))" office:value-type="float" office:value="0.290486516446538" calcext:value-type="float">
            <text:p>0,290486516446538</text:p>
          </table:table-cell>
          <table:table-cell table:number-columns-repeated="3"/>
        </table:table-row>
        <table:table-row table:style-name="ro1">
          <table:table-cell table:formula="of:=[.A1600]+0.01" office:value-type="float" office:value="15.9899999999997" calcext:value-type="float">
            <text:p>15,9899999999997</text:p>
          </table:table-cell>
          <table:table-cell table:formula="of:=[.B1600]+([.E1600]*([.A1601]-[.A1600]))" office:value-type="float" office:value="-1.04059137451951" calcext:value-type="float">
            <text:p>-1,04059137451951</text:p>
          </table:table-cell>
          <table:table-cell table:formula="of:=-[.$H$4]*[.B1601]" office:value-type="float" office:value="0.520295687259755" calcext:value-type="float">
            <text:p>0,520295687259755</text:p>
          </table:table-cell>
          <table:table-cell table:formula="of:=[.C1601]/[.$H$2]" office:value-type="float" office:value="1.04059137451951" calcext:value-type="float">
            <text:p>1,04059137451951</text:p>
          </table:table-cell>
          <table:table-cell table:formula="of:=[.E1600]+([.D1600]*([.A1601]-[.A1600]))" office:value-type="float" office:value="0.300921478843378" calcext:value-type="float">
            <text:p>0,300921478843378</text:p>
          </table:table-cell>
          <table:table-cell table:number-columns-repeated="3"/>
        </table:table-row>
        <table:table-row table:style-name="ro1">
          <table:table-cell table:formula="of:=[.A1601]+0.01" office:value-type="float" office:value="15.9999999999997" calcext:value-type="float">
            <text:p>15,9999999999997</text:p>
          </table:table-cell>
          <table:table-cell table:formula="of:=[.B1601]+([.E1601]*([.A1602]-[.A1601]))" office:value-type="float" office:value="-1.03758215973108" calcext:value-type="float">
            <text:p>-1,03758215973108</text:p>
          </table:table-cell>
          <table:table-cell table:formula="of:=-[.$H$4]*[.B1602]" office:value-type="float" office:value="0.518791079865538" calcext:value-type="float">
            <text:p>0,518791079865538</text:p>
          </table:table-cell>
          <table:table-cell table:formula="of:=[.C1602]/[.$H$2]" office:value-type="float" office:value="1.03758215973108" calcext:value-type="float">
            <text:p>1,03758215973108</text:p>
          </table:table-cell>
          <table:table-cell table:formula="of:=[.E1601]+([.D1601]*([.A1602]-[.A1601]))" office:value-type="float" office:value="0.311327392588573" calcext:value-type="float">
            <text:p>0,311327392588573</text:p>
          </table:table-cell>
          <table:table-cell table:number-columns-repeated="3"/>
        </table:table-row>
        <table:table-row table:style-name="ro1">
          <table:table-cell table:formula="of:=[.A1602]+0.01" office:value-type="float" office:value="16.0099999999997" calcext:value-type="float">
            <text:p>16,0099999999997</text:p>
          </table:table-cell>
          <table:table-cell table:formula="of:=[.B1602]+([.E1602]*([.A1603]-[.A1602]))" office:value-type="float" office:value="-1.03446888580519" calcext:value-type="float">
            <text:p>-1,03446888580519</text:p>
          </table:table-cell>
          <table:table-cell table:formula="of:=-[.$H$4]*[.B1603]" office:value-type="float" office:value="0.517234442902596" calcext:value-type="float">
            <text:p>0,517234442902596</text:p>
          </table:table-cell>
          <table:table-cell table:formula="of:=[.C1603]/[.$H$2]" office:value-type="float" office:value="1.03446888580519" calcext:value-type="float">
            <text:p>1,03446888580519</text:p>
          </table:table-cell>
          <table:table-cell table:formula="of:=[.E1602]+([.D1602]*([.A1603]-[.A1602]))" office:value-type="float" office:value="0.321703214185883" calcext:value-type="float">
            <text:p>0,321703214185883</text:p>
          </table:table-cell>
          <table:table-cell table:number-columns-repeated="3"/>
        </table:table-row>
        <table:table-row table:style-name="ro1">
          <table:table-cell table:formula="of:=[.A1603]+0.01" office:value-type="float" office:value="16.0199999999997" calcext:value-type="float">
            <text:p>16,0199999999997</text:p>
          </table:table-cell>
          <table:table-cell table:formula="of:=[.B1603]+([.E1603]*([.A1604]-[.A1603]))" office:value-type="float" office:value="-1.03125185366333" calcext:value-type="float">
            <text:p>-1,03125185366333</text:p>
          </table:table-cell>
          <table:table-cell table:formula="of:=-[.$H$4]*[.B1604]" office:value-type="float" office:value="0.515625926831666" calcext:value-type="float">
            <text:p>0,515625926831666</text:p>
          </table:table-cell>
          <table:table-cell table:formula="of:=[.C1604]/[.$H$2]" office:value-type="float" office:value="1.03125185366333" calcext:value-type="float">
            <text:p>1,03125185366333</text:p>
          </table:table-cell>
          <table:table-cell table:formula="of:=[.E1603]+([.D1603]*([.A1604]-[.A1603]))" office:value-type="float" office:value="0.332047903043937" calcext:value-type="float">
            <text:p>0,332047903043937</text:p>
          </table:table-cell>
          <table:table-cell table:number-columns-repeated="3"/>
        </table:table-row>
        <table:table-row table:style-name="ro1">
          <table:table-cell table:formula="of:=[.A1604]+0.01" office:value-type="float" office:value="16.0299999999997" calcext:value-type="float">
            <text:p>16,0299999999997</text:p>
          </table:table-cell>
          <table:table-cell table:formula="of:=[.B1604]+([.E1604]*([.A1605]-[.A1604]))" office:value-type="float" office:value="-1.02793137463289" calcext:value-type="float">
            <text:p>-1,02793137463289</text:p>
          </table:table-cell>
          <table:table-cell table:formula="of:=-[.$H$4]*[.B1605]" office:value-type="float" office:value="0.513965687316446" calcext:value-type="float">
            <text:p>0,513965687316446</text:p>
          </table:table-cell>
          <table:table-cell table:formula="of:=[.C1605]/[.$H$2]" office:value-type="float" office:value="1.02793137463289" calcext:value-type="float">
            <text:p>1,02793137463289</text:p>
          </table:table-cell>
          <table:table-cell table:formula="of:=[.E1604]+([.D1604]*([.A1605]-[.A1604]))" office:value-type="float" office:value="0.342360421580572" calcext:value-type="float">
            <text:p>0,342360421580572</text:p>
          </table:table-cell>
          <table:table-cell table:number-columns-repeated="3"/>
        </table:table-row>
        <table:table-row table:style-name="ro1">
          <table:table-cell table:formula="of:=[.A1605]+0.01" office:value-type="float" office:value="16.0399999999997" calcext:value-type="float">
            <text:p>16,0399999999997</text:p>
          </table:table-cell>
          <table:table-cell table:formula="of:=[.B1605]+([.E1605]*([.A1606]-[.A1605]))" office:value-type="float" office:value="-1.02450777041709" calcext:value-type="float">
            <text:p>-1,02450777041709</text:p>
          </table:table-cell>
          <table:table-cell table:formula="of:=-[.$H$4]*[.B1606]" office:value-type="float" office:value="0.512253885208543" calcext:value-type="float">
            <text:p>0,512253885208543</text:p>
          </table:table-cell>
          <table:table-cell table:formula="of:=[.C1606]/[.$H$2]" office:value-type="float" office:value="1.02450777041709" calcext:value-type="float">
            <text:p>1,02450777041709</text:p>
          </table:table-cell>
          <table:table-cell table:formula="of:=[.E1605]+([.D1605]*([.A1606]-[.A1605]))" office:value-type="float" office:value="0.352639735326902" calcext:value-type="float">
            <text:p>0,352639735326902</text:p>
          </table:table-cell>
          <table:table-cell table:number-columns-repeated="3"/>
        </table:table-row>
        <table:table-row table:style-name="ro1">
          <table:table-cell table:formula="of:=[.A1606]+0.01" office:value-type="float" office:value="16.0499999999997" calcext:value-type="float">
            <text:p>16,0499999999997</text:p>
          </table:table-cell>
          <table:table-cell table:formula="of:=[.B1606]+([.E1606]*([.A1607]-[.A1606]))" office:value-type="float" office:value="-1.02098137306382" calcext:value-type="float">
            <text:p>-1,02098137306382</text:p>
          </table:table-cell>
          <table:table-cell table:formula="of:=-[.$H$4]*[.B1607]" office:value-type="float" office:value="0.510490686531908" calcext:value-type="float">
            <text:p>0,510490686531908</text:p>
          </table:table-cell>
          <table:table-cell table:formula="of:=[.C1607]/[.$H$2]" office:value-type="float" office:value="1.02098137306382" calcext:value-type="float">
            <text:p>1,02098137306382</text:p>
          </table:table-cell>
          <table:table-cell table:formula="of:=[.E1606]+([.D1606]*([.A1607]-[.A1606]))" office:value-type="float" office:value="0.362884813031075" calcext:value-type="float">
            <text:p>0,362884813031075</text:p>
          </table:table-cell>
          <table:table-cell table:number-columns-repeated="3"/>
        </table:table-row>
        <table:table-row table:style-name="ro1">
          <table:table-cell table:formula="of:=[.A1607]+0.01" office:value-type="float" office:value="16.0599999999997" calcext:value-type="float">
            <text:p>16,0599999999997</text:p>
          </table:table-cell>
          <table:table-cell table:formula="of:=[.B1607]+([.E1607]*([.A1608]-[.A1607]))" office:value-type="float" office:value="-1.0173525249335" calcext:value-type="float">
            <text:p>-1,0173525249335</text:p>
          </table:table-cell>
          <table:table-cell table:formula="of:=-[.$H$4]*[.B1608]" office:value-type="float" office:value="0.508676262466752" calcext:value-type="float">
            <text:p>0,508676262466752</text:p>
          </table:table-cell>
          <table:table-cell table:formula="of:=[.C1608]/[.$H$2]" office:value-type="float" office:value="1.0173525249335" calcext:value-type="float">
            <text:p>1,0173525249335</text:p>
          </table:table-cell>
          <table:table-cell table:formula="of:=[.E1607]+([.D1607]*([.A1608]-[.A1607]))" office:value-type="float" office:value="0.373094626761714" calcext:value-type="float">
            <text:p>0,373094626761714</text:p>
          </table:table-cell>
          <table:table-cell table:number-columns-repeated="3"/>
        </table:table-row>
        <table:table-row table:style-name="ro1">
          <table:table-cell table:formula="of:=[.A1608]+0.01" office:value-type="float" office:value="16.0699999999997" calcext:value-type="float">
            <text:p>16,0699999999997</text:p>
          </table:table-cell>
          <table:table-cell table:formula="of:=[.B1608]+([.E1608]*([.A1609]-[.A1608]))" office:value-type="float" office:value="-1.01362157866589" calcext:value-type="float">
            <text:p>-1,01362157866589</text:p>
          </table:table-cell>
          <table:table-cell table:formula="of:=-[.$H$4]*[.B1609]" office:value-type="float" office:value="0.506810789332943" calcext:value-type="float">
            <text:p>0,506810789332943</text:p>
          </table:table-cell>
          <table:table-cell table:formula="of:=[.C1609]/[.$H$2]" office:value-type="float" office:value="1.01362157866589" calcext:value-type="float">
            <text:p>1,01362157866589</text:p>
          </table:table-cell>
          <table:table-cell table:formula="of:=[.E1608]+([.D1608]*([.A1609]-[.A1608]))" office:value-type="float" office:value="0.383268152011051" calcext:value-type="float">
            <text:p>0,383268152011051</text:p>
          </table:table-cell>
          <table:table-cell table:number-columns-repeated="3"/>
        </table:table-row>
        <table:table-row table:style-name="ro1">
          <table:table-cell table:formula="of:=[.A1609]+0.01" office:value-type="float" office:value="16.0799999999997" calcext:value-type="float">
            <text:p>16,0799999999997</text:p>
          </table:table-cell>
          <table:table-cell table:formula="of:=[.B1609]+([.E1609]*([.A1610]-[.A1609]))" office:value-type="float" office:value="-1.00978889714578" calcext:value-type="float">
            <text:p>-1,00978889714578</text:p>
          </table:table-cell>
          <table:table-cell table:formula="of:=-[.$H$4]*[.B1610]" office:value-type="float" office:value="0.504894448572888" calcext:value-type="float">
            <text:p>0,504894448572888</text:p>
          </table:table-cell>
          <table:table-cell table:formula="of:=[.C1610]/[.$H$2]" office:value-type="float" office:value="1.00978889714578" calcext:value-type="float">
            <text:p>1,00978889714578</text:p>
          </table:table-cell>
          <table:table-cell table:formula="of:=[.E1609]+([.D1609]*([.A1610]-[.A1609]))" office:value-type="float" office:value="0.393404367797711" calcext:value-type="float">
            <text:p>0,393404367797711</text:p>
          </table:table-cell>
          <table:table-cell table:number-columns-repeated="3"/>
        </table:table-row>
        <table:table-row table:style-name="ro1">
          <table:table-cell table:formula="of:=[.A1610]+0.01" office:value-type="float" office:value="16.0899999999997" calcext:value-type="float">
            <text:p>16,0899999999997</text:p>
          </table:table-cell>
          <table:table-cell table:formula="of:=[.B1610]+([.E1610]*([.A1611]-[.A1610]))" office:value-type="float" office:value="-1.0058548534678" calcext:value-type="float">
            <text:p>-1,0058548534678</text:p>
          </table:table-cell>
          <table:table-cell table:formula="of:=-[.$H$4]*[.B1611]" office:value-type="float" office:value="0.502927426733899" calcext:value-type="float">
            <text:p>0,502927426733899</text:p>
          </table:table-cell>
          <table:table-cell table:formula="of:=[.C1611]/[.$H$2]" office:value-type="float" office:value="1.0058548534678" calcext:value-type="float">
            <text:p>1,0058548534678</text:p>
          </table:table-cell>
          <table:table-cell table:formula="of:=[.E1610]+([.D1610]*([.A1611]-[.A1610]))" office:value-type="float" office:value="0.403502256769171" calcext:value-type="float">
            <text:p>0,403502256769171</text:p>
          </table:table-cell>
          <table:table-cell table:number-columns-repeated="3"/>
        </table:table-row>
        <table:table-row table:style-name="ro1">
          <table:table-cell table:formula="of:=[.A1611]+0.01" office:value-type="float" office:value="16.0999999999997" calcext:value-type="float">
            <text:p>16,0999999999997</text:p>
          </table:table-cell>
          <table:table-cell table:formula="of:=[.B1611]+([.E1611]*([.A1612]-[.A1611]))" office:value-type="float" office:value="-1.00181983090011" calcext:value-type="float">
            <text:p>-1,00181983090011</text:p>
          </table:table-cell>
          <table:table-cell table:formula="of:=-[.$H$4]*[.B1612]" office:value-type="float" office:value="0.500909915450053" calcext:value-type="float">
            <text:p>0,500909915450053</text:p>
          </table:table-cell>
          <table:table-cell table:formula="of:=[.C1612]/[.$H$2]" office:value-type="float" office:value="1.00181983090011" calcext:value-type="float">
            <text:p>1,00181983090011</text:p>
          </table:table-cell>
          <table:table-cell table:formula="of:=[.E1611]+([.D1611]*([.A1612]-[.A1611]))" office:value-type="float" office:value="0.41356080530385" calcext:value-type="float">
            <text:p>0,41356080530385</text:p>
          </table:table-cell>
          <table:table-cell table:number-columns-repeated="3"/>
        </table:table-row>
        <table:table-row table:style-name="ro1">
          <table:table-cell table:formula="of:=[.A1612]+0.01" office:value-type="float" office:value="16.1099999999997" calcext:value-type="float">
            <text:p>16,1099999999997</text:p>
          </table:table-cell>
          <table:table-cell table:formula="of:=[.B1612]+([.E1612]*([.A1613]-[.A1612]))" office:value-type="float" office:value="-0.997684222847066" calcext:value-type="float">
            <text:p>-0,997684222847066</text:p>
          </table:table-cell>
          <table:table-cell table:formula="of:=-[.$H$4]*[.B1613]" office:value-type="float" office:value="0.498842111423533" calcext:value-type="float">
            <text:p>0,498842111423533</text:p>
          </table:table-cell>
          <table:table-cell table:formula="of:=[.C1613]/[.$H$2]" office:value-type="float" office:value="0.997684222847066" calcext:value-type="float">
            <text:p>0,997684222847066</text:p>
          </table:table-cell>
          <table:table-cell table:formula="of:=[.E1612]+([.D1612]*([.A1613]-[.A1612]))" office:value-type="float" office:value="0.423579003612853" calcext:value-type="float">
            <text:p>0,423579003612853</text:p>
          </table:table-cell>
          <table:table-cell table:number-columns-repeated="3"/>
        </table:table-row>
        <table:table-row table:style-name="ro1">
          <table:table-cell table:formula="of:=[.A1613]+0.01" office:value-type="float" office:value="16.1199999999997" calcext:value-type="float">
            <text:p>16,1199999999997</text:p>
          </table:table-cell>
          <table:table-cell table:formula="of:=[.B1613]+([.E1613]*([.A1614]-[.A1613]))" office:value-type="float" office:value="-0.993448432810937" calcext:value-type="float">
            <text:p>-0,993448432810937</text:p>
          </table:table-cell>
          <table:table-cell table:formula="of:=-[.$H$4]*[.B1614]" office:value-type="float" office:value="0.496724216405469" calcext:value-type="float">
            <text:p>0,496724216405469</text:p>
          </table:table-cell>
          <table:table-cell table:formula="of:=[.C1614]/[.$H$2]" office:value-type="float" office:value="0.993448432810937" calcext:value-type="float">
            <text:p>0,993448432810937</text:p>
          </table:table-cell>
          <table:table-cell table:formula="of:=[.E1613]+([.D1613]*([.A1614]-[.A1613]))" office:value-type="float" office:value="0.433555845841325" calcext:value-type="float">
            <text:p>0,433555845841325</text:p>
          </table:table-cell>
          <table:table-cell table:number-columns-repeated="3"/>
        </table:table-row>
        <table:table-row table:style-name="ro1">
          <table:table-cell table:formula="of:=[.A1614]+0.01" office:value-type="float" office:value="16.1299999999997" calcext:value-type="float">
            <text:p>16,1299999999997</text:p>
          </table:table-cell>
          <table:table-cell table:formula="of:=[.B1614]+([.E1614]*([.A1615]-[.A1614]))" office:value-type="float" office:value="-0.989112874352523" calcext:value-type="float">
            <text:p>-0,989112874352523</text:p>
          </table:table-cell>
          <table:table-cell table:formula="of:=-[.$H$4]*[.B1615]" office:value-type="float" office:value="0.494556437176262" calcext:value-type="float">
            <text:p>0,494556437176262</text:p>
          </table:table-cell>
          <table:table-cell table:formula="of:=[.C1615]/[.$H$2]" office:value-type="float" office:value="0.989112874352523" calcext:value-type="float">
            <text:p>0,989112874352523</text:p>
          </table:table-cell>
          <table:table-cell table:formula="of:=[.E1614]+([.D1614]*([.A1615]-[.A1614]))" office:value-type="float" office:value="0.443490330169436" calcext:value-type="float">
            <text:p>0,443490330169436</text:p>
          </table:table-cell>
          <table:table-cell table:number-columns-repeated="3"/>
        </table:table-row>
        <table:table-row table:style-name="ro1">
          <table:table-cell table:formula="of:=[.A1615]+0.01" office:value-type="float" office:value="16.1399999999997" calcext:value-type="float">
            <text:p>16,1399999999997</text:p>
          </table:table-cell>
          <table:table-cell table:formula="of:=[.B1615]+([.E1615]*([.A1616]-[.A1615]))" office:value-type="float" office:value="-0.984677971050828" calcext:value-type="float">
            <text:p>-0,984677971050828</text:p>
          </table:table-cell>
          <table:table-cell table:formula="of:=-[.$H$4]*[.B1616]" office:value-type="float" office:value="0.492338985525414" calcext:value-type="float">
            <text:p>0,492338985525414</text:p>
          </table:table-cell>
          <table:table-cell table:formula="of:=[.C1616]/[.$H$2]" office:value-type="float" office:value="0.984677971050828" calcext:value-type="float">
            <text:p>0,984677971050828</text:p>
          </table:table-cell>
          <table:table-cell table:formula="of:=[.E1615]+([.D1615]*([.A1616]-[.A1615]))" office:value-type="float" office:value="0.453381458912963" calcext:value-type="float">
            <text:p>0,453381458912963</text:p>
          </table:table-cell>
          <table:table-cell table:number-columns-repeated="3"/>
        </table:table-row>
        <table:table-row table:style-name="ro1">
          <table:table-cell table:formula="of:=[.A1616]+0.01" office:value-type="float" office:value="16.1499999999997" calcext:value-type="float">
            <text:p>16,1499999999997</text:p>
          </table:table-cell>
          <table:table-cell table:formula="of:=[.B1616]+([.E1616]*([.A1617]-[.A1616]))" office:value-type="float" office:value="-0.980144156461698" calcext:value-type="float">
            <text:p>-0,980144156461698</text:p>
          </table:table-cell>
          <table:table-cell table:formula="of:=-[.$H$4]*[.B1617]" office:value-type="float" office:value="0.490072078230849" calcext:value-type="float">
            <text:p>0,490072078230849</text:p>
          </table:table-cell>
          <table:table-cell table:formula="of:=[.C1617]/[.$H$2]" office:value-type="float" office:value="0.980144156461698" calcext:value-type="float">
            <text:p>0,980144156461698</text:p>
          </table:table-cell>
          <table:table-cell table:formula="of:=[.E1616]+([.D1616]*([.A1617]-[.A1616]))" office:value-type="float" office:value="0.463228238623473" calcext:value-type="float">
            <text:p>0,463228238623473</text:p>
          </table:table-cell>
          <table:table-cell table:number-columns-repeated="3"/>
        </table:table-row>
        <table:table-row table:style-name="ro1">
          <table:table-cell table:formula="of:=[.A1617]+0.01" office:value-type="float" office:value="16.1599999999997" calcext:value-type="float">
            <text:p>16,1599999999997</text:p>
          </table:table-cell>
          <table:table-cell table:formula="of:=[.B1617]+([.E1617]*([.A1618]-[.A1617]))" office:value-type="float" office:value="-0.975511874075462" calcext:value-type="float">
            <text:p>-0,975511874075462</text:p>
          </table:table-cell>
          <table:table-cell table:formula="of:=-[.$H$4]*[.B1618]" office:value-type="float" office:value="0.487755937037731" calcext:value-type="float">
            <text:p>0,487755937037731</text:p>
          </table:table-cell>
          <table:table-cell table:formula="of:=[.C1618]/[.$H$2]" office:value-type="float" office:value="0.975511874075462" calcext:value-type="float">
            <text:p>0,975511874075462</text:p>
          </table:table-cell>
          <table:table-cell table:formula="of:=[.E1617]+([.D1617]*([.A1618]-[.A1617]))" office:value-type="float" office:value="0.473029680188091" calcext:value-type="float">
            <text:p>0,473029680188091</text:p>
          </table:table-cell>
          <table:table-cell table:number-columns-repeated="3"/>
        </table:table-row>
        <table:table-row table:style-name="ro1">
          <table:table-cell table:formula="of:=[.A1618]+0.01" office:value-type="float" office:value="16.1699999999997" calcext:value-type="float">
            <text:p>16,1699999999997</text:p>
          </table:table-cell>
          <table:table-cell table:formula="of:=[.B1618]+([.E1618]*([.A1619]-[.A1618]))" office:value-type="float" office:value="-0.970781577273581" calcext:value-type="float">
            <text:p>-0,970781577273581</text:p>
          </table:table-cell>
          <table:table-cell table:formula="of:=-[.$H$4]*[.B1619]" office:value-type="float" office:value="0.48539078863679" calcext:value-type="float">
            <text:p>0,48539078863679</text:p>
          </table:table-cell>
          <table:table-cell table:formula="of:=[.C1619]/[.$H$2]" office:value-type="float" office:value="0.970781577273581" calcext:value-type="float">
            <text:p>0,970781577273581</text:p>
          </table:table-cell>
          <table:table-cell table:formula="of:=[.E1618]+([.D1618]*([.A1619]-[.A1618]))" office:value-type="float" office:value="0.482784798928847" calcext:value-type="float">
            <text:p>0,482784798928847</text:p>
          </table:table-cell>
          <table:table-cell table:number-columns-repeated="3"/>
        </table:table-row>
        <table:table-row table:style-name="ro1">
          <table:table-cell table:formula="of:=[.A1619]+0.01" office:value-type="float" office:value="16.1799999999997" calcext:value-type="float">
            <text:p>16,1799999999997</text:p>
          </table:table-cell>
          <table:table-cell table:formula="of:=[.B1619]+([.E1619]*([.A1620]-[.A1619]))" office:value-type="float" office:value="-0.965953729284291" calcext:value-type="float">
            <text:p>-0,965953729284291</text:p>
          </table:table-cell>
          <table:table-cell table:formula="of:=-[.$H$4]*[.B1620]" office:value-type="float" office:value="0.482976864642146" calcext:value-type="float">
            <text:p>0,482976864642146</text:p>
          </table:table-cell>
          <table:table-cell table:formula="of:=[.C1620]/[.$H$2]" office:value-type="float" office:value="0.965953729284291" calcext:value-type="float">
            <text:p>0,965953729284291</text:p>
          </table:table-cell>
          <table:table-cell table:formula="of:=[.E1619]+([.D1619]*([.A1620]-[.A1619]))" office:value-type="float" office:value="0.492492614701585" calcext:value-type="float">
            <text:p>0,492492614701585</text:p>
          </table:table-cell>
          <table:table-cell table:number-columns-repeated="3"/>
        </table:table-row>
        <table:table-row table:style-name="ro1">
          <table:table-cell table:formula="of:=[.A1620]+0.01" office:value-type="float" office:value="16.1899999999997" calcext:value-type="float">
            <text:p>16,1899999999997</text:p>
          </table:table-cell>
          <table:table-cell table:formula="of:=[.B1620]+([.E1620]*([.A1621]-[.A1620]))" office:value-type="float" office:value="-0.961028803137275" calcext:value-type="float">
            <text:p>-0,961028803137275</text:p>
          </table:table-cell>
          <table:table-cell table:formula="of:=-[.$H$4]*[.B1621]" office:value-type="float" office:value="0.480514401568637" calcext:value-type="float">
            <text:p>0,480514401568637</text:p>
          </table:table-cell>
          <table:table-cell table:formula="of:=[.C1621]/[.$H$2]" office:value-type="float" office:value="0.961028803137275" calcext:value-type="float">
            <text:p>0,961028803137275</text:p>
          </table:table-cell>
          <table:table-cell table:formula="of:=[.E1620]+([.D1620]*([.A1621]-[.A1620]))" office:value-type="float" office:value="0.502152151994429" calcext:value-type="float">
            <text:p>0,502152151994429</text:p>
          </table:table-cell>
          <table:table-cell table:number-columns-repeated="3"/>
        </table:table-row>
        <table:table-row table:style-name="ro1">
          <table:table-cell table:formula="of:=[.A1621]+0.01" office:value-type="float" office:value="16.1999999999997" calcext:value-type="float">
            <text:p>16,1999999999997</text:p>
          </table:table-cell>
          <table:table-cell table:formula="of:=[.B1621]+([.E1621]*([.A1622]-[.A1621]))" office:value-type="float" office:value="-0.95600728161733" calcext:value-type="float">
            <text:p>-0,95600728161733</text:p>
          </table:table-cell>
          <table:table-cell table:formula="of:=-[.$H$4]*[.B1622]" office:value-type="float" office:value="0.478003640808665" calcext:value-type="float">
            <text:p>0,478003640808665</text:p>
          </table:table-cell>
          <table:table-cell table:formula="of:=[.C1622]/[.$H$2]" office:value-type="float" office:value="0.95600728161733" calcext:value-type="float">
            <text:p>0,95600728161733</text:p>
          </table:table-cell>
          <table:table-cell table:formula="of:=[.E1621]+([.D1621]*([.A1622]-[.A1621]))" office:value-type="float" office:value="0.511762440025803" calcext:value-type="float">
            <text:p>0,511762440025803</text:p>
          </table:table-cell>
          <table:table-cell table:number-columns-repeated="3"/>
        </table:table-row>
        <table:table-row table:style-name="ro1">
          <table:table-cell table:formula="of:=[.A1622]+0.01" office:value-type="float" office:value="16.2099999999997" calcext:value-type="float">
            <text:p>16,2099999999997</text:p>
          </table:table-cell>
          <table:table-cell table:formula="of:=[.B1622]+([.E1622]*([.A1623]-[.A1622]))" office:value-type="float" office:value="-0.950889657217071" calcext:value-type="float">
            <text:p>-0,950889657217071</text:p>
          </table:table-cell>
          <table:table-cell table:formula="of:=-[.$H$4]*[.B1623]" office:value-type="float" office:value="0.475444828608535" calcext:value-type="float">
            <text:p>0,475444828608535</text:p>
          </table:table-cell>
          <table:table-cell table:formula="of:=[.C1623]/[.$H$2]" office:value-type="float" office:value="0.950889657217071" calcext:value-type="float">
            <text:p>0,950889657217071</text:p>
          </table:table-cell>
          <table:table-cell table:formula="of:=[.E1622]+([.D1622]*([.A1623]-[.A1622]))" office:value-type="float" office:value="0.521322512841978" calcext:value-type="float">
            <text:p>0,521322512841978</text:p>
          </table:table-cell>
          <table:table-cell table:number-columns-repeated="3"/>
        </table:table-row>
        <table:table-row table:style-name="ro1">
          <table:table-cell table:formula="of:=[.A1623]+0.01" office:value-type="float" office:value="16.2199999999997" calcext:value-type="float">
            <text:p>16,2199999999997</text:p>
          </table:table-cell>
          <table:table-cell table:formula="of:=[.B1623]+([.E1623]*([.A1624]-[.A1623]))" office:value-type="float" office:value="-0.94567643208865" calcext:value-type="float">
            <text:p>-0,94567643208865</text:p>
          </table:table-cell>
          <table:table-cell table:formula="of:=-[.$H$4]*[.B1624]" office:value-type="float" office:value="0.472838216044325" calcext:value-type="float">
            <text:p>0,472838216044325</text:p>
          </table:table-cell>
          <table:table-cell table:formula="of:=[.C1624]/[.$H$2]" office:value-type="float" office:value="0.94567643208865" calcext:value-type="float">
            <text:p>0,94567643208865</text:p>
          </table:table-cell>
          <table:table-cell table:formula="of:=[.E1623]+([.D1623]*([.A1624]-[.A1623]))" office:value-type="float" office:value="0.53083140941415" calcext:value-type="float">
            <text:p>0,53083140941415</text:p>
          </table:table-cell>
          <table:table-cell table:number-columns-repeated="3"/>
        </table:table-row>
        <table:table-row table:style-name="ro1">
          <table:table-cell table:formula="of:=[.A1624]+0.01" office:value-type="float" office:value="16.2299999999997" calcext:value-type="float">
            <text:p>16,2299999999997</text:p>
          </table:table-cell>
          <table:table-cell table:formula="of:=[.B1624]+([.E1624]*([.A1625]-[.A1624]))" office:value-type="float" office:value="-0.940368117994508" calcext:value-type="float">
            <text:p>-0,940368117994508</text:p>
          </table:table-cell>
          <table:table-cell table:formula="of:=-[.$H$4]*[.B1625]" office:value-type="float" office:value="0.470184058997254" calcext:value-type="float">
            <text:p>0,470184058997254</text:p>
          </table:table-cell>
          <table:table-cell table:formula="of:=[.C1625]/[.$H$2]" office:value-type="float" office:value="0.940368117994508" calcext:value-type="float">
            <text:p>0,940368117994508</text:p>
          </table:table-cell>
          <table:table-cell table:formula="of:=[.E1624]+([.D1624]*([.A1625]-[.A1624]))" office:value-type="float" office:value="0.540288173735038" calcext:value-type="float">
            <text:p>0,540288173735038</text:p>
          </table:table-cell>
          <table:table-cell table:number-columns-repeated="3"/>
        </table:table-row>
        <table:table-row table:style-name="ro1">
          <table:table-cell table:formula="of:=[.A1625]+0.01" office:value-type="float" office:value="16.2399999999997" calcext:value-type="float">
            <text:p>16,2399999999997</text:p>
          </table:table-cell>
          <table:table-cell table:formula="of:=[.B1625]+([.E1625]*([.A1626]-[.A1625]))" office:value-type="float" office:value="-0.934965236257157" calcext:value-type="float">
            <text:p>-0,934965236257157</text:p>
          </table:table-cell>
          <table:table-cell table:formula="of:=-[.$H$4]*[.B1626]" office:value-type="float" office:value="0.467482618128578" calcext:value-type="float">
            <text:p>0,467482618128578</text:p>
          </table:table-cell>
          <table:table-cell table:formula="of:=[.C1626]/[.$H$2]" office:value-type="float" office:value="0.934965236257157" calcext:value-type="float">
            <text:p>0,934965236257157</text:p>
          </table:table-cell>
          <table:table-cell table:formula="of:=[.E1625]+([.D1625]*([.A1626]-[.A1625]))" office:value-type="float" office:value="0.549691854914985" calcext:value-type="float">
            <text:p>0,549691854914985</text:p>
          </table:table-cell>
          <table:table-cell table:number-columns-repeated="3"/>
        </table:table-row>
        <table:table-row table:style-name="ro1">
          <table:table-cell table:formula="of:=[.A1626]+0.01" office:value-type="float" office:value="16.2499999999997" calcext:value-type="float">
            <text:p>16,2499999999997</text:p>
          </table:table-cell>
          <table:table-cell table:formula="of:=[.B1626]+([.E1626]*([.A1627]-[.A1626]))" office:value-type="float" office:value="-0.929468317708006" calcext:value-type="float">
            <text:p>-0,929468317708006</text:p>
          </table:table-cell>
          <table:table-cell table:formula="of:=-[.$H$4]*[.B1627]" office:value-type="float" office:value="0.464734158854003" calcext:value-type="float">
            <text:p>0,464734158854003</text:p>
          </table:table-cell>
          <table:table-cell table:formula="of:=[.C1627]/[.$H$2]" office:value-type="float" office:value="0.929468317708006" calcext:value-type="float">
            <text:p>0,929468317708006</text:p>
          </table:table-cell>
          <table:table-cell table:formula="of:=[.E1626]+([.D1626]*([.A1627]-[.A1626]))" office:value-type="float" office:value="0.559041507277558" calcext:value-type="float">
            <text:p>0,559041507277558</text:p>
          </table:table-cell>
          <table:table-cell table:number-columns-repeated="3"/>
        </table:table-row>
        <table:table-row table:style-name="ro1">
          <table:table-cell table:formula="of:=[.A1627]+0.01" office:value-type="float" office:value="16.2599999999997" calcext:value-type="float">
            <text:p>16,2599999999997</text:p>
          </table:table-cell>
          <table:table-cell table:formula="of:=[.B1627]+([.E1627]*([.A1628]-[.A1627]))" office:value-type="float" office:value="-0.92387790263523" calcext:value-type="float">
            <text:p>-0,92387790263523</text:p>
          </table:table-cell>
          <table:table-cell table:formula="of:=-[.$H$4]*[.B1628]" office:value-type="float" office:value="0.461938951317615" calcext:value-type="float">
            <text:p>0,461938951317615</text:p>
          </table:table-cell>
          <table:table-cell table:formula="of:=[.C1628]/[.$H$2]" office:value-type="float" office:value="0.92387790263523" calcext:value-type="float">
            <text:p>0,92387790263523</text:p>
          </table:table-cell>
          <table:table-cell table:formula="of:=[.E1627]+([.D1627]*([.A1628]-[.A1627]))" office:value-type="float" office:value="0.568336190454639" calcext:value-type="float">
            <text:p>0,568336190454639</text:p>
          </table:table-cell>
          <table:table-cell table:number-columns-repeated="3"/>
        </table:table-row>
        <table:table-row table:style-name="ro1">
          <table:table-cell table:formula="of:=[.A1628]+0.01" office:value-type="float" office:value="16.2699999999997" calcext:value-type="float">
            <text:p>16,2699999999997</text:p>
          </table:table-cell>
          <table:table-cell table:formula="of:=[.B1628]+([.E1628]*([.A1629]-[.A1628]))" office:value-type="float" office:value="-0.918194540730682" calcext:value-type="float">
            <text:p>-0,918194540730682</text:p>
          </table:table-cell>
          <table:table-cell table:formula="of:=-[.$H$4]*[.B1629]" office:value-type="float" office:value="0.459097270365341" calcext:value-type="float">
            <text:p>0,459097270365341</text:p>
          </table:table-cell>
          <table:table-cell table:formula="of:=[.C1629]/[.$H$2]" office:value-type="float" office:value="0.918194540730682" calcext:value-type="float">
            <text:p>0,918194540730682</text:p>
          </table:table-cell>
          <table:table-cell table:formula="of:=[.E1628]+([.D1628]*([.A1629]-[.A1628]))" office:value-type="float" office:value="0.577574969480993" calcext:value-type="float">
            <text:p>0,577574969480993</text:p>
          </table:table-cell>
          <table:table-cell table:number-columns-repeated="3"/>
        </table:table-row>
        <table:table-row table:style-name="ro1">
          <table:table-cell table:formula="of:=[.A1629]+0.01" office:value-type="float" office:value="16.2799999999997" calcext:value-type="float">
            <text:p>16,2799999999997</text:p>
          </table:table-cell>
          <table:table-cell table:formula="of:=[.B1629]+([.E1629]*([.A1630]-[.A1629]))" office:value-type="float" office:value="-0.912418791035871" calcext:value-type="float">
            <text:p>-0,912418791035871</text:p>
          </table:table-cell>
          <table:table-cell table:formula="of:=-[.$H$4]*[.B1630]" office:value-type="float" office:value="0.456209395517936" calcext:value-type="float">
            <text:p>0,456209395517936</text:p>
          </table:table-cell>
          <table:table-cell table:formula="of:=[.C1630]/[.$H$2]" office:value-type="float" office:value="0.912418791035871" calcext:value-type="float">
            <text:p>0,912418791035871</text:p>
          </table:table-cell>
          <table:table-cell table:formula="of:=[.E1629]+([.D1629]*([.A1630]-[.A1629]))" office:value-type="float" office:value="0.586756914888301" calcext:value-type="float">
            <text:p>0,586756914888301</text:p>
          </table:table-cell>
          <table:table-cell table:number-columns-repeated="3"/>
        </table:table-row>
        <table:table-row table:style-name="ro1">
          <table:table-cell table:formula="of:=[.A1630]+0.01" office:value-type="float" office:value="16.2899999999997" calcext:value-type="float">
            <text:p>16,2899999999997</text:p>
          </table:table-cell>
          <table:table-cell table:formula="of:=[.B1630]+([.E1630]*([.A1631]-[.A1630]))" office:value-type="float" office:value="-0.906551221886987" calcext:value-type="float">
            <text:p>-0,906551221886987</text:p>
          </table:table-cell>
          <table:table-cell table:formula="of:=-[.$H$4]*[.B1631]" office:value-type="float" office:value="0.453275610943494" calcext:value-type="float">
            <text:p>0,453275610943494</text:p>
          </table:table-cell>
          <table:table-cell table:formula="of:=[.C1631]/[.$H$2]" office:value-type="float" office:value="0.906551221886987" calcext:value-type="float">
            <text:p>0,906551221886987</text:p>
          </table:table-cell>
          <table:table-cell table:formula="of:=[.E1630]+([.D1630]*([.A1631]-[.A1630]))" office:value-type="float" office:value="0.595881102798661" calcext:value-type="float">
            <text:p>0,595881102798661</text:p>
          </table:table-cell>
          <table:table-cell table:number-columns-repeated="3"/>
        </table:table-row>
        <table:table-row table:style-name="ro1">
          <table:table-cell table:formula="of:=[.A1631]+0.01" office:value-type="float" office:value="16.2999999999997" calcext:value-type="float">
            <text:p>16,2999999999997</text:p>
          </table:table-cell>
          <table:table-cell table:formula="of:=[.B1631]+([.E1631]*([.A1632]-[.A1631]))" office:value-type="float" office:value="-0.900592410859" calcext:value-type="float">
            <text:p>-0,900592410859</text:p>
          </table:table-cell>
          <table:table-cell table:formula="of:=-[.$H$4]*[.B1632]" office:value-type="float" office:value="0.4502962054295" calcext:value-type="float">
            <text:p>0,4502962054295</text:p>
          </table:table-cell>
          <table:table-cell table:formula="of:=[.C1632]/[.$H$2]" office:value-type="float" office:value="0.900592410859" calcext:value-type="float">
            <text:p>0,900592410859</text:p>
          </table:table-cell>
          <table:table-cell table:formula="of:=[.E1631]+([.D1631]*([.A1632]-[.A1631]))" office:value-type="float" office:value="0.604946615017533" calcext:value-type="float">
            <text:p>0,604946615017533</text:p>
          </table:table-cell>
          <table:table-cell table:number-columns-repeated="3"/>
        </table:table-row>
        <table:table-row table:style-name="ro1">
          <table:table-cell table:formula="of:=[.A1632]+0.01" office:value-type="float" office:value="16.3099999999997" calcext:value-type="float">
            <text:p>16,3099999999997</text:p>
          </table:table-cell>
          <table:table-cell table:formula="of:=[.B1632]+([.E1632]*([.A1633]-[.A1632]))" office:value-type="float" office:value="-0.894542944708824" calcext:value-type="float">
            <text:p>-0,894542944708824</text:p>
          </table:table-cell>
          <table:table-cell table:formula="of:=-[.$H$4]*[.B1633]" office:value-type="float" office:value="0.447271472354412" calcext:value-type="float">
            <text:p>0,447271472354412</text:p>
          </table:table-cell>
          <table:table-cell table:formula="of:=[.C1633]/[.$H$2]" office:value-type="float" office:value="0.894542944708824" calcext:value-type="float">
            <text:p>0,894542944708824</text:p>
          </table:table-cell>
          <table:table-cell table:formula="of:=[.E1632]+([.D1632]*([.A1633]-[.A1632]))" office:value-type="float" office:value="0.613952539126124" calcext:value-type="float">
            <text:p>0,613952539126124</text:p>
          </table:table-cell>
          <table:table-cell table:number-columns-repeated="3"/>
        </table:table-row>
        <table:table-row table:style-name="ro1">
          <table:table-cell table:formula="of:=[.A1633]+0.01" office:value-type="float" office:value="16.3199999999998" calcext:value-type="float">
            <text:p>16,3199999999998</text:p>
          </table:table-cell>
          <table:table-cell table:formula="of:=[.B1633]+([.E1633]*([.A1634]-[.A1633]))" office:value-type="float" office:value="-0.888403419317561" calcext:value-type="float">
            <text:p>-0,888403419317561</text:p>
          </table:table-cell>
          <table:table-cell table:formula="of:=-[.$H$4]*[.B1634]" office:value-type="float" office:value="0.444201709658781" calcext:value-type="float">
            <text:p>0,444201709658781</text:p>
          </table:table-cell>
          <table:table-cell table:formula="of:=[.C1634]/[.$H$2]" office:value-type="float" office:value="0.888403419317561" calcext:value-type="float">
            <text:p>0,888403419317561</text:p>
          </table:table-cell>
          <table:table-cell table:formula="of:=[.E1633]+([.D1633]*([.A1634]-[.A1633]))" office:value-type="float" office:value="0.622897968573214" calcext:value-type="float">
            <text:p>0,622897968573214</text:p>
          </table:table-cell>
          <table:table-cell table:number-columns-repeated="3"/>
        </table:table-row>
        <table:table-row table:style-name="ro1">
          <table:table-cell table:formula="of:=[.A1634]+0.01" office:value-type="float" office:value="16.3299999999998" calcext:value-type="float">
            <text:p>16,3299999999998</text:p>
          </table:table-cell>
          <table:table-cell table:formula="of:=[.B1634]+([.E1634]*([.A1635]-[.A1634]))" office:value-type="float" office:value="-0.882174439631828" calcext:value-type="float">
            <text:p>-0,882174439631828</text:p>
          </table:table-cell>
          <table:table-cell table:formula="of:=-[.$H$4]*[.B1635]" office:value-type="float" office:value="0.441087219815914" calcext:value-type="float">
            <text:p>0,441087219815914</text:p>
          </table:table-cell>
          <table:table-cell table:formula="of:=[.C1635]/[.$H$2]" office:value-type="float" office:value="0.882174439631828" calcext:value-type="float">
            <text:p>0,882174439631828</text:p>
          </table:table-cell>
          <table:table-cell table:formula="of:=[.E1634]+([.D1634]*([.A1635]-[.A1634]))" office:value-type="float" office:value="0.631782002766391" calcext:value-type="float">
            <text:p>0,631782002766391</text:p>
          </table:table-cell>
          <table:table-cell table:number-columns-repeated="3"/>
        </table:table-row>
        <table:table-row table:style-name="ro1">
          <table:table-cell table:formula="of:=[.A1635]+0.01" office:value-type="float" office:value="16.3399999999998" calcext:value-type="float">
            <text:p>16,3399999999998</text:p>
          </table:table-cell>
          <table:table-cell table:formula="of:=[.B1635]+([.E1635]*([.A1636]-[.A1635]))" office:value-type="float" office:value="-0.875856619604163" calcext:value-type="float">
            <text:p>-0,875856619604163</text:p>
          </table:table-cell>
          <table:table-cell table:formula="of:=-[.$H$4]*[.B1636]" office:value-type="float" office:value="0.437928309802082" calcext:value-type="float">
            <text:p>0,437928309802082</text:p>
          </table:table-cell>
          <table:table-cell table:formula="of:=[.C1636]/[.$H$2]" office:value-type="float" office:value="0.875856619604163" calcext:value-type="float">
            <text:p>0,875856619604163</text:p>
          </table:table-cell>
          <table:table-cell table:formula="of:=[.E1635]+([.D1635]*([.A1636]-[.A1635]))" office:value-type="float" office:value="0.64060374716271" calcext:value-type="float">
            <text:p>0,64060374716271</text:p>
          </table:table-cell>
          <table:table-cell table:number-columns-repeated="3"/>
        </table:table-row>
        <table:table-row table:style-name="ro1">
          <table:table-cell table:formula="of:=[.A1636]+0.01" office:value-type="float" office:value="16.3499999999998" calcext:value-type="float">
            <text:p>16,3499999999998</text:p>
          </table:table-cell>
          <table:table-cell table:formula="of:=[.B1636]+([.E1636]*([.A1637]-[.A1636]))" office:value-type="float" office:value="-0.869450582132535" calcext:value-type="float">
            <text:p>-0,869450582132535</text:p>
          </table:table-cell>
          <table:table-cell table:formula="of:=-[.$H$4]*[.B1637]" office:value-type="float" office:value="0.434725291066268" calcext:value-type="float">
            <text:p>0,434725291066268</text:p>
          </table:table-cell>
          <table:table-cell table:formula="of:=[.C1637]/[.$H$2]" office:value-type="float" office:value="0.869450582132535" calcext:value-type="float">
            <text:p>0,869450582132535</text:p>
          </table:table-cell>
          <table:table-cell table:formula="of:=[.E1636]+([.D1636]*([.A1637]-[.A1636]))" office:value-type="float" office:value="0.649362313358753" calcext:value-type="float">
            <text:p>0,649362313358753</text:p>
          </table:table-cell>
          <table:table-cell table:number-columns-repeated="3"/>
        </table:table-row>
        <table:table-row table:style-name="ro1">
          <table:table-cell table:formula="of:=[.A1637]+0.01" office:value-type="float" office:value="16.3599999999998" calcext:value-type="float">
            <text:p>16,3599999999998</text:p>
          </table:table-cell>
          <table:table-cell table:formula="of:=[.B1637]+([.E1637]*([.A1638]-[.A1637]))" office:value-type="float" office:value="-0.862956958998947" calcext:value-type="float">
            <text:p>-0,862956958998947</text:p>
          </table:table-cell>
          <table:table-cell table:formula="of:=-[.$H$4]*[.B1638]" office:value-type="float" office:value="0.431478479499473" calcext:value-type="float">
            <text:p>0,431478479499473</text:p>
          </table:table-cell>
          <table:table-cell table:formula="of:=[.C1638]/[.$H$2]" office:value-type="float" office:value="0.862956958998947" calcext:value-type="float">
            <text:p>0,862956958998947</text:p>
          </table:table-cell>
          <table:table-cell table:formula="of:=[.E1637]+([.D1637]*([.A1638]-[.A1637]))" office:value-type="float" office:value="0.65805681918008" calcext:value-type="float">
            <text:p>0,65805681918008</text:p>
          </table:table-cell>
          <table:table-cell table:number-columns-repeated="3"/>
        </table:table-row>
        <table:table-row table:style-name="ro1">
          <table:table-cell table:formula="of:=[.A1638]+0.01" office:value-type="float" office:value="16.3699999999998" calcext:value-type="float">
            <text:p>16,3699999999998</text:p>
          </table:table-cell>
          <table:table-cell table:formula="of:=[.B1638]+([.E1638]*([.A1639]-[.A1638]))" office:value-type="float" office:value="-0.856376390807145" calcext:value-type="float">
            <text:p>-0,856376390807145</text:p>
          </table:table-cell>
          <table:table-cell table:formula="of:=-[.$H$4]*[.B1639]" office:value-type="float" office:value="0.428188195403572" calcext:value-type="float">
            <text:p>0,428188195403572</text:p>
          </table:table-cell>
          <table:table-cell table:formula="of:=[.C1639]/[.$H$2]" office:value-type="float" office:value="0.856376390807145" calcext:value-type="float">
            <text:p>0,856376390807145</text:p>
          </table:table-cell>
          <table:table-cell table:formula="of:=[.E1638]+([.D1638]*([.A1639]-[.A1638]))" office:value-type="float" office:value="0.666686388770071" calcext:value-type="float">
            <text:p>0,666686388770071</text:p>
          </table:table-cell>
          <table:table-cell table:number-columns-repeated="3"/>
        </table:table-row>
        <table:table-row table:style-name="ro1">
          <table:table-cell table:formula="of:=[.A1639]+0.01" office:value-type="float" office:value="16.3799999999998" calcext:value-type="float">
            <text:p>16,3799999999998</text:p>
          </table:table-cell>
          <table:table-cell table:formula="of:=[.B1639]+([.E1639]*([.A1640]-[.A1639]))" office:value-type="float" office:value="-0.849709526919443" calcext:value-type="float">
            <text:p>-0,849709526919443</text:p>
          </table:table-cell>
          <table:table-cell table:formula="of:=-[.$H$4]*[.B1640]" office:value-type="float" office:value="0.424854763459722" calcext:value-type="float">
            <text:p>0,424854763459722</text:p>
          </table:table-cell>
          <table:table-cell table:formula="of:=[.C1640]/[.$H$2]" office:value-type="float" office:value="0.849709526919443" calcext:value-type="float">
            <text:p>0,849709526919443</text:p>
          </table:table-cell>
          <table:table-cell table:formula="of:=[.E1639]+([.D1639]*([.A1640]-[.A1639]))" office:value-type="float" office:value="0.675250152678144" calcext:value-type="float">
            <text:p>0,675250152678144</text:p>
          </table:table-cell>
          <table:table-cell table:number-columns-repeated="3"/>
        </table:table-row>
        <table:table-row table:style-name="ro1">
          <table:table-cell table:formula="of:=[.A1640]+0.01" office:value-type="float" office:value="16.3899999999998" calcext:value-type="float">
            <text:p>16,3899999999998</text:p>
          </table:table-cell>
          <table:table-cell table:formula="of:=[.B1640]+([.E1640]*([.A1641]-[.A1640]))" office:value-type="float" office:value="-0.84295702539266" calcext:value-type="float">
            <text:p>-0,84295702539266</text:p>
          </table:table-cell>
          <table:table-cell table:formula="of:=-[.$H$4]*[.B1641]" office:value-type="float" office:value="0.42147851269633" calcext:value-type="float">
            <text:p>0,42147851269633</text:p>
          </table:table-cell>
          <table:table-cell table:formula="of:=[.C1641]/[.$H$2]" office:value-type="float" office:value="0.84295702539266" calcext:value-type="float">
            <text:p>0,84295702539266</text:p>
          </table:table-cell>
          <table:table-cell table:formula="of:=[.E1640]+([.D1640]*([.A1641]-[.A1640]))" office:value-type="float" office:value="0.683747247947339" calcext:value-type="float">
            <text:p>0,683747247947339</text:p>
          </table:table-cell>
          <table:table-cell table:number-columns-repeated="3"/>
        </table:table-row>
        <table:table-row table:style-name="ro1">
          <table:table-cell table:formula="of:=[.A1641]+0.01" office:value-type="float" office:value="16.3999999999998" calcext:value-type="float">
            <text:p>16,3999999999998</text:p>
          </table:table-cell>
          <table:table-cell table:formula="of:=[.B1641]+([.E1641]*([.A1642]-[.A1641]))" office:value-type="float" office:value="-0.836119552913186" calcext:value-type="float">
            <text:p>-0,836119552913186</text:p>
          </table:table-cell>
          <table:table-cell table:formula="of:=-[.$H$4]*[.B1642]" office:value-type="float" office:value="0.418059776456593" calcext:value-type="float">
            <text:p>0,418059776456593</text:p>
          </table:table-cell>
          <table:table-cell table:formula="of:=[.C1642]/[.$H$2]" office:value-type="float" office:value="0.836119552913186" calcext:value-type="float">
            <text:p>0,836119552913186</text:p>
          </table:table-cell>
          <table:table-cell table:formula="of:=[.E1641]+([.D1641]*([.A1642]-[.A1641]))" office:value-type="float" office:value="0.692176818201267" calcext:value-type="float">
            <text:p>0,692176818201267</text:p>
          </table:table-cell>
          <table:table-cell table:number-columns-repeated="3"/>
        </table:table-row>
        <table:table-row table:style-name="ro1">
          <table:table-cell table:formula="of:=[.A1642]+0.01" office:value-type="float" office:value="16.4099999999998" calcext:value-type="float">
            <text:p>16,4099999999998</text:p>
          </table:table-cell>
          <table:table-cell table:formula="of:=[.B1642]+([.E1642]*([.A1643]-[.A1642]))" office:value-type="float" office:value="-0.829197784731172" calcext:value-type="float">
            <text:p>-0,829197784731172</text:p>
          </table:table-cell>
          <table:table-cell table:formula="of:=-[.$H$4]*[.B1643]" office:value-type="float" office:value="0.414598892365586" calcext:value-type="float">
            <text:p>0,414598892365586</text:p>
          </table:table-cell>
          <table:table-cell table:formula="of:=[.C1643]/[.$H$2]" office:value-type="float" office:value="0.829197784731172" calcext:value-type="float">
            <text:p>0,829197784731172</text:p>
          </table:table-cell>
          <table:table-cell table:formula="of:=[.E1642]+([.D1642]*([.A1643]-[.A1642]))" office:value-type="float" office:value="0.7005380137304" calcext:value-type="float">
            <text:p>0,7005380137304</text:p>
          </table:table-cell>
          <table:table-cell table:number-columns-repeated="3"/>
        </table:table-row>
        <table:table-row table:style-name="ro1">
          <table:table-cell table:formula="of:=[.A1643]+0.01" office:value-type="float" office:value="16.4199999999998" calcext:value-type="float">
            <text:p>16,4199999999998</text:p>
          </table:table-cell>
          <table:table-cell table:formula="of:=[.B1643]+([.E1643]*([.A1644]-[.A1643]))" office:value-type="float" office:value="-0.822192404593867" calcext:value-type="float">
            <text:p>-0,822192404593867</text:p>
          </table:table-cell>
          <table:table-cell table:formula="of:=-[.$H$4]*[.B1644]" office:value-type="float" office:value="0.411096202296934" calcext:value-type="float">
            <text:p>0,411096202296934</text:p>
          </table:table-cell>
          <table:table-cell table:formula="of:=[.C1644]/[.$H$2]" office:value-type="float" office:value="0.822192404593867" calcext:value-type="float">
            <text:p>0,822192404593867</text:p>
          </table:table-cell>
          <table:table-cell table:formula="of:=[.E1643]+([.D1643]*([.A1644]-[.A1643]))" office:value-type="float" office:value="0.708829991577714" calcext:value-type="float">
            <text:p>0,708829991577714</text:p>
          </table:table-cell>
          <table:table-cell table:number-columns-repeated="3"/>
        </table:table-row>
        <table:table-row table:style-name="ro1">
          <table:table-cell table:formula="of:=[.A1644]+0.01" office:value-type="float" office:value="16.4299999999998" calcext:value-type="float">
            <text:p>16,4299999999998</text:p>
          </table:table-cell>
          <table:table-cell table:formula="of:=[.B1644]+([.E1644]*([.A1645]-[.A1644]))" office:value-type="float" office:value="-0.815104104678089" calcext:value-type="float">
            <text:p>-0,815104104678089</text:p>
          </table:table-cell>
          <table:table-cell table:formula="of:=-[.$H$4]*[.B1645]" office:value-type="float" office:value="0.407552052339045" calcext:value-type="float">
            <text:p>0,407552052339045</text:p>
          </table:table-cell>
          <table:table-cell table:formula="of:=[.C1645]/[.$H$2]" office:value-type="float" office:value="0.815104104678089" calcext:value-type="float">
            <text:p>0,815104104678089</text:p>
          </table:table-cell>
          <table:table-cell table:formula="of:=[.E1644]+([.D1644]*([.A1645]-[.A1644]))" office:value-type="float" office:value="0.717051915623653" calcext:value-type="float">
            <text:p>0,717051915623653</text:p>
          </table:table-cell>
          <table:table-cell table:number-columns-repeated="3"/>
        </table:table-row>
        <table:table-row table:style-name="ro1">
          <table:table-cell table:formula="of:=[.A1645]+0.01" office:value-type="float" office:value="16.4399999999998" calcext:value-type="float">
            <text:p>16,4399999999998</text:p>
          </table:table-cell>
          <table:table-cell table:formula="of:=[.B1645]+([.E1645]*([.A1646]-[.A1645]))" office:value-type="float" office:value="-0.807933585521851" calcext:value-type="float">
            <text:p>-0,807933585521851</text:p>
          </table:table-cell>
          <table:table-cell table:formula="of:=-[.$H$4]*[.B1646]" office:value-type="float" office:value="0.403966792760926" calcext:value-type="float">
            <text:p>0,403966792760926</text:p>
          </table:table-cell>
          <table:table-cell table:formula="of:=[.C1646]/[.$H$2]" office:value-type="float" office:value="0.807933585521851" calcext:value-type="float">
            <text:p>0,807933585521851</text:p>
          </table:table-cell>
          <table:table-cell table:formula="of:=[.E1645]+([.D1645]*([.A1646]-[.A1645]))" office:value-type="float" office:value="0.725202956670436" calcext:value-type="float">
            <text:p>0,725202956670436</text:p>
          </table:table-cell>
          <table:table-cell table:number-columns-repeated="3"/>
        </table:table-row>
        <table:table-row table:style-name="ro1">
          <table:table-cell table:formula="of:=[.A1646]+0.01" office:value-type="float" office:value="16.4499999999998" calcext:value-type="float">
            <text:p>16,4499999999998</text:p>
          </table:table-cell>
          <table:table-cell table:formula="of:=[.B1646]+([.E1646]*([.A1647]-[.A1646]))" office:value-type="float" office:value="-0.800681555955146" calcext:value-type="float">
            <text:p>-0,800681555955146</text:p>
          </table:table-cell>
          <table:table-cell table:formula="of:=-[.$H$4]*[.B1647]" office:value-type="float" office:value="0.400340777977573" calcext:value-type="float">
            <text:p>0,400340777977573</text:p>
          </table:table-cell>
          <table:table-cell table:formula="of:=[.C1647]/[.$H$2]" office:value-type="float" office:value="0.800681555955146" calcext:value-type="float">
            <text:p>0,800681555955146</text:p>
          </table:table-cell>
          <table:table-cell table:formula="of:=[.E1646]+([.D1646]*([.A1647]-[.A1646]))" office:value-type="float" office:value="0.733282292525655" calcext:value-type="float">
            <text:p>0,733282292525655</text:p>
          </table:table-cell>
          <table:table-cell table:number-columns-repeated="3"/>
        </table:table-row>
        <table:table-row table:style-name="ro1">
          <table:table-cell table:formula="of:=[.A1647]+0.01" office:value-type="float" office:value="16.4599999999998" calcext:value-type="float">
            <text:p>16,4599999999998</text:p>
          </table:table-cell>
          <table:table-cell table:formula="of:=[.B1647]+([.E1647]*([.A1648]-[.A1647]))" office:value-type="float" office:value="-0.793348733029888" calcext:value-type="float">
            <text:p>-0,793348733029888</text:p>
          </table:table-cell>
          <table:table-cell table:formula="of:=-[.$H$4]*[.B1648]" office:value-type="float" office:value="0.396674366514944" calcext:value-type="float">
            <text:p>0,396674366514944</text:p>
          </table:table-cell>
          <table:table-cell table:formula="of:=[.C1648]/[.$H$2]" office:value-type="float" office:value="0.793348733029888" calcext:value-type="float">
            <text:p>0,793348733029888</text:p>
          </table:table-cell>
          <table:table-cell table:formula="of:=[.E1647]+([.D1647]*([.A1648]-[.A1647]))" office:value-type="float" office:value="0.741289108085208" calcext:value-type="float">
            <text:p>0,741289108085208</text:p>
          </table:table-cell>
          <table:table-cell table:number-columns-repeated="3"/>
        </table:table-row>
        <table:table-row table:style-name="ro1">
          <table:table-cell table:formula="of:=[.A1648]+0.01" office:value-type="float" office:value="16.4699999999998" calcext:value-type="float">
            <text:p>16,4699999999998</text:p>
          </table:table-cell>
          <table:table-cell table:formula="of:=[.B1648]+([.E1648]*([.A1649]-[.A1648]))" office:value-type="float" office:value="-0.785935841949035" calcext:value-type="float">
            <text:p>-0,785935841949035</text:p>
          </table:table-cell>
          <table:table-cell table:formula="of:=-[.$H$4]*[.B1649]" office:value-type="float" office:value="0.392967920974517" calcext:value-type="float">
            <text:p>0,392967920974517</text:p>
          </table:table-cell>
          <table:table-cell table:formula="of:=[.C1649]/[.$H$2]" office:value-type="float" office:value="0.785935841949035" calcext:value-type="float">
            <text:p>0,785935841949035</text:p>
          </table:table-cell>
          <table:table-cell table:formula="of:=[.E1648]+([.D1648]*([.A1649]-[.A1648]))" office:value-type="float" office:value="0.749222595415508" calcext:value-type="float">
            <text:p>0,749222595415508</text:p>
          </table:table-cell>
          <table:table-cell table:number-columns-repeated="3"/>
        </table:table-row>
        <table:table-row table:style-name="ro1">
          <table:table-cell table:formula="of:=[.A1649]+0.01" office:value-type="float" office:value="16.4799999999998" calcext:value-type="float">
            <text:p>16,4799999999998</text:p>
          </table:table-cell>
          <table:table-cell table:formula="of:=[.B1649]+([.E1649]*([.A1650]-[.A1649]))" office:value-type="float" office:value="-0.778443615994879" calcext:value-type="float">
            <text:p>-0,778443615994879</text:p>
          </table:table-cell>
          <table:table-cell table:formula="of:=-[.$H$4]*[.B1650]" office:value-type="float" office:value="0.389221807997439" calcext:value-type="float">
            <text:p>0,389221807997439</text:p>
          </table:table-cell>
          <table:table-cell table:formula="of:=[.C1650]/[.$H$2]" office:value-type="float" office:value="0.778443615994879" calcext:value-type="float">
            <text:p>0,778443615994879</text:p>
          </table:table-cell>
          <table:table-cell table:formula="of:=[.E1649]+([.D1649]*([.A1650]-[.A1649]))" office:value-type="float" office:value="0.757081953835" calcext:value-type="float">
            <text:p>0,757081953835</text:p>
          </table:table-cell>
          <table:table-cell table:number-columns-repeated="3"/>
        </table:table-row>
        <table:table-row table:style-name="ro1">
          <table:table-cell table:formula="of:=[.A1650]+0.01" office:value-type="float" office:value="16.4899999999998" calcext:value-type="float">
            <text:p>16,4899999999998</text:p>
          </table:table-cell>
          <table:table-cell table:formula="of:=[.B1650]+([.E1650]*([.A1651]-[.A1650]))" office:value-type="float" office:value="-0.770872796456528" calcext:value-type="float">
            <text:p>-0,770872796456528</text:p>
          </table:table-cell>
          <table:table-cell table:formula="of:=-[.$H$4]*[.B1651]" office:value-type="float" office:value="0.385436398228264" calcext:value-type="float">
            <text:p>0,385436398228264</text:p>
          </table:table-cell>
          <table:table-cell table:formula="of:=[.C1651]/[.$H$2]" office:value-type="float" office:value="0.770872796456528" calcext:value-type="float">
            <text:p>0,770872796456528</text:p>
          </table:table-cell>
          <table:table-cell table:formula="of:=[.E1650]+([.D1650]*([.A1651]-[.A1650]))" office:value-type="float" office:value="0.76486638999495" calcext:value-type="float">
            <text:p>0,76486638999495</text:p>
          </table:table-cell>
          <table:table-cell table:number-columns-repeated="3"/>
        </table:table-row>
        <table:table-row table:style-name="ro1">
          <table:table-cell table:formula="of:=[.A1651]+0.01" office:value-type="float" office:value="16.4999999999998" calcext:value-type="float">
            <text:p>16,4999999999998</text:p>
          </table:table-cell>
          <table:table-cell table:formula="of:=[.B1651]+([.E1651]*([.A1652]-[.A1651]))" office:value-type="float" office:value="-0.763224132556577" calcext:value-type="float">
            <text:p>-0,763224132556577</text:p>
          </table:table-cell>
          <table:table-cell table:formula="of:=-[.$H$4]*[.B1652]" office:value-type="float" office:value="0.381612066278288" calcext:value-type="float">
            <text:p>0,381612066278288</text:p>
          </table:table-cell>
          <table:table-cell table:formula="of:=[.C1652]/[.$H$2]" office:value-type="float" office:value="0.763224132556577" calcext:value-type="float">
            <text:p>0,763224132556577</text:p>
          </table:table-cell>
          <table:table-cell table:formula="of:=[.E1651]+([.D1651]*([.A1652]-[.A1651]))" office:value-type="float" office:value="0.772575117959516" calcext:value-type="float">
            <text:p>0,772575117959516</text:p>
          </table:table-cell>
          <table:table-cell table:number-columns-repeated="3"/>
        </table:table-row>
        <table:table-row table:style-name="ro1">
          <table:table-cell table:formula="of:=[.A1652]+0.01" office:value-type="float" office:value="16.5099999999998" calcext:value-type="float">
            <text:p>16,5099999999998</text:p>
          </table:table-cell>
          <table:table-cell table:formula="of:=[.B1652]+([.E1652]*([.A1653]-[.A1652]))" office:value-type="float" office:value="-0.755498381376981" calcext:value-type="float">
            <text:p>-0,755498381376981</text:p>
          </table:table-cell>
          <table:table-cell table:formula="of:=-[.$H$4]*[.B1653]" office:value-type="float" office:value="0.37774919068849" calcext:value-type="float">
            <text:p>0,37774919068849</text:p>
          </table:table-cell>
          <table:table-cell table:formula="of:=[.C1653]/[.$H$2]" office:value-type="float" office:value="0.755498381376981" calcext:value-type="float">
            <text:p>0,755498381376981</text:p>
          </table:table-cell>
          <table:table-cell table:formula="of:=[.E1652]+([.D1652]*([.A1653]-[.A1652]))" office:value-type="float" office:value="0.780207359285083" calcext:value-type="float">
            <text:p>0,780207359285083</text:p>
          </table:table-cell>
          <table:table-cell table:number-columns-repeated="3"/>
        </table:table-row>
        <table:table-row table:style-name="ro1">
          <table:table-cell table:formula="of:=[.A1653]+0.01" office:value-type="float" office:value="16.5199999999998" calcext:value-type="float">
            <text:p>16,5199999999998</text:p>
          </table:table-cell>
          <table:table-cell table:formula="of:=[.B1653]+([.E1653]*([.A1654]-[.A1653]))" office:value-type="float" office:value="-0.747696307784129" calcext:value-type="float">
            <text:p>-0,747696307784129</text:p>
          </table:table-cell>
          <table:table-cell table:formula="of:=-[.$H$4]*[.B1654]" office:value-type="float" office:value="0.373848153892064" calcext:value-type="float">
            <text:p>0,373848153892064</text:p>
          </table:table-cell>
          <table:table-cell table:formula="of:=[.C1654]/[.$H$2]" office:value-type="float" office:value="0.747696307784129" calcext:value-type="float">
            <text:p>0,747696307784129</text:p>
          </table:table-cell>
          <table:table-cell table:formula="of:=[.E1653]+([.D1653]*([.A1654]-[.A1653]))" office:value-type="float" office:value="0.787762343098854" calcext:value-type="float">
            <text:p>0,787762343098854</text:p>
          </table:table-cell>
          <table:table-cell table:number-columns-repeated="3"/>
        </table:table-row>
        <table:table-row table:style-name="ro1">
          <table:table-cell table:formula="of:=[.A1654]+0.01" office:value-type="float" office:value="16.5299999999998" calcext:value-type="float">
            <text:p>16,5299999999998</text:p>
          </table:table-cell>
          <table:table-cell table:formula="of:=[.B1654]+([.E1654]*([.A1655]-[.A1654]))" office:value-type="float" office:value="-0.739818684353139" calcext:value-type="float">
            <text:p>-0,739818684353139</text:p>
          </table:table-cell>
          <table:table-cell table:formula="of:=-[.$H$4]*[.B1655]" office:value-type="float" office:value="0.369909342176569" calcext:value-type="float">
            <text:p>0,369909342176569</text:p>
          </table:table-cell>
          <table:table-cell table:formula="of:=[.C1655]/[.$H$2]" office:value-type="float" office:value="0.739818684353139" calcext:value-type="float">
            <text:p>0,739818684353139</text:p>
          </table:table-cell>
          <table:table-cell table:formula="of:=[.E1654]+([.D1654]*([.A1655]-[.A1654]))" office:value-type="float" office:value="0.795239306176697" calcext:value-type="float">
            <text:p>0,795239306176697</text:p>
          </table:table-cell>
          <table:table-cell table:number-columns-repeated="3"/>
        </table:table-row>
        <table:table-row table:style-name="ro1">
          <table:table-cell table:formula="of:=[.A1655]+0.01" office:value-type="float" office:value="16.5399999999998" calcext:value-type="float">
            <text:p>16,5399999999998</text:p>
          </table:table-cell>
          <table:table-cell table:formula="of:=[.B1655]+([.E1655]*([.A1656]-[.A1655]))" office:value-type="float" office:value="-0.731866291291371" calcext:value-type="float">
            <text:p>-0,731866291291371</text:p>
          </table:table-cell>
          <table:table-cell table:formula="of:=-[.$H$4]*[.B1656]" office:value-type="float" office:value="0.365933145645685" calcext:value-type="float">
            <text:p>0,365933145645685</text:p>
          </table:table-cell>
          <table:table-cell table:formula="of:=[.C1656]/[.$H$2]" office:value-type="float" office:value="0.731866291291371" calcext:value-type="float">
            <text:p>0,731866291291371</text:p>
          </table:table-cell>
          <table:table-cell table:formula="of:=[.E1655]+([.D1655]*([.A1656]-[.A1655]))" office:value-type="float" office:value="0.802637493020229" calcext:value-type="float">
            <text:p>0,802637493020229</text:p>
          </table:table-cell>
          <table:table-cell table:number-columns-repeated="3"/>
        </table:table-row>
        <table:table-row table:style-name="ro1">
          <table:table-cell table:formula="of:=[.A1656]+0.01" office:value-type="float" office:value="16.5499999999998" calcext:value-type="float">
            <text:p>16,5499999999998</text:p>
          </table:table-cell>
          <table:table-cell table:formula="of:=[.B1656]+([.E1656]*([.A1657]-[.A1656]))" office:value-type="float" office:value="-0.723839916361167" calcext:value-type="float">
            <text:p>-0,723839916361167</text:p>
          </table:table-cell>
          <table:table-cell table:formula="of:=-[.$H$4]*[.B1657]" office:value-type="float" office:value="0.361919958180584" calcext:value-type="float">
            <text:p>0,361919958180584</text:p>
          </table:table-cell>
          <table:table-cell table:formula="of:=[.C1657]/[.$H$2]" office:value-type="float" office:value="0.723839916361167" calcext:value-type="float">
            <text:p>0,723839916361167</text:p>
          </table:table-cell>
          <table:table-cell table:formula="of:=[.E1656]+([.D1656]*([.A1657]-[.A1656]))" office:value-type="float" office:value="0.809956155933144" calcext:value-type="float">
            <text:p>0,809956155933144</text:p>
          </table:table-cell>
          <table:table-cell table:number-columns-repeated="3"/>
        </table:table-row>
        <table:table-row table:style-name="ro1">
          <table:table-cell table:formula="of:=[.A1657]+0.01" office:value-type="float" office:value="16.5599999999998" calcext:value-type="float">
            <text:p>16,5599999999998</text:p>
          </table:table-cell>
          <table:table-cell table:formula="of:=[.B1657]+([.E1657]*([.A1658]-[.A1657]))" office:value-type="float" office:value="-0.715740354801834" calcext:value-type="float">
            <text:p>-0,715740354801834</text:p>
          </table:table-cell>
          <table:table-cell table:formula="of:=-[.$H$4]*[.B1658]" office:value-type="float" office:value="0.357870177400917" calcext:value-type="float">
            <text:p>0,357870177400917</text:p>
          </table:table-cell>
          <table:table-cell table:formula="of:=[.C1658]/[.$H$2]" office:value-type="float" office:value="0.715740354801834" calcext:value-type="float">
            <text:p>0,715740354801834</text:p>
          </table:table-cell>
          <table:table-cell table:formula="of:=[.E1657]+([.D1657]*([.A1658]-[.A1657]))" office:value-type="float" office:value="0.817194555096757" calcext:value-type="float">
            <text:p>0,817194555096757</text:p>
          </table:table-cell>
          <table:table-cell table:number-columns-repeated="3"/>
        </table:table-row>
        <table:table-row table:style-name="ro1">
          <table:table-cell table:formula="of:=[.A1658]+0.01" office:value-type="float" office:value="16.5699999999998" calcext:value-type="float">
            <text:p>16,5699999999998</text:p>
          </table:table-cell>
          <table:table-cell table:formula="of:=[.B1658]+([.E1658]*([.A1659]-[.A1658]))" office:value-type="float" office:value="-0.707568409250866" calcext:value-type="float">
            <text:p>-0,707568409250866</text:p>
          </table:table-cell>
          <table:table-cell table:formula="of:=-[.$H$4]*[.B1659]" office:value-type="float" office:value="0.353784204625433" calcext:value-type="float">
            <text:p>0,353784204625433</text:p>
          </table:table-cell>
          <table:table-cell table:formula="of:=[.C1659]/[.$H$2]" office:value-type="float" office:value="0.707568409250866" calcext:value-type="float">
            <text:p>0,707568409250866</text:p>
          </table:table-cell>
          <table:table-cell table:formula="of:=[.E1658]+([.D1658]*([.A1659]-[.A1658]))" office:value-type="float" office:value="0.824351958644776" calcext:value-type="float">
            <text:p>0,824351958644776</text:p>
          </table:table-cell>
          <table:table-cell table:number-columns-repeated="3"/>
        </table:table-row>
        <table:table-row table:style-name="ro1">
          <table:table-cell table:formula="of:=[.A1659]+0.01" office:value-type="float" office:value="16.5799999999998" calcext:value-type="float">
            <text:p>16,5799999999998</text:p>
          </table:table-cell>
          <table:table-cell table:formula="of:=[.B1659]+([.E1659]*([.A1660]-[.A1659]))" office:value-type="float" office:value="-0.699324889664416" calcext:value-type="float">
            <text:p>-0,699324889664416</text:p>
          </table:table-cell>
          <table:table-cell table:formula="of:=-[.$H$4]*[.B1660]" office:value-type="float" office:value="0.349662444832208" calcext:value-type="float">
            <text:p>0,349662444832208</text:p>
          </table:table-cell>
          <table:table-cell table:formula="of:=[.C1660]/[.$H$2]" office:value-type="float" office:value="0.699324889664416" calcext:value-type="float">
            <text:p>0,699324889664416</text:p>
          </table:table-cell>
          <table:table-cell table:formula="of:=[.E1659]+([.D1659]*([.A1660]-[.A1659]))" office:value-type="float" office:value="0.831427642737286" calcext:value-type="float">
            <text:p>0,831427642737286</text:p>
          </table:table-cell>
          <table:table-cell table:number-columns-repeated="3"/>
        </table:table-row>
        <table:table-row table:style-name="ro1">
          <table:table-cell table:formula="of:=[.A1660]+0.01" office:value-type="float" office:value="16.5899999999998" calcext:value-type="float">
            <text:p>16,5899999999998</text:p>
          </table:table-cell>
          <table:table-cell table:formula="of:=[.B1660]+([.E1660]*([.A1661]-[.A1660]))" office:value-type="float" office:value="-0.691010613237042" calcext:value-type="float">
            <text:p>-0,691010613237042</text:p>
          </table:table-cell>
          <table:table-cell table:formula="of:=-[.$H$4]*[.B1661]" office:value-type="float" office:value="0.345505306618521" calcext:value-type="float">
            <text:p>0,345505306618521</text:p>
          </table:table-cell>
          <table:table-cell table:formula="of:=[.C1661]/[.$H$2]" office:value-type="float" office:value="0.691010613237042" calcext:value-type="float">
            <text:p>0,691010613237042</text:p>
          </table:table-cell>
          <table:table-cell table:formula="of:=[.E1660]+([.D1660]*([.A1661]-[.A1660]))" office:value-type="float" office:value="0.838420891633931" calcext:value-type="float">
            <text:p>0,838420891633931</text:p>
          </table:table-cell>
          <table:table-cell table:number-columns-repeated="3"/>
        </table:table-row>
        <table:table-row table:style-name="ro1">
          <table:table-cell table:formula="of:=[.A1661]+0.01" office:value-type="float" office:value="16.5999999999998" calcext:value-type="float">
            <text:p>16,5999999999998</text:p>
          </table:table-cell>
          <table:table-cell table:formula="of:=[.B1661]+([.E1661]*([.A1662]-[.A1661]))" office:value-type="float" office:value="-0.682626404320702" calcext:value-type="float">
            <text:p>-0,682626404320702</text:p>
          </table:table-cell>
          <table:table-cell table:formula="of:=-[.$H$4]*[.B1662]" office:value-type="float" office:value="0.341313202160351" calcext:value-type="float">
            <text:p>0,341313202160351</text:p>
          </table:table-cell>
          <table:table-cell table:formula="of:=[.C1662]/[.$H$2]" office:value-type="float" office:value="0.682626404320702" calcext:value-type="float">
            <text:p>0,682626404320702</text:p>
          </table:table-cell>
          <table:table-cell table:formula="of:=[.E1661]+([.D1661]*([.A1662]-[.A1661]))" office:value-type="float" office:value="0.845330997766303" calcext:value-type="float">
            <text:p>0,845330997766303</text:p>
          </table:table-cell>
          <table:table-cell table:number-columns-repeated="3"/>
        </table:table-row>
        <table:table-row table:style-name="ro1">
          <table:table-cell table:formula="of:=[.A1662]+0.01" office:value-type="float" office:value="16.6099999999998" calcext:value-type="float">
            <text:p>16,6099999999998</text:p>
          </table:table-cell>
          <table:table-cell table:formula="of:=[.B1662]+([.E1662]*([.A1663]-[.A1662]))" office:value-type="float" office:value="-0.674173094343037" calcext:value-type="float">
            <text:p>-0,674173094343037</text:p>
          </table:table-cell>
          <table:table-cell table:formula="of:=-[.$H$4]*[.B1663]" office:value-type="float" office:value="0.337086547171519" calcext:value-type="float">
            <text:p>0,337086547171519</text:p>
          </table:table-cell>
          <table:table-cell table:formula="of:=[.C1663]/[.$H$2]" office:value-type="float" office:value="0.674173094343037" calcext:value-type="float">
            <text:p>0,674173094343037</text:p>
          </table:table-cell>
          <table:table-cell table:formula="of:=[.E1662]+([.D1662]*([.A1663]-[.A1662]))" office:value-type="float" office:value="0.852157261809511" calcext:value-type="float">
            <text:p>0,852157261809511</text:p>
          </table:table-cell>
          <table:table-cell table:number-columns-repeated="3"/>
        </table:table-row>
        <table:table-row table:style-name="ro1">
          <table:table-cell table:formula="of:=[.A1663]+0.01" office:value-type="float" office:value="16.6199999999998" calcext:value-type="float">
            <text:p>16,6199999999998</text:p>
          </table:table-cell>
          <table:table-cell table:formula="of:=[.B1663]+([.E1663]*([.A1664]-[.A1663]))" office:value-type="float" office:value="-0.665651521724941" calcext:value-type="float">
            <text:p>-0,665651521724941</text:p>
          </table:table-cell>
          <table:table-cell table:formula="of:=-[.$H$4]*[.B1664]" office:value-type="float" office:value="0.33282576086247" calcext:value-type="float">
            <text:p>0,33282576086247</text:p>
          </table:table-cell>
          <table:table-cell table:formula="of:=[.C1664]/[.$H$2]" office:value-type="float" office:value="0.665651521724941" calcext:value-type="float">
            <text:p>0,665651521724941</text:p>
          </table:table-cell>
          <table:table-cell table:formula="of:=[.E1663]+([.D1663]*([.A1664]-[.A1663]))" office:value-type="float" office:value="0.858898992752942" calcext:value-type="float">
            <text:p>0,858898992752942</text:p>
          </table:table-cell>
          <table:table-cell table:number-columns-repeated="3"/>
        </table:table-row>
        <table:table-row table:style-name="ro1">
          <table:table-cell table:formula="of:=[.A1664]+0.01" office:value-type="float" office:value="16.6299999999998" calcext:value-type="float">
            <text:p>16,6299999999998</text:p>
          </table:table-cell>
          <table:table-cell table:formula="of:=[.B1664]+([.E1664]*([.A1665]-[.A1664]))" office:value-type="float" office:value="-0.65706253179741" calcext:value-type="float">
            <text:p>-0,65706253179741</text:p>
          </table:table-cell>
          <table:table-cell table:formula="of:=-[.$H$4]*[.B1665]" office:value-type="float" office:value="0.328531265898705" calcext:value-type="float">
            <text:p>0,328531265898705</text:p>
          </table:table-cell>
          <table:table-cell table:formula="of:=[.C1665]/[.$H$2]" office:value-type="float" office:value="0.65706253179741" calcext:value-type="float">
            <text:p>0,65706253179741</text:p>
          </table:table-cell>
          <table:table-cell table:formula="of:=[.E1664]+([.D1664]*([.A1665]-[.A1664]))" office:value-type="float" office:value="0.865555507970193" calcext:value-type="float">
            <text:p>0,865555507970193</text:p>
          </table:table-cell>
          <table:table-cell table:number-columns-repeated="3"/>
        </table:table-row>
        <table:table-row table:style-name="ro1">
          <table:table-cell table:formula="of:=[.A1665]+0.01" office:value-type="float" office:value="16.6399999999998" calcext:value-type="float">
            <text:p>16,6399999999998</text:p>
          </table:table-cell>
          <table:table-cell table:formula="of:=[.B1665]+([.E1665]*([.A1666]-[.A1665]))" office:value-type="float" office:value="-0.648406976717707" calcext:value-type="float">
            <text:p>-0,648406976717707</text:p>
          </table:table-cell>
          <table:table-cell table:formula="of:=-[.$H$4]*[.B1666]" office:value-type="float" office:value="0.324203488358853" calcext:value-type="float">
            <text:p>0,324203488358853</text:p>
          </table:table-cell>
          <table:table-cell table:formula="of:=[.C1666]/[.$H$2]" office:value-type="float" office:value="0.648406976717707" calcext:value-type="float">
            <text:p>0,648406976717707</text:p>
          </table:table-cell>
          <table:table-cell table:formula="of:=[.E1665]+([.D1665]*([.A1666]-[.A1665]))" office:value-type="float" office:value="0.872126133288168" calcext:value-type="float">
            <text:p>0,872126133288168</text:p>
          </table:table-cell>
          <table:table-cell table:number-columns-repeated="3"/>
        </table:table-row>
        <table:table-row table:style-name="ro1">
          <table:table-cell table:formula="of:=[.A1666]+0.01" office:value-type="float" office:value="16.6499999999998" calcext:value-type="float">
            <text:p>16,6499999999998</text:p>
          </table:table-cell>
          <table:table-cell table:formula="of:=[.B1666]+([.E1666]*([.A1667]-[.A1666]))" office:value-type="float" office:value="-0.639685715384824" calcext:value-type="float">
            <text:p>-0,639685715384824</text:p>
          </table:table-cell>
          <table:table-cell table:formula="of:=-[.$H$4]*[.B1667]" office:value-type="float" office:value="0.319842857692412" calcext:value-type="float">
            <text:p>0,319842857692412</text:p>
          </table:table-cell>
          <table:table-cell table:formula="of:=[.C1667]/[.$H$2]" office:value-type="float" office:value="0.639685715384824" calcext:value-type="float">
            <text:p>0,639685715384824</text:p>
          </table:table-cell>
          <table:table-cell table:formula="of:=[.E1666]+([.D1666]*([.A1667]-[.A1666]))" office:value-type="float" office:value="0.878610203055346" calcext:value-type="float">
            <text:p>0,878610203055346</text:p>
          </table:table-cell>
          <table:table-cell table:number-columns-repeated="3"/>
        </table:table-row>
        <table:table-row table:style-name="ro1">
          <table:table-cell table:formula="of:=[.A1667]+0.01" office:value-type="float" office:value="16.6599999999998" calcext:value-type="float">
            <text:p>16,6599999999998</text:p>
          </table:table-cell>
          <table:table-cell table:formula="of:=[.B1667]+([.E1667]*([.A1668]-[.A1667]))" office:value-type="float" office:value="-0.630899613354269" calcext:value-type="float">
            <text:p>-0,630899613354269</text:p>
          </table:table-cell>
          <table:table-cell table:formula="of:=-[.$H$4]*[.B1668]" office:value-type="float" office:value="0.315449806677134" calcext:value-type="float">
            <text:p>0,315449806677134</text:p>
          </table:table-cell>
          <table:table-cell table:formula="of:=[.C1668]/[.$H$2]" office:value-type="float" office:value="0.630899613354269" calcext:value-type="float">
            <text:p>0,630899613354269</text:p>
          </table:table-cell>
          <table:table-cell table:formula="of:=[.E1667]+([.D1667]*([.A1668]-[.A1667]))" office:value-type="float" office:value="0.885007060209195" calcext:value-type="float">
            <text:p>0,885007060209195</text:p>
          </table:table-cell>
          <table:table-cell table:number-columns-repeated="3"/>
        </table:table-row>
        <table:table-row table:style-name="ro1">
          <table:table-cell table:formula="of:=[.A1668]+0.01" office:value-type="float" office:value="16.6699999999998" calcext:value-type="float">
            <text:p>16,6699999999998</text:p>
          </table:table-cell>
          <table:table-cell table:formula="of:=[.B1668]+([.E1668]*([.A1669]-[.A1668]))" office:value-type="float" office:value="-0.622049542752175" calcext:value-type="float">
            <text:p>-0,622049542752175</text:p>
          </table:table-cell>
          <table:table-cell table:formula="of:=-[.$H$4]*[.B1669]" office:value-type="float" office:value="0.311024771376088" calcext:value-type="float">
            <text:p>0,311024771376088</text:p>
          </table:table-cell>
          <table:table-cell table:formula="of:=[.C1669]/[.$H$2]" office:value-type="float" office:value="0.622049542752175" calcext:value-type="float">
            <text:p>0,622049542752175</text:p>
          </table:table-cell>
          <table:table-cell table:formula="of:=[.E1668]+([.D1668]*([.A1669]-[.A1668]))" office:value-type="float" office:value="0.891316056342739" calcext:value-type="float">
            <text:p>0,891316056342739</text:p>
          </table:table-cell>
          <table:table-cell table:number-columns-repeated="3"/>
        </table:table-row>
        <table:table-row table:style-name="ro1">
          <table:table-cell table:formula="of:=[.A1669]+0.01" office:value-type="float" office:value="16.6799999999998" calcext:value-type="float">
            <text:p>16,6799999999998</text:p>
          </table:table-cell>
          <table:table-cell table:formula="of:=[.B1669]+([.E1669]*([.A1670]-[.A1669]))" office:value-type="float" office:value="-0.613136382188747" calcext:value-type="float">
            <text:p>-0,613136382188747</text:p>
          </table:table-cell>
          <table:table-cell table:formula="of:=-[.$H$4]*[.B1670]" office:value-type="float" office:value="0.306568191094373" calcext:value-type="float">
            <text:p>0,306568191094373</text:p>
          </table:table-cell>
          <table:table-cell table:formula="of:=[.C1670]/[.$H$2]" office:value-type="float" office:value="0.613136382188747" calcext:value-type="float">
            <text:p>0,613136382188747</text:p>
          </table:table-cell>
          <table:table-cell table:formula="of:=[.E1669]+([.D1669]*([.A1670]-[.A1669]))" office:value-type="float" office:value="0.897536551770262" calcext:value-type="float">
            <text:p>0,897536551770262</text:p>
          </table:table-cell>
          <table:table-cell table:number-columns-repeated="3"/>
        </table:table-row>
        <table:table-row table:style-name="ro1">
          <table:table-cell table:formula="of:=[.A1670]+0.01" office:value-type="float" office:value="16.6899999999998" calcext:value-type="float">
            <text:p>16,6899999999998</text:p>
          </table:table-cell>
          <table:table-cell table:formula="of:=[.B1670]+([.E1670]*([.A1671]-[.A1670]))" office:value-type="float" office:value="-0.604161016671043" calcext:value-type="float">
            <text:p>-0,604161016671043</text:p>
          </table:table-cell>
          <table:table-cell table:formula="of:=-[.$H$4]*[.B1671]" office:value-type="float" office:value="0.302080508335521" calcext:value-type="float">
            <text:p>0,302080508335521</text:p>
          </table:table-cell>
          <table:table-cell table:formula="of:=[.C1671]/[.$H$2]" office:value-type="float" office:value="0.604161016671043" calcext:value-type="float">
            <text:p>0,604161016671043</text:p>
          </table:table-cell>
          <table:table-cell table:formula="of:=[.E1670]+([.D1670]*([.A1671]-[.A1670]))" office:value-type="float" office:value="0.90366791559215" calcext:value-type="float">
            <text:p>0,90366791559215</text:p>
          </table:table-cell>
          <table:table-cell table:number-columns-repeated="3"/>
        </table:table-row>
        <table:table-row table:style-name="ro1">
          <table:table-cell table:formula="of:=[.A1671]+0.01" office:value-type="float" office:value="16.6999999999998" calcext:value-type="float">
            <text:p>16,6999999999998</text:p>
          </table:table-cell>
          <table:table-cell table:formula="of:=[.B1671]+([.E1671]*([.A1672]-[.A1671]))" office:value-type="float" office:value="-0.59512433751512" calcext:value-type="float">
            <text:p>-0,59512433751512</text:p>
          </table:table-cell>
          <table:table-cell table:formula="of:=-[.$H$4]*[.B1672]" office:value-type="float" office:value="0.29756216875756" calcext:value-type="float">
            <text:p>0,29756216875756</text:p>
          </table:table-cell>
          <table:table-cell table:formula="of:=[.C1672]/[.$H$2]" office:value-type="float" office:value="0.59512433751512" calcext:value-type="float">
            <text:p>0,59512433751512</text:p>
          </table:table-cell>
          <table:table-cell table:formula="of:=[.E1671]+([.D1671]*([.A1672]-[.A1671]))" office:value-type="float" office:value="0.909709525758861" calcext:value-type="float">
            <text:p>0,909709525758861</text:p>
          </table:table-cell>
          <table:table-cell table:number-columns-repeated="3"/>
        </table:table-row>
        <table:table-row table:style-name="ro1">
          <table:table-cell table:formula="of:=[.A1672]+0.01" office:value-type="float" office:value="16.7099999999998" calcext:value-type="float">
            <text:p>16,7099999999998</text:p>
          </table:table-cell>
          <table:table-cell table:formula="of:=[.B1672]+([.E1672]*([.A1673]-[.A1672]))" office:value-type="float" office:value="-0.58602724225753" calcext:value-type="float">
            <text:p>-0,58602724225753</text:p>
          </table:table-cell>
          <table:table-cell table:formula="of:=-[.$H$4]*[.B1673]" office:value-type="float" office:value="0.293013621128765" calcext:value-type="float">
            <text:p>0,293013621128765</text:p>
          </table:table-cell>
          <table:table-cell table:formula="of:=[.C1673]/[.$H$2]" office:value-type="float" office:value="0.58602724225753" calcext:value-type="float">
            <text:p>0,58602724225753</text:p>
          </table:table-cell>
          <table:table-cell table:formula="of:=[.E1672]+([.D1672]*([.A1673]-[.A1672]))" office:value-type="float" office:value="0.915660769134013" calcext:value-type="float">
            <text:p>0,915660769134013</text:p>
          </table:table-cell>
          <table:table-cell table:number-columns-repeated="3"/>
        </table:table-row>
        <table:table-row table:style-name="ro1">
          <table:table-cell table:formula="of:=[.A1673]+0.01" office:value-type="float" office:value="16.7199999999998" calcext:value-type="float">
            <text:p>16,7199999999998</text:p>
          </table:table-cell>
          <table:table-cell table:formula="of:=[.B1673]+([.E1673]*([.A1674]-[.A1673]))" office:value-type="float" office:value="-0.576870634566188" calcext:value-type="float">
            <text:p>-0,576870634566188</text:p>
          </table:table-cell>
          <table:table-cell table:formula="of:=-[.$H$4]*[.B1674]" office:value-type="float" office:value="0.288435317283094" calcext:value-type="float">
            <text:p>0,288435317283094</text:p>
          </table:table-cell>
          <table:table-cell table:formula="of:=[.C1674]/[.$H$2]" office:value-type="float" office:value="0.576870634566188" calcext:value-type="float">
            <text:p>0,576870634566188</text:p>
          </table:table-cell>
          <table:table-cell table:formula="of:=[.E1673]+([.D1673]*([.A1674]-[.A1673]))" office:value-type="float" office:value="0.92152104155659" calcext:value-type="float">
            <text:p>0,92152104155659</text:p>
          </table:table-cell>
          <table:table-cell table:number-columns-repeated="3"/>
        </table:table-row>
        <table:table-row table:style-name="ro1">
          <table:table-cell table:formula="of:=[.A1674]+0.01" office:value-type="float" office:value="16.7299999999998" calcext:value-type="float">
            <text:p>16,7299999999998</text:p>
          </table:table-cell>
          <table:table-cell table:formula="of:=[.B1674]+([.E1674]*([.A1675]-[.A1674]))" office:value-type="float" office:value="-0.567655424150621" calcext:value-type="float">
            <text:p>-0,567655424150621</text:p>
          </table:table-cell>
          <table:table-cell table:formula="of:=-[.$H$4]*[.B1675]" office:value-type="float" office:value="0.28382771207531" calcext:value-type="float">
            <text:p>0,28382771207531</text:p>
          </table:table-cell>
          <table:table-cell table:formula="of:=[.C1675]/[.$H$2]" office:value-type="float" office:value="0.567655424150621" calcext:value-type="float">
            <text:p>0,567655424150621</text:p>
          </table:table-cell>
          <table:table-cell table:formula="of:=[.E1674]+([.D1674]*([.A1675]-[.A1674]))" office:value-type="float" office:value="0.927289747902252" calcext:value-type="float">
            <text:p>0,927289747902252</text:p>
          </table:table-cell>
          <table:table-cell table:number-columns-repeated="3"/>
        </table:table-row>
        <table:table-row table:style-name="ro1">
          <table:table-cell table:formula="of:=[.A1675]+0.01" office:value-type="float" office:value="16.7399999999998" calcext:value-type="float">
            <text:p>16,7399999999998</text:p>
          </table:table-cell>
          <table:table-cell table:formula="of:=[.B1675]+([.E1675]*([.A1676]-[.A1675]))" office:value-type="float" office:value="-0.558382526671597" calcext:value-type="float">
            <text:p>-0,558382526671597</text:p>
          </table:table-cell>
          <table:table-cell table:formula="of:=-[.$H$4]*[.B1676]" office:value-type="float" office:value="0.279191263335798" calcext:value-type="float">
            <text:p>0,279191263335798</text:p>
          </table:table-cell>
          <table:table-cell table:formula="of:=[.C1676]/[.$H$2]" office:value-type="float" office:value="0.558382526671597" calcext:value-type="float">
            <text:p>0,558382526671597</text:p>
          </table:table-cell>
          <table:table-cell table:formula="of:=[.E1675]+([.D1675]*([.A1676]-[.A1675]))" office:value-type="float" office:value="0.93296630214376" calcext:value-type="float">
            <text:p>0,93296630214376</text:p>
          </table:table-cell>
          <table:table-cell table:number-columns-repeated="3"/>
        </table:table-row>
        <table:table-row table:style-name="ro1">
          <table:table-cell table:formula="of:=[.A1676]+0.01" office:value-type="float" office:value="16.7499999999998" calcext:value-type="float">
            <text:p>16,7499999999998</text:p>
          </table:table-cell>
          <table:table-cell table:formula="of:=[.B1676]+([.E1676]*([.A1677]-[.A1676]))" office:value-type="float" office:value="-0.549052863650158" calcext:value-type="float">
            <text:p>-0,549052863650158</text:p>
          </table:table-cell>
          <table:table-cell table:formula="of:=-[.$H$4]*[.B1677]" office:value-type="float" office:value="0.274526431825079" calcext:value-type="float">
            <text:p>0,274526431825079</text:p>
          </table:table-cell>
          <table:table-cell table:formula="of:=[.C1677]/[.$H$2]" office:value-type="float" office:value="0.549052863650158" calcext:value-type="float">
            <text:p>0,549052863650158</text:p>
          </table:table-cell>
          <table:table-cell table:formula="of:=[.E1676]+([.D1676]*([.A1677]-[.A1676]))" office:value-type="float" office:value="0.938550127410476" calcext:value-type="float">
            <text:p>0,938550127410476</text:p>
          </table:table-cell>
          <table:table-cell table:number-columns-repeated="3"/>
        </table:table-row>
        <table:table-row table:style-name="ro1">
          <table:table-cell table:formula="of:=[.A1677]+0.01" office:value-type="float" office:value="16.7599999999998" calcext:value-type="float">
            <text:p>16,7599999999998</text:p>
          </table:table-cell>
          <table:table-cell table:formula="of:=[.B1677]+([.E1677]*([.A1678]-[.A1677]))" office:value-type="float" office:value="-0.539667362376052" calcext:value-type="float">
            <text:p>-0,539667362376052</text:p>
          </table:table-cell>
          <table:table-cell table:formula="of:=-[.$H$4]*[.B1678]" office:value-type="float" office:value="0.269833681188026" calcext:value-type="float">
            <text:p>0,269833681188026</text:p>
          </table:table-cell>
          <table:table-cell table:formula="of:=[.C1678]/[.$H$2]" office:value-type="float" office:value="0.539667362376052" calcext:value-type="float">
            <text:p>0,539667362376052</text:p>
          </table:table-cell>
          <table:table-cell table:formula="of:=[.E1677]+([.D1677]*([.A1678]-[.A1677]))" office:value-type="float" office:value="0.944040656046979" calcext:value-type="float">
            <text:p>0,944040656046979</text:p>
          </table:table-cell>
          <table:table-cell table:number-columns-repeated="3"/>
        </table:table-row>
        <table:table-row table:style-name="ro1">
          <table:table-cell table:formula="of:=[.A1678]+0.01" office:value-type="float" office:value="16.7699999999998" calcext:value-type="float">
            <text:p>16,7699999999998</text:p>
          </table:table-cell>
          <table:table-cell table:formula="of:=[.B1678]+([.E1678]*([.A1679]-[.A1678]))" office:value-type="float" office:value="-0.53022695581558" calcext:value-type="float">
            <text:p>-0,53022695581558</text:p>
          </table:table-cell>
          <table:table-cell table:formula="of:=-[.$H$4]*[.B1679]" office:value-type="float" office:value="0.26511347790779" calcext:value-type="float">
            <text:p>0,26511347790779</text:p>
          </table:table-cell>
          <table:table-cell table:formula="of:=[.C1679]/[.$H$2]" office:value-type="float" office:value="0.53022695581558" calcext:value-type="float">
            <text:p>0,53022695581558</text:p>
          </table:table-cell>
          <table:table-cell table:formula="of:=[.E1678]+([.D1678]*([.A1679]-[.A1678]))" office:value-type="float" office:value="0.94943732967074" calcext:value-type="float">
            <text:p>0,94943732967074</text:p>
          </table:table-cell>
          <table:table-cell table:number-columns-repeated="3"/>
        </table:table-row>
        <table:table-row table:style-name="ro1">
          <table:table-cell table:formula="of:=[.A1679]+0.01" office:value-type="float" office:value="16.7799999999998" calcext:value-type="float">
            <text:p>16,7799999999998</text:p>
          </table:table-cell>
          <table:table-cell table:formula="of:=[.B1679]+([.E1679]*([.A1680]-[.A1679]))" office:value-type="float" office:value="-0.520732582518871" calcext:value-type="float">
            <text:p>-0,520732582518871</text:p>
          </table:table-cell>
          <table:table-cell table:formula="of:=-[.$H$4]*[.B1680]" office:value-type="float" office:value="0.260366291259436" calcext:value-type="float">
            <text:p>0,260366291259436</text:p>
          </table:table-cell>
          <table:table-cell table:formula="of:=[.C1680]/[.$H$2]" office:value-type="float" office:value="0.520732582518871" calcext:value-type="float">
            <text:p>0,520732582518871</text:p>
          </table:table-cell>
          <table:table-cell table:formula="of:=[.E1679]+([.D1679]*([.A1680]-[.A1679]))" office:value-type="float" office:value="0.954739599228897" calcext:value-type="float">
            <text:p>0,954739599228897</text:p>
          </table:table-cell>
          <table:table-cell table:number-columns-repeated="3"/>
        </table:table-row>
        <table:table-row table:style-name="ro1">
          <table:table-cell table:formula="of:=[.A1680]+0.01" office:value-type="float" office:value="16.7899999999998" calcext:value-type="float">
            <text:p>16,7899999999998</text:p>
          </table:table-cell>
          <table:table-cell table:formula="of:=[.B1680]+([.E1680]*([.A1681]-[.A1680]))" office:value-type="float" office:value="-0.511185186526581" calcext:value-type="float">
            <text:p>-0,511185186526581</text:p>
          </table:table-cell>
          <table:table-cell table:formula="of:=-[.$H$4]*[.B1681]" office:value-type="float" office:value="0.25559259326329" calcext:value-type="float">
            <text:p>0,25559259326329</text:p>
          </table:table-cell>
          <table:table-cell table:formula="of:=[.C1681]/[.$H$2]" office:value-type="float" office:value="0.511185186526581" calcext:value-type="float">
            <text:p>0,511185186526581</text:p>
          </table:table-cell>
          <table:table-cell table:formula="of:=[.E1680]+([.D1680]*([.A1681]-[.A1680]))" office:value-type="float" office:value="0.959946925054086" calcext:value-type="float">
            <text:p>0,959946925054086</text:p>
          </table:table-cell>
          <table:table-cell table:number-columns-repeated="3"/>
        </table:table-row>
        <table:table-row table:style-name="ro1">
          <table:table-cell table:formula="of:=[.A1681]+0.01" office:value-type="float" office:value="16.7999999999998" calcext:value-type="float">
            <text:p>16,7999999999998</text:p>
          </table:table-cell>
          <table:table-cell table:formula="of:=[.B1681]+([.E1681]*([.A1682]-[.A1681]))" office:value-type="float" office:value="-0.501585717276039" calcext:value-type="float">
            <text:p>-0,501585717276039</text:p>
          </table:table-cell>
          <table:table-cell table:formula="of:=-[.$H$4]*[.B1682]" office:value-type="float" office:value="0.250792858638019" calcext:value-type="float">
            <text:p>0,250792858638019</text:p>
          </table:table-cell>
          <table:table-cell table:formula="of:=[.C1682]/[.$H$2]" office:value-type="float" office:value="0.501585717276039" calcext:value-type="float">
            <text:p>0,501585717276039</text:p>
          </table:table-cell>
          <table:table-cell table:formula="of:=[.E1681]+([.D1681]*([.A1682]-[.A1681]))" office:value-type="float" office:value="0.965058776919353" calcext:value-type="float">
            <text:p>0,965058776919353</text:p>
          </table:table-cell>
          <table:table-cell table:number-columns-repeated="3"/>
        </table:table-row>
        <table:table-row table:style-name="ro1">
          <table:table-cell table:formula="of:=[.A1682]+0.01" office:value-type="float" office:value="16.8099999999998" calcext:value-type="float">
            <text:p>16,8099999999998</text:p>
          </table:table-cell>
          <table:table-cell table:formula="of:=[.B1682]+([.E1682]*([.A1683]-[.A1682]))" office:value-type="float" office:value="-0.491935129506844" calcext:value-type="float">
            <text:p>-0,491935129506844</text:p>
          </table:table-cell>
          <table:table-cell table:formula="of:=-[.$H$4]*[.B1683]" office:value-type="float" office:value="0.245967564753422" calcext:value-type="float">
            <text:p>0,245967564753422</text:p>
          </table:table-cell>
          <table:table-cell table:formula="of:=[.C1683]/[.$H$2]" office:value-type="float" office:value="0.491935129506844" calcext:value-type="float">
            <text:p>0,491935129506844</text:p>
          </table:table-cell>
          <table:table-cell table:formula="of:=[.E1682]+([.D1682]*([.A1683]-[.A1682]))" office:value-type="float" office:value="0.970074634092114" calcext:value-type="float">
            <text:p>0,970074634092114</text:p>
          </table:table-cell>
          <table:table-cell table:number-columns-repeated="3"/>
        </table:table-row>
        <table:table-row table:style-name="ro1">
          <table:table-cell table:formula="of:=[.A1683]+0.01" office:value-type="float" office:value="16.8199999999998" calcext:value-type="float">
            <text:p>16,8199999999998</text:p>
          </table:table-cell>
          <table:table-cell table:formula="of:=[.B1683]+([.E1683]*([.A1684]-[.A1683]))" office:value-type="float" office:value="-0.482234383165921" calcext:value-type="float">
            <text:p>-0,482234383165921</text:p>
          </table:table-cell>
          <table:table-cell table:formula="of:=-[.$H$4]*[.B1684]" office:value-type="float" office:value="0.24111719158296" calcext:value-type="float">
            <text:p>0,24111719158296</text:p>
          </table:table-cell>
          <table:table-cell table:formula="of:=[.C1684]/[.$H$2]" office:value-type="float" office:value="0.482234383165921" calcext:value-type="float">
            <text:p>0,482234383165921</text:p>
          </table:table-cell>
          <table:table-cell table:formula="of:=[.E1683]+([.D1683]*([.A1684]-[.A1683]))" office:value-type="float" office:value="0.974993985387183" calcext:value-type="float">
            <text:p>0,974993985387183</text:p>
          </table:table-cell>
          <table:table-cell table:number-columns-repeated="3"/>
        </table:table-row>
        <table:table-row table:style-name="ro1">
          <table:table-cell table:formula="of:=[.A1684]+0.01" office:value-type="float" office:value="16.8299999999998" calcext:value-type="float">
            <text:p>16,8299999999998</text:p>
          </table:table-cell>
          <table:table-cell table:formula="of:=[.B1684]+([.E1684]*([.A1685]-[.A1684]))" office:value-type="float" office:value="-0.472484443312048" calcext:value-type="float">
            <text:p>-0,472484443312048</text:p>
          </table:table-cell>
          <table:table-cell table:formula="of:=-[.$H$4]*[.B1685]" office:value-type="float" office:value="0.236242221656024" calcext:value-type="float">
            <text:p>0,236242221656024</text:p>
          </table:table-cell>
          <table:table-cell table:formula="of:=[.C1685]/[.$H$2]" office:value-type="float" office:value="0.472484443312048" calcext:value-type="float">
            <text:p>0,472484443312048</text:p>
          </table:table-cell>
          <table:table-cell table:formula="of:=[.E1684]+([.D1684]*([.A1685]-[.A1684]))" office:value-type="float" office:value="0.979816329218843" calcext:value-type="float">
            <text:p>0,979816329218843</text:p>
          </table:table-cell>
          <table:table-cell table:number-columns-repeated="3"/>
        </table:table-row>
        <table:table-row table:style-name="ro1">
          <table:table-cell table:formula="of:=[.A1685]+0.01" office:value-type="float" office:value="16.8399999999998" calcext:value-type="float">
            <text:p>16,8399999999998</text:p>
          </table:table-cell>
          <table:table-cell table:formula="of:=[.B1685]+([.E1685]*([.A1686]-[.A1685]))" office:value-type="float" office:value="-0.462686280019858" calcext:value-type="float">
            <text:p>-0,462686280019858</text:p>
          </table:table-cell>
          <table:table-cell table:formula="of:=-[.$H$4]*[.B1686]" office:value-type="float" office:value="0.231343140009929" calcext:value-type="float">
            <text:p>0,231343140009929</text:p>
          </table:table-cell>
          <table:table-cell table:formula="of:=[.C1686]/[.$H$2]" office:value-type="float" office:value="0.462686280019858" calcext:value-type="float">
            <text:p>0,462686280019858</text:p>
          </table:table-cell>
          <table:table-cell table:formula="of:=[.E1685]+([.D1685]*([.A1686]-[.A1685]))" office:value-type="float" office:value="0.984541173651965" calcext:value-type="float">
            <text:p>0,984541173651965</text:p>
          </table:table-cell>
          <table:table-cell table:number-columns-repeated="3"/>
        </table:table-row>
        <table:table-row table:style-name="ro1">
          <table:table-cell table:formula="of:=[.A1686]+0.01" office:value-type="float" office:value="16.8499999999998" calcext:value-type="float">
            <text:p>16,8499999999998</text:p>
          </table:table-cell>
          <table:table-cell table:formula="of:=[.B1686]+([.E1686]*([.A1687]-[.A1686]))" office:value-type="float" office:value="-0.452840868283336" calcext:value-type="float">
            <text:p>-0,452840868283336</text:p>
          </table:table-cell>
          <table:table-cell table:formula="of:=-[.$H$4]*[.B1687]" office:value-type="float" office:value="0.226420434141668" calcext:value-type="float">
            <text:p>0,226420434141668</text:p>
          </table:table-cell>
          <table:table-cell table:formula="of:=[.C1687]/[.$H$2]" office:value-type="float" office:value="0.452840868283336" calcext:value-type="float">
            <text:p>0,452840868283336</text:p>
          </table:table-cell>
          <table:table-cell table:formula="of:=[.E1686]+([.D1686]*([.A1687]-[.A1686]))" office:value-type="float" office:value="0.989168036452164" calcext:value-type="float">
            <text:p>0,989168036452164</text:p>
          </table:table-cell>
          <table:table-cell table:number-columns-repeated="3"/>
        </table:table-row>
        <table:table-row table:style-name="ro1">
          <table:table-cell table:formula="of:=[.A1687]+0.01" office:value-type="float" office:value="16.8599999999998" calcext:value-type="float">
            <text:p>16,8599999999998</text:p>
          </table:table-cell>
          <table:table-cell table:formula="of:=[.B1687]+([.E1687]*([.A1688]-[.A1687]))" office:value-type="float" office:value="-0.442949187918813" calcext:value-type="float">
            <text:p>-0,442949187918813</text:p>
          </table:table-cell>
          <table:table-cell table:formula="of:=-[.$H$4]*[.B1688]" office:value-type="float" office:value="0.221474593959407" calcext:value-type="float">
            <text:p>0,221474593959407</text:p>
          </table:table-cell>
          <table:table-cell table:formula="of:=[.C1688]/[.$H$2]" office:value-type="float" office:value="0.442949187918813" calcext:value-type="float">
            <text:p>0,442949187918813</text:p>
          </table:table-cell>
          <table:table-cell table:formula="of:=[.E1687]+([.D1687]*([.A1688]-[.A1687]))" office:value-type="float" office:value="0.993696445134998" calcext:value-type="float">
            <text:p>0,993696445134998</text:p>
          </table:table-cell>
          <table:table-cell table:number-columns-repeated="3"/>
        </table:table-row>
        <table:table-row table:style-name="ro1">
          <table:table-cell table:formula="of:=[.A1688]+0.01" office:value-type="float" office:value="16.8699999999998" calcext:value-type="float">
            <text:p>16,8699999999998</text:p>
          </table:table-cell>
          <table:table-cell table:formula="of:=[.B1688]+([.E1688]*([.A1689]-[.A1688]))" office:value-type="float" office:value="-0.433012223467462" calcext:value-type="float">
            <text:p>-0,433012223467462</text:p>
          </table:table-cell>
          <table:table-cell table:formula="of:=-[.$H$4]*[.B1689]" office:value-type="float" office:value="0.216506111733731" calcext:value-type="float">
            <text:p>0,216506111733731</text:p>
          </table:table-cell>
          <table:table-cell table:formula="of:=[.C1689]/[.$H$2]" office:value-type="float" office:value="0.433012223467462" calcext:value-type="float">
            <text:p>0,433012223467462</text:p>
          </table:table-cell>
          <table:table-cell table:formula="of:=[.E1688]+([.D1688]*([.A1689]-[.A1688]))" office:value-type="float" office:value="0.998125937014187" calcext:value-type="float">
            <text:p>0,998125937014187</text:p>
          </table:table-cell>
          <table:table-cell table:number-columns-repeated="3"/>
        </table:table-row>
        <table:table-row table:style-name="ro1">
          <table:table-cell table:formula="of:=[.A1689]+0.01" office:value-type="float" office:value="16.8799999999998" calcext:value-type="float">
            <text:p>16,8799999999998</text:p>
          </table:table-cell>
          <table:table-cell table:formula="of:=[.B1689]+([.E1689]*([.A1690]-[.A1689]))" office:value-type="float" office:value="-0.423030964097318" calcext:value-type="float">
            <text:p>-0,423030964097318</text:p>
          </table:table-cell>
          <table:table-cell table:formula="of:=-[.$H$4]*[.B1690]" office:value-type="float" office:value="0.211515482048659" calcext:value-type="float">
            <text:p>0,211515482048659</text:p>
          </table:table-cell>
          <table:table-cell table:formula="of:=[.C1690]/[.$H$2]" office:value-type="float" office:value="0.423030964097318" calcext:value-type="float">
            <text:p>0,423030964097318</text:p>
          </table:table-cell>
          <table:table-cell table:formula="of:=[.E1689]+([.D1689]*([.A1690]-[.A1689]))" office:value-type="float" office:value="1.00245605924886" calcext:value-type="float">
            <text:p>1,00245605924886</text:p>
          </table:table-cell>
          <table:table-cell table:number-columns-repeated="3"/>
        </table:table-row>
        <table:table-row table:style-name="ro1">
          <table:table-cell table:formula="of:=[.A1690]+0.01" office:value-type="float" office:value="16.8899999999998" calcext:value-type="float">
            <text:p>16,8899999999998</text:p>
          </table:table-cell>
          <table:table-cell table:formula="of:=[.B1690]+([.E1690]*([.A1691]-[.A1690]))" office:value-type="float" office:value="-0.413006403504828" calcext:value-type="float">
            <text:p>-0,413006403504828</text:p>
          </table:table-cell>
          <table:table-cell table:formula="of:=-[.$H$4]*[.B1691]" office:value-type="float" office:value="0.206503201752414" calcext:value-type="float">
            <text:p>0,206503201752414</text:p>
          </table:table-cell>
          <table:table-cell table:formula="of:=[.C1691]/[.$H$2]" office:value-type="float" office:value="0.413006403504828" calcext:value-type="float">
            <text:p>0,413006403504828</text:p>
          </table:table-cell>
          <table:table-cell table:formula="of:=[.E1690]+([.D1690]*([.A1691]-[.A1690]))" office:value-type="float" office:value="1.00668636888984" calcext:value-type="float">
            <text:p>1,00668636888984</text:p>
          </table:table-cell>
          <table:table-cell table:number-columns-repeated="3"/>
        </table:table-row>
        <table:table-row table:style-name="ro1">
          <table:table-cell table:formula="of:=[.A1691]+0.01" office:value-type="float" office:value="16.8999999999998" calcext:value-type="float">
            <text:p>16,8999999999998</text:p>
          </table:table-cell>
          <table:table-cell table:formula="of:=[.B1691]+([.E1691]*([.A1692]-[.A1691]))" office:value-type="float" office:value="-0.402939539815928" calcext:value-type="float">
            <text:p>-0,402939539815928</text:p>
          </table:table-cell>
          <table:table-cell table:formula="of:=-[.$H$4]*[.B1692]" office:value-type="float" office:value="0.201469769907964" calcext:value-type="float">
            <text:p>0,201469769907964</text:p>
          </table:table-cell>
          <table:table-cell table:formula="of:=[.C1692]/[.$H$2]" office:value-type="float" office:value="0.402939539815928" calcext:value-type="float">
            <text:p>0,402939539815928</text:p>
          </table:table-cell>
          <table:table-cell table:formula="of:=[.E1691]+([.D1691]*([.A1692]-[.A1691]))" office:value-type="float" office:value="1.01081643292489" calcext:value-type="float">
            <text:p>1,01081643292489</text:p>
          </table:table-cell>
          <table:table-cell table:number-columns-repeated="3"/>
        </table:table-row>
        <table:table-row table:style-name="ro1">
          <table:table-cell table:formula="of:=[.A1692]+0.01" office:value-type="float" office:value="16.9099999999998" calcext:value-type="float">
            <text:p>16,9099999999998</text:p>
          </table:table-cell>
          <table:table-cell table:formula="of:=[.B1692]+([.E1692]*([.A1693]-[.A1692]))" office:value-type="float" office:value="-0.392831375486678" calcext:value-type="float">
            <text:p>-0,392831375486678</text:p>
          </table:table-cell>
          <table:table-cell table:formula="of:=-[.$H$4]*[.B1693]" office:value-type="float" office:value="0.196415687743339" calcext:value-type="float">
            <text:p>0,196415687743339</text:p>
          </table:table-cell>
          <table:table-cell table:formula="of:=[.C1693]/[.$H$2]" office:value-type="float" office:value="0.392831375486678" calcext:value-type="float">
            <text:p>0,392831375486678</text:p>
          </table:table-cell>
          <table:table-cell table:formula="of:=[.E1692]+([.D1692]*([.A1693]-[.A1692]))" office:value-type="float" office:value="1.01484582832304" calcext:value-type="float">
            <text:p>1,01484582832304</text:p>
          </table:table-cell>
          <table:table-cell table:number-columns-repeated="3"/>
        </table:table-row>
        <table:table-row table:style-name="ro1">
          <table:table-cell table:formula="of:=[.A1693]+0.01" office:value-type="float" office:value="16.9199999999998" calcext:value-type="float">
            <text:p>16,9199999999998</text:p>
          </table:table-cell>
          <table:table-cell table:formula="of:=[.B1693]+([.E1693]*([.A1694]-[.A1693]))" office:value-type="float" office:value="-0.382682917203446" calcext:value-type="float">
            <text:p>-0,382682917203446</text:p>
          </table:table-cell>
          <table:table-cell table:formula="of:=-[.$H$4]*[.B1694]" office:value-type="float" office:value="0.191341458601723" calcext:value-type="float">
            <text:p>0,191341458601723</text:p>
          </table:table-cell>
          <table:table-cell table:formula="of:=[.C1694]/[.$H$2]" office:value-type="float" office:value="0.382682917203446" calcext:value-type="float">
            <text:p>0,382682917203446</text:p>
          </table:table-cell>
          <table:table-cell table:formula="of:=[.E1693]+([.D1693]*([.A1694]-[.A1693]))" office:value-type="float" office:value="1.01877414207791" calcext:value-type="float">
            <text:p>1,01877414207791</text:p>
          </table:table-cell>
          <table:table-cell table:number-columns-repeated="3"/>
        </table:table-row>
        <table:table-row table:style-name="ro1">
          <table:table-cell table:formula="of:=[.A1694]+0.01" office:value-type="float" office:value="16.9299999999998" calcext:value-type="float">
            <text:p>16,9299999999998</text:p>
          </table:table-cell>
          <table:table-cell table:formula="of:=[.B1694]+([.E1694]*([.A1695]-[.A1694]))" office:value-type="float" office:value="-0.372495175782665" calcext:value-type="float">
            <text:p>-0,372495175782665</text:p>
          </table:table-cell>
          <table:table-cell table:formula="of:=-[.$H$4]*[.B1695]" office:value-type="float" office:value="0.186247587891332" calcext:value-type="float">
            <text:p>0,186247587891332</text:p>
          </table:table-cell>
          <table:table-cell table:formula="of:=[.C1695]/[.$H$2]" office:value-type="float" office:value="0.372495175782665" calcext:value-type="float">
            <text:p>0,372495175782665</text:p>
          </table:table-cell>
          <table:table-cell table:formula="of:=[.E1694]+([.D1694]*([.A1695]-[.A1694]))" office:value-type="float" office:value="1.02260097124995" calcext:value-type="float">
            <text:p>1,02260097124995</text:p>
          </table:table-cell>
          <table:table-cell table:number-columns-repeated="3"/>
        </table:table-row>
        <table:table-row table:style-name="ro1">
          <table:table-cell table:formula="of:=[.A1695]+0.01" office:value-type="float" office:value="16.9399999999999" calcext:value-type="float">
            <text:p>16,9399999999999</text:p>
          </table:table-cell>
          <table:table-cell table:formula="of:=[.B1695]+([.E1695]*([.A1696]-[.A1695]))" office:value-type="float" office:value="-0.362269166070164" calcext:value-type="float">
            <text:p>-0,362269166070164</text:p>
          </table:table-cell>
          <table:table-cell table:formula="of:=-[.$H$4]*[.B1696]" office:value-type="float" office:value="0.181134583035082" calcext:value-type="float">
            <text:p>0,181134583035082</text:p>
          </table:table-cell>
          <table:table-cell table:formula="of:=[.C1696]/[.$H$2]" office:value-type="float" office:value="0.362269166070164" calcext:value-type="float">
            <text:p>0,362269166070164</text:p>
          </table:table-cell>
          <table:table-cell table:formula="of:=[.E1695]+([.D1695]*([.A1696]-[.A1695]))" office:value-type="float" office:value="1.02632592300777" calcext:value-type="float">
            <text:p>1,02632592300777</text:p>
          </table:table-cell>
          <table:table-cell table:number-columns-repeated="3"/>
        </table:table-row>
        <table:table-row table:style-name="ro1">
          <table:table-cell table:formula="of:=[.A1696]+0.01" office:value-type="float" office:value="16.9499999999999" calcext:value-type="float">
            <text:p>16,9499999999999</text:p>
          </table:table-cell>
          <table:table-cell table:formula="of:=[.B1696]+([.E1696]*([.A1697]-[.A1696]))" office:value-type="float" office:value="-0.352005906840084" calcext:value-type="float">
            <text:p>-0,352005906840084</text:p>
          </table:table-cell>
          <table:table-cell table:formula="of:=-[.$H$4]*[.B1697]" office:value-type="float" office:value="0.176002953420042" calcext:value-type="float">
            <text:p>0,176002953420042</text:p>
          </table:table-cell>
          <table:table-cell table:formula="of:=[.C1697]/[.$H$2]" office:value-type="float" office:value="0.352005906840084" calcext:value-type="float">
            <text:p>0,352005906840084</text:p>
          </table:table-cell>
          <table:table-cell table:formula="of:=[.E1696]+([.D1696]*([.A1697]-[.A1696]))" office:value-type="float" office:value="1.02994861466848" calcext:value-type="float">
            <text:p>1,02994861466848</text:p>
          </table:table-cell>
          <table:table-cell table:number-columns-repeated="3"/>
        </table:table-row>
        <table:table-row table:style-name="ro1">
          <table:table-cell table:formula="of:=[.A1697]+0.01" office:value-type="float" office:value="16.9599999999999" calcext:value-type="float">
            <text:p>16,9599999999999</text:p>
          </table:table-cell>
          <table:table-cell table:formula="of:=[.B1697]+([.E1697]*([.A1698]-[.A1697]))" office:value-type="float" office:value="-0.341706420693398" calcext:value-type="float">
            <text:p>-0,341706420693398</text:p>
          </table:table-cell>
          <table:table-cell table:formula="of:=-[.$H$4]*[.B1698]" office:value-type="float" office:value="0.170853210346699" calcext:value-type="float">
            <text:p>0,170853210346699</text:p>
          </table:table-cell>
          <table:table-cell table:formula="of:=[.C1698]/[.$H$2]" office:value-type="float" office:value="0.341706420693398" calcext:value-type="float">
            <text:p>0,341706420693398</text:p>
          </table:table-cell>
          <table:table-cell table:formula="of:=[.E1697]+([.D1697]*([.A1698]-[.A1697]))" office:value-type="float" office:value="1.03346867373688" calcext:value-type="float">
            <text:p>1,03346867373688</text:p>
          </table:table-cell>
          <table:table-cell table:number-columns-repeated="3"/>
        </table:table-row>
        <table:table-row table:style-name="ro1">
          <table:table-cell table:formula="of:=[.A1698]+0.01" office:value-type="float" office:value="16.9699999999999" calcext:value-type="float">
            <text:p>16,9699999999999</text:p>
          </table:table-cell>
          <table:table-cell table:formula="of:=[.B1698]+([.E1698]*([.A1699]-[.A1698]))" office:value-type="float" office:value="-0.331371733956028" calcext:value-type="float">
            <text:p>-0,331371733956028</text:p>
          </table:table-cell>
          <table:table-cell table:formula="of:=-[.$H$4]*[.B1699]" office:value-type="float" office:value="0.165685866978014" calcext:value-type="float">
            <text:p>0,165685866978014</text:p>
          </table:table-cell>
          <table:table-cell table:formula="of:=[.C1699]/[.$H$2]" office:value-type="float" office:value="0.331371733956028" calcext:value-type="float">
            <text:p>0,331371733956028</text:p>
          </table:table-cell>
          <table:table-cell table:formula="of:=[.E1698]+([.D1698]*([.A1699]-[.A1698]))" office:value-type="float" office:value="1.03688573794381" calcext:value-type="float">
            <text:p>1,03688573794381</text:p>
          </table:table-cell>
          <table:table-cell table:number-columns-repeated="3"/>
        </table:table-row>
        <table:table-row table:style-name="ro1">
          <table:table-cell table:formula="of:=[.A1699]+0.01" office:value-type="float" office:value="16.9799999999999" calcext:value-type="float">
            <text:p>16,9799999999999</text:p>
          </table:table-cell>
          <table:table-cell table:formula="of:=[.B1699]+([.E1699]*([.A1700]-[.A1699]))" office:value-type="float" office:value="-0.321002876576588" calcext:value-type="float">
            <text:p>-0,321002876576588</text:p>
          </table:table-cell>
          <table:table-cell table:formula="of:=-[.$H$4]*[.B1700]" office:value-type="float" office:value="0.160501438288294" calcext:value-type="float">
            <text:p>0,160501438288294</text:p>
          </table:table-cell>
          <table:table-cell table:formula="of:=[.C1700]/[.$H$2]" office:value-type="float" office:value="0.321002876576588" calcext:value-type="float">
            <text:p>0,321002876576588</text:p>
          </table:table-cell>
          <table:table-cell table:formula="of:=[.E1699]+([.D1699]*([.A1700]-[.A1699]))" office:value-type="float" office:value="1.04019945528337" calcext:value-type="float">
            <text:p>1,04019945528337</text:p>
          </table:table-cell>
          <table:table-cell table:number-columns-repeated="3"/>
        </table:table-row>
        <table:table-row table:style-name="ro1">
          <table:table-cell table:formula="of:=[.A1700]+0.01" office:value-type="float" office:value="16.9899999999999" calcext:value-type="float">
            <text:p>16,9899999999999</text:p>
          </table:table-cell>
          <table:table-cell table:formula="of:=[.B1700]+([.E1700]*([.A1701]-[.A1700]))" office:value-type="float" office:value="-0.310600882023753" calcext:value-type="float">
            <text:p>-0,310600882023753</text:p>
          </table:table-cell>
          <table:table-cell table:formula="of:=-[.$H$4]*[.B1701]" office:value-type="float" office:value="0.155300441011876" calcext:value-type="float">
            <text:p>0,155300441011876</text:p>
          </table:table-cell>
          <table:table-cell table:formula="of:=[.C1701]/[.$H$2]" office:value-type="float" office:value="0.310600882023753" calcext:value-type="float">
            <text:p>0,310600882023753</text:p>
          </table:table-cell>
          <table:table-cell table:formula="of:=[.E1700]+([.D1700]*([.A1701]-[.A1700]))" office:value-type="float" office:value="1.04340948404914" calcext:value-type="float">
            <text:p>1,04340948404914</text:p>
          </table:table-cell>
          <table:table-cell table:number-columns-repeated="3"/>
        </table:table-row>
        <table:table-row table:style-name="ro1">
          <table:table-cell table:formula="of:=[.A1701]+0.01" office:value-type="float" office:value="16.9999999999999" calcext:value-type="float">
            <text:p>16,9999999999999</text:p>
          </table:table-cell>
          <table:table-cell table:formula="of:=[.B1701]+([.E1701]*([.A1702]-[.A1701]))" office:value-type="float" office:value="-0.30016678718326" calcext:value-type="float">
            <text:p>-0,30016678718326</text:p>
          </table:table-cell>
          <table:table-cell table:formula="of:=-[.$H$4]*[.B1702]" office:value-type="float" office:value="0.15008339359163" calcext:value-type="float">
            <text:p>0,15008339359163</text:p>
          </table:table-cell>
          <table:table-cell table:formula="of:=[.C1702]/[.$H$2]" office:value-type="float" office:value="0.30016678718326" calcext:value-type="float">
            <text:p>0,30016678718326</text:p>
          </table:table-cell>
          <table:table-cell table:formula="of:=[.E1701]+([.D1701]*([.A1702]-[.A1701]))" office:value-type="float" office:value="1.04651549286938" calcext:value-type="float">
            <text:p>1,04651549286938</text:p>
          </table:table-cell>
          <table:table-cell table:number-columns-repeated="3"/>
        </table:table-row>
        <table:table-row table:style-name="ro1">
          <table:table-cell table:formula="of:=[.A1702]+0.01" office:value-type="float" office:value="17.0099999999999" calcext:value-type="float">
            <text:p>17,0099999999999</text:p>
          </table:table-cell>
          <table:table-cell table:formula="of:=[.B1702]+([.E1702]*([.A1703]-[.A1702]))" office:value-type="float" office:value="-0.289701632254564" calcext:value-type="float">
            <text:p>-0,289701632254564</text:p>
          </table:table-cell>
          <table:table-cell table:formula="of:=-[.$H$4]*[.B1703]" office:value-type="float" office:value="0.144850816127282" calcext:value-type="float">
            <text:p>0,144850816127282</text:p>
          </table:table-cell>
          <table:table-cell table:formula="of:=[.C1703]/[.$H$2]" office:value-type="float" office:value="0.289701632254564" calcext:value-type="float">
            <text:p>0,289701632254564</text:p>
          </table:table-cell>
          <table:table-cell table:formula="of:=[.E1702]+([.D1702]*([.A1703]-[.A1702]))" office:value-type="float" office:value="1.04951716074121" calcext:value-type="float">
            <text:p>1,04951716074121</text:p>
          </table:table-cell>
          <table:table-cell table:number-columns-repeated="3"/>
        </table:table-row>
        <table:table-row table:style-name="ro1">
          <table:table-cell table:formula="of:=[.A1703]+0.01" office:value-type="float" office:value="17.0199999999999" calcext:value-type="float">
            <text:p>17,0199999999999</text:p>
          </table:table-cell>
          <table:table-cell table:formula="of:=[.B1703]+([.E1703]*([.A1704]-[.A1703]))" office:value-type="float" office:value="-0.27920646064715" calcext:value-type="float">
            <text:p>-0,27920646064715</text:p>
          </table:table-cell>
          <table:table-cell table:formula="of:=-[.$H$4]*[.B1704]" office:value-type="float" office:value="0.139603230323575" calcext:value-type="float">
            <text:p>0,139603230323575</text:p>
          </table:table-cell>
          <table:table-cell table:formula="of:=[.C1704]/[.$H$2]" office:value-type="float" office:value="0.27920646064715" calcext:value-type="float">
            <text:p>0,27920646064715</text:p>
          </table:table-cell>
          <table:table-cell table:formula="of:=[.E1703]+([.D1703]*([.A1704]-[.A1703]))" office:value-type="float" office:value="1.05241417706376" calcext:value-type="float">
            <text:p>1,05241417706376</text:p>
          </table:table-cell>
          <table:table-cell table:number-columns-repeated="3"/>
        </table:table-row>
        <table:table-row table:style-name="ro1">
          <table:table-cell table:formula="of:=[.A1704]+0.01" office:value-type="float" office:value="17.0299999999999" calcext:value-type="float">
            <text:p>17,0299999999999</text:p>
          </table:table-cell>
          <table:table-cell table:formula="of:=[.B1704]+([.E1704]*([.A1705]-[.A1704]))" office:value-type="float" office:value="-0.268682318876511" calcext:value-type="float">
            <text:p>-0,268682318876511</text:p>
          </table:table-cell>
          <table:table-cell table:formula="of:=-[.$H$4]*[.B1705]" office:value-type="float" office:value="0.134341159438256" calcext:value-type="float">
            <text:p>0,134341159438256</text:p>
          </table:table-cell>
          <table:table-cell table:formula="of:=[.C1705]/[.$H$2]" office:value-type="float" office:value="0.268682318876511" calcext:value-type="float">
            <text:p>0,268682318876511</text:p>
          </table:table-cell>
          <table:table-cell table:formula="of:=[.E1704]+([.D1704]*([.A1705]-[.A1704]))" office:value-type="float" office:value="1.05520624167023" calcext:value-type="float">
            <text:p>1,05520624167023</text:p>
          </table:table-cell>
          <table:table-cell table:number-columns-repeated="3"/>
        </table:table-row>
        <table:table-row table:style-name="ro1">
          <table:table-cell table:formula="of:=[.A1705]+0.01" office:value-type="float" office:value="17.0399999999999" calcext:value-type="float">
            <text:p>17,0399999999999</text:p>
          </table:table-cell>
          <table:table-cell table:formula="of:=[.B1705]+([.E1705]*([.A1706]-[.A1705]))" office:value-type="float" office:value="-0.258130256459807" calcext:value-type="float">
            <text:p>-0,258130256459807</text:p>
          </table:table-cell>
          <table:table-cell table:formula="of:=-[.$H$4]*[.B1706]" office:value-type="float" office:value="0.129065128229904" calcext:value-type="float">
            <text:p>0,129065128229904</text:p>
          </table:table-cell>
          <table:table-cell table:formula="of:=[.C1706]/[.$H$2]" office:value-type="float" office:value="0.258130256459807" calcext:value-type="float">
            <text:p>0,258130256459807</text:p>
          </table:table-cell>
          <table:table-cell table:formula="of:=[.E1705]+([.D1705]*([.A1706]-[.A1705]))" office:value-type="float" office:value="1.05789306485899" calcext:value-type="float">
            <text:p>1,05789306485899</text:p>
          </table:table-cell>
          <table:table-cell table:number-columns-repeated="3"/>
        </table:table-row>
        <table:table-row table:style-name="ro1">
          <table:table-cell table:formula="of:=[.A1706]+0.01" office:value-type="float" office:value="17.0499999999999" calcext:value-type="float">
            <text:p>17,0499999999999</text:p>
          </table:table-cell>
          <table:table-cell table:formula="of:=[.B1706]+([.E1706]*([.A1707]-[.A1706]))" office:value-type="float" office:value="-0.247551325811216" calcext:value-type="float">
            <text:p>-0,247551325811216</text:p>
          </table:table-cell>
          <table:table-cell table:formula="of:=-[.$H$4]*[.B1707]" office:value-type="float" office:value="0.123775662905608" calcext:value-type="float">
            <text:p>0,123775662905608</text:p>
          </table:table-cell>
          <table:table-cell table:formula="of:=[.C1707]/[.$H$2]" office:value-type="float" office:value="0.247551325811216" calcext:value-type="float">
            <text:p>0,247551325811216</text:p>
          </table:table-cell>
          <table:table-cell table:formula="of:=[.E1706]+([.D1706]*([.A1707]-[.A1706]))" office:value-type="float" office:value="1.06047436742359" calcext:value-type="float">
            <text:p>1,06047436742359</text:p>
          </table:table-cell>
          <table:table-cell table:number-columns-repeated="3"/>
        </table:table-row>
        <table:table-row table:style-name="ro1">
          <table:table-cell table:formula="of:=[.A1707]+0.01" office:value-type="float" office:value="17.0599999999999" calcext:value-type="float">
            <text:p>17,0599999999999</text:p>
          </table:table-cell>
          <table:table-cell table:formula="of:=[.B1707]+([.E1707]*([.A1708]-[.A1707]))" office:value-type="float" office:value="-0.236946582136978" calcext:value-type="float">
            <text:p>-0,236946582136978</text:p>
          </table:table-cell>
          <table:table-cell table:formula="of:=-[.$H$4]*[.B1708]" office:value-type="float" office:value="0.118473291068489" calcext:value-type="float">
            <text:p>0,118473291068489</text:p>
          </table:table-cell>
          <table:table-cell table:formula="of:=[.C1708]/[.$H$2]" office:value-type="float" office:value="0.236946582136978" calcext:value-type="float">
            <text:p>0,236946582136978</text:p>
          </table:table-cell>
          <table:table-cell table:formula="of:=[.E1707]+([.D1707]*([.A1708]-[.A1707]))" office:value-type="float" office:value="1.06294988068171" calcext:value-type="float">
            <text:p>1,06294988068171</text:p>
          </table:table-cell>
          <table:table-cell table:number-columns-repeated="3"/>
        </table:table-row>
        <table:table-row table:style-name="ro1">
          <table:table-cell table:formula="of:=[.A1708]+0.01" office:value-type="float" office:value="17.0699999999999" calcext:value-type="float">
            <text:p>17,0699999999999</text:p>
          </table:table-cell>
          <table:table-cell table:formula="of:=[.B1708]+([.E1708]*([.A1709]-[.A1708]))" office:value-type="float" office:value="-0.226317083330159" calcext:value-type="float">
            <text:p>-0,226317083330159</text:p>
          </table:table-cell>
          <table:table-cell table:formula="of:=-[.$H$4]*[.B1709]" office:value-type="float" office:value="0.11315854166508" calcext:value-type="float">
            <text:p>0,11315854166508</text:p>
          </table:table-cell>
          <table:table-cell table:formula="of:=[.C1709]/[.$H$2]" office:value-type="float" office:value="0.226317083330159" calcext:value-type="float">
            <text:p>0,226317083330159</text:p>
          </table:table-cell>
          <table:table-cell table:formula="of:=[.E1708]+([.D1708]*([.A1709]-[.A1708]))" office:value-type="float" office:value="1.06531934650308" calcext:value-type="float">
            <text:p>1,06531934650308</text:p>
          </table:table-cell>
          <table:table-cell table:number-columns-repeated="3"/>
        </table:table-row>
        <table:table-row table:style-name="ro1">
          <table:table-cell table:formula="of:=[.A1709]+0.01" office:value-type="float" office:value="17.0799999999999" calcext:value-type="float">
            <text:p>17,0799999999999</text:p>
          </table:table-cell>
          <table:table-cell table:formula="of:=[.B1709]+([.E1709]*([.A1710]-[.A1709]))" office:value-type="float" office:value="-0.215663889865127" calcext:value-type="float">
            <text:p>-0,215663889865127</text:p>
          </table:table-cell>
          <table:table-cell table:formula="of:=-[.$H$4]*[.B1710]" office:value-type="float" office:value="0.107831944932563" calcext:value-type="float">
            <text:p>0,107831944932563</text:p>
          </table:table-cell>
          <table:table-cell table:formula="of:=[.C1710]/[.$H$2]" office:value-type="float" office:value="0.215663889865127" calcext:value-type="float">
            <text:p>0,215663889865127</text:p>
          </table:table-cell>
          <table:table-cell table:formula="of:=[.E1709]+([.D1709]*([.A1710]-[.A1709]))" office:value-type="float" office:value="1.06758251733638" calcext:value-type="float">
            <text:p>1,06758251733638</text:p>
          </table:table-cell>
          <table:table-cell table:number-columns-repeated="3"/>
        </table:table-row>
        <table:table-row table:style-name="ro1">
          <table:table-cell table:formula="of:=[.A1710]+0.01" office:value-type="float" office:value="17.0899999999999" calcext:value-type="float">
            <text:p>17,0899999999999</text:p>
          </table:table-cell>
          <table:table-cell table:formula="of:=[.B1710]+([.E1710]*([.A1711]-[.A1710]))" office:value-type="float" office:value="-0.204988064691761" calcext:value-type="float">
            <text:p>-0,204988064691761</text:p>
          </table:table-cell>
          <table:table-cell table:formula="of:=-[.$H$4]*[.B1711]" office:value-type="float" office:value="0.102494032345881" calcext:value-type="float">
            <text:p>0,102494032345881</text:p>
          </table:table-cell>
          <table:table-cell table:formula="of:=[.C1711]/[.$H$2]" office:value-type="float" office:value="0.204988064691761" calcext:value-type="float">
            <text:p>0,204988064691761</text:p>
          </table:table-cell>
          <table:table-cell table:formula="of:=[.E1710]+([.D1710]*([.A1711]-[.A1710]))" office:value-type="float" office:value="1.06973915623503" calcext:value-type="float">
            <text:p>1,06973915623503</text:p>
          </table:table-cell>
          <table:table-cell table:number-columns-repeated="3"/>
        </table:table-row>
        <table:table-row table:style-name="ro1">
          <table:table-cell table:formula="of:=[.A1711]+0.01" office:value-type="float" office:value="17.0999999999999" calcext:value-type="float">
            <text:p>17,0999999999999</text:p>
          </table:table-cell>
          <table:table-cell table:formula="of:=[.B1711]+([.E1711]*([.A1712]-[.A1711]))" office:value-type="float" office:value="-0.19429067312941" calcext:value-type="float">
            <text:p>-0,19429067312941</text:p>
          </table:table-cell>
          <table:table-cell table:formula="of:=-[.$H$4]*[.B1712]" office:value-type="float" office:value="0.0971453365647048" calcext:value-type="float">
            <text:p>0,097145336564705</text:p>
          </table:table-cell>
          <table:table-cell table:formula="of:=[.C1712]/[.$H$2]" office:value-type="float" office:value="0.19429067312941" calcext:value-type="float">
            <text:p>0,19429067312941</text:p>
          </table:table-cell>
          <table:table-cell table:formula="of:=[.E1711]+([.D1711]*([.A1712]-[.A1711]))" office:value-type="float" office:value="1.07178903688195" calcext:value-type="float">
            <text:p>1,07178903688195</text:p>
          </table:table-cell>
          <table:table-cell table:number-columns-repeated="3"/>
        </table:table-row>
        <table:table-row table:style-name="ro1">
          <table:table-cell table:formula="of:=[.A1712]+0.01" office:value-type="float" office:value="17.1099999999999" calcext:value-type="float">
            <text:p>17,1099999999999</text:p>
          </table:table-cell>
          <table:table-cell table:formula="of:=[.B1712]+([.E1712]*([.A1713]-[.A1712]))" office:value-type="float" office:value="-0.183572782760588" calcext:value-type="float">
            <text:p>-0,183572782760588</text:p>
          </table:table-cell>
          <table:table-cell table:formula="of:=-[.$H$4]*[.B1713]" office:value-type="float" office:value="0.0917863913802942" calcext:value-type="float">
            <text:p>0,091786391380294</text:p>
          </table:table-cell>
          <table:table-cell table:formula="of:=[.C1713]/[.$H$2]" office:value-type="float" office:value="0.183572782760588" calcext:value-type="float">
            <text:p>0,183572782760588</text:p>
          </table:table-cell>
          <table:table-cell table:formula="of:=[.E1712]+([.D1712]*([.A1713]-[.A1712]))" office:value-type="float" office:value="1.07373194361324" calcext:value-type="float">
            <text:p>1,07373194361324</text:p>
          </table:table-cell>
          <table:table-cell table:number-columns-repeated="3"/>
        </table:table-row>
        <table:table-row table:style-name="ro1">
          <table:table-cell table:formula="of:=[.A1713]+0.01" office:value-type="float" office:value="17.1199999999999" calcext:value-type="float">
            <text:p>17,1199999999999</text:p>
          </table:table-cell>
          <table:table-cell table:formula="of:=[.B1713]+([.E1713]*([.A1714]-[.A1713]))" office:value-type="float" office:value="-0.172835463324454" calcext:value-type="float">
            <text:p>-0,172835463324454</text:p>
          </table:table-cell>
          <table:table-cell table:formula="of:=-[.$H$4]*[.B1714]" office:value-type="float" office:value="0.0864177316622271" calcext:value-type="float">
            <text:p>0,086417731662227</text:p>
          </table:table-cell>
          <table:table-cell table:formula="of:=[.C1714]/[.$H$2]" office:value-type="float" office:value="0.172835463324454" calcext:value-type="float">
            <text:p>0,172835463324454</text:p>
          </table:table-cell>
          <table:table-cell table:formula="of:=[.E1713]+([.D1713]*([.A1714]-[.A1713]))" office:value-type="float" office:value="1.07556767144085" calcext:value-type="float">
            <text:p>1,07556767144085</text:p>
          </table:table-cell>
          <table:table-cell table:number-columns-repeated="3"/>
        </table:table-row>
        <table:table-row table:style-name="ro1">
          <table:table-cell table:formula="of:=[.A1714]+0.01" office:value-type="float" office:value="17.1299999999999" calcext:value-type="float">
            <text:p>17,1299999999999</text:p>
          </table:table-cell>
          <table:table-cell table:formula="of:=[.B1714]+([.E1714]*([.A1715]-[.A1714]))" office:value-type="float" office:value="-0.162079786610044" calcext:value-type="float">
            <text:p>-0,162079786610044</text:p>
          </table:table-cell>
          <table:table-cell table:formula="of:=-[.$H$4]*[.B1715]" office:value-type="float" office:value="0.0810398933050221" calcext:value-type="float">
            <text:p>0,081039893305022</text:p>
          </table:table-cell>
          <table:table-cell table:formula="of:=[.C1715]/[.$H$2]" office:value-type="float" office:value="0.162079786610044" calcext:value-type="float">
            <text:p>0,162079786610044</text:p>
          </table:table-cell>
          <table:table-cell table:formula="of:=[.E1714]+([.D1714]*([.A1715]-[.A1714]))" office:value-type="float" office:value="1.07729602607409" calcext:value-type="float">
            <text:p>1,07729602607409</text:p>
          </table:table-cell>
          <table:table-cell table:number-columns-repeated="3"/>
        </table:table-row>
        <table:table-row table:style-name="ro1">
          <table:table-cell table:formula="of:=[.A1715]+0.01" office:value-type="float" office:value="17.1399999999999" calcext:value-type="float">
            <text:p>17,1399999999999</text:p>
          </table:table-cell>
          <table:table-cell table:formula="of:=[.B1715]+([.E1715]*([.A1716]-[.A1715]))" office:value-type="float" office:value="-0.151306826349301" calcext:value-type="float">
            <text:p>-0,151306826349301</text:p>
          </table:table-cell>
          <table:table-cell table:formula="of:=-[.$H$4]*[.B1716]" office:value-type="float" office:value="0.0756534131746507" calcext:value-type="float">
            <text:p>0,075653413174651</text:p>
          </table:table-cell>
          <table:table-cell table:formula="of:=[.C1716]/[.$H$2]" office:value-type="float" office:value="0.151306826349301" calcext:value-type="float">
            <text:p>0,151306826349301</text:p>
          </table:table-cell>
          <table:table-cell table:formula="of:=[.E1715]+([.D1715]*([.A1716]-[.A1715]))" office:value-type="float" office:value="1.07891682394019" calcext:value-type="float">
            <text:p>1,07891682394019</text:p>
          </table:table-cell>
          <table:table-cell table:number-columns-repeated="3"/>
        </table:table-row>
        <table:table-row table:style-name="ro1">
          <table:table-cell table:formula="of:=[.A1716]+0.01" office:value-type="float" office:value="17.1499999999999" calcext:value-type="float">
            <text:p>17,1499999999999</text:p>
          </table:table-cell>
          <table:table-cell table:formula="of:=[.B1716]+([.E1716]*([.A1717]-[.A1716]))" office:value-type="float" office:value="-0.140517658109898" calcext:value-type="float">
            <text:p>-0,140517658109898</text:p>
          </table:table-cell>
          <table:table-cell table:formula="of:=-[.$H$4]*[.B1717]" office:value-type="float" office:value="0.0702588290549489" calcext:value-type="float">
            <text:p>0,070258829054949</text:p>
          </table:table-cell>
          <table:table-cell table:formula="of:=[.C1717]/[.$H$2]" office:value-type="float" office:value="0.140517658109898" calcext:value-type="float">
            <text:p>0,140517658109898</text:p>
          </table:table-cell>
          <table:table-cell table:formula="of:=[.E1716]+([.D1716]*([.A1717]-[.A1716]))" office:value-type="float" office:value="1.08042989220369" calcext:value-type="float">
            <text:p>1,08042989220369</text:p>
          </table:table-cell>
          <table:table-cell table:number-columns-repeated="3"/>
        </table:table-row>
        <table:table-row table:style-name="ro1">
          <table:table-cell table:formula="of:=[.A1717]+0.01" office:value-type="float" office:value="17.1599999999999" calcext:value-type="float">
            <text:p>17,1599999999999</text:p>
          </table:table-cell>
          <table:table-cell table:formula="of:=[.B1717]+([.E1717]*([.A1718]-[.A1717]))" office:value-type="float" office:value="-0.129713359187859" calcext:value-type="float">
            <text:p>-0,129713359187859</text:p>
          </table:table-cell>
          <table:table-cell table:formula="of:=-[.$H$4]*[.B1718]" office:value-type="float" office:value="0.0648566795939297" calcext:value-type="float">
            <text:p>0,06485667959393</text:p>
          </table:table-cell>
          <table:table-cell table:formula="of:=[.C1718]/[.$H$2]" office:value-type="float" office:value="0.129713359187859" calcext:value-type="float">
            <text:p>0,129713359187859</text:p>
          </table:table-cell>
          <table:table-cell table:formula="of:=[.E1717]+([.D1717]*([.A1718]-[.A1717]))" office:value-type="float" office:value="1.08183506878479" calcext:value-type="float">
            <text:p>1,08183506878479</text:p>
          </table:table-cell>
          <table:table-cell table:number-columns-repeated="3"/>
        </table:table-row>
        <table:table-row table:style-name="ro1">
          <table:table-cell table:formula="of:=[.A1718]+0.01" office:value-type="float" office:value="17.1699999999999" calcext:value-type="float">
            <text:p>17,1699999999999</text:p>
          </table:table-cell>
          <table:table-cell table:formula="of:=[.B1718]+([.E1718]*([.A1719]-[.A1718]))" office:value-type="float" office:value="-0.11889500850001" calcext:value-type="float">
            <text:p>-0,11889500850001</text:p>
          </table:table-cell>
          <table:table-cell table:formula="of:=-[.$H$4]*[.B1719]" office:value-type="float" office:value="0.0594475042500049" calcext:value-type="float">
            <text:p>0,059447504250005</text:p>
          </table:table-cell>
          <table:table-cell table:formula="of:=[.C1719]/[.$H$2]" office:value-type="float" office:value="0.11889500850001" calcext:value-type="float">
            <text:p>0,11889500850001</text:p>
          </table:table-cell>
          <table:table-cell table:formula="of:=[.E1718]+([.D1718]*([.A1719]-[.A1718]))" office:value-type="float" office:value="1.08313220237666" calcext:value-type="float">
            <text:p>1,08313220237666</text:p>
          </table:table-cell>
          <table:table-cell table:number-columns-repeated="3"/>
        </table:table-row>
        <table:table-row table:style-name="ro1">
          <table:table-cell table:formula="of:=[.A1719]+0.01" office:value-type="float" office:value="17.1799999999999" calcext:value-type="float">
            <text:p>17,1799999999999</text:p>
          </table:table-cell>
          <table:table-cell table:formula="of:=[.B1719]+([.E1719]*([.A1720]-[.A1719]))" office:value-type="float" office:value="-0.108063686476241" calcext:value-type="float">
            <text:p>-0,108063686476241</text:p>
          </table:table-cell>
          <table:table-cell table:formula="of:=-[.$H$4]*[.B1720]" office:value-type="float" office:value="0.0540318432381207" calcext:value-type="float">
            <text:p>0,054031843238121</text:p>
          </table:table-cell>
          <table:table-cell table:formula="of:=[.C1720]/[.$H$2]" office:value-type="float" office:value="0.108063686476241" calcext:value-type="float">
            <text:p>0,108063686476241</text:p>
          </table:table-cell>
          <table:table-cell table:formula="of:=[.E1719]+([.D1719]*([.A1720]-[.A1719]))" office:value-type="float" office:value="1.08432115246166" calcext:value-type="float">
            <text:p>1,08432115246166</text:p>
          </table:table-cell>
          <table:table-cell table:number-columns-repeated="3"/>
        </table:table-row>
        <table:table-row table:style-name="ro1">
          <table:table-cell table:formula="of:=[.A1720]+0.01" office:value-type="float" office:value="17.1899999999999" calcext:value-type="float">
            <text:p>17,1899999999999</text:p>
          </table:table-cell>
          <table:table-cell table:formula="of:=[.B1720]+([.E1720]*([.A1721]-[.A1720]))" office:value-type="float" office:value="-0.0972204749516231" calcext:value-type="float">
            <text:p>-0,097220474951623</text:p>
          </table:table-cell>
          <table:table-cell table:formula="of:=-[.$H$4]*[.B1721]" office:value-type="float" office:value="0.0486102374758115" calcext:value-type="float">
            <text:p>0,048610237475812</text:p>
          </table:table-cell>
          <table:table-cell table:formula="of:=[.C1721]/[.$H$2]" office:value-type="float" office:value="0.0972204749516231" calcext:value-type="float">
            <text:p>0,097220474951623</text:p>
          </table:table-cell>
          <table:table-cell table:formula="of:=[.E1720]+([.D1720]*([.A1721]-[.A1720]))" office:value-type="float" office:value="1.08540178932643" calcext:value-type="float">
            <text:p>1,08540178932643</text:p>
          </table:table-cell>
          <table:table-cell table:number-columns-repeated="3"/>
        </table:table-row>
        <table:table-row table:style-name="ro1">
          <table:table-cell table:formula="of:=[.A1721]+0.01" office:value-type="float" office:value="17.1999999999999" calcext:value-type="float">
            <text:p>17,1999999999999</text:p>
          </table:table-cell>
          <table:table-cell table:formula="of:=[.B1721]+([.E1721]*([.A1722]-[.A1721]))" office:value-type="float" office:value="-0.0863664570583571" calcext:value-type="float">
            <text:p>-0,086366457058357</text:p>
          </table:table-cell>
          <table:table-cell table:formula="of:=-[.$H$4]*[.B1722]" office:value-type="float" office:value="0.0431832285291786" calcext:value-type="float">
            <text:p>0,043183228529179</text:p>
          </table:table-cell>
          <table:table-cell table:formula="of:=[.C1722]/[.$H$2]" office:value-type="float" office:value="0.0863664570583571" calcext:value-type="float">
            <text:p>0,086366457058357</text:p>
          </table:table-cell>
          <table:table-cell table:formula="of:=[.E1721]+([.D1721]*([.A1722]-[.A1721]))" office:value-type="float" office:value="1.08637399407594" calcext:value-type="float">
            <text:p>1,08637399407594</text:p>
          </table:table-cell>
          <table:table-cell table:number-columns-repeated="3"/>
        </table:table-row>
        <table:table-row table:style-name="ro1">
          <table:table-cell table:formula="of:=[.A1722]+0.01" office:value-type="float" office:value="17.2099999999999" calcext:value-type="float">
            <text:p>17,2099999999999</text:p>
          </table:table-cell>
          <table:table-cell table:formula="of:=[.B1722]+([.E1722]*([.A1723]-[.A1722]))" office:value-type="float" office:value="-0.075502717117596" calcext:value-type="float">
            <text:p>-0,075502717117596</text:p>
          </table:table-cell>
          <table:table-cell table:formula="of:=-[.$H$4]*[.B1723]" office:value-type="float" office:value="0.037751358558798" calcext:value-type="float">
            <text:p>0,037751358558798</text:p>
          </table:table-cell>
          <table:table-cell table:formula="of:=[.C1723]/[.$H$2]" office:value-type="float" office:value="0.075502717117596" calcext:value-type="float">
            <text:p>0,075502717117596</text:p>
          </table:table-cell>
          <table:table-cell table:formula="of:=[.E1722]+([.D1722]*([.A1723]-[.A1722]))" office:value-type="float" office:value="1.08723765864653" calcext:value-type="float">
            <text:p>1,08723765864653</text:p>
          </table:table-cell>
          <table:table-cell table:number-columns-repeated="3"/>
        </table:table-row>
        <table:table-row table:style-name="ro1">
          <table:table-cell table:formula="of:=[.A1723]+0.01" office:value-type="float" office:value="17.2199999999999" calcext:value-type="float">
            <text:p>17,2199999999999</text:p>
          </table:table-cell>
          <table:table-cell table:formula="of:=[.B1723]+([.E1723]*([.A1724]-[.A1723]))" office:value-type="float" office:value="-0.064630340531129" calcext:value-type="float">
            <text:p>-0,064630340531129</text:p>
          </table:table-cell>
          <table:table-cell table:formula="of:=-[.$H$4]*[.B1724]" office:value-type="float" office:value="0.0323151702655645" calcext:value-type="float">
            <text:p>0,032315170265565</text:p>
          </table:table-cell>
          <table:table-cell table:formula="of:=[.C1724]/[.$H$2]" office:value-type="float" office:value="0.064630340531129" calcext:value-type="float">
            <text:p>0,064630340531129</text:p>
          </table:table-cell>
          <table:table-cell table:formula="of:=[.E1723]+([.D1723]*([.A1724]-[.A1723]))" office:value-type="float" office:value="1.0879926858177" calcext:value-type="float">
            <text:p>1,0879926858177</text:p>
          </table:table-cell>
          <table:table-cell table:number-columns-repeated="3"/>
        </table:table-row>
        <table:table-row table:style-name="ro1">
          <table:table-cell table:formula="of:=[.A1724]+0.01" office:value-type="float" office:value="17.2299999999999" calcext:value-type="float">
            <text:p>17,2299999999999</text:p>
          </table:table-cell>
          <table:table-cell table:formula="of:=[.B1724]+([.E1724]*([.A1725]-[.A1724]))" office:value-type="float" office:value="-0.0537504136729503" calcext:value-type="float">
            <text:p>-0,05375041367295</text:p>
          </table:table-cell>
          <table:table-cell table:formula="of:=-[.$H$4]*[.B1725]" office:value-type="float" office:value="0.0268752068364751" calcext:value-type="float">
            <text:p>0,026875206836475</text:p>
          </table:table-cell>
          <table:table-cell table:formula="of:=[.C1725]/[.$H$2]" office:value-type="float" office:value="0.0537504136729503" calcext:value-type="float">
            <text:p>0,05375041367295</text:p>
          </table:table-cell>
          <table:table-cell table:formula="of:=[.E1724]+([.D1724]*([.A1725]-[.A1724]))" office:value-type="float" office:value="1.08863898922301" calcext:value-type="float">
            <text:p>1,08863898922301</text:p>
          </table:table-cell>
          <table:table-cell table:number-columns-repeated="3"/>
        </table:table-row>
        <table:table-row table:style-name="ro1">
          <table:table-cell table:formula="of:=[.A1725]+0.01" office:value-type="float" office:value="17.2399999999999" calcext:value-type="float">
            <text:p>17,2399999999999</text:p>
          </table:table-cell>
          <table:table-cell table:formula="of:=[.B1725]+([.E1725]*([.A1726]-[.A1725]))" office:value-type="float" office:value="-0.0428640237807184" calcext:value-type="float">
            <text:p>-0,042864023780719</text:p>
          </table:table-cell>
          <table:table-cell table:formula="of:=-[.$H$4]*[.B1726]" office:value-type="float" office:value="0.0214320118903592" calcext:value-type="float">
            <text:p>0,021432011890359</text:p>
          </table:table-cell>
          <table:table-cell table:formula="of:=[.C1726]/[.$H$2]" office:value-type="float" office:value="0.0428640237807184" calcext:value-type="float">
            <text:p>0,042864023780719</text:p>
          </table:table-cell>
          <table:table-cell table:formula="of:=[.E1725]+([.D1725]*([.A1726]-[.A1725]))" office:value-type="float" office:value="1.08917649335974" calcext:value-type="float">
            <text:p>1,08917649335974</text:p>
          </table:table-cell>
          <table:table-cell table:number-columns-repeated="3"/>
        </table:table-row>
        <table:table-row table:style-name="ro1">
          <table:table-cell table:formula="of:=[.A1726]+0.01" office:value-type="float" office:value="17.2499999999999" calcext:value-type="float">
            <text:p>17,2499999999999</text:p>
          </table:table-cell>
          <table:table-cell table:formula="of:=[.B1726]+([.E1726]*([.A1727]-[.A1726]))" office:value-type="float" office:value="-0.0319722588471193" calcext:value-type="float">
            <text:p>-0,031972258847119</text:p>
          </table:table-cell>
          <table:table-cell table:formula="of:=-[.$H$4]*[.B1727]" office:value-type="float" office:value="0.0159861294235596" calcext:value-type="float">
            <text:p>0,01598612942356</text:p>
          </table:table-cell>
          <table:table-cell table:formula="of:=[.C1727]/[.$H$2]" office:value-type="float" office:value="0.0319722588471193" calcext:value-type="float">
            <text:p>0,031972258847119</text:p>
          </table:table-cell>
          <table:table-cell table:formula="of:=[.E1726]+([.D1726]*([.A1727]-[.A1726]))" office:value-type="float" office:value="1.08960513359755" calcext:value-type="float">
            <text:p>1,08960513359755</text:p>
          </table:table-cell>
          <table:table-cell table:number-columns-repeated="3"/>
        </table:table-row>
        <table:table-row table:style-name="ro1">
          <table:table-cell table:formula="of:=[.A1727]+0.01" office:value-type="float" office:value="17.2599999999999" calcext:value-type="float">
            <text:p>17,2599999999999</text:p>
          </table:table-cell>
          <table:table-cell table:formula="of:=[.B1727]+([.E1727]*([.A1728]-[.A1727]))" office:value-type="float" office:value="-0.0210762075111421" calcext:value-type="float">
            <text:p>-0,021076207511142</text:p>
          </table:table-cell>
          <table:table-cell table:formula="of:=-[.$H$4]*[.B1728]" office:value-type="float" office:value="0.010538103755571" calcext:value-type="float">
            <text:p>0,010538103755571</text:p>
          </table:table-cell>
          <table:table-cell table:formula="of:=[.C1728]/[.$H$2]" office:value-type="float" office:value="0.0210762075111421" calcext:value-type="float">
            <text:p>0,021076207511142</text:p>
          </table:table-cell>
          <table:table-cell table:formula="of:=[.E1727]+([.D1727]*([.A1728]-[.A1727]))" office:value-type="float" office:value="1.08992485618602" calcext:value-type="float">
            <text:p>1,08992485618602</text:p>
          </table:table-cell>
          <table:table-cell table:number-columns-repeated="3"/>
        </table:table-row>
        <table:table-row table:style-name="ro1">
          <table:table-cell table:formula="of:=[.A1728]+0.01" office:value-type="float" office:value="17.2699999999999" calcext:value-type="float">
            <text:p>17,2699999999999</text:p>
          </table:table-cell>
          <table:table-cell table:formula="of:=[.B1728]+([.E1728]*([.A1729]-[.A1728]))" office:value-type="float" office:value="-0.0101769589492801" calcext:value-type="float">
            <text:p>-0,01017695894928</text:p>
          </table:table-cell>
          <table:table-cell table:formula="of:=-[.$H$4]*[.B1729]" office:value-type="float" office:value="0.00508847947464007" calcext:value-type="float">
            <text:p>0,00508847947464</text:p>
          </table:table-cell>
          <table:table-cell table:formula="of:=[.C1729]/[.$H$2]" office:value-type="float" office:value="0.0101769589492801" calcext:value-type="float">
            <text:p>0,01017695894928</text:p>
          </table:table-cell>
          <table:table-cell table:formula="of:=[.E1728]+([.D1728]*([.A1729]-[.A1728]))" office:value-type="float" office:value="1.09013561826113" calcext:value-type="float">
            <text:p>1,09013561826113</text:p>
          </table:table-cell>
          <table:table-cell table:number-columns-repeated="3"/>
        </table:table-row>
        <table:table-row table:style-name="ro1">
          <table:table-cell table:formula="of:=[.A1729]+0.01" office:value-type="float" office:value="17.2799999999999" calcext:value-type="float">
            <text:p>17,2799999999999</text:p>
          </table:table-cell>
          <table:table-cell table:formula="of:=[.B1729]+([.E1729]*([.A1730]-[.A1729]))" office:value-type="float" office:value="0.00072439723333291" calcext:value-type="float">
            <text:p>0,000724397233333</text:p>
          </table:table-cell>
          <table:table-cell table:formula="of:=-[.$H$4]*[.B1730]" office:value-type="float" office:value="-0.000362198616666455" calcext:value-type="float">
            <text:p>-0,000362198616666</text:p>
          </table:table-cell>
          <table:table-cell table:formula="of:=[.C1730]/[.$H$2]" office:value-type="float" office:value="-0.00072439723333291" calcext:value-type="float">
            <text:p>-0,000724397233333</text:p>
          </table:table-cell>
          <table:table-cell table:formula="of:=[.E1729]+([.D1729]*([.A1730]-[.A1729]))" office:value-type="float" office:value="1.09023738785063" calcext:value-type="float">
            <text:p>1,09023738785063</text:p>
          </table:table-cell>
          <table:table-cell table:number-columns-repeated="3"/>
        </table:table-row>
        <table:table-row table:style-name="ro1">
          <table:table-cell table:formula="of:=[.A1730]+0.01" office:value-type="float" office:value="17.2899999999999" calcext:value-type="float">
            <text:p>17,2899999999999</text:p>
          </table:table-cell>
          <table:table-cell table:formula="of:=[.B1730]+([.E1730]*([.A1731]-[.A1730]))" office:value-type="float" office:value="0.0116267711118409" calcext:value-type="float">
            <text:p>0,011626771111841</text:p>
          </table:table-cell>
          <table:table-cell table:formula="of:=-[.$H$4]*[.B1731]" office:value-type="float" office:value="-0.00581338555592044" calcext:value-type="float">
            <text:p>-0,00581338555592</text:p>
          </table:table-cell>
          <table:table-cell table:formula="of:=[.C1731]/[.$H$2]" office:value-type="float" office:value="-0.0116267711118409" calcext:value-type="float">
            <text:p>-0,011626771111841</text:p>
          </table:table-cell>
          <table:table-cell table:formula="of:=[.E1730]+([.D1730]*([.A1731]-[.A1730]))" office:value-type="float" office:value="1.09023014387829" calcext:value-type="float">
            <text:p>1,09023014387829</text:p>
          </table:table-cell>
          <table:table-cell table:number-columns-repeated="3"/>
        </table:table-row>
        <table:table-row table:style-name="ro1">
          <table:table-cell table:formula="of:=[.A1731]+0.01" office:value-type="float" office:value="17.2999999999999" calcext:value-type="float">
            <text:p>17,2999999999999</text:p>
          </table:table-cell>
          <table:table-cell table:formula="of:=[.B1731]+([.E1731]*([.A1732]-[.A1731]))" office:value-type="float" office:value="0.0225290725506255" calcext:value-type="float">
            <text:p>0,022529072550626</text:p>
          </table:table-cell>
          <table:table-cell table:formula="of:=-[.$H$4]*[.B1732]" office:value-type="float" office:value="-0.0112645362753128" calcext:value-type="float">
            <text:p>-0,011264536275313</text:p>
          </table:table-cell>
          <table:table-cell table:formula="of:=[.C1732]/[.$H$2]" office:value-type="float" office:value="-0.0225290725506255" calcext:value-type="float">
            <text:p>-0,022529072550626</text:p>
          </table:table-cell>
          <table:table-cell table:formula="of:=[.E1731]+([.D1731]*([.A1732]-[.A1731]))" office:value-type="float" office:value="1.09011387616718" calcext:value-type="float">
            <text:p>1,09011387616718</text:p>
          </table:table-cell>
          <table:table-cell table:number-columns-repeated="3"/>
        </table:table-row>
        <table:table-row table:style-name="ro1">
          <table:table-cell table:formula="of:=[.A1732]+0.01" office:value-type="float" office:value="17.3099999999999" calcext:value-type="float">
            <text:p>17,3099999999999</text:p>
          </table:table-cell>
          <table:table-cell table:formula="of:=[.B1732]+([.E1732]*([.A1733]-[.A1732]))" office:value-type="float" office:value="0.033430211312299" calcext:value-type="float">
            <text:p>0,033430211312299</text:p>
          </table:table-cell>
          <table:table-cell table:formula="of:=-[.$H$4]*[.B1733]" office:value-type="float" office:value="-0.0167151056561495" calcext:value-type="float">
            <text:p>-0,01671510565615</text:p>
          </table:table-cell>
          <table:table-cell table:formula="of:=[.C1733]/[.$H$2]" office:value-type="float" office:value="-0.033430211312299" calcext:value-type="float">
            <text:p>-0,033430211312299</text:p>
          </table:table-cell>
          <table:table-cell table:formula="of:=[.E1732]+([.D1732]*([.A1733]-[.A1732]))" office:value-type="float" office:value="1.08988858544167" calcext:value-type="float">
            <text:p>1,08988858544167</text:p>
          </table:table-cell>
          <table:table-cell table:number-columns-repeated="3"/>
        </table:table-row>
        <table:table-row table:style-name="ro1">
          <table:table-cell table:formula="of:=[.A1733]+0.01" office:value-type="float" office:value="17.3199999999999" calcext:value-type="float">
            <text:p>17,3199999999999</text:p>
          </table:table-cell>
          <table:table-cell table:formula="of:=[.B1733]+([.E1733]*([.A1734]-[.A1733]))" office:value-type="float" office:value="0.0443290971667174" calcext:value-type="float">
            <text:p>0,044329097166717</text:p>
          </table:table-cell>
          <table:table-cell table:formula="of:=-[.$H$4]*[.B1734]" office:value-type="float" office:value="-0.0221645485833587" calcext:value-type="float">
            <text:p>-0,022164548583359</text:p>
          </table:table-cell>
          <table:table-cell table:formula="of:=[.C1734]/[.$H$2]" office:value-type="float" office:value="-0.0443290971667174" calcext:value-type="float">
            <text:p>-0,044329097166717</text:p>
          </table:table-cell>
          <table:table-cell table:formula="of:=[.E1733]+([.D1733]*([.A1734]-[.A1733]))" office:value-type="float" office:value="1.08955428332855" calcext:value-type="float">
            <text:p>1,08955428332855</text:p>
          </table:table-cell>
          <table:table-cell table:number-columns-repeated="3"/>
        </table:table-row>
        <table:table-row table:style-name="ro1">
          <table:table-cell table:formula="of:=[.A1734]+0.01" office:value-type="float" office:value="17.3299999999999" calcext:value-type="float">
            <text:p>17,3299999999999</text:p>
          </table:table-cell>
          <table:table-cell table:formula="of:=[.B1734]+([.E1734]*([.A1735]-[.A1734]))" office:value-type="float" office:value="0.0552246400000045" calcext:value-type="float">
            <text:p>0,055224640000005</text:p>
          </table:table-cell>
          <table:table-cell table:formula="of:=-[.$H$4]*[.B1735]" office:value-type="float" office:value="-0.0276123200000023" calcext:value-type="float">
            <text:p>-0,027612320000002</text:p>
          </table:table-cell>
          <table:table-cell table:formula="of:=[.C1735]/[.$H$2]" office:value-type="float" office:value="-0.0552246400000045" calcext:value-type="float">
            <text:p>-0,055224640000005</text:p>
          </table:table-cell>
          <table:table-cell table:formula="of:=[.E1734]+([.D1734]*([.A1735]-[.A1734]))" office:value-type="float" office:value="1.08911099235688" calcext:value-type="float">
            <text:p>1,08911099235688</text:p>
          </table:table-cell>
          <table:table-cell table:number-columns-repeated="3"/>
        </table:table-row>
        <table:table-row table:style-name="ro1">
          <table:table-cell table:formula="of:=[.A1735]+0.01" office:value-type="float" office:value="17.3399999999999" calcext:value-type="float">
            <text:p>17,3399999999999</text:p>
          </table:table-cell>
          <table:table-cell table:formula="of:=[.B1735]+([.E1735]*([.A1736]-[.A1735]))" office:value-type="float" office:value="0.066115749923575" calcext:value-type="float">
            <text:p>0,066115749923575</text:p>
          </table:table-cell>
          <table:table-cell table:formula="of:=-[.$H$4]*[.B1736]" office:value-type="float" office:value="-0.0330578749617875" calcext:value-type="float">
            <text:p>-0,033057874961788</text:p>
          </table:table-cell>
          <table:table-cell table:formula="of:=[.C1736]/[.$H$2]" office:value-type="float" office:value="-0.066115749923575" calcext:value-type="float">
            <text:p>-0,066115749923575</text:p>
          </table:table-cell>
          <table:table-cell table:formula="of:=[.E1735]+([.D1735]*([.A1736]-[.A1735]))" office:value-type="float" office:value="1.08855874595688" calcext:value-type="float">
            <text:p>1,08855874595688</text:p>
          </table:table-cell>
          <table:table-cell table:number-columns-repeated="3"/>
        </table:table-row>
        <table:table-row table:style-name="ro1">
          <table:table-cell table:formula="of:=[.A1736]+0.01" office:value-type="float" office:value="17.3499999999999" calcext:value-type="float">
            <text:p>17,3499999999999</text:p>
          </table:table-cell>
          <table:table-cell table:formula="of:=[.B1736]+([.E1736]*([.A1737]-[.A1736]))" office:value-type="float" office:value="0.0770013373831455" calcext:value-type="float">
            <text:p>0,077001337383146</text:p>
          </table:table-cell>
          <table:table-cell table:formula="of:=-[.$H$4]*[.B1737]" office:value-type="float" office:value="-0.0385006686915728" calcext:value-type="float">
            <text:p>-0,038500668691573</text:p>
          </table:table-cell>
          <table:table-cell table:formula="of:=[.C1737]/[.$H$2]" office:value-type="float" office:value="-0.0770013373831455" calcext:value-type="float">
            <text:p>-0,077001337383146</text:p>
          </table:table-cell>
          <table:table-cell table:formula="of:=[.E1736]+([.D1736]*([.A1737]-[.A1736]))" office:value-type="float" office:value="1.08789758845764" calcext:value-type="float">
            <text:p>1,08789758845764</text:p>
          </table:table-cell>
          <table:table-cell table:number-columns-repeated="3"/>
        </table:table-row>
        <table:table-row table:style-name="ro1">
          <table:table-cell table:formula="of:=[.A1737]+0.01" office:value-type="float" office:value="17.3599999999999" calcext:value-type="float">
            <text:p>17,3599999999999</text:p>
          </table:table-cell>
          <table:table-cell table:formula="of:=[.B1737]+([.E1737]*([.A1738]-[.A1737]))" office:value-type="float" office:value="0.0878803132677237" calcext:value-type="float">
            <text:p>0,087880313267724</text:p>
          </table:table-cell>
          <table:table-cell table:formula="of:=-[.$H$4]*[.B1738]" office:value-type="float" office:value="-0.0439401566338618" calcext:value-type="float">
            <text:p>-0,043940156633862</text:p>
          </table:table-cell>
          <table:table-cell table:formula="of:=[.C1738]/[.$H$2]" office:value-type="float" office:value="-0.0878803132677237" calcext:value-type="float">
            <text:p>-0,087880313267724</text:p>
          </table:table-cell>
          <table:table-cell table:formula="of:=[.E1737]+([.D1737]*([.A1738]-[.A1737]))" office:value-type="float" office:value="1.08712757508381" calcext:value-type="float">
            <text:p>1,08712757508381</text:p>
          </table:table-cell>
          <table:table-cell table:number-columns-repeated="3"/>
        </table:table-row>
        <table:table-row table:style-name="ro1">
          <table:table-cell table:formula="of:=[.A1738]+0.01" office:value-type="float" office:value="17.3699999999999" calcext:value-type="float">
            <text:p>17,3699999999999</text:p>
          </table:table-cell>
          <table:table-cell table:formula="of:=[.B1738]+([.E1738]*([.A1739]-[.A1738]))" office:value-type="float" office:value="0.0987515890185635" calcext:value-type="float">
            <text:p>0,098751589018564</text:p>
          </table:table-cell>
          <table:table-cell table:formula="of:=-[.$H$4]*[.B1739]" office:value-type="float" office:value="-0.0493757945092817" calcext:value-type="float">
            <text:p>-0,049375794509282</text:p>
          </table:table-cell>
          <table:table-cell table:formula="of:=[.C1739]/[.$H$2]" office:value-type="float" office:value="-0.0987515890185635" calcext:value-type="float">
            <text:p>-0,098751589018564</text:p>
          </table:table-cell>
          <table:table-cell table:formula="of:=[.E1738]+([.D1738]*([.A1739]-[.A1738]))" office:value-type="float" office:value="1.08624877195113" calcext:value-type="float">
            <text:p>1,08624877195113</text:p>
          </table:table-cell>
          <table:table-cell table:number-columns-repeated="3"/>
        </table:table-row>
        <table:table-row table:style-name="ro1">
          <table:table-cell table:formula="of:=[.A1739]+0.01" office:value-type="float" office:value="17.3799999999999" calcext:value-type="float">
            <text:p>17,3799999999999</text:p>
          </table:table-cell>
          <table:table-cell table:formula="of:=[.B1739]+([.E1739]*([.A1740]-[.A1739]))" office:value-type="float" office:value="0.109614076738077" calcext:value-type="float">
            <text:p>0,109614076738077</text:p>
          </table:table-cell>
          <table:table-cell table:formula="of:=-[.$H$4]*[.B1740]" office:value-type="float" office:value="-0.0548070383690383" calcext:value-type="float">
            <text:p>-0,054807038369038</text:p>
          </table:table-cell>
          <table:table-cell table:formula="of:=[.C1740]/[.$H$2]" office:value-type="float" office:value="-0.109614076738077" calcext:value-type="float">
            <text:p>-0,109614076738077</text:p>
          </table:table-cell>
          <table:table-cell table:formula="of:=[.E1739]+([.D1739]*([.A1740]-[.A1739]))" office:value-type="float" office:value="1.08526125606095" calcext:value-type="float">
            <text:p>1,08526125606095</text:p>
          </table:table-cell>
          <table:table-cell table:number-columns-repeated="3"/>
        </table:table-row>
        <table:table-row table:style-name="ro1">
          <table:table-cell table:formula="of:=[.A1740]+0.01" office:value-type="float" office:value="17.3899999999999" calcext:value-type="float">
            <text:p>17,3899999999999</text:p>
          </table:table-cell>
          <table:table-cell table:formula="of:=[.B1740]+([.E1740]*([.A1741]-[.A1740]))" office:value-type="float" office:value="0.120466689298688" calcext:value-type="float">
            <text:p>0,120466689298688</text:p>
          </table:table-cell>
          <table:table-cell table:formula="of:=-[.$H$4]*[.B1741]" office:value-type="float" office:value="-0.0602333446493438" calcext:value-type="float">
            <text:p>-0,060233344649344</text:p>
          </table:table-cell>
          <table:table-cell table:formula="of:=[.C1741]/[.$H$2]" office:value-type="float" office:value="-0.120466689298688" calcext:value-type="float">
            <text:p>-0,120466689298688</text:p>
          </table:table-cell>
          <table:table-cell table:formula="of:=[.E1740]+([.D1740]*([.A1741]-[.A1740]))" office:value-type="float" office:value="1.08416511529357" calcext:value-type="float">
            <text:p>1,08416511529357</text:p>
          </table:table-cell>
          <table:table-cell table:number-columns-repeated="3"/>
        </table:table-row>
        <table:table-row table:style-name="ro1">
          <table:table-cell table:formula="of:=[.A1741]+0.01" office:value-type="float" office:value="17.3999999999999" calcext:value-type="float">
            <text:p>17,3999999999999</text:p>
          </table:table-cell>
          <table:table-cell table:formula="of:=[.B1741]+([.E1741]*([.A1742]-[.A1741]))" office:value-type="float" office:value="0.131308340451625" calcext:value-type="float">
            <text:p>0,131308340451625</text:p>
          </table:table-cell>
          <table:table-cell table:formula="of:=-[.$H$4]*[.B1742]" office:value-type="float" office:value="-0.0656541702258125" calcext:value-type="float">
            <text:p>-0,065654170225813</text:p>
          </table:table-cell>
          <table:table-cell table:formula="of:=[.C1742]/[.$H$2]" office:value-type="float" office:value="-0.131308340451625" calcext:value-type="float">
            <text:p>-0,131308340451625</text:p>
          </table:table-cell>
          <table:table-cell table:formula="of:=[.E1741]+([.D1741]*([.A1742]-[.A1741]))" office:value-type="float" office:value="1.08296044840058" calcext:value-type="float">
            <text:p>1,08296044840058</text:p>
          </table:table-cell>
          <table:table-cell table:number-columns-repeated="3"/>
        </table:table-row>
        <table:table-row table:style-name="ro1">
          <table:table-cell table:formula="of:=[.A1742]+0.01" office:value-type="float" office:value="17.4099999999999" calcext:value-type="float">
            <text:p>17,4099999999999</text:p>
          </table:table-cell>
          <table:table-cell table:formula="of:=[.B1742]+([.E1742]*([.A1743]-[.A1742]))" office:value-type="float" office:value="0.142137944935633" calcext:value-type="float">
            <text:p>0,142137944935633</text:p>
          </table:table-cell>
          <table:table-cell table:formula="of:=-[.$H$4]*[.B1743]" office:value-type="float" office:value="-0.0710689724678163" calcext:value-type="float">
            <text:p>-0,071068972467816</text:p>
          </table:table-cell>
          <table:table-cell table:formula="of:=[.C1743]/[.$H$2]" office:value-type="float" office:value="-0.142137944935633" calcext:value-type="float">
            <text:p>-0,142137944935633</text:p>
          </table:table-cell>
          <table:table-cell table:formula="of:=[.E1742]+([.D1742]*([.A1743]-[.A1742]))" office:value-type="float" office:value="1.08164736499606" calcext:value-type="float">
            <text:p>1,08164736499606</text:p>
          </table:table-cell>
          <table:table-cell table:number-columns-repeated="3"/>
        </table:table-row>
        <table:table-row table:style-name="ro1">
          <table:table-cell table:formula="of:=[.A1743]+0.01" office:value-type="float" office:value="17.4199999999999" calcext:value-type="float">
            <text:p>17,4199999999999</text:p>
          </table:table-cell>
          <table:table-cell table:formula="of:=[.B1743]+([.E1743]*([.A1744]-[.A1743]))" office:value-type="float" office:value="0.152954418585595" calcext:value-type="float">
            <text:p>0,152954418585595</text:p>
          </table:table-cell>
          <table:table-cell table:formula="of:=-[.$H$4]*[.B1744]" office:value-type="float" office:value="-0.0764772092927974" calcext:value-type="float">
            <text:p>-0,076477209292798</text:p>
          </table:table-cell>
          <table:table-cell table:formula="of:=[.C1744]/[.$H$2]" office:value-type="float" office:value="-0.152954418585595" calcext:value-type="float">
            <text:p>-0,152954418585595</text:p>
          </table:table-cell>
          <table:table-cell table:formula="of:=[.E1743]+([.D1743]*([.A1744]-[.A1743]))" office:value-type="float" office:value="1.08022598554671" calcext:value-type="float">
            <text:p>1,08022598554671</text:p>
          </table:table-cell>
          <table:table-cell table:number-columns-repeated="3"/>
        </table:table-row>
        <table:table-row table:style-name="ro1">
          <table:table-cell table:formula="of:=[.A1744]+0.01" office:value-type="float" office:value="17.4299999999999" calcext:value-type="float">
            <text:p>17,4299999999999</text:p>
          </table:table-cell>
          <table:table-cell table:formula="of:=[.B1744]+([.E1744]*([.A1745]-[.A1744]))" office:value-type="float" office:value="0.163756678441064" calcext:value-type="float">
            <text:p>0,163756678441064</text:p>
          </table:table-cell>
          <table:table-cell table:formula="of:=-[.$H$4]*[.B1745]" office:value-type="float" office:value="-0.0818783392205318" calcext:value-type="float">
            <text:p>-0,081878339220532</text:p>
          </table:table-cell>
          <table:table-cell table:formula="of:=[.C1745]/[.$H$2]" office:value-type="float" office:value="-0.163756678441064" calcext:value-type="float">
            <text:p>-0,163756678441064</text:p>
          </table:table-cell>
          <table:table-cell table:formula="of:=[.E1744]+([.D1744]*([.A1745]-[.A1744]))" office:value-type="float" office:value="1.07869644136085" calcext:value-type="float">
            <text:p>1,07869644136085</text:p>
          </table:table-cell>
          <table:table-cell table:number-columns-repeated="3"/>
        </table:table-row>
        <table:table-row table:style-name="ro1">
          <table:table-cell table:formula="of:=[.A1745]+0.01" office:value-type="float" office:value="17.4399999999999" calcext:value-type="float">
            <text:p>17,4399999999999</text:p>
          </table:table-cell>
          <table:table-cell table:formula="of:=[.B1745]+([.E1745]*([.A1746]-[.A1745]))" office:value-type="float" office:value="0.174543642854674" calcext:value-type="float">
            <text:p>0,174543642854674</text:p>
          </table:table-cell>
          <table:table-cell table:formula="of:=-[.$H$4]*[.B1746]" office:value-type="float" office:value="-0.0872718214273369" calcext:value-type="float">
            <text:p>-0,087271821427337</text:p>
          </table:table-cell>
          <table:table-cell table:formula="of:=[.C1746]/[.$H$2]" office:value-type="float" office:value="-0.174543642854674" calcext:value-type="float">
            <text:p>-0,174543642854674</text:p>
          </table:table-cell>
          <table:table-cell table:formula="of:=[.E1745]+([.D1745]*([.A1746]-[.A1745]))" office:value-type="float" office:value="1.07705887457644" calcext:value-type="float">
            <text:p>1,07705887457644</text:p>
          </table:table-cell>
          <table:table-cell table:number-columns-repeated="3"/>
        </table:table-row>
        <table:table-row table:style-name="ro1">
          <table:table-cell table:formula="of:=[.A1746]+0.01" office:value-type="float" office:value="17.4499999999999" calcext:value-type="float">
            <text:p>17,4499999999999</text:p>
          </table:table-cell>
          <table:table-cell table:formula="of:=[.B1746]+([.E1746]*([.A1747]-[.A1746]))" office:value-type="float" office:value="0.18531423160044" calcext:value-type="float">
            <text:p>0,18531423160044</text:p>
          </table:table-cell>
          <table:table-cell table:formula="of:=-[.$H$4]*[.B1747]" office:value-type="float" office:value="-0.09265711580022" calcext:value-type="float">
            <text:p>-0,09265711580022</text:p>
          </table:table-cell>
          <table:table-cell table:formula="of:=[.C1747]/[.$H$2]" office:value-type="float" office:value="-0.18531423160044" calcext:value-type="float">
            <text:p>-0,18531423160044</text:p>
          </table:table-cell>
          <table:table-cell table:formula="of:=[.E1746]+([.D1746]*([.A1747]-[.A1746]))" office:value-type="float" office:value="1.07531343814789" calcext:value-type="float">
            <text:p>1,07531343814789</text:p>
          </table:table-cell>
          <table:table-cell table:number-columns-repeated="3"/>
        </table:table-row>
        <table:table-row table:style-name="ro1">
          <table:table-cell table:formula="of:=[.A1747]+0.01" office:value-type="float" office:value="17.4599999999999" calcext:value-type="float">
            <text:p>17,4599999999999</text:p>
          </table:table-cell>
          <table:table-cell table:formula="of:=[.B1747]+([.E1747]*([.A1748]-[.A1747]))" office:value-type="float" office:value="0.196067365981921" calcext:value-type="float">
            <text:p>0,196067365981921</text:p>
          </table:table-cell>
          <table:table-cell table:formula="of:=-[.$H$4]*[.B1748]" office:value-type="float" office:value="-0.0980336829909603" calcext:value-type="float">
            <text:p>-0,09803368299096</text:p>
          </table:table-cell>
          <table:table-cell table:formula="of:=[.C1748]/[.$H$2]" office:value-type="float" office:value="-0.196067365981921" calcext:value-type="float">
            <text:p>-0,196067365981921</text:p>
          </table:table-cell>
          <table:table-cell table:formula="of:=[.E1747]+([.D1747]*([.A1748]-[.A1747]))" office:value-type="float" office:value="1.07346029583189" calcext:value-type="float">
            <text:p>1,07346029583189</text:p>
          </table:table-cell>
          <table:table-cell table:number-columns-repeated="3"/>
        </table:table-row>
        <table:table-row table:style-name="ro1">
          <table:table-cell table:formula="of:=[.A1748]+0.01" office:value-type="float" office:value="17.4699999999999" calcext:value-type="float">
            <text:p>17,4699999999999</text:p>
          </table:table-cell>
          <table:table-cell table:formula="of:=[.B1748]+([.E1748]*([.A1749]-[.A1748]))" office:value-type="float" office:value="0.206801968940241" calcext:value-type="float">
            <text:p>0,206801968940241</text:p>
          </table:table-cell>
          <table:table-cell table:formula="of:=-[.$H$4]*[.B1749]" office:value-type="float" office:value="-0.103400984470121" calcext:value-type="float">
            <text:p>-0,103400984470121</text:p>
          </table:table-cell>
          <table:table-cell table:formula="of:=[.C1749]/[.$H$2]" office:value-type="float" office:value="-0.206801968940241" calcext:value-type="float">
            <text:p>-0,206801968940241</text:p>
          </table:table-cell>
          <table:table-cell table:formula="of:=[.E1748]+([.D1748]*([.A1749]-[.A1748]))" office:value-type="float" office:value="1.07149962217207" calcext:value-type="float">
            <text:p>1,07149962217207</text:p>
          </table:table-cell>
          <table:table-cell table:number-columns-repeated="3"/>
        </table:table-row>
        <table:table-row table:style-name="ro1">
          <table:table-cell table:formula="of:=[.A1749]+0.01" office:value-type="float" office:value="17.4799999999999" calcext:value-type="float">
            <text:p>17,4799999999999</text:p>
          </table:table-cell>
          <table:table-cell table:formula="of:=[.B1749]+([.E1749]*([.A1750]-[.A1749]))" office:value-type="float" office:value="0.217516965161963" calcext:value-type="float">
            <text:p>0,217516965161963</text:p>
          </table:table-cell>
          <table:table-cell table:formula="of:=-[.$H$4]*[.B1750]" office:value-type="float" office:value="-0.108758482580982" calcext:value-type="float">
            <text:p>-0,108758482580982</text:p>
          </table:table-cell>
          <table:table-cell table:formula="of:=[.C1750]/[.$H$2]" office:value-type="float" office:value="-0.217516965161963" calcext:value-type="float">
            <text:p>-0,217516965161963</text:p>
          </table:table-cell>
          <table:table-cell table:formula="of:=[.E1749]+([.D1749]*([.A1750]-[.A1749]))" office:value-type="float" office:value="1.06943160248267" calcext:value-type="float">
            <text:p>1,06943160248267</text:p>
          </table:table-cell>
          <table:table-cell table:number-columns-repeated="3"/>
        </table:table-row>
        <table:table-row table:style-name="ro1">
          <table:table-cell table:formula="of:=[.A1750]+0.01" office:value-type="float" office:value="17.4899999999999" calcext:value-type="float">
            <text:p>17,4899999999999</text:p>
          </table:table-cell>
          <table:table-cell table:formula="of:=[.B1750]+([.E1750]*([.A1751]-[.A1750]))" office:value-type="float" office:value="0.228211281186792" calcext:value-type="float">
            <text:p>0,228211281186792</text:p>
          </table:table-cell>
          <table:table-cell table:formula="of:=-[.$H$4]*[.B1751]" office:value-type="float" office:value="-0.114105640593396" calcext:value-type="float">
            <text:p>-0,114105640593396</text:p>
          </table:table-cell>
          <table:table-cell table:formula="of:=[.C1751]/[.$H$2]" office:value-type="float" office:value="-0.228211281186792" calcext:value-type="float">
            <text:p>-0,228211281186792</text:p>
          </table:table-cell>
          <table:table-cell table:formula="of:=[.E1750]+([.D1750]*([.A1751]-[.A1750]))" office:value-type="float" office:value="1.06725643283105" calcext:value-type="float">
            <text:p>1,06725643283105</text:p>
          </table:table-cell>
          <table:table-cell table:number-columns-repeated="3"/>
        </table:table-row>
        <table:table-row table:style-name="ro1">
          <table:table-cell table:formula="of:=[.A1751]+0.01" office:value-type="float" office:value="17.4999999999999" calcext:value-type="float">
            <text:p>17,4999999999999</text:p>
          </table:table-cell>
          <table:table-cell table:formula="of:=[.B1751]+([.E1751]*([.A1752]-[.A1751]))" office:value-type="float" office:value="0.238883845515104" calcext:value-type="float">
            <text:p>0,238883845515104</text:p>
          </table:table-cell>
          <table:table-cell table:formula="of:=-[.$H$4]*[.B1752]" office:value-type="float" office:value="-0.119441922757552" calcext:value-type="float">
            <text:p>-0,119441922757552</text:p>
          </table:table-cell>
          <table:table-cell table:formula="of:=[.C1752]/[.$H$2]" office:value-type="float" office:value="-0.238883845515104" calcext:value-type="float">
            <text:p>-0,238883845515104</text:p>
          </table:table-cell>
          <table:table-cell table:formula="of:=[.E1751]+([.D1751]*([.A1752]-[.A1751]))" office:value-type="float" office:value="1.06497432001918" calcext:value-type="float">
            <text:p>1,06497432001918</text:p>
          </table:table-cell>
          <table:table-cell table:number-columns-repeated="3"/>
        </table:table-row>
        <table:table-row table:style-name="ro1">
          <table:table-cell table:formula="of:=[.A1752]+0.01" office:value-type="float" office:value="17.5099999999999" calcext:value-type="float">
            <text:p>17,5099999999999</text:p>
          </table:table-cell>
          <table:table-cell table:formula="of:=[.B1752]+([.E1752]*([.A1753]-[.A1752]))" office:value-type="float" office:value="0.249533588715297" calcext:value-type="float">
            <text:p>0,249533588715297</text:p>
          </table:table-cell>
          <table:table-cell table:formula="of:=-[.$H$4]*[.B1753]" office:value-type="float" office:value="-0.124766794357649" calcext:value-type="float">
            <text:p>-0,124766794357649</text:p>
          </table:table-cell>
          <table:table-cell table:formula="of:=[.C1753]/[.$H$2]" office:value-type="float" office:value="-0.249533588715297" calcext:value-type="float">
            <text:p>-0,249533588715297</text:p>
          </table:table-cell>
          <table:table-cell table:formula="of:=[.E1752]+([.D1752]*([.A1753]-[.A1752]))" office:value-type="float" office:value="1.06258548156403" calcext:value-type="float">
            <text:p>1,06258548156403</text:p>
          </table:table-cell>
          <table:table-cell table:number-columns-repeated="3"/>
        </table:table-row>
        <table:table-row table:style-name="ro1">
          <table:table-cell table:formula="of:=[.A1753]+0.01" office:value-type="float" office:value="17.5199999999999" calcext:value-type="float">
            <text:p>17,5199999999999</text:p>
          </table:table-cell>
          <table:table-cell table:formula="of:=[.B1753]+([.E1753]*([.A1754]-[.A1753]))" office:value-type="float" office:value="0.260159443530939" calcext:value-type="float">
            <text:p>0,260159443530939</text:p>
          </table:table-cell>
          <table:table-cell table:formula="of:=-[.$H$4]*[.B1754]" office:value-type="float" office:value="-0.13007972176547" calcext:value-type="float">
            <text:p>-0,13007972176547</text:p>
          </table:table-cell>
          <table:table-cell table:formula="of:=[.C1754]/[.$H$2]" office:value-type="float" office:value="-0.260159443530939" calcext:value-type="float">
            <text:p>-0,260159443530939</text:p>
          </table:table-cell>
          <table:table-cell table:formula="of:=[.E1753]+([.D1753]*([.A1754]-[.A1753]))" office:value-type="float" office:value="1.06009014567687" calcext:value-type="float">
            <text:p>1,06009014567687</text:p>
          </table:table-cell>
          <table:table-cell table:number-columns-repeated="3"/>
        </table:table-row>
        <table:table-row table:style-name="ro1">
          <table:table-cell table:formula="of:=[.A1754]+0.01" office:value-type="float" office:value="17.5299999999999" calcext:value-type="float">
            <text:p>17,5299999999999</text:p>
          </table:table-cell>
          <table:table-cell table:formula="of:=[.B1754]+([.E1754]*([.A1755]-[.A1754]))" office:value-type="float" office:value="0.27076034498771" calcext:value-type="float">
            <text:p>0,27076034498771</text:p>
          </table:table-cell>
          <table:table-cell table:formula="of:=-[.$H$4]*[.B1755]" office:value-type="float" office:value="-0.135380172493855" calcext:value-type="float">
            <text:p>-0,135380172493855</text:p>
          </table:table-cell>
          <table:table-cell table:formula="of:=[.C1755]/[.$H$2]" office:value-type="float" office:value="-0.27076034498771" calcext:value-type="float">
            <text:p>-0,27076034498771</text:p>
          </table:table-cell>
          <table:table-cell table:formula="of:=[.E1754]+([.D1754]*([.A1755]-[.A1754]))" office:value-type="float" office:value="1.05748855124156" calcext:value-type="float">
            <text:p>1,05748855124156</text:p>
          </table:table-cell>
          <table:table-cell table:number-columns-repeated="3"/>
        </table:table-row>
        <table:table-row table:style-name="ro1">
          <table:table-cell table:formula="of:=[.A1755]+0.01" office:value-type="float" office:value="17.5399999999999" calcext:value-type="float">
            <text:p>17,5399999999999</text:p>
          </table:table-cell>
          <table:table-cell table:formula="of:=[.B1755]+([.E1755]*([.A1756]-[.A1755]))" office:value-type="float" office:value="0.281335230500127" calcext:value-type="float">
            <text:p>0,281335230500127</text:p>
          </table:table-cell>
          <table:table-cell table:formula="of:=-[.$H$4]*[.B1756]" office:value-type="float" office:value="-0.140667615250064" calcext:value-type="float">
            <text:p>-0,140667615250064</text:p>
          </table:table-cell>
          <table:table-cell table:formula="of:=[.C1756]/[.$H$2]" office:value-type="float" office:value="-0.281335230500127" calcext:value-type="float">
            <text:p>-0,281335230500127</text:p>
          </table:table-cell>
          <table:table-cell table:formula="of:=[.E1755]+([.D1755]*([.A1756]-[.A1755]))" office:value-type="float" office:value="1.05478094779169" calcext:value-type="float">
            <text:p>1,05478094779169</text:p>
          </table:table-cell>
          <table:table-cell table:number-columns-repeated="3"/>
        </table:table-row>
        <table:table-row table:style-name="ro1">
          <table:table-cell table:formula="of:=[.A1756]+0.01" office:value-type="float" office:value="17.5499999999999" calcext:value-type="float">
            <text:p>17,5499999999999</text:p>
          </table:table-cell>
          <table:table-cell table:formula="of:=[.B1756]+([.E1756]*([.A1757]-[.A1756]))" office:value-type="float" office:value="0.291883039978046" calcext:value-type="float">
            <text:p>0,291883039978046</text:p>
          </table:table-cell>
          <table:table-cell table:formula="of:=-[.$H$4]*[.B1757]" office:value-type="float" office:value="-0.145941519989023" calcext:value-type="float">
            <text:p>-0,145941519989023</text:p>
          </table:table-cell>
          <table:table-cell table:formula="of:=[.C1757]/[.$H$2]" office:value-type="float" office:value="-0.291883039978046" calcext:value-type="float">
            <text:p>-0,291883039978046</text:p>
          </table:table-cell>
          <table:table-cell table:formula="of:=[.E1756]+([.D1756]*([.A1757]-[.A1756]))" office:value-type="float" office:value="1.05196759548668" calcext:value-type="float">
            <text:p>1,05196759548668</text:p>
          </table:table-cell>
          <table:table-cell table:number-columns-repeated="3"/>
        </table:table-row>
        <table:table-row table:style-name="ro1">
          <table:table-cell table:formula="of:=[.A1757]+0.01" office:value-type="float" office:value="17.5599999999999" calcext:value-type="float">
            <text:p>17,5599999999999</text:p>
          </table:table-cell>
          <table:table-cell table:formula="of:=[.B1757]+([.E1757]*([.A1758]-[.A1757]))" office:value-type="float" office:value="0.302402715932914" calcext:value-type="float">
            <text:p>0,302402715932914</text:p>
          </table:table-cell>
          <table:table-cell table:formula="of:=-[.$H$4]*[.B1758]" office:value-type="float" office:value="-0.151201357966457" calcext:value-type="float">
            <text:p>-0,151201357966457</text:p>
          </table:table-cell>
          <table:table-cell table:formula="of:=[.C1758]/[.$H$2]" office:value-type="float" office:value="-0.302402715932914" calcext:value-type="float">
            <text:p>-0,302402715932914</text:p>
          </table:table-cell>
          <table:table-cell table:formula="of:=[.E1757]+([.D1757]*([.A1758]-[.A1757]))" office:value-type="float" office:value="1.0490487650869" calcext:value-type="float">
            <text:p>1,0490487650869</text:p>
          </table:table-cell>
          <table:table-cell table:number-columns-repeated="3"/>
        </table:table-row>
        <table:table-row table:style-name="ro1">
          <table:table-cell table:formula="of:=[.A1758]+0.01" office:value-type="float" office:value="17.5699999999999" calcext:value-type="float">
            <text:p>17,5699999999999</text:p>
          </table:table-cell>
          <table:table-cell table:formula="of:=[.B1758]+([.E1758]*([.A1759]-[.A1758]))" office:value-type="float" office:value="0.312893203583785" calcext:value-type="float">
            <text:p>0,312893203583785</text:p>
          </table:table-cell>
          <table:table-cell table:formula="of:=-[.$H$4]*[.B1759]" office:value-type="float" office:value="-0.156446601791892" calcext:value-type="float">
            <text:p>-0,156446601791892</text:p>
          </table:table-cell>
          <table:table-cell table:formula="of:=[.C1759]/[.$H$2]" office:value-type="float" office:value="-0.312893203583785" calcext:value-type="float">
            <text:p>-0,312893203583785</text:p>
          </table:table-cell>
          <table:table-cell table:formula="of:=[.E1758]+([.D1758]*([.A1759]-[.A1758]))" office:value-type="float" office:value="1.04602473792757" calcext:value-type="float">
            <text:p>1,04602473792757</text:p>
          </table:table-cell>
          <table:table-cell table:number-columns-repeated="3"/>
        </table:table-row>
        <table:table-row table:style-name="ro1">
          <table:table-cell table:formula="of:=[.A1759]+0.01" office:value-type="float" office:value="17.58" calcext:value-type="float">
            <text:p>17,58</text:p>
          </table:table-cell>
          <table:table-cell table:formula="of:=[.B1759]+([.E1759]*([.A1760]-[.A1759]))" office:value-type="float" office:value="0.323353450963062" calcext:value-type="float">
            <text:p>0,323353450963062</text:p>
          </table:table-cell>
          <table:table-cell table:formula="of:=-[.$H$4]*[.B1760]" office:value-type="float" office:value="-0.161676725481531" calcext:value-type="float">
            <text:p>-0,161676725481531</text:p>
          </table:table-cell>
          <table:table-cell table:formula="of:=[.C1760]/[.$H$2]" office:value-type="float" office:value="-0.323353450963062" calcext:value-type="float">
            <text:p>-0,323353450963062</text:p>
          </table:table-cell>
          <table:table-cell table:formula="of:=[.E1759]+([.D1759]*([.A1760]-[.A1759]))" office:value-type="float" office:value="1.04289580589174" calcext:value-type="float">
            <text:p>1,04289580589174</text:p>
          </table:table-cell>
          <table:table-cell table:number-columns-repeated="3"/>
        </table:table-row>
        <table:table-row table:style-name="ro1">
          <table:table-cell table:formula="of:=[.A1760]+0.01" office:value-type="float" office:value="17.59" calcext:value-type="float">
            <text:p>17,59</text:p>
          </table:table-cell>
          <table:table-cell table:formula="of:=[.B1760]+([.E1760]*([.A1761]-[.A1760]))" office:value-type="float" office:value="0.333782409021981" calcext:value-type="float">
            <text:p>0,333782409021981</text:p>
          </table:table-cell>
          <table:table-cell table:formula="of:=-[.$H$4]*[.B1761]" office:value-type="float" office:value="-0.166891204510991" calcext:value-type="float">
            <text:p>-0,166891204510991</text:p>
          </table:table-cell>
          <table:table-cell table:formula="of:=[.C1761]/[.$H$2]" office:value-type="float" office:value="-0.333782409021981" calcext:value-type="float">
            <text:p>-0,333782409021981</text:p>
          </table:table-cell>
          <table:table-cell table:formula="of:=[.E1760]+([.D1760]*([.A1761]-[.A1760]))" office:value-type="float" office:value="1.0396622713821" calcext:value-type="float">
            <text:p>1,0396622713821</text:p>
          </table:table-cell>
          <table:table-cell table:number-columns-repeated="3"/>
        </table:table-row>
        <table:table-row table:style-name="ro1">
          <table:table-cell table:formula="of:=[.A1761]+0.01" office:value-type="float" office:value="17.6" calcext:value-type="float">
            <text:p>17,6</text:p>
          </table:table-cell>
          <table:table-cell table:formula="of:=[.B1761]+([.E1761]*([.A1762]-[.A1761]))" office:value-type="float" office:value="0.344179031735804" calcext:value-type="float">
            <text:p>0,344179031735804</text:p>
          </table:table-cell>
          <table:table-cell table:formula="of:=-[.$H$4]*[.B1762]" office:value-type="float" office:value="-0.172089515867902" calcext:value-type="float">
            <text:p>-0,172089515867902</text:p>
          </table:table-cell>
          <table:table-cell table:formula="of:=[.C1762]/[.$H$2]" office:value-type="float" office:value="-0.344179031735804" calcext:value-type="float">
            <text:p>-0,344179031735804</text:p>
          </table:table-cell>
          <table:table-cell table:formula="of:=[.E1761]+([.D1761]*([.A1762]-[.A1761]))" office:value-type="float" office:value="1.03632444729188" calcext:value-type="float">
            <text:p>1,03632444729188</text:p>
          </table:table-cell>
          <table:table-cell table:number-columns-repeated="3"/>
        </table:table-row>
        <table:table-row table:style-name="ro1">
          <table:table-cell table:formula="of:=[.A1762]+0.01" office:value-type="float" office:value="17.61" calcext:value-type="float">
            <text:p>17,61</text:p>
          </table:table-cell>
          <table:table-cell table:formula="of:=[.B1762]+([.E1762]*([.A1763]-[.A1762]))" office:value-type="float" office:value="0.354542276208724" calcext:value-type="float">
            <text:p>0,354542276208724</text:p>
          </table:table-cell>
          <table:table-cell table:formula="of:=-[.$H$4]*[.B1763]" office:value-type="float" office:value="-0.177271138104362" calcext:value-type="float">
            <text:p>-0,177271138104362</text:p>
          </table:table-cell>
          <table:table-cell table:formula="of:=[.C1763]/[.$H$2]" office:value-type="float" office:value="-0.354542276208724" calcext:value-type="float">
            <text:p>-0,354542276208724</text:p>
          </table:table-cell>
          <table:table-cell table:formula="of:=[.E1762]+([.D1762]*([.A1763]-[.A1762]))" office:value-type="float" office:value="1.03288265697453" calcext:value-type="float">
            <text:p>1,03288265697453</text:p>
          </table:table-cell>
          <table:table-cell table:number-columns-repeated="3"/>
        </table:table-row>
        <table:table-row table:style-name="ro1">
          <table:table-cell table:formula="of:=[.A1763]+0.01" office:value-type="float" office:value="17.62" calcext:value-type="float">
            <text:p>17,62</text:p>
          </table:table-cell>
          <table:table-cell table:formula="of:=[.B1763]+([.E1763]*([.A1764]-[.A1763]))" office:value-type="float" office:value="0.364871102778471" calcext:value-type="float">
            <text:p>0,364871102778471</text:p>
          </table:table-cell>
          <table:table-cell table:formula="of:=-[.$H$4]*[.B1764]" office:value-type="float" office:value="-0.182435551389236" calcext:value-type="float">
            <text:p>-0,182435551389236</text:p>
          </table:table-cell>
          <table:table-cell table:formula="of:=[.C1764]/[.$H$2]" office:value-type="float" office:value="-0.364871102778471" calcext:value-type="float">
            <text:p>-0,364871102778471</text:p>
          </table:table-cell>
          <table:table-cell table:formula="of:=[.E1763]+([.D1763]*([.A1764]-[.A1763]))" office:value-type="float" office:value="1.02933723421244" calcext:value-type="float">
            <text:p>1,02933723421244</text:p>
          </table:table-cell>
          <table:table-cell table:number-columns-repeated="3"/>
        </table:table-row>
        <table:table-row table:style-name="ro1">
          <table:table-cell table:formula="of:=[.A1764]+0.01" office:value-type="float" office:value="17.63" calcext:value-type="float">
            <text:p>17,63</text:p>
          </table:table-cell>
          <table:table-cell table:formula="of:=[.B1764]+([.E1764]*([.A1765]-[.A1764]))" office:value-type="float" office:value="0.375164475120597" calcext:value-type="float">
            <text:p>0,375164475120597</text:p>
          </table:table-cell>
          <table:table-cell table:formula="of:=-[.$H$4]*[.B1765]" office:value-type="float" office:value="-0.187582237560299" calcext:value-type="float">
            <text:p>-0,187582237560299</text:p>
          </table:table-cell>
          <table:table-cell table:formula="of:=[.C1765]/[.$H$2]" office:value-type="float" office:value="-0.375164475120597" calcext:value-type="float">
            <text:p>-0,375164475120597</text:p>
          </table:table-cell>
          <table:table-cell table:formula="of:=[.E1764]+([.D1764]*([.A1765]-[.A1764]))" office:value-type="float" office:value="1.02568852318465" calcext:value-type="float">
            <text:p>1,02568852318465</text:p>
          </table:table-cell>
          <table:table-cell table:number-columns-repeated="3"/>
        </table:table-row>
        <table:table-row table:style-name="ro1">
          <table:table-cell table:formula="of:=[.A1765]+0.01" office:value-type="float" office:value="17.64" calcext:value-type="float">
            <text:p>17,64</text:p>
          </table:table-cell>
          <table:table-cell table:formula="of:=[.B1765]+([.E1765]*([.A1766]-[.A1765]))" office:value-type="float" office:value="0.385421360352445" calcext:value-type="float">
            <text:p>0,385421360352445</text:p>
          </table:table-cell>
          <table:table-cell table:formula="of:=-[.$H$4]*[.B1766]" office:value-type="float" office:value="-0.192710680176223" calcext:value-type="float">
            <text:p>-0,192710680176223</text:p>
          </table:table-cell>
          <table:table-cell table:formula="of:=[.C1766]/[.$H$2]" office:value-type="float" office:value="-0.385421360352445" calcext:value-type="float">
            <text:p>-0,385421360352445</text:p>
          </table:table-cell>
          <table:table-cell table:formula="of:=[.E1765]+([.D1765]*([.A1766]-[.A1765]))" office:value-type="float" office:value="1.02193687843345" calcext:value-type="float">
            <text:p>1,02193687843345</text:p>
          </table:table-cell>
          <table:table-cell table:number-columns-repeated="3"/>
        </table:table-row>
        <table:table-row table:style-name="ro1">
          <table:table-cell table:formula="of:=[.A1766]+0.01" office:value-type="float" office:value="17.65" calcext:value-type="float">
            <text:p>17,65</text:p>
          </table:table-cell>
          <table:table-cell table:formula="of:=[.B1766]+([.E1766]*([.A1767]-[.A1766]))" office:value-type="float" office:value="0.395640729136781" calcext:value-type="float">
            <text:p>0,395640729136781</text:p>
          </table:table-cell>
          <table:table-cell table:formula="of:=-[.$H$4]*[.B1767]" office:value-type="float" office:value="-0.197820364568391" calcext:value-type="float">
            <text:p>-0,197820364568391</text:p>
          </table:table-cell>
          <table:table-cell table:formula="of:=[.C1767]/[.$H$2]" office:value-type="float" office:value="-0.395640729136781" calcext:value-type="float">
            <text:p>-0,395640729136781</text:p>
          </table:table-cell>
          <table:table-cell table:formula="of:=[.E1766]+([.D1766]*([.A1767]-[.A1766]))" office:value-type="float" office:value="1.01808266482992" calcext:value-type="float">
            <text:p>1,01808266482992</text:p>
          </table:table-cell>
          <table:table-cell table:number-columns-repeated="3"/>
        </table:table-row>
        <table:table-row table:style-name="ro1">
          <table:table-cell table:formula="of:=[.A1767]+0.01" office:value-type="float" office:value="17.66" calcext:value-type="float">
            <text:p>17,66</text:p>
          </table:table-cell>
          <table:table-cell table:formula="of:=[.B1767]+([.E1767]*([.A1768]-[.A1767]))" office:value-type="float" office:value="0.405821555785082" calcext:value-type="float">
            <text:p>0,405821555785082</text:p>
          </table:table-cell>
          <table:table-cell table:formula="of:=-[.$H$4]*[.B1768]" office:value-type="float" office:value="-0.202910777892541" calcext:value-type="float">
            <text:p>-0,202910777892541</text:p>
          </table:table-cell>
          <table:table-cell table:formula="of:=[.C1768]/[.$H$2]" office:value-type="float" office:value="-0.405821555785082" calcext:value-type="float">
            <text:p>-0,405821555785082</text:p>
          </table:table-cell>
          <table:table-cell table:formula="of:=[.E1767]+([.D1767]*([.A1768]-[.A1767]))" office:value-type="float" office:value="1.01412625753855" calcext:value-type="float">
            <text:p>1,01412625753855</text:p>
          </table:table-cell>
          <table:table-cell table:number-columns-repeated="3"/>
        </table:table-row>
        <table:table-row table:style-name="ro1">
          <table:table-cell table:formula="of:=[.A1768]+0.01" office:value-type="float" office:value="17.67" calcext:value-type="float">
            <text:p>17,67</text:p>
          </table:table-cell>
          <table:table-cell table:formula="of:=[.B1768]+([.E1768]*([.A1769]-[.A1768]))" office:value-type="float" office:value="0.415962818360469" calcext:value-type="float">
            <text:p>0,415962818360469</text:p>
          </table:table-cell>
          <table:table-cell table:formula="of:=-[.$H$4]*[.B1769]" office:value-type="float" office:value="-0.207981409180235" calcext:value-type="float">
            <text:p>-0,207981409180235</text:p>
          </table:table-cell>
          <table:table-cell table:formula="of:=[.C1769]/[.$H$2]" office:value-type="float" office:value="-0.415962818360469" calcext:value-type="float">
            <text:p>-0,415962818360469</text:p>
          </table:table-cell>
          <table:table-cell table:formula="of:=[.E1768]+([.D1768]*([.A1769]-[.A1768]))" office:value-type="float" office:value="1.0100680419807" calcext:value-type="float">
            <text:p>1,0100680419807</text:p>
          </table:table-cell>
          <table:table-cell table:number-columns-repeated="3"/>
        </table:table-row>
        <table:table-row table:style-name="ro1">
          <table:table-cell table:formula="of:=[.A1769]+0.01" office:value-type="float" office:value="17.68" calcext:value-type="float">
            <text:p>17,68</text:p>
          </table:table-cell>
          <table:table-cell table:formula="of:=[.B1769]+([.E1769]*([.A1770]-[.A1769]))" office:value-type="float" office:value="0.426063498780278" calcext:value-type="float">
            <text:p>0,426063498780278</text:p>
          </table:table-cell>
          <table:table-cell table:formula="of:=-[.$H$4]*[.B1770]" office:value-type="float" office:value="-0.213031749390139" calcext:value-type="float">
            <text:p>-0,213031749390139</text:p>
          </table:table-cell>
          <table:table-cell table:formula="of:=[.C1770]/[.$H$2]" office:value-type="float" office:value="-0.426063498780278" calcext:value-type="float">
            <text:p>-0,426063498780278</text:p>
          </table:table-cell>
          <table:table-cell table:formula="of:=[.E1769]+([.D1769]*([.A1770]-[.A1769]))" office:value-type="float" office:value="1.0059084137971" calcext:value-type="float">
            <text:p>1,0059084137971</text:p>
          </table:table-cell>
          <table:table-cell table:number-columns-repeated="3"/>
        </table:table-row>
        <table:table-row table:style-name="ro1">
          <table:table-cell table:formula="of:=[.A1770]+0.01" office:value-type="float" office:value="17.69" calcext:value-type="float">
            <text:p>17,69</text:p>
          </table:table-cell>
          <table:table-cell table:formula="of:=[.B1770]+([.E1770]*([.A1771]-[.A1770]))" office:value-type="float" office:value="0.43612258291825" calcext:value-type="float">
            <text:p>0,43612258291825</text:p>
          </table:table-cell>
          <table:table-cell table:formula="of:=-[.$H$4]*[.B1771]" office:value-type="float" office:value="-0.218061291459125" calcext:value-type="float">
            <text:p>-0,218061291459125</text:p>
          </table:table-cell>
          <table:table-cell table:formula="of:=[.C1771]/[.$H$2]" office:value-type="float" office:value="-0.43612258291825" calcext:value-type="float">
            <text:p>-0,43612258291825</text:p>
          </table:table-cell>
          <table:table-cell table:formula="of:=[.E1770]+([.D1770]*([.A1771]-[.A1770]))" office:value-type="float" office:value="1.00164777880929" calcext:value-type="float">
            <text:p>1,00164777880929</text:p>
          </table:table-cell>
          <table:table-cell table:number-columns-repeated="3"/>
        </table:table-row>
        <table:table-row table:style-name="ro1">
          <table:table-cell table:formula="of:=[.A1771]+0.01" office:value-type="float" office:value="17.7" calcext:value-type="float">
            <text:p>17,7</text:p>
          </table:table-cell>
          <table:table-cell table:formula="of:=[.B1771]+([.E1771]*([.A1772]-[.A1771]))" office:value-type="float" office:value="0.446139060706345" calcext:value-type="float">
            <text:p>0,446139060706345</text:p>
          </table:table-cell>
          <table:table-cell table:formula="of:=-[.$H$4]*[.B1772]" office:value-type="float" office:value="-0.223069530353172" calcext:value-type="float">
            <text:p>-0,223069530353172</text:p>
          </table:table-cell>
          <table:table-cell table:formula="of:=[.C1772]/[.$H$2]" office:value-type="float" office:value="-0.446139060706345" calcext:value-type="float">
            <text:p>-0,446139060706345</text:p>
          </table:table-cell>
          <table:table-cell table:formula="of:=[.E1771]+([.D1771]*([.A1772]-[.A1771]))" office:value-type="float" office:value="0.99728655298011" calcext:value-type="float">
            <text:p>0,99728655298011</text:p>
          </table:table-cell>
          <table:table-cell table:number-columns-repeated="3"/>
        </table:table-row>
        <table:table-row table:style-name="ro1">
          <table:table-cell table:formula="of:=[.A1772]+0.01" office:value-type="float" office:value="17.71" calcext:value-type="float">
            <text:p>17,71</text:p>
          </table:table-cell>
          <table:table-cell table:formula="of:=[.B1772]+([.E1772]*([.A1773]-[.A1772]))" office:value-type="float" office:value="0.456111926236147" calcext:value-type="float">
            <text:p>0,456111926236147</text:p>
          </table:table-cell>
          <table:table-cell table:formula="of:=-[.$H$4]*[.B1773]" office:value-type="float" office:value="-0.228055963118074" calcext:value-type="float">
            <text:p>-0,228055963118074</text:p>
          </table:table-cell>
          <table:table-cell table:formula="of:=[.C1773]/[.$H$2]" office:value-type="float" office:value="-0.456111926236147" calcext:value-type="float">
            <text:p>-0,456111926236147</text:p>
          </table:table-cell>
          <table:table-cell table:formula="of:=[.E1772]+([.D1772]*([.A1773]-[.A1772]))" office:value-type="float" office:value="0.992825162373045" calcext:value-type="float">
            <text:p>0,992825162373045</text:p>
          </table:table-cell>
          <table:table-cell table:number-columns-repeated="3"/>
        </table:table-row>
        <table:table-row table:style-name="ro1">
          <table:table-cell table:formula="of:=[.A1773]+0.01" office:value-type="float" office:value="17.72" calcext:value-type="float">
            <text:p>17,72</text:p>
          </table:table-cell>
          <table:table-cell table:formula="of:=[.B1773]+([.E1773]*([.A1774]-[.A1773]))" office:value-type="float" office:value="0.466040177859879" calcext:value-type="float">
            <text:p>0,466040177859879</text:p>
          </table:table-cell>
          <table:table-cell table:formula="of:=-[.$H$4]*[.B1774]" office:value-type="float" office:value="-0.23302008892994" calcext:value-type="float">
            <text:p>-0,23302008892994</text:p>
          </table:table-cell>
          <table:table-cell table:formula="of:=[.C1774]/[.$H$2]" office:value-type="float" office:value="-0.466040177859879" calcext:value-type="float">
            <text:p>-0,466040177859879</text:p>
          </table:table-cell>
          <table:table-cell table:formula="of:=[.E1773]+([.D1773]*([.A1774]-[.A1773]))" office:value-type="float" office:value="0.988264043110683" calcext:value-type="float">
            <text:p>0,988264043110683</text:p>
          </table:table-cell>
          <table:table-cell table:number-columns-repeated="3"/>
        </table:table-row>
        <table:table-row table:style-name="ro1">
          <table:table-cell table:formula="of:=[.A1774]+0.01" office:value-type="float" office:value="17.73" calcext:value-type="float">
            <text:p>17,73</text:p>
          </table:table-cell>
          <table:table-cell table:formula="of:=[.B1774]+([.E1774]*([.A1775]-[.A1774]))" office:value-type="float" office:value="0.475922818290988" calcext:value-type="float">
            <text:p>0,475922818290988</text:p>
          </table:table-cell>
          <table:table-cell table:formula="of:=-[.$H$4]*[.B1775]" office:value-type="float" office:value="-0.237961409145494" calcext:value-type="float">
            <text:p>-0,237961409145494</text:p>
          </table:table-cell>
          <table:table-cell table:formula="of:=[.C1775]/[.$H$2]" office:value-type="float" office:value="-0.475922818290988" calcext:value-type="float">
            <text:p>-0,475922818290988</text:p>
          </table:table-cell>
          <table:table-cell table:formula="of:=[.E1774]+([.D1774]*([.A1775]-[.A1774]))" office:value-type="float" office:value="0.983603641332084" calcext:value-type="float">
            <text:p>0,983603641332084</text:p>
          </table:table-cell>
          <table:table-cell table:number-columns-repeated="3"/>
        </table:table-row>
        <table:table-row table:style-name="ro1">
          <table:table-cell table:formula="of:=[.A1775]+0.01" office:value-type="float" office:value="17.74" calcext:value-type="float">
            <text:p>17,74</text:p>
          </table:table-cell>
          <table:table-cell table:formula="of:=[.B1775]+([.E1775]*([.A1776]-[.A1775]))" office:value-type="float" office:value="0.48575885470431" calcext:value-type="float">
            <text:p>0,48575885470431</text:p>
          </table:table-cell>
          <table:table-cell table:formula="of:=-[.$H$4]*[.B1776]" office:value-type="float" office:value="-0.242879427352155" calcext:value-type="float">
            <text:p>-0,242879427352155</text:p>
          </table:table-cell>
          <table:table-cell table:formula="of:=[.C1776]/[.$H$2]" office:value-type="float" office:value="-0.48575885470431" calcext:value-type="float">
            <text:p>-0,48575885470431</text:p>
          </table:table-cell>
          <table:table-cell table:formula="of:=[.E1775]+([.D1775]*([.A1776]-[.A1775]))" office:value-type="float" office:value="0.978844413149173" calcext:value-type="float">
            <text:p>0,978844413149173</text:p>
          </table:table-cell>
          <table:table-cell table:number-columns-repeated="3"/>
        </table:table-row>
        <table:table-row table:style-name="ro1">
          <table:table-cell table:formula="of:=[.A1776]+0.01" office:value-type="float" office:value="17.75" calcext:value-type="float">
            <text:p>17,75</text:p>
          </table:table-cell>
          <table:table-cell table:formula="of:=[.B1776]+([.E1776]*([.A1777]-[.A1776]))" office:value-type="float" office:value="0.495547298835803" calcext:value-type="float">
            <text:p>0,495547298835803</text:p>
          </table:table-cell>
          <table:table-cell table:formula="of:=-[.$H$4]*[.B1777]" office:value-type="float" office:value="-0.247773649417902" calcext:value-type="float">
            <text:p>-0,247773649417902</text:p>
          </table:table-cell>
          <table:table-cell table:formula="of:=[.C1777]/[.$H$2]" office:value-type="float" office:value="-0.495547298835803" calcext:value-type="float">
            <text:p>-0,495547298835803</text:p>
          </table:table-cell>
          <table:table-cell table:formula="of:=[.E1776]+([.D1776]*([.A1777]-[.A1776]))" office:value-type="float" office:value="0.973986824602129" calcext:value-type="float">
            <text:p>0,973986824602129</text:p>
          </table:table-cell>
          <table:table-cell table:number-columns-repeated="3"/>
        </table:table-row>
        <table:table-row table:style-name="ro1">
          <table:table-cell table:formula="of:=[.A1777]+0.01" office:value-type="float" office:value="17.76" calcext:value-type="float">
            <text:p>17,76</text:p>
          </table:table-cell>
          <table:table-cell table:formula="of:=[.B1777]+([.E1777]*([.A1778]-[.A1777]))" office:value-type="float" office:value="0.505287167081826" calcext:value-type="float">
            <text:p>0,505287167081826</text:p>
          </table:table-cell>
          <table:table-cell table:formula="of:=-[.$H$4]*[.B1778]" office:value-type="float" office:value="-0.252643583540913" calcext:value-type="float">
            <text:p>-0,252643583540913</text:p>
          </table:table-cell>
          <table:table-cell table:formula="of:=[.C1778]/[.$H$2]" office:value-type="float" office:value="-0.505287167081826" calcext:value-type="float">
            <text:p>-0,505287167081826</text:p>
          </table:table-cell>
          <table:table-cell table:formula="of:=[.E1777]+([.D1777]*([.A1778]-[.A1777]))" office:value-type="float" office:value="0.96903135161377" calcext:value-type="float">
            <text:p>0,96903135161377</text:p>
          </table:table-cell>
          <table:table-cell table:number-columns-repeated="3"/>
        </table:table-row>
        <table:table-row table:style-name="ro1">
          <table:table-cell table:formula="of:=[.A1778]+0.01" office:value-type="float" office:value="17.77" calcext:value-type="float">
            <text:p>17,77</text:p>
          </table:table-cell>
          <table:table-cell table:formula="of:=[.B1778]+([.E1778]*([.A1779]-[.A1778]))" office:value-type="float" office:value="0.514977480597966" calcext:value-type="float">
            <text:p>0,514977480597966</text:p>
          </table:table-cell>
          <table:table-cell table:formula="of:=-[.$H$4]*[.B1779]" office:value-type="float" office:value="-0.257488740298983" calcext:value-type="float">
            <text:p>-0,257488740298983</text:p>
          </table:table-cell>
          <table:table-cell table:formula="of:=[.C1779]/[.$H$2]" office:value-type="float" office:value="-0.514977480597966" calcext:value-type="float">
            <text:p>-0,514977480597966</text:p>
          </table:table-cell>
          <table:table-cell table:formula="of:=[.E1778]+([.D1778]*([.A1779]-[.A1778]))" office:value-type="float" office:value="0.963978479942951" calcext:value-type="float">
            <text:p>0,963978479942951</text:p>
          </table:table-cell>
          <table:table-cell table:number-columns-repeated="3"/>
        </table:table-row>
        <table:table-row table:style-name="ro1">
          <table:table-cell table:formula="of:=[.A1779]+0.01" office:value-type="float" office:value="17.78" calcext:value-type="float">
            <text:p>17,78</text:p>
          </table:table-cell>
          <table:table-cell table:formula="of:=[.B1779]+([.E1779]*([.A1780]-[.A1779]))" office:value-type="float" office:value="0.524617265397397" calcext:value-type="float">
            <text:p>0,524617265397397</text:p>
          </table:table-cell>
          <table:table-cell table:formula="of:=-[.$H$4]*[.B1780]" office:value-type="float" office:value="-0.262308632698698" calcext:value-type="float">
            <text:p>-0,262308632698698</text:p>
          </table:table-cell>
          <table:table-cell table:formula="of:=[.C1780]/[.$H$2]" office:value-type="float" office:value="-0.524617265397397" calcext:value-type="float">
            <text:p>-0,524617265397397</text:p>
          </table:table-cell>
          <table:table-cell table:formula="of:=[.E1779]+([.D1779]*([.A1780]-[.A1779]))" office:value-type="float" office:value="0.958828705136971" calcext:value-type="float">
            <text:p>0,958828705136971</text:p>
          </table:table-cell>
          <table:table-cell table:number-columns-repeated="3"/>
        </table:table-row>
        <table:table-row table:style-name="ro1">
          <table:table-cell table:formula="of:=[.A1780]+0.01" office:value-type="float" office:value="17.79" calcext:value-type="float">
            <text:p>17,79</text:p>
          </table:table-cell>
          <table:table-cell table:formula="of:=[.B1780]+([.E1780]*([.A1781]-[.A1780]))" office:value-type="float" office:value="0.534205552448768" calcext:value-type="float">
            <text:p>0,534205552448768</text:p>
          </table:table-cell>
          <table:table-cell table:formula="of:=-[.$H$4]*[.B1781]" office:value-type="float" office:value="-0.267102776224384" calcext:value-type="float">
            <text:p>-0,267102776224384</text:p>
          </table:table-cell>
          <table:table-cell table:formula="of:=[.C1781]/[.$H$2]" office:value-type="float" office:value="-0.534205552448768" calcext:value-type="float">
            <text:p>-0,534205552448768</text:p>
          </table:table-cell>
          <table:table-cell table:formula="of:=[.E1780]+([.D1780]*([.A1781]-[.A1780]))" office:value-type="float" office:value="0.953582532482996" calcext:value-type="float">
            <text:p>0,953582532482996</text:p>
          </table:table-cell>
          <table:table-cell table:number-columns-repeated="3"/>
        </table:table-row>
        <table:table-row table:style-name="ro1">
          <table:table-cell table:formula="of:=[.A1781]+0.01" office:value-type="float" office:value="17.8" calcext:value-type="float">
            <text:p>17,8</text:p>
          </table:table-cell>
          <table:table-cell table:formula="of:=[.B1781]+([.E1781]*([.A1782]-[.A1781]))" office:value-type="float" office:value="0.543741377773599" calcext:value-type="float">
            <text:p>0,543741377773599</text:p>
          </table:table-cell>
          <table:table-cell table:formula="of:=-[.$H$4]*[.B1782]" office:value-type="float" office:value="-0.2718706888868" calcext:value-type="float">
            <text:p>-0,2718706888868</text:p>
          </table:table-cell>
          <table:table-cell table:formula="of:=[.C1782]/[.$H$2]" office:value-type="float" office:value="-0.543741377773599" calcext:value-type="float">
            <text:p>-0,543741377773599</text:p>
          </table:table-cell>
          <table:table-cell table:formula="of:=[.E1781]+([.D1781]*([.A1782]-[.A1781]))" office:value-type="float" office:value="0.948240476958508" calcext:value-type="float">
            <text:p>0,948240476958508</text:p>
          </table:table-cell>
          <table:table-cell table:number-columns-repeated="3"/>
        </table:table-row>
        <table:table-row table:style-name="ro1">
          <table:table-cell table:formula="of:=[.A1782]+0.01" office:value-type="float" office:value="17.81" calcext:value-type="float">
            <text:p>17,81</text:p>
          </table:table-cell>
          <table:table-cell table:formula="of:=[.B1782]+([.E1782]*([.A1783]-[.A1782]))" office:value-type="float" office:value="0.553223782543186" calcext:value-type="float">
            <text:p>0,553223782543186</text:p>
          </table:table-cell>
          <table:table-cell table:formula="of:=-[.$H$4]*[.B1783]" office:value-type="float" office:value="-0.276611891271593" calcext:value-type="float">
            <text:p>-0,276611891271593</text:p>
          </table:table-cell>
          <table:table-cell table:formula="of:=[.C1783]/[.$H$2]" office:value-type="float" office:value="-0.553223782543186" calcext:value-type="float">
            <text:p>-0,553223782543186</text:p>
          </table:table-cell>
          <table:table-cell table:formula="of:=[.E1782]+([.D1782]*([.A1783]-[.A1782]))" office:value-type="float" office:value="0.942803063180771" calcext:value-type="float">
            <text:p>0,942803063180771</text:p>
          </table:table-cell>
          <table:table-cell table:number-columns-repeated="3"/>
        </table:table-row>
        <table:table-row table:style-name="ro1">
          <table:table-cell table:formula="of:=[.A1783]+0.01" office:value-type="float" office:value="17.82" calcext:value-type="float">
            <text:p>17,82</text:p>
          </table:table-cell>
          <table:table-cell table:formula="of:=[.B1783]+([.E1783]*([.A1784]-[.A1783]))" office:value-type="float" office:value="0.562651813174995" calcext:value-type="float">
            <text:p>0,562651813174995</text:p>
          </table:table-cell>
          <table:table-cell table:formula="of:=-[.$H$4]*[.B1784]" office:value-type="float" office:value="-0.281325906587497" calcext:value-type="float">
            <text:p>-0,281325906587497</text:p>
          </table:table-cell>
          <table:table-cell table:formula="of:=[.C1784]/[.$H$2]" office:value-type="float" office:value="-0.562651813174995" calcext:value-type="float">
            <text:p>-0,562651813174995</text:p>
          </table:table-cell>
          <table:table-cell table:formula="of:=[.E1783]+([.D1783]*([.A1784]-[.A1783]))" office:value-type="float" office:value="0.937270825355338" calcext:value-type="float">
            <text:p>0,937270825355338</text:p>
          </table:table-cell>
          <table:table-cell table:number-columns-repeated="3"/>
        </table:table-row>
        <table:table-row table:style-name="ro1">
          <table:table-cell table:formula="of:=[.A1784]+0.01" office:value-type="float" office:value="17.83" calcext:value-type="float">
            <text:p>17,83</text:p>
          </table:table-cell>
          <table:table-cell table:formula="of:=[.B1784]+([.E1784]*([.A1785]-[.A1784]))" office:value-type="float" office:value="0.57202452142855" calcext:value-type="float">
            <text:p>0,57202452142855</text:p>
          </table:table-cell>
          <table:table-cell table:formula="of:=-[.$H$4]*[.B1785]" office:value-type="float" office:value="-0.286012260714275" calcext:value-type="float">
            <text:p>-0,286012260714275</text:p>
          </table:table-cell>
          <table:table-cell table:formula="of:=[.C1785]/[.$H$2]" office:value-type="float" office:value="-0.57202452142855" calcext:value-type="float">
            <text:p>-0,57202452142855</text:p>
          </table:table-cell>
          <table:table-cell table:formula="of:=[.E1784]+([.D1784]*([.A1785]-[.A1784]))" office:value-type="float" office:value="0.931644307223587" calcext:value-type="float">
            <text:p>0,931644307223587</text:p>
          </table:table-cell>
          <table:table-cell table:number-columns-repeated="3"/>
        </table:table-row>
        <table:table-row table:style-name="ro1">
          <table:table-cell table:formula="of:=[.A1785]+0.01" office:value-type="float" office:value="17.84" calcext:value-type="float">
            <text:p>17,84</text:p>
          </table:table-cell>
          <table:table-cell table:formula="of:=[.B1785]+([.E1785]*([.A1786]-[.A1785]))" office:value-type="float" office:value="0.581340964500787" calcext:value-type="float">
            <text:p>0,581340964500787</text:p>
          </table:table-cell>
          <table:table-cell table:formula="of:=-[.$H$4]*[.B1786]" office:value-type="float" office:value="-0.290670482250394" calcext:value-type="float">
            <text:p>-0,290670482250394</text:p>
          </table:table-cell>
          <table:table-cell table:formula="of:=[.C1786]/[.$H$2]" office:value-type="float" office:value="-0.581340964500787" calcext:value-type="float">
            <text:p>-0,581340964500787</text:p>
          </table:table-cell>
          <table:table-cell table:formula="of:=[.E1785]+([.D1785]*([.A1786]-[.A1785]))" office:value-type="float" office:value="0.925924062009301" calcext:value-type="float">
            <text:p>0,925924062009301</text:p>
          </table:table-cell>
          <table:table-cell table:number-columns-repeated="3"/>
        </table:table-row>
        <table:table-row table:style-name="ro1">
          <table:table-cell table:formula="of:=[.A1786]+0.01" office:value-type="float" office:value="17.85" calcext:value-type="float">
            <text:p>17,85</text:p>
          </table:table-cell>
          <table:table-cell table:formula="of:=[.B1786]+([.E1786]*([.A1787]-[.A1786]))" office:value-type="float" office:value="0.590600205120882" calcext:value-type="float">
            <text:p>0,590600205120882</text:p>
          </table:table-cell>
          <table:table-cell table:formula="of:=-[.$H$4]*[.B1787]" office:value-type="float" office:value="-0.295300102560441" calcext:value-type="float">
            <text:p>-0,295300102560441</text:p>
          </table:table-cell>
          <table:table-cell table:formula="of:=[.C1787]/[.$H$2]" office:value-type="float" office:value="-0.590600205120882" calcext:value-type="float">
            <text:p>-0,590600205120882</text:p>
          </table:table-cell>
          <table:table-cell table:formula="of:=[.E1786]+([.D1786]*([.A1787]-[.A1786]))" office:value-type="float" office:value="0.920110652364292" calcext:value-type="float">
            <text:p>0,920110652364292</text:p>
          </table:table-cell>
          <table:table-cell table:number-columns-repeated="3"/>
        </table:table-row>
        <table:table-row table:style-name="ro1">
          <table:table-cell table:formula="of:=[.A1787]+0.01" office:value-type="float" office:value="17.86" calcext:value-type="float">
            <text:p>17,86</text:p>
          </table:table-cell>
          <table:table-cell table:formula="of:=[.B1787]+([.E1787]*([.A1788]-[.A1787]))" office:value-type="float" office:value="0.599801311644526" calcext:value-type="float">
            <text:p>0,599801311644526</text:p>
          </table:table-cell>
          <table:table-cell table:formula="of:=-[.$H$4]*[.B1788]" office:value-type="float" office:value="-0.299900655822263" calcext:value-type="float">
            <text:p>-0,299900655822263</text:p>
          </table:table-cell>
          <table:table-cell table:formula="of:=[.C1788]/[.$H$2]" office:value-type="float" office:value="-0.599801311644526" calcext:value-type="float">
            <text:p>-0,599801311644526</text:p>
          </table:table-cell>
          <table:table-cell table:formula="of:=[.E1787]+([.D1787]*([.A1788]-[.A1787]))" office:value-type="float" office:value="0.914204650313082" calcext:value-type="float">
            <text:p>0,914204650313082</text:p>
          </table:table-cell>
          <table:table-cell table:number-columns-repeated="3"/>
        </table:table-row>
        <table:table-row table:style-name="ro1">
          <table:table-cell table:formula="of:=[.A1788]+0.01" office:value-type="float" office:value="17.87" calcext:value-type="float">
            <text:p>17,87</text:p>
          </table:table-cell>
          <table:table-cell table:formula="of:=[.B1788]+([.E1788]*([.A1789]-[.A1788]))" office:value-type="float" office:value="0.608943358147658" calcext:value-type="float">
            <text:p>0,608943358147658</text:p>
          </table:table-cell>
          <table:table-cell table:formula="of:=-[.$H$4]*[.B1789]" office:value-type="float" office:value="-0.304471679073829" calcext:value-type="float">
            <text:p>-0,304471679073829</text:p>
          </table:table-cell>
          <table:table-cell table:formula="of:=[.C1789]/[.$H$2]" office:value-type="float" office:value="-0.608943358147658" calcext:value-type="float">
            <text:p>-0,608943358147658</text:p>
          </table:table-cell>
          <table:table-cell table:formula="of:=[.E1788]+([.D1788]*([.A1789]-[.A1788]))" office:value-type="float" office:value="0.908206637196636" calcext:value-type="float">
            <text:p>0,908206637196636</text:p>
          </table:table-cell>
          <table:table-cell table:number-columns-repeated="3"/>
        </table:table-row>
        <table:table-row table:style-name="ro1">
          <table:table-cell table:formula="of:=[.A1789]+0.01" office:value-type="float" office:value="17.88" calcext:value-type="float">
            <text:p>17,88</text:p>
          </table:table-cell>
          <table:table-cell table:formula="of:=[.B1789]+([.E1789]*([.A1790]-[.A1789]))" office:value-type="float" office:value="0.618025424519626" calcext:value-type="float">
            <text:p>0,618025424519626</text:p>
          </table:table-cell>
          <table:table-cell table:formula="of:=-[.$H$4]*[.B1790]" office:value-type="float" office:value="-0.309012712259813" calcext:value-type="float">
            <text:p>-0,309012712259813</text:p>
          </table:table-cell>
          <table:table-cell table:formula="of:=[.C1790]/[.$H$2]" office:value-type="float" office:value="-0.618025424519626" calcext:value-type="float">
            <text:p>-0,618025424519626</text:p>
          </table:table-cell>
          <table:table-cell table:formula="of:=[.E1789]+([.D1789]*([.A1790]-[.A1789]))" office:value-type="float" office:value="0.902117203615159" calcext:value-type="float">
            <text:p>0,902117203615159</text:p>
          </table:table-cell>
          <table:table-cell table:number-columns-repeated="3"/>
        </table:table-row>
        <table:table-row table:style-name="ro1">
          <table:table-cell table:formula="of:=[.A1790]+0.01" office:value-type="float" office:value="17.89" calcext:value-type="float">
            <text:p>17,89</text:p>
          </table:table-cell>
          <table:table-cell table:formula="of:=[.B1790]+([.E1790]*([.A1791]-[.A1790]))" office:value-type="float" office:value="0.627046596555779" calcext:value-type="float">
            <text:p>0,627046596555779</text:p>
          </table:table-cell>
          <table:table-cell table:formula="of:=-[.$H$4]*[.B1791]" office:value-type="float" office:value="-0.313523298277889" calcext:value-type="float">
            <text:p>-0,313523298277889</text:p>
          </table:table-cell>
          <table:table-cell table:formula="of:=[.C1791]/[.$H$2]" office:value-type="float" office:value="-0.627046596555779" calcext:value-type="float">
            <text:p>-0,627046596555779</text:p>
          </table:table-cell>
          <table:table-cell table:formula="of:=[.E1790]+([.D1790]*([.A1791]-[.A1790]))" office:value-type="float" office:value="0.895936949369961" calcext:value-type="float">
            <text:p>0,895936949369961</text:p>
          </table:table-cell>
          <table:table-cell table:number-columns-repeated="3"/>
        </table:table-row>
        <table:table-row table:style-name="ro1">
          <table:table-cell table:formula="of:=[.A1791]+0.01" office:value-type="float" office:value="17.9" calcext:value-type="float">
            <text:p>17,9</text:p>
          </table:table-cell>
          <table:table-cell table:formula="of:=[.B1791]+([.E1791]*([.A1792]-[.A1791]))" office:value-type="float" office:value="0.63600596604948" calcext:value-type="float">
            <text:p>0,63600596604948</text:p>
          </table:table-cell>
          <table:table-cell table:formula="of:=-[.$H$4]*[.B1792]" office:value-type="float" office:value="-0.31800298302474" calcext:value-type="float">
            <text:p>-0,31800298302474</text:p>
          </table:table-cell>
          <table:table-cell table:formula="of:=[.C1792]/[.$H$2]" office:value-type="float" office:value="-0.63600596604948" calcext:value-type="float">
            <text:p>-0,63600596604948</text:p>
          </table:table-cell>
          <table:table-cell table:formula="of:=[.E1791]+([.D1791]*([.A1792]-[.A1791]))" office:value-type="float" office:value="0.889666483404402" calcext:value-type="float">
            <text:p>0,889666483404402</text:p>
          </table:table-cell>
          <table:table-cell table:number-columns-repeated="3"/>
        </table:table-row>
        <table:table-row table:style-name="ro1">
          <table:table-cell table:formula="of:=[.A1792]+0.01" office:value-type="float" office:value="17.91" calcext:value-type="float">
            <text:p>17,91</text:p>
          </table:table-cell>
          <table:table-cell table:formula="of:=[.B1792]+([.E1792]*([.A1793]-[.A1792]))" office:value-type="float" office:value="0.644902630883525" calcext:value-type="float">
            <text:p>0,644902630883525</text:p>
          </table:table-cell>
          <table:table-cell table:formula="of:=-[.$H$4]*[.B1793]" office:value-type="float" office:value="-0.322451315441763" calcext:value-type="float">
            <text:p>-0,322451315441763</text:p>
          </table:table-cell>
          <table:table-cell table:formula="of:=[.C1793]/[.$H$2]" office:value-type="float" office:value="-0.644902630883525" calcext:value-type="float">
            <text:p>-0,644902630883525</text:p>
          </table:table-cell>
          <table:table-cell table:formula="of:=[.E1792]+([.D1792]*([.A1793]-[.A1792]))" office:value-type="float" office:value="0.883306423743907" calcext:value-type="float">
            <text:p>0,883306423743907</text:p>
          </table:table-cell>
          <table:table-cell table:number-columns-repeated="3"/>
        </table:table-row>
        <table:table-row table:style-name="ro1">
          <table:table-cell table:formula="of:=[.A1793]+0.01" office:value-type="float" office:value="17.92" calcext:value-type="float">
            <text:p>17,92</text:p>
          </table:table-cell>
          <table:table-cell table:formula="of:=[.B1793]+([.E1793]*([.A1794]-[.A1793]))" office:value-type="float" office:value="0.653735695120966" calcext:value-type="float">
            <text:p>0,653735695120966</text:p>
          </table:table-cell>
          <table:table-cell table:formula="of:=-[.$H$4]*[.B1794]" office:value-type="float" office:value="-0.326867847560483" calcext:value-type="float">
            <text:p>-0,326867847560483</text:p>
          </table:table-cell>
          <table:table-cell table:formula="of:=[.C1794]/[.$H$2]" office:value-type="float" office:value="-0.653735695120966" calcext:value-type="float">
            <text:p>-0,653735695120966</text:p>
          </table:table-cell>
          <table:table-cell table:formula="of:=[.E1793]+([.D1793]*([.A1794]-[.A1793]))" office:value-type="float" office:value="0.876857397435071" calcext:value-type="float">
            <text:p>0,876857397435071</text:p>
          </table:table-cell>
          <table:table-cell table:number-columns-repeated="3"/>
        </table:table-row>
        <table:table-row table:style-name="ro1">
          <table:table-cell table:formula="of:=[.A1794]+0.01" office:value-type="float" office:value="17.93" calcext:value-type="float">
            <text:p>17,93</text:p>
          </table:table-cell>
          <table:table-cell table:formula="of:=[.B1794]+([.E1794]*([.A1795]-[.A1794]))" office:value-type="float" office:value="0.662504269095318" calcext:value-type="float">
            <text:p>0,662504269095318</text:p>
          </table:table-cell>
          <table:table-cell table:formula="of:=-[.$H$4]*[.B1795]" office:value-type="float" office:value="-0.331252134547659" calcext:value-type="float">
            <text:p>-0,331252134547659</text:p>
          </table:table-cell>
          <table:table-cell table:formula="of:=[.C1795]/[.$H$2]" office:value-type="float" office:value="-0.662504269095318" calcext:value-type="float">
            <text:p>-0,662504269095318</text:p>
          </table:table-cell>
          <table:table-cell table:formula="of:=[.E1794]+([.D1794]*([.A1795]-[.A1794]))" office:value-type="float" office:value="0.87032004048386" calcext:value-type="float">
            <text:p>0,87032004048386</text:p>
          </table:table-cell>
          <table:table-cell table:number-columns-repeated="3"/>
        </table:table-row>
        <table:table-row table:style-name="ro1">
          <table:table-cell table:formula="of:=[.A1795]+0.01" office:value-type="float" office:value="17.94" calcext:value-type="float">
            <text:p>17,94</text:p>
          </table:table-cell>
          <table:table-cell table:formula="of:=[.B1795]+([.E1795]*([.A1796]-[.A1795]))" office:value-type="float" office:value="0.671207469500158" calcext:value-type="float">
            <text:p>0,671207469500158</text:p>
          </table:table-cell>
          <table:table-cell table:formula="of:=-[.$H$4]*[.B1796]" office:value-type="float" office:value="-0.335603734750079" calcext:value-type="float">
            <text:p>-0,335603734750079</text:p>
          </table:table-cell>
          <table:table-cell table:formula="of:=[.C1796]/[.$H$2]" office:value-type="float" office:value="-0.671207469500158" calcext:value-type="float">
            <text:p>-0,671207469500158</text:p>
          </table:table-cell>
          <table:table-cell table:formula="of:=[.E1795]+([.D1795]*([.A1796]-[.A1795]))" office:value-type="float" office:value="0.863694997792905" calcext:value-type="float">
            <text:p>0,863694997792905</text:p>
          </table:table-cell>
          <table:table-cell table:number-columns-repeated="3"/>
        </table:table-row>
        <table:table-row table:style-name="ro1">
          <table:table-cell table:formula="of:=[.A1796]+0.01" office:value-type="float" office:value="17.95" calcext:value-type="float">
            <text:p>17,95</text:p>
          </table:table-cell>
          <table:table-cell table:formula="of:=[.B1796]+([.E1796]*([.A1797]-[.A1796]))" office:value-type="float" office:value="0.679844419478088" calcext:value-type="float">
            <text:p>0,679844419478088</text:p>
          </table:table-cell>
          <table:table-cell table:formula="of:=-[.$H$4]*[.B1797]" office:value-type="float" office:value="-0.339922209739044" calcext:value-type="float">
            <text:p>-0,339922209739044</text:p>
          </table:table-cell>
          <table:table-cell table:formula="of:=[.C1797]/[.$H$2]" office:value-type="float" office:value="-0.679844419478088" calcext:value-type="float">
            <text:p>-0,679844419478088</text:p>
          </table:table-cell>
          <table:table-cell table:formula="of:=[.E1796]+([.D1796]*([.A1797]-[.A1796]))" office:value-type="float" office:value="0.856982923097903" calcext:value-type="float">
            <text:p>0,856982923097903</text:p>
          </table:table-cell>
          <table:table-cell table:number-columns-repeated="3"/>
        </table:table-row>
        <table:table-row table:style-name="ro1">
          <table:table-cell table:formula="of:=[.A1797]+0.01" office:value-type="float" office:value="17.96" calcext:value-type="float">
            <text:p>17,96</text:p>
          </table:table-cell>
          <table:table-cell table:formula="of:=[.B1797]+([.E1797]*([.A1798]-[.A1797]))" office:value-type="float" office:value="0.688414248709069" calcext:value-type="float">
            <text:p>0,688414248709069</text:p>
          </table:table-cell>
          <table:table-cell table:formula="of:=-[.$H$4]*[.B1798]" office:value-type="float" office:value="-0.344207124354534" calcext:value-type="float">
            <text:p>-0,344207124354534</text:p>
          </table:table-cell>
          <table:table-cell table:formula="of:=[.C1798]/[.$H$2]" office:value-type="float" office:value="-0.688414248709069" calcext:value-type="float">
            <text:p>-0,688414248709069</text:p>
          </table:table-cell>
          <table:table-cell table:formula="of:=[.E1797]+([.D1797]*([.A1798]-[.A1797]))" office:value-type="float" office:value="0.850184478903121" calcext:value-type="float">
            <text:p>0,850184478903121</text:p>
          </table:table-cell>
          <table:table-cell table:number-columns-repeated="3"/>
        </table:table-row>
        <table:table-row table:style-name="ro1">
          <table:table-cell table:formula="of:=[.A1798]+0.01" office:value-type="float" office:value="17.97" calcext:value-type="float">
            <text:p>17,97</text:p>
          </table:table-cell>
          <table:table-cell table:formula="of:=[.B1798]+([.E1798]*([.A1799]-[.A1798]))" office:value-type="float" office:value="0.696916093498101" calcext:value-type="float">
            <text:p>0,696916093498101</text:p>
          </table:table-cell>
          <table:table-cell table:formula="of:=-[.$H$4]*[.B1799]" office:value-type="float" office:value="-0.34845804674905" calcext:value-type="float">
            <text:p>-0,34845804674905</text:p>
          </table:table-cell>
          <table:table-cell table:formula="of:=[.C1799]/[.$H$2]" office:value-type="float" office:value="-0.696916093498101" calcext:value-type="float">
            <text:p>-0,696916093498101</text:p>
          </table:table-cell>
          <table:table-cell table:formula="of:=[.E1798]+([.D1798]*([.A1799]-[.A1798]))" office:value-type="float" office:value="0.843300336416029" calcext:value-type="float">
            <text:p>0,843300336416029</text:p>
          </table:table-cell>
          <table:table-cell table:number-columns-repeated="3"/>
        </table:table-row>
        <table:table-row table:style-name="ro1">
          <table:table-cell table:formula="of:=[.A1799]+0.01" office:value-type="float" office:value="17.98" calcext:value-type="float">
            <text:p>17,98</text:p>
          </table:table-cell>
          <table:table-cell table:formula="of:=[.B1799]+([.E1799]*([.A1800]-[.A1799]))" office:value-type="float" office:value="0.705349096862263" calcext:value-type="float">
            <text:p>0,705349096862263</text:p>
          </table:table-cell>
          <table:table-cell table:formula="of:=-[.$H$4]*[.B1800]" office:value-type="float" office:value="-0.352674548431131" calcext:value-type="float">
            <text:p>-0,352674548431131</text:p>
          </table:table-cell>
          <table:table-cell table:formula="of:=[.C1800]/[.$H$2]" office:value-type="float" office:value="-0.705349096862263" calcext:value-type="float">
            <text:p>-0,705349096862263</text:p>
          </table:table-cell>
          <table:table-cell table:formula="of:=[.E1799]+([.D1799]*([.A1800]-[.A1799]))" office:value-type="float" office:value="0.836331175481047" calcext:value-type="float">
            <text:p>0,836331175481047</text:p>
          </table:table-cell>
          <table:table-cell table:number-columns-repeated="3"/>
        </table:table-row>
        <table:table-row table:style-name="ro1">
          <table:table-cell table:formula="of:=[.A1800]+0.01" office:value-type="float" office:value="17.99" calcext:value-type="float">
            <text:p>17,99</text:p>
          </table:table-cell>
          <table:table-cell table:formula="of:=[.B1800]+([.E1800]*([.A1801]-[.A1800]))" office:value-type="float" office:value="0.713712408617074" calcext:value-type="float">
            <text:p>0,713712408617074</text:p>
          </table:table-cell>
          <table:table-cell table:formula="of:=-[.$H$4]*[.B1801]" office:value-type="float" office:value="-0.356856204308537" calcext:value-type="float">
            <text:p>-0,356856204308537</text:p>
          </table:table-cell>
          <table:table-cell table:formula="of:=[.C1801]/[.$H$2]" office:value-type="float" office:value="-0.713712408617074" calcext:value-type="float">
            <text:p>-0,713712408617074</text:p>
          </table:table-cell>
          <table:table-cell table:formula="of:=[.E1800]+([.D1800]*([.A1801]-[.A1800]))" office:value-type="float" office:value="0.829277684512423" calcext:value-type="float">
            <text:p>0,829277684512423</text:p>
          </table:table-cell>
          <table:table-cell table:number-columns-repeated="3"/>
        </table:table-row>
        <table:table-row table:style-name="ro1">
          <table:table-cell table:formula="of:=[.A1801]+0.01" office:value-type="float" office:value="18" calcext:value-type="float">
            <text:p>18</text:p>
          </table:table-cell>
          <table:table-cell table:formula="of:=[.B1801]+([.E1801]*([.A1802]-[.A1801]))" office:value-type="float" office:value="0.7220051854622" calcext:value-type="float">
            <text:p>0,7220051854622</text:p>
          </table:table-cell>
          <table:table-cell table:formula="of:=-[.$H$4]*[.B1802]" office:value-type="float" office:value="-0.3610025927311" calcext:value-type="float">
            <text:p>-0,3610025927311</text:p>
          </table:table-cell>
          <table:table-cell table:formula="of:=[.C1802]/[.$H$2]" office:value-type="float" office:value="-0.7220051854622" calcext:value-type="float">
            <text:p>-0,7220051854622</text:p>
          </table:table-cell>
          <table:table-cell table:formula="of:=[.E1801]+([.D1801]*([.A1802]-[.A1801]))" office:value-type="float" office:value="0.822140560426251" calcext:value-type="float">
            <text:p>0,822140560426251</text:p>
          </table:table-cell>
          <table:table-cell table:number-columns-repeated="3"/>
        </table:table-row>
        <table:table-row table:style-name="ro1">
          <table:table-cell table:formula="of:=[.A1802]+0.01" office:value-type="float" office:value="18.01" calcext:value-type="float">
            <text:p>18,01</text:p>
          </table:table-cell>
          <table:table-cell table:formula="of:=[.B1802]+([.E1802]*([.A1803]-[.A1802]))" office:value-type="float" office:value="0.730226591066464" calcext:value-type="float">
            <text:p>0,730226591066464</text:p>
          </table:table-cell>
          <table:table-cell table:formula="of:=-[.$H$4]*[.B1803]" office:value-type="float" office:value="-0.365113295533232" calcext:value-type="float">
            <text:p>-0,365113295533232</text:p>
          </table:table-cell>
          <table:table-cell table:formula="of:=[.C1803]/[.$H$2]" office:value-type="float" office:value="-0.730226591066464" calcext:value-type="float">
            <text:p>-0,730226591066464</text:p>
          </table:table-cell>
          <table:table-cell table:formula="of:=[.E1802]+([.D1802]*([.A1803]-[.A1802]))" office:value-type="float" office:value="0.814920508571628" calcext:value-type="float">
            <text:p>0,814920508571628</text:p>
          </table:table-cell>
          <table:table-cell table:number-columns-repeated="3"/>
        </table:table-row>
        <table:table-row table:style-name="ro1">
          <table:table-cell table:formula="of:=[.A1803]+0.01" office:value-type="float" office:value="18.02" calcext:value-type="float">
            <text:p>18,02</text:p>
          </table:table-cell>
          <table:table-cell table:formula="of:=[.B1803]+([.E1803]*([.A1804]-[.A1803]))" office:value-type="float" office:value="0.738375796152181" calcext:value-type="float">
            <text:p>0,738375796152181</text:p>
          </table:table-cell>
          <table:table-cell table:formula="of:=-[.$H$4]*[.B1804]" office:value-type="float" office:value="-0.369187898076091" calcext:value-type="float">
            <text:p>-0,369187898076091</text:p>
          </table:table-cell>
          <table:table-cell table:formula="of:=[.C1804]/[.$H$2]" office:value-type="float" office:value="-0.738375796152181" calcext:value-type="float">
            <text:p>-0,738375796152181</text:p>
          </table:table-cell>
          <table:table-cell table:formula="of:=[.E1803]+([.D1803]*([.A1804]-[.A1803]))" office:value-type="float" office:value="0.807618242660963" calcext:value-type="float">
            <text:p>0,807618242660963</text:p>
          </table:table-cell>
          <table:table-cell table:number-columns-repeated="3"/>
        </table:table-row>
        <table:table-row table:style-name="ro1">
          <table:table-cell table:formula="of:=[.A1804]+0.01" office:value-type="float" office:value="18.03" calcext:value-type="float">
            <text:p>18,03</text:p>
          </table:table-cell>
          <table:table-cell table:formula="of:=[.B1804]+([.E1804]*([.A1805]-[.A1804]))" office:value-type="float" office:value="0.746451978578792" calcext:value-type="float">
            <text:p>0,746451978578792</text:p>
          </table:table-cell>
          <table:table-cell table:formula="of:=-[.$H$4]*[.B1805]" office:value-type="float" office:value="-0.373225989289396" calcext:value-type="float">
            <text:p>-0,373225989289396</text:p>
          </table:table-cell>
          <table:table-cell table:formula="of:=[.C1805]/[.$H$2]" office:value-type="float" office:value="-0.746451978578792" calcext:value-type="float">
            <text:p>-0,746451978578792</text:p>
          </table:table-cell>
          <table:table-cell table:formula="of:=[.E1804]+([.D1804]*([.A1805]-[.A1804]))" office:value-type="float" office:value="0.80023448469944" calcext:value-type="float">
            <text:p>0,80023448469944</text:p>
          </table:table-cell>
          <table:table-cell table:number-columns-repeated="3"/>
        </table:table-row>
        <table:table-row table:style-name="ro1">
          <table:table-cell table:formula="of:=[.A1805]+0.01" office:value-type="float" office:value="18.04" calcext:value-type="float">
            <text:p>18,04</text:p>
          </table:table-cell>
          <table:table-cell table:formula="of:=[.B1805]+([.E1805]*([.A1806]-[.A1805]))" office:value-type="float" office:value="0.754454323425788" calcext:value-type="float">
            <text:p>0,754454323425788</text:p>
          </table:table-cell>
          <table:table-cell table:formula="of:=-[.$H$4]*[.B1806]" office:value-type="float" office:value="-0.377227161712894" calcext:value-type="float">
            <text:p>-0,377227161712894</text:p>
          </table:table-cell>
          <table:table-cell table:formula="of:=[.C1806]/[.$H$2]" office:value-type="float" office:value="-0.754454323425788" calcext:value-type="float">
            <text:p>-0,754454323425788</text:p>
          </table:table-cell>
          <table:table-cell table:formula="of:=[.E1805]+([.D1805]*([.A1806]-[.A1805]))" office:value-type="float" office:value="0.79276996491365" calcext:value-type="float">
            <text:p>0,79276996491365</text:p>
          </table:table-cell>
          <table:table-cell table:number-columns-repeated="3"/>
        </table:table-row>
        <table:table-row table:style-name="ro1">
          <table:table-cell table:formula="of:=[.A1806]+0.01" office:value-type="float" office:value="18.05" calcext:value-type="float">
            <text:p>18,05</text:p>
          </table:table-cell>
          <table:table-cell table:formula="of:=[.B1806]+([.E1806]*([.A1807]-[.A1806]))" office:value-type="float" office:value="0.762382023074926" calcext:value-type="float">
            <text:p>0,762382023074926</text:p>
          </table:table-cell>
          <table:table-cell table:formula="of:=-[.$H$4]*[.B1807]" office:value-type="float" office:value="-0.381191011537463" calcext:value-type="float">
            <text:p>-0,381191011537463</text:p>
          </table:table-cell>
          <table:table-cell table:formula="of:=[.C1807]/[.$H$2]" office:value-type="float" office:value="-0.762382023074926" calcext:value-type="float">
            <text:p>-0,762382023074926</text:p>
          </table:table-cell>
          <table:table-cell table:formula="of:=[.E1806]+([.D1806]*([.A1807]-[.A1806]))" office:value-type="float" office:value="0.785225421679391" calcext:value-type="float">
            <text:p>0,785225421679391</text:p>
          </table:table-cell>
          <table:table-cell table:number-columns-repeated="3"/>
        </table:table-row>
        <table:table-row table:style-name="ro1">
          <table:table-cell table:formula="of:=[.A1807]+0.01" office:value-type="float" office:value="18.06" calcext:value-type="float">
            <text:p>18,06</text:p>
          </table:table-cell>
          <table:table-cell table:formula="of:=[.B1807]+([.E1807]*([.A1808]-[.A1807]))" office:value-type="float" office:value="0.770234277291721" calcext:value-type="float">
            <text:p>0,770234277291721</text:p>
          </table:table-cell>
          <table:table-cell table:formula="of:=-[.$H$4]*[.B1808]" office:value-type="float" office:value="-0.38511713864586" calcext:value-type="float">
            <text:p>-0,38511713864586</text:p>
          </table:table-cell>
          <table:table-cell table:formula="of:=[.C1808]/[.$H$2]" office:value-type="float" office:value="-0.770234277291721" calcext:value-type="float">
            <text:p>-0,770234277291721</text:p>
          </table:table-cell>
          <table:table-cell table:formula="of:=[.E1807]+([.D1807]*([.A1808]-[.A1807]))" office:value-type="float" office:value="0.777601601448641" calcext:value-type="float">
            <text:p>0,777601601448641</text:p>
          </table:table-cell>
          <table:table-cell table:number-columns-repeated="3"/>
        </table:table-row>
        <table:table-row table:style-name="ro1">
          <table:table-cell table:formula="of:=[.A1808]+0.01" office:value-type="float" office:value="18.07" calcext:value-type="float">
            <text:p>18,07</text:p>
          </table:table-cell>
          <table:table-cell table:formula="of:=[.B1808]+([.E1808]*([.A1809]-[.A1808]))" office:value-type="float" office:value="0.778010293306208" calcext:value-type="float">
            <text:p>0,778010293306208</text:p>
          </table:table-cell>
          <table:table-cell table:formula="of:=-[.$H$4]*[.B1809]" office:value-type="float" office:value="-0.389005146653104" calcext:value-type="float">
            <text:p>-0,389005146653104</text:p>
          </table:table-cell>
          <table:table-cell table:formula="of:=[.C1809]/[.$H$2]" office:value-type="float" office:value="-0.778010293306208" calcext:value-type="float">
            <text:p>-0,778010293306208</text:p>
          </table:table-cell>
          <table:table-cell table:formula="of:=[.E1808]+([.D1808]*([.A1809]-[.A1808]))" office:value-type="float" office:value="0.769899258675723" calcext:value-type="float">
            <text:p>0,769899258675723</text:p>
          </table:table-cell>
          <table:table-cell table:number-columns-repeated="3"/>
        </table:table-row>
        <table:table-row table:style-name="ro1">
          <table:table-cell table:formula="of:=[.A1809]+0.01" office:value-type="float" office:value="18.08" calcext:value-type="float">
            <text:p>18,08</text:p>
          </table:table-cell>
          <table:table-cell table:formula="of:=[.B1809]+([.E1809]*([.A1810]-[.A1809]))" office:value-type="float" office:value="0.785709285892967" calcext:value-type="float">
            <text:p>0,785709285892967</text:p>
          </table:table-cell>
          <table:table-cell table:formula="of:=-[.$H$4]*[.B1810]" office:value-type="float" office:value="-0.392854642946483" calcext:value-type="float">
            <text:p>-0,392854642946483</text:p>
          </table:table-cell>
          <table:table-cell table:formula="of:=[.C1810]/[.$H$2]" office:value-type="float" office:value="-0.785709285892967" calcext:value-type="float">
            <text:p>-0,785709285892967</text:p>
          </table:table-cell>
          <table:table-cell table:formula="of:=[.E1809]+([.D1809]*([.A1810]-[.A1809]))" office:value-type="float" office:value="0.762119155742659" calcext:value-type="float">
            <text:p>0,762119155742659</text:p>
          </table:table-cell>
          <table:table-cell table:number-columns-repeated="3"/>
        </table:table-row>
        <table:table-row table:style-name="ro1">
          <table:table-cell table:formula="of:=[.A1810]+0.01" office:value-type="float" office:value="18.09" calcext:value-type="float">
            <text:p>18,09</text:p>
          </table:table-cell>
          <table:table-cell table:formula="of:=[.B1810]+([.E1810]*([.A1811]-[.A1810]))" office:value-type="float" office:value="0.793330477450395" calcext:value-type="float">
            <text:p>0,793330477450395</text:p>
          </table:table-cell>
          <table:table-cell table:formula="of:=-[.$H$4]*[.B1811]" office:value-type="float" office:value="-0.396665238725197" calcext:value-type="float">
            <text:p>-0,396665238725197</text:p>
          </table:table-cell>
          <table:table-cell table:formula="of:=[.C1811]/[.$H$2]" office:value-type="float" office:value="-0.793330477450395" calcext:value-type="float">
            <text:p>-0,793330477450395</text:p>
          </table:table-cell>
          <table:table-cell table:formula="of:=[.E1810]+([.D1810]*([.A1811]-[.A1810]))" office:value-type="float" office:value="0.754262062883728" calcext:value-type="float">
            <text:p>0,754262062883728</text:p>
          </table:table-cell>
          <table:table-cell table:number-columns-repeated="3"/>
        </table:table-row>
        <table:table-row table:style-name="ro1">
          <table:table-cell table:formula="of:=[.A1811]+0.01" office:value-type="float" office:value="18.1" calcext:value-type="float">
            <text:p>18,1</text:p>
          </table:table-cell>
          <table:table-cell table:formula="of:=[.B1811]+([.E1811]*([.A1812]-[.A1811]))" office:value-type="float" office:value="0.800873098079233" calcext:value-type="float">
            <text:p>0,800873098079233</text:p>
          </table:table-cell>
          <table:table-cell table:formula="of:=-[.$H$4]*[.B1812]" office:value-type="float" office:value="-0.400436549039617" calcext:value-type="float">
            <text:p>-0,400436549039617</text:p>
          </table:table-cell>
          <table:table-cell table:formula="of:=[.C1812]/[.$H$2]" office:value-type="float" office:value="-0.800873098079233" calcext:value-type="float">
            <text:p>-0,800873098079233</text:p>
          </table:table-cell>
          <table:table-cell table:formula="of:=[.E1811]+([.D1811]*([.A1812]-[.A1811]))" office:value-type="float" office:value="0.746328758109223" calcext:value-type="float">
            <text:p>0,746328758109223</text:p>
          </table:table-cell>
          <table:table-cell table:number-columns-repeated="3"/>
        </table:table-row>
        <table:table-row table:style-name="ro1">
          <table:table-cell table:formula="of:=[.A1812]+0.01" office:value-type="float" office:value="18.11" calcext:value-type="float">
            <text:p>18,11</text:p>
          </table:table-cell>
          <table:table-cell table:formula="of:=[.B1812]+([.E1812]*([.A1813]-[.A1812]))" office:value-type="float" office:value="0.808336385660327" calcext:value-type="float">
            <text:p>0,808336385660327</text:p>
          </table:table-cell>
          <table:table-cell table:formula="of:=-[.$H$4]*[.B1813]" office:value-type="float" office:value="-0.404168192830163" calcext:value-type="float">
            <text:p>-0,404168192830163</text:p>
          </table:table-cell>
          <table:table-cell table:formula="of:=[.C1813]/[.$H$2]" office:value-type="float" office:value="-0.808336385660327" calcext:value-type="float">
            <text:p>-0,808336385660327</text:p>
          </table:table-cell>
          <table:table-cell table:formula="of:=[.E1812]+([.D1812]*([.A1813]-[.A1812]))" office:value-type="float" office:value="0.73832002712843" calcext:value-type="float">
            <text:p>0,73832002712843</text:p>
          </table:table-cell>
          <table:table-cell table:number-columns-repeated="3"/>
        </table:table-row>
        <table:table-row table:style-name="ro1">
          <table:table-cell table:formula="of:=[.A1813]+0.01" office:value-type="float" office:value="18.12" calcext:value-type="float">
            <text:p>18,12</text:p>
          </table:table-cell>
          <table:table-cell table:formula="of:=[.B1813]+([.E1813]*([.A1814]-[.A1813]))" office:value-type="float" office:value="0.815719585931612" calcext:value-type="float">
            <text:p>0,815719585931612</text:p>
          </table:table-cell>
          <table:table-cell table:formula="of:=-[.$H$4]*[.B1814]" office:value-type="float" office:value="-0.407859792965806" calcext:value-type="float">
            <text:p>-0,407859792965806</text:p>
          </table:table-cell>
          <table:table-cell table:formula="of:=[.C1814]/[.$H$2]" office:value-type="float" office:value="-0.815719585931612" calcext:value-type="float">
            <text:p>-0,815719585931612</text:p>
          </table:table-cell>
          <table:table-cell table:formula="of:=[.E1813]+([.D1813]*([.A1814]-[.A1813]))" office:value-type="float" office:value="0.730236663271825" calcext:value-type="float">
            <text:p>0,730236663271825</text:p>
          </table:table-cell>
          <table:table-cell table:number-columns-repeated="3"/>
        </table:table-row>
        <table:table-row table:style-name="ro1">
          <table:table-cell table:formula="of:=[.A1814]+0.01" office:value-type="float" office:value="18.13" calcext:value-type="float">
            <text:p>18,13</text:p>
          </table:table-cell>
          <table:table-cell table:formula="of:=[.B1814]+([.E1814]*([.A1815]-[.A1814]))" office:value-type="float" office:value="0.823021952564331" calcext:value-type="float">
            <text:p>0,823021952564331</text:p>
          </table:table-cell>
          <table:table-cell table:formula="of:=-[.$H$4]*[.B1815]" office:value-type="float" office:value="-0.411510976282166" calcext:value-type="float">
            <text:p>-0,411510976282166</text:p>
          </table:table-cell>
          <table:table-cell table:formula="of:=[.C1815]/[.$H$2]" office:value-type="float" office:value="-0.823021952564331" calcext:value-type="float">
            <text:p>-0,823021952564331</text:p>
          </table:table-cell>
          <table:table-cell table:formula="of:=[.E1814]+([.D1814]*([.A1815]-[.A1814]))" office:value-type="float" office:value="0.722079467412508" calcext:value-type="float">
            <text:p>0,722079467412508</text:p>
          </table:table-cell>
          <table:table-cell table:number-columns-repeated="3"/>
        </table:table-row>
        <table:table-row table:style-name="ro1">
          <table:table-cell table:formula="of:=[.A1815]+0.01" office:value-type="float" office:value="18.14" calcext:value-type="float">
            <text:p>18,14</text:p>
          </table:table-cell>
          <table:table-cell table:formula="of:=[.B1815]+([.E1815]*([.A1816]-[.A1815]))" office:value-type="float" office:value="0.830242747238458" calcext:value-type="float">
            <text:p>0,830242747238458</text:p>
          </table:table-cell>
          <table:table-cell table:formula="of:=-[.$H$4]*[.B1816]" office:value-type="float" office:value="-0.415121373619229" calcext:value-type="float">
            <text:p>-0,415121373619229</text:p>
          </table:table-cell>
          <table:table-cell table:formula="of:=[.C1816]/[.$H$2]" office:value-type="float" office:value="-0.830242747238458" calcext:value-type="float">
            <text:p>-0,830242747238458</text:p>
          </table:table-cell>
          <table:table-cell table:formula="of:=[.E1815]+([.D1815]*([.A1816]-[.A1815]))" office:value-type="float" office:value="0.713849247886863" calcext:value-type="float">
            <text:p>0,713849247886863</text:p>
          </table:table-cell>
          <table:table-cell table:number-columns-repeated="3"/>
        </table:table-row>
        <table:table-row table:style-name="ro1">
          <table:table-cell table:formula="of:=[.A1816]+0.01" office:value-type="float" office:value="18.15" calcext:value-type="float">
            <text:p>18,15</text:p>
          </table:table-cell>
          <table:table-cell table:formula="of:=[.B1816]+([.E1816]*([.A1817]-[.A1816]))" office:value-type="float" office:value="0.837381239717327" calcext:value-type="float">
            <text:p>0,837381239717327</text:p>
          </table:table-cell>
          <table:table-cell table:formula="of:=-[.$H$4]*[.B1817]" office:value-type="float" office:value="-0.418690619858664" calcext:value-type="float">
            <text:p>-0,418690619858664</text:p>
          </table:table-cell>
          <table:table-cell table:formula="of:=[.C1817]/[.$H$2]" office:value-type="float" office:value="-0.837381239717327" calcext:value-type="float">
            <text:p>-0,837381239717327</text:p>
          </table:table-cell>
          <table:table-cell table:formula="of:=[.E1816]+([.D1816]*([.A1817]-[.A1816]))" office:value-type="float" office:value="0.705546820414477" calcext:value-type="float">
            <text:p>0,705546820414477</text:p>
          </table:table-cell>
          <table:table-cell table:number-columns-repeated="3"/>
        </table:table-row>
        <table:table-row table:style-name="ro1">
          <table:table-cell table:formula="of:=[.A1817]+0.01" office:value-type="float" office:value="18.16" calcext:value-type="float">
            <text:p>18,16</text:p>
          </table:table-cell>
          <table:table-cell table:formula="of:=[.B1817]+([.E1817]*([.A1818]-[.A1817]))" office:value-type="float" office:value="0.844436707921473" calcext:value-type="float">
            <text:p>0,844436707921473</text:p>
          </table:table-cell>
          <table:table-cell table:formula="of:=-[.$H$4]*[.B1818]" office:value-type="float" office:value="-0.422218353960737" calcext:value-type="float">
            <text:p>-0,422218353960737</text:p>
          </table:table-cell>
          <table:table-cell table:formula="of:=[.C1818]/[.$H$2]" office:value-type="float" office:value="-0.844436707921473" calcext:value-type="float">
            <text:p>-0,844436707921473</text:p>
          </table:table-cell>
          <table:table-cell table:formula="of:=[.E1817]+([.D1817]*([.A1818]-[.A1817]))" office:value-type="float" office:value="0.697173008017303" calcext:value-type="float">
            <text:p>0,697173008017303</text:p>
          </table:table-cell>
          <table:table-cell table:number-columns-repeated="3"/>
        </table:table-row>
        <table:table-row table:style-name="ro1">
          <table:table-cell table:formula="of:=[.A1818]+0.01" office:value-type="float" office:value="18.17" calcext:value-type="float">
            <text:p>18,17</text:p>
          </table:table-cell>
          <table:table-cell table:formula="of:=[.B1818]+([.E1818]*([.A1819]-[.A1818]))" office:value-type="float" office:value="0.851408438001647" calcext:value-type="float">
            <text:p>0,851408438001647</text:p>
          </table:table-cell>
          <table:table-cell table:formula="of:=-[.$H$4]*[.B1819]" office:value-type="float" office:value="-0.425704219000824" calcext:value-type="float">
            <text:p>-0,425704219000824</text:p>
          </table:table-cell>
          <table:table-cell table:formula="of:=[.C1819]/[.$H$2]" office:value-type="float" office:value="-0.851408438001647" calcext:value-type="float">
            <text:p>-0,851408438001647</text:p>
          </table:table-cell>
          <table:table-cell table:formula="of:=[.E1818]+([.D1818]*([.A1819]-[.A1818]))" office:value-type="float" office:value="0.688728640938087" calcext:value-type="float">
            <text:p>0,688728640938087</text:p>
          </table:table-cell>
          <table:table-cell table:number-columns-repeated="3"/>
        </table:table-row>
        <table:table-row table:style-name="ro1">
          <table:table-cell table:formula="of:=[.A1819]+0.01" office:value-type="float" office:value="18.18" calcext:value-type="float">
            <text:p>18,18</text:p>
          </table:table-cell>
          <table:table-cell table:formula="of:=[.B1819]+([.E1819]*([.A1820]-[.A1819]))" office:value-type="float" office:value="0.858295724411029" calcext:value-type="float">
            <text:p>0,858295724411029</text:p>
          </table:table-cell>
          <table:table-cell table:formula="of:=-[.$H$4]*[.B1820]" office:value-type="float" office:value="-0.429147862205515" calcext:value-type="float">
            <text:p>-0,429147862205515</text:p>
          </table:table-cell>
          <table:table-cell table:formula="of:=[.C1820]/[.$H$2]" office:value-type="float" office:value="-0.858295724411029" calcext:value-type="float">
            <text:p>-0,858295724411029</text:p>
          </table:table-cell>
          <table:table-cell table:formula="of:=[.E1819]+([.D1819]*([.A1820]-[.A1819]))" office:value-type="float" office:value="0.680214556558069" calcext:value-type="float">
            <text:p>0,680214556558069</text:p>
          </table:table-cell>
          <table:table-cell table:number-columns-repeated="3"/>
        </table:table-row>
        <table:table-row table:style-name="ro1">
          <table:table-cell table:formula="of:=[.A1820]+0.01" office:value-type="float" office:value="18.19" calcext:value-type="float">
            <text:p>18,19</text:p>
          </table:table-cell>
          <table:table-cell table:formula="of:=[.B1820]+([.E1820]*([.A1821]-[.A1820]))" office:value-type="float" office:value="0.865097869976611" calcext:value-type="float">
            <text:p>0,865097869976611</text:p>
          </table:table-cell>
          <table:table-cell table:formula="of:=-[.$H$4]*[.B1821]" office:value-type="float" office:value="-0.432548934988306" calcext:value-type="float">
            <text:p>-0,432548934988306</text:p>
          </table:table-cell>
          <table:table-cell table:formula="of:=[.C1821]/[.$H$2]" office:value-type="float" office:value="-0.865097869976611" calcext:value-type="float">
            <text:p>-0,865097869976611</text:p>
          </table:table-cell>
          <table:table-cell table:formula="of:=[.E1820]+([.D1820]*([.A1821]-[.A1820]))" office:value-type="float" office:value="0.671631599313957" calcext:value-type="float">
            <text:p>0,671631599313957</text:p>
          </table:table-cell>
          <table:table-cell table:number-columns-repeated="3"/>
        </table:table-row>
        <table:table-row table:style-name="ro1">
          <table:table-cell table:formula="of:=[.A1821]+0.01" office:value-type="float" office:value="18.2" calcext:value-type="float">
            <text:p>18,2</text:p>
          </table:table-cell>
          <table:table-cell table:formula="of:=[.B1821]+([.E1821]*([.A1822]-[.A1821]))" office:value-type="float" office:value="0.871814185969752" calcext:value-type="float">
            <text:p>0,871814185969752</text:p>
          </table:table-cell>
          <table:table-cell table:formula="of:=-[.$H$4]*[.B1822]" office:value-type="float" office:value="-0.435907092984876" calcext:value-type="float">
            <text:p>-0,435907092984876</text:p>
          </table:table-cell>
          <table:table-cell table:formula="of:=[.C1822]/[.$H$2]" office:value-type="float" office:value="-0.871814185969752" calcext:value-type="float">
            <text:p>-0,871814185969752</text:p>
          </table:table-cell>
          <table:table-cell table:formula="of:=[.E1821]+([.D1821]*([.A1822]-[.A1821]))" office:value-type="float" office:value="0.66298062061419" calcext:value-type="float">
            <text:p>0,66298062061419</text:p>
          </table:table-cell>
          <table:table-cell table:number-columns-repeated="3"/>
        </table:table-row>
        <table:table-row table:style-name="ro1">
          <table:table-cell table:formula="of:=[.A1822]+0.01" office:value-type="float" office:value="18.21" calcext:value-type="float">
            <text:p>18,21</text:p>
          </table:table-cell>
          <table:table-cell table:formula="of:=[.B1822]+([.E1822]*([.A1823]-[.A1822]))" office:value-type="float" office:value="0.878443992175895" calcext:value-type="float">
            <text:p>0,878443992175895</text:p>
          </table:table-cell>
          <table:table-cell table:formula="of:=-[.$H$4]*[.B1823]" office:value-type="float" office:value="-0.439221996087947" calcext:value-type="float">
            <text:p>-0,439221996087947</text:p>
          </table:table-cell>
          <table:table-cell table:formula="of:=[.C1823]/[.$H$2]" office:value-type="float" office:value="-0.878443992175895" calcext:value-type="float">
            <text:p>-0,878443992175895</text:p>
          </table:table-cell>
          <table:table-cell table:formula="of:=[.E1822]+([.D1822]*([.A1823]-[.A1822]))" office:value-type="float" office:value="0.654262478754491" calcext:value-type="float">
            <text:p>0,654262478754491</text:p>
          </table:table-cell>
          <table:table-cell table:number-columns-repeated="3"/>
        </table:table-row>
        <table:table-row table:style-name="ro1">
          <table:table-cell table:formula="of:=[.A1823]+0.01" office:value-type="float" office:value="18.2200000000001" calcext:value-type="float">
            <text:p>18,2200000000001</text:p>
          </table:table-cell>
          <table:table-cell table:formula="of:=[.B1823]+([.E1823]*([.A1824]-[.A1823]))" office:value-type="float" office:value="0.884986616963441" calcext:value-type="float">
            <text:p>0,884986616963441</text:p>
          </table:table-cell>
          <table:table-cell table:formula="of:=-[.$H$4]*[.B1824]" office:value-type="float" office:value="-0.44249330848172" calcext:value-type="float">
            <text:p>-0,44249330848172</text:p>
          </table:table-cell>
          <table:table-cell table:formula="of:=[.C1824]/[.$H$2]" office:value-type="float" office:value="-0.884986616963441" calcext:value-type="float">
            <text:p>-0,884986616963441</text:p>
          </table:table-cell>
          <table:table-cell table:formula="of:=[.E1823]+([.D1823]*([.A1824]-[.A1823]))" office:value-type="float" office:value="0.64547803883273" calcext:value-type="float">
            <text:p>0,64547803883273</text:p>
          </table:table-cell>
          <table:table-cell table:number-columns-repeated="3"/>
        </table:table-row>
        <table:table-row table:style-name="ro1">
          <table:table-cell table:formula="of:=[.A1824]+0.01" office:value-type="float" office:value="18.2300000000001" calcext:value-type="float">
            <text:p>18,2300000000001</text:p>
          </table:table-cell>
          <table:table-cell table:formula="of:=[.B1824]+([.E1824]*([.A1825]-[.A1824]))" office:value-type="float" office:value="0.891441397351769" calcext:value-type="float">
            <text:p>0,891441397351769</text:p>
          </table:table-cell>
          <table:table-cell table:formula="of:=-[.$H$4]*[.B1825]" office:value-type="float" office:value="-0.445720698675884" calcext:value-type="float">
            <text:p>-0,445720698675884</text:p>
          </table:table-cell>
          <table:table-cell table:formula="of:=[.C1825]/[.$H$2]" office:value-type="float" office:value="-0.891441397351769" calcext:value-type="float">
            <text:p>-0,891441397351769</text:p>
          </table:table-cell>
          <table:table-cell table:formula="of:=[.E1824]+([.D1824]*([.A1825]-[.A1824]))" office:value-type="float" office:value="0.636628172663095" calcext:value-type="float">
            <text:p>0,636628172663095</text:p>
          </table:table-cell>
          <table:table-cell table:number-columns-repeated="3"/>
        </table:table-row>
        <table:table-row table:style-name="ro1">
          <table:table-cell table:formula="of:=[.A1825]+0.01" office:value-type="float" office:value="18.2400000000001" calcext:value-type="float">
            <text:p>18,2400000000001</text:p>
          </table:table-cell>
          <table:table-cell table:formula="of:=[.B1825]+([.E1825]*([.A1826]-[.A1825]))" office:value-type="float" office:value="0.897807679078401" calcext:value-type="float">
            <text:p>0,897807679078401</text:p>
          </table:table-cell>
          <table:table-cell table:formula="of:=-[.$H$4]*[.B1826]" office:value-type="float" office:value="-0.4489038395392" calcext:value-type="float">
            <text:p>-0,4489038395392</text:p>
          </table:table-cell>
          <table:table-cell table:formula="of:=[.C1826]/[.$H$2]" office:value-type="float" office:value="-0.897807679078401" calcext:value-type="float">
            <text:p>-0,897807679078401</text:p>
          </table:table-cell>
          <table:table-cell table:formula="of:=[.E1825]+([.D1825]*([.A1826]-[.A1825]))" office:value-type="float" office:value="0.627713758689576" calcext:value-type="float">
            <text:p>0,627713758689576</text:p>
          </table:table-cell>
          <table:table-cell table:number-columns-repeated="3"/>
        </table:table-row>
        <table:table-row table:style-name="ro1">
          <table:table-cell table:formula="of:=[.A1826]+0.01" office:value-type="float" office:value="18.2500000000001" calcext:value-type="float">
            <text:p>18,2500000000001</text:p>
          </table:table-cell>
          <table:table-cell table:formula="of:=[.B1826]+([.E1826]*([.A1827]-[.A1826]))" office:value-type="float" office:value="0.904084816665298" calcext:value-type="float">
            <text:p>0,904084816665298</text:p>
          </table:table-cell>
          <table:table-cell table:formula="of:=-[.$H$4]*[.B1827]" office:value-type="float" office:value="-0.452042408332649" calcext:value-type="float">
            <text:p>-0,452042408332649</text:p>
          </table:table-cell>
          <table:table-cell table:formula="of:=[.C1827]/[.$H$2]" office:value-type="float" office:value="-0.904084816665298" calcext:value-type="float">
            <text:p>-0,904084816665298</text:p>
          </table:table-cell>
          <table:table-cell table:formula="of:=[.E1826]+([.D1826]*([.A1827]-[.A1826]))" office:value-type="float" office:value="0.61873568189879" calcext:value-type="float">
            <text:p>0,61873568189879</text:p>
          </table:table-cell>
          <table:table-cell table:number-columns-repeated="3"/>
        </table:table-row>
        <table:table-row table:style-name="ro1">
          <table:table-cell table:formula="of:=[.A1827]+0.01" office:value-type="float" office:value="18.2600000000001" calcext:value-type="float">
            <text:p>18,2600000000001</text:p>
          </table:table-cell>
          <table:table-cell table:formula="of:=[.B1827]+([.E1827]*([.A1828]-[.A1827]))" office:value-type="float" office:value="0.910272173484286" calcext:value-type="float">
            <text:p>0,910272173484286</text:p>
          </table:table-cell>
          <table:table-cell table:formula="of:=-[.$H$4]*[.B1828]" office:value-type="float" office:value="-0.455136086742143" calcext:value-type="float">
            <text:p>-0,455136086742143</text:p>
          </table:table-cell>
          <table:table-cell table:formula="of:=[.C1828]/[.$H$2]" office:value-type="float" office:value="-0.910272173484286" calcext:value-type="float">
            <text:p>-0,910272173484286</text:p>
          </table:table-cell>
          <table:table-cell table:formula="of:=[.E1827]+([.D1827]*([.A1828]-[.A1827]))" office:value-type="float" office:value="0.609694833732136" calcext:value-type="float">
            <text:p>0,609694833732136</text:p>
          </table:table-cell>
          <table:table-cell table:number-columns-repeated="3"/>
        </table:table-row>
        <table:table-row table:style-name="ro1">
          <table:table-cell table:formula="of:=[.A1828]+0.01" office:value-type="float" office:value="18.2700000000001" calcext:value-type="float">
            <text:p>18,2700000000001</text:p>
          </table:table-cell>
          <table:table-cell table:formula="of:=[.B1828]+([.E1828]*([.A1829]-[.A1828]))" office:value-type="float" office:value="0.916369121821609" calcext:value-type="float">
            <text:p>0,916369121821609</text:p>
          </table:table-cell>
          <table:table-cell table:formula="of:=-[.$H$4]*[.B1829]" office:value-type="float" office:value="-0.458184560910804" calcext:value-type="float">
            <text:p>-0,458184560910804</text:p>
          </table:table-cell>
          <table:table-cell table:formula="of:=[.C1829]/[.$H$2]" office:value-type="float" office:value="-0.916369121821609" calcext:value-type="float">
            <text:p>-0,916369121821609</text:p>
          </table:table-cell>
          <table:table-cell table:formula="of:=[.E1828]+([.D1828]*([.A1829]-[.A1828]))" office:value-type="float" office:value="0.600592111997291" calcext:value-type="float">
            <text:p>0,600592111997291</text:p>
          </table:table-cell>
          <table:table-cell table:number-columns-repeated="3"/>
        </table:table-row>
        <table:table-row table:style-name="ro1">
          <table:table-cell table:formula="of:=[.A1829]+0.01" office:value-type="float" office:value="18.2800000000001" calcext:value-type="float">
            <text:p>18,2800000000001</text:p>
          </table:table-cell>
          <table:table-cell table:formula="of:=[.B1829]+([.E1829]*([.A1830]-[.A1829]))" office:value-type="float" office:value="0.922375042941583" calcext:value-type="float">
            <text:p>0,922375042941583</text:p>
          </table:table-cell>
          <table:table-cell table:formula="of:=-[.$H$4]*[.B1830]" office:value-type="float" office:value="-0.461187521470791" calcext:value-type="float">
            <text:p>-0,461187521470791</text:p>
          </table:table-cell>
          <table:table-cell table:formula="of:=[.C1830]/[.$H$2]" office:value-type="float" office:value="-0.922375042941583" calcext:value-type="float">
            <text:p>-0,922375042941583</text:p>
          </table:table-cell>
          <table:table-cell table:formula="of:=[.E1829]+([.D1829]*([.A1830]-[.A1829]))" office:value-type="float" office:value="0.591428420779074" calcext:value-type="float">
            <text:p>0,591428420779074</text:p>
          </table:table-cell>
          <table:table-cell table:number-columns-repeated="3"/>
        </table:table-row>
        <table:table-row table:style-name="ro1">
          <table:table-cell table:formula="of:=[.A1830]+0.01" office:value-type="float" office:value="18.2900000000001" calcext:value-type="float">
            <text:p>18,2900000000001</text:p>
          </table:table-cell>
          <table:table-cell table:formula="of:=[.B1830]+([.E1830]*([.A1831]-[.A1830]))" office:value-type="float" office:value="0.928289327149374" calcext:value-type="float">
            <text:p>0,928289327149374</text:p>
          </table:table-cell>
          <table:table-cell table:formula="of:=-[.$H$4]*[.B1831]" office:value-type="float" office:value="-0.464144663574687" calcext:value-type="float">
            <text:p>-0,464144663574687</text:p>
          </table:table-cell>
          <table:table-cell table:formula="of:=[.C1831]/[.$H$2]" office:value-type="float" office:value="-0.928289327149374" calcext:value-type="float">
            <text:p>-0,928289327149374</text:p>
          </table:table-cell>
          <table:table-cell table:formula="of:=[.E1830]+([.D1830]*([.A1831]-[.A1830]))" office:value-type="float" office:value="0.582204670349657" calcext:value-type="float">
            <text:p>0,582204670349657</text:p>
          </table:table-cell>
          <table:table-cell table:number-columns-repeated="3"/>
        </table:table-row>
        <table:table-row table:style-name="ro1">
          <table:table-cell table:formula="of:=[.A1831]+0.01" office:value-type="float" office:value="18.3000000000001" calcext:value-type="float">
            <text:p>18,3000000000001</text:p>
          </table:table-cell>
          <table:table-cell table:formula="of:=[.B1831]+([.E1831]*([.A1832]-[.A1831]))" office:value-type="float" office:value="0.934111373852872" calcext:value-type="float">
            <text:p>0,934111373852872</text:p>
          </table:table-cell>
          <table:table-cell table:formula="of:=-[.$H$4]*[.B1832]" office:value-type="float" office:value="-0.467055686926436" calcext:value-type="float">
            <text:p>-0,467055686926436</text:p>
          </table:table-cell>
          <table:table-cell table:formula="of:=[.C1832]/[.$H$2]" office:value-type="float" office:value="-0.934111373852872" calcext:value-type="float">
            <text:p>-0,934111373852872</text:p>
          </table:table-cell>
          <table:table-cell table:formula="of:=[.E1831]+([.D1831]*([.A1832]-[.A1831]))" office:value-type="float" office:value="0.572921777078162" calcext:value-type="float">
            <text:p>0,572921777078162</text:p>
          </table:table-cell>
          <table:table-cell table:number-columns-repeated="3"/>
        </table:table-row>
        <table:table-row table:style-name="ro1">
          <table:table-cell table:formula="of:=[.A1832]+0.01" office:value-type="float" office:value="18.3100000000001" calcext:value-type="float">
            <text:p>18,3100000000001</text:p>
          </table:table-cell>
          <table:table-cell table:formula="of:=[.B1832]+([.E1832]*([.A1833]-[.A1832]))" office:value-type="float" office:value="0.939840591623654" calcext:value-type="float">
            <text:p>0,939840591623654</text:p>
          </table:table-cell>
          <table:table-cell table:formula="of:=-[.$H$4]*[.B1833]" office:value-type="float" office:value="-0.469920295811827" calcext:value-type="float">
            <text:p>-0,469920295811827</text:p>
          </table:table-cell>
          <table:table-cell table:formula="of:=[.C1833]/[.$H$2]" office:value-type="float" office:value="-0.939840591623654" calcext:value-type="float">
            <text:p>-0,939840591623654</text:p>
          </table:table-cell>
          <table:table-cell table:formula="of:=[.E1832]+([.D1832]*([.A1833]-[.A1832]))" office:value-type="float" office:value="0.563580663339631" calcext:value-type="float">
            <text:p>0,563580663339631</text:p>
          </table:table-cell>
          <table:table-cell table:number-columns-repeated="3"/>
        </table:table-row>
        <table:table-row table:style-name="ro1">
          <table:table-cell table:formula="of:=[.A1833]+0.01" office:value-type="float" office:value="18.3200000000001" calcext:value-type="float">
            <text:p>18,3200000000001</text:p>
          </table:table-cell>
          <table:table-cell table:formula="of:=[.B1833]+([.E1833]*([.A1834]-[.A1833]))" office:value-type="float" office:value="0.945476398257052" calcext:value-type="float">
            <text:p>0,945476398257052</text:p>
          </table:table-cell>
          <table:table-cell table:formula="of:=-[.$H$4]*[.B1834]" office:value-type="float" office:value="-0.472738199128526" calcext:value-type="float">
            <text:p>-0,472738199128526</text:p>
          </table:table-cell>
          <table:table-cell table:formula="of:=[.C1834]/[.$H$2]" office:value-type="float" office:value="-0.945476398257052" calcext:value-type="float">
            <text:p>-0,945476398257052</text:p>
          </table:table-cell>
          <table:table-cell table:formula="of:=[.E1833]+([.D1833]*([.A1834]-[.A1833]))" office:value-type="float" office:value="0.554182257423393" calcext:value-type="float">
            <text:p>0,554182257423393</text:p>
          </table:table-cell>
          <table:table-cell table:number-columns-repeated="3"/>
        </table:table-row>
        <table:table-row table:style-name="ro1">
          <table:table-cell table:formula="of:=[.A1834]+0.01" office:value-type="float" office:value="18.3300000000001" calcext:value-type="float">
            <text:p>18,3300000000001</text:p>
          </table:table-cell>
          <table:table-cell table:formula="of:=[.B1834]+([.E1834]*([.A1835]-[.A1834]))" office:value-type="float" office:value="0.951018220831286" calcext:value-type="float">
            <text:p>0,951018220831286</text:p>
          </table:table-cell>
          <table:table-cell table:formula="of:=-[.$H$4]*[.B1835]" office:value-type="float" office:value="-0.475509110415643" calcext:value-type="float">
            <text:p>-0,475509110415643</text:p>
          </table:table-cell>
          <table:table-cell table:formula="of:=[.C1835]/[.$H$2]" office:value-type="float" office:value="-0.951018220831286" calcext:value-type="float">
            <text:p>-0,951018220831286</text:p>
          </table:table-cell>
          <table:table-cell table:formula="of:=[.E1834]+([.D1834]*([.A1835]-[.A1834]))" office:value-type="float" office:value="0.544727493440821" calcext:value-type="float">
            <text:p>0,544727493440821</text:p>
          </table:table-cell>
          <table:table-cell table:number-columns-repeated="3"/>
        </table:table-row>
        <table:table-row table:style-name="ro1">
          <table:table-cell table:formula="of:=[.A1835]+0.01" office:value-type="float" office:value="18.3400000000001" calcext:value-type="float">
            <text:p>18,3400000000001</text:p>
          </table:table-cell>
          <table:table-cell table:formula="of:=[.B1835]+([.E1835]*([.A1836]-[.A1835]))" office:value-type="float" office:value="0.956465495765695" calcext:value-type="float">
            <text:p>0,956465495765695</text:p>
          </table:table-cell>
          <table:table-cell table:formula="of:=-[.$H$4]*[.B1836]" office:value-type="float" office:value="-0.478232747882848" calcext:value-type="float">
            <text:p>-0,478232747882848</text:p>
          </table:table-cell>
          <table:table-cell table:formula="of:=[.C1836]/[.$H$2]" office:value-type="float" office:value="-0.956465495765695" calcext:value-type="float">
            <text:p>-0,956465495765695</text:p>
          </table:table-cell>
          <table:table-cell table:formula="of:=[.E1835]+([.D1835]*([.A1836]-[.A1835]))" office:value-type="float" office:value="0.535217311232507" calcext:value-type="float">
            <text:p>0,535217311232507</text:p>
          </table:table-cell>
          <table:table-cell table:number-columns-repeated="3"/>
        </table:table-row>
        <table:table-row table:style-name="ro1">
          <table:table-cell table:formula="of:=[.A1836]+0.01" office:value-type="float" office:value="18.3500000000001" calcext:value-type="float">
            <text:p>18,3500000000001</text:p>
          </table:table-cell>
          <table:table-cell table:formula="of:=[.B1836]+([.E1836]*([.A1837]-[.A1836]))" office:value-type="float" office:value="0.961817668878021" calcext:value-type="float">
            <text:p>0,961817668878021</text:p>
          </table:table-cell>
          <table:table-cell table:formula="of:=-[.$H$4]*[.B1837]" office:value-type="float" office:value="-0.480908834439011" calcext:value-type="float">
            <text:p>-0,480908834439011</text:p>
          </table:table-cell>
          <table:table-cell table:formula="of:=[.C1837]/[.$H$2]" office:value-type="float" office:value="-0.961817668878021" calcext:value-type="float">
            <text:p>-0,961817668878021</text:p>
          </table:table-cell>
          <table:table-cell table:formula="of:=[.E1836]+([.D1836]*([.A1837]-[.A1836]))" office:value-type="float" office:value="0.525652656274849" calcext:value-type="float">
            <text:p>0,525652656274849</text:p>
          </table:table-cell>
          <table:table-cell table:number-columns-repeated="3"/>
        </table:table-row>
        <table:table-row table:style-name="ro1">
          <table:table-cell table:formula="of:=[.A1837]+0.01" office:value-type="float" office:value="18.3600000000001" calcext:value-type="float">
            <text:p>18,3600000000001</text:p>
          </table:table-cell>
          <table:table-cell table:formula="of:=[.B1837]+([.E1837]*([.A1838]-[.A1837]))" office:value-type="float" office:value="0.967074195440771" calcext:value-type="float">
            <text:p>0,967074195440771</text:p>
          </table:table-cell>
          <table:table-cell table:formula="of:=-[.$H$4]*[.B1838]" office:value-type="float" office:value="-0.483537097720385" calcext:value-type="float">
            <text:p>-0,483537097720385</text:p>
          </table:table-cell>
          <table:table-cell table:formula="of:=[.C1838]/[.$H$2]" office:value-type="float" office:value="-0.967074195440771" calcext:value-type="float">
            <text:p>-0,967074195440771</text:p>
          </table:table-cell>
          <table:table-cell table:formula="of:=[.E1837]+([.D1837]*([.A1838]-[.A1837]))" office:value-type="float" office:value="0.516034479586067" calcext:value-type="float">
            <text:p>0,516034479586067</text:p>
          </table:table-cell>
          <table:table-cell table:number-columns-repeated="3"/>
        </table:table-row>
        <table:table-row table:style-name="ro1">
          <table:table-cell table:formula="of:=[.A1838]+0.01" office:value-type="float" office:value="18.3700000000001" calcext:value-type="float">
            <text:p>18,3700000000001</text:p>
          </table:table-cell>
          <table:table-cell table:formula="of:=[.B1838]+([.E1838]*([.A1839]-[.A1838]))" office:value-type="float" office:value="0.972234540236632" calcext:value-type="float">
            <text:p>0,972234540236632</text:p>
          </table:table-cell>
          <table:table-cell table:formula="of:=-[.$H$4]*[.B1839]" office:value-type="float" office:value="-0.486117270118316" calcext:value-type="float">
            <text:p>-0,486117270118316</text:p>
          </table:table-cell>
          <table:table-cell table:formula="of:=[.C1839]/[.$H$2]" office:value-type="float" office:value="-0.972234540236632" calcext:value-type="float">
            <text:p>-0,972234540236632</text:p>
          </table:table-cell>
          <table:table-cell table:formula="of:=[.E1838]+([.D1838]*([.A1839]-[.A1838]))" office:value-type="float" office:value="0.506363737631658" calcext:value-type="float">
            <text:p>0,506363737631658</text:p>
          </table:table-cell>
          <table:table-cell table:number-columns-repeated="3"/>
        </table:table-row>
        <table:table-row table:style-name="ro1">
          <table:table-cell table:formula="of:=[.A1839]+0.01" office:value-type="float" office:value="18.3800000000001" calcext:value-type="float">
            <text:p>18,3800000000001</text:p>
          </table:table-cell>
          <table:table-cell table:formula="of:=[.B1839]+([.E1839]*([.A1840]-[.A1839]))" office:value-type="float" office:value="0.977298177612949" calcext:value-type="float">
            <text:p>0,977298177612949</text:p>
          </table:table-cell>
          <table:table-cell table:formula="of:=-[.$H$4]*[.B1840]" office:value-type="float" office:value="-0.488649088806475" calcext:value-type="float">
            <text:p>-0,488649088806475</text:p>
          </table:table-cell>
          <table:table-cell table:formula="of:=[.C1840]/[.$H$2]" office:value-type="float" office:value="-0.977298177612949" calcext:value-type="float">
            <text:p>-0,977298177612949</text:p>
          </table:table-cell>
          <table:table-cell table:formula="of:=[.E1839]+([.D1839]*([.A1840]-[.A1839]))" office:value-type="float" office:value="0.49664139222929" calcext:value-type="float">
            <text:p>0,49664139222929</text:p>
          </table:table-cell>
          <table:table-cell table:number-columns-repeated="3"/>
        </table:table-row>
        <table:table-row table:style-name="ro1">
          <table:table-cell table:formula="of:=[.A1840]+0.01" office:value-type="float" office:value="18.3900000000001" calcext:value-type="float">
            <text:p>18,3900000000001</text:p>
          </table:table-cell>
          <table:table-cell table:formula="of:=[.B1840]+([.E1840]*([.A1841]-[.A1840]))" office:value-type="float" office:value="0.982264591535243" calcext:value-type="float">
            <text:p>0,982264591535243</text:p>
          </table:table-cell>
          <table:table-cell table:formula="of:=-[.$H$4]*[.B1841]" office:value-type="float" office:value="-0.491132295767622" calcext:value-type="float">
            <text:p>-0,491132295767622</text:p>
          </table:table-cell>
          <table:table-cell table:formula="of:=[.C1841]/[.$H$2]" office:value-type="float" office:value="-0.982264591535243" calcext:value-type="float">
            <text:p>-0,982264591535243</text:p>
          </table:table-cell>
          <table:table-cell table:formula="of:=[.E1840]+([.D1840]*([.A1841]-[.A1840]))" office:value-type="float" office:value="0.486868410453159" calcext:value-type="float">
            <text:p>0,486868410453159</text:p>
          </table:table-cell>
          <table:table-cell table:number-columns-repeated="3"/>
        </table:table-row>
        <table:table-row table:style-name="ro1">
          <table:table-cell table:formula="of:=[.A1841]+0.01" office:value-type="float" office:value="18.4000000000001" calcext:value-type="float">
            <text:p>18,4000000000001</text:p>
          </table:table-cell>
          <table:table-cell table:formula="of:=[.B1841]+([.E1841]*([.A1842]-[.A1841]))" office:value-type="float" office:value="0.987133275639776" calcext:value-type="float">
            <text:p>0,987133275639776</text:p>
          </table:table-cell>
          <table:table-cell table:formula="of:=-[.$H$4]*[.B1842]" office:value-type="float" office:value="-0.493566637819888" calcext:value-type="float">
            <text:p>-0,493566637819888</text:p>
          </table:table-cell>
          <table:table-cell table:formula="of:=[.C1842]/[.$H$2]" office:value-type="float" office:value="-0.987133275639776" calcext:value-type="float">
            <text:p>-0,987133275639776</text:p>
          </table:table-cell>
          <table:table-cell table:formula="of:=[.E1841]+([.D1841]*([.A1842]-[.A1841]))" office:value-type="float" office:value="0.477045764537805" calcext:value-type="float">
            <text:p>0,477045764537805</text:p>
          </table:table-cell>
          <table:table-cell table:number-columns-repeated="3"/>
        </table:table-row>
        <table:table-row table:style-name="ro1">
          <table:table-cell table:formula="of:=[.A1842]+0.01" office:value-type="float" office:value="18.4100000000001" calcext:value-type="float">
            <text:p>18,4100000000001</text:p>
          </table:table-cell>
          <table:table-cell table:formula="of:=[.B1842]+([.E1842]*([.A1843]-[.A1842]))" office:value-type="float" office:value="0.991903733285154" calcext:value-type="float">
            <text:p>0,991903733285154</text:p>
          </table:table-cell>
          <table:table-cell table:formula="of:=-[.$H$4]*[.B1843]" office:value-type="float" office:value="-0.495951866642577" calcext:value-type="float">
            <text:p>-0,495951866642577</text:p>
          </table:table-cell>
          <table:table-cell table:formula="of:=[.C1843]/[.$H$2]" office:value-type="float" office:value="-0.991903733285154" calcext:value-type="float">
            <text:p>-0,991903733285154</text:p>
          </table:table-cell>
          <table:table-cell table:formula="of:=[.E1842]+([.D1842]*([.A1843]-[.A1842]))" office:value-type="float" office:value="0.467174431781406" calcext:value-type="float">
            <text:p>0,467174431781406</text:p>
          </table:table-cell>
          <table:table-cell table:number-columns-repeated="3"/>
        </table:table-row>
        <table:table-row table:style-name="ro1">
          <table:table-cell table:formula="of:=[.A1843]+0.01" office:value-type="float" office:value="18.4200000000001" calcext:value-type="float">
            <text:p>18,4200000000001</text:p>
          </table:table-cell>
          <table:table-cell table:formula="of:=[.B1843]+([.E1843]*([.A1844]-[.A1843]))" office:value-type="float" office:value="0.996575477602969" calcext:value-type="float">
            <text:p>0,996575477602969</text:p>
          </table:table-cell>
          <table:table-cell table:formula="of:=-[.$H$4]*[.B1844]" office:value-type="float" office:value="-0.498287738801485" calcext:value-type="float">
            <text:p>-0,498287738801485</text:p>
          </table:table-cell>
          <table:table-cell table:formula="of:=[.C1844]/[.$H$2]" office:value-type="float" office:value="-0.996575477602969" calcext:value-type="float">
            <text:p>-0,996575477602969</text:p>
          </table:table-cell>
          <table:table-cell table:formula="of:=[.E1843]+([.D1843]*([.A1844]-[.A1843]))" office:value-type="float" office:value="0.457255394448552" calcext:value-type="float">
            <text:p>0,457255394448552</text:p>
          </table:table-cell>
          <table:table-cell table:number-columns-repeated="3"/>
        </table:table-row>
        <table:table-row table:style-name="ro1">
          <table:table-cell table:formula="of:=[.A1844]+0.01" office:value-type="float" office:value="18.4300000000001" calcext:value-type="float">
            <text:p>18,4300000000001</text:p>
          </table:table-cell>
          <table:table-cell table:formula="of:=[.B1844]+([.E1844]*([.A1845]-[.A1844]))" office:value-type="float" office:value="1.00114803154746" calcext:value-type="float">
            <text:p>1,00114803154746</text:p>
          </table:table-cell>
          <table:table-cell table:formula="of:=-[.$H$4]*[.B1845]" office:value-type="float" office:value="-0.500574015773728" calcext:value-type="float">
            <text:p>-0,500574015773728</text:p>
          </table:table-cell>
          <table:table-cell table:formula="of:=[.C1845]/[.$H$2]" office:value-type="float" office:value="-1.00114803154746" calcext:value-type="float">
            <text:p>-1,00114803154746</text:p>
          </table:table-cell>
          <table:table-cell table:formula="of:=[.E1844]+([.D1844]*([.A1845]-[.A1844]))" office:value-type="float" office:value="0.447289639672521" calcext:value-type="float">
            <text:p>0,447289639672521</text:p>
          </table:table-cell>
          <table:table-cell table:number-columns-repeated="3"/>
        </table:table-row>
        <table:table-row table:style-name="ro1">
          <table:table-cell table:formula="of:=[.A1845]+0.01" office:value-type="float" office:value="18.4400000000001" calcext:value-type="float">
            <text:p>18,4400000000001</text:p>
          </table:table-cell>
          <table:table-cell table:formula="of:=[.B1845]+([.E1845]*([.A1846]-[.A1845]))" office:value-type="float" office:value="1.00562092794418" calcext:value-type="float">
            <text:p>1,00562092794418</text:p>
          </table:table-cell>
          <table:table-cell table:formula="of:=-[.$H$4]*[.B1846]" office:value-type="float" office:value="-0.502810463972091" calcext:value-type="float">
            <text:p>-0,502810463972091</text:p>
          </table:table-cell>
          <table:table-cell table:formula="of:=[.C1846]/[.$H$2]" office:value-type="float" office:value="-1.00562092794418" calcext:value-type="float">
            <text:p>-1,00562092794418</text:p>
          </table:table-cell>
          <table:table-cell table:formula="of:=[.E1845]+([.D1845]*([.A1846]-[.A1845]))" office:value-type="float" office:value="0.437278159357045" calcext:value-type="float">
            <text:p>0,437278159357045</text:p>
          </table:table-cell>
          <table:table-cell table:number-columns-repeated="3"/>
        </table:table-row>
        <table:table-row table:style-name="ro1">
          <table:table-cell table:formula="of:=[.A1846]+0.01" office:value-type="float" office:value="18.4500000000001" calcext:value-type="float">
            <text:p>18,4500000000001</text:p>
          </table:table-cell>
          <table:table-cell table:formula="of:=[.B1846]+([.E1846]*([.A1847]-[.A1846]))" office:value-type="float" office:value="1.00999370953775" calcext:value-type="float">
            <text:p>1,00999370953775</text:p>
          </table:table-cell>
          <table:table-cell table:formula="of:=-[.$H$4]*[.B1847]" office:value-type="float" office:value="-0.504996854768876" calcext:value-type="float">
            <text:p>-0,504996854768876</text:p>
          </table:table-cell>
          <table:table-cell table:formula="of:=[.C1847]/[.$H$2]" office:value-type="float" office:value="-1.00999370953775" calcext:value-type="float">
            <text:p>-1,00999370953775</text:p>
          </table:table-cell>
          <table:table-cell table:formula="of:=[.E1846]+([.D1846]*([.A1847]-[.A1846]))" office:value-type="float" office:value="0.427221950077602" calcext:value-type="float">
            <text:p>0,427221950077602</text:p>
          </table:table-cell>
          <table:table-cell table:number-columns-repeated="3"/>
        </table:table-row>
        <table:table-row table:style-name="ro1">
          <table:table-cell table:formula="of:=[.A1847]+0.01" office:value-type="float" office:value="18.4600000000001" calcext:value-type="float">
            <text:p>18,4600000000001</text:p>
          </table:table-cell>
          <table:table-cell table:formula="of:=[.B1847]+([.E1847]*([.A1848]-[.A1847]))" office:value-type="float" office:value="1.01426592903853" calcext:value-type="float">
            <text:p>1,01426592903853</text:p>
          </table:table-cell>
          <table:table-cell table:formula="of:=-[.$H$4]*[.B1848]" office:value-type="float" office:value="-0.507132964519265" calcext:value-type="float">
            <text:p>-0,507132964519265</text:p>
          </table:table-cell>
          <table:table-cell table:formula="of:=[.C1848]/[.$H$2]" office:value-type="float" office:value="-1.01426592903853" calcext:value-type="float">
            <text:p>-1,01426592903853</text:p>
          </table:table-cell>
          <table:table-cell table:formula="of:=[.E1847]+([.D1847]*([.A1848]-[.A1847]))" office:value-type="float" office:value="0.417122012982223" calcext:value-type="float">
            <text:p>0,417122012982223</text:p>
          </table:table-cell>
          <table:table-cell table:number-columns-repeated="3"/>
        </table:table-row>
        <table:table-row table:style-name="ro1">
          <table:table-cell table:formula="of:=[.A1848]+0.01" office:value-type="float" office:value="18.4700000000001" calcext:value-type="float">
            <text:p>18,4700000000001</text:p>
          </table:table-cell>
          <table:table-cell table:formula="of:=[.B1848]+([.E1848]*([.A1849]-[.A1848]))" office:value-type="float" office:value="1.01843714916835" calcext:value-type="float">
            <text:p>1,01843714916835</text:p>
          </table:table-cell>
          <table:table-cell table:formula="of:=-[.$H$4]*[.B1849]" office:value-type="float" office:value="-0.509218574584176" calcext:value-type="float">
            <text:p>-0,509218574584176</text:p>
          </table:table-cell>
          <table:table-cell table:formula="of:=[.C1849]/[.$H$2]" office:value-type="float" office:value="-1.01843714916835" calcext:value-type="float">
            <text:p>-1,01843714916835</text:p>
          </table:table-cell>
          <table:table-cell table:formula="of:=[.E1848]+([.D1848]*([.A1849]-[.A1848]))" office:value-type="float" office:value="0.406979353691836" calcext:value-type="float">
            <text:p>0,406979353691836</text:p>
          </table:table-cell>
          <table:table-cell table:number-columns-repeated="3"/>
        </table:table-row>
        <table:table-row table:style-name="ro1">
          <table:table-cell table:formula="of:=[.A1849]+0.01" office:value-type="float" office:value="18.4800000000001" calcext:value-type="float">
            <text:p>18,4800000000001</text:p>
          </table:table-cell>
          <table:table-cell table:formula="of:=[.B1849]+([.E1849]*([.A1850]-[.A1849]))" office:value-type="float" office:value="1.02250694270527" calcext:value-type="float">
            <text:p>1,02250694270527</text:p>
          </table:table-cell>
          <table:table-cell table:formula="of:=-[.$H$4]*[.B1850]" office:value-type="float" office:value="-0.511253471352636" calcext:value-type="float">
            <text:p>-0,511253471352636</text:p>
          </table:table-cell>
          <table:table-cell table:formula="of:=[.C1850]/[.$H$2]" office:value-type="float" office:value="-1.02250694270527" calcext:value-type="float">
            <text:p>-1,02250694270527</text:p>
          </table:table-cell>
          <table:table-cell table:formula="of:=[.E1849]+([.D1849]*([.A1850]-[.A1849]))" office:value-type="float" office:value="0.396794982200151" calcext:value-type="float">
            <text:p>0,396794982200151</text:p>
          </table:table-cell>
          <table:table-cell table:number-columns-repeated="3"/>
        </table:table-row>
        <table:table-row table:style-name="ro1">
          <table:table-cell table:formula="of:=[.A1850]+0.01" office:value-type="float" office:value="18.4900000000001" calcext:value-type="float">
            <text:p>18,4900000000001</text:p>
          </table:table-cell>
          <table:table-cell table:formula="of:=[.B1850]+([.E1850]*([.A1851]-[.A1850]))" office:value-type="float" office:value="1.02647489252727" calcext:value-type="float">
            <text:p>1,02647489252727</text:p>
          </table:table-cell>
          <table:table-cell table:formula="of:=-[.$H$4]*[.B1851]" office:value-type="float" office:value="-0.513237446263637" calcext:value-type="float">
            <text:p>-0,513237446263637</text:p>
          </table:table-cell>
          <table:table-cell table:formula="of:=[.C1851]/[.$H$2]" office:value-type="float" office:value="-1.02647489252727" calcext:value-type="float">
            <text:p>-1,02647489252727</text:p>
          </table:table-cell>
          <table:table-cell table:formula="of:=[.E1850]+([.D1850]*([.A1851]-[.A1850]))" office:value-type="float" office:value="0.386569912773096" calcext:value-type="float">
            <text:p>0,386569912773096</text:p>
          </table:table-cell>
          <table:table-cell table:number-columns-repeated="3"/>
        </table:table-row>
        <table:table-row table:style-name="ro1">
          <table:table-cell table:formula="of:=[.A1851]+0.01" office:value-type="float" office:value="18.5000000000001" calcext:value-type="float">
            <text:p>18,5000000000001</text:p>
          </table:table-cell>
          <table:table-cell table:formula="of:=[.B1851]+([.E1851]*([.A1852]-[.A1851]))" office:value-type="float" office:value="1.03034059165501" calcext:value-type="float">
            <text:p>1,03034059165501</text:p>
          </table:table-cell>
          <table:table-cell table:formula="of:=-[.$H$4]*[.B1852]" office:value-type="float" office:value="-0.515170295827503" calcext:value-type="float">
            <text:p>-0,515170295827503</text:p>
          </table:table-cell>
          <table:table-cell table:formula="of:=[.C1852]/[.$H$2]" office:value-type="float" office:value="-1.03034059165501" calcext:value-type="float">
            <text:p>-1,03034059165501</text:p>
          </table:table-cell>
          <table:table-cell table:formula="of:=[.E1851]+([.D1851]*([.A1852]-[.A1851]))" office:value-type="float" office:value="0.376305163847822" calcext:value-type="float">
            <text:p>0,376305163847822</text:p>
          </table:table-cell>
          <table:table-cell table:number-columns-repeated="3"/>
        </table:table-row>
        <table:table-row table:style-name="ro1">
          <table:table-cell table:formula="of:=[.A1852]+0.01" office:value-type="float" office:value="18.5100000000001" calcext:value-type="float">
            <text:p>18,5100000000001</text:p>
          </table:table-cell>
          <table:table-cell table:formula="of:=[.B1852]+([.E1852]*([.A1853]-[.A1852]))" office:value-type="float" office:value="1.03410364329348" calcext:value-type="float">
            <text:p>1,03410364329348</text:p>
          </table:table-cell>
          <table:table-cell table:formula="of:=-[.$H$4]*[.B1853]" office:value-type="float" office:value="-0.517051821646742" calcext:value-type="float">
            <text:p>-0,517051821646742</text:p>
          </table:table-cell>
          <table:table-cell table:formula="of:=[.C1853]/[.$H$2]" office:value-type="float" office:value="-1.03410364329348" calcext:value-type="float">
            <text:p>-1,03410364329348</text:p>
          </table:table-cell>
          <table:table-cell table:formula="of:=[.E1852]+([.D1852]*([.A1853]-[.A1852]))" office:value-type="float" office:value="0.36600175793127" calcext:value-type="float">
            <text:p>0,36600175793127</text:p>
          </table:table-cell>
          <table:table-cell table:number-columns-repeated="3"/>
        </table:table-row>
        <table:table-row table:style-name="ro1">
          <table:table-cell table:formula="of:=[.A1853]+0.01" office:value-type="float" office:value="18.5200000000001" calcext:value-type="float">
            <text:p>18,5200000000001</text:p>
          </table:table-cell>
          <table:table-cell table:formula="of:=[.B1853]+([.E1853]*([.A1854]-[.A1853]))" office:value-type="float" office:value="1.0377636608728" calcext:value-type="float">
            <text:p>1,0377636608728</text:p>
          </table:table-cell>
          <table:table-cell table:formula="of:=-[.$H$4]*[.B1854]" office:value-type="float" office:value="-0.518881830436399" calcext:value-type="float">
            <text:p>-0,518881830436399</text:p>
          </table:table-cell>
          <table:table-cell table:formula="of:=[.C1854]/[.$H$2]" office:value-type="float" office:value="-1.0377636608728" calcext:value-type="float">
            <text:p>-1,0377636608728</text:p>
          </table:table-cell>
          <table:table-cell table:formula="of:=[.E1853]+([.D1853]*([.A1854]-[.A1853]))" office:value-type="float" office:value="0.355660721498334" calcext:value-type="float">
            <text:p>0,355660721498334</text:p>
          </table:table-cell>
          <table:table-cell table:number-columns-repeated="3"/>
        </table:table-row>
        <table:table-row table:style-name="ro1">
          <table:table-cell table:formula="of:=[.A1854]+0.01" office:value-type="float" office:value="18.5300000000001" calcext:value-type="float">
            <text:p>18,5300000000001</text:p>
          </table:table-cell>
          <table:table-cell table:formula="of:=[.B1854]+([.E1854]*([.A1855]-[.A1854]))" office:value-type="float" office:value="1.04132026808778" calcext:value-type="float">
            <text:p>1,04132026808778</text:p>
          </table:table-cell>
          <table:table-cell table:formula="of:=-[.$H$4]*[.B1855]" office:value-type="float" office:value="-0.520660134043891" calcext:value-type="float">
            <text:p>-0,520660134043891</text:p>
          </table:table-cell>
          <table:table-cell table:formula="of:=[.C1855]/[.$H$2]" office:value-type="float" office:value="-1.04132026808778" calcext:value-type="float">
            <text:p>-1,04132026808778</text:p>
          </table:table-cell>
          <table:table-cell table:formula="of:=[.E1854]+([.D1854]*([.A1855]-[.A1854]))" office:value-type="float" office:value="0.345283084889604" calcext:value-type="float">
            <text:p>0,345283084889604</text:p>
          </table:table-cell>
          <table:table-cell table:number-columns-repeated="3"/>
        </table:table-row>
        <table:table-row table:style-name="ro1">
          <table:table-cell table:formula="of:=[.A1855]+0.01" office:value-type="float" office:value="18.5400000000001" calcext:value-type="float">
            <text:p>18,5400000000001</text:p>
          </table:table-cell>
          <table:table-cell table:formula="of:=[.B1855]+([.E1855]*([.A1856]-[.A1855]))" office:value-type="float" office:value="1.04477309893668" calcext:value-type="float">
            <text:p>1,04477309893668</text:p>
          </table:table-cell>
          <table:table-cell table:formula="of:=-[.$H$4]*[.B1856]" office:value-type="float" office:value="-0.522386549468339" calcext:value-type="float">
            <text:p>-0,522386549468339</text:p>
          </table:table-cell>
          <table:table-cell table:formula="of:=[.C1856]/[.$H$2]" office:value-type="float" office:value="-1.04477309893668" calcext:value-type="float">
            <text:p>-1,04477309893668</text:p>
          </table:table-cell>
          <table:table-cell table:formula="of:=[.E1855]+([.D1855]*([.A1856]-[.A1855]))" office:value-type="float" office:value="0.334869882208725" calcext:value-type="float">
            <text:p>0,334869882208725</text:p>
          </table:table-cell>
          <table:table-cell table:number-columns-repeated="3"/>
        </table:table-row>
        <table:table-row table:style-name="ro1">
          <table:table-cell table:formula="of:=[.A1856]+0.01" office:value-type="float" office:value="18.5500000000001" calcext:value-type="float">
            <text:p>18,5500000000001</text:p>
          </table:table-cell>
          <table:table-cell table:formula="of:=[.B1856]+([.E1856]*([.A1857]-[.A1856]))" office:value-type="float" office:value="1.04812179775877" calcext:value-type="float">
            <text:p>1,04812179775877</text:p>
          </table:table-cell>
          <table:table-cell table:formula="of:=-[.$H$4]*[.B1857]" office:value-type="float" office:value="-0.524060898879383" calcext:value-type="float">
            <text:p>-0,524060898879383</text:p>
          </table:table-cell>
          <table:table-cell table:formula="of:=[.C1857]/[.$H$2]" office:value-type="float" office:value="-1.04812179775877" calcext:value-type="float">
            <text:p>-1,04812179775877</text:p>
          </table:table-cell>
          <table:table-cell table:formula="of:=[.E1856]+([.D1856]*([.A1857]-[.A1856]))" office:value-type="float" office:value="0.324422151219356" calcext:value-type="float">
            <text:p>0,324422151219356</text:p>
          </table:table-cell>
          <table:table-cell table:number-columns-repeated="3"/>
        </table:table-row>
        <table:table-row table:style-name="ro1">
          <table:table-cell table:formula="of:=[.A1857]+0.01" office:value-type="float" office:value="18.5600000000001" calcext:value-type="float">
            <text:p>18,5600000000001</text:p>
          </table:table-cell>
          <table:table-cell table:formula="of:=[.B1857]+([.E1857]*([.A1858]-[.A1857]))" office:value-type="float" office:value="1.05136601927096" calcext:value-type="float">
            <text:p>1,05136601927096</text:p>
          </table:table-cell>
          <table:table-cell table:formula="of:=-[.$H$4]*[.B1858]" office:value-type="float" office:value="-0.52568300963548" calcext:value-type="float">
            <text:p>-0,52568300963548</text:p>
          </table:table-cell>
          <table:table-cell table:formula="of:=[.C1858]/[.$H$2]" office:value-type="float" office:value="-1.05136601927096" calcext:value-type="float">
            <text:p>-1,05136601927096</text:p>
          </table:table-cell>
          <table:table-cell table:formula="of:=[.E1857]+([.D1857]*([.A1858]-[.A1857]))" office:value-type="float" office:value="0.313940933241767" calcext:value-type="float">
            <text:p>0,313940933241767</text:p>
          </table:table-cell>
          <table:table-cell table:number-columns-repeated="3"/>
        </table:table-row>
        <table:table-row table:style-name="ro1">
          <table:table-cell table:formula="of:=[.A1858]+0.01" office:value-type="float" office:value="18.5700000000001" calcext:value-type="float">
            <text:p>18,5700000000001</text:p>
          </table:table-cell>
          <table:table-cell table:formula="of:=[.B1858]+([.E1858]*([.A1859]-[.A1858]))" office:value-type="float" office:value="1.05450542860338" calcext:value-type="float">
            <text:p>1,05450542860338</text:p>
          </table:table-cell>
          <table:table-cell table:formula="of:=-[.$H$4]*[.B1859]" office:value-type="float" office:value="-0.527252714301689" calcext:value-type="float">
            <text:p>-0,527252714301689</text:p>
          </table:table-cell>
          <table:table-cell table:formula="of:=[.C1859]/[.$H$2]" office:value-type="float" office:value="-1.05450542860338" calcext:value-type="float">
            <text:p>-1,05450542860338</text:p>
          </table:table-cell>
          <table:table-cell table:formula="of:=[.E1858]+([.D1858]*([.A1859]-[.A1858]))" office:value-type="float" office:value="0.303427273049056" calcext:value-type="float">
            <text:p>0,303427273049056</text:p>
          </table:table-cell>
          <table:table-cell table:number-columns-repeated="3"/>
        </table:table-row>
        <table:table-row table:style-name="ro1">
          <table:table-cell table:formula="of:=[.A1859]+0.01" office:value-type="float" office:value="18.5800000000001" calcext:value-type="float">
            <text:p>18,5800000000001</text:p>
          </table:table-cell>
          <table:table-cell table:formula="of:=[.B1859]+([.E1859]*([.A1860]-[.A1859]))" office:value-type="float" office:value="1.05753970133387" calcext:value-type="float">
            <text:p>1,05753970133387</text:p>
          </table:table-cell>
          <table:table-cell table:formula="of:=-[.$H$4]*[.B1860]" office:value-type="float" office:value="-0.528769850666934" calcext:value-type="float">
            <text:p>-0,528769850666934</text:p>
          </table:table-cell>
          <table:table-cell table:formula="of:=[.C1860]/[.$H$2]" office:value-type="float" office:value="-1.05753970133387" calcext:value-type="float">
            <text:p>-1,05753970133387</text:p>
          </table:table-cell>
          <table:table-cell table:formula="of:=[.E1859]+([.D1859]*([.A1860]-[.A1859]))" office:value-type="float" office:value="0.292882218763021" calcext:value-type="float">
            <text:p>0,292882218763021</text:p>
          </table:table-cell>
          <table:table-cell table:number-columns-repeated="3"/>
        </table:table-row>
        <table:table-row table:style-name="ro1">
          <table:table-cell table:formula="of:=[.A1860]+0.01" office:value-type="float" office:value="18.5900000000001" calcext:value-type="float">
            <text:p>18,5900000000001</text:p>
          </table:table-cell>
          <table:table-cell table:formula="of:=[.B1860]+([.E1860]*([.A1861]-[.A1860]))" office:value-type="float" office:value="1.0604685235215" calcext:value-type="float">
            <text:p>1,0604685235215</text:p>
          </table:table-cell>
          <table:table-cell table:formula="of:=-[.$H$4]*[.B1861]" office:value-type="float" office:value="-0.53023426176075" calcext:value-type="float">
            <text:p>-0,53023426176075</text:p>
          </table:table-cell>
          <table:table-cell table:formula="of:=[.C1861]/[.$H$2]" office:value-type="float" office:value="-1.0604685235215" calcext:value-type="float">
            <text:p>-1,0604685235215</text:p>
          </table:table-cell>
          <table:table-cell table:formula="of:=[.E1860]+([.D1860]*([.A1861]-[.A1860]))" office:value-type="float" office:value="0.28230682174968" calcext:value-type="float">
            <text:p>0,28230682174968</text:p>
          </table:table-cell>
          <table:table-cell table:number-columns-repeated="3"/>
        </table:table-row>
        <table:table-row table:style-name="ro1">
          <table:table-cell table:formula="of:=[.A1861]+0.01" office:value-type="float" office:value="18.6000000000001" calcext:value-type="float">
            <text:p>18,6000000000001</text:p>
          </table:table-cell>
          <table:table-cell table:formula="of:=[.B1861]+([.E1861]*([.A1862]-[.A1861]))" office:value-type="float" office:value="1.063291591739" calcext:value-type="float">
            <text:p>1,063291591739</text:p>
          </table:table-cell>
          <table:table-cell table:formula="of:=-[.$H$4]*[.B1862]" office:value-type="float" office:value="-0.531645795869498" calcext:value-type="float">
            <text:p>-0,531645795869498</text:p>
          </table:table-cell>
          <table:table-cell table:formula="of:=[.C1862]/[.$H$2]" office:value-type="float" office:value="-1.063291591739" calcext:value-type="float">
            <text:p>-1,063291591739</text:p>
          </table:table-cell>
          <table:table-cell table:formula="of:=[.E1861]+([.D1861]*([.A1862]-[.A1861]))" office:value-type="float" office:value="0.271702136514464" calcext:value-type="float">
            <text:p>0,271702136514464</text:p>
          </table:table-cell>
          <table:table-cell table:number-columns-repeated="3"/>
        </table:table-row>
        <table:table-row table:style-name="ro1">
          <table:table-cell table:formula="of:=[.A1862]+0.01" office:value-type="float" office:value="18.6100000000001" calcext:value-type="float">
            <text:p>18,6100000000001</text:p>
          </table:table-cell>
          <table:table-cell table:formula="of:=[.B1862]+([.E1862]*([.A1863]-[.A1862]))" office:value-type="float" office:value="1.06600861310414" calcext:value-type="float">
            <text:p>1,06600861310414</text:p>
          </table:table-cell>
          <table:table-cell table:formula="of:=-[.$H$4]*[.B1863]" office:value-type="float" office:value="-0.533004306552071" calcext:value-type="float">
            <text:p>-0,533004306552071</text:p>
          </table:table-cell>
          <table:table-cell table:formula="of:=[.C1863]/[.$H$2]" office:value-type="float" office:value="-1.06600861310414" calcext:value-type="float">
            <text:p>-1,06600861310414</text:p>
          </table:table-cell>
          <table:table-cell table:formula="of:=[.E1862]+([.D1862]*([.A1863]-[.A1862]))" office:value-type="float" office:value="0.261069220597072" calcext:value-type="float">
            <text:p>0,261069220597072</text:p>
          </table:table-cell>
          <table:table-cell table:number-columns-repeated="3"/>
        </table:table-row>
        <table:table-row table:style-name="ro1">
          <table:table-cell table:formula="of:=[.A1863]+0.01" office:value-type="float" office:value="18.6200000000001" calcext:value-type="float">
            <text:p>18,6200000000001</text:p>
          </table:table-cell>
          <table:table-cell table:formula="of:=[.B1863]+([.E1863]*([.A1864]-[.A1863]))" office:value-type="float" office:value="1.06861930531011" calcext:value-type="float">
            <text:p>1,06861930531011</text:p>
          </table:table-cell>
          <table:table-cell table:formula="of:=-[.$H$4]*[.B1864]" office:value-type="float" office:value="-0.534309652655057" calcext:value-type="float">
            <text:p>-0,534309652655057</text:p>
          </table:table-cell>
          <table:table-cell table:formula="of:=[.C1864]/[.$H$2]" office:value-type="float" office:value="-1.06861930531011" calcext:value-type="float">
            <text:p>-1,06861930531011</text:p>
          </table:table-cell>
          <table:table-cell table:formula="of:=[.E1863]+([.D1863]*([.A1864]-[.A1863]))" office:value-type="float" office:value="0.250409134466029" calcext:value-type="float">
            <text:p>0,250409134466029</text:p>
          </table:table-cell>
          <table:table-cell table:number-columns-repeated="3"/>
        </table:table-row>
        <table:table-row table:style-name="ro1">
          <table:table-cell table:formula="of:=[.A1864]+0.01" office:value-type="float" office:value="18.6300000000001" calcext:value-type="float">
            <text:p>18,6300000000001</text:p>
          </table:table-cell>
          <table:table-cell table:formula="of:=[.B1864]+([.E1864]*([.A1865]-[.A1864]))" office:value-type="float" office:value="1.07112339665477" calcext:value-type="float">
            <text:p>1,07112339665477</text:p>
          </table:table-cell>
          <table:table-cell table:formula="of:=-[.$H$4]*[.B1865]" office:value-type="float" office:value="-0.535561698327387" calcext:value-type="float">
            <text:p>-0,535561698327387</text:p>
          </table:table-cell>
          <table:table-cell table:formula="of:=[.C1865]/[.$H$2]" office:value-type="float" office:value="-1.07112339665477" calcext:value-type="float">
            <text:p>-1,07112339665477</text:p>
          </table:table-cell>
          <table:table-cell table:formula="of:=[.E1864]+([.D1864]*([.A1865]-[.A1864]))" office:value-type="float" office:value="0.239722941412926" calcext:value-type="float">
            <text:p>0,239722941412926</text:p>
          </table:table-cell>
          <table:table-cell table:number-columns-repeated="3"/>
        </table:table-row>
        <table:table-row table:style-name="ro1">
          <table:table-cell table:formula="of:=[.A1865]+0.01" office:value-type="float" office:value="18.6400000000001" calcext:value-type="float">
            <text:p>18,6400000000001</text:p>
          </table:table-cell>
          <table:table-cell table:formula="of:=[.B1865]+([.E1865]*([.A1866]-[.A1865]))" office:value-type="float" office:value="1.0735206260689" calcext:value-type="float">
            <text:p>1,0735206260689</text:p>
          </table:table-cell>
          <table:table-cell table:formula="of:=-[.$H$4]*[.B1866]" office:value-type="float" office:value="-0.536760313034452" calcext:value-type="float">
            <text:p>-0,536760313034452</text:p>
          </table:table-cell>
          <table:table-cell table:formula="of:=[.C1866]/[.$H$2]" office:value-type="float" office:value="-1.0735206260689" calcext:value-type="float">
            <text:p>-1,0735206260689</text:p>
          </table:table-cell>
          <table:table-cell table:formula="of:=[.E1865]+([.D1865]*([.A1866]-[.A1865]))" office:value-type="float" office:value="0.229011707446377" calcext:value-type="float">
            <text:p>0,229011707446377</text:p>
          </table:table-cell>
          <table:table-cell table:number-columns-repeated="3"/>
        </table:table-row>
        <table:table-row table:style-name="ro1">
          <table:table-cell table:formula="of:=[.A1866]+0.01" office:value-type="float" office:value="18.6500000000001" calcext:value-type="float">
            <text:p>18,6500000000001</text:p>
          </table:table-cell>
          <table:table-cell table:formula="of:=[.B1866]+([.E1866]*([.A1867]-[.A1866]))" office:value-type="float" office:value="1.07581074314337" calcext:value-type="float">
            <text:p>1,07581074314337</text:p>
          </table:table-cell>
          <table:table-cell table:formula="of:=-[.$H$4]*[.B1867]" office:value-type="float" office:value="-0.537905371571684" calcext:value-type="float">
            <text:p>-0,537905371571684</text:p>
          </table:table-cell>
          <table:table-cell table:formula="of:=[.C1867]/[.$H$2]" office:value-type="float" office:value="-1.07581074314337" calcext:value-type="float">
            <text:p>-1,07581074314337</text:p>
          </table:table-cell>
          <table:table-cell table:formula="of:=[.E1866]+([.D1866]*([.A1867]-[.A1866]))" office:value-type="float" office:value="0.218276501185686" calcext:value-type="float">
            <text:p>0,218276501185686</text:p>
          </table:table-cell>
          <table:table-cell table:number-columns-repeated="3"/>
        </table:table-row>
        <table:table-row table:style-name="ro1">
          <table:table-cell table:formula="of:=[.A1867]+0.01" office:value-type="float" office:value="18.6600000000001" calcext:value-type="float">
            <text:p>18,6600000000001</text:p>
          </table:table-cell>
          <table:table-cell table:formula="of:=[.B1867]+([.E1867]*([.A1868]-[.A1867]))" office:value-type="float" office:value="1.07799350815522" calcext:value-type="float">
            <text:p>1,07799350815522</text:p>
          </table:table-cell>
          <table:table-cell table:formula="of:=-[.$H$4]*[.B1868]" office:value-type="float" office:value="-0.538996754077612" calcext:value-type="float">
            <text:p>-0,538996754077612</text:p>
          </table:table-cell>
          <table:table-cell table:formula="of:=[.C1868]/[.$H$2]" office:value-type="float" office:value="-1.07799350815522" calcext:value-type="float">
            <text:p>-1,07799350815522</text:p>
          </table:table-cell>
          <table:table-cell table:formula="of:=[.E1867]+([.D1867]*([.A1868]-[.A1867]))" office:value-type="float" office:value="0.207518393754251" calcext:value-type="float">
            <text:p>0,207518393754251</text:p>
          </table:table-cell>
          <table:table-cell table:number-columns-repeated="3"/>
        </table:table-row>
        <table:table-row table:style-name="ro1">
          <table:table-cell table:formula="of:=[.A1868]+0.01" office:value-type="float" office:value="18.6700000000001" calcext:value-type="float">
            <text:p>18,6700000000001</text:p>
          </table:table-cell>
          <table:table-cell table:formula="of:=[.B1868]+([.E1868]*([.A1869]-[.A1868]))" office:value-type="float" office:value="1.08006869209277" calcext:value-type="float">
            <text:p>1,08006869209277</text:p>
          </table:table-cell>
          <table:table-cell table:formula="of:=-[.$H$4]*[.B1869]" office:value-type="float" office:value="-0.540034346046384" calcext:value-type="float">
            <text:p>-0,540034346046384</text:p>
          </table:table-cell>
          <table:table-cell table:formula="of:=[.C1869]/[.$H$2]" office:value-type="float" office:value="-1.08006869209277" calcext:value-type="float">
            <text:p>-1,08006869209277</text:p>
          </table:table-cell>
          <table:table-cell table:formula="of:=[.E1868]+([.D1868]*([.A1869]-[.A1868]))" office:value-type="float" office:value="0.196738458672697" calcext:value-type="float">
            <text:p>0,196738458672697</text:p>
          </table:table-cell>
          <table:table-cell table:number-columns-repeated="3"/>
        </table:table-row>
        <table:table-row table:style-name="ro1">
          <table:table-cell table:formula="of:=[.A1869]+0.01" office:value-type="float" office:value="18.6800000000001" calcext:value-type="float">
            <text:p>18,6800000000001</text:p>
          </table:table-cell>
          <table:table-cell table:formula="of:=[.B1869]+([.E1869]*([.A1870]-[.A1869]))" office:value-type="float" office:value="1.08203607667949" calcext:value-type="float">
            <text:p>1,08203607667949</text:p>
          </table:table-cell>
          <table:table-cell table:formula="of:=-[.$H$4]*[.B1870]" office:value-type="float" office:value="-0.541018038339747" calcext:value-type="float">
            <text:p>-0,541018038339747</text:p>
          </table:table-cell>
          <table:table-cell table:formula="of:=[.C1870]/[.$H$2]" office:value-type="float" office:value="-1.08203607667949" calcext:value-type="float">
            <text:p>-1,08203607667949</text:p>
          </table:table-cell>
          <table:table-cell table:formula="of:=[.E1869]+([.D1869]*([.A1870]-[.A1869]))" office:value-type="float" office:value="0.185937771751767" calcext:value-type="float">
            <text:p>0,185937771751767</text:p>
          </table:table-cell>
          <table:table-cell table:number-columns-repeated="3"/>
        </table:table-row>
        <table:table-row table:style-name="ro1">
          <table:table-cell table:formula="of:=[.A1870]+0.01" office:value-type="float" office:value="18.6900000000001" calcext:value-type="float">
            <text:p>18,6900000000001</text:p>
          </table:table-cell>
          <table:table-cell table:formula="of:=[.B1870]+([.E1870]*([.A1871]-[.A1870]))" office:value-type="float" office:value="1.08389545439701" calcext:value-type="float">
            <text:p>1,08389545439701</text:p>
          </table:table-cell>
          <table:table-cell table:formula="of:=-[.$H$4]*[.B1871]" office:value-type="float" office:value="-0.541947727198506" calcext:value-type="float">
            <text:p>-0,541947727198506</text:p>
          </table:table-cell>
          <table:table-cell table:formula="of:=[.C1871]/[.$H$2]" office:value-type="float" office:value="-1.08389545439701" calcext:value-type="float">
            <text:p>-1,08389545439701</text:p>
          </table:table-cell>
          <table:table-cell table:formula="of:=[.E1870]+([.D1870]*([.A1871]-[.A1870]))" office:value-type="float" office:value="0.175117410984971" calcext:value-type="float">
            <text:p>0,175117410984971</text:p>
          </table:table-cell>
          <table:table-cell table:number-columns-repeated="3"/>
        </table:table-row>
        <table:table-row table:style-name="ro1">
          <table:table-cell table:formula="of:=[.A1871]+0.01" office:value-type="float" office:value="18.7000000000001" calcext:value-type="float">
            <text:p>18,7000000000001</text:p>
          </table:table-cell>
          <table:table-cell table:formula="of:=[.B1871]+([.E1871]*([.A1872]-[.A1871]))" office:value-type="float" office:value="1.08564662850686" calcext:value-type="float">
            <text:p>1,08564662850686</text:p>
          </table:table-cell>
          <table:table-cell table:formula="of:=-[.$H$4]*[.B1872]" office:value-type="float" office:value="-0.542823314253431" calcext:value-type="float">
            <text:p>-0,542823314253431</text:p>
          </table:table-cell>
          <table:table-cell table:formula="of:=[.C1872]/[.$H$2]" office:value-type="float" office:value="-1.08564662850686" calcext:value-type="float">
            <text:p>-1,08564662850686</text:p>
          </table:table-cell>
          <table:table-cell table:formula="of:=[.E1871]+([.D1871]*([.A1872]-[.A1871]))" office:value-type="float" office:value="0.164278456440999" calcext:value-type="float">
            <text:p>0,164278456440999</text:p>
          </table:table-cell>
          <table:table-cell table:number-columns-repeated="3"/>
        </table:table-row>
        <table:table-row table:style-name="ro1">
          <table:table-cell table:formula="of:=[.A1872]+0.01" office:value-type="float" office:value="18.7100000000001" calcext:value-type="float">
            <text:p>18,7100000000001</text:p>
          </table:table-cell>
          <table:table-cell table:formula="of:=[.B1872]+([.E1872]*([.A1873]-[.A1872]))" office:value-type="float" office:value="1.08728941307127" calcext:value-type="float">
            <text:p>1,08728941307127</text:p>
          </table:table-cell>
          <table:table-cell table:formula="of:=-[.$H$4]*[.B1873]" office:value-type="float" office:value="-0.543644706535636" calcext:value-type="float">
            <text:p>-0,543644706535636</text:p>
          </table:table-cell>
          <table:table-cell table:formula="of:=[.C1873]/[.$H$2]" office:value-type="float" office:value="-1.08728941307127" calcext:value-type="float">
            <text:p>-1,08728941307127</text:p>
          </table:table-cell>
          <table:table-cell table:formula="of:=[.E1872]+([.D1872]*([.A1873]-[.A1872]))" office:value-type="float" office:value="0.153421990155929" calcext:value-type="float">
            <text:p>0,153421990155929</text:p>
          </table:table-cell>
          <table:table-cell table:number-columns-repeated="3"/>
        </table:table-row>
        <table:table-row table:style-name="ro1">
          <table:table-cell table:formula="of:=[.A1873]+0.01" office:value-type="float" office:value="18.7200000000001" calcext:value-type="float">
            <text:p>18,7200000000001</text:p>
          </table:table-cell>
          <table:table-cell table:formula="of:=[.B1873]+([.E1873]*([.A1874]-[.A1873]))" office:value-type="float" office:value="1.08882363297283" calcext:value-type="float">
            <text:p>1,08882363297283</text:p>
          </table:table-cell>
          <table:table-cell table:formula="of:=-[.$H$4]*[.B1874]" office:value-type="float" office:value="-0.544411816486416" calcext:value-type="float">
            <text:p>-0,544411816486416</text:p>
          </table:table-cell>
          <table:table-cell table:formula="of:=[.C1874]/[.$H$2]" office:value-type="float" office:value="-1.08882363297283" calcext:value-type="float">
            <text:p>-1,08882363297283</text:p>
          </table:table-cell>
          <table:table-cell table:formula="of:=[.E1873]+([.D1873]*([.A1874]-[.A1873]))" office:value-type="float" office:value="0.142549096025214" calcext:value-type="float">
            <text:p>0,142549096025214</text:p>
          </table:table-cell>
          <table:table-cell table:number-columns-repeated="3"/>
        </table:table-row>
        <table:table-row table:style-name="ro1">
          <table:table-cell table:formula="of:=[.A1874]+0.01" office:value-type="float" office:value="18.7300000000001" calcext:value-type="float">
            <text:p>18,7300000000001</text:p>
          </table:table-cell>
          <table:table-cell table:formula="of:=[.B1874]+([.E1874]*([.A1875]-[.A1874]))" office:value-type="float" office:value="1.09024912393309" calcext:value-type="float">
            <text:p>1,09024912393309</text:p>
          </table:table-cell>
          <table:table-cell table:formula="of:=-[.$H$4]*[.B1875]" office:value-type="float" office:value="-0.545124561966542" calcext:value-type="float">
            <text:p>-0,545124561966542</text:p>
          </table:table-cell>
          <table:table-cell table:formula="of:=[.C1875]/[.$H$2]" office:value-type="float" office:value="-1.09024912393309" calcext:value-type="float">
            <text:p>-1,09024912393309</text:p>
          </table:table-cell>
          <table:table-cell table:formula="of:=[.E1874]+([.D1874]*([.A1875]-[.A1874]))" office:value-type="float" office:value="0.131660859695484" calcext:value-type="float">
            <text:p>0,131660859695484</text:p>
          </table:table-cell>
          <table:table-cell table:number-columns-repeated="3"/>
        </table:table-row>
        <table:table-row table:style-name="ro1">
          <table:table-cell table:formula="of:=[.A1875]+0.01" office:value-type="float" office:value="18.7400000000001" calcext:value-type="float">
            <text:p>18,7400000000001</text:p>
          </table:table-cell>
          <table:table-cell table:formula="of:=[.B1875]+([.E1875]*([.A1876]-[.A1875]))" office:value-type="float" office:value="1.09156573253004" calcext:value-type="float">
            <text:p>1,09156573253004</text:p>
          </table:table-cell>
          <table:table-cell table:formula="of:=-[.$H$4]*[.B1876]" office:value-type="float" office:value="-0.54578286626502" calcext:value-type="float">
            <text:p>-0,54578286626502</text:p>
          </table:table-cell>
          <table:table-cell table:formula="of:=[.C1876]/[.$H$2]" office:value-type="float" office:value="-1.09156573253004" calcext:value-type="float">
            <text:p>-1,09156573253004</text:p>
          </table:table-cell>
          <table:table-cell table:formula="of:=[.E1875]+([.D1875]*([.A1876]-[.A1875]))" office:value-type="float" office:value="0.120758368456152" calcext:value-type="float">
            <text:p>0,120758368456152</text:p>
          </table:table-cell>
          <table:table-cell table:number-columns-repeated="3"/>
        </table:table-row>
        <table:table-row table:style-name="ro1">
          <table:table-cell table:formula="of:=[.A1876]+0.01" office:value-type="float" office:value="18.7500000000001" calcext:value-type="float">
            <text:p>18,7500000000001</text:p>
          </table:table-cell>
          <table:table-cell table:formula="of:=[.B1876]+([.E1876]*([.A1877]-[.A1876]))" office:value-type="float" office:value="1.0927733162146" calcext:value-type="float">
            <text:p>1,0927733162146</text:p>
          </table:table-cell>
          <table:table-cell table:formula="of:=-[.$H$4]*[.B1877]" office:value-type="float" office:value="-0.546386658107301" calcext:value-type="float">
            <text:p>-0,546386658107301</text:p>
          </table:table-cell>
          <table:table-cell table:formula="of:=[.C1877]/[.$H$2]" office:value-type="float" office:value="-1.0927733162146" calcext:value-type="float">
            <text:p>-1,0927733162146</text:p>
          </table:table-cell>
          <table:table-cell table:formula="of:=[.E1876]+([.D1876]*([.A1877]-[.A1876]))" office:value-type="float" office:value="0.109842711130849" calcext:value-type="float">
            <text:p>0,109842711130849</text:p>
          </table:table-cell>
          <table:table-cell table:number-columns-repeated="3"/>
        </table:table-row>
        <table:table-row table:style-name="ro1">
          <table:table-cell table:formula="of:=[.A1877]+0.01" office:value-type="float" office:value="18.7600000000001" calcext:value-type="float">
            <text:p>18,7600000000001</text:p>
          </table:table-cell>
          <table:table-cell table:formula="of:=[.B1877]+([.E1877]*([.A1878]-[.A1877]))" office:value-type="float" office:value="1.09387174332591" calcext:value-type="float">
            <text:p>1,09387174332591</text:p>
          </table:table-cell>
          <table:table-cell table:formula="of:=-[.$H$4]*[.B1878]" office:value-type="float" office:value="-0.546935871662955" calcext:value-type="float">
            <text:p>-0,546935871662955</text:p>
          </table:table-cell>
          <table:table-cell table:formula="of:=[.C1878]/[.$H$2]" office:value-type="float" office:value="-1.09387174332591" calcext:value-type="float">
            <text:p>-1,09387174332591</text:p>
          </table:table-cell>
          <table:table-cell table:formula="of:=[.E1877]+([.D1877]*([.A1878]-[.A1877]))" office:value-type="float" office:value="0.0989149779687017" calcext:value-type="float">
            <text:p>0,098914977968702</text:p>
          </table:table-cell>
          <table:table-cell table:number-columns-repeated="3"/>
        </table:table-row>
        <table:table-row table:style-name="ro1">
          <table:table-cell table:formula="of:=[.A1878]+0.01" office:value-type="float" office:value="18.7700000000001" calcext:value-type="float">
            <text:p>18,7700000000001</text:p>
          </table:table-cell>
          <table:table-cell table:formula="of:=[.B1878]+([.E1878]*([.A1879]-[.A1878]))" office:value-type="float" office:value="1.0948608931056" calcext:value-type="float">
            <text:p>1,0948608931056</text:p>
          </table:table-cell>
          <table:table-cell table:formula="of:=-[.$H$4]*[.B1879]" office:value-type="float" office:value="-0.547430446552799" calcext:value-type="float">
            <text:p>-0,547430446552799</text:p>
          </table:table-cell>
          <table:table-cell table:formula="of:=[.C1879]/[.$H$2]" office:value-type="float" office:value="-1.0948608931056" calcext:value-type="float">
            <text:p>-1,0948608931056</text:p>
          </table:table-cell>
          <table:table-cell table:formula="of:=[.E1878]+([.D1878]*([.A1879]-[.A1878]))" office:value-type="float" office:value="0.0879762605354409" calcext:value-type="float">
            <text:p>0,087976260535441</text:p>
          </table:table-cell>
          <table:table-cell table:number-columns-repeated="3"/>
        </table:table-row>
        <table:table-row table:style-name="ro1">
          <table:table-cell table:formula="of:=[.A1879]+0.01" office:value-type="float" office:value="18.7800000000001" calcext:value-type="float">
            <text:p>18,7800000000001</text:p>
          </table:table-cell>
          <table:table-cell table:formula="of:=[.B1879]+([.E1879]*([.A1880]-[.A1879]))" office:value-type="float" office:value="1.09574065571095" calcext:value-type="float">
            <text:p>1,09574065571095</text:p>
          </table:table-cell>
          <table:table-cell table:formula="of:=-[.$H$4]*[.B1880]" office:value-type="float" office:value="-0.547870327855476" calcext:value-type="float">
            <text:p>-0,547870327855476</text:p>
          </table:table-cell>
          <table:table-cell table:formula="of:=[.C1880]/[.$H$2]" office:value-type="float" office:value="-1.09574065571095" calcext:value-type="float">
            <text:p>-1,09574065571095</text:p>
          </table:table-cell>
          <table:table-cell table:formula="of:=[.E1879]+([.D1879]*([.A1880]-[.A1879]))" office:value-type="float" office:value="0.0770276516043832" calcext:value-type="float">
            <text:p>0,077027651604383</text:p>
          </table:table-cell>
          <table:table-cell table:number-columns-repeated="3"/>
        </table:table-row>
        <table:table-row table:style-name="ro1">
          <table:table-cell table:formula="of:=[.A1880]+0.01" office:value-type="float" office:value="18.7900000000001" calcext:value-type="float">
            <text:p>18,7900000000001</text:p>
          </table:table-cell>
          <table:table-cell table:formula="of:=[.B1880]+([.E1880]*([.A1881]-[.A1880]))" office:value-type="float" office:value="1.096510932227" calcext:value-type="float">
            <text:p>1,096510932227</text:p>
          </table:table-cell>
          <table:table-cell table:formula="of:=-[.$H$4]*[.B1881]" office:value-type="float" office:value="-0.548255466113498" calcext:value-type="float">
            <text:p>-0,548255466113498</text:p>
          </table:table-cell>
          <table:table-cell table:formula="of:=[.C1881]/[.$H$2]" office:value-type="float" office:value="-1.096510932227" calcext:value-type="float">
            <text:p>-1,096510932227</text:p>
          </table:table-cell>
          <table:table-cell table:formula="of:=[.E1880]+([.D1880]*([.A1881]-[.A1880]))" office:value-type="float" office:value="0.066070245047272" calcext:value-type="float">
            <text:p>0,066070245047272</text:p>
          </table:table-cell>
          <table:table-cell table:number-columns-repeated="3"/>
        </table:table-row>
        <table:table-row table:style-name="ro1">
          <table:table-cell table:formula="of:=[.A1881]+0.01" office:value-type="float" office:value="18.8000000000001" calcext:value-type="float">
            <text:p>18,8000000000001</text:p>
          </table:table-cell>
          <table:table-cell table:formula="of:=[.B1881]+([.E1881]*([.A1882]-[.A1881]))" office:value-type="float" office:value="1.09717163467747" calcext:value-type="float">
            <text:p>1,09717163467747</text:p>
          </table:table-cell>
          <table:table-cell table:formula="of:=-[.$H$4]*[.B1882]" office:value-type="float" office:value="-0.548585817338734" calcext:value-type="float">
            <text:p>-0,548585817338734</text:p>
          </table:table-cell>
          <table:table-cell table:formula="of:=[.C1882]/[.$H$2]" office:value-type="float" office:value="-1.09717163467747" calcext:value-type="float">
            <text:p>-1,09717163467747</text:p>
          </table:table-cell>
          <table:table-cell table:formula="of:=[.E1881]+([.D1881]*([.A1882]-[.A1881]))" office:value-type="float" office:value="0.0551051357250003" calcext:value-type="float">
            <text:p>0,055105135725</text:p>
          </table:table-cell>
          <table:table-cell table:number-columns-repeated="3"/>
        </table:table-row>
        <table:table-row table:style-name="ro1">
          <table:table-cell table:formula="of:=[.A1882]+0.01" office:value-type="float" office:value="18.8100000000001" calcext:value-type="float">
            <text:p>18,8100000000001</text:p>
          </table:table-cell>
          <table:table-cell table:formula="of:=[.B1882]+([.E1882]*([.A1883]-[.A1882]))" office:value-type="float" office:value="1.09772268603472" calcext:value-type="float">
            <text:p>1,09772268603472</text:p>
          </table:table-cell>
          <table:table-cell table:formula="of:=-[.$H$4]*[.B1883]" office:value-type="float" office:value="-0.54886134301736" calcext:value-type="float">
            <text:p>-0,54886134301736</text:p>
          </table:table-cell>
          <table:table-cell table:formula="of:=[.C1883]/[.$H$2]" office:value-type="float" office:value="-1.09772268603472" calcext:value-type="float">
            <text:p>-1,09772268603472</text:p>
          </table:table-cell>
          <table:table-cell table:formula="of:=[.E1882]+([.D1882]*([.A1883]-[.A1882]))" office:value-type="float" office:value="0.0441334193782239" calcext:value-type="float">
            <text:p>0,044133419378224</text:p>
          </table:table-cell>
          <table:table-cell table:number-columns-repeated="3"/>
        </table:table-row>
        <table:table-row table:style-name="ro1">
          <table:table-cell table:formula="of:=[.A1883]+0.01" office:value-type="float" office:value="18.8200000000001" calcext:value-type="float">
            <text:p>18,8200000000001</text:p>
          </table:table-cell>
          <table:table-cell table:formula="of:=[.B1883]+([.E1883]*([.A1884]-[.A1883]))" office:value-type="float" office:value="1.0981640202285" calcext:value-type="float">
            <text:p>1,0981640202285</text:p>
          </table:table-cell>
          <table:table-cell table:formula="of:=-[.$H$4]*[.B1884]" office:value-type="float" office:value="-0.549082010114251" calcext:value-type="float">
            <text:p>-0,549082010114251</text:p>
          </table:table-cell>
          <table:table-cell table:formula="of:=[.C1884]/[.$H$2]" office:value-type="float" office:value="-1.0981640202285" calcext:value-type="float">
            <text:p>-1,0981640202285</text:p>
          </table:table-cell>
          <table:table-cell table:formula="of:=[.E1883]+([.D1883]*([.A1884]-[.A1883]))" office:value-type="float" office:value="0.033156192517875" calcext:value-type="float">
            <text:p>0,033156192517875</text:p>
          </table:table-cell>
          <table:table-cell table:number-columns-repeated="3"/>
        </table:table-row>
        <table:table-row table:style-name="ro1">
          <table:table-cell table:formula="of:=[.A1884]+0.01" office:value-type="float" office:value="18.8300000000001" calcext:value-type="float">
            <text:p>18,8300000000001</text:p>
          </table:table-cell>
          <table:table-cell table:formula="of:=[.B1884]+([.E1884]*([.A1885]-[.A1884]))" office:value-type="float" office:value="1.09849558215368" calcext:value-type="float">
            <text:p>1,09849558215368</text:p>
          </table:table-cell>
          <table:table-cell table:formula="of:=-[.$H$4]*[.B1885]" office:value-type="float" office:value="-0.54924779107684" calcext:value-type="float">
            <text:p>-0,54924779107684</text:p>
          </table:table-cell>
          <table:table-cell table:formula="of:=[.C1885]/[.$H$2]" office:value-type="float" office:value="-1.09849558215368" calcext:value-type="float">
            <text:p>-1,09849558215368</text:p>
          </table:table-cell>
          <table:table-cell table:formula="of:=[.E1884]+([.D1884]*([.A1885]-[.A1884]))" office:value-type="float" office:value="0.0221745523155883" calcext:value-type="float">
            <text:p>0,022174552315588</text:p>
          </table:table-cell>
          <table:table-cell table:number-columns-repeated="3"/>
        </table:table-row>
        <table:table-row table:style-name="ro1">
          <table:table-cell table:formula="of:=[.A1885]+0.01" office:value-type="float" office:value="18.8400000000001" calcext:value-type="float">
            <text:p>18,8400000000001</text:p>
          </table:table-cell>
          <table:table-cell table:formula="of:=[.B1885]+([.E1885]*([.A1886]-[.A1885]))" office:value-type="float" office:value="1.09871732767684" calcext:value-type="float">
            <text:p>1,09871732767684</text:p>
          </table:table-cell>
          <table:table-cell table:formula="of:=-[.$H$4]*[.B1886]" office:value-type="float" office:value="-0.549358663838418" calcext:value-type="float">
            <text:p>-0,549358663838418</text:p>
          </table:table-cell>
          <table:table-cell table:formula="of:=[.C1886]/[.$H$2]" office:value-type="float" office:value="-1.09871732767684" calcext:value-type="float">
            <text:p>-1,09871732767684</text:p>
          </table:table-cell>
          <table:table-cell table:formula="of:=[.E1885]+([.D1885]*([.A1886]-[.A1885]))" office:value-type="float" office:value="0.0111895964940498" calcext:value-type="float">
            <text:p>0,01118959649405</text:p>
          </table:table-cell>
          <table:table-cell table:number-columns-repeated="3"/>
        </table:table-row>
        <table:table-row table:style-name="ro1">
          <table:table-cell table:formula="of:=[.A1886]+0.01" office:value-type="float" office:value="18.8500000000001" calcext:value-type="float">
            <text:p>18,8500000000001</text:p>
          </table:table-cell>
          <table:table-cell table:formula="of:=[.B1886]+([.E1886]*([.A1887]-[.A1886]))" office:value-type="float" office:value="1.09882922364178" calcext:value-type="float">
            <text:p>1,09882922364178</text:p>
          </table:table-cell>
          <table:table-cell table:formula="of:=-[.$H$4]*[.B1887]" office:value-type="float" office:value="-0.549414611820888" calcext:value-type="float">
            <text:p>-0,549414611820888</text:p>
          </table:table-cell>
          <table:table-cell table:formula="of:=[.C1887]/[.$H$2]" office:value-type="float" office:value="-1.09882922364178" calcext:value-type="float">
            <text:p>-1,09882922364178</text:p>
          </table:table-cell>
          <table:table-cell table:formula="of:=[.E1886]+([.D1886]*([.A1887]-[.A1886]))" office:value-type="float" office:value="0.000202423217279681" calcext:value-type="float">
            <text:p>0,00020242321728</text:p>
          </table:table-cell>
          <table:table-cell table:number-columns-repeated="3"/>
        </table:table-row>
        <table:table-row table:style-name="ro1">
          <table:table-cell table:formula="of:=[.A1887]+0.01" office:value-type="float" office:value="18.8600000000001" calcext:value-type="float">
            <text:p>18,8600000000001</text:p>
          </table:table-cell>
          <table:table-cell table:formula="of:=[.B1887]+([.E1887]*([.A1888]-[.A1887]))" office:value-type="float" office:value="1.09883124787395" calcext:value-type="float">
            <text:p>1,09883124787395</text:p>
          </table:table-cell>
          <table:table-cell table:formula="of:=-[.$H$4]*[.B1888]" office:value-type="float" office:value="-0.549415623936975" calcext:value-type="float">
            <text:p>-0,549415623936975</text:p>
          </table:table-cell>
          <table:table-cell table:formula="of:=[.C1888]/[.$H$2]" office:value-type="float" office:value="-1.09883124787395" calcext:value-type="float">
            <text:p>-1,09883124787395</text:p>
          </table:table-cell>
          <table:table-cell table:formula="of:=[.E1887]+([.D1887]*([.A1888]-[.A1887]))" office:value-type="float" office:value="-0.0107858690191398" calcext:value-type="float">
            <text:p>-0,01078586901914</text:p>
          </table:table-cell>
          <table:table-cell table:number-columns-repeated="3"/>
        </table:table-row>
        <table:table-row table:style-name="ro1">
          <table:table-cell table:formula="of:=[.A1888]+0.01" office:value-type="float" office:value="18.8700000000002" calcext:value-type="float">
            <text:p>18,8700000000002</text:p>
          </table:table-cell>
          <table:table-cell table:formula="of:=[.B1888]+([.E1888]*([.A1889]-[.A1888]))" office:value-type="float" office:value="1.09872338918376" calcext:value-type="float">
            <text:p>1,09872338918376</text:p>
          </table:table-cell>
          <table:table-cell table:formula="of:=-[.$H$4]*[.B1889]" office:value-type="float" office:value="-0.549361694591879" calcext:value-type="float">
            <text:p>-0,549361694591879</text:p>
          </table:table-cell>
          <table:table-cell table:formula="of:=[.C1889]/[.$H$2]" office:value-type="float" office:value="-1.09872338918376" calcext:value-type="float">
            <text:p>-1,09872338918376</text:p>
          </table:table-cell>
          <table:table-cell table:formula="of:=[.E1888]+([.D1888]*([.A1889]-[.A1888]))" office:value-type="float" office:value="-0.021774181497881" calcext:value-type="float">
            <text:p>-0,021774181497881</text:p>
          </table:table-cell>
          <table:table-cell table:number-columns-repeated="3"/>
        </table:table-row>
        <table:table-row table:style-name="ro1">
          <table:table-cell table:formula="of:=[.A1889]+0.01" office:value-type="float" office:value="18.8800000000002" calcext:value-type="float">
            <text:p>18,8800000000002</text:p>
          </table:table-cell>
          <table:table-cell table:formula="of:=[.B1889]+([.E1889]*([.A1890]-[.A1889]))" office:value-type="float" office:value="1.09850564736878" calcext:value-type="float">
            <text:p>1,09850564736878</text:p>
          </table:table-cell>
          <table:table-cell table:formula="of:=-[.$H$4]*[.B1890]" office:value-type="float" office:value="-0.549252823684389" calcext:value-type="float">
            <text:p>-0,549252823684389</text:p>
          </table:table-cell>
          <table:table-cell table:formula="of:=[.C1890]/[.$H$2]" office:value-type="float" office:value="-1.09850564736878" calcext:value-type="float">
            <text:p>-1,09850564736878</text:p>
          </table:table-cell>
          <table:table-cell table:formula="of:=[.E1889]+([.D1889]*([.A1890]-[.A1889]))" office:value-type="float" office:value="-0.0327614153897203" calcext:value-type="float">
            <text:p>-0,03276141538972</text:p>
          </table:table-cell>
          <table:table-cell table:number-columns-repeated="3"/>
        </table:table-row>
        <table:table-row table:style-name="ro1">
          <table:table-cell table:formula="of:=[.A1890]+0.01" office:value-type="float" office:value="18.8900000000002" calcext:value-type="float">
            <text:p>18,8900000000002</text:p>
          </table:table-cell>
          <table:table-cell table:formula="of:=[.B1890]+([.E1890]*([.A1891]-[.A1890]))" office:value-type="float" office:value="1.09817803321488" calcext:value-type="float">
            <text:p>1,09817803321488</text:p>
          </table:table-cell>
          <table:table-cell table:formula="of:=-[.$H$4]*[.B1891]" office:value-type="float" office:value="-0.549089016607441" calcext:value-type="float">
            <text:p>-0,549089016607441</text:p>
          </table:table-cell>
          <table:table-cell table:formula="of:=[.C1891]/[.$H$2]" office:value-type="float" office:value="-1.09817803321488" calcext:value-type="float">
            <text:p>-1,09817803321488</text:p>
          </table:table-cell>
          <table:table-cell table:formula="of:=[.E1890]+([.D1890]*([.A1891]-[.A1890]))" office:value-type="float" office:value="-0.0437464718634098" calcext:value-type="float">
            <text:p>-0,04374647186341</text:p>
          </table:table-cell>
          <table:table-cell table:number-columns-repeated="3"/>
        </table:table-row>
        <table:table-row table:style-name="ro1">
          <table:table-cell table:formula="of:=[.A1891]+0.01" office:value-type="float" office:value="18.9000000000002" calcext:value-type="float">
            <text:p>18,9000000000002</text:p>
          </table:table-cell>
          <table:table-cell table:formula="of:=[.B1891]+([.E1891]*([.A1892]-[.A1891]))" office:value-type="float" office:value="1.09774056849625" calcext:value-type="float">
            <text:p>1,09774056849625</text:p>
          </table:table-cell>
          <table:table-cell table:formula="of:=-[.$H$4]*[.B1892]" office:value-type="float" office:value="-0.548870284248124" calcext:value-type="float">
            <text:p>-0,548870284248124</text:p>
          </table:table-cell>
          <table:table-cell table:formula="of:=[.C1892]/[.$H$2]" office:value-type="float" office:value="-1.09774056849625" calcext:value-type="float">
            <text:p>-1,09774056849625</text:p>
          </table:table-cell>
          <table:table-cell table:formula="of:=[.E1891]+([.D1891]*([.A1892]-[.A1891]))" office:value-type="float" office:value="-0.0547282521955603" calcext:value-type="float">
            <text:p>-0,05472825219556</text:p>
          </table:table-cell>
          <table:table-cell table:number-columns-repeated="3"/>
        </table:table-row>
        <table:table-row table:style-name="ro1">
          <table:table-cell table:formula="of:=[.A1892]+0.01" office:value-type="float" office:value="18.9100000000002" calcext:value-type="float">
            <text:p>18,9100000000002</text:p>
          </table:table-cell>
          <table:table-cell table:formula="of:=[.B1892]+([.E1892]*([.A1893]-[.A1892]))" office:value-type="float" office:value="1.09719328597429" calcext:value-type="float">
            <text:p>1,09719328597429</text:p>
          </table:table-cell>
          <table:table-cell table:formula="of:=-[.$H$4]*[.B1893]" office:value-type="float" office:value="-0.548596642987146" calcext:value-type="float">
            <text:p>-0,548596642987146</text:p>
          </table:table-cell>
          <table:table-cell table:formula="of:=[.C1893]/[.$H$2]" office:value-type="float" office:value="-1.09719328597429" calcext:value-type="float">
            <text:p>-1,09719328597429</text:p>
          </table:table-cell>
          <table:table-cell table:formula="of:=[.E1892]+([.D1892]*([.A1893]-[.A1892]))" office:value-type="float" office:value="-0.0657056578805245" calcext:value-type="float">
            <text:p>-0,065705657880525</text:p>
          </table:table-cell>
          <table:table-cell table:number-columns-repeated="3"/>
        </table:table-row>
        <table:table-row table:style-name="ro1">
          <table:table-cell table:formula="of:=[.A1893]+0.01" office:value-type="float" office:value="18.9200000000002" calcext:value-type="float">
            <text:p>18,9200000000002</text:p>
          </table:table-cell>
          <table:table-cell table:formula="of:=[.B1893]+([.E1893]*([.A1894]-[.A1893]))" office:value-type="float" office:value="1.09653622939549" calcext:value-type="float">
            <text:p>1,09653622939549</text:p>
          </table:table-cell>
          <table:table-cell table:formula="of:=-[.$H$4]*[.B1894]" office:value-type="float" office:value="-0.548268114697743" calcext:value-type="float">
            <text:p>-0,548268114697743</text:p>
          </table:table-cell>
          <table:table-cell table:formula="of:=[.C1894]/[.$H$2]" office:value-type="float" office:value="-1.09653622939549" calcext:value-type="float">
            <text:p>-1,09653622939549</text:p>
          </table:table-cell>
          <table:table-cell table:formula="of:=[.E1893]+([.D1893]*([.A1894]-[.A1893]))" office:value-type="float" office:value="-0.0766775907402692" calcext:value-type="float">
            <text:p>-0,076677590740269</text:p>
          </table:table-cell>
          <table:table-cell table:number-columns-repeated="3"/>
        </table:table-row>
        <table:table-row table:style-name="ro1">
          <table:table-cell table:formula="of:=[.A1894]+0.01" office:value-type="float" office:value="18.9300000000002" calcext:value-type="float">
            <text:p>18,9300000000002</text:p>
          </table:table-cell>
          <table:table-cell table:formula="of:=[.B1894]+([.E1894]*([.A1895]-[.A1894]))" office:value-type="float" office:value="1.09576945348808" calcext:value-type="float">
            <text:p>1,09576945348808</text:p>
          </table:table-cell>
          <table:table-cell table:formula="of:=-[.$H$4]*[.B1895]" office:value-type="float" office:value="-0.547884726744042" calcext:value-type="float">
            <text:p>-0,547884726744042</text:p>
          </table:table-cell>
          <table:table-cell table:formula="of:=[.C1895]/[.$H$2]" office:value-type="float" office:value="-1.09576945348808" calcext:value-type="float">
            <text:p>-1,09576945348808</text:p>
          </table:table-cell>
          <table:table-cell table:formula="of:=[.E1894]+([.D1894]*([.A1895]-[.A1894]))" office:value-type="float" office:value="-0.0876429530342257" calcext:value-type="float">
            <text:p>-0,087642953034226</text:p>
          </table:table-cell>
          <table:table-cell table:number-columns-repeated="3"/>
        </table:table-row>
        <table:table-row table:style-name="ro1">
          <table:table-cell table:formula="of:=[.A1895]+0.01" office:value-type="float" office:value="18.9400000000002" calcext:value-type="float">
            <text:p>18,9400000000002</text:p>
          </table:table-cell>
          <table:table-cell table:formula="of:=[.B1895]+([.E1895]*([.A1896]-[.A1895]))" office:value-type="float" office:value="1.09489302395774" calcext:value-type="float">
            <text:p>1,09489302395774</text:p>
          </table:table-cell>
          <table:table-cell table:formula="of:=-[.$H$4]*[.B1896]" office:value-type="float" office:value="-0.54744651197887" calcext:value-type="float">
            <text:p>-0,54744651197887</text:p>
          </table:table-cell>
          <table:table-cell table:formula="of:=[.C1896]/[.$H$2]" office:value-type="float" office:value="-1.09489302395774" calcext:value-type="float">
            <text:p>-1,09489302395774</text:p>
          </table:table-cell>
          <table:table-cell table:formula="of:=[.E1895]+([.D1895]*([.A1896]-[.A1895]))" office:value-type="float" office:value="-0.0986006475691083" calcext:value-type="float">
            <text:p>-0,098600647569108</text:p>
          </table:table-cell>
          <table:table-cell table:number-columns-repeated="3"/>
        </table:table-row>
        <table:table-row table:style-name="ro1">
          <table:table-cell table:formula="of:=[.A1896]+0.01" office:value-type="float" office:value="18.9500000000002" calcext:value-type="float">
            <text:p>18,9500000000002</text:p>
          </table:table-cell>
          <table:table-cell table:formula="of:=[.B1896]+([.E1896]*([.A1897]-[.A1896]))" office:value-type="float" office:value="1.09390701748205" calcext:value-type="float">
            <text:p>1,09390701748205</text:p>
          </table:table-cell>
          <table:table-cell table:formula="of:=-[.$H$4]*[.B1897]" office:value-type="float" office:value="-0.546953508741025" calcext:value-type="float">
            <text:p>-0,546953508741025</text:p>
          </table:table-cell>
          <table:table-cell table:formula="of:=[.C1897]/[.$H$2]" office:value-type="float" office:value="-1.09390701748205" calcext:value-type="float">
            <text:p>-1,09390701748205</text:p>
          </table:table-cell>
          <table:table-cell table:formula="of:=[.E1896]+([.D1896]*([.A1897]-[.A1896]))" office:value-type="float" office:value="-0.109549577808687" calcext:value-type="float">
            <text:p>-0,109549577808687</text:p>
          </table:table-cell>
          <table:table-cell table:number-columns-repeated="3"/>
        </table:table-row>
        <table:table-row table:style-name="ro1">
          <table:table-cell table:formula="of:=[.A1897]+0.01" office:value-type="float" office:value="18.9600000000002" calcext:value-type="float">
            <text:p>18,9600000000002</text:p>
          </table:table-cell>
          <table:table-cell table:formula="of:=[.B1897]+([.E1897]*([.A1898]-[.A1897]))" office:value-type="float" office:value="1.09281152170396" calcext:value-type="float">
            <text:p>1,09281152170396</text:p>
          </table:table-cell>
          <table:table-cell table:formula="of:=-[.$H$4]*[.B1898]" office:value-type="float" office:value="-0.546405760851981" calcext:value-type="float">
            <text:p>-0,546405760851981</text:p>
          </table:table-cell>
          <table:table-cell table:formula="of:=[.C1898]/[.$H$2]" office:value-type="float" office:value="-1.09281152170396" calcext:value-type="float">
            <text:p>-1,09281152170396</text:p>
          </table:table-cell>
          <table:table-cell table:formula="of:=[.E1897]+([.D1897]*([.A1898]-[.A1897]))" office:value-type="float" office:value="-0.12048864798351" calcext:value-type="float">
            <text:p>-0,12048864798351</text:p>
          </table:table-cell>
          <table:table-cell table:number-columns-repeated="3"/>
        </table:table-row>
        <table:table-row table:style-name="ro1">
          <table:table-cell table:formula="of:=[.A1898]+0.01" office:value-type="float" office:value="18.9700000000002" calcext:value-type="float">
            <text:p>18,9700000000002</text:p>
          </table:table-cell>
          <table:table-cell table:formula="of:=[.B1898]+([.E1898]*([.A1899]-[.A1898]))" office:value-type="float" office:value="1.09160663522413" calcext:value-type="float">
            <text:p>1,09160663522413</text:p>
          </table:table-cell>
          <table:table-cell table:formula="of:=-[.$H$4]*[.B1899]" office:value-type="float" office:value="-0.545803317612064" calcext:value-type="float">
            <text:p>-0,545803317612064</text:p>
          </table:table-cell>
          <table:table-cell table:formula="of:=[.C1899]/[.$H$2]" office:value-type="float" office:value="-1.09160663522413" calcext:value-type="float">
            <text:p>-1,09160663522413</text:p>
          </table:table-cell>
          <table:table-cell table:formula="of:=[.E1898]+([.D1898]*([.A1899]-[.A1898]))" office:value-type="float" office:value="-0.131416763200551" calcext:value-type="float">
            <text:p>-0,131416763200551</text:p>
          </table:table-cell>
          <table:table-cell table:number-columns-repeated="3"/>
        </table:table-row>
        <table:table-row table:style-name="ro1">
          <table:table-cell table:formula="of:=[.A1899]+0.01" office:value-type="float" office:value="18.9800000000002" calcext:value-type="float">
            <text:p>18,9800000000002</text:p>
          </table:table-cell>
          <table:table-cell table:formula="of:=[.B1899]+([.E1899]*([.A1900]-[.A1899]))" office:value-type="float" office:value="1.09029246759212" calcext:value-type="float">
            <text:p>1,09029246759212</text:p>
          </table:table-cell>
          <table:table-cell table:formula="of:=-[.$H$4]*[.B1900]" office:value-type="float" office:value="-0.545146233796061" calcext:value-type="float">
            <text:p>-0,545146233796061</text:p>
          </table:table-cell>
          <table:table-cell table:formula="of:=[.C1900]/[.$H$2]" office:value-type="float" office:value="-1.09029246759212" calcext:value-type="float">
            <text:p>-1,09029246759212</text:p>
          </table:table-cell>
          <table:table-cell table:formula="of:=[.E1899]+([.D1899]*([.A1900]-[.A1899]))" office:value-type="float" office:value="-0.142332829552794" calcext:value-type="float">
            <text:p>-0,142332829552794</text:p>
          </table:table-cell>
          <table:table-cell table:number-columns-repeated="3"/>
        </table:table-row>
        <table:table-row table:style-name="ro1">
          <table:table-cell table:formula="of:=[.A1900]+0.01" office:value-type="float" office:value="18.9900000000002" calcext:value-type="float">
            <text:p>18,9900000000002</text:p>
          </table:table-cell>
          <table:table-cell table:formula="of:=[.B1900]+([.E1900]*([.A1901]-[.A1900]))" office:value-type="float" office:value="1.08886913929659" calcext:value-type="float">
            <text:p>1,08886913929659</text:p>
          </table:table-cell>
          <table:table-cell table:formula="of:=-[.$H$4]*[.B1901]" office:value-type="float" office:value="-0.544434569648297" calcext:value-type="float">
            <text:p>-0,544434569648297</text:p>
          </table:table-cell>
          <table:table-cell table:formula="of:=[.C1901]/[.$H$2]" office:value-type="float" office:value="-1.08886913929659" calcext:value-type="float">
            <text:p>-1,08886913929659</text:p>
          </table:table-cell>
          <table:table-cell table:formula="of:=[.E1900]+([.D1900]*([.A1901]-[.A1900]))" office:value-type="float" office:value="-0.153235754228717" calcext:value-type="float">
            <text:p>-0,153235754228717</text:p>
          </table:table-cell>
          <table:table-cell table:number-columns-repeated="3"/>
        </table:table-row>
        <table:table-row table:style-name="ro1">
          <table:table-cell table:formula="of:=[.A1901]+0.01" office:value-type="float" office:value="19.0000000000002" calcext:value-type="float">
            <text:p>19,0000000000002</text:p>
          </table:table-cell>
          <table:table-cell table:formula="of:=[.B1901]+([.E1901]*([.A1902]-[.A1901]))" office:value-type="float" office:value="1.08733678175431" calcext:value-type="float">
            <text:p>1,08733678175431</text:p>
          </table:table-cell>
          <table:table-cell table:formula="of:=-[.$H$4]*[.B1902]" office:value-type="float" office:value="-0.543668390877153" calcext:value-type="float">
            <text:p>-0,543668390877153</text:p>
          </table:table-cell>
          <table:table-cell table:formula="of:=[.C1902]/[.$H$2]" office:value-type="float" office:value="-1.08733678175431" calcext:value-type="float">
            <text:p>-1,08733678175431</text:p>
          </table:table-cell>
          <table:table-cell table:formula="of:=[.E1901]+([.D1901]*([.A1902]-[.A1901]))" office:value-type="float" office:value="-0.164124445621684" calcext:value-type="float">
            <text:p>-0,164124445621684</text:p>
          </table:table-cell>
          <table:table-cell table:number-columns-repeated="3"/>
        </table:table-row>
        <table:table-row table:style-name="ro1">
          <table:table-cell table:formula="of:=[.A1902]+0.01" office:value-type="float" office:value="19.0100000000002" calcext:value-type="float">
            <text:p>19,0100000000002</text:p>
          </table:table-cell>
          <table:table-cell table:formula="of:=[.B1902]+([.E1902]*([.A1903]-[.A1902]))" office:value-type="float" office:value="1.08569553729809" calcext:value-type="float">
            <text:p>1,08569553729809</text:p>
          </table:table-cell>
          <table:table-cell table:formula="of:=-[.$H$4]*[.B1903]" office:value-type="float" office:value="-0.542847768649045" calcext:value-type="float">
            <text:p>-0,542847768649045</text:p>
          </table:table-cell>
          <table:table-cell table:formula="of:=[.C1903]/[.$H$2]" office:value-type="float" office:value="-1.08569553729809" calcext:value-type="float">
            <text:p>-1,08569553729809</text:p>
          </table:table-cell>
          <table:table-cell table:formula="of:=[.E1902]+([.D1902]*([.A1903]-[.A1902]))" office:value-type="float" office:value="-0.174997813439229" calcext:value-type="float">
            <text:p>-0,174997813439229</text:p>
          </table:table-cell>
          <table:table-cell table:number-columns-repeated="3"/>
        </table:table-row>
        <table:table-row table:style-name="ro1">
          <table:table-cell table:formula="of:=[.A1903]+0.01" office:value-type="float" office:value="19.0200000000002" calcext:value-type="float">
            <text:p>19,0200000000002</text:p>
          </table:table-cell>
          <table:table-cell table:formula="of:=[.B1903]+([.E1903]*([.A1904]-[.A1903]))" office:value-type="float" office:value="1.0839455591637" calcext:value-type="float">
            <text:p>1,0839455591637</text:p>
          </table:table-cell>
          <table:table-cell table:formula="of:=-[.$H$4]*[.B1904]" office:value-type="float" office:value="-0.541972779581848" calcext:value-type="float">
            <text:p>-0,541972779581848</text:p>
          </table:table-cell>
          <table:table-cell table:formula="of:=[.C1904]/[.$H$2]" office:value-type="float" office:value="-1.0839455591637" calcext:value-type="float">
            <text:p>-1,0839455591637</text:p>
          </table:table-cell>
          <table:table-cell table:formula="of:=[.E1903]+([.D1903]*([.A1904]-[.A1903]))" office:value-type="float" office:value="-0.185854768812212" calcext:value-type="float">
            <text:p>-0,185854768812212</text:p>
          </table:table-cell>
          <table:table-cell table:number-columns-repeated="3"/>
        </table:table-row>
        <table:table-row table:style-name="ro1">
          <table:table-cell table:formula="of:=[.A1904]+0.01" office:value-type="float" office:value="19.0300000000002" calcext:value-type="float">
            <text:p>19,0300000000002</text:p>
          </table:table-cell>
          <table:table-cell table:formula="of:=[.B1904]+([.E1904]*([.A1905]-[.A1904]))" office:value-type="float" office:value="1.08208701147557" calcext:value-type="float">
            <text:p>1,08208701147557</text:p>
          </table:table-cell>
          <table:table-cell table:formula="of:=-[.$H$4]*[.B1905]" office:value-type="float" office:value="-0.541043505737787" calcext:value-type="float">
            <text:p>-0,541043505737787</text:p>
          </table:table-cell>
          <table:table-cell table:formula="of:=[.C1905]/[.$H$2]" office:value-type="float" office:value="-1.08208701147557" calcext:value-type="float">
            <text:p>-1,08208701147557</text:p>
          </table:table-cell>
          <table:table-cell table:formula="of:=[.E1904]+([.D1904]*([.A1905]-[.A1904]))" office:value-type="float" office:value="-0.19669422440385" calcext:value-type="float">
            <text:p>-0,19669422440385</text:p>
          </table:table-cell>
          <table:table-cell table:number-columns-repeated="3"/>
        </table:table-row>
        <table:table-row table:style-name="ro1">
          <table:table-cell table:formula="of:=[.A1905]+0.01" office:value-type="float" office:value="19.0400000000002" calcext:value-type="float">
            <text:p>19,0400000000002</text:p>
          </table:table-cell>
          <table:table-cell table:formula="of:=[.B1905]+([.E1905]*([.A1906]-[.A1905]))" office:value-type="float" office:value="1.08012006923154" calcext:value-type="float">
            <text:p>1,08012006923154</text:p>
          </table:table-cell>
          <table:table-cell table:formula="of:=-[.$H$4]*[.B1906]" office:value-type="float" office:value="-0.540060034615768" calcext:value-type="float">
            <text:p>-0,540060034615768</text:p>
          </table:table-cell>
          <table:table-cell table:formula="of:=[.C1906]/[.$H$2]" office:value-type="float" office:value="-1.08012006923154" calcext:value-type="float">
            <text:p>-1,08012006923154</text:p>
          </table:table-cell>
          <table:table-cell table:formula="of:=[.E1905]+([.D1905]*([.A1906]-[.A1905]))" office:value-type="float" office:value="-0.207515094518608" calcext:value-type="float">
            <text:p>-0,207515094518608</text:p>
          </table:table-cell>
          <table:table-cell table:number-columns-repeated="3"/>
        </table:table-row>
        <table:table-row table:style-name="ro1">
          <table:table-cell table:formula="of:=[.A1906]+0.01" office:value-type="float" office:value="19.0500000000002" calcext:value-type="float">
            <text:p>19,0500000000002</text:p>
          </table:table-cell>
          <table:table-cell table:formula="of:=[.B1906]+([.E1906]*([.A1907]-[.A1906]))" office:value-type="float" office:value="1.07804491828635" calcext:value-type="float">
            <text:p>1,07804491828635</text:p>
          </table:table-cell>
          <table:table-cell table:formula="of:=-[.$H$4]*[.B1907]" office:value-type="float" office:value="-0.539022459143174" calcext:value-type="float">
            <text:p>-0,539022459143174</text:p>
          </table:table-cell>
          <table:table-cell table:formula="of:=[.C1907]/[.$H$2]" office:value-type="float" office:value="-1.07804491828635" calcext:value-type="float">
            <text:p>-1,07804491828635</text:p>
          </table:table-cell>
          <table:table-cell table:formula="of:=[.E1906]+([.D1906]*([.A1907]-[.A1906]))" office:value-type="float" office:value="-0.218316295210925" calcext:value-type="float">
            <text:p>-0,218316295210925</text:p>
          </table:table-cell>
          <table:table-cell table:number-columns-repeated="3"/>
        </table:table-row>
        <table:table-row table:style-name="ro1">
          <table:table-cell table:formula="of:=[.A1907]+0.01" office:value-type="float" office:value="19.0600000000002" calcext:value-type="float">
            <text:p>19,0600000000002</text:p>
          </table:table-cell>
          <table:table-cell table:formula="of:=[.B1907]+([.E1907]*([.A1908]-[.A1907]))" office:value-type="float" office:value="1.07586175533424" calcext:value-type="float">
            <text:p>1,07586175533424</text:p>
          </table:table-cell>
          <table:table-cell table:formula="of:=-[.$H$4]*[.B1908]" office:value-type="float" office:value="-0.53793087766712" calcext:value-type="float">
            <text:p>-0,53793087766712</text:p>
          </table:table-cell>
          <table:table-cell table:formula="of:=[.C1908]/[.$H$2]" office:value-type="float" office:value="-1.07586175533424" calcext:value-type="float">
            <text:p>-1,07586175533424</text:p>
          </table:table-cell>
          <table:table-cell table:formula="of:=[.E1907]+([.D1907]*([.A1908]-[.A1907]))" office:value-type="float" office:value="-0.22909674439379" calcext:value-type="float">
            <text:p>-0,22909674439379</text:p>
          </table:table-cell>
          <table:table-cell table:number-columns-repeated="3"/>
        </table:table-row>
        <table:table-row table:style-name="ro1">
          <table:table-cell table:formula="of:=[.A1908]+0.01" office:value-type="float" office:value="19.0700000000002" calcext:value-type="float">
            <text:p>19,0700000000002</text:p>
          </table:table-cell>
          <table:table-cell table:formula="of:=[.B1908]+([.E1908]*([.A1909]-[.A1908]))" office:value-type="float" office:value="1.0735707878903" calcext:value-type="float">
            <text:p>1,0735707878903</text:p>
          </table:table-cell>
          <table:table-cell table:formula="of:=-[.$H$4]*[.B1909]" office:value-type="float" office:value="-0.536785393945151" calcext:value-type="float">
            <text:p>-0,536785393945151</text:p>
          </table:table-cell>
          <table:table-cell table:formula="of:=[.C1909]/[.$H$2]" office:value-type="float" office:value="-1.0735707878903" calcext:value-type="float">
            <text:p>-1,0735707878903</text:p>
          </table:table-cell>
          <table:table-cell table:formula="of:=[.E1908]+([.D1908]*([.A1909]-[.A1908]))" office:value-type="float" office:value="-0.239855361947134" calcext:value-type="float">
            <text:p>-0,239855361947134</text:p>
          </table:table-cell>
          <table:table-cell table:number-columns-repeated="3"/>
        </table:table-row>
        <table:table-row table:style-name="ro1">
          <table:table-cell table:formula="of:=[.A1909]+0.01" office:value-type="float" office:value="19.0800000000002" calcext:value-type="float">
            <text:p>19,0800000000002</text:p>
          </table:table-cell>
          <table:table-cell table:formula="of:=[.B1909]+([.E1909]*([.A1910]-[.A1909]))" office:value-type="float" office:value="1.07117223427083" calcext:value-type="float">
            <text:p>1,07117223427083</text:p>
          </table:table-cell>
          <table:table-cell table:formula="of:=-[.$H$4]*[.B1910]" office:value-type="float" office:value="-0.535586117135415" calcext:value-type="float">
            <text:p>-0,535586117135415</text:p>
          </table:table-cell>
          <table:table-cell table:formula="of:=[.C1910]/[.$H$2]" office:value-type="float" office:value="-1.07117223427083" calcext:value-type="float">
            <text:p>-1,07117223427083</text:p>
          </table:table-cell>
          <table:table-cell table:formula="of:=[.E1909]+([.D1909]*([.A1910]-[.A1909]))" office:value-type="float" office:value="-0.250591069826039" calcext:value-type="float">
            <text:p>-0,250591069826039</text:p>
          </table:table-cell>
          <table:table-cell table:number-columns-repeated="3"/>
        </table:table-row>
        <table:table-row table:style-name="ro1">
          <table:table-cell table:formula="of:=[.A1910]+0.01" office:value-type="float" office:value="19.0900000000002" calcext:value-type="float">
            <text:p>19,0900000000002</text:p>
          </table:table-cell>
          <table:table-cell table:formula="of:=[.B1910]+([.E1910]*([.A1911]-[.A1910]))" office:value-type="float" office:value="1.06866632357257" calcext:value-type="float">
            <text:p>1,06866632357257</text:p>
          </table:table-cell>
          <table:table-cell table:formula="of:=-[.$H$4]*[.B1911]" office:value-type="float" office:value="-0.534333161786284" calcext:value-type="float">
            <text:p>-0,534333161786284</text:p>
          </table:table-cell>
          <table:table-cell table:formula="of:=[.C1911]/[.$H$2]" office:value-type="float" office:value="-1.06866632357257" calcext:value-type="float">
            <text:p>-1,06866632357257</text:p>
          </table:table-cell>
          <table:table-cell table:formula="of:=[.E1910]+([.D1910]*([.A1911]-[.A1910]))" office:value-type="float" office:value="-0.261302792168749" calcext:value-type="float">
            <text:p>-0,261302792168749</text:p>
          </table:table-cell>
          <table:table-cell table:number-columns-repeated="3"/>
        </table:table-row>
        <table:table-row table:style-name="ro1">
          <table:table-cell table:formula="of:=[.A1911]+0.01" office:value-type="float" office:value="19.1000000000002" calcext:value-type="float">
            <text:p>19,1000000000002</text:p>
          </table:table-cell>
          <table:table-cell table:formula="of:=[.B1911]+([.E1911]*([.A1912]-[.A1911]))" office:value-type="float" office:value="1.06605329565088" calcext:value-type="float">
            <text:p>1,06605329565088</text:p>
          </table:table-cell>
          <table:table-cell table:formula="of:=-[.$H$4]*[.B1912]" office:value-type="float" office:value="-0.53302664782544" calcext:value-type="float">
            <text:p>-0,53302664782544</text:p>
          </table:table-cell>
          <table:table-cell table:formula="of:=[.C1912]/[.$H$2]" office:value-type="float" office:value="-1.06605329565088" calcext:value-type="float">
            <text:p>-1,06605329565088</text:p>
          </table:table-cell>
          <table:table-cell table:formula="of:=[.E1911]+([.D1911]*([.A1912]-[.A1911]))" office:value-type="float" office:value="-0.271989455404476" calcext:value-type="float">
            <text:p>-0,271989455404476</text:p>
          </table:table-cell>
          <table:table-cell table:number-columns-repeated="3"/>
        </table:table-row>
        <table:table-row table:style-name="ro1">
          <table:table-cell table:formula="of:=[.A1912]+0.01" office:value-type="float" office:value="19.1100000000002" calcext:value-type="float">
            <text:p>19,1100000000002</text:p>
          </table:table-cell>
          <table:table-cell table:formula="of:=[.B1912]+([.E1912]*([.A1913]-[.A1912]))" office:value-type="float" office:value="1.06333340109684" calcext:value-type="float">
            <text:p>1,06333340109684</text:p>
          </table:table-cell>
          <table:table-cell table:formula="of:=-[.$H$4]*[.B1913]" office:value-type="float" office:value="-0.531666700548418" calcext:value-type="float">
            <text:p>-0,531666700548418</text:p>
          </table:table-cell>
          <table:table-cell table:formula="of:=[.C1913]/[.$H$2]" office:value-type="float" office:value="-1.06333340109684" calcext:value-type="float">
            <text:p>-1,06333340109684</text:p>
          </table:table-cell>
          <table:table-cell table:formula="of:=[.E1912]+([.D1912]*([.A1913]-[.A1912]))" office:value-type="float" office:value="-0.282649988360987" calcext:value-type="float">
            <text:p>-0,282649988360987</text:p>
          </table:table-cell>
          <table:table-cell table:number-columns-repeated="3"/>
        </table:table-row>
        <table:table-row table:style-name="ro1">
          <table:table-cell table:formula="of:=[.A1913]+0.01" office:value-type="float" office:value="19.1200000000002" calcext:value-type="float">
            <text:p>19,1200000000002</text:p>
          </table:table-cell>
          <table:table-cell table:formula="of:=[.B1913]+([.E1913]*([.A1914]-[.A1913]))" office:value-type="float" office:value="1.06050690121323" calcext:value-type="float">
            <text:p>1,06050690121323</text:p>
          </table:table-cell>
          <table:table-cell table:formula="of:=-[.$H$4]*[.B1914]" office:value-type="float" office:value="-0.530253450606613" calcext:value-type="float">
            <text:p>-0,530253450606613</text:p>
          </table:table-cell>
          <table:table-cell table:formula="of:=[.C1914]/[.$H$2]" office:value-type="float" office:value="-1.06050690121323" calcext:value-type="float">
            <text:p>-1,06050690121323</text:p>
          </table:table-cell>
          <table:table-cell table:formula="of:=[.E1913]+([.D1913]*([.A1914]-[.A1913]))" office:value-type="float" office:value="-0.293283322371957" calcext:value-type="float">
            <text:p>-0,293283322371957</text:p>
          </table:table-cell>
          <table:table-cell table:number-columns-repeated="3"/>
        </table:table-row>
        <table:table-row table:style-name="ro1">
          <table:table-cell table:formula="of:=[.A1914]+0.01" office:value-type="float" office:value="19.1300000000002" calcext:value-type="float">
            <text:p>19,1300000000002</text:p>
          </table:table-cell>
          <table:table-cell table:formula="of:=[.B1914]+([.E1914]*([.A1915]-[.A1914]))" office:value-type="float" office:value="1.05757406798951" calcext:value-type="float">
            <text:p>1,05757406798951</text:p>
          </table:table-cell>
          <table:table-cell table:formula="of:=-[.$H$4]*[.B1915]" office:value-type="float" office:value="-0.528787033994753" calcext:value-type="float">
            <text:p>-0,528787033994753</text:p>
          </table:table-cell>
          <table:table-cell table:formula="of:=[.C1915]/[.$H$2]" office:value-type="float" office:value="-1.05757406798951" calcext:value-type="float">
            <text:p>-1,05757406798951</text:p>
          </table:table-cell>
          <table:table-cell table:formula="of:=[.E1914]+([.D1914]*([.A1915]-[.A1914]))" office:value-type="float" office:value="-0.303888391384091" calcext:value-type="float">
            <text:p>-0,303888391384091</text:p>
          </table:table-cell>
          <table:table-cell table:number-columns-repeated="3"/>
        </table:table-row>
        <table:table-row table:style-name="ro1">
          <table:table-cell table:formula="of:=[.A1915]+0.01" office:value-type="float" office:value="19.1400000000002" calcext:value-type="float">
            <text:p>19,1400000000002</text:p>
          </table:table-cell>
          <table:table-cell table:formula="of:=[.B1915]+([.E1915]*([.A1916]-[.A1915]))" office:value-type="float" office:value="1.05453518407566" calcext:value-type="float">
            <text:p>1,05453518407566</text:p>
          </table:table-cell>
          <table:table-cell table:formula="of:=-[.$H$4]*[.B1916]" office:value-type="float" office:value="-0.527267592037832" calcext:value-type="float">
            <text:p>-0,527267592037832</text:p>
          </table:table-cell>
          <table:table-cell table:formula="of:=[.C1916]/[.$H$2]" office:value-type="float" office:value="-1.05453518407566" calcext:value-type="float">
            <text:p>-1,05453518407566</text:p>
          </table:table-cell>
          <table:table-cell table:formula="of:=[.E1915]+([.D1915]*([.A1916]-[.A1915]))" office:value-type="float" office:value="-0.314464132063987" calcext:value-type="float">
            <text:p>-0,314464132063987</text:p>
          </table:table-cell>
          <table:table-cell table:number-columns-repeated="3"/>
        </table:table-row>
        <table:table-row table:style-name="ro1">
          <table:table-cell table:formula="of:=[.A1916]+0.01" office:value-type="float" office:value="19.1500000000002" calcext:value-type="float">
            <text:p>19,1500000000002</text:p>
          </table:table-cell>
          <table:table-cell table:formula="of:=[.B1916]+([.E1916]*([.A1917]-[.A1916]))" office:value-type="float" office:value="1.05139054275502" calcext:value-type="float">
            <text:p>1,05139054275502</text:p>
          </table:table-cell>
          <table:table-cell table:formula="of:=-[.$H$4]*[.B1917]" office:value-type="float" office:value="-0.525695271377512" calcext:value-type="float">
            <text:p>-0,525695271377512</text:p>
          </table:table-cell>
          <table:table-cell table:formula="of:=[.C1917]/[.$H$2]" office:value-type="float" office:value="-1.05139054275502" calcext:value-type="float">
            <text:p>-1,05139054275502</text:p>
          </table:table-cell>
          <table:table-cell table:formula="of:=[.E1916]+([.D1916]*([.A1917]-[.A1916]))" office:value-type="float" office:value="-0.325009483904746" calcext:value-type="float">
            <text:p>-0,325009483904746</text:p>
          </table:table-cell>
          <table:table-cell table:number-columns-repeated="3"/>
        </table:table-row>
        <table:table-row table:style-name="ro1">
          <table:table-cell table:formula="of:=[.A1917]+0.01" office:value-type="float" office:value="19.1600000000002" calcext:value-type="float">
            <text:p>19,1600000000002</text:p>
          </table:table-cell>
          <table:table-cell table:formula="of:=[.B1917]+([.E1917]*([.A1918]-[.A1917]))" office:value-type="float" office:value="1.04814044791598" calcext:value-type="float">
            <text:p>1,04814044791598</text:p>
          </table:table-cell>
          <table:table-cell table:formula="of:=-[.$H$4]*[.B1918]" office:value-type="float" office:value="-0.524070223957988" calcext:value-type="float">
            <text:p>-0,524070223957988</text:p>
          </table:table-cell>
          <table:table-cell table:formula="of:=[.C1918]/[.$H$2]" office:value-type="float" office:value="-1.04814044791598" calcext:value-type="float">
            <text:p>-1,04814044791598</text:p>
          </table:table-cell>
          <table:table-cell table:formula="of:=[.E1917]+([.D1917]*([.A1918]-[.A1917]))" office:value-type="float" office:value="-0.335523389332297" calcext:value-type="float">
            <text:p>-0,335523389332297</text:p>
          </table:table-cell>
          <table:table-cell table:number-columns-repeated="3"/>
        </table:table-row>
        <table:table-row table:style-name="ro1">
          <table:table-cell table:formula="of:=[.A1918]+0.01" office:value-type="float" office:value="19.1700000000002" calcext:value-type="float">
            <text:p>19,1700000000002</text:p>
          </table:table-cell>
          <table:table-cell table:formula="of:=[.B1918]+([.E1918]*([.A1919]-[.A1918]))" office:value-type="float" office:value="1.04478521402265" calcext:value-type="float">
            <text:p>1,04478521402265</text:p>
          </table:table-cell>
          <table:table-cell table:formula="of:=-[.$H$4]*[.B1919]" office:value-type="float" office:value="-0.522392607011326" calcext:value-type="float">
            <text:p>-0,522392607011326</text:p>
          </table:table-cell>
          <table:table-cell table:formula="of:=[.C1919]/[.$H$2]" office:value-type="float" office:value="-1.04478521402265" calcext:value-type="float">
            <text:p>-1,04478521402265</text:p>
          </table:table-cell>
          <table:table-cell table:formula="of:=[.E1918]+([.D1918]*([.A1919]-[.A1918]))" office:value-type="float" office:value="-0.346004793811459" calcext:value-type="float">
            <text:p>-0,346004793811459</text:p>
          </table:table-cell>
          <table:table-cell table:number-columns-repeated="3"/>
        </table:table-row>
        <table:table-row table:style-name="ro1">
          <table:table-cell table:formula="of:=[.A1919]+0.01" office:value-type="float" office:value="19.1800000000002" calcext:value-type="float">
            <text:p>19,1800000000002</text:p>
          </table:table-cell>
          <table:table-cell table:formula="of:=[.B1919]+([.E1919]*([.A1920]-[.A1919]))" office:value-type="float" office:value="1.04132516608454" calcext:value-type="float">
            <text:p>1,04132516608454</text:p>
          </table:table-cell>
          <table:table-cell table:formula="of:=-[.$H$4]*[.B1920]" office:value-type="float" office:value="-0.520662583042269" calcext:value-type="float">
            <text:p>-0,520662583042269</text:p>
          </table:table-cell>
          <table:table-cell table:formula="of:=[.C1920]/[.$H$2]" office:value-type="float" office:value="-1.04132516608454" calcext:value-type="float">
            <text:p>-1,04132516608454</text:p>
          </table:table-cell>
          <table:table-cell table:formula="of:=[.E1919]+([.D1919]*([.A1920]-[.A1919]))" office:value-type="float" office:value="-0.356452645951687" calcext:value-type="float">
            <text:p>-0,356452645951687</text:p>
          </table:table-cell>
          <table:table-cell table:number-columns-repeated="3"/>
        </table:table-row>
        <table:table-row table:style-name="ro1">
          <table:table-cell table:formula="of:=[.A1920]+0.01" office:value-type="float" office:value="19.1900000000002" calcext:value-type="float">
            <text:p>19,1900000000002</text:p>
          </table:table-cell>
          <table:table-cell table:formula="of:=[.B1920]+([.E1920]*([.A1921]-[.A1920]))" office:value-type="float" office:value="1.03776063962502" calcext:value-type="float">
            <text:p>1,03776063962502</text:p>
          </table:table-cell>
          <table:table-cell table:formula="of:=-[.$H$4]*[.B1921]" office:value-type="float" office:value="-0.51888031981251" calcext:value-type="float">
            <text:p>-0,51888031981251</text:p>
          </table:table-cell>
          <table:table-cell table:formula="of:=[.C1921]/[.$H$2]" office:value-type="float" office:value="-1.03776063962502" calcext:value-type="float">
            <text:p>-1,03776063962502</text:p>
          </table:table-cell>
          <table:table-cell table:formula="of:=[.E1920]+([.D1920]*([.A1921]-[.A1920]))" office:value-type="float" office:value="-0.366865897612534" calcext:value-type="float">
            <text:p>-0,366865897612534</text:p>
          </table:table-cell>
          <table:table-cell table:number-columns-repeated="3"/>
        </table:table-row>
        <table:table-row table:style-name="ro1">
          <table:table-cell table:formula="of:=[.A1921]+0.01" office:value-type="float" office:value="19.2000000000002" calcext:value-type="float">
            <text:p>19,2000000000002</text:p>
          </table:table-cell>
          <table:table-cell table:formula="of:=[.B1921]+([.E1921]*([.A1922]-[.A1921]))" office:value-type="float" office:value="1.03409198064889" calcext:value-type="float">
            <text:p>1,03409198064889</text:p>
          </table:table-cell>
          <table:table-cell table:formula="of:=-[.$H$4]*[.B1922]" office:value-type="float" office:value="-0.517045990324447" calcext:value-type="float">
            <text:p>-0,517045990324447</text:p>
          </table:table-cell>
          <table:table-cell table:formula="of:=[.C1922]/[.$H$2]" office:value-type="float" office:value="-1.03409198064889" calcext:value-type="float">
            <text:p>-1,03409198064889</text:p>
          </table:table-cell>
          <table:table-cell table:formula="of:=[.E1921]+([.D1921]*([.A1922]-[.A1921]))" office:value-type="float" office:value="-0.377243504008786" calcext:value-type="float">
            <text:p>-0,377243504008786</text:p>
          </table:table-cell>
          <table:table-cell table:number-columns-repeated="3"/>
        </table:table-row>
        <table:table-row table:style-name="ro1">
          <table:table-cell table:formula="of:=[.A1922]+0.01" office:value-type="float" office:value="19.2100000000002" calcext:value-type="float">
            <text:p>19,2100000000002</text:p>
          </table:table-cell>
          <table:table-cell table:formula="of:=[.B1922]+([.E1922]*([.A1923]-[.A1922]))" office:value-type="float" office:value="1.03031954560881" calcext:value-type="float">
            <text:p>1,03031954560881</text:p>
          </table:table-cell>
          <table:table-cell table:formula="of:=-[.$H$4]*[.B1923]" office:value-type="float" office:value="-0.515159772804403" calcext:value-type="float">
            <text:p>-0,515159772804403</text:p>
          </table:table-cell>
          <table:table-cell table:formula="of:=[.C1923]/[.$H$2]" office:value-type="float" office:value="-1.03031954560881" calcext:value-type="float">
            <text:p>-1,03031954560881</text:p>
          </table:table-cell>
          <table:table-cell table:formula="of:=[.E1922]+([.D1922]*([.A1923]-[.A1922]))" office:value-type="float" office:value="-0.387584423815276" calcext:value-type="float">
            <text:p>-0,387584423815276</text:p>
          </table:table-cell>
          <table:table-cell table:number-columns-repeated="3"/>
        </table:table-row>
        <table:table-row table:style-name="ro1">
          <table:table-cell table:formula="of:=[.A1923]+0.01" office:value-type="float" office:value="19.2200000000002" calcext:value-type="float">
            <text:p>19,2200000000002</text:p>
          </table:table-cell>
          <table:table-cell table:formula="of:=[.B1923]+([.E1923]*([.A1924]-[.A1923]))" office:value-type="float" office:value="1.02644370137065" calcext:value-type="float">
            <text:p>1,02644370137065</text:p>
          </table:table-cell>
          <table:table-cell table:formula="of:=-[.$H$4]*[.B1924]" office:value-type="float" office:value="-0.513221850685326" calcext:value-type="float">
            <text:p>-0,513221850685326</text:p>
          </table:table-cell>
          <table:table-cell table:formula="of:=[.C1924]/[.$H$2]" office:value-type="float" office:value="-1.02644370137065" calcext:value-type="float">
            <text:p>-1,02644370137065</text:p>
          </table:table-cell>
          <table:table-cell table:formula="of:=[.E1923]+([.D1923]*([.A1924]-[.A1923]))" office:value-type="float" office:value="-0.397887619271366" calcext:value-type="float">
            <text:p>-0,397887619271366</text:p>
          </table:table-cell>
          <table:table-cell table:number-columns-repeated="3"/>
        </table:table-row>
        <table:table-row table:style-name="ro1">
          <table:table-cell table:formula="of:=[.A1924]+0.01" office:value-type="float" office:value="19.2300000000002" calcext:value-type="float">
            <text:p>19,2300000000002</text:p>
          </table:table-cell>
          <table:table-cell table:formula="of:=[.B1924]+([.E1924]*([.A1925]-[.A1924]))" office:value-type="float" office:value="1.02246482517794" calcext:value-type="float">
            <text:p>1,02246482517794</text:p>
          </table:table-cell>
          <table:table-cell table:formula="of:=-[.$H$4]*[.B1925]" office:value-type="float" office:value="-0.511232412588969" calcext:value-type="float">
            <text:p>-0,511232412588969</text:p>
          </table:table-cell>
          <table:table-cell table:formula="of:=[.C1925]/[.$H$2]" office:value-type="float" office:value="-1.02246482517794" calcext:value-type="float">
            <text:p>-1,02246482517794</text:p>
          </table:table-cell>
          <table:table-cell table:formula="of:=[.E1924]+([.D1924]*([.A1925]-[.A1924]))" office:value-type="float" office:value="-0.408152056285074" calcext:value-type="float">
            <text:p>-0,408152056285074</text:p>
          </table:table-cell>
          <table:table-cell table:number-columns-repeated="3"/>
        </table:table-row>
        <table:table-row table:style-name="ro1">
          <table:table-cell table:formula="of:=[.A1925]+0.01" office:value-type="float" office:value="19.2400000000002" calcext:value-type="float">
            <text:p>19,2400000000002</text:p>
          </table:table-cell>
          <table:table-cell table:formula="of:=[.B1925]+([.E1925]*([.A1926]-[.A1925]))" office:value-type="float" office:value="1.01838330461509" calcext:value-type="float">
            <text:p>1,01838330461509</text:p>
          </table:table-cell>
          <table:table-cell table:formula="of:=-[.$H$4]*[.B1926]" office:value-type="float" office:value="-0.509191652307543" calcext:value-type="float">
            <text:p>-0,509191652307543</text:p>
          </table:table-cell>
          <table:table-cell table:formula="of:=[.C1926]/[.$H$2]" office:value-type="float" office:value="-1.01838330461509" calcext:value-type="float">
            <text:p>-1,01838330461509</text:p>
          </table:table-cell>
          <table:table-cell table:formula="of:=[.E1925]+([.D1925]*([.A1926]-[.A1925]))" office:value-type="float" office:value="-0.418376704536855" calcext:value-type="float">
            <text:p>-0,418376704536855</text:p>
          </table:table-cell>
          <table:table-cell table:number-columns-repeated="3"/>
        </table:table-row>
        <table:table-row table:style-name="ro1">
          <table:table-cell table:formula="of:=[.A1926]+0.01" office:value-type="float" office:value="19.2500000000002" calcext:value-type="float">
            <text:p>19,2500000000002</text:p>
          </table:table-cell>
          <table:table-cell table:formula="of:=[.B1926]+([.E1926]*([.A1927]-[.A1926]))" office:value-type="float" office:value="1.01419953756972" calcext:value-type="float">
            <text:p>1,01419953756972</text:p>
          </table:table-cell>
          <table:table-cell table:formula="of:=-[.$H$4]*[.B1927]" office:value-type="float" office:value="-0.507099768784858" calcext:value-type="float">
            <text:p>-0,507099768784858</text:p>
          </table:table-cell>
          <table:table-cell table:formula="of:=[.C1927]/[.$H$2]" office:value-type="float" office:value="-1.01419953756972" calcext:value-type="float">
            <text:p>-1,01419953756972</text:p>
          </table:table-cell>
          <table:table-cell table:formula="of:=[.E1926]+([.D1926]*([.A1927]-[.A1926]))" office:value-type="float" office:value="-0.428560537583008" calcext:value-type="float">
            <text:p>-0,428560537583008</text:p>
          </table:table-cell>
          <table:table-cell table:number-columns-repeated="3"/>
        </table:table-row>
        <table:table-row table:style-name="ro1">
          <table:table-cell table:formula="of:=[.A1927]+0.01" office:value-type="float" office:value="19.2600000000002" calcext:value-type="float">
            <text:p>19,2600000000002</text:p>
          </table:table-cell>
          <table:table-cell table:formula="of:=[.B1927]+([.E1927]*([.A1928]-[.A1927]))" office:value-type="float" office:value="1.00991393219389" calcext:value-type="float">
            <text:p>1,00991393219389</text:p>
          </table:table-cell>
          <table:table-cell table:formula="of:=-[.$H$4]*[.B1928]" office:value-type="float" office:value="-0.504956966096943" calcext:value-type="float">
            <text:p>-0,504956966096943</text:p>
          </table:table-cell>
          <table:table-cell table:formula="of:=[.C1928]/[.$H$2]" office:value-type="float" office:value="-1.00991393219389" calcext:value-type="float">
            <text:p>-1,00991393219389</text:p>
          </table:table-cell>
          <table:table-cell table:formula="of:=[.E1927]+([.D1927]*([.A1928]-[.A1927]))" office:value-type="float" office:value="-0.438702532958706" calcext:value-type="float">
            <text:p>-0,438702532958706</text:p>
          </table:table-cell>
          <table:table-cell table:number-columns-repeated="3"/>
        </table:table-row>
        <table:table-row table:style-name="ro1">
          <table:table-cell table:formula="of:=[.A1928]+0.01" office:value-type="float" office:value="19.2700000000002" calcext:value-type="float">
            <text:p>19,2700000000002</text:p>
          </table:table-cell>
          <table:table-cell table:formula="of:=[.B1928]+([.E1928]*([.A1929]-[.A1928]))" office:value-type="float" office:value="1.0055269068643" calcext:value-type="float">
            <text:p>1,0055269068643</text:p>
          </table:table-cell>
          <table:table-cell table:formula="of:=-[.$H$4]*[.B1929]" office:value-type="float" office:value="-0.502763453432149" calcext:value-type="float">
            <text:p>-0,502763453432149</text:p>
          </table:table-cell>
          <table:table-cell table:formula="of:=[.C1929]/[.$H$2]" office:value-type="float" office:value="-1.0055269068643" calcext:value-type="float">
            <text:p>-1,0055269068643</text:p>
          </table:table-cell>
          <table:table-cell table:formula="of:=[.E1928]+([.D1928]*([.A1929]-[.A1928]))" office:value-type="float" office:value="-0.448801672280647" calcext:value-type="float">
            <text:p>-0,448801672280647</text:p>
          </table:table-cell>
          <table:table-cell table:number-columns-repeated="3"/>
        </table:table-row>
        <table:table-row table:style-name="ro1">
          <table:table-cell table:formula="of:=[.A1929]+0.01" office:value-type="float" office:value="19.2800000000002" calcext:value-type="float">
            <text:p>19,2800000000002</text:p>
          </table:table-cell>
          <table:table-cell table:formula="of:=[.B1929]+([.E1929]*([.A1930]-[.A1929]))" office:value-type="float" office:value="1.00103889014149" calcext:value-type="float">
            <text:p>1,00103889014149</text:p>
          </table:table-cell>
          <table:table-cell table:formula="of:=-[.$H$4]*[.B1930]" office:value-type="float" office:value="-0.500519445070746" calcext:value-type="float">
            <text:p>-0,500519445070746</text:p>
          </table:table-cell>
          <table:table-cell table:formula="of:=[.C1930]/[.$H$2]" office:value-type="float" office:value="-1.00103889014149" calcext:value-type="float">
            <text:p>-1,00103889014149</text:p>
          </table:table-cell>
          <table:table-cell table:formula="of:=[.E1929]+([.D1929]*([.A1930]-[.A1929]))" office:value-type="float" office:value="-0.458856941349291" calcext:value-type="float">
            <text:p>-0,458856941349291</text:p>
          </table:table-cell>
          <table:table-cell table:number-columns-repeated="3"/>
        </table:table-row>
        <table:table-row table:style-name="ro1">
          <table:table-cell table:formula="of:=[.A1930]+0.01" office:value-type="float" office:value="19.2900000000002" calcext:value-type="float">
            <text:p>19,2900000000002</text:p>
          </table:table-cell>
          <table:table-cell table:formula="of:=[.B1930]+([.E1930]*([.A1931]-[.A1930]))" office:value-type="float" office:value="0.996450320727998" calcext:value-type="float">
            <text:p>0,996450320727998</text:p>
          </table:table-cell>
          <table:table-cell table:formula="of:=-[.$H$4]*[.B1931]" office:value-type="float" office:value="-0.498225160363999" calcext:value-type="float">
            <text:p>-0,498225160363999</text:p>
          </table:table-cell>
          <table:table-cell table:formula="of:=[.C1931]/[.$H$2]" office:value-type="float" office:value="-0.996450320727998" calcext:value-type="float">
            <text:p>-0,996450320727998</text:p>
          </table:table-cell>
          <table:table-cell table:formula="of:=[.E1930]+([.D1930]*([.A1931]-[.A1930]))" office:value-type="float" office:value="-0.468867330250708" calcext:value-type="float">
            <text:p>-0,468867330250708</text:p>
          </table:table-cell>
          <table:table-cell table:number-columns-repeated="3"/>
        </table:table-row>
        <table:table-row table:style-name="ro1">
          <table:table-cell table:formula="of:=[.A1931]+0.01" office:value-type="float" office:value="19.3000000000002" calcext:value-type="float">
            <text:p>19,3000000000002</text:p>
          </table:table-cell>
          <table:table-cell table:formula="of:=[.B1931]+([.E1931]*([.A1932]-[.A1931]))" office:value-type="float" office:value="0.99176164742549" calcext:value-type="float">
            <text:p>0,99176164742549</text:p>
          </table:table-cell>
          <table:table-cell table:formula="of:=-[.$H$4]*[.B1932]" office:value-type="float" office:value="-0.495880823712745" calcext:value-type="float">
            <text:p>-0,495880823712745</text:p>
          </table:table-cell>
          <table:table-cell table:formula="of:=[.C1932]/[.$H$2]" office:value-type="float" office:value="-0.99176164742549" calcext:value-type="float">
            <text:p>-0,99176164742549</text:p>
          </table:table-cell>
          <table:table-cell table:formula="of:=[.E1931]+([.D1931]*([.A1932]-[.A1931]))" office:value-type="float" office:value="-0.478831833457989" calcext:value-type="float">
            <text:p>-0,478831833457989</text:p>
          </table:table-cell>
          <table:table-cell table:number-columns-repeated="3"/>
        </table:table-row>
        <table:table-row table:style-name="ro1">
          <table:table-cell table:formula="of:=[.A1932]+0.01" office:value-type="float" office:value="19.3100000000002" calcext:value-type="float">
            <text:p>19,3100000000002</text:p>
          </table:table-cell>
          <table:table-cell table:formula="of:=[.B1932]+([.E1932]*([.A1933]-[.A1932]))" office:value-type="float" office:value="0.986973329090909" calcext:value-type="float">
            <text:p>0,986973329090909</text:p>
          </table:table-cell>
          <table:table-cell table:formula="of:=-[.$H$4]*[.B1933]" office:value-type="float" office:value="-0.493486664545455" calcext:value-type="float">
            <text:p>-0,493486664545455</text:p>
          </table:table-cell>
          <table:table-cell table:formula="of:=[.C1933]/[.$H$2]" office:value-type="float" office:value="-0.986973329090909" calcext:value-type="float">
            <text:p>-0,986973329090909</text:p>
          </table:table-cell>
          <table:table-cell table:formula="of:=[.E1932]+([.D1932]*([.A1933]-[.A1932]))" office:value-type="float" office:value="-0.488749449932246" calcext:value-type="float">
            <text:p>-0,488749449932246</text:p>
          </table:table-cell>
          <table:table-cell table:number-columns-repeated="3"/>
        </table:table-row>
        <table:table-row table:style-name="ro1">
          <table:table-cell table:formula="of:=[.A1933]+0.01" office:value-type="float" office:value="19.3200000000002" calcext:value-type="float">
            <text:p>19,3200000000002</text:p>
          </table:table-cell>
          <table:table-cell table:formula="of:=[.B1933]+([.E1933]*([.A1934]-[.A1933]))" office:value-type="float" office:value="0.982085834591586" calcext:value-type="float">
            <text:p>0,982085834591586</text:p>
          </table:table-cell>
          <table:table-cell table:formula="of:=-[.$H$4]*[.B1934]" office:value-type="float" office:value="-0.491042917295793" calcext:value-type="float">
            <text:p>-0,491042917295793</text:p>
          </table:table-cell>
          <table:table-cell table:formula="of:=[.C1934]/[.$H$2]" office:value-type="float" office:value="-0.982085834591586" calcext:value-type="float">
            <text:p>-0,982085834591586</text:p>
          </table:table-cell>
          <table:table-cell table:formula="of:=[.E1933]+([.D1933]*([.A1934]-[.A1933]))" office:value-type="float" office:value="-0.498619183223156" calcext:value-type="float">
            <text:p>-0,498619183223156</text:p>
          </table:table-cell>
          <table:table-cell table:number-columns-repeated="3"/>
        </table:table-row>
        <table:table-row table:style-name="ro1">
          <table:table-cell table:formula="of:=[.A1934]+0.01" office:value-type="float" office:value="19.3300000000002" calcext:value-type="float">
            <text:p>19,3300000000002</text:p>
          </table:table-cell>
          <table:table-cell table:formula="of:=[.B1934]+([.E1934]*([.A1935]-[.A1934]))" office:value-type="float" office:value="0.977099642759354" calcext:value-type="float">
            <text:p>0,977099642759354</text:p>
          </table:table-cell>
          <table:table-cell table:formula="of:=-[.$H$4]*[.B1935]" office:value-type="float" office:value="-0.488549821379677" calcext:value-type="float">
            <text:p>-0,488549821379677</text:p>
          </table:table-cell>
          <table:table-cell table:formula="of:=[.C1935]/[.$H$2]" office:value-type="float" office:value="-0.977099642759354" calcext:value-type="float">
            <text:p>-0,977099642759354</text:p>
          </table:table-cell>
          <table:table-cell table:formula="of:=[.E1934]+([.D1934]*([.A1935]-[.A1934]))" office:value-type="float" office:value="-0.508440041569074" calcext:value-type="float">
            <text:p>-0,508440041569074</text:p>
          </table:table-cell>
          <table:table-cell table:number-columns-repeated="3"/>
        </table:table-row>
        <table:table-row table:style-name="ro1">
          <table:table-cell table:formula="of:=[.A1935]+0.01" office:value-type="float" office:value="19.3400000000002" calcext:value-type="float">
            <text:p>19,3400000000002</text:p>
          </table:table-cell>
          <table:table-cell table:formula="of:=[.B1935]+([.E1935]*([.A1936]-[.A1935]))" office:value-type="float" office:value="0.972015242343662" calcext:value-type="float">
            <text:p>0,972015242343662</text:p>
          </table:table-cell>
          <table:table-cell table:formula="of:=-[.$H$4]*[.B1936]" office:value-type="float" office:value="-0.486007621171831" calcext:value-type="float">
            <text:p>-0,486007621171831</text:p>
          </table:table-cell>
          <table:table-cell table:formula="of:=[.C1936]/[.$H$2]" office:value-type="float" office:value="-0.972015242343662" calcext:value-type="float">
            <text:p>-0,972015242343662</text:p>
          </table:table-cell>
          <table:table-cell table:formula="of:=[.E1935]+([.D1935]*([.A1936]-[.A1935]))" office:value-type="float" office:value="-0.518211037996669" calcext:value-type="float">
            <text:p>-0,518211037996669</text:p>
          </table:table-cell>
          <table:table-cell table:number-columns-repeated="3"/>
        </table:table-row>
        <table:table-row table:style-name="ro1">
          <table:table-cell table:formula="of:=[.A1936]+0.01" office:value-type="float" office:value="19.3500000000002" calcext:value-type="float">
            <text:p>19,3500000000002</text:p>
          </table:table-cell>
          <table:table-cell table:formula="of:=[.B1936]+([.E1936]*([.A1937]-[.A1936]))" office:value-type="float" office:value="0.966833131963695" calcext:value-type="float">
            <text:p>0,966833131963695</text:p>
          </table:table-cell>
          <table:table-cell table:formula="of:=-[.$H$4]*[.B1937]" office:value-type="float" office:value="-0.483416565981847" calcext:value-type="float">
            <text:p>-0,483416565981847</text:p>
          </table:table-cell>
          <table:table-cell table:formula="of:=[.C1937]/[.$H$2]" office:value-type="float" office:value="-0.966833131963695" calcext:value-type="float">
            <text:p>-0,966833131963695</text:p>
          </table:table-cell>
          <table:table-cell table:formula="of:=[.E1936]+([.D1936]*([.A1937]-[.A1936]))" office:value-type="float" office:value="-0.527931190420107" calcext:value-type="float">
            <text:p>-0,527931190420107</text:p>
          </table:table-cell>
          <table:table-cell table:number-columns-repeated="3"/>
        </table:table-row>
        <table:table-row table:style-name="ro1">
          <table:table-cell table:formula="of:=[.A1937]+0.01" office:value-type="float" office:value="19.3600000000002" calcext:value-type="float">
            <text:p>19,3600000000002</text:p>
          </table:table-cell>
          <table:table-cell table:formula="of:=[.B1937]+([.E1937]*([.A1938]-[.A1937]))" office:value-type="float" office:value="0.961553820059493" calcext:value-type="float">
            <text:p>0,961553820059493</text:p>
          </table:table-cell>
          <table:table-cell table:formula="of:=-[.$H$4]*[.B1938]" office:value-type="float" office:value="-0.480776910029746" calcext:value-type="float">
            <text:p>-0,480776910029746</text:p>
          </table:table-cell>
          <table:table-cell table:formula="of:=[.C1938]/[.$H$2]" office:value-type="float" office:value="-0.961553820059493" calcext:value-type="float">
            <text:p>-0,961553820059493</text:p>
          </table:table-cell>
          <table:table-cell table:formula="of:=[.E1937]+([.D1937]*([.A1938]-[.A1937]))" office:value-type="float" office:value="-0.537599521739745" calcext:value-type="float">
            <text:p>-0,537599521739745</text:p>
          </table:table-cell>
          <table:table-cell table:number-columns-repeated="3"/>
        </table:table-row>
        <table:table-row table:style-name="ro1">
          <table:table-cell table:formula="of:=[.A1938]+0.01" office:value-type="float" office:value="19.3700000000002" calcext:value-type="float">
            <text:p>19,3700000000002</text:p>
          </table:table-cell>
          <table:table-cell table:formula="of:=[.B1938]+([.E1938]*([.A1939]-[.A1938]))" office:value-type="float" office:value="0.956177824842094" calcext:value-type="float">
            <text:p>0,956177824842094</text:p>
          </table:table-cell>
          <table:table-cell table:formula="of:=-[.$H$4]*[.B1939]" office:value-type="float" office:value="-0.478088912421047" calcext:value-type="float">
            <text:p>-0,478088912421047</text:p>
          </table:table-cell>
          <table:table-cell table:formula="of:=[.C1939]/[.$H$2]" office:value-type="float" office:value="-0.956177824842094" calcext:value-type="float">
            <text:p>-0,956177824842094</text:p>
          </table:table-cell>
          <table:table-cell table:formula="of:=[.E1938]+([.D1938]*([.A1939]-[.A1938]))" office:value-type="float" office:value="-0.547215059940342" calcext:value-type="float">
            <text:p>-0,547215059940342</text:p>
          </table:table-cell>
          <table:table-cell table:number-columns-repeated="3"/>
        </table:table-row>
        <table:table-row table:style-name="ro1">
          <table:table-cell table:formula="of:=[.A1939]+0.01" office:value-type="float" office:value="19.3800000000002" calcext:value-type="float">
            <text:p>19,3800000000002</text:p>
          </table:table-cell>
          <table:table-cell table:formula="of:=[.B1939]+([.E1939]*([.A1940]-[.A1939]))" office:value-type="float" office:value="0.95070567424269" calcext:value-type="float">
            <text:p>0,95070567424269</text:p>
          </table:table-cell>
          <table:table-cell table:formula="of:=-[.$H$4]*[.B1940]" office:value-type="float" office:value="-0.475352837121345" calcext:value-type="float">
            <text:p>-0,475352837121345</text:p>
          </table:table-cell>
          <table:table-cell table:formula="of:=[.C1940]/[.$H$2]" office:value-type="float" office:value="-0.95070567424269" calcext:value-type="float">
            <text:p>-0,95070567424269</text:p>
          </table:table-cell>
          <table:table-cell table:formula="of:=[.E1939]+([.D1939]*([.A1940]-[.A1939]))" office:value-type="float" office:value="-0.556776838188764" calcext:value-type="float">
            <text:p>-0,556776838188764</text:p>
          </table:table-cell>
          <table:table-cell table:number-columns-repeated="3"/>
        </table:table-row>
        <table:table-row table:style-name="ro1">
          <table:table-cell table:formula="of:=[.A1940]+0.01" office:value-type="float" office:value="19.3900000000002" calcext:value-type="float">
            <text:p>19,3900000000002</text:p>
          </table:table-cell>
          <table:table-cell table:formula="of:=[.B1940]+([.E1940]*([.A1941]-[.A1940]))" office:value-type="float" office:value="0.945137905860802" calcext:value-type="float">
            <text:p>0,945137905860802</text:p>
          </table:table-cell>
          <table:table-cell table:formula="of:=-[.$H$4]*[.B1941]" office:value-type="float" office:value="-0.472568952930401" calcext:value-type="float">
            <text:p>-0,472568952930401</text:p>
          </table:table-cell>
          <table:table-cell table:formula="of:=[.C1941]/[.$H$2]" office:value-type="float" office:value="-0.945137905860802" calcext:value-type="float">
            <text:p>-0,945137905860802</text:p>
          </table:table-cell>
          <table:table-cell table:formula="of:=[.E1940]+([.D1940]*([.A1941]-[.A1940]))" office:value-type="float" office:value="-0.566283894931193" calcext:value-type="float">
            <text:p>-0,566283894931193</text:p>
          </table:table-cell>
          <table:table-cell table:number-columns-repeated="3"/>
        </table:table-row>
        <table:table-row table:style-name="ro1">
          <table:table-cell table:formula="of:=[.A1941]+0.01" office:value-type="float" office:value="19.4000000000002" calcext:value-type="float">
            <text:p>19,4000000000002</text:p>
          </table:table-cell>
          <table:table-cell table:formula="of:=[.B1941]+([.E1941]*([.A1942]-[.A1941]))" office:value-type="float" office:value="0.939475066911489" calcext:value-type="float">
            <text:p>0,939475066911489</text:p>
          </table:table-cell>
          <table:table-cell table:formula="of:=-[.$H$4]*[.B1942]" office:value-type="float" office:value="-0.469737533455744" calcext:value-type="float">
            <text:p>-0,469737533455744</text:p>
          </table:table-cell>
          <table:table-cell table:formula="of:=[.C1942]/[.$H$2]" office:value-type="float" office:value="-0.939475066911489" calcext:value-type="float">
            <text:p>-0,939475066911489</text:p>
          </table:table-cell>
          <table:table-cell table:formula="of:=[.E1941]+([.D1941]*([.A1942]-[.A1941]))" office:value-type="float" office:value="-0.575735273989802" calcext:value-type="float">
            <text:p>-0,575735273989802</text:p>
          </table:table-cell>
          <table:table-cell table:number-columns-repeated="3"/>
        </table:table-row>
        <table:table-row table:style-name="ro1">
          <table:table-cell table:formula="of:=[.A1942]+0.01" office:value-type="float" office:value="19.4100000000002" calcext:value-type="float">
            <text:p>19,4100000000002</text:p>
          </table:table-cell>
          <table:table-cell table:formula="of:=[.B1942]+([.E1942]*([.A1943]-[.A1942]))" office:value-type="float" office:value="0.93371771417159" calcext:value-type="float">
            <text:p>0,93371771417159</text:p>
          </table:table-cell>
          <table:table-cell table:formula="of:=-[.$H$4]*[.B1943]" office:value-type="float" office:value="-0.466858857085795" calcext:value-type="float">
            <text:p>-0,466858857085795</text:p>
          </table:table-cell>
          <table:table-cell table:formula="of:=[.C1943]/[.$H$2]" office:value-type="float" office:value="-0.93371771417159" calcext:value-type="float">
            <text:p>-0,93371771417159</text:p>
          </table:table-cell>
          <table:table-cell table:formula="of:=[.E1942]+([.D1942]*([.A1943]-[.A1942]))" office:value-type="float" office:value="-0.585130024658919" calcext:value-type="float">
            <text:p>-0,585130024658919</text:p>
          </table:table-cell>
          <table:table-cell table:number-columns-repeated="3"/>
        </table:table-row>
        <table:table-row table:style-name="ro1">
          <table:table-cell table:formula="of:=[.A1943]+0.01" office:value-type="float" office:value="19.4200000000002" calcext:value-type="float">
            <text:p>19,4200000000002</text:p>
          </table:table-cell>
          <table:table-cell table:formula="of:=[.B1943]+([.E1943]*([.A1944]-[.A1943]))" office:value-type="float" office:value="0.927866413925" calcext:value-type="float">
            <text:p>0,927866413925</text:p>
          </table:table-cell>
          <table:table-cell table:formula="of:=-[.$H$4]*[.B1944]" office:value-type="float" office:value="-0.4639332069625" calcext:value-type="float">
            <text:p>-0,4639332069625</text:p>
          </table:table-cell>
          <table:table-cell table:formula="of:=[.C1944]/[.$H$2]" office:value-type="float" office:value="-0.927866413925" calcext:value-type="float">
            <text:p>-0,927866413925</text:p>
          </table:table-cell>
          <table:table-cell table:formula="of:=[.E1943]+([.D1943]*([.A1944]-[.A1943]))" office:value-type="float" office:value="-0.594467201800636" calcext:value-type="float">
            <text:p>-0,594467201800636</text:p>
          </table:table-cell>
          <table:table-cell table:number-columns-repeated="3"/>
        </table:table-row>
        <table:table-row table:style-name="ro1">
          <table:table-cell table:formula="of:=[.A1944]+0.01" office:value-type="float" office:value="19.4300000000002" calcext:value-type="float">
            <text:p>19,4300000000002</text:p>
          </table:table-cell>
          <table:table-cell table:formula="of:=[.B1944]+([.E1944]*([.A1945]-[.A1944]))" office:value-type="float" office:value="0.921921741906992" calcext:value-type="float">
            <text:p>0,921921741906992</text:p>
          </table:table-cell>
          <table:table-cell table:formula="of:=-[.$H$4]*[.B1945]" office:value-type="float" office:value="-0.460960870953496" calcext:value-type="float">
            <text:p>-0,460960870953496</text:p>
          </table:table-cell>
          <table:table-cell table:formula="of:=[.C1945]/[.$H$2]" office:value-type="float" office:value="-0.921921741906992" calcext:value-type="float">
            <text:p>-0,921921741906992</text:p>
          </table:table-cell>
          <table:table-cell table:formula="of:=[.E1944]+([.D1944]*([.A1945]-[.A1944]))" office:value-type="float" office:value="-0.603745865939887" calcext:value-type="float">
            <text:p>-0,603745865939887</text:p>
          </table:table-cell>
          <table:table-cell table:number-columns-repeated="3"/>
        </table:table-row>
        <table:table-row table:style-name="ro1">
          <table:table-cell table:formula="of:=[.A1945]+0.01" office:value-type="float" office:value="19.4400000000002" calcext:value-type="float">
            <text:p>19,4400000000002</text:p>
          </table:table-cell>
          <table:table-cell table:formula="of:=[.B1945]+([.E1945]*([.A1946]-[.A1945]))" office:value-type="float" office:value="0.915884283247593" calcext:value-type="float">
            <text:p>0,915884283247593</text:p>
          </table:table-cell>
          <table:table-cell table:formula="of:=-[.$H$4]*[.B1946]" office:value-type="float" office:value="-0.457942141623796" calcext:value-type="float">
            <text:p>-0,457942141623796</text:p>
          </table:table-cell>
          <table:table-cell table:formula="of:=[.C1946]/[.$H$2]" office:value-type="float" office:value="-0.915884283247593" calcext:value-type="float">
            <text:p>-0,915884283247593</text:p>
          </table:table-cell>
          <table:table-cell table:formula="of:=[.E1945]+([.D1945]*([.A1946]-[.A1945]))" office:value-type="float" office:value="-0.612965083358959" calcext:value-type="float">
            <text:p>-0,612965083358959</text:p>
          </table:table-cell>
          <table:table-cell table:number-columns-repeated="3"/>
        </table:table-row>
        <table:table-row table:style-name="ro1">
          <table:table-cell table:formula="of:=[.A1946]+0.01" office:value-type="float" office:value="19.4500000000002" calcext:value-type="float">
            <text:p>19,4500000000002</text:p>
          </table:table-cell>
          <table:table-cell table:formula="of:=[.B1946]+([.E1946]*([.A1947]-[.A1946]))" office:value-type="float" office:value="0.909754632414002" calcext:value-type="float">
            <text:p>0,909754632414002</text:p>
          </table:table-cell>
          <table:table-cell table:formula="of:=-[.$H$4]*[.B1947]" office:value-type="float" office:value="-0.454877316207001" calcext:value-type="float">
            <text:p>-0,454877316207001</text:p>
          </table:table-cell>
          <table:table-cell table:formula="of:=[.C1947]/[.$H$2]" office:value-type="float" office:value="-0.909754632414002" calcext:value-type="float">
            <text:p>-0,909754632414002</text:p>
          </table:table-cell>
          <table:table-cell table:formula="of:=[.E1946]+([.D1946]*([.A1947]-[.A1946]))" office:value-type="float" office:value="-0.622123926191436" calcext:value-type="float">
            <text:p>-0,622123926191436</text:p>
          </table:table-cell>
          <table:table-cell table:number-columns-repeated="3"/>
        </table:table-row>
        <table:table-row table:style-name="ro1">
          <table:table-cell table:formula="of:=[.A1947]+0.01" office:value-type="float" office:value="19.4600000000002" calcext:value-type="float">
            <text:p>19,4600000000002</text:p>
          </table:table-cell>
          <table:table-cell table:formula="of:=[.B1947]+([.E1947]*([.A1948]-[.A1947]))" office:value-type="float" office:value="0.903533393152087" calcext:value-type="float">
            <text:p>0,903533393152087</text:p>
          </table:table-cell>
          <table:table-cell table:formula="of:=-[.$H$4]*[.B1948]" office:value-type="float" office:value="-0.451766696576043" calcext:value-type="float">
            <text:p>-0,451766696576043</text:p>
          </table:table-cell>
          <table:table-cell table:formula="of:=[.C1948]/[.$H$2]" office:value-type="float" office:value="-0.903533393152087" calcext:value-type="float">
            <text:p>-0,903533393152087</text:p>
          </table:table-cell>
          <table:table-cell table:formula="of:=[.E1947]+([.D1947]*([.A1948]-[.A1947]))" office:value-type="float" office:value="-0.631221472515577" calcext:value-type="float">
            <text:p>-0,631221472515577</text:p>
          </table:table-cell>
          <table:table-cell table:number-columns-repeated="3"/>
        </table:table-row>
        <table:table-row table:style-name="ro1">
          <table:table-cell table:formula="of:=[.A1948]+0.01" office:value-type="float" office:value="19.4700000000002" calcext:value-type="float">
            <text:p>19,4700000000002</text:p>
          </table:table-cell>
          <table:table-cell table:formula="of:=[.B1948]+([.E1948]*([.A1949]-[.A1948]))" office:value-type="float" office:value="0.89722117842693" calcext:value-type="float">
            <text:p>0,89722117842693</text:p>
          </table:table-cell>
          <table:table-cell table:formula="of:=-[.$H$4]*[.B1949]" office:value-type="float" office:value="-0.448610589213465" calcext:value-type="float">
            <text:p>-0,448610589213465</text:p>
          </table:table-cell>
          <table:table-cell table:formula="of:=[.C1949]/[.$H$2]" office:value-type="float" office:value="-0.89722117842693" calcext:value-type="float">
            <text:p>-0,89722117842693</text:p>
          </table:table-cell>
          <table:table-cell table:formula="of:=[.E1948]+([.D1948]*([.A1949]-[.A1948]))" office:value-type="float" office:value="-0.6402568064471" calcext:value-type="float">
            <text:p>-0,6402568064471</text:p>
          </table:table-cell>
          <table:table-cell table:number-columns-repeated="3"/>
        </table:table-row>
        <table:table-row table:style-name="ro1">
          <table:table-cell table:formula="of:=[.A1949]+0.01" office:value-type="float" office:value="19.4800000000002" calcext:value-type="float">
            <text:p>19,4800000000002</text:p>
          </table:table-cell>
          <table:table-cell table:formula="of:=[.B1949]+([.E1949]*([.A1950]-[.A1949]))" office:value-type="float" office:value="0.890818610362458" calcext:value-type="float">
            <text:p>0,890818610362458</text:p>
          </table:table-cell>
          <table:table-cell table:formula="of:=-[.$H$4]*[.B1950]" office:value-type="float" office:value="-0.445409305181229" calcext:value-type="float">
            <text:p>-0,445409305181229</text:p>
          </table:table-cell>
          <table:table-cell table:formula="of:=[.C1950]/[.$H$2]" office:value-type="float" office:value="-0.890818610362458" calcext:value-type="float">
            <text:p>-0,890818610362458</text:p>
          </table:table-cell>
          <table:table-cell table:formula="of:=[.E1949]+([.D1949]*([.A1950]-[.A1949]))" office:value-type="float" office:value="-0.64922901823137" calcext:value-type="float">
            <text:p>-0,64922901823137</text:p>
          </table:table-cell>
          <table:table-cell table:number-columns-repeated="3"/>
        </table:table-row>
        <table:table-row table:style-name="ro1">
          <table:table-cell table:formula="of:=[.A1950]+0.01" office:value-type="float" office:value="19.4900000000002" calcext:value-type="float">
            <text:p>19,4900000000002</text:p>
          </table:table-cell>
          <table:table-cell table:formula="of:=[.B1950]+([.E1950]*([.A1951]-[.A1950]))" office:value-type="float" office:value="0.884326320180143" calcext:value-type="float">
            <text:p>0,884326320180143</text:p>
          </table:table-cell>
          <table:table-cell table:formula="of:=-[.$H$4]*[.B1951]" office:value-type="float" office:value="-0.442163160090072" calcext:value-type="float">
            <text:p>-0,442163160090072</text:p>
          </table:table-cell>
          <table:table-cell table:formula="of:=[.C1951]/[.$H$2]" office:value-type="float" office:value="-0.884326320180143" calcext:value-type="float">
            <text:p>-0,884326320180143</text:p>
          </table:table-cell>
          <table:table-cell table:formula="of:=[.E1950]+([.D1950]*([.A1951]-[.A1950]))" office:value-type="float" office:value="-0.658137204334996" calcext:value-type="float">
            <text:p>-0,658137204334996</text:p>
          </table:table-cell>
          <table:table-cell table:number-columns-repeated="3"/>
        </table:table-row>
        <table:table-row table:style-name="ro1">
          <table:table-cell table:formula="of:=[.A1951]+0.01" office:value-type="float" office:value="19.5000000000002" calcext:value-type="float">
            <text:p>19,5000000000002</text:p>
          </table:table-cell>
          <table:table-cell table:formula="of:=[.B1951]+([.E1951]*([.A1952]-[.A1951]))" office:value-type="float" office:value="0.877744948136792" calcext:value-type="float">
            <text:p>0,877744948136792</text:p>
          </table:table-cell>
          <table:table-cell table:formula="of:=-[.$H$4]*[.B1952]" office:value-type="float" office:value="-0.438872474068396" calcext:value-type="float">
            <text:p>-0,438872474068396</text:p>
          </table:table-cell>
          <table:table-cell table:formula="of:=[.C1952]/[.$H$2]" office:value-type="float" office:value="-0.877744948136792" calcext:value-type="float">
            <text:p>-0,877744948136792</text:p>
          </table:table-cell>
          <table:table-cell table:formula="of:=[.E1951]+([.D1951]*([.A1952]-[.A1951]))" office:value-type="float" office:value="-0.666980467536799" calcext:value-type="float">
            <text:p>-0,666980467536799</text:p>
          </table:table-cell>
          <table:table-cell table:number-columns-repeated="3"/>
        </table:table-row>
        <table:table-row table:style-name="ro1">
          <table:table-cell table:formula="of:=[.A1952]+0.01" office:value-type="float" office:value="19.5100000000002" calcext:value-type="float">
            <text:p>19,5100000000002</text:p>
          </table:table-cell>
          <table:table-cell table:formula="of:=[.B1952]+([.E1952]*([.A1953]-[.A1952]))" office:value-type="float" office:value="0.871075143461423" calcext:value-type="float">
            <text:p>0,871075143461423</text:p>
          </table:table-cell>
          <table:table-cell table:formula="of:=-[.$H$4]*[.B1953]" office:value-type="float" office:value="-0.435537571730712" calcext:value-type="float">
            <text:p>-0,435537571730712</text:p>
          </table:table-cell>
          <table:table-cell table:formula="of:=[.C1953]/[.$H$2]" office:value-type="float" office:value="-0.871075143461423" calcext:value-type="float">
            <text:p>-0,871075143461423</text:p>
          </table:table-cell>
          <table:table-cell table:formula="of:=[.E1952]+([.D1952]*([.A1953]-[.A1952]))" office:value-type="float" office:value="-0.675757917018168" calcext:value-type="float">
            <text:p>-0,675757917018168</text:p>
          </table:table-cell>
          <table:table-cell table:number-columns-repeated="3"/>
        </table:table-row>
        <table:table-row table:style-name="ro1">
          <table:table-cell table:formula="of:=[.A1953]+0.01" office:value-type="float" office:value="19.5200000000003" calcext:value-type="float">
            <text:p>19,5200000000003</text:p>
          </table:table-cell>
          <table:table-cell table:formula="of:=[.B1953]+([.E1953]*([.A1954]-[.A1953]))" office:value-type="float" office:value="0.864317564291241" calcext:value-type="float">
            <text:p>0,864317564291241</text:p>
          </table:table-cell>
          <table:table-cell table:formula="of:=-[.$H$4]*[.B1954]" office:value-type="float" office:value="-0.43215878214562" calcext:value-type="float">
            <text:p>-0,43215878214562</text:p>
          </table:table-cell>
          <table:table-cell table:formula="of:=[.C1954]/[.$H$2]" office:value-type="float" office:value="-0.864317564291241" calcext:value-type="float">
            <text:p>-0,864317564291241</text:p>
          </table:table-cell>
          <table:table-cell table:formula="of:=[.E1953]+([.D1953]*([.A1954]-[.A1953]))" office:value-type="float" office:value="-0.684468668452784" calcext:value-type="float">
            <text:p>-0,684468668452784</text:p>
          </table:table-cell>
          <table:table-cell table:number-columns-repeated="3"/>
        </table:table-row>
        <table:table-row table:style-name="ro1">
          <table:table-cell table:formula="of:=[.A1954]+0.01" office:value-type="float" office:value="19.5300000000003" calcext:value-type="float">
            <text:p>19,5300000000003</text:p>
          </table:table-cell>
          <table:table-cell table:formula="of:=[.B1954]+([.E1954]*([.A1955]-[.A1954]))" office:value-type="float" office:value="0.857472877606712" calcext:value-type="float">
            <text:p>0,857472877606712</text:p>
          </table:table-cell>
          <table:table-cell table:formula="of:=-[.$H$4]*[.B1955]" office:value-type="float" office:value="-0.428736438803356" calcext:value-type="float">
            <text:p>-0,428736438803356</text:p>
          </table:table-cell>
          <table:table-cell table:formula="of:=[.C1955]/[.$H$2]" office:value-type="float" office:value="-0.857472877606712" calcext:value-type="float">
            <text:p>-0,857472877606712</text:p>
          </table:table-cell>
          <table:table-cell table:formula="of:=[.E1954]+([.D1954]*([.A1955]-[.A1954]))" office:value-type="float" office:value="-0.693111844095698" calcext:value-type="float">
            <text:p>-0,693111844095698</text:p>
          </table:table-cell>
          <table:table-cell table:number-columns-repeated="3"/>
        </table:table-row>
        <table:table-row table:style-name="ro1">
          <table:table-cell table:formula="of:=[.A1955]+0.01" office:value-type="float" office:value="19.5400000000003" calcext:value-type="float">
            <text:p>19,5400000000003</text:p>
          </table:table-cell>
          <table:table-cell table:formula="of:=[.B1955]+([.E1955]*([.A1956]-[.A1955]))" office:value-type="float" office:value="0.850541759165754" calcext:value-type="float">
            <text:p>0,850541759165754</text:p>
          </table:table-cell>
          <table:table-cell table:formula="of:=-[.$H$4]*[.B1956]" office:value-type="float" office:value="-0.425270879582877" calcext:value-type="float">
            <text:p>-0,425270879582877</text:p>
          </table:table-cell>
          <table:table-cell table:formula="of:=[.C1956]/[.$H$2]" office:value-type="float" office:value="-0.850541759165754" calcext:value-type="float">
            <text:p>-0,850541759165754</text:p>
          </table:table-cell>
          <table:table-cell table:formula="of:=[.E1955]+([.D1955]*([.A1956]-[.A1955]))" office:value-type="float" office:value="-0.701686572871766" calcext:value-type="float">
            <text:p>-0,701686572871766</text:p>
          </table:table-cell>
          <table:table-cell table:number-columns-repeated="3"/>
        </table:table-row>
        <table:table-row table:style-name="ro1">
          <table:table-cell table:formula="of:=[.A1956]+0.01" office:value-type="float" office:value="19.5500000000003" calcext:value-type="float">
            <text:p>19,5500000000003</text:p>
          </table:table-cell>
          <table:table-cell table:formula="of:=[.B1956]+([.E1956]*([.A1957]-[.A1956]))" office:value-type="float" office:value="0.843524893437035" calcext:value-type="float">
            <text:p>0,843524893437035</text:p>
          </table:table-cell>
          <table:table-cell table:formula="of:=-[.$H$4]*[.B1957]" office:value-type="float" office:value="-0.421762446718518" calcext:value-type="float">
            <text:p>-0,421762446718518</text:p>
          </table:table-cell>
          <table:table-cell table:formula="of:=[.C1957]/[.$H$2]" office:value-type="float" office:value="-0.843524893437035" calcext:value-type="float">
            <text:p>-0,843524893437035</text:p>
          </table:table-cell>
          <table:table-cell table:formula="of:=[.E1956]+([.D1956]*([.A1957]-[.A1956]))" office:value-type="float" office:value="-0.710191990463425" calcext:value-type="float">
            <text:p>-0,710191990463425</text:p>
          </table:table-cell>
          <table:table-cell table:number-columns-repeated="3"/>
        </table:table-row>
        <table:table-row table:style-name="ro1">
          <table:table-cell table:formula="of:=[.A1957]+0.01" office:value-type="float" office:value="19.5600000000003" calcext:value-type="float">
            <text:p>19,5600000000003</text:p>
          </table:table-cell>
          <table:table-cell table:formula="of:=[.B1957]+([.E1957]*([.A1958]-[.A1957]))" office:value-type="float" office:value="0.8364229735324" calcext:value-type="float">
            <text:p>0,8364229735324</text:p>
          </table:table-cell>
          <table:table-cell table:formula="of:=-[.$H$4]*[.B1958]" office:value-type="float" office:value="-0.4182114867662" calcext:value-type="float">
            <text:p>-0,4182114867662</text:p>
          </table:table-cell>
          <table:table-cell table:formula="of:=[.C1958]/[.$H$2]" office:value-type="float" office:value="-0.8364229735324" calcext:value-type="float">
            <text:p>-0,8364229735324</text:p>
          </table:table-cell>
          <table:table-cell table:formula="of:=[.E1957]+([.D1957]*([.A1958]-[.A1957]))" office:value-type="float" office:value="-0.718627239397797" calcext:value-type="float">
            <text:p>-0,718627239397797</text:p>
          </table:table-cell>
          <table:table-cell table:number-columns-repeated="3"/>
        </table:table-row>
        <table:table-row table:style-name="ro1">
          <table:table-cell table:formula="of:=[.A1958]+0.01" office:value-type="float" office:value="19.5700000000003" calcext:value-type="float">
            <text:p>19,5700000000003</text:p>
          </table:table-cell>
          <table:table-cell table:formula="of:=[.B1958]+([.E1958]*([.A1959]-[.A1958]))" office:value-type="float" office:value="0.82923670113842" calcext:value-type="float">
            <text:p>0,82923670113842</text:p>
          </table:table-cell>
          <table:table-cell table:formula="of:=-[.$H$4]*[.B1959]" office:value-type="float" office:value="-0.41461835056921" calcext:value-type="float">
            <text:p>-0,41461835056921</text:p>
          </table:table-cell>
          <table:table-cell table:formula="of:=[.C1959]/[.$H$2]" office:value-type="float" office:value="-0.82923670113842" calcext:value-type="float">
            <text:p>-0,82923670113842</text:p>
          </table:table-cell>
          <table:table-cell table:formula="of:=[.E1958]+([.D1958]*([.A1959]-[.A1958]))" office:value-type="float" office:value="-0.726991469133122" calcext:value-type="float">
            <text:p>-0,726991469133122</text:p>
          </table:table-cell>
          <table:table-cell table:number-columns-repeated="3"/>
        </table:table-row>
        <table:table-row table:style-name="ro1">
          <table:table-cell table:formula="of:=[.A1959]+0.01" office:value-type="float" office:value="19.5800000000003" calcext:value-type="float">
            <text:p>19,5800000000003</text:p>
          </table:table-cell>
          <table:table-cell table:formula="of:=[.B1959]+([.E1959]*([.A1960]-[.A1959]))" office:value-type="float" office:value="0.821966786447088" calcext:value-type="float">
            <text:p>0,821966786447088</text:p>
          </table:table-cell>
          <table:table-cell table:formula="of:=-[.$H$4]*[.B1960]" office:value-type="float" office:value="-0.410983393223544" calcext:value-type="float">
            <text:p>-0,410983393223544</text:p>
          </table:table-cell>
          <table:table-cell table:formula="of:=[.C1960]/[.$H$2]" office:value-type="float" office:value="-0.821966786447088" calcext:value-type="float">
            <text:p>-0,821966786447088</text:p>
          </table:table-cell>
          <table:table-cell table:formula="of:=[.E1959]+([.D1959]*([.A1960]-[.A1959]))" office:value-type="float" office:value="-0.735283836144508" calcext:value-type="float">
            <text:p>-0,735283836144508</text:p>
          </table:table-cell>
          <table:table-cell table:number-columns-repeated="3"/>
        </table:table-row>
        <table:table-row table:style-name="ro1">
          <table:table-cell table:formula="of:=[.A1960]+0.01" office:value-type="float" office:value="19.5900000000003" calcext:value-type="float">
            <text:p>19,5900000000003</text:p>
          </table:table-cell>
          <table:table-cell table:formula="of:=[.B1960]+([.E1960]*([.A1961]-[.A1960]))" office:value-type="float" office:value="0.814613948085642" calcext:value-type="float">
            <text:p>0,814613948085642</text:p>
          </table:table-cell>
          <table:table-cell table:formula="of:=-[.$H$4]*[.B1961]" office:value-type="float" office:value="-0.407306974042821" calcext:value-type="float">
            <text:p>-0,407306974042821</text:p>
          </table:table-cell>
          <table:table-cell table:formula="of:=[.C1961]/[.$H$2]" office:value-type="float" office:value="-0.814613948085642" calcext:value-type="float">
            <text:p>-0,814613948085642</text:p>
          </table:table-cell>
          <table:table-cell table:formula="of:=[.E1960]+([.D1960]*([.A1961]-[.A1960]))" office:value-type="float" office:value="-0.74350350400898" calcext:value-type="float">
            <text:p>-0,74350350400898</text:p>
          </table:table-cell>
          <table:table-cell table:number-columns-repeated="3"/>
        </table:table-row>
        <table:table-row table:style-name="ro1">
          <table:table-cell table:formula="of:=[.A1961]+0.01" office:value-type="float" office:value="19.6000000000003" calcext:value-type="float">
            <text:p>19,6000000000003</text:p>
          </table:table-cell>
          <table:table-cell table:formula="of:=[.B1961]+([.E1961]*([.A1962]-[.A1961]))" office:value-type="float" office:value="0.807178913045551" calcext:value-type="float">
            <text:p>0,807178913045551</text:p>
          </table:table-cell>
          <table:table-cell table:formula="of:=-[.$H$4]*[.B1962]" office:value-type="float" office:value="-0.403589456522776" calcext:value-type="float">
            <text:p>-0,403589456522776</text:p>
          </table:table-cell>
          <table:table-cell table:formula="of:=[.C1962]/[.$H$2]" office:value-type="float" office:value="-0.807178913045551" calcext:value-type="float">
            <text:p>-0,807178913045551</text:p>
          </table:table-cell>
          <table:table-cell table:formula="of:=[.E1961]+([.D1961]*([.A1962]-[.A1961]))" office:value-type="float" office:value="-0.751649643489838" calcext:value-type="float">
            <text:p>-0,751649643489838</text:p>
          </table:table-cell>
          <table:table-cell table:number-columns-repeated="3"/>
        </table:table-row>
        <table:table-row table:style-name="ro1">
          <table:table-cell table:formula="of:=[.A1962]+0.01" office:value-type="float" office:value="19.6100000000003" calcext:value-type="float">
            <text:p>19,6100000000003</text:p>
          </table:table-cell>
          <table:table-cell table:formula="of:=[.B1962]+([.E1962]*([.A1963]-[.A1962]))" office:value-type="float" office:value="0.799662416610652" calcext:value-type="float">
            <text:p>0,799662416610652</text:p>
          </table:table-cell>
          <table:table-cell table:formula="of:=-[.$H$4]*[.B1963]" office:value-type="float" office:value="-0.399831208305326" calcext:value-type="float">
            <text:p>-0,399831208305326</text:p>
          </table:table-cell>
          <table:table-cell table:formula="of:=[.C1963]/[.$H$2]" office:value-type="float" office:value="-0.799662416610652" calcext:value-type="float">
            <text:p>-0,799662416610652</text:p>
          </table:table-cell>
          <table:table-cell table:formula="of:=[.E1962]+([.D1962]*([.A1963]-[.A1962]))" office:value-type="float" office:value="-0.759721432620294" calcext:value-type="float">
            <text:p>-0,759721432620294</text:p>
          </table:table-cell>
          <table:table-cell table:number-columns-repeated="3"/>
        </table:table-row>
        <table:table-row table:style-name="ro1">
          <table:table-cell table:formula="of:=[.A1963]+0.01" office:value-type="float" office:value="19.6200000000003" calcext:value-type="float">
            <text:p>19,6200000000003</text:p>
          </table:table-cell>
          <table:table-cell table:formula="of:=[.B1963]+([.E1963]*([.A1964]-[.A1963]))" office:value-type="float" office:value="0.792065202284447" calcext:value-type="float">
            <text:p>0,792065202284447</text:p>
          </table:table-cell>
          <table:table-cell table:formula="of:=-[.$H$4]*[.B1964]" office:value-type="float" office:value="-0.396032601142224" calcext:value-type="float">
            <text:p>-0,396032601142224</text:p>
          </table:table-cell>
          <table:table-cell table:formula="of:=[.C1964]/[.$H$2]" office:value-type="float" office:value="-0.792065202284447" calcext:value-type="float">
            <text:p>-0,792065202284447</text:p>
          </table:table-cell>
          <table:table-cell table:formula="of:=[.E1963]+([.D1963]*([.A1964]-[.A1963]))" office:value-type="float" office:value="-0.767718056786402" calcext:value-type="float">
            <text:p>-0,767718056786402</text:p>
          </table:table-cell>
          <table:table-cell table:number-columns-repeated="3"/>
        </table:table-row>
        <table:table-row table:style-name="ro1">
          <table:table-cell table:formula="of:=[.A1964]+0.01" office:value-type="float" office:value="19.6300000000003" calcext:value-type="float">
            <text:p>19,6300000000003</text:p>
          </table:table-cell>
          <table:table-cell table:formula="of:=[.B1964]+([.E1964]*([.A1965]-[.A1964]))" office:value-type="float" office:value="0.784388021716582" calcext:value-type="float">
            <text:p>0,784388021716582</text:p>
          </table:table-cell>
          <table:table-cell table:formula="of:=-[.$H$4]*[.B1965]" office:value-type="float" office:value="-0.392194010858291" calcext:value-type="float">
            <text:p>-0,392194010858291</text:p>
          </table:table-cell>
          <table:table-cell table:formula="of:=[.C1965]/[.$H$2]" office:value-type="float" office:value="-0.784388021716582" calcext:value-type="float">
            <text:p>-0,784388021716582</text:p>
          </table:table-cell>
          <table:table-cell table:formula="of:=[.E1964]+([.D1964]*([.A1965]-[.A1964]))" office:value-type="float" office:value="-0.775638708809248" calcext:value-type="float">
            <text:p>-0,775638708809248</text:p>
          </table:table-cell>
          <table:table-cell table:number-columns-repeated="3"/>
        </table:table-row>
        <table:table-row table:style-name="ro1">
          <table:table-cell table:formula="of:=[.A1965]+0.01" office:value-type="float" office:value="19.6400000000003" calcext:value-type="float">
            <text:p>19,6400000000003</text:p>
          </table:table-cell>
          <table:table-cell table:formula="of:=[.B1965]+([.E1965]*([.A1966]-[.A1965]))" office:value-type="float" office:value="0.776631634628489" calcext:value-type="float">
            <text:p>0,776631634628489</text:p>
          </table:table-cell>
          <table:table-cell table:formula="of:=-[.$H$4]*[.B1966]" office:value-type="float" office:value="-0.388315817314244" calcext:value-type="float">
            <text:p>-0,388315817314244</text:p>
          </table:table-cell>
          <table:table-cell table:formula="of:=[.C1966]/[.$H$2]" office:value-type="float" office:value="-0.776631634628489" calcext:value-type="float">
            <text:p>-0,776631634628489</text:p>
          </table:table-cell>
          <table:table-cell table:formula="of:=[.E1965]+([.D1965]*([.A1966]-[.A1965]))" office:value-type="float" office:value="-0.783482589026415" calcext:value-type="float">
            <text:p>-0,783482589026415</text:p>
          </table:table-cell>
          <table:table-cell table:number-columns-repeated="3"/>
        </table:table-row>
        <table:table-row table:style-name="ro1">
          <table:table-cell table:formula="of:=[.A1966]+0.01" office:value-type="float" office:value="19.6500000000003" calcext:value-type="float">
            <text:p>19,6500000000003</text:p>
          </table:table-cell>
          <table:table-cell table:formula="of:=[.B1966]+([.E1966]*([.A1967]-[.A1966]))" office:value-type="float" office:value="0.768796808738223" calcext:value-type="float">
            <text:p>0,768796808738223</text:p>
          </table:table-cell>
          <table:table-cell table:formula="of:=-[.$H$4]*[.B1967]" office:value-type="float" office:value="-0.384398404369112" calcext:value-type="float">
            <text:p>-0,384398404369112</text:p>
          </table:table-cell>
          <table:table-cell table:formula="of:=[.C1967]/[.$H$2]" office:value-type="float" office:value="-0.768796808738223" calcext:value-type="float">
            <text:p>-0,768796808738223</text:p>
          </table:table-cell>
          <table:table-cell table:formula="of:=[.E1966]+([.D1966]*([.A1967]-[.A1966]))" office:value-type="float" office:value="-0.791248905372701" calcext:value-type="float">
            <text:p>-0,791248905372701</text:p>
          </table:table-cell>
          <table:table-cell table:number-columns-repeated="3"/>
        </table:table-row>
        <table:table-row table:style-name="ro1">
          <table:table-cell table:formula="of:=[.A1967]+0.01" office:value-type="float" office:value="19.6600000000003" calcext:value-type="float">
            <text:p>19,6600000000003</text:p>
          </table:table-cell>
          <table:table-cell table:formula="of:=[.B1967]+([.E1967]*([.A1968]-[.A1967]))" office:value-type="float" office:value="0.760884319684495" calcext:value-type="float">
            <text:p>0,760884319684495</text:p>
          </table:table-cell>
          <table:table-cell table:formula="of:=-[.$H$4]*[.B1968]" office:value-type="float" office:value="-0.380442159842247" calcext:value-type="float">
            <text:p>-0,380442159842247</text:p>
          </table:table-cell>
          <table:table-cell table:formula="of:=[.C1968]/[.$H$2]" office:value-type="float" office:value="-0.760884319684495" calcext:value-type="float">
            <text:p>-0,760884319684495</text:p>
          </table:table-cell>
          <table:table-cell table:formula="of:=[.E1967]+([.D1967]*([.A1968]-[.A1967]))" office:value-type="float" office:value="-0.798936873460085" calcext:value-type="float">
            <text:p>-0,798936873460085</text:p>
          </table:table-cell>
          <table:table-cell table:number-columns-repeated="3"/>
        </table:table-row>
        <table:table-row table:style-name="ro1">
          <table:table-cell table:formula="of:=[.A1968]+0.01" office:value-type="float" office:value="19.6700000000003" calcext:value-type="float">
            <text:p>19,6700000000003</text:p>
          </table:table-cell>
          <table:table-cell table:formula="of:=[.B1968]+([.E1968]*([.A1969]-[.A1968]))" office:value-type="float" office:value="0.752894950949893" calcext:value-type="float">
            <text:p>0,752894950949893</text:p>
          </table:table-cell>
          <table:table-cell table:formula="of:=-[.$H$4]*[.B1969]" office:value-type="float" office:value="-0.376447475474946" calcext:value-type="float">
            <text:p>-0,376447475474946</text:p>
          </table:table-cell>
          <table:table-cell table:formula="of:=[.C1969]/[.$H$2]" office:value-type="float" office:value="-0.752894950949893" calcext:value-type="float">
            <text:p>-0,752894950949893</text:p>
          </table:table-cell>
          <table:table-cell table:formula="of:=[.E1968]+([.D1968]*([.A1969]-[.A1968]))" office:value-type="float" office:value="-0.806545716656931" calcext:value-type="float">
            <text:p>-0,806545716656931</text:p>
          </table:table-cell>
          <table:table-cell table:number-columns-repeated="3"/>
        </table:table-row>
        <table:table-row table:style-name="ro1">
          <table:table-cell table:formula="of:=[.A1969]+0.01" office:value-type="float" office:value="19.6800000000003" calcext:value-type="float">
            <text:p>19,6800000000003</text:p>
          </table:table-cell>
          <table:table-cell table:formula="of:=[.B1969]+([.E1969]*([.A1970]-[.A1969]))" office:value-type="float" office:value="0.744829493783322" calcext:value-type="float">
            <text:p>0,744829493783322</text:p>
          </table:table-cell>
          <table:table-cell table:formula="of:=-[.$H$4]*[.B1970]" office:value-type="float" office:value="-0.372414746891661" calcext:value-type="float">
            <text:p>-0,372414746891661</text:p>
          </table:table-cell>
          <table:table-cell table:formula="of:=[.C1970]/[.$H$2]" office:value-type="float" office:value="-0.744829493783322" calcext:value-type="float">
            <text:p>-0,744829493783322</text:p>
          </table:table-cell>
          <table:table-cell table:formula="of:=[.E1969]+([.D1969]*([.A1970]-[.A1969]))" office:value-type="float" office:value="-0.814074666166431" calcext:value-type="float">
            <text:p>-0,814074666166431</text:p>
          </table:table-cell>
          <table:table-cell table:number-columns-repeated="3"/>
        </table:table-row>
        <table:table-row table:style-name="ro1">
          <table:table-cell table:formula="of:=[.A1970]+0.01" office:value-type="float" office:value="19.6900000000003" calcext:value-type="float">
            <text:p>19,6900000000003</text:p>
          </table:table-cell>
          <table:table-cell table:formula="of:=[.B1970]+([.E1970]*([.A1971]-[.A1970]))" office:value-type="float" office:value="0.736688747121657" calcext:value-type="float">
            <text:p>0,736688747121657</text:p>
          </table:table-cell>
          <table:table-cell table:formula="of:=-[.$H$4]*[.B1971]" office:value-type="float" office:value="-0.368344373560828" calcext:value-type="float">
            <text:p>-0,368344373560828</text:p>
          </table:table-cell>
          <table:table-cell table:formula="of:=[.C1971]/[.$H$2]" office:value-type="float" office:value="-0.736688747121657" calcext:value-type="float">
            <text:p>-0,736688747121657</text:p>
          </table:table-cell>
          <table:table-cell table:formula="of:=[.E1970]+([.D1970]*([.A1971]-[.A1970]))" office:value-type="float" office:value="-0.821522961104265" calcext:value-type="float">
            <text:p>-0,821522961104265</text:p>
          </table:table-cell>
          <table:table-cell table:number-columns-repeated="3"/>
        </table:table-row>
        <table:table-row table:style-name="ro1">
          <table:table-cell table:formula="of:=[.A1971]+0.01" office:value-type="float" office:value="19.7000000000003" calcext:value-type="float">
            <text:p>19,7000000000003</text:p>
          </table:table-cell>
          <table:table-cell table:formula="of:=[.B1971]+([.E1971]*([.A1972]-[.A1971]))" office:value-type="float" office:value="0.728473517510613" calcext:value-type="float">
            <text:p>0,728473517510613</text:p>
          </table:table-cell>
          <table:table-cell table:formula="of:=-[.$H$4]*[.B1972]" office:value-type="float" office:value="-0.364236758755306" calcext:value-type="float">
            <text:p>-0,364236758755306</text:p>
          </table:table-cell>
          <table:table-cell table:formula="of:=[.C1972]/[.$H$2]" office:value-type="float" office:value="-0.728473517510613" calcext:value-type="float">
            <text:p>-0,728473517510613</text:p>
          </table:table-cell>
          <table:table-cell table:formula="of:=[.E1971]+([.D1971]*([.A1972]-[.A1971]))" office:value-type="float" office:value="-0.828889848575483" calcext:value-type="float">
            <text:p>-0,828889848575483</text:p>
          </table:table-cell>
          <table:table-cell table:number-columns-repeated="3"/>
        </table:table-row>
        <table:table-row table:style-name="ro1">
          <table:table-cell table:formula="of:=[.A1972]+0.01" office:value-type="float" office:value="19.7100000000003" calcext:value-type="float">
            <text:p>19,7100000000003</text:p>
          </table:table-cell>
          <table:table-cell table:formula="of:=[.B1972]+([.E1972]*([.A1973]-[.A1972]))" office:value-type="float" office:value="0.720184619024857" calcext:value-type="float">
            <text:p>0,720184619024857</text:p>
          </table:table-cell>
          <table:table-cell table:formula="of:=-[.$H$4]*[.B1973]" office:value-type="float" office:value="-0.360092309512428" calcext:value-type="float">
            <text:p>-0,360092309512428</text:p>
          </table:table-cell>
          <table:table-cell table:formula="of:=[.C1973]/[.$H$2]" office:value-type="float" office:value="-0.720184619024857" calcext:value-type="float">
            <text:p>-0,720184619024857</text:p>
          </table:table-cell>
          <table:table-cell table:formula="of:=[.E1972]+([.D1972]*([.A1973]-[.A1972]))" office:value-type="float" office:value="-0.83617458375059" calcext:value-type="float">
            <text:p>-0,83617458375059</text:p>
          </table:table-cell>
          <table:table-cell table:number-columns-repeated="3"/>
        </table:table-row>
        <table:table-row table:style-name="ro1">
          <table:table-cell table:formula="of:=[.A1973]+0.01" office:value-type="float" office:value="19.7200000000003" calcext:value-type="float">
            <text:p>19,7200000000003</text:p>
          </table:table-cell>
          <table:table-cell table:formula="of:=[.B1973]+([.E1973]*([.A1974]-[.A1973]))" office:value-type="float" office:value="0.711822873187349" calcext:value-type="float">
            <text:p>0,711822873187349</text:p>
          </table:table-cell>
          <table:table-cell table:formula="of:=-[.$H$4]*[.B1974]" office:value-type="float" office:value="-0.355911436593675" calcext:value-type="float">
            <text:p>-0,355911436593675</text:p>
          </table:table-cell>
          <table:table-cell table:formula="of:=[.C1974]/[.$H$2]" office:value-type="float" office:value="-0.711822873187349" calcext:value-type="float">
            <text:p>-0,711822873187349</text:p>
          </table:table-cell>
          <table:table-cell table:formula="of:=[.E1973]+([.D1973]*([.A1974]-[.A1973]))" office:value-type="float" office:value="-0.84337642994084" calcext:value-type="float">
            <text:p>-0,84337642994084</text:p>
          </table:table-cell>
          <table:table-cell table:number-columns-repeated="3"/>
        </table:table-row>
        <table:table-row table:style-name="ro1">
          <table:table-cell table:formula="of:=[.A1974]+0.01" office:value-type="float" office:value="19.7300000000003" calcext:value-type="float">
            <text:p>19,7300000000003</text:p>
          </table:table-cell>
          <table:table-cell table:formula="of:=[.B1974]+([.E1974]*([.A1975]-[.A1974]))" office:value-type="float" office:value="0.70338910888794" calcext:value-type="float">
            <text:p>0,70338910888794</text:p>
          </table:table-cell>
          <table:table-cell table:formula="of:=-[.$H$4]*[.B1975]" office:value-type="float" office:value="-0.35169455444397" calcext:value-type="float">
            <text:p>-0,35169455444397</text:p>
          </table:table-cell>
          <table:table-cell table:formula="of:=[.C1975]/[.$H$2]" office:value-type="float" office:value="-0.70338910888794" calcext:value-type="float">
            <text:p>-0,70338910888794</text:p>
          </table:table-cell>
          <table:table-cell table:formula="of:=[.E1974]+([.D1974]*([.A1975]-[.A1974]))" office:value-type="float" office:value="-0.850494658672715" calcext:value-type="float">
            <text:p>-0,850494658672715</text:p>
          </table:table-cell>
          <table:table-cell table:number-columns-repeated="3"/>
        </table:table-row>
        <table:table-row table:style-name="ro1">
          <table:table-cell table:formula="of:=[.A1975]+0.01" office:value-type="float" office:value="19.7400000000003" calcext:value-type="float">
            <text:p>19,7400000000003</text:p>
          </table:table-cell>
          <table:table-cell table:formula="of:=[.B1975]+([.E1975]*([.A1976]-[.A1975]))" office:value-type="float" office:value="0.694884162301211" calcext:value-type="float">
            <text:p>0,694884162301211</text:p>
          </table:table-cell>
          <table:table-cell table:formula="of:=-[.$H$4]*[.B1976]" office:value-type="float" office:value="-0.347442081150606" calcext:value-type="float">
            <text:p>-0,347442081150606</text:p>
          </table:table-cell>
          <table:table-cell table:formula="of:=[.C1976]/[.$H$2]" office:value-type="float" office:value="-0.694884162301211" calcext:value-type="float">
            <text:p>-0,694884162301211</text:p>
          </table:table-cell>
          <table:table-cell table:formula="of:=[.E1975]+([.D1975]*([.A1976]-[.A1975]))" office:value-type="float" office:value="-0.857528549761595" calcext:value-type="float">
            <text:p>-0,857528549761595</text:p>
          </table:table-cell>
          <table:table-cell table:number-columns-repeated="3"/>
        </table:table-row>
        <table:table-row table:style-name="ro1">
          <table:table-cell table:formula="of:=[.A1976]+0.01" office:value-type="float" office:value="19.7500000000003" calcext:value-type="float">
            <text:p>19,7500000000003</text:p>
          </table:table-cell>
          <table:table-cell table:formula="of:=[.B1976]+([.E1976]*([.A1977]-[.A1976]))" office:value-type="float" office:value="0.686308876803594" calcext:value-type="float">
            <text:p>0,686308876803594</text:p>
          </table:table-cell>
          <table:table-cell table:formula="of:=-[.$H$4]*[.B1977]" office:value-type="float" office:value="-0.343154438401797" calcext:value-type="float">
            <text:p>-0,343154438401797</text:p>
          </table:table-cell>
          <table:table-cell table:formula="of:=[.C1977]/[.$H$2]" office:value-type="float" office:value="-0.686308876803594" calcext:value-type="float">
            <text:p>-0,686308876803594</text:p>
          </table:table-cell>
          <table:table-cell table:formula="of:=[.E1976]+([.D1976]*([.A1977]-[.A1976]))" office:value-type="float" office:value="-0.864477391384608" calcext:value-type="float">
            <text:p>-0,864477391384608</text:p>
          </table:table-cell>
          <table:table-cell table:number-columns-repeated="3"/>
        </table:table-row>
        <table:table-row table:style-name="ro1">
          <table:table-cell table:formula="of:=[.A1977]+0.01" office:value-type="float" office:value="19.7600000000003" calcext:value-type="float">
            <text:p>19,7600000000003</text:p>
          </table:table-cell>
          <table:table-cell table:formula="of:=[.B1977]+([.E1977]*([.A1978]-[.A1977]))" office:value-type="float" office:value="0.677664102889746" calcext:value-type="float">
            <text:p>0,677664102889746</text:p>
          </table:table-cell>
          <table:table-cell table:formula="of:=-[.$H$4]*[.B1978]" office:value-type="float" office:value="-0.338832051444873" calcext:value-type="float">
            <text:p>-0,338832051444873</text:p>
          </table:table-cell>
          <table:table-cell table:formula="of:=[.C1978]/[.$H$2]" office:value-type="float" office:value="-0.677664102889746" calcext:value-type="float">
            <text:p>-0,677664102889746</text:p>
          </table:table-cell>
          <table:table-cell table:formula="of:=[.E1977]+([.D1977]*([.A1978]-[.A1977]))" office:value-type="float" office:value="-0.871340480152645" calcext:value-type="float">
            <text:p>-0,871340480152645</text:p>
          </table:table-cell>
          <table:table-cell table:number-columns-repeated="3"/>
        </table:table-row>
        <table:table-row table:style-name="ro1">
          <table:table-cell table:formula="of:=[.A1978]+0.01" office:value-type="float" office:value="19.7700000000003" calcext:value-type="float">
            <text:p>19,7700000000003</text:p>
          </table:table-cell>
          <table:table-cell table:formula="of:=[.B1978]+([.E1978]*([.A1979]-[.A1978]))" office:value-type="float" office:value="0.668950698088219" calcext:value-type="float">
            <text:p>0,668950698088219</text:p>
          </table:table-cell>
          <table:table-cell table:formula="of:=-[.$H$4]*[.B1979]" office:value-type="float" office:value="-0.334475349044109" calcext:value-type="float">
            <text:p>-0,334475349044109</text:p>
          </table:table-cell>
          <table:table-cell table:formula="of:=[.C1979]/[.$H$2]" office:value-type="float" office:value="-0.668950698088219" calcext:value-type="float">
            <text:p>-0,668950698088219</text:p>
          </table:table-cell>
          <table:table-cell table:formula="of:=[.E1978]+([.D1978]*([.A1979]-[.A1978]))" office:value-type="float" office:value="-0.878117121181544" calcext:value-type="float">
            <text:p>-0,878117121181544</text:p>
          </table:table-cell>
          <table:table-cell table:number-columns-repeated="3"/>
        </table:table-row>
        <table:table-row table:style-name="ro1">
          <table:table-cell table:formula="of:=[.A1979]+0.01" office:value-type="float" office:value="19.7800000000003" calcext:value-type="float">
            <text:p>19,7800000000003</text:p>
          </table:table-cell>
          <table:table-cell table:formula="of:=[.B1979]+([.E1979]*([.A1980]-[.A1979]))" office:value-type="float" office:value="0.660169526876402" calcext:value-type="float">
            <text:p>0,660169526876402</text:p>
          </table:table-cell>
          <table:table-cell table:formula="of:=-[.$H$4]*[.B1980]" office:value-type="float" office:value="-0.330084763438201" calcext:value-type="float">
            <text:p>-0,330084763438201</text:p>
          </table:table-cell>
          <table:table-cell table:formula="of:=[.C1980]/[.$H$2]" office:value-type="float" office:value="-0.660169526876402" calcext:value-type="float">
            <text:p>-0,660169526876402</text:p>
          </table:table-cell>
          <table:table-cell table:formula="of:=[.E1979]+([.D1979]*([.A1980]-[.A1979]))" office:value-type="float" office:value="-0.884806628162427" calcext:value-type="float">
            <text:p>-0,884806628162427</text:p>
          </table:table-cell>
          <table:table-cell table:number-columns-repeated="3"/>
        </table:table-row>
        <table:table-row table:style-name="ro1">
          <table:table-cell table:formula="of:=[.A1980]+0.01" office:value-type="float" office:value="19.7900000000003" calcext:value-type="float">
            <text:p>19,7900000000003</text:p>
          </table:table-cell>
          <table:table-cell table:formula="of:=[.B1980]+([.E1980]*([.A1981]-[.A1980]))" office:value-type="float" office:value="0.651321460594776" calcext:value-type="float">
            <text:p>0,651321460594776</text:p>
          </table:table-cell>
          <table:table-cell table:formula="of:=-[.$H$4]*[.B1981]" office:value-type="float" office:value="-0.325660730297388" calcext:value-type="float">
            <text:p>-0,325660730297388</text:p>
          </table:table-cell>
          <table:table-cell table:formula="of:=[.C1981]/[.$H$2]" office:value-type="float" office:value="-0.651321460594776" calcext:value-type="float">
            <text:p>-0,651321460594776</text:p>
          </table:table-cell>
          <table:table-cell table:formula="of:=[.E1980]+([.D1980]*([.A1981]-[.A1980]))" office:value-type="float" office:value="-0.891408323431192" calcext:value-type="float">
            <text:p>-0,891408323431192</text:p>
          </table:table-cell>
          <table:table-cell table:number-columns-repeated="3"/>
        </table:table-row>
        <table:table-row table:style-name="ro1">
          <table:table-cell table:formula="of:=[.A1981]+0.01" office:value-type="float" office:value="19.8000000000003" calcext:value-type="float">
            <text:p>19,8000000000003</text:p>
          </table:table-cell>
          <table:table-cell table:formula="of:=[.B1981]+([.E1981]*([.A1982]-[.A1981]))" office:value-type="float" office:value="0.642407377360463" calcext:value-type="float">
            <text:p>0,642407377360463</text:p>
          </table:table-cell>
          <table:table-cell table:formula="of:=-[.$H$4]*[.B1982]" office:value-type="float" office:value="-0.321203688680231" calcext:value-type="float">
            <text:p>-0,321203688680231</text:p>
          </table:table-cell>
          <table:table-cell table:formula="of:=[.C1982]/[.$H$2]" office:value-type="float" office:value="-0.642407377360463" calcext:value-type="float">
            <text:p>-0,642407377360463</text:p>
          </table:table-cell>
          <table:table-cell table:formula="of:=[.E1981]+([.D1981]*([.A1982]-[.A1981]))" office:value-type="float" office:value="-0.897921538037141" calcext:value-type="float">
            <text:p>-0,897921538037141</text:p>
          </table:table-cell>
          <table:table-cell table:number-columns-repeated="3"/>
        </table:table-row>
        <table:table-row table:style-name="ro1">
          <table:table-cell table:formula="of:=[.A1982]+0.01" office:value-type="float" office:value="19.8100000000003" calcext:value-type="float">
            <text:p>19,8100000000003</text:p>
          </table:table-cell>
          <table:table-cell table:formula="of:=[.B1982]+([.E1982]*([.A1983]-[.A1982]))" office:value-type="float" office:value="0.63342816198009" calcext:value-type="float">
            <text:p>0,63342816198009</text:p>
          </table:table-cell>
          <table:table-cell table:formula="of:=-[.$H$4]*[.B1983]" office:value-type="float" office:value="-0.316714080990045" calcext:value-type="float">
            <text:p>-0,316714080990045</text:p>
          </table:table-cell>
          <table:table-cell table:formula="of:=[.C1983]/[.$H$2]" office:value-type="float" office:value="-0.63342816198009" calcext:value-type="float">
            <text:p>-0,63342816198009</text:p>
          </table:table-cell>
          <table:table-cell table:formula="of:=[.E1982]+([.D1982]*([.A1983]-[.A1982]))" office:value-type="float" office:value="-0.904345611810747" calcext:value-type="float">
            <text:p>-0,904345611810747</text:p>
          </table:table-cell>
          <table:table-cell table:number-columns-repeated="3"/>
        </table:table-row>
        <table:table-row table:style-name="ro1">
          <table:table-cell table:formula="of:=[.A1983]+0.01" office:value-type="float" office:value="19.8200000000003" calcext:value-type="float">
            <text:p>19,8200000000003</text:p>
          </table:table-cell>
          <table:table-cell table:formula="of:=[.B1983]+([.E1983]*([.A1984]-[.A1983]))" office:value-type="float" office:value="0.624384705861981" calcext:value-type="float">
            <text:p>0,624384705861981</text:p>
          </table:table-cell>
          <table:table-cell table:formula="of:=-[.$H$4]*[.B1984]" office:value-type="float" office:value="-0.312192352930991" calcext:value-type="float">
            <text:p>-0,312192352930991</text:p>
          </table:table-cell>
          <table:table-cell table:formula="of:=[.C1984]/[.$H$2]" office:value-type="float" office:value="-0.624384705861981" calcext:value-type="float">
            <text:p>-0,624384705861981</text:p>
          </table:table-cell>
          <table:table-cell table:formula="of:=[.E1983]+([.D1983]*([.A1984]-[.A1983]))" office:value-type="float" office:value="-0.910679893430548" calcext:value-type="float">
            <text:p>-0,910679893430548</text:p>
          </table:table-cell>
          <table:table-cell table:number-columns-repeated="3"/>
        </table:table-row>
        <table:table-row table:style-name="ro1">
          <table:table-cell table:formula="of:=[.A1984]+0.01" office:value-type="float" office:value="19.8300000000003" calcext:value-type="float">
            <text:p>19,8300000000003</text:p>
          </table:table-cell>
          <table:table-cell table:formula="of:=[.B1984]+([.E1984]*([.A1985]-[.A1984]))" office:value-type="float" office:value="0.615277906927674" calcext:value-type="float">
            <text:p>0,615277906927674</text:p>
          </table:table-cell>
          <table:table-cell table:formula="of:=-[.$H$4]*[.B1985]" office:value-type="float" office:value="-0.307638953463837" calcext:value-type="float">
            <text:p>-0,307638953463837</text:p>
          </table:table-cell>
          <table:table-cell table:formula="of:=[.C1985]/[.$H$2]" office:value-type="float" office:value="-0.615277906927674" calcext:value-type="float">
            <text:p>-0,615277906927674</text:p>
          </table:table-cell>
          <table:table-cell table:formula="of:=[.E1984]+([.D1984]*([.A1985]-[.A1984]))" office:value-type="float" office:value="-0.916923740489169" calcext:value-type="float">
            <text:p>-0,916923740489169</text:p>
          </table:table-cell>
          <table:table-cell table:number-columns-repeated="3"/>
        </table:table-row>
        <table:table-row table:style-name="ro1">
          <table:table-cell table:formula="of:=[.A1985]+0.01" office:value-type="float" office:value="19.8400000000003" calcext:value-type="float">
            <text:p>19,8400000000003</text:p>
          </table:table-cell>
          <table:table-cell table:formula="of:=[.B1985]+([.E1985]*([.A1986]-[.A1985]))" office:value-type="float" office:value="0.606108669522781" calcext:value-type="float">
            <text:p>0,606108669522781</text:p>
          </table:table-cell>
          <table:table-cell table:formula="of:=-[.$H$4]*[.B1986]" office:value-type="float" office:value="-0.303054334761391" calcext:value-type="float">
            <text:p>-0,303054334761391</text:p>
          </table:table-cell>
          <table:table-cell table:formula="of:=[.C1986]/[.$H$2]" office:value-type="float" office:value="-0.606108669522781" calcext:value-type="float">
            <text:p>-0,606108669522781</text:p>
          </table:table-cell>
          <table:table-cell table:formula="of:=[.E1985]+([.D1985]*([.A1986]-[.A1985]))" office:value-type="float" office:value="-0.923076519558447" calcext:value-type="float">
            <text:p>-0,923076519558447</text:p>
          </table:table-cell>
          <table:table-cell table:number-columns-repeated="3"/>
        </table:table-row>
        <table:table-row table:style-name="ro1">
          <table:table-cell table:formula="of:=[.A1986]+0.01" office:value-type="float" office:value="19.8500000000003" calcext:value-type="float">
            <text:p>19,8500000000003</text:p>
          </table:table-cell>
          <table:table-cell table:formula="of:=[.B1986]+([.E1986]*([.A1987]-[.A1986]))" office:value-type="float" office:value="0.596877904327195" calcext:value-type="float">
            <text:p>0,596877904327195</text:p>
          </table:table-cell>
          <table:table-cell table:formula="of:=-[.$H$4]*[.B1987]" office:value-type="float" office:value="-0.298438952163598" calcext:value-type="float">
            <text:p>-0,298438952163598</text:p>
          </table:table-cell>
          <table:table-cell table:formula="of:=[.C1987]/[.$H$2]" office:value-type="float" office:value="-0.596877904327195" calcext:value-type="float">
            <text:p>-0,596877904327195</text:p>
          </table:table-cell>
          <table:table-cell table:formula="of:=[.E1986]+([.D1986]*([.A1987]-[.A1986]))" office:value-type="float" office:value="-0.929137606253676" calcext:value-type="float">
            <text:p>-0,929137606253676</text:p>
          </table:table-cell>
          <table:table-cell table:number-columns-repeated="3"/>
        </table:table-row>
        <table:table-row table:style-name="ro1">
          <table:table-cell table:formula="of:=[.A1987]+0.01" office:value-type="float" office:value="19.8600000000003" calcext:value-type="float">
            <text:p>19,8600000000003</text:p>
          </table:table-cell>
          <table:table-cell table:formula="of:=[.B1987]+([.E1987]*([.A1988]-[.A1987]))" office:value-type="float" office:value="0.587586528264657" calcext:value-type="float">
            <text:p>0,587586528264657</text:p>
          </table:table-cell>
          <table:table-cell table:formula="of:=-[.$H$4]*[.B1988]" office:value-type="float" office:value="-0.293793264132328" calcext:value-type="float">
            <text:p>-0,293793264132328</text:p>
          </table:table-cell>
          <table:table-cell table:formula="of:=[.C1988]/[.$H$2]" office:value-type="float" office:value="-0.587586528264657" calcext:value-type="float">
            <text:p>-0,587586528264657</text:p>
          </table:table-cell>
          <table:table-cell table:formula="of:=[.E1987]+([.D1987]*([.A1988]-[.A1987]))" office:value-type="float" office:value="-0.935106385296949" calcext:value-type="float">
            <text:p>-0,935106385296949</text:p>
          </table:table-cell>
          <table:table-cell table:number-columns-repeated="3"/>
        </table:table-row>
        <table:table-row table:style-name="ro1">
          <table:table-cell table:formula="of:=[.A1988]+0.01" office:value-type="float" office:value="19.8700000000003" calcext:value-type="float">
            <text:p>19,8700000000003</text:p>
          </table:table-cell>
          <table:table-cell table:formula="of:=[.B1988]+([.E1988]*([.A1989]-[.A1988]))" office:value-type="float" office:value="0.578235464411686" calcext:value-type="float">
            <text:p>0,578235464411686</text:p>
          </table:table-cell>
          <table:table-cell table:formula="of:=-[.$H$4]*[.B1989]" office:value-type="float" office:value="-0.289117732205843" calcext:value-type="float">
            <text:p>-0,289117732205843</text:p>
          </table:table-cell>
          <table:table-cell table:formula="of:=[.C1989]/[.$H$2]" office:value-type="float" office:value="-0.578235464411686" calcext:value-type="float">
            <text:p>-0,578235464411686</text:p>
          </table:table-cell>
          <table:table-cell table:formula="of:=[.E1988]+([.D1988]*([.A1989]-[.A1988]))" office:value-type="float" office:value="-0.940982250579596" calcext:value-type="float">
            <text:p>-0,940982250579596</text:p>
          </table:table-cell>
          <table:table-cell table:number-columns-repeated="3"/>
        </table:table-row>
        <table:table-row table:style-name="ro1">
          <table:table-cell table:formula="of:=[.A1989]+0.01" office:value-type="float" office:value="19.8800000000003" calcext:value-type="float">
            <text:p>19,8800000000003</text:p>
          </table:table-cell>
          <table:table-cell table:formula="of:=[.B1989]+([.E1989]*([.A1990]-[.A1989]))" office:value-type="float" office:value="0.568825641905889" calcext:value-type="float">
            <text:p>0,568825641905889</text:p>
          </table:table-cell>
          <table:table-cell table:formula="of:=-[.$H$4]*[.B1990]" office:value-type="float" office:value="-0.284412820952944" calcext:value-type="float">
            <text:p>-0,284412820952944</text:p>
          </table:table-cell>
          <table:table-cell table:formula="of:=[.C1990]/[.$H$2]" office:value-type="float" office:value="-0.568825641905889" calcext:value-type="float">
            <text:p>-0,568825641905889</text:p>
          </table:table-cell>
          <table:table-cell table:formula="of:=[.E1989]+([.D1989]*([.A1990]-[.A1989]))" office:value-type="float" office:value="-0.946764605223714" calcext:value-type="float">
            <text:p>-0,946764605223714</text:p>
          </table:table-cell>
          <table:table-cell table:number-columns-repeated="3"/>
        </table:table-row>
        <table:table-row table:style-name="ro1">
          <table:table-cell table:formula="of:=[.A1990]+0.01" office:value-type="float" office:value="19.8900000000003" calcext:value-type="float">
            <text:p>19,8900000000003</text:p>
          </table:table-cell>
          <table:table-cell table:formula="of:=[.B1990]+([.E1990]*([.A1991]-[.A1990]))" office:value-type="float" office:value="0.55935799585365" calcext:value-type="float">
            <text:p>0,55935799585365</text:p>
          </table:table-cell>
          <table:table-cell table:formula="of:=-[.$H$4]*[.B1991]" office:value-type="float" office:value="-0.279678997926825" calcext:value-type="float">
            <text:p>-0,279678997926825</text:p>
          </table:table-cell>
          <table:table-cell table:formula="of:=[.C1991]/[.$H$2]" office:value-type="float" office:value="-0.55935799585365" calcext:value-type="float">
            <text:p>-0,55935799585365</text:p>
          </table:table-cell>
          <table:table-cell table:formula="of:=[.E1990]+([.D1990]*([.A1991]-[.A1990]))" office:value-type="float" office:value="-0.952452861642774" calcext:value-type="float">
            <text:p>-0,952452861642774</text:p>
          </table:table-cell>
          <table:table-cell table:number-columns-repeated="3"/>
        </table:table-row>
        <table:table-row table:style-name="ro1">
          <table:table-cell table:formula="of:=[.A1991]+0.01" office:value-type="float" office:value="19.9000000000003" calcext:value-type="float">
            <text:p>19,9000000000003</text:p>
          </table:table-cell>
          <table:table-cell table:formula="of:=[.B1991]+([.E1991]*([.A1992]-[.A1991]))" office:value-type="float" office:value="0.549833467237221" calcext:value-type="float">
            <text:p>0,549833467237221</text:p>
          </table:table-cell>
          <table:table-cell table:formula="of:=-[.$H$4]*[.B1992]" office:value-type="float" office:value="-0.27491673361861" calcext:value-type="float">
            <text:p>-0,27491673361861</text:p>
          </table:table-cell>
          <table:table-cell table:formula="of:=[.C1992]/[.$H$2]" office:value-type="float" office:value="-0.549833467237221" calcext:value-type="float">
            <text:p>-0,549833467237221</text:p>
          </table:table-cell>
          <table:table-cell table:formula="of:=[.E1991]+([.D1991]*([.A1992]-[.A1991]))" office:value-type="float" office:value="-0.958046441601311" calcext:value-type="float">
            <text:p>-0,958046441601311</text:p>
          </table:table-cell>
          <table:table-cell table:number-columns-repeated="3"/>
        </table:table-row>
        <table:table-row table:style-name="ro1">
          <table:table-cell table:formula="of:=[.A1992]+0.01" office:value-type="float" office:value="19.9100000000003" calcext:value-type="float">
            <text:p>19,9100000000003</text:p>
          </table:table-cell>
          <table:table-cell table:formula="of:=[.B1992]+([.E1992]*([.A1993]-[.A1992]))" office:value-type="float" office:value="0.540253002821206" calcext:value-type="float">
            <text:p>0,540253002821206</text:p>
          </table:table-cell>
          <table:table-cell table:formula="of:=-[.$H$4]*[.B1993]" office:value-type="float" office:value="-0.270126501410603" calcext:value-type="float">
            <text:p>-0,270126501410603</text:p>
          </table:table-cell>
          <table:table-cell table:formula="of:=[.C1993]/[.$H$2]" office:value-type="float" office:value="-0.540253002821206" calcext:value-type="float">
            <text:p>-0,540253002821206</text:p>
          </table:table-cell>
          <table:table-cell table:formula="of:=[.E1992]+([.D1992]*([.A1993]-[.A1992]))" office:value-type="float" office:value="-0.963544776273684" calcext:value-type="float">
            <text:p>-0,963544776273684</text:p>
          </table:table-cell>
          <table:table-cell table:number-columns-repeated="3"/>
        </table:table-row>
        <table:table-row table:style-name="ro1">
          <table:table-cell table:formula="of:=[.A1993]+0.01" office:value-type="float" office:value="19.9200000000003" calcext:value-type="float">
            <text:p>19,9200000000003</text:p>
          </table:table-cell>
          <table:table-cell table:formula="of:=[.B1993]+([.E1993]*([.A1994]-[.A1993]))" office:value-type="float" office:value="0.530617555058468" calcext:value-type="float">
            <text:p>0,530617555058468</text:p>
          </table:table-cell>
          <table:table-cell table:formula="of:=-[.$H$4]*[.B1994]" office:value-type="float" office:value="-0.265308777529234" calcext:value-type="float">
            <text:p>-0,265308777529234</text:p>
          </table:table-cell>
          <table:table-cell table:formula="of:=[.C1994]/[.$H$2]" office:value-type="float" office:value="-0.530617555058468" calcext:value-type="float">
            <text:p>-0,530617555058468</text:p>
          </table:table-cell>
          <table:table-cell table:formula="of:=[.E1993]+([.D1993]*([.A1994]-[.A1993]))" office:value-type="float" office:value="-0.968947306301897" calcext:value-type="float">
            <text:p>-0,968947306301897</text:p>
          </table:table-cell>
          <table:table-cell table:number-columns-repeated="3"/>
        </table:table-row>
        <table:table-row table:style-name="ro1">
          <table:table-cell table:formula="of:=[.A1994]+0.01" office:value-type="float" office:value="19.9300000000003" calcext:value-type="float">
            <text:p>19,9300000000003</text:p>
          </table:table-cell>
          <table:table-cell table:formula="of:=[.B1994]+([.E1994]*([.A1995]-[.A1994]))" office:value-type="float" office:value="0.520928081995447" calcext:value-type="float">
            <text:p>0,520928081995447</text:p>
          </table:table-cell>
          <table:table-cell table:formula="of:=-[.$H$4]*[.B1995]" office:value-type="float" office:value="-0.260464040997724" calcext:value-type="float">
            <text:p>-0,260464040997724</text:p>
          </table:table-cell>
          <table:table-cell table:formula="of:=[.C1995]/[.$H$2]" office:value-type="float" office:value="-0.520928081995447" calcext:value-type="float">
            <text:p>-0,520928081995447</text:p>
          </table:table-cell>
          <table:table-cell table:formula="of:=[.E1994]+([.D1994]*([.A1995]-[.A1994]))" office:value-type="float" office:value="-0.974253481852482" calcext:value-type="float">
            <text:p>-0,974253481852482</text:p>
          </table:table-cell>
          <table:table-cell table:number-columns-repeated="3"/>
        </table:table-row>
        <table:table-row table:style-name="ro1">
          <table:table-cell table:formula="of:=[.A1995]+0.01" office:value-type="float" office:value="19.9400000000003" calcext:value-type="float">
            <text:p>19,9400000000003</text:p>
          </table:table-cell>
          <table:table-cell table:formula="of:=[.B1995]+([.E1995]*([.A1996]-[.A1995]))" office:value-type="float" office:value="0.511185547176921" calcext:value-type="float">
            <text:p>0,511185547176921</text:p>
          </table:table-cell>
          <table:table-cell table:formula="of:=-[.$H$4]*[.B1996]" office:value-type="float" office:value="-0.25559277358846" calcext:value-type="float">
            <text:p>-0,25559277358846</text:p>
          </table:table-cell>
          <table:table-cell table:formula="of:=[.C1996]/[.$H$2]" office:value-type="float" office:value="-0.511185547176921" calcext:value-type="float">
            <text:p>-0,511185547176921</text:p>
          </table:table-cell>
          <table:table-cell table:formula="of:=[.E1995]+([.D1995]*([.A1996]-[.A1995]))" office:value-type="float" office:value="-0.979462762672438" calcext:value-type="float">
            <text:p>-0,979462762672438</text:p>
          </table:table-cell>
          <table:table-cell table:number-columns-repeated="3"/>
        </table:table-row>
        <table:table-row table:style-name="ro1">
          <table:table-cell table:formula="of:=[.A1996]+0.01" office:value-type="float" office:value="19.9500000000003" calcext:value-type="float">
            <text:p>19,9500000000003</text:p>
          </table:table-cell>
          <table:table-cell table:formula="of:=[.B1996]+([.E1996]*([.A1997]-[.A1996]))" office:value-type="float" office:value="0.501390919550195" calcext:value-type="float">
            <text:p>0,501390919550195</text:p>
          </table:table-cell>
          <table:table-cell table:formula="of:=-[.$H$4]*[.B1997]" office:value-type="float" office:value="-0.250695459775098" calcext:value-type="float">
            <text:p>-0,250695459775098</text:p>
          </table:table-cell>
          <table:table-cell table:formula="of:=[.C1997]/[.$H$2]" office:value-type="float" office:value="-0.501390919550195" calcext:value-type="float">
            <text:p>-0,501390919550195</text:p>
          </table:table-cell>
          <table:table-cell table:formula="of:=[.E1996]+([.D1996]*([.A1997]-[.A1996]))" office:value-type="float" office:value="-0.984574618144208" calcext:value-type="float">
            <text:p>-0,984574618144208</text:p>
          </table:table-cell>
          <table:table-cell table:number-columns-repeated="3"/>
        </table:table-row>
        <table:table-row table:style-name="ro1">
          <table:table-cell table:formula="of:=[.A1997]+0.01" office:value-type="float" office:value="19.9600000000003" calcext:value-type="float">
            <text:p>19,9600000000003</text:p>
          </table:table-cell>
          <table:table-cell table:formula="of:=[.B1997]+([.E1997]*([.A1998]-[.A1997]))" office:value-type="float" office:value="0.491545173368751" calcext:value-type="float">
            <text:p>0,491545173368751</text:p>
          </table:table-cell>
          <table:table-cell table:formula="of:=-[.$H$4]*[.B1998]" office:value-type="float" office:value="-0.245772586684376" calcext:value-type="float">
            <text:p>-0,245772586684376</text:p>
          </table:table-cell>
          <table:table-cell table:formula="of:=[.C1998]/[.$H$2]" office:value-type="float" office:value="-0.491545173368751" calcext:value-type="float">
            <text:p>-0,491545173368751</text:p>
          </table:table-cell>
          <table:table-cell table:formula="of:=[.E1997]+([.D1997]*([.A1998]-[.A1997]))" office:value-type="float" office:value="-0.98958852733971" calcext:value-type="float">
            <text:p>-0,98958852733971</text:p>
          </table:table-cell>
          <table:table-cell table:number-columns-repeated="3"/>
        </table:table-row>
        <table:table-row table:style-name="ro1">
          <table:table-cell table:formula="of:=[.A1998]+0.01" office:value-type="float" office:value="19.9700000000003" calcext:value-type="float">
            <text:p>19,9700000000003</text:p>
          </table:table-cell>
          <table:table-cell table:formula="of:=[.B1998]+([.E1998]*([.A1999]-[.A1998]))" office:value-type="float" office:value="0.481649288095353" calcext:value-type="float">
            <text:p>0,481649288095353</text:p>
          </table:table-cell>
          <table:table-cell table:formula="of:=-[.$H$4]*[.B1999]" office:value-type="float" office:value="-0.240824644047676" calcext:value-type="float">
            <text:p>-0,240824644047676</text:p>
          </table:table-cell>
          <table:table-cell table:formula="of:=[.C1999]/[.$H$2]" office:value-type="float" office:value="-0.481649288095353" calcext:value-type="float">
            <text:p>-0,481649288095353</text:p>
          </table:table-cell>
          <table:table-cell table:formula="of:=[.E1998]+([.D1998]*([.A1999]-[.A1998]))" office:value-type="float" office:value="-0.994503979073399" calcext:value-type="float">
            <text:p>-0,994503979073399</text:p>
          </table:table-cell>
          <table:table-cell table:number-columns-repeated="3"/>
        </table:table-row>
        <table:table-row table:style-name="ro1">
          <table:table-cell table:formula="of:=[.A1999]+0.01" office:value-type="float" office:value="19.9800000000003" calcext:value-type="float">
            <text:p>19,9800000000003</text:p>
          </table:table-cell>
          <table:table-cell table:formula="of:=[.B1999]+([.E1999]*([.A2000]-[.A1999]))" office:value-type="float" office:value="0.471704248304617" calcext:value-type="float">
            <text:p>0,471704248304617</text:p>
          </table:table-cell>
          <table:table-cell table:formula="of:=-[.$H$4]*[.B2000]" office:value-type="float" office:value="-0.235852124152309" calcext:value-type="float">
            <text:p>-0,235852124152309</text:p>
          </table:table-cell>
          <table:table-cell table:formula="of:=[.C2000]/[.$H$2]" office:value-type="float" office:value="-0.471704248304617" calcext:value-type="float">
            <text:p>-0,471704248304617</text:p>
          </table:table-cell>
          <table:table-cell table:formula="of:=[.E1999]+([.D1999]*([.A2000]-[.A1999]))" office:value-type="float" office:value="-0.999320471954353" calcext:value-type="float">
            <text:p>-0,999320471954353</text:p>
          </table:table-cell>
          <table:table-cell table:number-columns-repeated="3"/>
        </table:table-row>
        <table:table-row table:style-name="ro1">
          <table:table-cell table:formula="of:=[.A2000]+0.01" office:value-type="float" office:value="19.9900000000003" calcext:value-type="float">
            <text:p>19,9900000000003</text:p>
          </table:table-cell>
          <table:table-cell table:formula="of:=[.B2000]+([.E2000]*([.A2001]-[.A2000]))" office:value-type="float" office:value="0.461711043585072" calcext:value-type="float">
            <text:p>0,461711043585072</text:p>
          </table:table-cell>
          <table:table-cell table:formula="of:=-[.$H$4]*[.B2001]" office:value-type="float" office:value="-0.230855521792536" calcext:value-type="float">
            <text:p>-0,230855521792536</text:p>
          </table:table-cell>
          <table:table-cell table:formula="of:=[.C2001]/[.$H$2]" office:value-type="float" office:value="-0.461711043585072" calcext:value-type="float">
            <text:p>-0,461711043585072</text:p>
          </table:table-cell>
          <table:table-cell table:formula="of:=[.E2000]+([.D2000]*([.A2001]-[.A2000]))" office:value-type="float" office:value="-1.0040375144374" calcext:value-type="float">
            <text:p>-1,0040375144374</text:p>
          </table:table-cell>
          <table:table-cell table:number-columns-repeated="3"/>
        </table:table-row>
        <table:table-row table:style-name="ro1">
          <table:table-cell table:formula="of:=[.A2001]+0.01" office:value-type="float" office:value="20.0000000000003" calcext:value-type="float">
            <text:p>20,0000000000003</text:p>
          </table:table-cell>
          <table:table-cell table:formula="of:=[.B2001]+([.E2001]*([.A2002]-[.A2001]))" office:value-type="float" office:value="0.451670668440697" calcext:value-type="float">
            <text:p>0,451670668440697</text:p>
          </table:table-cell>
          <table:table-cell table:formula="of:=-[.$H$4]*[.B2002]" office:value-type="float" office:value="-0.225835334220348" calcext:value-type="float">
            <text:p>-0,225835334220348</text:p>
          </table:table-cell>
          <table:table-cell table:formula="of:=[.C2002]/[.$H$2]" office:value-type="float" office:value="-0.451670668440697" calcext:value-type="float">
            <text:p>-0,451670668440697</text:p>
          </table:table-cell>
          <table:table-cell table:formula="of:=[.E2001]+([.D2001]*([.A2002]-[.A2001]))" office:value-type="float" office:value="-1.00865462487325" calcext:value-type="float">
            <text:p>-1,00865462487325</text:p>
          </table:table-cell>
          <table:table-cell table:number-columns-repeated="3"/>
        </table:table-row>
        <table:table-row table:style-name="ro1">
          <table:table-cell table:formula="of:=[.A2002]+0.01" office:value-type="float" office:value="20.0100000000003" calcext:value-type="float">
            <text:p>20,0100000000003</text:p>
          </table:table-cell>
          <table:table-cell table:formula="of:=[.B2002]+([.E2002]*([.A2003]-[.A2002]))" office:value-type="float" office:value="0.441584122191963" calcext:value-type="float">
            <text:p>0,441584122191963</text:p>
          </table:table-cell>
          <table:table-cell table:formula="of:=-[.$H$4]*[.B2003]" office:value-type="float" office:value="-0.220792061095981" calcext:value-type="float">
            <text:p>-0,220792061095981</text:p>
          </table:table-cell>
          <table:table-cell table:formula="of:=[.C2003]/[.$H$2]" office:value-type="float" office:value="-0.441584122191963" calcext:value-type="float">
            <text:p>-0,441584122191963</text:p>
          </table:table-cell>
          <table:table-cell table:formula="of:=[.E2002]+([.D2002]*([.A2003]-[.A2002]))" office:value-type="float" office:value="-1.01317133155766" calcext:value-type="float">
            <text:p>-1,01317133155766</text:p>
          </table:table-cell>
          <table:table-cell table:number-columns-repeated="3"/>
        </table:table-row>
        <table:table-row table:style-name="ro1">
          <table:table-cell table:formula="of:=[.A2003]+0.01" office:value-type="float" office:value="20.0200000000003" calcext:value-type="float">
            <text:p>20,0200000000003</text:p>
          </table:table-cell>
          <table:table-cell table:formula="of:=[.B2003]+([.E2003]*([.A2004]-[.A2003]))" office:value-type="float" office:value="0.431452408876385" calcext:value-type="float">
            <text:p>0,431452408876385</text:p>
          </table:table-cell>
          <table:table-cell table:formula="of:=-[.$H$4]*[.B2004]" office:value-type="float" office:value="-0.215726204438192" calcext:value-type="float">
            <text:p>-0,215726204438192</text:p>
          </table:table-cell>
          <table:table-cell table:formula="of:=[.C2004]/[.$H$2]" office:value-type="float" office:value="-0.431452408876385" calcext:value-type="float">
            <text:p>-0,431452408876385</text:p>
          </table:table-cell>
          <table:table-cell table:formula="of:=[.E2003]+([.D2003]*([.A2004]-[.A2003]))" office:value-type="float" office:value="-1.01758717277958" calcext:value-type="float">
            <text:p>-1,01758717277958</text:p>
          </table:table-cell>
          <table:table-cell table:number-columns-repeated="3"/>
        </table:table-row>
        <table:table-row table:style-name="ro1">
          <table:table-cell table:formula="of:=[.A2004]+0.01" office:value-type="float" office:value="20.0300000000003" calcext:value-type="float">
            <text:p>20,0300000000003</text:p>
          </table:table-cell>
          <table:table-cell table:formula="of:=[.B2004]+([.E2004]*([.A2005]-[.A2004]))" office:value-type="float" office:value="0.421276537148587" calcext:value-type="float">
            <text:p>0,421276537148587</text:p>
          </table:table-cell>
          <table:table-cell table:formula="of:=-[.$H$4]*[.B2005]" office:value-type="float" office:value="-0.210638268574294" calcext:value-type="float">
            <text:p>-0,210638268574294</text:p>
          </table:table-cell>
          <table:table-cell table:formula="of:=[.C2005]/[.$H$2]" office:value-type="float" office:value="-0.421276537148587" calcext:value-type="float">
            <text:p>-0,421276537148587</text:p>
          </table:table-cell>
          <table:table-cell table:formula="of:=[.E2004]+([.D2004]*([.A2005]-[.A2004]))" office:value-type="float" office:value="-1.02190169686834" calcext:value-type="float">
            <text:p>-1,02190169686834</text:p>
          </table:table-cell>
          <table:table-cell table:number-columns-repeated="3"/>
        </table:table-row>
        <table:table-row table:style-name="ro1">
          <table:table-cell table:formula="of:=[.A2005]+0.01" office:value-type="float" office:value="20.0400000000003" calcext:value-type="float">
            <text:p>20,0400000000003</text:p>
          </table:table-cell>
          <table:table-cell table:formula="of:=[.B2005]+([.E2005]*([.A2006]-[.A2005]))" office:value-type="float" office:value="0.411057520179902" calcext:value-type="float">
            <text:p>0,411057520179902</text:p>
          </table:table-cell>
          <table:table-cell table:formula="of:=-[.$H$4]*[.B2006]" office:value-type="float" office:value="-0.205528760089951" calcext:value-type="float">
            <text:p>-0,205528760089951</text:p>
          </table:table-cell>
          <table:table-cell table:formula="of:=[.C2006]/[.$H$2]" office:value-type="float" office:value="-0.411057520179902" calcext:value-type="float">
            <text:p>-0,411057520179902</text:p>
          </table:table-cell>
          <table:table-cell table:formula="of:=[.E2005]+([.D2005]*([.A2006]-[.A2005]))" office:value-type="float" office:value="-1.02611446223983" calcext:value-type="float">
            <text:p>-1,02611446223983</text:p>
          </table:table-cell>
          <table:table-cell table:number-columns-repeated="3"/>
        </table:table-row>
        <table:table-row table:style-name="ro1">
          <table:table-cell table:formula="of:=[.A2006]+0.01" office:value-type="float" office:value="20.0500000000003" calcext:value-type="float">
            <text:p>20,0500000000003</text:p>
          </table:table-cell>
          <table:table-cell table:formula="of:=[.B2006]+([.E2006]*([.A2007]-[.A2006]))" office:value-type="float" office:value="0.400796375557502" calcext:value-type="float">
            <text:p>0,400796375557502</text:p>
          </table:table-cell>
          <table:table-cell table:formula="of:=-[.$H$4]*[.B2007]" office:value-type="float" office:value="-0.200398187778751" calcext:value-type="float">
            <text:p>-0,200398187778751</text:p>
          </table:table-cell>
          <table:table-cell table:formula="of:=[.C2007]/[.$H$2]" office:value-type="float" office:value="-0.400796375557502" calcext:value-type="float">
            <text:p>-0,400796375557502</text:p>
          </table:table-cell>
          <table:table-cell table:formula="of:=[.E2006]+([.D2006]*([.A2007]-[.A2006]))" office:value-type="float" office:value="-1.03022503744163" calcext:value-type="float">
            <text:p>-1,03022503744163</text:p>
          </table:table-cell>
          <table:table-cell table:number-columns-repeated="3"/>
        </table:table-row>
        <table:table-row table:style-name="ro1">
          <table:table-cell table:formula="of:=[.A2007]+0.01" office:value-type="float" office:value="20.0600000000003" calcext:value-type="float">
            <text:p>20,0600000000003</text:p>
          </table:table-cell>
          <table:table-cell table:formula="of:=[.B2007]+([.E2007]*([.A2008]-[.A2007]))" office:value-type="float" office:value="0.390494125183084" calcext:value-type="float">
            <text:p>0,390494125183084</text:p>
          </table:table-cell>
          <table:table-cell table:formula="of:=-[.$H$4]*[.B2008]" office:value-type="float" office:value="-0.195247062591542" calcext:value-type="float">
            <text:p>-0,195247062591542</text:p>
          </table:table-cell>
          <table:table-cell table:formula="of:=[.C2008]/[.$H$2]" office:value-type="float" office:value="-0.390494125183084" calcext:value-type="float">
            <text:p>-0,390494125183084</text:p>
          </table:table-cell>
          <table:table-cell table:formula="of:=[.E2007]+([.D2007]*([.A2008]-[.A2007]))" office:value-type="float" office:value="-1.03423300119721" calcext:value-type="float">
            <text:p>-1,03423300119721</text:p>
          </table:table-cell>
          <table:table-cell table:number-columns-repeated="3"/>
        </table:table-row>
        <table:table-row table:style-name="ro1">
          <table:table-cell table:formula="of:=[.A2008]+0.01" office:value-type="float" office:value="20.0700000000003" calcext:value-type="float">
            <text:p>20,0700000000003</text:p>
          </table:table-cell>
          <table:table-cell table:formula="of:=[.B2008]+([.E2008]*([.A2009]-[.A2008]))" office:value-type="float" office:value="0.380151795171111" calcext:value-type="float">
            <text:p>0,380151795171111</text:p>
          </table:table-cell>
          <table:table-cell table:formula="of:=-[.$H$4]*[.B2009]" office:value-type="float" office:value="-0.190075897585555" calcext:value-type="float">
            <text:p>-0,190075897585555</text:p>
          </table:table-cell>
          <table:table-cell table:formula="of:=[.C2009]/[.$H$2]" office:value-type="float" office:value="-0.380151795171111" calcext:value-type="float">
            <text:p>-0,380151795171111</text:p>
          </table:table-cell>
          <table:table-cell table:formula="of:=[.E2008]+([.D2008]*([.A2009]-[.A2008]))" office:value-type="float" office:value="-1.03813794244904" calcext:value-type="float">
            <text:p>-1,03813794244904</text:p>
          </table:table-cell>
          <table:table-cell table:number-columns-repeated="3"/>
        </table:table-row>
        <table:table-row table:style-name="ro1">
          <table:table-cell table:formula="of:=[.A2009]+0.01" office:value-type="float" office:value="20.0800000000003" calcext:value-type="float">
            <text:p>20,0800000000003</text:p>
          </table:table-cell>
          <table:table-cell table:formula="of:=[.B2009]+([.E2009]*([.A2010]-[.A2009]))" office:value-type="float" office:value="0.369770415746619" calcext:value-type="float">
            <text:p>0,369770415746619</text:p>
          </table:table-cell>
          <table:table-cell table:formula="of:=-[.$H$4]*[.B2010]" office:value-type="float" office:value="-0.184885207873309" calcext:value-type="float">
            <text:p>-0,184885207873309</text:p>
          </table:table-cell>
          <table:table-cell table:formula="of:=[.C2010]/[.$H$2]" office:value-type="float" office:value="-0.369770415746619" calcext:value-type="float">
            <text:p>-0,369770415746619</text:p>
          </table:table-cell>
          <table:table-cell table:formula="of:=[.E2009]+([.D2009]*([.A2010]-[.A2009]))" office:value-type="float" office:value="-1.04193946040075" calcext:value-type="float">
            <text:p>-1,04193946040075</text:p>
          </table:table-cell>
          <table:table-cell table:number-columns-repeated="3"/>
        </table:table-row>
        <table:table-row table:style-name="ro1">
          <table:table-cell table:formula="of:=[.A2010]+0.01" office:value-type="float" office:value="20.0900000000003" calcext:value-type="float">
            <text:p>20,0900000000003</text:p>
          </table:table-cell>
          <table:table-cell table:formula="of:=[.B2010]+([.E2010]*([.A2011]-[.A2010]))" office:value-type="float" office:value="0.359351021142609" calcext:value-type="float">
            <text:p>0,359351021142609</text:p>
          </table:table-cell>
          <table:table-cell table:formula="of:=-[.$H$4]*[.B2011]" office:value-type="float" office:value="-0.179675510571305" calcext:value-type="float">
            <text:p>-0,179675510571305</text:p>
          </table:table-cell>
          <table:table-cell table:formula="of:=[.C2011]/[.$H$2]" office:value-type="float" office:value="-0.359351021142609" calcext:value-type="float">
            <text:p>-0,359351021142609</text:p>
          </table:table-cell>
          <table:table-cell table:formula="of:=[.E2010]+([.D2010]*([.A2011]-[.A2010]))" office:value-type="float" office:value="-1.04563716455822" calcext:value-type="float">
            <text:p>-1,04563716455822</text:p>
          </table:table-cell>
          <table:table-cell table:number-columns-repeated="3"/>
        </table:table-row>
        <table:table-row table:style-name="ro1">
          <table:table-cell table:formula="of:=[.A2011]+0.01" office:value-type="float" office:value="20.1000000000003" calcext:value-type="float">
            <text:p>20,1000000000003</text:p>
          </table:table-cell>
          <table:table-cell table:formula="of:=[.B2011]+([.E2011]*([.A2012]-[.A2011]))" office:value-type="float" office:value="0.348894649497026" calcext:value-type="float">
            <text:p>0,348894649497026</text:p>
          </table:table-cell>
          <table:table-cell table:formula="of:=-[.$H$4]*[.B2012]" office:value-type="float" office:value="-0.174447324748513" calcext:value-type="float">
            <text:p>-0,174447324748513</text:p>
          </table:table-cell>
          <table:table-cell table:formula="of:=[.C2012]/[.$H$2]" office:value-type="float" office:value="-0.348894649497026" calcext:value-type="float">
            <text:p>-0,348894649497026</text:p>
          </table:table-cell>
          <table:table-cell table:formula="of:=[.E2011]+([.D2011]*([.A2012]-[.A2011]))" office:value-type="float" office:value="-1.04923067476964" calcext:value-type="float">
            <text:p>-1,04923067476964</text:p>
          </table:table-cell>
          <table:table-cell table:number-columns-repeated="3"/>
        </table:table-row>
        <table:table-row table:style-name="ro1">
          <table:table-cell table:formula="of:=[.A2012]+0.01" office:value-type="float" office:value="20.1100000000003" calcext:value-type="float">
            <text:p>20,1100000000003</text:p>
          </table:table-cell>
          <table:table-cell table:formula="of:=[.B2012]+([.E2012]*([.A2013]-[.A2012]))" office:value-type="float" office:value="0.338402342749328" calcext:value-type="float">
            <text:p>0,338402342749328</text:p>
          </table:table-cell>
          <table:table-cell table:formula="of:=-[.$H$4]*[.B2013]" office:value-type="float" office:value="-0.169201171374664" calcext:value-type="float">
            <text:p>-0,169201171374664</text:p>
          </table:table-cell>
          <table:table-cell table:formula="of:=[.C2013]/[.$H$2]" office:value-type="float" office:value="-0.338402342749328" calcext:value-type="float">
            <text:p>-0,338402342749328</text:p>
          </table:table-cell>
          <table:table-cell table:formula="of:=[.E2012]+([.D2012]*([.A2013]-[.A2012]))" office:value-type="float" office:value="-1.05271962126461" calcext:value-type="float">
            <text:p>-1,05271962126461</text:p>
          </table:table-cell>
          <table:table-cell table:number-columns-repeated="3"/>
        </table:table-row>
        <table:table-row table:style-name="ro1">
          <table:table-cell table:formula="of:=[.A2013]+0.01" office:value-type="float" office:value="20.1200000000003" calcext:value-type="float">
            <text:p>20,1200000000003</text:p>
          </table:table-cell>
          <table:table-cell table:formula="of:=[.B2013]+([.E2013]*([.A2014]-[.A2013]))" office:value-type="float" office:value="0.32787514653668" calcext:value-type="float">
            <text:p>0,32787514653668</text:p>
          </table:table-cell>
          <table:table-cell table:formula="of:=-[.$H$4]*[.B2014]" office:value-type="float" office:value="-0.16393757326834" calcext:value-type="float">
            <text:p>-0,16393757326834</text:p>
          </table:table-cell>
          <table:table-cell table:formula="of:=[.C2014]/[.$H$2]" office:value-type="float" office:value="-0.32787514653668" calcext:value-type="float">
            <text:p>-0,32787514653668</text:p>
          </table:table-cell>
          <table:table-cell table:formula="of:=[.E2013]+([.D2013]*([.A2014]-[.A2013]))" office:value-type="float" office:value="-1.05610364469211" calcext:value-type="float">
            <text:p>-1,05610364469211</text:p>
          </table:table-cell>
          <table:table-cell table:number-columns-repeated="3"/>
        </table:table-row>
        <table:table-row table:style-name="ro1">
          <table:table-cell table:formula="of:=[.A2014]+0.01" office:value-type="float" office:value="20.1300000000003" calcext:value-type="float">
            <text:p>20,1300000000003</text:p>
          </table:table-cell>
          <table:table-cell table:formula="of:=[.B2014]+([.E2014]*([.A2015]-[.A2014]))" office:value-type="float" office:value="0.317314110089757" calcext:value-type="float">
            <text:p>0,317314110089757</text:p>
          </table:table-cell>
          <table:table-cell table:formula="of:=-[.$H$4]*[.B2015]" office:value-type="float" office:value="-0.158657055044879" calcext:value-type="float">
            <text:p>-0,158657055044879</text:p>
          </table:table-cell>
          <table:table-cell table:formula="of:=[.C2015]/[.$H$2]" office:value-type="float" office:value="-0.317314110089757" calcext:value-type="float">
            <text:p>-0,317314110089757</text:p>
          </table:table-cell>
          <table:table-cell table:formula="of:=[.E2014]+([.D2014]*([.A2015]-[.A2014]))" office:value-type="float" office:value="-1.05938239615747" calcext:value-type="float">
            <text:p>-1,05938239615747</text:p>
          </table:table-cell>
          <table:table-cell table:number-columns-repeated="3"/>
        </table:table-row>
        <table:table-row table:style-name="ro1">
          <table:table-cell table:formula="of:=[.A2015]+0.01" office:value-type="float" office:value="20.1400000000003" calcext:value-type="float">
            <text:p>20,1400000000003</text:p>
          </table:table-cell>
          <table:table-cell table:formula="of:=[.B2015]+([.E2015]*([.A2016]-[.A2015]))" office:value-type="float" office:value="0.306720286128181" calcext:value-type="float">
            <text:p>0,306720286128181</text:p>
          </table:table-cell>
          <table:table-cell table:formula="of:=-[.$H$4]*[.B2016]" office:value-type="float" office:value="-0.15336014306409" calcext:value-type="float">
            <text:p>-0,15336014306409</text:p>
          </table:table-cell>
          <table:table-cell table:formula="of:=[.C2016]/[.$H$2]" office:value-type="float" office:value="-0.306720286128181" calcext:value-type="float">
            <text:p>-0,306720286128181</text:p>
          </table:table-cell>
          <table:table-cell table:formula="of:=[.E2015]+([.D2015]*([.A2016]-[.A2015]))" office:value-type="float" office:value="-1.06255553725837" calcext:value-type="float">
            <text:p>-1,06255553725837</text:p>
          </table:table-cell>
          <table:table-cell table:number-columns-repeated="3"/>
        </table:table-row>
        <table:table-row table:style-name="ro1">
          <table:table-cell table:formula="of:=[.A2016]+0.01" office:value-type="float" office:value="20.1500000000004" calcext:value-type="float">
            <text:p>20,1500000000004</text:p>
          </table:table-cell>
          <table:table-cell table:formula="of:=[.B2016]+([.E2016]*([.A2017]-[.A2016]))" office:value-type="float" office:value="0.296094730755595" calcext:value-type="float">
            <text:p>0,296094730755595</text:p>
          </table:table-cell>
          <table:table-cell table:formula="of:=-[.$H$4]*[.B2017]" office:value-type="float" office:value="-0.148047365377798" calcext:value-type="float">
            <text:p>-0,148047365377798</text:p>
          </table:table-cell>
          <table:table-cell table:formula="of:=[.C2017]/[.$H$2]" office:value-type="float" office:value="-0.296094730755595" calcext:value-type="float">
            <text:p>-0,296094730755595</text:p>
          </table:table-cell>
          <table:table-cell table:formula="of:=[.E2016]+([.D2016]*([.A2017]-[.A2016]))" office:value-type="float" office:value="-1.06562274011965" calcext:value-type="float">
            <text:p>-1,06562274011965</text:p>
          </table:table-cell>
          <table:table-cell table:number-columns-repeated="3"/>
        </table:table-row>
        <table:table-row table:style-name="ro1">
          <table:table-cell table:formula="of:=[.A2017]+0.01" office:value-type="float" office:value="20.1600000000003" calcext:value-type="float">
            <text:p>20,1600000000003</text:p>
          </table:table-cell>
          <table:table-cell table:formula="of:=[.B2017]+([.E2017]*([.A2018]-[.A2017]))" office:value-type="float" office:value="0.285438503354397" calcext:value-type="float">
            <text:p>0,285438503354397</text:p>
          </table:table-cell>
          <table:table-cell table:formula="of:=-[.$H$4]*[.B2018]" office:value-type="float" office:value="-0.142719251677199" calcext:value-type="float">
            <text:p>-0,142719251677199</text:p>
          </table:table-cell>
          <table:table-cell table:formula="of:=[.C2018]/[.$H$2]" office:value-type="float" office:value="-0.285438503354397" calcext:value-type="float">
            <text:p>-0,285438503354397</text:p>
          </table:table-cell>
          <table:table-cell table:formula="of:=[.E2017]+([.D2017]*([.A2018]-[.A2017]))" office:value-type="float" office:value="-1.06858368742721" calcext:value-type="float">
            <text:p>-1,06858368742721</text:p>
          </table:table-cell>
          <table:table-cell table:number-columns-repeated="3"/>
        </table:table-row>
        <table:table-row table:style-name="ro1">
          <table:table-cell table:formula="of:=[.A2018]+0.01" office:value-type="float" office:value="20.1700000000004" calcext:value-type="float">
            <text:p>20,1700000000004</text:p>
          </table:table-cell>
          <table:table-cell table:formula="of:=[.B2018]+([.E2018]*([.A2019]-[.A2018]))" office:value-type="float" office:value="0.274752666480123" calcext:value-type="float">
            <text:p>0,274752666480123</text:p>
          </table:table-cell>
          <table:table-cell table:formula="of:=-[.$H$4]*[.B2019]" office:value-type="float" office:value="-0.137376333240062" calcext:value-type="float">
            <text:p>-0,137376333240062</text:p>
          </table:table-cell>
          <table:table-cell table:formula="of:=[.C2019]/[.$H$2]" office:value-type="float" office:value="-0.274752666480123" calcext:value-type="float">
            <text:p>-0,274752666480123</text:p>
          </table:table-cell>
          <table:table-cell table:formula="of:=[.E2018]+([.D2018]*([.A2019]-[.A2018]))" office:value-type="float" office:value="-1.07143807246076" calcext:value-type="float">
            <text:p>-1,07143807246076</text:p>
          </table:table-cell>
          <table:table-cell table:number-columns-repeated="3"/>
        </table:table-row>
        <table:table-row table:style-name="ro1">
          <table:table-cell table:formula="of:=[.A2019]+0.01" office:value-type="float" office:value="20.1800000000004" calcext:value-type="float">
            <text:p>20,1800000000004</text:p>
          </table:table-cell>
          <table:table-cell table:formula="of:=[.B2019]+([.E2019]*([.A2020]-[.A2019]))" office:value-type="float" office:value="0.264038285755514" calcext:value-type="float">
            <text:p>0,264038285755514</text:p>
          </table:table-cell>
          <table:table-cell table:formula="of:=-[.$H$4]*[.B2020]" office:value-type="float" office:value="-0.132019142877757" calcext:value-type="float">
            <text:p>-0,132019142877757</text:p>
          </table:table-cell>
          <table:table-cell table:formula="of:=[.C2020]/[.$H$2]" office:value-type="float" office:value="-0.264038285755514" calcext:value-type="float">
            <text:p>-0,264038285755514</text:p>
          </table:table-cell>
          <table:table-cell table:formula="of:=[.E2019]+([.D2019]*([.A2020]-[.A2019]))" office:value-type="float" office:value="-1.07418559912556" calcext:value-type="float">
            <text:p>-1,0741855991255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.00.0000</text:date>, <text:time style:data-style-name="N2" text:time-value="16:23:43.87118608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1T14:56:21.951309765</meta:creation-date>
    <dc:date>2020-12-21T16:33:35.127084886</dc:date>
    <meta:editing-duration>PT19M11S</meta:editing-duration>
    <meta:editing-cycles>2</meta:editing-cycles>
    <meta:generator>LibreOffice/6.4.6.2$Linux_X86_64 LibreOffice_project/40$Build-2</meta:generator>
    <meta:document-statistic meta:table-count="1" meta:cell-count="1010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49cm" svg:height="11.027cm" xlink:href=".." xlink:type="simple" chart:class="chart:scatter" chart:style-name="ch1">
        <chart:legend chart:legend-position="end" svg:x="20.59cm" svg:y="5.214cm" style:legend-expansion="high" chart:style-name="ch2"/>
        <chart:plot-area chart:style-name="ch3" table:cell-range-address="Tabelle1.A1:Tabelle1.B2020" chart:data-source-has-labels="row" svg:x="0.449cm" svg:y="0.22cm" svg:width="19.692cm" svg:height="10.587cm">
          <chartooo:coordinate-region svg:x="1.282cm" svg:y="0.419cm" svg:width="18.672cm" svg:height="10.1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B2:Tabelle1.B2020" chart:label-cell-address="Tabelle1.B1:Tabelle1.B1" chart:class="chart:scatter">
            <chart:domain table:cell-range-address="Tabelle1.A2:Tabelle1.A2020"/>
            <chart:data-point chart:repeated="20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(t)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2:Tabelle1.A2020</svg:desc>
                </draw:g>
              </table:table-cell>
              <table:table-cell office:value-type="float" office:value="1">
                <text:p>1</text:p>
                <draw:g>
                  <svg:desc>Tabelle1.B2:Tabelle1.B20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9999">
                <text:p>0.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9997">
                <text:p>0.9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99940001">
                <text:p>0.9994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99900005">
                <text:p>0.999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998500149999">
                <text:p>0.99850014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997900349993">
                <text:p>0.9979003499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997200699972">
                <text:p>0.9972006999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996401259916001">
                <text:p>0.996401259916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995502099790004">
                <text:p>0.995502099790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994503299538017">
                <text:p>0.9945032995380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993404949076049">
                <text:p>0.9934049490760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992207148284129">
                <text:p>0.9922071482841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9909100069973">
                <text:p>0.99091000699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989513644995643">
                <text:p>0.9895136449956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988018191993287">
                <text:p>0.9880181919932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986423787626431">
                <text:p>0.9864237876264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984730581440375">
                <text:p>0.984730581440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982938732875557">
                <text:p>0.9829387328755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981048411252595">
                <text:p>0.9810484112525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979059795756345">
                <text:p>0.9790597957563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976973075418971">
                <text:p>0.9769730754189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97478844910202">
                <text:p>0.974788449102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972506125477528">
                <text:p>0.9725061254775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970126323008125">
                <text:p>0.970126323008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967649269926175">
                <text:p>0.9676492699261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965075204211923">
                <text:p>0.9650752042119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962404373570679">
                <text:p>0.9624043735706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959637035409014">
                <text:p>0.9596370354090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956773456809992">
                <text:p>0.9567734568099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953813914507429">
                <text:p>0.9538139145074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950758694859185">
                <text:p>0.9507586948591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94760809381949">
                <text:p>0.947608093819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94436241691031">
                <text:p>0.944362416910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941021979191747">
                <text:p>0.9410219791917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937587105231494">
                <text:p>0.9375871052314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934058129073321">
                <text:p>0.9340581290733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930435394204625">
                <text:p>0.930435394204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926719253523021">
                <text:p>0.926719253523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922910069301997">
                <text:p>0.9229100693019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919008213155621">
                <text:p>0.9190082131556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915014066002315">
                <text:p>0.9150140660023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910928018027693">
                <text:p>0.9109280180276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906750468646471">
                <text:p>0.9067504686464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902481826463446">
                <text:p>0.9024818264634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898122509233557">
                <text:p>0.8981225092335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893672943821021">
                <text:p>0.8936729438210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889133566157562">
                <text:p>0.8891335661575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884504821199721">
                <text:p>0.8845048211997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879787162885263">
                <text:p>0.8797871628852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874981054088686">
                <text:p>0.8749810540886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870086966575821">
                <text:p>0.8700869665758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865105380957547">
                <text:p>0.8651053809575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860036786642615">
                <text:p>0.8600367866426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854881681789587">
                <text:p>0.8548816817895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849640573257895">
                <text:p>0.8496405732578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844313976558024">
                <text:p>0.8443139765580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838902415800827">
                <text:p>0.8389024158008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833406423645974">
                <text:p>0.8334064236459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827826541249542">
                <text:p>0.8278265412495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822163318210744">
                <text:p>0.8221633182107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816417312517822">
                <text:p>0.8164173125178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810589090493079">
                <text:p>0.8105890904930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804679226737084">
                <text:p>0.8046792267370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79868830407204">
                <text:p>0.798688304072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792616913484321">
                <text:p>0.7926169134843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786465654066196">
                <text:p>0.7864656540661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780235132956722">
                <text:p>0.7802351329567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773925965281842">
                <text:p>0.7739259652818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767538774093666">
                <text:p>0.7675387740936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761074190308962">
                <text:p>0.7610741903089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754532852646848">
                <text:p>0.7545328526468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747915407565704">
                <text:p>0.7479154075657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741222509199295">
                <text:p>0.7412225091992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734454819292129">
                <text:p>0.7344548192921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727613007134043">
                <text:p>0.7276130071340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720697749494028">
                <text:p>0.7206977494940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7137097305533">
                <text:p>0.71370973055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706649641837623">
                <text:p>0.7066496418376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69951818214889">
                <text:p>0.699518182148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692316057495973">
                <text:p>0.6923160574959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685043981024841">
                <text:p>0.6850439810248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67770267294796">
                <text:p>0.677702672947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670292860472976">
                <text:p>0.6702928604729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662815277730698">
                <text:p>0.6628152777306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655270665702372">
                <text:p>0.6552706657023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647659772146273">
                <text:p>0.6476597721462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639983351523604">
                <text:p>0.6399833515236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63224216492372">
                <text:p>0.632242164923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624436979988684">
                <text:p>0.6244369799886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616568570837156">
                <text:p>0.6165685708371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608637717987628">
                <text:p>0.6086377179876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600645208281017">
                <text:p>0.6006452082810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592591834802607">
                <text:p>0.5925918348026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584478396803369">
                <text:p>0.5844783968033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576305699620651">
                <text:p>0.5763056996206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568074554598253">
                <text:p>0.5680745545982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559785779005892">
                <text:p>0.5597857790058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551440195958072">
                <text:p>0.5514401959580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543038634332351">
                <text:p>0.5430386343323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534581928687034">
                <text:p>0.5345819286870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526070919178284">
                <text:p>0.5260709191782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517506451476665">
                <text:p>0.5175064514766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508889376683128">
                <text:p>0.5088893766831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500220551244444">
                <text:p>0.5002205512444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.491500836868092">
                <text:p>0.4915008368680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0.482731100436615">
                <text:p>0.4827311004366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0.473912213921451">
                <text:p>0.4739122139214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0.465045054296243">
                <text:p>0.4650450542962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0.456130503449644">
                <text:p>0.4561305034496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0.447169448097614">
                <text:p>0.4471694480976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0.43816277969524">
                <text:p>0.438162779695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.429111394348056">
                <text:p>0.4291113943480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420016192722903">
                <text:p>0.4200161927229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410878079958314">
                <text:p>0.410878079958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401697965574454">
                <text:p>0.4016979655744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392476763382597">
                <text:p>0.3924767633825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.383215391394184">
                <text:p>0.3832153913941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.373914771729431">
                <text:p>0.3739147717294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.36457583052554">
                <text:p>0.364575830525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.355199497844475">
                <text:p>0.3551994978444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.345786707580358">
                <text:p>0.3457867075803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.336338397366457">
                <text:p>0.3363383973664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.326855508481797">
                <text:p>0.3268555084817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0.317338985757401">
                <text:p>0.3173389857574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0.307789777482157">
                <text:p>0.3077897774821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0.298208835308337">
                <text:p>0.2982088353083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0.288597114156768">
                <text:p>0.2885971141567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0.278955572121669">
                <text:p>0.2789555721216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.269285170375154">
                <text:p>0.2692851703751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0.259586873071427">
                <text:p>0.2595868730714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.249861647250663">
                <text:p>0.2498616472506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.240110462742591">
                <text:p>0.2401104627425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230334292069794">
                <text:p>0.2303342920697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220534110350724">
                <text:p>0.2205341103507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.210710895202446">
                <text:p>0.2107108952024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.200865626643133">
                <text:p>0.2008656266431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.190999286994299">
                <text:p>0.1909992869942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.181112860782802">
                <text:p>0.1811128607828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.171207334642605">
                <text:p>0.1712073346426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.161283697216329">
                <text:p>0.1612836972163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.15134293905659">
                <text:p>0.151342939056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.141386052527129">
                <text:p>0.1413860525271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.131414031703762">
                <text:p>0.1314140317037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.121427872275142">
                <text:p>0.1214278722751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.111428571443352">
                <text:p>0.1114285714433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101417127824335">
                <text:p>0.1014171278243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0913945413481731">
                <text:p>0.09139454134817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0813618131592289">
                <text:p>0.08136181315922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0.0713199455161499">
                <text:p>0.07131994551614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0.0612699416917549">
                <text:p>0.06126994169175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0.0512128058728084">
                <text:p>0.05121280587280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0.0411495430596926">
                <text:p>0.04114954305969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0.0310811589659896">
                <text:p>0.03108115896598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0.0210086599179806">
                <text:p>0.02100865991798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0.010933052754075">
                <text:p>0.0109330527540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0.00085534472417763">
                <text:p>0.000855344724177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-0.00922345661099517">
                <text:p>-0.009223456610995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-0.0193023434806404">
                <text:p>-0.01930234348064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-0.0293803080046245">
                <text:p>-0.02938030800462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-0.0394563422942606">
                <text:p>-0.03945634229426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-0.0495294385530962">
                <text:p>-0.04952943855309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-0.0595985891777023">
                <text:p>-0.05959858917770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-0.0696627868584532">
                <text:p>-0.06966278685845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-0.0797210246802863">
                <text:p>-0.07972102468028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-0.0897722962234335">
                <text:p>-0.08977229622343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-0.0998155956641127">
                <text:p>-0.09981559566411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-0.10984991787517">
                <text:p>-0.109849917875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-0.11987425852666">
                <text:p>-0.119874258526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-0.129887614186363">
                <text:p>-0.1298876141863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-0.139888982420213">
                <text:p>-0.1398889824202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-0.149877361892645">
                <text:p>-0.1498773618926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-0.159851752466835">
                <text:p>-0.1598517524668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-0.169811155304835">
                <text:p>-0.1698111553048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-0.179754572967589">
                <text:p>-0.1797545729675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-0.189681009514812">
                <text:p>-0.1896810095148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-0.199589470604738">
                <text:p>-0.1995894706047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-0.209478963593713">
                <text:p>-0.2094789635937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-0.219348497635628">
                <text:p>-0.2193484976356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-0.229197083781183">
                <text:p>-0.2291970837811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-0.239023735076974">
                <text:p>-0.2390237350769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-0.248827466664388">
                <text:p>-0.2488274666643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-0.258607295878293">
                <text:p>-0.2586072958782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-0.268362242345533">
                <text:p>-0.2683622423455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-0.278091328083184">
                <text:p>-0.2780913280831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-0.287793577596601">
                <text:p>-0.2877935775966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-0.29746801797721">
                <text:p>-0.297468017977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-0.307113679000059">
                <text:p>-0.3071136790000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-0.31672959322111">
                <text:p>-0.316729593221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-0.326314796074261">
                <text:p>-0.3263147960742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-0.33586832596809">
                <text:p>-0.335868325968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-0.345389224382312">
                <text:p>-0.3453892243823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-0.354876535963937">
                <text:p>-0.3548765359639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-0.364329308623123">
                <text:p>-0.3643293086231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-0.373746593628713">
                <text:p>-0.3737465936287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-0.383127445703441">
                <text:p>-0.3831274457034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-0.392470923118806">
                <text:p>-0.3924709231188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-0.401776087789601">
                <text:p>-0.4017760877896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-0.411042005368084">
                <text:p>-0.4110420053680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-0.420267745337788">
                <text:p>-0.4202677453377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-0.429452381106954">
                <text:p>-0.4294523811069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-0.438594990101588">
                <text:p>-0.4385949901015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-0.44769465385811">
                <text:p>-0.447694653858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-0.456750458115622">
                <text:p>-0.4567504581156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-0.465761492907749">
                <text:p>-0.4657614929077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-0.474726852654063">
                <text:p>-0.4747268526540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-0.483645636251088">
                <text:p>-0.4836456362510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-0.492516947162846">
                <text:p>-0.4925169471628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-0.50133989351098">
                <text:p>-0.501339893510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-0.510113588164397">
                <text:p>-0.5101135881643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-0.518837148828463">
                <text:p>-0.5188371488284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-0.527509698133713">
                <text:p>-0.5275096981337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-0.53613036372408">
                <text:p>-0.536130363724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-0.544698278344633">
                <text:p>-0.5446982783446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-0.553212579928814">
                <text:p>-0.5532125799288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-0.561672411685161">
                <text:p>-0.5616724116851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-0.570076922183515">
                <text:p>-0.5700769221835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-0.5784252654407">
                <text:p>-0.57842526544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-0.586716601005667">
                <text:p>-0.586716601005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-0.59495009404409">
                <text:p>-0.5949500940440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-0.603124915422412">
                <text:p>-0.6031249154224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-0.61124024179133">
                <text:p>-0.611240241791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-0.619295255668706">
                <text:p>-0.6192952556687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-0.627289145521902">
                <text:p>-0.6272891455219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-0.635221105849532">
                <text:p>-0.6352211058495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-0.643090337262609">
                <text:p>-0.6430903372626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-0.650896046565102">
                <text:p>-0.6508960465651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-0.658637446833868">
                <text:p>-0.6586374468338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-0.666313757497978">
                <text:p>-0.6663137574979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-0.673924204417404">
                <text:p>-0.6739242044174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0999999999999">
                <text:p>2.30999999999999</text:p>
              </table:table-cell>
              <table:table-cell office:value-type="float" office:value="-0.681468019961081">
                <text:p>-0.6814680199610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1999999999999">
                <text:p>2.31999999999999</text:p>
              </table:table-cell>
              <table:table-cell office:value-type="float" office:value="-0.688944443084316">
                <text:p>-0.6889444430843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2999999999999">
                <text:p>2.32999999999999</text:p>
              </table:table-cell>
              <table:table-cell office:value-type="float" office:value="-0.696352719405554">
                <text:p>-0.6963527194055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3999999999999">
                <text:p>2.33999999999999</text:p>
              </table:table-cell>
              <table:table-cell office:value-type="float" office:value="-0.703692101282485">
                <text:p>-0.7036921012824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4999999999999">
                <text:p>2.34999999999999</text:p>
              </table:table-cell>
              <table:table-cell office:value-type="float" office:value="-0.710961847887474">
                <text:p>-0.7109618478874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5999999999999">
                <text:p>2.35999999999999</text:p>
              </table:table-cell>
              <table:table-cell office:value-type="float" office:value="-0.718161225282336">
                <text:p>-0.7181612252823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6999999999999">
                <text:p>2.36999999999999</text:p>
              </table:table-cell>
              <table:table-cell office:value-type="float" office:value="-0.725289506492409">
                <text:p>-0.7252895064924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7999999999999">
                <text:p>2.37999999999999</text:p>
              </table:table-cell>
              <table:table-cell office:value-type="float" office:value="-0.732345971579953">
                <text:p>-0.7323459715799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8999999999999">
                <text:p>2.38999999999999</text:p>
              </table:table-cell>
              <table:table-cell office:value-type="float" office:value="-0.739329907716849">
                <text:p>-0.7393299077168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-0.746240609256586">
                <text:p>-0.74624060925658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0999999999999">
                <text:p>2.40999999999999</text:p>
              </table:table-cell>
              <table:table-cell office:value-type="float" office:value="-0.753077377805552">
                <text:p>-0.7530773778055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1999999999999">
                <text:p>2.41999999999999</text:p>
              </table:table-cell>
              <table:table-cell office:value-type="float" office:value="-0.759839522293591">
                <text:p>-0.7598395222935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2999999999999">
                <text:p>2.42999999999999</text:p>
              </table:table-cell>
              <table:table-cell office:value-type="float" office:value="-0.766526359043851">
                <text:p>-0.7665263590438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3999999999999">
                <text:p>2.43999999999999</text:p>
              </table:table-cell>
              <table:table-cell office:value-type="float" office:value="-0.773137211841881">
                <text:p>-0.7731372118418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4999999999999">
                <text:p>2.44999999999999</text:p>
              </table:table-cell>
              <table:table-cell office:value-type="float" office:value="-0.779671412004007">
                <text:p>-0.7796714120040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5999999999999">
                <text:p>2.45999999999999</text:p>
              </table:table-cell>
              <table:table-cell office:value-type="float" office:value="-0.786128298444948">
                <text:p>-0.7861282984449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6999999999999">
                <text:p>2.46999999999999</text:p>
              </table:table-cell>
              <table:table-cell office:value-type="float" office:value="-0.792507217744689">
                <text:p>-0.7925072177446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7999999999999">
                <text:p>2.47999999999999</text:p>
              </table:table-cell>
              <table:table-cell office:value-type="float" office:value="-0.798807524214586">
                <text:p>-0.7988075242145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8999999999999">
                <text:p>2.48999999999999</text:p>
              </table:table-cell>
              <table:table-cell office:value-type="float" office:value="-0.805028579962708">
                <text:p>-0.8050285799627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-0.811169754958408">
                <text:p>-0.8111697549584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0999999999999">
                <text:p>2.50999999999999</text:p>
              </table:table-cell>
              <table:table-cell office:value-type="float" office:value="-0.817230427096113">
                <text:p>-0.8172304270961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1999999999999">
                <text:p>2.51999999999999</text:p>
              </table:table-cell>
              <table:table-cell office:value-type="float" office:value="-0.823209982258322">
                <text:p>-0.8232099822583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2999999999999">
                <text:p>2.52999999999999</text:p>
              </table:table-cell>
              <table:table-cell office:value-type="float" office:value="-0.82910781437782">
                <text:p>-0.829107814377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3999999999999">
                <text:p>2.53999999999999</text:p>
              </table:table-cell>
              <table:table-cell office:value-type="float" office:value="-0.834923325499094">
                <text:p>-0.8349233254990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4999999999999">
                <text:p>2.54999999999999</text:p>
              </table:table-cell>
              <table:table-cell office:value-type="float" office:value="-0.840655925838929">
                <text:p>-0.84065592583892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5999999999999">
                <text:p>2.55999999999999</text:p>
              </table:table-cell>
              <table:table-cell office:value-type="float" office:value="-0.846305033846214">
                <text:p>-0.8463050338462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6999999999999">
                <text:p>2.56999999999999</text:p>
              </table:table-cell>
              <table:table-cell office:value-type="float" office:value="-0.851870076260916">
                <text:p>-0.8518700762609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7999999999999">
                <text:p>2.57999999999999</text:p>
              </table:table-cell>
              <table:table-cell office:value-type="float" office:value="-0.857350488172233">
                <text:p>-0.8573504881722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8999999999999">
                <text:p>2.58999999999999</text:p>
              </table:table-cell>
              <table:table-cell office:value-type="float" office:value="-0.862745713075924">
                <text:p>-0.8627457130759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-0.868055202930798">
                <text:p>-0.8680552029307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0999999999999">
                <text:p>2.60999999999999</text:p>
              </table:table-cell>
              <table:table-cell office:value-type="float" office:value="-0.873278418214364">
                <text:p>-0.8732784182143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1999999999999">
                <text:p>2.61999999999999</text:p>
              </table:table-cell>
              <table:table-cell office:value-type="float" office:value="-0.878414827977637">
                <text:p>-0.8784148279776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2999999999999">
                <text:p>2.62999999999999</text:p>
              </table:table-cell>
              <table:table-cell office:value-type="float" office:value="-0.883463909899088">
                <text:p>-0.88346390989908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3999999999999">
                <text:p>2.63999999999999</text:p>
              </table:table-cell>
              <table:table-cell office:value-type="float" office:value="-0.888425150337742">
                <text:p>-0.88842515033774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4999999999999">
                <text:p>2.64999999999999</text:p>
              </table:table-cell>
              <table:table-cell office:value-type="float" office:value="-0.893298044385406">
                <text:p>-0.8932980443854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5999999999999">
                <text:p>2.65999999999999</text:p>
              </table:table-cell>
              <table:table-cell office:value-type="float" office:value="-0.898082095918036">
                <text:p>-0.8980820959180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6999999999999">
                <text:p>2.66999999999999</text:p>
              </table:table-cell>
              <table:table-cell office:value-type="float" office:value="-0.902776817646227">
                <text:p>-0.9027768176462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7999999999999">
                <text:p>2.67999999999999</text:p>
              </table:table-cell>
              <table:table-cell office:value-type="float" office:value="-0.907381731164827">
                <text:p>-0.9073817311648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8999999999999">
                <text:p>2.68999999999999</text:p>
              </table:table-cell>
              <table:table-cell office:value-type="float" office:value="-0.911896367001662">
                <text:p>-0.9118963670016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-0.916320264665381">
                <text:p>-0.9163202646653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0999999999999">
                <text:p>2.70999999999999</text:p>
              </table:table-cell>
              <table:table-cell office:value-type="float" office:value="-0.920652972692399">
                <text:p>-0.9206529726923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1999999999999">
                <text:p>2.71999999999999</text:p>
              </table:table-cell>
              <table:table-cell office:value-type="float" office:value="-0.924894048692951">
                <text:p>-0.92489404869295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2999999999999">
                <text:p>2.72999999999999</text:p>
              </table:table-cell>
              <table:table-cell office:value-type="float" office:value="-0.929043059396234">
                <text:p>-0.9290430593962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3999999999999">
                <text:p>2.73999999999999</text:p>
              </table:table-cell>
              <table:table-cell office:value-type="float" office:value="-0.933099580694648">
                <text:p>-0.9330995806946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4999999999999">
                <text:p>2.74999999999999</text:p>
              </table:table-cell>
              <table:table-cell office:value-type="float" office:value="-0.937063197687121">
                <text:p>-0.9370631976871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5999999999999">
                <text:p>2.75999999999999</text:p>
              </table:table-cell>
              <table:table-cell office:value-type="float" office:value="-0.940933504721526">
                <text:p>-0.94093350472152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6999999999998">
                <text:p>2.76999999999998</text:p>
              </table:table-cell>
              <table:table-cell office:value-type="float" office:value="-0.944710105436161">
                <text:p>-0.94471010543616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7999999999998">
                <text:p>2.77999999999998</text:p>
              </table:table-cell>
              <table:table-cell office:value-type="float" office:value="-0.948392612800325">
                <text:p>-0.9483926128003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8999999999998">
                <text:p>2.78999999999998</text:p>
              </table:table-cell>
              <table:table-cell office:value-type="float" office:value="-0.951980649153945">
                <text:p>-0.9519806491539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79999999999998">
                <text:p>2.79999999999998</text:p>
              </table:table-cell>
              <table:table-cell office:value-type="float" office:value="-0.955473846246285">
                <text:p>-0.9554738462462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0999999999998">
                <text:p>2.80999999999998</text:p>
              </table:table-cell>
              <table:table-cell office:value-type="float" office:value="-0.958871845273709">
                <text:p>-0.9588718452737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1999999999998">
                <text:p>2.81999999999998</text:p>
              </table:table-cell>
              <table:table-cell office:value-type="float" office:value="-0.962174296916509">
                <text:p>-0.9621742969165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2999999999998">
                <text:p>2.82999999999998</text:p>
              </table:table-cell>
              <table:table-cell office:value-type="float" office:value="-0.965380861374782">
                <text:p>-0.96538086137478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3999999999998">
                <text:p>2.83999999999998</text:p>
              </table:table-cell>
              <table:table-cell office:value-type="float" office:value="-0.968491208403362">
                <text:p>-0.9684912084033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4999999999998">
                <text:p>2.84999999999998</text:p>
              </table:table-cell>
              <table:table-cell office:value-type="float" office:value="-0.971505017345806">
                <text:p>-0.9715050173458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5999999999998">
                <text:p>2.85999999999998</text:p>
              </table:table-cell>
              <table:table-cell office:value-type="float" office:value="-0.974421977167409">
                <text:p>-0.9744219771674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6999999999998">
                <text:p>2.86999999999998</text:p>
              </table:table-cell>
              <table:table-cell office:value-type="float" office:value="-0.977241786487277">
                <text:p>-0.9772417864872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7999999999998">
                <text:p>2.87999999999998</text:p>
              </table:table-cell>
              <table:table-cell office:value-type="float" office:value="-0.979964153609429">
                <text:p>-0.9799641536094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8999999999998">
                <text:p>2.88999999999998</text:p>
              </table:table-cell>
              <table:table-cell office:value-type="float" office:value="-0.982588796552932">
                <text:p>-0.98258879655293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89999999999998">
                <text:p>2.89999999999998</text:p>
              </table:table-cell>
              <table:table-cell office:value-type="float" office:value="-0.985115443081074">
                <text:p>-0.98511544308107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0999999999998">
                <text:p>2.90999999999998</text:p>
              </table:table-cell>
              <table:table-cell office:value-type="float" office:value="-0.987543830729561">
                <text:p>-0.98754383072956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1999999999998">
                <text:p>2.91999999999998</text:p>
              </table:table-cell>
              <table:table-cell office:value-type="float" office:value="-0.989873706833739">
                <text:p>-0.9898737068337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2999999999998">
                <text:p>2.92999999999998</text:p>
              </table:table-cell>
              <table:table-cell office:value-type="float" office:value="-0.992104828554845">
                <text:p>-0.9921048285548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3999999999998">
                <text:p>2.93999999999998</text:p>
              </table:table-cell>
              <table:table-cell office:value-type="float" office:value="-0.994236962905267">
                <text:p>-0.9942369629052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4999999999998">
                <text:p>2.94999999999998</text:p>
              </table:table-cell>
              <table:table-cell office:value-type="float" office:value="-0.996269886772834">
                <text:p>-0.9962698867728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5999999999998">
                <text:p>2.95999999999998</text:p>
              </table:table-cell>
              <table:table-cell office:value-type="float" office:value="-0.998203386944111">
                <text:p>-0.9982033869441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6999999999998">
                <text:p>2.96999999999998</text:p>
              </table:table-cell>
              <table:table-cell office:value-type="float" office:value="-1.00003726012671">
                <text:p>-1.0000372601267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7999999999998">
                <text:p>2.97999999999998</text:p>
              </table:table-cell>
              <table:table-cell office:value-type="float" office:value="-1.00177131297061">
                <text:p>-1.0017713129706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8999999999998">
                <text:p>2.98999999999998</text:p>
              </table:table-cell>
              <table:table-cell office:value-type="float" office:value="-1.00340536208851">
                <text:p>-1.0034053620885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99999999999998">
                <text:p>2.99999999999998</text:p>
              </table:table-cell>
              <table:table-cell office:value-type="float" office:value="-1.0049392340751">
                <text:p>-1.004939234075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0999999999998">
                <text:p>3.00999999999998</text:p>
              </table:table-cell>
              <table:table-cell office:value-type="float" office:value="-1.00637276552549">
                <text:p>-1.0063727655254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1999999999998">
                <text:p>3.01999999999998</text:p>
              </table:table-cell>
              <table:table-cell office:value-type="float" office:value="-1.00770580305247">
                <text:p>-1.0077058030524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2999999999998">
                <text:p>3.02999999999998</text:p>
              </table:table-cell>
              <table:table-cell office:value-type="float" office:value="-1.00893820330289">
                <text:p>-1.0089382033028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3999999999998">
                <text:p>3.03999999999998</text:p>
              </table:table-cell>
              <table:table-cell office:value-type="float" office:value="-1.01006983297301">
                <text:p>-1.010069832973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4999999999998">
                <text:p>3.04999999999998</text:p>
              </table:table-cell>
              <table:table-cell office:value-type="float" office:value="-1.0111005688228">
                <text:p>-1.01110056882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5999999999998">
                <text:p>3.05999999999998</text:p>
              </table:table-cell>
              <table:table-cell office:value-type="float" office:value="-1.0120302976893">
                <text:p>-1.01203029768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6999999999998">
                <text:p>3.06999999999998</text:p>
              </table:table-cell>
              <table:table-cell office:value-type="float" office:value="-1.01285891649891">
                <text:p>-1.012858916498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7999999999998">
                <text:p>3.07999999999998</text:p>
              </table:table-cell>
              <table:table-cell office:value-type="float" office:value="-1.01358633227875">
                <text:p>-1.0135863322787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8999999999998">
                <text:p>3.08999999999998</text:p>
              </table:table-cell>
              <table:table-cell office:value-type="float" office:value="-1.01421246216694">
                <text:p>-1.014212462166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09999999999998">
                <text:p>3.09999999999998</text:p>
              </table:table-cell>
              <table:table-cell office:value-type="float" office:value="-1.01473723342191">
                <text:p>-1.014737233421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0999999999998">
                <text:p>3.10999999999998</text:p>
              </table:table-cell>
              <table:table-cell office:value-type="float" office:value="-1.01516058343065">
                <text:p>-1.0151605834306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1999999999998">
                <text:p>3.11999999999998</text:p>
              </table:table-cell>
              <table:table-cell office:value-type="float" office:value="-1.01548245971606">
                <text:p>-1.015482459716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2999999999998">
                <text:p>3.12999999999998</text:p>
              </table:table-cell>
              <table:table-cell office:value-type="float" office:value="-1.01570281994312">
                <text:p>-1.015702819943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3999999999998">
                <text:p>3.13999999999998</text:p>
              </table:table-cell>
              <table:table-cell office:value-type="float" office:value="-1.01582163192421">
                <text:p>-1.0158216319242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4999999999998">
                <text:p>3.14999999999998</text:p>
              </table:table-cell>
              <table:table-cell office:value-type="float" office:value="-1.01583887362331">
                <text:p>-1.0158388736233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5999999999998">
                <text:p>3.15999999999998</text:p>
              </table:table-cell>
              <table:table-cell office:value-type="float" office:value="-1.01575453315921">
                <text:p>-1.015754533159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6999999999998">
                <text:p>3.16999999999998</text:p>
              </table:table-cell>
              <table:table-cell office:value-type="float" office:value="-1.01556860880775">
                <text:p>-1.015568608807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7999999999998">
                <text:p>3.17999999999998</text:p>
              </table:table-cell>
              <table:table-cell office:value-type="float" office:value="-1.01528110900298">
                <text:p>-1.015281109002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8999999999998">
                <text:p>3.18999999999998</text:p>
              </table:table-cell>
              <table:table-cell office:value-type="float" office:value="-1.01489205233732">
                <text:p>-1.014892052337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19999999999998">
                <text:p>3.19999999999998</text:p>
              </table:table-cell>
              <table:table-cell office:value-type="float" office:value="-1.01440146756077">
                <text:p>-1.014401467560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0999999999998">
                <text:p>3.20999999999998</text:p>
              </table:table-cell>
              <table:table-cell office:value-type="float" office:value="-1.01380939357898">
                <text:p>-1.013809393578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1999999999998">
                <text:p>3.21999999999998</text:p>
              </table:table-cell>
              <table:table-cell office:value-type="float" office:value="-1.01311587945044">
                <text:p>-1.013115879450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2999999999997">
                <text:p>3.22999999999997</text:p>
              </table:table-cell>
              <table:table-cell office:value-type="float" office:value="-1.01232098438253">
                <text:p>-1.0123209843825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3999999999997">
                <text:p>3.23999999999997</text:p>
              </table:table-cell>
              <table:table-cell office:value-type="float" office:value="-1.01142477772668">
                <text:p>-1.0114247777266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4999999999997">
                <text:p>3.24999999999997</text:p>
              </table:table-cell>
              <table:table-cell office:value-type="float" office:value="-1.0104273389724">
                <text:p>-1.010427338972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5999999999997">
                <text:p>3.25999999999997</text:p>
              </table:table-cell>
              <table:table-cell office:value-type="float" office:value="-1.00932875774034">
                <text:p>-1.0093287577403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6999999999997">
                <text:p>3.26999999999997</text:p>
              </table:table-cell>
              <table:table-cell office:value-type="float" office:value="-1.00812913377438">
                <text:p>-1.0081291337743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7999999999997">
                <text:p>3.27999999999997</text:p>
              </table:table-cell>
              <table:table-cell office:value-type="float" office:value="-1.00682857693265">
                <text:p>-1.0068285769326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8999999999997">
                <text:p>3.28999999999997</text:p>
              </table:table-cell>
              <table:table-cell office:value-type="float" office:value="-1.00542720717755">
                <text:p>-1.005427207177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29999999999997">
                <text:p>3.29999999999997</text:p>
              </table:table-cell>
              <table:table-cell office:value-type="float" office:value="-1.00392515456474">
                <text:p>-1.0039251545647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0999999999997">
                <text:p>3.30999999999997</text:p>
              </table:table-cell>
              <table:table-cell office:value-type="float" office:value="-1.00232255923123">
                <text:p>-1.0023225592312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1999999999997">
                <text:p>3.31999999999997</text:p>
              </table:table-cell>
              <table:table-cell office:value-type="float" office:value="-1.00061957138225">
                <text:p>-1.000619571382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2999999999997">
                <text:p>3.32999999999997</text:p>
              </table:table-cell>
              <table:table-cell office:value-type="float" office:value="-0.998816351277352">
                <text:p>-0.99881635127735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3999999999997">
                <text:p>3.33999999999997</text:p>
              </table:table-cell>
              <table:table-cell office:value-type="float" office:value="-0.996913069215315">
                <text:p>-0.9969130692153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4999999999997">
                <text:p>3.34999999999997</text:p>
              </table:table-cell>
              <table:table-cell office:value-type="float" office:value="-0.994909905518151">
                <text:p>-0.99490990551815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5999999999997">
                <text:p>3.35999999999997</text:p>
              </table:table-cell>
              <table:table-cell office:value-type="float" office:value="-0.992807050514065">
                <text:p>-0.99280705051406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6999999999997">
                <text:p>3.36999999999997</text:p>
              </table:table-cell>
              <table:table-cell office:value-type="float" office:value="-0.990604704519428">
                <text:p>-0.9906047045194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7999999999997">
                <text:p>3.37999999999997</text:p>
              </table:table-cell>
              <table:table-cell office:value-type="float" office:value="-0.988303077819739">
                <text:p>-0.9883030778197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8999999999997">
                <text:p>3.38999999999997</text:p>
              </table:table-cell>
              <table:table-cell office:value-type="float" office:value="-0.985902390649598">
                <text:p>-0.9859023906495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39999999999997">
                <text:p>3.39999999999997</text:p>
              </table:table-cell>
              <table:table-cell office:value-type="float" office:value="-0.983402873171675">
                <text:p>-0.9834028731716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0999999999997">
                <text:p>3.40999999999997</text:p>
              </table:table-cell>
              <table:table-cell office:value-type="float" office:value="-0.980804765454687">
                <text:p>-0.98080476545468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1999999999997">
                <text:p>3.41999999999997</text:p>
              </table:table-cell>
              <table:table-cell office:value-type="float" office:value="-0.978108317450382">
                <text:p>-0.97810831745038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2999999999997">
                <text:p>3.42999999999997</text:p>
              </table:table-cell>
              <table:table-cell office:value-type="float" office:value="-0.975313788969532">
                <text:p>-0.9753137889695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3999999999997">
                <text:p>3.43999999999997</text:p>
              </table:table-cell>
              <table:table-cell office:value-type="float" office:value="-0.972421449656936">
                <text:p>-0.9724214496569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4999999999997">
                <text:p>3.44999999999997</text:p>
              </table:table-cell>
              <table:table-cell office:value-type="float" office:value="-0.969431578965444">
                <text:p>-0.9694315789654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5999999999997">
                <text:p>3.45999999999997</text:p>
              </table:table-cell>
              <table:table-cell office:value-type="float" office:value="-0.966344466128986">
                <text:p>-0.96634446612898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6999999999997">
                <text:p>3.46999999999997</text:p>
              </table:table-cell>
              <table:table-cell office:value-type="float" office:value="-0.963160410134631">
                <text:p>-0.9631604101346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7999999999997">
                <text:p>3.47999999999997</text:p>
              </table:table-cell>
              <table:table-cell office:value-type="float" office:value="-0.959879719693664">
                <text:p>-0.9598797196936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8999999999997">
                <text:p>3.48999999999997</text:p>
              </table:table-cell>
              <table:table-cell office:value-type="float" office:value="-0.956502713211683">
                <text:p>-0.95650271321168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49999999999997">
                <text:p>3.49999999999997</text:p>
              </table:table-cell>
              <table:table-cell office:value-type="float" office:value="-0.953029718757732">
                <text:p>-0.95302971875773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0999999999997">
                <text:p>3.50999999999997</text:p>
              </table:table-cell>
              <table:table-cell office:value-type="float" office:value="-0.949461074032461">
                <text:p>-0.94946107403246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1999999999997">
                <text:p>3.51999999999997</text:p>
              </table:table-cell>
              <table:table-cell office:value-type="float" office:value="-0.945797126335313">
                <text:p>-0.9457971263353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2999999999997">
                <text:p>3.52999999999997</text:p>
              </table:table-cell>
              <table:table-cell office:value-type="float" office:value="-0.942038232530763">
                <text:p>-0.9420382325307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3999999999997">
                <text:p>3.53999999999997</text:p>
              </table:table-cell>
              <table:table-cell office:value-type="float" office:value="-0.938184759013579">
                <text:p>-0.93818475901357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4999999999997">
                <text:p>3.54999999999997</text:p>
              </table:table-cell>
              <table:table-cell office:value-type="float" office:value="-0.934237081673142">
                <text:p>-0.93423708167314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5999999999997">
                <text:p>3.55999999999997</text:p>
              </table:table-cell>
              <table:table-cell office:value-type="float" office:value="-0.930195585856803">
                <text:p>-0.93019558585680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6999999999997">
                <text:p>3.56999999999997</text:p>
              </table:table-cell>
              <table:table-cell office:value-type="float" office:value="-0.926060666332297">
                <text:p>-0.92606066633229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7999999999997">
                <text:p>3.57999999999997</text:p>
              </table:table-cell>
              <table:table-cell office:value-type="float" office:value="-0.921832727249206">
                <text:p>-0.9218327272492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8999999999997">
                <text:p>3.58999999999997</text:p>
              </table:table-cell>
              <table:table-cell office:value-type="float" office:value="-0.917512182099481">
                <text:p>-0.91751218209948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59999999999997">
                <text:p>3.59999999999997</text:p>
              </table:table-cell>
              <table:table-cell office:value-type="float" office:value="-0.913099453677032">
                <text:p>-0.91309945367703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0999999999997">
                <text:p>3.60999999999997</text:p>
              </table:table-cell>
              <table:table-cell office:value-type="float" office:value="-0.908594974036372">
                <text:p>-0.9085949740363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1999999999997">
                <text:p>3.61999999999997</text:p>
              </table:table-cell>
              <table:table-cell office:value-type="float" office:value="-0.903999184450345">
                <text:p>-0.90399918445034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2999999999997">
                <text:p>3.62999999999997</text:p>
              </table:table-cell>
              <table:table-cell office:value-type="float" office:value="-0.899312535366914">
                <text:p>-0.8993125353669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3999999999997">
                <text:p>3.63999999999997</text:p>
              </table:table-cell>
              <table:table-cell office:value-type="float" office:value="-0.894535486365038">
                <text:p>-0.8945354863650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4999999999997">
                <text:p>3.64999999999997</text:p>
              </table:table-cell>
              <table:table-cell office:value-type="float" office:value="-0.889668506109625">
                <text:p>-0.8896685061096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5999999999997">
                <text:p>3.65999999999997</text:p>
              </table:table-cell>
              <table:table-cell office:value-type="float" office:value="-0.884712072305576">
                <text:p>-0.88471207230557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6999999999997">
                <text:p>3.66999999999997</text:p>
              </table:table-cell>
              <table:table-cell office:value-type="float" office:value="-0.879666671650916">
                <text:p>-0.8796666716509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7999999999997">
                <text:p>3.67999999999997</text:p>
              </table:table-cell>
              <table:table-cell office:value-type="float" office:value="-0.874532799789025">
                <text:p>-0.8745327997890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8999999999997">
                <text:p>3.68999999999997</text:p>
              </table:table-cell>
              <table:table-cell office:value-type="float" office:value="-0.86931096125997">
                <text:p>-0.869310961259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69999999999996">
                <text:p>3.69999999999996</text:p>
              </table:table-cell>
              <table:table-cell office:value-type="float" office:value="-0.864001669450935">
                <text:p>-0.86400166945093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0999999999996">
                <text:p>3.70999999999996</text:p>
              </table:table-cell>
              <table:table-cell office:value-type="float" office:value="-0.858605446545774">
                <text:p>-0.85860544654577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1999999999996">
                <text:p>3.71999999999996</text:p>
              </table:table-cell>
              <table:table-cell office:value-type="float" office:value="-0.853122823473669">
                <text:p>-0.85312282347366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2999999999996">
                <text:p>3.72999999999996</text:p>
              </table:table-cell>
              <table:table-cell office:value-type="float" office:value="-0.847554339856908">
                <text:p>-0.8475543398569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3999999999996">
                <text:p>3.73999999999996</text:p>
              </table:table-cell>
              <table:table-cell office:value-type="float" office:value="-0.841900543957801">
                <text:p>-0.8419005439578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4999999999996">
                <text:p>3.74999999999996</text:p>
              </table:table-cell>
              <table:table-cell office:value-type="float" office:value="-0.836161992624708">
                <text:p>-0.8361619926247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5999999999996">
                <text:p>3.75999999999996</text:p>
              </table:table-cell>
              <table:table-cell office:value-type="float" office:value="-0.830339251237218">
                <text:p>-0.83033925123721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6999999999996">
                <text:p>3.76999999999996</text:p>
              </table:table-cell>
              <table:table-cell office:value-type="float" office:value="-0.824432893650467">
                <text:p>-0.8244328936504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7999999999996">
                <text:p>3.77999999999996</text:p>
              </table:table-cell>
              <table:table-cell office:value-type="float" office:value="-0.818443502138591">
                <text:p>-0.81844350213859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8999999999996">
                <text:p>3.78999999999996</text:p>
              </table:table-cell>
              <table:table-cell office:value-type="float" office:value="-0.812371667337351">
                <text:p>-0.8123716673373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79999999999996">
                <text:p>3.79999999999996</text:p>
              </table:table-cell>
              <table:table-cell office:value-type="float" office:value="-0.806217988185897">
                <text:p>-0.8062179881858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0999999999996">
                <text:p>3.80999999999996</text:p>
              </table:table-cell>
              <table:table-cell office:value-type="float" office:value="-0.799983071867709">
                <text:p>-0.7999830718677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1999999999996">
                <text:p>3.81999999999996</text:p>
              </table:table-cell>
              <table:table-cell office:value-type="float" office:value="-0.793667533750703">
                <text:p>-0.7936675337507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2999999999996">
                <text:p>3.82999999999996</text:p>
              </table:table-cell>
              <table:table-cell office:value-type="float" office:value="-0.787271997326509">
                <text:p>-0.7872719973265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3999999999996">
                <text:p>3.83999999999996</text:p>
              </table:table-cell>
              <table:table-cell office:value-type="float" office:value="-0.780797094148941">
                <text:p>-0.78079709414894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4999999999996">
                <text:p>3.84999999999996</text:p>
              </table:table-cell>
              <table:table-cell office:value-type="float" office:value="-0.77424346377164">
                <text:p>-0.7742434637716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5999999999996">
                <text:p>3.85999999999996</text:p>
              </table:table-cell>
              <table:table-cell office:value-type="float" office:value="-0.767611753684924">
                <text:p>-0.7676117536849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6999999999996">
                <text:p>3.86999999999996</text:p>
              </table:table-cell>
              <table:table-cell office:value-type="float" office:value="-0.760902619251831">
                <text:p>-0.76090261925183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7999999999996">
                <text:p>3.87999999999996</text:p>
              </table:table-cell>
              <table:table-cell office:value-type="float" office:value="-0.754116723643369">
                <text:p>-0.75411672364336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8999999999996">
                <text:p>3.88999999999996</text:p>
              </table:table-cell>
              <table:table-cell office:value-type="float" office:value="-0.747254737772983">
                <text:p>-0.74725473777298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89999999999996">
                <text:p>3.89999999999996</text:p>
              </table:table-cell>
              <table:table-cell office:value-type="float" office:value="-0.740317340230232">
                <text:p>-0.7403173402302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0999999999996">
                <text:p>3.90999999999996</text:p>
              </table:table-cell>
              <table:table-cell office:value-type="float" office:value="-0.733305217213703">
                <text:p>-0.73330521721370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1999999999996">
                <text:p>3.91999999999996</text:p>
              </table:table-cell>
              <table:table-cell office:value-type="float" office:value="-0.726219062463152">
                <text:p>-0.7262190624631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2999999999996">
                <text:p>3.92999999999996</text:p>
              </table:table-cell>
              <table:table-cell office:value-type="float" office:value="-0.719059577190879">
                <text:p>-0.7190595771908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3999999999996">
                <text:p>3.93999999999996</text:p>
              </table:table-cell>
              <table:table-cell office:value-type="float" office:value="-0.71182747001236">
                <text:p>-0.7118274700123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4999999999996">
                <text:p>3.94999999999996</text:p>
              </table:table-cell>
              <table:table-cell office:value-type="float" office:value="-0.704523456876122">
                <text:p>-0.70452345687612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5999999999996">
                <text:p>3.95999999999996</text:p>
              </table:table-cell>
              <table:table-cell office:value-type="float" office:value="-0.697148260992883">
                <text:p>-0.69714826099288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6999999999996">
                <text:p>3.96999999999996</text:p>
              </table:table-cell>
              <table:table-cell office:value-type="float" office:value="-0.689702612763955">
                <text:p>-0.6897026127639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7999999999996">
                <text:p>3.97999999999996</text:p>
              </table:table-cell>
              <table:table-cell office:value-type="float" office:value="-0.682187249708929">
                <text:p>-0.68218724970892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8999999999996">
                <text:p>3.98999999999996</text:p>
              </table:table-cell>
              <table:table-cell office:value-type="float" office:value="-0.674602916392626">
                <text:p>-0.67460291639262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99999999999996">
                <text:p>3.99999999999996</text:p>
              </table:table-cell>
              <table:table-cell office:value-type="float" office:value="-0.666950364351353">
                <text:p>-0.66695036435135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0999999999996">
                <text:p>4.00999999999996</text:p>
              </table:table-cell>
              <table:table-cell office:value-type="float" office:value="-0.65923035201844">
                <text:p>-0.6592303520184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1999999999996">
                <text:p>4.01999999999996</text:p>
              </table:table-cell>
              <table:table-cell office:value-type="float" office:value="-0.651443644649092">
                <text:p>-0.65144364464909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2999999999996">
                <text:p>4.02999999999996</text:p>
              </table:table-cell>
              <table:table-cell office:value-type="float" office:value="-0.643591014244542">
                <text:p>-0.64359101424454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3999999999996">
                <text:p>4.03999999999996</text:p>
              </table:table-cell>
              <table:table-cell office:value-type="float" office:value="-0.635673239475527">
                <text:p>-0.63567323947552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4999999999996">
                <text:p>4.04999999999996</text:p>
              </table:table-cell>
              <table:table-cell office:value-type="float" office:value="-0.627691105605088">
                <text:p>-0.62769110560508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5999999999996">
                <text:p>4.05999999999996</text:p>
              </table:table-cell>
              <table:table-cell office:value-type="float" office:value="-0.619645404410702">
                <text:p>-0.61964540441070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6999999999996">
                <text:p>4.06999999999996</text:p>
              </table:table-cell>
              <table:table-cell office:value-type="float" office:value="-0.611536934105754">
                <text:p>-0.61153693410575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7999999999996">
                <text:p>4.07999999999996</text:p>
              </table:table-cell>
              <table:table-cell office:value-type="float" office:value="-0.603366499260366">
                <text:p>-0.60336649926036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8999999999996">
                <text:p>4.08999999999996</text:p>
              </table:table-cell>
              <table:table-cell office:value-type="float" office:value="-0.595134910721567">
                <text:p>-0.59513491072156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09999999999996">
                <text:p>4.09999999999996</text:p>
              </table:table-cell>
              <table:table-cell office:value-type="float" office:value="-0.586842985532842">
                <text:p>-0.5868429855328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0999999999996">
                <text:p>4.10999999999996</text:p>
              </table:table-cell>
              <table:table-cell office:value-type="float" office:value="-0.578491546853045">
                <text:p>-0.57849154685304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1999999999996">
                <text:p>4.11999999999996</text:p>
              </table:table-cell>
              <table:table-cell office:value-type="float" office:value="-0.570081423874695">
                <text:p>-0.57008142387469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2999999999996">
                <text:p>4.12999999999996</text:p>
              </table:table-cell>
              <table:table-cell office:value-type="float" office:value="-0.561613451741659">
                <text:p>-0.56161345174165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3999999999996">
                <text:p>4.13999999999996</text:p>
              </table:table-cell>
              <table:table-cell office:value-type="float" office:value="-0.553088471466236">
                <text:p>-0.55308847146623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4999999999996">
                <text:p>4.14999999999996</text:p>
              </table:table-cell>
              <table:table-cell office:value-type="float" office:value="-0.544507329845639">
                <text:p>-0.5445073298456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5999999999996">
                <text:p>4.15999999999996</text:p>
              </table:table-cell>
              <table:table-cell office:value-type="float" office:value="-0.535870879377895">
                <text:p>-0.53587087937789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6999999999996">
                <text:p>4.16999999999996</text:p>
              </table:table-cell>
              <table:table-cell office:value-type="float" office:value="-0.527179978177167">
                <text:p>-0.5271799781771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7999999999996">
                <text:p>4.17999999999996</text:p>
              </table:table-cell>
              <table:table-cell office:value-type="float" office:value="-0.518435489888501">
                <text:p>-0.51843548988850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8999999999996">
                <text:p>4.18999999999996</text:p>
              </table:table-cell>
              <table:table-cell office:value-type="float" office:value="-0.509638283602017">
                <text:p>-0.5096382836020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19999999999996">
                <text:p>4.19999999999996</text:p>
              </table:table-cell>
              <table:table-cell office:value-type="float" office:value="-0.500789233766544">
                <text:p>-0.5007892337665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0999999999995">
                <text:p>4.20999999999995</text:p>
              </table:table-cell>
              <table:table-cell office:value-type="float" office:value="-0.491889220102711">
                <text:p>-0.4918892201027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1999999999995">
                <text:p>4.21999999999995</text:p>
              </table:table-cell>
              <table:table-cell office:value-type="float" office:value="-0.482939127515501">
                <text:p>-0.4829391275155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2999999999995">
                <text:p>4.22999999999995</text:p>
              </table:table-cell>
              <table:table-cell office:value-type="float" office:value="-0.473939846006281">
                <text:p>-0.47393984600628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3999999999995">
                <text:p>4.23999999999995</text:p>
              </table:table-cell>
              <table:table-cell office:value-type="float" office:value="-0.46489227058431">
                <text:p>-0.4648922705843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4999999999995">
                <text:p>4.24999999999995</text:p>
              </table:table-cell>
              <table:table-cell office:value-type="float" office:value="-0.455797301177738">
                <text:p>-0.45579730117773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5999999999995">
                <text:p>4.25999999999995</text:p>
              </table:table-cell>
              <table:table-cell office:value-type="float" office:value="-0.446655842544107">
                <text:p>-0.44665584254410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6999999999995">
                <text:p>4.26999999999995</text:p>
              </table:table-cell>
              <table:table-cell office:value-type="float" office:value="-0.437468804180359">
                <text:p>-0.43746880418035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7999999999995">
                <text:p>4.27999999999995</text:p>
              </table:table-cell>
              <table:table-cell office:value-type="float" office:value="-0.428237100232357">
                <text:p>-0.42823710023235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8999999999995">
                <text:p>4.28999999999995</text:p>
              </table:table-cell>
              <table:table-cell office:value-type="float" office:value="-0.418961649403936">
                <text:p>-0.41896164940393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29999999999995">
                <text:p>4.29999999999995</text:p>
              </table:table-cell>
              <table:table-cell office:value-type="float" office:value="-0.409643374865492">
                <text:p>-0.40964337486549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0999999999995">
                <text:p>4.30999999999995</text:p>
              </table:table-cell>
              <table:table-cell office:value-type="float" office:value="-0.400283204162108">
                <text:p>-0.40028320416210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1999999999995">
                <text:p>4.31999999999995</text:p>
              </table:table-cell>
              <table:table-cell office:value-type="float" office:value="-0.390882069121237">
                <text:p>-0.39088206912123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2999999999995">
                <text:p>4.32999999999995</text:p>
              </table:table-cell>
              <table:table-cell office:value-type="float" office:value="-0.38144090575995">
                <text:p>-0.3814409057599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3999999999995">
                <text:p>4.33999999999995</text:p>
              </table:table-cell>
              <table:table-cell office:value-type="float" office:value="-0.37196065419175">
                <text:p>-0.371960654191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4999999999995">
                <text:p>4.34999999999995</text:p>
              </table:table-cell>
              <table:table-cell office:value-type="float" office:value="-0.362442258532975">
                <text:p>-0.3624422585329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5999999999995">
                <text:p>4.35999999999995</text:p>
              </table:table-cell>
              <table:table-cell office:value-type="float" office:value="-0.352886666808781">
                <text:p>-0.35288666680878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6999999999995">
                <text:p>4.36999999999995</text:p>
              </table:table-cell>
              <table:table-cell office:value-type="float" office:value="-0.343294830858733">
                <text:p>-0.3432948308587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7999999999995">
                <text:p>4.37999999999995</text:p>
              </table:table-cell>
              <table:table-cell office:value-type="float" office:value="-0.333667706242005">
                <text:p>-0.3336677062420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8999999999995">
                <text:p>4.38999999999995</text:p>
              </table:table-cell>
              <table:table-cell office:value-type="float" office:value="-0.32400625214219">
                <text:p>-0.3240062521421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39999999999995">
                <text:p>4.39999999999995</text:p>
              </table:table-cell>
              <table:table-cell office:value-type="float" office:value="-0.314311431271752">
                <text:p>-0.3143114312717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0999999999995">
                <text:p>4.40999999999995</text:p>
              </table:table-cell>
              <table:table-cell office:value-type="float" office:value="-0.304584209776099">
                <text:p>-0.30458420977609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1999999999995">
                <text:p>4.41999999999995</text:p>
              </table:table-cell>
              <table:table-cell office:value-type="float" office:value="-0.294825557137319">
                <text:p>-0.29482555713731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2999999999995">
                <text:p>4.42999999999995</text:p>
              </table:table-cell>
              <table:table-cell office:value-type="float" office:value="-0.285036446077561">
                <text:p>-0.2850364460775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3999999999995">
                <text:p>4.43999999999995</text:p>
              </table:table-cell>
              <table:table-cell office:value-type="float" office:value="-0.27521785246209">
                <text:p>-0.2752178524620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4999999999995">
                <text:p>4.44999999999995</text:p>
              </table:table-cell>
              <table:table-cell office:value-type="float" office:value="-0.265370755202011">
                <text:p>-0.26537075520201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5999999999995">
                <text:p>4.45999999999995</text:p>
              </table:table-cell>
              <table:table-cell office:value-type="float" office:value="-0.255496136156685">
                <text:p>-0.2554961361566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6999999999995">
                <text:p>4.46999999999995</text:p>
              </table:table-cell>
              <table:table-cell office:value-type="float" office:value="-0.24559498003584">
                <text:p>-0.2455949800358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7999999999995">
                <text:p>4.47999999999995</text:p>
              </table:table-cell>
              <table:table-cell office:value-type="float" office:value="-0.235668274301379">
                <text:p>-0.23566827430137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48999999999995">
                <text:p>4.48999999999995</text:p>
              </table:table-cell>
              <table:table-cell office:value-type="float" office:value="-0.225717009068914">
                <text:p>-0.22571700906891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49999999999995">
                <text:p>4.49999999999995</text:p>
              </table:table-cell>
              <table:table-cell office:value-type="float" office:value="-0.215742177009019">
                <text:p>-0.21574217700901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0999999999995">
                <text:p>4.50999999999995</text:p>
              </table:table-cell>
              <table:table-cell office:value-type="float" office:value="-0.205744773248217">
                <text:p>-0.20574477324821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1999999999995">
                <text:p>4.51999999999995</text:p>
              </table:table-cell>
              <table:table-cell office:value-type="float" office:value="-0.195725795269715">
                <text:p>-0.1957257952697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2999999999995">
                <text:p>4.52999999999995</text:p>
              </table:table-cell>
              <table:table-cell office:value-type="float" office:value="-0.185686242813887">
                <text:p>-0.18568624281388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3999999999995">
                <text:p>4.53999999999995</text:p>
              </table:table-cell>
              <table:table-cell office:value-type="float" office:value="-0.175627117778533">
                <text:p>-0.17562711777853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4999999999995">
                <text:p>4.54999999999995</text:p>
              </table:table-cell>
              <table:table-cell office:value-type="float" office:value="-0.165549424118897">
                <text:p>-0.1655494241188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5999999999995">
                <text:p>4.55999999999995</text:p>
              </table:table-cell>
              <table:table-cell office:value-type="float" office:value="-0.155454167747483">
                <text:p>-0.15545416774748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6999999999995">
                <text:p>4.56999999999995</text:p>
              </table:table-cell>
              <table:table-cell office:value-type="float" office:value="-0.145342356433657">
                <text:p>-0.14534235643365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7999999999995">
                <text:p>4.57999999999995</text:p>
              </table:table-cell>
              <table:table-cell office:value-type="float" office:value="-0.135214999703057">
                <text:p>-0.13521499970305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8999999999995">
                <text:p>4.58999999999995</text:p>
              </table:table-cell>
              <table:table-cell office:value-type="float" office:value="-0.125073108736813">
                <text:p>-0.1250731087368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59999999999995">
                <text:p>4.59999999999995</text:p>
              </table:table-cell>
              <table:table-cell office:value-type="float" office:value="-0.114917696270599">
                <text:p>-0.11491769627059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0999999999995">
                <text:p>4.60999999999995</text:p>
              </table:table-cell>
              <table:table-cell office:value-type="float" office:value="-0.104749776493512">
                <text:p>-0.10474977649351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1999999999995">
                <text:p>4.61999999999995</text:p>
              </table:table-cell>
              <table:table-cell office:value-type="float" office:value="-0.0945703649467968">
                <text:p>-0.094570364946796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2999999999995">
                <text:p>4.62999999999995</text:p>
              </table:table-cell>
              <table:table-cell office:value-type="float" office:value="-0.0843804784224326">
                <text:p>-0.084380478422432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3999999999995">
                <text:p>4.63999999999995</text:p>
              </table:table-cell>
              <table:table-cell office:value-type="float" office:value="-0.0741811348615738">
                <text:p>-0.074181134861573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4999999999995">
                <text:p>4.64999999999995</text:p>
              </table:table-cell>
              <table:table-cell office:value-type="float" office:value="-0.0639733532528728">
                <text:p>-0.063973353252872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5999999999995">
                <text:p>4.65999999999995</text:p>
              </table:table-cell>
              <table:table-cell office:value-type="float" office:value="-0.0537581535306856">
                <text:p>-0.05375815353068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6999999999995">
                <text:p>4.66999999999995</text:p>
              </table:table-cell>
              <table:table-cell office:value-type="float" office:value="-0.0435365564731731">
                <text:p>-0.043536556473173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7999999999994">
                <text:p>4.67999999999994</text:p>
              </table:table-cell>
              <table:table-cell office:value-type="float" office:value="-0.0333095836003075">
                <text:p>-0.03330958360030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8999999999994">
                <text:p>4.68999999999994</text:p>
              </table:table-cell>
              <table:table-cell office:value-type="float" office:value="-0.0230782570717947">
                <text:p>-0.023078257071794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69999999999994">
                <text:p>4.69999999999994</text:p>
              </table:table-cell>
              <table:table-cell office:value-type="float" office:value="-0.0128435995849218">
                <text:p>-0.012843599584921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0999999999994">
                <text:p>4.70999999999994</text:p>
              </table:table-cell>
              <table:table-cell office:value-type="float" office:value="-0.00260663427234168">
                <text:p>-0.0026066342723416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1999999999994">
                <text:p>4.71999999999994</text:p>
              </table:table-cell>
              <table:table-cell office:value-type="float" office:value="0.00763161540019689">
                <text:p>0.0076316154001968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2999999999994">
                <text:p>4.72999999999994</text:p>
              </table:table-cell>
              <table:table-cell office:value-type="float" office:value="0.0178701257361627">
                <text:p>0.017870125736162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3999999999994">
                <text:p>4.73999999999994</text:p>
              </table:table-cell>
              <table:table-cell office:value-type="float" office:value="0.0281078729105885">
                <text:p>0.028107872910588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4999999999994">
                <text:p>4.74999999999994</text:p>
              </table:table-cell>
              <table:table-cell office:value-type="float" office:value="0.0383438330724407">
                <text:p>0.038343833072440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5999999999994">
                <text:p>4.75999999999994</text:p>
              </table:table-cell>
              <table:table-cell office:value-type="float" office:value="0.0485769824470018">
                <text:p>0.048576982447001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6999999999994">
                <text:p>4.76999999999994</text:p>
              </table:table-cell>
              <table:table-cell office:value-type="float" office:value="0.0588062974382556">
                <text:p>0.058806297438255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7999999999994">
                <text:p>4.77999999999994</text:p>
              </table:table-cell>
              <table:table-cell office:value-type="float" office:value="0.0690307547312648">
                <text:p>0.069030754731264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78999999999994">
                <text:p>4.78999999999994</text:p>
              </table:table-cell>
              <table:table-cell office:value-type="float" office:value="0.0792493313945302">
                <text:p>0.079249331394530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79999999999994">
                <text:p>4.79999999999994</text:p>
              </table:table-cell>
              <table:table-cell office:value-type="float" office:value="0.0894610049823224">
                <text:p>0.089461004982322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0999999999994">
                <text:p>4.80999999999994</text:p>
              </table:table-cell>
              <table:table-cell office:value-type="float" office:value="0.0996647536369751">
                <text:p>0.099664753636975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1999999999994">
                <text:p>4.81999999999994</text:p>
              </table:table-cell>
              <table:table-cell office:value-type="float" office:value="0.10985955619113">
                <text:p>0.1098595561911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2999999999994">
                <text:p>4.82999999999994</text:p>
              </table:table-cell>
              <table:table-cell office:value-type="float" office:value="0.120044392269921">
                <text:p>0.12004439226992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3999999999994">
                <text:p>4.83999999999994</text:p>
              </table:table-cell>
              <table:table-cell office:value-type="float" office:value="0.130218242393092">
                <text:p>0.13021824239309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4999999999994">
                <text:p>4.84999999999994</text:p>
              </table:table-cell>
              <table:table-cell office:value-type="float" office:value="0.140380088077037">
                <text:p>0.14038008807703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5999999999994">
                <text:p>4.85999999999994</text:p>
              </table:table-cell>
              <table:table-cell office:value-type="float" office:value="0.150528911936742">
                <text:p>0.15052891193674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6999999999994">
                <text:p>4.86999999999994</text:p>
              </table:table-cell>
              <table:table-cell office:value-type="float" office:value="0.16066369778764">
                <text:p>0.1606636977876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7999999999994">
                <text:p>4.87999999999994</text:p>
              </table:table-cell>
              <table:table-cell office:value-type="float" office:value="0.170783430747344">
                <text:p>0.17078343074734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88999999999994">
                <text:p>4.88999999999994</text:p>
              </table:table-cell>
              <table:table-cell office:value-type="float" office:value="0.180887097337269">
                <text:p>0.1808870973372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89999999999994">
                <text:p>4.89999999999994</text:p>
              </table:table-cell>
              <table:table-cell office:value-type="float" office:value="0.19097368558412">
                <text:p>0.190973685584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0999999999994">
                <text:p>4.90999999999994</text:p>
              </table:table-cell>
              <table:table-cell office:value-type="float" office:value="0.201042185121237">
                <text:p>0.20104218512123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1999999999994">
                <text:p>4.91999999999994</text:p>
              </table:table-cell>
              <table:table-cell office:value-type="float" office:value="0.211091587289795">
                <text:p>0.21109158728979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2999999999994">
                <text:p>4.92999999999994</text:p>
              </table:table-cell>
              <table:table-cell office:value-type="float" office:value="0.221120885239841">
                <text:p>0.22112088523984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3999999999994">
                <text:p>4.93999999999994</text:p>
              </table:table-cell>
              <table:table-cell office:value-type="float" office:value="0.231129074031159">
                <text:p>0.23112907403115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4999999999994">
                <text:p>4.94999999999994</text:p>
              </table:table-cell>
              <table:table-cell office:value-type="float" office:value="0.241115150733952">
                <text:p>0.2411151507339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5999999999994">
                <text:p>4.95999999999994</text:p>
              </table:table-cell>
              <table:table-cell office:value-type="float" office:value="0.251078114529342">
                <text:p>0.25107811452934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6999999999994">
                <text:p>4.96999999999994</text:p>
              </table:table-cell>
              <table:table-cell office:value-type="float" office:value="0.261016966809659">
                <text:p>0.26101696680965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7999999999994">
                <text:p>4.97999999999994</text:p>
              </table:table-cell>
              <table:table-cell office:value-type="float" office:value="0.270930711278523">
                <text:p>0.27093071127852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98999999999994">
                <text:p>4.98999999999994</text:p>
              </table:table-cell>
              <table:table-cell office:value-type="float" office:value="0.280818354050706">
                <text:p>0.28081835405070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.99999999999994">
                <text:p>4.99999999999994</text:p>
              </table:table-cell>
              <table:table-cell office:value-type="float" office:value="0.290678903751761">
                <text:p>0.29067890375176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0999999999994">
                <text:p>5.00999999999994</text:p>
              </table:table-cell>
              <table:table-cell office:value-type="float" office:value="0.300511371617411">
                <text:p>0.30051137161741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1999999999994">
                <text:p>5.01999999999994</text:p>
              </table:table-cell>
              <table:table-cell office:value-type="float" office:value="0.310314771592686">
                <text:p>0.31031477159268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2999999999994">
                <text:p>5.02999999999994</text:p>
              </table:table-cell>
              <table:table-cell office:value-type="float" office:value="0.320088120430799">
                <text:p>0.32008812043079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3999999999994">
                <text:p>5.03999999999994</text:p>
              </table:table-cell>
              <table:table-cell office:value-type="float" office:value="0.329830437791753">
                <text:p>0.32983043779175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4999999999994">
                <text:p>5.04999999999994</text:p>
              </table:table-cell>
              <table:table-cell office:value-type="float" office:value="0.339540746340664">
                <text:p>0.33954074634066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5999999999994">
                <text:p>5.05999999999994</text:p>
              </table:table-cell>
              <table:table-cell office:value-type="float" office:value="0.349218071845795">
                <text:p>0.34921807184579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6999999999994">
                <text:p>5.06999999999994</text:p>
              </table:table-cell>
              <table:table-cell office:value-type="float" office:value="0.358861443276293">
                <text:p>0.35886144327629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7999999999994">
                <text:p>5.07999999999994</text:p>
              </table:table-cell>
              <table:table-cell office:value-type="float" office:value="0.368469892899606">
                <text:p>0.36846989289960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08999999999994">
                <text:p>5.08999999999994</text:p>
              </table:table-cell>
              <table:table-cell office:value-type="float" office:value="0.378042456378591">
                <text:p>0.3780424563785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09999999999994">
                <text:p>5.09999999999994</text:p>
              </table:table-cell>
              <table:table-cell office:value-type="float" office:value="0.387578172868286">
                <text:p>0.38757817286828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0999999999994">
                <text:p>5.10999999999994</text:p>
              </table:table-cell>
              <table:table-cell office:value-type="float" office:value="0.397076085112344">
                <text:p>0.3970760851123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1999999999994">
                <text:p>5.11999999999994</text:p>
              </table:table-cell>
              <table:table-cell office:value-type="float" office:value="0.406535239539114">
                <text:p>0.40653523953911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2999999999994">
                <text:p>5.12999999999994</text:p>
              </table:table-cell>
              <table:table-cell office:value-type="float" office:value="0.415954686357374">
                <text:p>0.41595468635737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3999999999994">
                <text:p>5.13999999999994</text:p>
              </table:table-cell>
              <table:table-cell office:value-type="float" office:value="0.425333479651679">
                <text:p>0.42533347965167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4999999999993">
                <text:p>5.14999999999993</text:p>
              </table:table-cell>
              <table:table-cell office:value-type="float" office:value="0.434670677477349">
                <text:p>0.43467067747734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5999999999993">
                <text:p>5.15999999999993</text:p>
              </table:table-cell>
              <table:table-cell office:value-type="float" office:value="0.443965341955054">
                <text:p>0.44396534195505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6999999999993">
                <text:p>5.16999999999993</text:p>
              </table:table-cell>
              <table:table-cell office:value-type="float" office:value="0.45321653936501">
                <text:p>0.4532165393650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7999999999993">
                <text:p>5.17999999999993</text:p>
              </table:table-cell>
              <table:table-cell office:value-type="float" office:value="0.462423340240772">
                <text:p>0.4624233402407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18999999999993">
                <text:p>5.18999999999993</text:p>
              </table:table-cell>
              <table:table-cell office:value-type="float" office:value="0.471584819462597">
                <text:p>0.47158481946259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19999999999993">
                <text:p>5.19999999999993</text:p>
              </table:table-cell>
              <table:table-cell office:value-type="float" office:value="0.480700056350397">
                <text:p>0.48070005635039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0999999999993">
                <text:p>5.20999999999993</text:p>
              </table:table-cell>
              <table:table-cell office:value-type="float" office:value="0.489768134756252">
                <text:p>0.48976813475625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1999999999993">
                <text:p>5.21999999999993</text:p>
              </table:table-cell>
              <table:table-cell office:value-type="float" office:value="0.498788143156472">
                <text:p>0.49878814315647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2999999999993">
                <text:p>5.22999999999993</text:p>
              </table:table-cell>
              <table:table-cell office:value-type="float" office:value="0.507759174743215">
                <text:p>0.50775917474321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3999999999993">
                <text:p>5.23999999999993</text:p>
              </table:table-cell>
              <table:table-cell office:value-type="float" office:value="0.516680327515644">
                <text:p>0.51668032751564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4999999999993">
                <text:p>5.24999999999993</text:p>
              </table:table-cell>
              <table:table-cell office:value-type="float" office:value="0.525550704370598">
                <text:p>0.52555070437059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5999999999993">
                <text:p>5.25999999999993</text:p>
              </table:table-cell>
              <table:table-cell office:value-type="float" office:value="0.5343694131928">
                <text:p>0.534369413192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6999999999993">
                <text:p>5.26999999999993</text:p>
              </table:table-cell>
              <table:table-cell office:value-type="float" office:value="0.543135566944565">
                <text:p>0.54313556694456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7999999999993">
                <text:p>5.27999999999993</text:p>
              </table:table-cell>
              <table:table-cell office:value-type="float" office:value="0.551848283755011">
                <text:p>0.55184828375501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28999999999993">
                <text:p>5.28999999999993</text:p>
              </table:table-cell>
              <table:table-cell office:value-type="float" office:value="0.560506687008763">
                <text:p>0.56050668700876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29999999999993">
                <text:p>5.29999999999993</text:p>
              </table:table-cell>
              <table:table-cell office:value-type="float" office:value="0.569109905434139">
                <text:p>0.56910990543413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0999999999993">
                <text:p>5.30999999999993</text:p>
              </table:table-cell>
              <table:table-cell office:value-type="float" office:value="0.577657073190814">
                <text:p>0.57765707319081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1999999999993">
                <text:p>5.31999999999993</text:p>
              </table:table-cell>
              <table:table-cell office:value-type="float" office:value="0.586147329956946">
                <text:p>0.58614732995694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2999999999993">
                <text:p>5.32999999999993</text:p>
              </table:table-cell>
              <table:table-cell office:value-type="float" office:value="0.594579821015759">
                <text:p>0.59457982101575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3999999999993">
                <text:p>5.33999999999993</text:p>
              </table:table-cell>
              <table:table-cell office:value-type="float" office:value="0.602953697341576">
                <text:p>0.60295369734157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4999999999993">
                <text:p>5.34999999999993</text:p>
              </table:table-cell>
              <table:table-cell office:value-type="float" office:value="0.611268115685291">
                <text:p>0.61126811568529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5999999999993">
                <text:p>5.35999999999993</text:p>
              </table:table-cell>
              <table:table-cell office:value-type="float" office:value="0.619522238659272">
                <text:p>0.61952223865927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6999999999993">
                <text:p>5.36999999999993</text:p>
              </table:table-cell>
              <table:table-cell office:value-type="float" office:value="0.627715234821685">
                <text:p>0.62771523482168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7999999999993">
                <text:p>5.37999999999993</text:p>
              </table:table-cell>
              <table:table-cell office:value-type="float" office:value="0.635846278760232">
                <text:p>0.6358462787602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38999999999993">
                <text:p>5.38999999999993</text:p>
              </table:table-cell>
              <table:table-cell office:value-type="float" office:value="0.643914551175296">
                <text:p>0.64391455117529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39999999999993">
                <text:p>5.39999999999993</text:p>
              </table:table-cell>
              <table:table-cell office:value-type="float" office:value="0.651919238962485">
                <text:p>0.65191923896248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0999999999993">
                <text:p>5.40999999999993</text:p>
              </table:table-cell>
              <table:table-cell office:value-type="float" office:value="0.659859535294556">
                <text:p>0.65985953529455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1999999999993">
                <text:p>5.41999999999993</text:p>
              </table:table-cell>
              <table:table-cell office:value-type="float" office:value="0.667734639702731">
                <text:p>0.66773463970273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2999999999993">
                <text:p>5.42999999999993</text:p>
              </table:table-cell>
              <table:table-cell office:value-type="float" office:value="0.675543758157377">
                <text:p>0.67554375815737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3999999999993">
                <text:p>5.43999999999993</text:p>
              </table:table-cell>
              <table:table-cell office:value-type="float" office:value="0.683286103148052">
                <text:p>0.68328610314805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4999999999993">
                <text:p>5.44999999999993</text:p>
              </table:table-cell>
              <table:table-cell office:value-type="float" office:value="0.690960893762911">
                <text:p>0.69096089376291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5999999999993">
                <text:p>5.45999999999993</text:p>
              </table:table-cell>
              <table:table-cell office:value-type="float" office:value="0.698567355767456">
                <text:p>0.69856735576745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6999999999993">
                <text:p>5.46999999999993</text:p>
              </table:table-cell>
              <table:table-cell office:value-type="float" office:value="0.706104721682624">
                <text:p>0.70610472168262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7999999999993">
                <text:p>5.47999999999993</text:p>
              </table:table-cell>
              <table:table-cell office:value-type="float" office:value="0.713572230862216">
                <text:p>0.71357223086221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48999999999993">
                <text:p>5.48999999999993</text:p>
              </table:table-cell>
              <table:table-cell office:value-type="float" office:value="0.720969129569639">
                <text:p>0.72096912956963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49999999999993">
                <text:p>5.49999999999993</text:p>
              </table:table-cell>
              <table:table-cell office:value-type="float" office:value="0.728294671053976">
                <text:p>0.7282946710539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0999999999993">
                <text:p>5.50999999999993</text:p>
              </table:table-cell>
              <table:table-cell office:value-type="float" office:value="0.735548115625356">
                <text:p>0.73554811562535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1999999999993">
                <text:p>5.51999999999993</text:p>
              </table:table-cell>
              <table:table-cell office:value-type="float" office:value="0.742728730729631">
                <text:p>0.74272873072963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2999999999993">
                <text:p>5.52999999999993</text:p>
              </table:table-cell>
              <table:table-cell office:value-type="float" office:value="0.749835791022343">
                <text:p>0.74983579102234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3999999999993">
                <text:p>5.53999999999993</text:p>
              </table:table-cell>
              <table:table-cell office:value-type="float" office:value="0.756868578441982">
                <text:p>0.75686857844198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4999999999993">
                <text:p>5.54999999999993</text:p>
              </table:table-cell>
              <table:table-cell office:value-type="float" office:value="0.763826382282519">
                <text:p>0.76382638228251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5999999999993">
                <text:p>5.55999999999993</text:p>
              </table:table-cell>
              <table:table-cell office:value-type="float" office:value="0.770708499265212">
                <text:p>0.77070849926521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6999999999993">
                <text:p>5.56999999999993</text:p>
              </table:table-cell>
              <table:table-cell office:value-type="float" office:value="0.777514233609677">
                <text:p>0.77751423360967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7999999999993">
                <text:p>5.57999999999993</text:p>
              </table:table-cell>
              <table:table-cell office:value-type="float" office:value="0.784242897104215">
                <text:p>0.78424289710421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58999999999993">
                <text:p>5.58999999999993</text:p>
              </table:table-cell>
              <table:table-cell office:value-type="float" office:value="0.790893809175392">
                <text:p>0.79089380917539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59999999999993">
                <text:p>5.59999999999993</text:p>
              </table:table-cell>
              <table:table-cell office:value-type="float" office:value="0.797466296956859">
                <text:p>0.79746629695685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0999999999993">
                <text:p>5.60999999999993</text:p>
              </table:table-cell>
              <table:table-cell office:value-type="float" office:value="0.803959695357408">
                <text:p>0.80395969535740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1999999999992">
                <text:p>5.61999999999992</text:p>
              </table:table-cell>
              <table:table-cell office:value-type="float" office:value="0.810373347128261">
                <text:p>0.81037334712826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2999999999992">
                <text:p>5.62999999999992</text:p>
              </table:table-cell>
              <table:table-cell office:value-type="float" office:value="0.816706602929579">
                <text:p>0.81670660292957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3999999999992">
                <text:p>5.63999999999992</text:p>
              </table:table-cell>
              <table:table-cell office:value-type="float" office:value="0.822958821396184">
                <text:p>0.82295882139618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4999999999992">
                <text:p>5.64999999999992</text:p>
              </table:table-cell>
              <table:table-cell office:value-type="float" office:value="0.829129369202496">
                <text:p>0.82912936920249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5999999999992">
                <text:p>5.65999999999992</text:p>
              </table:table-cell>
              <table:table-cell office:value-type="float" office:value="0.835217621126668">
                <text:p>0.83521762112666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6999999999992">
                <text:p>5.66999999999992</text:p>
              </table:table-cell>
              <table:table-cell office:value-type="float" office:value="0.84122296011392">
                <text:p>0.8412229601139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7999999999992">
                <text:p>5.67999999999992</text:p>
              </table:table-cell>
              <table:table-cell office:value-type="float" office:value="0.84714477733906">
                <text:p>0.8471447773390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68999999999992">
                <text:p>5.68999999999992</text:p>
              </table:table-cell>
              <table:table-cell office:value-type="float" office:value="0.852982472268188">
                <text:p>0.8529824722681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69999999999992">
                <text:p>5.69999999999992</text:p>
              </table:table-cell>
              <table:table-cell office:value-type="float" office:value="0.858735452719582">
                <text:p>0.85873545271958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0999999999992">
                <text:p>5.70999999999992</text:p>
              </table:table-cell>
              <table:table-cell office:value-type="float" office:value="0.864403134923749">
                <text:p>0.86440313492374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1999999999992">
                <text:p>5.71999999999992</text:p>
              </table:table-cell>
              <table:table-cell office:value-type="float" office:value="0.869984943582644">
                <text:p>0.86998494358264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2999999999992">
                <text:p>5.72999999999992</text:p>
              </table:table-cell>
              <table:table-cell office:value-type="float" office:value="0.875480311928047">
                <text:p>0.87548031192804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3999999999992">
                <text:p>5.73999999999992</text:p>
              </table:table-cell>
              <table:table-cell office:value-type="float" office:value="0.880888681779092">
                <text:p>0.88088868177909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4999999999992">
                <text:p>5.74999999999992</text:p>
              </table:table-cell>
              <table:table-cell office:value-type="float" office:value="0.886209503598944">
                <text:p>0.88620950359894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5999999999992">
                <text:p>5.75999999999992</text:p>
              </table:table-cell>
              <table:table-cell office:value-type="float" office:value="0.891442236550618">
                <text:p>0.89144223655061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6999999999992">
                <text:p>5.76999999999992</text:p>
              </table:table-cell>
              <table:table-cell office:value-type="float" office:value="0.896586348551932">
                <text:p>0.89658634855193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7999999999992">
                <text:p>5.77999999999992</text:p>
              </table:table-cell>
              <table:table-cell office:value-type="float" office:value="0.901641316329591">
                <text:p>0.90164131632959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78999999999992">
                <text:p>5.78999999999992</text:p>
              </table:table-cell>
              <table:table-cell office:value-type="float" office:value="0.906606625472395">
                <text:p>0.90660662547239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79999999999992">
                <text:p>5.79999999999992</text:p>
              </table:table-cell>
              <table:table-cell office:value-type="float" office:value="0.911481770483566">
                <text:p>0.91148177048356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0999999999992">
                <text:p>5.80999999999992</text:p>
              </table:table-cell>
              <table:table-cell office:value-type="float" office:value="0.91626625483219">
                <text:p>0.9162662548321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1999999999992">
                <text:p>5.81999999999992</text:p>
              </table:table-cell>
              <table:table-cell office:value-type="float" office:value="0.920959591003765">
                <text:p>0.92095959100376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2999999999992">
                <text:p>5.82999999999992</text:p>
              </table:table-cell>
              <table:table-cell office:value-type="float" office:value="0.925561300549857">
                <text:p>0.92556130054985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3999999999992">
                <text:p>5.83999999999992</text:p>
              </table:table-cell>
              <table:table-cell office:value-type="float" office:value="0.930070914136849">
                <text:p>0.93007091413684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4999999999992">
                <text:p>5.84999999999992</text:p>
              </table:table-cell>
              <table:table-cell office:value-type="float" office:value="0.934487971593786">
                <text:p>0.93448797159378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5999999999992">
                <text:p>5.85999999999992</text:p>
              </table:table-cell>
              <table:table-cell office:value-type="float" office:value="0.938812021959309">
                <text:p>0.93881202195930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6999999999992">
                <text:p>5.86999999999992</text:p>
              </table:table-cell>
              <table:table-cell office:value-type="float" office:value="0.943042623527673">
                <text:p>0.94304262352767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7999999999992">
                <text:p>5.87999999999992</text:p>
              </table:table-cell>
              <table:table-cell office:value-type="float" office:value="0.94717934389384">
                <text:p>0.9471793438938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88999999999992">
                <text:p>5.88999999999992</text:p>
              </table:table-cell>
              <table:table-cell office:value-type="float" office:value="0.951221759997655">
                <text:p>0.95122175999765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89999999999992">
                <text:p>5.89999999999992</text:p>
              </table:table-cell>
              <table:table-cell office:value-type="float" office:value="0.955169458167081">
                <text:p>0.95516945816708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0999999999992">
                <text:p>5.90999999999992</text:p>
              </table:table-cell>
              <table:table-cell office:value-type="float" office:value="0.959022034160507">
                <text:p>0.95902203416050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1999999999992">
                <text:p>5.91999999999992</text:p>
              </table:table-cell>
              <table:table-cell office:value-type="float" office:value="0.962779093208116">
                <text:p>0.96277909320811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2999999999992">
                <text:p>5.92999999999992</text:p>
              </table:table-cell>
              <table:table-cell office:value-type="float" office:value="0.966440250052309">
                <text:p>0.96644025005230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3999999999992">
                <text:p>5.93999999999992</text:p>
              </table:table-cell>
              <table:table-cell office:value-type="float" office:value="0.970005128987182">
                <text:p>0.97000512898718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4999999999992">
                <text:p>5.94999999999992</text:p>
              </table:table-cell>
              <table:table-cell office:value-type="float" office:value="0.973473363897049">
                <text:p>0.97347336389704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5999999999992">
                <text:p>5.95999999999992</text:p>
              </table:table-cell>
              <table:table-cell office:value-type="float" office:value="0.976844598294017">
                <text:p>0.9768445982940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6999999999992">
                <text:p>5.96999999999992</text:p>
              </table:table-cell>
              <table:table-cell office:value-type="float" office:value="0.980118485354596">
                <text:p>0.98011848535459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7999999999992">
                <text:p>5.97999999999992</text:p>
              </table:table-cell>
              <table:table-cell office:value-type="float" office:value="0.983294687955345">
                <text:p>0.98329468795534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98999999999992">
                <text:p>5.98999999999992</text:p>
              </table:table-cell>
              <table:table-cell office:value-type="float" office:value="0.986372878707559">
                <text:p>0.98637287870755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.99999999999992">
                <text:p>5.99999999999992</text:p>
              </table:table-cell>
              <table:table-cell office:value-type="float" office:value="0.989352739990977">
                <text:p>0.98935273999097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0999999999992">
                <text:p>6.00999999999992</text:p>
              </table:table-cell>
              <table:table-cell office:value-type="float" office:value="0.992233963986525">
                <text:p>0.99223396398652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1999999999992">
                <text:p>6.01999999999992</text:p>
              </table:table-cell>
              <table:table-cell office:value-type="float" office:value="0.995016252708073">
                <text:p>0.99501625270807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2999999999992">
                <text:p>6.02999999999992</text:p>
              </table:table-cell>
              <table:table-cell office:value-type="float" office:value="0.997699318033223">
                <text:p>0.99769931803322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3999999999992">
                <text:p>6.03999999999992</text:p>
              </table:table-cell>
              <table:table-cell office:value-type="float" office:value="1.0002828817331">
                <text:p>1.000282881733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4999999999992">
                <text:p>6.04999999999992</text:p>
              </table:table-cell>
              <table:table-cell office:value-type="float" office:value="1.00276667550118">
                <text:p>1.0027666755011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5999999999992">
                <text:p>6.05999999999992</text:p>
              </table:table-cell>
              <table:table-cell office:value-type="float" office:value="1.00515044098108">
                <text:p>1.0051504409810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6999999999992">
                <text:p>6.06999999999992</text:p>
              </table:table-cell>
              <table:table-cell office:value-type="float" office:value="1.00743392979343">
                <text:p>1.0074339297934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7999999999992">
                <text:p>6.07999999999992</text:p>
              </table:table-cell>
              <table:table-cell office:value-type="float" office:value="1.00961690356169">
                <text:p>1.0096169035616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08999999999991">
                <text:p>6.08999999999991</text:p>
              </table:table-cell>
              <table:table-cell office:value-type="float" office:value="1.01169913393696">
                <text:p>1.0116991339369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09999999999991">
                <text:p>6.09999999999991</text:p>
              </table:table-cell>
              <table:table-cell office:value-type="float" office:value="1.01368040262188">
                <text:p>1.0136804026218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0999999999991">
                <text:p>6.10999999999991</text:p>
              </table:table-cell>
              <table:table-cell office:value-type="float" office:value="1.01556050139341">
                <text:p>1.0155605013934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1999999999991">
                <text:p>6.11999999999991</text:p>
              </table:table-cell>
              <table:table-cell office:value-type="float" office:value="1.01733923212467">
                <text:p>1.017339232124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2999999999991">
                <text:p>6.12999999999991</text:p>
              </table:table-cell>
              <table:table-cell office:value-type="float" office:value="1.01901640680579">
                <text:p>1.0190164068057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3999999999991">
                <text:p>6.13999999999991</text:p>
              </table:table-cell>
              <table:table-cell office:value-type="float" office:value="1.0205918475637">
                <text:p>1.020591847563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4999999999991">
                <text:p>6.14999999999991</text:p>
              </table:table-cell>
              <table:table-cell office:value-type="float" office:value="1.02206538668093">
                <text:p>1.0220653866809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5999999999991">
                <text:p>6.15999999999991</text:p>
              </table:table-cell>
              <table:table-cell office:value-type="float" office:value="1.02343686661341">
                <text:p>1.0234368666134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6999999999991">
                <text:p>6.16999999999991</text:p>
              </table:table-cell>
              <table:table-cell office:value-type="float" office:value="1.02470614000721">
                <text:p>1.0247061400072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7999999999991">
                <text:p>6.17999999999991</text:p>
              </table:table-cell>
              <table:table-cell office:value-type="float" office:value="1.02587306971436">
                <text:p>1.0258730697143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18999999999991">
                <text:p>6.18999999999991</text:p>
              </table:table-cell>
              <table:table-cell office:value-type="float" office:value="1.0269375288075">
                <text:p>1.026937528807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19999999999991">
                <text:p>6.19999999999991</text:p>
              </table:table-cell>
              <table:table-cell office:value-type="float" office:value="1.02789940059367">
                <text:p>1.0278994005936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0999999999991">
                <text:p>6.20999999999991</text:p>
              </table:table-cell>
              <table:table-cell office:value-type="float" office:value="1.02875857862697">
                <text:p>1.0287585786269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1999999999991">
                <text:p>6.21999999999991</text:p>
              </table:table-cell>
              <table:table-cell office:value-type="float" office:value="1.0295149667202">
                <text:p>1.029514966720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2999999999991">
                <text:p>6.22999999999991</text:p>
              </table:table-cell>
              <table:table-cell office:value-type="float" office:value="1.03016847895557">
                <text:p>1.0301684789555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3999999999991">
                <text:p>6.23999999999991</text:p>
              </table:table-cell>
              <table:table-cell office:value-type="float" office:value="1.03071903969427">
                <text:p>1.0307190396942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4999999999991">
                <text:p>6.24999999999991</text:p>
              </table:table-cell>
              <table:table-cell office:value-type="float" office:value="1.03116658358507">
                <text:p>1.0311665835850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5999999999991">
                <text:p>6.25999999999991</text:p>
              </table:table-cell>
              <table:table-cell office:value-type="float" office:value="1.0315110555719">
                <text:p>1.031511055571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6999999999991">
                <text:p>6.26999999999991</text:p>
              </table:table-cell>
              <table:table-cell office:value-type="float" office:value="1.03175241090037">
                <text:p>1.0317524109003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7999999999991">
                <text:p>6.27999999999991</text:p>
              </table:table-cell>
              <table:table-cell office:value-type="float" office:value="1.03189061512329">
                <text:p>1.0318906151232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28999999999991">
                <text:p>6.28999999999991</text:p>
              </table:table-cell>
              <table:table-cell office:value-type="float" office:value="1.03192564410512">
                <text:p>1.0319256441051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29999999999991">
                <text:p>6.29999999999991</text:p>
              </table:table-cell>
              <table:table-cell office:value-type="float" office:value="1.03185748402543">
                <text:p>1.0318574840254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0999999999991">
                <text:p>6.30999999999991</text:p>
              </table:table-cell>
              <table:table-cell office:value-type="float" office:value="1.03168613138134">
                <text:p>1.0316861313813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1999999999991">
                <text:p>6.31999999999991</text:p>
              </table:table-cell>
              <table:table-cell office:value-type="float" office:value="1.03141159298884">
                <text:p>1.0314115929888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2999999999991">
                <text:p>6.32999999999991</text:p>
              </table:table-cell>
              <table:table-cell office:value-type="float" office:value="1.0310338859832">
                <text:p>1.031033885983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3999999999991">
                <text:p>6.33999999999991</text:p>
              </table:table-cell>
              <table:table-cell office:value-type="float" office:value="1.03055303781827">
                <text:p>1.0305530378182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4999999999991">
                <text:p>6.34999999999991</text:p>
              </table:table-cell>
              <table:table-cell office:value-type="float" office:value="1.02996908626473">
                <text:p>1.0299690862647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5999999999991">
                <text:p>6.35999999999991</text:p>
              </table:table-cell>
              <table:table-cell office:value-type="float" office:value="1.02928207940742">
                <text:p>1.0292820794074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6999999999991">
                <text:p>6.36999999999991</text:p>
              </table:table-cell>
              <table:table-cell office:value-type="float" office:value="1.02849207564148">
                <text:p>1.0284920756414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7999999999991">
                <text:p>6.37999999999991</text:p>
              </table:table-cell>
              <table:table-cell office:value-type="float" office:value="1.02759914366759">
                <text:p>1.0275991436675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38999999999991">
                <text:p>6.38999999999991</text:p>
              </table:table-cell>
              <table:table-cell office:value-type="float" office:value="1.02660336248615">
                <text:p>1.0266033624861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39999999999991">
                <text:p>6.39999999999991</text:p>
              </table:table-cell>
              <table:table-cell office:value-type="float" office:value="1.02550482139033">
                <text:p>1.0255048213903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0999999999991">
                <text:p>6.40999999999991</text:p>
              </table:table-cell>
              <table:table-cell office:value-type="float" office:value="1.02430361995827">
                <text:p>1.0243036199582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1999999999991">
                <text:p>6.41999999999991</text:p>
              </table:table-cell>
              <table:table-cell office:value-type="float" office:value="1.02299986804407">
                <text:p>1.0229998680440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2999999999991">
                <text:p>6.42999999999991</text:p>
              </table:table-cell>
              <table:table-cell office:value-type="float" office:value="1.02159368576787">
                <text:p>1.0215936857678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3999999999991">
                <text:p>6.43999999999991</text:p>
              </table:table-cell>
              <table:table-cell office:value-type="float" office:value="1.02008520350487">
                <text:p>1.0200852035048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4999999999991">
                <text:p>6.44999999999991</text:p>
              </table:table-cell>
              <table:table-cell office:value-type="float" office:value="1.01847456187329">
                <text:p>1.0184745618732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5999999999991">
                <text:p>6.45999999999991</text:p>
              </table:table-cell>
              <table:table-cell office:value-type="float" office:value="1.01676191172136">
                <text:p>1.0167619117213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6999999999991">
                <text:p>6.46999999999991</text:p>
              </table:table-cell>
              <table:table-cell office:value-type="float" office:value="1.01494741411325">
                <text:p>1.0149474141132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7999999999991">
                <text:p>6.47999999999991</text:p>
              </table:table-cell>
              <table:table-cell office:value-type="float" office:value="1.01303124031396">
                <text:p>1.0130312403139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48999999999991">
                <text:p>6.48999999999991</text:p>
              </table:table-cell>
              <table:table-cell office:value-type="float" office:value="1.01101357177326">
                <text:p>1.0110135717732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49999999999991">
                <text:p>6.49999999999991</text:p>
              </table:table-cell>
              <table:table-cell office:value-type="float" office:value="1.00889460010853">
                <text:p>1.0088946001085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0999999999991">
                <text:p>6.50999999999991</text:p>
              </table:table-cell>
              <table:table-cell office:value-type="float" office:value="1.00667452708662">
                <text:p>1.0066745270866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1999999999991">
                <text:p>6.51999999999991</text:p>
              </table:table-cell>
              <table:table-cell office:value-type="float" office:value="1.0043535646047">
                <text:p>1.004353564604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2999999999991">
                <text:p>6.52999999999991</text:p>
              </table:table-cell>
              <table:table-cell office:value-type="float" office:value="1.00193193467007">
                <text:p>1.0019319346700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3999999999991">
                <text:p>6.53999999999991</text:p>
              </table:table-cell>
              <table:table-cell office:value-type="float" office:value="0.999409869378984">
                <text:p>0.99940986937898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4999999999991">
                <text:p>6.54999999999991</text:p>
              </table:table-cell>
              <table:table-cell office:value-type="float" office:value="0.996787610894429">
                <text:p>0.99678761089442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599999999999">
                <text:p>6.5599999999999</text:p>
              </table:table-cell>
              <table:table-cell office:value-type="float" office:value="0.994065411422936">
                <text:p>0.9940654114229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699999999999">
                <text:p>6.5699999999999</text:p>
              </table:table-cell>
              <table:table-cell office:value-type="float" office:value="0.991243533190353">
                <text:p>0.99124353319035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799999999999">
                <text:p>6.5799999999999</text:p>
              </table:table-cell>
              <table:table-cell office:value-type="float" office:value="0.988322248416628">
                <text:p>0.98832224841662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5899999999999">
                <text:p>6.5899999999999</text:p>
              </table:table-cell>
              <table:table-cell office:value-type="float" office:value="0.985301839289584">
                <text:p>0.98530183928958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5999999999999">
                <text:p>6.5999999999999</text:p>
              </table:table-cell>
              <table:table-cell office:value-type="float" office:value="0.982182597937699">
                <text:p>0.98218259793769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099999999999">
                <text:p>6.6099999999999</text:p>
              </table:table-cell>
              <table:table-cell office:value-type="float" office:value="0.978964826401884">
                <text:p>0.97896482640188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199999999999">
                <text:p>6.6199999999999</text:p>
              </table:table-cell>
              <table:table-cell office:value-type="float" office:value="0.975648836606276">
                <text:p>0.97564883660627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299999999999">
                <text:p>6.6299999999999</text:p>
              </table:table-cell>
              <table:table-cell office:value-type="float" office:value="0.972234950328028">
                <text:p>0.97223495032802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399999999999">
                <text:p>6.6399999999999</text:p>
              </table:table-cell>
              <table:table-cell office:value-type="float" office:value="0.968723499166118">
                <text:p>0.96872349916611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499999999999">
                <text:p>6.6499999999999</text:p>
              </table:table-cell>
              <table:table-cell office:value-type="float" office:value="0.965114824509177">
                <text:p>0.96511482450917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599999999999">
                <text:p>6.6599999999999</text:p>
              </table:table-cell>
              <table:table-cell office:value-type="float" office:value="0.961409277502318">
                <text:p>0.96140927750231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699999999999">
                <text:p>6.6699999999999</text:p>
              </table:table-cell>
              <table:table-cell office:value-type="float" office:value="0.957607219013009">
                <text:p>0.95760721901300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799999999999">
                <text:p>6.6799999999999</text:p>
              </table:table-cell>
              <table:table-cell office:value-type="float" office:value="0.953709019595949">
                <text:p>0.95370901959594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6899999999999">
                <text:p>6.6899999999999</text:p>
              </table:table-cell>
              <table:table-cell office:value-type="float" office:value="0.949715059456988">
                <text:p>0.94971505945698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6999999999999">
                <text:p>6.6999999999999</text:p>
              </table:table-cell>
              <table:table-cell office:value-type="float" office:value="0.945625728416067">
                <text:p>0.94562572841606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099999999999">
                <text:p>6.7099999999999</text:p>
              </table:table-cell>
              <table:table-cell office:value-type="float" office:value="0.941441425869201">
                <text:p>0.94144142586920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199999999999">
                <text:p>6.7199999999999</text:p>
              </table:table-cell>
              <table:table-cell office:value-type="float" office:value="0.937162560749493">
                <text:p>0.93716256074949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299999999999">
                <text:p>6.7299999999999</text:p>
              </table:table-cell>
              <table:table-cell office:value-type="float" office:value="0.932789551487199">
                <text:p>0.93278955148719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399999999999">
                <text:p>6.7399999999999</text:p>
              </table:table-cell>
              <table:table-cell office:value-type="float" office:value="0.928322825968829">
                <text:p>0.92832282596882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499999999999">
                <text:p>6.7499999999999</text:p>
              </table:table-cell>
              <table:table-cell office:value-type="float" office:value="0.923762821495311">
                <text:p>0.92376282149531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599999999999">
                <text:p>6.7599999999999</text:p>
              </table:table-cell>
              <table:table-cell office:value-type="float" office:value="0.919109984739195">
                <text:p>0.91910998473919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699999999999">
                <text:p>6.7699999999999</text:p>
              </table:table-cell>
              <table:table-cell office:value-type="float" office:value="0.91436477170093">
                <text:p>0.9143647717009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7799999999999">
                <text:p>6.7799999999999</text:p>
              </table:table-cell>
              <table:table-cell office:value-type="float" office:value="0.909527647664192">
                <text:p>0.90952764766419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7899999999999">
                <text:p>6.7899999999999</text:p>
              </table:table-cell>
              <table:table-cell office:value-type="float" office:value="0.904599087150283">
                <text:p>0.90459908715028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7999999999999">
                <text:p>6.7999999999999</text:p>
              </table:table-cell>
              <table:table-cell office:value-type="float" office:value="0.899579573871608">
                <text:p>0.89957957387160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099999999999">
                <text:p>6.8099999999999</text:p>
              </table:table-cell>
              <table:table-cell office:value-type="float" office:value="0.894469600684217">
                <text:p>0.89446960068421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199999999999">
                <text:p>6.8199999999999</text:p>
              </table:table-cell>
              <table:table-cell office:value-type="float" office:value="0.88926966953944">
                <text:p>0.8892696695394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299999999999">
                <text:p>6.8299999999999</text:p>
              </table:table-cell>
              <table:table-cell office:value-type="float" office:value="0.883980291434594">
                <text:p>0.88398029143459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399999999999">
                <text:p>6.8399999999999</text:p>
              </table:table-cell>
              <table:table-cell office:value-type="float" office:value="0.878601986362794">
                <text:p>0.87860198636279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499999999999">
                <text:p>6.8499999999999</text:p>
              </table:table-cell>
              <table:table-cell office:value-type="float" office:value="0.873135283261851">
                <text:p>0.87313528326185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599999999999">
                <text:p>6.8599999999999</text:p>
              </table:table-cell>
              <table:table-cell office:value-type="float" office:value="0.867580719962272">
                <text:p>0.86758071996227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699999999999">
                <text:p>6.8699999999999</text:p>
              </table:table-cell>
              <table:table-cell office:value-type="float" office:value="0.861938843134366">
                <text:p>0.86193884313436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799999999999">
                <text:p>6.8799999999999</text:p>
              </table:table-cell>
              <table:table-cell office:value-type="float" office:value="0.856210208234464">
                <text:p>0.85621020823446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8899999999999">
                <text:p>6.8899999999999</text:p>
              </table:table-cell>
              <table:table-cell office:value-type="float" office:value="0.850395379450248">
                <text:p>0.85039537945024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8999999999999">
                <text:p>6.8999999999999</text:p>
              </table:table-cell>
              <table:table-cell office:value-type="float" office:value="0.84449492964521">
                <text:p>0.8444949296452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099999999999">
                <text:p>6.9099999999999</text:p>
              </table:table-cell>
              <table:table-cell office:value-type="float" office:value="0.838509440302226">
                <text:p>0.83850944030222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199999999999">
                <text:p>6.9199999999999</text:p>
              </table:table-cell>
              <table:table-cell office:value-type="float" office:value="0.832439501466278">
                <text:p>0.83243950146627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299999999999">
                <text:p>6.9299999999999</text:p>
              </table:table-cell>
              <table:table-cell office:value-type="float" office:value="0.826285711686299">
                <text:p>0.82628571168629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399999999999">
                <text:p>6.9399999999999</text:p>
              </table:table-cell>
              <table:table-cell office:value-type="float" office:value="0.820048677956174">
                <text:p>0.82004867795617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499999999999">
                <text:p>6.9499999999999</text:p>
              </table:table-cell>
              <table:table-cell office:value-type="float" office:value="0.81372901565488">
                <text:p>0.8137290156548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599999999999">
                <text:p>6.9599999999999</text:p>
              </table:table-cell>
              <table:table-cell office:value-type="float" office:value="0.807327348485791">
                <text:p>0.80732734848579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699999999999">
                <text:p>6.9699999999999</text:p>
              </table:table-cell>
              <table:table-cell office:value-type="float" office:value="0.800844308415136">
                <text:p>0.80084430841513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799999999999">
                <text:p>6.9799999999999</text:p>
              </table:table-cell>
              <table:table-cell office:value-type="float" office:value="0.794280535609632">
                <text:p>0.79428053560963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.9899999999999">
                <text:p>6.9899999999999</text:p>
              </table:table-cell>
              <table:table-cell office:value-type="float" office:value="0.787636678373287">
                <text:p>0.78763667837328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.9999999999999">
                <text:p>6.9999999999999</text:p>
              </table:table-cell>
              <table:table-cell office:value-type="float" office:value="0.780913393083381">
                <text:p>0.78091339308338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099999999999">
                <text:p>7.0099999999999</text:p>
              </table:table-cell>
              <table:table-cell office:value-type="float" office:value="0.774111344125638">
                <text:p>0.77411134412563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199999999999">
                <text:p>7.0199999999999</text:p>
              </table:table-cell>
              <table:table-cell office:value-type="float" office:value="0.767231203828587">
                <text:p>0.76723120382858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2999999999989">
                <text:p>7.02999999999989</text:p>
              </table:table-cell>
              <table:table-cell office:value-type="float" office:value="0.760273652397122">
                <text:p>0.76027365239712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3999999999989">
                <text:p>7.03999999999989</text:p>
              </table:table-cell>
              <table:table-cell office:value-type="float" office:value="0.753239377845275">
                <text:p>0.75323937784527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4999999999989">
                <text:p>7.04999999999989</text:p>
              </table:table-cell>
              <table:table-cell office:value-type="float" office:value="0.746129075928189">
                <text:p>0.74612907592818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5999999999989">
                <text:p>7.05999999999989</text:p>
              </table:table-cell>
              <table:table-cell office:value-type="float" office:value="0.738943450073317">
                <text:p>0.73894345007331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6999999999989">
                <text:p>7.06999999999989</text:p>
              </table:table-cell>
              <table:table-cell office:value-type="float" office:value="0.731683211310853">
                <text:p>0.73168321131085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7999999999989">
                <text:p>7.07999999999989</text:p>
              </table:table-cell>
              <table:table-cell office:value-type="float" office:value="0.724349078203382">
                <text:p>0.72434907820338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08999999999989">
                <text:p>7.08999999999989</text:p>
              </table:table-cell>
              <table:table-cell office:value-type="float" office:value="0.716941776774779">
                <text:p>0.71694177677477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09999999999989">
                <text:p>7.09999999999989</text:p>
              </table:table-cell>
              <table:table-cell office:value-type="float" office:value="0.709462040438357">
                <text:p>0.70946204043835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0999999999989">
                <text:p>7.10999999999989</text:p>
              </table:table-cell>
              <table:table-cell office:value-type="float" office:value="0.701910609924256">
                <text:p>0.70191060992425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1999999999989">
                <text:p>7.11999999999989</text:p>
              </table:table-cell>
              <table:table-cell office:value-type="float" office:value="0.694288233206112">
                <text:p>0.69428823320611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2999999999989">
                <text:p>7.12999999999989</text:p>
              </table:table-cell>
              <table:table-cell office:value-type="float" office:value="0.686595665426976">
                <text:p>0.68659566542697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3999999999989">
                <text:p>7.13999999999989</text:p>
              </table:table-cell>
              <table:table-cell office:value-type="float" office:value="0.678833668824519">
                <text:p>0.6788336688245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4999999999989">
                <text:p>7.14999999999989</text:p>
              </table:table-cell>
              <table:table-cell office:value-type="float" office:value="0.671003012655519">
                <text:p>0.67100301265551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5999999999989">
                <text:p>7.15999999999989</text:p>
              </table:table-cell>
              <table:table-cell office:value-type="float" office:value="0.663104473119637">
                <text:p>0.66310447311963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6999999999989">
                <text:p>7.16999999999989</text:p>
              </table:table-cell>
              <table:table-cell office:value-type="float" office:value="0.655138833282489">
                <text:p>0.65513883328248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7999999999989">
                <text:p>7.17999999999989</text:p>
              </table:table-cell>
              <table:table-cell office:value-type="float" office:value="0.647106882998029">
                <text:p>0.64710688299802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18999999999989">
                <text:p>7.18999999999989</text:p>
              </table:table-cell>
              <table:table-cell office:value-type="float" office:value="0.639009418830241">
                <text:p>0.63900941883024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19999999999989">
                <text:p>7.19999999999989</text:p>
              </table:table-cell>
              <table:table-cell office:value-type="float" office:value="0.630847243974153">
                <text:p>0.63084724397415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0999999999989">
                <text:p>7.20999999999989</text:p>
              </table:table-cell>
              <table:table-cell office:value-type="float" office:value="0.622621168176182">
                <text:p>0.62262116817618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1999999999989">
                <text:p>7.21999999999989</text:p>
              </table:table-cell>
              <table:table-cell office:value-type="float" office:value="0.614332007653814">
                <text:p>0.61433200765381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2999999999989">
                <text:p>7.22999999999989</text:p>
              </table:table-cell>
              <table:table-cell office:value-type="float" office:value="0.605980585014628">
                <text:p>0.60598058501462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3999999999989">
                <text:p>7.23999999999989</text:p>
              </table:table-cell>
              <table:table-cell office:value-type="float" office:value="0.597567729174677">
                <text:p>0.59756772917467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4999999999989">
                <text:p>7.24999999999989</text:p>
              </table:table-cell>
              <table:table-cell office:value-type="float" office:value="0.589094275276224">
                <text:p>0.58909427527622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5999999999989">
                <text:p>7.25999999999989</text:p>
              </table:table-cell>
              <table:table-cell office:value-type="float" office:value="0.580561064604854">
                <text:p>0.58056106460485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6999999999989">
                <text:p>7.26999999999989</text:p>
              </table:table-cell>
              <table:table-cell office:value-type="float" office:value="0.571968944505956">
                <text:p>0.5719689445059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7999999999989">
                <text:p>7.27999999999989</text:p>
              </table:table-cell>
              <table:table-cell office:value-type="float" office:value="0.563318768300598">
                <text:p>0.56331876830059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28999999999989">
                <text:p>7.28999999999989</text:p>
              </table:table-cell>
              <table:table-cell office:value-type="float" office:value="0.554611395200789">
                <text:p>0.55461139520078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29999999999989">
                <text:p>7.29999999999989</text:p>
              </table:table-cell>
              <table:table-cell office:value-type="float" office:value="0.54584769022415">
                <text:p>0.5458476902241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0999999999989">
                <text:p>7.30999999999989</text:p>
              </table:table-cell>
              <table:table-cell office:value-type="float" office:value="0.537028524107991">
                <text:p>0.53702852410799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1999999999989">
                <text:p>7.31999999999989</text:p>
              </table:table-cell>
              <table:table-cell office:value-type="float" office:value="0.528154773222809">
                <text:p>0.52815477322280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2999999999989">
                <text:p>7.32999999999989</text:p>
              </table:table-cell>
              <table:table-cell office:value-type="float" office:value="0.519227319485217">
                <text:p>0.51922731948521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3999999999989">
                <text:p>7.33999999999989</text:p>
              </table:table-cell>
              <table:table-cell office:value-type="float" office:value="0.510247050270303">
                <text:p>0.51024705027030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4999999999989">
                <text:p>7.34999999999989</text:p>
              </table:table-cell>
              <table:table-cell office:value-type="float" office:value="0.50121485832344">
                <text:p>0.5012148583234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5999999999989">
                <text:p>7.35999999999989</text:p>
              </table:table-cell>
              <table:table-cell office:value-type="float" office:value="0.49213164167155">
                <text:p>0.4921316416715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6999999999989">
                <text:p>7.36999999999989</text:p>
              </table:table-cell>
              <table:table-cell office:value-type="float" office:value="0.482998303533827">
                <text:p>0.48299830353382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7999999999989">
                <text:p>7.37999999999989</text:p>
              </table:table-cell>
              <table:table-cell office:value-type="float" office:value="0.473815752231938">
                <text:p>0.47381575223193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38999999999989">
                <text:p>7.38999999999989</text:p>
              </table:table-cell>
              <table:table-cell office:value-type="float" office:value="0.464584901099695">
                <text:p>0.46458490109969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39999999999989">
                <text:p>7.39999999999989</text:p>
              </table:table-cell>
              <table:table-cell office:value-type="float" office:value="0.455306668392229">
                <text:p>0.45530666839222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0999999999989">
                <text:p>7.40999999999989</text:p>
              </table:table-cell>
              <table:table-cell office:value-type="float" office:value="0.445981977194653">
                <text:p>0.44598197719465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1999999999989">
                <text:p>7.41999999999989</text:p>
              </table:table-cell>
              <table:table-cell office:value-type="float" office:value="0.436611755330237">
                <text:p>0.43661175533023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2999999999989">
                <text:p>7.42999999999989</text:p>
              </table:table-cell>
              <table:table-cell office:value-type="float" office:value="0.427196935268102">
                <text:p>0.42719693526810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3999999999989">
                <text:p>7.43999999999989</text:p>
              </table:table-cell>
              <table:table-cell office:value-type="float" office:value="0.417738454030435">
                <text:p>0.41773845403043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4999999999989">
                <text:p>7.44999999999989</text:p>
              </table:table-cell>
              <table:table-cell office:value-type="float" office:value="0.40823725309924">
                <text:p>0.4082372530992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5999999999989">
                <text:p>7.45999999999989</text:p>
              </table:table-cell>
              <table:table-cell office:value-type="float" office:value="0.398694278322642">
                <text:p>0.39869427832264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6999999999989">
                <text:p>7.46999999999989</text:p>
              </table:table-cell>
              <table:table-cell office:value-type="float" office:value="0.389110479820735">
                <text:p>0.38911047982073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47999999999989">
                <text:p>7.47999999999989</text:p>
              </table:table-cell>
              <table:table-cell office:value-type="float" office:value="0.379486811890995">
                <text:p>0.37948681189099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48999999999989">
                <text:p>7.48999999999989</text:p>
              </table:table-cell>
              <table:table-cell office:value-type="float" office:value="0.369824232913273">
                <text:p>0.36982423291327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49999999999988">
                <text:p>7.49999999999988</text:p>
              </table:table-cell>
              <table:table-cell office:value-type="float" office:value="0.360123705254362">
                <text:p>0.36012370525436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0999999999988">
                <text:p>7.50999999999988</text:p>
              </table:table-cell>
              <table:table-cell office:value-type="float" office:value="0.35038619517216">
                <text:p>0.3503861951721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1999999999988">
                <text:p>7.51999999999988</text:p>
              </table:table-cell>
              <table:table-cell office:value-type="float" office:value="0.340612672719432">
                <text:p>0.34061267271943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2999999999988">
                <text:p>7.52999999999988</text:p>
              </table:table-cell>
              <table:table-cell office:value-type="float" office:value="0.330804111647187">
                <text:p>0.33080411164718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3999999999988">
                <text:p>7.53999999999988</text:p>
              </table:table-cell>
              <table:table-cell office:value-type="float" office:value="0.32096148930767">
                <text:p>0.3209614893076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4999999999988">
                <text:p>7.54999999999988</text:p>
              </table:table-cell>
              <table:table-cell office:value-type="float" office:value="0.311085786556988">
                <text:p>0.31108578655698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5999999999988">
                <text:p>7.55999999999988</text:p>
              </table:table-cell>
              <table:table-cell office:value-type="float" office:value="0.301177987657376">
                <text:p>0.30117798765737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6999999999988">
                <text:p>7.56999999999988</text:p>
              </table:table-cell>
              <table:table-cell office:value-type="float" office:value="0.291239080179108">
                <text:p>0.29123908017910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57999999999988">
                <text:p>7.57999999999988</text:p>
              </table:table-cell>
              <table:table-cell office:value-type="float" office:value="0.281270054902074">
                <text:p>0.28127005490207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58999999999988">
                <text:p>7.58999999999988</text:p>
              </table:table-cell>
              <table:table-cell office:value-type="float" office:value="0.271271905717022">
                <text:p>0.27127190571702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59999999999988">
                <text:p>7.59999999999988</text:p>
              </table:table-cell>
              <table:table-cell office:value-type="float" office:value="0.26124562952648">
                <text:p>0.2612456295264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0999999999988">
                <text:p>7.60999999999988</text:p>
              </table:table-cell>
              <table:table-cell office:value-type="float" office:value="0.251192226145367">
                <text:p>0.25119222614536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1999999999988">
                <text:p>7.61999999999988</text:p>
              </table:table-cell>
              <table:table-cell office:value-type="float" office:value="0.2411126982013">
                <text:p>0.241112698201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2999999999988">
                <text:p>7.62999999999988</text:p>
              </table:table-cell>
              <table:table-cell office:value-type="float" office:value="0.231008051034619">
                <text:p>0.23100805103461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3999999999988">
                <text:p>7.63999999999988</text:p>
              </table:table-cell>
              <table:table-cell office:value-type="float" office:value="0.220879292598118">
                <text:p>0.22087929259811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4999999999988">
                <text:p>7.64999999999988</text:p>
              </table:table-cell>
              <table:table-cell office:value-type="float" office:value="0.210727433356514">
                <text:p>0.21072743335651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5999999999988">
                <text:p>7.65999999999988</text:p>
              </table:table-cell>
              <table:table-cell office:value-type="float" office:value="0.20055348618565">
                <text:p>0.2005534861856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6999999999988">
                <text:p>7.66999999999988</text:p>
              </table:table-cell>
              <table:table-cell office:value-type="float" office:value="0.19035846627145">
                <text:p>0.1903584662714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7999999999988">
                <text:p>7.67999999999988</text:p>
              </table:table-cell>
              <table:table-cell office:value-type="float" office:value="0.180143391008631">
                <text:p>0.18014339100863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68999999999988">
                <text:p>7.68999999999988</text:p>
              </table:table-cell>
              <table:table-cell office:value-type="float" office:value="0.169909279899186">
                <text:p>0.16990927989918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69999999999988">
                <text:p>7.69999999999988</text:p>
              </table:table-cell>
              <table:table-cell office:value-type="float" office:value="0.159657154450639">
                <text:p>0.15965715445063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0999999999988">
                <text:p>7.70999999999988</text:p>
              </table:table-cell>
              <table:table-cell office:value-type="float" office:value="0.149388038074103">
                <text:p>0.14938803807410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1999999999988">
                <text:p>7.71999999999988</text:p>
              </table:table-cell>
              <table:table-cell office:value-type="float" office:value="0.139102955982122">
                <text:p>0.13910295598212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2999999999988">
                <text:p>7.72999999999988</text:p>
              </table:table-cell>
              <table:table-cell office:value-type="float" office:value="0.128802935086333">
                <text:p>0.12880293508633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3999999999988">
                <text:p>7.73999999999988</text:p>
              </table:table-cell>
              <table:table-cell office:value-type="float" office:value="0.118489003894946">
                <text:p>0.11848900389494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4999999999988">
                <text:p>7.74999999999988</text:p>
              </table:table-cell>
              <table:table-cell office:value-type="float" office:value="0.10816219241005">
                <text:p>0.1081621924100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5999999999988">
                <text:p>7.75999999999988</text:p>
              </table:table-cell>
              <table:table-cell office:value-type="float" office:value="0.0978235320247648">
                <text:p>0.097823532024764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76999999999988">
                <text:p>7.76999999999988</text:p>
              </table:table-cell>
              <table:table-cell office:value-type="float" office:value="0.0874740554202386">
                <text:p>0.087474055420238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77999999999988">
                <text:p>7.77999999999988</text:p>
              </table:table-cell>
              <table:table-cell office:value-type="float" office:value="0.0771147964625099">
                <text:p>0.077114796462509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78999999999988">
                <text:p>7.78999999999988</text:p>
              </table:table-cell>
              <table:table-cell office:value-type="float" office:value="0.0667467900992392">
                <text:p>0.066746790099239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79999999999988">
                <text:p>7.79999999999988</text:p>
              </table:table-cell>
              <table:table-cell office:value-type="float" office:value="0.0563710722563223">
                <text:p>0.056371072256322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0999999999988">
                <text:p>7.80999999999988</text:p>
              </table:table-cell>
              <table:table-cell office:value-type="float" office:value="0.0459886797343954">
                <text:p>0.045988679734395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1999999999988">
                <text:p>7.81999999999988</text:p>
              </table:table-cell>
              <table:table-cell office:value-type="float" office:value="0.0356006501052429">
                <text:p>0.035600650105242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2999999999988">
                <text:p>7.82999999999988</text:p>
              </table:table-cell>
              <table:table-cell office:value-type="float" office:value="0.025208021608117">
                <text:p>0.02520802160811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3999999999988">
                <text:p>7.83999999999988</text:p>
              </table:table-cell>
              <table:table-cell office:value-type="float" office:value="0.0148118330459806">
                <text:p>0.014811833045980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4999999999988">
                <text:p>7.84999999999988</text:p>
              </table:table-cell>
              <table:table-cell office:value-type="float" office:value="0.00441312368168328">
                <text:p>0.0044131236816832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5999999999988">
                <text:p>7.85999999999988</text:p>
              </table:table-cell>
              <table:table-cell office:value-type="float" office:value="-0.0059870668659186">
                <text:p>-0.005987066865918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86999999999988">
                <text:p>7.86999999999988</text:p>
              </table:table-cell>
              <table:table-cell office:value-type="float" office:value="-0.0163876987258886">
                <text:p>-0.016387698725888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87999999999988">
                <text:p>7.87999999999988</text:p>
              </table:table-cell>
              <table:table-cell office:value-type="float" office:value="-0.0267877318791721">
                <text:p>-0.026787731879172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88999999999988">
                <text:p>7.88999999999988</text:p>
              </table:table-cell>
              <table:table-cell office:value-type="float" office:value="-0.0371861262625829">
                <text:p>-0.037186126262582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89999999999988">
                <text:p>7.89999999999988</text:p>
              </table:table-cell>
              <table:table-cell office:value-type="float" office:value="-0.0475818418728059">
                <text:p>-0.047581841872805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0999999999988">
                <text:p>7.90999999999988</text:p>
              </table:table-cell>
              <table:table-cell office:value-type="float" office:value="-0.0579738388704026">
                <text:p>-0.057973838870402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1999999999988">
                <text:p>7.91999999999988</text:p>
              </table:table-cell>
              <table:table-cell office:value-type="float" office:value="-0.068361077683812">
                <text:p>-0.06836107768381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2999999999988">
                <text:p>7.92999999999988</text:p>
              </table:table-cell>
              <table:table-cell office:value-type="float" office:value="-0.0787425191133343">
                <text:p>-0.078742519113334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3999999999988">
                <text:p>7.93999999999988</text:p>
              </table:table-cell>
              <table:table-cell office:value-type="float" office:value="-0.0891171244350883">
                <text:p>-0.089117124435088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4999999999988">
                <text:p>7.94999999999988</text:p>
              </table:table-cell>
              <table:table-cell office:value-type="float" office:value="-0.099483855504931">
                <text:p>-0.09948385550493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5999999999988">
                <text:p>7.95999999999988</text:p>
              </table:table-cell>
              <table:table-cell office:value-type="float" office:value="-0.10984167486233">
                <text:p>-0.1098416748623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96999999999987">
                <text:p>7.96999999999987</text:p>
              </table:table-cell>
              <table:table-cell office:value-type="float" office:value="-0.120189545834179">
                <text:p>-0.12018954583417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97999999999987">
                <text:p>7.97999999999987</text:p>
              </table:table-cell>
              <table:table-cell office:value-type="float" office:value="-0.130526432638541">
                <text:p>-0.13052643263854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.98999999999987">
                <text:p>7.98999999999987</text:p>
              </table:table-cell>
              <table:table-cell office:value-type="float" office:value="-0.14085130048832">
                <text:p>-0.1408513004883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.99999999999987">
                <text:p>7.99999999999987</text:p>
              </table:table-cell>
              <table:table-cell office:value-type="float" office:value="-0.151163115694835">
                <text:p>-0.15116311569483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0999999999987">
                <text:p>8.00999999999987</text:p>
              </table:table-cell>
              <table:table-cell office:value-type="float" office:value="-0.161460845771302">
                <text:p>-0.16146084577130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1999999999987">
                <text:p>8.01999999999987</text:p>
              </table:table-cell>
              <table:table-cell office:value-type="float" office:value="-0.171743459536198">
                <text:p>-0.17174345953619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2999999999987">
                <text:p>8.02999999999987</text:p>
              </table:table-cell>
              <table:table-cell office:value-type="float" office:value="-0.182009927216518">
                <text:p>-0.18200992721651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3999999999987">
                <text:p>8.03999999999987</text:p>
              </table:table-cell>
              <table:table-cell office:value-type="float" office:value="-0.192259220550884">
                <text:p>-0.19225922055088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4999999999987">
                <text:p>8.04999999999987</text:p>
              </table:table-cell>
              <table:table-cell office:value-type="float" office:value="-0.202490312892529">
                <text:p>-0.20249031289252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5999999999987">
                <text:p>8.05999999999987</text:p>
              </table:table-cell>
              <table:table-cell office:value-type="float" office:value="-0.212702179312118">
                <text:p>-0.21270217931211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06999999999987">
                <text:p>8.06999999999987</text:p>
              </table:table-cell>
              <table:table-cell office:value-type="float" office:value="-0.222893796700418">
                <text:p>-0.22289379670041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07999999999987">
                <text:p>8.07999999999987</text:p>
              </table:table-cell>
              <table:table-cell office:value-type="float" office:value="-0.233064143870787">
                <text:p>-0.23306414387078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08999999999987">
                <text:p>8.08999999999987</text:p>
              </table:table-cell>
              <table:table-cell office:value-type="float" office:value="-0.243212201661486">
                <text:p>-0.24321220166148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09999999999987">
                <text:p>8.09999999999987</text:p>
              </table:table-cell>
              <table:table-cell office:value-type="float" office:value="-0.253336953037798">
                <text:p>-0.25333695303779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0999999999987">
                <text:p>8.10999999999987</text:p>
              </table:table-cell>
              <table:table-cell office:value-type="float" office:value="-0.263437383193943">
                <text:p>-0.26343738319394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1999999999987">
                <text:p>8.11999999999987</text:p>
              </table:table-cell>
              <table:table-cell office:value-type="float" office:value="-0.273512479654785">
                <text:p>-0.27351247965478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2999999999987">
                <text:p>8.12999999999987</text:p>
              </table:table-cell>
              <table:table-cell office:value-type="float" office:value="-0.283561232377307">
                <text:p>-0.28356123237730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3999999999987">
                <text:p>8.13999999999987</text:p>
              </table:table-cell>
              <table:table-cell office:value-type="float" office:value="-0.293582633851864">
                <text:p>-0.29358263385186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4999999999987">
                <text:p>8.14999999999987</text:p>
              </table:table-cell>
              <table:table-cell office:value-type="float" office:value="-0.303575679203184">
                <text:p>-0.30357567920318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5999999999987">
                <text:p>8.15999999999987</text:p>
              </table:table-cell>
              <table:table-cell office:value-type="float" office:value="-0.313539366291118">
                <text:p>-0.31353936629111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16999999999987">
                <text:p>8.16999999999987</text:p>
              </table:table-cell>
              <table:table-cell office:value-type="float" office:value="-0.323472695811131">
                <text:p>-0.32347269581113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17999999999987">
                <text:p>8.17999999999987</text:p>
              </table:table-cell>
              <table:table-cell office:value-type="float" office:value="-0.333374671394516">
                <text:p>-0.33337467139451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18999999999987">
                <text:p>8.18999999999987</text:p>
              </table:table-cell>
              <table:table-cell office:value-type="float" office:value="-0.343244299708319">
                <text:p>-0.34324429970831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19999999999987">
                <text:p>8.19999999999987</text:p>
              </table:table-cell>
              <table:table-cell office:value-type="float" office:value="-0.353080590554984">
                <text:p>-0.35308059055498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0999999999987">
                <text:p>8.20999999999987</text:p>
              </table:table-cell>
              <table:table-cell office:value-type="float" office:value="-0.362882556971677">
                <text:p>-0.36288255697167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1999999999987">
                <text:p>8.21999999999987</text:p>
              </table:table-cell>
              <table:table-cell office:value-type="float" office:value="-0.372649215329315">
                <text:p>-0.37264921532931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2999999999987">
                <text:p>8.22999999999987</text:p>
              </table:table-cell>
              <table:table-cell office:value-type="float" office:value="-0.382379585431255">
                <text:p>-0.38237958543125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3999999999987">
                <text:p>8.23999999999987</text:p>
              </table:table-cell>
              <table:table-cell office:value-type="float" office:value="-0.392072690611663">
                <text:p>-0.39207269061166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4999999999987">
                <text:p>8.24999999999987</text:p>
              </table:table-cell>
              <table:table-cell office:value-type="float" office:value="-0.401727557833527">
                <text:p>-0.40172755783352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5999999999987">
                <text:p>8.25999999999987</text:p>
              </table:table-cell>
              <table:table-cell office:value-type="float" office:value="-0.411343217786331">
                <text:p>-0.41134321778633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26999999999987">
                <text:p>8.26999999999987</text:p>
              </table:table-cell>
              <table:table-cell office:value-type="float" office:value="-0.420918704983351">
                <text:p>-0.42091870498335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27999999999987">
                <text:p>8.27999999999987</text:p>
              </table:table-cell>
              <table:table-cell office:value-type="float" office:value="-0.430453057858592">
                <text:p>-0.43045305785859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28999999999987">
                <text:p>8.28999999999987</text:p>
              </table:table-cell>
              <table:table-cell office:value-type="float" office:value="-0.439945318863335">
                <text:p>-0.43994531886333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29999999999987">
                <text:p>8.29999999999987</text:p>
              </table:table-cell>
              <table:table-cell office:value-type="float" office:value="-0.449394534562292">
                <text:p>-0.44939453456229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0999999999987">
                <text:p>8.30999999999987</text:p>
              </table:table-cell>
              <table:table-cell office:value-type="float" office:value="-0.458799755729363">
                <text:p>-0.45879975572936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1999999999987">
                <text:p>8.31999999999987</text:p>
              </table:table-cell>
              <table:table-cell office:value-type="float" office:value="-0.468160037442978">
                <text:p>-0.46816003744297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2999999999987">
                <text:p>8.32999999999987</text:p>
              </table:table-cell>
              <table:table-cell office:value-type="float" office:value="-0.477474439181019">
                <text:p>-0.47747443918101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3999999999987">
                <text:p>8.33999999999987</text:p>
              </table:table-cell>
              <table:table-cell office:value-type="float" office:value="-0.486742024915317">
                <text:p>-0.48674202491531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4999999999987">
                <text:p>8.34999999999987</text:p>
              </table:table-cell>
              <table:table-cell office:value-type="float" office:value="-0.495961863205696">
                <text:p>-0.49596186320569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5999999999987">
                <text:p>8.35999999999987</text:p>
              </table:table-cell>
              <table:table-cell office:value-type="float" office:value="-0.505133027293584">
                <text:p>-0.50513302729358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36999999999987">
                <text:p>8.36999999999987</text:p>
              </table:table-cell>
              <table:table-cell office:value-type="float" office:value="-0.514254595195151">
                <text:p>-0.51425459519515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37999999999987">
                <text:p>8.37999999999987</text:p>
              </table:table-cell>
              <table:table-cell office:value-type="float" office:value="-0.523325649793989">
                <text:p>-0.52332564979398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38999999999987">
                <text:p>8.38999999999987</text:p>
              </table:table-cell>
              <table:table-cell office:value-type="float" office:value="-0.532345278933307">
                <text:p>-0.53234527893330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39999999999987">
                <text:p>8.39999999999987</text:p>
              </table:table-cell>
              <table:table-cell office:value-type="float" office:value="-0.541312575507646">
                <text:p>-0.54131257550764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0999999999987">
                <text:p>8.40999999999987</text:p>
              </table:table-cell>
              <table:table-cell office:value-type="float" office:value="-0.550226637554092">
                <text:p>-0.55022663755409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1999999999987">
                <text:p>8.41999999999987</text:p>
              </table:table-cell>
              <table:table-cell office:value-type="float" office:value="-0.559086568342986">
                <text:p>-0.55908656834298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2999999999987">
                <text:p>8.42999999999987</text:p>
              </table:table-cell>
              <table:table-cell office:value-type="float" office:value="-0.567891476468126">
                <text:p>-0.56789147646812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3999999999986">
                <text:p>8.43999999999986</text:p>
              </table:table-cell>
              <table:table-cell office:value-type="float" office:value="-0.576640475936431">
                <text:p>-0.57664047593643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4999999999986">
                <text:p>8.44999999999986</text:p>
              </table:table-cell>
              <table:table-cell office:value-type="float" office:value="-0.585332686257089">
                <text:p>-0.58533268625708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5999999999986">
                <text:p>8.45999999999986</text:p>
              </table:table-cell>
              <table:table-cell office:value-type="float" office:value="-0.593967232530154">
                <text:p>-0.59396723253015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46999999999986">
                <text:p>8.46999999999986</text:p>
              </table:table-cell>
              <table:table-cell office:value-type="float" office:value="-0.602543245534593">
                <text:p>-0.60254324553459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47999999999986">
                <text:p>8.47999999999986</text:p>
              </table:table-cell>
              <table:table-cell office:value-type="float" office:value="-0.611059861815779">
                <text:p>-0.61105986181577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48999999999986">
                <text:p>8.48999999999986</text:p>
              </table:table-cell>
              <table:table-cell office:value-type="float" office:value="-0.619516223772411">
                <text:p>-0.61951622377241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49999999999986">
                <text:p>8.49999999999986</text:p>
              </table:table-cell>
              <table:table-cell office:value-type="float" office:value="-0.627911479742862">
                <text:p>-0.62791147974286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0999999999986">
                <text:p>8.50999999999986</text:p>
              </table:table-cell>
              <table:table-cell office:value-type="float" office:value="-0.636244784090936">
                <text:p>-0.63624478409093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51999999999986">
                <text:p>8.51999999999986</text:p>
              </table:table-cell>
              <table:table-cell office:value-type="float" office:value="-0.644515297291035">
                <text:p>-0.64451529729103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52999999999986">
                <text:p>8.52999999999986</text:p>
              </table:table-cell>
              <table:table-cell office:value-type="float" office:value="-0.652722186012726">
                <text:p>-0.65272218601272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53999999999986">
                <text:p>8.53999999999986</text:p>
              </table:table-cell>
              <table:table-cell office:value-type="float" office:value="-0.660864623204687">
                <text:p>-0.66086462320468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54999999999986">
                <text:p>8.54999999999986</text:p>
              </table:table-cell>
              <table:table-cell office:value-type="float" office:value="-0.668941788178047">
                <text:p>-0.66894178817804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55999999999986">
                <text:p>8.55999999999986</text:p>
              </table:table-cell>
              <table:table-cell office:value-type="float" office:value="-0.676952866689086">
                <text:p>-0.67695286668908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56999999999986">
                <text:p>8.56999999999986</text:p>
              </table:table-cell>
              <table:table-cell office:value-type="float" office:value="-0.684897051021308">
                <text:p>-0.68489705102130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57999999999986">
                <text:p>8.57999999999986</text:p>
              </table:table-cell>
              <table:table-cell office:value-type="float" office:value="-0.692773540066861">
                <text:p>-0.69277354006686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58999999999986">
                <text:p>8.58999999999986</text:p>
              </table:table-cell>
              <table:table-cell office:value-type="float" office:value="-0.700581539407311">
                <text:p>-0.70058153940731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59999999999986">
                <text:p>8.59999999999986</text:p>
              </table:table-cell>
              <table:table-cell office:value-type="float" office:value="-0.708320261393755">
                <text:p>-0.70832026139375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60999999999986">
                <text:p>8.60999999999986</text:p>
              </table:table-cell>
              <table:table-cell office:value-type="float" office:value="-0.715988925226259">
                <text:p>-0.71598892522625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61999999999986">
                <text:p>8.61999999999986</text:p>
              </table:table-cell>
              <table:table-cell office:value-type="float" office:value="-0.723586757032622">
                <text:p>-0.72358675703262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62999999999986">
                <text:p>8.62999999999986</text:p>
              </table:table-cell>
              <table:table-cell office:value-type="float" office:value="-0.731112989946464">
                <text:p>-0.73111298994646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63999999999986">
                <text:p>8.63999999999986</text:p>
              </table:table-cell>
              <table:table-cell office:value-type="float" office:value="-0.738566864184602">
                <text:p>-0.73856686418460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64999999999986">
                <text:p>8.64999999999986</text:p>
              </table:table-cell>
              <table:table-cell office:value-type="float" office:value="-0.745947627123745">
                <text:p>-0.74594762712374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65999999999986">
                <text:p>8.65999999999986</text:p>
              </table:table-cell>
              <table:table-cell office:value-type="float" office:value="-0.75325453337647">
                <text:p>-0.7532545333764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66999999999986">
                <text:p>8.66999999999986</text:p>
              </table:table-cell>
              <table:table-cell office:value-type="float" office:value="-0.760486844866482">
                <text:p>-0.76048684486648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67999999999986">
                <text:p>8.67999999999986</text:p>
              </table:table-cell>
              <table:table-cell office:value-type="float" office:value="-0.767643830903157">
                <text:p>-0.76764383090315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68999999999986">
                <text:p>8.68999999999986</text:p>
              </table:table-cell>
              <table:table-cell office:value-type="float" office:value="-0.774724768255345">
                <text:p>-0.77472476825534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69999999999986">
                <text:p>8.69999999999986</text:p>
              </table:table-cell>
              <table:table-cell office:value-type="float" office:value="-0.781728941224443">
                <text:p>-0.78172894122444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70999999999986">
                <text:p>8.70999999999986</text:p>
              </table:table-cell>
              <table:table-cell office:value-type="float" office:value="-0.788655641716716">
                <text:p>-0.78865564171671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71999999999986">
                <text:p>8.71999999999986</text:p>
              </table:table-cell>
              <table:table-cell office:value-type="float" office:value="-0.795504169314866">
                <text:p>-0.79550416931486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72999999999986">
                <text:p>8.72999999999986</text:p>
              </table:table-cell>
              <table:table-cell office:value-type="float" office:value="-0.802273831348844">
                <text:p>-0.80227383134884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73999999999986">
                <text:p>8.73999999999986</text:p>
              </table:table-cell>
              <table:table-cell office:value-type="float" office:value="-0.808963942965891">
                <text:p>-0.80896394296589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74999999999986">
                <text:p>8.74999999999986</text:p>
              </table:table-cell>
              <table:table-cell office:value-type="float" office:value="-0.815573827199803">
                <text:p>-0.81557382719980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75999999999986">
                <text:p>8.75999999999986</text:p>
              </table:table-cell>
              <table:table-cell office:value-type="float" office:value="-0.822102815039418">
                <text:p>-0.82210281503941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76999999999986">
                <text:p>8.76999999999986</text:p>
              </table:table-cell>
              <table:table-cell office:value-type="float" office:value="-0.828550245496313">
                <text:p>-0.82855024549631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77999999999986">
                <text:p>8.77999999999986</text:p>
              </table:table-cell>
              <table:table-cell office:value-type="float" office:value="-0.834915465671705">
                <text:p>-0.83491546567170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78999999999986">
                <text:p>8.78999999999986</text:p>
              </table:table-cell>
              <table:table-cell office:value-type="float" office:value="-0.841197830822546">
                <text:p>-0.84119783082254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79999999999986">
                <text:p>8.79999999999986</text:p>
              </table:table-cell>
              <table:table-cell office:value-type="float" office:value="-0.847396704426821">
                <text:p>-0.84739670442682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80999999999986">
                <text:p>8.80999999999986</text:p>
              </table:table-cell>
              <table:table-cell office:value-type="float" office:value="-0.853511458248013">
                <text:p>-0.85351145824801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81999999999986">
                <text:p>8.81999999999986</text:p>
              </table:table-cell>
              <table:table-cell office:value-type="float" office:value="-0.859541472398763">
                <text:p>-0.85954147239876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82999999999986">
                <text:p>8.82999999999986</text:p>
              </table:table-cell>
              <table:table-cell office:value-type="float" office:value="-0.865486135403688">
                <text:p>-0.86548613540368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83999999999986">
                <text:p>8.83999999999986</text:p>
              </table:table-cell>
              <table:table-cell office:value-type="float" office:value="-0.871344844261373">
                <text:p>-0.87134484426137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84999999999986">
                <text:p>8.84999999999986</text:p>
              </table:table-cell>
              <table:table-cell office:value-type="float" office:value="-0.877117004505518">
                <text:p>-0.87711700450551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5999999999986">
                <text:p>8.85999999999986</text:p>
              </table:table-cell>
              <table:table-cell office:value-type="float" office:value="-0.882802030265236">
                <text:p>-0.88280203026523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86999999999986">
                <text:p>8.86999999999986</text:p>
              </table:table-cell>
              <table:table-cell office:value-type="float" office:value="-0.888399344324504">
                <text:p>-0.88839934432450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87999999999986">
                <text:p>8.87999999999986</text:p>
              </table:table-cell>
              <table:table-cell office:value-type="float" office:value="-0.893908378180745">
                <text:p>-0.89390837818074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88999999999986">
                <text:p>8.88999999999986</text:p>
              </table:table-cell>
              <table:table-cell office:value-type="float" office:value="-0.899328572102555">
                <text:p>-0.89932857210255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89999999999986">
                <text:p>8.89999999999986</text:p>
              </table:table-cell>
              <table:table-cell office:value-type="float" office:value="-0.904659375186546">
                <text:p>-0.90465937518654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90999999999985">
                <text:p>8.90999999999985</text:p>
              </table:table-cell>
              <table:table-cell office:value-type="float" office:value="-0.909900245413326">
                <text:p>-0.90990024541332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1999999999985">
                <text:p>8.91999999999985</text:p>
              </table:table-cell>
              <table:table-cell office:value-type="float" office:value="-0.915050649702588">
                <text:p>-0.91505064970258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2999999999985">
                <text:p>8.92999999999985</text:p>
              </table:table-cell>
              <table:table-cell office:value-type="float" office:value="-0.920110063967309">
                <text:p>-0.92011006396730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93999999999985">
                <text:p>8.93999999999985</text:p>
              </table:table-cell>
              <table:table-cell office:value-type="float" office:value="-0.925077973167059">
                <text:p>-0.92507797316705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94999999999985">
                <text:p>8.94999999999985</text:p>
              </table:table-cell>
              <table:table-cell office:value-type="float" office:value="-0.929953871360413">
                <text:p>-0.92995387136041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95999999999985">
                <text:p>8.95999999999985</text:p>
              </table:table-cell>
              <table:table-cell office:value-type="float" office:value="-0.93473726175645">
                <text:p>-0.9347372617564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.96999999999985">
                <text:p>8.96999999999985</text:p>
              </table:table-cell>
              <table:table-cell office:value-type="float" office:value="-0.939427656765351">
                <text:p>-0.93942765676535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.97999999999985">
                <text:p>8.97999999999985</text:p>
              </table:table-cell>
              <table:table-cell office:value-type="float" office:value="-0.944024578048076">
                <text:p>-0.94402457804807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.98999999999985">
                <text:p>8.98999999999985</text:p>
              </table:table-cell>
              <table:table-cell office:value-type="float" office:value="-0.948527556565125">
                <text:p>-0.94852755656512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.99999999999985">
                <text:p>8.99999999999985</text:p>
              </table:table-cell>
              <table:table-cell office:value-type="float" office:value="-0.952936132624369">
                <text:p>-0.95293613262436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00999999999985">
                <text:p>9.00999999999985</text:p>
              </table:table-cell>
              <table:table-cell office:value-type="float" office:value="-0.957249855927957">
                <text:p>-0.95724985592795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01999999999985">
                <text:p>9.01999999999985</text:p>
              </table:table-cell>
              <table:table-cell office:value-type="float" office:value="-0.961468285618282">
                <text:p>-0.96146828561828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02999999999985">
                <text:p>9.02999999999985</text:p>
              </table:table-cell>
              <table:table-cell office:value-type="float" office:value="-0.965590990323014">
                <text:p>-0.96559099032301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03999999999985">
                <text:p>9.03999999999985</text:p>
              </table:table-cell>
              <table:table-cell office:value-type="float" office:value="-0.969617548199184">
                <text:p>-0.96961754819918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04999999999985">
                <text:p>9.04999999999985</text:p>
              </table:table-cell>
              <table:table-cell office:value-type="float" office:value="-0.973547546976323">
                <text:p>-0.97354754697632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05999999999985">
                <text:p>9.05999999999985</text:p>
              </table:table-cell>
              <table:table-cell office:value-type="float" office:value="-0.977380583998641">
                <text:p>-0.97738058399864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06999999999985">
                <text:p>9.06999999999985</text:p>
              </table:table-cell>
              <table:table-cell office:value-type="float" office:value="-0.981116266266261">
                <text:p>-0.98111626626626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07999999999985">
                <text:p>9.07999999999985</text:p>
              </table:table-cell>
              <table:table-cell office:value-type="float" office:value="-0.984754210475482">
                <text:p>-0.98475421047548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08999999999985">
                <text:p>9.08999999999985</text:p>
              </table:table-cell>
              <table:table-cell office:value-type="float" office:value="-0.988294043058076">
                <text:p>-0.98829404305807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09999999999985">
                <text:p>9.09999999999985</text:p>
              </table:table-cell>
              <table:table-cell office:value-type="float" office:value="-0.991735400219623">
                <text:p>-0.99173540021962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10999999999985">
                <text:p>9.10999999999985</text:p>
              </table:table-cell>
              <table:table-cell office:value-type="float" office:value="-0.995077927976864">
                <text:p>-0.99507792797686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11999999999985">
                <text:p>9.11999999999985</text:p>
              </table:table-cell>
              <table:table-cell office:value-type="float" office:value="-0.998321282194082">
                <text:p>-0.99832128219408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12999999999985">
                <text:p>9.12999999999985</text:p>
              </table:table-cell>
              <table:table-cell office:value-type="float" office:value="-1.0014651286185">
                <text:p>-1.001465128618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13999999999985">
                <text:p>9.13999999999985</text:p>
              </table:table-cell>
              <table:table-cell office:value-type="float" office:value="-1.00450914291471">
                <text:p>-1.0045091429147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14999999999985">
                <text:p>9.14999999999985</text:p>
              </table:table-cell>
              <table:table-cell office:value-type="float" office:value="-1.00745301069805">
                <text:p>-1.0074530106980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15999999999985">
                <text:p>9.15999999999985</text:p>
              </table:table-cell>
              <table:table-cell office:value-type="float" office:value="-1.01029642756709">
                <text:p>-1.0102964275670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16999999999985">
                <text:p>9.16999999999985</text:p>
              </table:table-cell>
              <table:table-cell office:value-type="float" office:value="-1.01303909913507">
                <text:p>-1.0130390991350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17999999999985">
                <text:p>9.17999999999985</text:p>
              </table:table-cell>
              <table:table-cell office:value-type="float" office:value="-1.01568074106029">
                <text:p>-1.0156807410602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18999999999985">
                <text:p>9.18999999999985</text:p>
              </table:table-cell>
              <table:table-cell office:value-type="float" office:value="-1.0182210790756">
                <text:p>-1.018221079075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19999999999985">
                <text:p>9.19999999999985</text:p>
              </table:table-cell>
              <table:table-cell office:value-type="float" office:value="-1.0206598490168">
                <text:p>-1.020659849016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20999999999985">
                <text:p>9.20999999999985</text:p>
              </table:table-cell>
              <table:table-cell office:value-type="float" office:value="-1.0229967968501">
                <text:p>-1.022996796850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21999999999985">
                <text:p>9.21999999999985</text:p>
              </table:table-cell>
              <table:table-cell office:value-type="float" office:value="-1.02523167869849">
                <text:p>-1.0252316786984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22999999999985">
                <text:p>9.22999999999985</text:p>
              </table:table-cell>
              <table:table-cell office:value-type="float" office:value="-1.0273642608672">
                <text:p>-1.027364260867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23999999999985">
                <text:p>9.23999999999985</text:p>
              </table:table-cell>
              <table:table-cell office:value-type="float" office:value="-1.02939431986804">
                <text:p>-1.0293943198680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24999999999985">
                <text:p>9.24999999999985</text:p>
              </table:table-cell>
              <table:table-cell office:value-type="float" office:value="-1.03132164244279">
                <text:p>-1.0313216424427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25999999999985">
                <text:p>9.25999999999985</text:p>
              </table:table-cell>
              <table:table-cell office:value-type="float" office:value="-1.03314602558556">
                <text:p>-1.0331460255855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26999999999985">
                <text:p>9.26999999999985</text:p>
              </table:table-cell>
              <table:table-cell office:value-type="float" office:value="-1.03486727656408">
                <text:p>-1.0348672765640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27999999999985">
                <text:p>9.27999999999985</text:p>
              </table:table-cell>
              <table:table-cell office:value-type="float" office:value="-1.03648521294004">
                <text:p>-1.0364852129400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28999999999985">
                <text:p>9.28999999999985</text:p>
              </table:table-cell>
              <table:table-cell office:value-type="float" office:value="-1.03799966258834">
                <text:p>-1.0379996625883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29999999999985">
                <text:p>9.29999999999985</text:p>
              </table:table-cell>
              <table:table-cell office:value-type="float" office:value="-1.03941046371535">
                <text:p>-1.0394104637153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30999999999985">
                <text:p>9.30999999999985</text:p>
              </table:table-cell>
              <table:table-cell office:value-type="float" office:value="-1.04071746487611">
                <text:p>-1.0407174648761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31999999999985">
                <text:p>9.31999999999985</text:p>
              </table:table-cell>
              <table:table-cell office:value-type="float" office:value="-1.04192052499049">
                <text:p>-1.0419205249904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32999999999985">
                <text:p>9.32999999999985</text:p>
              </table:table-cell>
              <table:table-cell office:value-type="float" office:value="-1.04301951335838">
                <text:p>-1.0430195133583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33999999999985">
                <text:p>9.33999999999985</text:p>
              </table:table-cell>
              <table:table-cell office:value-type="float" office:value="-1.04401430967378">
                <text:p>-1.0440143096737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34999999999985">
                <text:p>9.34999999999985</text:p>
              </table:table-cell>
              <table:table-cell office:value-type="float" office:value="-1.04490480403784">
                <text:p>-1.0449048040378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35999999999985">
                <text:p>9.35999999999985</text:p>
              </table:table-cell>
              <table:table-cell office:value-type="float" office:value="-1.04569089697093">
                <text:p>-1.0456908969709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36999999999985">
                <text:p>9.36999999999985</text:p>
              </table:table-cell>
              <table:table-cell office:value-type="float" office:value="-1.04637249942361">
                <text:p>-1.0463724994236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37999999999984">
                <text:p>9.37999999999984</text:p>
              </table:table-cell>
              <table:table-cell office:value-type="float" office:value="-1.0469495327866">
                <text:p>-1.046949532786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38999999999984">
                <text:p>9.38999999999984</text:p>
              </table:table-cell>
              <table:table-cell office:value-type="float" office:value="-1.04742192889965">
                <text:p>-1.0474219288996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39999999999984">
                <text:p>9.39999999999984</text:p>
              </table:table-cell>
              <table:table-cell office:value-type="float" office:value="-1.04778963005942">
                <text:p>-1.0477896300594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40999999999984">
                <text:p>9.40999999999984</text:p>
              </table:table-cell>
              <table:table-cell office:value-type="float" office:value="-1.0480525890263">
                <text:p>-1.048052589026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41999999999984">
                <text:p>9.41999999999984</text:p>
              </table:table-cell>
              <table:table-cell office:value-type="float" office:value="-1.04821076903017">
                <text:p>-1.0482107690301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42999999999984">
                <text:p>9.42999999999984</text:p>
              </table:table-cell>
              <table:table-cell office:value-type="float" office:value="-1.04826414377515">
                <text:p>-1.0482641437751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43999999999984">
                <text:p>9.43999999999984</text:p>
              </table:table-cell>
              <table:table-cell office:value-type="float" office:value="-1.04821269744321">
                <text:p>-1.0482126974432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44999999999984">
                <text:p>9.44999999999984</text:p>
              </table:table-cell>
              <table:table-cell office:value-type="float" office:value="-1.0480564246969">
                <text:p>-1.048056424696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45999999999984">
                <text:p>9.45999999999984</text:p>
              </table:table-cell>
              <table:table-cell office:value-type="float" office:value="-1.04779533068085">
                <text:p>-1.0477953306808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46999999999984">
                <text:p>9.46999999999984</text:p>
              </table:table-cell>
              <table:table-cell office:value-type="float" office:value="-1.04742943102233">
                <text:p>-1.0474294310223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47999999999984">
                <text:p>9.47999999999984</text:p>
              </table:table-cell>
              <table:table-cell office:value-type="float" office:value="-1.04695875183073">
                <text:p>-1.0469587518307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48999999999984">
                <text:p>9.48999999999984</text:p>
              </table:table-cell>
              <table:table-cell office:value-type="float" office:value="-1.04638332969604">
                <text:p>-1.0463833296960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49999999999984">
                <text:p>9.49999999999984</text:p>
              </table:table-cell>
              <table:table-cell office:value-type="float" office:value="-1.04570321168616">
                <text:p>-1.0457032116861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50999999999984">
                <text:p>9.50999999999984</text:p>
              </table:table-cell>
              <table:table-cell office:value-type="float" office:value="-1.04491845534332">
                <text:p>-1.0449184553433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51999999999984">
                <text:p>9.51999999999984</text:p>
              </table:table-cell>
              <table:table-cell office:value-type="float" office:value="-1.0440291286793">
                <text:p>-1.044029128679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52999999999984">
                <text:p>9.52999999999984</text:p>
              </table:table-cell>
              <table:table-cell office:value-type="float" office:value="-1.04303531016975">
                <text:p>-1.0430353101697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53999999999984">
                <text:p>9.53999999999984</text:p>
              </table:table-cell>
              <table:table-cell office:value-type="float" office:value="-1.04193708874734">
                <text:p>-1.0419370887473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54999999999984">
                <text:p>9.54999999999984</text:p>
              </table:table-cell>
              <table:table-cell office:value-type="float" office:value="-1.0407345637939">
                <text:p>-1.040734563793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55999999999984">
                <text:p>9.55999999999984</text:p>
              </table:table-cell>
              <table:table-cell office:value-type="float" office:value="-1.03942784513159">
                <text:p>-1.0394278451315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56999999999984">
                <text:p>9.56999999999984</text:p>
              </table:table-cell>
              <table:table-cell office:value-type="float" office:value="-1.0380170530129">
                <text:p>-1.038017053012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57999999999984">
                <text:p>9.57999999999984</text:p>
              </table:table-cell>
              <table:table-cell office:value-type="float" office:value="-1.0365023181097">
                <text:p>-1.036502318109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58999999999984">
                <text:p>9.58999999999984</text:p>
              </table:table-cell>
              <table:table-cell office:value-type="float" office:value="-1.0348837815012">
                <text:p>-1.034883781501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59999999999984">
                <text:p>9.59999999999984</text:p>
              </table:table-cell>
              <table:table-cell office:value-type="float" office:value="-1.03316159466089">
                <text:p>-1.0331615946608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60999999999984">
                <text:p>9.60999999999984</text:p>
              </table:table-cell>
              <table:table-cell office:value-type="float" office:value="-1.03133591944242">
                <text:p>-1.0313359194424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61999999999984">
                <text:p>9.61999999999984</text:p>
              </table:table-cell>
              <table:table-cell office:value-type="float" office:value="-1.02940692806449">
                <text:p>-1.0294069280644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62999999999984">
                <text:p>9.62999999999984</text:p>
              </table:table-cell>
              <table:table-cell office:value-type="float" office:value="-1.02737480309462">
                <text:p>-1.0273748030946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63999999999984">
                <text:p>9.63999999999984</text:p>
              </table:table-cell>
              <table:table-cell office:value-type="float" office:value="-1.02523973743194">
                <text:p>-1.0252397374319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64999999999984">
                <text:p>9.64999999999984</text:p>
              </table:table-cell>
              <table:table-cell office:value-type="float" office:value="-1.02300193428895">
                <text:p>-1.0230019342889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65999999999984">
                <text:p>9.65999999999984</text:p>
              </table:table-cell>
              <table:table-cell office:value-type="float" office:value="-1.02066160717221">
                <text:p>-1.0206616071722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66999999999984">
                <text:p>9.66999999999984</text:p>
              </table:table-cell>
              <table:table-cell office:value-type="float" office:value="-1.01821897986205">
                <text:p>-1.0182189798620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67999999999984">
                <text:p>9.67999999999984</text:p>
              </table:table-cell>
              <table:table-cell office:value-type="float" office:value="-1.01567428639117">
                <text:p>-1.0156742863911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68999999999984">
                <text:p>9.68999999999984</text:p>
              </table:table-cell>
              <table:table-cell office:value-type="float" office:value="-1.0130277710223">
                <text:p>-1.013027771022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69999999999984">
                <text:p>9.69999999999984</text:p>
              </table:table-cell>
              <table:table-cell office:value-type="float" office:value="-1.0102796882248">
                <text:p>-1.010279688224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70999999999984">
                <text:p>9.70999999999984</text:p>
              </table:table-cell>
              <table:table-cell office:value-type="float" office:value="-1.00743030265019">
                <text:p>-1.0074303026501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71999999999984">
                <text:p>9.71999999999984</text:p>
              </table:table-cell>
              <table:table-cell office:value-type="float" office:value="-1.00447988910676">
                <text:p>-1.0044798891067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72999999999984">
                <text:p>9.72999999999984</text:p>
              </table:table-cell>
              <table:table-cell office:value-type="float" office:value="-1.00142873253307">
                <text:p>-1.0014287325330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73999999999984">
                <text:p>9.73999999999984</text:p>
              </table:table-cell>
              <table:table-cell office:value-type="float" office:value="-0.998277127970463">
                <text:p>-0.99827712797046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74999999999984">
                <text:p>9.74999999999984</text:p>
              </table:table-cell>
              <table:table-cell office:value-type="float" office:value="-0.995025380534605">
                <text:p>-0.99502538053460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75999999999984">
                <text:p>9.75999999999984</text:p>
              </table:table-cell>
              <table:table-cell office:value-type="float" office:value="-0.991673805385949">
                <text:p>-0.99167380538594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76999999999984">
                <text:p>9.76999999999984</text:p>
              </table:table-cell>
              <table:table-cell office:value-type="float" office:value="-0.98822272769924">
                <text:p>-0.9882227276992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77999999999984">
                <text:p>9.77999999999984</text:p>
              </table:table-cell>
              <table:table-cell office:value-type="float" office:value="-0.984672482631992">
                <text:p>-0.98467248263199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78999999999984">
                <text:p>9.78999999999984</text:p>
              </table:table-cell>
              <table:table-cell office:value-type="float" office:value="-0.981023415291975">
                <text:p>-0.98102341529197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79999999999984">
                <text:p>9.79999999999984</text:p>
              </table:table-cell>
              <table:table-cell office:value-type="float" office:value="-0.977275880703694">
                <text:p>-0.97727588070369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80999999999984">
                <text:p>9.80999999999984</text:p>
              </table:table-cell>
              <table:table-cell office:value-type="float" office:value="-0.973430243773884">
                <text:p>-0.97343024377388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81999999999984">
                <text:p>9.81999999999984</text:p>
              </table:table-cell>
              <table:table-cell office:value-type="float" office:value="-0.969486879256004">
                <text:p>-0.96948687925600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82999999999984">
                <text:p>9.82999999999984</text:p>
              </table:table-cell>
              <table:table-cell office:value-type="float" office:value="-0.965446171713746">
                <text:p>-0.96544617171374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83999999999983">
                <text:p>9.83999999999983</text:p>
              </table:table-cell>
              <table:table-cell office:value-type="float" office:value="-0.961308515483563">
                <text:p>-0.96130851548356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84999999999983">
                <text:p>9.84999999999983</text:p>
              </table:table-cell>
              <table:table-cell office:value-type="float" office:value="-0.957074314636208">
                <text:p>-0.95707431463620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85999999999983">
                <text:p>9.85999999999983</text:p>
              </table:table-cell>
              <table:table-cell office:value-type="float" office:value="-0.952743982937305">
                <text:p>-0.95274398293730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86999999999983">
                <text:p>9.86999999999983</text:p>
              </table:table-cell>
              <table:table-cell office:value-type="float" office:value="-0.948317943806938">
                <text:p>-0.94831794380693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87999999999983">
                <text:p>9.87999999999983</text:p>
              </table:table-cell>
              <table:table-cell office:value-type="float" office:value="-0.943796630278278">
                <text:p>-0.94379663027827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88999999999983">
                <text:p>9.88999999999983</text:p>
              </table:table-cell>
              <table:table-cell office:value-type="float" office:value="-0.939180484955237">
                <text:p>-0.93918048495523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89999999999983">
                <text:p>9.89999999999983</text:p>
              </table:table-cell>
              <table:table-cell office:value-type="float" office:value="-0.934469959969168">
                <text:p>-0.93446995996916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0999999999983">
                <text:p>9.90999999999983</text:p>
              </table:table-cell>
              <table:table-cell office:value-type="float" office:value="-0.929665516934603">
                <text:p>-0.92966551693460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.91999999999983">
                <text:p>9.91999999999983</text:p>
              </table:table-cell>
              <table:table-cell office:value-type="float" office:value="-0.924767626904042">
                <text:p>-0.92476762690404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.92999999999983">
                <text:p>9.92999999999983</text:p>
              </table:table-cell>
              <table:table-cell office:value-type="float" office:value="-0.919776770321787">
                <text:p>-0.91977677032178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3999999999983">
                <text:p>9.93999999999983</text:p>
              </table:table-cell>
              <table:table-cell office:value-type="float" office:value="-0.914693436976842">
                <text:p>-0.91469343697684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94999999999983">
                <text:p>9.94999999999983</text:p>
              </table:table-cell>
              <table:table-cell office:value-type="float" office:value="-0.909518125954865">
                <text:p>-0.90951812595486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.95999999999983">
                <text:p>9.95999999999983</text:p>
              </table:table-cell>
              <table:table-cell office:value-type="float" office:value="-0.90425134558919">
                <text:p>-0.9042513455891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.96999999999983">
                <text:p>9.96999999999983</text:p>
              </table:table-cell>
              <table:table-cell office:value-type="float" office:value="-0.898893613410919">
                <text:p>-0.89889361341091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.97999999999983">
                <text:p>9.97999999999983</text:p>
              </table:table-cell>
              <table:table-cell office:value-type="float" office:value="-0.89344545609809">
                <text:p>-0.8934454560980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.98999999999983">
                <text:p>9.98999999999983</text:p>
              </table:table-cell>
              <table:table-cell office:value-type="float" office:value="-0.887907409423919">
                <text:p>-0.88790740942391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9.99999999999983">
                <text:p>9.99999999999983</text:p>
              </table:table-cell>
              <table:table-cell office:value-type="float" office:value="-0.882280018204139">
                <text:p>-0.88228001820413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.0099999999998">
                <text:p>10.0099999999998</text:p>
              </table:table-cell>
              <table:table-cell office:value-type="float" office:value="-0.876563836243416">
                <text:p>-0.87656383624341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.0199999999998">
                <text:p>10.0199999999998</text:p>
              </table:table-cell>
              <table:table-cell office:value-type="float" office:value="-0.870759426280873">
                <text:p>-0.87075942628087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.0299999999998">
                <text:p>10.0299999999998</text:p>
              </table:table-cell>
              <table:table-cell office:value-type="float" office:value="-0.864867359934705">
                <text:p>-0.86486735993470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.0399999999998">
                <text:p>10.0399999999998</text:p>
              </table:table-cell>
              <table:table-cell office:value-type="float" office:value="-0.85888821764591">
                <text:p>-0.8588882176459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.0499999999998">
                <text:p>10.0499999999998</text:p>
              </table:table-cell>
              <table:table-cell office:value-type="float" office:value="-0.852822588621121">
                <text:p>-0.85282258862112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.0599999999998">
                <text:p>10.0599999999998</text:p>
              </table:table-cell>
              <table:table-cell office:value-type="float" office:value="-0.846671070774567">
                <text:p>-0.84667107077456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.0699999999998">
                <text:p>10.0699999999998</text:p>
              </table:table-cell>
              <table:table-cell office:value-type="float" office:value="-0.840434270669152">
                <text:p>-0.84043427066915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.0799999999998">
                <text:p>10.0799999999998</text:p>
              </table:table-cell>
              <table:table-cell office:value-type="float" office:value="-0.834112803456658">
                <text:p>-0.83411280345665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.0899999999998">
                <text:p>10.0899999999998</text:p>
              </table:table-cell>
              <table:table-cell office:value-type="float" office:value="-0.827707292817098">
                <text:p>-0.82770729281709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.0999999999998">
                <text:p>10.0999999999998</text:p>
              </table:table-cell>
              <table:table-cell office:value-type="float" office:value="-0.821218370897193">
                <text:p>-0.82121837089719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.1099999999998">
                <text:p>10.1099999999998</text:p>
              </table:table-cell>
              <table:table-cell office:value-type="float" office:value="-0.814646678248005">
                <text:p>-0.81464667824800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.1199999999998">
                <text:p>10.1199999999998</text:p>
              </table:table-cell>
              <table:table-cell office:value-type="float" office:value="-0.807992863761728">
                <text:p>-0.80799286376172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.1299999999998">
                <text:p>10.1299999999998</text:p>
              </table:table-cell>
              <table:table-cell office:value-type="float" office:value="-0.801257584607626">
                <text:p>-0.80125758460762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.1399999999998">
                <text:p>10.1399999999998</text:p>
              </table:table-cell>
              <table:table-cell office:value-type="float" office:value="-0.794441506167148">
                <text:p>-0.79444150616714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.1499999999998">
                <text:p>10.1499999999998</text:p>
              </table:table-cell>
              <table:table-cell office:value-type="float" office:value="-0.787545301968209">
                <text:p>-0.78754530196820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.1599999999998">
                <text:p>10.1599999999998</text:p>
              </table:table-cell>
              <table:table-cell office:value-type="float" office:value="-0.780569653618653">
                <text:p>-0.78056965361865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.1699999999998">
                <text:p>10.1699999999998</text:p>
              </table:table-cell>
              <table:table-cell office:value-type="float" office:value="-0.773515250738901">
                <text:p>-0.77351525073890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.1799999999998">
                <text:p>10.1799999999998</text:p>
              </table:table-cell>
              <table:table-cell office:value-type="float" office:value="-0.766382790893787">
                <text:p>-0.76638279089378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.1899999999998">
                <text:p>10.1899999999998</text:p>
              </table:table-cell>
              <table:table-cell office:value-type="float" office:value="-0.759172979523599">
                <text:p>-0.75917297952359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.1999999999998">
                <text:p>10.1999999999998</text:p>
              </table:table-cell>
              <table:table-cell office:value-type="float" office:value="-0.751886529874321">
                <text:p>-0.75188652987432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.2099999999998">
                <text:p>10.2099999999998</text:p>
              </table:table-cell>
              <table:table-cell office:value-type="float" office:value="-0.744524162927091">
                <text:p>-0.74452416292709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.2199999999998">
                <text:p>10.2199999999998</text:p>
              </table:table-cell>
              <table:table-cell office:value-type="float" office:value="-0.737086607326874">
                <text:p>-0.73708660732687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.2299999999998">
                <text:p>10.2299999999998</text:p>
              </table:table-cell>
              <table:table-cell office:value-type="float" office:value="-0.729574599310364">
                <text:p>-0.72957459931036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.2399999999998">
                <text:p>10.2399999999998</text:p>
              </table:table-cell>
              <table:table-cell office:value-type="float" office:value="-0.721988882633121">
                <text:p>-0.72198888263312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.2499999999998">
                <text:p>10.2499999999998</text:p>
              </table:table-cell>
              <table:table-cell office:value-type="float" office:value="-0.714330208495948">
                <text:p>-0.71433020849594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.2599999999998">
                <text:p>10.2599999999998</text:p>
              </table:table-cell>
              <table:table-cell office:value-type="float" office:value="-0.70659933547051">
                <text:p>-0.7065993354705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.2699999999998">
                <text:p>10.2699999999998</text:p>
              </table:table-cell>
              <table:table-cell office:value-type="float" office:value="-0.698797029424224">
                <text:p>-0.69879702942422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.2799999999998">
                <text:p>10.2799999999998</text:p>
              </table:table-cell>
              <table:table-cell office:value-type="float" office:value="-0.69092406344439">
                <text:p>-0.6909240634443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.2899999999998">
                <text:p>10.2899999999998</text:p>
              </table:table-cell>
              <table:table-cell office:value-type="float" office:value="-0.682981217761614">
                <text:p>-0.68298121776161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.2999999999998">
                <text:p>10.2999999999998</text:p>
              </table:table-cell>
              <table:table-cell office:value-type="float" office:value="-0.674969279672493">
                <text:p>-0.67496927967249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.3099999999998">
                <text:p>10.3099999999998</text:p>
              </table:table-cell>
              <table:table-cell office:value-type="float" office:value="-0.666889043461597">
                <text:p>-0.66688904346159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.3199999999998">
                <text:p>10.3199999999998</text:p>
              </table:table-cell>
              <table:table-cell office:value-type="float" office:value="-0.658741310322733">
                <text:p>-0.65874131032273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.3299999999998">
                <text:p>10.3299999999998</text:p>
              </table:table-cell>
              <table:table-cell office:value-type="float" office:value="-0.650526888279523">
                <text:p>-0.65052688827952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.3399999999998">
                <text:p>10.3399999999998</text:p>
              </table:table-cell>
              <table:table-cell office:value-type="float" office:value="-0.64224659210528">
                <text:p>-0.6422465921052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.3499999999998">
                <text:p>10.3499999999998</text:p>
              </table:table-cell>
              <table:table-cell office:value-type="float" office:value="-0.63390124324221">
                <text:p>-0.6339012432422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.3599999999998">
                <text:p>10.3599999999998</text:p>
              </table:table-cell>
              <table:table-cell office:value-type="float" office:value="-0.625491669719929">
                <text:p>-0.62549166971992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.3699999999998">
                <text:p>10.3699999999998</text:p>
              </table:table-cell>
              <table:table-cell office:value-type="float" office:value="-0.617018706073324">
                <text:p>-0.61701870607332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.3799999999998">
                <text:p>10.3799999999998</text:p>
              </table:table-cell>
              <table:table-cell office:value-type="float" office:value="-0.608483193259747">
                <text:p>-0.60848319325974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.3899999999998">
                <text:p>10.3899999999998</text:p>
              </table:table-cell>
              <table:table-cell office:value-type="float" office:value="-0.599885978575562">
                <text:p>-0.59988597857556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.3999999999998">
                <text:p>10.3999999999998</text:p>
              </table:table-cell>
              <table:table-cell office:value-type="float" office:value="-0.591227915572052">
                <text:p>-0.59122791557205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.4099999999998">
                <text:p>10.4099999999998</text:p>
              </table:table-cell>
              <table:table-cell office:value-type="float" office:value="-0.582509863970684">
                <text:p>-0.58250986397068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.4199999999998">
                <text:p>10.4199999999998</text:p>
              </table:table-cell>
              <table:table-cell office:value-type="float" office:value="-0.573732689577759">
                <text:p>-0.57373268957775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.4299999999998">
                <text:p>10.4299999999998</text:p>
              </table:table-cell>
              <table:table-cell office:value-type="float" office:value="-0.564897264198437">
                <text:p>-0.56489726419843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.4399999999998">
                <text:p>10.4399999999998</text:p>
              </table:table-cell>
              <table:table-cell office:value-type="float" office:value="-0.556004465550157">
                <text:p>-0.55600446555015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.4499999999998">
                <text:p>10.4499999999998</text:p>
              </table:table-cell>
              <table:table-cell office:value-type="float" office:value="-0.547055177175457">
                <text:p>-0.54705517717545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.4599999999998">
                <text:p>10.4599999999998</text:p>
              </table:table-cell>
              <table:table-cell office:value-type="float" office:value="-0.538050288354202">
                <text:p>-0.53805028835420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.4699999999998">
                <text:p>10.4699999999998</text:p>
              </table:table-cell>
              <table:table-cell office:value-type="float" office:value="-0.52899069401523">
                <text:p>-0.5289906940152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.4799999999998">
                <text:p>10.4799999999998</text:p>
              </table:table-cell>
              <table:table-cell office:value-type="float" office:value="-0.519877294647422">
                <text:p>-0.51987729464742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.4899999999998">
                <text:p>10.4899999999998</text:p>
              </table:table-cell>
              <table:table-cell office:value-type="float" office:value="-0.510710996210213">
                <text:p>-0.51071099621021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.4999999999998">
                <text:p>10.4999999999998</text:p>
              </table:table-cell>
              <table:table-cell office:value-type="float" office:value="-0.501492710043539">
                <text:p>-0.50149271004353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.5099999999998">
                <text:p>10.5099999999998</text:p>
              </table:table-cell>
              <table:table-cell office:value-type="float" office:value="-0.492223352777244">
                <text:p>-0.49222335277724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.5199999999998">
                <text:p>10.5199999999998</text:p>
              </table:table-cell>
              <table:table-cell office:value-type="float" office:value="-0.482903846239944">
                <text:p>-0.48290384623994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.5299999999998">
                <text:p>10.5299999999998</text:p>
              </table:table-cell>
              <table:table-cell office:value-type="float" office:value="-0.473535117367367">
                <text:p>-0.47353511736736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.5399999999998">
                <text:p>10.5399999999998</text:p>
              </table:table-cell>
              <table:table-cell office:value-type="float" office:value="-0.464118098110166">
                <text:p>-0.46411809811016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.5499999999998">
                <text:p>10.5499999999998</text:p>
              </table:table-cell>
              <table:table-cell office:value-type="float" office:value="-0.454653725341228">
                <text:p>-0.45465372534122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.5599999999998">
                <text:p>10.5599999999998</text:p>
              </table:table-cell>
              <table:table-cell office:value-type="float" office:value="-0.445142940762479">
                <text:p>-0.44514294076247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.5699999999998">
                <text:p>10.5699999999998</text:p>
              </table:table-cell>
              <table:table-cell office:value-type="float" office:value="-0.435586690811196">
                <text:p>-0.43558669081119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.5799999999998">
                <text:p>10.5799999999998</text:p>
              </table:table-cell>
              <table:table-cell office:value-type="float" office:value="-0.425985926565837">
                <text:p>-0.42598592656583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.5899999999998">
                <text:p>10.5899999999998</text:p>
              </table:table-cell>
              <table:table-cell office:value-type="float" office:value="-0.416341603651397">
                <text:p>-0.41634160365139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.5999999999998">
                <text:p>10.5999999999998</text:p>
              </table:table-cell>
              <table:table-cell office:value-type="float" office:value="-0.4066546821443">
                <text:p>-0.406654682144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.6099999999998">
                <text:p>10.6099999999998</text:p>
              </table:table-cell>
              <table:table-cell office:value-type="float" office:value="-0.396926126476838">
                <text:p>-0.39692612647683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.6199999999998">
                <text:p>10.6199999999998</text:p>
              </table:table-cell>
              <table:table-cell office:value-type="float" office:value="-0.387156905341161">
                <text:p>-0.38715690534116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.6299999999998">
                <text:p>10.6299999999998</text:p>
              </table:table-cell>
              <table:table-cell office:value-type="float" office:value="-0.377347991592837">
                <text:p>-0.37734799159283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.6399999999998">
                <text:p>10.6399999999998</text:p>
              </table:table-cell>
              <table:table-cell office:value-type="float" office:value="-0.367500362153979">
                <text:p>-0.36750036215397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.6499999999998">
                <text:p>10.6499999999998</text:p>
              </table:table-cell>
              <table:table-cell office:value-type="float" office:value="-0.357614997915961">
                <text:p>-0.35761499791596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.6599999999998">
                <text:p>10.6599999999998</text:p>
              </table:table-cell>
              <table:table-cell office:value-type="float" office:value="-0.347692883641728">
                <text:p>-0.34769288364172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.6699999999998">
                <text:p>10.6699999999998</text:p>
              </table:table-cell>
              <table:table-cell office:value-type="float" office:value="-0.337735007867703">
                <text:p>-0.33773500786770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.6799999999998">
                <text:p>10.6799999999998</text:p>
              </table:table-cell>
              <table:table-cell office:value-type="float" office:value="-0.327742362805315">
                <text:p>-0.32774236280531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.6899999999998">
                <text:p>10.6899999999998</text:p>
              </table:table-cell>
              <table:table-cell office:value-type="float" office:value="-0.317715944242139">
                <text:p>-0.31771594424213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.6999999999998">
                <text:p>10.6999999999998</text:p>
              </table:table-cell>
              <table:table-cell office:value-type="float" office:value="-0.307656751442683">
                <text:p>-0.30765675144268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.7099999999998">
                <text:p>10.7099999999998</text:p>
              </table:table-cell>
              <table:table-cell office:value-type="float" office:value="-0.297565787048803">
                <text:p>-0.29756578704880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.7199999999998">
                <text:p>10.7199999999998</text:p>
              </table:table-cell>
              <table:table-cell office:value-type="float" office:value="-0.287444056979778">
                <text:p>-0.28744405697977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.7299999999998">
                <text:p>10.7299999999998</text:p>
              </table:table-cell>
              <table:table-cell office:value-type="float" office:value="-0.277292570332049">
                <text:p>-0.27729257033204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.7399999999998">
                <text:p>10.7399999999998</text:p>
              </table:table-cell>
              <table:table-cell office:value-type="float" office:value="-0.267112339278622">
                <text:p>-0.26711233927862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.7499999999998">
                <text:p>10.7499999999998</text:p>
              </table:table-cell>
              <table:table-cell office:value-type="float" office:value="-0.256904378968161">
                <text:p>-0.25690437896816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.7599999999998">
                <text:p>10.7599999999998</text:p>
              </table:table-cell>
              <table:table-cell office:value-type="float" office:value="-0.246669707423773">
                <text:p>-0.24666970742377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.7699999999998">
                <text:p>10.7699999999998</text:p>
              </table:table-cell>
              <table:table-cell office:value-type="float" office:value="-0.236409345441487">
                <text:p>-0.23640934544148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.7799999999998">
                <text:p>10.7799999999998</text:p>
              </table:table-cell>
              <table:table-cell office:value-type="float" office:value="-0.22612431648846">
                <text:p>-0.2261243164884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.7899999999998">
                <text:p>10.7899999999998</text:p>
              </table:table-cell>
              <table:table-cell office:value-type="float" office:value="-0.215815646600888">
                <text:p>-0.21581564660088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.7999999999998">
                <text:p>10.7999999999998</text:p>
              </table:table-cell>
              <table:table-cell office:value-type="float" office:value="-0.205484364281667">
                <text:p>-0.20548436428166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.8099999999998">
                <text:p>10.8099999999998</text:p>
              </table:table-cell>
              <table:table-cell office:value-type="float" office:value="-0.195131500397787">
                <text:p>-0.19513150039778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.8199999999998">
                <text:p>10.8199999999998</text:p>
              </table:table-cell>
              <table:table-cell office:value-type="float" office:value="-0.184758088077478">
                <text:p>-0.18475808807747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.8299999999998">
                <text:p>10.8299999999998</text:p>
              </table:table-cell>
              <table:table-cell office:value-type="float" office:value="-0.174365162607129">
                <text:p>-0.17436516260712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.8399999999998">
                <text:p>10.8399999999998</text:p>
              </table:table-cell>
              <table:table-cell office:value-type="float" office:value="-0.163953761327973">
                <text:p>-0.16395376132797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.8499999999998">
                <text:p>10.8499999999998</text:p>
              </table:table-cell>
              <table:table-cell office:value-type="float" office:value="-0.153524923532556">
                <text:p>-0.15352492353255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.8599999999998">
                <text:p>10.8599999999998</text:p>
              </table:table-cell>
              <table:table-cell office:value-type="float" office:value="-0.143079690361006">
                <text:p>-0.14307969036100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.8699999999998">
                <text:p>10.8699999999998</text:p>
              </table:table-cell>
              <table:table-cell office:value-type="float" office:value="-0.132619104697102">
                <text:p>-0.13261910469710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.8799999999998">
                <text:p>10.8799999999998</text:p>
              </table:table-cell>
              <table:table-cell office:value-type="float" office:value="-0.122144211064163">
                <text:p>-0.12214421106416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.8899999999998">
                <text:p>10.8899999999998</text:p>
              </table:table-cell>
              <table:table-cell office:value-type="float" office:value="-0.111656055520754">
                <text:p>-0.11165605552075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.8999999999998">
                <text:p>10.8999999999998</text:p>
              </table:table-cell>
              <table:table-cell office:value-type="float" office:value="-0.101155685556239">
                <text:p>-0.10115568555623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.9099999999998">
                <text:p>10.9099999999998</text:p>
              </table:table-cell>
              <table:table-cell office:value-type="float" office:value="-0.0906441499861714">
                <text:p>-0.090644149986171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.9199999999998">
                <text:p>10.9199999999998</text:p>
              </table:table-cell>
              <table:table-cell office:value-type="float" office:value="-0.0801224988475483">
                <text:p>-0.080122498847548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.9299999999998">
                <text:p>10.9299999999998</text:p>
              </table:table-cell>
              <table:table-cell office:value-type="float" office:value="-0.0695917832939265">
                <text:p>-0.069591783293926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.9399999999998">
                <text:p>10.9399999999998</text:p>
              </table:table-cell>
              <table:table-cell office:value-type="float" office:value="-0.0590530554904201">
                <text:p>-0.059053055490420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.9499999999998">
                <text:p>10.9499999999998</text:p>
              </table:table-cell>
              <table:table-cell office:value-type="float" office:value="-0.0485073685085842">
                <text:p>-0.048507368508584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.9599999999998">
                <text:p>10.9599999999998</text:p>
              </table:table-cell>
              <table:table-cell office:value-type="float" office:value="-0.0379557762211993">
                <text:p>-0.037955776221199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.9699999999998">
                <text:p>10.9699999999998</text:p>
              </table:table-cell>
              <table:table-cell office:value-type="float" office:value="-0.0273993331969635">
                <text:p>-0.027399333196963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.9799999999998">
                <text:p>10.9799999999998</text:p>
              </table:table-cell>
              <table:table-cell office:value-type="float" office:value="-0.0168390945951057">
                <text:p>-0.016839094595105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.9899999999998">
                <text:p>10.9899999999998</text:p>
              </table:table-cell>
              <table:table-cell office:value-type="float" office:value="-0.00627611605992808">
                <text:p>-0.0062761160599280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0.9999999999998">
                <text:p>10.9999999999998</text:p>
              </table:table-cell>
              <table:table-cell office:value-type="float" office:value="0.00428854638470901">
                <text:p>0.0042885463847090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.0099999999998">
                <text:p>11.0099999999998</text:p>
              </table:table-cell>
              <table:table-cell office:value-type="float" office:value="0.0148538364409521">
                <text:p>0.014853836440952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.0199999999998">
                <text:p>11.0199999999998</text:p>
              </table:table-cell>
              <table:table-cell office:value-type="float" office:value="0.0254186976425567">
                <text:p>0.025418697642556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.0299999999998">
                <text:p>11.0299999999998</text:p>
              </table:table-cell>
              <table:table-cell office:value-type="float" office:value="0.0359820734605172">
                <text:p>0.035982073460517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.0399999999998">
                <text:p>11.0399999999998</text:p>
              </table:table-cell>
              <table:table-cell office:value-type="float" office:value="0.0465429074087135">
                <text:p>0.046542907408713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.0499999999998">
                <text:p>11.0499999999998</text:p>
              </table:table-cell>
              <table:table-cell office:value-type="float" office:value="0.0571001431495637">
                <text:p>0.057100143149563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.0599999999998">
                <text:p>11.0599999999998</text:p>
              </table:table-cell>
              <table:table-cell office:value-type="float" office:value="0.067652724599673">
                <text:p>0.06765272459967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.0699999999998">
                <text:p>11.0699999999998</text:p>
              </table:table-cell>
              <table:table-cell office:value-type="float" office:value="0.0781995960354674">
                <text:p>0.078199596035467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.0799999999998">
                <text:p>11.0799999999998</text:p>
              </table:table-cell>
              <table:table-cell office:value-type="float" office:value="0.0887397021988018">
                <text:p>0.088739702198801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.0899999999998">
                <text:p>11.0899999999998</text:p>
              </table:table-cell>
              <table:table-cell office:value-type="float" office:value="0.0992719884025327">
                <text:p>0.099271988402532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.0999999999998">
                <text:p>11.0999999999998</text:p>
              </table:table-cell>
              <table:table-cell office:value-type="float" office:value="0.109795400636044">
                <text:p>0.10979540063604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.1099999999998">
                <text:p>11.1099999999998</text:p>
              </table:table-cell>
              <table:table-cell office:value-type="float" office:value="0.120308885670714">
                <text:p>0.12030888567071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.1199999999998">
                <text:p>11.1199999999998</text:p>
              </table:table-cell>
              <table:table-cell office:value-type="float" office:value="0.130811391165321">
                <text:p>0.13081139116532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.1299999999998">
                <text:p>11.1299999999998</text:p>
              </table:table-cell>
              <table:table-cell office:value-type="float" office:value="0.141301865771362">
                <text:p>0.14130186577136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.1399999999998">
                <text:p>11.1399999999998</text:p>
              </table:table-cell>
              <table:table-cell office:value-type="float" office:value="0.151779259238285">
                <text:p>0.15177925923828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.1499999999998">
                <text:p>11.1499999999998</text:p>
              </table:table-cell>
              <table:table-cell office:value-type="float" office:value="0.162242522518631">
                <text:p>0.16224252251863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.1599999999998">
                <text:p>11.1599999999998</text:p>
              </table:table-cell>
              <table:table-cell office:value-type="float" office:value="0.172690607873054">
                <text:p>0.17269060787305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.1699999999998">
                <text:p>11.1699999999998</text:p>
              </table:table-cell>
              <table:table-cell office:value-type="float" office:value="0.183122468975225">
                <text:p>0.18312246897522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.1799999999998">
                <text:p>11.1799999999998</text:p>
              </table:table-cell>
              <table:table-cell office:value-type="float" office:value="0.193537061016608">
                <text:p>0.19353706101660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.1899999999998">
                <text:p>11.1899999999998</text:p>
              </table:table-cell>
              <table:table-cell office:value-type="float" office:value="0.203933340811094">
                <text:p>0.20393334081109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.1999999999998">
                <text:p>11.1999999999998</text:p>
              </table:table-cell>
              <table:table-cell office:value-type="float" office:value="0.214310266899478">
                <text:p>0.21431026689947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.2099999999998">
                <text:p>11.2099999999998</text:p>
              </table:table-cell>
              <table:table-cell office:value-type="float" office:value="0.224666799653781">
                <text:p>0.22466679965378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.2199999999998">
                <text:p>11.2199999999998</text:p>
              </table:table-cell>
              <table:table-cell office:value-type="float" office:value="0.235001901381394">
                <text:p>0.23500190138139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.2299999999998">
                <text:p>11.2299999999998</text:p>
              </table:table-cell>
              <table:table-cell office:value-type="float" office:value="0.245314536429042">
                <text:p>0.24531453642904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.2399999999998">
                <text:p>11.2399999999998</text:p>
              </table:table-cell>
              <table:table-cell office:value-type="float" office:value="0.255603671286552">
                <text:p>0.25560367128655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.2499999999998">
                <text:p>11.2499999999998</text:p>
              </table:table-cell>
              <table:table-cell office:value-type="float" office:value="0.265868274690419">
                <text:p>0.26586827469041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.2599999999998">
                <text:p>11.2599999999998</text:p>
              </table:table-cell>
              <table:table-cell office:value-type="float" office:value="0.276107317727157">
                <text:p>0.27610731772715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.2699999999998">
                <text:p>11.2699999999998</text:p>
              </table:table-cell>
              <table:table-cell office:value-type="float" office:value="0.286319773936426">
                <text:p>0.28631977393642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.2799999999998">
                <text:p>11.2799999999998</text:p>
              </table:table-cell>
              <table:table-cell office:value-type="float" office:value="0.296504619413922">
                <text:p>0.29650461941392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.2899999999998">
                <text:p>11.2899999999998</text:p>
              </table:table-cell>
              <table:table-cell office:value-type="float" office:value="0.306660832914025">
                <text:p>0.30666083291402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.2999999999998">
                <text:p>11.2999999999998</text:p>
              </table:table-cell>
              <table:table-cell office:value-type="float" office:value="0.316787395952186">
                <text:p>0.31678739595218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.3099999999998">
                <text:p>11.3099999999998</text:p>
              </table:table-cell>
              <table:table-cell office:value-type="float" office:value="0.326883292907056">
                <text:p>0.32688329290705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.3199999999998">
                <text:p>11.3199999999998</text:p>
              </table:table-cell>
              <table:table-cell office:value-type="float" office:value="0.336947511122331">
                <text:p>0.33694751112233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.3299999999998">
                <text:p>11.3299999999998</text:p>
              </table:table-cell>
              <table:table-cell office:value-type="float" office:value="0.346979041008315">
                <text:p>0.34697904100831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.3399999999998">
                <text:p>11.3399999999998</text:p>
              </table:table-cell>
              <table:table-cell office:value-type="float" office:value="0.356976876143186">
                <text:p>0.35697687614318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.3499999999998">
                <text:p>11.3499999999998</text:p>
              </table:table-cell>
              <table:table-cell office:value-type="float" office:value="0.366940013373957">
                <text:p>0.36694001337395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.3599999999998">
                <text:p>11.3599999999998</text:p>
              </table:table-cell>
              <table:table-cell office:value-type="float" office:value="0.376867452917114">
                <text:p>0.37686745291711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.3699999999998">
                <text:p>11.3699999999998</text:p>
              </table:table-cell>
              <table:table-cell office:value-type="float" office:value="0.386758198458933">
                <text:p>0.38675819845893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.3799999999998">
                <text:p>11.3799999999998</text:p>
              </table:table-cell>
              <table:table-cell office:value-type="float" office:value="0.396611257255461">
                <text:p>0.39661125725546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.3899999999998">
                <text:p>11.3899999999998</text:p>
              </table:table-cell>
              <table:table-cell office:value-type="float" office:value="0.406425640232142">
                <text:p>0.40642564023214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.3999999999998">
                <text:p>11.3999999999998</text:p>
              </table:table-cell>
              <table:table-cell office:value-type="float" office:value="0.416200362083098">
                <text:p>0.41620036208309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.4099999999998">
                <text:p>11.4099999999998</text:p>
              </table:table-cell>
              <table:table-cell office:value-type="float" office:value="0.425934441370031">
                <text:p>0.42593444137003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.4199999999998">
                <text:p>11.4199999999998</text:p>
              </table:table-cell>
              <table:table-cell office:value-type="float" office:value="0.435626900620756">
                <text:p>0.43562690062075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.4299999999998">
                <text:p>11.4299999999998</text:p>
              </table:table-cell>
              <table:table-cell office:value-type="float" office:value="0.445276766427343">
                <text:p>0.44527676642734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.4399999999998">
                <text:p>11.4399999999998</text:p>
              </table:table-cell>
              <table:table-cell office:value-type="float" office:value="0.454883069543869">
                <text:p>0.45488306954386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.4499999999998">
                <text:p>11.4499999999998</text:p>
              </table:table-cell>
              <table:table-cell office:value-type="float" office:value="0.464444844983751">
                <text:p>0.46444484498375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.4599999999998">
                <text:p>11.4599999999998</text:p>
              </table:table-cell>
              <table:table-cell office:value-type="float" office:value="0.47396113211668">
                <text:p>0.4739611321166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.4699999999998">
                <text:p>11.4699999999998</text:p>
              </table:table-cell>
              <table:table-cell office:value-type="float" office:value="0.48343097476511">
                <text:p>0.4834309747651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.4799999999998">
                <text:p>11.4799999999998</text:p>
              </table:table-cell>
              <table:table-cell office:value-type="float" office:value="0.492853421300328">
                <text:p>0.49285342130032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.4899999999998">
                <text:p>11.4899999999998</text:p>
              </table:table-cell>
              <table:table-cell office:value-type="float" office:value="0.50222752473807">
                <text:p>0.5022275247380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.4999999999998">
                <text:p>11.4999999999998</text:p>
              </table:table-cell>
              <table:table-cell office:value-type="float" office:value="0.511552342833681">
                <text:p>0.51155234283368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.5099999999998">
                <text:p>11.5099999999998</text:p>
              </table:table-cell>
              <table:table-cell office:value-type="float" office:value="0.520826938176819">
                <text:p>0.52082693817681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.5199999999998">
                <text:p>11.5199999999998</text:p>
              </table:table-cell>
              <table:table-cell office:value-type="float" office:value="0.530050378285674">
                <text:p>0.53005037828567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.5299999999998">
                <text:p>11.5299999999998</text:p>
              </table:table-cell>
              <table:table-cell office:value-type="float" office:value="0.539221735700711">
                <text:p>0.53922173570071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.5399999999998">
                <text:p>11.5399999999998</text:p>
              </table:table-cell>
              <table:table-cell office:value-type="float" office:value="0.548340088077919">
                <text:p>0.54834008807791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.5499999999998">
                <text:p>11.5499999999998</text:p>
              </table:table-cell>
              <table:table-cell office:value-type="float" office:value="0.557404518281557">
                <text:p>0.557404518281557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.5599999999998">
                <text:p>11.5599999999998</text:p>
              </table:table-cell>
              <table:table-cell office:value-type="float" office:value="0.566414114476388">
                <text:p>0.56641411447638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.5699999999998">
                <text:p>11.5699999999998</text:p>
              </table:table-cell>
              <table:table-cell office:value-type="float" office:value="0.57536797021939">
                <text:p>0.5753679702193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.5799999999998">
                <text:p>11.5799999999998</text:p>
              </table:table-cell>
              <table:table-cell office:value-type="float" office:value="0.584265184550945">
                <text:p>0.58426518455094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.5899999999998">
                <text:p>11.5899999999998</text:p>
              </table:table-cell>
              <table:table-cell office:value-type="float" office:value="0.593104862085478">
                <text:p>0.59310486208547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.5999999999998">
                <text:p>11.5999999999998</text:p>
              </table:table-cell>
              <table:table-cell office:value-type="float" office:value="0.601886113101555">
                <text:p>0.60188611310155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.6099999999998">
                <text:p>11.6099999999998</text:p>
              </table:table-cell>
              <table:table-cell office:value-type="float" office:value="0.610608053631424">
                <text:p>0.61060805363142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.6199999999998">
                <text:p>11.6199999999998</text:p>
              </table:table-cell>
              <table:table-cell office:value-type="float" office:value="0.619269805549983">
                <text:p>0.61926980554998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.6299999999998">
                <text:p>11.6299999999998</text:p>
              </table:table-cell>
              <table:table-cell office:value-type="float" office:value="0.627870496663179">
                <text:p>0.62787049666317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.6399999999998">
                <text:p>11.6399999999998</text:p>
              </table:table-cell>
              <table:table-cell office:value-type="float" office:value="0.63640926079582">
                <text:p>0.6364092607958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.6499999999998">
                <text:p>11.6499999999998</text:p>
              </table:table-cell>
              <table:table-cell office:value-type="float" office:value="0.644885237878795">
                <text:p>0.64488523787879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.6599999999998">
                <text:p>11.6599999999998</text:p>
              </table:table-cell>
              <table:table-cell office:value-type="float" office:value="0.65329757403569">
                <text:p>0.6532975740356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.6699999999998">
                <text:p>11.6699999999998</text:p>
              </table:table-cell>
              <table:table-cell office:value-type="float" office:value="0.661645421668797">
                <text:p>0.66164542166879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.6799999999998">
                <text:p>11.6799999999998</text:p>
              </table:table-cell>
              <table:table-cell office:value-type="float" office:value="0.6699279395445">
                <text:p>0.669927939544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.6899999999998">
                <text:p>11.6899999999998</text:p>
              </table:table-cell>
              <table:table-cell office:value-type="float" office:value="0.678144292878037">
                <text:p>0.67814429287803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.6999999999998">
                <text:p>11.6999999999998</text:p>
              </table:table-cell>
              <table:table-cell office:value-type="float" office:value="0.686293653417619">
                <text:p>0.68629365341761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.7099999999998">
                <text:p>11.7099999999998</text:p>
              </table:table-cell>
              <table:table-cell office:value-type="float" office:value="0.694375199527913">
                <text:p>0.69437519952791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.7199999999998">
                <text:p>11.7199999999998</text:p>
              </table:table-cell>
              <table:table-cell office:value-type="float" office:value="0.702388116272866">
                <text:p>0.70238811627286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.7299999999998">
                <text:p>11.7299999999998</text:p>
              </table:table-cell>
              <table:table-cell office:value-type="float" office:value="0.710331595497866">
                <text:p>0.71033159549786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.7399999999998">
                <text:p>11.7399999999998</text:p>
              </table:table-cell>
              <table:table-cell office:value-type="float" office:value="0.718204835911238">
                <text:p>0.71820483591123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.7499999999998">
                <text:p>11.7499999999998</text:p>
              </table:table-cell>
              <table:table-cell office:value-type="float" office:value="0.726007043165061">
                <text:p>0.72600704316506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.7599999999998">
                <text:p>11.7599999999998</text:p>
              </table:table-cell>
              <table:table-cell office:value-type="float" office:value="0.733737429935293">
                <text:p>0.73373742993529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.7699999999998">
                <text:p>11.7699999999998</text:p>
              </table:table-cell>
              <table:table-cell office:value-type="float" office:value="0.741395216001208">
                <text:p>0.74139521600120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.7799999999998">
                <text:p>11.7799999999998</text:p>
              </table:table-cell>
              <table:table-cell office:value-type="float" office:value="0.748979628324129">
                <text:p>0.74897962832412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.7899999999998">
                <text:p>11.7899999999998</text:p>
              </table:table-cell>
              <table:table-cell office:value-type="float" office:value="0.756489901125451">
                <text:p>0.75648990112545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.7999999999998">
                <text:p>11.7999999999998</text:p>
              </table:table-cell>
              <table:table-cell office:value-type="float" office:value="0.76392527596394">
                <text:p>0.7639252759639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.8099999999998">
                <text:p>11.8099999999998</text:p>
              </table:table-cell>
              <table:table-cell office:value-type="float" office:value="0.771285001812316">
                <text:p>0.77128500181231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.8199999999998">
                <text:p>11.8199999999998</text:p>
              </table:table-cell>
              <table:table-cell office:value-type="float" office:value="0.778568335133097">
                <text:p>0.77856833513309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.8299999999998">
                <text:p>11.8299999999998</text:p>
              </table:table-cell>
              <table:table-cell office:value-type="float" office:value="0.785774539953696">
                <text:p>0.78577453995369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.8399999999998">
                <text:p>11.8399999999998</text:p>
              </table:table-cell>
              <table:table-cell office:value-type="float" office:value="0.792902887940781">
                <text:p>0.79290288794078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.8499999999998">
                <text:p>11.8499999999998</text:p>
              </table:table-cell>
              <table:table-cell office:value-type="float" office:value="0.799952658473871">
                <text:p>0.79995265847387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.8599999999998">
                <text:p>11.8599999999998</text:p>
              </table:table-cell>
              <table:table-cell office:value-type="float" office:value="0.806923138718167">
                <text:p>0.80692313871816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.8699999999998">
                <text:p>11.8699999999998</text:p>
              </table:table-cell>
              <table:table-cell office:value-type="float" office:value="0.813813623696616">
                <text:p>0.81381362369661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.8799999999998">
                <text:p>11.8799999999998</text:p>
              </table:table-cell>
              <table:table-cell office:value-type="float" office:value="0.820623416361193">
                <text:p>0.82062341636119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.8899999999998">
                <text:p>11.8899999999998</text:p>
              </table:table-cell>
              <table:table-cell office:value-type="float" office:value="0.827351827663401">
                <text:p>0.82735182766340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.8999999999998">
                <text:p>11.8999999999998</text:p>
              </table:table-cell>
              <table:table-cell office:value-type="float" office:value="0.833998176623972">
                <text:p>0.83399817662397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.9099999999998">
                <text:p>11.9099999999998</text:p>
              </table:table-cell>
              <table:table-cell office:value-type="float" office:value="0.840561790401777">
                <text:p>0.84056179040177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.9199999999998">
                <text:p>11.9199999999998</text:p>
              </table:table-cell>
              <table:table-cell office:value-type="float" office:value="0.847042004361919">
                <text:p>0.84704200436191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.9299999999998">
                <text:p>11.9299999999998</text:p>
              </table:table-cell>
              <table:table-cell office:value-type="float" office:value="0.853438162143021">
                <text:p>0.85343816214302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.9399999999998">
                <text:p>11.9399999999998</text:p>
              </table:table-cell>
              <table:table-cell office:value-type="float" office:value="0.859749615723687">
                <text:p>0.85974961572368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.9499999999998">
                <text:p>11.9499999999998</text:p>
              </table:table-cell>
              <table:table-cell office:value-type="float" office:value="0.865975725488139">
                <text:p>0.86597572548813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.9599999999998">
                <text:p>11.9599999999998</text:p>
              </table:table-cell>
              <table:table-cell office:value-type="float" office:value="0.872115860291019">
                <text:p>0.87211586029101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.9699999999998">
                <text:p>11.9699999999998</text:p>
              </table:table-cell>
              <table:table-cell office:value-type="float" office:value="0.878169397521349">
                <text:p>0.87816939752134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.9799999999998">
                <text:p>11.9799999999998</text:p>
              </table:table-cell>
              <table:table-cell office:value-type="float" office:value="0.884135723165651">
                <text:p>0.88413572316565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.9899999999998">
                <text:p>11.9899999999998</text:p>
              </table:table-cell>
              <table:table-cell office:value-type="float" office:value="0.8900142318702">
                <text:p>0.890014231870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1.9999999999998">
                <text:p>11.9999999999998</text:p>
              </table:table-cell>
              <table:table-cell office:value-type="float" office:value="0.895804327002433">
                <text:p>0.89580432700243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.0099999999998">
                <text:p>12.0099999999998</text:p>
              </table:table-cell>
              <table:table-cell office:value-type="float" office:value="0.901505420711479">
                <text:p>0.90150542071147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.0199999999998">
                <text:p>12.0199999999998</text:p>
              </table:table-cell>
              <table:table-cell office:value-type="float" office:value="0.907116933987824">
                <text:p>0.90711693398782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.0299999999998">
                <text:p>12.0299999999998</text:p>
              </table:table-cell>
              <table:table-cell office:value-type="float" office:value="0.912638296722099">
                <text:p>0.91263829672209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.0399999999998">
                <text:p>12.0399999999998</text:p>
              </table:table-cell>
              <table:table-cell office:value-type="float" office:value="0.918068947762975">
                <text:p>0.91806894776297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.0499999999998">
                <text:p>12.0499999999998</text:p>
              </table:table-cell>
              <table:table-cell office:value-type="float" office:value="0.923408334974178">
                <text:p>0.92340833497417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.0599999999998">
                <text:p>12.0599999999998</text:p>
              </table:table-cell>
              <table:table-cell office:value-type="float" office:value="0.928655915290605">
                <text:p>0.92865591529060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.0699999999998">
                <text:p>12.0699999999998</text:p>
              </table:table-cell>
              <table:table-cell office:value-type="float" office:value="0.933811154773535">
                <text:p>0.93381115477353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.0799999999998">
                <text:p>12.0799999999998</text:p>
              </table:table-cell>
              <table:table-cell office:value-type="float" office:value="0.938873528664936">
                <text:p>0.93887352866493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.0899999999998">
                <text:p>12.0899999999998</text:p>
              </table:table-cell>
              <table:table-cell office:value-type="float" office:value="0.943842521440859">
                <text:p>0.94384252144085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.0999999999998">
                <text:p>12.0999999999998</text:p>
              </table:table-cell>
              <table:table-cell office:value-type="float" office:value="0.948717626863916">
                <text:p>0.94871762686391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.1099999999998">
                <text:p>12.1099999999998</text:p>
              </table:table-cell>
              <table:table-cell office:value-type="float" office:value="0.953498348034828">
                <text:p>0.95349834803482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.1199999999998">
                <text:p>12.1199999999998</text:p>
              </table:table-cell>
              <table:table-cell office:value-type="float" office:value="0.958184197443055">
                <text:p>0.95818419744305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.1299999999998">
                <text:p>12.1299999999998</text:p>
              </table:table-cell>
              <table:table-cell office:value-type="float" office:value="0.962774697016478">
                <text:p>0.96277469701647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.1399999999998">
                <text:p>12.1399999999998</text:p>
              </table:table-cell>
              <table:table-cell office:value-type="float" office:value="0.967269378170156">
                <text:p>0.96726937817015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.1499999999998">
                <text:p>12.1499999999998</text:p>
              </table:table-cell>
              <table:table-cell office:value-type="float" office:value="0.971667781854133">
                <text:p>0.97166778185413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.1599999999998">
                <text:p>12.1599999999998</text:p>
              </table:table-cell>
              <table:table-cell office:value-type="float" office:value="0.975969458600293">
                <text:p>0.97596945860029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.1699999999998">
                <text:p>12.1699999999998</text:p>
              </table:table-cell>
              <table:table-cell office:value-type="float" office:value="0.980173968568268">
                <text:p>0.98017396856826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.1799999999998">
                <text:p>12.1799999999998</text:p>
              </table:table-cell>
              <table:table-cell office:value-type="float" office:value="0.984280881590382">
                <text:p>0.98428088159038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.1899999999998">
                <text:p>12.1899999999998</text:p>
              </table:table-cell>
              <table:table-cell office:value-type="float" office:value="0.98828977721564">
                <text:p>0.9882897772156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.1999999999998">
                <text:p>12.1999999999998</text:p>
              </table:table-cell>
              <table:table-cell office:value-type="float" office:value="0.992200244752739">
                <text:p>0.99220024475273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.2099999999998">
                <text:p>12.2099999999998</text:p>
              </table:table-cell>
              <table:table-cell office:value-type="float" office:value="0.996011883312116">
                <text:p>0.99601188331211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.2199999999998">
                <text:p>12.2199999999998</text:p>
              </table:table-cell>
              <table:table-cell office:value-type="float" office:value="0.999724301847018">
                <text:p>0.99972430184701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.2299999999998">
                <text:p>12.2299999999998</text:p>
              </table:table-cell>
              <table:table-cell office:value-type="float" office:value="1.00333711919359">
                <text:p>1.0033371191935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.2399999999998">
                <text:p>12.2399999999998</text:p>
              </table:table-cell>
              <table:table-cell office:value-type="float" office:value="1.00684996410997">
                <text:p>1.0068499641099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.2499999999998">
                <text:p>12.2499999999998</text:p>
              </table:table-cell>
              <table:table-cell office:value-type="float" office:value="1.01026247531444">
                <text:p>1.0102624753144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.2599999999998">
                <text:p>12.2599999999998</text:p>
              </table:table-cell>
              <table:table-cell office:value-type="float" office:value="1.0135743015225">
                <text:p>1.013574301522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.2699999999998">
                <text:p>12.2699999999998</text:p>
              </table:table-cell>
              <table:table-cell office:value-type="float" office:value="1.01678510148302">
                <text:p>1.0167851014830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.2799999999998">
                <text:p>12.2799999999998</text:p>
              </table:table-cell>
              <table:table-cell office:value-type="float" office:value="1.01989454401339">
                <text:p>1.0198945440133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.2899999999998">
                <text:p>12.2899999999998</text:p>
              </table:table-cell>
              <table:table-cell office:value-type="float" office:value="1.02290230803362">
                <text:p>1.0229023080336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.2999999999998">
                <text:p>12.2999999999998</text:p>
              </table:table-cell>
              <table:table-cell office:value-type="float" office:value="1.02580808259944">
                <text:p>1.0258080825994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.3099999999998">
                <text:p>12.3099999999998</text:p>
              </table:table-cell>
              <table:table-cell office:value-type="float" office:value="1.02861156693446">
                <text:p>1.0286115669344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.3199999999998">
                <text:p>12.3199999999998</text:p>
              </table:table-cell>
              <table:table-cell office:value-type="float" office:value="1.03131247046122">
                <text:p>1.0313124704612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.3299999999998">
                <text:p>12.3299999999998</text:p>
              </table:table-cell>
              <table:table-cell office:value-type="float" office:value="1.03391051283128">
                <text:p>1.0339105128312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.3399999999998">
                <text:p>12.3399999999998</text:p>
              </table:table-cell>
              <table:table-cell office:value-type="float" office:value="1.0364054239543">
                <text:p>1.036405423954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.3499999999998">
                <text:p>12.3499999999998</text:p>
              </table:table-cell>
              <table:table-cell office:value-type="float" office:value="1.03879694402604">
                <text:p>1.0387969440260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.3599999999998">
                <text:p>12.3599999999998</text:p>
              </table:table-cell>
              <table:table-cell office:value-type="float" office:value="1.04108482355538">
                <text:p>1.04108482355538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.3699999999998">
                <text:p>12.3699999999998</text:p>
              </table:table-cell>
              <table:table-cell office:value-type="float" office:value="1.04326882339032">
                <text:p>1.0432688233903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.3799999999998">
                <text:p>12.3799999999998</text:p>
              </table:table-cell>
              <table:table-cell office:value-type="float" office:value="1.0453487147429">
                <text:p>1.045348714742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.3899999999998">
                <text:p>12.3899999999998</text:p>
              </table:table-cell>
              <table:table-cell office:value-type="float" office:value="1.04732427921314">
                <text:p>1.0473242792131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.3999999999998">
                <text:p>12.3999999999998</text:p>
              </table:table-cell>
              <table:table-cell office:value-type="float" office:value="1.04919530881191">
                <text:p>1.0491953088119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.4099999999998">
                <text:p>12.4099999999998</text:p>
              </table:table-cell>
              <table:table-cell office:value-type="float" office:value="1.05096160598276">
                <text:p>1.0509616059827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.4199999999998">
                <text:p>12.4199999999998</text:p>
              </table:table-cell>
              <table:table-cell office:value-type="float" office:value="1.05262298362273">
                <text:p>1.0526229836227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.4299999999998">
                <text:p>12.4299999999998</text:p>
              </table:table-cell>
              <table:table-cell office:value-type="float" office:value="1.0541792651021">
                <text:p>1.054179265102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.4399999999998">
                <text:p>12.4399999999998</text:p>
              </table:table-cell>
              <table:table-cell office:value-type="float" office:value="1.0556302842831">
                <text:p>1.055630284283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.4499999999998">
                <text:p>12.4499999999998</text:p>
              </table:table-cell>
              <table:table-cell office:value-type="float" office:value="1.0569758855376">
                <text:p>1.056975885537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.4599999999998">
                <text:p>12.4599999999998</text:p>
              </table:table-cell>
              <table:table-cell office:value-type="float" office:value="1.05821592376367">
                <text:p>1.0582159237636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.4699999999998">
                <text:p>12.4699999999998</text:p>
              </table:table-cell>
              <table:table-cell office:value-type="float" office:value="1.05935026440118">
                <text:p>1.0593502644011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.4799999999998">
                <text:p>12.4799999999998</text:p>
              </table:table-cell>
              <table:table-cell office:value-type="float" office:value="1.06037878344632">
                <text:p>1.0603787834463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.4899999999998">
                <text:p>12.4899999999998</text:p>
              </table:table-cell>
              <table:table-cell office:value-type="float" office:value="1.06130136746502">
                <text:p>1.06130136746502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.4999999999998">
                <text:p>12.4999999999998</text:p>
              </table:table-cell>
              <table:table-cell office:value-type="float" office:value="1.06211791360537">
                <text:p>1.0621179136053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.5099999999998">
                <text:p>12.5099999999998</text:p>
              </table:table-cell>
              <table:table-cell office:value-type="float" office:value="1.06282832960898">
                <text:p>1.0628283296089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.5199999999998">
                <text:p>12.5199999999998</text:p>
              </table:table-cell>
              <table:table-cell office:value-type="float" office:value="1.06343253382122">
                <text:p>1.0634325338212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.5299999999998">
                <text:p>12.5299999999998</text:p>
              </table:table-cell>
              <table:table-cell office:value-type="float" office:value="1.06393045520051">
                <text:p>1.0639304552005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.5399999999998">
                <text:p>12.5399999999998</text:p>
              </table:table-cell>
              <table:table-cell office:value-type="float" office:value="1.06432203332641">
                <text:p>1.0643220333264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.5499999999998">
                <text:p>12.5499999999998</text:p>
              </table:table-cell>
              <table:table-cell office:value-type="float" office:value="1.06460721840679">
                <text:p>1.0646072184067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.5599999999998">
                <text:p>12.5599999999998</text:p>
              </table:table-cell>
              <table:table-cell office:value-type="float" office:value="1.06478597128384">
                <text:p>1.0647859712838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.5699999999998">
                <text:p>12.5699999999998</text:p>
              </table:table-cell>
              <table:table-cell office:value-type="float" office:value="1.06485826343905">
                <text:p>1.0648582634390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.5799999999998">
                <text:p>12.5799999999998</text:p>
              </table:table-cell>
              <table:table-cell office:value-type="float" office:value="1.06482407699713">
                <text:p>1.0648240769971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.5899999999998">
                <text:p>12.5899999999998</text:p>
              </table:table-cell>
              <table:table-cell office:value-type="float" office:value="1.06468340472887">
                <text:p>1.0646834047288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.5999999999998">
                <text:p>12.5999999999998</text:p>
              </table:table-cell>
              <table:table-cell office:value-type="float" office:value="1.06443625005291">
                <text:p>1.06443625005291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.6099999999998">
                <text:p>12.6099999999998</text:p>
              </table:table-cell>
              <table:table-cell office:value-type="float" office:value="1.06408262703647">
                <text:p>1.0640826270364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.6199999999998">
                <text:p>12.6199999999998</text:p>
              </table:table-cell>
              <table:table-cell office:value-type="float" office:value="1.06362256039503">
                <text:p>1.0636225603950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.6299999999998">
                <text:p>12.6299999999998</text:p>
              </table:table-cell>
              <table:table-cell office:value-type="float" office:value="1.06305608549089">
                <text:p>1.0630560854908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.6399999999998">
                <text:p>12.6399999999998</text:p>
              </table:table-cell>
              <table:table-cell office:value-type="float" office:value="1.06238324833071">
                <text:p>1.0623832483307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.6499999999998">
                <text:p>12.6499999999998</text:p>
              </table:table-cell>
              <table:table-cell office:value-type="float" office:value="1.06160410556197">
                <text:p>1.0616041055619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.6599999999998">
                <text:p>12.6599999999998</text:p>
              </table:table-cell>
              <table:table-cell office:value-type="float" office:value="1.06071872446841">
                <text:p>1.0607187244684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.6699999999998">
                <text:p>12.6699999999998</text:p>
              </table:table-cell>
              <table:table-cell office:value-type="float" office:value="1.05972718296428">
                <text:p>1.0597271829642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.6799999999998">
                <text:p>12.6799999999998</text:p>
              </table:table-cell>
              <table:table-cell office:value-type="float" office:value="1.05862956958772">
                <text:p>1.0586295695877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.6899999999998">
                <text:p>12.6899999999998</text:p>
              </table:table-cell>
              <table:table-cell office:value-type="float" office:value="1.05742598349285">
                <text:p>1.0574259834928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.6999999999998">
                <text:p>12.6999999999998</text:p>
              </table:table-cell>
              <table:table-cell office:value-type="float" office:value="1.05611653444103">
                <text:p>1.0561165344410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.7099999999998">
                <text:p>12.7099999999998</text:p>
              </table:table-cell>
              <table:table-cell office:value-type="float" office:value="1.05470134279085">
                <text:p>1.0547013427908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.7199999999998">
                <text:p>12.7199999999998</text:p>
              </table:table-cell>
              <table:table-cell office:value-type="float" office:value="1.05318053948724">
                <text:p>1.0531805394872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.7299999999998">
                <text:p>12.7299999999998</text:p>
              </table:table-cell>
              <table:table-cell office:value-type="float" office:value="1.05155426604934">
                <text:p>1.0515542660493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.7399999999998">
                <text:p>12.7399999999998</text:p>
              </table:table-cell>
              <table:table-cell office:value-type="float" office:value="1.04982267455749">
                <text:p>1.0498226745574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.7499999999998">
                <text:p>12.7499999999998</text:p>
              </table:table-cell>
              <table:table-cell office:value-type="float" office:value="1.04798592763904">
                <text:p>1.0479859276390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.7599999999998">
                <text:p>12.7599999999998</text:p>
              </table:table-cell>
              <table:table-cell office:value-type="float" office:value="1.04604419845314">
                <text:p>1.0460441984531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.7699999999998">
                <text:p>12.7699999999998</text:p>
              </table:table-cell>
              <table:table-cell office:value-type="float" office:value="1.04399767067447">
                <text:p>1.0439976706744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.7799999999998">
                <text:p>12.7799999999998</text:p>
              </table:table-cell>
              <table:table-cell office:value-type="float" office:value="1.04184653847595">
                <text:p>1.0418465384759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.7899999999998">
                <text:p>12.7899999999998</text:p>
              </table:table-cell>
              <table:table-cell office:value-type="float" office:value="1.03959100651037">
                <text:p>1.0395910065103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.7999999999998">
                <text:p>12.7999999999998</text:p>
              </table:table-cell>
              <table:table-cell office:value-type="float" office:value="1.03723128989094">
                <text:p>1.0372312898909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.8099999999998">
                <text:p>12.8099999999998</text:p>
              </table:table-cell>
              <table:table-cell office:value-type="float" office:value="1.03476761417086">
                <text:p>1.0347676141708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.8199999999998">
                <text:p>12.8199999999998</text:p>
              </table:table-cell>
              <table:table-cell office:value-type="float" office:value="1.03220021532179">
                <text:p>1.0322002153217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.8299999999998">
                <text:p>12.8299999999998</text:p>
              </table:table-cell>
              <table:table-cell office:value-type="float" office:value="1.0295293397113">
                <text:p>1.029529339711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.8399999999998">
                <text:p>12.8399999999998</text:p>
              </table:table-cell>
              <table:table-cell office:value-type="float" office:value="1.02675524407928">
                <text:p>1.0267552440792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.8499999999998">
                <text:p>12.8499999999998</text:p>
              </table:table-cell>
              <table:table-cell office:value-type="float" office:value="1.02387819551329">
                <text:p>1.0238781955132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.8599999999998">
                <text:p>12.8599999999998</text:p>
              </table:table-cell>
              <table:table-cell office:value-type="float" office:value="1.02089847142289">
                <text:p>1.0208984714228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.8699999999998">
                <text:p>12.8699999999998</text:p>
              </table:table-cell>
              <table:table-cell office:value-type="float" office:value="1.01781635951294">
                <text:p>1.0178163595129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.8799999999998">
                <text:p>12.8799999999998</text:p>
              </table:table-cell>
              <table:table-cell office:value-type="float" office:value="1.01463215775585">
                <text:p>1.0146321577558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.8899999999998">
                <text:p>12.8899999999998</text:p>
              </table:table-cell>
              <table:table-cell office:value-type="float" office:value="1.01134617436281">
                <text:p>1.0113461743628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.8999999999998">
                <text:p>12.8999999999998</text:p>
              </table:table-cell>
              <table:table-cell office:value-type="float" office:value="1.00795872775399">
                <text:p>1.0079587277539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.9099999999998">
                <text:p>12.9099999999998</text:p>
              </table:table-cell>
              <table:table-cell office:value-type="float" office:value="1.00447014652773">
                <text:p>1.0044701465277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.9199999999998">
                <text:p>12.9199999999998</text:p>
              </table:table-cell>
              <table:table-cell office:value-type="float" office:value="1.0008807694287">
                <text:p>1.000880769428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.9299999999998">
                <text:p>12.9299999999998</text:p>
              </table:table-cell>
              <table:table-cell office:value-type="float" office:value="0.997190945315019">
                <text:p>0.99719094531501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.9399999999998">
                <text:p>12.9399999999998</text:p>
              </table:table-cell>
              <table:table-cell office:value-type="float" office:value="0.993401033124392">
                <text:p>0.99340103312439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.9499999999998">
                <text:p>12.9499999999998</text:p>
              </table:table-cell>
              <table:table-cell office:value-type="float" office:value="0.989511401839235">
                <text:p>0.98951140183923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.9599999999998">
                <text:p>12.9599999999998</text:p>
              </table:table-cell>
              <table:table-cell office:value-type="float" office:value="0.985522430450764">
                <text:p>0.98552243045076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.9699999999998">
                <text:p>12.9699999999998</text:p>
              </table:table-cell>
              <table:table-cell office:value-type="float" office:value="0.98143450792211">
                <text:p>0.9814345079221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.9799999999998">
                <text:p>12.9799999999998</text:p>
              </table:table-cell>
              <table:table-cell office:value-type="float" office:value="0.977248033150411">
                <text:p>0.97724803315041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2.9899999999998">
                <text:p>12.9899999999998</text:p>
              </table:table-cell>
              <table:table-cell office:value-type="float" office:value="0.972963414927919">
                <text:p>0.97296341492791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2.9999999999998">
                <text:p>12.9999999999998</text:p>
              </table:table-cell>
              <table:table-cell office:value-type="float" office:value="0.968581071902113">
                <text:p>0.96858107190211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.0099999999998">
                <text:p>13.0099999999998</text:p>
              </table:table-cell>
              <table:table-cell office:value-type="float" office:value="0.964101432534813">
                <text:p>0.96410143253481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.0199999999998">
                <text:p>13.0199999999998</text:p>
              </table:table-cell>
              <table:table-cell office:value-type="float" office:value="0.959524935060324">
                <text:p>0.95952493506032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.0299999999998">
                <text:p>13.0299999999998</text:p>
              </table:table-cell>
              <table:table-cell office:value-type="float" office:value="0.954852027442581">
                <text:p>0.95485202744258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.0399999999998">
                <text:p>13.0399999999998</text:p>
              </table:table-cell>
              <table:table-cell office:value-type="float" office:value="0.950083167331332">
                <text:p>0.95008316733133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.0499999999998">
                <text:p>13.0499999999998</text:p>
              </table:table-cell>
              <table:table-cell office:value-type="float" office:value="0.945218822017339">
                <text:p>0.94521882201733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.0599999999998">
                <text:p>13.0599999999998</text:p>
              </table:table-cell>
              <table:table-cell office:value-type="float" office:value="0.940259468386612">
                <text:p>0.94025946838661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.0699999999998">
                <text:p>13.0699999999998</text:p>
              </table:table-cell>
              <table:table-cell office:value-type="float" office:value="0.935205592873684">
                <text:p>0.93520559287368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.0799999999998">
                <text:p>13.0799999999998</text:p>
              </table:table-cell>
              <table:table-cell office:value-type="float" office:value="0.930057691413917">
                <text:p>0.93005769141391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.0899999999998">
                <text:p>13.0899999999998</text:p>
              </table:table-cell>
              <table:table-cell office:value-type="float" office:value="0.924816269394863">
                <text:p>0.92481626939486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.0999999999998">
                <text:p>13.0999999999998</text:p>
              </table:table-cell>
              <table:table-cell office:value-type="float" office:value="0.919481841606667">
                <text:p>0.91948184160666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.1099999999998">
                <text:p>13.1099999999998</text:p>
              </table:table-cell>
              <table:table-cell office:value-type="float" office:value="0.914054932191532">
                <text:p>0.91405493219153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.1199999999998">
                <text:p>13.1199999999998</text:p>
              </table:table-cell>
              <table:table-cell office:value-type="float" office:value="0.908536074592237">
                <text:p>0.908536074592237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.1299999999998">
                <text:p>13.1299999999998</text:p>
              </table:table-cell>
              <table:table-cell office:value-type="float" office:value="0.902925811499722">
                <text:p>0.90292581149972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.1399999999998">
                <text:p>13.1399999999998</text:p>
              </table:table-cell>
              <table:table-cell office:value-type="float" office:value="0.897224694799748">
                <text:p>0.89722469479974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.1499999999998">
                <text:p>13.1499999999998</text:p>
              </table:table-cell>
              <table:table-cell office:value-type="float" office:value="0.891433285518624">
                <text:p>0.89143328551862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.1599999999998">
                <text:p>13.1599999999998</text:p>
              </table:table-cell>
              <table:table-cell office:value-type="float" office:value="0.88555215376802">
                <text:p>0.8855521537680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.1699999999998">
                <text:p>13.1699999999998</text:p>
              </table:table-cell>
              <table:table-cell office:value-type="float" office:value="0.879581878688864">
                <text:p>0.87958187868886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.1799999999998">
                <text:p>13.1799999999998</text:p>
              </table:table-cell>
              <table:table-cell office:value-type="float" office:value="0.873523048394331">
                <text:p>0.87352304839433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.1899999999998">
                <text:p>13.1899999999998</text:p>
              </table:table-cell>
              <table:table-cell office:value-type="float" office:value="0.867376259911929">
                <text:p>0.86737625991192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.1999999999998">
                <text:p>13.1999999999998</text:p>
              </table:table-cell>
              <table:table-cell office:value-type="float" office:value="0.861142119124689">
                <text:p>0.86114211912468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.2099999999998">
                <text:p>13.2099999999998</text:p>
              </table:table-cell>
              <table:table-cell office:value-type="float" office:value="0.854821240711456">
                <text:p>0.85482124071145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.2199999999998">
                <text:p>13.2199999999998</text:p>
              </table:table-cell>
              <table:table-cell office:value-type="float" office:value="0.848414248086312">
                <text:p>0.84841424808631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.2299999999998">
                <text:p>13.2299999999998</text:p>
              </table:table-cell>
              <table:table-cell office:value-type="float" office:value="0.841921773337096">
                <text:p>0.84192177333709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.2399999999998">
                <text:p>13.2399999999998</text:p>
              </table:table-cell>
              <table:table-cell office:value-type="float" office:value="0.835344457163071">
                <text:p>0.83534445716307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.2499999999998">
                <text:p>13.2499999999998</text:p>
              </table:table-cell>
              <table:table-cell office:value-type="float" office:value="0.828682948811713">
                <text:p>0.82868294881171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.2599999999998">
                <text:p>13.2599999999998</text:p>
              </table:table-cell>
              <table:table-cell office:value-type="float" office:value="0.821937906014639">
                <text:p>0.82193790601463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.2699999999998">
                <text:p>13.2699999999998</text:p>
              </table:table-cell>
              <table:table-cell office:value-type="float" office:value="0.815109994922683">
                <text:p>0.81510999492268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.2799999999998">
                <text:p>13.2799999999998</text:p>
              </table:table-cell>
              <table:table-cell office:value-type="float" office:value="0.808199890040126">
                <text:p>0.80819989004012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.2899999999998">
                <text:p>13.2899999999998</text:p>
              </table:table-cell>
              <table:table-cell office:value-type="float" office:value="0.801208274158077">
                <text:p>0.801208274158077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.2999999999998">
                <text:p>13.2999999999998</text:p>
              </table:table-cell>
              <table:table-cell office:value-type="float" office:value="0.794135838287024">
                <text:p>0.79413583828702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.3099999999998">
                <text:p>13.3099999999998</text:p>
              </table:table-cell>
              <table:table-cell office:value-type="float" office:value="0.786983281588554">
                <text:p>0.78698328158855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.3199999999998">
                <text:p>13.3199999999998</text:p>
              </table:table-cell>
              <table:table-cell office:value-type="float" office:value="0.779751311306257">
                <text:p>0.779751311306257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.3299999999998">
                <text:p>13.3299999999998</text:p>
              </table:table-cell>
              <table:table-cell office:value-type="float" office:value="0.7724406426958">
                <text:p>0.7724406426958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.3399999999998">
                <text:p>13.3399999999998</text:p>
              </table:table-cell>
              <table:table-cell office:value-type="float" office:value="0.765051998954213">
                <text:p>0.76505199895421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.3499999999998">
                <text:p>13.3499999999998</text:p>
              </table:table-cell>
              <table:table-cell office:value-type="float" office:value="0.757586111148356">
                <text:p>0.75758611114835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.3599999999998">
                <text:p>13.3599999999998</text:p>
              </table:table-cell>
              <table:table-cell office:value-type="float" office:value="0.750043718142603">
                <text:p>0.75004371814260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.3699999999998">
                <text:p>13.3699999999998</text:p>
              </table:table-cell>
              <table:table-cell office:value-type="float" office:value="0.742425566525736">
                <text:p>0.74242556652573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.3799999999998">
                <text:p>13.3799999999998</text:p>
              </table:table-cell>
              <table:table-cell office:value-type="float" office:value="0.734732410537055">
                <text:p>0.73473241053705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.3899999999998">
                <text:p>13.3899999999998</text:p>
              </table:table-cell>
              <table:table-cell office:value-type="float" office:value="0.726965011991721">
                <text:p>0.72696501199172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.3999999999998">
                <text:p>13.3999999999998</text:p>
              </table:table-cell>
              <table:table-cell office:value-type="float" office:value="0.719124140205333">
                <text:p>0.71912414020533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.4099999999998">
                <text:p>13.4099999999998</text:p>
              </table:table-cell>
              <table:table-cell office:value-type="float" office:value="0.711210571917747">
                <text:p>0.71121057191774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.4199999999998">
                <text:p>13.4199999999998</text:p>
              </table:table-cell>
              <table:table-cell office:value-type="float" office:value="0.703225091216139">
                <text:p>0.70322509121613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.4299999999998">
                <text:p>13.4299999999998</text:p>
              </table:table-cell>
              <table:table-cell office:value-type="float" office:value="0.69516848945734">
                <text:p>0.6951684894573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.4399999999998">
                <text:p>13.4399999999998</text:p>
              </table:table-cell>
              <table:table-cell office:value-type="float" office:value="0.687041565189419">
                <text:p>0.68704156518941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.4499999999998">
                <text:p>13.4499999999998</text:p>
              </table:table-cell>
              <table:table-cell office:value-type="float" office:value="0.678845124072553">
                <text:p>0.67884512407255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.4599999999998">
                <text:p>13.4599999999998</text:p>
              </table:table-cell>
              <table:table-cell office:value-type="float" office:value="0.670579978799168">
                <text:p>0.670579978799168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.4699999999998">
                <text:p>13.4699999999998</text:p>
              </table:table-cell>
              <table:table-cell office:value-type="float" office:value="0.662246949013375">
                <text:p>0.66224694901337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.4799999999998">
                <text:p>13.4799999999998</text:p>
              </table:table-cell>
              <table:table-cell office:value-type="float" office:value="0.653846861229702">
                <text:p>0.65384686122970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.4899999999998">
                <text:p>13.4899999999998</text:p>
              </table:table-cell>
              <table:table-cell office:value-type="float" office:value="0.645380548751129">
                <text:p>0.64538054875112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.4999999999998">
                <text:p>13.4999999999998</text:p>
              </table:table-cell>
              <table:table-cell office:value-type="float" office:value="0.636848851586432">
                <text:p>0.63684885158643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.5099999999998">
                <text:p>13.5099999999998</text:p>
              </table:table-cell>
              <table:table-cell office:value-type="float" office:value="0.62825261636686">
                <text:p>0.6282526163668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.5199999999998">
                <text:p>13.5199999999998</text:p>
              </table:table-cell>
              <table:table-cell office:value-type="float" office:value="0.619592696262129">
                <text:p>0.61959269626212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.5299999999998">
                <text:p>13.5299999999998</text:p>
              </table:table-cell>
              <table:table-cell office:value-type="float" office:value="0.610869950895762">
                <text:p>0.61086995089576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.5399999999998">
                <text:p>13.5399999999998</text:p>
              </table:table-cell>
              <table:table-cell office:value-type="float" office:value="0.602085246259768">
                <text:p>0.602085246259768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.5499999999998">
                <text:p>13.5499999999998</text:p>
              </table:table-cell>
              <table:table-cell office:value-type="float" office:value="0.593239454628685">
                <text:p>0.59323945462868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.5599999999998">
                <text:p>13.5599999999998</text:p>
              </table:table-cell>
              <table:table-cell office:value-type="float" office:value="0.584333454472976">
                <text:p>0.58433345447297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.5699999999998">
                <text:p>13.5699999999998</text:p>
              </table:table-cell>
              <table:table-cell office:value-type="float" office:value="0.575368130371804">
                <text:p>0.57536813037180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.5799999999998">
                <text:p>13.5799999999998</text:p>
              </table:table-cell>
              <table:table-cell office:value-type="float" office:value="0.566344372925185">
                <text:p>0.56634437292518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.5899999999998">
                <text:p>13.5899999999998</text:p>
              </table:table-cell>
              <table:table-cell office:value-type="float" office:value="0.557263078665528">
                <text:p>0.55726307866552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.5999999999998">
                <text:p>13.5999999999998</text:p>
              </table:table-cell>
              <table:table-cell office:value-type="float" office:value="0.548125149968579">
                <text:p>0.54812514996857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.6099999999998">
                <text:p>13.6099999999998</text:p>
              </table:table-cell>
              <table:table-cell office:value-type="float" office:value="0.538931494963764">
                <text:p>0.53893149496376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.6199999999998">
                <text:p>13.6199999999998</text:p>
              </table:table-cell>
              <table:table-cell office:value-type="float" office:value="0.529683027443952">
                <text:p>0.52968302744395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.6299999999998">
                <text:p>13.6299999999998</text:p>
              </table:table-cell>
              <table:table-cell office:value-type="float" office:value="0.520380666774643">
                <text:p>0.52038066677464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.6399999999998">
                <text:p>13.6399999999998</text:p>
              </table:table-cell>
              <table:table-cell office:value-type="float" office:value="0.51102533780259">
                <text:p>0.5110253378025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.6499999999998">
                <text:p>13.6499999999998</text:p>
              </table:table-cell>
              <table:table-cell office:value-type="float" office:value="0.501617970763859">
                <text:p>0.50161797076385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.6599999999998">
                <text:p>13.6599999999998</text:p>
              </table:table-cell>
              <table:table-cell office:value-type="float" office:value="0.492159501191348">
                <text:p>0.492159501191348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.6699999999998">
                <text:p>13.6699999999998</text:p>
              </table:table-cell>
              <table:table-cell office:value-type="float" office:value="0.482650869821761">
                <text:p>0.48265086982176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.6799999999998">
                <text:p>13.6799999999998</text:p>
              </table:table-cell>
              <table:table-cell office:value-type="float" office:value="0.473093022502055">
                <text:p>0.47309302250205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.6899999999998">
                <text:p>13.6899999999998</text:p>
              </table:table-cell>
              <table:table-cell office:value-type="float" office:value="0.463486910095366">
                <text:p>0.463486910095366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.6999999999998">
                <text:p>13.6999999999998</text:p>
              </table:table-cell>
              <table:table-cell office:value-type="float" office:value="0.453833488386428">
                <text:p>0.453833488386428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.7099999999998">
                <text:p>13.7099999999998</text:p>
              </table:table-cell>
              <table:table-cell office:value-type="float" office:value="0.444133717986479">
                <text:p>0.44413371798647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.7199999999998">
                <text:p>13.7199999999998</text:p>
              </table:table-cell>
              <table:table-cell office:value-type="float" office:value="0.434388564237693">
                <text:p>0.43438856423769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.7299999999998">
                <text:p>13.7299999999998</text:p>
              </table:table-cell>
              <table:table-cell office:value-type="float" office:value="0.424598997117107">
                <text:p>0.424598997117107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.7399999999998">
                <text:p>13.7399999999998</text:p>
              </table:table-cell>
              <table:table-cell office:value-type="float" office:value="0.414765991140098">
                <text:p>0.41476599114009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.7499999999998">
                <text:p>13.7499999999998</text:p>
              </table:table-cell>
              <table:table-cell office:value-type="float" office:value="0.404890525263377">
                <text:p>0.40489052526337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.7599999999998">
                <text:p>13.7599999999998</text:p>
              </table:table-cell>
              <table:table-cell office:value-type="float" office:value="0.394973582787542">
                <text:p>0.39497358278754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.7699999999998">
                <text:p>13.7699999999998</text:p>
              </table:table-cell>
              <table:table-cell office:value-type="float" office:value="0.38501615125918">
                <text:p>0.3850161512591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.7799999999998">
                <text:p>13.7799999999998</text:p>
              </table:table-cell>
              <table:table-cell office:value-type="float" office:value="0.37501922237254">
                <text:p>0.3750192223725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.7899999999998">
                <text:p>13.7899999999998</text:p>
              </table:table-cell>
              <table:table-cell office:value-type="float" office:value="0.364983791870774">
                <text:p>0.36498379187077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.7999999999998">
                <text:p>13.7999999999998</text:p>
              </table:table-cell>
              <table:table-cell office:value-type="float" office:value="0.354910859446771">
                <text:p>0.35491085944677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.8099999999998">
                <text:p>13.8099999999998</text:p>
              </table:table-cell>
              <table:table-cell office:value-type="float" office:value="0.344801428643581">
                <text:p>0.34480142864358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.8199999999998">
                <text:p>13.8199999999998</text:p>
              </table:table-cell>
              <table:table-cell office:value-type="float" office:value="0.334656506754446">
                <text:p>0.33465650675444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.8299999999998">
                <text:p>13.8299999999998</text:p>
              </table:table-cell>
              <table:table-cell office:value-type="float" office:value="0.324477104722446">
                <text:p>0.32447710472244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.8399999999998">
                <text:p>13.8399999999998</text:p>
              </table:table-cell>
              <table:table-cell office:value-type="float" office:value="0.314264237039771">
                <text:p>0.31426423703977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.8499999999998">
                <text:p>13.8499999999998</text:p>
              </table:table-cell>
              <table:table-cell office:value-type="float" office:value="0.304018921646624">
                <text:p>0.30401892164662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.8599999999997">
                <text:p>13.8599999999997</text:p>
              </table:table-cell>
              <table:table-cell office:value-type="float" office:value="0.293742179829773">
                <text:p>0.29374217982977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.8699999999998">
                <text:p>13.8699999999998</text:p>
              </table:table-cell>
              <table:table-cell office:value-type="float" office:value="0.283435036120757">
                <text:p>0.28343503612075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.8799999999997">
                <text:p>13.8799999999997</text:p>
              </table:table-cell>
              <table:table-cell office:value-type="float" office:value="0.273098518193759">
                <text:p>0.27309851819375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.8899999999998">
                <text:p>13.8899999999998</text:p>
              </table:table-cell>
              <table:table-cell office:value-type="float" office:value="0.262733656763148">
                <text:p>0.262733656763148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.8999999999997">
                <text:p>13.8999999999997</text:p>
              </table:table-cell>
              <table:table-cell office:value-type="float" office:value="0.252341485480718">
                <text:p>0.25234148548071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.9099999999997">
                <text:p>13.9099999999997</text:p>
              </table:table-cell>
              <table:table-cell office:value-type="float" office:value="0.241923040832611">
                <text:p>0.24192304083261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.9199999999997">
                <text:p>13.9199999999997</text:p>
              </table:table-cell>
              <table:table-cell office:value-type="float" office:value="0.231479362035957">
                <text:p>0.23147936203595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.9299999999997">
                <text:p>13.9299999999997</text:p>
              </table:table-cell>
              <table:table-cell office:value-type="float" office:value="0.221011490935219">
                <text:p>0.22101149093521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.9399999999997">
                <text:p>13.9399999999997</text:p>
              </table:table-cell>
              <table:table-cell office:value-type="float" office:value="0.210520471898278">
                <text:p>0.21052047189827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.9499999999997">
                <text:p>13.9499999999997</text:p>
              </table:table-cell>
              <table:table-cell office:value-type="float" office:value="0.200007351712243">
                <text:p>0.200007351712243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.9599999999997">
                <text:p>13.9599999999997</text:p>
              </table:table-cell>
              <table:table-cell office:value-type="float" office:value="0.189473179479018">
                <text:p>0.18947317947901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.9699999999997">
                <text:p>13.9699999999997</text:p>
              </table:table-cell>
              <table:table-cell office:value-type="float" office:value="0.178919006510622">
                <text:p>0.17891900651062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.9799999999997">
                <text:p>13.9799999999997</text:p>
              </table:table-cell>
              <table:table-cell office:value-type="float" office:value="0.168345886224278">
                <text:p>0.16834588622427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3.9899999999997">
                <text:p>13.9899999999997</text:p>
              </table:table-cell>
              <table:table-cell office:value-type="float" office:value="0.157754874037284">
                <text:p>0.15775487403728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3.9999999999997">
                <text:p>13.9999999999997</text:p>
              </table:table-cell>
              <table:table-cell office:value-type="float" office:value="0.147147027261666">
                <text:p>0.14714702726166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.0099999999997">
                <text:p>14.0099999999997</text:p>
              </table:table-cell>
              <table:table-cell office:value-type="float" office:value="0.136523404998645">
                <text:p>0.13652340499864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.0199999999997">
                <text:p>14.0199999999997</text:p>
              </table:table-cell>
              <table:table-cell office:value-type="float" office:value="0.125885068032898">
                <text:p>0.12588506803289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.0299999999997">
                <text:p>14.0299999999997</text:p>
              </table:table-cell>
              <table:table-cell office:value-type="float" office:value="0.115233078726651">
                <text:p>0.11523307872665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.0399999999997">
                <text:p>14.0399999999997</text:p>
              </table:table-cell>
              <table:table-cell office:value-type="float" office:value="0.104568500913601">
                <text:p>0.10456850091360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.0499999999997">
                <text:p>14.0499999999997</text:p>
              </table:table-cell>
              <table:table-cell office:value-type="float" office:value="0.0938923997926775">
                <text:p>0.093892399792677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.0599999999997">
                <text:p>14.0599999999997</text:p>
              </table:table-cell>
              <table:table-cell office:value-type="float" office:value="0.0832058418216631">
                <text:p>0.083205841821663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.0699999999997">
                <text:p>14.0699999999997</text:p>
              </table:table-cell>
              <table:table-cell office:value-type="float" office:value="0.0725098946106694">
                <text:p>0.072509894610669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.0799999999997">
                <text:p>14.0799999999997</text:p>
              </table:table-cell>
              <table:table-cell office:value-type="float" office:value="0.0618056268154936">
                <text:p>0.0618056268154936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.0899999999997">
                <text:p>14.0899999999997</text:p>
              </table:table-cell>
              <table:table-cell office:value-type="float" office:value="0.0510941080308567">
                <text:p>0.0510941080308567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.0999999999997">
                <text:p>14.0999999999997</text:p>
              </table:table-cell>
              <table:table-cell office:value-type="float" office:value="0.0403764086835382">
                <text:p>0.040376408683538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.1099999999997">
                <text:p>14.1099999999997</text:p>
              </table:table-cell>
              <table:table-cell office:value-type="float" office:value="0.0296535999254167">
                <text:p>0.0296535999254167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.1199999999997">
                <text:p>14.1199999999997</text:p>
              </table:table-cell>
              <table:table-cell office:value-type="float" office:value="0.0189267535264268">
                <text:p>0.018926753526426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.1299999999997">
                <text:p>14.1299999999997</text:p>
              </table:table-cell>
              <table:table-cell office:value-type="float" office:value="0.00819694176744437">
                <text:p>0.00819694176744437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.1399999999997">
                <text:p>14.1399999999997</text:p>
              </table:table-cell>
              <table:table-cell office:value-type="float" office:value="-0.00253476266689071">
                <text:p>-0.0025347626668907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.1499999999997">
                <text:p>14.1499999999997</text:p>
              </table:table-cell>
              <table:table-cell office:value-type="float" office:value="-0.0132672867954025">
                <text:p>-0.013267286795402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.1599999999997">
                <text:p>14.1599999999997</text:p>
              </table:table-cell>
              <table:table-cell office:value-type="float" office:value="-0.0239995574476477">
                <text:p>-0.023999557447647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.1699999999997">
                <text:p>14.1699999999997</text:p>
              </table:table-cell>
              <table:table-cell office:value-type="float" office:value="-0.0347305013712132">
                <text:p>-0.034730501371213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.1799999999997">
                <text:p>14.1799999999997</text:p>
              </table:table-cell>
              <table:table-cell office:value-type="float" office:value="-0.0454590453390341">
                <text:p>-0.045459045339034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.1899999999997">
                <text:p>14.1899999999997</text:p>
              </table:table-cell>
              <table:table-cell office:value-type="float" office:value="-0.0561841162567178">
                <text:p>-0.056184116256717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.1999999999997">
                <text:p>14.1999999999997</text:p>
              </table:table-cell>
              <table:table-cell office:value-type="float" office:value="-0.0669046412698676">
                <text:p>-0.0669046412698676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.2099999999997">
                <text:p>14.2099999999997</text:p>
              </table:table-cell>
              <table:table-cell office:value-type="float" office:value="-0.0776195478713917">
                <text:p>-0.077619547871391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.2199999999997">
                <text:p>14.2199999999997</text:p>
              </table:table-cell>
              <table:table-cell office:value-type="float" office:value="-0.0883277640087888">
                <text:p>-0.088327764008788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.2299999999997">
                <text:p>14.2299999999997</text:p>
              </table:table-cell>
              <table:table-cell office:value-type="float" office:value="-0.0990282181913988">
                <text:p>-0.099028218191398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.2399999999997">
                <text:p>14.2399999999997</text:p>
              </table:table-cell>
              <table:table-cell office:value-type="float" office:value="-0.109719839597608">
                <text:p>-0.10971983959760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.2499999999997">
                <text:p>14.2499999999997</text:p>
              </table:table-cell>
              <table:table-cell office:value-type="float" office:value="-0.120401558181998">
                <text:p>-0.12040155818199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.2599999999997">
                <text:p>14.2599999999997</text:p>
              </table:table-cell>
              <table:table-cell office:value-type="float" office:value="-0.131072304782428">
                <text:p>-0.131072304782428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.2699999999997">
                <text:p>14.2699999999997</text:p>
              </table:table-cell>
              <table:table-cell office:value-type="float" office:value="-0.14173101122704">
                <text:p>-0.1417310112270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.2799999999997">
                <text:p>14.2799999999997</text:p>
              </table:table-cell>
              <table:table-cell office:value-type="float" office:value="-0.152376610441174">
                <text:p>-0.15237661044117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.2899999999997">
                <text:p>14.2899999999997</text:p>
              </table:table-cell>
              <table:table-cell office:value-type="float" office:value="-0.163008036554185">
                <text:p>-0.16300803655418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.2999999999997">
                <text:p>14.2999999999997</text:p>
              </table:table-cell>
              <table:table-cell office:value-type="float" office:value="-0.173624225006152">
                <text:p>-0.17362422500615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.3099999999997">
                <text:p>14.3099999999997</text:p>
              </table:table-cell>
              <table:table-cell office:value-type="float" office:value="-0.184224112654464">
                <text:p>-0.18422411265446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.3199999999997">
                <text:p>14.3199999999997</text:p>
              </table:table-cell>
              <table:table-cell office:value-type="float" office:value="-0.194806637880274">
                <text:p>-0.19480663788027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.3299999999997">
                <text:p>14.3299999999997</text:p>
              </table:table-cell>
              <table:table-cell office:value-type="float" office:value="-0.20537074069482">
                <text:p>-0.2053707406948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.3399999999997">
                <text:p>14.3399999999997</text:p>
              </table:table-cell>
              <table:table-cell office:value-type="float" office:value="-0.215915362845577">
                <text:p>-0.21591536284557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.3499999999997">
                <text:p>14.3499999999997</text:p>
              </table:table-cell>
              <table:table-cell office:value-type="float" office:value="-0.226439447922265">
                <text:p>-0.22643944792226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.3599999999997">
                <text:p>14.3599999999997</text:p>
              </table:table-cell>
              <table:table-cell office:value-type="float" office:value="-0.236941941462669">
                <text:p>-0.23694194146266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.3699999999997">
                <text:p>14.3699999999997</text:p>
              </table:table-cell>
              <table:table-cell office:value-type="float" office:value="-0.24742179105828">
                <text:p>-0.2474217910582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.3799999999997">
                <text:p>14.3799999999997</text:p>
              </table:table-cell>
              <table:table-cell office:value-type="float" office:value="-0.257877946459745">
                <text:p>-0.25787794645974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.3899999999997">
                <text:p>14.3899999999997</text:p>
              </table:table-cell>
              <table:table-cell office:value-type="float" office:value="-0.268309359682104">
                <text:p>-0.26830935968210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.3999999999997">
                <text:p>14.3999999999997</text:p>
              </table:table-cell>
              <table:table-cell office:value-type="float" office:value="-0.278714985109817">
                <text:p>-0.27871498510981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.4099999999997">
                <text:p>14.4099999999997</text:p>
              </table:table-cell>
              <table:table-cell office:value-type="float" office:value="-0.289093779601562">
                <text:p>-0.28909377960156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.4199999999997">
                <text:p>14.4199999999997</text:p>
              </table:table-cell>
              <table:table-cell office:value-type="float" office:value="-0.299444702594796">
                <text:p>-0.29944470259479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.4299999999997">
                <text:p>14.4299999999997</text:p>
              </table:table-cell>
              <table:table-cell office:value-type="float" office:value="-0.30976671621007">
                <text:p>-0.3097667162100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.4399999999997">
                <text:p>14.4399999999997</text:p>
              </table:table-cell>
              <table:table-cell office:value-type="float" office:value="-0.320058785355084">
                <text:p>-0.32005878535508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.4499999999997">
                <text:p>14.4499999999997</text:p>
              </table:table-cell>
              <table:table-cell office:value-type="float" office:value="-0.330319877828477">
                <text:p>-0.330319877828477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.4599999999997">
                <text:p>14.4599999999997</text:p>
              </table:table-cell>
              <table:table-cell office:value-type="float" office:value="-0.340548964423335">
                <text:p>-0.34054896442333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.4699999999997">
                <text:p>14.4699999999997</text:p>
              </table:table-cell>
              <table:table-cell office:value-type="float" office:value="-0.35074501903041">
                <text:p>-0.3507450190304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.4799999999997">
                <text:p>14.4799999999997</text:p>
              </table:table-cell>
              <table:table-cell office:value-type="float" office:value="-0.360907018741043">
                <text:p>-0.360907018741043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.4899999999997">
                <text:p>14.4899999999997</text:p>
              </table:table-cell>
              <table:table-cell office:value-type="float" office:value="-0.371033943949772">
                <text:p>-0.37103394394977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.4999999999997">
                <text:p>14.4999999999997</text:p>
              </table:table-cell>
              <table:table-cell office:value-type="float" office:value="-0.381124778456628">
                <text:p>-0.38112477845662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.5099999999997">
                <text:p>14.5099999999997</text:p>
              </table:table-cell>
              <table:table-cell office:value-type="float" office:value="-0.391178509569088">
                <text:p>-0.39117850956908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.5199999999997">
                <text:p>14.5199999999997</text:p>
              </table:table-cell>
              <table:table-cell office:value-type="float" office:value="-0.401194128203703">
                <text:p>-0.401194128203703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.5299999999997">
                <text:p>14.5299999999997</text:p>
              </table:table-cell>
              <table:table-cell office:value-type="float" office:value="-0.411170628987361">
                <text:p>-0.41117062898736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.5399999999997">
                <text:p>14.5399999999997</text:p>
              </table:table-cell>
              <table:table-cell office:value-type="float" office:value="-0.421107010358198">
                <text:p>-0.42110701035819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.5499999999997">
                <text:p>14.5499999999997</text:p>
              </table:table-cell>
              <table:table-cell office:value-type="float" office:value="-0.431002274666137">
                <text:p>-0.43100227466613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.5599999999997">
                <text:p>14.5599999999997</text:p>
              </table:table-cell>
              <table:table-cell office:value-type="float" office:value="-0.44085542827304">
                <text:p>-0.44085542827304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.5699999999997">
                <text:p>14.5699999999997</text:p>
              </table:table-cell>
              <table:table-cell office:value-type="float" office:value="-0.450665481652477">
                <text:p>-0.45066548165247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.5799999999997">
                <text:p>14.5799999999997</text:p>
              </table:table-cell>
              <table:table-cell office:value-type="float" office:value="-0.460431449489086">
                <text:p>-0.46043144948908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.5899999999997">
                <text:p>14.5899999999997</text:p>
              </table:table-cell>
              <table:table-cell office:value-type="float" office:value="-0.47015235077753">
                <text:p>-0.4701523507775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.5999999999997">
                <text:p>14.5999999999997</text:p>
              </table:table-cell>
              <table:table-cell office:value-type="float" office:value="-0.479827208921025">
                <text:p>-0.47982720892102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.6099999999997">
                <text:p>14.6099999999997</text:p>
              </table:table-cell>
              <table:table-cell office:value-type="float" office:value="-0.489455051829442">
                <text:p>-0.489455051829442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.6199999999997">
                <text:p>14.6199999999997</text:p>
              </table:table-cell>
              <table:table-cell office:value-type="float" office:value="-0.499034912016967">
                <text:p>-0.49903491201696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.6299999999997">
                <text:p>14.6299999999997</text:p>
              </table:table-cell>
              <table:table-cell office:value-type="float" office:value="-0.508565826699309">
                <text:p>-0.50856582669930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.6399999999997">
                <text:p>14.6399999999997</text:p>
              </table:table-cell>
              <table:table-cell office:value-type="float" office:value="-0.518046837890449">
                <text:p>-0.51804683789044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.6499999999997">
                <text:p>14.6499999999997</text:p>
              </table:table-cell>
              <table:table-cell office:value-type="float" office:value="-0.52747699249892">
                <text:p>-0.5274769924989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.6599999999997">
                <text:p>14.6599999999997</text:p>
              </table:table-cell>
              <table:table-cell office:value-type="float" office:value="-0.536855342423601">
                <text:p>-0.53685534242360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.6699999999997">
                <text:p>14.6699999999997</text:p>
              </table:table-cell>
              <table:table-cell office:value-type="float" office:value="-0.546180944649033">
                <text:p>-0.54618094464903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.6799999999997">
                <text:p>14.6799999999997</text:p>
              </table:table-cell>
              <table:table-cell office:value-type="float" office:value="-0.555452861340222">
                <text:p>-0.55545286134022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.6899999999997">
                <text:p>14.6899999999997</text:p>
              </table:table-cell>
              <table:table-cell office:value-type="float" office:value="-0.564670159936946">
                <text:p>-0.564670159936946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.6999999999997">
                <text:p>14.6999999999997</text:p>
              </table:table-cell>
              <table:table-cell office:value-type="float" office:value="-0.573831913247537">
                <text:p>-0.573831913247537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.7099999999997">
                <text:p>14.7099999999997</text:p>
              </table:table-cell>
              <table:table-cell office:value-type="float" office:value="-0.582937199542133">
                <text:p>-0.58293719954213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.7199999999997">
                <text:p>14.7199999999997</text:p>
              </table:table-cell>
              <table:table-cell office:value-type="float" office:value="-0.591985102645405">
                <text:p>-0.59198510264540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.7299999999997">
                <text:p>14.7299999999997</text:p>
              </table:table-cell>
              <table:table-cell office:value-type="float" office:value="-0.600974712028723">
                <text:p>-0.60097471202872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.7399999999997">
                <text:p>14.7399999999997</text:p>
              </table:table-cell>
              <table:table-cell office:value-type="float" office:value="-0.609905122901776">
                <text:p>-0.60990512290177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.7499999999997">
                <text:p>14.7499999999997</text:p>
              </table:table-cell>
              <table:table-cell office:value-type="float" office:value="-0.618775436303626">
                <text:p>-0.61877543630362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.7599999999997">
                <text:p>14.7599999999997</text:p>
              </table:table-cell>
              <table:table-cell office:value-type="float" office:value="-0.627584759193186">
                <text:p>-0.62758475919318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.7699999999997">
                <text:p>14.7699999999997</text:p>
              </table:table-cell>
              <table:table-cell office:value-type="float" office:value="-0.636332204539116">
                <text:p>-0.63633220453911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.7799999999997">
                <text:p>14.7799999999997</text:p>
              </table:table-cell>
              <table:table-cell office:value-type="float" office:value="-0.645016891409127">
                <text:p>-0.64501689140912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.7899999999997">
                <text:p>14.7899999999997</text:p>
              </table:table-cell>
              <table:table-cell office:value-type="float" office:value="-0.653637945058683">
                <text:p>-0.65363794505868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.7999999999997">
                <text:p>14.7999999999997</text:p>
              </table:table-cell>
              <table:table-cell office:value-type="float" office:value="-0.662194497019099">
                <text:p>-0.66219449701909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.8099999999997">
                <text:p>14.8099999999997</text:p>
              </table:table-cell>
              <table:table-cell office:value-type="float" office:value="-0.670685685185008">
                <text:p>-0.67068568518500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.8199999999997">
                <text:p>14.8199999999997</text:p>
              </table:table-cell>
              <table:table-cell office:value-type="float" office:value="-0.679110653901216">
                <text:p>-0.67911065390121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.8299999999997">
                <text:p>14.8299999999997</text:p>
              </table:table-cell>
              <table:table-cell office:value-type="float" office:value="-0.687468554048905">
                <text:p>-0.68746855404890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.8399999999997">
                <text:p>14.8399999999997</text:p>
              </table:table-cell>
              <table:table-cell office:value-type="float" office:value="-0.695758543131205">
                <text:p>-0.69575854313120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.8499999999997">
                <text:p>14.8499999999997</text:p>
              </table:table-cell>
              <table:table-cell office:value-type="float" office:value="-0.703979785358099">
                <text:p>-0.703979785358099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.8599999999997">
                <text:p>14.8599999999997</text:p>
              </table:table-cell>
              <table:table-cell office:value-type="float" office:value="-0.71213145173068">
                <text:p>-0.71213145173068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.8699999999997">
                <text:p>14.8699999999997</text:p>
              </table:table-cell>
              <table:table-cell office:value-type="float" office:value="-0.720212720124725">
                <text:p>-0.72021272012472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.8799999999997">
                <text:p>14.8799999999997</text:p>
              </table:table-cell>
              <table:table-cell office:value-type="float" office:value="-0.728222775373598">
                <text:p>-0.72822277537359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.8899999999997">
                <text:p>14.8899999999997</text:p>
              </table:table-cell>
              <table:table-cell office:value-type="float" office:value="-0.736160809350457">
                <text:p>-0.73616080935045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.8999999999997">
                <text:p>14.8999999999997</text:p>
              </table:table-cell>
              <table:table-cell office:value-type="float" office:value="-0.74402602104978">
                <text:p>-0.74402602104978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.9099999999997">
                <text:p>14.9099999999997</text:p>
              </table:table-cell>
              <table:table-cell office:value-type="float" office:value="-0.751817616668167">
                <text:p>-0.751817616668167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.9199999999997">
                <text:p>14.9199999999997</text:p>
              </table:table-cell>
              <table:table-cell office:value-type="float" office:value="-0.75953480968445">
                <text:p>-0.7595348096844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.9299999999997">
                <text:p>14.9299999999997</text:p>
              </table:table-cell>
              <table:table-cell office:value-type="float" office:value="-0.767176820939066">
                <text:p>-0.76717682093906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.9399999999997">
                <text:p>14.9399999999997</text:p>
              </table:table-cell>
              <table:table-cell office:value-type="float" office:value="-0.774742878712713">
                <text:p>-0.77474287871271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.9499999999997">
                <text:p>14.9499999999997</text:p>
              </table:table-cell>
              <table:table-cell office:value-type="float" office:value="-0.782232218804266">
                <text:p>-0.78223221880426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.9599999999997">
                <text:p>14.9599999999997</text:p>
              </table:table-cell>
              <table:table-cell office:value-type="float" office:value="-0.789644084607948">
                <text:p>-0.78964408460794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.9699999999997">
                <text:p>14.9699999999997</text:p>
              </table:table-cell>
              <table:table-cell office:value-type="float" office:value="-0.79697772718975">
                <text:p>-0.7969777271897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.9799999999997">
                <text:p>14.9799999999997</text:p>
              </table:table-cell>
              <table:table-cell office:value-type="float" office:value="-0.804232405363091">
                <text:p>-0.80423240536309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4.9899999999997">
                <text:p>14.9899999999997</text:p>
              </table:table-cell>
              <table:table-cell office:value-type="float" office:value="-0.811407385763712">
                <text:p>-0.81140738576371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4.9999999999997">
                <text:p>14.9999999999997</text:p>
              </table:table-cell>
              <table:table-cell office:value-type="float" office:value="-0.818501942923798">
                <text:p>-0.818501942923798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.0099999999997">
                <text:p>15.0099999999997</text:p>
              </table:table-cell>
              <table:table-cell office:value-type="float" office:value="-0.825515359345307">
                <text:p>-0.825515359345307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.0199999999997">
                <text:p>15.0199999999997</text:p>
              </table:table-cell>
              <table:table-cell office:value-type="float" office:value="-0.832446925572524">
                <text:p>-0.832446925572524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.0299999999997">
                <text:p>15.0299999999997</text:p>
              </table:table-cell>
              <table:table-cell office:value-type="float" office:value="-0.839295940263806">
                <text:p>-0.839295940263806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.0399999999997">
                <text:p>15.0399999999997</text:p>
              </table:table-cell>
              <table:table-cell office:value-type="float" office:value="-0.846061710262531">
                <text:p>-0.84606171026253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.0499999999997">
                <text:p>15.0499999999997</text:p>
              </table:table-cell>
              <table:table-cell office:value-type="float" office:value="-0.85274355066723">
                <text:p>-0.8527435506672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.0599999999997">
                <text:p>15.0599999999997</text:p>
              </table:table-cell>
              <table:table-cell office:value-type="float" office:value="-0.859340784900902">
                <text:p>-0.85934078490090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.0699999999997">
                <text:p>15.0699999999997</text:p>
              </table:table-cell>
              <table:table-cell office:value-type="float" office:value="-0.865852744779508">
                <text:p>-0.865852744779508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.0799999999997">
                <text:p>15.0799999999997</text:p>
              </table:table-cell>
              <table:table-cell office:value-type="float" office:value="-0.872278770579623">
                <text:p>-0.87227877057962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.0899999999997">
                <text:p>15.0899999999997</text:p>
              </table:table-cell>
              <table:table-cell office:value-type="float" office:value="-0.878618211105261">
                <text:p>-0.87861821110526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.0999999999997">
                <text:p>15.0999999999997</text:p>
              </table:table-cell>
              <table:table-cell office:value-type="float" office:value="-0.884870423753841">
                <text:p>-0.88487042375384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.1099999999997">
                <text:p>15.1099999999997</text:p>
              </table:table-cell>
              <table:table-cell office:value-type="float" office:value="-0.89103477458131">
                <text:p>-0.8910347745813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.1199999999997">
                <text:p>15.1199999999997</text:p>
              </table:table-cell>
              <table:table-cell office:value-type="float" office:value="-0.897110638366404">
                <text:p>-0.897110638366404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.1299999999997">
                <text:p>15.1299999999997</text:p>
              </table:table-cell>
              <table:table-cell office:value-type="float" office:value="-0.903097398674039">
                <text:p>-0.90309739867403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.1399999999997">
                <text:p>15.1399999999997</text:p>
              </table:table-cell>
              <table:table-cell office:value-type="float" office:value="-0.908994447917838">
                <text:p>-0.90899444791783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.1499999999997">
                <text:p>15.1499999999997</text:p>
              </table:table-cell>
              <table:table-cell office:value-type="float" office:value="-0.91480118742177">
                <text:p>-0.91480118742177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.1599999999997">
                <text:p>15.1599999999997</text:p>
              </table:table-cell>
              <table:table-cell office:value-type="float" office:value="-0.92051702748091">
                <text:p>-0.9205170274809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.1699999999997">
                <text:p>15.1699999999997</text:p>
              </table:table-cell>
              <table:table-cell office:value-type="float" office:value="-0.926141387421307">
                <text:p>-0.92614138742130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.1799999999997">
                <text:p>15.1799999999997</text:p>
              </table:table-cell>
              <table:table-cell office:value-type="float" office:value="-0.931673695658957">
                <text:p>-0.931673695658957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.1899999999997">
                <text:p>15.1899999999997</text:p>
              </table:table-cell>
              <table:table-cell office:value-type="float" office:value="-0.937113389757865">
                <text:p>-0.93711338975786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.1999999999997">
                <text:p>15.1999999999997</text:p>
              </table:table-cell>
              <table:table-cell office:value-type="float" office:value="-0.942459916487206">
                <text:p>-0.942459916487206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.2099999999997">
                <text:p>15.2099999999997</text:p>
              </table:table-cell>
              <table:table-cell office:value-type="float" office:value="-0.947712731877572">
                <text:p>-0.94771273187757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.2199999999997">
                <text:p>15.2199999999997</text:p>
              </table:table-cell>
              <table:table-cell office:value-type="float" office:value="-0.952871301276289">
                <text:p>-0.952871301276289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.2299999999997">
                <text:p>15.2299999999997</text:p>
              </table:table-cell>
              <table:table-cell office:value-type="float" office:value="-0.957935099401818">
                <text:p>-0.957935099401818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.2399999999997">
                <text:p>15.2399999999997</text:p>
              </table:table-cell>
              <table:table-cell office:value-type="float" office:value="-0.96290361039722">
                <text:p>-0.9629036103972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.2499999999997">
                <text:p>15.2499999999997</text:p>
              </table:table-cell>
              <table:table-cell office:value-type="float" office:value="-0.967776327882681">
                <text:p>-0.96777632788268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.2599999999997">
                <text:p>15.2599999999997</text:p>
              </table:table-cell>
              <table:table-cell office:value-type="float" office:value="-0.972552755007103">
                <text:p>-0.972552755007103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.2699999999997">
                <text:p>15.2699999999997</text:p>
              </table:table-cell>
              <table:table-cell office:value-type="float" office:value="-0.977232404498737">
                <text:p>-0.977232404498737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.2799999999997">
                <text:p>15.2799999999997</text:p>
              </table:table-cell>
              <table:table-cell office:value-type="float" office:value="-0.98181479871487">
                <text:p>-0.98181479871487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.2899999999997">
                <text:p>15.2899999999997</text:p>
              </table:table-cell>
              <table:table-cell office:value-type="float" office:value="-0.986299469690553">
                <text:p>-0.98629946969055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.2999999999997">
                <text:p>15.2999999999997</text:p>
              </table:table-cell>
              <table:table-cell office:value-type="float" office:value="-0.990685959186364">
                <text:p>-0.99068595918636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.3099999999997">
                <text:p>15.3099999999997</text:p>
              </table:table-cell>
              <table:table-cell office:value-type="float" office:value="-0.994973818735206">
                <text:p>-0.994973818735206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.3199999999997">
                <text:p>15.3199999999997</text:p>
              </table:table-cell>
              <table:table-cell office:value-type="float" office:value="-0.99916260968813">
                <text:p>-0.9991626096881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.3299999999997">
                <text:p>15.3299999999997</text:p>
              </table:table-cell>
              <table:table-cell office:value-type="float" office:value="-1.00325190325918">
                <text:p>-1.0032519032591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.3399999999997">
                <text:p>15.3399999999997</text:p>
              </table:table-cell>
              <table:table-cell office:value-type="float" office:value="-1.00724128056926">
                <text:p>-1.0072412805692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.3499999999997">
                <text:p>15.3499999999997</text:p>
              </table:table-cell>
              <table:table-cell office:value-type="float" office:value="-1.01113033268902">
                <text:p>-1.01113033268902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.3599999999997">
                <text:p>15.3599999999997</text:p>
              </table:table-cell>
              <table:table-cell office:value-type="float" office:value="-1.01491866068072">
                <text:p>-1.01491866068072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.3699999999997">
                <text:p>15.3699999999997</text:p>
              </table:table-cell>
              <table:table-cell office:value-type="float" office:value="-1.01860587563915">
                <text:p>-1.01860587563915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.3799999999997">
                <text:p>15.3799999999997</text:p>
              </table:table-cell>
              <table:table-cell office:value-type="float" office:value="-1.02219159873151">
                <text:p>-1.0221915987315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.3899999999997">
                <text:p>15.3899999999997</text:p>
              </table:table-cell>
              <table:table-cell office:value-type="float" office:value="-1.02567546123631">
                <text:p>-1.0256754612363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.3999999999997">
                <text:p>15.3999999999997</text:p>
              </table:table-cell>
              <table:table-cell office:value-type="float" office:value="-1.02905710458123">
                <text:p>-1.02905710458123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.4099999999997">
                <text:p>15.4099999999997</text:p>
              </table:table-cell>
              <table:table-cell office:value-type="float" office:value="-1.03233618038003">
                <text:p>-1.03233618038003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.4199999999997">
                <text:p>15.4199999999997</text:p>
              </table:table-cell>
              <table:table-cell office:value-type="float" office:value="-1.03551235046837">
                <text:p>-1.0355123504683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.4299999999997">
                <text:p>15.4299999999997</text:p>
              </table:table-cell>
              <table:table-cell office:value-type="float" office:value="-1.03858528693868">
                <text:p>-1.0385852869386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.4399999999997">
                <text:p>15.4399999999997</text:p>
              </table:table-cell>
              <table:table-cell office:value-type="float" office:value="-1.04155467217394">
                <text:p>-1.0415546721739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.4499999999997">
                <text:p>15.4499999999997</text:p>
              </table:table-cell>
              <table:table-cell office:value-type="float" office:value="-1.0444201988805">
                <text:p>-1.044420198880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.4599999999997">
                <text:p>15.4599999999997</text:p>
              </table:table-cell>
              <table:table-cell office:value-type="float" office:value="-1.04718157011985">
                <text:p>-1.0471815701198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.4699999999997">
                <text:p>15.4699999999997</text:p>
              </table:table-cell>
              <table:table-cell office:value-type="float" office:value="-1.04983849933931">
                <text:p>-1.0498384993393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.4799999999997">
                <text:p>15.4799999999997</text:p>
              </table:table-cell>
              <table:table-cell office:value-type="float" office:value="-1.05239071040175">
                <text:p>-1.0523907104017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.4899999999997">
                <text:p>15.4899999999997</text:p>
              </table:table-cell>
              <table:table-cell office:value-type="float" office:value="-1.05483793761427">
                <text:p>-1.05483793761427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.4999999999997">
                <text:p>15.4999999999997</text:p>
              </table:table-cell>
              <table:table-cell office:value-type="float" office:value="-1.05717992575574">
                <text:p>-1.05717992575574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.5099999999997">
                <text:p>15.5099999999997</text:p>
              </table:table-cell>
              <table:table-cell office:value-type="float" office:value="-1.05941643010345">
                <text:p>-1.0594164301034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.5199999999997">
                <text:p>15.5199999999997</text:p>
              </table:table-cell>
              <table:table-cell office:value-type="float" office:value="-1.06154721645859">
                <text:p>-1.06154721645859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.5299999999997">
                <text:p>15.5299999999997</text:p>
              </table:table-cell>
              <table:table-cell office:value-type="float" office:value="-1.06357206117071">
                <text:p>-1.06357206117071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.5399999999997">
                <text:p>15.5399999999997</text:p>
              </table:table-cell>
              <table:table-cell office:value-type="float" office:value="-1.06549075116119">
                <text:p>-1.06549075116119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.5499999999997">
                <text:p>15.5499999999997</text:p>
              </table:table-cell>
              <table:table-cell office:value-type="float" office:value="-1.06730308394555">
                <text:p>-1.0673030839455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.5599999999997">
                <text:p>15.5599999999997</text:p>
              </table:table-cell>
              <table:table-cell office:value-type="float" office:value="-1.0690088676548">
                <text:p>-1.069008867654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.5699999999997">
                <text:p>15.5699999999997</text:p>
              </table:table-cell>
              <table:table-cell office:value-type="float" office:value="-1.07060792105565">
                <text:p>-1.0706079210556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.5799999999997">
                <text:p>15.5799999999997</text:p>
              </table:table-cell>
              <table:table-cell office:value-type="float" office:value="-1.07210007356974">
                <text:p>-1.0721000735697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.5899999999997">
                <text:p>15.5899999999997</text:p>
              </table:table-cell>
              <table:table-cell office:value-type="float" office:value="-1.07348516529172">
                <text:p>-1.0734851652917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.5999999999997">
                <text:p>15.5999999999997</text:p>
              </table:table-cell>
              <table:table-cell office:value-type="float" office:value="-1.07476304700634">
                <text:p>-1.0747630470063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.6099999999997">
                <text:p>15.6099999999997</text:p>
              </table:table-cell>
              <table:table-cell office:value-type="float" office:value="-1.07593358020444">
                <text:p>-1.0759335802044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.6199999999997">
                <text:p>15.6199999999997</text:p>
              </table:table-cell>
              <table:table-cell office:value-type="float" office:value="-1.07699663709783">
                <text:p>-1.07699663709783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.6299999999997">
                <text:p>15.6299999999997</text:p>
              </table:table-cell>
              <table:table-cell office:value-type="float" office:value="-1.0779521006332">
                <text:p>-1.077952100633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.6399999999997">
                <text:p>15.6399999999997</text:p>
              </table:table-cell>
              <table:table-cell office:value-type="float" office:value="-1.07879986450487">
                <text:p>-1.0787998645048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.6499999999997">
                <text:p>15.6499999999997</text:p>
              </table:table-cell>
              <table:table-cell office:value-type="float" office:value="-1.07953983316647">
                <text:p>-1.07953983316647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.6599999999997">
                <text:p>15.6599999999997</text:p>
              </table:table-cell>
              <table:table-cell office:value-type="float" office:value="-1.08017192184162">
                <text:p>-1.0801719218416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.6699999999997">
                <text:p>15.6699999999997</text:p>
              </table:table-cell>
              <table:table-cell office:value-type="float" office:value="-1.08069605653345">
                <text:p>-1.0806960565334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.6799999999997">
                <text:p>15.6799999999997</text:p>
              </table:table-cell>
              <table:table-cell office:value-type="float" office:value="-1.0811121740331">
                <text:p>-1.081112174033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.6899999999997">
                <text:p>15.6899999999997</text:p>
              </table:table-cell>
              <table:table-cell office:value-type="float" office:value="-1.0814202219271">
                <text:p>-1.0814202219271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.6999999999997">
                <text:p>15.6999999999997</text:p>
              </table:table-cell>
              <table:table-cell office:value-type="float" office:value="-1.08162015860369">
                <text:p>-1.0816201586036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.7099999999997">
                <text:p>15.7099999999997</text:p>
              </table:table-cell>
              <table:table-cell office:value-type="float" office:value="-1.08171195325809">
                <text:p>-1.0817119532580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.7199999999997">
                <text:p>15.7199999999997</text:p>
              </table:table-cell>
              <table:table-cell office:value-type="float" office:value="-1.08169558589663">
                <text:p>-1.0816955858966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.7299999999997">
                <text:p>15.7299999999997</text:p>
              </table:table-cell>
              <table:table-cell office:value-type="float" office:value="-1.08157104733984">
                <text:p>-1.0815710473398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.7399999999997">
                <text:p>15.7399999999997</text:p>
              </table:table-cell>
              <table:table-cell office:value-type="float" office:value="-1.08133833922446">
                <text:p>-1.08133833922446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.7499999999997">
                <text:p>15.7499999999997</text:p>
              </table:table-cell>
              <table:table-cell office:value-type="float" office:value="-1.08099747400435">
                <text:p>-1.0809974740043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.7599999999997">
                <text:p>15.7599999999997</text:p>
              </table:table-cell>
              <table:table-cell office:value-type="float" office:value="-1.08054847495032">
                <text:p>-1.0805484749503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.7699999999997">
                <text:p>15.7699999999997</text:p>
              </table:table-cell>
              <table:table-cell office:value-type="float" office:value="-1.07999137614889">
                <text:p>-1.07999137614889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.7799999999997">
                <text:p>15.7799999999997</text:p>
              </table:table-cell>
              <table:table-cell office:value-type="float" office:value="-1.07932622249996">
                <text:p>-1.0793262224999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.7899999999997">
                <text:p>15.7899999999997</text:p>
              </table:table-cell>
              <table:table-cell office:value-type="float" office:value="-1.07855306971342">
                <text:p>-1.0785530697134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.7999999999997">
                <text:p>15.7999999999997</text:p>
              </table:table-cell>
              <table:table-cell office:value-type="float" office:value="-1.07767198430463">
                <text:p>-1.07767198430463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.8099999999997">
                <text:p>15.8099999999997</text:p>
              </table:table-cell>
              <table:table-cell office:value-type="float" office:value="-1.07668304358886">
                <text:p>-1.0766830435888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.8199999999997">
                <text:p>15.8199999999997</text:p>
              </table:table-cell>
              <table:table-cell office:value-type="float" office:value="-1.07558633567467">
                <text:p>-1.07558633567467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.8299999999997">
                <text:p>15.8299999999997</text:p>
              </table:table-cell>
              <table:table-cell office:value-type="float" office:value="-1.07438195945611">
                <text:p>-1.0743819594561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.8399999999997">
                <text:p>15.8399999999997</text:p>
              </table:table-cell>
              <table:table-cell office:value-type="float" office:value="-1.07307002460399">
                <text:p>-1.07307002460399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.8499999999997">
                <text:p>15.8499999999997</text:p>
              </table:table-cell>
              <table:table-cell office:value-type="float" office:value="-1.07165065155593">
                <text:p>-1.07165065155593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.8599999999997">
                <text:p>15.8599999999997</text:p>
              </table:table-cell>
              <table:table-cell office:value-type="float" office:value="-1.0701239715054">
                <text:p>-1.0701239715054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.8699999999997">
                <text:p>15.8699999999997</text:p>
              </table:table-cell>
              <table:table-cell office:value-type="float" office:value="-1.06849012638972">
                <text:p>-1.0684901263897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.8799999999997">
                <text:p>15.8799999999997</text:p>
              </table:table-cell>
              <table:table-cell office:value-type="float" office:value="-1.06674926887688">
                <text:p>-1.0667492688768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.8899999999997">
                <text:p>15.8899999999997</text:p>
              </table:table-cell>
              <table:table-cell office:value-type="float" office:value="-1.06490156235141">
                <text:p>-1.06490156235141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.8999999999997">
                <text:p>15.8999999999997</text:p>
              </table:table-cell>
              <table:table-cell office:value-type="float" office:value="-1.06294718089905">
                <text:p>-1.0629471808990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.9099999999997">
                <text:p>15.9099999999997</text:p>
              </table:table-cell>
              <table:table-cell office:value-type="float" office:value="-1.06088630929046">
                <text:p>-1.06088630929046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.9199999999997">
                <text:p>15.9199999999997</text:p>
              </table:table-cell>
              <table:table-cell office:value-type="float" office:value="-1.05871914296377">
                <text:p>-1.05871914296377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.9299999999997">
                <text:p>15.9299999999997</text:p>
              </table:table-cell>
              <table:table-cell office:value-type="float" office:value="-1.05644588800616">
                <text:p>-1.05644588800616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.9399999999997">
                <text:p>15.9399999999997</text:p>
              </table:table-cell>
              <table:table-cell office:value-type="float" office:value="-1.05406676113425">
                <text:p>-1.0540667611342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.9499999999997">
                <text:p>15.9499999999997</text:p>
              </table:table-cell>
              <table:table-cell office:value-type="float" office:value="-1.05158198967354">
                <text:p>-1.05158198967354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.9599999999997">
                <text:p>15.9599999999997</text:p>
              </table:table-cell>
              <table:table-cell office:value-type="float" office:value="-1.04899181153671">
                <text:p>-1.0489918115367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.9699999999997">
                <text:p>15.9699999999997</text:p>
              </table:table-cell>
              <table:table-cell office:value-type="float" office:value="-1.04629647520092">
                <text:p>-1.0462964752009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.9799999999997">
                <text:p>15.9799999999997</text:p>
              </table:table-cell>
              <table:table-cell office:value-type="float" office:value="-1.04349623968398">
                <text:p>-1.0434962396839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5.9899999999997">
                <text:p>15.9899999999997</text:p>
              </table:table-cell>
              <table:table-cell office:value-type="float" office:value="-1.04059137451951">
                <text:p>-1.0405913745195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5.9999999999997">
                <text:p>15.9999999999997</text:p>
              </table:table-cell>
              <table:table-cell office:value-type="float" office:value="-1.03758215973108">
                <text:p>-1.0375821597310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.0099999999997">
                <text:p>16.0099999999997</text:p>
              </table:table-cell>
              <table:table-cell office:value-type="float" office:value="-1.03446888580519">
                <text:p>-1.03446888580519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.0199999999997">
                <text:p>16.0199999999997</text:p>
              </table:table-cell>
              <table:table-cell office:value-type="float" office:value="-1.03125185366333">
                <text:p>-1.03125185366333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.0299999999997">
                <text:p>16.0299999999997</text:p>
              </table:table-cell>
              <table:table-cell office:value-type="float" office:value="-1.02793137463289">
                <text:p>-1.02793137463289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.0399999999997">
                <text:p>16.0399999999997</text:p>
              </table:table-cell>
              <table:table-cell office:value-type="float" office:value="-1.02450777041709">
                <text:p>-1.0245077704170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.0499999999997">
                <text:p>16.0499999999997</text:p>
              </table:table-cell>
              <table:table-cell office:value-type="float" office:value="-1.02098137306382">
                <text:p>-1.0209813730638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.0599999999997">
                <text:p>16.0599999999997</text:p>
              </table:table-cell>
              <table:table-cell office:value-type="float" office:value="-1.0173525249335">
                <text:p>-1.017352524933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.0699999999997">
                <text:p>16.0699999999997</text:p>
              </table:table-cell>
              <table:table-cell office:value-type="float" office:value="-1.01362157866589">
                <text:p>-1.0136215786658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.0799999999997">
                <text:p>16.0799999999997</text:p>
              </table:table-cell>
              <table:table-cell office:value-type="float" office:value="-1.00978889714578">
                <text:p>-1.0097888971457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.0899999999997">
                <text:p>16.0899999999997</text:p>
              </table:table-cell>
              <table:table-cell office:value-type="float" office:value="-1.0058548534678">
                <text:p>-1.005854853467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.0999999999997">
                <text:p>16.0999999999997</text:p>
              </table:table-cell>
              <table:table-cell office:value-type="float" office:value="-1.00181983090011">
                <text:p>-1.00181983090011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.1099999999997">
                <text:p>16.1099999999997</text:p>
              </table:table-cell>
              <table:table-cell office:value-type="float" office:value="-0.997684222847066">
                <text:p>-0.99768422284706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.1199999999997">
                <text:p>16.1199999999997</text:p>
              </table:table-cell>
              <table:table-cell office:value-type="float" office:value="-0.993448432810937">
                <text:p>-0.993448432810937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.1299999999997">
                <text:p>16.1299999999997</text:p>
              </table:table-cell>
              <table:table-cell office:value-type="float" office:value="-0.989112874352523">
                <text:p>-0.98911287435252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.1399999999997">
                <text:p>16.1399999999997</text:p>
              </table:table-cell>
              <table:table-cell office:value-type="float" office:value="-0.984677971050828">
                <text:p>-0.984677971050828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.1499999999997">
                <text:p>16.1499999999997</text:p>
              </table:table-cell>
              <table:table-cell office:value-type="float" office:value="-0.980144156461698">
                <text:p>-0.98014415646169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.1599999999997">
                <text:p>16.1599999999997</text:p>
              </table:table-cell>
              <table:table-cell office:value-type="float" office:value="-0.975511874075462">
                <text:p>-0.975511874075462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.1699999999997">
                <text:p>16.1699999999997</text:p>
              </table:table-cell>
              <table:table-cell office:value-type="float" office:value="-0.970781577273581">
                <text:p>-0.970781577273581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.1799999999997">
                <text:p>16.1799999999997</text:p>
              </table:table-cell>
              <table:table-cell office:value-type="float" office:value="-0.965953729284291">
                <text:p>-0.96595372928429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.1899999999997">
                <text:p>16.1899999999997</text:p>
              </table:table-cell>
              <table:table-cell office:value-type="float" office:value="-0.961028803137275">
                <text:p>-0.96102880313727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.1999999999997">
                <text:p>16.1999999999997</text:p>
              </table:table-cell>
              <table:table-cell office:value-type="float" office:value="-0.95600728161733">
                <text:p>-0.9560072816173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.2099999999997">
                <text:p>16.2099999999997</text:p>
              </table:table-cell>
              <table:table-cell office:value-type="float" office:value="-0.950889657217071">
                <text:p>-0.950889657217071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.2199999999997">
                <text:p>16.2199999999997</text:p>
              </table:table-cell>
              <table:table-cell office:value-type="float" office:value="-0.94567643208865">
                <text:p>-0.9456764320886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.2299999999997">
                <text:p>16.2299999999997</text:p>
              </table:table-cell>
              <table:table-cell office:value-type="float" office:value="-0.940368117994508">
                <text:p>-0.940368117994508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.2399999999997">
                <text:p>16.2399999999997</text:p>
              </table:table-cell>
              <table:table-cell office:value-type="float" office:value="-0.934965236257157">
                <text:p>-0.934965236257157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.2499999999997">
                <text:p>16.2499999999997</text:p>
              </table:table-cell>
              <table:table-cell office:value-type="float" office:value="-0.929468317708006">
                <text:p>-0.929468317708006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.2599999999997">
                <text:p>16.2599999999997</text:p>
              </table:table-cell>
              <table:table-cell office:value-type="float" office:value="-0.92387790263523">
                <text:p>-0.9238779026352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.2699999999997">
                <text:p>16.2699999999997</text:p>
              </table:table-cell>
              <table:table-cell office:value-type="float" office:value="-0.918194540730682">
                <text:p>-0.918194540730682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.2799999999997">
                <text:p>16.2799999999997</text:p>
              </table:table-cell>
              <table:table-cell office:value-type="float" office:value="-0.912418791035871">
                <text:p>-0.912418791035871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.2899999999997">
                <text:p>16.2899999999997</text:p>
              </table:table-cell>
              <table:table-cell office:value-type="float" office:value="-0.906551221886987">
                <text:p>-0.906551221886987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.2999999999997">
                <text:p>16.2999999999997</text:p>
              </table:table-cell>
              <table:table-cell office:value-type="float" office:value="-0.900592410859">
                <text:p>-0.900592410859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.3099999999997">
                <text:p>16.3099999999997</text:p>
              </table:table-cell>
              <table:table-cell office:value-type="float" office:value="-0.894542944708824">
                <text:p>-0.894542944708824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.3199999999998">
                <text:p>16.3199999999998</text:p>
              </table:table-cell>
              <table:table-cell office:value-type="float" office:value="-0.888403419317561">
                <text:p>-0.888403419317561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.3299999999998">
                <text:p>16.3299999999998</text:p>
              </table:table-cell>
              <table:table-cell office:value-type="float" office:value="-0.882174439631828">
                <text:p>-0.882174439631828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.3399999999998">
                <text:p>16.3399999999998</text:p>
              </table:table-cell>
              <table:table-cell office:value-type="float" office:value="-0.875856619604163">
                <text:p>-0.875856619604163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.3499999999998">
                <text:p>16.3499999999998</text:p>
              </table:table-cell>
              <table:table-cell office:value-type="float" office:value="-0.869450582132535">
                <text:p>-0.86945058213253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.3599999999998">
                <text:p>16.3599999999998</text:p>
              </table:table-cell>
              <table:table-cell office:value-type="float" office:value="-0.862956958998947">
                <text:p>-0.862956958998947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.3699999999998">
                <text:p>16.3699999999998</text:p>
              </table:table-cell>
              <table:table-cell office:value-type="float" office:value="-0.856376390807145">
                <text:p>-0.856376390807145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.3799999999998">
                <text:p>16.3799999999998</text:p>
              </table:table-cell>
              <table:table-cell office:value-type="float" office:value="-0.849709526919443">
                <text:p>-0.849709526919443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.3899999999998">
                <text:p>16.3899999999998</text:p>
              </table:table-cell>
              <table:table-cell office:value-type="float" office:value="-0.84295702539266">
                <text:p>-0.84295702539266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.3999999999998">
                <text:p>16.3999999999998</text:p>
              </table:table-cell>
              <table:table-cell office:value-type="float" office:value="-0.836119552913186">
                <text:p>-0.836119552913186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.4099999999998">
                <text:p>16.4099999999998</text:p>
              </table:table-cell>
              <table:table-cell office:value-type="float" office:value="-0.829197784731172">
                <text:p>-0.829197784731172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.4199999999998">
                <text:p>16.4199999999998</text:p>
              </table:table-cell>
              <table:table-cell office:value-type="float" office:value="-0.822192404593867">
                <text:p>-0.822192404593867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.4299999999998">
                <text:p>16.4299999999998</text:p>
              </table:table-cell>
              <table:table-cell office:value-type="float" office:value="-0.815104104678089">
                <text:p>-0.815104104678089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.4399999999998">
                <text:p>16.4399999999998</text:p>
              </table:table-cell>
              <table:table-cell office:value-type="float" office:value="-0.807933585521851">
                <text:p>-0.80793358552185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.4499999999998">
                <text:p>16.4499999999998</text:p>
              </table:table-cell>
              <table:table-cell office:value-type="float" office:value="-0.800681555955146">
                <text:p>-0.800681555955146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.4599999999998">
                <text:p>16.4599999999998</text:p>
              </table:table-cell>
              <table:table-cell office:value-type="float" office:value="-0.793348733029888">
                <text:p>-0.793348733029888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.4699999999998">
                <text:p>16.4699999999998</text:p>
              </table:table-cell>
              <table:table-cell office:value-type="float" office:value="-0.785935841949035">
                <text:p>-0.78593584194903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.4799999999998">
                <text:p>16.4799999999998</text:p>
              </table:table-cell>
              <table:table-cell office:value-type="float" office:value="-0.778443615994879">
                <text:p>-0.778443615994879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.4899999999998">
                <text:p>16.4899999999998</text:p>
              </table:table-cell>
              <table:table-cell office:value-type="float" office:value="-0.770872796456528">
                <text:p>-0.770872796456528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.4999999999998">
                <text:p>16.4999999999998</text:p>
              </table:table-cell>
              <table:table-cell office:value-type="float" office:value="-0.763224132556577">
                <text:p>-0.763224132556577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.5099999999998">
                <text:p>16.5099999999998</text:p>
              </table:table-cell>
              <table:table-cell office:value-type="float" office:value="-0.755498381376981">
                <text:p>-0.75549838137698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.5199999999998">
                <text:p>16.5199999999998</text:p>
              </table:table-cell>
              <table:table-cell office:value-type="float" office:value="-0.747696307784129">
                <text:p>-0.747696307784129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.5299999999998">
                <text:p>16.5299999999998</text:p>
              </table:table-cell>
              <table:table-cell office:value-type="float" office:value="-0.739818684353139">
                <text:p>-0.739818684353139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.5399999999998">
                <text:p>16.5399999999998</text:p>
              </table:table-cell>
              <table:table-cell office:value-type="float" office:value="-0.731866291291371">
                <text:p>-0.731866291291371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.5499999999998">
                <text:p>16.5499999999998</text:p>
              </table:table-cell>
              <table:table-cell office:value-type="float" office:value="-0.723839916361167">
                <text:p>-0.723839916361167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.5599999999998">
                <text:p>16.5599999999998</text:p>
              </table:table-cell>
              <table:table-cell office:value-type="float" office:value="-0.715740354801834">
                <text:p>-0.71574035480183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.5699999999998">
                <text:p>16.5699999999998</text:p>
              </table:table-cell>
              <table:table-cell office:value-type="float" office:value="-0.707568409250866">
                <text:p>-0.707568409250866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.5799999999998">
                <text:p>16.5799999999998</text:p>
              </table:table-cell>
              <table:table-cell office:value-type="float" office:value="-0.699324889664416">
                <text:p>-0.69932488966441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.5899999999998">
                <text:p>16.5899999999998</text:p>
              </table:table-cell>
              <table:table-cell office:value-type="float" office:value="-0.691010613237042">
                <text:p>-0.691010613237042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.5999999999998">
                <text:p>16.5999999999998</text:p>
              </table:table-cell>
              <table:table-cell office:value-type="float" office:value="-0.682626404320702">
                <text:p>-0.682626404320702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.6099999999998">
                <text:p>16.6099999999998</text:p>
              </table:table-cell>
              <table:table-cell office:value-type="float" office:value="-0.674173094343037">
                <text:p>-0.674173094343037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.6199999999998">
                <text:p>16.6199999999998</text:p>
              </table:table-cell>
              <table:table-cell office:value-type="float" office:value="-0.665651521724941">
                <text:p>-0.66565152172494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.6299999999998">
                <text:p>16.6299999999998</text:p>
              </table:table-cell>
              <table:table-cell office:value-type="float" office:value="-0.65706253179741">
                <text:p>-0.65706253179741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.6399999999998">
                <text:p>16.6399999999998</text:p>
              </table:table-cell>
              <table:table-cell office:value-type="float" office:value="-0.648406976717707">
                <text:p>-0.648406976717707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.6499999999998">
                <text:p>16.6499999999998</text:p>
              </table:table-cell>
              <table:table-cell office:value-type="float" office:value="-0.639685715384824">
                <text:p>-0.63968571538482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.6599999999998">
                <text:p>16.6599999999998</text:p>
              </table:table-cell>
              <table:table-cell office:value-type="float" office:value="-0.630899613354269">
                <text:p>-0.630899613354269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.6699999999998">
                <text:p>16.6699999999998</text:p>
              </table:table-cell>
              <table:table-cell office:value-type="float" office:value="-0.622049542752175">
                <text:p>-0.62204954275217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.6799999999998">
                <text:p>16.6799999999998</text:p>
              </table:table-cell>
              <table:table-cell office:value-type="float" office:value="-0.613136382188747">
                <text:p>-0.613136382188747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.6899999999998">
                <text:p>16.6899999999998</text:p>
              </table:table-cell>
              <table:table-cell office:value-type="float" office:value="-0.604161016671043">
                <text:p>-0.604161016671043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.6999999999998">
                <text:p>16.6999999999998</text:p>
              </table:table-cell>
              <table:table-cell office:value-type="float" office:value="-0.59512433751512">
                <text:p>-0.59512433751512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.7099999999998">
                <text:p>16.7099999999998</text:p>
              </table:table-cell>
              <table:table-cell office:value-type="float" office:value="-0.58602724225753">
                <text:p>-0.5860272422575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.7199999999998">
                <text:p>16.7199999999998</text:p>
              </table:table-cell>
              <table:table-cell office:value-type="float" office:value="-0.576870634566188">
                <text:p>-0.576870634566188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.7299999999998">
                <text:p>16.7299999999998</text:p>
              </table:table-cell>
              <table:table-cell office:value-type="float" office:value="-0.567655424150621">
                <text:p>-0.567655424150621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.7399999999998">
                <text:p>16.7399999999998</text:p>
              </table:table-cell>
              <table:table-cell office:value-type="float" office:value="-0.558382526671597">
                <text:p>-0.558382526671597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.7499999999998">
                <text:p>16.7499999999998</text:p>
              </table:table-cell>
              <table:table-cell office:value-type="float" office:value="-0.549052863650158">
                <text:p>-0.549052863650158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.7599999999998">
                <text:p>16.7599999999998</text:p>
              </table:table-cell>
              <table:table-cell office:value-type="float" office:value="-0.539667362376052">
                <text:p>-0.539667362376052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.7699999999998">
                <text:p>16.7699999999998</text:p>
              </table:table-cell>
              <table:table-cell office:value-type="float" office:value="-0.53022695581558">
                <text:p>-0.53022695581558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.7799999999998">
                <text:p>16.7799999999998</text:p>
              </table:table-cell>
              <table:table-cell office:value-type="float" office:value="-0.520732582518871">
                <text:p>-0.520732582518871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.7899999999998">
                <text:p>16.7899999999998</text:p>
              </table:table-cell>
              <table:table-cell office:value-type="float" office:value="-0.511185186526581">
                <text:p>-0.511185186526581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.7999999999998">
                <text:p>16.7999999999998</text:p>
              </table:table-cell>
              <table:table-cell office:value-type="float" office:value="-0.501585717276039">
                <text:p>-0.50158571727603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.8099999999998">
                <text:p>16.8099999999998</text:p>
              </table:table-cell>
              <table:table-cell office:value-type="float" office:value="-0.491935129506844">
                <text:p>-0.49193512950684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.8199999999998">
                <text:p>16.8199999999998</text:p>
              </table:table-cell>
              <table:table-cell office:value-type="float" office:value="-0.482234383165921">
                <text:p>-0.48223438316592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.8299999999998">
                <text:p>16.8299999999998</text:p>
              </table:table-cell>
              <table:table-cell office:value-type="float" office:value="-0.472484443312048">
                <text:p>-0.472484443312048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.8399999999998">
                <text:p>16.8399999999998</text:p>
              </table:table-cell>
              <table:table-cell office:value-type="float" office:value="-0.462686280019858">
                <text:p>-0.462686280019858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.8499999999998">
                <text:p>16.8499999999998</text:p>
              </table:table-cell>
              <table:table-cell office:value-type="float" office:value="-0.452840868283336">
                <text:p>-0.452840868283336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.8599999999998">
                <text:p>16.8599999999998</text:p>
              </table:table-cell>
              <table:table-cell office:value-type="float" office:value="-0.442949187918813">
                <text:p>-0.442949187918813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.8699999999998">
                <text:p>16.8699999999998</text:p>
              </table:table-cell>
              <table:table-cell office:value-type="float" office:value="-0.433012223467462">
                <text:p>-0.433012223467462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6.8799999999998">
                <text:p>16.8799999999998</text:p>
              </table:table-cell>
              <table:table-cell office:value-type="float" office:value="-0.423030964097318">
                <text:p>-0.423030964097318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6.8899999999998">
                <text:p>16.8899999999998</text:p>
              </table:table-cell>
              <table:table-cell office:value-type="float" office:value="-0.413006403504828">
                <text:p>-0.413006403504828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.8999999999998">
                <text:p>16.8999999999998</text:p>
              </table:table-cell>
              <table:table-cell office:value-type="float" office:value="-0.402939539815928">
                <text:p>-0.402939539815928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6.9099999999998">
                <text:p>16.9099999999998</text:p>
              </table:table-cell>
              <table:table-cell office:value-type="float" office:value="-0.392831375486678">
                <text:p>-0.392831375486678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6.9199999999998">
                <text:p>16.9199999999998</text:p>
              </table:table-cell>
              <table:table-cell office:value-type="float" office:value="-0.382682917203446">
                <text:p>-0.382682917203446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6.9299999999998">
                <text:p>16.9299999999998</text:p>
              </table:table-cell>
              <table:table-cell office:value-type="float" office:value="-0.372495175782665">
                <text:p>-0.37249517578266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6.9399999999999">
                <text:p>16.9399999999999</text:p>
              </table:table-cell>
              <table:table-cell office:value-type="float" office:value="-0.362269166070164">
                <text:p>-0.362269166070164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6.9499999999999">
                <text:p>16.9499999999999</text:p>
              </table:table-cell>
              <table:table-cell office:value-type="float" office:value="-0.352005906840084">
                <text:p>-0.352005906840084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.9599999999999">
                <text:p>16.9599999999999</text:p>
              </table:table-cell>
              <table:table-cell office:value-type="float" office:value="-0.341706420693398">
                <text:p>-0.341706420693398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.9699999999999">
                <text:p>16.9699999999999</text:p>
              </table:table-cell>
              <table:table-cell office:value-type="float" office:value="-0.331371733956028">
                <text:p>-0.331371733956028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6.9799999999999">
                <text:p>16.9799999999999</text:p>
              </table:table-cell>
              <table:table-cell office:value-type="float" office:value="-0.321002876576588">
                <text:p>-0.321002876576588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6.9899999999999">
                <text:p>16.9899999999999</text:p>
              </table:table-cell>
              <table:table-cell office:value-type="float" office:value="-0.310600882023753">
                <text:p>-0.310600882023753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6.9999999999999">
                <text:p>16.9999999999999</text:p>
              </table:table-cell>
              <table:table-cell office:value-type="float" office:value="-0.30016678718326">
                <text:p>-0.3001667871832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7.0099999999999">
                <text:p>17.0099999999999</text:p>
              </table:table-cell>
              <table:table-cell office:value-type="float" office:value="-0.289701632254564">
                <text:p>-0.289701632254564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.0199999999999">
                <text:p>17.0199999999999</text:p>
              </table:table-cell>
              <table:table-cell office:value-type="float" office:value="-0.27920646064715">
                <text:p>-0.2792064606471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7.0299999999999">
                <text:p>17.0299999999999</text:p>
              </table:table-cell>
              <table:table-cell office:value-type="float" office:value="-0.268682318876511">
                <text:p>-0.268682318876511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.0399999999999">
                <text:p>17.0399999999999</text:p>
              </table:table-cell>
              <table:table-cell office:value-type="float" office:value="-0.258130256459807">
                <text:p>-0.258130256459807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.0499999999999">
                <text:p>17.0499999999999</text:p>
              </table:table-cell>
              <table:table-cell office:value-type="float" office:value="-0.247551325811216">
                <text:p>-0.24755132581121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.0599999999999">
                <text:p>17.0599999999999</text:p>
              </table:table-cell>
              <table:table-cell office:value-type="float" office:value="-0.236946582136978">
                <text:p>-0.23694658213697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.0699999999999">
                <text:p>17.0699999999999</text:p>
              </table:table-cell>
              <table:table-cell office:value-type="float" office:value="-0.226317083330159">
                <text:p>-0.226317083330159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.0799999999999">
                <text:p>17.0799999999999</text:p>
              </table:table-cell>
              <table:table-cell office:value-type="float" office:value="-0.215663889865127">
                <text:p>-0.215663889865127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.0899999999999">
                <text:p>17.0899999999999</text:p>
              </table:table-cell>
              <table:table-cell office:value-type="float" office:value="-0.204988064691761">
                <text:p>-0.204988064691761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7.0999999999999">
                <text:p>17.0999999999999</text:p>
              </table:table-cell>
              <table:table-cell office:value-type="float" office:value="-0.19429067312941">
                <text:p>-0.1942906731294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7.1099999999999">
                <text:p>17.1099999999999</text:p>
              </table:table-cell>
              <table:table-cell office:value-type="float" office:value="-0.183572782760588">
                <text:p>-0.183572782760588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.1199999999999">
                <text:p>17.1199999999999</text:p>
              </table:table-cell>
              <table:table-cell office:value-type="float" office:value="-0.172835463324454">
                <text:p>-0.172835463324454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.1299999999999">
                <text:p>17.1299999999999</text:p>
              </table:table-cell>
              <table:table-cell office:value-type="float" office:value="-0.162079786610044">
                <text:p>-0.16207978661004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.1399999999999">
                <text:p>17.1399999999999</text:p>
              </table:table-cell>
              <table:table-cell office:value-type="float" office:value="-0.151306826349301">
                <text:p>-0.151306826349301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.1499999999999">
                <text:p>17.1499999999999</text:p>
              </table:table-cell>
              <table:table-cell office:value-type="float" office:value="-0.140517658109898">
                <text:p>-0.140517658109898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.1599999999999">
                <text:p>17.1599999999999</text:p>
              </table:table-cell>
              <table:table-cell office:value-type="float" office:value="-0.129713359187859">
                <text:p>-0.129713359187859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.1699999999999">
                <text:p>17.1699999999999</text:p>
              </table:table-cell>
              <table:table-cell office:value-type="float" office:value="-0.11889500850001">
                <text:p>-0.11889500850001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.1799999999999">
                <text:p>17.1799999999999</text:p>
              </table:table-cell>
              <table:table-cell office:value-type="float" office:value="-0.108063686476241">
                <text:p>-0.108063686476241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.1899999999999">
                <text:p>17.1899999999999</text:p>
              </table:table-cell>
              <table:table-cell office:value-type="float" office:value="-0.0972204749516231">
                <text:p>-0.0972204749516231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7.1999999999999">
                <text:p>17.1999999999999</text:p>
              </table:table-cell>
              <table:table-cell office:value-type="float" office:value="-0.0863664570583571">
                <text:p>-0.086366457058357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7.2099999999999">
                <text:p>17.2099999999999</text:p>
              </table:table-cell>
              <table:table-cell office:value-type="float" office:value="-0.075502717117596">
                <text:p>-0.075502717117596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.2199999999999">
                <text:p>17.2199999999999</text:p>
              </table:table-cell>
              <table:table-cell office:value-type="float" office:value="-0.064630340531129">
                <text:p>-0.064630340531129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7.2299999999999">
                <text:p>17.2299999999999</text:p>
              </table:table-cell>
              <table:table-cell office:value-type="float" office:value="-0.0537504136729503">
                <text:p>-0.0537504136729503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7.2399999999999">
                <text:p>17.2399999999999</text:p>
              </table:table-cell>
              <table:table-cell office:value-type="float" office:value="-0.0428640237807184">
                <text:p>-0.0428640237807184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7.2499999999999">
                <text:p>17.2499999999999</text:p>
              </table:table-cell>
              <table:table-cell office:value-type="float" office:value="-0.0319722588471193">
                <text:p>-0.0319722588471193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.2599999999999">
                <text:p>17.2599999999999</text:p>
              </table:table-cell>
              <table:table-cell office:value-type="float" office:value="-0.0210762075111421">
                <text:p>-0.0210762075111421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7.2699999999999">
                <text:p>17.2699999999999</text:p>
              </table:table-cell>
              <table:table-cell office:value-type="float" office:value="-0.0101769589492801">
                <text:p>-0.010176958949280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.2799999999999">
                <text:p>17.2799999999999</text:p>
              </table:table-cell>
              <table:table-cell office:value-type="float" office:value="0.00072439723333291">
                <text:p>0.00072439723333291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7.2899999999999">
                <text:p>17.2899999999999</text:p>
              </table:table-cell>
              <table:table-cell office:value-type="float" office:value="0.0116267711118409">
                <text:p>0.0116267711118409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.2999999999999">
                <text:p>17.2999999999999</text:p>
              </table:table-cell>
              <table:table-cell office:value-type="float" office:value="0.0225290725506255">
                <text:p>0.022529072550625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.3099999999999">
                <text:p>17.3099999999999</text:p>
              </table:table-cell>
              <table:table-cell office:value-type="float" office:value="0.033430211312299">
                <text:p>0.033430211312299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.3199999999999">
                <text:p>17.3199999999999</text:p>
              </table:table-cell>
              <table:table-cell office:value-type="float" office:value="0.0443290971667174">
                <text:p>0.0443290971667174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.3299999999999">
                <text:p>17.3299999999999</text:p>
              </table:table-cell>
              <table:table-cell office:value-type="float" office:value="0.0552246400000045">
                <text:p>0.055224640000004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.3399999999999">
                <text:p>17.3399999999999</text:p>
              </table:table-cell>
              <table:table-cell office:value-type="float" office:value="0.066115749923575">
                <text:p>0.06611574992357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.3499999999999">
                <text:p>17.3499999999999</text:p>
              </table:table-cell>
              <table:table-cell office:value-type="float" office:value="0.0770013373831455">
                <text:p>0.077001337383145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.3599999999999">
                <text:p>17.3599999999999</text:p>
              </table:table-cell>
              <table:table-cell office:value-type="float" office:value="0.0878803132677237">
                <text:p>0.0878803132677237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.3699999999999">
                <text:p>17.3699999999999</text:p>
              </table:table-cell>
              <table:table-cell office:value-type="float" office:value="0.0987515890185635">
                <text:p>0.098751589018563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7.3799999999999">
                <text:p>17.3799999999999</text:p>
              </table:table-cell>
              <table:table-cell office:value-type="float" office:value="0.109614076738077">
                <text:p>0.109614076738077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.3899999999999">
                <text:p>17.3899999999999</text:p>
              </table:table-cell>
              <table:table-cell office:value-type="float" office:value="0.120466689298688">
                <text:p>0.120466689298688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7.3999999999999">
                <text:p>17.3999999999999</text:p>
              </table:table-cell>
              <table:table-cell office:value-type="float" office:value="0.131308340451625">
                <text:p>0.13130834045162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7.4099999999999">
                <text:p>17.4099999999999</text:p>
              </table:table-cell>
              <table:table-cell office:value-type="float" office:value="0.142137944935633">
                <text:p>0.142137944935633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7.4199999999999">
                <text:p>17.4199999999999</text:p>
              </table:table-cell>
              <table:table-cell office:value-type="float" office:value="0.152954418585595">
                <text:p>0.15295441858559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.4299999999999">
                <text:p>17.4299999999999</text:p>
              </table:table-cell>
              <table:table-cell office:value-type="float" office:value="0.163756678441064">
                <text:p>0.163756678441064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.4399999999999">
                <text:p>17.4399999999999</text:p>
              </table:table-cell>
              <table:table-cell office:value-type="float" office:value="0.174543642854674">
                <text:p>0.174543642854674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7.4499999999999">
                <text:p>17.4499999999999</text:p>
              </table:table-cell>
              <table:table-cell office:value-type="float" office:value="0.18531423160044">
                <text:p>0.18531423160044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7.4599999999999">
                <text:p>17.4599999999999</text:p>
              </table:table-cell>
              <table:table-cell office:value-type="float" office:value="0.196067365981921">
                <text:p>0.196067365981921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7.4699999999999">
                <text:p>17.4699999999999</text:p>
              </table:table-cell>
              <table:table-cell office:value-type="float" office:value="0.206801968940241">
                <text:p>0.206801968940241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7.4799999999999">
                <text:p>17.4799999999999</text:p>
              </table:table-cell>
              <table:table-cell office:value-type="float" office:value="0.217516965161963">
                <text:p>0.217516965161963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7.4899999999999">
                <text:p>17.4899999999999</text:p>
              </table:table-cell>
              <table:table-cell office:value-type="float" office:value="0.228211281186792">
                <text:p>0.228211281186792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7.4999999999999">
                <text:p>17.4999999999999</text:p>
              </table:table-cell>
              <table:table-cell office:value-type="float" office:value="0.238883845515104">
                <text:p>0.238883845515104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7.5099999999999">
                <text:p>17.5099999999999</text:p>
              </table:table-cell>
              <table:table-cell office:value-type="float" office:value="0.249533588715297">
                <text:p>0.249533588715297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7.5199999999999">
                <text:p>17.5199999999999</text:p>
              </table:table-cell>
              <table:table-cell office:value-type="float" office:value="0.260159443530939">
                <text:p>0.260159443530939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7.5299999999999">
                <text:p>17.5299999999999</text:p>
              </table:table-cell>
              <table:table-cell office:value-type="float" office:value="0.27076034498771">
                <text:p>0.2707603449877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7.5399999999999">
                <text:p>17.5399999999999</text:p>
              </table:table-cell>
              <table:table-cell office:value-type="float" office:value="0.281335230500127">
                <text:p>0.281335230500127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7.5499999999999">
                <text:p>17.5499999999999</text:p>
              </table:table-cell>
              <table:table-cell office:value-type="float" office:value="0.291883039978046">
                <text:p>0.29188303997804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7.5599999999999">
                <text:p>17.5599999999999</text:p>
              </table:table-cell>
              <table:table-cell office:value-type="float" office:value="0.302402715932914">
                <text:p>0.302402715932914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7.5699999999999">
                <text:p>17.5699999999999</text:p>
              </table:table-cell>
              <table:table-cell office:value-type="float" office:value="0.312893203583785">
                <text:p>0.31289320358378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7.58">
                <text:p>17.58</text:p>
              </table:table-cell>
              <table:table-cell office:value-type="float" office:value="0.323353450963062">
                <text:p>0.323353450963062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.59">
                <text:p>17.59</text:p>
              </table:table-cell>
              <table:table-cell office:value-type="float" office:value="0.333782409021981">
                <text:p>0.33378240902198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7.6">
                <text:p>17.6</text:p>
              </table:table-cell>
              <table:table-cell office:value-type="float" office:value="0.344179031735804">
                <text:p>0.344179031735804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7.61">
                <text:p>17.61</text:p>
              </table:table-cell>
              <table:table-cell office:value-type="float" office:value="0.354542276208724">
                <text:p>0.354542276208724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7.62">
                <text:p>17.62</text:p>
              </table:table-cell>
              <table:table-cell office:value-type="float" office:value="0.364871102778471">
                <text:p>0.364871102778471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.63">
                <text:p>17.63</text:p>
              </table:table-cell>
              <table:table-cell office:value-type="float" office:value="0.375164475120597">
                <text:p>0.37516447512059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7.64">
                <text:p>17.64</text:p>
              </table:table-cell>
              <table:table-cell office:value-type="float" office:value="0.385421360352445">
                <text:p>0.385421360352445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7.65">
                <text:p>17.65</text:p>
              </table:table-cell>
              <table:table-cell office:value-type="float" office:value="0.395640729136781">
                <text:p>0.395640729136781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7.66">
                <text:p>17.66</text:p>
              </table:table-cell>
              <table:table-cell office:value-type="float" office:value="0.405821555785082">
                <text:p>0.405821555785082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7.67">
                <text:p>17.67</text:p>
              </table:table-cell>
              <table:table-cell office:value-type="float" office:value="0.415962818360469">
                <text:p>0.415962818360469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7.68">
                <text:p>17.68</text:p>
              </table:table-cell>
              <table:table-cell office:value-type="float" office:value="0.426063498780278">
                <text:p>0.426063498780278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7.69">
                <text:p>17.69</text:p>
              </table:table-cell>
              <table:table-cell office:value-type="float" office:value="0.43612258291825">
                <text:p>0.4361225829182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7.7">
                <text:p>17.7</text:p>
              </table:table-cell>
              <table:table-cell office:value-type="float" office:value="0.446139060706345">
                <text:p>0.44613906070634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7.71">
                <text:p>17.71</text:p>
              </table:table-cell>
              <table:table-cell office:value-type="float" office:value="0.456111926236147">
                <text:p>0.456111926236147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7.72">
                <text:p>17.72</text:p>
              </table:table-cell>
              <table:table-cell office:value-type="float" office:value="0.466040177859879">
                <text:p>0.466040177859879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7.73">
                <text:p>17.73</text:p>
              </table:table-cell>
              <table:table-cell office:value-type="float" office:value="0.475922818290988">
                <text:p>0.475922818290988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7.74">
                <text:p>17.74</text:p>
              </table:table-cell>
              <table:table-cell office:value-type="float" office:value="0.48575885470431">
                <text:p>0.4857588547043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7.75">
                <text:p>17.75</text:p>
              </table:table-cell>
              <table:table-cell office:value-type="float" office:value="0.495547298835803">
                <text:p>0.495547298835803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7.76">
                <text:p>17.76</text:p>
              </table:table-cell>
              <table:table-cell office:value-type="float" office:value="0.505287167081826">
                <text:p>0.505287167081826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7.77">
                <text:p>17.77</text:p>
              </table:table-cell>
              <table:table-cell office:value-type="float" office:value="0.514977480597966">
                <text:p>0.514977480597966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7.78">
                <text:p>17.78</text:p>
              </table:table-cell>
              <table:table-cell office:value-type="float" office:value="0.524617265397397">
                <text:p>0.52461726539739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7.79">
                <text:p>17.79</text:p>
              </table:table-cell>
              <table:table-cell office:value-type="float" office:value="0.534205552448768">
                <text:p>0.534205552448768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7.8">
                <text:p>17.8</text:p>
              </table:table-cell>
              <table:table-cell office:value-type="float" office:value="0.543741377773599">
                <text:p>0.54374137777359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.81">
                <text:p>17.81</text:p>
              </table:table-cell>
              <table:table-cell office:value-type="float" office:value="0.553223782543186">
                <text:p>0.553223782543186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7.82">
                <text:p>17.82</text:p>
              </table:table-cell>
              <table:table-cell office:value-type="float" office:value="0.562651813174995">
                <text:p>0.56265181317499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7.83">
                <text:p>17.83</text:p>
              </table:table-cell>
              <table:table-cell office:value-type="float" office:value="0.57202452142855">
                <text:p>0.5720245214285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7.84">
                <text:p>17.84</text:p>
              </table:table-cell>
              <table:table-cell office:value-type="float" office:value="0.581340964500787">
                <text:p>0.581340964500787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7.85">
                <text:p>17.85</text:p>
              </table:table-cell>
              <table:table-cell office:value-type="float" office:value="0.590600205120882">
                <text:p>0.59060020512088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7.86">
                <text:p>17.86</text:p>
              </table:table-cell>
              <table:table-cell office:value-type="float" office:value="0.599801311644526">
                <text:p>0.599801311644526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7.87">
                <text:p>17.87</text:p>
              </table:table-cell>
              <table:table-cell office:value-type="float" office:value="0.608943358147658">
                <text:p>0.608943358147658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7.88">
                <text:p>17.88</text:p>
              </table:table-cell>
              <table:table-cell office:value-type="float" office:value="0.618025424519626">
                <text:p>0.61802542451962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7.89">
                <text:p>17.89</text:p>
              </table:table-cell>
              <table:table-cell office:value-type="float" office:value="0.627046596555779">
                <text:p>0.627046596555779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7.9">
                <text:p>17.9</text:p>
              </table:table-cell>
              <table:table-cell office:value-type="float" office:value="0.63600596604948">
                <text:p>0.63600596604948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7.91">
                <text:p>17.91</text:p>
              </table:table-cell>
              <table:table-cell office:value-type="float" office:value="0.644902630883525">
                <text:p>0.644902630883525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7.92">
                <text:p>17.92</text:p>
              </table:table-cell>
              <table:table-cell office:value-type="float" office:value="0.653735695120966">
                <text:p>0.653735695120966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7.93">
                <text:p>17.93</text:p>
              </table:table-cell>
              <table:table-cell office:value-type="float" office:value="0.662504269095318">
                <text:p>0.662504269095318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7.94">
                <text:p>17.94</text:p>
              </table:table-cell>
              <table:table-cell office:value-type="float" office:value="0.671207469500158">
                <text:p>0.671207469500158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7.95">
                <text:p>17.95</text:p>
              </table:table-cell>
              <table:table-cell office:value-type="float" office:value="0.679844419478088">
                <text:p>0.679844419478088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.96">
                <text:p>17.96</text:p>
              </table:table-cell>
              <table:table-cell office:value-type="float" office:value="0.688414248709069">
                <text:p>0.688414248709069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7.97">
                <text:p>17.97</text:p>
              </table:table-cell>
              <table:table-cell office:value-type="float" office:value="0.696916093498101">
                <text:p>0.696916093498101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7.98">
                <text:p>17.98</text:p>
              </table:table-cell>
              <table:table-cell office:value-type="float" office:value="0.705349096862263">
                <text:p>0.705349096862263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7.99">
                <text:p>17.99</text:p>
              </table:table-cell>
              <table:table-cell office:value-type="float" office:value="0.713712408617074">
                <text:p>0.713712408617074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8">
                <text:p>18</text:p>
              </table:table-cell>
              <table:table-cell office:value-type="float" office:value="0.7220051854622">
                <text:p>0.722005185462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8.01">
                <text:p>18.01</text:p>
              </table:table-cell>
              <table:table-cell office:value-type="float" office:value="0.730226591066464">
                <text:p>0.730226591066464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.02">
                <text:p>18.02</text:p>
              </table:table-cell>
              <table:table-cell office:value-type="float" office:value="0.738375796152181">
                <text:p>0.73837579615218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8.03">
                <text:p>18.03</text:p>
              </table:table-cell>
              <table:table-cell office:value-type="float" office:value="0.746451978578792">
                <text:p>0.74645197857879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.04">
                <text:p>18.04</text:p>
              </table:table-cell>
              <table:table-cell office:value-type="float" office:value="0.754454323425788">
                <text:p>0.754454323425788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8.05">
                <text:p>18.05</text:p>
              </table:table-cell>
              <table:table-cell office:value-type="float" office:value="0.762382023074926">
                <text:p>0.762382023074926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8.06">
                <text:p>18.06</text:p>
              </table:table-cell>
              <table:table-cell office:value-type="float" office:value="0.770234277291721">
                <text:p>0.770234277291721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8.07">
                <text:p>18.07</text:p>
              </table:table-cell>
              <table:table-cell office:value-type="float" office:value="0.778010293306208">
                <text:p>0.778010293306208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8.08">
                <text:p>18.08</text:p>
              </table:table-cell>
              <table:table-cell office:value-type="float" office:value="0.785709285892967">
                <text:p>0.785709285892967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8.09">
                <text:p>18.09</text:p>
              </table:table-cell>
              <table:table-cell office:value-type="float" office:value="0.793330477450395">
                <text:p>0.793330477450395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8.1">
                <text:p>18.1</text:p>
              </table:table-cell>
              <table:table-cell office:value-type="float" office:value="0.800873098079233">
                <text:p>0.800873098079233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8.11">
                <text:p>18.11</text:p>
              </table:table-cell>
              <table:table-cell office:value-type="float" office:value="0.808336385660327">
                <text:p>0.808336385660327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8.12">
                <text:p>18.12</text:p>
              </table:table-cell>
              <table:table-cell office:value-type="float" office:value="0.815719585931612">
                <text:p>0.815719585931612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8.13">
                <text:p>18.13</text:p>
              </table:table-cell>
              <table:table-cell office:value-type="float" office:value="0.823021952564331">
                <text:p>0.823021952564331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8.14">
                <text:p>18.14</text:p>
              </table:table-cell>
              <table:table-cell office:value-type="float" office:value="0.830242747238458">
                <text:p>0.830242747238458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8.15">
                <text:p>18.15</text:p>
              </table:table-cell>
              <table:table-cell office:value-type="float" office:value="0.837381239717327">
                <text:p>0.837381239717327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8.16">
                <text:p>18.16</text:p>
              </table:table-cell>
              <table:table-cell office:value-type="float" office:value="0.844436707921473">
                <text:p>0.844436707921473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8.17">
                <text:p>18.17</text:p>
              </table:table-cell>
              <table:table-cell office:value-type="float" office:value="0.851408438001647">
                <text:p>0.851408438001647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8.18">
                <text:p>18.18</text:p>
              </table:table-cell>
              <table:table-cell office:value-type="float" office:value="0.858295724411029">
                <text:p>0.858295724411029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8.19">
                <text:p>18.19</text:p>
              </table:table-cell>
              <table:table-cell office:value-type="float" office:value="0.865097869976611">
                <text:p>0.865097869976611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8.2">
                <text:p>18.2</text:p>
              </table:table-cell>
              <table:table-cell office:value-type="float" office:value="0.871814185969752">
                <text:p>0.871814185969752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8.21">
                <text:p>18.21</text:p>
              </table:table-cell>
              <table:table-cell office:value-type="float" office:value="0.878443992175895">
                <text:p>0.87844399217589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8.2200000000001">
                <text:p>18.2200000000001</text:p>
              </table:table-cell>
              <table:table-cell office:value-type="float" office:value="0.884986616963441">
                <text:p>0.884986616963441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8.2300000000001">
                <text:p>18.2300000000001</text:p>
              </table:table-cell>
              <table:table-cell office:value-type="float" office:value="0.891441397351769">
                <text:p>0.891441397351769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8.2400000000001">
                <text:p>18.2400000000001</text:p>
              </table:table-cell>
              <table:table-cell office:value-type="float" office:value="0.897807679078401">
                <text:p>0.89780767907840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8.2500000000001">
                <text:p>18.2500000000001</text:p>
              </table:table-cell>
              <table:table-cell office:value-type="float" office:value="0.904084816665298">
                <text:p>0.904084816665298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8.2600000000001">
                <text:p>18.2600000000001</text:p>
              </table:table-cell>
              <table:table-cell office:value-type="float" office:value="0.910272173484286">
                <text:p>0.910272173484286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8.2700000000001">
                <text:p>18.2700000000001</text:p>
              </table:table-cell>
              <table:table-cell office:value-type="float" office:value="0.916369121821609">
                <text:p>0.916369121821609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8.2800000000001">
                <text:p>18.2800000000001</text:p>
              </table:table-cell>
              <table:table-cell office:value-type="float" office:value="0.922375042941583">
                <text:p>0.922375042941583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8.2900000000001">
                <text:p>18.2900000000001</text:p>
              </table:table-cell>
              <table:table-cell office:value-type="float" office:value="0.928289327149374">
                <text:p>0.928289327149374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8.3000000000001">
                <text:p>18.3000000000001</text:p>
              </table:table-cell>
              <table:table-cell office:value-type="float" office:value="0.934111373852872">
                <text:p>0.934111373852872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8.3100000000001">
                <text:p>18.3100000000001</text:p>
              </table:table-cell>
              <table:table-cell office:value-type="float" office:value="0.939840591623654">
                <text:p>0.939840591623654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8.3200000000001">
                <text:p>18.3200000000001</text:p>
              </table:table-cell>
              <table:table-cell office:value-type="float" office:value="0.945476398257052">
                <text:p>0.94547639825705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8.3300000000001">
                <text:p>18.3300000000001</text:p>
              </table:table-cell>
              <table:table-cell office:value-type="float" office:value="0.951018220831286">
                <text:p>0.951018220831286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8.3400000000001">
                <text:p>18.3400000000001</text:p>
              </table:table-cell>
              <table:table-cell office:value-type="float" office:value="0.956465495765695">
                <text:p>0.95646549576569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8.3500000000001">
                <text:p>18.3500000000001</text:p>
              </table:table-cell>
              <table:table-cell office:value-type="float" office:value="0.961817668878021">
                <text:p>0.961817668878021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8.3600000000001">
                <text:p>18.3600000000001</text:p>
              </table:table-cell>
              <table:table-cell office:value-type="float" office:value="0.967074195440771">
                <text:p>0.96707419544077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8.3700000000001">
                <text:p>18.3700000000001</text:p>
              </table:table-cell>
              <table:table-cell office:value-type="float" office:value="0.972234540236632">
                <text:p>0.972234540236632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8.3800000000001">
                <text:p>18.3800000000001</text:p>
              </table:table-cell>
              <table:table-cell office:value-type="float" office:value="0.977298177612949">
                <text:p>0.977298177612949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8.3900000000001">
                <text:p>18.3900000000001</text:p>
              </table:table-cell>
              <table:table-cell office:value-type="float" office:value="0.982264591535243">
                <text:p>0.982264591535243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8.4000000000001">
                <text:p>18.4000000000001</text:p>
              </table:table-cell>
              <table:table-cell office:value-type="float" office:value="0.987133275639776">
                <text:p>0.987133275639776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8.4100000000001">
                <text:p>18.4100000000001</text:p>
              </table:table-cell>
              <table:table-cell office:value-type="float" office:value="0.991903733285154">
                <text:p>0.991903733285154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.4200000000001">
                <text:p>18.4200000000001</text:p>
              </table:table-cell>
              <table:table-cell office:value-type="float" office:value="0.996575477602969">
                <text:p>0.99657547760296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8.4300000000001">
                <text:p>18.4300000000001</text:p>
              </table:table-cell>
              <table:table-cell office:value-type="float" office:value="1.00114803154746">
                <text:p>1.00114803154746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8.4400000000001">
                <text:p>18.4400000000001</text:p>
              </table:table-cell>
              <table:table-cell office:value-type="float" office:value="1.00562092794418">
                <text:p>1.00562092794418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8.4500000000001">
                <text:p>18.4500000000001</text:p>
              </table:table-cell>
              <table:table-cell office:value-type="float" office:value="1.00999370953775">
                <text:p>1.0099937095377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8.4600000000001">
                <text:p>18.4600000000001</text:p>
              </table:table-cell>
              <table:table-cell office:value-type="float" office:value="1.01426592903853">
                <text:p>1.0142659290385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8.4700000000001">
                <text:p>18.4700000000001</text:p>
              </table:table-cell>
              <table:table-cell office:value-type="float" office:value="1.01843714916835">
                <text:p>1.01843714916835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8.4800000000001">
                <text:p>18.4800000000001</text:p>
              </table:table-cell>
              <table:table-cell office:value-type="float" office:value="1.02250694270527">
                <text:p>1.0225069427052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8.4900000000001">
                <text:p>18.4900000000001</text:p>
              </table:table-cell>
              <table:table-cell office:value-type="float" office:value="1.02647489252727">
                <text:p>1.02647489252727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8.5000000000001">
                <text:p>18.5000000000001</text:p>
              </table:table-cell>
              <table:table-cell office:value-type="float" office:value="1.03034059165501">
                <text:p>1.03034059165501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8.5100000000001">
                <text:p>18.5100000000001</text:p>
              </table:table-cell>
              <table:table-cell office:value-type="float" office:value="1.03410364329348">
                <text:p>1.03410364329348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8.5200000000001">
                <text:p>18.5200000000001</text:p>
              </table:table-cell>
              <table:table-cell office:value-type="float" office:value="1.0377636608728">
                <text:p>1.0377636608728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8.5300000000001">
                <text:p>18.5300000000001</text:p>
              </table:table-cell>
              <table:table-cell office:value-type="float" office:value="1.04132026808778">
                <text:p>1.04132026808778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8.5400000000001">
                <text:p>18.5400000000001</text:p>
              </table:table-cell>
              <table:table-cell office:value-type="float" office:value="1.04477309893668">
                <text:p>1.04477309893668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8.5500000000001">
                <text:p>18.5500000000001</text:p>
              </table:table-cell>
              <table:table-cell office:value-type="float" office:value="1.04812179775877">
                <text:p>1.04812179775877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8.5600000000001">
                <text:p>18.5600000000001</text:p>
              </table:table-cell>
              <table:table-cell office:value-type="float" office:value="1.05136601927096">
                <text:p>1.05136601927096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8.5700000000001">
                <text:p>18.5700000000001</text:p>
              </table:table-cell>
              <table:table-cell office:value-type="float" office:value="1.05450542860338">
                <text:p>1.05450542860338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8.5800000000001">
                <text:p>18.5800000000001</text:p>
              </table:table-cell>
              <table:table-cell office:value-type="float" office:value="1.05753970133387">
                <text:p>1.05753970133387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8.5900000000001">
                <text:p>18.5900000000001</text:p>
              </table:table-cell>
              <table:table-cell office:value-type="float" office:value="1.0604685235215">
                <text:p>1.060468523521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8.6000000000001">
                <text:p>18.6000000000001</text:p>
              </table:table-cell>
              <table:table-cell office:value-type="float" office:value="1.063291591739">
                <text:p>1.063291591739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8.6100000000001">
                <text:p>18.6100000000001</text:p>
              </table:table-cell>
              <table:table-cell office:value-type="float" office:value="1.06600861310414">
                <text:p>1.0660086131041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8.6200000000001">
                <text:p>18.6200000000001</text:p>
              </table:table-cell>
              <table:table-cell office:value-type="float" office:value="1.06861930531011">
                <text:p>1.06861930531011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8.6300000000001">
                <text:p>18.6300000000001</text:p>
              </table:table-cell>
              <table:table-cell office:value-type="float" office:value="1.07112339665477">
                <text:p>1.07112339665477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8.6400000000001">
                <text:p>18.6400000000001</text:p>
              </table:table-cell>
              <table:table-cell office:value-type="float" office:value="1.0735206260689">
                <text:p>1.0735206260689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8.6500000000001">
                <text:p>18.6500000000001</text:p>
              </table:table-cell>
              <table:table-cell office:value-type="float" office:value="1.07581074314337">
                <text:p>1.0758107431433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8.6600000000001">
                <text:p>18.6600000000001</text:p>
              </table:table-cell>
              <table:table-cell office:value-type="float" office:value="1.07799350815522">
                <text:p>1.07799350815522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8.6700000000001">
                <text:p>18.6700000000001</text:p>
              </table:table-cell>
              <table:table-cell office:value-type="float" office:value="1.08006869209277">
                <text:p>1.08006869209277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8.6800000000001">
                <text:p>18.6800000000001</text:p>
              </table:table-cell>
              <table:table-cell office:value-type="float" office:value="1.08203607667949">
                <text:p>1.08203607667949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8.6900000000001">
                <text:p>18.6900000000001</text:p>
              </table:table-cell>
              <table:table-cell office:value-type="float" office:value="1.08389545439701">
                <text:p>1.08389545439701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8.7000000000001">
                <text:p>18.7000000000001</text:p>
              </table:table-cell>
              <table:table-cell office:value-type="float" office:value="1.08564662850686">
                <text:p>1.08564662850686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8.7100000000001">
                <text:p>18.7100000000001</text:p>
              </table:table-cell>
              <table:table-cell office:value-type="float" office:value="1.08728941307127">
                <text:p>1.08728941307127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8.7200000000001">
                <text:p>18.7200000000001</text:p>
              </table:table-cell>
              <table:table-cell office:value-type="float" office:value="1.08882363297283">
                <text:p>1.08882363297283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8.7300000000001">
                <text:p>18.7300000000001</text:p>
              </table:table-cell>
              <table:table-cell office:value-type="float" office:value="1.09024912393309">
                <text:p>1.09024912393309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8.7400000000001">
                <text:p>18.7400000000001</text:p>
              </table:table-cell>
              <table:table-cell office:value-type="float" office:value="1.09156573253004">
                <text:p>1.0915657325300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8.7500000000001">
                <text:p>18.7500000000001</text:p>
              </table:table-cell>
              <table:table-cell office:value-type="float" office:value="1.0927733162146">
                <text:p>1.0927733162146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8.7600000000001">
                <text:p>18.7600000000001</text:p>
              </table:table-cell>
              <table:table-cell office:value-type="float" office:value="1.09387174332591">
                <text:p>1.09387174332591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8.7700000000001">
                <text:p>18.7700000000001</text:p>
              </table:table-cell>
              <table:table-cell office:value-type="float" office:value="1.0948608931056">
                <text:p>1.0948608931056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.7800000000001">
                <text:p>18.7800000000001</text:p>
              </table:table-cell>
              <table:table-cell office:value-type="float" office:value="1.09574065571095">
                <text:p>1.09574065571095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8.7900000000001">
                <text:p>18.7900000000001</text:p>
              </table:table-cell>
              <table:table-cell office:value-type="float" office:value="1.096510932227">
                <text:p>1.096510932227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8.8000000000001">
                <text:p>18.8000000000001</text:p>
              </table:table-cell>
              <table:table-cell office:value-type="float" office:value="1.09717163467747">
                <text:p>1.09717163467747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8.8100000000001">
                <text:p>18.8100000000001</text:p>
              </table:table-cell>
              <table:table-cell office:value-type="float" office:value="1.09772268603472">
                <text:p>1.09772268603472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8.8200000000001">
                <text:p>18.8200000000001</text:p>
              </table:table-cell>
              <table:table-cell office:value-type="float" office:value="1.0981640202285">
                <text:p>1.098164020228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8.8300000000001">
                <text:p>18.8300000000001</text:p>
              </table:table-cell>
              <table:table-cell office:value-type="float" office:value="1.09849558215368">
                <text:p>1.09849558215368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8.8400000000001">
                <text:p>18.8400000000001</text:p>
              </table:table-cell>
              <table:table-cell office:value-type="float" office:value="1.09871732767684">
                <text:p>1.09871732767684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8.8500000000001">
                <text:p>18.8500000000001</text:p>
              </table:table-cell>
              <table:table-cell office:value-type="float" office:value="1.09882922364178">
                <text:p>1.09882922364178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8.8600000000001">
                <text:p>18.8600000000001</text:p>
              </table:table-cell>
              <table:table-cell office:value-type="float" office:value="1.09883124787395">
                <text:p>1.0988312478739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8.8700000000002">
                <text:p>18.8700000000002</text:p>
              </table:table-cell>
              <table:table-cell office:value-type="float" office:value="1.09872338918376">
                <text:p>1.09872338918376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8.8800000000002">
                <text:p>18.8800000000002</text:p>
              </table:table-cell>
              <table:table-cell office:value-type="float" office:value="1.09850564736878">
                <text:p>1.0985056473687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8.8900000000002">
                <text:p>18.8900000000002</text:p>
              </table:table-cell>
              <table:table-cell office:value-type="float" office:value="1.09817803321488">
                <text:p>1.09817803321488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8.9000000000002">
                <text:p>18.9000000000002</text:p>
              </table:table-cell>
              <table:table-cell office:value-type="float" office:value="1.09774056849625">
                <text:p>1.09774056849625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8.9100000000002">
                <text:p>18.9100000000002</text:p>
              </table:table-cell>
              <table:table-cell office:value-type="float" office:value="1.09719328597429">
                <text:p>1.09719328597429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8.9200000000002">
                <text:p>18.9200000000002</text:p>
              </table:table-cell>
              <table:table-cell office:value-type="float" office:value="1.09653622939549">
                <text:p>1.09653622939549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8.9300000000002">
                <text:p>18.9300000000002</text:p>
              </table:table-cell>
              <table:table-cell office:value-type="float" office:value="1.09576945348808">
                <text:p>1.09576945348808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8.9400000000002">
                <text:p>18.9400000000002</text:p>
              </table:table-cell>
              <table:table-cell office:value-type="float" office:value="1.09489302395774">
                <text:p>1.09489302395774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8.9500000000002">
                <text:p>18.9500000000002</text:p>
              </table:table-cell>
              <table:table-cell office:value-type="float" office:value="1.09390701748205">
                <text:p>1.09390701748205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8.9600000000002">
                <text:p>18.9600000000002</text:p>
              </table:table-cell>
              <table:table-cell office:value-type="float" office:value="1.09281152170396">
                <text:p>1.09281152170396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8.9700000000002">
                <text:p>18.9700000000002</text:p>
              </table:table-cell>
              <table:table-cell office:value-type="float" office:value="1.09160663522413">
                <text:p>1.0916066352241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8.9800000000002">
                <text:p>18.9800000000002</text:p>
              </table:table-cell>
              <table:table-cell office:value-type="float" office:value="1.09029246759212">
                <text:p>1.09029246759212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8.9900000000002">
                <text:p>18.9900000000002</text:p>
              </table:table-cell>
              <table:table-cell office:value-type="float" office:value="1.08886913929659">
                <text:p>1.08886913929659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9.0000000000002">
                <text:p>19.0000000000002</text:p>
              </table:table-cell>
              <table:table-cell office:value-type="float" office:value="1.08733678175431">
                <text:p>1.08733678175431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9.0100000000002">
                <text:p>19.0100000000002</text:p>
              </table:table-cell>
              <table:table-cell office:value-type="float" office:value="1.08569553729809">
                <text:p>1.08569553729809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9.0200000000002">
                <text:p>19.0200000000002</text:p>
              </table:table-cell>
              <table:table-cell office:value-type="float" office:value="1.0839455591637">
                <text:p>1.0839455591637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9.0300000000002">
                <text:p>19.0300000000002</text:p>
              </table:table-cell>
              <table:table-cell office:value-type="float" office:value="1.08208701147557">
                <text:p>1.08208701147557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9.0400000000002">
                <text:p>19.0400000000002</text:p>
              </table:table-cell>
              <table:table-cell office:value-type="float" office:value="1.08012006923154">
                <text:p>1.08012006923154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9.0500000000002">
                <text:p>19.0500000000002</text:p>
              </table:table-cell>
              <table:table-cell office:value-type="float" office:value="1.07804491828635">
                <text:p>1.0780449182863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9.0600000000002">
                <text:p>19.0600000000002</text:p>
              </table:table-cell>
              <table:table-cell office:value-type="float" office:value="1.07586175533424">
                <text:p>1.07586175533424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9.0700000000002">
                <text:p>19.0700000000002</text:p>
              </table:table-cell>
              <table:table-cell office:value-type="float" office:value="1.0735707878903">
                <text:p>1.0735707878903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9.0800000000002">
                <text:p>19.0800000000002</text:p>
              </table:table-cell>
              <table:table-cell office:value-type="float" office:value="1.07117223427083">
                <text:p>1.07117223427083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9.0900000000002">
                <text:p>19.0900000000002</text:p>
              </table:table-cell>
              <table:table-cell office:value-type="float" office:value="1.06866632357257">
                <text:p>1.06866632357257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9.1000000000002">
                <text:p>19.1000000000002</text:p>
              </table:table-cell>
              <table:table-cell office:value-type="float" office:value="1.06605329565088">
                <text:p>1.06605329565088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9.1100000000002">
                <text:p>19.1100000000002</text:p>
              </table:table-cell>
              <table:table-cell office:value-type="float" office:value="1.06333340109684">
                <text:p>1.06333340109684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9.1200000000002">
                <text:p>19.1200000000002</text:p>
              </table:table-cell>
              <table:table-cell office:value-type="float" office:value="1.06050690121323">
                <text:p>1.06050690121323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9.1300000000002">
                <text:p>19.1300000000002</text:p>
              </table:table-cell>
              <table:table-cell office:value-type="float" office:value="1.05757406798951">
                <text:p>1.05757406798951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9.1400000000002">
                <text:p>19.1400000000002</text:p>
              </table:table-cell>
              <table:table-cell office:value-type="float" office:value="1.05453518407566">
                <text:p>1.05453518407566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9.1500000000002">
                <text:p>19.1500000000002</text:p>
              </table:table-cell>
              <table:table-cell office:value-type="float" office:value="1.05139054275502">
                <text:p>1.0513905427550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9.1600000000002">
                <text:p>19.1600000000002</text:p>
              </table:table-cell>
              <table:table-cell office:value-type="float" office:value="1.04814044791598">
                <text:p>1.04814044791598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.1700000000002">
                <text:p>19.1700000000002</text:p>
              </table:table-cell>
              <table:table-cell office:value-type="float" office:value="1.04478521402265">
                <text:p>1.0447852140226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9.1800000000002">
                <text:p>19.1800000000002</text:p>
              </table:table-cell>
              <table:table-cell office:value-type="float" office:value="1.04132516608454">
                <text:p>1.04132516608454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9.1900000000002">
                <text:p>19.1900000000002</text:p>
              </table:table-cell>
              <table:table-cell office:value-type="float" office:value="1.03776063962502">
                <text:p>1.03776063962502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9.2000000000002">
                <text:p>19.2000000000002</text:p>
              </table:table-cell>
              <table:table-cell office:value-type="float" office:value="1.03409198064889">
                <text:p>1.03409198064889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9.2100000000002">
                <text:p>19.2100000000002</text:p>
              </table:table-cell>
              <table:table-cell office:value-type="float" office:value="1.03031954560881">
                <text:p>1.03031954560881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9.2200000000002">
                <text:p>19.2200000000002</text:p>
              </table:table-cell>
              <table:table-cell office:value-type="float" office:value="1.02644370137065">
                <text:p>1.0264437013706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9.2300000000002">
                <text:p>19.2300000000002</text:p>
              </table:table-cell>
              <table:table-cell office:value-type="float" office:value="1.02246482517794">
                <text:p>1.02246482517794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9.2400000000002">
                <text:p>19.2400000000002</text:p>
              </table:table-cell>
              <table:table-cell office:value-type="float" office:value="1.01838330461509">
                <text:p>1.01838330461509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9.2500000000002">
                <text:p>19.2500000000002</text:p>
              </table:table-cell>
              <table:table-cell office:value-type="float" office:value="1.01419953756972">
                <text:p>1.01419953756972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9.2600000000002">
                <text:p>19.2600000000002</text:p>
              </table:table-cell>
              <table:table-cell office:value-type="float" office:value="1.00991393219389">
                <text:p>1.00991393219389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9.2700000000002">
                <text:p>19.2700000000002</text:p>
              </table:table-cell>
              <table:table-cell office:value-type="float" office:value="1.0055269068643">
                <text:p>1.0055269068643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9.2800000000002">
                <text:p>19.2800000000002</text:p>
              </table:table-cell>
              <table:table-cell office:value-type="float" office:value="1.00103889014149">
                <text:p>1.00103889014149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9.2900000000002">
                <text:p>19.2900000000002</text:p>
              </table:table-cell>
              <table:table-cell office:value-type="float" office:value="0.996450320727998">
                <text:p>0.996450320727998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9.3000000000002">
                <text:p>19.3000000000002</text:p>
              </table:table-cell>
              <table:table-cell office:value-type="float" office:value="0.99176164742549">
                <text:p>0.99176164742549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9.3100000000002">
                <text:p>19.3100000000002</text:p>
              </table:table-cell>
              <table:table-cell office:value-type="float" office:value="0.986973329090909">
                <text:p>0.986973329090909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9.3200000000002">
                <text:p>19.3200000000002</text:p>
              </table:table-cell>
              <table:table-cell office:value-type="float" office:value="0.982085834591586">
                <text:p>0.982085834591586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9.3300000000002">
                <text:p>19.3300000000002</text:p>
              </table:table-cell>
              <table:table-cell office:value-type="float" office:value="0.977099642759354">
                <text:p>0.977099642759354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9.3400000000002">
                <text:p>19.3400000000002</text:p>
              </table:table-cell>
              <table:table-cell office:value-type="float" office:value="0.972015242343662">
                <text:p>0.97201524234366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9.3500000000002">
                <text:p>19.3500000000002</text:p>
              </table:table-cell>
              <table:table-cell office:value-type="float" office:value="0.966833131963695">
                <text:p>0.96683313196369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9.3600000000002">
                <text:p>19.3600000000002</text:p>
              </table:table-cell>
              <table:table-cell office:value-type="float" office:value="0.961553820059493">
                <text:p>0.961553820059493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9.3700000000002">
                <text:p>19.3700000000002</text:p>
              </table:table-cell>
              <table:table-cell office:value-type="float" office:value="0.956177824842094">
                <text:p>0.956177824842094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9.3800000000002">
                <text:p>19.3800000000002</text:p>
              </table:table-cell>
              <table:table-cell office:value-type="float" office:value="0.95070567424269">
                <text:p>0.95070567424269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9.3900000000002">
                <text:p>19.3900000000002</text:p>
              </table:table-cell>
              <table:table-cell office:value-type="float" office:value="0.945137905860802">
                <text:p>0.945137905860802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9.4000000000002">
                <text:p>19.4000000000002</text:p>
              </table:table-cell>
              <table:table-cell office:value-type="float" office:value="0.939475066911489">
                <text:p>0.939475066911489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9.4100000000002">
                <text:p>19.4100000000002</text:p>
              </table:table-cell>
              <table:table-cell office:value-type="float" office:value="0.93371771417159">
                <text:p>0.93371771417159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9.4200000000002">
                <text:p>19.4200000000002</text:p>
              </table:table-cell>
              <table:table-cell office:value-type="float" office:value="0.927866413925">
                <text:p>0.927866413925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9.4300000000002">
                <text:p>19.4300000000002</text:p>
              </table:table-cell>
              <table:table-cell office:value-type="float" office:value="0.921921741906992">
                <text:p>0.921921741906992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9.4400000000002">
                <text:p>19.4400000000002</text:p>
              </table:table-cell>
              <table:table-cell office:value-type="float" office:value="0.915884283247593">
                <text:p>0.915884283247593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9.4500000000002">
                <text:p>19.4500000000002</text:p>
              </table:table-cell>
              <table:table-cell office:value-type="float" office:value="0.909754632414002">
                <text:p>0.909754632414002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9.4600000000002">
                <text:p>19.4600000000002</text:p>
              </table:table-cell>
              <table:table-cell office:value-type="float" office:value="0.903533393152087">
                <text:p>0.903533393152087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9.4700000000002">
                <text:p>19.4700000000002</text:p>
              </table:table-cell>
              <table:table-cell office:value-type="float" office:value="0.89722117842693">
                <text:p>0.89722117842693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9.4800000000002">
                <text:p>19.4800000000002</text:p>
              </table:table-cell>
              <table:table-cell office:value-type="float" office:value="0.890818610362458">
                <text:p>0.890818610362458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9.4900000000002">
                <text:p>19.4900000000002</text:p>
              </table:table-cell>
              <table:table-cell office:value-type="float" office:value="0.884326320180143">
                <text:p>0.884326320180143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9.5000000000002">
                <text:p>19.5000000000002</text:p>
              </table:table-cell>
              <table:table-cell office:value-type="float" office:value="0.877744948136792">
                <text:p>0.87774494813679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9.5100000000002">
                <text:p>19.5100000000002</text:p>
              </table:table-cell>
              <table:table-cell office:value-type="float" office:value="0.871075143461423">
                <text:p>0.871075143461423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9.5200000000003">
                <text:p>19.5200000000003</text:p>
              </table:table-cell>
              <table:table-cell office:value-type="float" office:value="0.864317564291241">
                <text:p>0.864317564291241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9.5300000000003">
                <text:p>19.5300000000003</text:p>
              </table:table-cell>
              <table:table-cell office:value-type="float" office:value="0.857472877606712">
                <text:p>0.857472877606712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9.5400000000003">
                <text:p>19.5400000000003</text:p>
              </table:table-cell>
              <table:table-cell office:value-type="float" office:value="0.850541759165754">
                <text:p>0.850541759165754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9.5500000000003">
                <text:p>19.5500000000003</text:p>
              </table:table-cell>
              <table:table-cell office:value-type="float" office:value="0.843524893437035">
                <text:p>0.84352489343703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9.5600000000003">
                <text:p>19.5600000000003</text:p>
              </table:table-cell>
              <table:table-cell office:value-type="float" office:value="0.8364229735324">
                <text:p>0.8364229735324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9.5700000000003">
                <text:p>19.5700000000003</text:p>
              </table:table-cell>
              <table:table-cell office:value-type="float" office:value="0.82923670113842">
                <text:p>0.82923670113842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9.5800000000003">
                <text:p>19.5800000000003</text:p>
              </table:table-cell>
              <table:table-cell office:value-type="float" office:value="0.821966786447088">
                <text:p>0.821966786447088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9.5900000000003">
                <text:p>19.5900000000003</text:p>
              </table:table-cell>
              <table:table-cell office:value-type="float" office:value="0.814613948085642">
                <text:p>0.814613948085642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9.6000000000003">
                <text:p>19.6000000000003</text:p>
              </table:table-cell>
              <table:table-cell office:value-type="float" office:value="0.807178913045551">
                <text:p>0.807178913045551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9.6100000000003">
                <text:p>19.6100000000003</text:p>
              </table:table-cell>
              <table:table-cell office:value-type="float" office:value="0.799662416610652">
                <text:p>0.799662416610652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9.6200000000003">
                <text:p>19.6200000000003</text:p>
              </table:table-cell>
              <table:table-cell office:value-type="float" office:value="0.792065202284447">
                <text:p>0.792065202284447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9.6300000000003">
                <text:p>19.6300000000003</text:p>
              </table:table-cell>
              <table:table-cell office:value-type="float" office:value="0.784388021716582">
                <text:p>0.784388021716582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9.6400000000003">
                <text:p>19.6400000000003</text:p>
              </table:table-cell>
              <table:table-cell office:value-type="float" office:value="0.776631634628489">
                <text:p>0.776631634628489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9.6500000000003">
                <text:p>19.6500000000003</text:p>
              </table:table-cell>
              <table:table-cell office:value-type="float" office:value="0.768796808738223">
                <text:p>0.768796808738223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9.6600000000003">
                <text:p>19.6600000000003</text:p>
              </table:table-cell>
              <table:table-cell office:value-type="float" office:value="0.760884319684495">
                <text:p>0.76088431968449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9.6700000000003">
                <text:p>19.6700000000003</text:p>
              </table:table-cell>
              <table:table-cell office:value-type="float" office:value="0.752894950949893">
                <text:p>0.75289495094989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9.6800000000003">
                <text:p>19.6800000000003</text:p>
              </table:table-cell>
              <table:table-cell office:value-type="float" office:value="0.744829493783322">
                <text:p>0.744829493783322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9.6900000000003">
                <text:p>19.6900000000003</text:p>
              </table:table-cell>
              <table:table-cell office:value-type="float" office:value="0.736688747121657">
                <text:p>0.736688747121657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9.7000000000003">
                <text:p>19.7000000000003</text:p>
              </table:table-cell>
              <table:table-cell office:value-type="float" office:value="0.728473517510613">
                <text:p>0.728473517510613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9.7100000000003">
                <text:p>19.7100000000003</text:p>
              </table:table-cell>
              <table:table-cell office:value-type="float" office:value="0.720184619024857">
                <text:p>0.720184619024857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9.7200000000003">
                <text:p>19.7200000000003</text:p>
              </table:table-cell>
              <table:table-cell office:value-type="float" office:value="0.711822873187349">
                <text:p>0.711822873187349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9.7300000000003">
                <text:p>19.7300000000003</text:p>
              </table:table-cell>
              <table:table-cell office:value-type="float" office:value="0.70338910888794">
                <text:p>0.70338910888794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9.7400000000003">
                <text:p>19.7400000000003</text:p>
              </table:table-cell>
              <table:table-cell office:value-type="float" office:value="0.694884162301211">
                <text:p>0.694884162301211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.7500000000003">
                <text:p>19.7500000000003</text:p>
              </table:table-cell>
              <table:table-cell office:value-type="float" office:value="0.686308876803594">
                <text:p>0.686308876803594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9.7600000000003">
                <text:p>19.7600000000003</text:p>
              </table:table-cell>
              <table:table-cell office:value-type="float" office:value="0.677664102889746">
                <text:p>0.677664102889746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9.7700000000003">
                <text:p>19.7700000000003</text:p>
              </table:table-cell>
              <table:table-cell office:value-type="float" office:value="0.668950698088219">
                <text:p>0.668950698088219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9.7800000000003">
                <text:p>19.7800000000003</text:p>
              </table:table-cell>
              <table:table-cell office:value-type="float" office:value="0.660169526876402">
                <text:p>0.660169526876402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9.7900000000003">
                <text:p>19.7900000000003</text:p>
              </table:table-cell>
              <table:table-cell office:value-type="float" office:value="0.651321460594776">
                <text:p>0.651321460594776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9.8000000000003">
                <text:p>19.8000000000003</text:p>
              </table:table-cell>
              <table:table-cell office:value-type="float" office:value="0.642407377360463">
                <text:p>0.64240737736046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9.8100000000003">
                <text:p>19.8100000000003</text:p>
              </table:table-cell>
              <table:table-cell office:value-type="float" office:value="0.63342816198009">
                <text:p>0.63342816198009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9.8200000000003">
                <text:p>19.8200000000003</text:p>
              </table:table-cell>
              <table:table-cell office:value-type="float" office:value="0.624384705861981">
                <text:p>0.624384705861981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9.8300000000003">
                <text:p>19.8300000000003</text:p>
              </table:table-cell>
              <table:table-cell office:value-type="float" office:value="0.615277906927674">
                <text:p>0.615277906927674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9.8400000000003">
                <text:p>19.8400000000003</text:p>
              </table:table-cell>
              <table:table-cell office:value-type="float" office:value="0.606108669522781">
                <text:p>0.606108669522781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9.8500000000003">
                <text:p>19.8500000000003</text:p>
              </table:table-cell>
              <table:table-cell office:value-type="float" office:value="0.596877904327195">
                <text:p>0.59687790432719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9.8600000000003">
                <text:p>19.8600000000003</text:p>
              </table:table-cell>
              <table:table-cell office:value-type="float" office:value="0.587586528264657">
                <text:p>0.587586528264657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9.8700000000003">
                <text:p>19.8700000000003</text:p>
              </table:table-cell>
              <table:table-cell office:value-type="float" office:value="0.578235464411686">
                <text:p>0.578235464411686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9.8800000000003">
                <text:p>19.8800000000003</text:p>
              </table:table-cell>
              <table:table-cell office:value-type="float" office:value="0.568825641905889">
                <text:p>0.568825641905889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9.8900000000003">
                <text:p>19.8900000000003</text:p>
              </table:table-cell>
              <table:table-cell office:value-type="float" office:value="0.55935799585365">
                <text:p>0.5593579958536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9.9000000000003">
                <text:p>19.9000000000003</text:p>
              </table:table-cell>
              <table:table-cell office:value-type="float" office:value="0.549833467237221">
                <text:p>0.549833467237221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9.9100000000003">
                <text:p>19.9100000000003</text:p>
              </table:table-cell>
              <table:table-cell office:value-type="float" office:value="0.540253002821206">
                <text:p>0.540253002821206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9.9200000000003">
                <text:p>19.9200000000003</text:p>
              </table:table-cell>
              <table:table-cell office:value-type="float" office:value="0.530617555058468">
                <text:p>0.530617555058468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9.9300000000003">
                <text:p>19.9300000000003</text:p>
              </table:table-cell>
              <table:table-cell office:value-type="float" office:value="0.520928081995447">
                <text:p>0.520928081995447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9.9400000000003">
                <text:p>19.9400000000003</text:p>
              </table:table-cell>
              <table:table-cell office:value-type="float" office:value="0.511185547176921">
                <text:p>0.511185547176921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9.9500000000003">
                <text:p>19.9500000000003</text:p>
              </table:table-cell>
              <table:table-cell office:value-type="float" office:value="0.501390919550195">
                <text:p>0.50139091955019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9.9600000000003">
                <text:p>19.9600000000003</text:p>
              </table:table-cell>
              <table:table-cell office:value-type="float" office:value="0.491545173368751">
                <text:p>0.491545173368751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9.9700000000003">
                <text:p>19.9700000000003</text:p>
              </table:table-cell>
              <table:table-cell office:value-type="float" office:value="0.481649288095353">
                <text:p>0.481649288095353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9.9800000000003">
                <text:p>19.9800000000003</text:p>
              </table:table-cell>
              <table:table-cell office:value-type="float" office:value="0.471704248304617">
                <text:p>0.471704248304617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9.9900000000003">
                <text:p>19.9900000000003</text:p>
              </table:table-cell>
              <table:table-cell office:value-type="float" office:value="0.461711043585072">
                <text:p>0.461711043585072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0.0000000000003">
                <text:p>20.0000000000003</text:p>
              </table:table-cell>
              <table:table-cell office:value-type="float" office:value="0.451670668440697">
                <text:p>0.451670668440697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0.0100000000003">
                <text:p>20.0100000000003</text:p>
              </table:table-cell>
              <table:table-cell office:value-type="float" office:value="0.441584122191963">
                <text:p>0.441584122191963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0.0200000000003">
                <text:p>20.0200000000003</text:p>
              </table:table-cell>
              <table:table-cell office:value-type="float" office:value="0.431452408876385">
                <text:p>0.43145240887638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0.0300000000003">
                <text:p>20.0300000000003</text:p>
              </table:table-cell>
              <table:table-cell office:value-type="float" office:value="0.421276537148587">
                <text:p>0.421276537148587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0.0400000000003">
                <text:p>20.0400000000003</text:p>
              </table:table-cell>
              <table:table-cell office:value-type="float" office:value="0.411057520179902">
                <text:p>0.411057520179902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0.0500000000003">
                <text:p>20.0500000000003</text:p>
              </table:table-cell>
              <table:table-cell office:value-type="float" office:value="0.400796375557502">
                <text:p>0.400796375557502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0.0600000000003">
                <text:p>20.0600000000003</text:p>
              </table:table-cell>
              <table:table-cell office:value-type="float" office:value="0.390494125183084">
                <text:p>0.39049412518308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0.0700000000003">
                <text:p>20.0700000000003</text:p>
              </table:table-cell>
              <table:table-cell office:value-type="float" office:value="0.380151795171111">
                <text:p>0.380151795171111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0.0800000000003">
                <text:p>20.0800000000003</text:p>
              </table:table-cell>
              <table:table-cell office:value-type="float" office:value="0.369770415746619">
                <text:p>0.36977041574661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0.0900000000003">
                <text:p>20.0900000000003</text:p>
              </table:table-cell>
              <table:table-cell office:value-type="float" office:value="0.359351021142609">
                <text:p>0.35935102114260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.1000000000003">
                <text:p>20.1000000000003</text:p>
              </table:table-cell>
              <table:table-cell office:value-type="float" office:value="0.348894649497026">
                <text:p>0.348894649497026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0.1100000000003">
                <text:p>20.1100000000003</text:p>
              </table:table-cell>
              <table:table-cell office:value-type="float" office:value="0.338402342749328">
                <text:p>0.338402342749328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0.1200000000003">
                <text:p>20.1200000000003</text:p>
              </table:table-cell>
              <table:table-cell office:value-type="float" office:value="0.32787514653668">
                <text:p>0.3278751465366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0.1300000000003">
                <text:p>20.1300000000003</text:p>
              </table:table-cell>
              <table:table-cell office:value-type="float" office:value="0.317314110089757">
                <text:p>0.31731411008975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0.1400000000003">
                <text:p>20.1400000000003</text:p>
              </table:table-cell>
              <table:table-cell office:value-type="float" office:value="0.306720286128181">
                <text:p>0.306720286128181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0.1500000000004">
                <text:p>20.1500000000004</text:p>
              </table:table-cell>
              <table:table-cell office:value-type="float" office:value="0.296094730755595">
                <text:p>0.29609473075559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0.1600000000003">
                <text:p>20.1600000000003</text:p>
              </table:table-cell>
              <table:table-cell office:value-type="float" office:value="0.285438503354397">
                <text:p>0.285438503354397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0.1700000000004">
                <text:p>20.1700000000004</text:p>
              </table:table-cell>
              <table:table-cell office:value-type="float" office:value="0.274752666480123">
                <text:p>0.274752666480123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0.1800000000004">
                <text:p>20.1800000000004</text:p>
              </table:table-cell>
              <table:table-cell office:value-type="float" office:value="0.264038285755514">
                <text:p>0.2640382857555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